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1e3" style:diagonal-bl-tr="none" style:diagonal-tl-br="none" style:text-align-source="fix" style:repeat-content="false" fo:border="0.74pt solid #c0c0c0" style:vertical-align="middle" loext:vertical-justify="auto"/>
      <style:paragraph-properties fo:text-align="end" css3t:text-justify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c4d8ed" style:diagonal-bl-tr="none" style:diagonal-tl-br="none" style:text-align-source="value-type" style:repeat-content="false" fo:border="0.74pt solid #c0c0c0" style:vertical-align="top" loext:vertical-justify="auto"/>
      <style:paragraph-properties css3t:text-justify="auto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ackground-color="#00a1e3" style:diagonal-bl-tr="none" style:diagonal-tl-br="none" style:text-align-source="value-type" style:repeat-content="false" fo:border="0.74pt solid #c0c0c0" style:vertical-align="automatic" loext:vertical-justify="auto"/>
      <style:paragraph-properties css3t:text-justify="auto"/>
      <style:text-properties fo:color="#ffffff"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 style:data-style-name="N10121">
      <style:table-cell-properties fo:background-color="#2973bd" style:diagonal-bl-tr="none" style:diagonal-tl-br="none" style:text-align-source="fix" style:repeat-content="false" fo:border="0.74pt solid #c0c0c0" style:vertical-align="bottom" loext:vertical-justify="auto"/>
      <style:paragraph-properties fo:text-align="end" css3t:text-justify="auto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 style:data-style-name="N10121">
      <style:table-cell-properties fo:border-bottom="0.74pt solid #c0c0c0" fo:background-color="#f0f8ff" style:diagonal-bl-tr="none" style:diagonal-tl-br="none" style:text-align-source="value-type" style:repeat-content="false" fo:border-left="0.06pt solid #ffffcc" fo:border-right="0.74pt solid #c0c0c0" fo:border-top="0.74pt solid #c0c0c0" style:vertical-align="automatic" loext:vertical-justify="auto"/>
      <style:paragraph-properties css3t:text-justify="auto"/>
      <style:text-properties fo:color="#000000"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ECD.Stat export" table:style-name="ta1">
        <table:table-column table:style-name="co1" table:default-cell-style-name="ce2"/>
        <table:table-column table:style-name="co2" table:number-columns-repeated="30" table:default-cell-style-name="ce4"/>
        <table:table-row table:style-name="ro1">
          <table:table-cell table:style-name="ce1" office:value-type="string" calcext:value-type="string">
            <text:p>Time</text:p>
          </table:table-cell>
          <table:table-cell table:style-name="ce3" office:value-type="string" calcext:value-type="string">
            <text:p>AUT</text:p>
          </table:table-cell>
          <table:table-cell table:style-name="ce3" office:value-type="string" calcext:value-type="string">
            <text:p>BEL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CHL</text:p>
          </table:table-cell>
          <table:table-cell table:style-name="ce3" office:value-type="string" calcext:value-type="string">
            <text:p>COL</text:p>
          </table:table-cell>
          <table:table-cell table:style-name="ce3" office:value-type="string" calcext:value-type="string">
            <text:p>CRI</text:p>
          </table:table-cell>
          <table:table-cell table:style-name="ce3" office:value-type="string" calcext:value-type="string">
            <text:p>CZE</text:p>
          </table:table-cell>
          <table:table-cell table:style-name="ce3" office:value-type="string" calcext:value-type="string">
            <text:p>DNK</text:p>
          </table:table-cell>
          <table:table-cell table:style-name="ce3" office:value-type="string" calcext:value-type="string">
            <text:p>EST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GRC</text:p>
          </table:table-cell>
          <table:table-cell table:style-name="ce3" office:value-type="string" calcext:value-type="string">
            <text:p>HUN</text:p>
          </table:table-cell>
          <table:table-cell table:style-name="ce3" office:value-type="string" calcext:value-type="string">
            <text:p>IRL</text:p>
          </table:table-cell>
          <table:table-cell table:style-name="ce3" office:value-type="string" calcext:value-type="string">
            <text:p>ISR</text:p>
          </table:table-cell>
          <table:table-cell table:style-name="ce3" office:value-type="string" calcext:value-type="string">
            <text:p>ITA</text:p>
          </table:table-cell>
          <table:table-cell table:style-name="ce3" office:value-type="string" calcext:value-type="string">
            <text:p>JPN</text:p>
          </table:table-cell>
          <table:table-cell table:style-name="ce3" office:value-type="string" calcext:value-type="string">
            <text:p>KOR</text:p>
          </table:table-cell>
          <table:table-cell table:style-name="ce3" office:value-type="string" calcext:value-type="string">
            <text:p>LVA</text:p>
          </table:table-cell>
          <table:table-cell table:style-name="ce3" office:value-type="string" calcext:value-type="string">
            <text:p>LTU</text:p>
          </table:table-cell>
          <table:table-cell table:style-name="ce3" office:value-type="string" calcext:value-type="string">
            <text:p>LUX</text:p>
          </table:table-cell>
          <table:table-cell table:style-name="ce3" office:value-type="string" calcext:value-type="string">
            <text:p>MEX</text:p>
          </table:table-cell>
          <table:table-cell table:style-name="ce3" office:value-type="string" calcext:value-type="string">
            <text:p>NLD</text:p>
          </table:table-cell>
          <table:table-cell table:style-name="ce3" office:value-type="string" calcext:value-type="string">
            <text:p>POL</text:p>
          </table:table-cell>
          <table:table-cell table:style-name="ce3" office:value-type="string" calcext:value-type="string">
            <text:p>PRT</text:p>
          </table:table-cell>
          <table:table-cell table:style-name="ce3" office:value-type="string" calcext:value-type="string">
            <text:p>SVK</text:p>
          </table:table-cell>
          <table:table-cell table:style-name="ce3" office:value-type="string" calcext:value-type="string">
            <text:p>SVN</text:p>
          </table:table-cell>
          <table:table-cell table:style-name="ce3" office:value-type="string" calcext:value-type="string">
            <text:p>ESP</text:p>
          </table:table-cell>
          <table:table-cell table:style-name="ce3" office:value-type="string" calcext:value-type="string">
            <text:p>CHE</text:p>
          </table:table-cell>
          <table:table-cell table:style-name="ce3" office:value-type="string" calcext:value-type="string">
            <text:p>GBR</text:p>
          </table:table-cell>
          <table:table-cell table:style-name="ce3"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948M1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538431" calcext:value-type="float">
            <text:p>0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8M2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5525311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8M3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5555456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8M4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5677009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8M5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567312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8M6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5614774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8M7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5533091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8M8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5567126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8M9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5596299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8M10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5779114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8M11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5860798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8M12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5944426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9M1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042641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9M2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02222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9M3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071814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9M4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019303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9M5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003744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9M6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5947343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9M7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5995964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9M8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016386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9M9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013468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9M10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098069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9M11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135994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9M12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17489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0M1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08251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0M2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095152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0M3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108766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0M4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5941509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0M5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5881218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0M6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5818983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0M7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596193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0M8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5953178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0M9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5978461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0M10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035834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0M11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033889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0M12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001799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1M1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5971654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1M2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5957068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1M3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5950261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1M4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049448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1M5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034861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1M6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007634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1M7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5876356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1M8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5874411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1M9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5888998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1M10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5991102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1M11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025137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1M12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05431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2M1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076676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2M2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068896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2M3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052365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2M4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072786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2M5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068896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2M6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065006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2M7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004716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2M8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027082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2M9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025137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2M10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002771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2M11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039724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2M12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095152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3M1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107793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3M2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070841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3M3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051393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3M4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000826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3M5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003744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3M6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010551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3M7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177807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3M8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172945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3M9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194339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3M10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109738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3M11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131131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3M12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1146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4M1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059172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4M2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046531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4M3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047503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4M4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05042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4M5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05042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4M6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031944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4M7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5913308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4M8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5904557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4M9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5921088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4M10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592984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4M11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5952206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4M12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5946371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5M1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5971654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5M2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5974571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5M3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5966792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5M4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0864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5M5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088344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5M6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100014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5M7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154469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5M8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137938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5M9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1428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5M10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1146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5M11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140856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5M12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170028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6M1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292554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6M2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27894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6M3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308113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6M4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288664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6M5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27116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6M6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252684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6M7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251712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6M8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243932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6M9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313947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6M10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318809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6M11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341175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6M12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362568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7M1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384934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7M2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394658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7M3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378127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7M4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365485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7M5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357706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7M6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363541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7M7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387851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7M8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430638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7M9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448141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7M10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568722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7M11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582336" calcext:value-type="float">
            <text:p>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7M12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621233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8M1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643599" calcext:value-type="float">
            <text:p>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8M2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640682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8M3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617343" calcext:value-type="float">
            <text:p>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8M4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451059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8M5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461756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8M6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432583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8M7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561915" calcext:value-type="float">
            <text:p>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8M8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532742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8M9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534687" calcext:value-type="float">
            <text:p>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8M10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565804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8M11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594977" calcext:value-type="float">
            <text:p>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8M12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589143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9M1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613454" calcext:value-type="float">
            <text:p>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9M2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639709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9M3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623178" calcext:value-type="float">
            <text:p>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9M4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577474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9M5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609564" calcext:value-type="float">
            <text:p>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9M6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625122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9M7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770014" calcext:value-type="float">
            <text:p>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9M8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755427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9M9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762235" calcext:value-type="float">
            <text:p>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9M10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738896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9M11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74862" calcext:value-type="float">
            <text:p>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9M12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75251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0M1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868228" calcext:value-type="float">
            <text:p>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0M2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819607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0M3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878925" calcext:value-type="float">
            <text:p>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0M4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913933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0M5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906153" calcext:value-type="float">
            <text:p>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0M6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938243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0M7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94894" calcext:value-type="float">
            <text:p>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0M8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6963526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0M9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6953802" calcext:value-type="float">
            <text:p>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0M10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7004368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0M11</text:p>
          </table:table-cell>
          <table:table-cell table:number-columns-repeated="23" office:value-type="string" calcext:value-type="string">
            <text:p>..</text:p>
          </table:table-cell>
          <table:table-cell office:value-type="float" office:value="0.7000478" calcext:value-type="float">
            <text:p>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0M12</text:p>
          </table:table-cell>
          <table:table-cell table:number-columns-repeated="23" table:style-name="ce5" office:value-type="string" calcext:value-type="string">
            <text:p>..</text:p>
          </table:table-cell>
          <table:table-cell table:style-name="ce5" office:value-type="float" office:value="0.7003396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1M1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.679193" calcext:value-type="float">
            <text:p>9.7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0.7081189" calcext:value-type="float">
            <text:p>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1M2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.679193" calcext:value-type="float">
            <text:p>9.7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0.7156066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1M3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.679193" calcext:value-type="float">
            <text:p>9.7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0.7242612" calcext:value-type="float">
            <text:p>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1M4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.679193" calcext:value-type="float">
            <text:p>9.7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0.7215384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1M5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.752521" calcext:value-type="float">
            <text:p>9.8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0.7213439" calcext:value-type="float">
            <text:p>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1M6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.752521" calcext:value-type="float">
            <text:p>9.8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0.7244557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1M7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.752521" calcext:value-type="float">
            <text:p>9.8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0.7389448" calcext:value-type="float">
            <text:p>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1M8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.752521" calcext:value-type="float">
            <text:p>9.8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0.7374861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1M9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.825848" calcext:value-type="float">
            <text:p>9.8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0.7377778" calcext:value-type="float">
            <text:p>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1M10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.825848" calcext:value-type="float">
            <text:p>9.8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0.7338881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1M11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.825848" calcext:value-type="float">
            <text:p>9.8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0.7343743" calcext:value-type="float">
            <text:p>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1M12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.825848" calcext:value-type="float">
            <text:p>9.8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0.7351523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2M1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.825848" calcext:value-type="float">
            <text:p>9.8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0.7377778" calcext:value-type="float">
            <text:p>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2M2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.825848" calcext:value-type="float">
            <text:p>9.8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0.7374861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2M3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.825848" calcext:value-type="float">
            <text:p>9.8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0.7388475" calcext:value-type="float">
            <text:p>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2M4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.825848" calcext:value-type="float">
            <text:p>9.8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0.7424455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2M5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.825848" calcext:value-type="float">
            <text:p>9.8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0.7460434" calcext:value-type="float">
            <text:p>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2M6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.899175" calcext:value-type="float">
            <text:p>9.9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0.7425427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2M7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.972503" calcext:value-type="float">
            <text:p>10.0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0.7449738" calcext:value-type="float">
            <text:p>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2M8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.972503" calcext:value-type="float">
            <text:p>10.0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0.7480856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2M9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.972503" calcext:value-type="float">
            <text:p>10.0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0.7535311" calcext:value-type="float">
            <text:p>0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2M10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.972503" calcext:value-type="float">
            <text:p>10.0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0.7610188" calcext:value-type="float">
            <text:p>0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2M11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.972503" calcext:value-type="float">
            <text:p>10.0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0.7603381" calcext:value-type="float">
            <text:p>0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2M12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.972503" calcext:value-type="float">
            <text:p>10.0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0.7589767" calcext:value-type="float">
            <text:p>0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3M1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.04583" calcext:value-type="float">
            <text:p>10.0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0.7613105" calcext:value-type="float">
            <text:p>0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3M2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.04583" calcext:value-type="float">
            <text:p>10.0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0.7630609" calcext:value-type="float">
            <text:p>0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3M3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.04583" calcext:value-type="float">
            <text:p>10.0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0.7630609" calcext:value-type="float">
            <text:p>0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3M4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.04583" calcext:value-type="float">
            <text:p>10.0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0.7433206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3M5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.11916" calcext:value-type="float">
            <text:p>10.1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0.7416676" calcext:value-type="float">
            <text:p>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3M6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.11916" calcext:value-type="float">
            <text:p>10.1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0.7408896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3M7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.11916" calcext:value-type="float">
            <text:p>10.1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0.7525587" calcext:value-type="float">
            <text:p>0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3M8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.11916" calcext:value-type="float">
            <text:p>10.1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0.7527532" calcext:value-type="float">
            <text:p>0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3M9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.11916" calcext:value-type="float">
            <text:p>10.1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0.7541146" calcext:value-type="float">
            <text:p>0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3M10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.11916" calcext:value-type="float">
            <text:p>10.1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0.7472104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3M11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.19248" calcext:value-type="float">
            <text:p>10.2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0.7471131" calcext:value-type="float">
            <text:p>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3M12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.19248" calcext:value-type="float">
            <text:p>10.2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0.7387503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4M1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.19248" calcext:value-type="float">
            <text:p>10.2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0.7665616" calcext:value-type="float">
            <text:p>0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4M2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.26581" calcext:value-type="float">
            <text:p>10.3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0.7678257" calcext:value-type="float">
            <text:p>0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4M3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.26581" calcext:value-type="float">
            <text:p>10.3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0.7782307" calcext:value-type="float">
            <text:p>0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4M4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.33914" calcext:value-type="float">
            <text:p>10.3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0.7810507" calcext:value-type="float">
            <text:p>0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4M5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.41247" calcext:value-type="float">
            <text:p>10.4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0.7840652" calcext:value-type="float">
            <text:p>0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4M6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.41247" calcext:value-type="float">
            <text:p>10.4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0.7844542" calcext:value-type="float">
            <text:p>0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4M7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.41247" calcext:value-type="float">
            <text:p>10.4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0.7873715" calcext:value-type="float">
            <text:p>0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4M8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.41247" calcext:value-type="float">
            <text:p>10.4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0.7851349" calcext:value-type="float">
            <text:p>0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4M9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.41247" calcext:value-type="float">
            <text:p>10.4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0.7877604" calcext:value-type="float">
            <text:p>0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4M10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.41247" calcext:value-type="float">
            <text:p>10.4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0.7952481" calcext:value-type="float">
            <text:p>0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4M11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.41247" calcext:value-type="float">
            <text:p>10.4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0.7962205" calcext:value-type="float">
            <text:p>0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4M12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.48579" calcext:value-type="float">
            <text:p>10.5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0.7983599" calcext:value-type="float">
            <text:p>0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5M1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.63245" calcext:value-type="float">
            <text:p>10.6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0.8130434" calcext:value-type="float">
            <text:p>0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5M2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.63245" calcext:value-type="float">
            <text:p>10.6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0.8171276" calcext:value-type="float">
            <text:p>0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5M3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.63245" calcext:value-type="float">
            <text:p>10.6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0.8157662" calcext:value-type="float">
            <text:p>0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5M4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.70577" calcext:value-type="float">
            <text:p>10.7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0.8262684" calcext:value-type="float">
            <text:p>0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5M5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.7791" calcext:value-type="float">
            <text:p>10.8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0.8284078" calcext:value-type="float">
            <text:p>0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5M6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.7791" calcext:value-type="float">
            <text:p>10.8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0.8298663" calcext:value-type="float">
            <text:p>0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5M7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.7791" calcext:value-type="float">
            <text:p>10.8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0.846981" calcext:value-type="float">
            <text:p>0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5M8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.7791" calcext:value-type="float">
            <text:p>10.8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0.8474672" calcext:value-type="float">
            <text:p>0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5M9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.7791" calcext:value-type="float">
            <text:p>10.8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0.8509679" calcext:value-type="float">
            <text:p>0.9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5M10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.85243" calcext:value-type="float">
            <text:p>10.9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0.8651654" calcext:value-type="float">
            <text:p>0.9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5M11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.92576" calcext:value-type="float">
            <text:p>10.9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0.8678882" calcext:value-type="float">
            <text:p>0.9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5M12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.92576" calcext:value-type="float">
            <text:p>10.9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0.8660405" calcext:value-type="float">
            <text:p>0.9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6M1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.92576" calcext:value-type="float">
            <text:p>10.9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0.8753758" calcext:value-type="float">
            <text:p>0.9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6M2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.99908" calcext:value-type="float">
            <text:p>11.0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0.8816966" calcext:value-type="float">
            <text:p>0.9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6M3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1.07241" calcext:value-type="float">
            <text:p>11.1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0.881891" calcext:value-type="float">
            <text:p>0.9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6M4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1.07241" calcext:value-type="float">
            <text:p>11.1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0.8903511" calcext:value-type="float">
            <text:p>0.9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6M5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1.07241" calcext:value-type="float">
            <text:p>11.1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0.8938519" calcext:value-type="float">
            <text:p>0.9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6M6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1.07241" calcext:value-type="float">
            <text:p>11.1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0.8963801" calcext:value-type="float">
            <text:p>0.9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6M7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1.14574" calcext:value-type="float">
            <text:p>11.1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0.9263308" calcext:value-type="float">
            <text:p>0.9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6M8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1.14574" calcext:value-type="float">
            <text:p>11.1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0.9283729" calcext:value-type="float">
            <text:p>0.9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6M9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1.14574" calcext:value-type="float">
            <text:p>11.1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0.9330405" calcext:value-type="float">
            <text:p>0.9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6M10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1.21906" calcext:value-type="float">
            <text:p>11.2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0.9440289" calcext:value-type="float">
            <text:p>0.9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6M11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1.29239" calcext:value-type="float">
            <text:p>11.3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0.9441261" calcext:value-type="float">
            <text:p>0.9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6M12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1.29239" calcext:value-type="float">
            <text:p>11.3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0.9478214" calcext:value-type="float">
            <text:p>0.9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7M1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1.36572" calcext:value-type="float">
            <text:p>11.4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0.9847735" calcext:value-type="float">
            <text:p>1.0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7M2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1.43905" calcext:value-type="float">
            <text:p>11.4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0.9924556" calcext:value-type="float">
            <text:p>1.0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7M3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1.43905" calcext:value-type="float">
            <text:p>11.4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003055" calcext:value-type="float">
            <text:p>1.0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7M4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1.65903" calcext:value-type="float">
            <text:p>11.7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00957" calcext:value-type="float">
            <text:p>1.0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7M5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1.65903" calcext:value-type="float">
            <text:p>11.7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01521" calcext:value-type="float">
            <text:p>1.0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7M6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1.73236" calcext:value-type="float">
            <text:p>11.7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025324" calcext:value-type="float">
            <text:p>1.0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7M7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1.80568" calcext:value-type="float">
            <text:p>11.8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062081" calcext:value-type="float">
            <text:p>1.1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7M8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1.80568" calcext:value-type="float">
            <text:p>11.8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062859" calcext:value-type="float">
            <text:p>1.1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7M9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1.80568" calcext:value-type="float">
            <text:p>11.8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069958" calcext:value-type="float">
            <text:p>1.1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7M10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1.95234" calcext:value-type="float">
            <text:p>12.0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092129" calcext:value-type="float">
            <text:p>1.1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7M11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1.95234" calcext:value-type="float">
            <text:p>12.0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104382" calcext:value-type="float">
            <text:p>1.1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7M12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1.95234" calcext:value-type="float">
            <text:p>12.0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113522" calcext:value-type="float">
            <text:p>1.1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8M1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2.02566" calcext:value-type="float">
            <text:p>12.0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130151" calcext:value-type="float">
            <text:p>1.1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8M2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2.02566" calcext:value-type="float">
            <text:p>12.0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140458" calcext:value-type="float">
            <text:p>1.1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8M3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2.09899" calcext:value-type="float">
            <text:p>12.1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141625" calcext:value-type="float">
            <text:p>1.1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8M4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2.17232" calcext:value-type="float">
            <text:p>12.2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144543" calcext:value-type="float">
            <text:p>1.1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8M5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2.31897" calcext:value-type="float">
            <text:p>12.3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145612" calcext:value-type="float">
            <text:p>1.1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8M6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2.3923" calcext:value-type="float">
            <text:p>12.4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15203" calcext:value-type="float">
            <text:p>1.2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8M7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2.3923" calcext:value-type="float">
            <text:p>12.4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186454" calcext:value-type="float">
            <text:p>1.2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8M8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2.3923" calcext:value-type="float">
            <text:p>12.4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192191" calcext:value-type="float">
            <text:p>1.2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8M9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2.46563" calcext:value-type="float">
            <text:p>12.5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193456" calcext:value-type="float">
            <text:p>1.2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8M10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2.53895" calcext:value-type="float">
            <text:p>12.5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211251" calcext:value-type="float">
            <text:p>1.2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8M11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2.61228" calcext:value-type="float">
            <text:p>12.6 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1.213974" calcext:value-type="float">
            <text:p>1.2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8M12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2.61228" calcext:value-type="float">
            <text:p>12.6 </text:p>
          </table:table-cell>
          <table:table-cell table:number-columns-repeated="20" table:style-name="ce5" office:value-type="string" calcext:value-type="string">
            <text:p>..</text:p>
          </table:table-cell>
          <table:table-cell table:style-name="ce5" office:value-type="float" office:value="1.211543" calcext:value-type="float">
            <text:p>1.2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9M1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2.68561" calcext:value-type="float">
            <text:p>12.7 </text:p>
          </table:table-cell>
          <table:table-cell table:number-columns-repeated="17" office:value-type="string" calcext:value-type="string">
            <text:p>..</text:p>
          </table:table-cell>
          <table:table-cell office:value-type="float" office:value="0.01198289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239548" calcext:value-type="float">
            <text:p>1.2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9M2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2.75894" calcext:value-type="float">
            <text:p>12.8 </text:p>
          </table:table-cell>
          <table:table-cell table:number-columns-repeated="17" table:style-name="ce5" office:value-type="string" calcext:value-type="string">
            <text:p>..</text:p>
          </table:table-cell>
          <table:table-cell table:style-name="ce5" office:value-type="float" office:value="0.01198107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.259289" calcext:value-type="float">
            <text:p>1.3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9M3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2.90559" calcext:value-type="float">
            <text:p>12.9 </text:p>
          </table:table-cell>
          <table:table-cell table:number-columns-repeated="17" office:value-type="string" calcext:value-type="string">
            <text:p>..</text:p>
          </table:table-cell>
          <table:table-cell office:value-type="float" office:value="0.0119938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27407" calcext:value-type="float">
            <text:p>1.3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9M4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3.05225" calcext:value-type="float">
            <text:p>13.1 </text:p>
          </table:table-cell>
          <table:table-cell table:number-columns-repeated="17" table:style-name="ce5" office:value-type="string" calcext:value-type="string">
            <text:p>..</text:p>
          </table:table-cell>
          <table:table-cell table:style-name="ce5" office:value-type="float" office:value="0.0120047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.28535" calcext:value-type="float">
            <text:p>1.3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9M5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3.12557" calcext:value-type="float">
            <text:p>13.1 </text:p>
          </table:table-cell>
          <table:table-cell table:number-columns-repeated="17" office:value-type="string" calcext:value-type="string">
            <text:p>..</text:p>
          </table:table-cell>
          <table:table-cell office:value-type="float" office:value="0.01202469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292254" calcext:value-type="float">
            <text:p>1.3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9M6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3.1989" calcext:value-type="float">
            <text:p>13.2 </text:p>
          </table:table-cell>
          <table:table-cell table:number-columns-repeated="17" table:style-name="ce5" office:value-type="string" calcext:value-type="string">
            <text:p>..</text:p>
          </table:table-cell>
          <table:table-cell table:style-name="ce5" office:value-type="float" office:value="0.01203742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.298964" calcext:value-type="float">
            <text:p>1.3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9M7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3.27223" calcext:value-type="float">
            <text:p>13.3 </text:p>
          </table:table-cell>
          <table:table-cell table:number-columns-repeated="17" office:value-type="string" calcext:value-type="string">
            <text:p>..</text:p>
          </table:table-cell>
          <table:table-cell office:value-type="float" office:value="0.01207922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334943" calcext:value-type="float">
            <text:p>1.3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9M8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3.27223" calcext:value-type="float">
            <text:p>13.3 </text:p>
          </table:table-cell>
          <table:table-cell table:number-columns-repeated="17" table:style-name="ce5" office:value-type="string" calcext:value-type="string">
            <text:p>..</text:p>
          </table:table-cell>
          <table:table-cell table:style-name="ce5" office:value-type="float" office:value="0.01207558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.339611" calcext:value-type="float">
            <text:p>1.3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9M9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3.34555" calcext:value-type="float">
            <text:p>13.3 </text:p>
          </table:table-cell>
          <table:table-cell table:number-columns-repeated="17" office:value-type="string" calcext:value-type="string">
            <text:p>..</text:p>
          </table:table-cell>
          <table:table-cell office:value-type="float" office:value="0.01214102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343501" calcext:value-type="float">
            <text:p>1.3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9M10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3.41888" calcext:value-type="float">
            <text:p>13.4 </text:p>
          </table:table-cell>
          <table:table-cell table:number-columns-repeated="17" table:style-name="ce5" office:value-type="string" calcext:value-type="string">
            <text:p>..</text:p>
          </table:table-cell>
          <table:table-cell table:style-name="ce5" office:value-type="float" office:value="0.01235367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.373257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9M11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3.41888" calcext:value-type="float">
            <text:p>13.4 </text:p>
          </table:table-cell>
          <table:table-cell table:number-columns-repeated="17" office:value-type="string" calcext:value-type="string">
            <text:p>..</text:p>
          </table:table-cell>
          <table:table-cell office:value-type="float" office:value="0.01240819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377827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9M12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3.49221" calcext:value-type="float">
            <text:p>13.5 </text:p>
          </table:table-cell>
          <table:table-cell table:number-columns-repeated="17" table:style-name="ce5" office:value-type="string" calcext:value-type="string">
            <text:p>..</text:p>
          </table:table-cell>
          <table:table-cell table:style-name="ce5" office:value-type="float" office:value="0.01241001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.381717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0M1</text:p>
          </table:table-cell>
          <table:table-cell office:value-type="string" calcext:value-type="string">
            <text:p>..</text:p>
          </table:table-cell>
          <table:table-cell office:value-type="float" office:value="13.62721" calcext:value-type="float">
            <text:p>13.6 </text:p>
          </table:table-cell>
          <table:table-cell office:value-type="float" office:value="13.56554" calcext:value-type="float">
            <text:p>13.6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1226623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23.8" calcext:value-type="float">
            <text:p>23.8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1257722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375493" calcext:value-type="float">
            <text:p>1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5.46954" calcext:value-type="float">
            <text:p>25.5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0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3.69408" calcext:value-type="float">
            <text:p>13.7 </text:p>
          </table:table-cell>
          <table:table-cell table:style-name="ce5" office:value-type="float" office:value="13.63886" calcext:value-type="float">
            <text:p>13.6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123505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4" calcext:value-type="float">
            <text:p>24.0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1261539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.38055" calcext:value-type="float">
            <text:p>1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25.51462" calcext:value-type="float">
            <text:p>25.5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0M3</text:p>
          </table:table-cell>
          <table:table-cell office:value-type="string" calcext:value-type="string">
            <text:p>..</text:p>
          </table:table-cell>
          <table:table-cell office:value-type="float" office:value="14.01503" calcext:value-type="float">
            <text:p>14.0 </text:p>
          </table:table-cell>
          <table:table-cell office:value-type="float" office:value="13.71219" calcext:value-type="float">
            <text:p>13.7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1237451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24.1" calcext:value-type="float">
            <text:p>24.1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1264447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380842" calcext:value-type="float">
            <text:p>1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5.58223" calcext:value-type="float">
            <text:p>25.6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0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4.16214" calcext:value-type="float">
            <text:p>14.2 </text:p>
          </table:table-cell>
          <table:table-cell table:style-name="ce5" office:value-type="float" office:value="13.78552" calcext:value-type="float">
            <text:p>13.8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1247089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4.4" calcext:value-type="float">
            <text:p>24.4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1268991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.385898" calcext:value-type="float">
            <text:p>1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25.64985" calcext:value-type="float">
            <text:p>25.6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0M5</text:p>
          </table:table-cell>
          <table:table-cell office:value-type="string" calcext:value-type="string">
            <text:p>..</text:p>
          </table:table-cell>
          <table:table-cell office:value-type="float" office:value="14.27581" calcext:value-type="float">
            <text:p>14.3 </text:p>
          </table:table-cell>
          <table:table-cell office:value-type="float" office:value="13.93217" calcext:value-type="float">
            <text:p>13.9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1256717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24.5" calcext:value-type="float">
            <text:p>24.5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127208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383856" calcext:value-type="float">
            <text:p>1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5.74001" calcext:value-type="float">
            <text:p>25.7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0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4.34267" calcext:value-type="float">
            <text:p>14.3 </text:p>
          </table:table-cell>
          <table:table-cell table:style-name="ce5" office:value-type="float" office:value="13.93217" calcext:value-type="float">
            <text:p>13.9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1262732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4.7" calcext:value-type="float">
            <text:p>24.7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1278078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.393094" calcext:value-type="float">
            <text:p>1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25.76255" calcext:value-type="float">
            <text:p>25.8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0M7</text:p>
          </table:table-cell>
          <table:table-cell office:value-type="string" calcext:value-type="string">
            <text:p>..</text:p>
          </table:table-cell>
          <table:table-cell office:value-type="float" office:value="14.36273" calcext:value-type="float">
            <text:p>14.4 </text:p>
          </table:table-cell>
          <table:table-cell office:value-type="float" office:value="13.93217" calcext:value-type="float">
            <text:p>13.9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1267546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24.7" calcext:value-type="float">
            <text:p>24.7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1278441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420614" calcext:value-type="float">
            <text:p>1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5.80763" calcext:value-type="float">
            <text:p>25.8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0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4.37611" calcext:value-type="float">
            <text:p>14.4 </text:p>
          </table:table-cell>
          <table:table-cell table:style-name="ce5" office:value-type="float" office:value="14.0055" calcext:value-type="float">
            <text:p>14.0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1274772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4.7" calcext:value-type="float">
            <text:p>24.7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1289165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.431019" calcext:value-type="float">
            <text:p>1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25.80763" calcext:value-type="float">
            <text:p>25.8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0M9</text:p>
          </table:table-cell>
          <table:table-cell office:value-type="string" calcext:value-type="string">
            <text:p>..</text:p>
          </table:table-cell>
          <table:table-cell office:value-type="float" office:value="14.40285" calcext:value-type="float">
            <text:p>14.4 </text:p>
          </table:table-cell>
          <table:table-cell office:value-type="float" office:value="14.0055" calcext:value-type="float">
            <text:p>14.0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1316907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24.9" calcext:value-type="float">
            <text:p>24.9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1295345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437339" calcext:value-type="float">
            <text:p>1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5.85271" calcext:value-type="float">
            <text:p>25.9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0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4.46303" calcext:value-type="float">
            <text:p>14.5 </text:p>
          </table:table-cell>
          <table:table-cell table:style-name="ce5" office:value-type="float" office:value="14.15215" calcext:value-type="float">
            <text:p>14.2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1340976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5.1" calcext:value-type="float">
            <text:p>25.1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1301342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.45883" calcext:value-type="float">
            <text:p>1.5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26.03302" calcext:value-type="float">
            <text:p>26.0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0M11</text:p>
          </table:table-cell>
          <table:table-cell office:value-type="string" calcext:value-type="string">
            <text:p>..</text:p>
          </table:table-cell>
          <table:table-cell office:value-type="float" office:value="14.54327" calcext:value-type="float">
            <text:p>14.5 </text:p>
          </table:table-cell>
          <table:table-cell office:value-type="float" office:value="14.15215" calcext:value-type="float">
            <text:p>14.2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1350604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25.2" calcext:value-type="float">
            <text:p>25.2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1311157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469721" calcext:value-type="float">
            <text:p>1.5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6.14572" calcext:value-type="float">
            <text:p>26.1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0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4.58339" calcext:value-type="float">
            <text:p>14.6 </text:p>
          </table:table-cell>
          <table:table-cell table:style-name="ce5" office:value-type="float" office:value="14.22548" calcext:value-type="float">
            <text:p>14.2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1354217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5.4" calcext:value-type="float">
            <text:p>25.4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131461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.47293" calcext:value-type="float">
            <text:p>1.5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26.14572" calcext:value-type="float">
            <text:p>26.1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1M1</text:p>
          </table:table-cell>
          <table:table-cell office:value-type="string" calcext:value-type="string">
            <text:p>..</text:p>
          </table:table-cell>
          <table:table-cell office:value-type="float" office:value="14.87091" calcext:value-type="float">
            <text:p>14.9 </text:p>
          </table:table-cell>
          <table:table-cell office:value-type="float" office:value="14.29881" calcext:value-type="float">
            <text:p>14.3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1371071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25.5" calcext:value-type="float">
            <text:p>25.5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1333876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552669" calcext:value-type="float">
            <text:p>1.6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6.3035" calcext:value-type="float">
            <text:p>26.3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1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4.9779" calcext:value-type="float">
            <text:p>15.0 </text:p>
          </table:table-cell>
          <table:table-cell table:style-name="ce5" office:value-type="float" office:value="14.37214" calcext:value-type="float">
            <text:p>14.4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1374684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5.7" calcext:value-type="float">
            <text:p>25.7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1339874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.581647" calcext:value-type="float">
            <text:p>1.6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26.41619" calcext:value-type="float">
            <text:p>26.4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1M3</text:p>
          </table:table-cell>
          <table:table-cell office:value-type="string" calcext:value-type="string">
            <text:p>..</text:p>
          </table:table-cell>
          <table:table-cell office:value-type="float" office:value="15.05145" calcext:value-type="float">
            <text:p>15.1 </text:p>
          </table:table-cell>
          <table:table-cell office:value-type="float" office:value="14.37214" calcext:value-type="float">
            <text:p>14.4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138191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25.7" calcext:value-type="float">
            <text:p>25.7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1344054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605277" calcext:value-type="float">
            <text:p>1.6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6.52889" calcext:value-type="float">
            <text:p>26.5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1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14506" calcext:value-type="float">
            <text:p>15.1 </text:p>
          </table:table-cell>
          <table:table-cell table:style-name="ce5" office:value-type="float" office:value="14.51879" calcext:value-type="float">
            <text:p>14.5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1393939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6.3" calcext:value-type="float">
            <text:p>26.3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1350779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.641257" calcext:value-type="float">
            <text:p>1.6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26.64159" calcext:value-type="float">
            <text:p>26.6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1M5</text:p>
          </table:table-cell>
          <table:table-cell office:value-type="string" calcext:value-type="string">
            <text:p>..</text:p>
          </table:table-cell>
          <table:table-cell office:value-type="float" office:value="15.19855" calcext:value-type="float">
            <text:p>15.2 </text:p>
          </table:table-cell>
          <table:table-cell office:value-type="float" office:value="14.51879" calcext:value-type="float">
            <text:p>14.5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1401165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26.5" calcext:value-type="float">
            <text:p>26.5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135714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66654" calcext:value-type="float">
            <text:p>1.7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6.88952" calcext:value-type="float">
            <text:p>26.9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1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23199" calcext:value-type="float">
            <text:p>15.2 </text:p>
          </table:table-cell>
          <table:table-cell table:style-name="ce5" office:value-type="float" office:value="14.51879" calcext:value-type="float">
            <text:p>14.5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1411994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6.6" calcext:value-type="float">
            <text:p>26.6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1372589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.682974" calcext:value-type="float">
            <text:p>1.7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26.91206" calcext:value-type="float">
            <text:p>26.9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1M7</text:p>
          </table:table-cell>
          <table:table-cell office:value-type="string" calcext:value-type="string">
            <text:p>..</text:p>
          </table:table-cell>
          <table:table-cell office:value-type="float" office:value="15.29216" calcext:value-type="float">
            <text:p>15.3 </text:p>
          </table:table-cell>
          <table:table-cell office:value-type="float" office:value="14.59212" calcext:value-type="float">
            <text:p>14.6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1425245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26.7" calcext:value-type="float">
            <text:p>26.7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1368954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746765" calcext:value-type="float">
            <text:p>1.7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7.47554" calcext:value-type="float">
            <text:p>27.5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1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41252" calcext:value-type="float">
            <text:p>15.4 </text:p>
          </table:table-cell>
          <table:table-cell table:style-name="ce5" office:value-type="float" office:value="14.66544" calcext:value-type="float">
            <text:p>14.7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1439687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6.7" calcext:value-type="float">
            <text:p>26.7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1391492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.748321" calcext:value-type="float">
            <text:p>1.7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27.49808" calcext:value-type="float">
            <text:p>27.5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1M9</text:p>
          </table:table-cell>
          <table:table-cell office:value-type="string" calcext:value-type="string">
            <text:p>..</text:p>
          </table:table-cell>
          <table:table-cell office:value-type="float" office:value="15.68667" calcext:value-type="float">
            <text:p>15.7 </text:p>
          </table:table-cell>
          <table:table-cell office:value-type="float" office:value="14.73877" calcext:value-type="float">
            <text:p>14.7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1475796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26.8" calcext:value-type="float">
            <text:p>26.8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139658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765338" calcext:value-type="float">
            <text:p>1.8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7.72348" calcext:value-type="float">
            <text:p>27.7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1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75354" calcext:value-type="float">
            <text:p>15.8 </text:p>
          </table:table-cell>
          <table:table-cell table:style-name="ce5" office:value-type="float" office:value="14.88543" calcext:value-type="float">
            <text:p>14.9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1310881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6.9" calcext:value-type="float">
            <text:p>26.9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1397671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.858496" calcext:value-type="float">
            <text:p>1.9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27.97141" calcext:value-type="float">
            <text:p>28.0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1M11</text:p>
          </table:table-cell>
          <table:table-cell office:value-type="string" calcext:value-type="string">
            <text:p>..</text:p>
          </table:table-cell>
          <table:table-cell office:value-type="float" office:value="15.80034" calcext:value-type="float">
            <text:p>15.8 </text:p>
          </table:table-cell>
          <table:table-cell office:value-type="float" office:value="14.95875" calcext:value-type="float">
            <text:p>15.0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1529971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27" calcext:value-type="float">
            <text:p>27.0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139967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885141" calcext:value-type="float">
            <text:p>1.9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8.55744" calcext:value-type="float">
            <text:p>28.6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1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89396" calcext:value-type="float">
            <text:p>15.9 </text:p>
          </table:table-cell>
          <table:table-cell table:style-name="ce5" office:value-type="float" office:value="14.95875" calcext:value-type="float">
            <text:p>15.0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1539599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7.1" calcext:value-type="float">
            <text:p>27.1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1411484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.862483" calcext:value-type="float">
            <text:p>1.9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28.55744" calcext:value-type="float">
            <text:p>28.6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2M1</text:p>
          </table:table-cell>
          <table:table-cell office:value-type="string" calcext:value-type="string">
            <text:p>..</text:p>
          </table:table-cell>
          <table:table-cell office:value-type="float" office:value="16.03437" calcext:value-type="float">
            <text:p>16.0 </text:p>
          </table:table-cell>
          <table:table-cell office:value-type="float" office:value="15.03208" calcext:value-type="float">
            <text:p>15.0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1550427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27.2" calcext:value-type="float">
            <text:p>27.2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1422026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881932" calcext:value-type="float">
            <text:p>1.9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8.91807" calcext:value-type="float">
            <text:p>28.9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2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6.16142" calcext:value-type="float">
            <text:p>16.2 </text:p>
          </table:table-cell>
          <table:table-cell table:style-name="ce5" office:value-type="float" office:value="15.03208" calcext:value-type="float">
            <text:p>15.0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1563668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7.6" calcext:value-type="float">
            <text:p>27.6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1426387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.913146" calcext:value-type="float">
            <text:p>1.9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29.07584" calcext:value-type="float">
            <text:p>29.1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2M3</text:p>
          </table:table-cell>
          <table:table-cell office:value-type="string" calcext:value-type="string">
            <text:p>..</text:p>
          </table:table-cell>
          <table:table-cell office:value-type="float" office:value="16.1681" calcext:value-type="float">
            <text:p>16.2 </text:p>
          </table:table-cell>
          <table:table-cell office:value-type="float" office:value="15.10541" calcext:value-type="float">
            <text:p>15.1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1573306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27.7" calcext:value-type="float">
            <text:p>27.7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143184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913341" calcext:value-type="float">
            <text:p>1.9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9.166" calcext:value-type="float">
            <text:p>29.2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2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6.20822" calcext:value-type="float">
            <text:p>16.2 </text:p>
          </table:table-cell>
          <table:table-cell table:style-name="ce5" office:value-type="float" office:value="15.17873" calcext:value-type="float">
            <text:p>15.2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1591361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8.2" calcext:value-type="float">
            <text:p>28.2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1446017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.981411" calcext:value-type="float">
            <text:p>2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29.2787" calcext:value-type="float">
            <text:p>29.3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2M5</text:p>
          </table:table-cell>
          <table:table-cell office:value-type="string" calcext:value-type="string">
            <text:p>..</text:p>
          </table:table-cell>
          <table:table-cell office:value-type="float" office:value="16.24166" calcext:value-type="float">
            <text:p>16.2 </text:p>
          </table:table-cell>
          <table:table-cell office:value-type="float" office:value="15.25206" calcext:value-type="float">
            <text:p>15.3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161423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28.4" calcext:value-type="float">
            <text:p>28.4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1448743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992496" calcext:value-type="float">
            <text:p>2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9.50409" calcext:value-type="float">
            <text:p>29.5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2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6.49575" calcext:value-type="float">
            <text:p>16.5 </text:p>
          </table:table-cell>
          <table:table-cell table:style-name="ce5" office:value-type="float" office:value="15.32539" calcext:value-type="float">
            <text:p>15.3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162747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8.5" calcext:value-type="float">
            <text:p>28.5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145674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.989676" calcext:value-type="float">
            <text:p>2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29.52663" calcext:value-type="float">
            <text:p>29.5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2M7</text:p>
          </table:table-cell>
          <table:table-cell office:value-type="string" calcext:value-type="string">
            <text:p>..</text:p>
          </table:table-cell>
          <table:table-cell office:value-type="float" office:value="16.62948" calcext:value-type="float">
            <text:p>16.6 </text:p>
          </table:table-cell>
          <table:table-cell office:value-type="float" office:value="15.39872" calcext:value-type="float">
            <text:p>15.4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1644324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28.7" calcext:value-type="float">
            <text:p>28.7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1461284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.028962" calcext:value-type="float">
            <text:p>2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9.59425" calcext:value-type="float">
            <text:p>29.6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2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6.72977" calcext:value-type="float">
            <text:p>16.7 </text:p>
          </table:table-cell>
          <table:table-cell table:style-name="ce5" office:value-type="float" office:value="15.54537" calcext:value-type="float">
            <text:p>15.5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1652751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8.8" calcext:value-type="float">
            <text:p>28.8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1469826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.027503" calcext:value-type="float">
            <text:p>2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29.61679" calcext:value-type="float">
            <text:p>29.6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2M9</text:p>
          </table:table-cell>
          <table:table-cell office:value-type="string" calcext:value-type="string">
            <text:p>..</text:p>
          </table:table-cell>
          <table:table-cell office:value-type="float" office:value="16.82339" calcext:value-type="float">
            <text:p>16.8 </text:p>
          </table:table-cell>
          <table:table-cell office:value-type="float" office:value="15.54537" calcext:value-type="float">
            <text:p>15.5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1653952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28.9" calcext:value-type="float">
            <text:p>28.9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1481458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.040631" calcext:value-type="float">
            <text:p>2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9.7971" calcext:value-type="float">
            <text:p>29.8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2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6.86351" calcext:value-type="float">
            <text:p>16.9 </text:p>
          </table:table-cell>
          <table:table-cell table:style-name="ce5" office:value-type="float" office:value="15.54537" calcext:value-type="float">
            <text:p>15.5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166358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9.1" calcext:value-type="float">
            <text:p>29.1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1482912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.124357" calcext:value-type="float">
            <text:p>2.1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0.36059" calcext:value-type="float">
            <text:p>30.4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2M11</text:p>
          </table:table-cell>
          <table:table-cell office:value-type="string" calcext:value-type="string">
            <text:p>..</text:p>
          </table:table-cell>
          <table:table-cell office:value-type="float" office:value="16.9638" calcext:value-type="float">
            <text:p>17.0 </text:p>
          </table:table-cell>
          <table:table-cell office:value-type="float" office:value="15.76535" calcext:value-type="float">
            <text:p>15.8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1686459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29.3" calcext:value-type="float">
            <text:p>29.3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1485275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.166754" calcext:value-type="float">
            <text:p>2.2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0.49583" calcext:value-type="float">
            <text:p>30.5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2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7.05742" calcext:value-type="float">
            <text:p>17.1 </text:p>
          </table:table-cell>
          <table:table-cell table:style-name="ce5" office:value-type="float" office:value="15.76535" calcext:value-type="float">
            <text:p>15.8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1703302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9.4" calcext:value-type="float">
            <text:p>29.4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1488728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.17395" calcext:value-type="float">
            <text:p>2.2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0.51837" calcext:value-type="float">
            <text:p>30.5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3M1</text:p>
          </table:table-cell>
          <table:table-cell office:value-type="string" calcext:value-type="string">
            <text:p>..</text:p>
          </table:table-cell>
          <table:table-cell office:value-type="float" office:value="17.33157" calcext:value-type="float">
            <text:p>17.3 </text:p>
          </table:table-cell>
          <table:table-cell office:value-type="float" office:value="15.91201" calcext:value-type="float">
            <text:p>15.9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1723769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29.6" calcext:value-type="float">
            <text:p>29.6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1508903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.201956" calcext:value-type="float">
            <text:p>2.2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1.53264" calcext:value-type="float">
            <text:p>31.5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3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7.54554" calcext:value-type="float">
            <text:p>17.5 </text:p>
          </table:table-cell>
          <table:table-cell table:style-name="ce5" office:value-type="float" office:value="15.91201" calcext:value-type="float">
            <text:p>15.9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176109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9.8" calcext:value-type="float">
            <text:p>29.8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1515446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.287821" calcext:value-type="float">
            <text:p>2.3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1.75803" calcext:value-type="float">
            <text:p>31.8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3M3</text:p>
          </table:table-cell>
          <table:table-cell office:value-type="string" calcext:value-type="string">
            <text:p>..</text:p>
          </table:table-cell>
          <table:table-cell office:value-type="float" office:value="17.58566" calcext:value-type="float">
            <text:p>17.6 </text:p>
          </table:table-cell>
          <table:table-cell office:value-type="float" office:value="15.98533" calcext:value-type="float">
            <text:p>16.0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1787571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30" calcext:value-type="float">
            <text:p>30.0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1526169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.263802" calcext:value-type="float">
            <text:p>2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2.00597" calcext:value-type="float">
            <text:p>32.0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3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7.67258" calcext:value-type="float">
            <text:p>17.7 </text:p>
          </table:table-cell>
          <table:table-cell table:style-name="ce5" office:value-type="float" office:value="16.13199" calcext:value-type="float">
            <text:p>16.1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1829696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0.7" calcext:value-type="float">
            <text:p>30.7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1549979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.337901" calcext:value-type="float">
            <text:p>2.3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2.41167" calcext:value-type="float">
            <text:p>32.4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3M5</text:p>
          </table:table-cell>
          <table:table-cell office:value-type="string" calcext:value-type="string">
            <text:p>..</text:p>
          </table:table-cell>
          <table:table-cell office:value-type="float" office:value="17.74613" calcext:value-type="float">
            <text:p>17.7 </text:p>
          </table:table-cell>
          <table:table-cell office:value-type="float" office:value="16.20532" calcext:value-type="float">
            <text:p>16.2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1848961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30.9" calcext:value-type="float">
            <text:p>30.9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1556522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.371547" calcext:value-type="float">
            <text:p>2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2.74977" calcext:value-type="float">
            <text:p>32.7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3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7.85312" calcext:value-type="float">
            <text:p>17.9 </text:p>
          </table:table-cell>
          <table:table-cell table:style-name="ce5" office:value-type="float" office:value="16.20532" calcext:value-type="float">
            <text:p>16.2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1869428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1.4" calcext:value-type="float">
            <text:p>31.4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1566882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.386911" calcext:value-type="float">
            <text:p>2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2.77231" calcext:value-type="float">
            <text:p>32.8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3M7</text:p>
          </table:table-cell>
          <table:table-cell office:value-type="string" calcext:value-type="string">
            <text:p>..</text:p>
          </table:table-cell>
          <table:table-cell office:value-type="float" office:value="18.02697" calcext:value-type="float">
            <text:p>18.0 </text:p>
          </table:table-cell>
          <table:table-cell office:value-type="float" office:value="16.35197" calcext:value-type="float">
            <text:p>16.4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1892297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31.7" calcext:value-type="float">
            <text:p>31.7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1576878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.437769" calcext:value-type="float">
            <text:p>2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2.81739" calcext:value-type="float">
            <text:p>32.8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3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8.23425" calcext:value-type="float">
            <text:p>18.2 </text:p>
          </table:table-cell>
          <table:table-cell table:style-name="ce5" office:value-type="float" office:value="16.49862" calcext:value-type="float">
            <text:p>16.5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1917578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1.7" calcext:value-type="float">
            <text:p>31.7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1596689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.461593" calcext:value-type="float">
            <text:p>2.5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2.81739" calcext:value-type="float">
            <text:p>32.8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3M9</text:p>
          </table:table-cell>
          <table:table-cell office:value-type="string" calcext:value-type="string">
            <text:p>..</text:p>
          </table:table-cell>
          <table:table-cell office:value-type="float" office:value="18.39473" calcext:value-type="float">
            <text:p>18.4 </text:p>
          </table:table-cell>
          <table:table-cell office:value-type="float" office:value="16.57195" calcext:value-type="float">
            <text:p>16.6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1942848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32" calcext:value-type="float">
            <text:p>32.0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1620862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.486196" calcext:value-type="float">
            <text:p>2.5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3.08786" calcext:value-type="float">
            <text:p>33.1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3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8.49503" calcext:value-type="float">
            <text:p>18.5 </text:p>
          </table:table-cell>
          <table:table-cell table:style-name="ce5" office:value-type="float" office:value="16.64528" calcext:value-type="float">
            <text:p>16.6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1954888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2" calcext:value-type="float">
            <text:p>32.0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1639946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.601817" calcext:value-type="float">
            <text:p>2.6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3.22309" calcext:value-type="float">
            <text:p>33.2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3M11</text:p>
          </table:table-cell>
          <table:table-cell office:value-type="string" calcext:value-type="string">
            <text:p>..</text:p>
          </table:table-cell>
          <table:table-cell office:value-type="float" office:value="18.51509" calcext:value-type="float">
            <text:p>18.5 </text:p>
          </table:table-cell>
          <table:table-cell office:value-type="float" office:value="16.64528" calcext:value-type="float">
            <text:p>16.6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1980169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32.3" calcext:value-type="float">
            <text:p>32.3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1654849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.578479" calcext:value-type="float">
            <text:p>2.6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3.42595" calcext:value-type="float">
            <text:p>33.4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3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8.76918" calcext:value-type="float">
            <text:p>18.8 </text:p>
          </table:table-cell>
          <table:table-cell table:style-name="ce5" office:value-type="float" office:value="16.79193" calcext:value-type="float">
            <text:p>16.8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2012675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2.8" calcext:value-type="float">
            <text:p>32.8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1694108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.635268" calcext:value-type="float">
            <text:p>2.6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3.44849" calcext:value-type="float">
            <text:p>33.4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4M1</text:p>
          </table:table-cell>
          <table:table-cell office:value-type="string" calcext:value-type="string">
            <text:p>..</text:p>
          </table:table-cell>
          <table:table-cell office:value-type="float" office:value="19.07007" calcext:value-type="float">
            <text:p>19.1 </text:p>
          </table:table-cell>
          <table:table-cell office:value-type="float" office:value="16.86526" calcext:value-type="float">
            <text:p>16.9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2058413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33.4" calcext:value-type="float">
            <text:p>33.4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172646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.784146" calcext:value-type="float">
            <text:p>2.8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3.80912" calcext:value-type="float">
            <text:p>33.8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4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9.39103" calcext:value-type="float">
            <text:p>19.4 </text:p>
          </table:table-cell>
          <table:table-cell table:style-name="ce5" office:value-type="float" office:value="17.01192" calcext:value-type="float">
            <text:p>17.0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2181193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4.1" calcext:value-type="float">
            <text:p>34.1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1746998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.902296" calcext:value-type="float">
            <text:p>2.9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4.30499" calcext:value-type="float">
            <text:p>34.3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4M3</text:p>
          </table:table-cell>
          <table:table-cell office:value-type="string" calcext:value-type="string">
            <text:p>..</text:p>
          </table:table-cell>
          <table:table-cell office:value-type="float" office:value="19.71198" calcext:value-type="float">
            <text:p>19.7 </text:p>
          </table:table-cell>
          <table:table-cell office:value-type="float" office:value="17.08524" calcext:value-type="float">
            <text:p>17.1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2266663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34.4" calcext:value-type="float">
            <text:p>34.4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1755904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.953348" calcext:value-type="float">
            <text:p>3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4.64308" calcext:value-type="float">
            <text:p>34.6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4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9.84571" calcext:value-type="float">
            <text:p>19.8 </text:p>
          </table:table-cell>
          <table:table-cell table:style-name="ce5" office:value-type="float" office:value="17.2319" calcext:value-type="float">
            <text:p>17.2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2389443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5.4" calcext:value-type="float">
            <text:p>35.4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178353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.865052" calcext:value-type="float">
            <text:p>2.9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4.84593" calcext:value-type="float">
            <text:p>34.8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4M5</text:p>
          </table:table-cell>
          <table:table-cell office:value-type="string" calcext:value-type="string">
            <text:p>..</text:p>
          </table:table-cell>
          <table:table-cell office:value-type="float" office:value="20.06637" calcext:value-type="float">
            <text:p>20.1 </text:p>
          </table:table-cell>
          <table:table-cell office:value-type="float" office:value="17.37855" calcext:value-type="float">
            <text:p>17.4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2423151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35.7" calcext:value-type="float">
            <text:p>35.7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1791345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.876721" calcext:value-type="float">
            <text:p>2.9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5.27418" calcext:value-type="float">
            <text:p>35.3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4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0.28034" calcext:value-type="float">
            <text:p>20.3 </text:p>
          </table:table-cell>
          <table:table-cell table:style-name="ce5" office:value-type="float" office:value="17.52521" calcext:value-type="float">
            <text:p>17.5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2454446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6.2" calcext:value-type="float">
            <text:p>36.2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1800432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.895781" calcext:value-type="float">
            <text:p>2.9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5.29672" calcext:value-type="float">
            <text:p>35.3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4M7</text:p>
          </table:table-cell>
          <table:table-cell office:value-type="string" calcext:value-type="string">
            <text:p>..</text:p>
          </table:table-cell>
          <table:table-cell office:value-type="float" office:value="20.42076" calcext:value-type="float">
            <text:p>20.4 </text:p>
          </table:table-cell>
          <table:table-cell office:value-type="float" office:value="17.74519" calcext:value-type="float">
            <text:p>17.7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2502596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36.5" calcext:value-type="float">
            <text:p>36.5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1835692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.968518" calcext:value-type="float">
            <text:p>3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5.47704" calcext:value-type="float">
            <text:p>35.5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4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0.95568" calcext:value-type="float">
            <text:p>21.0 </text:p>
          </table:table-cell>
          <table:table-cell table:style-name="ce5" office:value-type="float" office:value="17.89184" calcext:value-type="float">
            <text:p>17.9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2543519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6.8" calcext:value-type="float">
            <text:p>36.8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1853323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065468" calcext:value-type="float">
            <text:p>3.1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5.61227" calcext:value-type="float">
            <text:p>35.6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4M9</text:p>
          </table:table-cell>
          <table:table-cell office:value-type="string" calcext:value-type="string">
            <text:p>..</text:p>
          </table:table-cell>
          <table:table-cell office:value-type="float" office:value="21.53741" calcext:value-type="float">
            <text:p>21.5 </text:p>
          </table:table-cell>
          <table:table-cell office:value-type="float" office:value="17.96517" calcext:value-type="float">
            <text:p>18.0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2583252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37.2" calcext:value-type="float">
            <text:p>37.2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1890218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035226" calcext:value-type="float">
            <text:p>3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5.86021" calcext:value-type="float">
            <text:p>35.9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4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1.75138" calcext:value-type="float">
            <text:p>21.8 </text:p>
          </table:table-cell>
          <table:table-cell table:style-name="ce5" office:value-type="float" office:value="18.11182" calcext:value-type="float">
            <text:p>18.1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2625376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8.3" calcext:value-type="float">
            <text:p>38.3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1937292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.954709" calcext:value-type="float">
            <text:p>3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6.17576" calcext:value-type="float">
            <text:p>36.2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4M11</text:p>
          </table:table-cell>
          <table:table-cell office:value-type="string" calcext:value-type="string">
            <text:p>..</text:p>
          </table:table-cell>
          <table:table-cell office:value-type="float" office:value="21.88511" calcext:value-type="float">
            <text:p>21.9 </text:p>
          </table:table-cell>
          <table:table-cell office:value-type="float" office:value="18.25848" calcext:value-type="float">
            <text:p>18.3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2820385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39" calcext:value-type="float">
            <text:p>39.0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1962192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.900156" calcext:value-type="float">
            <text:p>2.9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6.44623" calcext:value-type="float">
            <text:p>36.4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4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2.11914" calcext:value-type="float">
            <text:p>22.1 </text:p>
          </table:table-cell>
          <table:table-cell table:style-name="ce5" office:value-type="float" office:value="18.40513" calcext:value-type="float">
            <text:p>18.4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3032249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9.3" calcext:value-type="float">
            <text:p>39.3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1983093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.917271" calcext:value-type="float">
            <text:p>2.9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6.9421" calcext:value-type="float">
            <text:p>36.9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5M1</text:p>
          </table:table-cell>
          <table:table-cell office:value-type="string" calcext:value-type="string">
            <text:p>..</text:p>
          </table:table-cell>
          <table:table-cell office:value-type="float" office:value="22.5404" calcext:value-type="float">
            <text:p>22.5 </text:p>
          </table:table-cell>
          <table:table-cell office:value-type="float" office:value="18.47846" calcext:value-type="float">
            <text:p>18.5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3110493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39.7" calcext:value-type="float">
            <text:p>39.7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2040345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037463" calcext:value-type="float">
            <text:p>3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7.52812" calcext:value-type="float">
            <text:p>37.5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5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2.84129" calcext:value-type="float">
            <text:p>22.8 </text:p>
          </table:table-cell>
          <table:table-cell table:style-name="ce5" office:value-type="float" office:value="18.77177" calcext:value-type="float">
            <text:p>18.8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3149014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9.9" calcext:value-type="float">
            <text:p>39.9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2049978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.972018" calcext:value-type="float">
            <text:p>3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7.5732" calcext:value-type="float">
            <text:p>37.6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5M3</text:p>
          </table:table-cell>
          <table:table-cell office:value-type="string" calcext:value-type="string">
            <text:p>..</text:p>
          </table:table-cell>
          <table:table-cell office:value-type="float" office:value="23.04189" calcext:value-type="float">
            <text:p>23.0 </text:p>
          </table:table-cell>
          <table:table-cell office:value-type="float" office:value="18.8451" calcext:value-type="float">
            <text:p>18.8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3215218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40" calcext:value-type="float">
            <text:p>40.0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2069243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104268" calcext:value-type="float">
            <text:p>3.1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7.75352" calcext:value-type="float">
            <text:p>37.8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5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3.28929" calcext:value-type="float">
            <text:p>23.3 </text:p>
          </table:table-cell>
          <table:table-cell table:style-name="ce5" office:value-type="float" office:value="19.06508" calcext:value-type="float">
            <text:p>19.1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3298276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1.6" calcext:value-type="float">
            <text:p>41.6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209487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114187" calcext:value-type="float">
            <text:p>3.1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8.18177" calcext:value-type="float">
            <text:p>38.2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5M5</text:p>
          </table:table-cell>
          <table:table-cell office:value-type="string" calcext:value-type="string">
            <text:p>..</text:p>
          </table:table-cell>
          <table:table-cell office:value-type="float" office:value="23.54338" calcext:value-type="float">
            <text:p>23.5 </text:p>
          </table:table-cell>
          <table:table-cell office:value-type="float" office:value="19.1384" calcext:value-type="float">
            <text:p>19.1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3329572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41.9" calcext:value-type="float">
            <text:p>41.9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2105049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179631" calcext:value-type="float">
            <text:p>3.2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8.317" calcext:value-type="float">
            <text:p>38.3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5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3.55675" calcext:value-type="float">
            <text:p>23.6 </text:p>
          </table:table-cell>
          <table:table-cell table:style-name="ce5" office:value-type="float" office:value="19.35839" calcext:value-type="float">
            <text:p>19.4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3368093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2.1" calcext:value-type="float">
            <text:p>42.1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2132493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26783" calcext:value-type="float">
            <text:p>3.3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8.33954" calcext:value-type="float">
            <text:p>38.3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5M7</text:p>
          </table:table-cell>
          <table:table-cell office:value-type="string" calcext:value-type="string">
            <text:p>..</text:p>
          </table:table-cell>
          <table:table-cell office:value-type="float" office:value="23.70386" calcext:value-type="float">
            <text:p>23.7 </text:p>
          </table:table-cell>
          <table:table-cell office:value-type="float" office:value="19.43171" calcext:value-type="float">
            <text:p>19.4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3406615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42.4" calcext:value-type="float">
            <text:p>42.4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2147215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309061" calcext:value-type="float">
            <text:p>3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8.36208" calcext:value-type="float">
            <text:p>38.4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5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3.85096" calcext:value-type="float">
            <text:p>23.9 </text:p>
          </table:table-cell>
          <table:table-cell table:style-name="ce5" office:value-type="float" office:value="19.79835" calcext:value-type="float">
            <text:p>19.8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3447538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2.5" calcext:value-type="float">
            <text:p>42.5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2182475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216486" calcext:value-type="float">
            <text:p>3.2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8.40716" calcext:value-type="float">
            <text:p>38.4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5M9</text:p>
          </table:table-cell>
          <table:table-cell office:value-type="string" calcext:value-type="string">
            <text:p>..</text:p>
          </table:table-cell>
          <table:table-cell office:value-type="float" office:value="23.99138" calcext:value-type="float">
            <text:p>24.0 </text:p>
          </table:table-cell>
          <table:table-cell office:value-type="float" office:value="19.94501" calcext:value-type="float">
            <text:p>19.9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3518566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42.8" calcext:value-type="float">
            <text:p>42.8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2207739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33376" calcext:value-type="float">
            <text:p>3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8.45224" calcext:value-type="float">
            <text:p>38.5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5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4.31234" calcext:value-type="float">
            <text:p>24.3 </text:p>
          </table:table-cell>
          <table:table-cell table:style-name="ce5" office:value-type="float" office:value="20.31164" calcext:value-type="float">
            <text:p>20.3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367023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3" calcext:value-type="float">
            <text:p>43.0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2218644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428571" calcext:value-type="float">
            <text:p>3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8.67763" calcext:value-type="float">
            <text:p>38.7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5M11</text:p>
          </table:table-cell>
          <table:table-cell office:value-type="string" calcext:value-type="string">
            <text:p>..</text:p>
          </table:table-cell>
          <table:table-cell office:value-type="float" office:value="24.5798" calcext:value-type="float">
            <text:p>24.6 </text:p>
          </table:table-cell>
          <table:table-cell office:value-type="float" office:value="20.4583" calcext:value-type="float">
            <text:p>20.5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3761715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43.3" calcext:value-type="float">
            <text:p>43.3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2242998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430127" calcext:value-type="float">
            <text:p>3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8.76779" calcext:value-type="float">
            <text:p>38.8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5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4.7269" calcext:value-type="float">
            <text:p>24.7 </text:p>
          </table:table-cell>
          <table:table-cell table:style-name="ce5" office:value-type="float" office:value="20.60495" calcext:value-type="float">
            <text:p>20.6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3802649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3.5" calcext:value-type="float">
            <text:p>43.5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2259537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575408" calcext:value-type="float">
            <text:p>3.6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8.76779" calcext:value-type="float">
            <text:p>38.8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6M1</text:p>
          </table:table-cell>
          <table:table-cell office:value-type="string" calcext:value-type="string">
            <text:p>..</text:p>
          </table:table-cell>
          <table:table-cell office:value-type="float" office:value="24.93419" calcext:value-type="float">
            <text:p>24.9 </text:p>
          </table:table-cell>
          <table:table-cell office:value-type="float" office:value="20.82493" calcext:value-type="float">
            <text:p>20.8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3677456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43.9" calcext:value-type="float">
            <text:p>43.9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2334601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713881" calcext:value-type="float">
            <text:p>3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.84743" calcext:value-type="float">
            <text:p>5.8 </text:p>
          </table:table-cell>
          <table:table-cell office:value-type="float" office:value="39.75953" calcext:value-type="float">
            <text:p>39.8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6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5.12141" calcext:value-type="float">
            <text:p>25.1 </text:p>
          </table:table-cell>
          <table:table-cell table:style-name="ce5" office:value-type="float" office:value="21.04491" calcext:value-type="float">
            <text:p>21.0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3726806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4.3" calcext:value-type="float">
            <text:p>44.3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2399123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628599" calcext:value-type="float">
            <text:p>3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.910051" calcext:value-type="float">
            <text:p>5.9 </text:p>
          </table:table-cell>
          <table:table-cell table:style-name="ce5" office:value-type="float" office:value="39.8046" calcext:value-type="float">
            <text:p>39.8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6M3</text:p>
          </table:table-cell>
          <table:table-cell office:value-type="string" calcext:value-type="string">
            <text:p>..</text:p>
          </table:table-cell>
          <table:table-cell office:value-type="float" office:value="25.24845" calcext:value-type="float">
            <text:p>25.2 </text:p>
          </table:table-cell>
          <table:table-cell office:value-type="float" office:value="21.26489" calcext:value-type="float">
            <text:p>21.3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3830331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44.5" calcext:value-type="float">
            <text:p>44.5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2424386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706101" calcext:value-type="float">
            <text:p>3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6.016675" calcext:value-type="float">
            <text:p>6.0 </text:p>
          </table:table-cell>
          <table:table-cell office:value-type="float" office:value="39.84968" calcext:value-type="float">
            <text:p>39.8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6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5.38218" calcext:value-type="float">
            <text:p>25.4 </text:p>
          </table:table-cell>
          <table:table-cell table:style-name="ce5" office:value-type="float" office:value="21.41155" calcext:value-type="float">
            <text:p>21.4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4109599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6.1" calcext:value-type="float">
            <text:p>46.1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2444925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508602" calcext:value-type="float">
            <text:p>3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6.188459" calcext:value-type="float">
            <text:p>6.2 </text:p>
          </table:table-cell>
          <table:table-cell table:style-name="ce5" office:value-type="float" office:value="39.87222" calcext:value-type="float">
            <text:p>39.9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6M5</text:p>
          </table:table-cell>
          <table:table-cell office:value-type="string" calcext:value-type="string">
            <text:p>..</text:p>
          </table:table-cell>
          <table:table-cell office:value-type="float" office:value="25.5761" calcext:value-type="float">
            <text:p>25.6 </text:p>
          </table:table-cell>
          <table:table-cell office:value-type="float" office:value="21.5582" calcext:value-type="float">
            <text:p>21.6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4185441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46.5" calcext:value-type="float">
            <text:p>46.5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2469461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464357" calcext:value-type="float">
            <text:p>3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6.270544" calcext:value-type="float">
            <text:p>6.3 </text:p>
          </table:table-cell>
          <table:table-cell office:value-type="float" office:value="39.96238" calcext:value-type="float">
            <text:p>40.0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6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5.98398" calcext:value-type="float">
            <text:p>26.0 </text:p>
          </table:table-cell>
          <table:table-cell table:style-name="ce5" office:value-type="float" office:value="21.70486" calcext:value-type="float">
            <text:p>21.7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4262485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6.9" calcext:value-type="float">
            <text:p>46.9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2480184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723216" calcext:value-type="float">
            <text:p>3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6.315393" calcext:value-type="float">
            <text:p>6.3 </text:p>
          </table:table-cell>
          <table:table-cell table:style-name="ce5" office:value-type="float" office:value="39.98492" calcext:value-type="float">
            <text:p>40.0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6M7</text:p>
          </table:table-cell>
          <table:table-cell office:value-type="string" calcext:value-type="string">
            <text:p>..</text:p>
          </table:table-cell>
          <table:table-cell office:value-type="float" office:value="26.54565" calcext:value-type="float">
            <text:p>26.5 </text:p>
          </table:table-cell>
          <table:table-cell office:value-type="float" office:value="21.92484" calcext:value-type="float">
            <text:p>21.9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4539341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47.1" calcext:value-type="float">
            <text:p>47.1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2503812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130078" calcext:value-type="float">
            <text:p>4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6.374629" calcext:value-type="float">
            <text:p>6.4 </text:p>
          </table:table-cell>
          <table:table-cell office:value-type="float" office:value="39.98492" calcext:value-type="float">
            <text:p>40.0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6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6.72618" calcext:value-type="float">
            <text:p>26.7 </text:p>
          </table:table-cell>
          <table:table-cell table:style-name="ce5" office:value-type="float" office:value="22.21815" calcext:value-type="float">
            <text:p>22.2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4613972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7.4" calcext:value-type="float">
            <text:p>47.4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2551249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130078" calcext:value-type="float">
            <text:p>4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6.401709" calcext:value-type="float">
            <text:p>6.4 </text:p>
          </table:table-cell>
          <table:table-cell table:style-name="ce5" office:value-type="float" office:value="39.98492" calcext:value-type="float">
            <text:p>40.0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6M9</text:p>
          </table:table-cell>
          <table:table-cell office:value-type="string" calcext:value-type="string">
            <text:p>..</text:p>
          </table:table-cell>
          <table:table-cell office:value-type="float" office:value="26.92678" calcext:value-type="float">
            <text:p>26.9 </text:p>
          </table:table-cell>
          <table:table-cell office:value-type="float" office:value="22.29148" calcext:value-type="float">
            <text:p>22.3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4717496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47.8" calcext:value-type="float">
            <text:p>47.8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2601231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210595" calcext:value-type="float">
            <text:p>4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6.501564" calcext:value-type="float">
            <text:p>6.5 </text:p>
          </table:table-cell>
          <table:table-cell office:value-type="float" office:value="40.05254" calcext:value-type="float">
            <text:p>40.1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6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7.02039" calcext:value-type="float">
            <text:p>27.0 </text:p>
          </table:table-cell>
          <table:table-cell table:style-name="ce5" office:value-type="float" office:value="22.65811" calcext:value-type="float">
            <text:p>22.7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4871572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8.1" calcext:value-type="float">
            <text:p>48.1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2736454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270885" calcext:value-type="float">
            <text:p>4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6.939909" calcext:value-type="float">
            <text:p>6.9 </text:p>
          </table:table-cell>
          <table:table-cell table:style-name="ce5" office:value-type="float" office:value="40.48079" calcext:value-type="float">
            <text:p>40.5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6M11</text:p>
          </table:table-cell>
          <table:table-cell office:value-type="string" calcext:value-type="string">
            <text:p>..</text:p>
          </table:table-cell>
          <table:table-cell office:value-type="float" office:value="27.12738" calcext:value-type="float">
            <text:p>27.1 </text:p>
          </table:table-cell>
          <table:table-cell office:value-type="float" office:value="22.80477" calcext:value-type="float">
            <text:p>22.8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5044914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48.8" calcext:value-type="float">
            <text:p>48.8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2836054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274191" calcext:value-type="float">
            <text:p>4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7.008454" calcext:value-type="float">
            <text:p>7.0 </text:p>
          </table:table-cell>
          <table:table-cell office:value-type="float" office:value="40.5484" calcext:value-type="float">
            <text:p>40.5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6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7.30123" calcext:value-type="float">
            <text:p>27.3 </text:p>
          </table:table-cell>
          <table:table-cell table:style-name="ce5" office:value-type="float" office:value="22.95142" calcext:value-type="float">
            <text:p>23.0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5172519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9.9" calcext:value-type="float">
            <text:p>49.9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2888944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294612" calcext:value-type="float">
            <text:p>4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7.043149" calcext:value-type="float">
            <text:p>7.0 </text:p>
          </table:table-cell>
          <table:table-cell table:style-name="ce5" office:value-type="float" office:value="40.5484" calcext:value-type="float">
            <text:p>40.5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7M1</text:p>
          </table:table-cell>
          <table:table-cell office:value-type="string" calcext:value-type="string">
            <text:p>..</text:p>
          </table:table-cell>
          <table:table-cell office:value-type="float" office:value="27.63556" calcext:value-type="float">
            <text:p>27.6 </text:p>
          </table:table-cell>
          <table:table-cell office:value-type="float" office:value="23.02475" calcext:value-type="float">
            <text:p>23.0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5182875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50.2" calcext:value-type="float">
            <text:p>50.2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297473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254354" calcext:value-type="float">
            <text:p>4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7.24709" calcext:value-type="float">
            <text:p>7.2 </text:p>
          </table:table-cell>
          <table:table-cell office:value-type="float" office:value="40.59348" calcext:value-type="float">
            <text:p>40.6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7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7.83615" calcext:value-type="float">
            <text:p>27.8 </text:p>
          </table:table-cell>
          <table:table-cell table:style-name="ce5" office:value-type="float" office:value="23.24473" calcext:value-type="float">
            <text:p>23.2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5244419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0.4" calcext:value-type="float">
            <text:p>50.4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3074149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263105" calcext:value-type="float">
            <text:p>4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7.462031" calcext:value-type="float">
            <text:p>7.5 </text:p>
          </table:table-cell>
          <table:table-cell table:style-name="ce5" office:value-type="float" office:value="40.68364" calcext:value-type="float">
            <text:p>40.7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7M3</text:p>
          </table:table-cell>
          <table:table-cell office:value-type="string" calcext:value-type="string">
            <text:p>..</text:p>
          </table:table-cell>
          <table:table-cell office:value-type="float" office:value="28.0635" calcext:value-type="float">
            <text:p>28.1 </text:p>
          </table:table-cell>
          <table:table-cell office:value-type="float" office:value="23.39138" calcext:value-type="float">
            <text:p>23.4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5314759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50.6" calcext:value-type="float">
            <text:p>50.6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3135581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30103" calcext:value-type="float">
            <text:p>4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7.792906" calcext:value-type="float">
            <text:p>7.8 </text:p>
          </table:table-cell>
          <table:table-cell office:value-type="float" office:value="40.7738" calcext:value-type="float">
            <text:p>40.8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7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8.59842" calcext:value-type="float">
            <text:p>28.6 </text:p>
          </table:table-cell>
          <table:table-cell table:style-name="ce5" office:value-type="float" office:value="23.53804" calcext:value-type="float">
            <text:p>23.5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5477406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2.1" calcext:value-type="float">
            <text:p>52.1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3157936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497459" calcext:value-type="float">
            <text:p>4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.075546" calcext:value-type="float">
            <text:p>8.1 </text:p>
          </table:table-cell>
          <table:table-cell table:style-name="ce5" office:value-type="float" office:value="40.81888" calcext:value-type="float">
            <text:p>40.8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7M5</text:p>
          </table:table-cell>
          <table:table-cell office:value-type="string" calcext:value-type="string">
            <text:p>..</text:p>
          </table:table-cell>
          <table:table-cell office:value-type="float" office:value="28.89263" calcext:value-type="float">
            <text:p>28.9 </text:p>
          </table:table-cell>
          <table:table-cell office:value-type="float" office:value="23.61137" calcext:value-type="float">
            <text:p>23.6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5609291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52.9" calcext:value-type="float">
            <text:p>52.9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3188107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500377" calcext:value-type="float">
            <text:p>4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.152553" calcext:value-type="float">
            <text:p>8.2 </text:p>
          </table:table-cell>
          <table:table-cell office:value-type="float" office:value="40.90903" calcext:value-type="float">
            <text:p>40.9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7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9.07317" calcext:value-type="float">
            <text:p>29.1 </text:p>
          </table:table-cell>
          <table:table-cell table:style-name="ce5" office:value-type="float" office:value="23.75802" calcext:value-type="float">
            <text:p>23.8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5701607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3.1" calcext:value-type="float">
            <text:p>53.1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3222458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540246" calcext:value-type="float">
            <text:p>4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.232099" calcext:value-type="float">
            <text:p>8.2 </text:p>
          </table:table-cell>
          <table:table-cell table:style-name="ce5" office:value-type="float" office:value="40.90903" calcext:value-type="float">
            <text:p>40.9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7M7</text:p>
          </table:table-cell>
          <table:table-cell office:value-type="string" calcext:value-type="string">
            <text:p>..</text:p>
          </table:table-cell>
          <table:table-cell office:value-type="float" office:value="29.46099" calcext:value-type="float">
            <text:p>29.5 </text:p>
          </table:table-cell>
          <table:table-cell office:value-type="float" office:value="23.90467" calcext:value-type="float">
            <text:p>23.9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5837885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53.2" calcext:value-type="float">
            <text:p>53.2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325372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555805" calcext:value-type="float">
            <text:p>4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.318414" calcext:value-type="float">
            <text:p>8.3 </text:p>
          </table:table-cell>
          <table:table-cell office:value-type="float" office:value="41.02173" calcext:value-type="float">
            <text:p>41.0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7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9.61478" calcext:value-type="float">
            <text:p>29.6 </text:p>
          </table:table-cell>
          <table:table-cell table:style-name="ce5" office:value-type="float" office:value="24.05133" calcext:value-type="float">
            <text:p>24.1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6123619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3.3" calcext:value-type="float">
            <text:p>53.3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3333509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579143" calcext:value-type="float">
            <text:p>4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.411498" calcext:value-type="float">
            <text:p>8.4 </text:p>
          </table:table-cell>
          <table:table-cell table:style-name="ce5" office:value-type="float" office:value="41.02173" calcext:value-type="float">
            <text:p>41.0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7M9</text:p>
          </table:table-cell>
          <table:table-cell office:value-type="string" calcext:value-type="string">
            <text:p>..</text:p>
          </table:table-cell>
          <table:table-cell office:value-type="float" office:value="29.83543" calcext:value-type="float">
            <text:p>29.8 </text:p>
          </table:table-cell>
          <table:table-cell office:value-type="float" office:value="24.12466" calcext:value-type="float">
            <text:p>24.1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6382985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53.5" calcext:value-type="float">
            <text:p>53.5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3384399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604426" calcext:value-type="float">
            <text:p>4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.573974" calcext:value-type="float">
            <text:p>8.6 </text:p>
          </table:table-cell>
          <table:table-cell office:value-type="float" office:value="41.17951" calcext:value-type="float">
            <text:p>41.2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7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9.92905" calcext:value-type="float">
            <text:p>29.9 </text:p>
          </table:table-cell>
          <table:table-cell table:style-name="ce5" office:value-type="float" office:value="24.41796" calcext:value-type="float">
            <text:p>24.4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65852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3.7" calcext:value-type="float">
            <text:p>53.7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3421658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684165" calcext:value-type="float">
            <text:p>4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.730526" calcext:value-type="float">
            <text:p>8.7 </text:p>
          </table:table-cell>
          <table:table-cell table:style-name="ce5" office:value-type="float" office:value="41.22069" calcext:value-type="float">
            <text:p>41.2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7M11</text:p>
          </table:table-cell>
          <table:table-cell office:value-type="string" calcext:value-type="string">
            <text:p>..</text:p>
          </table:table-cell>
          <table:table-cell office:value-type="float" office:value="30.0494" calcext:value-type="float">
            <text:p>30.0 </text:p>
          </table:table-cell>
          <table:table-cell office:value-type="float" office:value="24.56462" calcext:value-type="float">
            <text:p>24.6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7165476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53.9" calcext:value-type="float">
            <text:p>53.9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3463461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709448" calcext:value-type="float">
            <text:p>4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.85069" calcext:value-type="float">
            <text:p>8.9 </text:p>
          </table:table-cell>
          <table:table-cell office:value-type="float" office:value="41.30305" calcext:value-type="float">
            <text:p>41.3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7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0.25" calcext:value-type="float">
            <text:p>30.3 </text:p>
          </table:table-cell>
          <table:table-cell table:style-name="ce5" office:value-type="float" office:value="24.56462" calcext:value-type="float">
            <text:p>24.6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7354502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3.9" calcext:value-type="float">
            <text:p>53.9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3523984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768766" calcext:value-type="float">
            <text:p>4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.953084" calcext:value-type="float">
            <text:p>9.0 </text:p>
          </table:table-cell>
          <table:table-cell table:style-name="ce5" office:value-type="float" office:value="41.30305" calcext:value-type="float">
            <text:p>41.3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8M1</text:p>
          </table:table-cell>
          <table:table-cell office:value-type="string" calcext:value-type="string">
            <text:p>..</text:p>
          </table:table-cell>
          <table:table-cell office:value-type="float" office:value="30.57764" calcext:value-type="float">
            <text:p>30.6 </text:p>
          </table:table-cell>
          <table:table-cell office:value-type="float" office:value="24.7846" calcext:value-type="float">
            <text:p>24.8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7622654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54.2" calcext:value-type="float">
            <text:p>54.2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367084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899071" calcext:value-type="float">
            <text:p>4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.099481" calcext:value-type="float">
            <text:p>9.1 </text:p>
          </table:table-cell>
          <table:table-cell office:value-type="float" office:value="41.42659" calcext:value-type="float">
            <text:p>41.4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8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0.69131" calcext:value-type="float">
            <text:p>30.7 </text:p>
          </table:table-cell>
          <table:table-cell table:style-name="ce5" office:value-type="float" office:value="24.93126" calcext:value-type="float">
            <text:p>24.9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7758931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4.6" calcext:value-type="float">
            <text:p>54.6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3754809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93505" calcext:value-type="float">
            <text:p>4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.206952" calcext:value-type="float">
            <text:p>9.2 </text:p>
          </table:table-cell>
          <table:table-cell table:style-name="ce5" office:value-type="float" office:value="41.46777" calcext:value-type="float">
            <text:p>41.5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8M3</text:p>
          </table:table-cell>
          <table:table-cell office:value-type="string" calcext:value-type="string">
            <text:p>..</text:p>
          </table:table-cell>
          <table:table-cell office:value-type="float" office:value="30.90528" calcext:value-type="float">
            <text:p>30.9 </text:p>
          </table:table-cell>
          <table:table-cell office:value-type="float" office:value="25.07791" calcext:value-type="float">
            <text:p>25.1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7930375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54.7" calcext:value-type="float">
            <text:p>54.7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3780254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957416" calcext:value-type="float">
            <text:p>5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.464205" calcext:value-type="float">
            <text:p>9.5 </text:p>
          </table:table-cell>
          <table:table-cell office:value-type="float" office:value="41.46777" calcext:value-type="float">
            <text:p>41.5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8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1.05908" calcext:value-type="float">
            <text:p>31.1 </text:p>
          </table:table-cell>
          <table:table-cell table:style-name="ce5" office:value-type="float" office:value="25.15124" calcext:value-type="float">
            <text:p>25.2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8361183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5.8" calcext:value-type="float">
            <text:p>55.8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3805154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.030348" calcext:value-type="float">
            <text:p>5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.727382" calcext:value-type="float">
            <text:p>9.7 </text:p>
          </table:table-cell>
          <table:table-cell table:style-name="ce5" office:value-type="float" office:value="41.50895" calcext:value-type="float">
            <text:p>41.5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8M5</text:p>
          </table:table-cell>
          <table:table-cell office:value-type="string" calcext:value-type="string">
            <text:p>..</text:p>
          </table:table-cell>
          <table:table-cell office:value-type="float" office:value="31.26636" calcext:value-type="float">
            <text:p>31.3 </text:p>
          </table:table-cell>
          <table:table-cell office:value-type="float" office:value="25.22457" calcext:value-type="float">
            <text:p>25.2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8638131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56" calcext:value-type="float">
            <text:p>56.0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3827874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.055631" calcext:value-type="float">
            <text:p>5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.828929" calcext:value-type="float">
            <text:p>9.8 </text:p>
          </table:table-cell>
          <table:table-cell office:value-type="float" office:value="41.50895" calcext:value-type="float">
            <text:p>41.5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8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1.28642" calcext:value-type="float">
            <text:p>31.3 </text:p>
          </table:table-cell>
          <table:table-cell table:style-name="ce5" office:value-type="float" office:value="25.29789" calcext:value-type="float">
            <text:p>25.3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8853536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6.2" calcext:value-type="float">
            <text:p>56.2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3850956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.100362" calcext:value-type="float">
            <text:p>5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.889011" calcext:value-type="float">
            <text:p>9.9 </text:p>
          </table:table-cell>
          <table:table-cell table:style-name="ce5" office:value-type="float" office:value="41.50895" calcext:value-type="float">
            <text:p>41.5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8M7</text:p>
          </table:table-cell>
          <table:table-cell office:value-type="string" calcext:value-type="string">
            <text:p>..</text:p>
          </table:table-cell>
          <table:table-cell office:value-type="float" office:value="31.62743" calcext:value-type="float">
            <text:p>31.6 </text:p>
          </table:table-cell>
          <table:table-cell office:value-type="float" office:value="25.51787" calcext:value-type="float">
            <text:p>25.5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9064548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56.5" calcext:value-type="float">
            <text:p>56.5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3894394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.238446" calcext:value-type="float">
            <text:p>5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.990559" calcext:value-type="float">
            <text:p>10.0 </text:p>
          </table:table-cell>
          <table:table-cell office:value-type="float" office:value="41.5913" calcext:value-type="float">
            <text:p>41.6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8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1.91496" calcext:value-type="float">
            <text:p>31.9 </text:p>
          </table:table-cell>
          <table:table-cell table:style-name="ce5" office:value-type="float" office:value="25.66453" calcext:value-type="float">
            <text:p>25.7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9266762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6.6" calcext:value-type="float">
            <text:p>56.6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3946193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.310406" calcext:value-type="float">
            <text:p>5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.03795" calcext:value-type="float">
            <text:p>10.0 </text:p>
          </table:table-cell>
          <table:table-cell table:style-name="ce5" office:value-type="float" office:value="41.75602" calcext:value-type="float">
            <text:p>41.8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8M9</text:p>
          </table:table-cell>
          <table:table-cell office:value-type="string" calcext:value-type="string">
            <text:p>..</text:p>
          </table:table-cell>
          <table:table-cell office:value-type="float" office:value="32.08881" calcext:value-type="float">
            <text:p>32.1 </text:p>
          </table:table-cell>
          <table:table-cell office:value-type="float" office:value="25.81118" calcext:value-type="float">
            <text:p>25.8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9381054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56.7" calcext:value-type="float">
            <text:p>56.7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4011079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.346385" calcext:value-type="float">
            <text:p>5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.20973" calcext:value-type="float">
            <text:p>10.2 </text:p>
          </table:table-cell>
          <table:table-cell office:value-type="float" office:value="41.75602" calcext:value-type="float">
            <text:p>41.8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8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2.19579" calcext:value-type="float">
            <text:p>32.2 </text:p>
          </table:table-cell>
          <table:table-cell table:style-name="ce5" office:value-type="float" office:value="25.95784" calcext:value-type="float">
            <text:p>26.0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9750319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6.7" calcext:value-type="float">
            <text:p>56.7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4073602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.425152" calcext:value-type="float">
            <text:p>5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.34513" calcext:value-type="float">
            <text:p>10.3 </text:p>
          </table:table-cell>
          <table:table-cell table:style-name="ce5" office:value-type="float" office:value="41.75602" calcext:value-type="float">
            <text:p>41.8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8M11</text:p>
          </table:table-cell>
          <table:table-cell office:value-type="string" calcext:value-type="string">
            <text:p>..</text:p>
          </table:table-cell>
          <table:table-cell office:value-type="float" office:value="32.22923" calcext:value-type="float">
            <text:p>32.2 </text:p>
          </table:table-cell>
          <table:table-cell office:value-type="float" office:value="26.17782" calcext:value-type="float">
            <text:p>26.2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1011958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56.8" calcext:value-type="float">
            <text:p>56.8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4112496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.498084" calcext:value-type="float">
            <text:p>5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.49152" calcext:value-type="float">
            <text:p>10.5 </text:p>
          </table:table-cell>
          <table:table-cell office:value-type="float" office:value="41.7972" calcext:value-type="float">
            <text:p>41.8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8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2.43651" calcext:value-type="float">
            <text:p>32.4 </text:p>
          </table:table-cell>
          <table:table-cell table:style-name="ce5" office:value-type="float" office:value="26.25115" calcext:value-type="float">
            <text:p>26.3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1048444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6.9" calcext:value-type="float">
            <text:p>56.9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4142122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.543787" calcext:value-type="float">
            <text:p>5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.59815" calcext:value-type="float">
            <text:p>10.6 </text:p>
          </table:table-cell>
          <table:table-cell table:style-name="ce5" office:value-type="float" office:value="41.7972" calcext:value-type="float">
            <text:p>41.8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9M1</text:p>
          </table:table-cell>
          <table:table-cell office:value-type="string" calcext:value-type="string">
            <text:p>..</text:p>
          </table:table-cell>
          <table:table-cell office:value-type="float" office:value="32.58361" calcext:value-type="float">
            <text:p>32.6 </text:p>
          </table:table-cell>
          <table:table-cell office:value-type="float" office:value="26.32447" calcext:value-type="float">
            <text:p>26.3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1091525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57.1" calcext:value-type="float">
            <text:p>57.1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4303699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.617692" calcext:value-type="float">
            <text:p>5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.84102" calcext:value-type="float">
            <text:p>10.8 </text:p>
          </table:table-cell>
          <table:table-cell office:value-type="float" office:value="41.96192" calcext:value-type="float">
            <text:p>42.0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9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2.71066" calcext:value-type="float">
            <text:p>32.7 </text:p>
          </table:table-cell>
          <table:table-cell table:style-name="ce5" office:value-type="float" office:value="26.47113" calcext:value-type="float">
            <text:p>26.5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11201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7.2" calcext:value-type="float">
            <text:p>57.2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4396756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.70521" calcext:value-type="float">
            <text:p>5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.98234" calcext:value-type="float">
            <text:p>11.0 </text:p>
          </table:table-cell>
          <table:table-cell table:style-name="ce5" office:value-type="float" office:value="42.08546" calcext:value-type="float">
            <text:p>42.1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9M3</text:p>
          </table:table-cell>
          <table:table-cell office:value-type="string" calcext:value-type="string">
            <text:p>..</text:p>
          </table:table-cell>
          <table:table-cell office:value-type="float" office:value="32.75077" calcext:value-type="float">
            <text:p>32.8 </text:p>
          </table:table-cell>
          <table:table-cell office:value-type="float" office:value="26.61778" calcext:value-type="float">
            <text:p>26.6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1156147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57.3" calcext:value-type="float">
            <text:p>57.3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4475455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.772307" calcext:value-type="float">
            <text:p>5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1.09319" calcext:value-type="float">
            <text:p>11.1 </text:p>
          </table:table-cell>
          <table:table-cell office:value-type="float" office:value="42.08546" calcext:value-type="float">
            <text:p>42.1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9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2.92463" calcext:value-type="float">
            <text:p>32.9 </text:p>
          </table:table-cell>
          <table:table-cell table:style-name="ce5" office:value-type="float" office:value="26.76444" calcext:value-type="float">
            <text:p>26.8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1249341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8.4" calcext:value-type="float">
            <text:p>58.4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4512714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.813149" calcext:value-type="float">
            <text:p>5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1.39953" calcext:value-type="float">
            <text:p>11.4 </text:p>
          </table:table-cell>
          <table:table-cell table:style-name="ce5" office:value-type="float" office:value="42.16782" calcext:value-type="float">
            <text:p>42.2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9M5</text:p>
          </table:table-cell>
          <table:table-cell office:value-type="string" calcext:value-type="string">
            <text:p>..</text:p>
          </table:table-cell>
          <table:table-cell office:value-type="float" office:value="33.02493" calcext:value-type="float">
            <text:p>33.0 </text:p>
          </table:table-cell>
          <table:table-cell office:value-type="float" office:value="27.05774" calcext:value-type="float">
            <text:p>27.1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1334625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58.7" calcext:value-type="float">
            <text:p>58.7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453725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.867605" calcext:value-type="float">
            <text:p>5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1.51292" calcext:value-type="float">
            <text:p>11.5 </text:p>
          </table:table-cell>
          <table:table-cell office:value-type="float" office:value="42.12664" calcext:value-type="float">
            <text:p>42.1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9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3.12522" calcext:value-type="float">
            <text:p>33.1 </text:p>
          </table:table-cell>
          <table:table-cell table:style-name="ce5" office:value-type="float" office:value="27.2044" calcext:value-type="float">
            <text:p>27.2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1402762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8.9" calcext:value-type="float">
            <text:p>58.9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4585051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.932757" calcext:value-type="float">
            <text:p>5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1.69655" calcext:value-type="float">
            <text:p>11.7 </text:p>
          </table:table-cell>
          <table:table-cell table:style-name="ce5" office:value-type="float" office:value="42.12664" calcext:value-type="float">
            <text:p>42.1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9M7</text:p>
          </table:table-cell>
          <table:table-cell office:value-type="string" calcext:value-type="string">
            <text:p>..</text:p>
          </table:table-cell>
          <table:table-cell office:value-type="float" office:value="33.49967" calcext:value-type="float">
            <text:p>33.5 </text:p>
          </table:table-cell>
          <table:table-cell office:value-type="float" office:value="27.35105" calcext:value-type="float">
            <text:p>27.4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14709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59" calcext:value-type="float">
            <text:p>59.0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4633942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.916226" calcext:value-type="float">
            <text:p>5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1.83195" calcext:value-type="float">
            <text:p>11.8 </text:p>
          </table:table-cell>
          <table:table-cell office:value-type="float" office:value="42.16782" calcext:value-type="float">
            <text:p>42.2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9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3.57991" calcext:value-type="float">
            <text:p>33.6 </text:p>
          </table:table-cell>
          <table:table-cell table:style-name="ce5" office:value-type="float" office:value="27.49771" calcext:value-type="float">
            <text:p>27.5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153728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9.2" calcext:value-type="float">
            <text:p>59.2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4700827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.98624" calcext:value-type="float">
            <text:p>6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1.95888" calcext:value-type="float">
            <text:p>12.0 </text:p>
          </table:table-cell>
          <table:table-cell table:style-name="ce5" office:value-type="float" office:value="42.49725" calcext:value-type="float">
            <text:p>42.5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9M9</text:p>
          </table:table-cell>
          <table:table-cell office:value-type="string" calcext:value-type="string">
            <text:p>..</text:p>
          </table:table-cell>
          <table:table-cell office:value-type="float" office:value="33.61334" calcext:value-type="float">
            <text:p>33.6 </text:p>
          </table:table-cell>
          <table:table-cell office:value-type="float" office:value="27.71769" calcext:value-type="float">
            <text:p>27.7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1679271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59.4" calcext:value-type="float">
            <text:p>59.4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4767348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6.072786" calcext:value-type="float">
            <text:p>6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2.27368" calcext:value-type="float">
            <text:p>12.3 </text:p>
          </table:table-cell>
          <table:table-cell office:value-type="float" office:value="42.49725" calcext:value-type="float">
            <text:p>42.5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9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3.70027" calcext:value-type="float">
            <text:p>33.7 </text:p>
          </table:table-cell>
          <table:table-cell table:style-name="ce5" office:value-type="float" office:value="27.86435" calcext:value-type="float">
            <text:p>27.9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1780378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9.4" calcext:value-type="float">
            <text:p>59.4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4844593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6.163221" calcext:value-type="float">
            <text:p>6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2.43446" calcext:value-type="float">
            <text:p>12.4 </text:p>
          </table:table-cell>
          <table:table-cell table:style-name="ce5" office:value-type="float" office:value="42.53843" calcext:value-type="float">
            <text:p>42.5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9M11</text:p>
          </table:table-cell>
          <table:table-cell office:value-type="string" calcext:value-type="string">
            <text:p>..</text:p>
          </table:table-cell>
          <table:table-cell office:value-type="float" office:value="33.77382" calcext:value-type="float">
            <text:p>33.8 </text:p>
          </table:table-cell>
          <table:table-cell office:value-type="float" office:value="28.08433" calcext:value-type="float">
            <text:p>28.1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1907422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59.7" calcext:value-type="float">
            <text:p>59.7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4911295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6.221567" calcext:value-type="float">
            <text:p>6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2.55717" calcext:value-type="float">
            <text:p>12.6 </text:p>
          </table:table-cell>
          <table:table-cell office:value-type="float" office:value="42.78551" calcext:value-type="float">
            <text:p>42.8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9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3.89418" calcext:value-type="float">
            <text:p>33.9 </text:p>
          </table:table-cell>
          <table:table-cell table:style-name="ce5" office:value-type="float" office:value="28.23098" calcext:value-type="float">
            <text:p>28.2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2092933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9.7" calcext:value-type="float">
            <text:p>59.7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5014167" calcext:value-type="float">
            <text:p>0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6.24296" calcext:value-type="float">
            <text:p>6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2.61132" calcext:value-type="float">
            <text:p>12.6 </text:p>
          </table:table-cell>
          <table:table-cell table:style-name="ce5" office:value-type="float" office:value="42.78551" calcext:value-type="float">
            <text:p>42.8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0M1</text:p>
          </table:table-cell>
          <table:table-cell office:value-type="string" calcext:value-type="string">
            <text:p>..</text:p>
          </table:table-cell>
          <table:table-cell office:value-type="float" office:value="34.15495" calcext:value-type="float">
            <text:p>34.2 </text:p>
          </table:table-cell>
          <table:table-cell office:value-type="float" office:value="28.37764" calcext:value-type="float">
            <text:p>28.4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108594" calcext:value-type="float">
            <text:p>2.1 </text:p>
          </table:table-cell>
          <table:table-cell office:value-type="string" calcext:value-type="string">
            <text:p>..</text:p>
          </table:table-cell>
          <table:table-cell office:value-type="float" office:value="0.02267894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61.2" calcext:value-type="float">
            <text:p>61.2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5323872" calcext:value-type="float">
            <text:p>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6.408272" calcext:value-type="float">
            <text:p>6.4 </text:p>
          </table:table-cell>
          <table:table-cell office:value-type="string" calcext:value-type="string">
            <text:p>..</text:p>
          </table:table-cell>
          <table:table-cell office:value-type="float" office:value="0.0002566045" calcext:value-type="float">
            <text:p>0.0 </text:p>
          </table:table-cell>
          <table:table-cell office:value-type="float" office:value="12.85927" calcext:value-type="float">
            <text:p>12.9 </text:p>
          </table:table-cell>
          <table:table-cell office:value-type="float" office:value="42.90905" calcext:value-type="float">
            <text:p>42.9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0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4.36224" calcext:value-type="float">
            <text:p>34.4 </text:p>
          </table:table-cell>
          <table:table-cell table:style-name="ce5" office:value-type="float" office:value="28.52429" calcext:value-type="float">
            <text:p>28.5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170041" calcext:value-type="float">
            <text:p>2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2367683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1.4" calcext:value-type="float">
            <text:p>61.4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5466729" calcext:value-type="float">
            <text:p>0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6.477314" calcext:value-type="float">
            <text:p>6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2589805" calcext:value-type="float">
            <text:p>0.0 </text:p>
          </table:table-cell>
          <table:table-cell table:style-name="ce5" office:value-type="float" office:value="12.96589" calcext:value-type="float">
            <text:p>13.0 </text:p>
          </table:table-cell>
          <table:table-cell table:style-name="ce5" office:value-type="float" office:value="43.07376" calcext:value-type="float">
            <text:p>43.1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0M3</text:p>
          </table:table-cell>
          <table:table-cell office:value-type="string" calcext:value-type="string">
            <text:p>..</text:p>
          </table:table-cell>
          <table:table-cell office:value-type="float" office:value="34.44916" calcext:value-type="float">
            <text:p>34.4 </text:p>
          </table:table-cell>
          <table:table-cell office:value-type="float" office:value="28.74427" calcext:value-type="float">
            <text:p>28.7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170041" calcext:value-type="float">
            <text:p>2.2 </text:p>
          </table:table-cell>
          <table:table-cell office:value-type="string" calcext:value-type="string">
            <text:p>..</text:p>
          </table:table-cell>
          <table:table-cell office:value-type="float" office:value="0.02461758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61.6" calcext:value-type="float">
            <text:p>61.6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5585594" calcext:value-type="float">
            <text:p>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6.541494" calcext:value-type="float">
            <text:p>6.5 </text:p>
          </table:table-cell>
          <table:table-cell office:value-type="string" calcext:value-type="string">
            <text:p>..</text:p>
          </table:table-cell>
          <table:table-cell office:value-type="float" office:value="0.0002700684" calcext:value-type="float">
            <text:p>0.0 </text:p>
          </table:table-cell>
          <table:table-cell office:value-type="float" office:value="13.07675" calcext:value-type="float">
            <text:p>13.1 </text:p>
          </table:table-cell>
          <table:table-cell office:value-type="float" office:value="43.15612" calcext:value-type="float">
            <text:p>43.2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0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4.56952" calcext:value-type="float">
            <text:p>34.6 </text:p>
          </table:table-cell>
          <table:table-cell table:style-name="ce5" office:value-type="float" office:value="28.96425" calcext:value-type="float">
            <text:p>29.0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192679" calcext:value-type="float">
            <text:p>2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2713209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2.7" calcext:value-type="float">
            <text:p>62.7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5680287" calcext:value-type="float">
            <text:p>0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6.565805" calcext:value-type="float">
            <text:p>6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2874921" calcext:value-type="float">
            <text:p>0.0 </text:p>
          </table:table-cell>
          <table:table-cell table:style-name="ce5" office:value-type="float" office:value="13.33485" calcext:value-type="float">
            <text:p>13.3 </text:p>
          </table:table-cell>
          <table:table-cell table:style-name="ce5" office:value-type="float" office:value="43.23848" calcext:value-type="float">
            <text:p>43.2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0M5</text:p>
          </table:table-cell>
          <table:table-cell office:value-type="string" calcext:value-type="string">
            <text:p>..</text:p>
          </table:table-cell>
          <table:table-cell office:value-type="float" office:value="34.69656" calcext:value-type="float">
            <text:p>34.7 </text:p>
          </table:table-cell>
          <table:table-cell office:value-type="float" office:value="29.11091" calcext:value-type="float">
            <text:p>29.1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179743" calcext:value-type="float">
            <text:p>2.2 </text:p>
          </table:table-cell>
          <table:table-cell office:value-type="string" calcext:value-type="string">
            <text:p>..</text:p>
          </table:table-cell>
          <table:table-cell office:value-type="float" office:value="0.02984441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63.4" calcext:value-type="float">
            <text:p>63.4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5749716" calcext:value-type="float">
            <text:p>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6.630957" calcext:value-type="float">
            <text:p>6.6 </text:p>
          </table:table-cell>
          <table:table-cell office:value-type="string" calcext:value-type="string">
            <text:p>..</text:p>
          </table:table-cell>
          <table:table-cell office:value-type="float" office:value="0.000293828" calcext:value-type="float">
            <text:p>0.0 </text:p>
          </table:table-cell>
          <table:table-cell office:value-type="float" office:value="13.57602" calcext:value-type="float">
            <text:p>13.6 </text:p>
          </table:table-cell>
          <table:table-cell office:value-type="float" office:value="43.4032" calcext:value-type="float">
            <text:p>43.4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0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4.86373" calcext:value-type="float">
            <text:p>34.9 </text:p>
          </table:table-cell>
          <table:table-cell table:style-name="ce5" office:value-type="float" office:value="29.40422" calcext:value-type="float">
            <text:p>29.4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244424" calcext:value-type="float">
            <text:p>2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3164677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3.6" calcext:value-type="float">
            <text:p>63.6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5809694" calcext:value-type="float">
            <text:p>0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6.680551" calcext:value-type="float">
            <text:p>6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3017479" calcext:value-type="float">
            <text:p>0.0 </text:p>
          </table:table-cell>
          <table:table-cell table:style-name="ce5" office:value-type="float" office:value="13.67926" calcext:value-type="float">
            <text:p>13.7 </text:p>
          </table:table-cell>
          <table:table-cell table:style-name="ce5" office:value-type="float" office:value="43.44438" calcext:value-type="float">
            <text:p>43.4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0M7</text:p>
          </table:table-cell>
          <table:table-cell office:value-type="string" calcext:value-type="string">
            <text:p>..</text:p>
          </table:table-cell>
          <table:table-cell office:value-type="float" office:value="35.4254" calcext:value-type="float">
            <text:p>35.4 </text:p>
          </table:table-cell>
          <table:table-cell office:value-type="float" office:value="29.6242" calcext:value-type="float">
            <text:p>29.6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192679" calcext:value-type="float">
            <text:p>2.2 </text:p>
          </table:table-cell>
          <table:table-cell office:value-type="string" calcext:value-type="string">
            <text:p>..</text:p>
          </table:table-cell>
          <table:table-cell office:value-type="float" office:value="0.03359859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63.8" calcext:value-type="float">
            <text:p>63.8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5920199" calcext:value-type="float">
            <text:p>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6.673744" calcext:value-type="float">
            <text:p>6.7 </text:p>
          </table:table-cell>
          <table:table-cell office:value-type="string" calcext:value-type="string">
            <text:p>..</text:p>
          </table:table-cell>
          <table:table-cell office:value-type="float" office:value="0.0003017479" calcext:value-type="float">
            <text:p>0.0 </text:p>
          </table:table-cell>
          <table:table-cell office:value-type="float" office:value="13.96021" calcext:value-type="float">
            <text:p>14.0 </text:p>
          </table:table-cell>
          <table:table-cell office:value-type="float" office:value="43.44438" calcext:value-type="float">
            <text:p>43.4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0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5.61263" calcext:value-type="float">
            <text:p>35.6 </text:p>
          </table:table-cell>
          <table:table-cell table:style-name="ce5" office:value-type="float" office:value="29.84418" calcext:value-type="float">
            <text:p>29.8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192679" calcext:value-type="float">
            <text:p>2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3587572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3.9" calcext:value-type="float">
            <text:p>63.9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6030341" calcext:value-type="float">
            <text:p>0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6.770986" calcext:value-type="float">
            <text:p>6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3017479" calcext:value-type="float">
            <text:p>0.0 </text:p>
          </table:table-cell>
          <table:table-cell table:style-name="ce5" office:value-type="float" office:value="14.06091" calcext:value-type="float">
            <text:p>14.1 </text:p>
          </table:table-cell>
          <table:table-cell table:style-name="ce5" office:value-type="float" office:value="43.85617" calcext:value-type="float">
            <text:p>43.9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0M9</text:p>
          </table:table-cell>
          <table:table-cell office:value-type="string" calcext:value-type="string">
            <text:p>..</text:p>
          </table:table-cell>
          <table:table-cell office:value-type="float" office:value="35.78647" calcext:value-type="float">
            <text:p>35.8 </text:p>
          </table:table-cell>
          <table:table-cell office:value-type="float" office:value="30.06416" calcext:value-type="float">
            <text:p>30.1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202381" calcext:value-type="float">
            <text:p>2.2 </text:p>
          </table:table-cell>
          <table:table-cell office:value-type="string" calcext:value-type="string">
            <text:p>..</text:p>
          </table:table-cell>
          <table:table-cell office:value-type="float" office:value="0.03978376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64" calcext:value-type="float">
            <text:p>64.0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6126851" calcext:value-type="float">
            <text:p>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6.806966" calcext:value-type="float">
            <text:p>6.8 </text:p>
          </table:table-cell>
          <table:table-cell office:value-type="string" calcext:value-type="string">
            <text:p>..</text:p>
          </table:table-cell>
          <table:table-cell office:value-type="float" office:value="0.0003049159" calcext:value-type="float">
            <text:p>0.0 </text:p>
          </table:table-cell>
          <table:table-cell office:value-type="float" office:value="14.27162" calcext:value-type="float">
            <text:p>14.3 </text:p>
          </table:table-cell>
          <table:table-cell office:value-type="float" office:value="43.85617" calcext:value-type="float">
            <text:p>43.9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0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5.86671" calcext:value-type="float">
            <text:p>35.9 </text:p>
          </table:table-cell>
          <table:table-cell table:style-name="ce5" office:value-type="float" office:value="30.35747" calcext:value-type="float">
            <text:p>30.4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199147" calcext:value-type="float">
            <text:p>2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4307196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4.2" calcext:value-type="float">
            <text:p>64.2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6278795" calcext:value-type="float">
            <text:p>0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6.859477" calcext:value-type="float">
            <text:p>6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3112518" calcext:value-type="float">
            <text:p>0.0 </text:p>
          </table:table-cell>
          <table:table-cell table:style-name="ce5" office:value-type="float" office:value="14.39856" calcext:value-type="float">
            <text:p>14.4 </text:p>
          </table:table-cell>
          <table:table-cell table:style-name="ce5" office:value-type="float" office:value="43.93853" calcext:value-type="float">
            <text:p>43.9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0M11</text:p>
          </table:table-cell>
          <table:table-cell office:value-type="string" calcext:value-type="string">
            <text:p>..</text:p>
          </table:table-cell>
          <table:table-cell office:value-type="float" office:value="36.03388" calcext:value-type="float">
            <text:p>36.0 </text:p>
          </table:table-cell>
          <table:table-cell office:value-type="float" office:value="30.4308" calcext:value-type="float">
            <text:p>30.4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192679" calcext:value-type="float">
            <text:p>2.2 </text:p>
          </table:table-cell>
          <table:table-cell office:value-type="string" calcext:value-type="string">
            <text:p>..</text:p>
          </table:table-cell>
          <table:table-cell office:value-type="float" office:value="0.04668547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64.3" calcext:value-type="float">
            <text:p>64.3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6398024" calcext:value-type="float">
            <text:p>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6.900319" calcext:value-type="float">
            <text:p>6.9 </text:p>
          </table:table-cell>
          <table:table-cell office:value-type="string" calcext:value-type="string">
            <text:p>..</text:p>
          </table:table-cell>
          <table:table-cell office:value-type="float" office:value="0.0003223396" calcext:value-type="float">
            <text:p>0.0 </text:p>
          </table:table-cell>
          <table:table-cell office:value-type="float" office:value="14.51957" calcext:value-type="float">
            <text:p>14.5 </text:p>
          </table:table-cell>
          <table:table-cell office:value-type="float" office:value="44.39151" calcext:value-type="float">
            <text:p>44.4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0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6.14755" calcext:value-type="float">
            <text:p>36.1 </text:p>
          </table:table-cell>
          <table:table-cell table:style-name="ce5" office:value-type="float" office:value="30.65078" calcext:value-type="float">
            <text:p>30.7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208849" calcext:value-type="float">
            <text:p>2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490681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4.3" calcext:value-type="float">
            <text:p>64.3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6562328" calcext:value-type="float">
            <text:p>0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6.937271" calcext:value-type="float">
            <text:p>6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3231316" calcext:value-type="float">
            <text:p>0.0 </text:p>
          </table:table-cell>
          <table:table-cell table:style-name="ce5" office:value-type="float" office:value="14.59403" calcext:value-type="float">
            <text:p>14.6 </text:p>
          </table:table-cell>
          <table:table-cell table:style-name="ce5" office:value-type="float" office:value="44.39151" calcext:value-type="float">
            <text:p>44.4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1M1</text:p>
          </table:table-cell>
          <table:table-cell office:value-type="string" calcext:value-type="string">
            <text:p>..</text:p>
          </table:table-cell>
          <table:table-cell office:value-type="float" office:value="36.36821" calcext:value-type="float">
            <text:p>36.4 </text:p>
          </table:table-cell>
          <table:table-cell office:value-type="float" office:value="31.09074" calcext:value-type="float">
            <text:p>31.1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228254" calcext:value-type="float">
            <text:p>2.2 </text:p>
          </table:table-cell>
          <table:table-cell office:value-type="string" calcext:value-type="string">
            <text:p>..</text:p>
          </table:table-cell>
          <table:table-cell office:value-type="float" office:value="0.05347406" calcext:value-type="float">
            <text:p>0.1 </text:p>
          </table:table-cell>
          <table:table-cell office:value-type="string" calcext:value-type="string">
            <text:p>..</text:p>
          </table:table-cell>
          <table:table-cell office:value-type="float" office:value="64.7" calcext:value-type="float">
            <text:p>64.7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6854221" calcext:value-type="float">
            <text:p>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7.310681" calcext:value-type="float">
            <text:p>7.3 </text:p>
          </table:table-cell>
          <table:table-cell office:value-type="string" calcext:value-type="string">
            <text:p>..</text:p>
          </table:table-cell>
          <table:table-cell office:value-type="float" office:value="0.0003365954" calcext:value-type="float">
            <text:p>0.0 </text:p>
          </table:table-cell>
          <table:table-cell office:value-type="float" office:value="14.84621" calcext:value-type="float">
            <text:p>14.8 </text:p>
          </table:table-cell>
          <table:table-cell office:value-type="float" office:value="44.63859" calcext:value-type="float">
            <text:p>44.6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1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6.46181" calcext:value-type="float">
            <text:p>36.5 </text:p>
          </table:table-cell>
          <table:table-cell table:style-name="ce5" office:value-type="float" office:value="31.45738" calcext:value-type="float">
            <text:p>31.5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325275" calcext:value-type="float">
            <text:p>2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5527464" calcext:value-type="float">
            <text:p>0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4.8" calcext:value-type="float">
            <text:p>64.8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7090499" calcext:value-type="float">
            <text:p>0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7.356385" calcext:value-type="float">
            <text:p>7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3445153" calcext:value-type="float">
            <text:p>0.0 </text:p>
          </table:table-cell>
          <table:table-cell table:style-name="ce5" office:value-type="float" office:value="14.97061" calcext:value-type="float">
            <text:p>15.0 </text:p>
          </table:table-cell>
          <table:table-cell table:style-name="ce5" office:value-type="float" office:value="44.88566" calcext:value-type="float">
            <text:p>44.9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1M3</text:p>
          </table:table-cell>
          <table:table-cell office:value-type="string" calcext:value-type="string">
            <text:p>..</text:p>
          </table:table-cell>
          <table:table-cell office:value-type="float" office:value="36.68247" calcext:value-type="float">
            <text:p>36.7 </text:p>
          </table:table-cell>
          <table:table-cell office:value-type="float" office:value="31.67736" calcext:value-type="float">
            <text:p>31.7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322041" calcext:value-type="float">
            <text:p>2.3 </text:p>
          </table:table-cell>
          <table:table-cell office:value-type="string" calcext:value-type="string">
            <text:p>..</text:p>
          </table:table-cell>
          <table:table-cell office:value-type="float" office:value="0.0581284" calcext:value-type="float">
            <text:p>0.1 </text:p>
          </table:table-cell>
          <table:table-cell office:value-type="string" calcext:value-type="string">
            <text:p>..</text:p>
          </table:table-cell>
          <table:table-cell office:value-type="float" office:value="64.9" calcext:value-type="float">
            <text:p>64.9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7272432" calcext:value-type="float">
            <text:p>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7.446821" calcext:value-type="float">
            <text:p>7.4 </text:p>
          </table:table-cell>
          <table:table-cell office:value-type="string" calcext:value-type="string">
            <text:p>..</text:p>
          </table:table-cell>
          <table:table-cell office:value-type="float" office:value="0.0003492673" calcext:value-type="float">
            <text:p>0.0 </text:p>
          </table:table-cell>
          <table:table-cell office:value-type="float" office:value="15.20586" calcext:value-type="float">
            <text:p>15.2 </text:p>
          </table:table-cell>
          <table:table-cell office:value-type="float" office:value="44.92684" calcext:value-type="float">
            <text:p>44.9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1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6.8697" calcext:value-type="float">
            <text:p>36.9 </text:p>
          </table:table-cell>
          <table:table-cell table:style-name="ce5" office:value-type="float" office:value="32.04399" calcext:value-type="float">
            <text:p>32.0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347913" calcext:value-type="float">
            <text:p>2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6631599" calcext:value-type="float">
            <text:p>0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5.8" calcext:value-type="float">
            <text:p>65.8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7437281" calcext:value-type="float">
            <text:p>0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7.526559" calcext:value-type="float">
            <text:p>7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3516432" calcext:value-type="float">
            <text:p>0.0 </text:p>
          </table:table-cell>
          <table:table-cell table:style-name="ce5" office:value-type="float" office:value="15.65859" calcext:value-type="float">
            <text:p>15.7 </text:p>
          </table:table-cell>
          <table:table-cell table:style-name="ce5" office:value-type="float" office:value="45.0092" calcext:value-type="float">
            <text:p>45.0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1M5</text:p>
          </table:table-cell>
          <table:table-cell office:value-type="string" calcext:value-type="string">
            <text:p>..</text:p>
          </table:table-cell>
          <table:table-cell office:value-type="float" office:value="36.80283" calcext:value-type="float">
            <text:p>36.8 </text:p>
          </table:table-cell>
          <table:table-cell office:value-type="float" office:value="32.26398" calcext:value-type="float">
            <text:p>32.3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325275" calcext:value-type="float">
            <text:p>2.3 </text:p>
          </table:table-cell>
          <table:table-cell office:value-type="string" calcext:value-type="string">
            <text:p>..</text:p>
          </table:table-cell>
          <table:table-cell office:value-type="float" office:value="0.06954345" calcext:value-type="float">
            <text:p>0.1 </text:p>
          </table:table-cell>
          <table:table-cell office:value-type="string" calcext:value-type="string">
            <text:p>..</text:p>
          </table:table-cell>
          <table:table-cell office:value-type="float" office:value="66.5" calcext:value-type="float">
            <text:p>66.5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7527793" calcext:value-type="float">
            <text:p>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7.589767" calcext:value-type="float">
            <text:p>7.6 </text:p>
          </table:table-cell>
          <table:table-cell office:value-type="string" calcext:value-type="string">
            <text:p>..</text:p>
          </table:table-cell>
          <table:table-cell office:value-type="float" office:value="0.0003571872" calcext:value-type="float">
            <text:p>0.0 </text:p>
          </table:table-cell>
          <table:table-cell office:value-type="float" office:value="15.76437" calcext:value-type="float">
            <text:p>15.8 </text:p>
          </table:table-cell>
          <table:table-cell office:value-type="float" office:value="45.58572" calcext:value-type="float">
            <text:p>45.6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1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6.86301" calcext:value-type="float">
            <text:p>36.9 </text:p>
          </table:table-cell>
          <table:table-cell table:style-name="ce5" office:value-type="float" office:value="32.70394" calcext:value-type="float">
            <text:p>32.7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396424" calcext:value-type="float">
            <text:p>2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7290681" calcext:value-type="float">
            <text:p>0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6.7" calcext:value-type="float">
            <text:p>66.7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7630847" calcext:value-type="float">
            <text:p>0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7.632554" calcext:value-type="float">
            <text:p>7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372235" calcext:value-type="float">
            <text:p>0.0 </text:p>
          </table:table-cell>
          <table:table-cell table:style-name="ce5" office:value-type="float" office:value="15.85914" calcext:value-type="float">
            <text:p>15.9 </text:p>
          </table:table-cell>
          <table:table-cell table:style-name="ce5" office:value-type="float" office:value="45.6269" calcext:value-type="float">
            <text:p>45.6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1M7</text:p>
          </table:table-cell>
          <table:table-cell office:value-type="string" calcext:value-type="string">
            <text:p>..</text:p>
          </table:table-cell>
          <table:table-cell office:value-type="float" office:value="37.27758" calcext:value-type="float">
            <text:p>37.3 </text:p>
          </table:table-cell>
          <table:table-cell office:value-type="float" office:value="32.99725" calcext:value-type="float">
            <text:p>33.0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341445" calcext:value-type="float">
            <text:p>2.3 </text:p>
          </table:table-cell>
          <table:table-cell office:value-type="string" calcext:value-type="string">
            <text:p>..</text:p>
          </table:table-cell>
          <table:table-cell office:value-type="float" office:value="0.07749321" calcext:value-type="float">
            <text:p>0.1 </text:p>
          </table:table-cell>
          <table:table-cell office:value-type="string" calcext:value-type="string">
            <text:p>..</text:p>
          </table:table-cell>
          <table:table-cell office:value-type="float" office:value="66.8" calcext:value-type="float">
            <text:p>66.8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7760435" calcext:value-type="float">
            <text:p>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7.656864" calcext:value-type="float">
            <text:p>7.7 </text:p>
          </table:table-cell>
          <table:table-cell office:value-type="string" calcext:value-type="string">
            <text:p>..</text:p>
          </table:table-cell>
          <table:table-cell office:value-type="float" office:value="0.0003936187" calcext:value-type="float">
            <text:p>0.0 </text:p>
          </table:table-cell>
          <table:table-cell office:value-type="float" office:value="16.003" calcext:value-type="float">
            <text:p>16.0 </text:p>
          </table:table-cell>
          <table:table-cell office:value-type="float" office:value="45.66808" calcext:value-type="float">
            <text:p>45.7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1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7.418" calcext:value-type="float">
            <text:p>37.4 </text:p>
          </table:table-cell>
          <table:table-cell table:style-name="ce5" office:value-type="float" office:value="33.36389" calcext:value-type="float">
            <text:p>33.4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338211" calcext:value-type="float">
            <text:p>2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8058479" calcext:value-type="float">
            <text:p>0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7" calcext:value-type="float">
            <text:p>67.0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7918742" calcext:value-type="float">
            <text:p>0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7.733685" calcext:value-type="float">
            <text:p>7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3959946" calcext:value-type="float">
            <text:p>0.0 </text:p>
          </table:table-cell>
          <table:table-cell table:style-name="ce5" office:value-type="float" office:value="16.10624" calcext:value-type="float">
            <text:p>16.1 </text:p>
          </table:table-cell>
          <table:table-cell table:style-name="ce5" office:value-type="float" office:value="46.28577" calcext:value-type="float">
            <text:p>46.3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1M9</text:p>
          </table:table-cell>
          <table:table-cell office:value-type="string" calcext:value-type="string">
            <text:p>..</text:p>
          </table:table-cell>
          <table:table-cell office:value-type="float" office:value="37.58516" calcext:value-type="float">
            <text:p>37.6 </text:p>
          </table:table-cell>
          <table:table-cell office:value-type="float" office:value="33.58387" calcext:value-type="float">
            <text:p>33.6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341445" calcext:value-type="float">
            <text:p>2.3 </text:p>
          </table:table-cell>
          <table:table-cell office:value-type="string" calcext:value-type="string">
            <text:p>..</text:p>
          </table:table-cell>
          <table:table-cell office:value-type="float" office:value="0.08771919" calcext:value-type="float">
            <text:p>0.1 </text:p>
          </table:table-cell>
          <table:table-cell office:value-type="string" calcext:value-type="string">
            <text:p>..</text:p>
          </table:table-cell>
          <table:table-cell office:value-type="float" office:value="67" calcext:value-type="float">
            <text:p>67.0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8067596" calcext:value-type="float">
            <text:p>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7.755079" calcext:value-type="float">
            <text:p>7.8 </text:p>
          </table:table-cell>
          <table:table-cell office:value-type="string" calcext:value-type="string">
            <text:p>..</text:p>
          </table:table-cell>
          <table:table-cell office:value-type="float" office:value="0.0003975786" calcext:value-type="float">
            <text:p>0.0 </text:p>
          </table:table-cell>
          <table:table-cell office:value-type="float" office:value="16.30764" calcext:value-type="float">
            <text:p>16.3 </text:p>
          </table:table-cell>
          <table:table-cell office:value-type="float" office:value="46.28577" calcext:value-type="float">
            <text:p>46.3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1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7.99973" calcext:value-type="float">
            <text:p>38.0 </text:p>
          </table:table-cell>
          <table:table-cell table:style-name="ce5" office:value-type="float" office:value="34.17049" calcext:value-type="float">
            <text:p>34.2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341445" calcext:value-type="float">
            <text:p>2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9274726" calcext:value-type="float">
            <text:p>0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7.1" calcext:value-type="float">
            <text:p>67.1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8262979" calcext:value-type="float">
            <text:p>0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7.843569" calcext:value-type="float">
            <text:p>7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4007466" calcext:value-type="float">
            <text:p>0.0 </text:p>
          </table:table-cell>
          <table:table-cell table:style-name="ce5" office:value-type="float" office:value="16.54205" calcext:value-type="float">
            <text:p>16.5 </text:p>
          </table:table-cell>
          <table:table-cell table:style-name="ce5" office:value-type="float" office:value="46.36813" calcext:value-type="float">
            <text:p>46.4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1M11</text:p>
          </table:table-cell>
          <table:table-cell office:value-type="string" calcext:value-type="string">
            <text:p>..</text:p>
          </table:table-cell>
          <table:table-cell office:value-type="float" office:value="38.10003" calcext:value-type="float">
            <text:p>38.1 </text:p>
          </table:table-cell>
          <table:table-cell office:value-type="float" office:value="34.53712" calcext:value-type="float">
            <text:p>34.5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331743" calcext:value-type="float">
            <text:p>2.3 </text:p>
          </table:table-cell>
          <table:table-cell office:value-type="string" calcext:value-type="string">
            <text:p>..</text:p>
          </table:table-cell>
          <table:table-cell office:value-type="float" office:value="0.0982849" calcext:value-type="float">
            <text:p>0.1 </text:p>
          </table:table-cell>
          <table:table-cell office:value-type="string" calcext:value-type="string">
            <text:p>..</text:p>
          </table:table-cell>
          <table:table-cell office:value-type="float" office:value="67.2" calcext:value-type="float">
            <text:p>67.2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8441278" calcext:value-type="float">
            <text:p>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7.910666" calcext:value-type="float">
            <text:p>7.9 </text:p>
          </table:table-cell>
          <table:table-cell office:value-type="string" calcext:value-type="string">
            <text:p>..</text:p>
          </table:table-cell>
          <table:table-cell office:value-type="float" office:value="0.0004015386" calcext:value-type="float">
            <text:p>0.0 </text:p>
          </table:table-cell>
          <table:table-cell office:value-type="float" office:value="16.68083" calcext:value-type="float">
            <text:p>16.7 </text:p>
          </table:table-cell>
          <table:table-cell office:value-type="float" office:value="47.35643" calcext:value-type="float">
            <text:p>47.4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1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8.32068" calcext:value-type="float">
            <text:p>38.3 </text:p>
          </table:table-cell>
          <table:table-cell table:style-name="ce5" office:value-type="float" office:value="34.83043" calcext:value-type="float">
            <text:p>34.8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351147" calcext:value-type="float">
            <text:p>2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1029392" calcext:value-type="float">
            <text:p>0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7.3" calcext:value-type="float">
            <text:p>67.3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8689913" calcext:value-type="float">
            <text:p>0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.002074" calcext:value-type="float">
            <text:p>8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4062905" calcext:value-type="float">
            <text:p>0.0 </text:p>
          </table:table-cell>
          <table:table-cell table:style-name="ce5" office:value-type="float" office:value="16.86023" calcext:value-type="float">
            <text:p>16.9 </text:p>
          </table:table-cell>
          <table:table-cell table:style-name="ce5" office:value-type="float" office:value="47.39761" calcext:value-type="float">
            <text:p>47.4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2M1</text:p>
          </table:table-cell>
          <table:table-cell office:value-type="string" calcext:value-type="string">
            <text:p>..</text:p>
          </table:table-cell>
          <table:table-cell office:value-type="float" office:value="38.5079" calcext:value-type="float">
            <text:p>38.5 </text:p>
          </table:table-cell>
          <table:table-cell office:value-type="float" office:value="35.34372" calcext:value-type="float">
            <text:p>35.3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367317" calcext:value-type="float">
            <text:p>2.4 </text:p>
          </table:table-cell>
          <table:table-cell office:value-type="string" calcext:value-type="string">
            <text:p>..</text:p>
          </table:table-cell>
          <table:table-cell office:value-type="float" office:value="0.1110929" calcext:value-type="float">
            <text:p>0.1 </text:p>
          </table:table-cell>
          <table:table-cell office:value-type="string" calcext:value-type="string">
            <text:p>..</text:p>
          </table:table-cell>
          <table:table-cell office:value-type="float" office:value="67.6" calcext:value-type="float">
            <text:p>67.6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9084842" calcext:value-type="float">
            <text:p>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.208228" calcext:value-type="float">
            <text:p>8.2 </text:p>
          </table:table-cell>
          <table:table-cell office:value-type="string" calcext:value-type="string">
            <text:p>..</text:p>
          </table:table-cell>
          <table:table-cell office:value-type="float" office:value="0.0004070825" calcext:value-type="float">
            <text:p>0.0 </text:p>
          </table:table-cell>
          <table:table-cell office:value-type="float" office:value="17.15556" calcext:value-type="float">
            <text:p>17.2 </text:p>
          </table:table-cell>
          <table:table-cell office:value-type="float" office:value="47.72705" calcext:value-type="float">
            <text:p>47.7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2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8.60152" calcext:value-type="float">
            <text:p>38.6 </text:p>
          </table:table-cell>
          <table:table-cell table:style-name="ce5" office:value-type="float" office:value="35.78368" calcext:value-type="float">
            <text:p>35.8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40936" calcext:value-type="float">
            <text:p>2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1175138" calcext:value-type="float">
            <text:p>0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7.6" calcext:value-type="float">
            <text:p>67.6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9563813" calcext:value-type="float">
            <text:p>0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.290884" calcext:value-type="float">
            <text:p>8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4070825" calcext:value-type="float">
            <text:p>0.0 </text:p>
          </table:table-cell>
          <table:table-cell table:style-name="ce5" office:value-type="float" office:value="17.46359" calcext:value-type="float">
            <text:p>17.5 </text:p>
          </table:table-cell>
          <table:table-cell table:style-name="ce5" office:value-type="float" office:value="48.0153" calcext:value-type="float">
            <text:p>48.0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2M3</text:p>
          </table:table-cell>
          <table:table-cell office:value-type="string" calcext:value-type="string">
            <text:p>..</text:p>
          </table:table-cell>
          <table:table-cell office:value-type="float" office:value="38.69513" calcext:value-type="float">
            <text:p>38.7 </text:p>
          </table:table-cell>
          <table:table-cell office:value-type="float" office:value="36.07699" calcext:value-type="float">
            <text:p>36.1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402892" calcext:value-type="float">
            <text:p>2.4 </text:p>
          </table:table-cell>
          <table:table-cell office:value-type="string" calcext:value-type="string">
            <text:p>..</text:p>
          </table:table-cell>
          <table:table-cell office:value-type="float" office:value="0.1239688" calcext:value-type="float">
            <text:p>0.1 </text:p>
          </table:table-cell>
          <table:table-cell office:value-type="string" calcext:value-type="string">
            <text:p>..</text:p>
          </table:table-cell>
          <table:table-cell office:value-type="float" office:value="67.9" calcext:value-type="float">
            <text:p>67.9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9936549" calcext:value-type="float">
            <text:p>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.419244" calcext:value-type="float">
            <text:p>8.4 </text:p>
          </table:table-cell>
          <table:table-cell office:value-type="string" calcext:value-type="string">
            <text:p>..</text:p>
          </table:table-cell>
          <table:table-cell office:value-type="float" office:value="0.0004348021" calcext:value-type="float">
            <text:p>0.0 </text:p>
          </table:table-cell>
          <table:table-cell office:value-type="float" office:value="17.797" calcext:value-type="float">
            <text:p>17.8 </text:p>
          </table:table-cell>
          <table:table-cell office:value-type="float" office:value="48.13884" calcext:value-type="float">
            <text:p>48.1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2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9.35041" calcext:value-type="float">
            <text:p>39.4 </text:p>
          </table:table-cell>
          <table:table-cell table:style-name="ce5" office:value-type="float" office:value="36.3703" calcext:value-type="float">
            <text:p>36.4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431998" calcext:value-type="float">
            <text:p>2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140174" calcext:value-type="float">
            <text:p>0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8.6" calcext:value-type="float">
            <text:p>68.6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1041905" calcext:value-type="float">
            <text:p>0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.529128" calcext:value-type="float">
            <text:p>8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440346" calcext:value-type="float">
            <text:p>0.0 </text:p>
          </table:table-cell>
          <table:table-cell table:style-name="ce5" office:value-type="float" office:value="18.06272" calcext:value-type="float">
            <text:p>18.1 </text:p>
          </table:table-cell>
          <table:table-cell table:style-name="ce5" office:value-type="float" office:value="48.18002" calcext:value-type="float">
            <text:p>48.2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2M5</text:p>
          </table:table-cell>
          <table:table-cell office:value-type="string" calcext:value-type="string">
            <text:p>..</text:p>
          </table:table-cell>
          <table:table-cell office:value-type="float" office:value="39.57107" calcext:value-type="float">
            <text:p>39.6 </text:p>
          </table:table-cell>
          <table:table-cell office:value-type="float" office:value="36.66361" calcext:value-type="float">
            <text:p>36.7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415828" calcext:value-type="float">
            <text:p>2.4 </text:p>
          </table:table-cell>
          <table:table-cell office:value-type="string" calcext:value-type="string">
            <text:p>..</text:p>
          </table:table-cell>
          <table:table-cell office:value-type="float" office:value="0.1482257" calcext:value-type="float">
            <text:p>0.1 </text:p>
          </table:table-cell>
          <table:table-cell office:value-type="string" calcext:value-type="string">
            <text:p>..</text:p>
          </table:table-cell>
          <table:table-cell office:value-type="float" office:value="69" calcext:value-type="float">
            <text:p>69.0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1096019" calcext:value-type="float">
            <text:p>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.599143" calcext:value-type="float">
            <text:p>8.6 </text:p>
          </table:table-cell>
          <table:table-cell office:value-type="string" calcext:value-type="string">
            <text:p>..</text:p>
          </table:table-cell>
          <table:table-cell office:value-type="float" office:value="0.00044589" calcext:value-type="float">
            <text:p>0.0 </text:p>
          </table:table-cell>
          <table:table-cell office:value-type="float" office:value="18.4266" calcext:value-type="float">
            <text:p>18.4 </text:p>
          </table:table-cell>
          <table:table-cell office:value-type="float" office:value="48.96243" calcext:value-type="float">
            <text:p>49.0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2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9.59781" calcext:value-type="float">
            <text:p>39.6 </text:p>
          </table:table-cell>
          <table:table-cell table:style-name="ce5" office:value-type="float" office:value="37.03025" calcext:value-type="float">
            <text:p>37.0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496679" calcext:value-type="float">
            <text:p>2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158044" calcext:value-type="float">
            <text:p>0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9.1" calcext:value-type="float">
            <text:p>69.1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1159701" calcext:value-type="float">
            <text:p>0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.778069" calcext:value-type="float">
            <text:p>8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4482659" calcext:value-type="float">
            <text:p>0.0 </text:p>
          </table:table-cell>
          <table:table-cell table:style-name="ce5" office:value-type="float" office:value="18.53576" calcext:value-type="float">
            <text:p>18.5 </text:p>
          </table:table-cell>
          <table:table-cell table:style-name="ce5" office:value-type="float" office:value="49.00361" calcext:value-type="float">
            <text:p>49.0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2M7</text:p>
          </table:table-cell>
          <table:table-cell office:value-type="string" calcext:value-type="string">
            <text:p>..</text:p>
          </table:table-cell>
          <table:table-cell office:value-type="float" office:value="39.99901" calcext:value-type="float">
            <text:p>40.0 </text:p>
          </table:table-cell>
          <table:table-cell office:value-type="float" office:value="37.39688" calcext:value-type="float">
            <text:p>37.4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451402" calcext:value-type="float">
            <text:p>2.5 </text:p>
          </table:table-cell>
          <table:table-cell office:value-type="string" calcext:value-type="string">
            <text:p>..</text:p>
          </table:table-cell>
          <table:table-cell office:value-type="float" office:value="0.1719731" calcext:value-type="float">
            <text:p>0.2 </text:p>
          </table:table-cell>
          <table:table-cell office:value-type="string" calcext:value-type="string">
            <text:p>..</text:p>
          </table:table-cell>
          <table:table-cell office:value-type="float" office:value="69.3" calcext:value-type="float">
            <text:p>69.3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1213602" calcext:value-type="float">
            <text:p>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.801407" calcext:value-type="float">
            <text:p>8.8 </text:p>
          </table:table-cell>
          <table:table-cell office:value-type="string" calcext:value-type="string">
            <text:p>..</text:p>
          </table:table-cell>
          <table:table-cell office:value-type="float" office:value="0.0004609378" calcext:value-type="float">
            <text:p>0.0 </text:p>
          </table:table-cell>
          <table:table-cell office:value-type="float" office:value="18.64746" calcext:value-type="float">
            <text:p>18.6 </text:p>
          </table:table-cell>
          <table:table-cell office:value-type="float" office:value="49.04479" calcext:value-type="float">
            <text:p>49.0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2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0.38014" calcext:value-type="float">
            <text:p>40.4 </text:p>
          </table:table-cell>
          <table:table-cell table:style-name="ce5" office:value-type="float" office:value="37.76352" calcext:value-type="float">
            <text:p>37.8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448168" calcext:value-type="float">
            <text:p>2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1830484" calcext:value-type="float">
            <text:p>0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9.4" calcext:value-type="float">
            <text:p>69.4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1318974" calcext:value-type="float">
            <text:p>0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.900594" calcext:value-type="float">
            <text:p>8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4664817" calcext:value-type="float">
            <text:p>0.0 </text:p>
          </table:table-cell>
          <table:table-cell table:style-name="ce5" office:value-type="float" office:value="18.7287" calcext:value-type="float">
            <text:p>18.7 </text:p>
          </table:table-cell>
          <table:table-cell table:style-name="ce5" office:value-type="float" office:value="49.53895" calcext:value-type="float">
            <text:p>49.5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2M9</text:p>
          </table:table-cell>
          <table:table-cell office:value-type="string" calcext:value-type="string">
            <text:p>..</text:p>
          </table:table-cell>
          <table:table-cell office:value-type="float" office:value="40.7011" calcext:value-type="float">
            <text:p>40.7 </text:p>
          </table:table-cell>
          <table:table-cell office:value-type="float" office:value="37.83685" calcext:value-type="float">
            <text:p>37.8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632509" calcext:value-type="float">
            <text:p>2.6 </text:p>
          </table:table-cell>
          <table:table-cell office:value-type="string" calcext:value-type="string">
            <text:p>..</text:p>
          </table:table-cell>
          <table:table-cell office:value-type="float" office:value="0.1999671" calcext:value-type="float">
            <text:p>0.2 </text:p>
          </table:table-cell>
          <table:table-cell office:value-type="string" calcext:value-type="string">
            <text:p>..</text:p>
          </table:table-cell>
          <table:table-cell office:value-type="float" office:value="69.4" calcext:value-type="float">
            <text:p>69.4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1377482" calcext:value-type="float">
            <text:p>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.905457" calcext:value-type="float">
            <text:p>8.9 </text:p>
          </table:table-cell>
          <table:table-cell office:value-type="string" calcext:value-type="string">
            <text:p>..</text:p>
          </table:table-cell>
          <table:table-cell office:value-type="float" office:value="0.0004680657" calcext:value-type="float">
            <text:p>0.0 </text:p>
          </table:table-cell>
          <table:table-cell office:value-type="float" office:value="18.89795" calcext:value-type="float">
            <text:p>18.9 </text:p>
          </table:table-cell>
          <table:table-cell office:value-type="float" office:value="49.58013" calcext:value-type="float">
            <text:p>49.6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2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0.94181" calcext:value-type="float">
            <text:p>40.9 </text:p>
          </table:table-cell>
          <table:table-cell table:style-name="ce5" office:value-type="float" office:value="38.35014" calcext:value-type="float">
            <text:p>38.4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632509" calcext:value-type="float">
            <text:p>2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214168" calcext:value-type="float">
            <text:p>0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9.5" calcext:value-type="float">
            <text:p>69.5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1433172" calcext:value-type="float">
            <text:p>0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.031871" calcext:value-type="float">
            <text:p>9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4728176" calcext:value-type="float">
            <text:p>0.0 </text:p>
          </table:table-cell>
          <table:table-cell table:style-name="ce5" office:value-type="float" office:value="19.13658" calcext:value-type="float">
            <text:p>19.1 </text:p>
          </table:table-cell>
          <table:table-cell table:style-name="ce5" office:value-type="float" office:value="49.78603" calcext:value-type="float">
            <text:p>49.8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2M11</text:p>
          </table:table-cell>
          <table:table-cell office:value-type="string" calcext:value-type="string">
            <text:p>..</text:p>
          </table:table-cell>
          <table:table-cell office:value-type="float" office:value="40.86826" calcext:value-type="float">
            <text:p>40.9 </text:p>
          </table:table-cell>
          <table:table-cell office:value-type="float" office:value="38.64345" calcext:value-type="float">
            <text:p>38.6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622807" calcext:value-type="float">
            <text:p>2.6 </text:p>
          </table:table-cell>
          <table:table-cell office:value-type="float" office:value="27.79283" calcext:value-type="float">
            <text:p>27.8 </text:p>
          </table:table-cell>
          <table:table-cell office:value-type="float" office:value="0.2278593" calcext:value-type="float">
            <text:p>0.2 </text:p>
          </table:table-cell>
          <table:table-cell office:value-type="string" calcext:value-type="string">
            <text:p>..</text:p>
          </table:table-cell>
          <table:table-cell office:value-type="float" office:value="69.6" calcext:value-type="float">
            <text:p>69.6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149397" calcext:value-type="float">
            <text:p>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.117444" calcext:value-type="float">
            <text:p>9.1 </text:p>
          </table:table-cell>
          <table:table-cell office:value-type="string" calcext:value-type="string">
            <text:p>..</text:p>
          </table:table-cell>
          <table:table-cell office:value-type="float" office:value="0.0004736096" calcext:value-type="float">
            <text:p>0.0 </text:p>
          </table:table-cell>
          <table:table-cell office:value-type="float" office:value="19.24913" calcext:value-type="float">
            <text:p>19.2 </text:p>
          </table:table-cell>
          <table:table-cell office:value-type="float" office:value="50.60962" calcext:value-type="float">
            <text:p>50.6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2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1.16916" calcext:value-type="float">
            <text:p>41.2 </text:p>
          </table:table-cell>
          <table:table-cell table:style-name="ce5" office:value-type="float" office:value="38.71677" calcext:value-type="float">
            <text:p>38.7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642211" calcext:value-type="float">
            <text:p>2.6 </text:p>
          </table:table-cell>
          <table:table-cell table:style-name="ce5" office:value-type="float" office:value="27.79283" calcext:value-type="float">
            <text:p>27.8 </text:p>
          </table:table-cell>
          <table:table-cell table:style-name="ce5" office:value-type="float" office:value="0.2402935" calcext:value-type="float">
            <text:p>0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9.7" calcext:value-type="float">
            <text:p>69.7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1611216" calcext:value-type="float">
            <text:p>0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.20399" calcext:value-type="float">
            <text:p>9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4767776" calcext:value-type="float">
            <text:p>0.0 </text:p>
          </table:table-cell>
          <table:table-cell table:style-name="ce5" office:value-type="float" office:value="19.3913" calcext:value-type="float">
            <text:p>19.4 </text:p>
          </table:table-cell>
          <table:table-cell table:style-name="ce5" office:value-type="float" office:value="50.60962" calcext:value-type="float">
            <text:p>50.6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3M1</text:p>
          </table:table-cell>
          <table:table-cell office:value-type="string" calcext:value-type="string">
            <text:p>..</text:p>
          </table:table-cell>
          <table:table-cell office:value-type="float" office:value="41.77763" calcext:value-type="float">
            <text:p>41.8 </text:p>
          </table:table-cell>
          <table:table-cell office:value-type="float" office:value="38.71677" calcext:value-type="float">
            <text:p>38.7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645445" calcext:value-type="float">
            <text:p>2.6 </text:p>
          </table:table-cell>
          <table:table-cell office:value-type="float" office:value="28.63221" calcext:value-type="float">
            <text:p>28.6 </text:p>
          </table:table-cell>
          <table:table-cell office:value-type="float" office:value="0.2579936" calcext:value-type="float">
            <text:p>0.3 </text:p>
          </table:table-cell>
          <table:table-cell office:value-type="string" calcext:value-type="string">
            <text:p>..</text:p>
          </table:table-cell>
          <table:table-cell office:value-type="float" office:value="69.8" calcext:value-type="float">
            <text:p>69.8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1819737" calcext:value-type="float">
            <text:p>0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.407227" calcext:value-type="float">
            <text:p>9.4 </text:p>
          </table:table-cell>
          <table:table-cell office:value-type="string" calcext:value-type="string">
            <text:p>..</text:p>
          </table:table-cell>
          <table:table-cell office:value-type="float" office:value="0.0004831135" calcext:value-type="float">
            <text:p>0.0 </text:p>
          </table:table-cell>
          <table:table-cell office:value-type="float" office:value="19.84318" calcext:value-type="float">
            <text:p>19.8 </text:p>
          </table:table-cell>
          <table:table-cell office:value-type="float" office:value="50.74119" calcext:value-type="float">
            <text:p>50.7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3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2.07184" calcext:value-type="float">
            <text:p>42.1 </text:p>
          </table:table-cell>
          <table:table-cell table:style-name="ce5" office:value-type="float" office:value="38.86343" calcext:value-type="float">
            <text:p>38.9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690721" calcext:value-type="float">
            <text:p>2.7 </text:p>
          </table:table-cell>
          <table:table-cell table:style-name="ce5" office:value-type="float" office:value="28.63221" calcext:value-type="float">
            <text:p>28.6 </text:p>
          </table:table-cell>
          <table:table-cell table:style-name="ce5" office:value-type="float" office:value="0.2732816" calcext:value-type="float">
            <text:p>0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9.9" calcext:value-type="float">
            <text:p>69.9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1903488" calcext:value-type="float">
            <text:p>0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.554063" calcext:value-type="float">
            <text:p>9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4831135" calcext:value-type="float">
            <text:p>0.0 </text:p>
          </table:table-cell>
          <table:table-cell table:style-name="ce5" office:value-type="float" office:value="20.06066" calcext:value-type="float">
            <text:p>20.1 </text:p>
          </table:table-cell>
          <table:table-cell table:style-name="ce5" office:value-type="float" office:value="51.02975" calcext:value-type="float">
            <text:p>51.0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3M3</text:p>
          </table:table-cell>
          <table:table-cell office:value-type="string" calcext:value-type="string">
            <text:p>..</text:p>
          </table:table-cell>
          <table:table-cell office:value-type="float" office:value="42.25238" calcext:value-type="float">
            <text:p>42.3 </text:p>
          </table:table-cell>
          <table:table-cell office:value-type="float" office:value="39.01008" calcext:value-type="float">
            <text:p>39.0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681019" calcext:value-type="float">
            <text:p>2.7 </text:p>
          </table:table-cell>
          <table:table-cell office:value-type="float" office:value="28.63221" calcext:value-type="float">
            <text:p>28.6 </text:p>
          </table:table-cell>
          <table:table-cell office:value-type="float" office:value="0.2880261" calcext:value-type="float">
            <text:p>0.3 </text:p>
          </table:table-cell>
          <table:table-cell office:value-type="string" calcext:value-type="string">
            <text:p>..</text:p>
          </table:table-cell>
          <table:table-cell office:value-type="float" office:value="70" calcext:value-type="float">
            <text:p>70.0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1972935" calcext:value-type="float">
            <text:p>0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.818562" calcext:value-type="float">
            <text:p>9.8 </text:p>
          </table:table-cell>
          <table:table-cell office:value-type="string" calcext:value-type="string">
            <text:p>..</text:p>
          </table:table-cell>
          <table:table-cell office:value-type="float" office:value="0.0004957853" calcext:value-type="float">
            <text:p>0.0 </text:p>
          </table:table-cell>
          <table:table-cell office:value-type="float" office:value="20.16052" calcext:value-type="float">
            <text:p>20.2 </text:p>
          </table:table-cell>
          <table:table-cell office:value-type="float" office:value="51.07018" calcext:value-type="float">
            <text:p>51.1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3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2.53321" calcext:value-type="float">
            <text:p>42.5 </text:p>
          </table:table-cell>
          <table:table-cell table:style-name="ce5" office:value-type="float" office:value="39.08341" calcext:value-type="float">
            <text:p>39.1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703657" calcext:value-type="float">
            <text:p>2.7 </text:p>
          </table:table-cell>
          <table:table-cell table:style-name="ce5" office:value-type="float" office:value="29.65812" calcext:value-type="float">
            <text:p>29.7 </text:p>
          </table:table-cell>
          <table:table-cell table:style-name="ce5" office:value-type="float" office:value="0.3361323" calcext:value-type="float">
            <text:p>0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0.7" calcext:value-type="float">
            <text:p>70.7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206675" calcext:value-type="float">
            <text:p>0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.01596" calcext:value-type="float">
            <text:p>1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5417207" calcext:value-type="float">
            <text:p>0.0 </text:p>
          </table:table-cell>
          <table:table-cell table:style-name="ce5" office:value-type="float" office:value="20.53624" calcext:value-type="float">
            <text:p>20.5 </text:p>
          </table:table-cell>
          <table:table-cell table:style-name="ce5" office:value-type="float" office:value="51.11575" calcext:value-type="float">
            <text:p>51.1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3M5</text:p>
          </table:table-cell>
          <table:table-cell office:value-type="string" calcext:value-type="string">
            <text:p>..</text:p>
          </table:table-cell>
          <table:table-cell office:value-type="float" office:value="42.75387" calcext:value-type="float">
            <text:p>42.8 </text:p>
          </table:table-cell>
          <table:table-cell office:value-type="float" office:value="39.23006" calcext:value-type="float">
            <text:p>39.2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687487" calcext:value-type="float">
            <text:p>2.7 </text:p>
          </table:table-cell>
          <table:table-cell office:value-type="float" office:value="29.65812" calcext:value-type="float">
            <text:p>29.7 </text:p>
          </table:table-cell>
          <table:table-cell office:value-type="float" office:value="0.3566862" calcext:value-type="float">
            <text:p>0.4 </text:p>
          </table:table-cell>
          <table:table-cell office:value-type="string" calcext:value-type="string">
            <text:p>..</text:p>
          </table:table-cell>
          <table:table-cell office:value-type="float" office:value="70.9" calcext:value-type="float">
            <text:p>70.9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2133856" calcext:value-type="float">
            <text:p>0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.1346" calcext:value-type="float">
            <text:p>10.1 </text:p>
          </table:table-cell>
          <table:table-cell office:value-type="string" calcext:value-type="string">
            <text:p>..</text:p>
          </table:table-cell>
          <table:table-cell office:value-type="float" office:value="0.0005646884" calcext:value-type="float">
            <text:p>0.0 </text:p>
          </table:table-cell>
          <table:table-cell office:value-type="float" office:value="20.73172" calcext:value-type="float">
            <text:p>20.7 </text:p>
          </table:table-cell>
          <table:table-cell office:value-type="float" office:value="51.39412" calcext:value-type="float">
            <text:p>51.4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3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2.84748" calcext:value-type="float">
            <text:p>42.8 </text:p>
          </table:table-cell>
          <table:table-cell table:style-name="ce5" office:value-type="float" office:value="39.45005" calcext:value-type="float">
            <text:p>39.5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76187" calcext:value-type="float">
            <text:p>2.8 </text:p>
          </table:table-cell>
          <table:table-cell table:style-name="ce5" office:value-type="float" office:value="29.65812" calcext:value-type="float">
            <text:p>29.7 </text:p>
          </table:table-cell>
          <table:table-cell table:style-name="ce5" office:value-type="float" office:value="0.3764587" calcext:value-type="float">
            <text:p>0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1" calcext:value-type="float">
            <text:p>71.0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2215257" calcext:value-type="float">
            <text:p>0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.26977" calcext:value-type="float">
            <text:p>10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5836961" calcext:value-type="float">
            <text:p>0.0 </text:p>
          </table:table-cell>
          <table:table-cell table:style-name="ce5" office:value-type="float" office:value="20.89335" calcext:value-type="float">
            <text:p>20.9 </text:p>
          </table:table-cell>
          <table:table-cell table:style-name="ce5" office:value-type="float" office:value="51.41428" calcext:value-type="float">
            <text:p>51.4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3M7</text:p>
          </table:table-cell>
          <table:table-cell office:value-type="string" calcext:value-type="string">
            <text:p>..</text:p>
          </table:table-cell>
          <table:table-cell office:value-type="float" office:value="43.36235" calcext:value-type="float">
            <text:p>43.4 </text:p>
          </table:table-cell>
          <table:table-cell office:value-type="float" office:value="39.67003" calcext:value-type="float">
            <text:p>39.7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76187" calcext:value-type="float">
            <text:p>2.8 </text:p>
          </table:table-cell>
          <table:table-cell office:value-type="float" office:value="30.31097" calcext:value-type="float">
            <text:p>30.3 </text:p>
          </table:table-cell>
          <table:table-cell office:value-type="float" office:value="0.4018368" calcext:value-type="float">
            <text:p>0.4 </text:p>
          </table:table-cell>
          <table:table-cell office:value-type="string" calcext:value-type="string">
            <text:p>..</text:p>
          </table:table-cell>
          <table:table-cell office:value-type="float" office:value="71.1" calcext:value-type="float">
            <text:p>71.1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2313407" calcext:value-type="float">
            <text:p>0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.30088" calcext:value-type="float">
            <text:p>10.3 </text:p>
          </table:table-cell>
          <table:table-cell office:value-type="string" calcext:value-type="string">
            <text:p>..</text:p>
          </table:table-cell>
          <table:table-cell office:value-type="float" office:value="0.000590824" calcext:value-type="float">
            <text:p>0.0 </text:p>
          </table:table-cell>
          <table:table-cell office:value-type="float" office:value="21.04313" calcext:value-type="float">
            <text:p>21.0 </text:p>
          </table:table-cell>
          <table:table-cell office:value-type="float" office:value="51.45481" calcext:value-type="float">
            <text:p>51.5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3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3.5362" calcext:value-type="float">
            <text:p>43.5 </text:p>
          </table:table-cell>
          <table:table-cell table:style-name="ce5" office:value-type="float" office:value="39.89001" calcext:value-type="float">
            <text:p>39.9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76187" calcext:value-type="float">
            <text:p>2.8 </text:p>
          </table:table-cell>
          <table:table-cell table:style-name="ce5" office:value-type="float" office:value="30.31097" calcext:value-type="float">
            <text:p>30.3 </text:p>
          </table:table-cell>
          <table:table-cell table:style-name="ce5" office:value-type="float" office:value="0.4345531" calcext:value-type="float">
            <text:p>0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1.2" calcext:value-type="float">
            <text:p>71.2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2412093" calcext:value-type="float">
            <text:p>0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.61498" calcext:value-type="float">
            <text:p>10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6066638" calcext:value-type="float">
            <text:p>0.0 </text:p>
          </table:table-cell>
          <table:table-cell table:style-name="ce5" office:value-type="float" office:value="21.16245" calcext:value-type="float">
            <text:p>21.2 </text:p>
          </table:table-cell>
          <table:table-cell table:style-name="ce5" office:value-type="float" office:value="51.91034" calcext:value-type="float">
            <text:p>51.9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3M9</text:p>
          </table:table-cell>
          <table:table-cell office:value-type="string" calcext:value-type="string">
            <text:p>..</text:p>
          </table:table-cell>
          <table:table-cell office:value-type="float" office:value="43.79029" calcext:value-type="float">
            <text:p>43.8 </text:p>
          </table:table-cell>
          <table:table-cell office:value-type="float" office:value="39.96334" calcext:value-type="float">
            <text:p>40.0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816849" calcext:value-type="float">
            <text:p>2.8 </text:p>
          </table:table-cell>
          <table:table-cell office:value-type="float" office:value="30.31097" calcext:value-type="float">
            <text:p>30.3 </text:p>
          </table:table-cell>
          <table:table-cell office:value-type="float" office:value="0.4745737" calcext:value-type="float">
            <text:p>0.5 </text:p>
          </table:table-cell>
          <table:table-cell office:value-type="string" calcext:value-type="string">
            <text:p>..</text:p>
          </table:table-cell>
          <table:table-cell office:value-type="float" office:value="71.2" calcext:value-type="float">
            <text:p>71.2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249317" calcext:value-type="float">
            <text:p>0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.74236" calcext:value-type="float">
            <text:p>10.7 </text:p>
          </table:table-cell>
          <table:table-cell office:value-type="string" calcext:value-type="string">
            <text:p>..</text:p>
          </table:table-cell>
          <table:table-cell office:value-type="float" office:value="0.0006129997" calcext:value-type="float">
            <text:p>0.0 </text:p>
          </table:table-cell>
          <table:table-cell office:value-type="float" office:value="21.32154" calcext:value-type="float">
            <text:p>21.3 </text:p>
          </table:table-cell>
          <table:table-cell office:value-type="float" office:value="51.92546" calcext:value-type="float">
            <text:p>51.9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3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3.87721" calcext:value-type="float">
            <text:p>43.9 </text:p>
          </table:table-cell>
          <table:table-cell table:style-name="ce5" office:value-type="float" office:value="40.18332" calcext:value-type="float">
            <text:p>40.2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820083" calcext:value-type="float">
            <text:p>2.8 </text:p>
          </table:table-cell>
          <table:table-cell table:style-name="ce5" office:value-type="float" office:value="31.05709" calcext:value-type="float">
            <text:p>31.1 </text:p>
          </table:table-cell>
          <table:table-cell table:style-name="ce5" office:value-type="float" office:value="0.5480921" calcext:value-type="float">
            <text:p>0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1.3" calcext:value-type="float">
            <text:p>71.3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2564153" calcext:value-type="float">
            <text:p>0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.95824" calcext:value-type="float">
            <text:p>11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6225036" calcext:value-type="float">
            <text:p>0.0 </text:p>
          </table:table-cell>
          <table:table-cell table:style-name="ce5" office:value-type="float" office:value="21.55425" calcext:value-type="float">
            <text:p>21.6 </text:p>
          </table:table-cell>
          <table:table-cell table:style-name="ce5" office:value-type="float" office:value="51.94572" calcext:value-type="float">
            <text:p>51.9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3M11</text:p>
          </table:table-cell>
          <table:table-cell office:value-type="string" calcext:value-type="string">
            <text:p>..</text:p>
          </table:table-cell>
          <table:table-cell office:value-type="float" office:value="43.69667" calcext:value-type="float">
            <text:p>43.7 </text:p>
          </table:table-cell>
          <table:table-cell office:value-type="float" office:value="40.25665" calcext:value-type="float">
            <text:p>40.3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807147" calcext:value-type="float">
            <text:p>2.8 </text:p>
          </table:table-cell>
          <table:table-cell office:value-type="float" office:value="31.05709" calcext:value-type="float">
            <text:p>31.1 </text:p>
          </table:table-cell>
          <table:table-cell office:value-type="float" office:value="0.6312928" calcext:value-type="float">
            <text:p>0.6 </text:p>
          </table:table-cell>
          <table:table-cell office:value-type="string" calcext:value-type="string">
            <text:p>..</text:p>
          </table:table-cell>
          <table:table-cell office:value-type="float" office:value="71.5" calcext:value-type="float">
            <text:p>71.5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2669602" calcext:value-type="float">
            <text:p>0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1.05937" calcext:value-type="float">
            <text:p>11.1 </text:p>
          </table:table-cell>
          <table:table-cell office:value-type="string" calcext:value-type="string">
            <text:p>..</text:p>
          </table:table-cell>
          <table:table-cell office:value-type="float" office:value="0.0006589351" calcext:value-type="float">
            <text:p>0.0 </text:p>
          </table:table-cell>
          <table:table-cell office:value-type="float" office:value="21.7125" calcext:value-type="float">
            <text:p>21.7 </text:p>
          </table:table-cell>
          <table:table-cell office:value-type="float" office:value="52.26453" calcext:value-type="float">
            <text:p>52.3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3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3.73011" calcext:value-type="float">
            <text:p>43.7 </text:p>
          </table:table-cell>
          <table:table-cell table:style-name="ce5" office:value-type="float" office:value="40.32997" calcext:value-type="float">
            <text:p>40.3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845955" calcext:value-type="float">
            <text:p>2.8 </text:p>
          </table:table-cell>
          <table:table-cell table:style-name="ce5" office:value-type="float" office:value="31.05709" calcext:value-type="float">
            <text:p>31.1 </text:p>
          </table:table-cell>
          <table:table-cell table:style-name="ce5" office:value-type="float" office:value="0.7041996" calcext:value-type="float">
            <text:p>0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1.5" calcext:value-type="float">
            <text:p>71.5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2788451" calcext:value-type="float">
            <text:p>0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1.30832" calcext:value-type="float">
            <text:p>11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6882387" calcext:value-type="float">
            <text:p>0.0 </text:p>
          </table:table-cell>
          <table:table-cell table:style-name="ce5" office:value-type="float" office:value="21.82843" calcext:value-type="float">
            <text:p>21.8 </text:p>
          </table:table-cell>
          <table:table-cell table:style-name="ce5" office:value-type="float" office:value="52.27471" calcext:value-type="float">
            <text:p>52.3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4M1</text:p>
          </table:table-cell>
          <table:table-cell office:value-type="string" calcext:value-type="string">
            <text:p>..</text:p>
          </table:table-cell>
          <table:table-cell office:value-type="float" office:value="44.25835" calcext:value-type="float">
            <text:p>44.3 </text:p>
          </table:table-cell>
          <table:table-cell office:value-type="float" office:value="40.32997" calcext:value-type="float">
            <text:p>40.3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842721" calcext:value-type="float">
            <text:p>2.8 </text:p>
          </table:table-cell>
          <table:table-cell office:value-type="float" office:value="31.80321" calcext:value-type="float">
            <text:p>31.8 </text:p>
          </table:table-cell>
          <table:table-cell office:value-type="float" office:value="0.8086677" calcext:value-type="float">
            <text:p>0.8 </text:p>
          </table:table-cell>
          <table:table-cell office:value-type="string" calcext:value-type="string">
            <text:p>..</text:p>
          </table:table-cell>
          <table:table-cell office:value-type="float" office:value="71.5" calcext:value-type="float">
            <text:p>71.5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2981497" calcext:value-type="float">
            <text:p>0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1.88204" calcext:value-type="float">
            <text:p>11.9 </text:p>
          </table:table-cell>
          <table:table-cell office:value-type="string" calcext:value-type="string">
            <text:p>..</text:p>
          </table:table-cell>
          <table:table-cell office:value-type="float" office:value="0.0006969506" calcext:value-type="float">
            <text:p>0.0 </text:p>
          </table:table-cell>
          <table:table-cell office:value-type="float" office:value="22.12461" calcext:value-type="float">
            <text:p>22.1 </text:p>
          </table:table-cell>
          <table:table-cell office:value-type="float" office:value="52.46194" calcext:value-type="float">
            <text:p>52.5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4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4.479" calcext:value-type="float">
            <text:p>44.5 </text:p>
          </table:table-cell>
          <table:table-cell table:style-name="ce5" office:value-type="float" office:value="40.47663" calcext:value-type="float">
            <text:p>40.5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887998" calcext:value-type="float">
            <text:p>2.9 </text:p>
          </table:table-cell>
          <table:table-cell table:style-name="ce5" office:value-type="float" office:value="31.80321" calcext:value-type="float">
            <text:p>31.8 </text:p>
          </table:table-cell>
          <table:table-cell table:style-name="ce5" office:value-type="float" office:value="0.8911549" calcext:value-type="float">
            <text:p>0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1.7" calcext:value-type="float">
            <text:p>71.7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3157347" calcext:value-type="float">
            <text:p>0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2.08139" calcext:value-type="float">
            <text:p>12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6985345" calcext:value-type="float">
            <text:p>0.0 </text:p>
          </table:table-cell>
          <table:table-cell table:style-name="ce5" office:value-type="float" office:value="22.46056" calcext:value-type="float">
            <text:p>22.5 </text:p>
          </table:table-cell>
          <table:table-cell table:style-name="ce5" office:value-type="float" office:value="52.70613" calcext:value-type="float">
            <text:p>52.7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4M3</text:p>
          </table:table-cell>
          <table:table-cell office:value-type="string" calcext:value-type="string">
            <text:p>..</text:p>
          </table:table-cell>
          <table:table-cell office:value-type="float" office:value="44.67291" calcext:value-type="float">
            <text:p>44.7 </text:p>
          </table:table-cell>
          <table:table-cell office:value-type="float" office:value="40.54995" calcext:value-type="float">
            <text:p>40.5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891232" calcext:value-type="float">
            <text:p>2.9 </text:p>
          </table:table-cell>
          <table:table-cell office:value-type="float" office:value="31.80321" calcext:value-type="float">
            <text:p>31.8 </text:p>
          </table:table-cell>
          <table:table-cell office:value-type="float" office:value="0.9814901" calcext:value-type="float">
            <text:p>1.0 </text:p>
          </table:table-cell>
          <table:table-cell office:value-type="string" calcext:value-type="string">
            <text:p>..</text:p>
          </table:table-cell>
          <table:table-cell office:value-type="float" office:value="71.8" calcext:value-type="float">
            <text:p>71.8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3279663" calcext:value-type="float">
            <text:p>0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2.20586" calcext:value-type="float">
            <text:p>12.2 </text:p>
          </table:table-cell>
          <table:table-cell office:value-type="string" calcext:value-type="string">
            <text:p>..</text:p>
          </table:table-cell>
          <table:table-cell office:value-type="float" office:value="0.0006906146" calcext:value-type="float">
            <text:p>0.0 </text:p>
          </table:table-cell>
          <table:table-cell office:value-type="float" office:value="22.82275" calcext:value-type="float">
            <text:p>22.8 </text:p>
          </table:table-cell>
          <table:table-cell office:value-type="float" office:value="53.07293" calcext:value-type="float">
            <text:p>53.1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4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4.97381" calcext:value-type="float">
            <text:p>45.0 </text:p>
          </table:table-cell>
          <table:table-cell table:style-name="ce5" office:value-type="float" office:value="40.62328" calcext:value-type="float">
            <text:p>40.6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891232" calcext:value-type="float">
            <text:p>2.9 </text:p>
          </table:table-cell>
          <table:table-cell table:style-name="ce5" office:value-type="float" office:value="32.26953" calcext:value-type="float">
            <text:p>32.3 </text:p>
          </table:table-cell>
          <table:table-cell table:style-name="ce5" office:value-type="float" office:value="1.189339" calcext:value-type="float">
            <text:p>1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2.6" calcext:value-type="float">
            <text:p>72.6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335983" calcext:value-type="float">
            <text:p>0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2.50051" calcext:value-type="float">
            <text:p>12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6898227" calcext:value-type="float">
            <text:p>0.0 </text:p>
          </table:table-cell>
          <table:table-cell table:style-name="ce5" office:value-type="float" office:value="22.97591" calcext:value-type="float">
            <text:p>23.0 </text:p>
          </table:table-cell>
          <table:table-cell table:style-name="ce5" office:value-type="float" office:value="53.09491" calcext:value-type="float">
            <text:p>53.1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4M5</text:p>
          </table:table-cell>
          <table:table-cell office:value-type="string" calcext:value-type="string">
            <text:p>..</text:p>
          </table:table-cell>
          <table:table-cell office:value-type="float" office:value="45.06742" calcext:value-type="float">
            <text:p>45.1 </text:p>
          </table:table-cell>
          <table:table-cell office:value-type="float" office:value="40.84326" calcext:value-type="float">
            <text:p>40.8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891232" calcext:value-type="float">
            <text:p>2.9 </text:p>
          </table:table-cell>
          <table:table-cell office:value-type="float" office:value="32.26953" calcext:value-type="float">
            <text:p>32.3 </text:p>
          </table:table-cell>
          <table:table-cell office:value-type="float" office:value="1.355401" calcext:value-type="float">
            <text:p>1.4 </text:p>
          </table:table-cell>
          <table:table-cell office:value-type="string" calcext:value-type="string">
            <text:p>..</text:p>
          </table:table-cell>
          <table:table-cell office:value-type="float" office:value="73" calcext:value-type="float">
            <text:p>73.0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3439226" calcext:value-type="float">
            <text:p>0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2.67263" calcext:value-type="float">
            <text:p>12.7 </text:p>
          </table:table-cell>
          <table:table-cell office:value-type="string" calcext:value-type="string">
            <text:p>..</text:p>
          </table:table-cell>
          <table:table-cell office:value-type="float" office:value="0.0006898227" calcext:value-type="float">
            <text:p>0.0 </text:p>
          </table:table-cell>
          <table:table-cell office:value-type="float" office:value="23.10962" calcext:value-type="float">
            <text:p>23.1 </text:p>
          </table:table-cell>
          <table:table-cell office:value-type="float" office:value="52.96384" calcext:value-type="float">
            <text:p>53.0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4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5.30814" calcext:value-type="float">
            <text:p>45.3 </text:p>
          </table:table-cell>
          <table:table-cell table:style-name="ce5" office:value-type="float" office:value="40.98992" calcext:value-type="float">
            <text:p>41.0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981785" calcext:value-type="float">
            <text:p>3.0 </text:p>
          </table:table-cell>
          <table:table-cell table:style-name="ce5" office:value-type="float" office:value="32.26953" calcext:value-type="float">
            <text:p>32.3 </text:p>
          </table:table-cell>
          <table:table-cell table:style-name="ce5" office:value-type="float" office:value="1.533523" calcext:value-type="float">
            <text:p>1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3" calcext:value-type="float">
            <text:p>73.0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354909" calcext:value-type="float">
            <text:p>0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2.85933" calcext:value-type="float">
            <text:p>12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7080384" calcext:value-type="float">
            <text:p>0.0 </text:p>
          </table:table-cell>
          <table:table-cell table:style-name="ce5" office:value-type="float" office:value="23.22809" calcext:value-type="float">
            <text:p>23.2 </text:p>
          </table:table-cell>
          <table:table-cell table:style-name="ce5" office:value-type="float" office:value="52.9719" calcext:value-type="float">
            <text:p>53.0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4M7</text:p>
          </table:table-cell>
          <table:table-cell office:value-type="string" calcext:value-type="string">
            <text:p>..</text:p>
          </table:table-cell>
          <table:table-cell office:value-type="float" office:value="45.71602" calcext:value-type="float">
            <text:p>45.7 </text:p>
          </table:table-cell>
          <table:table-cell office:value-type="float" office:value="41.2099" calcext:value-type="float">
            <text:p>41.2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981785" calcext:value-type="float">
            <text:p>3.0 </text:p>
          </table:table-cell>
          <table:table-cell office:value-type="float" office:value="33.10891" calcext:value-type="float">
            <text:p>33.1 </text:p>
          </table:table-cell>
          <table:table-cell office:value-type="float" office:value="1.760669" calcext:value-type="float">
            <text:p>1.8 </text:p>
          </table:table-cell>
          <table:table-cell office:value-type="string" calcext:value-type="string">
            <text:p>..</text:p>
          </table:table-cell>
          <table:table-cell office:value-type="float" office:value="73.3" calcext:value-type="float">
            <text:p>73.3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3660431" calcext:value-type="float">
            <text:p>0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2.8603" calcext:value-type="float">
            <text:p>12.9 </text:p>
          </table:table-cell>
          <table:table-cell office:value-type="string" calcext:value-type="string">
            <text:p>..</text:p>
          </table:table-cell>
          <table:table-cell office:value-type="float" office:value="0.0007658536" calcext:value-type="float">
            <text:p>0.0 </text:p>
          </table:table-cell>
          <table:table-cell office:value-type="float" office:value="23.28648" calcext:value-type="float">
            <text:p>23.3 </text:p>
          </table:table-cell>
          <table:table-cell office:value-type="float" office:value="53.0454" calcext:value-type="float">
            <text:p>53.0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4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5.80963" calcext:value-type="float">
            <text:p>45.8 </text:p>
          </table:table-cell>
          <table:table-cell table:style-name="ce5" office:value-type="float" office:value="41.35655" calcext:value-type="float">
            <text:p>41.4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981785" calcext:value-type="float">
            <text:p>3.0 </text:p>
          </table:table-cell>
          <table:table-cell table:style-name="ce5" office:value-type="float" office:value="33.10891" calcext:value-type="float">
            <text:p>33.1 </text:p>
          </table:table-cell>
          <table:table-cell table:style-name="ce5" office:value-type="float" office:value="2.055422" calcext:value-type="float">
            <text:p>2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3.3" calcext:value-type="float">
            <text:p>73.3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3764838" calcext:value-type="float">
            <text:p>0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3.04409" calcext:value-type="float">
            <text:p>13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8030771" calcext:value-type="float">
            <text:p>0.0 </text:p>
          </table:table-cell>
          <table:table-cell table:style-name="ce5" office:value-type="float" office:value="23.33133" calcext:value-type="float">
            <text:p>23.3 </text:p>
          </table:table-cell>
          <table:table-cell table:style-name="ce5" office:value-type="float" office:value="53.56474" calcext:value-type="float">
            <text:p>53.6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4M9</text:p>
          </table:table-cell>
          <table:table-cell office:value-type="string" calcext:value-type="string">
            <text:p>..</text:p>
          </table:table-cell>
          <table:table-cell office:value-type="float" office:value="45.91661" calcext:value-type="float">
            <text:p>45.9 </text:p>
          </table:table-cell>
          <table:table-cell office:value-type="float" office:value="41.57653" calcext:value-type="float">
            <text:p>41.6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3.036764" calcext:value-type="float">
            <text:p>3.0 </text:p>
          </table:table-cell>
          <table:table-cell office:value-type="float" office:value="33.10891" calcext:value-type="float">
            <text:p>33.1 </text:p>
          </table:table-cell>
          <table:table-cell office:value-type="float" office:value="2.481685" calcext:value-type="float">
            <text:p>2.5 </text:p>
          </table:table-cell>
          <table:table-cell office:value-type="string" calcext:value-type="string">
            <text:p>..</text:p>
          </table:table-cell>
          <table:table-cell office:value-type="float" office:value="73.3" calcext:value-type="float">
            <text:p>73.3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389432" calcext:value-type="float">
            <text:p>0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3.21038" calcext:value-type="float">
            <text:p>13.2 </text:p>
          </table:table-cell>
          <table:table-cell office:value-type="string" calcext:value-type="string">
            <text:p>..</text:p>
          </table:table-cell>
          <table:table-cell office:value-type="float" office:value="0.0008640603" calcext:value-type="float">
            <text:p>0.0 </text:p>
          </table:table-cell>
          <table:table-cell office:value-type="float" office:value="23.53866" calcext:value-type="float">
            <text:p>23.5 </text:p>
          </table:table-cell>
          <table:table-cell office:value-type="float" office:value="53.58914" calcext:value-type="float">
            <text:p>53.6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4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5.73608" calcext:value-type="float">
            <text:p>45.7 </text:p>
          </table:table-cell>
          <table:table-cell table:style-name="ce5" office:value-type="float" office:value="41.57653" calcext:value-type="float">
            <text:p>41.6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3.036764" calcext:value-type="float">
            <text:p>3.0 </text:p>
          </table:table-cell>
          <table:table-cell table:style-name="ce5" office:value-type="float" office:value="33.3887" calcext:value-type="float">
            <text:p>33.4 </text:p>
          </table:table-cell>
          <table:table-cell table:style-name="ce5" office:value-type="float" office:value="2.853592" calcext:value-type="float">
            <text:p>2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3.6" calcext:value-type="float">
            <text:p>73.6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3994392" calcext:value-type="float">
            <text:p>0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3.34943" calcext:value-type="float">
            <text:p>13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8743562" calcext:value-type="float">
            <text:p>0.0 </text:p>
          </table:table-cell>
          <table:table-cell table:style-name="ce5" office:value-type="float" office:value="23.67321" calcext:value-type="float">
            <text:p>23.7 </text:p>
          </table:table-cell>
          <table:table-cell table:style-name="ce5" office:value-type="float" office:value="53.70348" calcext:value-type="float">
            <text:p>53.7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4M11</text:p>
          </table:table-cell>
          <table:table-cell office:value-type="string" calcext:value-type="string">
            <text:p>..</text:p>
          </table:table-cell>
          <table:table-cell office:value-type="float" office:value="45.78288" calcext:value-type="float">
            <text:p>45.8 </text:p>
          </table:table-cell>
          <table:table-cell office:value-type="float" office:value="41.57653" calcext:value-type="float">
            <text:p>41.6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3.036764" calcext:value-type="float">
            <text:p>3.0 </text:p>
          </table:table-cell>
          <table:table-cell office:value-type="float" office:value="33.3887" calcext:value-type="float">
            <text:p>33.4 </text:p>
          </table:table-cell>
          <table:table-cell office:value-type="float" office:value="3.526536" calcext:value-type="float">
            <text:p>3.5 </text:p>
          </table:table-cell>
          <table:table-cell office:value-type="string" calcext:value-type="string">
            <text:p>..</text:p>
          </table:table-cell>
          <table:table-cell office:value-type="float" office:value="73.6" calcext:value-type="float">
            <text:p>73.6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4082364" calcext:value-type="float">
            <text:p>0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3.45932" calcext:value-type="float">
            <text:p>13.5 </text:p>
          </table:table-cell>
          <table:table-cell office:value-type="string" calcext:value-type="string">
            <text:p>..</text:p>
          </table:table-cell>
          <table:table-cell office:value-type="float" office:value="0.0009202915" calcext:value-type="float">
            <text:p>0.0 </text:p>
          </table:table-cell>
          <table:table-cell office:value-type="float" office:value="23.81368" calcext:value-type="float">
            <text:p>23.8 </text:p>
          </table:table-cell>
          <table:table-cell office:value-type="float" office:value="54.13712" calcext:value-type="float">
            <text:p>54.1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4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5.97679" calcext:value-type="float">
            <text:p>46.0 </text:p>
          </table:table-cell>
          <table:table-cell table:style-name="ce5" office:value-type="float" office:value="41.64986" calcext:value-type="float">
            <text:p>41.6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3.075572" calcext:value-type="float">
            <text:p>3.1 </text:p>
          </table:table-cell>
          <table:table-cell table:style-name="ce5" office:value-type="float" office:value="33.3887" calcext:value-type="float">
            <text:p>33.4 </text:p>
          </table:table-cell>
          <table:table-cell table:style-name="ce5" office:value-type="float" office:value="3.687196" calcext:value-type="float">
            <text:p>3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3.8" calcext:value-type="float">
            <text:p>73.8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4207872" calcext:value-type="float">
            <text:p>0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3.5585" calcext:value-type="float">
            <text:p>13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959891" calcext:value-type="float">
            <text:p>0.0 </text:p>
          </table:table-cell>
          <table:table-cell table:style-name="ce5" office:value-type="float" office:value="23.87292" calcext:value-type="float">
            <text:p>23.9 </text:p>
          </table:table-cell>
          <table:table-cell table:style-name="ce5" office:value-type="float" office:value="54.14589" calcext:value-type="float">
            <text:p>54.1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5M1</text:p>
          </table:table-cell>
          <table:table-cell office:value-type="string" calcext:value-type="string">
            <text:p>..</text:p>
          </table:table-cell>
          <table:table-cell office:value-type="float" office:value="46.06372" calcext:value-type="float">
            <text:p>46.1 </text:p>
          </table:table-cell>
          <table:table-cell office:value-type="float" office:value="41.72319" calcext:value-type="float">
            <text:p>41.7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3.062636" calcext:value-type="float">
            <text:p>3.1 </text:p>
          </table:table-cell>
          <table:table-cell office:value-type="float" office:value="33.94829" calcext:value-type="float">
            <text:p>33.9 </text:p>
          </table:table-cell>
          <table:table-cell office:value-type="float" office:value="3.86277" calcext:value-type="float">
            <text:p>3.9 </text:p>
          </table:table-cell>
          <table:table-cell office:value-type="string" calcext:value-type="string">
            <text:p>..</text:p>
          </table:table-cell>
          <table:table-cell office:value-type="float" office:value="74.2" calcext:value-type="float">
            <text:p>74.2 </text:p>
          </table:table-cell>
          <table:table-cell office:value-type="float" office:value="28.55211" calcext:value-type="float">
            <text:p>28.6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0.4531581" calcext:value-type="float">
            <text:p>0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4.17794" calcext:value-type="float">
            <text:p>14.2 </text:p>
          </table:table-cell>
          <table:table-cell office:value-type="string" calcext:value-type="string">
            <text:p>..</text:p>
          </table:table-cell>
          <table:table-cell office:value-type="float" office:value="0.001095321" calcext:value-type="float">
            <text:p>0.0 </text:p>
          </table:table-cell>
          <table:table-cell office:value-type="float" office:value="24.27487" calcext:value-type="float">
            <text:p>24.3 </text:p>
          </table:table-cell>
          <table:table-cell office:value-type="float" office:value="54.55362" calcext:value-type="float">
            <text:p>54.6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5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6.41811" calcext:value-type="float">
            <text:p>46.4 </text:p>
          </table:table-cell>
          <table:table-cell table:style-name="ce5" office:value-type="float" office:value="41.86984" calcext:value-type="float">
            <text:p>41.9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3.159657" calcext:value-type="float">
            <text:p>3.2 </text:p>
          </table:table-cell>
          <table:table-cell table:style-name="ce5" office:value-type="float" office:value="33.94829" calcext:value-type="float">
            <text:p>33.9 </text:p>
          </table:table-cell>
          <table:table-cell table:style-name="ce5" office:value-type="float" office:value="4.371029" calcext:value-type="float">
            <text:p>4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4.2" calcext:value-type="float">
            <text:p>74.2 </text:p>
          </table:table-cell>
          <table:table-cell table:style-name="ce5" office:value-type="float" office:value="28.60892" calcext:value-type="float">
            <text:p>28.6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0.4752901" calcext:value-type="float">
            <text:p>0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4.6058" calcext:value-type="float">
            <text:p>14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1130961" calcext:value-type="float">
            <text:p>0.0 </text:p>
          </table:table-cell>
          <table:table-cell table:style-name="ce5" office:value-type="float" office:value="24.72761" calcext:value-type="float">
            <text:p>24.7 </text:p>
          </table:table-cell>
          <table:table-cell table:style-name="ce5" office:value-type="float" office:value="54.91739" calcext:value-type="float">
            <text:p>54.9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5M3</text:p>
          </table:table-cell>
          <table:table-cell office:value-type="string" calcext:value-type="string">
            <text:p>..</text:p>
          </table:table-cell>
          <table:table-cell office:value-type="float" office:value="46.43148" calcext:value-type="float">
            <text:p>46.4 </text:p>
          </table:table-cell>
          <table:table-cell office:value-type="float" office:value="42.08982" calcext:value-type="float">
            <text:p>42.1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3.140253" calcext:value-type="float">
            <text:p>3.1 </text:p>
          </table:table-cell>
          <table:table-cell office:value-type="float" office:value="33.94829" calcext:value-type="float">
            <text:p>33.9 </text:p>
          </table:table-cell>
          <table:table-cell office:value-type="float" office:value="4.98094" calcext:value-type="float">
            <text:p>5.0 </text:p>
          </table:table-cell>
          <table:table-cell office:value-type="string" calcext:value-type="string">
            <text:p>..</text:p>
          </table:table-cell>
          <table:table-cell office:value-type="float" office:value="74.3" calcext:value-type="float">
            <text:p>74.3 </text:p>
          </table:table-cell>
          <table:table-cell office:value-type="float" office:value="28.83614" calcext:value-type="float">
            <text:p>28.8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0.4915795" calcext:value-type="float">
            <text:p>0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4.99477" calcext:value-type="float">
            <text:p>15.0 </text:p>
          </table:table-cell>
          <table:table-cell office:value-type="string" calcext:value-type="string">
            <text:p>..</text:p>
          </table:table-cell>
          <table:table-cell office:value-type="float" office:value="0.001204616" calcext:value-type="float">
            <text:p>0.0 </text:p>
          </table:table-cell>
          <table:table-cell office:value-type="float" office:value="24.89347" calcext:value-type="float">
            <text:p>24.9 </text:p>
          </table:table-cell>
          <table:table-cell office:value-type="float" office:value="54.98524" calcext:value-type="float">
            <text:p>55.0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5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6.87279" calcext:value-type="float">
            <text:p>46.9 </text:p>
          </table:table-cell>
          <table:table-cell table:style-name="ce5" office:value-type="float" office:value="42.23648" calcext:value-type="float">
            <text:p>42.2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3.146721" calcext:value-type="float">
            <text:p>3.1 </text:p>
          </table:table-cell>
          <table:table-cell table:style-name="ce5" office:value-type="float" office:value="34.60114" calcext:value-type="float">
            <text:p>34.6 </text:p>
          </table:table-cell>
          <table:table-cell table:style-name="ce5" office:value-type="float" office:value="5.794155" calcext:value-type="float">
            <text:p>5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4.9" calcext:value-type="float">
            <text:p>74.9 </text:p>
          </table:table-cell>
          <table:table-cell table:style-name="ce5" office:value-type="float" office:value="28.83614" calcext:value-type="float">
            <text:p>28.8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0.5068047" calcext:value-type="float">
            <text:p>0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4.93643" calcext:value-type="float">
            <text:p>14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1256887" calcext:value-type="float">
            <text:p>0.0 </text:p>
          </table:table-cell>
          <table:table-cell table:style-name="ce5" office:value-type="float" office:value="25.01109" calcext:value-type="float">
            <text:p>25.0 </text:p>
          </table:table-cell>
          <table:table-cell table:style-name="ce5" office:value-type="float" office:value="54.99683" calcext:value-type="float">
            <text:p>55.0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5M5</text:p>
          </table:table-cell>
          <table:table-cell office:value-type="string" calcext:value-type="string">
            <text:p>..</text:p>
          </table:table-cell>
          <table:table-cell office:value-type="float" office:value="46.93966" calcext:value-type="float">
            <text:p>46.9 </text:p>
          </table:table-cell>
          <table:table-cell office:value-type="float" office:value="42.45646" calcext:value-type="float">
            <text:p>42.5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3.146721" calcext:value-type="float">
            <text:p>3.1 </text:p>
          </table:table-cell>
          <table:table-cell office:value-type="float" office:value="34.60114" calcext:value-type="float">
            <text:p>34.6 </text:p>
          </table:table-cell>
          <table:table-cell office:value-type="float" office:value="6.404066" calcext:value-type="float">
            <text:p>6.4 </text:p>
          </table:table-cell>
          <table:table-cell office:value-type="string" calcext:value-type="string">
            <text:p>..</text:p>
          </table:table-cell>
          <table:table-cell office:value-type="float" office:value="75.4" calcext:value-type="float">
            <text:p>75.4 </text:p>
          </table:table-cell>
          <table:table-cell office:value-type="float" office:value="28.95083" calcext:value-type="float">
            <text:p>29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0.5207634" calcext:value-type="float">
            <text:p>0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5.18926" calcext:value-type="float">
            <text:p>15.2 </text:p>
          </table:table-cell>
          <table:table-cell office:value-type="string" calcext:value-type="string">
            <text:p>..</text:p>
          </table:table-cell>
          <table:table-cell office:value-type="float" office:value="0.001290151" calcext:value-type="float">
            <text:p>0.0 </text:p>
          </table:table-cell>
          <table:table-cell office:value-type="float" office:value="25.1101" calcext:value-type="float">
            <text:p>25.1 </text:p>
          </table:table-cell>
          <table:table-cell office:value-type="float" office:value="55.16874" calcext:value-type="float">
            <text:p>55.2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5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7.16031" calcext:value-type="float">
            <text:p>47.2 </text:p>
          </table:table-cell>
          <table:table-cell table:style-name="ce5" office:value-type="float" office:value="42.52979" calcext:value-type="float">
            <text:p>42.5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3.253444" calcext:value-type="float">
            <text:p>3.3 </text:p>
          </table:table-cell>
          <table:table-cell table:style-name="ce5" office:value-type="float" office:value="34.60114" calcext:value-type="float">
            <text:p>34.6 </text:p>
          </table:table-cell>
          <table:table-cell table:style-name="ce5" office:value-type="float" office:value="7.522236" calcext:value-type="float">
            <text:p>7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5.5" calcext:value-type="float">
            <text:p>75.5 </text:p>
          </table:table-cell>
          <table:table-cell table:style-name="ce5" office:value-type="float" office:value="29.00763" calcext:value-type="float">
            <text:p>29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0.5362874" calcext:value-type="float">
            <text:p>0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5.27678" calcext:value-type="float">
            <text:p>15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1351134" calcext:value-type="float">
            <text:p>0.0 </text:p>
          </table:table-cell>
          <table:table-cell table:style-name="ce5" office:value-type="float" office:value="25.28696" calcext:value-type="float">
            <text:p>25.3 </text:p>
          </table:table-cell>
          <table:table-cell table:style-name="ce5" office:value-type="float" office:value="55.18477" calcext:value-type="float">
            <text:p>55.2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5M7</text:p>
          </table:table-cell>
          <table:table-cell office:value-type="string" calcext:value-type="string">
            <text:p>..</text:p>
          </table:table-cell>
          <table:table-cell office:value-type="float" office:value="48.08306" calcext:value-type="float">
            <text:p>48.1 </text:p>
          </table:table-cell>
          <table:table-cell office:value-type="float" office:value="42.89643" calcext:value-type="float">
            <text:p>42.9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3.253444" calcext:value-type="float">
            <text:p>3.3 </text:p>
          </table:table-cell>
          <table:table-cell office:value-type="float" office:value="35.44052" calcext:value-type="float">
            <text:p>35.4 </text:p>
          </table:table-cell>
          <table:table-cell office:value-type="float" office:value="9.860229" calcext:value-type="float">
            <text:p>9.9 </text:p>
          </table:table-cell>
          <table:table-cell office:value-type="string" calcext:value-type="string">
            <text:p>..</text:p>
          </table:table-cell>
          <table:table-cell office:value-type="float" office:value="75.5" calcext:value-type="float">
            <text:p>75.5 </text:p>
          </table:table-cell>
          <table:table-cell office:value-type="float" office:value="29.06337" calcext:value-type="float">
            <text:p>29.1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0.5583911" calcext:value-type="float">
            <text:p>0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5.39347" calcext:value-type="float">
            <text:p>15.4 </text:p>
          </table:table-cell>
          <table:table-cell office:value-type="string" calcext:value-type="string">
            <text:p>..</text:p>
          </table:table-cell>
          <table:table-cell office:value-type="float" office:value="0.0015127" calcext:value-type="float">
            <text:p>0.0 </text:p>
          </table:table-cell>
          <table:table-cell office:value-type="float" office:value="25.35212" calcext:value-type="float">
            <text:p>25.4 </text:p>
          </table:table-cell>
          <table:table-cell office:value-type="float" office:value="55.24708" calcext:value-type="float">
            <text:p>55.2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5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8.19673" calcext:value-type="float">
            <text:p>48.2 </text:p>
          </table:table-cell>
          <table:table-cell table:style-name="ce5" office:value-type="float" office:value="42.96975" calcext:value-type="float">
            <text:p>43.0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3.256678" calcext:value-type="float">
            <text:p>3.3 </text:p>
          </table:table-cell>
          <table:table-cell table:style-name="ce5" office:value-type="float" office:value="35.44052" calcext:value-type="float">
            <text:p>35.4 </text:p>
          </table:table-cell>
          <table:table-cell table:style-name="ce5" office:value-type="float" office:value="10.36849" calcext:value-type="float">
            <text:p>10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5.6" calcext:value-type="float">
            <text:p>75.6 </text:p>
          </table:table-cell>
          <table:table-cell table:style-name="ce5" office:value-type="float" office:value="29.12017" calcext:value-type="float">
            <text:p>29.1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0.5831392" calcext:value-type="float">
            <text:p>0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5.51016" calcext:value-type="float">
            <text:p>15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1537251" calcext:value-type="float">
            <text:p>0.0 </text:p>
          </table:table-cell>
          <table:table-cell table:style-name="ce5" office:value-type="float" office:value="25.40966" calcext:value-type="float">
            <text:p>25.4 </text:p>
          </table:table-cell>
          <table:table-cell table:style-name="ce5" office:value-type="float" office:value="55.81653" calcext:value-type="float">
            <text:p>55.8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5M9</text:p>
          </table:table-cell>
          <table:table-cell office:value-type="string" calcext:value-type="string">
            <text:p>..</text:p>
          </table:table-cell>
          <table:table-cell office:value-type="float" office:value="48.22348" calcext:value-type="float">
            <text:p>48.2 </text:p>
          </table:table-cell>
          <table:table-cell office:value-type="float" office:value="43.11641" calcext:value-type="float">
            <text:p>43.1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3.331061" calcext:value-type="float">
            <text:p>3.3 </text:p>
          </table:table-cell>
          <table:table-cell office:value-type="float" office:value="35.44052" calcext:value-type="float">
            <text:p>35.4 </text:p>
          </table:table-cell>
          <table:table-cell office:value-type="float" office:value="10.67344" calcext:value-type="float">
            <text:p>10.7 </text:p>
          </table:table-cell>
          <table:table-cell office:value-type="string" calcext:value-type="string">
            <text:p>..</text:p>
          </table:table-cell>
          <table:table-cell office:value-type="float" office:value="75.6" calcext:value-type="float">
            <text:p>75.6 </text:p>
          </table:table-cell>
          <table:table-cell office:value-type="float" office:value="29.17698" calcext:value-type="float">
            <text:p>29.2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0.6145644" calcext:value-type="float">
            <text:p>0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5.52961" calcext:value-type="float">
            <text:p>15.5 </text:p>
          </table:table-cell>
          <table:table-cell office:value-type="string" calcext:value-type="string">
            <text:p>..</text:p>
          </table:table-cell>
          <table:table-cell office:value-type="float" office:value="0.001584771" calcext:value-type="float">
            <text:p>0.0 </text:p>
          </table:table-cell>
          <table:table-cell office:value-type="float" office:value="25.71177" calcext:value-type="float">
            <text:p>25.7 </text:p>
          </table:table-cell>
          <table:table-cell office:value-type="float" office:value="55.82772" calcext:value-type="float">
            <text:p>55.8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5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8.17667" calcext:value-type="float">
            <text:p>48.2 </text:p>
          </table:table-cell>
          <table:table-cell table:style-name="ce5" office:value-type="float" office:value="43.33639" calcext:value-type="float">
            <text:p>43.3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3.334295" calcext:value-type="float">
            <text:p>3.3 </text:p>
          </table:table-cell>
          <table:table-cell table:style-name="ce5" office:value-type="float" office:value="35.25399" calcext:value-type="float">
            <text:p>35.3 </text:p>
          </table:table-cell>
          <table:table-cell table:style-name="ce5" office:value-type="float" office:value="10.87675" calcext:value-type="float">
            <text:p>10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5.8" calcext:value-type="float">
            <text:p>75.8 </text:p>
          </table:table-cell>
          <table:table-cell table:style-name="ce5" office:value-type="float" office:value="29.17698" calcext:value-type="float">
            <text:p>29.2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0.6351574" calcext:value-type="float">
            <text:p>0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5.79216" calcext:value-type="float">
            <text:p>15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1748712" calcext:value-type="float">
            <text:p>0.0 </text:p>
          </table:table-cell>
          <table:table-cell table:style-name="ce5" office:value-type="float" office:value="25.91571" calcext:value-type="float">
            <text:p>25.9 </text:p>
          </table:table-cell>
          <table:table-cell table:style-name="ce5" office:value-type="float" office:value="55.86089" calcext:value-type="float">
            <text:p>55.9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5M11</text:p>
          </table:table-cell>
          <table:table-cell office:value-type="string" calcext:value-type="string">
            <text:p>..</text:p>
          </table:table-cell>
          <table:table-cell office:value-type="float" office:value="48.14324" calcext:value-type="float">
            <text:p>48.1 </text:p>
          </table:table-cell>
          <table:table-cell office:value-type="float" office:value="43.40972" calcext:value-type="float">
            <text:p>43.4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3.337529" calcext:value-type="float">
            <text:p>3.3 </text:p>
          </table:table-cell>
          <table:table-cell office:value-type="float" office:value="35.25399" calcext:value-type="float">
            <text:p>35.3 </text:p>
          </table:table-cell>
          <table:table-cell office:value-type="float" office:value="11.08005" calcext:value-type="float">
            <text:p>11.1 </text:p>
          </table:table-cell>
          <table:table-cell office:value-type="string" calcext:value-type="string">
            <text:p>..</text:p>
          </table:table-cell>
          <table:table-cell office:value-type="float" office:value="75.9" calcext:value-type="float">
            <text:p>75.9 </text:p>
          </table:table-cell>
          <table:table-cell office:value-type="float" office:value="29.29166" calcext:value-type="float">
            <text:p>29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0.6608806" calcext:value-type="float">
            <text:p>0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5.85051" calcext:value-type="float">
            <text:p>15.9 </text:p>
          </table:table-cell>
          <table:table-cell office:value-type="string" calcext:value-type="string">
            <text:p>..</text:p>
          </table:table-cell>
          <table:table-cell office:value-type="float" office:value="0.001794648" calcext:value-type="float">
            <text:p>0.0 </text:p>
          </table:table-cell>
          <table:table-cell office:value-type="float" office:value="25.99695" calcext:value-type="float">
            <text:p>26.0 </text:p>
          </table:table-cell>
          <table:table-cell office:value-type="float" office:value="56.44052" calcext:value-type="float">
            <text:p>56.4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5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8.43076" calcext:value-type="float">
            <text:p>48.4 </text:p>
          </table:table-cell>
          <table:table-cell table:style-name="ce5" office:value-type="float" office:value="43.55637" calcext:value-type="float">
            <text:p>43.6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3.382806" calcext:value-type="float">
            <text:p>3.4 </text:p>
          </table:table-cell>
          <table:table-cell table:style-name="ce5" office:value-type="float" office:value="35.25399" calcext:value-type="float">
            <text:p>35.3 </text:p>
          </table:table-cell>
          <table:table-cell table:style-name="ce5" office:value-type="float" office:value="11.28335" calcext:value-type="float">
            <text:p>11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6" calcext:value-type="float">
            <text:p>76.0 </text:p>
          </table:table-cell>
          <table:table-cell table:style-name="ce5" office:value-type="float" office:value="29.46208" calcext:value-type="float">
            <text:p>29.5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0.6936231" calcext:value-type="float">
            <text:p>0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5.99637" calcext:value-type="float">
            <text:p>16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1844543" calcext:value-type="float">
            <text:p>0.0 </text:p>
          </table:table-cell>
          <table:table-cell table:style-name="ce5" office:value-type="float" office:value="26.07903" calcext:value-type="float">
            <text:p>26.1 </text:p>
          </table:table-cell>
          <table:table-cell table:style-name="ce5" office:value-type="float" office:value="56.44496" calcext:value-type="float">
            <text:p>56.4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6M1</text:p>
          </table:table-cell>
          <table:table-cell office:value-type="string" calcext:value-type="string">
            <text:p>..</text:p>
          </table:table-cell>
          <table:table-cell office:value-type="float" office:value="48.67816" calcext:value-type="float">
            <text:p>48.7 </text:p>
          </table:table-cell>
          <table:table-cell office:value-type="float" office:value="43.55637" calcext:value-type="float">
            <text:p>43.6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3.376338" calcext:value-type="float">
            <text:p>3.4 </text:p>
          </table:table-cell>
          <table:table-cell office:value-type="float" office:value="36.18664" calcext:value-type="float">
            <text:p>36.2 </text:p>
          </table:table-cell>
          <table:table-cell office:value-type="float" office:value="11.38501" calcext:value-type="float">
            <text:p>11.4 </text:p>
          </table:table-cell>
          <table:table-cell office:value-type="string" calcext:value-type="string">
            <text:p>..</text:p>
          </table:table-cell>
          <table:table-cell office:value-type="float" office:value="76.1" calcext:value-type="float">
            <text:p>76.1 </text:p>
          </table:table-cell>
          <table:table-cell office:value-type="float" office:value="29.51889" calcext:value-type="float">
            <text:p>29.5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0.7718756" calcext:value-type="float">
            <text:p>0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7.07576" calcext:value-type="float">
            <text:p>17.1 </text:p>
          </table:table-cell>
          <table:table-cell office:value-type="string" calcext:value-type="string">
            <text:p>..</text:p>
          </table:table-cell>
          <table:table-cell office:value-type="float" office:value="0.00195859" calcext:value-type="float">
            <text:p>0.0 </text:p>
          </table:table-cell>
          <table:table-cell office:value-type="float" office:value="26.98788" calcext:value-type="float">
            <text:p>27.0 </text:p>
          </table:table-cell>
          <table:table-cell office:value-type="float" office:value="56.73856" calcext:value-type="float">
            <text:p>56.7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6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9.13954" calcext:value-type="float">
            <text:p>49.1 </text:p>
          </table:table-cell>
          <table:table-cell table:style-name="ce5" office:value-type="float" office:value="43.84968" calcext:value-type="float">
            <text:p>43.8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3.424848" calcext:value-type="float">
            <text:p>3.4 </text:p>
          </table:table-cell>
          <table:table-cell table:style-name="ce5" office:value-type="float" office:value="36.18664" calcext:value-type="float">
            <text:p>36.2 </text:p>
          </table:table-cell>
          <table:table-cell table:style-name="ce5" office:value-type="float" office:value="11.58831" calcext:value-type="float">
            <text:p>11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6.1" calcext:value-type="float">
            <text:p>76.1 </text:p>
          </table:table-cell>
          <table:table-cell table:style-name="ce5" office:value-type="float" office:value="29.5757" calcext:value-type="float">
            <text:p>29.6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0.8104479" calcext:value-type="float">
            <text:p>0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7.40638" calcext:value-type="float">
            <text:p>17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223737" calcext:value-type="float">
            <text:p>0.0 </text:p>
          </table:table-cell>
          <table:table-cell table:style-name="ce5" office:value-type="float" office:value="27.32975" calcext:value-type="float">
            <text:p>27.3 </text:p>
          </table:table-cell>
          <table:table-cell table:style-name="ce5" office:value-type="float" office:value="57.06653" calcext:value-type="float">
            <text:p>57.1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6M3</text:p>
          </table:table-cell>
          <table:table-cell office:value-type="string" calcext:value-type="string">
            <text:p>..</text:p>
          </table:table-cell>
          <table:table-cell office:value-type="float" office:value="49.2064" calcext:value-type="float">
            <text:p>49.2 </text:p>
          </table:table-cell>
          <table:table-cell office:value-type="float" office:value="44.14299" calcext:value-type="float">
            <text:p>44.1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3.398976" calcext:value-type="float">
            <text:p>3.4 </text:p>
          </table:table-cell>
          <table:table-cell office:value-type="float" office:value="36.18664" calcext:value-type="float">
            <text:p>36.2 </text:p>
          </table:table-cell>
          <table:table-cell office:value-type="float" office:value="11.99492" calcext:value-type="float">
            <text:p>12.0 </text:p>
          </table:table-cell>
          <table:table-cell office:value-type="string" calcext:value-type="string">
            <text:p>..</text:p>
          </table:table-cell>
          <table:table-cell office:value-type="float" office:value="76.2" calcext:value-type="float">
            <text:p>76.2 </text:p>
          </table:table-cell>
          <table:table-cell office:value-type="float" office:value="29.80292" calcext:value-type="float">
            <text:p>29.8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0.8410919" calcext:value-type="float">
            <text:p>0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7.63004" calcext:value-type="float">
            <text:p>17.6 </text:p>
          </table:table-cell>
          <table:table-cell office:value-type="string" calcext:value-type="string">
            <text:p>..</text:p>
          </table:table-cell>
          <table:table-cell office:value-type="float" office:value="0.002307857" calcext:value-type="float">
            <text:p>0.0 </text:p>
          </table:table-cell>
          <table:table-cell office:value-type="float" office:value="27.57347" calcext:value-type="float">
            <text:p>27.6 </text:p>
          </table:table-cell>
          <table:table-cell office:value-type="float" office:value="57.11785" calcext:value-type="float">
            <text:p>57.1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6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9.54742" calcext:value-type="float">
            <text:p>49.5 </text:p>
          </table:table-cell>
          <table:table-cell table:style-name="ce5" office:value-type="float" office:value="44.28964" calcext:value-type="float">
            <text:p>44.3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3.405444" calcext:value-type="float">
            <text:p>3.4 </text:p>
          </table:table-cell>
          <table:table-cell table:style-name="ce5" office:value-type="float" office:value="37.11928" calcext:value-type="float">
            <text:p>37.1 </text:p>
          </table:table-cell>
          <table:table-cell table:style-name="ce5" office:value-type="float" office:value="12.70648" calcext:value-type="float">
            <text:p>12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6.8" calcext:value-type="float">
            <text:p>76.8 </text:p>
          </table:table-cell>
          <table:table-cell table:style-name="ce5" office:value-type="float" office:value="29.9176" calcext:value-type="float">
            <text:p>29.9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0.8742474" calcext:value-type="float">
            <text:p>0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7.73701" calcext:value-type="float">
            <text:p>17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2513774" calcext:value-type="float">
            <text:p>0.0 </text:p>
          </table:table-cell>
          <table:table-cell table:style-name="ce5" office:value-type="float" office:value="27.81718" calcext:value-type="float">
            <text:p>27.8 </text:p>
          </table:table-cell>
          <table:table-cell table:style-name="ce5" office:value-type="float" office:value="57.15979" calcext:value-type="float">
            <text:p>57.2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6M5</text:p>
          </table:table-cell>
          <table:table-cell office:value-type="string" calcext:value-type="string">
            <text:p>..</text:p>
          </table:table-cell>
          <table:table-cell office:value-type="float" office:value="49.62766" calcext:value-type="float">
            <text:p>49.6 </text:p>
          </table:table-cell>
          <table:table-cell office:value-type="float" office:value="44.65628" calcext:value-type="float">
            <text:p>44.7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3.405444" calcext:value-type="float">
            <text:p>3.4 </text:p>
          </table:table-cell>
          <table:table-cell office:value-type="float" office:value="37.11928" calcext:value-type="float">
            <text:p>37.1 </text:p>
          </table:table-cell>
          <table:table-cell office:value-type="float" office:value="12.70648" calcext:value-type="float">
            <text:p>12.7 </text:p>
          </table:table-cell>
          <table:table-cell office:value-type="string" calcext:value-type="string">
            <text:p>..</text:p>
          </table:table-cell>
          <table:table-cell office:value-type="float" office:value="77" calcext:value-type="float">
            <text:p>77.0 </text:p>
          </table:table-cell>
          <table:table-cell office:value-type="float" office:value="30.03015" calcext:value-type="float">
            <text:p>30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0.9047036" calcext:value-type="float">
            <text:p>0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7.86342" calcext:value-type="float">
            <text:p>17.9 </text:p>
          </table:table-cell>
          <table:table-cell office:value-type="string" calcext:value-type="string">
            <text:p>..</text:p>
          </table:table-cell>
          <table:table-cell office:value-type="float" office:value="0.002596141" calcext:value-type="float">
            <text:p>0.0 </text:p>
          </table:table-cell>
          <table:table-cell office:value-type="float" office:value="27.94073" calcext:value-type="float">
            <text:p>27.9 </text:p>
          </table:table-cell>
          <table:table-cell office:value-type="float" office:value="57.05121" calcext:value-type="float">
            <text:p>57.1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6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9.84831" calcext:value-type="float">
            <text:p>49.8 </text:p>
          </table:table-cell>
          <table:table-cell table:style-name="ce5" office:value-type="float" office:value="44.72961" calcext:value-type="float">
            <text:p>44.7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3.525104" calcext:value-type="float">
            <text:p>3.5 </text:p>
          </table:table-cell>
          <table:table-cell table:style-name="ce5" office:value-type="float" office:value="37.11928" calcext:value-type="float">
            <text:p>37.1 </text:p>
          </table:table-cell>
          <table:table-cell table:style-name="ce5" office:value-type="float" office:value="13.01144" calcext:value-type="float">
            <text:p>13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7" calcext:value-type="float">
            <text:p>77.0 </text:p>
          </table:table-cell>
          <table:table-cell table:style-name="ce5" office:value-type="float" office:value="30.37206" calcext:value-type="float">
            <text:p>30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0.9579176" calcext:value-type="float">
            <text:p>1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7.94122" calcext:value-type="float">
            <text:p>17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2817898" calcext:value-type="float">
            <text:p>0.0 </text:p>
          </table:table-cell>
          <table:table-cell table:style-name="ce5" office:value-type="float" office:value="28.10151" calcext:value-type="float">
            <text:p>28.1 </text:p>
          </table:table-cell>
          <table:table-cell table:style-name="ce5" office:value-type="float" office:value="57.06179" calcext:value-type="float">
            <text:p>57.1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6M7</text:p>
          </table:table-cell>
          <table:table-cell office:value-type="string" calcext:value-type="string">
            <text:p>..</text:p>
          </table:table-cell>
          <table:table-cell office:value-type="float" office:value="50.43673" calcext:value-type="float">
            <text:p>50.4 </text:p>
          </table:table-cell>
          <table:table-cell office:value-type="float" office:value="45.16957" calcext:value-type="float">
            <text:p>45.2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3.528338" calcext:value-type="float">
            <text:p>3.5 </text:p>
          </table:table-cell>
          <table:table-cell office:value-type="float" office:value="37.30581" calcext:value-type="float">
            <text:p>37.3 </text:p>
          </table:table-cell>
          <table:table-cell office:value-type="float" office:value="13.41804" calcext:value-type="float">
            <text:p>13.4 </text:p>
          </table:table-cell>
          <table:table-cell office:value-type="string" calcext:value-type="string">
            <text:p>..</text:p>
          </table:table-cell>
          <table:table-cell office:value-type="float" office:value="77.1" calcext:value-type="float">
            <text:p>77.1 </text:p>
          </table:table-cell>
          <table:table-cell office:value-type="float" office:value="30.42993" calcext:value-type="float">
            <text:p>30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01174" calcext:value-type="float">
            <text:p>1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7.98984" calcext:value-type="float">
            <text:p>18.0 </text:p>
          </table:table-cell>
          <table:table-cell office:value-type="string" calcext:value-type="string">
            <text:p>..</text:p>
          </table:table-cell>
          <table:table-cell office:value-type="float" office:value="0.003185381" calcext:value-type="float">
            <text:p>0.0 </text:p>
          </table:table-cell>
          <table:table-cell office:value-type="float" office:value="28.24283" calcext:value-type="float">
            <text:p>28.2 </text:p>
          </table:table-cell>
          <table:table-cell office:value-type="float" office:value="57.075" calcext:value-type="float">
            <text:p>57.1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6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0.50359" calcext:value-type="float">
            <text:p>50.5 </text:p>
          </table:table-cell>
          <table:table-cell table:style-name="ce5" office:value-type="float" office:value="45.38955" calcext:value-type="float">
            <text:p>45.4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3.53804" calcext:value-type="float">
            <text:p>3.5 </text:p>
          </table:table-cell>
          <table:table-cell table:style-name="ce5" office:value-type="float" office:value="37.30581" calcext:value-type="float">
            <text:p>37.3 </text:p>
          </table:table-cell>
          <table:table-cell table:style-name="ce5" office:value-type="float" office:value="13.62135" calcext:value-type="float">
            <text:p>13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7.2" calcext:value-type="float">
            <text:p>77.2 </text:p>
          </table:table-cell>
          <table:table-cell table:style-name="ce5" office:value-type="float" office:value="30.42993" calcext:value-type="float">
            <text:p>30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10394" calcext:value-type="float">
            <text:p>1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8.20377" calcext:value-type="float">
            <text:p>18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338417" calcext:value-type="float">
            <text:p>0.0 </text:p>
          </table:table-cell>
          <table:table-cell table:style-name="ce5" office:value-type="float" office:value="28.34353" calcext:value-type="float">
            <text:p>28.3 </text:p>
          </table:table-cell>
          <table:table-cell table:style-name="ce5" office:value-type="float" office:value="57.70263" calcext:value-type="float">
            <text:p>57.7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6M9</text:p>
          </table:table-cell>
          <table:table-cell office:value-type="string" calcext:value-type="string">
            <text:p>..</text:p>
          </table:table-cell>
          <table:table-cell office:value-type="float" office:value="50.51697" calcext:value-type="float">
            <text:p>50.5 </text:p>
          </table:table-cell>
          <table:table-cell office:value-type="float" office:value="45.31622" calcext:value-type="float">
            <text:p>45.3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3.631827" calcext:value-type="float">
            <text:p>3.6 </text:p>
          </table:table-cell>
          <table:table-cell office:value-type="float" office:value="37.30581" calcext:value-type="float">
            <text:p>37.3 </text:p>
          </table:table-cell>
          <table:table-cell office:value-type="float" office:value="13.9263" calcext:value-type="float">
            <text:p>13.9 </text:p>
          </table:table-cell>
          <table:table-cell office:value-type="string" calcext:value-type="string">
            <text:p>..</text:p>
          </table:table-cell>
          <table:table-cell office:value-type="float" office:value="77.3" calcext:value-type="float">
            <text:p>77.3 </text:p>
          </table:table-cell>
          <table:table-cell office:value-type="float" office:value="30.48567" calcext:value-type="float">
            <text:p>30.5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159059" calcext:value-type="float">
            <text:p>1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8.23294" calcext:value-type="float">
            <text:p>18.2 </text:p>
          </table:table-cell>
          <table:table-cell office:value-type="string" calcext:value-type="string">
            <text:p>..</text:p>
          </table:table-cell>
          <table:table-cell office:value-type="float" office:value="0.003620183" calcext:value-type="float">
            <text:p>0.0 </text:p>
          </table:table-cell>
          <table:table-cell office:value-type="float" office:value="28.48401" calcext:value-type="float">
            <text:p>28.5 </text:p>
          </table:table-cell>
          <table:table-cell office:value-type="float" office:value="57.71503" calcext:value-type="float">
            <text:p>57.7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6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0.42336" calcext:value-type="float">
            <text:p>50.4 </text:p>
          </table:table-cell>
          <table:table-cell table:style-name="ce5" office:value-type="float" office:value="45.75619" calcext:value-type="float">
            <text:p>45.8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3.635061" calcext:value-type="float">
            <text:p>3.6 </text:p>
          </table:table-cell>
          <table:table-cell table:style-name="ce5" office:value-type="float" office:value="37.02602" calcext:value-type="float">
            <text:p>37.0 </text:p>
          </table:table-cell>
          <table:table-cell table:style-name="ce5" office:value-type="float" office:value="14.23126" calcext:value-type="float">
            <text:p>14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7.6" calcext:value-type="float">
            <text:p>77.6 </text:p>
          </table:table-cell>
          <table:table-cell table:style-name="ce5" office:value-type="float" office:value="30.48567" calcext:value-type="float">
            <text:p>30.5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209688" calcext:value-type="float">
            <text:p>1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8.5344" calcext:value-type="float">
            <text:p>18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3879163" calcext:value-type="float">
            <text:p>0.0 </text:p>
          </table:table-cell>
          <table:table-cell table:style-name="ce5" office:value-type="float" office:value="28.61094" calcext:value-type="float">
            <text:p>28.6 </text:p>
          </table:table-cell>
          <table:table-cell table:style-name="ce5" office:value-type="float" office:value="57.69315" calcext:value-type="float">
            <text:p>57.7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6M11</text:p>
          </table:table-cell>
          <table:table-cell office:value-type="string" calcext:value-type="string">
            <text:p>..</text:p>
          </table:table-cell>
          <table:table-cell office:value-type="float" office:value="50.303" calcext:value-type="float">
            <text:p>50.3 </text:p>
          </table:table-cell>
          <table:table-cell office:value-type="float" office:value="45.75619" calcext:value-type="float">
            <text:p>45.8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3.638295" calcext:value-type="float">
            <text:p>3.6 </text:p>
          </table:table-cell>
          <table:table-cell office:value-type="float" office:value="37.02602" calcext:value-type="float">
            <text:p>37.0 </text:p>
          </table:table-cell>
          <table:table-cell office:value-type="float" office:value="14.43456" calcext:value-type="float">
            <text:p>14.4 </text:p>
          </table:table-cell>
          <table:table-cell office:value-type="string" calcext:value-type="string">
            <text:p>..</text:p>
          </table:table-cell>
          <table:table-cell office:value-type="float" office:value="77.6" calcext:value-type="float">
            <text:p>77.6 </text:p>
          </table:table-cell>
          <table:table-cell office:value-type="float" office:value="30.48567" calcext:value-type="float">
            <text:p>30.5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273617" calcext:value-type="float">
            <text:p>1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8.60246" calcext:value-type="float">
            <text:p>18.6 </text:p>
          </table:table-cell>
          <table:table-cell office:value-type="string" calcext:value-type="string">
            <text:p>..</text:p>
          </table:table-cell>
          <table:table-cell office:value-type="float" office:value="0.004187247" calcext:value-type="float">
            <text:p>0.0 </text:p>
          </table:table-cell>
          <table:table-cell office:value-type="float" office:value="28.71757" calcext:value-type="float">
            <text:p>28.7 </text:p>
          </table:table-cell>
          <table:table-cell office:value-type="float" office:value="58.14817" calcext:value-type="float">
            <text:p>58.1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6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0.57715" calcext:value-type="float">
            <text:p>50.6 </text:p>
          </table:table-cell>
          <table:table-cell table:style-name="ce5" office:value-type="float" office:value="45.90284" calcext:value-type="float">
            <text:p>45.9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3.686806" calcext:value-type="float">
            <text:p>3.7 </text:p>
          </table:table-cell>
          <table:table-cell table:style-name="ce5" office:value-type="float" office:value="37.02602" calcext:value-type="float">
            <text:p>37.0 </text:p>
          </table:table-cell>
          <table:table-cell table:style-name="ce5" office:value-type="float" office:value="14.73952" calcext:value-type="float">
            <text:p>14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7.6" calcext:value-type="float">
            <text:p>77.6 </text:p>
          </table:table-cell>
          <table:table-cell table:style-name="ce5" office:value-type="float" office:value="30.54354" calcext:value-type="float">
            <text:p>30.5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3616" calcext:value-type="float">
            <text:p>1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8.70943" calcext:value-type="float">
            <text:p>18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4278326" calcext:value-type="float">
            <text:p>0.0 </text:p>
          </table:table-cell>
          <table:table-cell table:style-name="ce5" office:value-type="float" office:value="28.79965" calcext:value-type="float">
            <text:p>28.8 </text:p>
          </table:table-cell>
          <table:table-cell table:style-name="ce5" office:value-type="float" office:value="58.15331" calcext:value-type="float">
            <text:p>58.2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7M1</text:p>
          </table:table-cell>
          <table:table-cell office:value-type="string" calcext:value-type="string">
            <text:p>..</text:p>
          </table:table-cell>
          <table:table-cell office:value-type="float" office:value="50.63064" calcext:value-type="float">
            <text:p>50.6 </text:p>
          </table:table-cell>
          <table:table-cell office:value-type="float" office:value="45.75619" calcext:value-type="float">
            <text:p>45.8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3.680338" calcext:value-type="float">
            <text:p>3.7 </text:p>
          </table:table-cell>
          <table:table-cell office:value-type="float" office:value="38.14519" calcext:value-type="float">
            <text:p>38.1 </text:p>
          </table:table-cell>
          <table:table-cell office:value-type="float" office:value="15.34943" calcext:value-type="float">
            <text:p>15.3 </text:p>
          </table:table-cell>
          <table:table-cell office:value-type="string" calcext:value-type="string">
            <text:p>..</text:p>
          </table:table-cell>
          <table:table-cell office:value-type="float" office:value="77.7" calcext:value-type="float">
            <text:p>77.7 </text:p>
          </table:table-cell>
          <table:table-cell office:value-type="float" office:value="30.65609" calcext:value-type="float">
            <text:p>30.7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516494" calcext:value-type="float">
            <text:p>1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9.3804" calcext:value-type="float">
            <text:p>19.4 </text:p>
          </table:table-cell>
          <table:table-cell office:value-type="string" calcext:value-type="string">
            <text:p>..</text:p>
          </table:table-cell>
          <table:table-cell office:value-type="float" office:value="0.004576906" calcext:value-type="float">
            <text:p>0.0 </text:p>
          </table:table-cell>
          <table:table-cell office:value-type="float" office:value="29.01036" calcext:value-type="float">
            <text:p>29.0 </text:p>
          </table:table-cell>
          <table:table-cell office:value-type="float" office:value="58.3606" calcext:value-type="float">
            <text:p>58.4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7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0.85798" calcext:value-type="float">
            <text:p>50.9 </text:p>
          </table:table-cell>
          <table:table-cell table:style-name="ce5" office:value-type="float" office:value="46.0495" calcext:value-type="float">
            <text:p>46.0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3.73855" calcext:value-type="float">
            <text:p>3.7 </text:p>
          </table:table-cell>
          <table:table-cell table:style-name="ce5" office:value-type="float" office:value="38.14519" calcext:value-type="float">
            <text:p>38.1 </text:p>
          </table:table-cell>
          <table:table-cell table:style-name="ce5" office:value-type="float" office:value="15.65438" calcext:value-type="float">
            <text:p>15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7.8" calcext:value-type="float">
            <text:p>77.8 </text:p>
          </table:table-cell>
          <table:table-cell table:style-name="ce5" office:value-type="float" office:value="30.71396" calcext:value-type="float">
            <text:p>30.7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601628" calcext:value-type="float">
            <text:p>1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9.56516" calcext:value-type="float">
            <text:p>19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5397407" calcext:value-type="float">
            <text:p>0.0 </text:p>
          </table:table-cell>
          <table:table-cell table:style-name="ce5" office:value-type="float" office:value="29.57395" calcext:value-type="float">
            <text:p>29.6 </text:p>
          </table:table-cell>
          <table:table-cell table:style-name="ce5" office:value-type="float" office:value="58.65873" calcext:value-type="float">
            <text:p>58.7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7M3</text:p>
          </table:table-cell>
          <table:table-cell office:value-type="string" calcext:value-type="string">
            <text:p>..</text:p>
          </table:table-cell>
          <table:table-cell office:value-type="float" office:value="50.8981" calcext:value-type="float">
            <text:p>50.9 </text:p>
          </table:table-cell>
          <table:table-cell office:value-type="float" office:value="46.26948" calcext:value-type="float">
            <text:p>46.3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3.680338" calcext:value-type="float">
            <text:p>3.7 </text:p>
          </table:table-cell>
          <table:table-cell office:value-type="float" office:value="38.14519" calcext:value-type="float">
            <text:p>38.1 </text:p>
          </table:table-cell>
          <table:table-cell office:value-type="float" office:value="15.85769" calcext:value-type="float">
            <text:p>15.9 </text:p>
          </table:table-cell>
          <table:table-cell office:value-type="string" calcext:value-type="string">
            <text:p>..</text:p>
          </table:table-cell>
          <table:table-cell office:value-type="float" office:value="77.9" calcext:value-type="float">
            <text:p>77.9 </text:p>
          </table:table-cell>
          <table:table-cell office:value-type="float" office:value="30.998" calcext:value-type="float">
            <text:p>31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680125" calcext:value-type="float">
            <text:p>1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9.78882" calcext:value-type="float">
            <text:p>19.8 </text:p>
          </table:table-cell>
          <table:table-cell office:value-type="string" calcext:value-type="string">
            <text:p>..</text:p>
          </table:table-cell>
          <table:table-cell office:value-type="float" office:value="0.005976351" calcext:value-type="float">
            <text:p>0.0 </text:p>
          </table:table-cell>
          <table:table-cell office:value-type="float" office:value="29.69665" calcext:value-type="float">
            <text:p>29.7 </text:p>
          </table:table-cell>
          <table:table-cell office:value-type="float" office:value="58.69836" calcext:value-type="float">
            <text:p>58.7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7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1.33942" calcext:value-type="float">
            <text:p>51.3 </text:p>
          </table:table-cell>
          <table:table-cell table:style-name="ce5" office:value-type="float" office:value="46.48946" calcext:value-type="float">
            <text:p>46.5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3.680338" calcext:value-type="float">
            <text:p>3.7 </text:p>
          </table:table-cell>
          <table:table-cell table:style-name="ce5" office:value-type="float" office:value="38.33172" calcext:value-type="float">
            <text:p>38.3 </text:p>
          </table:table-cell>
          <table:table-cell table:style-name="ce5" office:value-type="float" office:value="16.2643" calcext:value-type="float">
            <text:p>16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8.4" calcext:value-type="float">
            <text:p>78.4 </text:p>
          </table:table-cell>
          <table:table-cell table:style-name="ce5" office:value-type="float" office:value="31.05587" calcext:value-type="float">
            <text:p>31.1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797177" calcext:value-type="float">
            <text:p>1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9.89579" calcext:value-type="float">
            <text:p>19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6236915" calcext:value-type="float">
            <text:p>0.0 </text:p>
          </table:table-cell>
          <table:table-cell table:style-name="ce5" office:value-type="float" office:value="29.91244" calcext:value-type="float">
            <text:p>29.9 </text:p>
          </table:table-cell>
          <table:table-cell table:style-name="ce5" office:value-type="float" office:value="58.71187" calcext:value-type="float">
            <text:p>58.7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7M5</text:p>
          </table:table-cell>
          <table:table-cell office:value-type="string" calcext:value-type="string">
            <text:p>..</text:p>
          </table:table-cell>
          <table:table-cell office:value-type="float" office:value="51.45309" calcext:value-type="float">
            <text:p>51.5 </text:p>
          </table:table-cell>
          <table:table-cell office:value-type="float" office:value="46.70944" calcext:value-type="float">
            <text:p>46.7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3.680338" calcext:value-type="float">
            <text:p>3.7 </text:p>
          </table:table-cell>
          <table:table-cell office:value-type="float" office:value="38.33172" calcext:value-type="float">
            <text:p>38.3 </text:p>
          </table:table-cell>
          <table:table-cell office:value-type="float" office:value="16.4676" calcext:value-type="float">
            <text:p>16.5 </text:p>
          </table:table-cell>
          <table:table-cell office:value-type="string" calcext:value-type="string">
            <text:p>..</text:p>
          </table:table-cell>
          <table:table-cell office:value-type="float" office:value="78.5" calcext:value-type="float">
            <text:p>78.5 </text:p>
          </table:table-cell>
          <table:table-cell office:value-type="float" office:value="31.11161" calcext:value-type="float">
            <text:p>31.1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92851" calcext:value-type="float">
            <text:p>1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0.00276" calcext:value-type="float">
            <text:p>20.0 </text:p>
          </table:table-cell>
          <table:table-cell office:value-type="string" calcext:value-type="string">
            <text:p>..</text:p>
          </table:table-cell>
          <table:table-cell office:value-type="float" office:value="0.006453129" calcext:value-type="float">
            <text:p>0.0 </text:p>
          </table:table-cell>
          <table:table-cell office:value-type="float" office:value="30.05545" calcext:value-type="float">
            <text:p>30.1 </text:p>
          </table:table-cell>
          <table:table-cell office:value-type="float" office:value="58.34053" calcext:value-type="float">
            <text:p>58.3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7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1.60019" calcext:value-type="float">
            <text:p>51.6 </text:p>
          </table:table-cell>
          <table:table-cell table:style-name="ce5" office:value-type="float" office:value="46.78277" calcext:value-type="float">
            <text:p>46.8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3.803231" calcext:value-type="float">
            <text:p>3.8 </text:p>
          </table:table-cell>
          <table:table-cell table:style-name="ce5" office:value-type="float" office:value="38.33172" calcext:value-type="float">
            <text:p>38.3 </text:p>
          </table:table-cell>
          <table:table-cell table:style-name="ce5" office:value-type="float" office:value="16.77255" calcext:value-type="float">
            <text:p>16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8.8" calcext:value-type="float">
            <text:p>78.8 </text:p>
          </table:table-cell>
          <table:table-cell table:style-name="ce5" office:value-type="float" office:value="31.16841" calcext:value-type="float">
            <text:p>31.2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2.061667" calcext:value-type="float">
            <text:p>2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0.09027" calcext:value-type="float">
            <text:p>20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6872883" calcext:value-type="float">
            <text:p>0.0 </text:p>
          </table:table-cell>
          <table:table-cell table:style-name="ce5" office:value-type="float" office:value="30.12992" calcext:value-type="float">
            <text:p>30.1 </text:p>
          </table:table-cell>
          <table:table-cell table:style-name="ce5" office:value-type="float" office:value="58.35697" calcext:value-type="float">
            <text:p>58.4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7M7</text:p>
          </table:table-cell>
          <table:table-cell office:value-type="string" calcext:value-type="string">
            <text:p>..</text:p>
          </table:table-cell>
          <table:table-cell office:value-type="float" office:value="52.06156" calcext:value-type="float">
            <text:p>52.1 </text:p>
          </table:table-cell>
          <table:table-cell office:value-type="float" office:value="47.36938" calcext:value-type="float">
            <text:p>47.4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3.806465" calcext:value-type="float">
            <text:p>3.8 </text:p>
          </table:table-cell>
          <table:table-cell office:value-type="float" office:value="38.79805" calcext:value-type="float">
            <text:p>38.8 </text:p>
          </table:table-cell>
          <table:table-cell office:value-type="float" office:value="16.97586" calcext:value-type="float">
            <text:p>17.0 </text:p>
          </table:table-cell>
          <table:table-cell office:value-type="string" calcext:value-type="string">
            <text:p>..</text:p>
          </table:table-cell>
          <table:table-cell office:value-type="float" office:value="78.9" calcext:value-type="float">
            <text:p>78.9 </text:p>
          </table:table-cell>
          <table:table-cell office:value-type="float" office:value="31.16841" calcext:value-type="float">
            <text:p>31.2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.229274" calcext:value-type="float">
            <text:p>2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0.16807" calcext:value-type="float">
            <text:p>20.2 </text:p>
          </table:table-cell>
          <table:table-cell office:value-type="string" calcext:value-type="string">
            <text:p>..</text:p>
          </table:table-cell>
          <table:table-cell office:value-type="float" office:value="0.008644563" calcext:value-type="float">
            <text:p>0.0 </text:p>
          </table:table-cell>
          <table:table-cell office:value-type="float" office:value="30.26616" calcext:value-type="float">
            <text:p>30.3 </text:p>
          </table:table-cell>
          <table:table-cell office:value-type="float" office:value="58.40436" calcext:value-type="float">
            <text:p>58.4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7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2.12843" calcext:value-type="float">
            <text:p>52.1 </text:p>
          </table:table-cell>
          <table:table-cell table:style-name="ce5" office:value-type="float" office:value="47.51604" calcext:value-type="float">
            <text:p>47.5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3.809699" calcext:value-type="float">
            <text:p>3.8 </text:p>
          </table:table-cell>
          <table:table-cell table:style-name="ce5" office:value-type="float" office:value="38.79805" calcext:value-type="float">
            <text:p>38.8 </text:p>
          </table:table-cell>
          <table:table-cell table:style-name="ce5" office:value-type="float" office:value="17.28081" calcext:value-type="float">
            <text:p>17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9.1" calcext:value-type="float">
            <text:p>79.1 </text:p>
          </table:table-cell>
          <table:table-cell table:style-name="ce5" office:value-type="float" office:value="31.22522" calcext:value-type="float">
            <text:p>31.2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2.391188" calcext:value-type="float">
            <text:p>2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0.28476" calcext:value-type="float">
            <text:p>20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9130052" calcext:value-type="float">
            <text:p>0.0 </text:p>
          </table:table-cell>
          <table:table-cell table:style-name="ce5" office:value-type="float" office:value="30.3474" calcext:value-type="float">
            <text:p>30.3 </text:p>
          </table:table-cell>
          <table:table-cell table:style-name="ce5" office:value-type="float" office:value="58.90212" calcext:value-type="float">
            <text:p>58.9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7M9</text:p>
          </table:table-cell>
          <table:table-cell office:value-type="string" calcext:value-type="string">
            <text:p>..</text:p>
          </table:table-cell>
          <table:table-cell office:value-type="float" office:value="52.00138" calcext:value-type="float">
            <text:p>52.0 </text:p>
          </table:table-cell>
          <table:table-cell office:value-type="float" office:value="47.51604" calcext:value-type="float">
            <text:p>47.5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3.913188" calcext:value-type="float">
            <text:p>3.9 </text:p>
          </table:table-cell>
          <table:table-cell office:value-type="float" office:value="38.79805" calcext:value-type="float">
            <text:p>38.8 </text:p>
          </table:table-cell>
          <table:table-cell office:value-type="float" office:value="17.58577" calcext:value-type="float">
            <text:p>17.6 </text:p>
          </table:table-cell>
          <table:table-cell office:value-type="string" calcext:value-type="string">
            <text:p>..</text:p>
          </table:table-cell>
          <table:table-cell office:value-type="float" office:value="79" calcext:value-type="float">
            <text:p>79.0 </text:p>
          </table:table-cell>
          <table:table-cell office:value-type="float" office:value="31.22522" calcext:value-type="float">
            <text:p>31.2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.527126" calcext:value-type="float">
            <text:p>2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0.32365" calcext:value-type="float">
            <text:p>20.3 </text:p>
          </table:table-cell>
          <table:table-cell office:value-type="string" calcext:value-type="string">
            <text:p>..</text:p>
          </table:table-cell>
          <table:table-cell office:value-type="float" office:value="0.009731173" calcext:value-type="float">
            <text:p>0.0 </text:p>
          </table:table-cell>
          <table:table-cell office:value-type="float" office:value="30.54796" calcext:value-type="float">
            <text:p>30.5 </text:p>
          </table:table-cell>
          <table:table-cell office:value-type="float" office:value="58.9115" calcext:value-type="float">
            <text:p>58.9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7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1.60019" calcext:value-type="float">
            <text:p>51.6 </text:p>
          </table:table-cell>
          <table:table-cell table:style-name="ce5" office:value-type="float" office:value="47.66269" calcext:value-type="float">
            <text:p>47.7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3.909954" calcext:value-type="float">
            <text:p>3.9 </text:p>
          </table:table-cell>
          <table:table-cell table:style-name="ce5" office:value-type="float" office:value="38.51825" calcext:value-type="float">
            <text:p>38.5 </text:p>
          </table:table-cell>
          <table:table-cell table:style-name="ce5" office:value-type="float" office:value="17.89072" calcext:value-type="float">
            <text:p>17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9.1" calcext:value-type="float">
            <text:p>79.1 </text:p>
          </table:table-cell>
          <table:table-cell table:style-name="ce5" office:value-type="float" office:value="31.28203" calcext:value-type="float">
            <text:p>31.3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2.736417" calcext:value-type="float">
            <text:p>2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0.55704" calcext:value-type="float">
            <text:p>20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9731173" calcext:value-type="float">
            <text:p>0.0 </text:p>
          </table:table-cell>
          <table:table-cell table:style-name="ce5" office:value-type="float" office:value="30.76374" calcext:value-type="float">
            <text:p>30.8 </text:p>
          </table:table-cell>
          <table:table-cell table:style-name="ce5" office:value-type="float" office:value="59.12655" calcext:value-type="float">
            <text:p>59.1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7M11</text:p>
          </table:table-cell>
          <table:table-cell office:value-type="string" calcext:value-type="string">
            <text:p>..</text:p>
          </table:table-cell>
          <table:table-cell office:value-type="float" office:value="51.39959" calcext:value-type="float">
            <text:p>51.4 </text:p>
          </table:table-cell>
          <table:table-cell office:value-type="float" office:value="47.73602" calcext:value-type="float">
            <text:p>47.7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3.909954" calcext:value-type="float">
            <text:p>3.9 </text:p>
          </table:table-cell>
          <table:table-cell office:value-type="float" office:value="38.51825" calcext:value-type="float">
            <text:p>38.5 </text:p>
          </table:table-cell>
          <table:table-cell office:value-type="float" office:value="17.99238" calcext:value-type="float">
            <text:p>18.0 </text:p>
          </table:table-cell>
          <table:table-cell office:value-type="string" calcext:value-type="string">
            <text:p>..</text:p>
          </table:table-cell>
          <table:table-cell office:value-type="float" office:value="79.1" calcext:value-type="float">
            <text:p>79.1 </text:p>
          </table:table-cell>
          <table:table-cell office:value-type="float" office:value="31.33883" calcext:value-type="float">
            <text:p>31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.943412" calcext:value-type="float">
            <text:p>2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0.63483" calcext:value-type="float">
            <text:p>20.6 </text:p>
          </table:table-cell>
          <table:table-cell office:value-type="string" calcext:value-type="string">
            <text:p>..</text:p>
          </table:table-cell>
          <table:table-cell office:value-type="float" office:value="0.01223861" calcext:value-type="float">
            <text:p>0.0 </text:p>
          </table:table-cell>
          <table:table-cell office:value-type="float" office:value="30.88137" calcext:value-type="float">
            <text:p>30.9 </text:p>
          </table:table-cell>
          <table:table-cell office:value-type="float" office:value="59.56624" calcext:value-type="float">
            <text:p>59.6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7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1.57344" calcext:value-type="float">
            <text:p>51.6 </text:p>
          </table:table-cell>
          <table:table-cell table:style-name="ce5" office:value-type="float" office:value="47.95601" calcext:value-type="float">
            <text:p>48.0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4.006976" calcext:value-type="float">
            <text:p>4.0 </text:p>
          </table:table-cell>
          <table:table-cell table:style-name="ce5" office:value-type="float" office:value="38.51825" calcext:value-type="float">
            <text:p>38.5 </text:p>
          </table:table-cell>
          <table:table-cell table:style-name="ce5" office:value-type="float" office:value="18.29733" calcext:value-type="float">
            <text:p>18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9.1" calcext:value-type="float">
            <text:p>79.1 </text:p>
          </table:table-cell>
          <table:table-cell table:style-name="ce5" office:value-type="float" office:value="31.45137" calcext:value-type="float">
            <text:p>31.5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.439069" calcext:value-type="float">
            <text:p>3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0.7029" calcext:value-type="float">
            <text:p>20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1330621" calcext:value-type="float">
            <text:p>0.0 </text:p>
          </table:table-cell>
          <table:table-cell table:style-name="ce5" office:value-type="float" office:value="31.02353" calcext:value-type="float">
            <text:p>31.0 </text:p>
          </table:table-cell>
          <table:table-cell table:style-name="ce5" office:value-type="float" office:value="59.57431" calcext:value-type="float">
            <text:p>59.6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8M1</text:p>
          </table:table-cell>
          <table:table-cell office:value-type="string" calcext:value-type="string">
            <text:p>..</text:p>
          </table:table-cell>
          <table:table-cell office:value-type="float" office:value="51.42634" calcext:value-type="float">
            <text:p>51.4 </text:p>
          </table:table-cell>
          <table:table-cell office:value-type="float" office:value="47.88268" calcext:value-type="float">
            <text:p>47.9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4.262465" calcext:value-type="float">
            <text:p>4.3 </text:p>
          </table:table-cell>
          <table:table-cell office:value-type="float" office:value="38.98457" calcext:value-type="float">
            <text:p>39.0 </text:p>
          </table:table-cell>
          <table:table-cell office:value-type="float" office:value="18.70394" calcext:value-type="float">
            <text:p>18.7 </text:p>
          </table:table-cell>
          <table:table-cell office:value-type="string" calcext:value-type="string">
            <text:p>..</text:p>
          </table:table-cell>
          <table:table-cell office:value-type="float" office:value="79.1" calcext:value-type="float">
            <text:p>79.1 </text:p>
          </table:table-cell>
          <table:table-cell office:value-type="float" office:value="31.50925" calcext:value-type="float">
            <text:p>31.5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4.027796" calcext:value-type="float">
            <text:p>4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1.57808" calcext:value-type="float">
            <text:p>21.6 </text:p>
          </table:table-cell>
          <table:table-cell office:value-type="string" calcext:value-type="string">
            <text:p>..</text:p>
          </table:table-cell>
          <table:table-cell office:value-type="float" office:value="0.01354777" calcext:value-type="float">
            <text:p>0.0 </text:p>
          </table:table-cell>
          <table:table-cell office:value-type="float" office:value="31.30618" calcext:value-type="float">
            <text:p>31.3 </text:p>
          </table:table-cell>
          <table:table-cell office:value-type="float" office:value="59.81659" calcext:value-type="float">
            <text:p>59.8 </text:p>
          </table:table-cell>
          <table:table-cell office:value-type="float" office:value="35.3" calcext:value-type="float">
            <text:p>35.3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8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1.65368" calcext:value-type="float">
            <text:p>51.7 </text:p>
          </table:table-cell>
          <table:table-cell table:style-name="ce5" office:value-type="float" office:value="48.10266" calcext:value-type="float">
            <text:p>48.1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4.327146" calcext:value-type="float">
            <text:p>4.3 </text:p>
          </table:table-cell>
          <table:table-cell table:style-name="ce5" office:value-type="float" office:value="38.98457" calcext:value-type="float">
            <text:p>39.0 </text:p>
          </table:table-cell>
          <table:table-cell table:style-name="ce5" office:value-type="float" office:value="20.63532" calcext:value-type="float">
            <text:p>20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9.2" calcext:value-type="float">
            <text:p>79.2 </text:p>
          </table:table-cell>
          <table:table-cell table:style-name="ce5" office:value-type="float" office:value="32.02265" calcext:value-type="float">
            <text:p>32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4.296596" calcext:value-type="float">
            <text:p>4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1.83091" calcext:value-type="float">
            <text:p>21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1424393" calcext:value-type="float">
            <text:p>0.0 </text:p>
          </table:table-cell>
          <table:table-cell table:style-name="ce5" office:value-type="float" office:value="31.57866" calcext:value-type="float">
            <text:p>31.6 </text:p>
          </table:table-cell>
          <table:table-cell table:style-name="ce5" office:value-type="float" office:value="60.14003" calcext:value-type="float">
            <text:p>60.1 </text:p>
          </table:table-cell>
          <table:table-cell table:style-name="ce5" office:value-type="float" office:value="35.4" calcext:value-type="float">
            <text:p>35.4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8M3</text:p>
          </table:table-cell>
          <table:table-cell office:value-type="string" calcext:value-type="string">
            <text:p>..</text:p>
          </table:table-cell>
          <table:table-cell office:value-type="float" office:value="51.62694" calcext:value-type="float">
            <text:p>51.6 </text:p>
          </table:table-cell>
          <table:table-cell office:value-type="float" office:value="48.61595" calcext:value-type="float">
            <text:p>48.6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4.268933" calcext:value-type="float">
            <text:p>4.3 </text:p>
          </table:table-cell>
          <table:table-cell office:value-type="float" office:value="38.98457" calcext:value-type="float">
            <text:p>39.0 </text:p>
          </table:table-cell>
          <table:table-cell office:value-type="float" office:value="19.31385" calcext:value-type="float">
            <text:p>19.3 </text:p>
          </table:table-cell>
          <table:table-cell office:value-type="string" calcext:value-type="string">
            <text:p>..</text:p>
          </table:table-cell>
          <table:table-cell office:value-type="float" office:value="79.2" calcext:value-type="float">
            <text:p>79.2 </text:p>
          </table:table-cell>
          <table:table-cell office:value-type="float" office:value="32.76006" calcext:value-type="float">
            <text:p>32.8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4.533303" calcext:value-type="float">
            <text:p>4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2.06429" calcext:value-type="float">
            <text:p>22.1 </text:p>
          </table:table-cell>
          <table:table-cell office:value-type="string" calcext:value-type="string">
            <text:p>..</text:p>
          </table:table-cell>
          <table:table-cell office:value-type="float" office:value="0.01633082" calcext:value-type="float">
            <text:p>0.0 </text:p>
          </table:table-cell>
          <table:table-cell office:value-type="float" office:value="31.88669" calcext:value-type="float">
            <text:p>31.9 </text:p>
          </table:table-cell>
          <table:table-cell office:value-type="float" office:value="60.15969" calcext:value-type="float">
            <text:p>60.2 </text:p>
          </table:table-cell>
          <table:table-cell office:value-type="float" office:value="35.6" calcext:value-type="float">
            <text:p>35.6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8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2.10837" calcext:value-type="float">
            <text:p>52.1 </text:p>
          </table:table-cell>
          <table:table-cell table:style-name="ce5" office:value-type="float" office:value="48.68928" calcext:value-type="float">
            <text:p>48.7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4.307741" calcext:value-type="float">
            <text:p>4.3 </text:p>
          </table:table-cell>
          <table:table-cell table:style-name="ce5" office:value-type="float" office:value="39.07784" calcext:value-type="float">
            <text:p>39.1 </text:p>
          </table:table-cell>
          <table:table-cell table:style-name="ce5" office:value-type="float" office:value="19.6188" calcext:value-type="float">
            <text:p>19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9.7" calcext:value-type="float">
            <text:p>79.7 </text:p>
          </table:table-cell>
          <table:table-cell table:style-name="ce5" office:value-type="float" office:value="32.98943" calcext:value-type="float">
            <text:p>33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4.704422" calcext:value-type="float">
            <text:p>4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2.16154" calcext:value-type="float">
            <text:p>22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1666108" calcext:value-type="float">
            <text:p>0.0 </text:p>
          </table:table-cell>
          <table:table-cell table:style-name="ce5" office:value-type="float" office:value="32.05001" calcext:value-type="float">
            <text:p>32.1 </text:p>
          </table:table-cell>
          <table:table-cell table:style-name="ce5" office:value-type="float" office:value="60.1857" calcext:value-type="float">
            <text:p>60.2 </text:p>
          </table:table-cell>
          <table:table-cell table:style-name="ce5" office:value-type="float" office:value="36.2" calcext:value-type="float">
            <text:p>36.2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8M5</text:p>
          </table:table-cell>
          <table:table-cell office:value-type="string" calcext:value-type="string">
            <text:p>..</text:p>
          </table:table-cell>
          <table:table-cell office:value-type="float" office:value="52.12843" calcext:value-type="float">
            <text:p>52.1 </text:p>
          </table:table-cell>
          <table:table-cell office:value-type="float" office:value="48.90926" calcext:value-type="float">
            <text:p>48.9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4.301273" calcext:value-type="float">
            <text:p>4.3 </text:p>
          </table:table-cell>
          <table:table-cell office:value-type="float" office:value="39.07784" calcext:value-type="float">
            <text:p>39.1 </text:p>
          </table:table-cell>
          <table:table-cell office:value-type="float" office:value="20.02541" calcext:value-type="float">
            <text:p>20.0 </text:p>
          </table:table-cell>
          <table:table-cell office:value-type="string" calcext:value-type="string">
            <text:p>..</text:p>
          </table:table-cell>
          <table:table-cell office:value-type="float" office:value="79.8" calcext:value-type="float">
            <text:p>79.8 </text:p>
          </table:table-cell>
          <table:table-cell office:value-type="float" office:value="33.15985" calcext:value-type="float">
            <text:p>33.2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4.858604" calcext:value-type="float">
            <text:p>4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2.46299" calcext:value-type="float">
            <text:p>22.5 </text:p>
          </table:table-cell>
          <table:table-cell office:value-type="string" calcext:value-type="string">
            <text:p>..</text:p>
          </table:table-cell>
          <table:table-cell office:value-type="float" office:value="0.01744119" calcext:value-type="float">
            <text:p>0.0 </text:p>
          </table:table-cell>
          <table:table-cell office:value-type="float" office:value="32.26157" calcext:value-type="float">
            <text:p>32.3 </text:p>
          </table:table-cell>
          <table:table-cell office:value-type="float" office:value="60.01773" calcext:value-type="float">
            <text:p>60.0 </text:p>
          </table:table-cell>
          <table:table-cell office:value-type="float" office:value="36.4" calcext:value-type="float">
            <text:p>36.4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8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2.29559" calcext:value-type="float">
            <text:p>52.3 </text:p>
          </table:table-cell>
          <table:table-cell table:style-name="ce5" office:value-type="float" office:value="48.90926" calcext:value-type="float">
            <text:p>48.9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4.446805" calcext:value-type="float">
            <text:p>4.4 </text:p>
          </table:table-cell>
          <table:table-cell table:style-name="ce5" office:value-type="float" office:value="39.07784" calcext:value-type="float">
            <text:p>39.1 </text:p>
          </table:table-cell>
          <table:table-cell table:style-name="ce5" office:value-type="float" office:value="20.33037" calcext:value-type="float">
            <text:p>20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9.9" calcext:value-type="float">
            <text:p>79.9 </text:p>
          </table:table-cell>
          <table:table-cell table:style-name="ce5" office:value-type="float" office:value="33.27239" calcext:value-type="float">
            <text:p>33.3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4.997768" calcext:value-type="float">
            <text:p>5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2.53106" calcext:value-type="float">
            <text:p>22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2226995" calcext:value-type="float">
            <text:p>0.0 </text:p>
          </table:table-cell>
          <table:table-cell table:style-name="ce5" office:value-type="float" office:value="32.44266" calcext:value-type="float">
            <text:p>32.4 </text:p>
          </table:table-cell>
          <table:table-cell table:style-name="ce5" office:value-type="float" office:value="60.0267" calcext:value-type="float">
            <text:p>60.0 </text:p>
          </table:table-cell>
          <table:table-cell table:style-name="ce5" office:value-type="float" office:value="36.5" calcext:value-type="float">
            <text:p>36.5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8M7</text:p>
          </table:table-cell>
          <table:table-cell office:value-type="string" calcext:value-type="string">
            <text:p>..</text:p>
          </table:table-cell>
          <table:table-cell office:value-type="float" office:value="52.60318" calcext:value-type="float">
            <text:p>52.6 </text:p>
          </table:table-cell>
          <table:table-cell office:value-type="float" office:value="49.27589" calcext:value-type="float">
            <text:p>49.3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4.488848" calcext:value-type="float">
            <text:p>4.5 </text:p>
          </table:table-cell>
          <table:table-cell office:value-type="float" office:value="39.35763" calcext:value-type="float">
            <text:p>39.4 </text:p>
          </table:table-cell>
          <table:table-cell office:value-type="float" office:value="20.53367" calcext:value-type="float">
            <text:p>20.5 </text:p>
          </table:table-cell>
          <table:table-cell office:value-type="string" calcext:value-type="string">
            <text:p>..</text:p>
          </table:table-cell>
          <table:table-cell office:value-type="float" office:value="79.9" calcext:value-type="float">
            <text:p>79.9 </text:p>
          </table:table-cell>
          <table:table-cell office:value-type="float" office:value="33.386" calcext:value-type="float">
            <text:p>33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.127966" calcext:value-type="float">
            <text:p>5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2.72554" calcext:value-type="float">
            <text:p>22.7 </text:p>
          </table:table-cell>
          <table:table-cell office:value-type="string" calcext:value-type="string">
            <text:p>..</text:p>
          </table:table-cell>
          <table:table-cell office:value-type="float" office:value="0.02405509" calcext:value-type="float">
            <text:p>0.0 </text:p>
          </table:table-cell>
          <table:table-cell office:value-type="float" office:value="32.60175" calcext:value-type="float">
            <text:p>32.6 </text:p>
          </table:table-cell>
          <table:table-cell office:value-type="float" office:value="60.04949" calcext:value-type="float">
            <text:p>60.0 </text:p>
          </table:table-cell>
          <table:table-cell office:value-type="float" office:value="36.6" calcext:value-type="float">
            <text:p>36.6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8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2.81715" calcext:value-type="float">
            <text:p>52.8 </text:p>
          </table:table-cell>
          <table:table-cell table:style-name="ce5" office:value-type="float" office:value="49.49588" calcext:value-type="float">
            <text:p>49.5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4.505018" calcext:value-type="float">
            <text:p>4.5 </text:p>
          </table:table-cell>
          <table:table-cell table:style-name="ce5" office:value-type="float" office:value="39.35763" calcext:value-type="float">
            <text:p>39.4 </text:p>
          </table:table-cell>
          <table:table-cell table:style-name="ce5" office:value-type="float" office:value="20.73698" calcext:value-type="float">
            <text:p>20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0" calcext:value-type="float">
            <text:p>80.0 </text:p>
          </table:table-cell>
          <table:table-cell table:style-name="ce5" office:value-type="float" office:value="33.50069" calcext:value-type="float">
            <text:p>33.5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5.248197" calcext:value-type="float">
            <text:p>5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2.90058" calcext:value-type="float">
            <text:p>22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2546483" calcext:value-type="float">
            <text:p>0.0 </text:p>
          </table:table-cell>
          <table:table-cell table:style-name="ce5" office:value-type="float" office:value="32.68637" calcext:value-type="float">
            <text:p>32.7 </text:p>
          </table:table-cell>
          <table:table-cell table:style-name="ce5" office:value-type="float" office:value="60.68649" calcext:value-type="float">
            <text:p>60.7 </text:p>
          </table:table-cell>
          <table:table-cell table:style-name="ce5" office:value-type="float" office:value="36.9" calcext:value-type="float">
            <text:p>36.9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8M9</text:p>
          </table:table-cell>
          <table:table-cell office:value-type="string" calcext:value-type="string">
            <text:p>..</text:p>
          </table:table-cell>
          <table:table-cell office:value-type="float" office:value="52.78371" calcext:value-type="float">
            <text:p>52.8 </text:p>
          </table:table-cell>
          <table:table-cell office:value-type="float" office:value="49.64253" calcext:value-type="float">
            <text:p>49.6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4.611741" calcext:value-type="float">
            <text:p>4.6 </text:p>
          </table:table-cell>
          <table:table-cell office:value-type="float" office:value="39.35763" calcext:value-type="float">
            <text:p>39.4 </text:p>
          </table:table-cell>
          <table:table-cell office:value-type="float" office:value="21.04193" calcext:value-type="float">
            <text:p>21.0 </text:p>
          </table:table-cell>
          <table:table-cell office:value-type="string" calcext:value-type="string">
            <text:p>..</text:p>
          </table:table-cell>
          <table:table-cell office:value-type="float" office:value="80" calcext:value-type="float">
            <text:p>80.0 </text:p>
          </table:table-cell>
          <table:table-cell office:value-type="float" office:value="33.55749" calcext:value-type="float">
            <text:p>33.6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.404407" calcext:value-type="float">
            <text:p>5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3.17286" calcext:value-type="float">
            <text:p>23.2 </text:p>
          </table:table-cell>
          <table:table-cell office:value-type="string" calcext:value-type="string">
            <text:p>..</text:p>
          </table:table-cell>
          <table:table-cell office:value-type="float" office:value="0.02940815" calcext:value-type="float">
            <text:p>0.0 </text:p>
          </table:table-cell>
          <table:table-cell office:value-type="float" office:value="32.9047" calcext:value-type="float">
            <text:p>32.9 </text:p>
          </table:table-cell>
          <table:table-cell office:value-type="float" office:value="60.70514" calcext:value-type="float">
            <text:p>60.7 </text:p>
          </table:table-cell>
          <table:table-cell office:value-type="float" office:value="37.1" calcext:value-type="float">
            <text:p>37.1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8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2.52962" calcext:value-type="float">
            <text:p>52.5 </text:p>
          </table:table-cell>
          <table:table-cell table:style-name="ce5" office:value-type="float" office:value="50.00917" calcext:value-type="float">
            <text:p>50.0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4.621443" calcext:value-type="float">
            <text:p>4.6 </text:p>
          </table:table-cell>
          <table:table-cell table:style-name="ce5" office:value-type="float" office:value="39.35763" calcext:value-type="float">
            <text:p>39.4 </text:p>
          </table:table-cell>
          <table:table-cell table:style-name="ce5" office:value-type="float" office:value="21.14358" calcext:value-type="float">
            <text:p>21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0.2" calcext:value-type="float">
            <text:p>80.2 </text:p>
          </table:table-cell>
          <table:table-cell table:style-name="ce5" office:value-type="float" office:value="33.6143" calcext:value-type="float">
            <text:p>33.6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5.529107" calcext:value-type="float">
            <text:p>5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3.32844" calcext:value-type="float">
            <text:p>23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3237731" calcext:value-type="float">
            <text:p>0.0 </text:p>
          </table:table-cell>
          <table:table-cell table:style-name="ce5" office:value-type="float" office:value="33.08072" calcext:value-type="float">
            <text:p>33.1 </text:p>
          </table:table-cell>
          <table:table-cell table:style-name="ce5" office:value-type="float" office:value="60.7371" calcext:value-type="float">
            <text:p>60.7 </text:p>
          </table:table-cell>
          <table:table-cell table:style-name="ce5" office:value-type="float" office:value="37.4" calcext:value-type="float">
            <text:p>37.4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8M11</text:p>
          </table:table-cell>
          <table:table-cell office:value-type="string" calcext:value-type="string">
            <text:p>..</text:p>
          </table:table-cell>
          <table:table-cell office:value-type="float" office:value="52.34909" calcext:value-type="float">
            <text:p>52.3 </text:p>
          </table:table-cell>
          <table:table-cell office:value-type="float" office:value="50.22915" calcext:value-type="float">
            <text:p>50.2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4.627911" calcext:value-type="float">
            <text:p>4.6 </text:p>
          </table:table-cell>
          <table:table-cell office:value-type="float" office:value="39.35763" calcext:value-type="float">
            <text:p>39.4 </text:p>
          </table:table-cell>
          <table:table-cell office:value-type="float" office:value="21.34689" calcext:value-type="float">
            <text:p>21.3 </text:p>
          </table:table-cell>
          <table:table-cell office:value-type="string" calcext:value-type="string">
            <text:p>..</text:p>
          </table:table-cell>
          <table:table-cell office:value-type="float" office:value="80.3" calcext:value-type="float">
            <text:p>80.3 </text:p>
          </table:table-cell>
          <table:table-cell office:value-type="float" office:value="33.72791" calcext:value-type="float">
            <text:p>33.7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.633721" calcext:value-type="float">
            <text:p>5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3.56183" calcext:value-type="float">
            <text:p>23.6 </text:p>
          </table:table-cell>
          <table:table-cell office:value-type="string" calcext:value-type="string">
            <text:p>..</text:p>
          </table:table-cell>
          <table:table-cell office:value-type="float" office:value="0.03888667" calcext:value-type="float">
            <text:p>0.0 </text:p>
          </table:table-cell>
          <table:table-cell office:value-type="float" office:value="33.28296" calcext:value-type="float">
            <text:p>33.3 </text:p>
          </table:table-cell>
          <table:table-cell office:value-type="float" office:value="61.153" calcext:value-type="float">
            <text:p>61.2 </text:p>
          </table:table-cell>
          <table:table-cell office:value-type="float" office:value="37.7" calcext:value-type="float">
            <text:p>37.7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8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2.62323" calcext:value-type="float">
            <text:p>52.6 </text:p>
          </table:table-cell>
          <table:table-cell table:style-name="ce5" office:value-type="float" office:value="50.22915" calcext:value-type="float">
            <text:p>50.2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4.741103" calcext:value-type="float">
            <text:p>4.7 </text:p>
          </table:table-cell>
          <table:table-cell table:style-name="ce5" office:value-type="float" office:value="39.35763" calcext:value-type="float">
            <text:p>39.4 </text:p>
          </table:table-cell>
          <table:table-cell table:style-name="ce5" office:value-type="float" office:value="21.65184" calcext:value-type="float">
            <text:p>21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0.3" calcext:value-type="float">
            <text:p>80.3 </text:p>
          </table:table-cell>
          <table:table-cell table:style-name="ce5" office:value-type="float" office:value="33.72791" calcext:value-type="float">
            <text:p>33.7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5.778526" calcext:value-type="float">
            <text:p>5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3.76604" calcext:value-type="float">
            <text:p>23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4167606" calcext:value-type="float">
            <text:p>0.0 </text:p>
          </table:table-cell>
          <table:table-cell table:style-name="ce5" office:value-type="float" office:value="33.38959" calcext:value-type="float">
            <text:p>33.4 </text:p>
          </table:table-cell>
          <table:table-cell table:style-name="ce5" office:value-type="float" office:value="61.16026" calcext:value-type="float">
            <text:p>61.2 </text:p>
          </table:table-cell>
          <table:table-cell table:style-name="ce5" office:value-type="float" office:value="37.7" calcext:value-type="float">
            <text:p>37.7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9M1</text:p>
          </table:table-cell>
          <table:table-cell office:value-type="string" calcext:value-type="string">
            <text:p>..</text:p>
          </table:table-cell>
          <table:table-cell office:value-type="float" office:value="52.63661" calcext:value-type="float">
            <text:p>52.6 </text:p>
          </table:table-cell>
          <table:table-cell office:value-type="float" office:value="50.44913" calcext:value-type="float">
            <text:p>50.4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4.71523" calcext:value-type="float">
            <text:p>4.7 </text:p>
          </table:table-cell>
          <table:table-cell office:value-type="float" office:value="40.01048" calcext:value-type="float">
            <text:p>40.0 </text:p>
          </table:table-cell>
          <table:table-cell office:value-type="float" office:value="22.66836" calcext:value-type="float">
            <text:p>22.7 </text:p>
          </table:table-cell>
          <table:table-cell office:value-type="string" calcext:value-type="string">
            <text:p>..</text:p>
          </table:table-cell>
          <table:table-cell office:value-type="float" office:value="80.4" calcext:value-type="float">
            <text:p>80.4 </text:p>
          </table:table-cell>
          <table:table-cell office:value-type="float" office:value="33.67003" calcext:value-type="float">
            <text:p>33.7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6.104617" calcext:value-type="float">
            <text:p>6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4.66067" calcext:value-type="float">
            <text:p>24.7 </text:p>
          </table:table-cell>
          <table:table-cell office:value-type="string" calcext:value-type="string">
            <text:p>..</text:p>
          </table:table-cell>
          <table:table-cell office:value-type="float" office:value="0.04870892" calcext:value-type="float">
            <text:p>0.0 </text:p>
          </table:table-cell>
          <table:table-cell office:value-type="float" office:value="34.1605" calcext:value-type="float">
            <text:p>34.2 </text:p>
          </table:table-cell>
          <table:table-cell office:value-type="float" office:value="61.55488" calcext:value-type="float">
            <text:p>61.6 </text:p>
          </table:table-cell>
          <table:table-cell office:value-type="float" office:value="38" calcext:value-type="float">
            <text:p>38.0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9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2.91744" calcext:value-type="float">
            <text:p>52.9 </text:p>
          </table:table-cell>
          <table:table-cell table:style-name="ce5" office:value-type="float" office:value="50.74244" calcext:value-type="float">
            <text:p>50.7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4.977188" calcext:value-type="float">
            <text:p>5.0 </text:p>
          </table:table-cell>
          <table:table-cell table:style-name="ce5" office:value-type="float" office:value="40.01048" calcext:value-type="float">
            <text:p>40.0 </text:p>
          </table:table-cell>
          <table:table-cell table:style-name="ce5" office:value-type="float" office:value="23.07497" calcext:value-type="float">
            <text:p>23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0.3" calcext:value-type="float">
            <text:p>80.3 </text:p>
          </table:table-cell>
          <table:table-cell table:style-name="ce5" office:value-type="float" office:value="33.89833" calcext:value-type="float">
            <text:p>33.9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6.344099" calcext:value-type="float">
            <text:p>6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5.39971" calcext:value-type="float">
            <text:p>25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6088655" calcext:value-type="float">
            <text:p>0.1 </text:p>
          </table:table-cell>
          <table:table-cell table:style-name="ce5" office:value-type="float" office:value="34.43637" calcext:value-type="float">
            <text:p>34.4 </text:p>
          </table:table-cell>
          <table:table-cell table:style-name="ce5" office:value-type="float" office:value="61.96533" calcext:value-type="float">
            <text:p>62.0 </text:p>
          </table:table-cell>
          <table:table-cell table:style-name="ce5" office:value-type="float" office:value="38.2" calcext:value-type="float">
            <text:p>38.2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9M3</text:p>
          </table:table-cell>
          <table:table-cell office:value-type="string" calcext:value-type="string">
            <text:p>..</text:p>
          </table:table-cell>
          <table:table-cell office:value-type="float" office:value="53.00437" calcext:value-type="float">
            <text:p>53.0 </text:p>
          </table:table-cell>
          <table:table-cell office:value-type="float" office:value="51.10907" calcext:value-type="float">
            <text:p>51.1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4.909273" calcext:value-type="float">
            <text:p>4.9 </text:p>
          </table:table-cell>
          <table:table-cell office:value-type="float" office:value="40.01048" calcext:value-type="float">
            <text:p>40.0 </text:p>
          </table:table-cell>
          <table:table-cell office:value-type="float" office:value="23.48158" calcext:value-type="float">
            <text:p>23.5 </text:p>
          </table:table-cell>
          <table:table-cell office:value-type="string" calcext:value-type="string">
            <text:p>..</text:p>
          </table:table-cell>
          <table:table-cell office:value-type="float" office:value="80.6" calcext:value-type="float">
            <text:p>80.6 </text:p>
          </table:table-cell>
          <table:table-cell office:value-type="float" office:value="34.29705" calcext:value-type="float">
            <text:p>34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6.500393" calcext:value-type="float">
            <text:p>6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5.55529" calcext:value-type="float">
            <text:p>25.6 </text:p>
          </table:table-cell>
          <table:table-cell office:value-type="string" calcext:value-type="string">
            <text:p>..</text:p>
          </table:table-cell>
          <table:table-cell office:value-type="float" office:value="0.06967367" calcext:value-type="float">
            <text:p>0.1 </text:p>
          </table:table-cell>
          <table:table-cell office:value-type="float" office:value="34.71393" calcext:value-type="float">
            <text:p>34.7 </text:p>
          </table:table-cell>
          <table:table-cell office:value-type="float" office:value="62.03067" calcext:value-type="float">
            <text:p>62.0 </text:p>
          </table:table-cell>
          <table:table-cell office:value-type="float" office:value="38.4" calcext:value-type="float">
            <text:p>38.4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9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3.2852" calcext:value-type="float">
            <text:p>53.3 </text:p>
          </table:table-cell>
          <table:table-cell table:style-name="ce5" office:value-type="float" office:value="51.32906" calcext:value-type="float">
            <text:p>51.3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5.038634" calcext:value-type="float">
            <text:p>5.0 </text:p>
          </table:table-cell>
          <table:table-cell table:style-name="ce5" office:value-type="float" office:value="40.38354" calcext:value-type="float">
            <text:p>40.4 </text:p>
          </table:table-cell>
          <table:table-cell table:style-name="ce5" office:value-type="float" office:value="23.88818" calcext:value-type="float">
            <text:p>23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2.2" calcext:value-type="float">
            <text:p>82.2 </text:p>
          </table:table-cell>
          <table:table-cell table:style-name="ce5" office:value-type="float" office:value="34.58001" calcext:value-type="float">
            <text:p>34.6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6.601882" calcext:value-type="float">
            <text:p>6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5.88592" calcext:value-type="float">
            <text:p>25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9645796" calcext:value-type="float">
            <text:p>0.1 </text:p>
          </table:table-cell>
          <table:table-cell table:style-name="ce5" office:value-type="float" office:value="34.9898" calcext:value-type="float">
            <text:p>35.0 </text:p>
          </table:table-cell>
          <table:table-cell table:style-name="ce5" office:value-type="float" office:value="62.17353" calcext:value-type="float">
            <text:p>62.2 </text:p>
          </table:table-cell>
          <table:table-cell table:style-name="ce5" office:value-type="float" office:value="38.6" calcext:value-type="float">
            <text:p>38.6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9M5</text:p>
          </table:table-cell>
          <table:table-cell office:value-type="string" calcext:value-type="string">
            <text:p>..</text:p>
          </table:table-cell>
          <table:table-cell office:value-type="float" office:value="53.39888" calcext:value-type="float">
            <text:p>53.4 </text:p>
          </table:table-cell>
          <table:table-cell office:value-type="float" office:value="51.54904" calcext:value-type="float">
            <text:p>51.5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5.048337" calcext:value-type="float">
            <text:p>5.0 </text:p>
          </table:table-cell>
          <table:table-cell office:value-type="float" office:value="40.38354" calcext:value-type="float">
            <text:p>40.4 </text:p>
          </table:table-cell>
          <table:table-cell office:value-type="float" office:value="24.09149" calcext:value-type="float">
            <text:p>24.1 </text:p>
          </table:table-cell>
          <table:table-cell office:value-type="string" calcext:value-type="string">
            <text:p>..</text:p>
          </table:table-cell>
          <table:table-cell office:value-type="float" office:value="82.5" calcext:value-type="float">
            <text:p>82.5 </text:p>
          </table:table-cell>
          <table:table-cell office:value-type="float" office:value="34.8083" calcext:value-type="float">
            <text:p>34.8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6.710082" calcext:value-type="float">
            <text:p>6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5.98316" calcext:value-type="float">
            <text:p>26.0 </text:p>
          </table:table-cell>
          <table:table-cell office:value-type="string" calcext:value-type="string">
            <text:p>..</text:p>
          </table:table-cell>
          <table:table-cell office:value-type="float" office:value="0.1189679" calcext:value-type="float">
            <text:p>0.1 </text:p>
          </table:table-cell>
          <table:table-cell office:value-type="float" office:value="35.13874" calcext:value-type="float">
            <text:p>35.1 </text:p>
          </table:table-cell>
          <table:table-cell office:value-type="float" office:value="62.21033" calcext:value-type="float">
            <text:p>62.2 </text:p>
          </table:table-cell>
          <table:table-cell office:value-type="float" office:value="39" calcext:value-type="float">
            <text:p>39.0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9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3.60616" calcext:value-type="float">
            <text:p>53.6 </text:p>
          </table:table-cell>
          <table:table-cell table:style-name="ce5" office:value-type="float" office:value="51.84235" calcext:value-type="float">
            <text:p>51.8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5.213273" calcext:value-type="float">
            <text:p>5.2 </text:p>
          </table:table-cell>
          <table:table-cell table:style-name="ce5" office:value-type="float" office:value="40.38354" calcext:value-type="float">
            <text:p>40.4 </text:p>
          </table:table-cell>
          <table:table-cell table:style-name="ce5" office:value-type="float" office:value="24.7014" calcext:value-type="float">
            <text:p>24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2.7" calcext:value-type="float">
            <text:p>82.7 </text:p>
          </table:table-cell>
          <table:table-cell table:style-name="ce5" office:value-type="float" office:value="34.97872" calcext:value-type="float">
            <text:p>35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6.821946" calcext:value-type="float">
            <text:p>6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6.09013" calcext:value-type="float">
            <text:p>26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150866" calcext:value-type="float">
            <text:p>0.2 </text:p>
          </table:table-cell>
          <table:table-cell table:style-name="ce5" office:value-type="float" office:value="35.30121" calcext:value-type="float">
            <text:p>35.3 </text:p>
          </table:table-cell>
          <table:table-cell table:style-name="ce5" office:value-type="float" office:value="62.23655" calcext:value-type="float">
            <text:p>62.2 </text:p>
          </table:table-cell>
          <table:table-cell table:style-name="ce5" office:value-type="float" office:value="39.1" calcext:value-type="float">
            <text:p>39.1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9M7</text:p>
          </table:table-cell>
          <table:table-cell office:value-type="string" calcext:value-type="string">
            <text:p>..</text:p>
          </table:table-cell>
          <table:table-cell office:value-type="float" office:value="54.1812" calcext:value-type="float">
            <text:p>54.2 </text:p>
          </table:table-cell>
          <table:table-cell office:value-type="float" office:value="52.28231" calcext:value-type="float">
            <text:p>52.3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5.248847" calcext:value-type="float">
            <text:p>5.2 </text:p>
          </table:table-cell>
          <table:table-cell office:value-type="float" office:value="41.12966" calcext:value-type="float">
            <text:p>41.1 </text:p>
          </table:table-cell>
          <table:table-cell office:value-type="float" office:value="25.20966" calcext:value-type="float">
            <text:p>25.2 </text:p>
          </table:table-cell>
          <table:table-cell office:value-type="string" calcext:value-type="string">
            <text:p>..</text:p>
          </table:table-cell>
          <table:table-cell office:value-type="float" office:value="82.8" calcext:value-type="float">
            <text:p>82.8 </text:p>
          </table:table-cell>
          <table:table-cell office:value-type="float" office:value="35.31956" calcext:value-type="float">
            <text:p>35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6.958302" calcext:value-type="float">
            <text:p>7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6.22627" calcext:value-type="float">
            <text:p>26.2 </text:p>
          </table:table-cell>
          <table:table-cell office:value-type="string" calcext:value-type="string">
            <text:p>..</text:p>
          </table:table-cell>
          <table:table-cell office:value-type="float" office:value="0.2032039" calcext:value-type="float">
            <text:p>0.2 </text:p>
          </table:table-cell>
          <table:table-cell office:value-type="float" office:value="35.49246" calcext:value-type="float">
            <text:p>35.5 </text:p>
          </table:table-cell>
          <table:table-cell office:value-type="float" office:value="62.29684" calcext:value-type="float">
            <text:p>62.3 </text:p>
          </table:table-cell>
          <table:table-cell office:value-type="float" office:value="39.2" calcext:value-type="float">
            <text:p>39.2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9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4.2815" calcext:value-type="float">
            <text:p>54.3 </text:p>
          </table:table-cell>
          <table:table-cell table:style-name="ce5" office:value-type="float" office:value="52.50229" calcext:value-type="float">
            <text:p>52.5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5.265017" calcext:value-type="float">
            <text:p>5.3 </text:p>
          </table:table-cell>
          <table:table-cell table:style-name="ce5" office:value-type="float" office:value="41.12966" calcext:value-type="float">
            <text:p>41.1 </text:p>
          </table:table-cell>
          <table:table-cell table:style-name="ce5" office:value-type="float" office:value="25.61626" calcext:value-type="float">
            <text:p>25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3" calcext:value-type="float">
            <text:p>83.0 </text:p>
          </table:table-cell>
          <table:table-cell table:style-name="ce5" office:value-type="float" office:value="35.37743" calcext:value-type="float">
            <text:p>35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095664" calcext:value-type="float">
            <text:p>7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6.56661" calcext:value-type="float">
            <text:p>26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2699385" calcext:value-type="float">
            <text:p>0.3 </text:p>
          </table:table-cell>
          <table:table-cell table:style-name="ce5" office:value-type="float" office:value="35.60839" calcext:value-type="float">
            <text:p>35.6 </text:p>
          </table:table-cell>
          <table:table-cell table:style-name="ce5" office:value-type="float" office:value="62.91478" calcext:value-type="float">
            <text:p>62.9 </text:p>
          </table:table-cell>
          <table:table-cell table:style-name="ce5" office:value-type="float" office:value="39.4" calcext:value-type="float">
            <text:p>39.4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9M9</text:p>
          </table:table-cell>
          <table:table-cell office:value-type="string" calcext:value-type="string">
            <text:p>..</text:p>
          </table:table-cell>
          <table:table-cell office:value-type="float" office:value="54.18789" calcext:value-type="float">
            <text:p>54.2 </text:p>
          </table:table-cell>
          <table:table-cell office:value-type="float" office:value="52.64894" calcext:value-type="float">
            <text:p>52.6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5.387911" calcext:value-type="float">
            <text:p>5.4 </text:p>
          </table:table-cell>
          <table:table-cell office:value-type="float" office:value="41.12966" calcext:value-type="float">
            <text:p>41.1 </text:p>
          </table:table-cell>
          <table:table-cell office:value-type="float" office:value="25.92122" calcext:value-type="float">
            <text:p>25.9 </text:p>
          </table:table-cell>
          <table:table-cell office:value-type="string" calcext:value-type="string">
            <text:p>..</text:p>
          </table:table-cell>
          <table:table-cell office:value-type="float" office:value="82.9" calcext:value-type="float">
            <text:p>82.9 </text:p>
          </table:table-cell>
          <table:table-cell office:value-type="float" office:value="35.49105" calcext:value-type="float">
            <text:p>35.5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2932" calcext:value-type="float">
            <text:p>7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6.65413" calcext:value-type="float">
            <text:p>26.7 </text:p>
          </table:table-cell>
          <table:table-cell office:value-type="string" calcext:value-type="string">
            <text:p>..</text:p>
          </table:table-cell>
          <table:table-cell office:value-type="float" office:value="0.3563184" calcext:value-type="float">
            <text:p>0.4 </text:p>
          </table:table-cell>
          <table:table-cell office:value-type="float" office:value="35.83772" calcext:value-type="float">
            <text:p>35.8 </text:p>
          </table:table-cell>
          <table:table-cell office:value-type="float" office:value="62.93929" calcext:value-type="float">
            <text:p>62.9 </text:p>
          </table:table-cell>
          <table:table-cell office:value-type="float" office:value="39.7" calcext:value-type="float">
            <text:p>39.7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9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3.92711" calcext:value-type="float">
            <text:p>53.9 </text:p>
          </table:table-cell>
          <table:table-cell table:style-name="ce5" office:value-type="float" office:value="52.94225" calcext:value-type="float">
            <text:p>52.9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5.429953" calcext:value-type="float">
            <text:p>5.4 </text:p>
          </table:table-cell>
          <table:table-cell table:style-name="ce5" office:value-type="float" office:value="41.40945" calcext:value-type="float">
            <text:p>41.4 </text:p>
          </table:table-cell>
          <table:table-cell table:style-name="ce5" office:value-type="float" office:value="26.22618" calcext:value-type="float">
            <text:p>26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3" calcext:value-type="float">
            <text:p>83.0 </text:p>
          </table:table-cell>
          <table:table-cell table:style-name="ce5" office:value-type="float" office:value="35.54893" calcext:value-type="float">
            <text:p>35.5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484276" calcext:value-type="float">
            <text:p>7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6.84862" calcext:value-type="float">
            <text:p>26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531329" calcext:value-type="float">
            <text:p>0.5 </text:p>
          </table:table-cell>
          <table:table-cell table:style-name="ce5" office:value-type="float" office:value="36.07805" calcext:value-type="float">
            <text:p>36.1 </text:p>
          </table:table-cell>
          <table:table-cell table:style-name="ce5" office:value-type="float" office:value="62.99312" calcext:value-type="float">
            <text:p>63.0 </text:p>
          </table:table-cell>
          <table:table-cell table:style-name="ce5" office:value-type="float" office:value="40" calcext:value-type="float">
            <text:p>40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9M11</text:p>
          </table:table-cell>
          <table:table-cell office:value-type="string" calcext:value-type="string">
            <text:p>..</text:p>
          </table:table-cell>
          <table:table-cell office:value-type="float" office:value="53.65965" calcext:value-type="float">
            <text:p>53.7 </text:p>
          </table:table-cell>
          <table:table-cell office:value-type="float" office:value="53.16224" calcext:value-type="float">
            <text:p>53.2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5.429953" calcext:value-type="float">
            <text:p>5.4 </text:p>
          </table:table-cell>
          <table:table-cell office:value-type="float" office:value="41.40945" calcext:value-type="float">
            <text:p>41.4 </text:p>
          </table:table-cell>
          <table:table-cell office:value-type="float" office:value="26.42948" calcext:value-type="float">
            <text:p>26.4 </text:p>
          </table:table-cell>
          <table:table-cell office:value-type="string" calcext:value-type="string">
            <text:p>..</text:p>
          </table:table-cell>
          <table:table-cell office:value-type="float" office:value="83" calcext:value-type="float">
            <text:p>83.0 </text:p>
          </table:table-cell>
          <table:table-cell office:value-type="float" office:value="35.66147" calcext:value-type="float">
            <text:p>35.7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634089" calcext:value-type="float">
            <text:p>7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7.05283" calcext:value-type="float">
            <text:p>27.1 </text:p>
          </table:table-cell>
          <table:table-cell office:value-type="string" calcext:value-type="string">
            <text:p>..</text:p>
          </table:table-cell>
          <table:table-cell office:value-type="float" office:value="0.7709739" calcext:value-type="float">
            <text:p>0.8 </text:p>
          </table:table-cell>
          <table:table-cell office:value-type="float" office:value="36.25237" calcext:value-type="float">
            <text:p>36.3 </text:p>
          </table:table-cell>
          <table:table-cell office:value-type="float" office:value="64.31754" calcext:value-type="float">
            <text:p>64.3 </text:p>
          </table:table-cell>
          <table:table-cell office:value-type="float" office:value="40.2" calcext:value-type="float">
            <text:p>40.2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9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3.87362" calcext:value-type="float">
            <text:p>53.9 </text:p>
          </table:table-cell>
          <table:table-cell table:style-name="ce5" office:value-type="float" office:value="53.30889" calcext:value-type="float">
            <text:p>53.3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5.569017" calcext:value-type="float">
            <text:p>5.6 </text:p>
          </table:table-cell>
          <table:table-cell table:style-name="ce5" office:value-type="float" office:value="41.40945" calcext:value-type="float">
            <text:p>41.4 </text:p>
          </table:table-cell>
          <table:table-cell table:style-name="ce5" office:value-type="float" office:value="26.63278" calcext:value-type="float">
            <text:p>26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3.1" calcext:value-type="float">
            <text:p>83.1 </text:p>
          </table:table-cell>
          <table:table-cell table:style-name="ce5" office:value-type="float" office:value="35.71827" calcext:value-type="float">
            <text:p>35.7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940836" calcext:value-type="float">
            <text:p>7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7.25704" calcext:value-type="float">
            <text:p>27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282357" calcext:value-type="float">
            <text:p>1.3 </text:p>
          </table:table-cell>
          <table:table-cell table:style-name="ce5" office:value-type="float" office:value="36.42754" calcext:value-type="float">
            <text:p>36.4 </text:p>
          </table:table-cell>
          <table:table-cell table:style-name="ce5" office:value-type="float" office:value="64.32691" calcext:value-type="float">
            <text:p>64.3 </text:p>
          </table:table-cell>
          <table:table-cell table:style-name="ce5" office:value-type="float" office:value="40.3" calcext:value-type="float">
            <text:p>40.3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0M1</text:p>
          </table:table-cell>
          <table:table-cell office:value-type="string" calcext:value-type="string">
            <text:p>..</text:p>
          </table:table-cell>
          <table:table-cell office:value-type="float" office:value="54.02073" calcext:value-type="float">
            <text:p>54.0 </text:p>
          </table:table-cell>
          <table:table-cell office:value-type="float" office:value="53.45554" calcext:value-type="float">
            <text:p>53.5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56.96" calcext:value-type="float">
            <text:p>57.0 </text:p>
          </table:table-cell>
          <table:table-cell office:value-type="string" calcext:value-type="string">
            <text:p>..</text:p>
          </table:table-cell>
          <table:table-cell office:value-type="float" office:value="5.65957" calcext:value-type="float">
            <text:p>5.7 </text:p>
          </table:table-cell>
          <table:table-cell office:value-type="float" office:value="42.3421" calcext:value-type="float">
            <text:p>42.3 </text:p>
          </table:table-cell>
          <table:table-cell office:value-type="float" office:value="27.34435" calcext:value-type="float">
            <text:p>27.3 </text:p>
          </table:table-cell>
          <table:table-cell office:value-type="string" calcext:value-type="string">
            <text:p>..</text:p>
          </table:table-cell>
          <table:table-cell office:value-type="float" office:value="83.5" calcext:value-type="float">
            <text:p>83.5 </text:p>
          </table:table-cell>
          <table:table-cell office:value-type="float" office:value="36.40102" calcext:value-type="float">
            <text:p>36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.543859" calcext:value-type="float">
            <text:p>8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8.73512" calcext:value-type="float">
            <text:p>28.7 </text:p>
          </table:table-cell>
          <table:table-cell office:value-type="string" calcext:value-type="string">
            <text:p>..</text:p>
          </table:table-cell>
          <table:table-cell office:value-type="float" office:value="1.739604" calcext:value-type="float">
            <text:p>1.7 </text:p>
          </table:table-cell>
          <table:table-cell office:value-type="float" office:value="36.85065" calcext:value-type="float">
            <text:p>36.9 </text:p>
          </table:table-cell>
          <table:table-cell office:value-type="float" office:value="64.79574" calcext:value-type="float">
            <text:p>64.8 </text:p>
          </table:table-cell>
          <table:table-cell office:value-type="float" office:value="40.6" calcext:value-type="float">
            <text:p>40.6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0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4.31493" calcext:value-type="float">
            <text:p>54.3 </text:p>
          </table:table-cell>
          <table:table-cell table:style-name="ce5" office:value-type="float" office:value="53.74886" calcext:value-type="float">
            <text:p>53.7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57.2" calcext:value-type="float">
            <text:p>57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.102633" calcext:value-type="float">
            <text:p>6.1 </text:p>
          </table:table-cell>
          <table:table-cell table:style-name="ce5" office:value-type="float" office:value="42.3421" calcext:value-type="float">
            <text:p>42.3 </text:p>
          </table:table-cell>
          <table:table-cell table:style-name="ce5" office:value-type="float" office:value="27.446" calcext:value-type="float">
            <text:p>27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3.4" calcext:value-type="float">
            <text:p>83.4 </text:p>
          </table:table-cell>
          <table:table-cell table:style-name="ce5" office:value-type="float" office:value="36.74186" calcext:value-type="float">
            <text:p>36.7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.782337" calcext:value-type="float">
            <text:p>8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0.19376" calcext:value-type="float">
            <text:p>30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831082" calcext:value-type="float">
            <text:p>1.8 </text:p>
          </table:table-cell>
          <table:table-cell table:style-name="ce5" office:value-type="float" office:value="37.48956" calcext:value-type="float">
            <text:p>37.5 </text:p>
          </table:table-cell>
          <table:table-cell table:style-name="ce5" office:value-type="float" office:value="65.26044" calcext:value-type="float">
            <text:p>65.3 </text:p>
          </table:table-cell>
          <table:table-cell table:style-name="ce5" office:value-type="float" office:value="41" calcext:value-type="float">
            <text:p>41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0M3</text:p>
          </table:table-cell>
          <table:table-cell office:value-type="string" calcext:value-type="string">
            <text:p>..</text:p>
          </table:table-cell>
          <table:table-cell office:value-type="float" office:value="54.46872" calcext:value-type="float">
            <text:p>54.5 </text:p>
          </table:table-cell>
          <table:table-cell office:value-type="float" office:value="54.04216" calcext:value-type="float">
            <text:p>54.0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57.4" calcext:value-type="float">
            <text:p>57.4 </text:p>
          </table:table-cell>
          <table:table-cell office:value-type="string" calcext:value-type="string">
            <text:p>..</text:p>
          </table:table-cell>
          <table:table-cell office:value-type="float" office:value="6.015315" calcext:value-type="float">
            <text:p>6.0 </text:p>
          </table:table-cell>
          <table:table-cell office:value-type="float" office:value="42.3421" calcext:value-type="float">
            <text:p>42.3 </text:p>
          </table:table-cell>
          <table:table-cell office:value-type="float" office:value="27.95426" calcext:value-type="float">
            <text:p>28.0 </text:p>
          </table:table-cell>
          <table:table-cell office:value-type="string" calcext:value-type="string">
            <text:p>..</text:p>
          </table:table-cell>
          <table:table-cell office:value-type="float" office:value="83.6" calcext:value-type="float">
            <text:p>83.6 </text:p>
          </table:table-cell>
          <table:table-cell office:value-type="float" office:value="37.53822" calcext:value-type="float">
            <text:p>37.5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.971366" calcext:value-type="float">
            <text:p>9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0.10624" calcext:value-type="float">
            <text:p>30.1 </text:p>
          </table:table-cell>
          <table:table-cell office:value-type="string" calcext:value-type="string">
            <text:p>..</text:p>
          </table:table-cell>
          <table:table-cell office:value-type="float" office:value="1.924061" calcext:value-type="float">
            <text:p>1.9 </text:p>
          </table:table-cell>
          <table:table-cell office:value-type="float" office:value="37.81705" calcext:value-type="float">
            <text:p>37.8 </text:p>
          </table:table-cell>
          <table:table-cell office:value-type="float" office:value="65.37759" calcext:value-type="float">
            <text:p>65.4 </text:p>
          </table:table-cell>
          <table:table-cell office:value-type="float" office:value="41.1" calcext:value-type="float">
            <text:p>41.1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0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4.94347" calcext:value-type="float">
            <text:p>54.9 </text:p>
          </table:table-cell>
          <table:table-cell table:style-name="ce5" office:value-type="float" office:value="54.26215" calcext:value-type="float">
            <text:p>54.3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57.78" calcext:value-type="float">
            <text:p>57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.390463" calcext:value-type="float">
            <text:p>6.4 </text:p>
          </table:table-cell>
          <table:table-cell table:style-name="ce5" office:value-type="float" office:value="42.90168" calcext:value-type="float">
            <text:p>42.9 </text:p>
          </table:table-cell>
          <table:table-cell table:style-name="ce5" office:value-type="float" office:value="28.46252" calcext:value-type="float">
            <text:p>28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4.5" calcext:value-type="float">
            <text:p>84.5 </text:p>
          </table:table-cell>
          <table:table-cell table:style-name="ce5" office:value-type="float" office:value="37.82225" calcext:value-type="float">
            <text:p>37.8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.16628" calcext:value-type="float">
            <text:p>9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0.52438" calcext:value-type="float">
            <text:p>30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97355" calcext:value-type="float">
            <text:p>2.0 </text:p>
          </table:table-cell>
          <table:table-cell table:style-name="ce5" office:value-type="float" office:value="38.10815" calcext:value-type="float">
            <text:p>38.1 </text:p>
          </table:table-cell>
          <table:table-cell table:style-name="ce5" office:value-type="float" office:value="65.40905" calcext:value-type="float">
            <text:p>65.4 </text:p>
          </table:table-cell>
          <table:table-cell table:style-name="ce5" office:value-type="float" office:value="42.6" calcext:value-type="float">
            <text:p>42.6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0M5</text:p>
          </table:table-cell>
          <table:table-cell office:value-type="string" calcext:value-type="string">
            <text:p>..</text:p>
          </table:table-cell>
          <table:table-cell office:value-type="float" office:value="55.07051" calcext:value-type="float">
            <text:p>55.1 </text:p>
          </table:table-cell>
          <table:table-cell office:value-type="float" office:value="54.55545" calcext:value-type="float">
            <text:p>54.6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57.95" calcext:value-type="float">
            <text:p>58.0 </text:p>
          </table:table-cell>
          <table:table-cell office:value-type="string" calcext:value-type="string">
            <text:p>..</text:p>
          </table:table-cell>
          <table:table-cell office:value-type="float" office:value="6.400165" calcext:value-type="float">
            <text:p>6.4 </text:p>
          </table:table-cell>
          <table:table-cell office:value-type="float" office:value="42.90168" calcext:value-type="float">
            <text:p>42.9 </text:p>
          </table:table-cell>
          <table:table-cell office:value-type="float" office:value="28.76747" calcext:value-type="float">
            <text:p>28.8 </text:p>
          </table:table-cell>
          <table:table-cell office:value-type="string" calcext:value-type="string">
            <text:p>..</text:p>
          </table:table-cell>
          <table:table-cell office:value-type="float" office:value="84.8" calcext:value-type="float">
            <text:p>84.8 </text:p>
          </table:table-cell>
          <table:table-cell office:value-type="float" office:value="38.22096" calcext:value-type="float">
            <text:p>38.2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.371157" calcext:value-type="float">
            <text:p>9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1.10783" calcext:value-type="float">
            <text:p>31.1 </text:p>
          </table:table-cell>
          <table:table-cell office:value-type="string" calcext:value-type="string">
            <text:p>..</text:p>
          </table:table-cell>
          <table:table-cell office:value-type="float" office:value="2.056031" calcext:value-type="float">
            <text:p>2.1 </text:p>
          </table:table-cell>
          <table:table-cell office:value-type="float" office:value="38.32986" calcext:value-type="float">
            <text:p>38.3 </text:p>
          </table:table-cell>
          <table:table-cell office:value-type="float" office:value="66.12207" calcext:value-type="float">
            <text:p>66.1 </text:p>
          </table:table-cell>
          <table:table-cell office:value-type="float" office:value="43.2" calcext:value-type="float">
            <text:p>43.2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0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5.26443" calcext:value-type="float">
            <text:p>55.3 </text:p>
          </table:table-cell>
          <table:table-cell table:style-name="ce5" office:value-type="float" office:value="54.62878" calcext:value-type="float">
            <text:p>54.6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58.19" calcext:value-type="float">
            <text:p>58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.503654" calcext:value-type="float">
            <text:p>6.5 </text:p>
          </table:table-cell>
          <table:table-cell table:style-name="ce5" office:value-type="float" office:value="42.90168" calcext:value-type="float">
            <text:p>42.9 </text:p>
          </table:table-cell>
          <table:table-cell table:style-name="ce5" office:value-type="float" office:value="29.07243" calcext:value-type="float">
            <text:p>29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4.8" calcext:value-type="float">
            <text:p>84.8 </text:p>
          </table:table-cell>
          <table:table-cell table:style-name="ce5" office:value-type="float" office:value="38.50499" calcext:value-type="float">
            <text:p>38.5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.595306" calcext:value-type="float">
            <text:p>9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1.19535" calcext:value-type="float">
            <text:p>31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.051533" calcext:value-type="float">
            <text:p>2.1 </text:p>
          </table:table-cell>
          <table:table-cell table:style-name="ce5" office:value-type="float" office:value="38.52957" calcext:value-type="float">
            <text:p>38.5 </text:p>
          </table:table-cell>
          <table:table-cell table:style-name="ce5" office:value-type="float" office:value="66.14153" calcext:value-type="float">
            <text:p>66.1 </text:p>
          </table:table-cell>
          <table:table-cell table:style-name="ce5" office:value-type="float" office:value="43.3" calcext:value-type="float">
            <text:p>43.3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0M7</text:p>
          </table:table-cell>
          <table:table-cell office:value-type="string" calcext:value-type="string">
            <text:p>..</text:p>
          </table:table-cell>
          <table:table-cell office:value-type="float" office:value="55.9732" calcext:value-type="float">
            <text:p>56.0 </text:p>
          </table:table-cell>
          <table:table-cell office:value-type="float" office:value="55.06874" calcext:value-type="float">
            <text:p>55.1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58.35" calcext:value-type="float">
            <text:p>58.4 </text:p>
          </table:table-cell>
          <table:table-cell office:value-type="string" calcext:value-type="string">
            <text:p>..</text:p>
          </table:table-cell>
          <table:table-cell office:value-type="float" office:value="6.574803" calcext:value-type="float">
            <text:p>6.6 </text:p>
          </table:table-cell>
          <table:table-cell office:value-type="float" office:value="43.83433" calcext:value-type="float">
            <text:p>43.8 </text:p>
          </table:table-cell>
          <table:table-cell office:value-type="float" office:value="29.58069" calcext:value-type="float">
            <text:p>29.6 </text:p>
          </table:table-cell>
          <table:table-cell office:value-type="string" calcext:value-type="string">
            <text:p>..</text:p>
          </table:table-cell>
          <table:table-cell office:value-type="float" office:value="85" calcext:value-type="float">
            <text:p>85.0 </text:p>
          </table:table-cell>
          <table:table-cell office:value-type="float" office:value="38.67542" calcext:value-type="float">
            <text:p>38.7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.812214" calcext:value-type="float">
            <text:p>9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1.38984" calcext:value-type="float">
            <text:p>31.4 </text:p>
          </table:table-cell>
          <table:table-cell office:value-type="string" calcext:value-type="string">
            <text:p>..</text:p>
          </table:table-cell>
          <table:table-cell office:value-type="float" office:value="2.194" calcext:value-type="float">
            <text:p>2.2 </text:p>
          </table:table-cell>
          <table:table-cell office:value-type="float" office:value="38.76567" calcext:value-type="float">
            <text:p>38.8 </text:p>
          </table:table-cell>
          <table:table-cell office:value-type="float" office:value="66.24397" calcext:value-type="float">
            <text:p>66.2 </text:p>
          </table:table-cell>
          <table:table-cell office:value-type="float" office:value="43.6" calcext:value-type="float">
            <text:p>43.6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0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6.00663" calcext:value-type="float">
            <text:p>56.0 </text:p>
          </table:table-cell>
          <table:table-cell table:style-name="ce5" office:value-type="float" office:value="55.28873" calcext:value-type="float">
            <text:p>55.3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58.49" calcext:value-type="float">
            <text:p>58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.590973" calcext:value-type="float">
            <text:p>6.6 </text:p>
          </table:table-cell>
          <table:table-cell table:style-name="ce5" office:value-type="float" office:value="43.83433" calcext:value-type="float">
            <text:p>43.8 </text:p>
          </table:table-cell>
          <table:table-cell table:style-name="ce5" office:value-type="float" office:value="29.98729" calcext:value-type="float">
            <text:p>3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5.2" calcext:value-type="float">
            <text:p>85.2 </text:p>
          </table:table-cell>
          <table:table-cell table:style-name="ce5" office:value-type="float" office:value="38.73329" calcext:value-type="float">
            <text:p>38.7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.995569" calcext:value-type="float">
            <text:p>1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1.77881" calcext:value-type="float">
            <text:p>31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.247987" calcext:value-type="float">
            <text:p>2.2 </text:p>
          </table:table-cell>
          <table:table-cell table:style-name="ce5" office:value-type="float" office:value="38.86637" calcext:value-type="float">
            <text:p>38.9 </text:p>
          </table:table-cell>
          <table:table-cell table:style-name="ce5" office:value-type="float" office:value="67.08836" calcext:value-type="float">
            <text:p>67.1 </text:p>
          </table:table-cell>
          <table:table-cell table:style-name="ce5" office:value-type="float" office:value="43.8" calcext:value-type="float">
            <text:p>43.8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0M9</text:p>
          </table:table-cell>
          <table:table-cell office:value-type="string" calcext:value-type="string">
            <text:p>..</text:p>
          </table:table-cell>
          <table:table-cell office:value-type="float" office:value="55.95314" calcext:value-type="float">
            <text:p>56.0 </text:p>
          </table:table-cell>
          <table:table-cell office:value-type="float" office:value="55.58204" calcext:value-type="float">
            <text:p>55.6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58.67" calcext:value-type="float">
            <text:p>58.7 </text:p>
          </table:table-cell>
          <table:table-cell office:value-type="string" calcext:value-type="string">
            <text:p>..</text:p>
          </table:table-cell>
          <table:table-cell office:value-type="float" office:value="6.759144" calcext:value-type="float">
            <text:p>6.8 </text:p>
          </table:table-cell>
          <table:table-cell office:value-type="float" office:value="43.83433" calcext:value-type="float">
            <text:p>43.8 </text:p>
          </table:table-cell>
          <table:table-cell office:value-type="float" office:value="30.49555" calcext:value-type="float">
            <text:p>30.5 </text:p>
          </table:table-cell>
          <table:table-cell office:value-type="string" calcext:value-type="string">
            <text:p>..</text:p>
          </table:table-cell>
          <table:table-cell office:value-type="float" office:value="85.1" calcext:value-type="float">
            <text:p>85.1 </text:p>
          </table:table-cell>
          <table:table-cell office:value-type="float" office:value="38.8469" calcext:value-type="float">
            <text:p>38.8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.2244" calcext:value-type="float">
            <text:p>10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1.99274" calcext:value-type="float">
            <text:p>32.0 </text:p>
          </table:table-cell>
          <table:table-cell office:value-type="string" calcext:value-type="string">
            <text:p>..</text:p>
          </table:table-cell>
          <table:table-cell office:value-type="float" office:value="2.786365" calcext:value-type="float">
            <text:p>2.8 </text:p>
          </table:table-cell>
          <table:table-cell office:value-type="float" office:value="39.19555" calcext:value-type="float">
            <text:p>39.2 </text:p>
          </table:table-cell>
          <table:table-cell office:value-type="float" office:value="67.10358" calcext:value-type="float">
            <text:p>67.1 </text:p>
          </table:table-cell>
          <table:table-cell office:value-type="float" office:value="44.2" calcext:value-type="float">
            <text:p>44.2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0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5.79935" calcext:value-type="float">
            <text:p>55.8 </text:p>
          </table:table-cell>
          <table:table-cell table:style-name="ce5" office:value-type="float" office:value="56.022" calcext:value-type="float">
            <text:p>56.0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58.97" calcext:value-type="float">
            <text:p>59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.94025" calcext:value-type="float">
            <text:p>6.9 </text:p>
          </table:table-cell>
          <table:table-cell table:style-name="ce5" office:value-type="float" office:value="43.6478" calcext:value-type="float">
            <text:p>43.6 </text:p>
          </table:table-cell>
          <table:table-cell table:style-name="ce5" office:value-type="float" office:value="30.80051" calcext:value-type="float">
            <text:p>30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5.3" calcext:value-type="float">
            <text:p>85.3 </text:p>
          </table:table-cell>
          <table:table-cell table:style-name="ce5" office:value-type="float" office:value="39.01625" calcext:value-type="float">
            <text:p>39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.40979" calcext:value-type="float">
            <text:p>10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2.34281" calcext:value-type="float">
            <text:p>32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.943828" calcext:value-type="float">
            <text:p>2.9 </text:p>
          </table:table-cell>
          <table:table-cell table:style-name="ce5" office:value-type="float" office:value="39.43503" calcext:value-type="float">
            <text:p>39.4 </text:p>
          </table:table-cell>
          <table:table-cell table:style-name="ce5" office:value-type="float" office:value="67.2035" calcext:value-type="float">
            <text:p>67.2 </text:p>
          </table:table-cell>
          <table:table-cell table:style-name="ce5" office:value-type="float" office:value="44.6" calcext:value-type="float">
            <text:p>44.6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0M11</text:p>
          </table:table-cell>
          <table:table-cell office:value-type="string" calcext:value-type="string">
            <text:p>..</text:p>
          </table:table-cell>
          <table:table-cell office:value-type="float" office:value="55.68568" calcext:value-type="float">
            <text:p>55.7 </text:p>
          </table:table-cell>
          <table:table-cell office:value-type="float" office:value="56.16865" calcext:value-type="float">
            <text:p>56.2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59.1" calcext:value-type="float">
            <text:p>59.1 </text:p>
          </table:table-cell>
          <table:table-cell office:value-type="string" calcext:value-type="string">
            <text:p>..</text:p>
          </table:table-cell>
          <table:table-cell office:value-type="float" office:value="6.943484" calcext:value-type="float">
            <text:p>6.9 </text:p>
          </table:table-cell>
          <table:table-cell office:value-type="float" office:value="43.6478" calcext:value-type="float">
            <text:p>43.6 </text:p>
          </table:table-cell>
          <table:table-cell office:value-type="float" office:value="30.90216" calcext:value-type="float">
            <text:p>30.9 </text:p>
          </table:table-cell>
          <table:table-cell office:value-type="string" calcext:value-type="string">
            <text:p>..</text:p>
          </table:table-cell>
          <table:table-cell office:value-type="float" office:value="85.6" calcext:value-type="float">
            <text:p>85.6 </text:p>
          </table:table-cell>
          <table:table-cell office:value-type="float" office:value="39.35923" calcext:value-type="float">
            <text:p>39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.69513" calcext:value-type="float">
            <text:p>10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2.50813" calcext:value-type="float">
            <text:p>32.5 </text:p>
          </table:table-cell>
          <table:table-cell office:value-type="string" calcext:value-type="string">
            <text:p>..</text:p>
          </table:table-cell>
          <table:table-cell office:value-type="float" office:value="3.017312" calcext:value-type="float">
            <text:p>3.0 </text:p>
          </table:table-cell>
          <table:table-cell office:value-type="float" office:value="39.61697" calcext:value-type="float">
            <text:p>39.6 </text:p>
          </table:table-cell>
          <table:table-cell office:value-type="float" office:value="68.82121" calcext:value-type="float">
            <text:p>68.8 </text:p>
          </table:table-cell>
          <table:table-cell office:value-type="float" office:value="45" calcext:value-type="float">
            <text:p>45.0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0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6.06013" calcext:value-type="float">
            <text:p>56.1 </text:p>
          </table:table-cell>
          <table:table-cell table:style-name="ce5" office:value-type="float" office:value="56.16865" calcext:value-type="float">
            <text:p>56.2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59.23" calcext:value-type="float">
            <text:p>59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.118122" calcext:value-type="float">
            <text:p>7.1 </text:p>
          </table:table-cell>
          <table:table-cell table:style-name="ce5" office:value-type="float" office:value="43.6478" calcext:value-type="float">
            <text:p>43.6 </text:p>
          </table:table-cell>
          <table:table-cell table:style-name="ce5" office:value-type="float" office:value="31.20712" calcext:value-type="float">
            <text:p>31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5.6" calcext:value-type="float">
            <text:p>85.6 </text:p>
          </table:table-cell>
          <table:table-cell table:style-name="ce5" office:value-type="float" office:value="39.47285" calcext:value-type="float">
            <text:p>39.5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1.06877" calcext:value-type="float">
            <text:p>11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2.71233" calcext:value-type="float">
            <text:p>32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.084796" calcext:value-type="float">
            <text:p>3.1 </text:p>
          </table:table-cell>
          <table:table-cell table:style-name="ce5" office:value-type="float" office:value="39.86153" calcext:value-type="float">
            <text:p>39.9 </text:p>
          </table:table-cell>
          <table:table-cell table:style-name="ce5" office:value-type="float" office:value="68.83704" calcext:value-type="float">
            <text:p>68.8 </text:p>
          </table:table-cell>
          <table:table-cell table:style-name="ce5" office:value-type="float" office:value="45.2" calcext:value-type="float">
            <text:p>45.2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1M1</text:p>
          </table:table-cell>
          <table:table-cell office:value-type="string" calcext:value-type="string">
            <text:p>..</text:p>
          </table:table-cell>
          <table:table-cell office:value-type="float" office:value="56.72878" calcext:value-type="float">
            <text:p>56.7 </text:p>
          </table:table-cell>
          <table:table-cell office:value-type="float" office:value="57.6352" calcext:value-type="float">
            <text:p>57.6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59.53" calcext:value-type="float">
            <text:p>59.5 </text:p>
          </table:table-cell>
          <table:table-cell office:value-type="string" calcext:value-type="string">
            <text:p>..</text:p>
          </table:table-cell>
          <table:table-cell office:value-type="float" office:value="7.554718" calcext:value-type="float">
            <text:p>7.6 </text:p>
          </table:table-cell>
          <table:table-cell office:value-type="float" office:value="44.48718" calcext:value-type="float">
            <text:p>44.5 </text:p>
          </table:table-cell>
          <table:table-cell office:value-type="float" office:value="31.71537" calcext:value-type="float">
            <text:p>31.7 </text:p>
          </table:table-cell>
          <table:table-cell office:value-type="string" calcext:value-type="string">
            <text:p>..</text:p>
          </table:table-cell>
          <table:table-cell office:value-type="float" office:value="86.1" calcext:value-type="float">
            <text:p>86.1 </text:p>
          </table:table-cell>
          <table:table-cell office:value-type="float" office:value="40.61004" calcext:value-type="float">
            <text:p>40.6 </text:p>
          </table:table-cell>
          <table:table-cell office:value-type="float" office:value="0.1127277" calcext:value-type="float">
            <text:p>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1.46449" calcext:value-type="float">
            <text:p>11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4.60856" calcext:value-type="float">
            <text:p>34.6 </text:p>
          </table:table-cell>
          <table:table-cell office:value-type="float" office:value="10.35901" calcext:value-type="float">
            <text:p>10.4 </text:p>
          </table:table-cell>
          <table:table-cell office:value-type="float" office:value="3.339738" calcext:value-type="float">
            <text:p>3.3 </text:p>
          </table:table-cell>
          <table:table-cell office:value-type="float" office:value="40.94301" calcext:value-type="float">
            <text:p>40.9 </text:p>
          </table:table-cell>
          <table:table-cell office:value-type="float" office:value="69.36051" calcext:value-type="float">
            <text:p>69.4 </text:p>
          </table:table-cell>
          <table:table-cell office:value-type="float" office:value="45.5" calcext:value-type="float">
            <text:p>45.5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1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6.98956" calcext:value-type="float">
            <text:p>57.0 </text:p>
          </table:table-cell>
          <table:table-cell table:style-name="ce5" office:value-type="float" office:value="57.85518" calcext:value-type="float">
            <text:p>57.9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59.78" calcext:value-type="float">
            <text:p>59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.156249" calcext:value-type="float">
            <text:p>8.2 </text:p>
          </table:table-cell>
          <table:table-cell table:style-name="ce5" office:value-type="float" office:value="44.48718" calcext:value-type="float">
            <text:p>44.5 </text:p>
          </table:table-cell>
          <table:table-cell table:style-name="ce5" office:value-type="float" office:value="32.12198" calcext:value-type="float">
            <text:p>32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5.9" calcext:value-type="float">
            <text:p>85.9 </text:p>
          </table:table-cell>
          <table:table-cell table:style-name="ce5" office:value-type="float" office:value="41.06449" calcext:value-type="float">
            <text:p>41.1 </text:p>
          </table:table-cell>
          <table:table-cell table:style-name="ce5" office:value-type="float" office:value="0.1182505" calcext:value-type="float">
            <text:p>0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1.78283" calcext:value-type="float">
            <text:p>11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5.56153" calcext:value-type="float">
            <text:p>35.6 </text:p>
          </table:table-cell>
          <table:table-cell table:style-name="ce5" office:value-type="float" office:value="10.75197" calcext:value-type="float">
            <text:p>10.8 </text:p>
          </table:table-cell>
          <table:table-cell table:style-name="ce5" office:value-type="float" office:value="3.68616" calcext:value-type="float">
            <text:p>3.7 </text:p>
          </table:table-cell>
          <table:table-cell table:style-name="ce5" office:value-type="float" office:value="41.41267" calcext:value-type="float">
            <text:p>41.4 </text:p>
          </table:table-cell>
          <table:table-cell table:style-name="ce5" office:value-type="float" office:value="70.18595" calcext:value-type="float">
            <text:p>70.2 </text:p>
          </table:table-cell>
          <table:table-cell table:style-name="ce5" office:value-type="float" office:value="45.6" calcext:value-type="float">
            <text:p>45.6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1M3</text:p>
          </table:table-cell>
          <table:table-cell office:value-type="string" calcext:value-type="string">
            <text:p>..</text:p>
          </table:table-cell>
          <table:table-cell office:value-type="float" office:value="57.07648" calcext:value-type="float">
            <text:p>57.1 </text:p>
          </table:table-cell>
          <table:table-cell office:value-type="float" office:value="57.85518" calcext:value-type="float">
            <text:p>57.9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59.99" calcext:value-type="float">
            <text:p>60.0 </text:p>
          </table:table-cell>
          <table:table-cell office:value-type="string" calcext:value-type="string">
            <text:p>..</text:p>
          </table:table-cell>
          <table:table-cell office:value-type="float" office:value="8.444078" calcext:value-type="float">
            <text:p>8.4 </text:p>
          </table:table-cell>
          <table:table-cell office:value-type="float" office:value="44.48718" calcext:value-type="float">
            <text:p>44.5 </text:p>
          </table:table-cell>
          <table:table-cell office:value-type="float" office:value="32.83355" calcext:value-type="float">
            <text:p>32.8 </text:p>
          </table:table-cell>
          <table:table-cell office:value-type="string" calcext:value-type="string">
            <text:p>..</text:p>
          </table:table-cell>
          <table:table-cell office:value-type="float" office:value="86.1" calcext:value-type="float">
            <text:p>86.1 </text:p>
          </table:table-cell>
          <table:table-cell office:value-type="float" office:value="41.86192" calcext:value-type="float">
            <text:p>41.9 </text:p>
          </table:table-cell>
          <table:table-cell office:value-type="float" office:value="0.1207618" calcext:value-type="float">
            <text:p>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2.0473" calcext:value-type="float">
            <text:p>12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5.91161" calcext:value-type="float">
            <text:p>35.9 </text:p>
          </table:table-cell>
          <table:table-cell office:value-type="float" office:value="11.01952" calcext:value-type="float">
            <text:p>11.0 </text:p>
          </table:table-cell>
          <table:table-cell office:value-type="float" office:value="3.855621" calcext:value-type="float">
            <text:p>3.9 </text:p>
          </table:table-cell>
          <table:table-cell office:value-type="float" office:value="41.6513" calcext:value-type="float">
            <text:p>41.7 </text:p>
          </table:table-cell>
          <table:table-cell office:value-type="float" office:value="70.32478" calcext:value-type="float">
            <text:p>70.3 </text:p>
          </table:table-cell>
          <table:table-cell office:value-type="float" office:value="45.9" calcext:value-type="float">
            <text:p>45.9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1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7.15672" calcext:value-type="float">
            <text:p>57.2 </text:p>
          </table:table-cell>
          <table:table-cell table:style-name="ce5" office:value-type="float" office:value="58.00183" calcext:value-type="float">
            <text:p>58.0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0.21" calcext:value-type="float">
            <text:p>60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.964759" calcext:value-type="float">
            <text:p>9.0 </text:p>
          </table:table-cell>
          <table:table-cell table:style-name="ce5" office:value-type="float" office:value="45.04677" calcext:value-type="float">
            <text:p>45.0 </text:p>
          </table:table-cell>
          <table:table-cell table:style-name="ce5" office:value-type="float" office:value="33.74841" calcext:value-type="float">
            <text:p>33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6.7" calcext:value-type="float">
            <text:p>86.7 </text:p>
          </table:table-cell>
          <table:table-cell table:style-name="ce5" office:value-type="float" office:value="42.14595" calcext:value-type="float">
            <text:p>42.1 </text:p>
          </table:table-cell>
          <table:table-cell table:style-name="ce5" office:value-type="float" office:value="0.1352269" calcext:value-type="float">
            <text:p>0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2.14942" calcext:value-type="float">
            <text:p>12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6.28113" calcext:value-type="float">
            <text:p>36.3 </text:p>
          </table:table-cell>
          <table:table-cell table:style-name="ce5" office:value-type="float" office:value="11.5128" calcext:value-type="float">
            <text:p>11.5 </text:p>
          </table:table-cell>
          <table:table-cell table:style-name="ce5" office:value-type="float" office:value="4.098565" calcext:value-type="float">
            <text:p>4.1 </text:p>
          </table:table-cell>
          <table:table-cell table:style-name="ce5" office:value-type="float" office:value="41.99149" calcext:value-type="float">
            <text:p>42.0 </text:p>
          </table:table-cell>
          <table:table-cell table:style-name="ce5" office:value-type="float" office:value="70.53722" calcext:value-type="float">
            <text:p>70.5 </text:p>
          </table:table-cell>
          <table:table-cell table:style-name="ce5" office:value-type="float" office:value="46.5" calcext:value-type="float">
            <text:p>46.5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1M5</text:p>
          </table:table-cell>
          <table:table-cell office:value-type="string" calcext:value-type="string">
            <text:p>..</text:p>
          </table:table-cell>
          <table:table-cell office:value-type="float" office:value="57.32389" calcext:value-type="float">
            <text:p>57.3 </text:p>
          </table:table-cell>
          <table:table-cell office:value-type="float" office:value="58.14849" calcext:value-type="float">
            <text:p>58.1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0.39" calcext:value-type="float">
            <text:p>60.4 </text:p>
          </table:table-cell>
          <table:table-cell office:value-type="string" calcext:value-type="string">
            <text:p>..</text:p>
          </table:table-cell>
          <table:table-cell office:value-type="float" office:value="8.948588" calcext:value-type="float">
            <text:p>8.9 </text:p>
          </table:table-cell>
          <table:table-cell office:value-type="float" office:value="45.04677" calcext:value-type="float">
            <text:p>45.0 </text:p>
          </table:table-cell>
          <table:table-cell office:value-type="float" office:value="34.45998" calcext:value-type="float">
            <text:p>34.5 </text:p>
          </table:table-cell>
          <table:table-cell office:value-type="string" calcext:value-type="string">
            <text:p>..</text:p>
          </table:table-cell>
          <table:table-cell office:value-type="float" office:value="86.9" calcext:value-type="float">
            <text:p>86.9 </text:p>
          </table:table-cell>
          <table:table-cell office:value-type="float" office:value="42.48787" calcext:value-type="float">
            <text:p>42.5 </text:p>
          </table:table-cell>
          <table:table-cell office:value-type="float" office:value="0.1426401" calcext:value-type="float">
            <text:p>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2.23088" calcext:value-type="float">
            <text:p>12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6.58258" calcext:value-type="float">
            <text:p>36.6 </text:p>
          </table:table-cell>
          <table:table-cell office:value-type="float" office:value="11.94756" calcext:value-type="float">
            <text:p>11.9 </text:p>
          </table:table-cell>
          <table:table-cell office:value-type="float" office:value="4.701427" calcext:value-type="float">
            <text:p>4.7 </text:p>
          </table:table-cell>
          <table:table-cell office:value-type="float" office:value="42.13027" calcext:value-type="float">
            <text:p>42.1 </text:p>
          </table:table-cell>
          <table:table-cell office:value-type="float" office:value="71.63559" calcext:value-type="float">
            <text:p>71.6 </text:p>
          </table:table-cell>
          <table:table-cell office:value-type="float" office:value="46.8" calcext:value-type="float">
            <text:p>46.8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1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7.59803" calcext:value-type="float">
            <text:p>57.6 </text:p>
          </table:table-cell>
          <table:table-cell table:style-name="ce5" office:value-type="float" office:value="58.29514" calcext:value-type="float">
            <text:p>58.3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0.59" calcext:value-type="float">
            <text:p>60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.181439" calcext:value-type="float">
            <text:p>9.2 </text:p>
          </table:table-cell>
          <table:table-cell table:style-name="ce5" office:value-type="float" office:value="45.04677" calcext:value-type="float">
            <text:p>45.0 </text:p>
          </table:table-cell>
          <table:table-cell table:style-name="ce5" office:value-type="float" office:value="34.96824" calcext:value-type="float">
            <text:p>35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7.1" calcext:value-type="float">
            <text:p>87.1 </text:p>
          </table:table-cell>
          <table:table-cell table:style-name="ce5" office:value-type="float" office:value="42.8287" calcext:value-type="float">
            <text:p>42.8 </text:p>
          </table:table-cell>
          <table:table-cell table:style-name="ce5" office:value-type="float" office:value="0.1479499" calcext:value-type="float">
            <text:p>0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2.32313" calcext:value-type="float">
            <text:p>12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6.88403" calcext:value-type="float">
            <text:p>36.9 </text:p>
          </table:table-cell>
          <table:table-cell table:style-name="ce5" office:value-type="float" office:value="13.52775" calcext:value-type="float">
            <text:p>13.5 </text:p>
          </table:table-cell>
          <table:table-cell table:style-name="ce5" office:value-type="float" office:value="4.881386" calcext:value-type="float">
            <text:p>4.9 </text:p>
          </table:table-cell>
          <table:table-cell table:style-name="ce5" office:value-type="float" office:value="42.31898" calcext:value-type="float">
            <text:p>42.3 </text:p>
          </table:table-cell>
          <table:table-cell table:style-name="ce5" office:value-type="float" office:value="71.66734" calcext:value-type="float">
            <text:p>71.7 </text:p>
          </table:table-cell>
          <table:table-cell table:style-name="ce5" office:value-type="float" office:value="47" calcext:value-type="float">
            <text:p>47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1M7</text:p>
          </table:table-cell>
          <table:table-cell office:value-type="string" calcext:value-type="string">
            <text:p>..</text:p>
          </table:table-cell>
          <table:table-cell office:value-type="float" office:value="58.17308" calcext:value-type="float">
            <text:p>58.2 </text:p>
          </table:table-cell>
          <table:table-cell office:value-type="float" office:value="58.4418" calcext:value-type="float">
            <text:p>58.4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0.77" calcext:value-type="float">
            <text:p>60.8 </text:p>
          </table:table-cell>
          <table:table-cell office:value-type="string" calcext:value-type="string">
            <text:p>..</text:p>
          </table:table-cell>
          <table:table-cell office:value-type="float" office:value="9.559822" calcext:value-type="float">
            <text:p>9.6 </text:p>
          </table:table-cell>
          <table:table-cell office:value-type="float" office:value="45.97941" calcext:value-type="float">
            <text:p>46.0 </text:p>
          </table:table-cell>
          <table:table-cell office:value-type="float" office:value="35.57814" calcext:value-type="float">
            <text:p>35.6 </text:p>
          </table:table-cell>
          <table:table-cell office:value-type="string" calcext:value-type="string">
            <text:p>..</text:p>
          </table:table-cell>
          <table:table-cell office:value-type="float" office:value="87.3" calcext:value-type="float">
            <text:p>87.3 </text:p>
          </table:table-cell>
          <table:table-cell office:value-type="float" office:value="43.45464" calcext:value-type="float">
            <text:p>43.5 </text:p>
          </table:table-cell>
          <table:table-cell office:value-type="float" office:value="0.15515" calcext:value-type="float">
            <text:p>0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2.45311" calcext:value-type="float">
            <text:p>12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7.17576" calcext:value-type="float">
            <text:p>37.2 </text:p>
          </table:table-cell>
          <table:table-cell office:value-type="float" office:value="13.97923" calcext:value-type="float">
            <text:p>14.0 </text:p>
          </table:table-cell>
          <table:table-cell office:value-type="float" office:value="5.280295" calcext:value-type="float">
            <text:p>5.3 </text:p>
          </table:table-cell>
          <table:table-cell office:value-type="float" office:value="42.51276" calcext:value-type="float">
            <text:p>42.5 </text:p>
          </table:table-cell>
          <table:table-cell office:value-type="float" office:value="71.97344" calcext:value-type="float">
            <text:p>72.0 </text:p>
          </table:table-cell>
          <table:table-cell office:value-type="float" office:value="47.1" calcext:value-type="float">
            <text:p>47.1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1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8.33356" calcext:value-type="float">
            <text:p>58.3 </text:p>
          </table:table-cell>
          <table:table-cell table:style-name="ce5" office:value-type="float" office:value="58.58845" calcext:value-type="float">
            <text:p>58.6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0.96" calcext:value-type="float">
            <text:p>61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.585694" calcext:value-type="float">
            <text:p>9.6 </text:p>
          </table:table-cell>
          <table:table-cell table:style-name="ce5" office:value-type="float" office:value="45.97941" calcext:value-type="float">
            <text:p>46.0 </text:p>
          </table:table-cell>
          <table:table-cell table:style-name="ce5" office:value-type="float" office:value="36.0864" calcext:value-type="float">
            <text:p>36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7.5" calcext:value-type="float">
            <text:p>87.5 </text:p>
          </table:table-cell>
          <table:table-cell table:style-name="ce5" office:value-type="float" office:value="43.62506" calcext:value-type="float">
            <text:p>43.6 </text:p>
          </table:table-cell>
          <table:table-cell table:style-name="ce5" office:value-type="float" office:value="0.1584303" calcext:value-type="float">
            <text:p>0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2.57175" calcext:value-type="float">
            <text:p>12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7.50638" calcext:value-type="float">
            <text:p>37.5 </text:p>
          </table:table-cell>
          <table:table-cell table:style-name="ce5" office:value-type="float" office:value="13.85382" calcext:value-type="float">
            <text:p>13.9 </text:p>
          </table:table-cell>
          <table:table-cell table:style-name="ce5" office:value-type="float" office:value="5.793179" calcext:value-type="float">
            <text:p>5.8 </text:p>
          </table:table-cell>
          <table:table-cell table:style-name="ce5" office:value-type="float" office:value="42.63208" calcext:value-type="float">
            <text:p>42.6 </text:p>
          </table:table-cell>
          <table:table-cell table:style-name="ce5" office:value-type="float" office:value="72.69987" calcext:value-type="float">
            <text:p>72.7 </text:p>
          </table:table-cell>
          <table:table-cell table:style-name="ce5" office:value-type="float" office:value="47.7" calcext:value-type="float">
            <text:p>47.7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1M9</text:p>
          </table:table-cell>
          <table:table-cell office:value-type="string" calcext:value-type="string">
            <text:p>..</text:p>
          </table:table-cell>
          <table:table-cell office:value-type="float" office:value="58.20651" calcext:value-type="float">
            <text:p>58.2 </text:p>
          </table:table-cell>
          <table:table-cell office:value-type="float" office:value="58.66178" calcext:value-type="float">
            <text:p>58.7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1.17" calcext:value-type="float">
            <text:p>61.2 </text:p>
          </table:table-cell>
          <table:table-cell office:value-type="string" calcext:value-type="string">
            <text:p>..</text:p>
          </table:table-cell>
          <table:table-cell office:value-type="float" office:value="9.860588" calcext:value-type="float">
            <text:p>9.9 </text:p>
          </table:table-cell>
          <table:table-cell office:value-type="float" office:value="45.97941" calcext:value-type="float">
            <text:p>46.0 </text:p>
          </table:table-cell>
          <table:table-cell office:value-type="float" office:value="36.69632" calcext:value-type="float">
            <text:p>36.7 </text:p>
          </table:table-cell>
          <table:table-cell office:value-type="string" calcext:value-type="string">
            <text:p>..</text:p>
          </table:table-cell>
          <table:table-cell office:value-type="float" office:value="87.4" calcext:value-type="float">
            <text:p>87.4 </text:p>
          </table:table-cell>
          <table:table-cell office:value-type="float" office:value="43.85122" calcext:value-type="float">
            <text:p>43.9 </text:p>
          </table:table-cell>
          <table:table-cell office:value-type="float" office:value="0.1698189" calcext:value-type="float">
            <text:p>0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2.76623" calcext:value-type="float">
            <text:p>12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7.77866" calcext:value-type="float">
            <text:p>37.8 </text:p>
          </table:table-cell>
          <table:table-cell office:value-type="float" office:value="13.80366" calcext:value-type="float">
            <text:p>13.8 </text:p>
          </table:table-cell>
          <table:table-cell office:value-type="float" office:value="6.337554" calcext:value-type="float">
            <text:p>6.3 </text:p>
          </table:table-cell>
          <table:table-cell office:value-type="float" office:value="42.88849" calcext:value-type="float">
            <text:p>42.9 </text:p>
          </table:table-cell>
          <table:table-cell office:value-type="float" office:value="72.72095" calcext:value-type="float">
            <text:p>72.7 </text:p>
          </table:table-cell>
          <table:table-cell office:value-type="float" office:value="47.9" calcext:value-type="float">
            <text:p>47.9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1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8.34693" calcext:value-type="float">
            <text:p>58.3 </text:p>
          </table:table-cell>
          <table:table-cell table:style-name="ce5" office:value-type="float" office:value="59.02842" calcext:value-type="float">
            <text:p>59.0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1.4" calcext:value-type="float">
            <text:p>61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.11931" calcext:value-type="float">
            <text:p>10.1 </text:p>
          </table:table-cell>
          <table:table-cell table:style-name="ce5" office:value-type="float" office:value="46.35247" calcext:value-type="float">
            <text:p>46.4 </text:p>
          </table:table-cell>
          <table:table-cell table:style-name="ce5" office:value-type="float" office:value="37.10292" calcext:value-type="float">
            <text:p>37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7.6" calcext:value-type="float">
            <text:p>87.6 </text:p>
          </table:table-cell>
          <table:table-cell table:style-name="ce5" office:value-type="float" office:value="43.96482" calcext:value-type="float">
            <text:p>44.0 </text:p>
          </table:table-cell>
          <table:table-cell table:style-name="ce5" office:value-type="float" office:value="0.182894" calcext:value-type="float">
            <text:p>0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2.93223" calcext:value-type="float">
            <text:p>12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7.93425" calcext:value-type="float">
            <text:p>37.9 </text:p>
          </table:table-cell>
          <table:table-cell table:style-name="ce5" office:value-type="float" office:value="13.78693" calcext:value-type="float">
            <text:p>13.8 </text:p>
          </table:table-cell>
          <table:table-cell table:style-name="ce5" office:value-type="float" office:value="7.154869" calcext:value-type="float">
            <text:p>7.2 </text:p>
          </table:table-cell>
          <table:table-cell table:style-name="ce5" office:value-type="float" office:value="43.20836" calcext:value-type="float">
            <text:p>43.2 </text:p>
          </table:table-cell>
          <table:table-cell table:style-name="ce5" office:value-type="float" office:value="72.79687" calcext:value-type="float">
            <text:p>72.8 </text:p>
          </table:table-cell>
          <table:table-cell table:style-name="ce5" office:value-type="float" office:value="48.2" calcext:value-type="float">
            <text:p>48.2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1M11</text:p>
          </table:table-cell>
          <table:table-cell office:value-type="string" calcext:value-type="string">
            <text:p>..</text:p>
          </table:table-cell>
          <table:table-cell office:value-type="float" office:value="58.40042" calcext:value-type="float">
            <text:p>58.4 </text:p>
          </table:table-cell>
          <table:table-cell office:value-type="float" office:value="59.10174" calcext:value-type="float">
            <text:p>59.1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1.59" calcext:value-type="float">
            <text:p>61.6 </text:p>
          </table:table-cell>
          <table:table-cell office:value-type="string" calcext:value-type="string">
            <text:p>..</text:p>
          </table:table-cell>
          <table:table-cell office:value-type="float" office:value="10.12578" calcext:value-type="float">
            <text:p>10.1 </text:p>
          </table:table-cell>
          <table:table-cell office:value-type="float" office:value="46.35247" calcext:value-type="float">
            <text:p>46.4 </text:p>
          </table:table-cell>
          <table:table-cell office:value-type="float" office:value="37.20457" calcext:value-type="float">
            <text:p>37.2 </text:p>
          </table:table-cell>
          <table:table-cell office:value-type="string" calcext:value-type="string">
            <text:p>..</text:p>
          </table:table-cell>
          <table:table-cell office:value-type="float" office:value="87.7" calcext:value-type="float">
            <text:p>87.7 </text:p>
          </table:table-cell>
          <table:table-cell office:value-type="float" office:value="44.19419" calcext:value-type="float">
            <text:p>44.2 </text:p>
          </table:table-cell>
          <table:table-cell office:value-type="float" office:value="0.2449522" calcext:value-type="float">
            <text:p>0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3.30104" calcext:value-type="float">
            <text:p>13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8.07039" calcext:value-type="float">
            <text:p>38.1 </text:p>
          </table:table-cell>
          <table:table-cell office:value-type="float" office:value="14.43908" calcext:value-type="float">
            <text:p>14.4 </text:p>
          </table:table-cell>
          <table:table-cell office:value-type="float" office:value="7.799721" calcext:value-type="float">
            <text:p>7.8 </text:p>
          </table:table-cell>
          <table:table-cell office:value-type="float" office:value="43.49523" calcext:value-type="float">
            <text:p>43.5 </text:p>
          </table:table-cell>
          <table:table-cell office:value-type="float" office:value="74.03699" calcext:value-type="float">
            <text:p>74.0 </text:p>
          </table:table-cell>
          <table:table-cell office:value-type="float" office:value="48.3" calcext:value-type="float">
            <text:p>48.3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1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8.50072" calcext:value-type="float">
            <text:p>58.5 </text:p>
          </table:table-cell>
          <table:table-cell table:style-name="ce5" office:value-type="float" office:value="59.02842" calcext:value-type="float">
            <text:p>59.0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1.74" calcext:value-type="float">
            <text:p>61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.27778" calcext:value-type="float">
            <text:p>10.3 </text:p>
          </table:table-cell>
          <table:table-cell table:style-name="ce5" office:value-type="float" office:value="46.35247" calcext:value-type="float">
            <text:p>46.4 </text:p>
          </table:table-cell>
          <table:table-cell table:style-name="ce5" office:value-type="float" office:value="37.10292" calcext:value-type="float">
            <text:p>37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7.8" calcext:value-type="float">
            <text:p>87.8 </text:p>
          </table:table-cell>
          <table:table-cell table:style-name="ce5" office:value-type="float" office:value="44.36354" calcext:value-type="float">
            <text:p>44.4 </text:p>
          </table:table-cell>
          <table:table-cell table:style-name="ce5" office:value-type="float" office:value="0.326989" calcext:value-type="float">
            <text:p>0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3.62272" calcext:value-type="float">
            <text:p>13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8.31349" calcext:value-type="float">
            <text:p>38.3 </text:p>
          </table:table-cell>
          <table:table-cell table:style-name="ce5" office:value-type="float" office:value="14.51432" calcext:value-type="float">
            <text:p>14.5 </text:p>
          </table:table-cell>
          <table:table-cell table:style-name="ce5" office:value-type="float" office:value="8.747505" calcext:value-type="float">
            <text:p>8.7 </text:p>
          </table:table-cell>
          <table:table-cell table:style-name="ce5" office:value-type="float" office:value="43.70256" calcext:value-type="float">
            <text:p>43.7 </text:p>
          </table:table-cell>
          <table:table-cell table:style-name="ce5" office:value-type="float" office:value="74.05222" calcext:value-type="float">
            <text:p>74.1 </text:p>
          </table:table-cell>
          <table:table-cell table:style-name="ce5" office:value-type="float" office:value="48.4" calcext:value-type="float">
            <text:p>48.4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2M1</text:p>
          </table:table-cell>
          <table:table-cell office:value-type="string" calcext:value-type="string">
            <text:p>..</text:p>
          </table:table-cell>
          <table:table-cell office:value-type="float" office:value="58.94872" calcext:value-type="float">
            <text:p>58.9 </text:p>
          </table:table-cell>
          <table:table-cell office:value-type="float" office:value="59.10174" calcext:value-type="float">
            <text:p>59.1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2.01" calcext:value-type="float">
            <text:p>62.0 </text:p>
          </table:table-cell>
          <table:table-cell office:value-type="string" calcext:value-type="string">
            <text:p>..</text:p>
          </table:table-cell>
          <table:table-cell office:value-type="float" office:value="10.69863" calcext:value-type="float">
            <text:p>10.7 </text:p>
          </table:table-cell>
          <table:table-cell office:value-type="float" office:value="47.00532" calcext:value-type="float">
            <text:p>47.0 </text:p>
          </table:table-cell>
          <table:table-cell office:value-type="float" office:value="37.50953" calcext:value-type="float">
            <text:p>37.5 </text:p>
          </table:table-cell>
          <table:table-cell office:value-type="string" calcext:value-type="string">
            <text:p>..</text:p>
          </table:table-cell>
          <table:table-cell office:value-type="float" office:value="88" calcext:value-type="float">
            <text:p>88.0 </text:p>
          </table:table-cell>
          <table:table-cell office:value-type="float" office:value="44.64757" calcext:value-type="float">
            <text:p>44.6 </text:p>
          </table:table-cell>
          <table:table-cell office:value-type="float" office:value="0.6019185" calcext:value-type="float">
            <text:p>0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4.00068" calcext:value-type="float">
            <text:p>14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9.86937" calcext:value-type="float">
            <text:p>39.9 </text:p>
          </table:table-cell>
          <table:table-cell office:value-type="float" office:value="14.79023" calcext:value-type="float">
            <text:p>14.8 </text:p>
          </table:table-cell>
          <table:table-cell office:value-type="float" office:value="10.3232" calcext:value-type="float">
            <text:p>10.3 </text:p>
          </table:table-cell>
          <table:table-cell office:value-type="float" office:value="44.79588" calcext:value-type="float">
            <text:p>44.8 </text:p>
          </table:table-cell>
          <table:table-cell office:value-type="float" office:value="74.72088" calcext:value-type="float">
            <text:p>74.7 </text:p>
          </table:table-cell>
          <table:table-cell office:value-type="float" office:value="48.6" calcext:value-type="float">
            <text:p>48.6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2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9.13594" calcext:value-type="float">
            <text:p>59.1 </text:p>
          </table:table-cell>
          <table:table-cell table:style-name="ce5" office:value-type="float" office:value="59.2484" calcext:value-type="float">
            <text:p>59.2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2.31" calcext:value-type="float">
            <text:p>62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1.06911" calcext:value-type="float">
            <text:p>11.1 </text:p>
          </table:table-cell>
          <table:table-cell table:style-name="ce5" office:value-type="float" office:value="47.00532" calcext:value-type="float">
            <text:p>47.0 </text:p>
          </table:table-cell>
          <table:table-cell table:style-name="ce5" office:value-type="float" office:value="38.01779" calcext:value-type="float">
            <text:p>38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8.2" calcext:value-type="float">
            <text:p>88.2 </text:p>
          </table:table-cell>
          <table:table-cell table:style-name="ce5" office:value-type="float" office:value="44.98948" calcext:value-type="float">
            <text:p>45.0 </text:p>
          </table:table-cell>
          <table:table-cell table:style-name="ce5" office:value-type="float" office:value="0.8674147" calcext:value-type="float">
            <text:p>0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4.23342" calcext:value-type="float">
            <text:p>14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0.49172" calcext:value-type="float">
            <text:p>40.5 </text:p>
          </table:table-cell>
          <table:table-cell table:style-name="ce5" office:value-type="float" office:value="14.87384" calcext:value-type="float">
            <text:p>14.9 </text:p>
          </table:table-cell>
          <table:table-cell table:style-name="ce5" office:value-type="float" office:value="11.43322" calcext:value-type="float">
            <text:p>11.4 </text:p>
          </table:table-cell>
          <table:table-cell table:style-name="ce5" office:value-type="float" office:value="45.60065" calcext:value-type="float">
            <text:p>45.6 </text:p>
          </table:table-cell>
          <table:table-cell table:style-name="ce5" office:value-type="float" office:value="75.45346" calcext:value-type="float">
            <text:p>75.5 </text:p>
          </table:table-cell>
          <table:table-cell table:style-name="ce5" office:value-type="float" office:value="48.8" calcext:value-type="float">
            <text:p>48.8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2M3</text:p>
          </table:table-cell>
          <table:table-cell office:value-type="string" calcext:value-type="string">
            <text:p>..</text:p>
          </table:table-cell>
          <table:table-cell office:value-type="float" office:value="59.46358" calcext:value-type="float">
            <text:p>59.5 </text:p>
          </table:table-cell>
          <table:table-cell office:value-type="float" office:value="59.2484" calcext:value-type="float">
            <text:p>59.2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2.51" calcext:value-type="float">
            <text:p>62.5 </text:p>
          </table:table-cell>
          <table:table-cell office:value-type="string" calcext:value-type="string">
            <text:p>..</text:p>
          </table:table-cell>
          <table:table-cell office:value-type="float" office:value="11.23161" calcext:value-type="float">
            <text:p>11.2 </text:p>
          </table:table-cell>
          <table:table-cell office:value-type="float" office:value="47.00532" calcext:value-type="float">
            <text:p>47.0 </text:p>
          </table:table-cell>
          <table:table-cell office:value-type="float" office:value="38.32275" calcext:value-type="float">
            <text:p>38.3 </text:p>
          </table:table-cell>
          <table:table-cell office:value-type="string" calcext:value-type="string">
            <text:p>..</text:p>
          </table:table-cell>
          <table:table-cell office:value-type="float" office:value="88.3" calcext:value-type="float">
            <text:p>88.3 </text:p>
          </table:table-cell>
          <table:table-cell office:value-type="float" office:value="46.12668" calcext:value-type="float">
            <text:p>46.1 </text:p>
          </table:table-cell>
          <table:table-cell office:value-type="float" office:value="1.29679" calcext:value-type="float">
            <text:p>1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4.4127" calcext:value-type="float">
            <text:p>14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0.99738" calcext:value-type="float">
            <text:p>41.0 </text:p>
          </table:table-cell>
          <table:table-cell office:value-type="float" office:value="14.89056" calcext:value-type="float">
            <text:p>14.9 </text:p>
          </table:table-cell>
          <table:table-cell office:value-type="float" office:value="12.21024" calcext:value-type="float">
            <text:p>12.2 </text:p>
          </table:table-cell>
          <table:table-cell office:value-type="float" office:value="45.99583" calcext:value-type="float">
            <text:p>46.0 </text:p>
          </table:table-cell>
          <table:table-cell office:value-type="float" office:value="75.59068" calcext:value-type="float">
            <text:p>75.6 </text:p>
          </table:table-cell>
          <table:table-cell office:value-type="float" office:value="48.8" calcext:value-type="float">
            <text:p>48.8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2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9.78454" calcext:value-type="float">
            <text:p>59.8 </text:p>
          </table:table-cell>
          <table:table-cell table:style-name="ce5" office:value-type="float" office:value="59.32172" calcext:value-type="float">
            <text:p>59.3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2.83" calcext:value-type="float">
            <text:p>62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1.3746" calcext:value-type="float">
            <text:p>11.4 </text:p>
          </table:table-cell>
          <table:table-cell table:style-name="ce5" office:value-type="float" office:value="47.37838" calcext:value-type="float">
            <text:p>47.4 </text:p>
          </table:table-cell>
          <table:table-cell table:style-name="ce5" office:value-type="float" office:value="38.72935" calcext:value-type="float">
            <text:p>38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9.4" calcext:value-type="float">
            <text:p>89.4 </text:p>
          </table:table-cell>
          <table:table-cell table:style-name="ce5" office:value-type="float" office:value="46.41071" calcext:value-type="float">
            <text:p>46.4 </text:p>
          </table:table-cell>
          <table:table-cell table:style-name="ce5" office:value-type="float" office:value="1.818071" calcext:value-type="float">
            <text:p>1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4.5668" calcext:value-type="float">
            <text:p>14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1.41552" calcext:value-type="float">
            <text:p>41.4 </text:p>
          </table:table-cell>
          <table:table-cell table:style-name="ce5" office:value-type="float" office:value="14.93236" calcext:value-type="float">
            <text:p>14.9 </text:p>
          </table:table-cell>
          <table:table-cell table:style-name="ce5" office:value-type="float" office:value="13.32026" calcext:value-type="float">
            <text:p>13.3 </text:p>
          </table:table-cell>
          <table:table-cell table:style-name="ce5" office:value-type="float" office:value="46.24124" calcext:value-type="float">
            <text:p>46.2 </text:p>
          </table:table-cell>
          <table:table-cell table:style-name="ce5" office:value-type="float" office:value="75.73677" calcext:value-type="float">
            <text:p>75.7 </text:p>
          </table:table-cell>
          <table:table-cell table:style-name="ce5" office:value-type="float" office:value="49.7" calcext:value-type="float">
            <text:p>49.7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2M5</text:p>
          </table:table-cell>
          <table:table-cell office:value-type="string" calcext:value-type="string">
            <text:p>..</text:p>
          </table:table-cell>
          <table:table-cell office:value-type="float" office:value="59.93164" calcext:value-type="float">
            <text:p>59.9 </text:p>
          </table:table-cell>
          <table:table-cell office:value-type="float" office:value="59.54171" calcext:value-type="float">
            <text:p>59.5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3.03" calcext:value-type="float">
            <text:p>63.0 </text:p>
          </table:table-cell>
          <table:table-cell office:value-type="string" calcext:value-type="string">
            <text:p>..</text:p>
          </table:table-cell>
          <table:table-cell office:value-type="float" office:value="11.5566" calcext:value-type="float">
            <text:p>11.6 </text:p>
          </table:table-cell>
          <table:table-cell office:value-type="float" office:value="47.37838" calcext:value-type="float">
            <text:p>47.4 </text:p>
          </table:table-cell>
          <table:table-cell office:value-type="float" office:value="39.03431" calcext:value-type="float">
            <text:p>39.0 </text:p>
          </table:table-cell>
          <table:table-cell office:value-type="string" calcext:value-type="string">
            <text:p>..</text:p>
          </table:table-cell>
          <table:table-cell office:value-type="float" office:value="89.7" calcext:value-type="float">
            <text:p>89.7 </text:p>
          </table:table-cell>
          <table:table-cell office:value-type="float" office:value="46.75262" calcext:value-type="float">
            <text:p>46.8 </text:p>
          </table:table-cell>
          <table:table-cell office:value-type="float" office:value="2.350731" calcext:value-type="float">
            <text:p>2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4.71124" calcext:value-type="float">
            <text:p>14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1.75587" calcext:value-type="float">
            <text:p>41.8 </text:p>
          </table:table-cell>
          <table:table-cell office:value-type="float" office:value="14.98253" calcext:value-type="float">
            <text:p>15.0 </text:p>
          </table:table-cell>
          <table:table-cell office:value-type="float" office:value="14.15278" calcext:value-type="float">
            <text:p>14.2 </text:p>
          </table:table-cell>
          <table:table-cell office:value-type="float" office:value="46.4858" calcext:value-type="float">
            <text:p>46.5 </text:p>
          </table:table-cell>
          <table:table-cell office:value-type="float" office:value="76.22163" calcext:value-type="float">
            <text:p>76.2 </text:p>
          </table:table-cell>
          <table:table-cell office:value-type="float" office:value="50.1" calcext:value-type="float">
            <text:p>50.1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2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0.17236" calcext:value-type="float">
            <text:p>60.2 </text:p>
          </table:table-cell>
          <table:table-cell table:style-name="ce5" office:value-type="float" office:value="59.54171" calcext:value-type="float">
            <text:p>59.5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3.26" calcext:value-type="float">
            <text:p>63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1.65409" calcext:value-type="float">
            <text:p>11.7 </text:p>
          </table:table-cell>
          <table:table-cell table:style-name="ce5" office:value-type="float" office:value="47.37838" calcext:value-type="float">
            <text:p>47.4 </text:p>
          </table:table-cell>
          <table:table-cell table:style-name="ce5" office:value-type="float" office:value="39.33926" calcext:value-type="float">
            <text:p>39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9.9" calcext:value-type="float">
            <text:p>89.9 </text:p>
          </table:table-cell>
          <table:table-cell table:style-name="ce5" office:value-type="float" office:value="46.98092" calcext:value-type="float">
            <text:p>47.0 </text:p>
          </table:table-cell>
          <table:table-cell table:style-name="ce5" office:value-type="float" office:value="3.142568" calcext:value-type="float">
            <text:p>3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4.85797" calcext:value-type="float">
            <text:p>14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2.21291" calcext:value-type="float">
            <text:p>42.2 </text:p>
          </table:table-cell>
          <table:table-cell table:style-name="ce5" office:value-type="float" office:value="14.97417" calcext:value-type="float">
            <text:p>15.0 </text:p>
          </table:table-cell>
          <table:table-cell table:style-name="ce5" office:value-type="float" office:value="15.0963" calcext:value-type="float">
            <text:p>15.1 </text:p>
          </table:table-cell>
          <table:table-cell table:style-name="ce5" office:value-type="float" office:value="46.63643" calcext:value-type="float">
            <text:p>46.6 </text:p>
          </table:table-cell>
          <table:table-cell table:style-name="ce5" office:value-type="float" office:value="76.25238" calcext:value-type="float">
            <text:p>76.3 </text:p>
          </table:table-cell>
          <table:table-cell table:style-name="ce5" office:value-type="float" office:value="50.2" calcext:value-type="float">
            <text:p>50.2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2M7</text:p>
          </table:table-cell>
          <table:table-cell office:value-type="string" calcext:value-type="string">
            <text:p>..</text:p>
          </table:table-cell>
          <table:table-cell office:value-type="float" office:value="60.76746" calcext:value-type="float">
            <text:p>60.8 </text:p>
          </table:table-cell>
          <table:table-cell office:value-type="float" office:value="59.83501" calcext:value-type="float">
            <text:p>59.8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3.56" calcext:value-type="float">
            <text:p>63.6 </text:p>
          </table:table-cell>
          <table:table-cell office:value-type="string" calcext:value-type="string">
            <text:p>..</text:p>
          </table:table-cell>
          <table:table-cell office:value-type="float" office:value="11.75159" calcext:value-type="float">
            <text:p>11.8 </text:p>
          </table:table-cell>
          <table:table-cell office:value-type="float" office:value="48.21776" calcext:value-type="float">
            <text:p>48.2 </text:p>
          </table:table-cell>
          <table:table-cell office:value-type="float" office:value="39.84752" calcext:value-type="float">
            <text:p>39.8 </text:p>
          </table:table-cell>
          <table:table-cell office:value-type="string" calcext:value-type="string">
            <text:p>..</text:p>
          </table:table-cell>
          <table:table-cell office:value-type="float" office:value="89.9" calcext:value-type="float">
            <text:p>89.9 </text:p>
          </table:table-cell>
          <table:table-cell office:value-type="float" office:value="47.15026" calcext:value-type="float">
            <text:p>47.2 </text:p>
          </table:table-cell>
          <table:table-cell office:value-type="float" office:value="3.775446" calcext:value-type="float">
            <text:p>3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5.00681" calcext:value-type="float">
            <text:p>15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2.39767" calcext:value-type="float">
            <text:p>42.4 </text:p>
          </table:table-cell>
          <table:table-cell office:value-type="float" office:value="15.46745" calcext:value-type="float">
            <text:p>15.5 </text:p>
          </table:table-cell>
          <table:table-cell office:value-type="float" office:value="15.81781" calcext:value-type="float">
            <text:p>15.8 </text:p>
          </table:table-cell>
          <table:table-cell office:value-type="float" office:value="46.86152" calcext:value-type="float">
            <text:p>46.9 </text:p>
          </table:table-cell>
          <table:table-cell office:value-type="float" office:value="76.31509" calcext:value-type="float">
            <text:p>76.3 </text:p>
          </table:table-cell>
          <table:table-cell office:value-type="float" office:value="50.4" calcext:value-type="float">
            <text:p>50.4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2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0.8009" calcext:value-type="float">
            <text:p>60.8 </text:p>
          </table:table-cell>
          <table:table-cell table:style-name="ce5" office:value-type="float" office:value="59.90834" calcext:value-type="float">
            <text:p>59.9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3.73" calcext:value-type="float">
            <text:p>63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1.84259" calcext:value-type="float">
            <text:p>11.8 </text:p>
          </table:table-cell>
          <table:table-cell table:style-name="ce5" office:value-type="float" office:value="48.21776" calcext:value-type="float">
            <text:p>48.2 </text:p>
          </table:table-cell>
          <table:table-cell table:style-name="ce5" office:value-type="float" office:value="40.25413" calcext:value-type="float">
            <text:p>40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0" calcext:value-type="float">
            <text:p>90.0 </text:p>
          </table:table-cell>
          <table:table-cell table:style-name="ce5" office:value-type="float" office:value="47.32175" calcext:value-type="float">
            <text:p>47.3 </text:p>
          </table:table-cell>
          <table:table-cell table:style-name="ce5" office:value-type="float" office:value="4.236856" calcext:value-type="float">
            <text:p>4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5.14479" calcext:value-type="float">
            <text:p>15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2.64078" calcext:value-type="float">
            <text:p>42.6 </text:p>
          </table:table-cell>
          <table:table-cell table:style-name="ce5" office:value-type="float" office:value="15.56778" calcext:value-type="float">
            <text:p>15.6 </text:p>
          </table:table-cell>
          <table:table-cell table:style-name="ce5" office:value-type="float" office:value="16.42832" calcext:value-type="float">
            <text:p>16.4 </text:p>
          </table:table-cell>
          <table:table-cell table:style-name="ce5" office:value-type="float" office:value="47.14755" calcext:value-type="float">
            <text:p>47.1 </text:p>
          </table:table-cell>
          <table:table-cell table:style-name="ce5" office:value-type="float" office:value="77.01148" calcext:value-type="float">
            <text:p>77.0 </text:p>
          </table:table-cell>
          <table:table-cell table:style-name="ce5" office:value-type="float" office:value="50.5" calcext:value-type="float">
            <text:p>50.5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2M9</text:p>
          </table:table-cell>
          <table:table-cell office:value-type="string" calcext:value-type="string">
            <text:p>..</text:p>
          </table:table-cell>
          <table:table-cell office:value-type="float" office:value="60.48663" calcext:value-type="float">
            <text:p>60.5 </text:p>
          </table:table-cell>
          <table:table-cell office:value-type="float" office:value="59.98167" calcext:value-type="float">
            <text:p>60.0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3.88" calcext:value-type="float">
            <text:p>63.9 </text:p>
          </table:table-cell>
          <table:table-cell office:value-type="string" calcext:value-type="string">
            <text:p>..</text:p>
          </table:table-cell>
          <table:table-cell office:value-type="float" office:value="11.94658" calcext:value-type="float">
            <text:p>11.9 </text:p>
          </table:table-cell>
          <table:table-cell office:value-type="float" office:value="48.21776" calcext:value-type="float">
            <text:p>48.2 </text:p>
          </table:table-cell>
          <table:table-cell office:value-type="float" office:value="41.16899" calcext:value-type="float">
            <text:p>41.2 </text:p>
          </table:table-cell>
          <table:table-cell office:value-type="string" calcext:value-type="string">
            <text:p>..</text:p>
          </table:table-cell>
          <table:table-cell office:value-type="float" office:value="90" calcext:value-type="float">
            <text:p>90.0 </text:p>
          </table:table-cell>
          <table:table-cell office:value-type="float" office:value="47.37856" calcext:value-type="float">
            <text:p>47.4 </text:p>
          </table:table-cell>
          <table:table-cell office:value-type="float" office:value="5.019379" calcext:value-type="float">
            <text:p>5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5.37756" calcext:value-type="float">
            <text:p>15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2.85471" calcext:value-type="float">
            <text:p>42.9 </text:p>
          </table:table-cell>
          <table:table-cell office:value-type="float" office:value="15.69319" calcext:value-type="float">
            <text:p>15.7 </text:p>
          </table:table-cell>
          <table:table-cell office:value-type="float" office:value="16.92783" calcext:value-type="float">
            <text:p>16.9 </text:p>
          </table:table-cell>
          <table:table-cell office:value-type="float" office:value="47.59774" calcext:value-type="float">
            <text:p>47.6 </text:p>
          </table:table-cell>
          <table:table-cell office:value-type="float" office:value="77.03185" calcext:value-type="float">
            <text:p>77.0 </text:p>
          </table:table-cell>
          <table:table-cell office:value-type="float" office:value="50.7" calcext:value-type="float">
            <text:p>50.7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2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0.51337" calcext:value-type="float">
            <text:p>60.5 </text:p>
          </table:table-cell>
          <table:table-cell table:style-name="ce5" office:value-type="float" office:value="60.20165" calcext:value-type="float">
            <text:p>60.2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4.04" calcext:value-type="float">
            <text:p>64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2.03758" calcext:value-type="float">
            <text:p>12.0 </text:p>
          </table:table-cell>
          <table:table-cell table:style-name="ce5" office:value-type="float" office:value="48.96388" calcext:value-type="float">
            <text:p>49.0 </text:p>
          </table:table-cell>
          <table:table-cell table:style-name="ce5" office:value-type="float" office:value="41.27065" calcext:value-type="float">
            <text:p>41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0" calcext:value-type="float">
            <text:p>90.0 </text:p>
          </table:table-cell>
          <table:table-cell table:style-name="ce5" office:value-type="float" office:value="47.54898" calcext:value-type="float">
            <text:p>47.5 </text:p>
          </table:table-cell>
          <table:table-cell table:style-name="ce5" office:value-type="float" office:value="6.325667" calcext:value-type="float">
            <text:p>6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5.49842" calcext:value-type="float">
            <text:p>15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3.08809" calcext:value-type="float">
            <text:p>43.1 </text:p>
          </table:table-cell>
          <table:table-cell table:style-name="ce5" office:value-type="float" office:value="16.11123" calcext:value-type="float">
            <text:p>16.1 </text:p>
          </table:table-cell>
          <table:table-cell table:style-name="ce5" office:value-type="float" office:value="17.59385" calcext:value-type="float">
            <text:p>17.6 </text:p>
          </table:table-cell>
          <table:table-cell table:style-name="ce5" office:value-type="float" office:value="47.89054" calcext:value-type="float">
            <text:p>47.9 </text:p>
          </table:table-cell>
          <table:table-cell table:style-name="ce5" office:value-type="float" office:value="77.09486" calcext:value-type="float">
            <text:p>77.1 </text:p>
          </table:table-cell>
          <table:table-cell table:style-name="ce5" office:value-type="float" office:value="50.8" calcext:value-type="float">
            <text:p>50.8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2M11</text:p>
          </table:table-cell>
          <table:table-cell office:value-type="string" calcext:value-type="string">
            <text:p>..</text:p>
          </table:table-cell>
          <table:table-cell office:value-type="float" office:value="60.82764" calcext:value-type="float">
            <text:p>60.8 </text:p>
          </table:table-cell>
          <table:table-cell office:value-type="float" office:value="60.3483" calcext:value-type="float">
            <text:p>60.3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4.17" calcext:value-type="float">
            <text:p>64.2 </text:p>
          </table:table-cell>
          <table:table-cell office:value-type="string" calcext:value-type="string">
            <text:p>..</text:p>
          </table:table-cell>
          <table:table-cell office:value-type="float" office:value="12.10908" calcext:value-type="float">
            <text:p>12.1 </text:p>
          </table:table-cell>
          <table:table-cell office:value-type="float" office:value="48.96388" calcext:value-type="float">
            <text:p>49.0 </text:p>
          </table:table-cell>
          <table:table-cell office:value-type="float" office:value="41.67725" calcext:value-type="float">
            <text:p>41.7 </text:p>
          </table:table-cell>
          <table:table-cell office:value-type="string" calcext:value-type="string">
            <text:p>..</text:p>
          </table:table-cell>
          <table:table-cell office:value-type="float" office:value="90.2" calcext:value-type="float">
            <text:p>90.2 </text:p>
          </table:table-cell>
          <table:table-cell office:value-type="float" office:value="47.7194" calcext:value-type="float">
            <text:p>47.7 </text:p>
          </table:table-cell>
          <table:table-cell office:value-type="float" office:value="8.529829" calcext:value-type="float">
            <text:p>8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5.63188" calcext:value-type="float">
            <text:p>15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3.26313" calcext:value-type="float">
            <text:p>43.3 </text:p>
          </table:table-cell>
          <table:table-cell office:value-type="float" office:value="16.18648" calcext:value-type="float">
            <text:p>16.2 </text:p>
          </table:table-cell>
          <table:table-cell office:value-type="float" office:value="18.03786" calcext:value-type="float">
            <text:p>18.0 </text:p>
          </table:table-cell>
          <table:table-cell office:value-type="float" office:value="48.1334" calcext:value-type="float">
            <text:p>48.1 </text:p>
          </table:table-cell>
          <table:table-cell office:value-type="float" office:value="78.26612" calcext:value-type="float">
            <text:p>78.3 </text:p>
          </table:table-cell>
          <table:table-cell office:value-type="float" office:value="50.9" calcext:value-type="float">
            <text:p>50.9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2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0.91457" calcext:value-type="float">
            <text:p>60.9 </text:p>
          </table:table-cell>
          <table:table-cell table:style-name="ce5" office:value-type="float" office:value="60.27498" calcext:value-type="float">
            <text:p>60.3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4.29" calcext:value-type="float">
            <text:p>64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2.19358" calcext:value-type="float">
            <text:p>12.2 </text:p>
          </table:table-cell>
          <table:table-cell table:style-name="ce5" office:value-type="float" office:value="48.96388" calcext:value-type="float">
            <text:p>49.0 </text:p>
          </table:table-cell>
          <table:table-cell table:style-name="ce5" office:value-type="float" office:value="41.98221" calcext:value-type="float">
            <text:p>42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0.3" calcext:value-type="float">
            <text:p>90.3 </text:p>
          </table:table-cell>
          <table:table-cell table:style-name="ce5" office:value-type="float" office:value="47.83301" calcext:value-type="float">
            <text:p>47.8 </text:p>
          </table:table-cell>
          <table:table-cell table:style-name="ce5" office:value-type="float" office:value="8.966293" calcext:value-type="float">
            <text:p>9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5.80896" calcext:value-type="float">
            <text:p>15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3.43817" calcext:value-type="float">
            <text:p>43.4 </text:p>
          </table:table-cell>
          <table:table-cell table:style-name="ce5" office:value-type="float" office:value="16.50419" calcext:value-type="float">
            <text:p>16.5 </text:p>
          </table:table-cell>
          <table:table-cell table:style-name="ce5" office:value-type="float" office:value="18.59286" calcext:value-type="float">
            <text:p>18.6 </text:p>
          </table:table-cell>
          <table:table-cell table:style-name="ce5" office:value-type="float" office:value="48.2341" calcext:value-type="float">
            <text:p>48.2 </text:p>
          </table:table-cell>
          <table:table-cell table:style-name="ce5" office:value-type="float" office:value="78.27097" calcext:value-type="float">
            <text:p>78.3 </text:p>
          </table:table-cell>
          <table:table-cell table:style-name="ce5" office:value-type="float" office:value="51" calcext:value-type="float">
            <text:p>51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3M1</text:p>
          </table:table-cell>
          <table:table-cell office:value-type="string" calcext:value-type="string">
            <text:p>..</text:p>
          </table:table-cell>
          <table:table-cell office:value-type="float" office:value="61.50299" calcext:value-type="float">
            <text:p>61.5 </text:p>
          </table:table-cell>
          <table:table-cell office:value-type="float" office:value="60.3483" calcext:value-type="float">
            <text:p>60.3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4.58" calcext:value-type="float">
            <text:p>64.6 </text:p>
          </table:table-cell>
          <table:table-cell office:value-type="string" calcext:value-type="string">
            <text:p>..</text:p>
          </table:table-cell>
          <table:table-cell office:value-type="float" office:value="13.22704" calcext:value-type="float">
            <text:p>13.2 </text:p>
          </table:table-cell>
          <table:table-cell office:value-type="float" office:value="49.71" calcext:value-type="float">
            <text:p>49.7 </text:p>
          </table:table-cell>
          <table:table-cell office:value-type="float" office:value="42.28717" calcext:value-type="float">
            <text:p>42.3 </text:p>
          </table:table-cell>
          <table:table-cell office:value-type="string" calcext:value-type="string">
            <text:p>..</text:p>
          </table:table-cell>
          <table:table-cell office:value-type="float" office:value="90.5" calcext:value-type="float">
            <text:p>90.5 </text:p>
          </table:table-cell>
          <table:table-cell office:value-type="float" office:value="48.23173" calcext:value-type="float">
            <text:p>48.2 </text:p>
          </table:table-cell>
          <table:table-cell office:value-type="float" office:value="10.41599" calcext:value-type="float">
            <text:p>10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6.09333" calcext:value-type="float">
            <text:p>16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4.87735" calcext:value-type="float">
            <text:p>44.9 </text:p>
          </table:table-cell>
          <table:table-cell office:value-type="float" office:value="18.00077" calcext:value-type="float">
            <text:p>18.0 </text:p>
          </table:table-cell>
          <table:table-cell office:value-type="float" office:value="19.03687" calcext:value-type="float">
            <text:p>19.0 </text:p>
          </table:table-cell>
          <table:table-cell office:value-type="float" office:value="48.807" calcext:value-type="float">
            <text:p>48.8 </text:p>
          </table:table-cell>
          <table:table-cell office:value-type="float" office:value="78.62486" calcext:value-type="float">
            <text:p>78.6 </text:p>
          </table:table-cell>
          <table:table-cell office:value-type="float" office:value="51.2" calcext:value-type="float">
            <text:p>51.2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3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1.7972" calcext:value-type="float">
            <text:p>61.8 </text:p>
          </table:table-cell>
          <table:table-cell table:style-name="ce5" office:value-type="float" office:value="60.49496" calcext:value-type="float">
            <text:p>60.5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4.84" calcext:value-type="float">
            <text:p>64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3.64952" calcext:value-type="float">
            <text:p>13.6 </text:p>
          </table:table-cell>
          <table:table-cell table:style-name="ce5" office:value-type="float" office:value="49.71" calcext:value-type="float">
            <text:p>49.7 </text:p>
          </table:table-cell>
          <table:table-cell table:style-name="ce5" office:value-type="float" office:value="42.69378" calcext:value-type="float">
            <text:p>42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0.5" calcext:value-type="float">
            <text:p>90.5 </text:p>
          </table:table-cell>
          <table:table-cell table:style-name="ce5" office:value-type="float" office:value="48.79979" calcext:value-type="float">
            <text:p>48.8 </text:p>
          </table:table-cell>
          <table:table-cell table:style-name="ce5" office:value-type="float" office:value="11.16111" calcext:value-type="float">
            <text:p>11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6.28522" calcext:value-type="float">
            <text:p>16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5.46081" calcext:value-type="float">
            <text:p>45.5 </text:p>
          </table:table-cell>
          <table:table-cell table:style-name="ce5" office:value-type="float" office:value="18.65813" calcext:value-type="float">
            <text:p>18.7 </text:p>
          </table:table-cell>
          <table:table-cell table:style-name="ce5" office:value-type="float" office:value="19.70289" calcext:value-type="float">
            <text:p>19.7 </text:p>
          </table:table-cell>
          <table:table-cell table:style-name="ce5" office:value-type="float" office:value="49.26481" calcext:value-type="float">
            <text:p>49.3 </text:p>
          </table:table-cell>
          <table:table-cell table:style-name="ce5" office:value-type="float" office:value="79.42317" calcext:value-type="float">
            <text:p>79.4 </text:p>
          </table:table-cell>
          <table:table-cell table:style-name="ce5" office:value-type="float" office:value="51.4" calcext:value-type="float">
            <text:p>51.4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3M3</text:p>
          </table:table-cell>
          <table:table-cell office:value-type="string" calcext:value-type="string">
            <text:p>..</text:p>
          </table:table-cell>
          <table:table-cell office:value-type="float" office:value="61.9443" calcext:value-type="float">
            <text:p>61.9 </text:p>
          </table:table-cell>
          <table:table-cell office:value-type="float" office:value="60.64161" calcext:value-type="float">
            <text:p>60.6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5" calcext:value-type="float">
            <text:p>65.0 </text:p>
          </table:table-cell>
          <table:table-cell office:value-type="string" calcext:value-type="string">
            <text:p>..</text:p>
          </table:table-cell>
          <table:table-cell office:value-type="float" office:value="13.79252" calcext:value-type="float">
            <text:p>13.8 </text:p>
          </table:table-cell>
          <table:table-cell office:value-type="float" office:value="49.71" calcext:value-type="float">
            <text:p>49.7 </text:p>
          </table:table-cell>
          <table:table-cell office:value-type="float" office:value="43.40534" calcext:value-type="float">
            <text:p>43.4 </text:p>
          </table:table-cell>
          <table:table-cell office:value-type="string" calcext:value-type="string">
            <text:p>..</text:p>
          </table:table-cell>
          <table:table-cell office:value-type="float" office:value="90.6" calcext:value-type="float">
            <text:p>90.6 </text:p>
          </table:table-cell>
          <table:table-cell office:value-type="float" office:value="49.82337" calcext:value-type="float">
            <text:p>49.8 </text:p>
          </table:table-cell>
          <table:table-cell office:value-type="float" office:value="11.52586" calcext:value-type="float">
            <text:p>11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6.45234" calcext:value-type="float">
            <text:p>16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5.74281" calcext:value-type="float">
            <text:p>45.7 </text:p>
          </table:table-cell>
          <table:table-cell office:value-type="float" office:value="18.91026" calcext:value-type="float">
            <text:p>18.9 </text:p>
          </table:table-cell>
          <table:table-cell office:value-type="float" office:value="20.70191" calcext:value-type="float">
            <text:p>20.7 </text:p>
          </table:table-cell>
          <table:table-cell office:value-type="float" office:value="49.64899" calcext:value-type="float">
            <text:p>49.6 </text:p>
          </table:table-cell>
          <table:table-cell office:value-type="float" office:value="79.49012" calcext:value-type="float">
            <text:p>79.5 </text:p>
          </table:table-cell>
          <table:table-cell office:value-type="float" office:value="51.5" calcext:value-type="float">
            <text:p>51.5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3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1.96436" calcext:value-type="float">
            <text:p>62.0 </text:p>
          </table:table-cell>
          <table:table-cell table:style-name="ce5" office:value-type="float" office:value="60.71494" calcext:value-type="float">
            <text:p>60.7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5.21" calcext:value-type="float">
            <text:p>65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3.94851" calcext:value-type="float">
            <text:p>13.9 </text:p>
          </table:table-cell>
          <table:table-cell table:style-name="ce5" office:value-type="float" office:value="48.40429" calcext:value-type="float">
            <text:p>48.4 </text:p>
          </table:table-cell>
          <table:table-cell table:style-name="ce5" office:value-type="float" office:value="43.81194" calcext:value-type="float">
            <text:p>43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1.4" calcext:value-type="float">
            <text:p>91.4 </text:p>
          </table:table-cell>
          <table:table-cell table:style-name="ce5" office:value-type="float" office:value="50.05167" calcext:value-type="float">
            <text:p>50.1 </text:p>
          </table:table-cell>
          <table:table-cell table:style-name="ce5" office:value-type="float" office:value="11.79398" calcext:value-type="float">
            <text:p>11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6.56294" calcext:value-type="float">
            <text:p>16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6.25819" calcext:value-type="float">
            <text:p>46.3 </text:p>
          </table:table-cell>
          <table:table-cell table:style-name="ce5" office:value-type="float" office:value="19.55862" calcext:value-type="float">
            <text:p>19.6 </text:p>
          </table:table-cell>
          <table:table-cell table:style-name="ce5" office:value-type="float" office:value="21.31242" calcext:value-type="float">
            <text:p>21.3 </text:p>
          </table:table-cell>
          <table:table-cell table:style-name="ce5" office:value-type="float" office:value="50.08988" calcext:value-type="float">
            <text:p>50.1 </text:p>
          </table:table-cell>
          <table:table-cell table:style-name="ce5" office:value-type="float" office:value="79.59265" calcext:value-type="float">
            <text:p>79.6 </text:p>
          </table:table-cell>
          <table:table-cell table:style-name="ce5" office:value-type="float" office:value="51.8" calcext:value-type="float">
            <text:p>51.8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3M5</text:p>
          </table:table-cell>
          <table:table-cell office:value-type="string" calcext:value-type="string">
            <text:p>..</text:p>
          </table:table-cell>
          <table:table-cell office:value-type="float" office:value="62.0914" calcext:value-type="float">
            <text:p>62.1 </text:p>
          </table:table-cell>
          <table:table-cell office:value-type="float" office:value="60.71494" calcext:value-type="float">
            <text:p>60.7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5.37" calcext:value-type="float">
            <text:p>65.4 </text:p>
          </table:table-cell>
          <table:table-cell office:value-type="string" calcext:value-type="string">
            <text:p>..</text:p>
          </table:table-cell>
          <table:table-cell office:value-type="float" office:value="14.07201" calcext:value-type="float">
            <text:p>14.1 </text:p>
          </table:table-cell>
          <table:table-cell office:value-type="float" office:value="48.40429" calcext:value-type="float">
            <text:p>48.4 </text:p>
          </table:table-cell>
          <table:table-cell office:value-type="float" office:value="43.9136" calcext:value-type="float">
            <text:p>43.9 </text:p>
          </table:table-cell>
          <table:table-cell office:value-type="string" calcext:value-type="string">
            <text:p>..</text:p>
          </table:table-cell>
          <table:table-cell office:value-type="float" office:value="91.6" calcext:value-type="float">
            <text:p>91.6 </text:p>
          </table:table-cell>
          <table:table-cell office:value-type="float" office:value="50.16528" calcext:value-type="float">
            <text:p>50.2 </text:p>
          </table:table-cell>
          <table:table-cell office:value-type="float" office:value="12.26162" calcext:value-type="float">
            <text:p>12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6.63256" calcext:value-type="float">
            <text:p>16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6.62772" calcext:value-type="float">
            <text:p>46.6 </text:p>
          </table:table-cell>
          <table:table-cell office:value-type="float" office:value="19.69369" calcext:value-type="float">
            <text:p>19.7 </text:p>
          </table:table-cell>
          <table:table-cell office:value-type="float" office:value="21.92293" calcext:value-type="float">
            <text:p>21.9 </text:p>
          </table:table-cell>
          <table:table-cell office:value-type="float" office:value="50.39706" calcext:value-type="float">
            <text:p>50.4 </text:p>
          </table:table-cell>
          <table:table-cell office:value-type="float" office:value="79.85792" calcext:value-type="float">
            <text:p>79.9 </text:p>
          </table:table-cell>
          <table:table-cell office:value-type="float" office:value="51.8" calcext:value-type="float">
            <text:p>51.8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3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2.27863" calcext:value-type="float">
            <text:p>62.3 </text:p>
          </table:table-cell>
          <table:table-cell table:style-name="ce5" office:value-type="float" office:value="60.71494" calcext:value-type="float">
            <text:p>60.7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5.49" calcext:value-type="float">
            <text:p>65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4.17601" calcext:value-type="float">
            <text:p>14.2 </text:p>
          </table:table-cell>
          <table:table-cell table:style-name="ce5" office:value-type="float" office:value="48.40429" calcext:value-type="float">
            <text:p>48.4 </text:p>
          </table:table-cell>
          <table:table-cell table:style-name="ce5" office:value-type="float" office:value="44.21855" calcext:value-type="float">
            <text:p>44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1.7" calcext:value-type="float">
            <text:p>91.7 </text:p>
          </table:table-cell>
          <table:table-cell table:style-name="ce5" office:value-type="float" office:value="50.2789" calcext:value-type="float">
            <text:p>50.3 </text:p>
          </table:table-cell>
          <table:table-cell table:style-name="ce5" office:value-type="float" office:value="12.53597" calcext:value-type="float">
            <text:p>12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6.71962" calcext:value-type="float">
            <text:p>16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6.83192" calcext:value-type="float">
            <text:p>46.8 </text:p>
          </table:table-cell>
          <table:table-cell table:style-name="ce5" office:value-type="float" office:value="19.83777" calcext:value-type="float">
            <text:p>19.8 </text:p>
          </table:table-cell>
          <table:table-cell table:style-name="ce5" office:value-type="float" office:value="22.42244" calcext:value-type="float">
            <text:p>22.4 </text:p>
          </table:table-cell>
          <table:table-cell table:style-name="ce5" office:value-type="float" office:value="50.65262" calcext:value-type="float">
            <text:p>50.7 </text:p>
          </table:table-cell>
          <table:table-cell table:style-name="ce5" office:value-type="float" office:value="79.87698" calcext:value-type="float">
            <text:p>79.9 </text:p>
          </table:table-cell>
          <table:table-cell table:style-name="ce5" office:value-type="float" office:value="51.9" calcext:value-type="float">
            <text:p>51.9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3M7</text:p>
          </table:table-cell>
          <table:table-cell office:value-type="string" calcext:value-type="string">
            <text:p>..</text:p>
          </table:table-cell>
          <table:table-cell office:value-type="float" office:value="62.99409" calcext:value-type="float">
            <text:p>63.0 </text:p>
          </table:table-cell>
          <table:table-cell office:value-type="float" office:value="61.00825" calcext:value-type="float">
            <text:p>61.0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5.71" calcext:value-type="float">
            <text:p>65.7 </text:p>
          </table:table-cell>
          <table:table-cell office:value-type="string" calcext:value-type="string">
            <text:p>..</text:p>
          </table:table-cell>
          <table:table-cell office:value-type="float" office:value="14.4165" calcext:value-type="float">
            <text:p>14.4 </text:p>
          </table:table-cell>
          <table:table-cell office:value-type="float" office:value="48.87061" calcext:value-type="float">
            <text:p>48.9 </text:p>
          </table:table-cell>
          <table:table-cell office:value-type="float" office:value="44.72681" calcext:value-type="float">
            <text:p>44.7 </text:p>
          </table:table-cell>
          <table:table-cell office:value-type="string" calcext:value-type="string">
            <text:p>..</text:p>
          </table:table-cell>
          <table:table-cell office:value-type="float" office:value="91.8" calcext:value-type="float">
            <text:p>91.8 </text:p>
          </table:table-cell>
          <table:table-cell office:value-type="float" office:value="50.39144" calcext:value-type="float">
            <text:p>50.4 </text:p>
          </table:table-cell>
          <table:table-cell office:value-type="float" office:value="13.5305" calcext:value-type="float">
            <text:p>13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6.82253" calcext:value-type="float">
            <text:p>16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6.92917" calcext:value-type="float">
            <text:p>46.9 </text:p>
          </table:table-cell>
          <table:table-cell office:value-type="float" office:value="19.96384" calcext:value-type="float">
            <text:p>20.0 </text:p>
          </table:table-cell>
          <table:table-cell office:value-type="float" office:value="22.64445" calcext:value-type="float">
            <text:p>22.6 </text:p>
          </table:table-cell>
          <table:table-cell office:value-type="float" office:value="50.8701" calcext:value-type="float">
            <text:p>50.9 </text:p>
          </table:table-cell>
          <table:table-cell office:value-type="float" office:value="79.91721" calcext:value-type="float">
            <text:p>79.9 </text:p>
          </table:table-cell>
          <table:table-cell office:value-type="float" office:value="52" calcext:value-type="float">
            <text:p>52.0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3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3.20137" calcext:value-type="float">
            <text:p>63.2 </text:p>
          </table:table-cell>
          <table:table-cell table:style-name="ce5" office:value-type="float" office:value="61.08158" calcext:value-type="float">
            <text:p>61.1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5.76" calcext:value-type="float">
            <text:p>65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4.67649" calcext:value-type="float">
            <text:p>14.7 </text:p>
          </table:table-cell>
          <table:table-cell table:style-name="ce5" office:value-type="float" office:value="48.87061" calcext:value-type="float">
            <text:p>48.9 </text:p>
          </table:table-cell>
          <table:table-cell table:style-name="ce5" office:value-type="float" office:value="45.03176" calcext:value-type="float">
            <text:p>45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2" calcext:value-type="float">
            <text:p>92.0 </text:p>
          </table:table-cell>
          <table:table-cell table:style-name="ce5" office:value-type="float" office:value="50.44931" calcext:value-type="float">
            <text:p>50.4 </text:p>
          </table:table-cell>
          <table:table-cell table:style-name="ce5" office:value-type="float" office:value="13.63338" calcext:value-type="float">
            <text:p>13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6.91553" calcext:value-type="float">
            <text:p>16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7.25979" calcext:value-type="float">
            <text:p>47.3 </text:p>
          </table:table-cell>
          <table:table-cell table:style-name="ce5" office:value-type="float" office:value="20.15294" calcext:value-type="float">
            <text:p>20.2 </text:p>
          </table:table-cell>
          <table:table-cell table:style-name="ce5" office:value-type="float" office:value="23.03295" calcext:value-type="float">
            <text:p>23.0 </text:p>
          </table:table-cell>
          <table:table-cell table:style-name="ce5" office:value-type="float" office:value="50.99534" calcext:value-type="float">
            <text:p>51.0 </text:p>
          </table:table-cell>
          <table:table-cell table:style-name="ce5" office:value-type="float" office:value="80.63063" calcext:value-type="float">
            <text:p>80.6 </text:p>
          </table:table-cell>
          <table:table-cell table:style-name="ce5" office:value-type="float" office:value="52.2" calcext:value-type="float">
            <text:p>52.2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3M9</text:p>
          </table:table-cell>
          <table:table-cell office:value-type="string" calcext:value-type="string">
            <text:p>..</text:p>
          </table:table-cell>
          <table:table-cell office:value-type="float" office:value="62.7935" calcext:value-type="float">
            <text:p>62.8 </text:p>
          </table:table-cell>
          <table:table-cell office:value-type="float" office:value="61.22823" calcext:value-type="float">
            <text:p>61.2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5.93" calcext:value-type="float">
            <text:p>65.9 </text:p>
          </table:table-cell>
          <table:table-cell office:value-type="string" calcext:value-type="string">
            <text:p>..</text:p>
          </table:table-cell>
          <table:table-cell office:value-type="float" office:value="15.17047" calcext:value-type="float">
            <text:p>15.2 </text:p>
          </table:table-cell>
          <table:table-cell office:value-type="float" office:value="48.87061" calcext:value-type="float">
            <text:p>48.9 </text:p>
          </table:table-cell>
          <table:table-cell office:value-type="float" office:value="45.64168" calcext:value-type="float">
            <text:p>45.6 </text:p>
          </table:table-cell>
          <table:table-cell office:value-type="string" calcext:value-type="string">
            <text:p>..</text:p>
          </table:table-cell>
          <table:table-cell office:value-type="float" office:value="92" calcext:value-type="float">
            <text:p>92.0 </text:p>
          </table:table-cell>
          <table:table-cell office:value-type="float" office:value="50.44931" calcext:value-type="float">
            <text:p>50.4 </text:p>
          </table:table-cell>
          <table:table-cell office:value-type="float" office:value="13.81732" calcext:value-type="float">
            <text:p>13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7.1039" calcext:value-type="float">
            <text:p>17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7.33759" calcext:value-type="float">
            <text:p>47.3 </text:p>
          </table:table-cell>
          <table:table-cell office:value-type="float" office:value="20.32403" calcext:value-type="float">
            <text:p>20.3 </text:p>
          </table:table-cell>
          <table:table-cell office:value-type="float" office:value="23.69897" calcext:value-type="float">
            <text:p>23.7 </text:p>
          </table:table-cell>
          <table:table-cell office:value-type="float" office:value="51.18744" calcext:value-type="float">
            <text:p>51.2 </text:p>
          </table:table-cell>
          <table:table-cell office:value-type="float" office:value="80.70504" calcext:value-type="float">
            <text:p>80.7 </text:p>
          </table:table-cell>
          <table:table-cell office:value-type="float" office:value="52.3" calcext:value-type="float">
            <text:p>52.3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3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2.82024" calcext:value-type="float">
            <text:p>62.8 </text:p>
          </table:table-cell>
          <table:table-cell table:style-name="ce5" office:value-type="float" office:value="61.44821" calcext:value-type="float">
            <text:p>61.4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6.05" calcext:value-type="float">
            <text:p>66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26147" calcext:value-type="float">
            <text:p>15.3 </text:p>
          </table:table-cell>
          <table:table-cell table:style-name="ce5" office:value-type="float" office:value="48.96388" calcext:value-type="float">
            <text:p>49.0 </text:p>
          </table:table-cell>
          <table:table-cell table:style-name="ce5" office:value-type="float" office:value="46.04829" calcext:value-type="float">
            <text:p>46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2.2" calcext:value-type="float">
            <text:p>92.2 </text:p>
          </table:table-cell>
          <table:table-cell table:style-name="ce5" office:value-type="float" office:value="50.50719" calcext:value-type="float">
            <text:p>50.5 </text:p>
          </table:table-cell>
          <table:table-cell table:style-name="ce5" office:value-type="float" office:value="14.61231" calcext:value-type="float">
            <text:p>14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7.2406" calcext:value-type="float">
            <text:p>17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7.60014" calcext:value-type="float">
            <text:p>47.6 </text:p>
          </table:table-cell>
          <table:table-cell table:style-name="ce5" office:value-type="float" office:value="20.42309" calcext:value-type="float">
            <text:p>20.4 </text:p>
          </table:table-cell>
          <table:table-cell table:style-name="ce5" office:value-type="float" office:value="24.75349" calcext:value-type="float">
            <text:p>24.8 </text:p>
          </table:table-cell>
          <table:table-cell table:style-name="ce5" office:value-type="float" office:value="51.37784" calcext:value-type="float">
            <text:p>51.4 </text:p>
          </table:table-cell>
          <table:table-cell table:style-name="ce5" office:value-type="float" office:value="80.76513" calcext:value-type="float">
            <text:p>80.8 </text:p>
          </table:table-cell>
          <table:table-cell table:style-name="ce5" office:value-type="float" office:value="52.5" calcext:value-type="float">
            <text:p>52.5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3M11</text:p>
          </table:table-cell>
          <table:table-cell office:value-type="string" calcext:value-type="string">
            <text:p>..</text:p>
          </table:table-cell>
          <table:table-cell office:value-type="float" office:value="62.88042" calcext:value-type="float">
            <text:p>62.9 </text:p>
          </table:table-cell>
          <table:table-cell office:value-type="float" office:value="61.44821" calcext:value-type="float">
            <text:p>61.4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6.12" calcext:value-type="float">
            <text:p>66.1 </text:p>
          </table:table-cell>
          <table:table-cell office:value-type="string" calcext:value-type="string">
            <text:p>..</text:p>
          </table:table-cell>
          <table:table-cell office:value-type="float" office:value="15.31347" calcext:value-type="float">
            <text:p>15.3 </text:p>
          </table:table-cell>
          <table:table-cell office:value-type="float" office:value="48.96388" calcext:value-type="float">
            <text:p>49.0 </text:p>
          </table:table-cell>
          <table:table-cell office:value-type="float" office:value="46.25159" calcext:value-type="float">
            <text:p>46.3 </text:p>
          </table:table-cell>
          <table:table-cell office:value-type="string" calcext:value-type="string">
            <text:p>..</text:p>
          </table:table-cell>
          <table:table-cell office:value-type="float" office:value="91.9" calcext:value-type="float">
            <text:p>91.9 </text:p>
          </table:table-cell>
          <table:table-cell office:value-type="float" office:value="50.6208" calcext:value-type="float">
            <text:p>50.6 </text:p>
          </table:table-cell>
          <table:table-cell office:value-type="float" office:value="15.39172" calcext:value-type="float">
            <text:p>15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7.336" calcext:value-type="float">
            <text:p>17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7.83352" calcext:value-type="float">
            <text:p>47.8 </text:p>
          </table:table-cell>
          <table:table-cell office:value-type="float" office:value="20.61219" calcext:value-type="float">
            <text:p>20.6 </text:p>
          </table:table-cell>
          <table:table-cell office:value-type="float" office:value="25.14199" calcext:value-type="float">
            <text:p>25.1 </text:p>
          </table:table-cell>
          <table:table-cell office:value-type="float" office:value="51.4193" calcext:value-type="float">
            <text:p>51.4 </text:p>
          </table:table-cell>
          <table:table-cell office:value-type="float" office:value="80.57427" calcext:value-type="float">
            <text:p>80.6 </text:p>
          </table:table-cell>
          <table:table-cell office:value-type="float" office:value="52.5" calcext:value-type="float">
            <text:p>52.5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3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2.98072" calcext:value-type="float">
            <text:p>63.0 </text:p>
          </table:table-cell>
          <table:table-cell table:style-name="ce5" office:value-type="float" office:value="61.44821" calcext:value-type="float">
            <text:p>61.4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6.21" calcext:value-type="float">
            <text:p>66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43696" calcext:value-type="float">
            <text:p>15.4 </text:p>
          </table:table-cell>
          <table:table-cell table:style-name="ce5" office:value-type="float" office:value="48.96388" calcext:value-type="float">
            <text:p>49.0 </text:p>
          </table:table-cell>
          <table:table-cell table:style-name="ce5" office:value-type="float" office:value="46.35324" calcext:value-type="float">
            <text:p>46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1.9" calcext:value-type="float">
            <text:p>91.9 </text:p>
          </table:table-cell>
          <table:table-cell table:style-name="ce5" office:value-type="float" office:value="50.73335" calcext:value-type="float">
            <text:p>50.7 </text:p>
          </table:table-cell>
          <table:table-cell table:style-name="ce5" office:value-type="float" office:value="15.58189" calcext:value-type="float">
            <text:p>15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7.45762" calcext:value-type="float">
            <text:p>17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7.8238" calcext:value-type="float">
            <text:p>47.8 </text:p>
          </table:table-cell>
          <table:table-cell table:style-name="ce5" office:value-type="float" office:value="20.69323" calcext:value-type="float">
            <text:p>20.7 </text:p>
          </table:table-cell>
          <table:table-cell table:style-name="ce5" office:value-type="float" office:value="25.80801" calcext:value-type="float">
            <text:p>25.8 </text:p>
          </table:table-cell>
          <table:table-cell table:style-name="ce5" office:value-type="float" office:value="51.52085" calcext:value-type="float">
            <text:p>51.5 </text:p>
          </table:table-cell>
          <table:table-cell table:style-name="ce5" office:value-type="float" office:value="80.59454" calcext:value-type="float">
            <text:p>80.6 </text:p>
          </table:table-cell>
          <table:table-cell table:style-name="ce5" office:value-type="float" office:value="52.7" calcext:value-type="float">
            <text:p>52.7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4M1</text:p>
          </table:table-cell>
          <table:table-cell office:value-type="string" calcext:value-type="string">
            <text:p>..</text:p>
          </table:table-cell>
          <table:table-cell office:value-type="float" office:value="63.26155" calcext:value-type="float">
            <text:p>63.3 </text:p>
          </table:table-cell>
          <table:table-cell office:value-type="float" office:value="61.22823" calcext:value-type="float">
            <text:p>61.2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6.45" calcext:value-type="float">
            <text:p>66.5 </text:p>
          </table:table-cell>
          <table:table-cell office:value-type="string" calcext:value-type="string">
            <text:p>..</text:p>
          </table:table-cell>
          <table:table-cell office:value-type="float" office:value="16.15844" calcext:value-type="float">
            <text:p>16.2 </text:p>
          </table:table-cell>
          <table:table-cell office:value-type="float" office:value="49.52346" calcext:value-type="float">
            <text:p>49.5 </text:p>
          </table:table-cell>
          <table:table-cell office:value-type="float" office:value="46.6582" calcext:value-type="float">
            <text:p>46.7 </text:p>
          </table:table-cell>
          <table:table-cell office:value-type="string" calcext:value-type="string">
            <text:p>..</text:p>
          </table:table-cell>
          <table:table-cell office:value-type="float" office:value="92.1" calcext:value-type="float">
            <text:p>92.1 </text:p>
          </table:table-cell>
          <table:table-cell office:value-type="float" office:value="51.07526" calcext:value-type="float">
            <text:p>51.1 </text:p>
          </table:table-cell>
          <table:table-cell office:value-type="float" office:value="16.23037" calcext:value-type="float">
            <text:p>16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7.6117" calcext:value-type="float">
            <text:p>17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8.88374" calcext:value-type="float">
            <text:p>48.9 </text:p>
          </table:table-cell>
          <table:table-cell office:value-type="float" office:value="21.03542" calcext:value-type="float">
            <text:p>21.0 </text:p>
          </table:table-cell>
          <table:table-cell office:value-type="float" office:value="25.97451" calcext:value-type="float">
            <text:p>26.0 </text:p>
          </table:table-cell>
          <table:table-cell office:value-type="float" office:value="51.95581" calcext:value-type="float">
            <text:p>52.0 </text:p>
          </table:table-cell>
          <table:table-cell office:value-type="float" office:value="80.82491" calcext:value-type="float">
            <text:p>80.8 </text:p>
          </table:table-cell>
          <table:table-cell office:value-type="float" office:value="52.9" calcext:value-type="float">
            <text:p>52.9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4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3.61594" calcext:value-type="float">
            <text:p>63.6 </text:p>
          </table:table-cell>
          <table:table-cell table:style-name="ce5" office:value-type="float" office:value="61.59487" calcext:value-type="float">
            <text:p>61.6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6.69" calcext:value-type="float">
            <text:p>66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6.48993" calcext:value-type="float">
            <text:p>16.5 </text:p>
          </table:table-cell>
          <table:table-cell table:style-name="ce5" office:value-type="float" office:value="49.52346" calcext:value-type="float">
            <text:p>49.5 </text:p>
          </table:table-cell>
          <table:table-cell table:style-name="ce5" office:value-type="float" office:value="47.0648" calcext:value-type="float">
            <text:p>47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2.2" calcext:value-type="float">
            <text:p>92.2 </text:p>
          </table:table-cell>
          <table:table-cell table:style-name="ce5" office:value-type="float" office:value="51.70119" calcext:value-type="float">
            <text:p>51.7 </text:p>
          </table:table-cell>
          <table:table-cell table:style-name="ce5" office:value-type="float" office:value="16.91" calcext:value-type="float">
            <text:p>16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7.77197" calcext:value-type="float">
            <text:p>17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9.3894" calcext:value-type="float">
            <text:p>49.4 </text:p>
          </table:table-cell>
          <table:table-cell table:style-name="ce5" office:value-type="float" office:value="21.38661" calcext:value-type="float">
            <text:p>21.4 </text:p>
          </table:table-cell>
          <table:table-cell table:style-name="ce5" office:value-type="float" office:value="26.52952" calcext:value-type="float">
            <text:p>26.5 </text:p>
          </table:table-cell>
          <table:table-cell table:style-name="ce5" office:value-type="float" office:value="52.19106" calcext:value-type="float">
            <text:p>52.2 </text:p>
          </table:table-cell>
          <table:table-cell table:style-name="ce5" office:value-type="float" office:value="81.35424" calcext:value-type="float">
            <text:p>81.4 </text:p>
          </table:table-cell>
          <table:table-cell table:style-name="ce5" office:value-type="float" office:value="53.1" calcext:value-type="float">
            <text:p>53.1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4M3</text:p>
          </table:table-cell>
          <table:table-cell office:value-type="string" calcext:value-type="string">
            <text:p>..</text:p>
          </table:table-cell>
          <table:table-cell office:value-type="float" office:value="63.62263" calcext:value-type="float">
            <text:p>63.6 </text:p>
          </table:table-cell>
          <table:table-cell office:value-type="float" office:value="61.59487" calcext:value-type="float">
            <text:p>61.6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6.81" calcext:value-type="float">
            <text:p>66.8 </text:p>
          </table:table-cell>
          <table:table-cell office:value-type="string" calcext:value-type="string">
            <text:p>..</text:p>
          </table:table-cell>
          <table:table-cell office:value-type="float" office:value="16.67842" calcext:value-type="float">
            <text:p>16.7 </text:p>
          </table:table-cell>
          <table:table-cell office:value-type="float" office:value="49.52346" calcext:value-type="float">
            <text:p>49.5 </text:p>
          </table:table-cell>
          <table:table-cell office:value-type="float" office:value="47.47141" calcext:value-type="float">
            <text:p>47.5 </text:p>
          </table:table-cell>
          <table:table-cell office:value-type="string" calcext:value-type="string">
            <text:p>..</text:p>
          </table:table-cell>
          <table:table-cell office:value-type="float" office:value="92.2" calcext:value-type="float">
            <text:p>92.2 </text:p>
          </table:table-cell>
          <table:table-cell office:value-type="float" office:value="52.61117" calcext:value-type="float">
            <text:p>52.6 </text:p>
          </table:table-cell>
          <table:table-cell office:value-type="float" office:value="17.44935" calcext:value-type="float">
            <text:p>17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7.8919" calcext:value-type="float">
            <text:p>17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9.69085" calcext:value-type="float">
            <text:p>49.7 </text:p>
          </table:table-cell>
          <table:table-cell office:value-type="float" office:value="21.51268" calcext:value-type="float">
            <text:p>21.5 </text:p>
          </table:table-cell>
          <table:table-cell office:value-type="float" office:value="17.64935" calcext:value-type="float">
            <text:p>17.6 </text:p>
          </table:table-cell>
          <table:table-cell office:value-type="float" office:value="52.56679" calcext:value-type="float">
            <text:p>52.6 </text:p>
          </table:table-cell>
          <table:table-cell office:value-type="float" office:value="81.39497" calcext:value-type="float">
            <text:p>81.4 </text:p>
          </table:table-cell>
          <table:table-cell office:value-type="float" office:value="53.1" calcext:value-type="float">
            <text:p>53.1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4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3.82991" calcext:value-type="float">
            <text:p>63.8 </text:p>
          </table:table-cell>
          <table:table-cell table:style-name="ce5" office:value-type="float" office:value="61.59487" calcext:value-type="float">
            <text:p>61.6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6.96" calcext:value-type="float">
            <text:p>67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6.91241" calcext:value-type="float">
            <text:p>16.9 </text:p>
          </table:table-cell>
          <table:table-cell table:style-name="ce5" office:value-type="float" office:value="49.61673" calcext:value-type="float">
            <text:p>49.6 </text:p>
          </table:table-cell>
          <table:table-cell table:style-name="ce5" office:value-type="float" office:value="47.97967" calcext:value-type="float">
            <text:p>48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2.9" calcext:value-type="float">
            <text:p>92.9 </text:p>
          </table:table-cell>
          <table:table-cell table:style-name="ce5" office:value-type="float" office:value="52.83732" calcext:value-type="float">
            <text:p>52.8 </text:p>
          </table:table-cell>
          <table:table-cell table:style-name="ce5" office:value-type="float" office:value="20.20222" calcext:value-type="float">
            <text:p>20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7.98322" calcext:value-type="float">
            <text:p>18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9.89506" calcext:value-type="float">
            <text:p>49.9 </text:p>
          </table:table-cell>
          <table:table-cell table:style-name="ce5" office:value-type="float" office:value="21.58472" calcext:value-type="float">
            <text:p>21.6 </text:p>
          </table:table-cell>
          <table:table-cell table:style-name="ce5" office:value-type="float" office:value="27.41754" calcext:value-type="float">
            <text:p>27.4 </text:p>
          </table:table-cell>
          <table:table-cell table:style-name="ce5" office:value-type="float" office:value="52.72588" calcext:value-type="float">
            <text:p>52.7 </text:p>
          </table:table-cell>
          <table:table-cell table:style-name="ce5" office:value-type="float" office:value="81.46373" calcext:value-type="float">
            <text:p>81.5 </text:p>
          </table:table-cell>
          <table:table-cell table:style-name="ce5" office:value-type="float" office:value="53.5" calcext:value-type="float">
            <text:p>53.5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4M5</text:p>
          </table:table-cell>
          <table:table-cell office:value-type="string" calcext:value-type="string">
            <text:p>..</text:p>
          </table:table-cell>
          <table:table-cell office:value-type="float" office:value="63.84997" calcext:value-type="float">
            <text:p>63.8 </text:p>
          </table:table-cell>
          <table:table-cell office:value-type="float" office:value="61.66819" calcext:value-type="float">
            <text:p>61.7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7.04" calcext:value-type="float">
            <text:p>67.0 </text:p>
          </table:table-cell>
          <table:table-cell office:value-type="string" calcext:value-type="string">
            <text:p>..</text:p>
          </table:table-cell>
          <table:table-cell office:value-type="float" office:value="17.1009" calcext:value-type="float">
            <text:p>17.1 </text:p>
          </table:table-cell>
          <table:table-cell office:value-type="float" office:value="49.61673" calcext:value-type="float">
            <text:p>49.6 </text:p>
          </table:table-cell>
          <table:table-cell office:value-type="float" office:value="48.48793" calcext:value-type="float">
            <text:p>48.5 </text:p>
          </table:table-cell>
          <table:table-cell office:value-type="string" calcext:value-type="string">
            <text:p>..</text:p>
          </table:table-cell>
          <table:table-cell office:value-type="float" office:value="93.2" calcext:value-type="float">
            <text:p>93.2 </text:p>
          </table:table-cell>
          <table:table-cell office:value-type="float" office:value="53.00881" calcext:value-type="float">
            <text:p>53.0 </text:p>
          </table:table-cell>
          <table:table-cell office:value-type="float" office:value="20.77274" calcext:value-type="float">
            <text:p>20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8.04757" calcext:value-type="float">
            <text:p>18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0.04092" calcext:value-type="float">
            <text:p>50.0 </text:p>
          </table:table-cell>
          <table:table-cell office:value-type="float" office:value="21.61173" calcext:value-type="float">
            <text:p>21.6 </text:p>
          </table:table-cell>
          <table:table-cell office:value-type="float" office:value="27.91705" calcext:value-type="float">
            <text:p>27.9 </text:p>
          </table:table-cell>
          <table:table-cell office:value-type="float" office:value="52.97975" calcext:value-type="float">
            <text:p>53.0 </text:p>
          </table:table-cell>
          <table:table-cell office:value-type="float" office:value="80.50541" calcext:value-type="float">
            <text:p>80.5 </text:p>
          </table:table-cell>
          <table:table-cell office:value-type="float" office:value="53.6" calcext:value-type="float">
            <text:p>53.6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4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3.90346" calcext:value-type="float">
            <text:p>63.9 </text:p>
          </table:table-cell>
          <table:table-cell table:style-name="ce5" office:value-type="float" office:value="61.81485" calcext:value-type="float">
            <text:p>61.8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7.16" calcext:value-type="float">
            <text:p>67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7.2894" calcext:value-type="float">
            <text:p>17.3 </text:p>
          </table:table-cell>
          <table:table-cell table:style-name="ce5" office:value-type="float" office:value="49.61673" calcext:value-type="float">
            <text:p>49.6 </text:p>
          </table:table-cell>
          <table:table-cell table:style-name="ce5" office:value-type="float" office:value="49.09784" calcext:value-type="float">
            <text:p>49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3.3" calcext:value-type="float">
            <text:p>93.3 </text:p>
          </table:table-cell>
          <table:table-cell table:style-name="ce5" office:value-type="float" office:value="53.52114" calcext:value-type="float">
            <text:p>53.5 </text:p>
          </table:table-cell>
          <table:table-cell table:style-name="ce5" office:value-type="float" office:value="21.10945" calcext:value-type="float">
            <text:p>21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8.11504" calcext:value-type="float">
            <text:p>18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0.22569" calcext:value-type="float">
            <text:p>50.2 </text:p>
          </table:table-cell>
          <table:table-cell table:style-name="ce5" office:value-type="float" office:value="21.65676" calcext:value-type="float">
            <text:p>21.7 </text:p>
          </table:table-cell>
          <table:table-cell table:style-name="ce5" office:value-type="float" office:value="28.30556" calcext:value-type="float">
            <text:p>28.3 </text:p>
          </table:table-cell>
          <table:table-cell table:style-name="ce5" office:value-type="float" office:value="53.11684" calcext:value-type="float">
            <text:p>53.1 </text:p>
          </table:table-cell>
          <table:table-cell table:style-name="ce5" office:value-type="float" office:value="80.53938" calcext:value-type="float">
            <text:p>80.5 </text:p>
          </table:table-cell>
          <table:table-cell table:style-name="ce5" office:value-type="float" office:value="53.6" calcext:value-type="float">
            <text:p>53.6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4M7</text:p>
          </table:table-cell>
          <table:table-cell office:value-type="string" calcext:value-type="string">
            <text:p>..</text:p>
          </table:table-cell>
          <table:table-cell office:value-type="float" office:value="64.68579" calcext:value-type="float">
            <text:p>64.7 </text:p>
          </table:table-cell>
          <table:table-cell office:value-type="float" office:value="62.03483" calcext:value-type="float">
            <text:p>62.0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7.45" calcext:value-type="float">
            <text:p>67.5 </text:p>
          </table:table-cell>
          <table:table-cell office:value-type="string" calcext:value-type="string">
            <text:p>..</text:p>
          </table:table-cell>
          <table:table-cell office:value-type="float" office:value="17.55589" calcext:value-type="float">
            <text:p>17.6 </text:p>
          </table:table-cell>
          <table:table-cell office:value-type="float" office:value="50.36285" calcext:value-type="float">
            <text:p>50.4 </text:p>
          </table:table-cell>
          <table:table-cell office:value-type="float" office:value="49.70775" calcext:value-type="float">
            <text:p>49.7 </text:p>
          </table:table-cell>
          <table:table-cell office:value-type="string" calcext:value-type="string">
            <text:p>..</text:p>
          </table:table-cell>
          <table:table-cell office:value-type="float" office:value="93.3" calcext:value-type="float">
            <text:p>93.3 </text:p>
          </table:table-cell>
          <table:table-cell office:value-type="float" office:value="53.74836" calcext:value-type="float">
            <text:p>53.7 </text:p>
          </table:table-cell>
          <table:table-cell office:value-type="float" office:value="23.29179" calcext:value-type="float">
            <text:p>23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8.19304" calcext:value-type="float">
            <text:p>18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0.36182" calcext:value-type="float">
            <text:p>50.4 </text:p>
          </table:table-cell>
          <table:table-cell office:value-type="float" office:value="21.71078" calcext:value-type="float">
            <text:p>21.7 </text:p>
          </table:table-cell>
          <table:table-cell office:value-type="float" office:value="28.47206" calcext:value-type="float">
            <text:p>28.5 </text:p>
          </table:table-cell>
          <table:table-cell office:value-type="float" office:value="53.25223" calcext:value-type="float">
            <text:p>53.3 </text:p>
          </table:table-cell>
          <table:table-cell office:value-type="float" office:value="80.5784" calcext:value-type="float">
            <text:p>80.6 </text:p>
          </table:table-cell>
          <table:table-cell office:value-type="float" office:value="53.6" calcext:value-type="float">
            <text:p>53.6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4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4.69247" calcext:value-type="float">
            <text:p>64.7 </text:p>
          </table:table-cell>
          <table:table-cell table:style-name="ce5" office:value-type="float" office:value="62.10816" calcext:value-type="float">
            <text:p>62.1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7.51" calcext:value-type="float">
            <text:p>67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7.71838" calcext:value-type="float">
            <text:p>17.7 </text:p>
          </table:table-cell>
          <table:table-cell table:style-name="ce5" office:value-type="float" office:value="50.36285" calcext:value-type="float">
            <text:p>50.4 </text:p>
          </table:table-cell>
          <table:table-cell table:style-name="ce5" office:value-type="float" office:value="50.01271" calcext:value-type="float">
            <text:p>5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3.4" calcext:value-type="float">
            <text:p>93.4 </text:p>
          </table:table-cell>
          <table:table-cell table:style-name="ce5" office:value-type="float" office:value="54.03239" calcext:value-type="float">
            <text:p>54.0 </text:p>
          </table:table-cell>
          <table:table-cell table:style-name="ce5" office:value-type="float" office:value="23.91531" calcext:value-type="float">
            <text:p>23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8.25176" calcext:value-type="float">
            <text:p>18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0.53686" calcext:value-type="float">
            <text:p>50.5 </text:p>
          </table:table-cell>
          <table:table-cell table:style-name="ce5" office:value-type="float" office:value="21.9269" calcext:value-type="float">
            <text:p>21.9 </text:p>
          </table:table-cell>
          <table:table-cell table:style-name="ce5" office:value-type="float" office:value="28.91607" calcext:value-type="float">
            <text:p>28.9 </text:p>
          </table:table-cell>
          <table:table-cell table:style-name="ce5" office:value-type="float" office:value="53.7422" calcext:value-type="float">
            <text:p>53.7 </text:p>
          </table:table-cell>
          <table:table-cell table:style-name="ce5" office:value-type="float" office:value="81.21238" calcext:value-type="float">
            <text:p>81.2 </text:p>
          </table:table-cell>
          <table:table-cell table:style-name="ce5" office:value-type="float" office:value="53.8" calcext:value-type="float">
            <text:p>53.8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4M9</text:p>
          </table:table-cell>
          <table:table-cell office:value-type="string" calcext:value-type="string">
            <text:p>..</text:p>
          </table:table-cell>
          <table:table-cell office:value-type="float" office:value="64.25117" calcext:value-type="float">
            <text:p>64.3 </text:p>
          </table:table-cell>
          <table:table-cell office:value-type="float" office:value="62.40147" calcext:value-type="float">
            <text:p>62.4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7.62" calcext:value-type="float">
            <text:p>67.6 </text:p>
          </table:table-cell>
          <table:table-cell office:value-type="string" calcext:value-type="string">
            <text:p>..</text:p>
          </table:table-cell>
          <table:table-cell office:value-type="float" office:value="17.86138" calcext:value-type="float">
            <text:p>17.9 </text:p>
          </table:table-cell>
          <table:table-cell office:value-type="float" office:value="50.36285" calcext:value-type="float">
            <text:p>50.4 </text:p>
          </table:table-cell>
          <table:table-cell office:value-type="float" office:value="50.62262" calcext:value-type="float">
            <text:p>50.6 </text:p>
          </table:table-cell>
          <table:table-cell office:value-type="string" calcext:value-type="string">
            <text:p>..</text:p>
          </table:table-cell>
          <table:table-cell office:value-type="float" office:value="93.3" calcext:value-type="float">
            <text:p>93.3 </text:p>
          </table:table-cell>
          <table:table-cell office:value-type="float" office:value="54.0892" calcext:value-type="float">
            <text:p>54.1 </text:p>
          </table:table-cell>
          <table:table-cell office:value-type="float" office:value="24.89113" calcext:value-type="float">
            <text:p>24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8.41234" calcext:value-type="float">
            <text:p>18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0.69245" calcext:value-type="float">
            <text:p>50.7 </text:p>
          </table:table-cell>
          <table:table-cell office:value-type="float" office:value="22.16103" calcext:value-type="float">
            <text:p>22.2 </text:p>
          </table:table-cell>
          <table:table-cell office:value-type="float" office:value="29.58208" calcext:value-type="float">
            <text:p>29.6 </text:p>
          </table:table-cell>
          <table:table-cell office:value-type="float" office:value="53.91398" calcext:value-type="float">
            <text:p>53.9 </text:p>
          </table:table-cell>
          <table:table-cell office:value-type="float" office:value="81.25291" calcext:value-type="float">
            <text:p>81.3 </text:p>
          </table:table-cell>
          <table:table-cell office:value-type="float" office:value="54" calcext:value-type="float">
            <text:p>54.0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4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4.07063" calcext:value-type="float">
            <text:p>64.1 </text:p>
          </table:table-cell>
          <table:table-cell table:style-name="ce5" office:value-type="float" office:value="62.40147" calcext:value-type="float">
            <text:p>62.4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7.73" calcext:value-type="float">
            <text:p>67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7.99787" calcext:value-type="float">
            <text:p>18.0 </text:p>
          </table:table-cell>
          <table:table-cell table:style-name="ce5" office:value-type="float" office:value="50.45611" calcext:value-type="float">
            <text:p>50.5 </text:p>
          </table:table-cell>
          <table:table-cell table:style-name="ce5" office:value-type="float" office:value="50.82592" calcext:value-type="float">
            <text:p>50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3.6" calcext:value-type="float">
            <text:p>93.6 </text:p>
          </table:table-cell>
          <table:table-cell table:style-name="ce5" office:value-type="float" office:value="54.14708" calcext:value-type="float">
            <text:p>54.1 </text:p>
          </table:table-cell>
          <table:table-cell table:style-name="ce5" office:value-type="float" office:value="25.41801" calcext:value-type="float">
            <text:p>25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8.49494" calcext:value-type="float">
            <text:p>18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1.07169" calcext:value-type="float">
            <text:p>51.1 </text:p>
          </table:table-cell>
          <table:table-cell table:style-name="ce5" office:value-type="float" office:value="22.4762" calcext:value-type="float">
            <text:p>22.5 </text:p>
          </table:table-cell>
          <table:table-cell table:style-name="ce5" office:value-type="float" office:value="29.91509" calcext:value-type="float">
            <text:p>29.9 </text:p>
          </table:table-cell>
          <table:table-cell table:style-name="ce5" office:value-type="float" office:value="54.09338" calcext:value-type="float">
            <text:p>54.1 </text:p>
          </table:table-cell>
          <table:table-cell table:style-name="ce5" office:value-type="float" office:value="81.26642" calcext:value-type="float">
            <text:p>81.3 </text:p>
          </table:table-cell>
          <table:table-cell table:style-name="ce5" office:value-type="float" office:value="54" calcext:value-type="float">
            <text:p>54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4M11</text:p>
          </table:table-cell>
          <table:table-cell office:value-type="string" calcext:value-type="string">
            <text:p>..</text:p>
          </table:table-cell>
          <table:table-cell office:value-type="float" office:value="64.35815" calcext:value-type="float">
            <text:p>64.4 </text:p>
          </table:table-cell>
          <table:table-cell office:value-type="float" office:value="62.47479" calcext:value-type="float">
            <text:p>62.5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7.86" calcext:value-type="float">
            <text:p>67.9 </text:p>
          </table:table-cell>
          <table:table-cell office:value-type="string" calcext:value-type="string">
            <text:p>..</text:p>
          </table:table-cell>
          <table:table-cell office:value-type="float" office:value="18.08237" calcext:value-type="float">
            <text:p>18.1 </text:p>
          </table:table-cell>
          <table:table-cell office:value-type="float" office:value="50.45611" calcext:value-type="float">
            <text:p>50.5 </text:p>
          </table:table-cell>
          <table:table-cell office:value-type="float" office:value="51.02922" calcext:value-type="float">
            <text:p>51.0 </text:p>
          </table:table-cell>
          <table:table-cell office:value-type="string" calcext:value-type="string">
            <text:p>..</text:p>
          </table:table-cell>
          <table:table-cell office:value-type="float" office:value="93.7" calcext:value-type="float">
            <text:p>93.7 </text:p>
          </table:table-cell>
          <table:table-cell office:value-type="float" office:value="54.26069" calcext:value-type="float">
            <text:p>54.3 </text:p>
          </table:table-cell>
          <table:table-cell office:value-type="float" office:value="25.91371" calcext:value-type="float">
            <text:p>25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8.59174" calcext:value-type="float">
            <text:p>18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1.20783" calcext:value-type="float">
            <text:p>51.2 </text:p>
          </table:table-cell>
          <table:table-cell office:value-type="float" office:value="22.55724" calcext:value-type="float">
            <text:p>22.6 </text:p>
          </table:table-cell>
          <table:table-cell office:value-type="float" office:value="30.3036" calcext:value-type="float">
            <text:p>30.3 </text:p>
          </table:table-cell>
          <table:table-cell office:value-type="float" office:value="54.04515" calcext:value-type="float">
            <text:p>54.0 </text:p>
          </table:table-cell>
          <table:table-cell office:value-type="float" office:value="81.40263" calcext:value-type="float">
            <text:p>81.4 </text:p>
          </table:table-cell>
          <table:table-cell office:value-type="float" office:value="54.1" calcext:value-type="float">
            <text:p>54.1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4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4.3849" calcext:value-type="float">
            <text:p>64.4 </text:p>
          </table:table-cell>
          <table:table-cell table:style-name="ce5" office:value-type="float" office:value="62.69477" calcext:value-type="float">
            <text:p>62.7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7.97" calcext:value-type="float">
            <text:p>68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8.32286" calcext:value-type="float">
            <text:p>18.3 </text:p>
          </table:table-cell>
          <table:table-cell table:style-name="ce5" office:value-type="float" office:value="50.45611" calcext:value-type="float">
            <text:p>50.5 </text:p>
          </table:table-cell>
          <table:table-cell table:style-name="ce5" office:value-type="float" office:value="51.33418" calcext:value-type="float">
            <text:p>51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3.6" calcext:value-type="float">
            <text:p>93.6 </text:p>
          </table:table-cell>
          <table:table-cell table:style-name="ce5" office:value-type="float" office:value="54.37431" calcext:value-type="float">
            <text:p>54.4 </text:p>
          </table:table-cell>
          <table:table-cell table:style-name="ce5" office:value-type="float" office:value="26.20988" calcext:value-type="float">
            <text:p>26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8.73685" calcext:value-type="float">
            <text:p>18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1.25645" calcext:value-type="float">
            <text:p>51.3 </text:p>
          </table:table-cell>
          <table:table-cell table:style-name="ce5" office:value-type="float" office:value="22.59326" calcext:value-type="float">
            <text:p>22.6 </text:p>
          </table:table-cell>
          <table:table-cell table:style-name="ce5" office:value-type="float" office:value="31.02511" calcext:value-type="float">
            <text:p>31.0 </text:p>
          </table:table-cell>
          <table:table-cell table:style-name="ce5" office:value-type="float" office:value="54.2127" calcext:value-type="float">
            <text:p>54.2 </text:p>
          </table:table-cell>
          <table:table-cell table:style-name="ce5" office:value-type="float" office:value="81.42451" calcext:value-type="float">
            <text:p>81.4 </text:p>
          </table:table-cell>
          <table:table-cell table:style-name="ce5" office:value-type="float" office:value="54.2" calcext:value-type="float">
            <text:p>54.2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5M1</text:p>
          </table:table-cell>
          <table:table-cell office:value-type="string" calcext:value-type="string">
            <text:p>..</text:p>
          </table:table-cell>
          <table:table-cell office:value-type="float" office:value="64.6323" calcext:value-type="float">
            <text:p>64.6 </text:p>
          </table:table-cell>
          <table:table-cell office:value-type="float" office:value="62.69477" calcext:value-type="float">
            <text:p>62.7 </text:p>
          </table:table-cell>
          <table:table-cell office:value-type="string" calcext:value-type="string">
            <text:p>..</text:p>
          </table:table-cell>
          <table:table-cell office:value-type="float" office:value="20.04514" calcext:value-type="float">
            <text:p>20.0 </text:p>
          </table:table-cell>
          <table:table-cell office:value-type="float" office:value="13.03228" calcext:value-type="float">
            <text:p>13.0 </text:p>
          </table:table-cell>
          <table:table-cell office:value-type="float" office:value="38.6" calcext:value-type="float">
            <text:p>38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68.18" calcext:value-type="float">
            <text:p>68.2 </text:p>
          </table:table-cell>
          <table:table-cell office:value-type="string" calcext:value-type="string">
            <text:p>..</text:p>
          </table:table-cell>
          <table:table-cell office:value-type="float" office:value="19.27183" calcext:value-type="float">
            <text:p>19.3 </text:p>
          </table:table-cell>
          <table:table-cell office:value-type="float" office:value="50.7359" calcext:value-type="float">
            <text:p>50.7 </text:p>
          </table:table-cell>
          <table:table-cell office:value-type="float" office:value="51.84244" calcext:value-type="float">
            <text:p>51.8 </text:p>
          </table:table-cell>
          <table:table-cell office:value-type="string" calcext:value-type="string">
            <text:p>..</text:p>
          </table:table-cell>
          <table:table-cell office:value-type="float" office:value="93.9" calcext:value-type="float">
            <text:p>93.9 </text:p>
          </table:table-cell>
          <table:table-cell office:value-type="float" office:value="54.88556" calcext:value-type="float">
            <text:p>54.9 </text:p>
          </table:table-cell>
          <table:table-cell office:value-type="float" office:value="26.98929" calcext:value-type="float">
            <text:p>27.0 </text:p>
          </table:table-cell>
          <table:table-cell office:value-type="string" calcext:value-type="string">
            <text:p>..</text:p>
          </table:table-cell>
          <table:table-cell office:value-type="float" office:value="60.36833" calcext:value-type="float">
            <text:p>60.4 </text:p>
          </table:table-cell>
          <table:table-cell office:value-type="float" office:value="19.25369" calcext:value-type="float">
            <text:p>19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2.22888" calcext:value-type="float">
            <text:p>52.2 </text:p>
          </table:table-cell>
          <table:table-cell office:value-type="float" office:value="22.92645" calcext:value-type="float">
            <text:p>22.9 </text:p>
          </table:table-cell>
          <table:table-cell office:value-type="float" office:value="31.41362" calcext:value-type="float">
            <text:p>31.4 </text:p>
          </table:table-cell>
          <table:table-cell office:value-type="float" office:value="54.75598" calcext:value-type="float">
            <text:p>54.8 </text:p>
          </table:table-cell>
          <table:table-cell office:value-type="float" office:value="82.08843" calcext:value-type="float">
            <text:p>82.1 </text:p>
          </table:table-cell>
          <table:table-cell office:value-type="float" office:value="54.3" calcext:value-type="float">
            <text:p>54.3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5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4.98" calcext:value-type="float">
            <text:p>65.0 </text:p>
          </table:table-cell>
          <table:table-cell table:style-name="ce5" office:value-type="float" office:value="62.91476" calcext:value-type="float">
            <text:p>62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0.99967" calcext:value-type="float">
            <text:p>21.0 </text:p>
          </table:table-cell>
          <table:table-cell table:style-name="ce5" office:value-type="float" office:value="13.49507" calcext:value-type="float">
            <text:p>13.5 </text:p>
          </table:table-cell>
          <table:table-cell table:style-name="ce5" office:value-type="float" office:value="38.8" calcext:value-type="float">
            <text:p>38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68.39" calcext:value-type="float">
            <text:p>68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9.9673" calcext:value-type="float">
            <text:p>20.0 </text:p>
          </table:table-cell>
          <table:table-cell table:style-name="ce5" office:value-type="float" office:value="50.7359" calcext:value-type="float">
            <text:p>50.7 </text:p>
          </table:table-cell>
          <table:table-cell table:style-name="ce5" office:value-type="float" office:value="52.1474" calcext:value-type="float">
            <text:p>52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4" calcext:value-type="float">
            <text:p>94.0 </text:p>
          </table:table-cell>
          <table:table-cell table:style-name="ce5" office:value-type="float" office:value="55.05598" calcext:value-type="float">
            <text:p>55.1 </text:p>
          </table:table-cell>
          <table:table-cell table:style-name="ce5" office:value-type="float" office:value="27.71881" calcext:value-type="float">
            <text:p>27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0.52314" calcext:value-type="float">
            <text:p>60.5 </text:p>
          </table:table-cell>
          <table:table-cell table:style-name="ce5" office:value-type="float" office:value="19.89927" calcext:value-type="float">
            <text:p>19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2.68592" calcext:value-type="float">
            <text:p>52.7 </text:p>
          </table:table-cell>
          <table:table-cell table:style-name="ce5" office:value-type="float" office:value="23.1953" calcext:value-type="float">
            <text:p>23.2 </text:p>
          </table:table-cell>
          <table:table-cell table:style-name="ce5" office:value-type="float" office:value="31.80213" calcext:value-type="float">
            <text:p>31.8 </text:p>
          </table:table-cell>
          <table:table-cell table:style-name="ce5" office:value-type="float" office:value="55.10378" calcext:value-type="float">
            <text:p>55.1 </text:p>
          </table:table-cell>
          <table:table-cell table:style-name="ce5" office:value-type="float" office:value="83.15504" calcext:value-type="float">
            <text:p>83.2 </text:p>
          </table:table-cell>
          <table:table-cell table:style-name="ce5" office:value-type="float" office:value="54.4" calcext:value-type="float">
            <text:p>54.4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5M3</text:p>
          </table:table-cell>
          <table:table-cell office:value-type="string" calcext:value-type="string">
            <text:p>..</text:p>
          </table:table-cell>
          <table:table-cell office:value-type="float" office:value="64.89307" calcext:value-type="float">
            <text:p>64.9 </text:p>
          </table:table-cell>
          <table:table-cell office:value-type="float" office:value="63.06141" calcext:value-type="float">
            <text:p>63.1 </text:p>
          </table:table-cell>
          <table:table-cell office:value-type="string" calcext:value-type="string">
            <text:p>..</text:p>
          </table:table-cell>
          <table:table-cell office:value-type="float" office:value="21.5041" calcext:value-type="float">
            <text:p>21.5 </text:p>
          </table:table-cell>
          <table:table-cell office:value-type="float" office:value="13.61639" calcext:value-type="float">
            <text:p>13.6 </text:p>
          </table:table-cell>
          <table:table-cell office:value-type="float" office:value="38.9" calcext:value-type="float">
            <text:p>38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68.56" calcext:value-type="float">
            <text:p>68.6 </text:p>
          </table:table-cell>
          <table:table-cell office:value-type="string" calcext:value-type="string">
            <text:p>..</text:p>
          </table:table-cell>
          <table:table-cell office:value-type="float" office:value="20.55228" calcext:value-type="float">
            <text:p>20.6 </text:p>
          </table:table-cell>
          <table:table-cell office:value-type="float" office:value="50.7359" calcext:value-type="float">
            <text:p>50.7 </text:p>
          </table:table-cell>
          <table:table-cell office:value-type="float" office:value="52.45235" calcext:value-type="float">
            <text:p>52.5 </text:p>
          </table:table-cell>
          <table:table-cell office:value-type="string" calcext:value-type="string">
            <text:p>..</text:p>
          </table:table-cell>
          <table:table-cell office:value-type="float" office:value="94.1" calcext:value-type="float">
            <text:p>94.1 </text:p>
          </table:table-cell>
          <table:table-cell office:value-type="float" office:value="55.85234" calcext:value-type="float">
            <text:p>55.9 </text:p>
          </table:table-cell>
          <table:table-cell office:value-type="float" office:value="29.20592" calcext:value-type="float">
            <text:p>29.2 </text:p>
          </table:table-cell>
          <table:table-cell office:value-type="string" calcext:value-type="string">
            <text:p>..</text:p>
          </table:table-cell>
          <table:table-cell office:value-type="float" office:value="60.67175" calcext:value-type="float">
            <text:p>60.7 </text:p>
          </table:table-cell>
          <table:table-cell office:value-type="float" office:value="21.03231" calcext:value-type="float">
            <text:p>21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2.94847" calcext:value-type="float">
            <text:p>52.9 </text:p>
          </table:table-cell>
          <table:table-cell office:value-type="float" office:value="23.31751" calcext:value-type="float">
            <text:p>23.3 </text:p>
          </table:table-cell>
          <table:table-cell office:value-type="float" office:value="32.19063" calcext:value-type="float">
            <text:p>32.2 </text:p>
          </table:table-cell>
          <table:table-cell office:value-type="float" office:value="55.43888" calcext:value-type="float">
            <text:p>55.4 </text:p>
          </table:table-cell>
          <table:table-cell office:value-type="float" office:value="83.27119" calcext:value-type="float">
            <text:p>83.3 </text:p>
          </table:table-cell>
          <table:table-cell office:value-type="float" office:value="54.5" calcext:value-type="float">
            <text:p>54.5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5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5.11373" calcext:value-type="float">
            <text:p>65.1 </text:p>
          </table:table-cell>
          <table:table-cell table:style-name="ce5" office:value-type="float" office:value="63.13474" calcext:value-type="float">
            <text:p>63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1.93868" calcext:value-type="float">
            <text:p>21.9 </text:p>
          </table:table-cell>
          <table:table-cell table:style-name="ce5" office:value-type="float" office:value="13.71411" calcext:value-type="float">
            <text:p>13.7 </text:p>
          </table:table-cell>
          <table:table-cell table:style-name="ce5" office:value-type="float" office:value="39.6" calcext:value-type="float">
            <text:p>39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68.73" calcext:value-type="float">
            <text:p>68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1.14376" calcext:value-type="float">
            <text:p>21.1 </text:p>
          </table:table-cell>
          <table:table-cell table:style-name="ce5" office:value-type="float" office:value="51.29549" calcext:value-type="float">
            <text:p>51.3 </text:p>
          </table:table-cell>
          <table:table-cell table:style-name="ce5" office:value-type="float" office:value="52.85896" calcext:value-type="float">
            <text:p>52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4.3" calcext:value-type="float">
            <text:p>94.3 </text:p>
          </table:table-cell>
          <table:table-cell table:style-name="ce5" office:value-type="float" office:value="56.47935" calcext:value-type="float">
            <text:p>56.5 </text:p>
          </table:table-cell>
          <table:table-cell table:style-name="ce5" office:value-type="float" office:value="29.77645" calcext:value-type="float">
            <text:p>29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0.78321" calcext:value-type="float">
            <text:p>60.8 </text:p>
          </table:table-cell>
          <table:table-cell table:style-name="ce5" office:value-type="float" office:value="22.47215" calcext:value-type="float">
            <text:p>22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3.2402" calcext:value-type="float">
            <text:p>53.2 </text:p>
          </table:table-cell>
          <table:table-cell table:style-name="ce5" office:value-type="float" office:value="23.46416" calcext:value-type="float">
            <text:p>23.5 </text:p>
          </table:table-cell>
          <table:table-cell table:style-name="ce5" office:value-type="float" office:value="32.69014" calcext:value-type="float">
            <text:p>32.7 </text:p>
          </table:table-cell>
          <table:table-cell table:style-name="ce5" office:value-type="float" office:value="55.72745" calcext:value-type="float">
            <text:p>55.7 </text:p>
          </table:table-cell>
          <table:table-cell table:style-name="ce5" office:value-type="float" office:value="83.42767" calcext:value-type="float">
            <text:p>83.4 </text:p>
          </table:table-cell>
          <table:table-cell table:style-name="ce5" office:value-type="float" office:value="55" calcext:value-type="float">
            <text:p>55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5M5</text:p>
          </table:table-cell>
          <table:table-cell office:value-type="string" calcext:value-type="string">
            <text:p>..</text:p>
          </table:table-cell>
          <table:table-cell office:value-type="float" office:value="64.82621" calcext:value-type="float">
            <text:p>64.8 </text:p>
          </table:table-cell>
          <table:table-cell office:value-type="float" office:value="63.42805" calcext:value-type="float">
            <text:p>63.4 </text:p>
          </table:table-cell>
          <table:table-cell office:value-type="string" calcext:value-type="string">
            <text:p>..</text:p>
          </table:table-cell>
          <table:table-cell office:value-type="float" office:value="22.3655" calcext:value-type="float">
            <text:p>22.4 </text:p>
          </table:table-cell>
          <table:table-cell office:value-type="float" office:value="13.80959" calcext:value-type="float">
            <text:p>13.8 </text:p>
          </table:table-cell>
          <table:table-cell office:value-type="float" office:value="39.9" calcext:value-type="float">
            <text:p>39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68.78" calcext:value-type="float">
            <text:p>68.8 </text:p>
          </table:table-cell>
          <table:table-cell office:value-type="string" calcext:value-type="string">
            <text:p>..</text:p>
          </table:table-cell>
          <table:table-cell office:value-type="float" office:value="21.54675" calcext:value-type="float">
            <text:p>21.5 </text:p>
          </table:table-cell>
          <table:table-cell office:value-type="float" office:value="51.29549" calcext:value-type="float">
            <text:p>51.3 </text:p>
          </table:table-cell>
          <table:table-cell office:value-type="float" office:value="53.26556" calcext:value-type="float">
            <text:p>53.3 </text:p>
          </table:table-cell>
          <table:table-cell office:value-type="string" calcext:value-type="string">
            <text:p>..</text:p>
          </table:table-cell>
          <table:table-cell office:value-type="float" office:value="94.3" calcext:value-type="float">
            <text:p>94.3 </text:p>
          </table:table-cell>
          <table:table-cell office:value-type="float" office:value="56.6487" calcext:value-type="float">
            <text:p>56.6 </text:p>
          </table:table-cell>
          <table:table-cell office:value-type="float" office:value="30.79902" calcext:value-type="float">
            <text:p>30.8 </text:p>
          </table:table-cell>
          <table:table-cell office:value-type="string" calcext:value-type="string">
            <text:p>..</text:p>
          </table:table-cell>
          <table:table-cell office:value-type="float" office:value="60.91944" calcext:value-type="float">
            <text:p>60.9 </text:p>
          </table:table-cell>
          <table:table-cell office:value-type="float" office:value="23.0105" calcext:value-type="float">
            <text:p>23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3.40551" calcext:value-type="float">
            <text:p>53.4 </text:p>
          </table:table-cell>
          <table:table-cell office:value-type="float" office:value="23.48861" calcext:value-type="float">
            <text:p>23.5 </text:p>
          </table:table-cell>
          <table:table-cell office:value-type="float" office:value="32.91215" calcext:value-type="float">
            <text:p>32.9 </text:p>
          </table:table-cell>
          <table:table-cell office:value-type="float" office:value="55.8713" calcext:value-type="float">
            <text:p>55.9 </text:p>
          </table:table-cell>
          <table:table-cell office:value-type="float" office:value="83.199" calcext:value-type="float">
            <text:p>83.2 </text:p>
          </table:table-cell>
          <table:table-cell office:value-type="float" office:value="55.2" calcext:value-type="float">
            <text:p>55.2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5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5.20065" calcext:value-type="float">
            <text:p>65.2 </text:p>
          </table:table-cell>
          <table:table-cell table:style-name="ce5" office:value-type="float" office:value="63.50137" calcext:value-type="float">
            <text:p>63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2.72248" calcext:value-type="float">
            <text:p>22.7 </text:p>
          </table:table-cell>
          <table:table-cell table:style-name="ce5" office:value-type="float" office:value="13.95674" calcext:value-type="float">
            <text:p>14.0 </text:p>
          </table:table-cell>
          <table:table-cell table:style-name="ce5" office:value-type="float" office:value="40.3" calcext:value-type="float">
            <text:p>40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68.96" calcext:value-type="float">
            <text:p>69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1.96923" calcext:value-type="float">
            <text:p>22.0 </text:p>
          </table:table-cell>
          <table:table-cell table:style-name="ce5" office:value-type="float" office:value="51.29549" calcext:value-type="float">
            <text:p>51.3 </text:p>
          </table:table-cell>
          <table:table-cell table:style-name="ce5" office:value-type="float" office:value="53.57052" calcext:value-type="float">
            <text:p>53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4.4" calcext:value-type="float">
            <text:p>94.4 </text:p>
          </table:table-cell>
          <table:table-cell table:style-name="ce5" office:value-type="float" office:value="56.81912" calcext:value-type="float">
            <text:p>56.8 </text:p>
          </table:table-cell>
          <table:table-cell table:style-name="ce5" office:value-type="float" office:value="31.33526" calcext:value-type="float">
            <text:p>31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1.01233" calcext:value-type="float">
            <text:p>61.0 </text:p>
          </table:table-cell>
          <table:table-cell table:style-name="ce5" office:value-type="float" office:value="23.46869" calcext:value-type="float">
            <text:p>23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3.55137" calcext:value-type="float">
            <text:p>53.6 </text:p>
          </table:table-cell>
          <table:table-cell table:style-name="ce5" office:value-type="float" office:value="23.58637" calcext:value-type="float">
            <text:p>23.6 </text:p>
          </table:table-cell>
          <table:table-cell table:style-name="ce5" office:value-type="float" office:value="33.24515" calcext:value-type="float">
            <text:p>33.2 </text:p>
          </table:table-cell>
          <table:table-cell table:style-name="ce5" office:value-type="float" office:value="56.00586" calcext:value-type="float">
            <text:p>56.0 </text:p>
          </table:table-cell>
          <table:table-cell table:style-name="ce5" office:value-type="float" office:value="83.23953" calcext:value-type="float">
            <text:p>83.2 </text:p>
          </table:table-cell>
          <table:table-cell table:style-name="ce5" office:value-type="float" office:value="55.3" calcext:value-type="float">
            <text:p>55.3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5M7</text:p>
          </table:table-cell>
          <table:table-cell office:value-type="string" calcext:value-type="string">
            <text:p>..</text:p>
          </table:table-cell>
          <table:table-cell office:value-type="float" office:value="66.03648" calcext:value-type="float">
            <text:p>66.0 </text:p>
          </table:table-cell>
          <table:table-cell office:value-type="float" office:value="63.86801" calcext:value-type="float">
            <text:p>63.9 </text:p>
          </table:table-cell>
          <table:table-cell office:value-type="string" calcext:value-type="string">
            <text:p>..</text:p>
          </table:table-cell>
          <table:table-cell office:value-type="float" office:value="22.96305" calcext:value-type="float">
            <text:p>23.0 </text:p>
          </table:table-cell>
          <table:table-cell office:value-type="float" office:value="14.19937" calcext:value-type="float">
            <text:p>14.2 </text:p>
          </table:table-cell>
          <table:table-cell office:value-type="float" office:value="41.1" calcext:value-type="float">
            <text:p>41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69.1" calcext:value-type="float">
            <text:p>69.1 </text:p>
          </table:table-cell>
          <table:table-cell office:value-type="string" calcext:value-type="string">
            <text:p>..</text:p>
          </table:table-cell>
          <table:table-cell office:value-type="float" office:value="22.33322" calcext:value-type="float">
            <text:p>22.3 </text:p>
          </table:table-cell>
          <table:table-cell office:value-type="float" office:value="52.13487" calcext:value-type="float">
            <text:p>52.1 </text:p>
          </table:table-cell>
          <table:table-cell office:value-type="float" office:value="53.97713" calcext:value-type="float">
            <text:p>54.0 </text:p>
          </table:table-cell>
          <table:table-cell office:value-type="string" calcext:value-type="string">
            <text:p>..</text:p>
          </table:table-cell>
          <table:table-cell office:value-type="float" office:value="94.4" calcext:value-type="float">
            <text:p>94.4 </text:p>
          </table:table-cell>
          <table:table-cell office:value-type="float" office:value="57.21783" calcext:value-type="float">
            <text:p>57.2 </text:p>
          </table:table-cell>
          <table:table-cell office:value-type="float" office:value="32.17702" calcext:value-type="float">
            <text:p>32.2 </text:p>
          </table:table-cell>
          <table:table-cell office:value-type="string" calcext:value-type="string">
            <text:p>..</text:p>
          </table:table-cell>
          <table:table-cell office:value-type="float" office:value="61.13617" calcext:value-type="float">
            <text:p>61.1 </text:p>
          </table:table-cell>
          <table:table-cell office:value-type="float" office:value="23.8102" calcext:value-type="float">
            <text:p>23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3.70696" calcext:value-type="float">
            <text:p>53.7 </text:p>
          </table:table-cell>
          <table:table-cell office:value-type="float" office:value="24.22186" calcext:value-type="float">
            <text:p>24.2 </text:p>
          </table:table-cell>
          <table:table-cell office:value-type="float" office:value="33.68916" calcext:value-type="float">
            <text:p>33.7 </text:p>
          </table:table-cell>
          <table:table-cell office:value-type="float" office:value="56.16241" calcext:value-type="float">
            <text:p>56.2 </text:p>
          </table:table-cell>
          <table:table-cell office:value-type="float" office:value="83.26494" calcext:value-type="float">
            <text:p>83.3 </text:p>
          </table:table-cell>
          <table:table-cell office:value-type="float" office:value="55.4" calcext:value-type="float">
            <text:p>55.4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5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6.13009" calcext:value-type="float">
            <text:p>66.1 </text:p>
          </table:table-cell>
          <table:table-cell table:style-name="ce5" office:value-type="float" office:value="63.94134" calcext:value-type="float">
            <text:p>63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3.24243" calcext:value-type="float">
            <text:p>23.2 </text:p>
          </table:table-cell>
          <table:table-cell table:style-name="ce5" office:value-type="float" office:value="14.40268" calcext:value-type="float">
            <text:p>14.4 </text:p>
          </table:table-cell>
          <table:table-cell table:style-name="ce5" office:value-type="float" office:value="41.2" calcext:value-type="float">
            <text:p>41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69.41" calcext:value-type="float">
            <text:p>69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2.64521" calcext:value-type="float">
            <text:p>22.6 </text:p>
          </table:table-cell>
          <table:table-cell table:style-name="ce5" office:value-type="float" office:value="52.13487" calcext:value-type="float">
            <text:p>52.1 </text:p>
          </table:table-cell>
          <table:table-cell table:style-name="ce5" office:value-type="float" office:value="54.58704" calcext:value-type="float">
            <text:p>54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4.6" calcext:value-type="float">
            <text:p>94.6 </text:p>
          </table:table-cell>
          <table:table-cell table:style-name="ce5" office:value-type="float" office:value="57.50294" calcext:value-type="float">
            <text:p>57.5 </text:p>
          </table:table-cell>
          <table:table-cell table:style-name="ce5" office:value-type="float" office:value="32.44202" calcext:value-type="float">
            <text:p>32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1.25382" calcext:value-type="float">
            <text:p>61.3 </text:p>
          </table:table-cell>
          <table:table-cell table:style-name="ce5" office:value-type="float" office:value="24.10137" calcext:value-type="float">
            <text:p>24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3.87227" calcext:value-type="float">
            <text:p>53.9 </text:p>
          </table:table-cell>
          <table:table-cell table:style-name="ce5" office:value-type="float" office:value="24.2463" calcext:value-type="float">
            <text:p>24.2 </text:p>
          </table:table-cell>
          <table:table-cell table:style-name="ce5" office:value-type="float" office:value="34.24417" calcext:value-type="float">
            <text:p>34.2 </text:p>
          </table:table-cell>
          <table:table-cell table:style-name="ce5" office:value-type="float" office:value="56.25295" calcext:value-type="float">
            <text:p>56.3 </text:p>
          </table:table-cell>
          <table:table-cell table:style-name="ce5" office:value-type="float" office:value="83.97413" calcext:value-type="float">
            <text:p>84.0 </text:p>
          </table:table-cell>
          <table:table-cell table:style-name="ce5" office:value-type="float" office:value="55.5" calcext:value-type="float">
            <text:p>55.5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5M9</text:p>
          </table:table-cell>
          <table:table-cell office:value-type="string" calcext:value-type="string">
            <text:p>..</text:p>
          </table:table-cell>
          <table:table-cell office:value-type="float" office:value="65.5751" calcext:value-type="float">
            <text:p>65.6 </text:p>
          </table:table-cell>
          <table:table-cell office:value-type="float" office:value="64.08799" calcext:value-type="float">
            <text:p>64.1 </text:p>
          </table:table-cell>
          <table:table-cell office:value-type="string" calcext:value-type="string">
            <text:p>..</text:p>
          </table:table-cell>
          <table:table-cell office:value-type="float" office:value="23.53732" calcext:value-type="float">
            <text:p>23.5 </text:p>
          </table:table-cell>
          <table:table-cell office:value-type="float" office:value="14.69473" calcext:value-type="float">
            <text:p>14.7 </text:p>
          </table:table-cell>
          <table:table-cell office:value-type="float" office:value="41.2" calcext:value-type="float">
            <text:p>41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69.59" calcext:value-type="float">
            <text:p>69.6 </text:p>
          </table:table-cell>
          <table:table-cell office:value-type="string" calcext:value-type="string">
            <text:p>..</text:p>
          </table:table-cell>
          <table:table-cell office:value-type="float" office:value="22.9377" calcext:value-type="float">
            <text:p>22.9 </text:p>
          </table:table-cell>
          <table:table-cell office:value-type="float" office:value="52.13487" calcext:value-type="float">
            <text:p>52.1 </text:p>
          </table:table-cell>
          <table:table-cell office:value-type="float" office:value="54.89199" calcext:value-type="float">
            <text:p>54.9 </text:p>
          </table:table-cell>
          <table:table-cell office:value-type="string" calcext:value-type="string">
            <text:p>..</text:p>
          </table:table-cell>
          <table:table-cell office:value-type="float" office:value="94.7" calcext:value-type="float">
            <text:p>94.7 </text:p>
          </table:table-cell>
          <table:table-cell office:value-type="float" office:value="57.67336" calcext:value-type="float">
            <text:p>57.7 </text:p>
          </table:table-cell>
          <table:table-cell office:value-type="float" office:value="33.2339" calcext:value-type="float">
            <text:p>33.2 </text:p>
          </table:table-cell>
          <table:table-cell office:value-type="string" calcext:value-type="string">
            <text:p>..</text:p>
          </table:table-cell>
          <table:table-cell office:value-type="float" office:value="61.40863" calcext:value-type="float">
            <text:p>61.4 </text:p>
          </table:table-cell>
          <table:table-cell office:value-type="float" office:value="24.58628" calcext:value-type="float">
            <text:p>24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4.03758" calcext:value-type="float">
            <text:p>54.0 </text:p>
          </table:table-cell>
          <table:table-cell office:value-type="float" office:value="24.34407" calcext:value-type="float">
            <text:p>24.3 </text:p>
          </table:table-cell>
          <table:table-cell office:value-type="float" office:value="34.85469" calcext:value-type="float">
            <text:p>34.9 </text:p>
          </table:table-cell>
          <table:table-cell office:value-type="float" office:value="56.44081" calcext:value-type="float">
            <text:p>56.4 </text:p>
          </table:table-cell>
          <table:table-cell office:value-type="float" office:value="84.0323" calcext:value-type="float">
            <text:p>84.0 </text:p>
          </table:table-cell>
          <table:table-cell office:value-type="float" office:value="55.7" calcext:value-type="float">
            <text:p>55.7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5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5.46143" calcext:value-type="float">
            <text:p>65.5 </text:p>
          </table:table-cell>
          <table:table-cell table:style-name="ce5" office:value-type="float" office:value="64.01466" calcext:value-type="float">
            <text:p>64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3.82446" calcext:value-type="float">
            <text:p>23.8 </text:p>
          </table:table-cell>
          <table:table-cell table:style-name="ce5" office:value-type="float" office:value="15.00139" calcext:value-type="float">
            <text:p>15.0 </text:p>
          </table:table-cell>
          <table:table-cell table:style-name="ce5" office:value-type="float" office:value="41.2" calcext:value-type="float">
            <text:p>41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69.67" calcext:value-type="float">
            <text:p>69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3.20419" calcext:value-type="float">
            <text:p>23.2 </text:p>
          </table:table-cell>
          <table:table-cell table:style-name="ce5" office:value-type="float" office:value="51.85508" calcext:value-type="float">
            <text:p>51.9 </text:p>
          </table:table-cell>
          <table:table-cell table:style-name="ce5" office:value-type="float" office:value="54.99365" calcext:value-type="float">
            <text:p>55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4.8" calcext:value-type="float">
            <text:p>94.8 </text:p>
          </table:table-cell>
          <table:table-cell table:style-name="ce5" office:value-type="float" office:value="57.8427" calcext:value-type="float">
            <text:p>57.8 </text:p>
          </table:table-cell>
          <table:table-cell table:style-name="ce5" office:value-type="float" office:value="33.67972" calcext:value-type="float">
            <text:p>33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1.48294" calcext:value-type="float">
            <text:p>61.5 </text:p>
          </table:table-cell>
          <table:table-cell table:style-name="ce5" office:value-type="float" office:value="24.93325" calcext:value-type="float">
            <text:p>24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4.30986" calcext:value-type="float">
            <text:p>54.3 </text:p>
          </table:table-cell>
          <table:table-cell table:style-name="ce5" office:value-type="float" office:value="24.39296" calcext:value-type="float">
            <text:p>24.4 </text:p>
          </table:table-cell>
          <table:table-cell table:style-name="ce5" office:value-type="float" office:value="35.18769" calcext:value-type="float">
            <text:p>35.2 </text:p>
          </table:table-cell>
          <table:table-cell table:style-name="ce5" office:value-type="float" office:value="56.56182" calcext:value-type="float">
            <text:p>56.6 </text:p>
          </table:table-cell>
          <table:table-cell table:style-name="ce5" office:value-type="float" office:value="84.07697" calcext:value-type="float">
            <text:p>84.1 </text:p>
          </table:table-cell>
          <table:table-cell table:style-name="ce5" office:value-type="float" office:value="55.8" calcext:value-type="float">
            <text:p>55.8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5M11</text:p>
          </table:table-cell>
          <table:table-cell office:value-type="string" calcext:value-type="string">
            <text:p>..</text:p>
          </table:table-cell>
          <table:table-cell office:value-type="float" office:value="65.70215" calcext:value-type="float">
            <text:p>65.7 </text:p>
          </table:table-cell>
          <table:table-cell office:value-type="float" office:value="64.01466" calcext:value-type="float">
            <text:p>64.0 </text:p>
          </table:table-cell>
          <table:table-cell office:value-type="string" calcext:value-type="string">
            <text:p>..</text:p>
          </table:table-cell>
          <table:table-cell office:value-type="float" office:value="24.05727" calcext:value-type="float">
            <text:p>24.1 </text:p>
          </table:table-cell>
          <table:table-cell office:value-type="float" office:value="15.0744" calcext:value-type="float">
            <text:p>15.1 </text:p>
          </table:table-cell>
          <table:table-cell office:value-type="float" office:value="41.3" calcext:value-type="float">
            <text:p>41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69.69" calcext:value-type="float">
            <text:p>69.7 </text:p>
          </table:table-cell>
          <table:table-cell office:value-type="string" calcext:value-type="string">
            <text:p>..</text:p>
          </table:table-cell>
          <table:table-cell office:value-type="float" office:value="23.43818" calcext:value-type="float">
            <text:p>23.4 </text:p>
          </table:table-cell>
          <table:table-cell office:value-type="float" office:value="51.85508" calcext:value-type="float">
            <text:p>51.9 </text:p>
          </table:table-cell>
          <table:table-cell office:value-type="float" office:value="55.2986" calcext:value-type="float">
            <text:p>55.3 </text:p>
          </table:table-cell>
          <table:table-cell office:value-type="string" calcext:value-type="string">
            <text:p>..</text:p>
          </table:table-cell>
          <table:table-cell office:value-type="float" office:value="94.8" calcext:value-type="float">
            <text:p>94.8 </text:p>
          </table:table-cell>
          <table:table-cell office:value-type="float" office:value="58.01526" calcext:value-type="float">
            <text:p>58.0 </text:p>
          </table:table-cell>
          <table:table-cell office:value-type="float" office:value="33.17778" calcext:value-type="float">
            <text:p>33.2 </text:p>
          </table:table-cell>
          <table:table-cell office:value-type="string" calcext:value-type="string">
            <text:p>..</text:p>
          </table:table-cell>
          <table:table-cell office:value-type="float" office:value="61.56963" calcext:value-type="float">
            <text:p>61.6 </text:p>
          </table:table-cell>
          <table:table-cell office:value-type="float" office:value="25.38272" calcext:value-type="float">
            <text:p>25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4.32931" calcext:value-type="float">
            <text:p>54.3 </text:p>
          </table:table-cell>
          <table:table-cell office:value-type="float" office:value="24.4174" calcext:value-type="float">
            <text:p>24.4 </text:p>
          </table:table-cell>
          <table:table-cell office:value-type="float" office:value="35.5207" calcext:value-type="float">
            <text:p>35.5 </text:p>
          </table:table-cell>
          <table:table-cell office:value-type="float" office:value="56.47805" calcext:value-type="float">
            <text:p>56.5 </text:p>
          </table:table-cell>
          <table:table-cell office:value-type="float" office:value="84.15712" calcext:value-type="float">
            <text:p>84.2 </text:p>
          </table:table-cell>
          <table:table-cell office:value-type="float" office:value="55.9" calcext:value-type="float">
            <text:p>55.9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5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5.44137" calcext:value-type="float">
            <text:p>65.4 </text:p>
          </table:table-cell>
          <table:table-cell table:style-name="ce5" office:value-type="float" office:value="63.79469" calcext:value-type="float">
            <text:p>63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4.25128" calcext:value-type="float">
            <text:p>24.3 </text:p>
          </table:table-cell>
          <table:table-cell table:style-name="ce5" office:value-type="float" office:value="15.19572" calcext:value-type="float">
            <text:p>15.2 </text:p>
          </table:table-cell>
          <table:table-cell table:style-name="ce5" office:value-type="float" office:value="41.4" calcext:value-type="float">
            <text:p>41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69.78" calcext:value-type="float">
            <text:p>69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3.62018" calcext:value-type="float">
            <text:p>23.6 </text:p>
          </table:table-cell>
          <table:table-cell table:style-name="ce5" office:value-type="float" office:value="51.85508" calcext:value-type="float">
            <text:p>51.9 </text:p>
          </table:table-cell>
          <table:table-cell table:style-name="ce5" office:value-type="float" office:value="55.90851" calcext:value-type="float">
            <text:p>55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4.8" calcext:value-type="float">
            <text:p>94.8 </text:p>
          </table:table-cell>
          <table:table-cell table:style-name="ce5" office:value-type="float" office:value="58.41291" calcext:value-type="float">
            <text:p>58.4 </text:p>
          </table:table-cell>
          <table:table-cell table:style-name="ce5" office:value-type="float" office:value="33.53319" calcext:value-type="float">
            <text:p>33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1.61298" calcext:value-type="float">
            <text:p>61.6 </text:p>
          </table:table-cell>
          <table:table-cell table:style-name="ce5" office:value-type="float" office:value="26.08555" calcext:value-type="float">
            <text:p>26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4.14455" calcext:value-type="float">
            <text:p>54.1 </text:p>
          </table:table-cell>
          <table:table-cell table:style-name="ce5" office:value-type="float" office:value="24.44184" calcext:value-type="float">
            <text:p>24.4 </text:p>
          </table:table-cell>
          <table:table-cell table:style-name="ce5" office:value-type="float" office:value="35.90921" calcext:value-type="float">
            <text:p>35.9 </text:p>
          </table:table-cell>
          <table:table-cell table:style-name="ce5" office:value-type="float" office:value="56.67353" calcext:value-type="float">
            <text:p>56.7 </text:p>
          </table:table-cell>
          <table:table-cell table:style-name="ce5" office:value-type="float" office:value="84.17931" calcext:value-type="float">
            <text:p>84.2 </text:p>
          </table:table-cell>
          <table:table-cell table:style-name="ce5" office:value-type="float" office:value="56.1" calcext:value-type="float">
            <text:p>56.1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6M1</text:p>
          </table:table-cell>
          <table:table-cell office:value-type="string" calcext:value-type="string">
            <text:p>..</text:p>
          </table:table-cell>
          <table:table-cell office:value-type="float" office:value="66.43098" calcext:value-type="float">
            <text:p>66.4 </text:p>
          </table:table-cell>
          <table:table-cell office:value-type="float" office:value="63.94134" calcext:value-type="float">
            <text:p>63.9 </text:p>
          </table:table-cell>
          <table:table-cell office:value-type="string" calcext:value-type="string">
            <text:p>..</text:p>
          </table:table-cell>
          <table:table-cell office:value-type="float" office:value="24.85659" calcext:value-type="float">
            <text:p>24.9 </text:p>
          </table:table-cell>
          <table:table-cell office:value-type="float" office:value="15.60122" calcext:value-type="float">
            <text:p>15.6 </text:p>
          </table:table-cell>
          <table:table-cell office:value-type="float" office:value="42.7" calcext:value-type="float">
            <text:p>42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69.98" calcext:value-type="float">
            <text:p>70.0 </text:p>
          </table:table-cell>
          <table:table-cell office:value-type="string" calcext:value-type="string">
            <text:p>..</text:p>
          </table:table-cell>
          <table:table-cell office:value-type="float" office:value="24.96563" calcext:value-type="float">
            <text:p>25.0 </text:p>
          </table:table-cell>
          <table:table-cell office:value-type="float" office:value="51.94834" calcext:value-type="float">
            <text:p>51.9 </text:p>
          </table:table-cell>
          <table:table-cell office:value-type="float" office:value="56.41677" calcext:value-type="float">
            <text:p>56.4 </text:p>
          </table:table-cell>
          <table:table-cell office:value-type="float" office:value="63.25672" calcext:value-type="float">
            <text:p>63.3 </text:p>
          </table:table-cell>
          <table:table-cell office:value-type="float" office:value="94.9" calcext:value-type="float">
            <text:p>94.9 </text:p>
          </table:table-cell>
          <table:table-cell office:value-type="float" office:value="58.81055" calcext:value-type="float">
            <text:p>58.8 </text:p>
          </table:table-cell>
          <table:table-cell office:value-type="float" office:value="36.27046" calcext:value-type="float">
            <text:p>36.3 </text:p>
          </table:table-cell>
          <table:table-cell office:value-type="string" calcext:value-type="string">
            <text:p>..</text:p>
          </table:table-cell>
          <table:table-cell office:value-type="float" office:value="61.54486" calcext:value-type="float">
            <text:p>61.5 </text:p>
          </table:table-cell>
          <table:table-cell office:value-type="float" office:value="27.0652" calcext:value-type="float">
            <text:p>27.1 </text:p>
          </table:table-cell>
          <table:table-cell office:value-type="float" office:value="62.61" calcext:value-type="float">
            <text:p>62.6 </text:p>
          </table:table-cell>
          <table:table-cell office:value-type="string" calcext:value-type="string">
            <text:p>..</text:p>
          </table:table-cell>
          <table:table-cell office:value-type="float" office:value="54.56269" calcext:value-type="float">
            <text:p>54.6 </text:p>
          </table:table-cell>
          <table:table-cell office:value-type="float" office:value="24.63737" calcext:value-type="float">
            <text:p>24.6 </text:p>
          </table:table-cell>
          <table:table-cell office:value-type="float" office:value="36.63072" calcext:value-type="float">
            <text:p>36.6 </text:p>
          </table:table-cell>
          <table:table-cell office:value-type="float" office:value="56.97563" calcext:value-type="float">
            <text:p>57.0 </text:p>
          </table:table-cell>
          <table:table-cell office:value-type="float" office:value="84.30714" calcext:value-type="float">
            <text:p>84.3 </text:p>
          </table:table-cell>
          <table:table-cell office:value-type="float" office:value="56.3" calcext:value-type="float">
            <text:p>56.3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6M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6.55547" calcext:value-type="float">
            <text:p>66.6 </text:p>
          </table:table-cell>
          <table:table-cell table:style-name="ce5" office:value-type="float" office:value="64.01466" calcext:value-type="float">
            <text:p>64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6.19139" calcext:value-type="float">
            <text:p>26.2 </text:p>
          </table:table-cell>
          <table:table-cell table:style-name="ce5" office:value-type="float" office:value="15.86294" calcext:value-type="float">
            <text:p>15.9 </text:p>
          </table:table-cell>
          <table:table-cell table:style-name="ce5" office:value-type="float" office:value="42.9" calcext:value-type="float">
            <text:p>42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70.19" calcext:value-type="float">
            <text:p>70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6.07059" calcext:value-type="float">
            <text:p>26.1 </text:p>
          </table:table-cell>
          <table:table-cell table:style-name="ce5" office:value-type="float" office:value="51.94834" calcext:value-type="float">
            <text:p>51.9 </text:p>
          </table:table-cell>
          <table:table-cell table:style-name="ce5" office:value-type="float" office:value="56.82338" calcext:value-type="float">
            <text:p>56.8 </text:p>
          </table:table-cell>
          <table:table-cell table:style-name="ce5" office:value-type="float" office:value="63.56499" calcext:value-type="float">
            <text:p>63.6 </text:p>
          </table:table-cell>
          <table:table-cell table:style-name="ce5" office:value-type="float" office:value="95" calcext:value-type="float">
            <text:p>95.0 </text:p>
          </table:table-cell>
          <table:table-cell table:style-name="ce5" office:value-type="float" office:value="59.03778" calcext:value-type="float">
            <text:p>59.0 </text:p>
          </table:table-cell>
          <table:table-cell table:style-name="ce5" office:value-type="float" office:value="37.03428" calcext:value-type="float">
            <text:p>37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1.58201" calcext:value-type="float">
            <text:p>61.6 </text:p>
          </table:table-cell>
          <table:table-cell table:style-name="ce5" office:value-type="float" office:value="27.60554" calcext:value-type="float">
            <text:p>27.6 </text:p>
          </table:table-cell>
          <table:table-cell table:style-name="ce5" office:value-type="float" office:value="62.65" calcext:value-type="float">
            <text:p>62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5.03918" calcext:value-type="float">
            <text:p>55.0 </text:p>
          </table:table-cell>
          <table:table-cell table:style-name="ce5" office:value-type="float" office:value="24.78403" calcext:value-type="float">
            <text:p>24.8 </text:p>
          </table:table-cell>
          <table:table-cell table:style-name="ce5" office:value-type="float" office:value="37.13023" calcext:value-type="float">
            <text:p>37.1 </text:p>
          </table:table-cell>
          <table:table-cell table:style-name="ce5" office:value-type="float" office:value="57.25827" calcext:value-type="float">
            <text:p>57.3 </text:p>
          </table:table-cell>
          <table:table-cell table:style-name="ce5" office:value-type="float" office:value="84.54015" calcext:value-type="float">
            <text:p>84.5 </text:p>
          </table:table-cell>
          <table:table-cell table:style-name="ce5" office:value-type="float" office:value="56.4" calcext:value-type="float">
            <text:p>56.4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6M3</text:p>
          </table:table-cell>
          <table:table-cell office:value-type="string" calcext:value-type="string">
            <text:p>..</text:p>
          </table:table-cell>
          <table:table-cell office:value-type="float" office:value="66.67997" calcext:value-type="float">
            <text:p>66.7 </text:p>
          </table:table-cell>
          <table:table-cell office:value-type="float" office:value="64.08799" calcext:value-type="float">
            <text:p>64.1 </text:p>
          </table:table-cell>
          <table:table-cell office:value-type="string" calcext:value-type="string">
            <text:p>..</text:p>
          </table:table-cell>
          <table:table-cell office:value-type="float" office:value="26.81222" calcext:value-type="float">
            <text:p>26.8 </text:p>
          </table:table-cell>
          <table:table-cell office:value-type="float" office:value="15.97415" calcext:value-type="float">
            <text:p>16.0 </text:p>
          </table:table-cell>
          <table:table-cell office:value-type="float" office:value="43.1" calcext:value-type="float">
            <text:p>43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70.33" calcext:value-type="float">
            <text:p>70.3 </text:p>
          </table:table-cell>
          <table:table-cell office:value-type="string" calcext:value-type="string">
            <text:p>..</text:p>
          </table:table-cell>
          <table:table-cell office:value-type="float" office:value="26.83107" calcext:value-type="float">
            <text:p>26.8 </text:p>
          </table:table-cell>
          <table:table-cell office:value-type="float" office:value="51.94834" calcext:value-type="float">
            <text:p>51.9 </text:p>
          </table:table-cell>
          <table:table-cell office:value-type="float" office:value="57.43329" calcext:value-type="float">
            <text:p>57.4 </text:p>
          </table:table-cell>
          <table:table-cell office:value-type="float" office:value="63.74995" calcext:value-type="float">
            <text:p>63.7 </text:p>
          </table:table-cell>
          <table:table-cell office:value-type="float" office:value="95.1" calcext:value-type="float">
            <text:p>95.1 </text:p>
          </table:table-cell>
          <table:table-cell office:value-type="float" office:value="59.83521" calcext:value-type="float">
            <text:p>59.8 </text:p>
          </table:table-cell>
          <table:table-cell office:value-type="float" office:value="37.33357" calcext:value-type="float">
            <text:p>37.3 </text:p>
          </table:table-cell>
          <table:table-cell office:value-type="string" calcext:value-type="string">
            <text:p>..</text:p>
          </table:table-cell>
          <table:table-cell office:value-type="float" office:value="61.65632" calcext:value-type="float">
            <text:p>61.7 </text:p>
          </table:table-cell>
          <table:table-cell office:value-type="float" office:value="28.089" calcext:value-type="float">
            <text:p>28.1 </text:p>
          </table:table-cell>
          <table:table-cell office:value-type="float" office:value="62.66" calcext:value-type="float">
            <text:p>62.7 </text:p>
          </table:table-cell>
          <table:table-cell office:value-type="string" calcext:value-type="string">
            <text:p>..</text:p>
          </table:table-cell>
          <table:table-cell office:value-type="float" office:value="55.45732" calcext:value-type="float">
            <text:p>55.5 </text:p>
          </table:table-cell>
          <table:table-cell office:value-type="float" office:value="24.88179" calcext:value-type="float">
            <text:p>24.9 </text:p>
          </table:table-cell>
          <table:table-cell office:value-type="float" office:value="37.57424" calcext:value-type="float">
            <text:p>37.6 </text:p>
          </table:table-cell>
          <table:table-cell office:value-type="float" office:value="57.61284" calcext:value-type="float">
            <text:p>57.6 </text:p>
          </table:table-cell>
          <table:table-cell office:value-type="float" office:value="84.55648" calcext:value-type="float">
            <text:p>84.6 </text:p>
          </table:table-cell>
          <table:table-cell office:value-type="float" office:value="56.5" calcext:value-type="float">
            <text:p>56.5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6M4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6.747" calcext:value-type="float">
            <text:p>66.7 </text:p>
          </table:table-cell>
          <table:table-cell table:style-name="ce5" office:value-type="float" office:value="64.23465" calcext:value-type="float">
            <text:p>64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7.50289" calcext:value-type="float">
            <text:p>27.5 </text:p>
          </table:table-cell>
          <table:table-cell table:style-name="ce5" office:value-type="float" office:value="16.09209" calcext:value-type="float">
            <text:p>16.1 </text:p>
          </table:table-cell>
          <table:table-cell table:style-name="ce5" office:value-type="float" office:value="43.3" calcext:value-type="float">
            <text:p>43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70.47" calcext:value-type="float">
            <text:p>70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7.27955" calcext:value-type="float">
            <text:p>27.3 </text:p>
          </table:table-cell>
          <table:table-cell table:style-name="ce5" office:value-type="float" office:value="51.76181" calcext:value-type="float">
            <text:p>51.8 </text:p>
          </table:table-cell>
          <table:table-cell table:style-name="ce5" office:value-type="float" office:value="58.14486" calcext:value-type="float">
            <text:p>58.1 </text:p>
          </table:table-cell>
          <table:table-cell table:style-name="ce5" office:value-type="float" office:value="63.99657" calcext:value-type="float">
            <text:p>64.0 </text:p>
          </table:table-cell>
          <table:table-cell table:style-name="ce5" office:value-type="float" office:value="95.4" calcext:value-type="float">
            <text:p>95.4 </text:p>
          </table:table-cell>
          <table:table-cell table:style-name="ce5" office:value-type="float" office:value="60.11924" calcext:value-type="float">
            <text:p>60.1 </text:p>
          </table:table-cell>
          <table:table-cell table:style-name="ce5" office:value-type="float" office:value="37.51751" calcext:value-type="float">
            <text:p>37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1.71205" calcext:value-type="float">
            <text:p>61.7 </text:p>
          </table:table-cell>
          <table:table-cell table:style-name="ce5" office:value-type="float" office:value="28.64298" calcext:value-type="float">
            <text:p>28.6 </text:p>
          </table:table-cell>
          <table:table-cell table:style-name="ce5" office:value-type="float" office:value="62.74" calcext:value-type="float">
            <text:p>62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5.77822" calcext:value-type="float">
            <text:p>55.8 </text:p>
          </table:table-cell>
          <table:table-cell table:style-name="ce5" office:value-type="float" office:value="24.95512" calcext:value-type="float">
            <text:p>25.0 </text:p>
          </table:table-cell>
          <table:table-cell table:style-name="ce5" office:value-type="float" office:value="38.12925" calcext:value-type="float">
            <text:p>38.1 </text:p>
          </table:table-cell>
          <table:table-cell table:style-name="ce5" office:value-type="float" office:value="57.8574" calcext:value-type="float">
            <text:p>57.9 </text:p>
          </table:table-cell>
          <table:table-cell table:style-name="ce5" office:value-type="float" office:value="84.57231" calcext:value-type="float">
            <text:p>84.6 </text:p>
          </table:table-cell>
          <table:table-cell table:style-name="ce5" office:value-type="float" office:value="56.9" calcext:value-type="float">
            <text:p>56.9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6M5</text:p>
          </table:table-cell>
          <table:table-cell office:value-type="string" calcext:value-type="string">
            <text:p>..</text:p>
          </table:table-cell>
          <table:table-cell office:value-type="float" office:value="66.48844" calcext:value-type="float">
            <text:p>66.5 </text:p>
          </table:table-cell>
          <table:table-cell office:value-type="float" office:value="64.3813" calcext:value-type="float">
            <text:p>64.4 </text:p>
          </table:table-cell>
          <table:table-cell office:value-type="string" calcext:value-type="string">
            <text:p>..</text:p>
          </table:table-cell>
          <table:table-cell office:value-type="float" office:value="28.21685" calcext:value-type="float">
            <text:p>28.2 </text:p>
          </table:table-cell>
          <table:table-cell office:value-type="float" office:value="16.56162" calcext:value-type="float">
            <text:p>16.6 </text:p>
          </table:table-cell>
          <table:table-cell office:value-type="float" office:value="43.5" calcext:value-type="float">
            <text:p>43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70.59" calcext:value-type="float">
            <text:p>70.6 </text:p>
          </table:table-cell>
          <table:table-cell office:value-type="string" calcext:value-type="string">
            <text:p>..</text:p>
          </table:table-cell>
          <table:table-cell office:value-type="float" office:value="27.63704" calcext:value-type="float">
            <text:p>27.6 </text:p>
          </table:table-cell>
          <table:table-cell office:value-type="float" office:value="51.76181" calcext:value-type="float">
            <text:p>51.8 </text:p>
          </table:table-cell>
          <table:table-cell office:value-type="float" office:value="59.05972" calcext:value-type="float">
            <text:p>59.1 </text:p>
          </table:table-cell>
          <table:table-cell office:value-type="float" office:value="64.18153" calcext:value-type="float">
            <text:p>64.2 </text:p>
          </table:table-cell>
          <table:table-cell office:value-type="float" office:value="95.5" calcext:value-type="float">
            <text:p>95.5 </text:p>
          </table:table-cell>
          <table:table-cell office:value-type="float" office:value="60.34539" calcext:value-type="float">
            <text:p>60.3 </text:p>
          </table:table-cell>
          <table:table-cell office:value-type="float" office:value="37.7451" calcext:value-type="float">
            <text:p>37.7 </text:p>
          </table:table-cell>
          <table:table-cell office:value-type="string" calcext:value-type="string">
            <text:p>..</text:p>
          </table:table-cell>
          <table:table-cell office:value-type="float" office:value="61.76778" calcext:value-type="float">
            <text:p>61.8 </text:p>
          </table:table-cell>
          <table:table-cell office:value-type="float" office:value="28.93797" calcext:value-type="float">
            <text:p>28.9 </text:p>
          </table:table-cell>
          <table:table-cell office:value-type="float" office:value="62.81" calcext:value-type="float">
            <text:p>62.8 </text:p>
          </table:table-cell>
          <table:table-cell office:value-type="string" calcext:value-type="string">
            <text:p>..</text:p>
          </table:table-cell>
          <table:table-cell office:value-type="float" office:value="55.88519" calcext:value-type="float">
            <text:p>55.9 </text:p>
          </table:table-cell>
          <table:table-cell office:value-type="float" office:value="25.004" calcext:value-type="float">
            <text:p>25.0 </text:p>
          </table:table-cell>
          <table:table-cell office:value-type="float" office:value="38.57326" calcext:value-type="float">
            <text:p>38.6 </text:p>
          </table:table-cell>
          <table:table-cell office:value-type="float" office:value="57.95302" calcext:value-type="float">
            <text:p>58.0 </text:p>
          </table:table-cell>
          <table:table-cell office:value-type="float" office:value="84.22115" calcext:value-type="float">
            <text:p>84.2 </text:p>
          </table:table-cell>
          <table:table-cell office:value-type="float" office:value="57.3" calcext:value-type="float">
            <text:p>57.3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6M6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6.59378" calcext:value-type="float">
            <text:p>66.6 </text:p>
          </table:table-cell>
          <table:table-cell table:style-name="ce5" office:value-type="float" office:value="64.30798" calcext:value-type="float">
            <text:p>64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8.62039" calcext:value-type="float">
            <text:p>28.6 </text:p>
          </table:table-cell>
          <table:table-cell table:style-name="ce5" office:value-type="float" office:value="16.71327" calcext:value-type="float">
            <text:p>16.7 </text:p>
          </table:table-cell>
          <table:table-cell table:style-name="ce5" office:value-type="float" office:value="43.9" calcext:value-type="float">
            <text:p>43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70.71" calcext:value-type="float">
            <text:p>70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7.89053" calcext:value-type="float">
            <text:p>27.9 </text:p>
          </table:table-cell>
          <table:table-cell table:style-name="ce5" office:value-type="float" office:value="51.76181" calcext:value-type="float">
            <text:p>51.8 </text:p>
          </table:table-cell>
          <table:table-cell table:style-name="ce5" office:value-type="float" office:value="59.97459" calcext:value-type="float">
            <text:p>60.0 </text:p>
          </table:table-cell>
          <table:table-cell table:style-name="ce5" office:value-type="float" office:value="64.30483" calcext:value-type="float">
            <text:p>64.3 </text:p>
          </table:table-cell>
          <table:table-cell table:style-name="ce5" office:value-type="float" office:value="95.6" calcext:value-type="float">
            <text:p>95.6 </text:p>
          </table:table-cell>
          <table:table-cell table:style-name="ce5" office:value-type="float" office:value="60.51688" calcext:value-type="float">
            <text:p>60.5 </text:p>
          </table:table-cell>
          <table:table-cell table:style-name="ce5" office:value-type="float" office:value="37.86981" calcext:value-type="float">
            <text:p>37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1.80494" calcext:value-type="float">
            <text:p>61.8 </text:p>
          </table:table-cell>
          <table:table-cell table:style-name="ce5" office:value-type="float" office:value="29.34891" calcext:value-type="float">
            <text:p>29.3 </text:p>
          </table:table-cell>
          <table:table-cell table:style-name="ce5" office:value-type="float" office:value="62.81" calcext:value-type="float">
            <text:p>62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6.13802" calcext:value-type="float">
            <text:p>56.1 </text:p>
          </table:table-cell>
          <table:table-cell table:style-name="ce5" office:value-type="float" office:value="25.05289" calcext:value-type="float">
            <text:p>25.1 </text:p>
          </table:table-cell>
          <table:table-cell table:style-name="ce5" office:value-type="float" office:value="38.62876" calcext:value-type="float">
            <text:p>38.6 </text:p>
          </table:table-cell>
          <table:table-cell table:style-name="ce5" office:value-type="float" office:value="58.09265" calcext:value-type="float">
            <text:p>58.1 </text:p>
          </table:table-cell>
          <table:table-cell table:style-name="ce5" office:value-type="float" office:value="84.25139" calcext:value-type="float">
            <text:p>84.3 </text:p>
          </table:table-cell>
          <table:table-cell table:style-name="ce5" office:value-type="float" office:value="57.4" calcext:value-type="float">
            <text:p>57.4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6M7</text:p>
          </table:table-cell>
          <table:table-cell office:value-type="string" calcext:value-type="string">
            <text:p>..</text:p>
          </table:table-cell>
          <table:table-cell office:value-type="float" office:value="67.24497" calcext:value-type="float">
            <text:p>67.2 </text:p>
          </table:table-cell>
          <table:table-cell office:value-type="float" office:value="64.74794" calcext:value-type="float">
            <text:p>64.7 </text:p>
          </table:table-cell>
          <table:table-cell office:value-type="string" calcext:value-type="string">
            <text:p>..</text:p>
          </table:table-cell>
          <table:table-cell office:value-type="float" office:value="29.00841" calcext:value-type="float">
            <text:p>29.0 </text:p>
          </table:table-cell>
          <table:table-cell office:value-type="float" office:value="16.74584" calcext:value-type="float">
            <text:p>16.7 </text:p>
          </table:table-cell>
          <table:table-cell office:value-type="float" office:value="44.9" calcext:value-type="float">
            <text:p>44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70.92" calcext:value-type="float">
            <text:p>70.9 </text:p>
          </table:table-cell>
          <table:table-cell office:value-type="string" calcext:value-type="string">
            <text:p>..</text:p>
          </table:table-cell>
          <table:table-cell office:value-type="float" office:value="28.07902" calcext:value-type="float">
            <text:p>28.1 </text:p>
          </table:table-cell>
          <table:table-cell office:value-type="float" office:value="52.6012" calcext:value-type="float">
            <text:p>52.6 </text:p>
          </table:table-cell>
          <table:table-cell office:value-type="float" office:value="60.48285" calcext:value-type="float">
            <text:p>60.5 </text:p>
          </table:table-cell>
          <table:table-cell office:value-type="float" office:value="64.4898" calcext:value-type="float">
            <text:p>64.5 </text:p>
          </table:table-cell>
          <table:table-cell office:value-type="float" office:value="95.6" calcext:value-type="float">
            <text:p>95.6 </text:p>
          </table:table-cell>
          <table:table-cell office:value-type="float" office:value="60.6873" calcext:value-type="float">
            <text:p>60.7 </text:p>
          </table:table-cell>
          <table:table-cell office:value-type="float" office:value="38.17533" calcext:value-type="float">
            <text:p>38.2 </text:p>
          </table:table-cell>
          <table:table-cell office:value-type="string" calcext:value-type="string">
            <text:p>..</text:p>
          </table:table-cell>
          <table:table-cell office:value-type="float" office:value="61.89782" calcext:value-type="float">
            <text:p>61.9 </text:p>
          </table:table-cell>
          <table:table-cell office:value-type="float" office:value="29.76657" calcext:value-type="float">
            <text:p>29.8 </text:p>
          </table:table-cell>
          <table:table-cell office:value-type="float" office:value="64.08" calcext:value-type="float">
            <text:p>64.1 </text:p>
          </table:table-cell>
          <table:table-cell office:value-type="string" calcext:value-type="string">
            <text:p>..</text:p>
          </table:table-cell>
          <table:table-cell office:value-type="float" office:value="56.16719" calcext:value-type="float">
            <text:p>56.2 </text:p>
          </table:table-cell>
          <table:table-cell office:value-type="float" office:value="25.10177" calcext:value-type="float">
            <text:p>25.1 </text:p>
          </table:table-cell>
          <table:table-cell office:value-type="float" office:value="39.07277" calcext:value-type="float">
            <text:p>39.1 </text:p>
          </table:table-cell>
          <table:table-cell office:value-type="float" office:value="58.2272" calcext:value-type="float">
            <text:p>58.2 </text:p>
          </table:table-cell>
          <table:table-cell office:value-type="float" office:value="84.27357" calcext:value-type="float">
            <text:p>84.3 </text:p>
          </table:table-cell>
          <table:table-cell office:value-type="float" office:value="57.5" calcext:value-type="float">
            <text:p>57.5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6M8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7.35031" calcext:value-type="float">
            <text:p>67.4 </text:p>
          </table:table-cell>
          <table:table-cell table:style-name="ce5" office:value-type="float" office:value="64.74794" calcext:value-type="float">
            <text:p>64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9.443" calcext:value-type="float">
            <text:p>29.4 </text:p>
          </table:table-cell>
          <table:table-cell table:style-name="ce5" office:value-type="float" office:value="16.91096" calcext:value-type="float">
            <text:p>16.9 </text:p>
          </table:table-cell>
          <table:table-cell table:style-name="ce5" office:value-type="float" office:value="45" calcext:value-type="float">
            <text:p>45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70.88" calcext:value-type="float">
            <text:p>70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8.26102" calcext:value-type="float">
            <text:p>28.3 </text:p>
          </table:table-cell>
          <table:table-cell table:style-name="ce5" office:value-type="float" office:value="52.6012" calcext:value-type="float">
            <text:p>52.6 </text:p>
          </table:table-cell>
          <table:table-cell table:style-name="ce5" office:value-type="float" office:value="61.09276" calcext:value-type="float">
            <text:p>61.1 </text:p>
          </table:table-cell>
          <table:table-cell table:style-name="ce5" office:value-type="float" office:value="64.67476" calcext:value-type="float">
            <text:p>64.7 </text:p>
          </table:table-cell>
          <table:table-cell table:style-name="ce5" office:value-type="float" office:value="95.8" calcext:value-type="float">
            <text:p>95.8 </text:p>
          </table:table-cell>
          <table:table-cell table:style-name="ce5" office:value-type="float" office:value="60.9724" calcext:value-type="float">
            <text:p>61.0 </text:p>
          </table:table-cell>
          <table:table-cell table:style-name="ce5" office:value-type="float" office:value="38.52762" calcext:value-type="float">
            <text:p>38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2.10836" calcext:value-type="float">
            <text:p>62.1 </text:p>
          </table:table-cell>
          <table:table-cell table:style-name="ce5" office:value-type="float" office:value="30.09809" calcext:value-type="float">
            <text:p>30.1 </text:p>
          </table:table-cell>
          <table:table-cell table:style-name="ce5" office:value-type="float" office:value="64.09" calcext:value-type="float">
            <text:p>64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6.31306" calcext:value-type="float">
            <text:p>56.3 </text:p>
          </table:table-cell>
          <table:table-cell table:style-name="ce5" office:value-type="float" office:value="25.37063" calcext:value-type="float">
            <text:p>25.4 </text:p>
          </table:table-cell>
          <table:table-cell table:style-name="ce5" office:value-type="float" office:value="39.46128" calcext:value-type="float">
            <text:p>39.5 </text:p>
          </table:table-cell>
          <table:table-cell table:style-name="ce5" office:value-type="float" office:value="58.31182" calcext:value-type="float">
            <text:p>58.3 </text:p>
          </table:table-cell>
          <table:table-cell table:style-name="ce5" office:value-type="float" office:value="84.83365" calcext:value-type="float">
            <text:p>84.8 </text:p>
          </table:table-cell>
          <table:table-cell table:style-name="ce5" office:value-type="float" office:value="57.7" calcext:value-type="float">
            <text:p>57.7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6M9</text:p>
          </table:table-cell>
          <table:table-cell office:value-type="string" calcext:value-type="string">
            <text:p>..</text:p>
          </table:table-cell>
          <table:table-cell office:value-type="float" office:value="66.90022" calcext:value-type="float">
            <text:p>66.9 </text:p>
          </table:table-cell>
          <table:table-cell office:value-type="float" office:value="64.82127" calcext:value-type="float">
            <text:p>64.8 </text:p>
          </table:table-cell>
          <table:table-cell office:value-type="string" calcext:value-type="string">
            <text:p>..</text:p>
          </table:table-cell>
          <table:table-cell office:value-type="float" office:value="29.90862" calcext:value-type="float">
            <text:p>29.9 </text:p>
          </table:table-cell>
          <table:table-cell office:value-type="float" office:value="16.96713" calcext:value-type="float">
            <text:p>17.0 </text:p>
          </table:table-cell>
          <table:table-cell office:value-type="float" office:value="45" calcext:value-type="float">
            <text:p>45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70.89" calcext:value-type="float">
            <text:p>70.9 </text:p>
          </table:table-cell>
          <table:table-cell office:value-type="string" calcext:value-type="string">
            <text:p>..</text:p>
          </table:table-cell>
          <table:table-cell office:value-type="float" office:value="28.41701" calcext:value-type="float">
            <text:p>28.4 </text:p>
          </table:table-cell>
          <table:table-cell office:value-type="float" office:value="52.6012" calcext:value-type="float">
            <text:p>52.6 </text:p>
          </table:table-cell>
          <table:table-cell office:value-type="float" office:value="61.60102" calcext:value-type="float">
            <text:p>61.6 </text:p>
          </table:table-cell>
          <table:table-cell office:value-type="float" office:value="64.79807" calcext:value-type="float">
            <text:p>64.8 </text:p>
          </table:table-cell>
          <table:table-cell office:value-type="float" office:value="95.8" calcext:value-type="float">
            <text:p>95.8 </text:p>
          </table:table-cell>
          <table:table-cell office:value-type="float" office:value="61.14282" calcext:value-type="float">
            <text:p>61.1 </text:p>
          </table:table-cell>
          <table:table-cell office:value-type="float" office:value="39.3008" calcext:value-type="float">
            <text:p>39.3 </text:p>
          </table:table-cell>
          <table:table-cell office:value-type="string" calcext:value-type="string">
            <text:p>..</text:p>
          </table:table-cell>
          <table:table-cell office:value-type="float" office:value="62.13932" calcext:value-type="float">
            <text:p>62.1 </text:p>
          </table:table-cell>
          <table:table-cell office:value-type="float" office:value="30.64661" calcext:value-type="float">
            <text:p>30.6 </text:p>
          </table:table-cell>
          <table:table-cell office:value-type="float" office:value="64.06" calcext:value-type="float">
            <text:p>64.1 </text:p>
          </table:table-cell>
          <table:table-cell office:value-type="string" calcext:value-type="string">
            <text:p>..</text:p>
          </table:table-cell>
          <table:table-cell office:value-type="float" office:value="56.3714" calcext:value-type="float">
            <text:p>56.4 </text:p>
          </table:table-cell>
          <table:table-cell office:value-type="float" office:value="25.51728" calcext:value-type="float">
            <text:p>25.5 </text:p>
          </table:table-cell>
          <table:table-cell office:value-type="float" office:value="39.73878" calcext:value-type="float">
            <text:p>39.7 </text:p>
          </table:table-cell>
          <table:table-cell office:value-type="float" office:value="58.47091" calcext:value-type="float">
            <text:p>58.5 </text:p>
          </table:table-cell>
          <table:table-cell office:value-type="float" office:value="84.90079" calcext:value-type="float">
            <text:p>84.9 </text:p>
          </table:table-cell>
          <table:table-cell office:value-type="float" office:value="57.8" calcext:value-type="float">
            <text:p>57.8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6M10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6.90022" calcext:value-type="float">
            <text:p>66.9 </text:p>
          </table:table-cell>
          <table:table-cell table:style-name="ce5" office:value-type="float" office:value="64.74794" calcext:value-type="float">
            <text:p>64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0.21904" calcext:value-type="float">
            <text:p>30.2 </text:p>
          </table:table-cell>
          <table:table-cell table:style-name="ce5" office:value-type="float" office:value="17.18729" calcext:value-type="float">
            <text:p>17.2 </text:p>
          </table:table-cell>
          <table:table-cell table:style-name="ce5" office:value-type="float" office:value="45" calcext:value-type="float">
            <text:p>45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70.82" calcext:value-type="float">
            <text:p>70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8.56001" calcext:value-type="float">
            <text:p>28.6 </text:p>
          </table:table-cell>
          <table:table-cell table:style-name="ce5" office:value-type="float" office:value="52.78772" calcext:value-type="float">
            <text:p>52.8 </text:p>
          </table:table-cell>
          <table:table-cell table:style-name="ce5" office:value-type="float" office:value="61.90597" calcext:value-type="float">
            <text:p>61.9 </text:p>
          </table:table-cell>
          <table:table-cell table:style-name="ce5" office:value-type="float" office:value="64.92137" calcext:value-type="float">
            <text:p>64.9 </text:p>
          </table:table-cell>
          <table:table-cell table:style-name="ce5" office:value-type="float" office:value="95.8" calcext:value-type="float">
            <text:p>95.8 </text:p>
          </table:table-cell>
          <table:table-cell table:style-name="ce5" office:value-type="float" office:value="61.25644" calcext:value-type="float">
            <text:p>61.3 </text:p>
          </table:table-cell>
          <table:table-cell table:style-name="ce5" office:value-type="float" office:value="39.38186" calcext:value-type="float">
            <text:p>39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2.21362" calcext:value-type="float">
            <text:p>62.2 </text:p>
          </table:table-cell>
          <table:table-cell table:style-name="ce5" office:value-type="float" office:value="31.03084" calcext:value-type="float">
            <text:p>31.0 </text:p>
          </table:table-cell>
          <table:table-cell table:style-name="ce5" office:value-type="float" office:value="64.15" calcext:value-type="float">
            <text:p>64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6.57561" calcext:value-type="float">
            <text:p>56.6 </text:p>
          </table:table-cell>
          <table:table-cell table:style-name="ce5" office:value-type="float" office:value="25.61505" calcext:value-type="float">
            <text:p>25.6 </text:p>
          </table:table-cell>
          <table:table-cell table:style-name="ce5" office:value-type="float" office:value="39.84978" calcext:value-type="float">
            <text:p>39.8 </text:p>
          </table:table-cell>
          <table:table-cell table:style-name="ce5" office:value-type="float" office:value="58.56992" calcext:value-type="float">
            <text:p>58.6 </text:p>
          </table:table-cell>
          <table:table-cell table:style-name="ce5" office:value-type="float" office:value="84.84141" calcext:value-type="float">
            <text:p>84.8 </text:p>
          </table:table-cell>
          <table:table-cell table:style-name="ce5" office:value-type="float" office:value="58" calcext:value-type="float">
            <text:p>58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6M11</text:p>
          </table:table-cell>
          <table:table-cell office:value-type="string" calcext:value-type="string">
            <text:p>..</text:p>
          </table:table-cell>
          <table:table-cell office:value-type="float" office:value="67.28328" calcext:value-type="float">
            <text:p>67.3 </text:p>
          </table:table-cell>
          <table:table-cell office:value-type="float" office:value="64.96792" calcext:value-type="float">
            <text:p>65.0 </text:p>
          </table:table-cell>
          <table:table-cell office:value-type="string" calcext:value-type="string">
            <text:p>..</text:p>
          </table:table-cell>
          <table:table-cell office:value-type="float" office:value="30.38977" calcext:value-type="float">
            <text:p>30.4 </text:p>
          </table:table-cell>
          <table:table-cell office:value-type="float" office:value="17.28277" calcext:value-type="float">
            <text:p>17.3 </text:p>
          </table:table-cell>
          <table:table-cell office:value-type="float" office:value="45.1" calcext:value-type="float">
            <text:p>45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70.8" calcext:value-type="float">
            <text:p>70.8 </text:p>
          </table:table-cell>
          <table:table-cell office:value-type="string" calcext:value-type="string">
            <text:p>..</text:p>
          </table:table-cell>
          <table:table-cell office:value-type="float" office:value="28.6445" calcext:value-type="float">
            <text:p>28.6 </text:p>
          </table:table-cell>
          <table:table-cell office:value-type="float" office:value="52.78772" calcext:value-type="float">
            <text:p>52.8 </text:p>
          </table:table-cell>
          <table:table-cell office:value-type="float" office:value="62.10928" calcext:value-type="float">
            <text:p>62.1 </text:p>
          </table:table-cell>
          <table:table-cell office:value-type="float" office:value="65.16799" calcext:value-type="float">
            <text:p>65.2 </text:p>
          </table:table-cell>
          <table:table-cell office:value-type="float" office:value="95.9" calcext:value-type="float">
            <text:p>95.9 </text:p>
          </table:table-cell>
          <table:table-cell office:value-type="float" office:value="61.31324" calcext:value-type="float">
            <text:p>61.3 </text:p>
          </table:table-cell>
          <table:table-cell office:value-type="float" office:value="40.01162" calcext:value-type="float">
            <text:p>40.0 </text:p>
          </table:table-cell>
          <table:table-cell office:value-type="string" calcext:value-type="string">
            <text:p>..</text:p>
          </table:table-cell>
          <table:table-cell office:value-type="float" office:value="62.28793" calcext:value-type="float">
            <text:p>62.3 </text:p>
          </table:table-cell>
          <table:table-cell office:value-type="float" office:value="31.44868" calcext:value-type="float">
            <text:p>31.4 </text:p>
          </table:table-cell>
          <table:table-cell office:value-type="float" office:value="64.04" calcext:value-type="float">
            <text:p>64.0 </text:p>
          </table:table-cell>
          <table:table-cell office:value-type="string" calcext:value-type="string">
            <text:p>..</text:p>
          </table:table-cell>
          <table:table-cell office:value-type="float" office:value="56.92568" calcext:value-type="float">
            <text:p>56.9 </text:p>
          </table:table-cell>
          <table:table-cell office:value-type="float" office:value="25.68837" calcext:value-type="float">
            <text:p>25.7 </text:p>
          </table:table-cell>
          <table:table-cell office:value-type="float" office:value="40.07179" calcext:value-type="float">
            <text:p>40.1 </text:p>
          </table:table-cell>
          <table:table-cell office:value-type="float" office:value="58.54707" calcext:value-type="float">
            <text:p>58.5 </text:p>
          </table:table-cell>
          <table:table-cell office:value-type="float" office:value="84.78716" calcext:value-type="float">
            <text:p>84.8 </text:p>
          </table:table-cell>
          <table:table-cell office:value-type="float" office:value="58.2" calcext:value-type="float">
            <text:p>58.2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6M12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7.22581" calcext:value-type="float">
            <text:p>67.2 </text:p>
          </table:table-cell>
          <table:table-cell table:style-name="ce5" office:value-type="float" office:value="65.04124" calcext:value-type="float">
            <text:p>65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0.62258" calcext:value-type="float">
            <text:p>30.6 </text:p>
          </table:table-cell>
          <table:table-cell table:style-name="ce5" office:value-type="float" office:value="17.37039" calcext:value-type="float">
            <text:p>17.4 </text:p>
          </table:table-cell>
          <table:table-cell table:style-name="ce5" office:value-type="float" office:value="45.3" calcext:value-type="float">
            <text:p>45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70.88" calcext:value-type="float">
            <text:p>70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8.8655" calcext:value-type="float">
            <text:p>28.9 </text:p>
          </table:table-cell>
          <table:table-cell table:style-name="ce5" office:value-type="float" office:value="52.78772" calcext:value-type="float">
            <text:p>52.8 </text:p>
          </table:table-cell>
          <table:table-cell table:style-name="ce5" office:value-type="float" office:value="62.51588" calcext:value-type="float">
            <text:p>62.5 </text:p>
          </table:table-cell>
          <table:table-cell table:style-name="ce5" office:value-type="float" office:value="65.16799" calcext:value-type="float">
            <text:p>65.2 </text:p>
          </table:table-cell>
          <table:table-cell table:style-name="ce5" office:value-type="float" office:value="95.7" calcext:value-type="float">
            <text:p>95.7 </text:p>
          </table:table-cell>
          <table:table-cell table:style-name="ce5" office:value-type="float" office:value="61.42686" calcext:value-type="float">
            <text:p>61.4 </text:p>
          </table:table-cell>
          <table:table-cell table:style-name="ce5" office:value-type="float" office:value="40.12073" calcext:value-type="float">
            <text:p>40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2.35604" calcext:value-type="float">
            <text:p>62.4 </text:p>
          </table:table-cell>
          <table:table-cell table:style-name="ce5" office:value-type="float" office:value="32.79292" calcext:value-type="float">
            <text:p>32.8 </text:p>
          </table:table-cell>
          <table:table-cell table:style-name="ce5" office:value-type="float" office:value="64.05" calcext:value-type="float">
            <text:p>64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6.67285" calcext:value-type="float">
            <text:p>56.7 </text:p>
          </table:table-cell>
          <table:table-cell table:style-name="ce5" office:value-type="float" office:value="25.73726" calcext:value-type="float">
            <text:p>25.7 </text:p>
          </table:table-cell>
          <table:table-cell table:style-name="ce5" office:value-type="float" office:value="40.29379" calcext:value-type="float">
            <text:p>40.3 </text:p>
          </table:table-cell>
          <table:table-cell table:style-name="ce5" office:value-type="float" office:value="58.70193" calcext:value-type="float">
            <text:p>58.7 </text:p>
          </table:table-cell>
          <table:table-cell table:style-name="ce5" office:value-type="float" office:value="84.79402" calcext:value-type="float">
            <text:p>84.8 </text:p>
          </table:table-cell>
          <table:table-cell table:style-name="ce5" office:value-type="float" office:value="58.3" calcext:value-type="float">
            <text:p>58.3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7M1</text:p>
          </table:table-cell>
          <table:table-cell office:value-type="float" office:value="66.89581" calcext:value-type="float">
            <text:p>66.9 </text:p>
          </table:table-cell>
          <table:table-cell office:value-type="float" office:value="67.64718" calcext:value-type="float">
            <text:p>67.6 </text:p>
          </table:table-cell>
          <table:table-cell office:value-type="float" office:value="65.04124" calcext:value-type="float">
            <text:p>65.0 </text:p>
          </table:table-cell>
          <table:table-cell office:value-type="string" calcext:value-type="string">
            <text:p>..</text:p>
          </table:table-cell>
          <table:table-cell office:value-type="float" office:value="31.48398" calcext:value-type="float">
            <text:p>31.5 </text:p>
          </table:table-cell>
          <table:table-cell office:value-type="float" office:value="17.86575" calcext:value-type="float">
            <text:p>17.9 </text:p>
          </table:table-cell>
          <table:table-cell office:value-type="float" office:value="46.6" calcext:value-type="float">
            <text:p>46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71.03" calcext:value-type="float">
            <text:p>71.0 </text:p>
          </table:table-cell>
          <table:table-cell office:value-type="string" calcext:value-type="string">
            <text:p>..</text:p>
          </table:table-cell>
          <table:table-cell office:value-type="float" office:value="30.19795" calcext:value-type="float">
            <text:p>30.2 </text:p>
          </table:table-cell>
          <table:table-cell office:value-type="float" office:value="52.89003" calcext:value-type="float">
            <text:p>52.9 </text:p>
          </table:table-cell>
          <table:table-cell office:value-type="float" office:value="62.92249" calcext:value-type="float">
            <text:p>62.9 </text:p>
          </table:table-cell>
          <table:table-cell office:value-type="float" office:value="65.4146" calcext:value-type="float">
            <text:p>65.4 </text:p>
          </table:table-cell>
          <table:table-cell office:value-type="float" office:value="95.8" calcext:value-type="float">
            <text:p>95.8 </text:p>
          </table:table-cell>
          <table:table-cell office:value-type="float" office:value="61.71089" calcext:value-type="float">
            <text:p>61.7 </text:p>
          </table:table-cell>
          <table:table-cell office:value-type="float" office:value="41.25866" calcext:value-type="float">
            <text:p>41.3 </text:p>
          </table:table-cell>
          <table:table-cell office:value-type="string" calcext:value-type="string">
            <text:p>..</text:p>
          </table:table-cell>
          <table:table-cell office:value-type="float" office:value="62.69043" calcext:value-type="float">
            <text:p>62.7 </text:p>
          </table:table-cell>
          <table:table-cell office:value-type="float" office:value="33.49594" calcext:value-type="float">
            <text:p>33.5 </text:p>
          </table:table-cell>
          <table:table-cell office:value-type="float" office:value="64.37" calcext:value-type="float">
            <text:p>64.4 </text:p>
          </table:table-cell>
          <table:table-cell office:value-type="string" calcext:value-type="string">
            <text:p>..</text:p>
          </table:table-cell>
          <table:table-cell office:value-type="float" office:value="57.24658" calcext:value-type="float">
            <text:p>57.2 </text:p>
          </table:table-cell>
          <table:table-cell office:value-type="float" office:value="26.03056" calcext:value-type="float">
            <text:p>26.0 </text:p>
          </table:table-cell>
          <table:table-cell office:value-type="float" office:value="40.5713" calcext:value-type="float">
            <text:p>40.6 </text:p>
          </table:table-cell>
          <table:table-cell office:value-type="float" office:value="59.0472" calcext:value-type="float">
            <text:p>59.0 </text:p>
          </table:table-cell>
          <table:table-cell office:value-type="float" office:value="84.92519" calcext:value-type="float">
            <text:p>84.9 </text:p>
          </table:table-cell>
          <table:table-cell office:value-type="float" office:value="58.5" calcext:value-type="float">
            <text:p>58.5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7M2</text:p>
          </table:table-cell>
          <table:table-cell table:style-name="ce5" office:value-type="float" office:value="67.09431" calcext:value-type="float">
            <text:p>67.1 </text:p>
          </table:table-cell>
          <table:table-cell table:style-name="ce5" office:value-type="float" office:value="67.8004" calcext:value-type="float">
            <text:p>67.8 </text:p>
          </table:table-cell>
          <table:table-cell table:style-name="ce5" office:value-type="float" office:value="65.04124" calcext:value-type="float">
            <text:p>65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3.13695" calcext:value-type="float">
            <text:p>33.1 </text:p>
          </table:table-cell>
          <table:table-cell table:style-name="ce5" office:value-type="float" office:value="18.06682" calcext:value-type="float">
            <text:p>18.1 </text:p>
          </table:table-cell>
          <table:table-cell table:style-name="ce5" office:value-type="float" office:value="46.9" calcext:value-type="float">
            <text:p>46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71.18" calcext:value-type="float">
            <text:p>71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1.17291" calcext:value-type="float">
            <text:p>31.2 </text:p>
          </table:table-cell>
          <table:table-cell table:style-name="ce5" office:value-type="float" office:value="52.99233" calcext:value-type="float">
            <text:p>53.0 </text:p>
          </table:table-cell>
          <table:table-cell table:style-name="ce5" office:value-type="float" office:value="63.43075" calcext:value-type="float">
            <text:p>63.4 </text:p>
          </table:table-cell>
          <table:table-cell table:style-name="ce5" office:value-type="float" office:value="65.59956" calcext:value-type="float">
            <text:p>65.6 </text:p>
          </table:table-cell>
          <table:table-cell table:style-name="ce5" office:value-type="float" office:value="95.9" calcext:value-type="float">
            <text:p>95.9 </text:p>
          </table:table-cell>
          <table:table-cell table:style-name="ce5" office:value-type="float" office:value="61.94025" calcext:value-type="float">
            <text:p>61.9 </text:p>
          </table:table-cell>
          <table:table-cell table:style-name="ce5" office:value-type="float" office:value="41.85413" calcext:value-type="float">
            <text:p>41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2.88858" calcext:value-type="float">
            <text:p>62.9 </text:p>
          </table:table-cell>
          <table:table-cell table:style-name="ce5" office:value-type="float" office:value="34.14188" calcext:value-type="float">
            <text:p>34.1 </text:p>
          </table:table-cell>
          <table:table-cell table:style-name="ce5" office:value-type="float" office:value="64.46" calcext:value-type="float">
            <text:p>64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7.72307" calcext:value-type="float">
            <text:p>57.7 </text:p>
          </table:table-cell>
          <table:table-cell table:style-name="ce5" office:value-type="float" office:value="26.15277" calcext:value-type="float">
            <text:p>26.2 </text:p>
          </table:table-cell>
          <table:table-cell table:style-name="ce5" office:value-type="float" office:value="41.07081" calcext:value-type="float">
            <text:p>41.1 </text:p>
          </table:table-cell>
          <table:table-cell table:style-name="ce5" office:value-type="float" office:value="59.3036" calcext:value-type="float">
            <text:p>59.3 </text:p>
          </table:table-cell>
          <table:table-cell table:style-name="ce5" office:value-type="float" office:value="85.1592" calcext:value-type="float">
            <text:p>85.2 </text:p>
          </table:table-cell>
          <table:table-cell table:style-name="ce5" office:value-type="float" office:value="58.6" calcext:value-type="float">
            <text:p>58.6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7M3</text:p>
          </table:table-cell>
          <table:table-cell office:value-type="float" office:value="67.16048" calcext:value-type="float">
            <text:p>67.2 </text:p>
          </table:table-cell>
          <table:table-cell office:value-type="float" office:value="67.77167" calcext:value-type="float">
            <text:p>67.8 </text:p>
          </table:table-cell>
          <table:table-cell office:value-type="float" office:value="65.26123" calcext:value-type="float">
            <text:p>65.3 </text:p>
          </table:table-cell>
          <table:table-cell office:value-type="string" calcext:value-type="string">
            <text:p>..</text:p>
          </table:table-cell>
          <table:table-cell office:value-type="float" office:value="33.61034" calcext:value-type="float">
            <text:p>33.6 </text:p>
          </table:table-cell>
          <table:table-cell office:value-type="float" office:value="18.33079" calcext:value-type="float">
            <text:p>18.3 </text:p>
          </table:table-cell>
          <table:table-cell office:value-type="float" office:value="47" calcext:value-type="float">
            <text:p>47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71.31" calcext:value-type="float">
            <text:p>71.3 </text:p>
          </table:table-cell>
          <table:table-cell office:value-type="string" calcext:value-type="string">
            <text:p>..</text:p>
          </table:table-cell>
          <table:table-cell office:value-type="float" office:value="32.04388" calcext:value-type="float">
            <text:p>32.0 </text:p>
          </table:table-cell>
          <table:table-cell office:value-type="float" office:value="52.99233" calcext:value-type="float">
            <text:p>53.0 </text:p>
          </table:table-cell>
          <table:table-cell office:value-type="float" office:value="63.93901" calcext:value-type="float">
            <text:p>63.9 </text:p>
          </table:table-cell>
          <table:table-cell office:value-type="float" office:value="65.78452" calcext:value-type="float">
            <text:p>65.8 </text:p>
          </table:table-cell>
          <table:table-cell office:value-type="float" office:value="95.9" calcext:value-type="float">
            <text:p>95.9 </text:p>
          </table:table-cell>
          <table:table-cell office:value-type="float" office:value="62.56512" calcext:value-type="float">
            <text:p>62.6 </text:p>
          </table:table-cell>
          <table:table-cell office:value-type="float" office:value="41.94143" calcext:value-type="float">
            <text:p>41.9 </text:p>
          </table:table-cell>
          <table:table-cell office:value-type="string" calcext:value-type="string">
            <text:p>..</text:p>
          </table:table-cell>
          <table:table-cell office:value-type="float" office:value="63.01242" calcext:value-type="float">
            <text:p>63.0 </text:p>
          </table:table-cell>
          <table:table-cell office:value-type="float" office:value="34.65024" calcext:value-type="float">
            <text:p>34.7 </text:p>
          </table:table-cell>
          <table:table-cell office:value-type="float" office:value="64.47" calcext:value-type="float">
            <text:p>64.5 </text:p>
          </table:table-cell>
          <table:table-cell office:value-type="string" calcext:value-type="string">
            <text:p>..</text:p>
          </table:table-cell>
          <table:table-cell office:value-type="float" office:value="58.0148" calcext:value-type="float">
            <text:p>58.0 </text:p>
          </table:table-cell>
          <table:table-cell office:value-type="float" office:value="26.29942" calcext:value-type="float">
            <text:p>26.3 </text:p>
          </table:table-cell>
          <table:table-cell office:value-type="float" office:value="41.40382" calcext:value-type="float">
            <text:p>41.4 </text:p>
          </table:table-cell>
          <table:table-cell office:value-type="float" office:value="59.60571" calcext:value-type="float">
            <text:p>59.6 </text:p>
          </table:table-cell>
          <table:table-cell office:value-type="float" office:value="85.16999" calcext:value-type="float">
            <text:p>85.2 </text:p>
          </table:table-cell>
          <table:table-cell office:value-type="float" office:value="58.6" calcext:value-type="float">
            <text:p>58.6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7M4</text:p>
          </table:table-cell>
          <table:table-cell table:style-name="ce5" office:value-type="float" office:value="67.16048" calcext:value-type="float">
            <text:p>67.2 </text:p>
          </table:table-cell>
          <table:table-cell table:style-name="ce5" office:value-type="float" office:value="67.82912" calcext:value-type="float">
            <text:p>67.8 </text:p>
          </table:table-cell>
          <table:table-cell table:style-name="ce5" office:value-type="float" office:value="65.33456" calcext:value-type="float">
            <text:p>65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4.24669" calcext:value-type="float">
            <text:p>34.2 </text:p>
          </table:table-cell>
          <table:table-cell table:style-name="ce5" office:value-type="float" office:value="18.68799" calcext:value-type="float">
            <text:p>18.7 </text:p>
          </table:table-cell>
          <table:table-cell table:style-name="ce5" office:value-type="float" office:value="47.5" calcext:value-type="float">
            <text:p>47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71.44" calcext:value-type="float">
            <text:p>71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2.49237" calcext:value-type="float">
            <text:p>32.5 </text:p>
          </table:table-cell>
          <table:table-cell table:style-name="ce5" office:value-type="float" office:value="52.99233" calcext:value-type="float">
            <text:p>53.0 </text:p>
          </table:table-cell>
          <table:table-cell table:style-name="ce5" office:value-type="float" office:value="64.65057" calcext:value-type="float">
            <text:p>64.7 </text:p>
          </table:table-cell>
          <table:table-cell table:style-name="ce5" office:value-type="float" office:value="65.90783" calcext:value-type="float">
            <text:p>65.9 </text:p>
          </table:table-cell>
          <table:table-cell table:style-name="ce5" office:value-type="float" office:value="97.3" calcext:value-type="float">
            <text:p>97.3 </text:p>
          </table:table-cell>
          <table:table-cell table:style-name="ce5" office:value-type="float" office:value="62.84808" calcext:value-type="float">
            <text:p>62.8 </text:p>
          </table:table-cell>
          <table:table-cell table:style-name="ce5" office:value-type="float" office:value="42.72083" calcext:value-type="float">
            <text:p>42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3.19819" calcext:value-type="float">
            <text:p>63.2 </text:p>
          </table:table-cell>
          <table:table-cell table:style-name="ce5" office:value-type="float" office:value="35.03701" calcext:value-type="float">
            <text:p>35.0 </text:p>
          </table:table-cell>
          <table:table-cell table:style-name="ce5" office:value-type="float" office:value="64.49" calcext:value-type="float">
            <text:p>64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8.20928" calcext:value-type="float">
            <text:p>58.2 </text:p>
          </table:table-cell>
          <table:table-cell table:style-name="ce5" office:value-type="float" office:value="26.59272" calcext:value-type="float">
            <text:p>26.6 </text:p>
          </table:table-cell>
          <table:table-cell table:style-name="ce5" office:value-type="float" office:value="41.73682" calcext:value-type="float">
            <text:p>41.7 </text:p>
          </table:table-cell>
          <table:table-cell table:style-name="ce5" office:value-type="float" office:value="59.72248" calcext:value-type="float">
            <text:p>59.7 </text:p>
          </table:table-cell>
          <table:table-cell table:style-name="ce5" office:value-type="float" office:value="85.25095" calcext:value-type="float">
            <text:p>85.3 </text:p>
          </table:table-cell>
          <table:table-cell table:style-name="ce5" office:value-type="float" office:value="59.1" calcext:value-type="float">
            <text:p>59.1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7M5</text:p>
          </table:table-cell>
          <table:table-cell office:value-type="float" office:value="67.35899" calcext:value-type="float">
            <text:p>67.4 </text:p>
          </table:table-cell>
          <table:table-cell office:value-type="float" office:value="67.54184" calcext:value-type="float">
            <text:p>67.5 </text:p>
          </table:table-cell>
          <table:table-cell office:value-type="float" office:value="65.48121" calcext:value-type="float">
            <text:p>65.5 </text:p>
          </table:table-cell>
          <table:table-cell office:value-type="string" calcext:value-type="string">
            <text:p>..</text:p>
          </table:table-cell>
          <table:table-cell office:value-type="float" office:value="34.75112" calcext:value-type="float">
            <text:p>34.8 </text:p>
          </table:table-cell>
          <table:table-cell office:value-type="float" office:value="18.77111" calcext:value-type="float">
            <text:p>18.8 </text:p>
          </table:table-cell>
          <table:table-cell office:value-type="float" office:value="47.6" calcext:value-type="float">
            <text:p>47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71.57" calcext:value-type="float">
            <text:p>71.6 </text:p>
          </table:table-cell>
          <table:table-cell office:value-type="string" calcext:value-type="string">
            <text:p>..</text:p>
          </table:table-cell>
          <table:table-cell office:value-type="float" office:value="32.79786" calcext:value-type="float">
            <text:p>32.8 </text:p>
          </table:table-cell>
          <table:table-cell office:value-type="float" office:value="53.29923" calcext:value-type="float">
            <text:p>53.3 </text:p>
          </table:table-cell>
          <table:table-cell office:value-type="float" office:value="64.95553" calcext:value-type="float">
            <text:p>65.0 </text:p>
          </table:table-cell>
          <table:table-cell office:value-type="float" office:value="66.33941" calcext:value-type="float">
            <text:p>66.3 </text:p>
          </table:table-cell>
          <table:table-cell office:value-type="float" office:value="97.4" calcext:value-type="float">
            <text:p>97.4 </text:p>
          </table:table-cell>
          <table:table-cell office:value-type="float" office:value="63.13319" calcext:value-type="float">
            <text:p>63.1 </text:p>
          </table:table-cell>
          <table:table-cell office:value-type="float" office:value="42.74265" calcext:value-type="float">
            <text:p>42.7 </text:p>
          </table:table-cell>
          <table:table-cell office:value-type="string" calcext:value-type="string">
            <text:p>..</text:p>
          </table:table-cell>
          <table:table-cell office:value-type="float" office:value="63.29727" calcext:value-type="float">
            <text:p>63.3 </text:p>
          </table:table-cell>
          <table:table-cell office:value-type="float" office:value="35.28419" calcext:value-type="float">
            <text:p>35.3 </text:p>
          </table:table-cell>
          <table:table-cell office:value-type="float" office:value="64.56" calcext:value-type="float">
            <text:p>64.6 </text:p>
          </table:table-cell>
          <table:table-cell office:value-type="string" calcext:value-type="string">
            <text:p>..</text:p>
          </table:table-cell>
          <table:table-cell office:value-type="float" office:value="58.42321" calcext:value-type="float">
            <text:p>58.4 </text:p>
          </table:table-cell>
          <table:table-cell office:value-type="float" office:value="26.69049" calcext:value-type="float">
            <text:p>26.7 </text:p>
          </table:table-cell>
          <table:table-cell office:value-type="float" office:value="42.45834" calcext:value-type="float">
            <text:p>42.5 </text:p>
          </table:table-cell>
          <table:table-cell office:value-type="float" office:value="59.87057" calcext:value-type="float">
            <text:p>59.9 </text:p>
          </table:table-cell>
          <table:table-cell office:value-type="float" office:value="84.76559" calcext:value-type="float">
            <text:p>84.8 </text:p>
          </table:table-cell>
          <table:table-cell office:value-type="float" office:value="59.4" calcext:value-type="float">
            <text:p>59.4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7M6</text:p>
          </table:table-cell>
          <table:table-cell table:style-name="ce5" office:value-type="float" office:value="67.62366" calcext:value-type="float">
            <text:p>67.6 </text:p>
          </table:table-cell>
          <table:table-cell table:style-name="ce5" office:value-type="float" office:value="67.62802" calcext:value-type="float">
            <text:p>67.6 </text:p>
          </table:table-cell>
          <table:table-cell table:style-name="ce5" office:value-type="float" office:value="65.70119" calcext:value-type="float">
            <text:p>65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5.06153" calcext:value-type="float">
            <text:p>35.1 </text:p>
          </table:table-cell>
          <table:table-cell table:style-name="ce5" office:value-type="float" office:value="18.87558" calcext:value-type="float">
            <text:p>18.9 </text:p>
          </table:table-cell>
          <table:table-cell table:style-name="ce5" office:value-type="float" office:value="48.1" calcext:value-type="float">
            <text:p>48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71.69" calcext:value-type="float">
            <text:p>71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3.07735" calcext:value-type="float">
            <text:p>33.1 </text:p>
          </table:table-cell>
          <table:table-cell table:style-name="ce5" office:value-type="float" office:value="53.40154" calcext:value-type="float">
            <text:p>53.4 </text:p>
          </table:table-cell>
          <table:table-cell table:style-name="ce5" office:value-type="float" office:value="65.87039" calcext:value-type="float">
            <text:p>65.9 </text:p>
          </table:table-cell>
          <table:table-cell table:style-name="ce5" office:value-type="float" office:value="66.40106" calcext:value-type="float">
            <text:p>66.4 </text:p>
          </table:table-cell>
          <table:table-cell table:style-name="ce5" office:value-type="float" office:value="97.5" calcext:value-type="float">
            <text:p>97.5 </text:p>
          </table:table-cell>
          <table:table-cell table:style-name="ce5" office:value-type="float" office:value="63.3036" calcext:value-type="float">
            <text:p>63.3 </text:p>
          </table:table-cell>
          <table:table-cell table:style-name="ce5" office:value-type="float" office:value="42.95154" calcext:value-type="float">
            <text:p>43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3.37157" calcext:value-type="float">
            <text:p>63.4 </text:p>
          </table:table-cell>
          <table:table-cell table:style-name="ce5" office:value-type="float" office:value="35.60426" calcext:value-type="float">
            <text:p>35.6 </text:p>
          </table:table-cell>
          <table:table-cell table:style-name="ce5" office:value-type="float" office:value="64.56" calcext:value-type="float">
            <text:p>64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8.51073" calcext:value-type="float">
            <text:p>58.5 </text:p>
          </table:table-cell>
          <table:table-cell table:style-name="ce5" office:value-type="float" office:value="26.73937" calcext:value-type="float">
            <text:p>26.7 </text:p>
          </table:table-cell>
          <table:table-cell table:style-name="ce5" office:value-type="float" office:value="42.79134" calcext:value-type="float">
            <text:p>42.8 </text:p>
          </table:table-cell>
          <table:table-cell table:style-name="ce5" office:value-type="float" office:value="60.03305" calcext:value-type="float">
            <text:p>60.0 </text:p>
          </table:table-cell>
          <table:table-cell table:style-name="ce5" office:value-type="float" office:value="84.76418" calcext:value-type="float">
            <text:p>84.8 </text:p>
          </table:table-cell>
          <table:table-cell table:style-name="ce5" office:value-type="float" office:value="59.5" calcext:value-type="float">
            <text:p>59.5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7M7</text:p>
          </table:table-cell>
          <table:table-cell office:value-type="float" office:value="68.08684" calcext:value-type="float">
            <text:p>68.1 </text:p>
          </table:table-cell>
          <table:table-cell office:value-type="float" office:value="68.35583" calcext:value-type="float">
            <text:p>68.4 </text:p>
          </table:table-cell>
          <table:table-cell office:value-type="float" office:value="65.9945" calcext:value-type="float">
            <text:p>66.0 </text:p>
          </table:table-cell>
          <table:table-cell office:value-type="string" calcext:value-type="string">
            <text:p>..</text:p>
          </table:table-cell>
          <table:table-cell office:value-type="float" office:value="35.31763" calcext:value-type="float">
            <text:p>35.3 </text:p>
          </table:table-cell>
          <table:table-cell office:value-type="float" office:value="19.12495" calcext:value-type="float">
            <text:p>19.1 </text:p>
          </table:table-cell>
          <table:table-cell office:value-type="float" office:value="50.4" calcext:value-type="float">
            <text:p>50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72.01" calcext:value-type="float">
            <text:p>72.0 </text:p>
          </table:table-cell>
          <table:table-cell office:value-type="string" calcext:value-type="string">
            <text:p>..</text:p>
          </table:table-cell>
          <table:table-cell office:value-type="float" office:value="33.42184" calcext:value-type="float">
            <text:p>33.4 </text:p>
          </table:table-cell>
          <table:table-cell office:value-type="float" office:value="53.50384" calcext:value-type="float">
            <text:p>53.5 </text:p>
          </table:table-cell>
          <table:table-cell office:value-type="float" office:value="66.58195" calcext:value-type="float">
            <text:p>66.6 </text:p>
          </table:table-cell>
          <table:table-cell office:value-type="float" office:value="66.52437" calcext:value-type="float">
            <text:p>66.5 </text:p>
          </table:table-cell>
          <table:table-cell office:value-type="float" office:value="97.5" calcext:value-type="float">
            <text:p>97.5 </text:p>
          </table:table-cell>
          <table:table-cell office:value-type="float" office:value="63.47403" calcext:value-type="float">
            <text:p>63.5 </text:p>
          </table:table-cell>
          <table:table-cell office:value-type="float" office:value="44.72546" calcext:value-type="float">
            <text:p>44.7 </text:p>
          </table:table-cell>
          <table:table-cell office:value-type="string" calcext:value-type="string">
            <text:p>..</text:p>
          </table:table-cell>
          <table:table-cell office:value-type="float" office:value="63.58211" calcext:value-type="float">
            <text:p>63.6 </text:p>
          </table:table-cell>
          <table:table-cell office:value-type="float" office:value="35.95885" calcext:value-type="float">
            <text:p>36.0 </text:p>
          </table:table-cell>
          <table:table-cell office:value-type="float" office:value="65.53" calcext:value-type="float">
            <text:p>65.5 </text:p>
          </table:table-cell>
          <table:table-cell office:value-type="string" calcext:value-type="string">
            <text:p>..</text:p>
          </table:table-cell>
          <table:table-cell office:value-type="float" office:value="58.55935" calcext:value-type="float">
            <text:p>58.6 </text:p>
          </table:table-cell>
          <table:table-cell office:value-type="float" office:value="26.91046" calcext:value-type="float">
            <text:p>26.9 </text:p>
          </table:table-cell>
          <table:table-cell office:value-type="float" office:value="42.95784" calcext:value-type="float">
            <text:p>43.0 </text:p>
          </table:table-cell>
          <table:table-cell office:value-type="float" office:value="60.43755" calcext:value-type="float">
            <text:p>60.4 </text:p>
          </table:table-cell>
          <table:table-cell office:value-type="float" office:value="84.76357" calcext:value-type="float">
            <text:p>84.8 </text:p>
          </table:table-cell>
          <table:table-cell office:value-type="float" office:value="59.6" calcext:value-type="float">
            <text:p>59.6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7M8</text:p>
          </table:table-cell>
          <table:table-cell table:style-name="ce5" office:value-type="float" office:value="68.02067" calcext:value-type="float">
            <text:p>68.0 </text:p>
          </table:table-cell>
          <table:table-cell table:style-name="ce5" office:value-type="float" office:value="68.26964" calcext:value-type="float">
            <text:p>68.3 </text:p>
          </table:table-cell>
          <table:table-cell table:style-name="ce5" office:value-type="float" office:value="65.9945" calcext:value-type="float">
            <text:p>66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5.597" calcext:value-type="float">
            <text:p>35.6 </text:p>
          </table:table-cell>
          <table:table-cell table:style-name="ce5" office:value-type="float" office:value="19.29119" calcext:value-type="float">
            <text:p>19.3 </text:p>
          </table:table-cell>
          <table:table-cell table:style-name="ce5" office:value-type="float" office:value="50.6" calcext:value-type="float">
            <text:p>50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72.05" calcext:value-type="float">
            <text:p>72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3.59733" calcext:value-type="float">
            <text:p>33.6 </text:p>
          </table:table-cell>
          <table:table-cell table:style-name="ce5" office:value-type="float" office:value="53.40154" calcext:value-type="float">
            <text:p>53.4 </text:p>
          </table:table-cell>
          <table:table-cell table:style-name="ce5" office:value-type="float" office:value="66.88691" calcext:value-type="float">
            <text:p>66.9 </text:p>
          </table:table-cell>
          <table:table-cell table:style-name="ce5" office:value-type="float" office:value="66.64767" calcext:value-type="float">
            <text:p>66.6 </text:p>
          </table:table-cell>
          <table:table-cell table:style-name="ce5" office:value-type="float" office:value="97.7" calcext:value-type="float">
            <text:p>97.7 </text:p>
          </table:table-cell>
          <table:table-cell table:style-name="ce5" office:value-type="float" office:value="63.70232" calcext:value-type="float">
            <text:p>63.7 </text:p>
          </table:table-cell>
          <table:table-cell table:style-name="ce5" office:value-type="float" office:value="46.48693" calcext:value-type="float">
            <text:p>46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3.68119" calcext:value-type="float">
            <text:p>63.7 </text:p>
          </table:table-cell>
          <table:table-cell table:style-name="ce5" office:value-type="float" office:value="36.28382" calcext:value-type="float">
            <text:p>36.3 </text:p>
          </table:table-cell>
          <table:table-cell table:style-name="ce5" office:value-type="float" office:value="65.5" calcext:value-type="float">
            <text:p>65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8.66632" calcext:value-type="float">
            <text:p>58.7 </text:p>
          </table:table-cell>
          <table:table-cell table:style-name="ce5" office:value-type="float" office:value="27.61928" calcext:value-type="float">
            <text:p>27.6 </text:p>
          </table:table-cell>
          <table:table-cell table:style-name="ce5" office:value-type="float" office:value="43.23535" calcext:value-type="float">
            <text:p>43.2 </text:p>
          </table:table-cell>
          <table:table-cell table:style-name="ce5" office:value-type="float" office:value="60.69988" calcext:value-type="float">
            <text:p>60.7 </text:p>
          </table:table-cell>
          <table:table-cell table:style-name="ce5" office:value-type="float" office:value="84.98468" calcext:value-type="float">
            <text:p>85.0 </text:p>
          </table:table-cell>
          <table:table-cell table:style-name="ce5" office:value-type="float" office:value="59.8" calcext:value-type="float">
            <text:p>59.8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7M9</text:p>
          </table:table-cell>
          <table:table-cell office:value-type="float" office:value="67.88834" calcext:value-type="float">
            <text:p>67.9 </text:p>
          </table:table-cell>
          <table:table-cell office:value-type="float" office:value="67.60887" calcext:value-type="float">
            <text:p>67.6 </text:p>
          </table:table-cell>
          <table:table-cell office:value-type="float" office:value="65.9945" calcext:value-type="float">
            <text:p>66.0 </text:p>
          </table:table-cell>
          <table:table-cell office:value-type="string" calcext:value-type="string">
            <text:p>..</text:p>
          </table:table-cell>
          <table:table-cell office:value-type="float" office:value="35.97726" calcext:value-type="float">
            <text:p>36.0 </text:p>
          </table:table-cell>
          <table:table-cell office:value-type="float" office:value="19.27659" calcext:value-type="float">
            <text:p>19.3 </text:p>
          </table:table-cell>
          <table:table-cell office:value-type="float" office:value="50.8" calcext:value-type="float">
            <text:p>50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71.98" calcext:value-type="float">
            <text:p>72.0 </text:p>
          </table:table-cell>
          <table:table-cell office:value-type="string" calcext:value-type="string">
            <text:p>..</text:p>
          </table:table-cell>
          <table:table-cell office:value-type="float" office:value="33.74033" calcext:value-type="float">
            <text:p>33.7 </text:p>
          </table:table-cell>
          <table:table-cell office:value-type="float" office:value="53.60614" calcext:value-type="float">
            <text:p>53.6 </text:p>
          </table:table-cell>
          <table:table-cell office:value-type="float" office:value="67.39517" calcext:value-type="float">
            <text:p>67.4 </text:p>
          </table:table-cell>
          <table:table-cell office:value-type="float" office:value="66.77099" calcext:value-type="float">
            <text:p>66.8 </text:p>
          </table:table-cell>
          <table:table-cell office:value-type="float" office:value="98.2" calcext:value-type="float">
            <text:p>98.2 </text:p>
          </table:table-cell>
          <table:table-cell office:value-type="float" office:value="64.09997" calcext:value-type="float">
            <text:p>64.1 </text:p>
          </table:table-cell>
          <table:table-cell office:value-type="float" office:value="47.04498" calcext:value-type="float">
            <text:p>47.0 </text:p>
          </table:table-cell>
          <table:table-cell office:value-type="string" calcext:value-type="string">
            <text:p>..</text:p>
          </table:table-cell>
          <table:table-cell office:value-type="float" office:value="63.70596" calcext:value-type="float">
            <text:p>63.7 </text:p>
          </table:table-cell>
          <table:table-cell office:value-type="float" office:value="36.85271" calcext:value-type="float">
            <text:p>36.9 </text:p>
          </table:table-cell>
          <table:table-cell office:value-type="float" office:value="65.48" calcext:value-type="float">
            <text:p>65.5 </text:p>
          </table:table-cell>
          <table:table-cell office:value-type="string" calcext:value-type="string">
            <text:p>..</text:p>
          </table:table-cell>
          <table:table-cell office:value-type="float" office:value="58.81218" calcext:value-type="float">
            <text:p>58.8 </text:p>
          </table:table-cell>
          <table:table-cell office:value-type="float" office:value="27.66816" calcext:value-type="float">
            <text:p>27.7 </text:p>
          </table:table-cell>
          <table:table-cell office:value-type="float" office:value="43.73486" calcext:value-type="float">
            <text:p>43.7 </text:p>
          </table:table-cell>
          <table:table-cell office:value-type="float" office:value="60.62456" calcext:value-type="float">
            <text:p>60.6 </text:p>
          </table:table-cell>
          <table:table-cell office:value-type="float" office:value="85.01714" calcext:value-type="float">
            <text:p>85.0 </text:p>
          </table:table-cell>
          <table:table-cell office:value-type="float" office:value="59.9" calcext:value-type="float">
            <text:p>59.9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7M10</text:p>
          </table:table-cell>
          <table:table-cell table:style-name="ce5" office:value-type="float" office:value="67.82217" calcext:value-type="float">
            <text:p>67.8 </text:p>
          </table:table-cell>
          <table:table-cell table:style-name="ce5" office:value-type="float" office:value="67.65675" calcext:value-type="float">
            <text:p>67.7 </text:p>
          </table:table-cell>
          <table:table-cell table:style-name="ce5" office:value-type="float" office:value="65.92117" calcext:value-type="float">
            <text:p>65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6.19455" calcext:value-type="float">
            <text:p>36.2 </text:p>
          </table:table-cell>
          <table:table-cell table:style-name="ce5" office:value-type="float" office:value="19.24401" calcext:value-type="float">
            <text:p>19.2 </text:p>
          </table:table-cell>
          <table:table-cell table:style-name="ce5" office:value-type="float" office:value="50.7" calcext:value-type="float">
            <text:p>50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71.75" calcext:value-type="float">
            <text:p>71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3.89632" calcext:value-type="float">
            <text:p>33.9 </text:p>
          </table:table-cell>
          <table:table-cell table:style-name="ce5" office:value-type="float" office:value="54.01535" calcext:value-type="float">
            <text:p>54.0 </text:p>
          </table:table-cell>
          <table:table-cell table:style-name="ce5" office:value-type="float" office:value="67.80178" calcext:value-type="float">
            <text:p>67.8 </text:p>
          </table:table-cell>
          <table:table-cell table:style-name="ce5" office:value-type="float" office:value="66.95595" calcext:value-type="float">
            <text:p>67.0 </text:p>
          </table:table-cell>
          <table:table-cell table:style-name="ce5" office:value-type="float" office:value="98.5" calcext:value-type="float">
            <text:p>98.5 </text:p>
          </table:table-cell>
          <table:table-cell table:style-name="ce5" office:value-type="float" office:value="64.1557" calcext:value-type="float">
            <text:p>64.2 </text:p>
          </table:table-cell>
          <table:table-cell table:style-name="ce5" office:value-type="float" office:value="47.25074" calcext:value-type="float">
            <text:p>47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4.06511" calcext:value-type="float">
            <text:p>64.1 </text:p>
          </table:table-cell>
          <table:table-cell table:style-name="ce5" office:value-type="float" office:value="37.21603" calcext:value-type="float">
            <text:p>37.2 </text:p>
          </table:table-cell>
          <table:table-cell table:style-name="ce5" office:value-type="float" office:value="65.53" calcext:value-type="float">
            <text:p>65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8.90943" calcext:value-type="float">
            <text:p>58.9 </text:p>
          </table:table-cell>
          <table:table-cell table:style-name="ce5" office:value-type="float" office:value="27.83925" calcext:value-type="float">
            <text:p>27.8 </text:p>
          </table:table-cell>
          <table:table-cell table:style-name="ce5" office:value-type="float" office:value="44.01237" calcext:value-type="float">
            <text:p>44.0 </text:p>
          </table:table-cell>
          <table:table-cell table:style-name="ce5" office:value-type="float" office:value="60.56956" calcext:value-type="float">
            <text:p>60.6 </text:p>
          </table:table-cell>
          <table:table-cell table:style-name="ce5" office:value-type="float" office:value="85.00343" calcext:value-type="float">
            <text:p>85.0 </text:p>
          </table:table-cell>
          <table:table-cell table:style-name="ce5" office:value-type="float" office:value="60.1" calcext:value-type="float">
            <text:p>60.1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7M11</text:p>
          </table:table-cell>
          <table:table-cell office:value-type="float" office:value="67.756" calcext:value-type="float">
            <text:p>67.8 </text:p>
          </table:table-cell>
          <table:table-cell office:value-type="float" office:value="68.06853" calcext:value-type="float">
            <text:p>68.1 </text:p>
          </table:table-cell>
          <table:table-cell office:value-type="float" office:value="65.70119" calcext:value-type="float">
            <text:p>65.7 </text:p>
          </table:table-cell>
          <table:table-cell office:value-type="string" calcext:value-type="string">
            <text:p>..</text:p>
          </table:table-cell>
          <table:table-cell office:value-type="float" office:value="36.45841" calcext:value-type="float">
            <text:p>36.5 </text:p>
          </table:table-cell>
          <table:table-cell office:value-type="float" office:value="19.41812" calcext:value-type="float">
            <text:p>19.4 </text:p>
          </table:table-cell>
          <table:table-cell office:value-type="float" office:value="50.9" calcext:value-type="float">
            <text:p>50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71.75" calcext:value-type="float">
            <text:p>71.8 </text:p>
          </table:table-cell>
          <table:table-cell office:value-type="string" calcext:value-type="string">
            <text:p>..</text:p>
          </table:table-cell>
          <table:table-cell office:value-type="float" office:value="34.16281" calcext:value-type="float">
            <text:p>34.2 </text:p>
          </table:table-cell>
          <table:table-cell office:value-type="float" office:value="54.21995" calcext:value-type="float">
            <text:p>54.2 </text:p>
          </table:table-cell>
          <table:table-cell office:value-type="float" office:value="67.70013" calcext:value-type="float">
            <text:p>67.7 </text:p>
          </table:table-cell>
          <table:table-cell office:value-type="float" office:value="67.14091" calcext:value-type="float">
            <text:p>67.1 </text:p>
          </table:table-cell>
          <table:table-cell office:value-type="float" office:value="98.4" calcext:value-type="float">
            <text:p>98.4 </text:p>
          </table:table-cell>
          <table:table-cell office:value-type="float" office:value="64.27145" calcext:value-type="float">
            <text:p>64.3 </text:p>
          </table:table-cell>
          <table:table-cell office:value-type="float" office:value="47.31621" calcext:value-type="float">
            <text:p>47.3 </text:p>
          </table:table-cell>
          <table:table-cell office:value-type="string" calcext:value-type="string">
            <text:p>..</text:p>
          </table:table-cell>
          <table:table-cell office:value-type="float" office:value="64.05891" calcext:value-type="float">
            <text:p>64.1 </text:p>
          </table:table-cell>
          <table:table-cell office:value-type="float" office:value="37.69149" calcext:value-type="float">
            <text:p>37.7 </text:p>
          </table:table-cell>
          <table:table-cell office:value-type="float" office:value="65.45" calcext:value-type="float">
            <text:p>65.5 </text:p>
          </table:table-cell>
          <table:table-cell office:value-type="string" calcext:value-type="string">
            <text:p>..</text:p>
          </table:table-cell>
          <table:table-cell office:value-type="float" office:value="58.99694" calcext:value-type="float">
            <text:p>59.0 </text:p>
          </table:table-cell>
          <table:table-cell office:value-type="float" office:value="28.01035" calcext:value-type="float">
            <text:p>28.0 </text:p>
          </table:table-cell>
          <table:table-cell office:value-type="float" office:value="44.12337" calcext:value-type="float">
            <text:p>44.1 </text:p>
          </table:table-cell>
          <table:table-cell office:value-type="float" office:value="60.60425" calcext:value-type="float">
            <text:p>60.6 </text:p>
          </table:table-cell>
          <table:table-cell office:value-type="float" office:value="84.89252" calcext:value-type="float">
            <text:p>84.9 </text:p>
          </table:table-cell>
          <table:table-cell office:value-type="float" office:value="60.1" calcext:value-type="float">
            <text:p>60.1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7M12</text:p>
          </table:table-cell>
          <table:table-cell table:style-name="ce5" office:value-type="float" office:value="68.08684" calcext:value-type="float">
            <text:p>68.1 </text:p>
          </table:table-cell>
          <table:table-cell table:style-name="ce5" office:value-type="float" office:value="68.05896" calcext:value-type="float">
            <text:p>68.1 </text:p>
          </table:table-cell>
          <table:table-cell table:style-name="ce5" office:value-type="float" office:value="65.70119" calcext:value-type="float">
            <text:p>65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6.87747" calcext:value-type="float">
            <text:p>36.9 </text:p>
          </table:table-cell>
          <table:table-cell table:style-name="ce5" office:value-type="float" office:value="19.49114" calcext:value-type="float">
            <text:p>19.5 </text:p>
          </table:table-cell>
          <table:table-cell table:style-name="ce5" office:value-type="float" office:value="51" calcext:value-type="float">
            <text:p>51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71.86" calcext:value-type="float">
            <text:p>71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4.3773" calcext:value-type="float">
            <text:p>34.4 </text:p>
          </table:table-cell>
          <table:table-cell table:style-name="ce5" office:value-type="float" office:value="54.32225" calcext:value-type="float">
            <text:p>54.3 </text:p>
          </table:table-cell>
          <table:table-cell table:style-name="ce5" office:value-type="float" office:value="67.80178" calcext:value-type="float">
            <text:p>67.8 </text:p>
          </table:table-cell>
          <table:table-cell table:style-name="ce5" office:value-type="float" office:value="67.07925" calcext:value-type="float">
            <text:p>67.1 </text:p>
          </table:table-cell>
          <table:table-cell table:style-name="ce5" office:value-type="float" office:value="98.3" calcext:value-type="float">
            <text:p>98.3 </text:p>
          </table:table-cell>
          <table:table-cell table:style-name="ce5" office:value-type="float" office:value="64.55549" calcext:value-type="float">
            <text:p>64.6 </text:p>
          </table:table-cell>
          <table:table-cell table:style-name="ce5" office:value-type="float" office:value="47.40662" calcext:value-type="float">
            <text:p>47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4.10845" calcext:value-type="float">
            <text:p>64.1 </text:p>
          </table:table-cell>
          <table:table-cell table:style-name="ce5" office:value-type="float" office:value="38.25201" calcext:value-type="float">
            <text:p>38.3 </text:p>
          </table:table-cell>
          <table:table-cell table:style-name="ce5" office:value-type="float" office:value="65.44" calcext:value-type="float">
            <text:p>65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9.04557" calcext:value-type="float">
            <text:p>59.0 </text:p>
          </table:table-cell>
          <table:table-cell table:style-name="ce5" office:value-type="float" office:value="28.05923" calcext:value-type="float">
            <text:p>28.1 </text:p>
          </table:table-cell>
          <table:table-cell table:style-name="ce5" office:value-type="float" office:value="44.23437" calcext:value-type="float">
            <text:p>44.2 </text:p>
          </table:table-cell>
          <table:table-cell table:style-name="ce5" office:value-type="float" office:value="60.74134" calcext:value-type="float">
            <text:p>60.7 </text:p>
          </table:table-cell>
          <table:table-cell table:style-name="ce5" office:value-type="float" office:value="84.90755" calcext:value-type="float">
            <text:p>84.9 </text:p>
          </table:table-cell>
          <table:table-cell table:style-name="ce5" office:value-type="float" office:value="60.3" calcext:value-type="float">
            <text:p>60.3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8M1</text:p>
          </table:table-cell>
          <table:table-cell office:value-type="float" office:value="68.15301" calcext:value-type="float">
            <text:p>68.2 </text:p>
          </table:table-cell>
          <table:table-cell office:value-type="float" office:value="68.81549" calcext:value-type="float">
            <text:p>68.8 </text:p>
          </table:table-cell>
          <table:table-cell office:value-type="float" office:value="65.9945" calcext:value-type="float">
            <text:p>66.0 </text:p>
          </table:table-cell>
          <table:table-cell office:value-type="string" calcext:value-type="string">
            <text:p>..</text:p>
          </table:table-cell>
          <table:table-cell office:value-type="float" office:value="37.63023" calcext:value-type="float">
            <text:p>37.6 </text:p>
          </table:table-cell>
          <table:table-cell office:value-type="float" office:value="19.93932" calcext:value-type="float">
            <text:p>19.9 </text:p>
          </table:table-cell>
          <table:table-cell office:value-type="float" office:value="53.3" calcext:value-type="float">
            <text:p>53.3 </text:p>
          </table:table-cell>
          <table:table-cell office:value-type="string" calcext:value-type="string">
            <text:p>..</text:p>
          </table:table-cell>
          <table:table-cell office:value-type="float" office:value="46.40939" calcext:value-type="float">
            <text:p>46.4 </text:p>
          </table:table-cell>
          <table:table-cell office:value-type="float" office:value="72.04" calcext:value-type="float">
            <text:p>72.0 </text:p>
          </table:table-cell>
          <table:table-cell office:value-type="string" calcext:value-type="string">
            <text:p>..</text:p>
          </table:table-cell>
          <table:table-cell office:value-type="float" office:value="35.57976" calcext:value-type="float">
            <text:p>35.6 </text:p>
          </table:table-cell>
          <table:table-cell office:value-type="float" office:value="54.42455" calcext:value-type="float">
            <text:p>54.4 </text:p>
          </table:table-cell>
          <table:table-cell office:value-type="float" office:value="68.31004" calcext:value-type="float">
            <text:p>68.3 </text:p>
          </table:table-cell>
          <table:table-cell office:value-type="float" office:value="67.32587" calcext:value-type="float">
            <text:p>67.3 </text:p>
          </table:table-cell>
          <table:table-cell office:value-type="float" office:value="98.3" calcext:value-type="float">
            <text:p>98.3 </text:p>
          </table:table-cell>
          <table:table-cell office:value-type="float" office:value="65.80737" calcext:value-type="float">
            <text:p>65.8 </text:p>
          </table:table-cell>
          <table:table-cell office:value-type="float" office:value="48.07068" calcext:value-type="float">
            <text:p>48.1 </text:p>
          </table:table-cell>
          <table:table-cell office:value-type="string" calcext:value-type="string">
            <text:p>..</text:p>
          </table:table-cell>
          <table:table-cell office:value-type="float" office:value="64.30661" calcext:value-type="float">
            <text:p>64.3 </text:p>
          </table:table-cell>
          <table:table-cell office:value-type="float" office:value="39.20348" calcext:value-type="float">
            <text:p>39.2 </text:p>
          </table:table-cell>
          <table:table-cell office:value-type="float" office:value="65.88" calcext:value-type="float">
            <text:p>65.9 </text:p>
          </table:table-cell>
          <table:table-cell office:value-type="string" calcext:value-type="string">
            <text:p>..</text:p>
          </table:table-cell>
          <table:table-cell office:value-type="float" office:value="59.76516" calcext:value-type="float">
            <text:p>59.8 </text:p>
          </table:table-cell>
          <table:table-cell office:value-type="float" office:value="28.71916" calcext:value-type="float">
            <text:p>28.7 </text:p>
          </table:table-cell>
          <table:table-cell office:value-type="float" office:value="44.67838" calcext:value-type="float">
            <text:p>44.7 </text:p>
          </table:table-cell>
          <table:table-cell office:value-type="float" office:value="61.15684" calcext:value-type="float">
            <text:p>61.2 </text:p>
          </table:table-cell>
          <table:table-cell office:value-type="float" office:value="84.99093" calcext:value-type="float">
            <text:p>85.0 </text:p>
          </table:table-cell>
          <table:table-cell office:value-type="float" office:value="60.4" calcext:value-type="float">
            <text:p>60.4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8M2</text:p>
          </table:table-cell>
          <table:table-cell table:style-name="ce5" office:value-type="float" office:value="68.35151" calcext:value-type="float">
            <text:p>68.4 </text:p>
          </table:table-cell>
          <table:table-cell table:style-name="ce5" office:value-type="float" office:value="69.28473" calcext:value-type="float">
            <text:p>69.3 </text:p>
          </table:table-cell>
          <table:table-cell table:style-name="ce5" office:value-type="float" office:value="66.21449" calcext:value-type="float">
            <text:p>66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9.32976" calcext:value-type="float">
            <text:p>39.3 </text:p>
          </table:table-cell>
          <table:table-cell table:style-name="ce5" office:value-type="float" office:value="20.28193" calcext:value-type="float">
            <text:p>20.3 </text:p>
          </table:table-cell>
          <table:table-cell table:style-name="ce5" office:value-type="float" office:value="53.8" calcext:value-type="float">
            <text:p>53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7.14812" calcext:value-type="float">
            <text:p>47.1 </text:p>
          </table:table-cell>
          <table:table-cell table:style-name="ce5" office:value-type="float" office:value="72.21" calcext:value-type="float">
            <text:p>72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6.85372" calcext:value-type="float">
            <text:p>36.9 </text:p>
          </table:table-cell>
          <table:table-cell table:style-name="ce5" office:value-type="float" office:value="54.42455" calcext:value-type="float">
            <text:p>54.4 </text:p>
          </table:table-cell>
          <table:table-cell table:style-name="ce5" office:value-type="float" office:value="68.61499" calcext:value-type="float">
            <text:p>68.6 </text:p>
          </table:table-cell>
          <table:table-cell table:style-name="ce5" office:value-type="float" office:value="67.63414" calcext:value-type="float">
            <text:p>67.6 </text:p>
          </table:table-cell>
          <table:table-cell table:style-name="ce5" office:value-type="float" office:value="98.3" calcext:value-type="float">
            <text:p>98.3 </text:p>
          </table:table-cell>
          <table:table-cell table:style-name="ce5" office:value-type="float" office:value="66.43224" calcext:value-type="float">
            <text:p>66.4 </text:p>
          </table:table-cell>
          <table:table-cell table:style-name="ce5" office:value-type="float" office:value="48.24215" calcext:value-type="float">
            <text:p>48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4.34376" calcext:value-type="float">
            <text:p>64.3 </text:p>
          </table:table-cell>
          <table:table-cell table:style-name="ce5" office:value-type="float" office:value="39.87542" calcext:value-type="float">
            <text:p>39.9 </text:p>
          </table:table-cell>
          <table:table-cell table:style-name="ce5" office:value-type="float" office:value="65.93" calcext:value-type="float">
            <text:p>65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0.17358" calcext:value-type="float">
            <text:p>60.2 </text:p>
          </table:table-cell>
          <table:table-cell table:style-name="ce5" office:value-type="float" office:value="28.81693" calcext:value-type="float">
            <text:p>28.8 </text:p>
          </table:table-cell>
          <table:table-cell table:style-name="ce5" office:value-type="float" office:value="45.8439" calcext:value-type="float">
            <text:p>45.8 </text:p>
          </table:table-cell>
          <table:table-cell table:style-name="ce5" office:value-type="float" office:value="61.35232" calcext:value-type="float">
            <text:p>61.4 </text:p>
          </table:table-cell>
          <table:table-cell table:style-name="ce5" office:value-type="float" office:value="85.17473" calcext:value-type="float">
            <text:p>85.2 </text:p>
          </table:table-cell>
          <table:table-cell table:style-name="ce5" office:value-type="float" office:value="60.5" calcext:value-type="float">
            <text:p>60.5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8M3</text:p>
          </table:table-cell>
          <table:table-cell office:value-type="float" office:value="68.35151" calcext:value-type="float">
            <text:p>68.4 </text:p>
          </table:table-cell>
          <table:table-cell office:value-type="float" office:value="69.11235" calcext:value-type="float">
            <text:p>69.1 </text:p>
          </table:table-cell>
          <table:table-cell office:value-type="float" office:value="66.43446" calcext:value-type="float">
            <text:p>66.4 </text:p>
          </table:table-cell>
          <table:table-cell office:value-type="string" calcext:value-type="string">
            <text:p>..</text:p>
          </table:table-cell>
          <table:table-cell office:value-type="float" office:value="39.95835" calcext:value-type="float">
            <text:p>40.0 </text:p>
          </table:table-cell>
          <table:table-cell office:value-type="float" office:value="20.43694" calcext:value-type="float">
            <text:p>20.4 </text:p>
          </table:table-cell>
          <table:table-cell office:value-type="float" office:value="54" calcext:value-type="float">
            <text:p>54.0 </text:p>
          </table:table-cell>
          <table:table-cell office:value-type="string" calcext:value-type="string">
            <text:p>..</text:p>
          </table:table-cell>
          <table:table-cell office:value-type="float" office:value="47.9303" calcext:value-type="float">
            <text:p>47.9 </text:p>
          </table:table-cell>
          <table:table-cell office:value-type="float" office:value="72.28" calcext:value-type="float">
            <text:p>72.3 </text:p>
          </table:table-cell>
          <table:table-cell office:value-type="string" calcext:value-type="string">
            <text:p>..</text:p>
          </table:table-cell>
          <table:table-cell office:value-type="float" office:value="37.4387" calcext:value-type="float">
            <text:p>37.4 </text:p>
          </table:table-cell>
          <table:table-cell office:value-type="float" office:value="54.73146" calcext:value-type="float">
            <text:p>54.7 </text:p>
          </table:table-cell>
          <table:table-cell office:value-type="float" office:value="68.91995" calcext:value-type="float">
            <text:p>68.9 </text:p>
          </table:table-cell>
          <table:table-cell office:value-type="float" office:value="67.75745" calcext:value-type="float">
            <text:p>67.8 </text:p>
          </table:table-cell>
          <table:table-cell office:value-type="float" office:value="98.2" calcext:value-type="float">
            <text:p>98.2 </text:p>
          </table:table-cell>
          <table:table-cell office:value-type="float" office:value="67.00137" calcext:value-type="float">
            <text:p>67.0 </text:p>
          </table:table-cell>
          <table:table-cell office:value-type="float" office:value="48.31073" calcext:value-type="float">
            <text:p>48.3 </text:p>
          </table:table-cell>
          <table:table-cell office:value-type="string" calcext:value-type="string">
            <text:p>..</text:p>
          </table:table-cell>
          <table:table-cell office:value-type="float" office:value="64.37473" calcext:value-type="float">
            <text:p>64.4 </text:p>
          </table:table-cell>
          <table:table-cell office:value-type="float" office:value="40.3258" calcext:value-type="float">
            <text:p>40.3 </text:p>
          </table:table-cell>
          <table:table-cell office:value-type="float" office:value="65.96" calcext:value-type="float">
            <text:p>66.0 </text:p>
          </table:table-cell>
          <table:table-cell office:value-type="string" calcext:value-type="string">
            <text:p>..</text:p>
          </table:table-cell>
          <table:table-cell office:value-type="float" office:value="60.46531" calcext:value-type="float">
            <text:p>60.5 </text:p>
          </table:table-cell>
          <table:table-cell office:value-type="float" office:value="28.93914" calcext:value-type="float">
            <text:p>28.9 </text:p>
          </table:table-cell>
          <table:table-cell office:value-type="float" office:value="46.28791" calcext:value-type="float">
            <text:p>46.3 </text:p>
          </table:table-cell>
          <table:table-cell office:value-type="float" office:value="61.5351" calcext:value-type="float">
            <text:p>61.5 </text:p>
          </table:table-cell>
          <table:table-cell office:value-type="float" office:value="85.17695" calcext:value-type="float">
            <text:p>85.2 </text:p>
          </table:table-cell>
          <table:table-cell office:value-type="float" office:value="60.6" calcext:value-type="float">
            <text:p>60.6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8M4</text:p>
          </table:table-cell>
          <table:table-cell table:style-name="ce5" office:value-type="float" office:value="68.41768" calcext:value-type="float">
            <text:p>68.4 </text:p>
          </table:table-cell>
          <table:table-cell table:style-name="ce5" office:value-type="float" office:value="69.256" calcext:value-type="float">
            <text:p>69.3 </text:p>
          </table:table-cell>
          <table:table-cell table:style-name="ce5" office:value-type="float" office:value="66.50779" calcext:value-type="float">
            <text:p>66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0.5559" calcext:value-type="float">
            <text:p>40.6 </text:p>
          </table:table-cell>
          <table:table-cell table:style-name="ce5" office:value-type="float" office:value="20.53017" calcext:value-type="float">
            <text:p>20.5 </text:p>
          </table:table-cell>
          <table:table-cell table:style-name="ce5" office:value-type="float" office:value="54.3" calcext:value-type="float">
            <text:p>54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8.14757" calcext:value-type="float">
            <text:p>48.1 </text:p>
          </table:table-cell>
          <table:table-cell table:style-name="ce5" office:value-type="float" office:value="72.43" calcext:value-type="float">
            <text:p>72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7.78968" calcext:value-type="float">
            <text:p>37.8 </text:p>
          </table:table-cell>
          <table:table-cell table:style-name="ce5" office:value-type="float" office:value="54.83376" calcext:value-type="float">
            <text:p>54.8 </text:p>
          </table:table-cell>
          <table:table-cell table:style-name="ce5" office:value-type="float" office:value="69.63152" calcext:value-type="float">
            <text:p>69.6 </text:p>
          </table:table-cell>
          <table:table-cell table:style-name="ce5" office:value-type="float" office:value="67.88075" calcext:value-type="float">
            <text:p>67.9 </text:p>
          </table:table-cell>
          <table:table-cell table:style-name="ce5" office:value-type="float" office:value="98.5" calcext:value-type="float">
            <text:p>98.5 </text:p>
          </table:table-cell>
          <table:table-cell table:style-name="ce5" office:value-type="float" office:value="67.00137" calcext:value-type="float">
            <text:p>67.0 </text:p>
          </table:table-cell>
          <table:table-cell table:style-name="ce5" office:value-type="float" office:value="49.10262" calcext:value-type="float">
            <text:p>49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4.3933" calcext:value-type="float">
            <text:p>64.4 </text:p>
          </table:table-cell>
          <table:table-cell table:style-name="ce5" office:value-type="float" office:value="40.69258" calcext:value-type="float">
            <text:p>40.7 </text:p>
          </table:table-cell>
          <table:table-cell table:style-name="ce5" office:value-type="float" office:value="66.07" calcext:value-type="float">
            <text:p>66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0.70841" calcext:value-type="float">
            <text:p>60.7 </text:p>
          </table:table-cell>
          <table:table-cell table:style-name="ce5" office:value-type="float" office:value="29.01246" calcext:value-type="float">
            <text:p>29.0 </text:p>
          </table:table-cell>
          <table:table-cell table:style-name="ce5" office:value-type="float" office:value="46.50991" calcext:value-type="float">
            <text:p>46.5 </text:p>
          </table:table-cell>
          <table:table-cell table:style-name="ce5" office:value-type="float" office:value="61.80505" calcext:value-type="float">
            <text:p>61.8 </text:p>
          </table:table-cell>
          <table:table-cell table:style-name="ce5" office:value-type="float" office:value="85.2078" calcext:value-type="float">
            <text:p>85.2 </text:p>
          </table:table-cell>
          <table:table-cell table:style-name="ce5" office:value-type="float" office:value="61.2" calcext:value-type="float">
            <text:p>61.2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8M5</text:p>
          </table:table-cell>
          <table:table-cell office:value-type="float" office:value="68.41768" calcext:value-type="float">
            <text:p>68.4 </text:p>
          </table:table-cell>
          <table:table-cell office:value-type="float" office:value="69.24642" calcext:value-type="float">
            <text:p>69.2 </text:p>
          </table:table-cell>
          <table:table-cell office:value-type="float" office:value="66.72778" calcext:value-type="float">
            <text:p>66.7 </text:p>
          </table:table-cell>
          <table:table-cell office:value-type="string" calcext:value-type="string">
            <text:p>..</text:p>
          </table:table-cell>
          <table:table-cell office:value-type="float" office:value="40.94392" calcext:value-type="float">
            <text:p>40.9 </text:p>
          </table:table-cell>
          <table:table-cell office:value-type="float" office:value="20.62003" calcext:value-type="float">
            <text:p>20.6 </text:p>
          </table:table-cell>
          <table:table-cell office:value-type="float" office:value="54.4" calcext:value-type="float">
            <text:p>54.4 </text:p>
          </table:table-cell>
          <table:table-cell office:value-type="string" calcext:value-type="string">
            <text:p>..</text:p>
          </table:table-cell>
          <table:table-cell office:value-type="float" office:value="48.19102" calcext:value-type="float">
            <text:p>48.2 </text:p>
          </table:table-cell>
          <table:table-cell office:value-type="float" office:value="72.54" calcext:value-type="float">
            <text:p>72.5 </text:p>
          </table:table-cell>
          <table:table-cell office:value-type="string" calcext:value-type="string">
            <text:p>..</text:p>
          </table:table-cell>
          <table:table-cell office:value-type="float" office:value="38.08867" calcext:value-type="float">
            <text:p>38.1 </text:p>
          </table:table-cell>
          <table:table-cell office:value-type="float" office:value="55.03836" calcext:value-type="float">
            <text:p>55.0 </text:p>
          </table:table-cell>
          <table:table-cell office:value-type="float" office:value="69.63152" calcext:value-type="float">
            <text:p>69.6 </text:p>
          </table:table-cell>
          <table:table-cell office:value-type="float" office:value="68.12737" calcext:value-type="float">
            <text:p>68.1 </text:p>
          </table:table-cell>
          <table:table-cell office:value-type="float" office:value="98.4" calcext:value-type="float">
            <text:p>98.4 </text:p>
          </table:table-cell>
          <table:table-cell office:value-type="float" office:value="66.88776" calcext:value-type="float">
            <text:p>66.9 </text:p>
          </table:table-cell>
          <table:table-cell office:value-type="float" office:value="49.10573" calcext:value-type="float">
            <text:p>49.1 </text:p>
          </table:table-cell>
          <table:table-cell office:value-type="string" calcext:value-type="string">
            <text:p>..</text:p>
          </table:table-cell>
          <table:table-cell office:value-type="float" office:value="64.4738" calcext:value-type="float">
            <text:p>64.5 </text:p>
          </table:table-cell>
          <table:table-cell office:value-type="float" office:value="40.81199" calcext:value-type="float">
            <text:p>40.8 </text:p>
          </table:table-cell>
          <table:table-cell office:value-type="float" office:value="66.07" calcext:value-type="float">
            <text:p>66.1 </text:p>
          </table:table-cell>
          <table:table-cell office:value-type="string" calcext:value-type="string">
            <text:p>..</text:p>
          </table:table-cell>
          <table:table-cell office:value-type="float" office:value="60.84455" calcext:value-type="float">
            <text:p>60.8 </text:p>
          </table:table-cell>
          <table:table-cell office:value-type="float" office:value="29.06135" calcext:value-type="float">
            <text:p>29.1 </text:p>
          </table:table-cell>
          <table:table-cell office:value-type="float" office:value="46.62092" calcext:value-type="float">
            <text:p>46.6 </text:p>
          </table:table-cell>
          <table:table-cell office:value-type="float" office:value="61.99884" calcext:value-type="float">
            <text:p>62.0 </text:p>
          </table:table-cell>
          <table:table-cell office:value-type="float" office:value="84.86157" calcext:value-type="float">
            <text:p>84.9 </text:p>
          </table:table-cell>
          <table:table-cell office:value-type="float" office:value="61.4" calcext:value-type="float">
            <text:p>61.4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8M6</text:p>
          </table:table-cell>
          <table:table-cell table:style-name="ce5" office:value-type="float" office:value="68.61618" calcext:value-type="float">
            <text:p>68.6 </text:p>
          </table:table-cell>
          <table:table-cell table:style-name="ce5" office:value-type="float" office:value="69.32304" calcext:value-type="float">
            <text:p>69.3 </text:p>
          </table:table-cell>
          <table:table-cell table:style-name="ce5" office:value-type="float" office:value="66.8011" calcext:value-type="float">
            <text:p>66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1.2621" calcext:value-type="float">
            <text:p>41.3 </text:p>
          </table:table-cell>
          <table:table-cell table:style-name="ce5" office:value-type="float" office:value="20.81211" calcext:value-type="float">
            <text:p>20.8 </text:p>
          </table:table-cell>
          <table:table-cell table:style-name="ce5" office:value-type="float" office:value="54.8" calcext:value-type="float">
            <text:p>54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8.45175" calcext:value-type="float">
            <text:p>48.5 </text:p>
          </table:table-cell>
          <table:table-cell table:style-name="ce5" office:value-type="float" office:value="72.69" calcext:value-type="float">
            <text:p>72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8.38766" calcext:value-type="float">
            <text:p>38.4 </text:p>
          </table:table-cell>
          <table:table-cell table:style-name="ce5" office:value-type="float" office:value="55.24297" calcext:value-type="float">
            <text:p>55.2 </text:p>
          </table:table-cell>
          <table:table-cell table:style-name="ce5" office:value-type="float" office:value="70.03812" calcext:value-type="float">
            <text:p>70.0 </text:p>
          </table:table-cell>
          <table:table-cell table:style-name="ce5" office:value-type="float" office:value="68.18902" calcext:value-type="float">
            <text:p>68.2 </text:p>
          </table:table-cell>
          <table:table-cell table:style-name="ce5" office:value-type="float" office:value="98.4" calcext:value-type="float">
            <text:p>98.4 </text:p>
          </table:table-cell>
          <table:table-cell table:style-name="ce5" office:value-type="float" office:value="66.77307" calcext:value-type="float">
            <text:p>66.8 </text:p>
          </table:table-cell>
          <table:table-cell table:style-name="ce5" office:value-type="float" office:value="50.03166" calcext:value-type="float">
            <text:p>5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4.49238" calcext:value-type="float">
            <text:p>64.5 </text:p>
          </table:table-cell>
          <table:table-cell table:style-name="ce5" office:value-type="float" office:value="41.11533" calcext:value-type="float">
            <text:p>41.1 </text:p>
          </table:table-cell>
          <table:table-cell table:style-name="ce5" office:value-type="float" office:value="66.08" calcext:value-type="float">
            <text:p>66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0.94179" calcext:value-type="float">
            <text:p>60.9 </text:p>
          </table:table-cell>
          <table:table-cell table:style-name="ce5" office:value-type="float" office:value="29.11023" calcext:value-type="float">
            <text:p>29.1 </text:p>
          </table:table-cell>
          <table:table-cell table:style-name="ce5" office:value-type="float" office:value="47.12043" calcext:value-type="float">
            <text:p>47.1 </text:p>
          </table:table-cell>
          <table:table-cell table:style-name="ce5" office:value-type="float" office:value="62.19939" calcext:value-type="float">
            <text:p>62.2 </text:p>
          </table:table-cell>
          <table:table-cell table:style-name="ce5" office:value-type="float" office:value="84.86662" calcext:value-type="float">
            <text:p>84.9 </text:p>
          </table:table-cell>
          <table:table-cell table:style-name="ce5" office:value-type="float" office:value="61.4" calcext:value-type="float">
            <text:p>61.4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8M7</text:p>
          </table:table-cell>
          <table:table-cell office:value-type="float" office:value="69.07935" calcext:value-type="float">
            <text:p>69.1 </text:p>
          </table:table-cell>
          <table:table-cell office:value-type="float" office:value="69.87846" calcext:value-type="float">
            <text:p>69.9 </text:p>
          </table:table-cell>
          <table:table-cell office:value-type="float" office:value="67.09441" calcext:value-type="float">
            <text:p>67.1 </text:p>
          </table:table-cell>
          <table:table-cell office:value-type="string" calcext:value-type="string">
            <text:p>..</text:p>
          </table:table-cell>
          <table:table-cell office:value-type="float" office:value="41.64236" calcext:value-type="float">
            <text:p>41.6 </text:p>
          </table:table-cell>
          <table:table-cell office:value-type="float" office:value="21.17605" calcext:value-type="float">
            <text:p>21.2 </text:p>
          </table:table-cell>
          <table:table-cell office:value-type="float" office:value="56.5" calcext:value-type="float">
            <text:p>56.5 </text:p>
          </table:table-cell>
          <table:table-cell office:value-type="string" calcext:value-type="string">
            <text:p>..</text:p>
          </table:table-cell>
          <table:table-cell office:value-type="float" office:value="48.62557" calcext:value-type="float">
            <text:p>48.6 </text:p>
          </table:table-cell>
          <table:table-cell office:value-type="float" office:value="72.98" calcext:value-type="float">
            <text:p>73.0 </text:p>
          </table:table-cell>
          <table:table-cell office:value-type="string" calcext:value-type="string">
            <text:p>..</text:p>
          </table:table-cell>
          <table:table-cell office:value-type="float" office:value="38.77765" calcext:value-type="float">
            <text:p>38.8 </text:p>
          </table:table-cell>
          <table:table-cell office:value-type="float" office:value="55.44757" calcext:value-type="float">
            <text:p>55.4 </text:p>
          </table:table-cell>
          <table:table-cell office:value-type="float" office:value="70.44473" calcext:value-type="float">
            <text:p>70.4 </text:p>
          </table:table-cell>
          <table:table-cell office:value-type="float" office:value="68.25067" calcext:value-type="float">
            <text:p>68.3 </text:p>
          </table:table-cell>
          <table:table-cell office:value-type="float" office:value="98.3" calcext:value-type="float">
            <text:p>98.3 </text:p>
          </table:table-cell>
          <table:table-cell office:value-type="float" office:value="66.77307" calcext:value-type="float">
            <text:p>66.8 </text:p>
          </table:table-cell>
          <table:table-cell office:value-type="float" office:value="50.12831" calcext:value-type="float">
            <text:p>50.1 </text:p>
          </table:table-cell>
          <table:table-cell office:value-type="string" calcext:value-type="string">
            <text:p>..</text:p>
          </table:table-cell>
          <table:table-cell office:value-type="float" office:value="64.75245" calcext:value-type="float">
            <text:p>64.8 </text:p>
          </table:table-cell>
          <table:table-cell office:value-type="float" office:value="41.47956" calcext:value-type="float">
            <text:p>41.5 </text:p>
          </table:table-cell>
          <table:table-cell office:value-type="float" office:value="67.34" calcext:value-type="float">
            <text:p>67.3 </text:p>
          </table:table-cell>
          <table:table-cell office:value-type="string" calcext:value-type="string">
            <text:p>..</text:p>
          </table:table-cell>
          <table:table-cell office:value-type="float" office:value="61.11683" calcext:value-type="float">
            <text:p>61.1 </text:p>
          </table:table-cell>
          <table:table-cell office:value-type="float" office:value="29.18356" calcext:value-type="float">
            <text:p>29.2 </text:p>
          </table:table-cell>
          <table:table-cell office:value-type="float" office:value="47.28693" calcext:value-type="float">
            <text:p>47.3 </text:p>
          </table:table-cell>
          <table:table-cell office:value-type="float" office:value="62.6132" calcext:value-type="float">
            <text:p>62.6 </text:p>
          </table:table-cell>
          <table:table-cell office:value-type="float" office:value="84.87035" calcext:value-type="float">
            <text:p>84.9 </text:p>
          </table:table-cell>
          <table:table-cell office:value-type="float" office:value="61.6" calcext:value-type="float">
            <text:p>61.6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8M8</text:p>
          </table:table-cell>
          <table:table-cell table:style-name="ce5" office:value-type="float" office:value="69.14552" calcext:value-type="float">
            <text:p>69.1 </text:p>
          </table:table-cell>
          <table:table-cell table:style-name="ce5" office:value-type="float" office:value="69.80185" calcext:value-type="float">
            <text:p>69.8 </text:p>
          </table:table-cell>
          <table:table-cell table:style-name="ce5" office:value-type="float" office:value="67.09441" calcext:value-type="float">
            <text:p>67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1.86741" calcext:value-type="float">
            <text:p>41.9 </text:p>
          </table:table-cell>
          <table:table-cell table:style-name="ce5" office:value-type="float" office:value="22.01739" calcext:value-type="float">
            <text:p>22.0 </text:p>
          </table:table-cell>
          <table:table-cell table:style-name="ce5" office:value-type="float" office:value="56.6" calcext:value-type="float">
            <text:p>56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8.62557" calcext:value-type="float">
            <text:p>48.6 </text:p>
          </table:table-cell>
          <table:table-cell table:style-name="ce5" office:value-type="float" office:value="73.02" calcext:value-type="float">
            <text:p>73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8.97914" calcext:value-type="float">
            <text:p>39.0 </text:p>
          </table:table-cell>
          <table:table-cell table:style-name="ce5" office:value-type="float" office:value="55.65217" calcext:value-type="float">
            <text:p>55.7 </text:p>
          </table:table-cell>
          <table:table-cell table:style-name="ce5" office:value-type="float" office:value="70.95299" calcext:value-type="float">
            <text:p>71.0 </text:p>
          </table:table-cell>
          <table:table-cell table:style-name="ce5" office:value-type="float" office:value="68.43564" calcext:value-type="float">
            <text:p>68.4 </text:p>
          </table:table-cell>
          <table:table-cell table:style-name="ce5" office:value-type="float" office:value="98.5" calcext:value-type="float">
            <text:p>98.5 </text:p>
          </table:table-cell>
          <table:table-cell table:style-name="ce5" office:value-type="float" office:value="66.71627" calcext:value-type="float">
            <text:p>66.7 </text:p>
          </table:table-cell>
          <table:table-cell table:style-name="ce5" office:value-type="float" office:value="50.25301" calcext:value-type="float">
            <text:p>50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4.74625" calcext:value-type="float">
            <text:p>64.7 </text:p>
          </table:table-cell>
          <table:table-cell table:style-name="ce5" office:value-type="float" office:value="41.89032" calcext:value-type="float">
            <text:p>41.9 </text:p>
          </table:table-cell>
          <table:table-cell table:style-name="ce5" office:value-type="float" office:value="67.32" calcext:value-type="float">
            <text:p>67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1.41828" calcext:value-type="float">
            <text:p>61.4 </text:p>
          </table:table-cell>
          <table:table-cell table:style-name="ce5" office:value-type="float" office:value="29.18356" calcext:value-type="float">
            <text:p>29.2 </text:p>
          </table:table-cell>
          <table:table-cell table:style-name="ce5" office:value-type="float" office:value="47.67544" calcext:value-type="float">
            <text:p>47.7 </text:p>
          </table:table-cell>
          <table:table-cell table:style-name="ce5" office:value-type="float" office:value="62.98892" calcext:value-type="float">
            <text:p>63.0 </text:p>
          </table:table-cell>
          <table:table-cell table:style-name="ce5" office:value-type="float" office:value="85.43677" calcext:value-type="float">
            <text:p>85.4 </text:p>
          </table:table-cell>
          <table:table-cell table:style-name="ce5" office:value-type="float" office:value="61.7" calcext:value-type="float">
            <text:p>61.7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8M9</text:p>
          </table:table-cell>
          <table:table-cell office:value-type="float" office:value="68.94702" calcext:value-type="float">
            <text:p>68.9 </text:p>
          </table:table-cell>
          <table:table-cell office:value-type="float" office:value="69.6582" calcext:value-type="float">
            <text:p>69.7 </text:p>
          </table:table-cell>
          <table:table-cell office:value-type="float" office:value="67.24107" calcext:value-type="float">
            <text:p>67.2 </text:p>
          </table:table-cell>
          <table:table-cell office:value-type="string" calcext:value-type="string">
            <text:p>..</text:p>
          </table:table-cell>
          <table:table-cell office:value-type="float" office:value="42.20887" calcext:value-type="float">
            <text:p>42.2 </text:p>
          </table:table-cell>
          <table:table-cell office:value-type="float" office:value="21.92191" calcext:value-type="float">
            <text:p>21.9 </text:p>
          </table:table-cell>
          <table:table-cell office:value-type="float" office:value="56.5" calcext:value-type="float">
            <text:p>56.5 </text:p>
          </table:table-cell>
          <table:table-cell office:value-type="string" calcext:value-type="string">
            <text:p>..</text:p>
          </table:table-cell>
          <table:table-cell office:value-type="float" office:value="49.3643" calcext:value-type="float">
            <text:p>49.4 </text:p>
          </table:table-cell>
          <table:table-cell office:value-type="float" office:value="72.71" calcext:value-type="float">
            <text:p>72.7 </text:p>
          </table:table-cell>
          <table:table-cell office:value-type="string" calcext:value-type="string">
            <text:p>..</text:p>
          </table:table-cell>
          <table:table-cell office:value-type="float" office:value="39.08314" calcext:value-type="float">
            <text:p>39.1 </text:p>
          </table:table-cell>
          <table:table-cell office:value-type="float" office:value="55.95908" calcext:value-type="float">
            <text:p>56.0 </text:p>
          </table:table-cell>
          <table:table-cell office:value-type="float" office:value="71.66455" calcext:value-type="float">
            <text:p>71.7 </text:p>
          </table:table-cell>
          <table:table-cell office:value-type="float" office:value="68.43564" calcext:value-type="float">
            <text:p>68.4 </text:p>
          </table:table-cell>
          <table:table-cell office:value-type="float" office:value="98.4" calcext:value-type="float">
            <text:p>98.4 </text:p>
          </table:table-cell>
          <table:table-cell office:value-type="float" office:value="66.65946" calcext:value-type="float">
            <text:p>66.7 </text:p>
          </table:table-cell>
          <table:table-cell office:value-type="float" office:value="50.32784" calcext:value-type="float">
            <text:p>50.3 </text:p>
          </table:table-cell>
          <table:table-cell office:value-type="string" calcext:value-type="string">
            <text:p>..</text:p>
          </table:table-cell>
          <table:table-cell office:value-type="float" office:value="64.6348" calcext:value-type="float">
            <text:p>64.6 </text:p>
          </table:table-cell>
          <table:table-cell office:value-type="float" office:value="42.6306" calcext:value-type="float">
            <text:p>42.6 </text:p>
          </table:table-cell>
          <table:table-cell office:value-type="float" office:value="67.36" calcext:value-type="float">
            <text:p>67.4 </text:p>
          </table:table-cell>
          <table:table-cell office:value-type="string" calcext:value-type="string">
            <text:p>..</text:p>
          </table:table-cell>
          <table:table-cell office:value-type="float" office:value="61.55442" calcext:value-type="float">
            <text:p>61.6 </text:p>
          </table:table-cell>
          <table:table-cell office:value-type="float" office:value="29.30577" calcext:value-type="float">
            <text:p>29.3 </text:p>
          </table:table-cell>
          <table:table-cell office:value-type="float" office:value="47.84194" calcext:value-type="float">
            <text:p>47.8 </text:p>
          </table:table-cell>
          <table:table-cell office:value-type="float" office:value="62.95761" calcext:value-type="float">
            <text:p>63.0 </text:p>
          </table:table-cell>
          <table:table-cell office:value-type="float" office:value="85.46097" calcext:value-type="float">
            <text:p>85.5 </text:p>
          </table:table-cell>
          <table:table-cell office:value-type="float" office:value="61.9" calcext:value-type="float">
            <text:p>61.9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8M10</text:p>
          </table:table-cell>
          <table:table-cell table:style-name="ce5" office:value-type="float" office:value="68.81468" calcext:value-type="float">
            <text:p>68.8 </text:p>
          </table:table-cell>
          <table:table-cell table:style-name="ce5" office:value-type="float" office:value="69.79227" calcext:value-type="float">
            <text:p>69.8 </text:p>
          </table:table-cell>
          <table:table-cell table:style-name="ce5" office:value-type="float" office:value="67.31439" calcext:value-type="float">
            <text:p>67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2.51153" calcext:value-type="float">
            <text:p>42.5 </text:p>
          </table:table-cell>
          <table:table-cell table:style-name="ce5" office:value-type="float" office:value="21.70399" calcext:value-type="float">
            <text:p>21.7 </text:p>
          </table:table-cell>
          <table:table-cell table:style-name="ce5" office:value-type="float" office:value="56.3" calcext:value-type="float">
            <text:p>56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9.79884" calcext:value-type="float">
            <text:p>49.8 </text:p>
          </table:table-cell>
          <table:table-cell table:style-name="ce5" office:value-type="float" office:value="72.71" calcext:value-type="float">
            <text:p>72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9.24563" calcext:value-type="float">
            <text:p>39.2 </text:p>
          </table:table-cell>
          <table:table-cell table:style-name="ce5" office:value-type="float" office:value="56.16368" calcext:value-type="float">
            <text:p>56.2 </text:p>
          </table:table-cell>
          <table:table-cell table:style-name="ce5" office:value-type="float" office:value="73.49429" calcext:value-type="float">
            <text:p>73.5 </text:p>
          </table:table-cell>
          <table:table-cell table:style-name="ce5" office:value-type="float" office:value="68.55894" calcext:value-type="float">
            <text:p>68.6 </text:p>
          </table:table-cell>
          <table:table-cell table:style-name="ce5" office:value-type="float" office:value="98.5" calcext:value-type="float">
            <text:p>98.5 </text:p>
          </table:table-cell>
          <table:table-cell table:style-name="ce5" office:value-type="float" office:value="66.54585" calcext:value-type="float">
            <text:p>66.5 </text:p>
          </table:table-cell>
          <table:table-cell table:style-name="ce5" office:value-type="float" office:value="50.33408" calcext:value-type="float">
            <text:p>50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4.72768" calcext:value-type="float">
            <text:p>64.7 </text:p>
          </table:table-cell>
          <table:table-cell table:style-name="ce5" office:value-type="float" office:value="43.01973" calcext:value-type="float">
            <text:p>43.0 </text:p>
          </table:table-cell>
          <table:table-cell table:style-name="ce5" office:value-type="float" office:value="67.48" calcext:value-type="float">
            <text:p>67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1.71001" calcext:value-type="float">
            <text:p>61.7 </text:p>
          </table:table-cell>
          <table:table-cell table:style-name="ce5" office:value-type="float" office:value="29.72128" calcext:value-type="float">
            <text:p>29.7 </text:p>
          </table:table-cell>
          <table:table-cell table:style-name="ce5" office:value-type="float" office:value="48.06395" calcext:value-type="float">
            <text:p>48.1 </text:p>
          </table:table-cell>
          <table:table-cell table:style-name="ce5" office:value-type="float" office:value="62.8823" calcext:value-type="float">
            <text:p>62.9 </text:p>
          </table:table-cell>
          <table:table-cell table:style-name="ce5" office:value-type="float" office:value="85.47589" calcext:value-type="float">
            <text:p>85.5 </text:p>
          </table:table-cell>
          <table:table-cell table:style-name="ce5" office:value-type="float" office:value="62" calcext:value-type="float">
            <text:p>62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8M11</text:p>
          </table:table-cell>
          <table:table-cell office:value-type="float" office:value="68.81468" calcext:value-type="float">
            <text:p>68.8 </text:p>
          </table:table-cell>
          <table:table-cell office:value-type="float" office:value="69.51456" calcext:value-type="float">
            <text:p>69.5 </text:p>
          </table:table-cell>
          <table:table-cell office:value-type="float" office:value="67.02108" calcext:value-type="float">
            <text:p>67.0 </text:p>
          </table:table-cell>
          <table:table-cell office:value-type="string" calcext:value-type="string">
            <text:p>..</text:p>
          </table:table-cell>
          <table:table-cell office:value-type="float" office:value="42.7521" calcext:value-type="float">
            <text:p>42.8 </text:p>
          </table:table-cell>
          <table:table-cell office:value-type="float" office:value="21.8489" calcext:value-type="float">
            <text:p>21.8 </text:p>
          </table:table-cell>
          <table:table-cell office:value-type="float" office:value="56.3" calcext:value-type="float">
            <text:p>56.3 </text:p>
          </table:table-cell>
          <table:table-cell office:value-type="string" calcext:value-type="string">
            <text:p>..</text:p>
          </table:table-cell>
          <table:table-cell office:value-type="float" office:value="49.8423" calcext:value-type="float">
            <text:p>49.8 </text:p>
          </table:table-cell>
          <table:table-cell office:value-type="float" office:value="72.67" calcext:value-type="float">
            <text:p>72.7 </text:p>
          </table:table-cell>
          <table:table-cell office:value-type="string" calcext:value-type="string">
            <text:p>..</text:p>
          </table:table-cell>
          <table:table-cell office:value-type="float" office:value="39.33013" calcext:value-type="float">
            <text:p>39.3 </text:p>
          </table:table-cell>
          <table:table-cell office:value-type="float" office:value="55.75447" calcext:value-type="float">
            <text:p>55.8 </text:p>
          </table:table-cell>
          <table:table-cell office:value-type="float" office:value="74.00254" calcext:value-type="float">
            <text:p>74.0 </text:p>
          </table:table-cell>
          <table:table-cell office:value-type="float" office:value="68.80556" calcext:value-type="float">
            <text:p>68.8 </text:p>
          </table:table-cell>
          <table:table-cell office:value-type="float" office:value="98.4" calcext:value-type="float">
            <text:p>98.4 </text:p>
          </table:table-cell>
          <table:table-cell office:value-type="float" office:value="66.43224" calcext:value-type="float">
            <text:p>66.4 </text:p>
          </table:table-cell>
          <table:table-cell office:value-type="float" office:value="50.67701" calcext:value-type="float">
            <text:p>50.7 </text:p>
          </table:table-cell>
          <table:table-cell office:value-type="string" calcext:value-type="string">
            <text:p>..</text:p>
          </table:table-cell>
          <table:table-cell office:value-type="float" office:value="64.77103" calcext:value-type="float">
            <text:p>64.8 </text:p>
          </table:table-cell>
          <table:table-cell office:value-type="float" office:value="43.67694" calcext:value-type="float">
            <text:p>43.7 </text:p>
          </table:table-cell>
          <table:table-cell office:value-type="float" office:value="67.41" calcext:value-type="float">
            <text:p>67.4 </text:p>
          </table:table-cell>
          <table:table-cell office:value-type="string" calcext:value-type="string">
            <text:p>..</text:p>
          </table:table-cell>
          <table:table-cell office:value-type="float" office:value="61.77808" calcext:value-type="float">
            <text:p>61.8 </text:p>
          </table:table-cell>
          <table:table-cell office:value-type="float" office:value="29.7946" calcext:value-type="float">
            <text:p>29.8 </text:p>
          </table:table-cell>
          <table:table-cell office:value-type="float" office:value="48.11945" calcext:value-type="float">
            <text:p>48.1 </text:p>
          </table:table-cell>
          <table:table-cell office:value-type="float" office:value="62.78498" calcext:value-type="float">
            <text:p>62.8 </text:p>
          </table:table-cell>
          <table:table-cell office:value-type="float" office:value="85.34583" calcext:value-type="float">
            <text:p>85.3 </text:p>
          </table:table-cell>
          <table:table-cell office:value-type="float" office:value="62.1" calcext:value-type="float">
            <text:p>62.1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8M12</text:p>
          </table:table-cell>
          <table:table-cell table:style-name="ce5" office:value-type="float" office:value="69.14552" calcext:value-type="float">
            <text:p>69.1 </text:p>
          </table:table-cell>
          <table:table-cell table:style-name="ce5" office:value-type="float" office:value="69.5816" calcext:value-type="float">
            <text:p>69.6 </text:p>
          </table:table-cell>
          <table:table-cell table:style-name="ce5" office:value-type="float" office:value="67.02108" calcext:value-type="float">
            <text:p>67.0 </text:p>
          </table:table-cell>
          <table:table-cell table:style-name="ce5" office:value-type="float" office:value="49.3718" calcext:value-type="float">
            <text:p>49.4 </text:p>
          </table:table-cell>
          <table:table-cell table:style-name="ce5" office:value-type="float" office:value="43.0858" calcext:value-type="float">
            <text:p>43.1 </text:p>
          </table:table-cell>
          <table:table-cell table:style-name="ce5" office:value-type="float" office:value="21.96123" calcext:value-type="float">
            <text:p>22.0 </text:p>
          </table:table-cell>
          <table:table-cell table:style-name="ce5" office:value-type="float" office:value="56.5" calcext:value-type="float">
            <text:p>56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9.97266" calcext:value-type="float">
            <text:p>50.0 </text:p>
          </table:table-cell>
          <table:table-cell table:style-name="ce5" office:value-type="float" office:value="72.8" calcext:value-type="float">
            <text:p>72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9.46663" calcext:value-type="float">
            <text:p>39.5 </text:p>
          </table:table-cell>
          <table:table-cell table:style-name="ce5" office:value-type="float" office:value="55.34527" calcext:value-type="float">
            <text:p>55.3 </text:p>
          </table:table-cell>
          <table:table-cell table:style-name="ce5" office:value-type="float" office:value="74.40915" calcext:value-type="float">
            <text:p>74.4 </text:p>
          </table:table-cell>
          <table:table-cell table:style-name="ce5" office:value-type="float" office:value="68.80556" calcext:value-type="float">
            <text:p>68.8 </text:p>
          </table:table-cell>
          <table:table-cell table:style-name="ce5" office:value-type="float" office:value="98.2" calcext:value-type="float">
            <text:p>98.2 </text:p>
          </table:table-cell>
          <table:table-cell table:style-name="ce5" office:value-type="float" office:value="66.26182" calcext:value-type="float">
            <text:p>66.3 </text:p>
          </table:table-cell>
          <table:table-cell table:style-name="ce5" office:value-type="float" office:value="50.71754" calcext:value-type="float">
            <text:p>50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4.77722" calcext:value-type="float">
            <text:p>64.8 </text:p>
          </table:table-cell>
          <table:table-cell table:style-name="ce5" office:value-type="float" office:value="44.73582" calcext:value-type="float">
            <text:p>44.7 </text:p>
          </table:table-cell>
          <table:table-cell table:style-name="ce5" office:value-type="float" office:value="67.44" calcext:value-type="float">
            <text:p>67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1.79752" calcext:value-type="float">
            <text:p>61.8 </text:p>
          </table:table-cell>
          <table:table-cell table:style-name="ce5" office:value-type="float" office:value="29.89237" calcext:value-type="float">
            <text:p>29.9 </text:p>
          </table:table-cell>
          <table:table-cell table:style-name="ce5" office:value-type="float" office:value="48.34145" calcext:value-type="float">
            <text:p>48.3 </text:p>
          </table:table-cell>
          <table:table-cell table:style-name="ce5" office:value-type="float" office:value="62.99738" calcext:value-type="float">
            <text:p>63.0 </text:p>
          </table:table-cell>
          <table:table-cell table:style-name="ce5" office:value-type="float" office:value="85.35682" calcext:value-type="float">
            <text:p>85.4 </text:p>
          </table:table-cell>
          <table:table-cell table:style-name="ce5" office:value-type="float" office:value="62.3" calcext:value-type="float">
            <text:p>62.3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9M1</text:p>
          </table:table-cell>
          <table:table-cell office:value-type="float" office:value="69.14552" calcext:value-type="float">
            <text:p>69.1 </text:p>
          </table:table-cell>
          <table:table-cell office:value-type="float" office:value="69.90719" calcext:value-type="float">
            <text:p>69.9 </text:p>
          </table:table-cell>
          <table:table-cell office:value-type="float" office:value="66.87443" calcext:value-type="float">
            <text:p>66.9 </text:p>
          </table:table-cell>
          <table:table-cell office:value-type="float" office:value="49.61853" calcext:value-type="float">
            <text:p>49.6 </text:p>
          </table:table-cell>
          <table:table-cell office:value-type="float" office:value="44.05585" calcext:value-type="float">
            <text:p>44.1 </text:p>
          </table:table-cell>
          <table:table-cell office:value-type="float" office:value="22.50826" calcext:value-type="float">
            <text:p>22.5 </text:p>
          </table:table-cell>
          <table:table-cell office:value-type="float" office:value="57.3" calcext:value-type="float">
            <text:p>57.3 </text:p>
          </table:table-cell>
          <table:table-cell office:value-type="string" calcext:value-type="string">
            <text:p>..</text:p>
          </table:table-cell>
          <table:table-cell office:value-type="float" office:value="51.05902" calcext:value-type="float">
            <text:p>51.1 </text:p>
          </table:table-cell>
          <table:table-cell office:value-type="float" office:value="72.84" calcext:value-type="float">
            <text:p>72.8 </text:p>
          </table:table-cell>
          <table:table-cell office:value-type="string" calcext:value-type="string">
            <text:p>..</text:p>
          </table:table-cell>
          <table:table-cell office:value-type="float" office:value="41.24106" calcext:value-type="float">
            <text:p>41.2 </text:p>
          </table:table-cell>
          <table:table-cell office:value-type="float" office:value="55.34527" calcext:value-type="float">
            <text:p>55.3 </text:p>
          </table:table-cell>
          <table:table-cell office:value-type="float" office:value="74.40915" calcext:value-type="float">
            <text:p>74.4 </text:p>
          </table:table-cell>
          <table:table-cell office:value-type="float" office:value="68.92886" calcext:value-type="float">
            <text:p>68.9 </text:p>
          </table:table-cell>
          <table:table-cell office:value-type="float" office:value="98.3" calcext:value-type="float">
            <text:p>98.3 </text:p>
          </table:table-cell>
          <table:table-cell office:value-type="float" office:value="66.14821" calcext:value-type="float">
            <text:p>66.1 </text:p>
          </table:table-cell>
          <table:table-cell office:value-type="float" office:value="51.03554" calcext:value-type="float">
            <text:p>51.0 </text:p>
          </table:table-cell>
          <table:table-cell office:value-type="string" calcext:value-type="string">
            <text:p>..</text:p>
          </table:table-cell>
          <table:table-cell office:value-type="float" office:value="64.8763" calcext:value-type="float">
            <text:p>64.9 </text:p>
          </table:table-cell>
          <table:table-cell office:value-type="float" office:value="45.62132" calcext:value-type="float">
            <text:p>45.6 </text:p>
          </table:table-cell>
          <table:table-cell office:value-type="float" office:value="67.76" calcext:value-type="float">
            <text:p>67.8 </text:p>
          </table:table-cell>
          <table:table-cell office:value-type="string" calcext:value-type="string">
            <text:p>..</text:p>
          </table:table-cell>
          <table:table-cell office:value-type="float" office:value="62.05035" calcext:value-type="float">
            <text:p>62.1 </text:p>
          </table:table-cell>
          <table:table-cell office:value-type="float" office:value="31.94548" calcext:value-type="float">
            <text:p>31.9 </text:p>
          </table:table-cell>
          <table:table-cell office:value-type="float" office:value="48.72996" calcext:value-type="float">
            <text:p>48.7 </text:p>
          </table:table-cell>
          <table:table-cell office:value-type="float" office:value="63.36126" calcext:value-type="float">
            <text:p>63.4 </text:p>
          </table:table-cell>
          <table:table-cell office:value-type="float" office:value="85.49081" calcext:value-type="float">
            <text:p>85.5 </text:p>
          </table:table-cell>
          <table:table-cell office:value-type="float" office:value="62.5" calcext:value-type="float">
            <text:p>62.5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9M2</text:p>
          </table:table-cell>
          <table:table-cell table:style-name="ce5" office:value-type="float" office:value="69.34403" calcext:value-type="float">
            <text:p>69.3 </text:p>
          </table:table-cell>
          <table:table-cell table:style-name="ce5" office:value-type="float" office:value="70.39558" calcext:value-type="float">
            <text:p>70.4 </text:p>
          </table:table-cell>
          <table:table-cell table:style-name="ce5" office:value-type="float" office:value="67.09441" calcext:value-type="float">
            <text:p>67.1 </text:p>
          </table:table-cell>
          <table:table-cell table:style-name="ce5" office:value-type="float" office:value="49.8414" calcext:value-type="float">
            <text:p>49.8 </text:p>
          </table:table-cell>
          <table:table-cell table:style-name="ce5" office:value-type="float" office:value="44.83965" calcext:value-type="float">
            <text:p>44.8 </text:p>
          </table:table-cell>
          <table:table-cell table:style-name="ce5" office:value-type="float" office:value="22.72281" calcext:value-type="float">
            <text:p>22.7 </text:p>
          </table:table-cell>
          <table:table-cell table:style-name="ce5" office:value-type="float" office:value="57.5" calcext:value-type="float">
            <text:p>57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1.92811" calcext:value-type="float">
            <text:p>51.9 </text:p>
          </table:table-cell>
          <table:table-cell table:style-name="ce5" office:value-type="float" office:value="73.02" calcext:value-type="float">
            <text:p>73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2.46302" calcext:value-type="float">
            <text:p>42.5 </text:p>
          </table:table-cell>
          <table:table-cell table:style-name="ce5" office:value-type="float" office:value="55.44757" calcext:value-type="float">
            <text:p>55.4 </text:p>
          </table:table-cell>
          <table:table-cell table:style-name="ce5" office:value-type="float" office:value="74.20585" calcext:value-type="float">
            <text:p>74.2 </text:p>
          </table:table-cell>
          <table:table-cell table:style-name="ce5" office:value-type="float" office:value="69.17548" calcext:value-type="float">
            <text:p>69.2 </text:p>
          </table:table-cell>
          <table:table-cell table:style-name="ce5" office:value-type="float" office:value="98.2" calcext:value-type="float">
            <text:p>98.2 </text:p>
          </table:table-cell>
          <table:table-cell table:style-name="ce5" office:value-type="float" office:value="66.03352" calcext:value-type="float">
            <text:p>66.0 </text:p>
          </table:table-cell>
          <table:table-cell table:style-name="ce5" office:value-type="float" office:value="51.12907" calcext:value-type="float">
            <text:p>51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5.01871" calcext:value-type="float">
            <text:p>65.0 </text:p>
          </table:table-cell>
          <table:table-cell table:style-name="ce5" office:value-type="float" office:value="46.43993" calcext:value-type="float">
            <text:p>46.4 </text:p>
          </table:table-cell>
          <table:table-cell table:style-name="ce5" office:value-type="float" office:value="67.85" calcext:value-type="float">
            <text:p>67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2.55602" calcext:value-type="float">
            <text:p>62.6 </text:p>
          </table:table-cell>
          <table:table-cell table:style-name="ce5" office:value-type="float" office:value="32.53209" calcext:value-type="float">
            <text:p>32.5 </text:p>
          </table:table-cell>
          <table:table-cell table:style-name="ce5" office:value-type="float" office:value="49.06297" calcext:value-type="float">
            <text:p>49.1 </text:p>
          </table:table-cell>
          <table:table-cell table:style-name="ce5" office:value-type="float" office:value="63.56351" calcext:value-type="float">
            <text:p>63.6 </text:p>
          </table:table-cell>
          <table:table-cell table:style-name="ce5" office:value-type="float" office:value="85.96881" calcext:value-type="float">
            <text:p>86.0 </text:p>
          </table:table-cell>
          <table:table-cell table:style-name="ce5" office:value-type="float" office:value="62.7" calcext:value-type="float">
            <text:p>62.7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9M3</text:p>
          </table:table-cell>
          <table:table-cell office:value-type="float" office:value="69.41019" calcext:value-type="float">
            <text:p>69.4 </text:p>
          </table:table-cell>
          <table:table-cell office:value-type="float" office:value="70.19448" calcext:value-type="float">
            <text:p>70.2 </text:p>
          </table:table-cell>
          <table:table-cell office:value-type="float" office:value="67.31439" calcext:value-type="float">
            <text:p>67.3 </text:p>
          </table:table-cell>
          <table:table-cell office:value-type="float" office:value="50.38263" calcext:value-type="float">
            <text:p>50.4 </text:p>
          </table:table-cell>
          <table:table-cell office:value-type="float" office:value="45.3208" calcext:value-type="float">
            <text:p>45.3 </text:p>
          </table:table-cell>
          <table:table-cell office:value-type="float" office:value="22.85873" calcext:value-type="float">
            <text:p>22.9 </text:p>
          </table:table-cell>
          <table:table-cell office:value-type="float" office:value="57.6" calcext:value-type="float">
            <text:p>57.6 </text:p>
          </table:table-cell>
          <table:table-cell office:value-type="string" calcext:value-type="string">
            <text:p>..</text:p>
          </table:table-cell>
          <table:table-cell office:value-type="float" office:value="52.40611" calcext:value-type="float">
            <text:p>52.4 </text:p>
          </table:table-cell>
          <table:table-cell office:value-type="float" office:value="73.12" calcext:value-type="float">
            <text:p>73.1 </text:p>
          </table:table-cell>
          <table:table-cell office:value-type="string" calcext:value-type="string">
            <text:p>..</text:p>
          </table:table-cell>
          <table:table-cell office:value-type="float" office:value="43.0155" calcext:value-type="float">
            <text:p>43.0 </text:p>
          </table:table-cell>
          <table:table-cell office:value-type="float" office:value="55.54987" calcext:value-type="float">
            <text:p>55.5 </text:p>
          </table:table-cell>
          <table:table-cell office:value-type="float" office:value="74.20585" calcext:value-type="float">
            <text:p>74.2 </text:p>
          </table:table-cell>
          <table:table-cell office:value-type="float" office:value="69.29879" calcext:value-type="float">
            <text:p>69.3 </text:p>
          </table:table-cell>
          <table:table-cell office:value-type="float" office:value="98.3" calcext:value-type="float">
            <text:p>98.3 </text:p>
          </table:table-cell>
          <table:table-cell office:value-type="float" office:value="66.26182" calcext:value-type="float">
            <text:p>66.3 </text:p>
          </table:table-cell>
          <table:table-cell office:value-type="float" office:value="51.19142" calcext:value-type="float">
            <text:p>51.2 </text:p>
          </table:table-cell>
          <table:table-cell office:value-type="string" calcext:value-type="string">
            <text:p>..</text:p>
          </table:table-cell>
          <table:table-cell office:value-type="float" office:value="65.13637" calcext:value-type="float">
            <text:p>65.1 </text:p>
          </table:table-cell>
          <table:table-cell office:value-type="float" office:value="47.19275" calcext:value-type="float">
            <text:p>47.2 </text:p>
          </table:table-cell>
          <table:table-cell office:value-type="float" office:value="67.87" calcext:value-type="float">
            <text:p>67.9 </text:p>
          </table:table-cell>
          <table:table-cell office:value-type="string" calcext:value-type="string">
            <text:p>..</text:p>
          </table:table-cell>
          <table:table-cell office:value-type="float" office:value="62.79912" calcext:value-type="float">
            <text:p>62.8 </text:p>
          </table:table-cell>
          <table:table-cell office:value-type="float" office:value="32.75206" calcext:value-type="float">
            <text:p>32.8 </text:p>
          </table:table-cell>
          <table:table-cell office:value-type="float" office:value="49.39597" calcext:value-type="float">
            <text:p>49.4 </text:p>
          </table:table-cell>
          <table:table-cell office:value-type="float" office:value="63.87323" calcext:value-type="float">
            <text:p>63.9 </text:p>
          </table:table-cell>
          <table:table-cell office:value-type="float" office:value="85.99452" calcext:value-type="float">
            <text:p>86.0 </text:p>
          </table:table-cell>
          <table:table-cell office:value-type="float" office:value="62.8" calcext:value-type="float">
            <text:p>62.8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9M4</text:p>
          </table:table-cell>
          <table:table-cell table:style-name="ce5" office:value-type="float" office:value="69.27786" calcext:value-type="float">
            <text:p>69.3 </text:p>
          </table:table-cell>
          <table:table-cell table:style-name="ce5" office:value-type="float" office:value="70.27109" calcext:value-type="float">
            <text:p>70.3 </text:p>
          </table:table-cell>
          <table:table-cell table:style-name="ce5" office:value-type="float" office:value="67.6077" calcext:value-type="float">
            <text:p>67.6 </text:p>
          </table:table-cell>
          <table:table-cell table:style-name="ce5" office:value-type="float" office:value="50.33488" calcext:value-type="float">
            <text:p>50.3 </text:p>
          </table:table-cell>
          <table:table-cell table:style-name="ce5" office:value-type="float" office:value="45.80194" calcext:value-type="float">
            <text:p>45.8 </text:p>
          </table:table-cell>
          <table:table-cell table:style-name="ce5" office:value-type="float" office:value="22.98566" calcext:value-type="float">
            <text:p>23.0 </text:p>
          </table:table-cell>
          <table:table-cell table:style-name="ce5" office:value-type="float" office:value="57.5" calcext:value-type="float">
            <text:p>57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2.66684" calcext:value-type="float">
            <text:p>52.7 </text:p>
          </table:table-cell>
          <table:table-cell table:style-name="ce5" office:value-type="float" office:value="73.38" calcext:value-type="float">
            <text:p>73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3.69148" calcext:value-type="float">
            <text:p>43.7 </text:p>
          </table:table-cell>
          <table:table-cell table:style-name="ce5" office:value-type="float" office:value="55.75447" calcext:value-type="float">
            <text:p>55.8 </text:p>
          </table:table-cell>
          <table:table-cell table:style-name="ce5" office:value-type="float" office:value="73.69759" calcext:value-type="float">
            <text:p>73.7 </text:p>
          </table:table-cell>
          <table:table-cell table:style-name="ce5" office:value-type="float" office:value="69.4221" calcext:value-type="float">
            <text:p>69.4 </text:p>
          </table:table-cell>
          <table:table-cell table:style-name="ce5" office:value-type="float" office:value="98.5" calcext:value-type="float">
            <text:p>98.5 </text:p>
          </table:table-cell>
          <table:table-cell table:style-name="ce5" office:value-type="float" office:value="66.20394" calcext:value-type="float">
            <text:p>66.2 </text:p>
          </table:table-cell>
          <table:table-cell table:style-name="ce5" office:value-type="float" office:value="51.19142" calcext:value-type="float">
            <text:p>51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5.26022" calcext:value-type="float">
            <text:p>65.3 </text:p>
          </table:table-cell>
          <table:table-cell table:style-name="ce5" office:value-type="float" office:value="47.65331" calcext:value-type="float">
            <text:p>47.7 </text:p>
          </table:table-cell>
          <table:table-cell table:style-name="ce5" office:value-type="float" office:value="68" calcext:value-type="float">
            <text:p>68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2.99361" calcext:value-type="float">
            <text:p>63.0 </text:p>
          </table:table-cell>
          <table:table-cell table:style-name="ce5" office:value-type="float" office:value="32.99648" calcext:value-type="float">
            <text:p>33.0 </text:p>
          </table:table-cell>
          <table:table-cell table:style-name="ce5" office:value-type="float" office:value="49.67348" calcext:value-type="float">
            <text:p>49.7 </text:p>
          </table:table-cell>
          <table:table-cell table:style-name="ce5" office:value-type="float" office:value="64.01201" calcext:value-type="float">
            <text:p>64.0 </text:p>
          </table:table-cell>
          <table:table-cell table:style-name="ce5" office:value-type="float" office:value="85.93806" calcext:value-type="float">
            <text:p>85.9 </text:p>
          </table:table-cell>
          <table:table-cell table:style-name="ce5" office:value-type="float" office:value="63.3" calcext:value-type="float">
            <text:p>63.3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9M5</text:p>
          </table:table-cell>
          <table:table-cell office:value-type="float" office:value="69.47636" calcext:value-type="float">
            <text:p>69.5 </text:p>
          </table:table-cell>
          <table:table-cell office:value-type="float" office:value="70.3477" calcext:value-type="float">
            <text:p>70.3 </text:p>
          </table:table-cell>
          <table:table-cell office:value-type="float" office:value="67.82768" calcext:value-type="float">
            <text:p>67.8 </text:p>
          </table:table-cell>
          <table:table-cell office:value-type="float" office:value="50.311" calcext:value-type="float">
            <text:p>50.3 </text:p>
          </table:table-cell>
          <table:table-cell office:value-type="float" office:value="46.02699" calcext:value-type="float">
            <text:p>46.0 </text:p>
          </table:table-cell>
          <table:table-cell office:value-type="float" office:value="23.15302" calcext:value-type="float">
            <text:p>23.2 </text:p>
          </table:table-cell>
          <table:table-cell office:value-type="float" office:value="57.6" calcext:value-type="float">
            <text:p>57.6 </text:p>
          </table:table-cell>
          <table:table-cell office:value-type="string" calcext:value-type="string">
            <text:p>..</text:p>
          </table:table-cell>
          <table:table-cell office:value-type="float" office:value="53.49247" calcext:value-type="float">
            <text:p>53.5 </text:p>
          </table:table-cell>
          <table:table-cell office:value-type="float" office:value="73.38" calcext:value-type="float">
            <text:p>73.4 </text:p>
          </table:table-cell>
          <table:table-cell office:value-type="string" calcext:value-type="string">
            <text:p>..</text:p>
          </table:table-cell>
          <table:table-cell office:value-type="float" office:value="44.00347" calcext:value-type="float">
            <text:p>44.0 </text:p>
          </table:table-cell>
          <table:table-cell office:value-type="float" office:value="55.95908" calcext:value-type="float">
            <text:p>56.0 </text:p>
          </table:table-cell>
          <table:table-cell office:value-type="float" office:value="74.00254" calcext:value-type="float">
            <text:p>74.0 </text:p>
          </table:table-cell>
          <table:table-cell office:value-type="float" office:value="69.60706" calcext:value-type="float">
            <text:p>69.6 </text:p>
          </table:table-cell>
          <table:table-cell office:value-type="float" office:value="98.5" calcext:value-type="float">
            <text:p>98.5 </text:p>
          </table:table-cell>
          <table:table-cell office:value-type="float" office:value="66.03352" calcext:value-type="float">
            <text:p>66.0 </text:p>
          </table:table-cell>
          <table:table-cell office:value-type="float" office:value="51.28495" calcext:value-type="float">
            <text:p>51.3 </text:p>
          </table:table-cell>
          <table:table-cell office:value-type="string" calcext:value-type="string">
            <text:p>..</text:p>
          </table:table-cell>
          <table:table-cell office:value-type="float" office:value="65.61936" calcext:value-type="float">
            <text:p>65.6 </text:p>
          </table:table-cell>
          <table:table-cell office:value-type="float" office:value="47.7918" calcext:value-type="float">
            <text:p>47.8 </text:p>
          </table:table-cell>
          <table:table-cell office:value-type="float" office:value="68.03" calcext:value-type="float">
            <text:p>68.0 </text:p>
          </table:table-cell>
          <table:table-cell office:value-type="string" calcext:value-type="string">
            <text:p>..</text:p>
          </table:table-cell>
          <table:table-cell office:value-type="float" office:value="63.13947" calcext:value-type="float">
            <text:p>63.1 </text:p>
          </table:table-cell>
          <table:table-cell office:value-type="float" office:value="33.09425" calcext:value-type="float">
            <text:p>33.1 </text:p>
          </table:table-cell>
          <table:table-cell office:value-type="float" office:value="49.89548" calcext:value-type="float">
            <text:p>49.9 </text:p>
          </table:table-cell>
          <table:table-cell office:value-type="float" office:value="64.12371" calcext:value-type="float">
            <text:p>64.1 </text:p>
          </table:table-cell>
          <table:table-cell office:value-type="float" office:value="85.61795" calcext:value-type="float">
            <text:p>85.6 </text:p>
          </table:table-cell>
          <table:table-cell office:value-type="float" office:value="63.4" calcext:value-type="float">
            <text:p>63.4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9M6</text:p>
          </table:table-cell>
          <table:table-cell table:style-name="ce5" office:value-type="float" office:value="69.6087" calcext:value-type="float">
            <text:p>69.6 </text:p>
          </table:table-cell>
          <table:table-cell table:style-name="ce5" office:value-type="float" office:value="70.37643" calcext:value-type="float">
            <text:p>70.4 </text:p>
          </table:table-cell>
          <table:table-cell table:style-name="ce5" office:value-type="float" office:value="67.97433" calcext:value-type="float">
            <text:p>68.0 </text:p>
          </table:table-cell>
          <table:table-cell table:style-name="ce5" office:value-type="float" office:value="50.49406" calcext:value-type="float">
            <text:p>50.5 </text:p>
          </table:table-cell>
          <table:table-cell table:style-name="ce5" office:value-type="float" office:value="46.22876" calcext:value-type="float">
            <text:p>46.2 </text:p>
          </table:table-cell>
          <table:table-cell table:style-name="ce5" office:value-type="float" office:value="23.53269" calcext:value-type="float">
            <text:p>23.5 </text:p>
          </table:table-cell>
          <table:table-cell table:style-name="ce5" office:value-type="float" office:value="58" calcext:value-type="float">
            <text:p>58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3.53593" calcext:value-type="float">
            <text:p>53.5 </text:p>
          </table:table-cell>
          <table:table-cell table:style-name="ce5" office:value-type="float" office:value="73.44" calcext:value-type="float">
            <text:p>73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4.28946" calcext:value-type="float">
            <text:p>44.3 </text:p>
          </table:table-cell>
          <table:table-cell table:style-name="ce5" office:value-type="float" office:value="56.06138" calcext:value-type="float">
            <text:p>56.1 </text:p>
          </table:table-cell>
          <table:table-cell table:style-name="ce5" office:value-type="float" office:value="74.20585" calcext:value-type="float">
            <text:p>74.2 </text:p>
          </table:table-cell>
          <table:table-cell table:style-name="ce5" office:value-type="float" office:value="69.79202" calcext:value-type="float">
            <text:p>69.8 </text:p>
          </table:table-cell>
          <table:table-cell table:style-name="ce5" office:value-type="float" office:value="98.6" calcext:value-type="float">
            <text:p>98.6 </text:p>
          </table:table-cell>
          <table:table-cell table:style-name="ce5" office:value-type="float" office:value="65.97672" calcext:value-type="float">
            <text:p>66.0 </text:p>
          </table:table-cell>
          <table:table-cell table:style-name="ce5" office:value-type="float" office:value="52.37612" calcext:value-type="float">
            <text:p>52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5.62556" calcext:value-type="float">
            <text:p>65.6 </text:p>
          </table:table-cell>
          <table:table-cell table:style-name="ce5" office:value-type="float" office:value="48.11041" calcext:value-type="float">
            <text:p>48.1 </text:p>
          </table:table-cell>
          <table:table-cell table:style-name="ce5" office:value-type="float" office:value="68.04" calcext:value-type="float">
            <text:p>68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3.23671" calcext:value-type="float">
            <text:p>63.2 </text:p>
          </table:table-cell>
          <table:table-cell table:style-name="ce5" office:value-type="float" office:value="33.2409" calcext:value-type="float">
            <text:p>33.2 </text:p>
          </table:table-cell>
          <table:table-cell table:style-name="ce5" office:value-type="float" office:value="50.00648" calcext:value-type="float">
            <text:p>50.0 </text:p>
          </table:table-cell>
          <table:table-cell table:style-name="ce5" office:value-type="float" office:value="64.38435" calcext:value-type="float">
            <text:p>64.4 </text:p>
          </table:table-cell>
          <table:table-cell table:style-name="ce5" office:value-type="float" office:value="85.62289" calcext:value-type="float">
            <text:p>85.6 </text:p>
          </table:table-cell>
          <table:table-cell table:style-name="ce5" office:value-type="float" office:value="63.5" calcext:value-type="float">
            <text:p>63.5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9M7</text:p>
          </table:table-cell>
          <table:table-cell office:value-type="float" office:value="70.00571" calcext:value-type="float">
            <text:p>70.0 </text:p>
          </table:table-cell>
          <table:table-cell office:value-type="float" office:value="70.74033" calcext:value-type="float">
            <text:p>70.7 </text:p>
          </table:table-cell>
          <table:table-cell office:value-type="float" office:value="68.19432" calcext:value-type="float">
            <text:p>68.2 </text:p>
          </table:table-cell>
          <table:table-cell office:value-type="float" office:value="50.5657" calcext:value-type="float">
            <text:p>50.6 </text:p>
          </table:table-cell>
          <table:table-cell office:value-type="float" office:value="46.46157" calcext:value-type="float">
            <text:p>46.5 </text:p>
          </table:table-cell>
          <table:table-cell office:value-type="float" office:value="23.7405" calcext:value-type="float">
            <text:p>23.7 </text:p>
          </table:table-cell>
          <table:table-cell office:value-type="float" office:value="59.2" calcext:value-type="float">
            <text:p>59.2 </text:p>
          </table:table-cell>
          <table:table-cell office:value-type="string" calcext:value-type="string">
            <text:p>..</text:p>
          </table:table-cell>
          <table:table-cell office:value-type="float" office:value="53.92702" calcext:value-type="float">
            <text:p>53.9 </text:p>
          </table:table-cell>
          <table:table-cell office:value-type="float" office:value="73.74" calcext:value-type="float">
            <text:p>73.7 </text:p>
          </table:table-cell>
          <table:table-cell office:value-type="string" calcext:value-type="string">
            <text:p>..</text:p>
          </table:table-cell>
          <table:table-cell office:value-type="float" office:value="44.59495" calcext:value-type="float">
            <text:p>44.6 </text:p>
          </table:table-cell>
          <table:table-cell office:value-type="float" office:value="56.26598" calcext:value-type="float">
            <text:p>56.3 </text:p>
          </table:table-cell>
          <table:table-cell office:value-type="float" office:value="74.61245" calcext:value-type="float">
            <text:p>74.6 </text:p>
          </table:table-cell>
          <table:table-cell office:value-type="float" office:value="69.91532" calcext:value-type="float">
            <text:p>69.9 </text:p>
          </table:table-cell>
          <table:table-cell office:value-type="float" office:value="98.5" calcext:value-type="float">
            <text:p>98.5 </text:p>
          </table:table-cell>
          <table:table-cell office:value-type="float" office:value="65.97672" calcext:value-type="float">
            <text:p>66.0 </text:p>
          </table:table-cell>
          <table:table-cell office:value-type="float" office:value="52.37612" calcext:value-type="float">
            <text:p>52.4 </text:p>
          </table:table-cell>
          <table:table-cell office:value-type="string" calcext:value-type="string">
            <text:p>..</text:p>
          </table:table-cell>
          <table:table-cell office:value-type="float" office:value="65.69987" calcext:value-type="float">
            <text:p>65.7 </text:p>
          </table:table-cell>
          <table:table-cell office:value-type="float" office:value="48.50372" calcext:value-type="float">
            <text:p>48.5 </text:p>
          </table:table-cell>
          <table:table-cell office:value-type="float" office:value="69.06" calcext:value-type="float">
            <text:p>69.1 </text:p>
          </table:table-cell>
          <table:table-cell office:value-type="string" calcext:value-type="string">
            <text:p>..</text:p>
          </table:table-cell>
          <table:table-cell office:value-type="float" office:value="63.36313" calcext:value-type="float">
            <text:p>63.4 </text:p>
          </table:table-cell>
          <table:table-cell office:value-type="float" office:value="37.71376" calcext:value-type="float">
            <text:p>37.7 </text:p>
          </table:table-cell>
          <table:table-cell office:value-type="float" office:value="51.39401" calcext:value-type="float">
            <text:p>51.4 </text:p>
          </table:table-cell>
          <table:table-cell office:value-type="float" office:value="64.81423" calcext:value-type="float">
            <text:p>64.8 </text:p>
          </table:table-cell>
          <table:table-cell office:value-type="float" office:value="85.53608" calcext:value-type="float">
            <text:p>85.5 </text:p>
          </table:table-cell>
          <table:table-cell office:value-type="float" office:value="63.6" calcext:value-type="float">
            <text:p>63.6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9M8</text:p>
          </table:table-cell>
          <table:table-cell table:style-name="ce5" office:value-type="float" office:value="70.07188" calcext:value-type="float">
            <text:p>70.1 </text:p>
          </table:table-cell>
          <table:table-cell table:style-name="ce5" office:value-type="float" office:value="70.67329" calcext:value-type="float">
            <text:p>70.7 </text:p>
          </table:table-cell>
          <table:table-cell table:style-name="ce5" office:value-type="float" office:value="68.26765" calcext:value-type="float">
            <text:p>68.3 </text:p>
          </table:table-cell>
          <table:table-cell table:style-name="ce5" office:value-type="float" office:value="50.72488" calcext:value-type="float">
            <text:p>50.7 </text:p>
          </table:table-cell>
          <table:table-cell table:style-name="ce5" office:value-type="float" office:value="46.66335" calcext:value-type="float">
            <text:p>46.7 </text:p>
          </table:table-cell>
          <table:table-cell table:style-name="ce5" office:value-type="float" office:value="23.87529" calcext:value-type="float">
            <text:p>23.9 </text:p>
          </table:table-cell>
          <table:table-cell table:style-name="ce5" office:value-type="float" office:value="59.2" calcext:value-type="float">
            <text:p>59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4.05738" calcext:value-type="float">
            <text:p>54.1 </text:p>
          </table:table-cell>
          <table:table-cell table:style-name="ce5" office:value-type="float" office:value="73.74" calcext:value-type="float">
            <text:p>73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4.75744" calcext:value-type="float">
            <text:p>44.8 </text:p>
          </table:table-cell>
          <table:table-cell table:style-name="ce5" office:value-type="float" office:value="56.47059" calcext:value-type="float">
            <text:p>56.5 </text:p>
          </table:table-cell>
          <table:table-cell table:style-name="ce5" office:value-type="float" office:value="75.12071" calcext:value-type="float">
            <text:p>75.1 </text:p>
          </table:table-cell>
          <table:table-cell table:style-name="ce5" office:value-type="float" office:value="70.03864" calcext:value-type="float">
            <text:p>70.0 </text:p>
          </table:table-cell>
          <table:table-cell table:style-name="ce5" office:value-type="float" office:value="98.6" calcext:value-type="float">
            <text:p>98.6 </text:p>
          </table:table-cell>
          <table:table-cell table:style-name="ce5" office:value-type="float" office:value="65.91991" calcext:value-type="float">
            <text:p>65.9 </text:p>
          </table:table-cell>
          <table:table-cell table:style-name="ce5" office:value-type="float" office:value="52.46965" calcext:value-type="float">
            <text:p>52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5.7494" calcext:value-type="float">
            <text:p>65.7 </text:p>
          </table:table-cell>
          <table:table-cell table:style-name="ce5" office:value-type="float" office:value="48.86323" calcext:value-type="float">
            <text:p>48.9 </text:p>
          </table:table-cell>
          <table:table-cell table:style-name="ce5" office:value-type="float" office:value="69.09" calcext:value-type="float">
            <text:p>69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3.46037" calcext:value-type="float">
            <text:p>63.5 </text:p>
          </table:table-cell>
          <table:table-cell table:style-name="ce5" office:value-type="float" office:value="37.88485" calcext:value-type="float">
            <text:p>37.9 </text:p>
          </table:table-cell>
          <table:table-cell table:style-name="ce5" office:value-type="float" office:value="51.78252" calcext:value-type="float">
            <text:p>51.8 </text:p>
          </table:table-cell>
          <table:table-cell table:style-name="ce5" office:value-type="float" office:value="65.04948" calcext:value-type="float">
            <text:p>65.0 </text:p>
          </table:table-cell>
          <table:table-cell table:style-name="ce5" office:value-type="float" office:value="86.28177" calcext:value-type="float">
            <text:p>86.3 </text:p>
          </table:table-cell>
          <table:table-cell table:style-name="ce5" office:value-type="float" office:value="63.7" calcext:value-type="float">
            <text:p>63.7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9M9</text:p>
          </table:table-cell>
          <table:table-cell office:value-type="float" office:value="69.67487" calcext:value-type="float">
            <text:p>69.7 </text:p>
          </table:table-cell>
          <table:table-cell office:value-type="float" office:value="70.74033" calcext:value-type="float">
            <text:p>70.7 </text:p>
          </table:table-cell>
          <table:table-cell office:value-type="float" office:value="68.56095" calcext:value-type="float">
            <text:p>68.6 </text:p>
          </table:table-cell>
          <table:table-cell office:value-type="float" office:value="50.77264" calcext:value-type="float">
            <text:p>50.8 </text:p>
          </table:table-cell>
          <table:table-cell office:value-type="float" office:value="46.66335" calcext:value-type="float">
            <text:p>46.7 </text:p>
          </table:table-cell>
          <table:table-cell office:value-type="float" office:value="24.02132" calcext:value-type="float">
            <text:p>24.0 </text:p>
          </table:table-cell>
          <table:table-cell office:value-type="float" office:value="58.7" calcext:value-type="float">
            <text:p>58.7 </text:p>
          </table:table-cell>
          <table:table-cell office:value-type="string" calcext:value-type="string">
            <text:p>..</text:p>
          </table:table-cell>
          <table:table-cell office:value-type="float" office:value="54.40502" calcext:value-type="float">
            <text:p>54.4 </text:p>
          </table:table-cell>
          <table:table-cell office:value-type="float" office:value="73.56" calcext:value-type="float">
            <text:p>73.6 </text:p>
          </table:table-cell>
          <table:table-cell office:value-type="string" calcext:value-type="string">
            <text:p>..</text:p>
          </table:table-cell>
          <table:table-cell office:value-type="float" office:value="44.69244" calcext:value-type="float">
            <text:p>44.7 </text:p>
          </table:table-cell>
          <table:table-cell office:value-type="float" office:value="56.57289" calcext:value-type="float">
            <text:p>56.6 </text:p>
          </table:table-cell>
          <table:table-cell office:value-type="float" office:value="75.52732" calcext:value-type="float">
            <text:p>75.5 </text:p>
          </table:table-cell>
          <table:table-cell office:value-type="float" office:value="70.10029" calcext:value-type="float">
            <text:p>70.1 </text:p>
          </table:table-cell>
          <table:table-cell office:value-type="float" office:value="98.5" calcext:value-type="float">
            <text:p>98.5 </text:p>
          </table:table-cell>
          <table:table-cell office:value-type="float" office:value="65.91991" calcext:value-type="float">
            <text:p>65.9 </text:p>
          </table:table-cell>
          <table:table-cell office:value-type="float" office:value="53.03082" calcext:value-type="float">
            <text:p>53.0 </text:p>
          </table:table-cell>
          <table:table-cell office:value-type="string" calcext:value-type="string">
            <text:p>..</text:p>
          </table:table-cell>
          <table:table-cell office:value-type="float" office:value="65.96613" calcext:value-type="float">
            <text:p>66.0 </text:p>
          </table:table-cell>
          <table:table-cell office:value-type="float" office:value="49.66003" calcext:value-type="float">
            <text:p>49.7 </text:p>
          </table:table-cell>
          <table:table-cell office:value-type="float" office:value="69.16" calcext:value-type="float">
            <text:p>69.2 </text:p>
          </table:table-cell>
          <table:table-cell office:value-type="string" calcext:value-type="string">
            <text:p>..</text:p>
          </table:table-cell>
          <table:table-cell office:value-type="float" office:value="63.58678" calcext:value-type="float">
            <text:p>63.6 </text:p>
          </table:table-cell>
          <table:table-cell office:value-type="float" office:value="38.10483" calcext:value-type="float">
            <text:p>38.1 </text:p>
          </table:table-cell>
          <table:table-cell office:value-type="float" office:value="51.89352" calcext:value-type="float">
            <text:p>51.9 </text:p>
          </table:table-cell>
          <table:table-cell office:value-type="float" office:value="65.00632" calcext:value-type="float">
            <text:p>65.0 </text:p>
          </table:table-cell>
          <table:table-cell office:value-type="float" office:value="86.3348" calcext:value-type="float">
            <text:p>86.3 </text:p>
          </table:table-cell>
          <table:table-cell office:value-type="float" office:value="63.8" calcext:value-type="float">
            <text:p>63.8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9M10</text:p>
          </table:table-cell>
          <table:table-cell table:style-name="ce5" office:value-type="float" office:value="69.6087" calcext:value-type="float">
            <text:p>69.6 </text:p>
          </table:table-cell>
          <table:table-cell table:style-name="ce5" office:value-type="float" office:value="70.74033" calcext:value-type="float">
            <text:p>70.7 </text:p>
          </table:table-cell>
          <table:table-cell table:style-name="ce5" office:value-type="float" office:value="68.4143" calcext:value-type="float">
            <text:p>68.4 </text:p>
          </table:table-cell>
          <table:table-cell table:style-name="ce5" office:value-type="float" office:value="50.89203" calcext:value-type="float">
            <text:p>50.9 </text:p>
          </table:table-cell>
          <table:table-cell table:style-name="ce5" office:value-type="float" office:value="46.74095" calcext:value-type="float">
            <text:p>46.7 </text:p>
          </table:table-cell>
          <table:table-cell table:style-name="ce5" office:value-type="float" office:value="24.31787" calcext:value-type="float">
            <text:p>24.3 </text:p>
          </table:table-cell>
          <table:table-cell table:style-name="ce5" office:value-type="float" office:value="58.5" calcext:value-type="float">
            <text:p>58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4.27465" calcext:value-type="float">
            <text:p>54.3 </text:p>
          </table:table-cell>
          <table:table-cell table:style-name="ce5" office:value-type="float" office:value="73.38" calcext:value-type="float">
            <text:p>73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4.71844" calcext:value-type="float">
            <text:p>44.7 </text:p>
          </table:table-cell>
          <table:table-cell table:style-name="ce5" office:value-type="float" office:value="56.57289" calcext:value-type="float">
            <text:p>56.6 </text:p>
          </table:table-cell>
          <table:table-cell table:style-name="ce5" office:value-type="float" office:value="75.52732" calcext:value-type="float">
            <text:p>75.5 </text:p>
          </table:table-cell>
          <table:table-cell table:style-name="ce5" office:value-type="float" office:value="70.22359" calcext:value-type="float">
            <text:p>70.2 </text:p>
          </table:table-cell>
          <table:table-cell table:style-name="ce5" office:value-type="float" office:value="98.5" calcext:value-type="float">
            <text:p>98.5 </text:p>
          </table:table-cell>
          <table:table-cell table:style-name="ce5" office:value-type="float" office:value="65.97672" calcext:value-type="float">
            <text:p>66.0 </text:p>
          </table:table-cell>
          <table:table-cell table:style-name="ce5" office:value-type="float" office:value="53.03082" calcext:value-type="float">
            <text:p>53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6.13952" calcext:value-type="float">
            <text:p>66.1 </text:p>
          </table:table-cell>
          <table:table-cell table:style-name="ce5" office:value-type="float" office:value="49.97264" calcext:value-type="float">
            <text:p>50.0 </text:p>
          </table:table-cell>
          <table:table-cell table:style-name="ce5" office:value-type="float" office:value="69.27" calcext:value-type="float">
            <text:p>69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4.01465" calcext:value-type="float">
            <text:p>64.0 </text:p>
          </table:table-cell>
          <table:table-cell table:style-name="ce5" office:value-type="float" office:value="38.34924" calcext:value-type="float">
            <text:p>38.3 </text:p>
          </table:table-cell>
          <table:table-cell table:style-name="ce5" office:value-type="float" office:value="52.06002" calcext:value-type="float">
            <text:p>52.1 </text:p>
          </table:table-cell>
          <table:table-cell table:style-name="ce5" office:value-type="float" office:value="64.87516" calcext:value-type="float">
            <text:p>64.9 </text:p>
          </table:table-cell>
          <table:table-cell table:style-name="ce5" office:value-type="float" office:value="86.27885" calcext:value-type="float">
            <text:p>86.3 </text:p>
          </table:table-cell>
          <table:table-cell table:style-name="ce5" office:value-type="float" office:value="63.9" calcext:value-type="float">
            <text:p>63.9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9M11</text:p>
          </table:table-cell>
          <table:table-cell office:value-type="float" office:value="69.6087" calcext:value-type="float">
            <text:p>69.6 </text:p>
          </table:table-cell>
          <table:table-cell office:value-type="float" office:value="70.89355" calcext:value-type="float">
            <text:p>70.9 </text:p>
          </table:table-cell>
          <table:table-cell office:value-type="float" office:value="68.34097" calcext:value-type="float">
            <text:p>68.3 </text:p>
          </table:table-cell>
          <table:table-cell office:value-type="float" office:value="51.0353" calcext:value-type="float">
            <text:p>51.0 </text:p>
          </table:table-cell>
          <table:table-cell office:value-type="float" office:value="46.83408" calcext:value-type="float">
            <text:p>46.8 </text:p>
          </table:table-cell>
          <table:table-cell office:value-type="float" office:value="24.50882" calcext:value-type="float">
            <text:p>24.5 </text:p>
          </table:table-cell>
          <table:table-cell office:value-type="float" office:value="58.6" calcext:value-type="float">
            <text:p>58.6 </text:p>
          </table:table-cell>
          <table:table-cell office:value-type="string" calcext:value-type="string">
            <text:p>..</text:p>
          </table:table-cell>
          <table:table-cell office:value-type="float" office:value="54.36156" calcext:value-type="float">
            <text:p>54.4 </text:p>
          </table:table-cell>
          <table:table-cell office:value-type="float" office:value="73.28" calcext:value-type="float">
            <text:p>73.3 </text:p>
          </table:table-cell>
          <table:table-cell office:value-type="string" calcext:value-type="string">
            <text:p>..</text:p>
          </table:table-cell>
          <table:table-cell office:value-type="float" office:value="44.75744" calcext:value-type="float">
            <text:p>44.8 </text:p>
          </table:table-cell>
          <table:table-cell office:value-type="float" office:value="56.67519" calcext:value-type="float">
            <text:p>56.7 </text:p>
          </table:table-cell>
          <table:table-cell office:value-type="float" office:value="75.42567" calcext:value-type="float">
            <text:p>75.4 </text:p>
          </table:table-cell>
          <table:table-cell office:value-type="float" office:value="70.47021" calcext:value-type="float">
            <text:p>70.5 </text:p>
          </table:table-cell>
          <table:table-cell office:value-type="float" office:value="98.5" calcext:value-type="float">
            <text:p>98.5 </text:p>
          </table:table-cell>
          <table:table-cell office:value-type="float" office:value="66.26182" calcext:value-type="float">
            <text:p>66.3 </text:p>
          </table:table-cell>
          <table:table-cell office:value-type="float" office:value="53.28023" calcext:value-type="float">
            <text:p>53.3 </text:p>
          </table:table-cell>
          <table:table-cell office:value-type="string" calcext:value-type="string">
            <text:p>..</text:p>
          </table:table-cell>
          <table:table-cell office:value-type="float" office:value="66.19524" calcext:value-type="float">
            <text:p>66.2 </text:p>
          </table:table-cell>
          <table:table-cell office:value-type="float" office:value="50.54807" calcext:value-type="float">
            <text:p>50.5 </text:p>
          </table:table-cell>
          <table:table-cell office:value-type="float" office:value="69.23" calcext:value-type="float">
            <text:p>69.2 </text:p>
          </table:table-cell>
          <table:table-cell office:value-type="string" calcext:value-type="string">
            <text:p>..</text:p>
          </table:table-cell>
          <table:table-cell office:value-type="float" office:value="64.14107" calcext:value-type="float">
            <text:p>64.1 </text:p>
          </table:table-cell>
          <table:table-cell office:value-type="float" office:value="38.42257" calcext:value-type="float">
            <text:p>38.4 </text:p>
          </table:table-cell>
          <table:table-cell office:value-type="float" office:value="52.22653" calcext:value-type="float">
            <text:p>52.2 </text:p>
          </table:table-cell>
          <table:table-cell office:value-type="float" office:value="64.76008" calcext:value-type="float">
            <text:p>64.8 </text:p>
          </table:table-cell>
          <table:table-cell office:value-type="float" office:value="86.13648" calcext:value-type="float">
            <text:p>86.1 </text:p>
          </table:table-cell>
          <table:table-cell office:value-type="float" office:value="64" calcext:value-type="float">
            <text:p>64.0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9M12</text:p>
          </table:table-cell>
          <table:table-cell table:style-name="ce5" office:value-type="float" office:value="70.27038" calcext:value-type="float">
            <text:p>70.3 </text:p>
          </table:table-cell>
          <table:table-cell table:style-name="ce5" office:value-type="float" office:value="71.06593" calcext:value-type="float">
            <text:p>71.1 </text:p>
          </table:table-cell>
          <table:table-cell table:style-name="ce5" office:value-type="float" office:value="68.34097" calcext:value-type="float">
            <text:p>68.3 </text:p>
          </table:table-cell>
          <table:table-cell table:style-name="ce5" office:value-type="float" office:value="51.28204" calcext:value-type="float">
            <text:p>51.3 </text:p>
          </table:table-cell>
          <table:table-cell table:style-name="ce5" office:value-type="float" office:value="46.98928" calcext:value-type="float">
            <text:p>47.0 </text:p>
          </table:table-cell>
          <table:table-cell table:style-name="ce5" office:value-type="float" office:value="24.73685" calcext:value-type="float">
            <text:p>24.7 </text:p>
          </table:table-cell>
          <table:table-cell table:style-name="ce5" office:value-type="float" office:value="58.9" calcext:value-type="float">
            <text:p>58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4.53538" calcext:value-type="float">
            <text:p>54.5 </text:p>
          </table:table-cell>
          <table:table-cell table:style-name="ce5" office:value-type="float" office:value="73.49" calcext:value-type="float">
            <text:p>73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4.87444" calcext:value-type="float">
            <text:p>44.9 </text:p>
          </table:table-cell>
          <table:table-cell table:style-name="ce5" office:value-type="float" office:value="56.8798" calcext:value-type="float">
            <text:p>56.9 </text:p>
          </table:table-cell>
          <table:table-cell table:style-name="ce5" office:value-type="float" office:value="75.32401" calcext:value-type="float">
            <text:p>75.3 </text:p>
          </table:table-cell>
          <table:table-cell table:style-name="ce5" office:value-type="float" office:value="70.40855" calcext:value-type="float">
            <text:p>70.4 </text:p>
          </table:table-cell>
          <table:table-cell table:style-name="ce5" office:value-type="float" office:value="98.4" calcext:value-type="float">
            <text:p>98.4 </text:p>
          </table:table-cell>
          <table:table-cell table:style-name="ce5" office:value-type="float" office:value="66.31755" calcext:value-type="float">
            <text:p>66.3 </text:p>
          </table:table-cell>
          <table:table-cell table:style-name="ce5" office:value-type="float" office:value="53.28023" calcext:value-type="float">
            <text:p>53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6.33147" calcext:value-type="float">
            <text:p>66.3 </text:p>
          </table:table-cell>
          <table:table-cell table:style-name="ce5" office:value-type="float" office:value="50.97754" calcext:value-type="float">
            <text:p>51.0 </text:p>
          </table:table-cell>
          <table:table-cell table:style-name="ce5" office:value-type="float" office:value="69.21" calcext:value-type="float">
            <text:p>69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4.17996" calcext:value-type="float">
            <text:p>64.2 </text:p>
          </table:table-cell>
          <table:table-cell table:style-name="ce5" office:value-type="float" office:value="38.47145" calcext:value-type="float">
            <text:p>38.5 </text:p>
          </table:table-cell>
          <table:table-cell table:style-name="ce5" office:value-type="float" office:value="52.61504" calcext:value-type="float">
            <text:p>52.6 </text:p>
          </table:table-cell>
          <table:table-cell table:style-name="ce5" office:value-type="float" office:value="64.99617" calcext:value-type="float">
            <text:p>65.0 </text:p>
          </table:table-cell>
          <table:table-cell table:style-name="ce5" office:value-type="float" office:value="86.12731" calcext:value-type="float">
            <text:p>86.1 </text:p>
          </table:table-cell>
          <table:table-cell table:style-name="ce5" office:value-type="float" office:value="64.2" calcext:value-type="float">
            <text:p>64.2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0M1</text:p>
          </table:table-cell>
          <table:table-cell office:value-type="float" office:value="70.13805" calcext:value-type="float">
            <text:p>70.1 </text:p>
          </table:table-cell>
          <table:table-cell office:value-type="float" office:value="71.32449" calcext:value-type="float">
            <text:p>71.3 </text:p>
          </table:table-cell>
          <table:table-cell office:value-type="float" office:value="68.26765" calcext:value-type="float">
            <text:p>68.3 </text:p>
          </table:table-cell>
          <table:table-cell office:value-type="float" office:value="51.44918" calcext:value-type="float">
            <text:p>51.4 </text:p>
          </table:table-cell>
          <table:table-cell office:value-type="float" office:value="47.52475" calcext:value-type="float">
            <text:p>47.5 </text:p>
          </table:table-cell>
          <table:table-cell office:value-type="float" office:value="25.32432" calcext:value-type="float">
            <text:p>25.3 </text:p>
          </table:table-cell>
          <table:table-cell office:value-type="float" office:value="59.9" calcext:value-type="float">
            <text:p>59.9 </text:p>
          </table:table-cell>
          <table:table-cell office:value-type="float" office:value="67.02468" calcext:value-type="float">
            <text:p>67.0 </text:p>
          </table:table-cell>
          <table:table-cell office:value-type="float" office:value="55.27411" calcext:value-type="float">
            <text:p>55.3 </text:p>
          </table:table-cell>
          <table:table-cell office:value-type="float" office:value="73.42" calcext:value-type="float">
            <text:p>73.4 </text:p>
          </table:table-cell>
          <table:table-cell office:value-type="string" calcext:value-type="string">
            <text:p>..</text:p>
          </table:table-cell>
          <table:table-cell office:value-type="float" office:value="45.72591" calcext:value-type="float">
            <text:p>45.7 </text:p>
          </table:table-cell>
          <table:table-cell office:value-type="float" office:value="57.3913" calcext:value-type="float">
            <text:p>57.4 </text:p>
          </table:table-cell>
          <table:table-cell office:value-type="float" office:value="76.13723" calcext:value-type="float">
            <text:p>76.1 </text:p>
          </table:table-cell>
          <table:table-cell office:value-type="float" office:value="70.59351" calcext:value-type="float">
            <text:p>70.6 </text:p>
          </table:table-cell>
          <table:table-cell office:value-type="float" office:value="98.2" calcext:value-type="float">
            <text:p>98.2 </text:p>
          </table:table-cell>
          <table:table-cell office:value-type="float" office:value="66.79987" calcext:value-type="float">
            <text:p>66.8 </text:p>
          </table:table-cell>
          <table:table-cell office:value-type="float" office:value="53.74603" calcext:value-type="float">
            <text:p>53.7 </text:p>
          </table:table-cell>
          <table:table-cell office:value-type="float" office:value="59.3867" calcext:value-type="float">
            <text:p>59.4 </text:p>
          </table:table-cell>
          <table:table-cell office:value-type="float" office:value="66.56678" calcext:value-type="float">
            <text:p>66.6 </text:p>
          </table:table-cell>
          <table:table-cell office:value-type="float" office:value="51.82414" calcext:value-type="float">
            <text:p>51.8 </text:p>
          </table:table-cell>
          <table:table-cell office:value-type="float" office:value="68.94" calcext:value-type="float">
            <text:p>68.9 </text:p>
          </table:table-cell>
          <table:table-cell office:value-type="string" calcext:value-type="string">
            <text:p>..</text:p>
          </table:table-cell>
          <table:table-cell office:value-type="float" office:value="64.53976" calcext:value-type="float">
            <text:p>64.5 </text:p>
          </table:table-cell>
          <table:table-cell office:value-type="float" office:value="40.08461" calcext:value-type="float">
            <text:p>40.1 </text:p>
          </table:table-cell>
          <table:table-cell office:value-type="float" office:value="53.19" calcext:value-type="float">
            <text:p>53.2 </text:p>
          </table:table-cell>
          <table:table-cell office:value-type="float" office:value="65.36513" calcext:value-type="float">
            <text:p>65.4 </text:p>
          </table:table-cell>
          <table:table-cell office:value-type="float" office:value="86.18447" calcext:value-type="float">
            <text:p>86.2 </text:p>
          </table:table-cell>
          <table:table-cell office:value-type="float" office:value="64.4" calcext:value-type="float">
            <text:p>64.4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0M2</text:p>
          </table:table-cell>
          <table:table-cell table:style-name="ce5" office:value-type="float" office:value="70.56659" calcext:value-type="float">
            <text:p>70.6 </text:p>
          </table:table-cell>
          <table:table-cell table:style-name="ce5" office:value-type="float" office:value="71.44897" calcext:value-type="float">
            <text:p>71.4 </text:p>
          </table:table-cell>
          <table:table-cell table:style-name="ce5" office:value-type="float" office:value="68.56095" calcext:value-type="float">
            <text:p>68.6 </text:p>
          </table:table-cell>
          <table:table-cell table:style-name="ce5" office:value-type="float" office:value="52.269" calcext:value-type="float">
            <text:p>52.3 </text:p>
          </table:table-cell>
          <table:table-cell table:style-name="ce5" office:value-type="float" office:value="48.46376" calcext:value-type="float">
            <text:p>48.5 </text:p>
          </table:table-cell>
          <table:table-cell table:style-name="ce5" office:value-type="float" office:value="25.66917" calcext:value-type="float">
            <text:p>25.7 </text:p>
          </table:table-cell>
          <table:table-cell table:style-name="ce5" office:value-type="float" office:value="60.2" calcext:value-type="float">
            <text:p>60.2 </text:p>
          </table:table-cell>
          <table:table-cell table:style-name="ce5" office:value-type="float" office:value="67.63771" calcext:value-type="float">
            <text:p>67.6 </text:p>
          </table:table-cell>
          <table:table-cell table:style-name="ce5" office:value-type="float" office:value="55.62174" calcext:value-type="float">
            <text:p>55.6 </text:p>
          </table:table-cell>
          <table:table-cell table:style-name="ce5" office:value-type="float" office:value="73.61" calcext:value-type="float">
            <text:p>73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6.58731" calcext:value-type="float">
            <text:p>46.6 </text:p>
          </table:table-cell>
          <table:table-cell table:style-name="ce5" office:value-type="float" office:value="57.69821" calcext:value-type="float">
            <text:p>57.7 </text:p>
          </table:table-cell>
          <table:table-cell table:style-name="ce5" office:value-type="float" office:value="75.93393" calcext:value-type="float">
            <text:p>75.9 </text:p>
          </table:table-cell>
          <table:table-cell table:style-name="ce5" office:value-type="float" office:value="70.96344" calcext:value-type="float">
            <text:p>71.0 </text:p>
          </table:table-cell>
          <table:table-cell table:style-name="ce5" office:value-type="float" office:value="98.2" calcext:value-type="float">
            <text:p>98.2 </text:p>
          </table:table-cell>
          <table:table-cell table:style-name="ce5" office:value-type="float" office:value="67.07211" calcext:value-type="float">
            <text:p>67.1 </text:p>
          </table:table-cell>
          <table:table-cell table:style-name="ce5" office:value-type="float" office:value="54.43176" calcext:value-type="float">
            <text:p>54.4 </text:p>
          </table:table-cell>
          <table:table-cell table:style-name="ce5" office:value-type="float" office:value="60.7643" calcext:value-type="float">
            <text:p>60.8 </text:p>
          </table:table-cell>
          <table:table-cell table:style-name="ce5" office:value-type="float" office:value="66.57916" calcext:value-type="float">
            <text:p>66.6 </text:p>
          </table:table-cell>
          <table:table-cell table:style-name="ce5" office:value-type="float" office:value="52.45682" calcext:value-type="float">
            <text:p>52.5 </text:p>
          </table:table-cell>
          <table:table-cell table:style-name="ce5" office:value-type="float" office:value="69.02" calcext:value-type="float">
            <text:p>69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4.89956" calcext:value-type="float">
            <text:p>64.9 </text:p>
          </table:table-cell>
          <table:table-cell table:style-name="ce5" office:value-type="float" office:value="43.26205" calcext:value-type="float">
            <text:p>43.3 </text:p>
          </table:table-cell>
          <table:table-cell table:style-name="ce5" office:value-type="float" office:value="53.64" calcext:value-type="float">
            <text:p>53.6 </text:p>
          </table:table-cell>
          <table:table-cell table:style-name="ce5" office:value-type="float" office:value="65.57838" calcext:value-type="float">
            <text:p>65.6 </text:p>
          </table:table-cell>
          <table:table-cell table:style-name="ce5" office:value-type="float" office:value="86.48785" calcext:value-type="float">
            <text:p>86.5 </text:p>
          </table:table-cell>
          <table:table-cell table:style-name="ce5" office:value-type="float" office:value="64.5" calcext:value-type="float">
            <text:p>64.5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0M3</text:p>
          </table:table-cell>
          <table:table-cell office:value-type="float" office:value="70.56659" calcext:value-type="float">
            <text:p>70.6 </text:p>
          </table:table-cell>
          <table:table-cell office:value-type="float" office:value="71.68839" calcext:value-type="float">
            <text:p>71.7 </text:p>
          </table:table-cell>
          <table:table-cell office:value-type="float" office:value="68.70761" calcext:value-type="float">
            <text:p>68.7 </text:p>
          </table:table-cell>
          <table:table-cell office:value-type="float" office:value="53.1286" calcext:value-type="float">
            <text:p>53.1 </text:p>
          </table:table-cell>
          <table:table-cell office:value-type="float" office:value="49.02251" calcext:value-type="float">
            <text:p>49.0 </text:p>
          </table:table-cell>
          <table:table-cell office:value-type="float" office:value="25.89495" calcext:value-type="float">
            <text:p>25.9 </text:p>
          </table:table-cell>
          <table:table-cell office:value-type="float" office:value="60.1" calcext:value-type="float">
            <text:p>60.1 </text:p>
          </table:table-cell>
          <table:table-cell office:value-type="float" office:value="67.70583" calcext:value-type="float">
            <text:p>67.7 </text:p>
          </table:table-cell>
          <table:table-cell office:value-type="float" office:value="56.31702" calcext:value-type="float">
            <text:p>56.3 </text:p>
          </table:table-cell>
          <table:table-cell office:value-type="float" office:value="73.61" calcext:value-type="float">
            <text:p>73.6 </text:p>
          </table:table-cell>
          <table:table-cell office:value-type="string" calcext:value-type="string">
            <text:p>..</text:p>
          </table:table-cell>
          <table:table-cell office:value-type="float" office:value="47.16157" calcext:value-type="float">
            <text:p>47.2 </text:p>
          </table:table-cell>
          <table:table-cell office:value-type="float" office:value="58.00512" calcext:value-type="float">
            <text:p>58.0 </text:p>
          </table:table-cell>
          <table:table-cell office:value-type="float" office:value="75.93393" calcext:value-type="float">
            <text:p>75.9 </text:p>
          </table:table-cell>
          <table:table-cell office:value-type="float" office:value="71.02509" calcext:value-type="float">
            <text:p>71.0 </text:p>
          </table:table-cell>
          <table:table-cell office:value-type="float" office:value="98.3" calcext:value-type="float">
            <text:p>98.3 </text:p>
          </table:table-cell>
          <table:table-cell office:value-type="float" office:value="67.75164" calcext:value-type="float">
            <text:p>67.8 </text:p>
          </table:table-cell>
          <table:table-cell office:value-type="float" office:value="54.46882" calcext:value-type="float">
            <text:p>54.5 </text:p>
          </table:table-cell>
          <table:table-cell office:value-type="float" office:value="60.8756" calcext:value-type="float">
            <text:p>60.9 </text:p>
          </table:table-cell>
          <table:table-cell office:value-type="float" office:value="66.62251" calcext:value-type="float">
            <text:p>66.6 </text:p>
          </table:table-cell>
          <table:table-cell office:value-type="float" office:value="52.76035" calcext:value-type="float">
            <text:p>52.8 </text:p>
          </table:table-cell>
          <table:table-cell office:value-type="float" office:value="69.09" calcext:value-type="float">
            <text:p>69.1 </text:p>
          </table:table-cell>
          <table:table-cell office:value-type="string" calcext:value-type="string">
            <text:p>..</text:p>
          </table:table-cell>
          <table:table-cell office:value-type="float" office:value="65.14266" calcext:value-type="float">
            <text:p>65.1 </text:p>
          </table:table-cell>
          <table:table-cell office:value-type="float" office:value="43.55536" calcext:value-type="float">
            <text:p>43.6 </text:p>
          </table:table-cell>
          <table:table-cell office:value-type="float" office:value="54.04" calcext:value-type="float">
            <text:p>54.0 </text:p>
          </table:table-cell>
          <table:table-cell office:value-type="float" office:value="65.82717" calcext:value-type="float">
            <text:p>65.8 </text:p>
          </table:table-cell>
          <table:table-cell office:value-type="float" office:value="86.24255" calcext:value-type="float">
            <text:p>86.2 </text:p>
          </table:table-cell>
          <table:table-cell office:value-type="float" office:value="64.5" calcext:value-type="float">
            <text:p>64.5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0M4</text:p>
          </table:table-cell>
          <table:table-cell table:style-name="ce5" office:value-type="float" office:value="70.92371" calcext:value-type="float">
            <text:p>70.9 </text:p>
          </table:table-cell>
          <table:table-cell table:style-name="ce5" office:value-type="float" office:value="71.87991" calcext:value-type="float">
            <text:p>71.9 </text:p>
          </table:table-cell>
          <table:table-cell table:style-name="ce5" office:value-type="float" office:value="69.00092" calcext:value-type="float">
            <text:p>69.0 </text:p>
          </table:table-cell>
          <table:table-cell table:style-name="ce5" office:value-type="float" office:value="53.51065" calcext:value-type="float">
            <text:p>53.5 </text:p>
          </table:table-cell>
          <table:table-cell table:style-name="ce5" office:value-type="float" office:value="49.2398" calcext:value-type="float">
            <text:p>49.2 </text:p>
          </table:table-cell>
          <table:table-cell table:style-name="ce5" office:value-type="float" office:value="25.97133" calcext:value-type="float">
            <text:p>26.0 </text:p>
          </table:table-cell>
          <table:table-cell table:style-name="ce5" office:value-type="float" office:value="60.1" calcext:value-type="float">
            <text:p>60.1 </text:p>
          </table:table-cell>
          <table:table-cell table:style-name="ce5" office:value-type="float" office:value="67.91017" calcext:value-type="float">
            <text:p>67.9 </text:p>
          </table:table-cell>
          <table:table-cell table:style-name="ce5" office:value-type="float" office:value="56.44738" calcext:value-type="float">
            <text:p>56.4 </text:p>
          </table:table-cell>
          <table:table-cell table:style-name="ce5" office:value-type="float" office:value="73.62" calcext:value-type="float">
            <text:p>73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7.73584" calcext:value-type="float">
            <text:p>47.7 </text:p>
          </table:table-cell>
          <table:table-cell table:style-name="ce5" office:value-type="float" office:value="58.51662" calcext:value-type="float">
            <text:p>58.5 </text:p>
          </table:table-cell>
          <table:table-cell table:style-name="ce5" office:value-type="float" office:value="76.84879" calcext:value-type="float">
            <text:p>76.8 </text:p>
          </table:table-cell>
          <table:table-cell table:style-name="ce5" office:value-type="float" office:value="71.08675" calcext:value-type="float">
            <text:p>71.1 </text:p>
          </table:table-cell>
          <table:table-cell table:style-name="ce5" office:value-type="float" office:value="98.2" calcext:value-type="float">
            <text:p>98.2 </text:p>
          </table:table-cell>
          <table:table-cell table:style-name="ce5" office:value-type="float" office:value="67.88883" calcext:value-type="float">
            <text:p>67.9 </text:p>
          </table:table-cell>
          <table:table-cell table:style-name="ce5" office:value-type="float" office:value="54.86729" calcext:value-type="float">
            <text:p>54.9 </text:p>
          </table:table-cell>
          <table:table-cell table:style-name="ce5" office:value-type="float" office:value="60.9671" calcext:value-type="float">
            <text:p>61.0 </text:p>
          </table:table-cell>
          <table:table-cell table:style-name="ce5" office:value-type="float" office:value="66.82686" calcext:value-type="float">
            <text:p>66.8 </text:p>
          </table:table-cell>
          <table:table-cell table:style-name="ce5" office:value-type="float" office:value="52.98154" calcext:value-type="float">
            <text:p>53.0 </text:p>
          </table:table-cell>
          <table:table-cell table:style-name="ce5" office:value-type="float" office:value="69.3" calcext:value-type="float">
            <text:p>69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5.40522" calcext:value-type="float">
            <text:p>65.4 </text:p>
          </table:table-cell>
          <table:table-cell table:style-name="ce5" office:value-type="float" office:value="43.77533" calcext:value-type="float">
            <text:p>43.8 </text:p>
          </table:table-cell>
          <table:table-cell table:style-name="ce5" office:value-type="float" office:value="54.54" calcext:value-type="float">
            <text:p>54.5 </text:p>
          </table:table-cell>
          <table:table-cell table:style-name="ce5" office:value-type="float" office:value="66.18681" calcext:value-type="float">
            <text:p>66.2 </text:p>
          </table:table-cell>
          <table:table-cell table:style-name="ce5" office:value-type="float" office:value="86.25092" calcext:value-type="float">
            <text:p>86.3 </text:p>
          </table:table-cell>
          <table:table-cell table:style-name="ce5" office:value-type="float" office:value="64.9" calcext:value-type="float">
            <text:p>64.9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0M5</text:p>
          </table:table-cell>
          <table:table-cell office:value-type="float" office:value="70.78086" calcext:value-type="float">
            <text:p>70.8 </text:p>
          </table:table-cell>
          <table:table-cell office:value-type="float" office:value="71.77457" calcext:value-type="float">
            <text:p>71.8 </text:p>
          </table:table-cell>
          <table:table-cell office:value-type="float" office:value="69.29423" calcext:value-type="float">
            <text:p>69.3 </text:p>
          </table:table-cell>
          <table:table-cell office:value-type="float" office:value="53.70168" calcext:value-type="float">
            <text:p>53.7 </text:p>
          </table:table-cell>
          <table:table-cell office:value-type="float" office:value="49.51142" calcext:value-type="float">
            <text:p>49.5 </text:p>
          </table:table-cell>
          <table:table-cell office:value-type="float" office:value="26.07467" calcext:value-type="float">
            <text:p>26.1 </text:p>
          </table:table-cell>
          <table:table-cell office:value-type="float" office:value="60.2" calcext:value-type="float">
            <text:p>60.2 </text:p>
          </table:table-cell>
          <table:table-cell office:value-type="float" office:value="68.04639" calcext:value-type="float">
            <text:p>68.0 </text:p>
          </table:table-cell>
          <table:table-cell office:value-type="float" office:value="56.53429" calcext:value-type="float">
            <text:p>56.5 </text:p>
          </table:table-cell>
          <table:table-cell office:value-type="float" office:value="73.68" calcext:value-type="float">
            <text:p>73.7 </text:p>
          </table:table-cell>
          <table:table-cell office:value-type="string" calcext:value-type="string">
            <text:p>..</text:p>
          </table:table-cell>
          <table:table-cell office:value-type="float" office:value="47.80762" calcext:value-type="float">
            <text:p>47.8 </text:p>
          </table:table-cell>
          <table:table-cell office:value-type="float" office:value="59.02813" calcext:value-type="float">
            <text:p>59.0 </text:p>
          </table:table-cell>
          <table:table-cell office:value-type="float" office:value="76.64549" calcext:value-type="float">
            <text:p>76.6 </text:p>
          </table:table-cell>
          <table:table-cell office:value-type="float" office:value="71.33336" calcext:value-type="float">
            <text:p>71.3 </text:p>
          </table:table-cell>
          <table:table-cell office:value-type="float" office:value="98.6" calcext:value-type="float">
            <text:p>98.6 </text:p>
          </table:table-cell>
          <table:table-cell office:value-type="float" office:value="67.61552" calcext:value-type="float">
            <text:p>67.6 </text:p>
          </table:table-cell>
          <table:table-cell office:value-type="float" office:value="54.90435" calcext:value-type="float">
            <text:p>54.9 </text:p>
          </table:table-cell>
          <table:table-cell office:value-type="float" office:value="61.0702" calcext:value-type="float">
            <text:p>61.1 </text:p>
          </table:table-cell>
          <table:table-cell office:value-type="float" office:value="67.08074" calcext:value-type="float">
            <text:p>67.1 </text:p>
          </table:table-cell>
          <table:table-cell office:value-type="float" office:value="52.91429" calcext:value-type="float">
            <text:p>52.9 </text:p>
          </table:table-cell>
          <table:table-cell office:value-type="float" office:value="69.35" calcext:value-type="float">
            <text:p>69.4 </text:p>
          </table:table-cell>
          <table:table-cell office:value-type="string" calcext:value-type="string">
            <text:p>..</text:p>
          </table:table-cell>
          <table:table-cell office:value-type="float" office:value="65.73584" calcext:value-type="float">
            <text:p>65.7 </text:p>
          </table:table-cell>
          <table:table-cell office:value-type="float" office:value="43.82421" calcext:value-type="float">
            <text:p>43.8 </text:p>
          </table:table-cell>
          <table:table-cell office:value-type="float" office:value="54.82" calcext:value-type="float">
            <text:p>54.8 </text:p>
          </table:table-cell>
          <table:table-cell office:value-type="float" office:value="66.32644" calcext:value-type="float">
            <text:p>66.3 </text:p>
          </table:table-cell>
          <table:table-cell office:value-type="float" office:value="86.05128" calcext:value-type="float">
            <text:p>86.1 </text:p>
          </table:table-cell>
          <table:table-cell office:value-type="float" office:value="65.2" calcext:value-type="float">
            <text:p>65.2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0M6</text:p>
          </table:table-cell>
          <table:table-cell table:style-name="ce5" office:value-type="float" office:value="71.78079" calcext:value-type="float">
            <text:p>71.8 </text:p>
          </table:table-cell>
          <table:table-cell table:style-name="ce5" office:value-type="float" office:value="71.84161" calcext:value-type="float">
            <text:p>71.8 </text:p>
          </table:table-cell>
          <table:table-cell table:style-name="ce5" office:value-type="float" office:value="69.58753" calcext:value-type="float">
            <text:p>69.6 </text:p>
          </table:table-cell>
          <table:table-cell table:style-name="ce5" office:value-type="float" office:value="53.9325" calcext:value-type="float">
            <text:p>53.9 </text:p>
          </table:table-cell>
          <table:table-cell table:style-name="ce5" office:value-type="float" office:value="49.52694" calcext:value-type="float">
            <text:p>49.5 </text:p>
          </table:table-cell>
          <table:table-cell table:style-name="ce5" office:value-type="float" office:value="26.39032" calcext:value-type="float">
            <text:p>26.4 </text:p>
          </table:table-cell>
          <table:table-cell table:style-name="ce5" office:value-type="float" office:value="60.5" calcext:value-type="float">
            <text:p>60.5 </text:p>
          </table:table-cell>
          <table:table-cell table:style-name="ce5" office:value-type="float" office:value="68.18262" calcext:value-type="float">
            <text:p>68.2 </text:p>
          </table:table-cell>
          <table:table-cell table:style-name="ce5" office:value-type="float" office:value="56.88192" calcext:value-type="float">
            <text:p>56.9 </text:p>
          </table:table-cell>
          <table:table-cell table:style-name="ce5" office:value-type="float" office:value="73.84" calcext:value-type="float">
            <text:p>73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8.16654" calcext:value-type="float">
            <text:p>48.2 </text:p>
          </table:table-cell>
          <table:table-cell table:style-name="ce5" office:value-type="float" office:value="59.43734" calcext:value-type="float">
            <text:p>59.4 </text:p>
          </table:table-cell>
          <table:table-cell table:style-name="ce5" office:value-type="float" office:value="77.15375" calcext:value-type="float">
            <text:p>77.2 </text:p>
          </table:table-cell>
          <table:table-cell table:style-name="ce5" office:value-type="float" office:value="71.45667" calcext:value-type="float">
            <text:p>71.5 </text:p>
          </table:table-cell>
          <table:table-cell table:style-name="ce5" office:value-type="float" office:value="98.4" calcext:value-type="float">
            <text:p>98.4 </text:p>
          </table:table-cell>
          <table:table-cell table:style-name="ce5" office:value-type="float" office:value="67.75164" calcext:value-type="float">
            <text:p>67.8 </text:p>
          </table:table-cell>
          <table:table-cell table:style-name="ce5" office:value-type="float" office:value="54.99702" calcext:value-type="float">
            <text:p>55.0 </text:p>
          </table:table-cell>
          <table:table-cell table:style-name="ce5" office:value-type="float" office:value="61.2077" calcext:value-type="float">
            <text:p>61.2 </text:p>
          </table:table-cell>
          <table:table-cell table:style-name="ce5" office:value-type="float" office:value="67.13647" calcext:value-type="float">
            <text:p>67.1 </text:p>
          </table:table-cell>
          <table:table-cell table:style-name="ce5" office:value-type="float" office:value="53.13675" calcext:value-type="float">
            <text:p>53.1 </text:p>
          </table:table-cell>
          <table:table-cell table:style-name="ce5" office:value-type="float" office:value="69.4" calcext:value-type="float">
            <text:p>69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6.01785" calcext:value-type="float">
            <text:p>66.0 </text:p>
          </table:table-cell>
          <table:table-cell table:style-name="ce5" office:value-type="float" office:value="43.94643" calcext:value-type="float">
            <text:p>43.9 </text:p>
          </table:table-cell>
          <table:table-cell table:style-name="ce5" office:value-type="float" office:value="55.21" calcext:value-type="float">
            <text:p>55.2 </text:p>
          </table:table-cell>
          <table:table-cell table:style-name="ce5" office:value-type="float" office:value="66.6167" calcext:value-type="float">
            <text:p>66.6 </text:p>
          </table:table-cell>
          <table:table-cell table:style-name="ce5" office:value-type="float" office:value="86.05451" calcext:value-type="float">
            <text:p>86.1 </text:p>
          </table:table-cell>
          <table:table-cell table:style-name="ce5" office:value-type="float" office:value="65.3" calcext:value-type="float">
            <text:p>65.3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0M7</text:p>
          </table:table-cell>
          <table:table-cell office:value-type="float" office:value="72.4236" calcext:value-type="float">
            <text:p>72.4 </text:p>
          </table:table-cell>
          <table:table-cell office:value-type="float" office:value="72.36831" calcext:value-type="float">
            <text:p>72.4 </text:p>
          </table:table-cell>
          <table:table-cell office:value-type="float" office:value="69.95417" calcext:value-type="float">
            <text:p>70.0 </text:p>
          </table:table-cell>
          <table:table-cell office:value-type="float" office:value="54.1076" calcext:value-type="float">
            <text:p>54.1 </text:p>
          </table:table-cell>
          <table:table-cell office:value-type="float" office:value="49.63559" calcext:value-type="float">
            <text:p>49.6 </text:p>
          </table:table-cell>
          <table:table-cell office:value-type="float" office:value="26.91713" calcext:value-type="float">
            <text:p>26.9 </text:p>
          </table:table-cell>
          <table:table-cell office:value-type="float" office:value="61.7" calcext:value-type="float">
            <text:p>61.7 </text:p>
          </table:table-cell>
          <table:table-cell office:value-type="float" office:value="68.18262" calcext:value-type="float">
            <text:p>68.2 </text:p>
          </table:table-cell>
          <table:table-cell office:value-type="float" office:value="57.14265" calcext:value-type="float">
            <text:p>57.1 </text:p>
          </table:table-cell>
          <table:table-cell office:value-type="float" office:value="74.24" calcext:value-type="float">
            <text:p>74.2 </text:p>
          </table:table-cell>
          <table:table-cell office:value-type="string" calcext:value-type="string">
            <text:p>..</text:p>
          </table:table-cell>
          <table:table-cell office:value-type="float" office:value="48.59724" calcext:value-type="float">
            <text:p>48.6 </text:p>
          </table:table-cell>
          <table:table-cell office:value-type="float" office:value="59.94885" calcext:value-type="float">
            <text:p>59.9 </text:p>
          </table:table-cell>
          <table:table-cell office:value-type="float" office:value="77.66201" calcext:value-type="float">
            <text:p>77.7 </text:p>
          </table:table-cell>
          <table:table-cell office:value-type="float" office:value="71.57998" calcext:value-type="float">
            <text:p>71.6 </text:p>
          </table:table-cell>
          <table:table-cell office:value-type="float" office:value="98.6" calcext:value-type="float">
            <text:p>98.6 </text:p>
          </table:table-cell>
          <table:table-cell office:value-type="float" office:value="67.95636" calcext:value-type="float">
            <text:p>68.0 </text:p>
          </table:table-cell>
          <table:table-cell office:value-type="float" office:value="55.08968" calcext:value-type="float">
            <text:p>55.1 </text:p>
          </table:table-cell>
          <table:table-cell office:value-type="float" office:value="61.2209" calcext:value-type="float">
            <text:p>61.2 </text:p>
          </table:table-cell>
          <table:table-cell office:value-type="float" office:value="67.28508" calcext:value-type="float">
            <text:p>67.3 </text:p>
          </table:table-cell>
          <table:table-cell office:value-type="float" office:value="53.36522" calcext:value-type="float">
            <text:p>53.4 </text:p>
          </table:table-cell>
          <table:table-cell office:value-type="float" office:value="70.19" calcext:value-type="float">
            <text:p>70.2 </text:p>
          </table:table-cell>
          <table:table-cell office:value-type="string" calcext:value-type="string">
            <text:p>..</text:p>
          </table:table-cell>
          <table:table-cell office:value-type="float" office:value="66.3193" calcext:value-type="float">
            <text:p>66.3 </text:p>
          </table:table-cell>
          <table:table-cell office:value-type="float" office:value="44.21529" calcext:value-type="float">
            <text:p>44.2 </text:p>
          </table:table-cell>
          <table:table-cell office:value-type="float" office:value="55.6" calcext:value-type="float">
            <text:p>55.6 </text:p>
          </table:table-cell>
          <table:table-cell office:value-type="float" office:value="67.48323" calcext:value-type="float">
            <text:p>67.5 </text:p>
          </table:table-cell>
          <table:table-cell office:value-type="float" office:value="86.12418" calcext:value-type="float">
            <text:p>86.1 </text:p>
          </table:table-cell>
          <table:table-cell office:value-type="float" office:value="65.4" calcext:value-type="float">
            <text:p>65.4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0M8</text:p>
          </table:table-cell>
          <table:table-cell table:style-name="ce5" office:value-type="float" office:value="72.49503" calcext:value-type="float">
            <text:p>72.5 </text:p>
          </table:table-cell>
          <table:table-cell table:style-name="ce5" office:value-type="float" office:value="72.47365" calcext:value-type="float">
            <text:p>72.5 </text:p>
          </table:table-cell>
          <table:table-cell table:style-name="ce5" office:value-type="float" office:value="70.0275" calcext:value-type="float">
            <text:p>70.0 </text:p>
          </table:table-cell>
          <table:table-cell table:style-name="ce5" office:value-type="float" office:value="54.33047" calcext:value-type="float">
            <text:p>54.3 </text:p>
          </table:table-cell>
          <table:table-cell table:style-name="ce5" office:value-type="float" office:value="49.80631" calcext:value-type="float">
            <text:p>49.8 </text:p>
          </table:table-cell>
          <table:table-cell table:style-name="ce5" office:value-type="float" office:value="27.22154" calcext:value-type="float">
            <text:p>27.2 </text:p>
          </table:table-cell>
          <table:table-cell table:style-name="ce5" office:value-type="float" office:value="62" calcext:value-type="float">
            <text:p>62.0 </text:p>
          </table:table-cell>
          <table:table-cell table:style-name="ce5" office:value-type="float" office:value="68.45509" calcext:value-type="float">
            <text:p>68.5 </text:p>
          </table:table-cell>
          <table:table-cell table:style-name="ce5" office:value-type="float" office:value="57.1861" calcext:value-type="float">
            <text:p>57.2 </text:p>
          </table:table-cell>
          <table:table-cell table:style-name="ce5" office:value-type="float" office:value="74.2" calcext:value-type="float">
            <text:p>74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8.7408" calcext:value-type="float">
            <text:p>48.7 </text:p>
          </table:table-cell>
          <table:table-cell table:style-name="ce5" office:value-type="float" office:value="60.25576" calcext:value-type="float">
            <text:p>60.3 </text:p>
          </table:table-cell>
          <table:table-cell table:style-name="ce5" office:value-type="float" office:value="77.76366" calcext:value-type="float">
            <text:p>77.8 </text:p>
          </table:table-cell>
          <table:table-cell table:style-name="ce5" office:value-type="float" office:value="71.76494" calcext:value-type="float">
            <text:p>71.8 </text:p>
          </table:table-cell>
          <table:table-cell table:style-name="ce5" office:value-type="float" office:value="99.1" calcext:value-type="float">
            <text:p>99.1 </text:p>
          </table:table-cell>
          <table:table-cell table:style-name="ce5" office:value-type="float" office:value="68.2286" calcext:value-type="float">
            <text:p>68.2 </text:p>
          </table:table-cell>
          <table:table-cell table:style-name="ce5" office:value-type="float" office:value="55.11749" calcext:value-type="float">
            <text:p>55.1 </text:p>
          </table:table-cell>
          <table:table-cell table:style-name="ce5" office:value-type="float" office:value="61.3183" calcext:value-type="float">
            <text:p>61.3 </text:p>
          </table:table-cell>
          <table:table-cell table:style-name="ce5" office:value-type="float" office:value="67.49562" calcext:value-type="float">
            <text:p>67.5 </text:p>
          </table:table-cell>
          <table:table-cell table:style-name="ce5" office:value-type="float" office:value="53.62003" calcext:value-type="float">
            <text:p>53.6 </text:p>
          </table:table-cell>
          <table:table-cell table:style-name="ce5" office:value-type="float" office:value="70.23" calcext:value-type="float">
            <text:p>70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6.42626" calcext:value-type="float">
            <text:p>66.4 </text:p>
          </table:table-cell>
          <table:table-cell table:style-name="ce5" office:value-type="float" office:value="44.31305" calcext:value-type="float">
            <text:p>44.3 </text:p>
          </table:table-cell>
          <table:table-cell table:style-name="ce5" office:value-type="float" office:value="56.16" calcext:value-type="float">
            <text:p>56.2 </text:p>
          </table:table-cell>
          <table:table-cell table:style-name="ce5" office:value-type="float" office:value="67.91142" calcext:value-type="float">
            <text:p>67.9 </text:p>
          </table:table-cell>
          <table:table-cell table:style-name="ce5" office:value-type="float" office:value="86.25364" calcext:value-type="float">
            <text:p>86.3 </text:p>
          </table:table-cell>
          <table:table-cell table:style-name="ce5" office:value-type="float" office:value="65.6" calcext:value-type="float">
            <text:p>65.6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0M9</text:p>
          </table:table-cell>
          <table:table-cell office:value-type="float" office:value="71.78079" calcext:value-type="float">
            <text:p>71.8 </text:p>
          </table:table-cell>
          <table:table-cell office:value-type="float" office:value="72.21509" calcext:value-type="float">
            <text:p>72.2 </text:p>
          </table:table-cell>
          <table:table-cell office:value-type="float" office:value="70.10082" calcext:value-type="float">
            <text:p>70.1 </text:p>
          </table:table-cell>
          <table:table-cell office:value-type="float" office:value="54.66476" calcext:value-type="float">
            <text:p>54.7 </text:p>
          </table:table-cell>
          <table:table-cell office:value-type="float" office:value="49.96928" calcext:value-type="float">
            <text:p>50.0 </text:p>
          </table:table-cell>
          <table:table-cell office:value-type="float" office:value="27.34847" calcext:value-type="float">
            <text:p>27.3 </text:p>
          </table:table-cell>
          <table:table-cell office:value-type="float" office:value="61.4" calcext:value-type="float">
            <text:p>61.4 </text:p>
          </table:table-cell>
          <table:table-cell office:value-type="float" office:value="68.45509" calcext:value-type="float">
            <text:p>68.5 </text:p>
          </table:table-cell>
          <table:table-cell office:value-type="float" office:value="57.62065" calcext:value-type="float">
            <text:p>57.6 </text:p>
          </table:table-cell>
          <table:table-cell office:value-type="float" office:value="74.01" calcext:value-type="float">
            <text:p>74.0 </text:p>
          </table:table-cell>
          <table:table-cell office:value-type="string" calcext:value-type="string">
            <text:p>..</text:p>
          </table:table-cell>
          <table:table-cell office:value-type="float" office:value="49.09972" calcext:value-type="float">
            <text:p>49.1 </text:p>
          </table:table-cell>
          <table:table-cell office:value-type="float" office:value="60.46036" calcext:value-type="float">
            <text:p>60.5 </text:p>
          </table:table-cell>
          <table:table-cell office:value-type="float" office:value="77.15375" calcext:value-type="float">
            <text:p>77.2 </text:p>
          </table:table-cell>
          <table:table-cell office:value-type="float" office:value="71.70329" calcext:value-type="float">
            <text:p>71.7 </text:p>
          </table:table-cell>
          <table:table-cell office:value-type="float" office:value="98.5" calcext:value-type="float">
            <text:p>98.5 </text:p>
          </table:table-cell>
          <table:table-cell office:value-type="float" office:value="68.56944" calcext:value-type="float">
            <text:p>68.6 </text:p>
          </table:table-cell>
          <table:table-cell office:value-type="float" office:value="55.27501" calcext:value-type="float">
            <text:p>55.3 </text:p>
          </table:table-cell>
          <table:table-cell office:value-type="float" office:value="61.5664" calcext:value-type="float">
            <text:p>61.6 </text:p>
          </table:table-cell>
          <table:table-cell office:value-type="float" office:value="67.66901" calcext:value-type="float">
            <text:p>67.7 </text:p>
          </table:table-cell>
          <table:table-cell office:value-type="float" office:value="54.22072" calcext:value-type="float">
            <text:p>54.2 </text:p>
          </table:table-cell>
          <table:table-cell office:value-type="float" office:value="70.25" calcext:value-type="float">
            <text:p>70.3 </text:p>
          </table:table-cell>
          <table:table-cell office:value-type="string" calcext:value-type="string">
            <text:p>..</text:p>
          </table:table-cell>
          <table:table-cell office:value-type="float" office:value="66.6013" calcext:value-type="float">
            <text:p>66.6 </text:p>
          </table:table-cell>
          <table:table-cell office:value-type="float" office:value="44.38638" calcext:value-type="float">
            <text:p>44.4 </text:p>
          </table:table-cell>
          <table:table-cell office:value-type="float" office:value="56.51" calcext:value-type="float">
            <text:p>56.5 </text:p>
          </table:table-cell>
          <table:table-cell office:value-type="float" office:value="67.64063" calcext:value-type="float">
            <text:p>67.6 </text:p>
          </table:table-cell>
          <table:table-cell office:value-type="float" office:value="86.28641" calcext:value-type="float">
            <text:p>86.3 </text:p>
          </table:table-cell>
          <table:table-cell office:value-type="float" office:value="65.8" calcext:value-type="float">
            <text:p>65.8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0M10</text:p>
          </table:table-cell>
          <table:table-cell table:style-name="ce5" office:value-type="float" office:value="71.70937" calcext:value-type="float">
            <text:p>71.7 </text:p>
          </table:table-cell>
          <table:table-cell table:style-name="ce5" office:value-type="float" office:value="71.93737" calcext:value-type="float">
            <text:p>71.9 </text:p>
          </table:table-cell>
          <table:table-cell table:style-name="ce5" office:value-type="float" office:value="70.10082" calcext:value-type="float">
            <text:p>70.1 </text:p>
          </table:table-cell>
          <table:table-cell table:style-name="ce5" office:value-type="float" office:value="55.00701" calcext:value-type="float">
            <text:p>55.0 </text:p>
          </table:table-cell>
          <table:table-cell table:style-name="ce5" office:value-type="float" office:value="49.93824" calcext:value-type="float">
            <text:p>49.9 </text:p>
          </table:table-cell>
          <table:table-cell table:style-name="ce5" office:value-type="float" office:value="27.57088" calcext:value-type="float">
            <text:p>27.6 </text:p>
          </table:table-cell>
          <table:table-cell table:style-name="ce5" office:value-type="float" office:value="61.2" calcext:value-type="float">
            <text:p>61.2 </text:p>
          </table:table-cell>
          <table:table-cell table:style-name="ce5" office:value-type="float" office:value="68.5232" calcext:value-type="float">
            <text:p>68.5 </text:p>
          </table:table-cell>
          <table:table-cell table:style-name="ce5" office:value-type="float" office:value="58.35938" calcext:value-type="float">
            <text:p>58.4 </text:p>
          </table:table-cell>
          <table:table-cell table:style-name="ce5" office:value-type="float" office:value="73.96" calcext:value-type="float">
            <text:p>74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9.24329" calcext:value-type="float">
            <text:p>49.2 </text:p>
          </table:table-cell>
          <table:table-cell table:style-name="ce5" office:value-type="float" office:value="60.76727" calcext:value-type="float">
            <text:p>60.8 </text:p>
          </table:table-cell>
          <table:table-cell table:style-name="ce5" office:value-type="float" office:value="77.15375" calcext:value-type="float">
            <text:p>77.2 </text:p>
          </table:table-cell>
          <table:table-cell table:style-name="ce5" office:value-type="float" office:value="71.88824" calcext:value-type="float">
            <text:p>71.9 </text:p>
          </table:table-cell>
          <table:table-cell table:style-name="ce5" office:value-type="float" office:value="98.3" calcext:value-type="float">
            <text:p>98.3 </text:p>
          </table:table-cell>
          <table:table-cell table:style-name="ce5" office:value-type="float" office:value="68.70556" calcext:value-type="float">
            <text:p>68.7 </text:p>
          </table:table-cell>
          <table:table-cell table:style-name="ce5" office:value-type="float" office:value="55.33988" calcext:value-type="float">
            <text:p>55.3 </text:p>
          </table:table-cell>
          <table:table-cell table:style-name="ce5" office:value-type="float" office:value="61.5326" calcext:value-type="float">
            <text:p>61.5 </text:p>
          </table:table-cell>
          <table:table-cell table:style-name="ce5" office:value-type="float" office:value="67.63804" calcext:value-type="float">
            <text:p>67.6 </text:p>
          </table:table-cell>
          <table:table-cell table:style-name="ce5" office:value-type="float" office:value="54.6482" calcext:value-type="float">
            <text:p>54.6 </text:p>
          </table:table-cell>
          <table:table-cell table:style-name="ce5" office:value-type="float" office:value="70.22" calcext:value-type="float">
            <text:p>70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6.79578" calcext:value-type="float">
            <text:p>66.8 </text:p>
          </table:table-cell>
          <table:table-cell table:style-name="ce5" office:value-type="float" office:value="44.48415" calcext:value-type="float">
            <text:p>44.5 </text:p>
          </table:table-cell>
          <table:table-cell table:style-name="ce5" office:value-type="float" office:value="56.8" calcext:value-type="float">
            <text:p>56.8 </text:p>
          </table:table-cell>
          <table:table-cell table:style-name="ce5" office:value-type="float" office:value="67.53739" calcext:value-type="float">
            <text:p>67.5 </text:p>
          </table:table-cell>
          <table:table-cell table:style-name="ce5" office:value-type="float" office:value="86.28973" calcext:value-type="float">
            <text:p>86.3 </text:p>
          </table:table-cell>
          <table:table-cell table:style-name="ce5" office:value-type="float" office:value="66" calcext:value-type="float">
            <text:p>66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0M11</text:p>
          </table:table-cell>
          <table:table-cell office:value-type="float" office:value="71.70937" calcext:value-type="float">
            <text:p>71.7 </text:p>
          </table:table-cell>
          <table:table-cell office:value-type="float" office:value="72.04271" calcext:value-type="float">
            <text:p>72.0 </text:p>
          </table:table-cell>
          <table:table-cell office:value-type="float" office:value="70.0275" calcext:value-type="float">
            <text:p>70.0 </text:p>
          </table:table-cell>
          <table:table-cell office:value-type="float" office:value="55.36518" calcext:value-type="float">
            <text:p>55.4 </text:p>
          </table:table-cell>
          <table:table-cell office:value-type="float" office:value="50.02361" calcext:value-type="float">
            <text:p>50.0 </text:p>
          </table:table-cell>
          <table:table-cell office:value-type="float" office:value="27.7023" calcext:value-type="float">
            <text:p>27.7 </text:p>
          </table:table-cell>
          <table:table-cell office:value-type="float" office:value="61.2" calcext:value-type="float">
            <text:p>61.2 </text:p>
          </table:table-cell>
          <table:table-cell office:value-type="float" office:value="68.65942" calcext:value-type="float">
            <text:p>68.7 </text:p>
          </table:table-cell>
          <table:table-cell office:value-type="float" office:value="58.88083" calcext:value-type="float">
            <text:p>58.9 </text:p>
          </table:table-cell>
          <table:table-cell office:value-type="float" office:value="73.95" calcext:value-type="float">
            <text:p>74.0 </text:p>
          </table:table-cell>
          <table:table-cell office:value-type="string" calcext:value-type="string">
            <text:p>..</text:p>
          </table:table-cell>
          <table:table-cell office:value-type="float" office:value="49.45863" calcext:value-type="float">
            <text:p>49.5 </text:p>
          </table:table-cell>
          <table:table-cell office:value-type="float" office:value="61.17647" calcext:value-type="float">
            <text:p>61.2 </text:p>
          </table:table-cell>
          <table:table-cell office:value-type="float" office:value="76.54384" calcext:value-type="float">
            <text:p>76.5 </text:p>
          </table:table-cell>
          <table:table-cell office:value-type="float" office:value="72.01155" calcext:value-type="float">
            <text:p>72.0 </text:p>
          </table:table-cell>
          <table:table-cell office:value-type="float" office:value="98.2" calcext:value-type="float">
            <text:p>98.2 </text:p>
          </table:table-cell>
          <table:table-cell office:value-type="float" office:value="68.9092" calcext:value-type="float">
            <text:p>68.9 </text:p>
          </table:table-cell>
          <table:table-cell office:value-type="float" office:value="55.40475" calcext:value-type="float">
            <text:p>55.4 </text:p>
          </table:table-cell>
          <table:table-cell office:value-type="float" office:value="61.5408" calcext:value-type="float">
            <text:p>61.5 </text:p>
          </table:table-cell>
          <table:table-cell office:value-type="float" office:value="67.84858" calcext:value-type="float">
            <text:p>67.8 </text:p>
          </table:table-cell>
          <table:table-cell office:value-type="float" office:value="55.27343" calcext:value-type="float">
            <text:p>55.3 </text:p>
          </table:table-cell>
          <table:table-cell office:value-type="float" office:value="70.24" calcext:value-type="float">
            <text:p>70.2 </text:p>
          </table:table-cell>
          <table:table-cell office:value-type="string" calcext:value-type="string">
            <text:p>..</text:p>
          </table:table-cell>
          <table:table-cell office:value-type="float" office:value="66.93192" calcext:value-type="float">
            <text:p>66.9 </text:p>
          </table:table-cell>
          <table:table-cell office:value-type="float" office:value="44.72857" calcext:value-type="float">
            <text:p>44.7 </text:p>
          </table:table-cell>
          <table:table-cell office:value-type="float" office:value="57.43" calcext:value-type="float">
            <text:p>57.4 </text:p>
          </table:table-cell>
          <table:table-cell office:value-type="float" office:value="67.52216" calcext:value-type="float">
            <text:p>67.5 </text:p>
          </table:table-cell>
          <table:table-cell office:value-type="float" office:value="86.7753" calcext:value-type="float">
            <text:p>86.8 </text:p>
          </table:table-cell>
          <table:table-cell office:value-type="float" office:value="66.1" calcext:value-type="float">
            <text:p>66.1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0M12</text:p>
          </table:table-cell>
          <table:table-cell table:style-name="ce5" office:value-type="float" office:value="72.20933" calcext:value-type="float">
            <text:p>72.2 </text:p>
          </table:table-cell>
          <table:table-cell table:style-name="ce5" office:value-type="float" office:value="72.33" calcext:value-type="float">
            <text:p>72.3 </text:p>
          </table:table-cell>
          <table:table-cell table:style-name="ce5" office:value-type="float" office:value="70.10082" calcext:value-type="float">
            <text:p>70.1 </text:p>
          </table:table-cell>
          <table:table-cell table:style-name="ce5" office:value-type="float" office:value="55.77907" calcext:value-type="float">
            <text:p>55.8 </text:p>
          </table:table-cell>
          <table:table-cell table:style-name="ce5" office:value-type="float" office:value="50.29522" calcext:value-type="float">
            <text:p>50.3 </text:p>
          </table:table-cell>
          <table:table-cell table:style-name="ce5" office:value-type="float" office:value="27.8517" calcext:value-type="float">
            <text:p>27.9 </text:p>
          </table:table-cell>
          <table:table-cell table:style-name="ce5" office:value-type="float" office:value="61.3" calcext:value-type="float">
            <text:p>61.3 </text:p>
          </table:table-cell>
          <table:table-cell table:style-name="ce5" office:value-type="float" office:value="68.65942" calcext:value-type="float">
            <text:p>68.7 </text:p>
          </table:table-cell>
          <table:table-cell table:style-name="ce5" office:value-type="float" office:value="58.70701" calcext:value-type="float">
            <text:p>58.7 </text:p>
          </table:table-cell>
          <table:table-cell table:style-name="ce5" office:value-type="float" office:value="74.06" calcext:value-type="float">
            <text:p>74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9.6022" calcext:value-type="float">
            <text:p>49.6 </text:p>
          </table:table-cell>
          <table:table-cell table:style-name="ce5" office:value-type="float" office:value="61.48338" calcext:value-type="float">
            <text:p>61.5 </text:p>
          </table:table-cell>
          <table:table-cell table:style-name="ce5" office:value-type="float" office:value="76.64549" calcext:value-type="float">
            <text:p>76.6 </text:p>
          </table:table-cell>
          <table:table-cell table:style-name="ce5" office:value-type="float" office:value="72.0732" calcext:value-type="float">
            <text:p>72.1 </text:p>
          </table:table-cell>
          <table:table-cell table:style-name="ce5" office:value-type="float" office:value="98.3" calcext:value-type="float">
            <text:p>98.3 </text:p>
          </table:table-cell>
          <table:table-cell table:style-name="ce5" office:value-type="float" office:value="69.18144" calcext:value-type="float">
            <text:p>69.2 </text:p>
          </table:table-cell>
          <table:table-cell table:style-name="ce5" office:value-type="float" office:value="55.52521" calcext:value-type="float">
            <text:p>55.5 </text:p>
          </table:table-cell>
          <table:table-cell table:style-name="ce5" office:value-type="float" office:value="61.5217" calcext:value-type="float">
            <text:p>61.5 </text:p>
          </table:table-cell>
          <table:table-cell table:style-name="ce5" office:value-type="float" office:value="67.88573" calcext:value-type="float">
            <text:p>67.9 </text:p>
          </table:table-cell>
          <table:table-cell table:style-name="ce5" office:value-type="float" office:value="55.62185" calcext:value-type="float">
            <text:p>55.6 </text:p>
          </table:table-cell>
          <table:table-cell table:style-name="ce5" office:value-type="float" office:value="70.29" calcext:value-type="float">
            <text:p>70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6.95137" calcext:value-type="float">
            <text:p>67.0 </text:p>
          </table:table-cell>
          <table:table-cell table:style-name="ce5" office:value-type="float" office:value="44.77745" calcext:value-type="float">
            <text:p>44.8 </text:p>
          </table:table-cell>
          <table:table-cell table:style-name="ce5" office:value-type="float" office:value="57.9" calcext:value-type="float">
            <text:p>57.9 </text:p>
          </table:table-cell>
          <table:table-cell table:style-name="ce5" office:value-type="float" office:value="67.83527" calcext:value-type="float">
            <text:p>67.8 </text:p>
          </table:table-cell>
          <table:table-cell table:style-name="ce5" office:value-type="float" office:value="86.8112" calcext:value-type="float">
            <text:p>86.8 </text:p>
          </table:table-cell>
          <table:table-cell table:style-name="ce5" office:value-type="float" office:value="66.2" calcext:value-type="float">
            <text:p>66.2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1M1</text:p>
          </table:table-cell>
          <table:table-cell office:value-type="float" office:value="72.49503" calcext:value-type="float">
            <text:p>72.5 </text:p>
          </table:table-cell>
          <table:table-cell office:value-type="float" office:value="72.51195" calcext:value-type="float">
            <text:p>72.5 </text:p>
          </table:table-cell>
          <table:table-cell office:value-type="float" office:value="70.10082" calcext:value-type="float">
            <text:p>70.1 </text:p>
          </table:table-cell>
          <table:table-cell office:value-type="float" office:value="56.18499" calcext:value-type="float">
            <text:p>56.2 </text:p>
          </table:table-cell>
          <table:table-cell office:value-type="float" office:value="50.6134" calcext:value-type="float">
            <text:p>50.6 </text:p>
          </table:table-cell>
          <table:table-cell office:value-type="float" office:value="28.44367" calcext:value-type="float">
            <text:p>28.4 </text:p>
          </table:table-cell>
          <table:table-cell office:value-type="float" office:value="64" calcext:value-type="float">
            <text:p>64.0 </text:p>
          </table:table-cell>
          <table:table-cell office:value-type="float" office:value="69" calcext:value-type="float">
            <text:p>69.0 </text:p>
          </table:table-cell>
          <table:table-cell office:value-type="float" office:value="59.44574" calcext:value-type="float">
            <text:p>59.4 </text:p>
          </table:table-cell>
          <table:table-cell office:value-type="float" office:value="74.16" calcext:value-type="float">
            <text:p>74.2 </text:p>
          </table:table-cell>
          <table:table-cell office:value-type="string" calcext:value-type="string">
            <text:p>..</text:p>
          </table:table-cell>
          <table:table-cell office:value-type="float" office:value="50.8943" calcext:value-type="float">
            <text:p>50.9 </text:p>
          </table:table-cell>
          <table:table-cell office:value-type="float" office:value="61.68798" calcext:value-type="float">
            <text:p>61.7 </text:p>
          </table:table-cell>
          <table:table-cell office:value-type="float" office:value="76.44218" calcext:value-type="float">
            <text:p>76.4 </text:p>
          </table:table-cell>
          <table:table-cell office:value-type="float" office:value="72.62809" calcext:value-type="float">
            <text:p>72.6 </text:p>
          </table:table-cell>
          <table:table-cell office:value-type="float" office:value="98.1" calcext:value-type="float">
            <text:p>98.1 </text:p>
          </table:table-cell>
          <table:table-cell office:value-type="float" office:value="69.79345" calcext:value-type="float">
            <text:p>69.8 </text:p>
          </table:table-cell>
          <table:table-cell office:value-type="float" office:value="55.86808" calcext:value-type="float">
            <text:p>55.9 </text:p>
          </table:table-cell>
          <table:table-cell office:value-type="float" office:value="62.5361" calcext:value-type="float">
            <text:p>62.5 </text:p>
          </table:table-cell>
          <table:table-cell office:value-type="float" office:value="68.59165" calcext:value-type="float">
            <text:p>68.6 </text:p>
          </table:table-cell>
          <table:table-cell office:value-type="float" office:value="56.03424" calcext:value-type="float">
            <text:p>56.0 </text:p>
          </table:table-cell>
          <table:table-cell office:value-type="float" office:value="71.1" calcext:value-type="float">
            <text:p>71.1 </text:p>
          </table:table-cell>
          <table:table-cell office:value-type="string" calcext:value-type="string">
            <text:p>..</text:p>
          </table:table-cell>
          <table:table-cell office:value-type="float" office:value="67.59317" calcext:value-type="float">
            <text:p>67.6 </text:p>
          </table:table-cell>
          <table:table-cell office:value-type="float" office:value="46.7328" calcext:value-type="float">
            <text:p>46.7 </text:p>
          </table:table-cell>
          <table:table-cell office:value-type="float" office:value="58.55" calcext:value-type="float">
            <text:p>58.6 </text:p>
          </table:table-cell>
          <table:table-cell office:value-type="float" office:value="68.29223" calcext:value-type="float">
            <text:p>68.3 </text:p>
          </table:table-cell>
          <table:table-cell office:value-type="float" office:value="87.23293" calcext:value-type="float">
            <text:p>87.2 </text:p>
          </table:table-cell>
          <table:table-cell office:value-type="float" office:value="66.4" calcext:value-type="float">
            <text:p>66.4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1M2</text:p>
          </table:table-cell>
          <table:table-cell table:style-name="ce5" office:value-type="float" office:value="72.85214" calcext:value-type="float">
            <text:p>72.9 </text:p>
          </table:table-cell>
          <table:table-cell table:style-name="ce5" office:value-type="float" office:value="72.78009" calcext:value-type="float">
            <text:p>72.8 </text:p>
          </table:table-cell>
          <table:table-cell table:style-name="ce5" office:value-type="float" office:value="70.46746" calcext:value-type="float">
            <text:p>70.5 </text:p>
          </table:table-cell>
          <table:table-cell table:style-name="ce5" office:value-type="float" office:value="55.97009" calcext:value-type="float">
            <text:p>56.0 </text:p>
          </table:table-cell>
          <table:table-cell table:style-name="ce5" office:value-type="float" office:value="51.28855" calcext:value-type="float">
            <text:p>51.3 </text:p>
          </table:table-cell>
          <table:table-cell table:style-name="ce5" office:value-type="float" office:value="28.94914" calcext:value-type="float">
            <text:p>28.9 </text:p>
          </table:table-cell>
          <table:table-cell table:style-name="ce5" office:value-type="float" office:value="64.3" calcext:value-type="float">
            <text:p>64.3 </text:p>
          </table:table-cell>
          <table:table-cell table:style-name="ce5" office:value-type="float" office:value="69.7" calcext:value-type="float">
            <text:p>69.7 </text:p>
          </table:table-cell>
          <table:table-cell table:style-name="ce5" office:value-type="float" office:value="59.83683" calcext:value-type="float">
            <text:p>59.8 </text:p>
          </table:table-cell>
          <table:table-cell table:style-name="ce5" office:value-type="float" office:value="74.3" calcext:value-type="float">
            <text:p>74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1.7557" calcext:value-type="float">
            <text:p>51.8 </text:p>
          </table:table-cell>
          <table:table-cell table:style-name="ce5" office:value-type="float" office:value="62.40409" calcext:value-type="float">
            <text:p>62.4 </text:p>
          </table:table-cell>
          <table:table-cell table:style-name="ce5" office:value-type="float" office:value="76.44218" calcext:value-type="float">
            <text:p>76.4 </text:p>
          </table:table-cell>
          <table:table-cell table:style-name="ce5" office:value-type="float" office:value="73.05966" calcext:value-type="float">
            <text:p>73.1 </text:p>
          </table:table-cell>
          <table:table-cell table:style-name="ce5" office:value-type="float" office:value="98" calcext:value-type="float">
            <text:p>98.0 </text:p>
          </table:table-cell>
          <table:table-cell table:style-name="ce5" office:value-type="float" office:value="70.0657" calcext:value-type="float">
            <text:p>70.1 </text:p>
          </table:table-cell>
          <table:table-cell table:style-name="ce5" office:value-type="float" office:value="55.98854" calcext:value-type="float">
            <text:p>56.0 </text:p>
          </table:table-cell>
          <table:table-cell table:style-name="ce5" office:value-type="float" office:value="62.5052" calcext:value-type="float">
            <text:p>62.5 </text:p>
          </table:table-cell>
          <table:table-cell table:style-name="ce5" office:value-type="float" office:value="68.75884" calcext:value-type="float">
            <text:p>68.8 </text:p>
          </table:table-cell>
          <table:table-cell table:style-name="ce5" office:value-type="float" office:value="56.47717" calcext:value-type="float">
            <text:p>56.5 </text:p>
          </table:table-cell>
          <table:table-cell table:style-name="ce5" office:value-type="float" office:value="71.25" calcext:value-type="float">
            <text:p>71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8.13773" calcext:value-type="float">
            <text:p>68.1 </text:p>
          </table:table-cell>
          <table:table-cell table:style-name="ce5" office:value-type="float" office:value="49.4214" calcext:value-type="float">
            <text:p>49.4 </text:p>
          </table:table-cell>
          <table:table-cell table:style-name="ce5" office:value-type="float" office:value="59.21" calcext:value-type="float">
            <text:p>59.2 </text:p>
          </table:table-cell>
          <table:table-cell table:style-name="ce5" office:value-type="float" office:value="68.54694" calcext:value-type="float">
            <text:p>68.5 </text:p>
          </table:table-cell>
          <table:table-cell table:style-name="ce5" office:value-type="float" office:value="87.43398" calcext:value-type="float">
            <text:p>87.4 </text:p>
          </table:table-cell>
          <table:table-cell table:style-name="ce5" office:value-type="float" office:value="66.5" calcext:value-type="float">
            <text:p>66.5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1M3</text:p>
          </table:table-cell>
          <table:table-cell office:value-type="float" office:value="72.78072" calcext:value-type="float">
            <text:p>72.8 </text:p>
          </table:table-cell>
          <table:table-cell office:value-type="float" office:value="72.75136" calcext:value-type="float">
            <text:p>72.8 </text:p>
          </table:table-cell>
          <table:table-cell office:value-type="float" office:value="70.54079" calcext:value-type="float">
            <text:p>70.5 </text:p>
          </table:table-cell>
          <table:table-cell office:value-type="float" office:value="56.36806" calcext:value-type="float">
            <text:p>56.4 </text:p>
          </table:table-cell>
          <table:table-cell office:value-type="float" office:value="51.91714" calcext:value-type="float">
            <text:p>51.9 </text:p>
          </table:table-cell>
          <table:table-cell office:value-type="float" office:value="29.90393" calcext:value-type="float">
            <text:p>29.9 </text:p>
          </table:table-cell>
          <table:table-cell office:value-type="float" office:value="64.3" calcext:value-type="float">
            <text:p>64.3 </text:p>
          </table:table-cell>
          <table:table-cell office:value-type="float" office:value="69.8" calcext:value-type="float">
            <text:p>69.8 </text:p>
          </table:table-cell>
          <table:table-cell office:value-type="float" office:value="59.79337" calcext:value-type="float">
            <text:p>59.8 </text:p>
          </table:table-cell>
          <table:table-cell office:value-type="float" office:value="74.25" calcext:value-type="float">
            <text:p>74.3 </text:p>
          </table:table-cell>
          <table:table-cell office:value-type="string" calcext:value-type="string">
            <text:p>..</text:p>
          </table:table-cell>
          <table:table-cell office:value-type="float" office:value="52.25818" calcext:value-type="float">
            <text:p>52.3 </text:p>
          </table:table-cell>
          <table:table-cell office:value-type="float" office:value="62.8133" calcext:value-type="float">
            <text:p>62.8 </text:p>
          </table:table-cell>
          <table:table-cell office:value-type="float" office:value="76.64549" calcext:value-type="float">
            <text:p>76.6 </text:p>
          </table:table-cell>
          <table:table-cell office:value-type="float" office:value="73.18298" calcext:value-type="float">
            <text:p>73.2 </text:p>
          </table:table-cell>
          <table:table-cell office:value-type="float" office:value="98.1" calcext:value-type="float">
            <text:p>98.1 </text:p>
          </table:table-cell>
          <table:table-cell office:value-type="float" office:value="70.7463" calcext:value-type="float">
            <text:p>70.7 </text:p>
          </table:table-cell>
          <table:table-cell office:value-type="float" office:value="55.55301" calcext:value-type="float">
            <text:p>55.6 </text:p>
          </table:table-cell>
          <table:table-cell office:value-type="float" office:value="62.6306" calcext:value-type="float">
            <text:p>62.6 </text:p>
          </table:table-cell>
          <table:table-cell office:value-type="float" office:value="68.82076" calcext:value-type="float">
            <text:p>68.8 </text:p>
          </table:table-cell>
          <table:table-cell office:value-type="float" office:value="56.89538" calcext:value-type="float">
            <text:p>56.9 </text:p>
          </table:table-cell>
          <table:table-cell office:value-type="float" office:value="71.3" calcext:value-type="float">
            <text:p>71.3 </text:p>
          </table:table-cell>
          <table:table-cell office:value-type="string" calcext:value-type="string">
            <text:p>..</text:p>
          </table:table-cell>
          <table:table-cell office:value-type="float" office:value="68.41" calcext:value-type="float">
            <text:p>68.4 </text:p>
          </table:table-cell>
          <table:table-cell office:value-type="float" office:value="49.98356" calcext:value-type="float">
            <text:p>50.0 </text:p>
          </table:table-cell>
          <table:table-cell office:value-type="float" office:value="59.9" calcext:value-type="float">
            <text:p>59.9 </text:p>
          </table:table-cell>
          <table:table-cell office:value-type="float" office:value="68.84058" calcext:value-type="float">
            <text:p>68.8 </text:p>
          </table:table-cell>
          <table:table-cell office:value-type="float" office:value="87.53863" calcext:value-type="float">
            <text:p>87.5 </text:p>
          </table:table-cell>
          <table:table-cell office:value-type="float" office:value="66.6" calcext:value-type="float">
            <text:p>66.6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1M4</text:p>
          </table:table-cell>
          <table:table-cell table:style-name="ce5" office:value-type="float" office:value="73.28069" calcext:value-type="float">
            <text:p>73.3 </text:p>
          </table:table-cell>
          <table:table-cell table:style-name="ce5" office:value-type="float" office:value="73.19187" calcext:value-type="float">
            <text:p>73.2 </text:p>
          </table:table-cell>
          <table:table-cell table:style-name="ce5" office:value-type="float" office:value="70.76077" calcext:value-type="float">
            <text:p>70.8 </text:p>
          </table:table-cell>
          <table:table-cell table:style-name="ce5" office:value-type="float" office:value="56.49541" calcext:value-type="float">
            <text:p>56.5 </text:p>
          </table:table-cell>
          <table:table-cell table:style-name="ce5" office:value-type="float" office:value="52.39053" calcext:value-type="float">
            <text:p>52.4 </text:p>
          </table:table-cell>
          <table:table-cell table:style-name="ce5" office:value-type="float" office:value="30.63968" calcext:value-type="float">
            <text:p>30.6 </text:p>
          </table:table-cell>
          <table:table-cell table:style-name="ce5" office:value-type="float" office:value="64.4" calcext:value-type="float">
            <text:p>64.4 </text:p>
          </table:table-cell>
          <table:table-cell table:style-name="ce5" office:value-type="float" office:value="70" calcext:value-type="float">
            <text:p>70.0 </text:p>
          </table:table-cell>
          <table:table-cell table:style-name="ce5" office:value-type="float" office:value="60.40174" calcext:value-type="float">
            <text:p>60.4 </text:p>
          </table:table-cell>
          <table:table-cell table:style-name="ce5" office:value-type="float" office:value="74.57" calcext:value-type="float">
            <text:p>74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2.6171" calcext:value-type="float">
            <text:p>52.6 </text:p>
          </table:table-cell>
          <table:table-cell table:style-name="ce5" office:value-type="float" office:value="63.42711" calcext:value-type="float">
            <text:p>63.4 </text:p>
          </table:table-cell>
          <table:table-cell table:style-name="ce5" office:value-type="float" office:value="77.56036" calcext:value-type="float">
            <text:p>77.6 </text:p>
          </table:table-cell>
          <table:table-cell table:style-name="ce5" office:value-type="float" office:value="73.42959" calcext:value-type="float">
            <text:p>73.4 </text:p>
          </table:table-cell>
          <table:table-cell table:style-name="ce5" office:value-type="float" office:value="98.3" calcext:value-type="float">
            <text:p>98.3 </text:p>
          </table:table-cell>
          <table:table-cell table:style-name="ce5" office:value-type="float" office:value="70.94887" calcext:value-type="float">
            <text:p>70.9 </text:p>
          </table:table-cell>
          <table:table-cell table:style-name="ce5" office:value-type="float" office:value="55.64568" calcext:value-type="float">
            <text:p>55.6 </text:p>
          </table:table-cell>
          <table:table-cell table:style-name="ce5" office:value-type="float" office:value="62.7041" calcext:value-type="float">
            <text:p>62.7 </text:p>
          </table:table-cell>
          <table:table-cell table:style-name="ce5" office:value-type="float" office:value="69.14276" calcext:value-type="float">
            <text:p>69.1 </text:p>
          </table:table-cell>
          <table:table-cell table:style-name="ce5" office:value-type="float" office:value="57.12493" calcext:value-type="float">
            <text:p>57.1 </text:p>
          </table:table-cell>
          <table:table-cell table:style-name="ce5" office:value-type="float" office:value="71.66" calcext:value-type="float">
            <text:p>71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8.69201" calcext:value-type="float">
            <text:p>68.7 </text:p>
          </table:table-cell>
          <table:table-cell table:style-name="ce5" office:value-type="float" office:value="49.98356" calcext:value-type="float">
            <text:p>50.0 </text:p>
          </table:table-cell>
          <table:table-cell table:style-name="ce5" office:value-type="float" office:value="60.35" calcext:value-type="float">
            <text:p>60.4 </text:p>
          </table:table-cell>
          <table:table-cell table:style-name="ce5" office:value-type="float" office:value="69.24084" calcext:value-type="float">
            <text:p>69.2 </text:p>
          </table:table-cell>
          <table:table-cell table:style-name="ce5" office:value-type="float" office:value="87.64863" calcext:value-type="float">
            <text:p>87.6 </text:p>
          </table:table-cell>
          <table:table-cell table:style-name="ce5" office:value-type="float" office:value="67.3" calcext:value-type="float">
            <text:p>67.3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1M5</text:p>
          </table:table-cell>
          <table:table-cell office:value-type="float" office:value="73.35211" calcext:value-type="float">
            <text:p>73.4 </text:p>
          </table:table-cell>
          <table:table-cell office:value-type="float" office:value="73.2589" calcext:value-type="float">
            <text:p>73.3 </text:p>
          </table:table-cell>
          <table:table-cell office:value-type="float" office:value="71.05408" calcext:value-type="float">
            <text:p>71.1 </text:p>
          </table:table-cell>
          <table:table-cell office:value-type="float" office:value="56.69439" calcext:value-type="float">
            <text:p>56.7 </text:p>
          </table:table-cell>
          <table:table-cell office:value-type="float" office:value="52.53798" calcext:value-type="float">
            <text:p>52.5 </text:p>
          </table:table-cell>
          <table:table-cell office:value-type="float" office:value="30.78571" calcext:value-type="float">
            <text:p>30.8 </text:p>
          </table:table-cell>
          <table:table-cell office:value-type="float" office:value="64.9" calcext:value-type="float">
            <text:p>64.9 </text:p>
          </table:table-cell>
          <table:table-cell office:value-type="float" office:value="70.2" calcext:value-type="float">
            <text:p>70.2 </text:p>
          </table:table-cell>
          <table:table-cell office:value-type="float" office:value="60.57555" calcext:value-type="float">
            <text:p>60.6 </text:p>
          </table:table-cell>
          <table:table-cell office:value-type="float" office:value="74.61" calcext:value-type="float">
            <text:p>74.6 </text:p>
          </table:table-cell>
          <table:table-cell office:value-type="string" calcext:value-type="string">
            <text:p>..</text:p>
          </table:table-cell>
          <table:table-cell office:value-type="float" office:value="52.76066" calcext:value-type="float">
            <text:p>52.8 </text:p>
          </table:table-cell>
          <table:table-cell office:value-type="float" office:value="63.83632" calcext:value-type="float">
            <text:p>63.8 </text:p>
          </table:table-cell>
          <table:table-cell office:value-type="float" office:value="77.4587" calcext:value-type="float">
            <text:p>77.5 </text:p>
          </table:table-cell>
          <table:table-cell office:value-type="float" office:value="73.61455" calcext:value-type="float">
            <text:p>73.6 </text:p>
          </table:table-cell>
          <table:table-cell office:value-type="float" office:value="98.3" calcext:value-type="float">
            <text:p>98.3 </text:p>
          </table:table-cell>
          <table:table-cell office:value-type="float" office:value="71.15359" calcext:value-type="float">
            <text:p>71.2 </text:p>
          </table:table-cell>
          <table:table-cell office:value-type="float" office:value="55.93294" calcext:value-type="float">
            <text:p>55.9 </text:p>
          </table:table-cell>
          <table:table-cell office:value-type="float" office:value="62.9079" calcext:value-type="float">
            <text:p>62.9 </text:p>
          </table:table-cell>
          <table:table-cell office:value-type="float" office:value="69.37807" calcext:value-type="float">
            <text:p>69.4 </text:p>
          </table:table-cell>
          <table:table-cell office:value-type="float" office:value="57.16001" calcext:value-type="float">
            <text:p>57.2 </text:p>
          </table:table-cell>
          <table:table-cell office:value-type="float" office:value="71.78" calcext:value-type="float">
            <text:p>71.8 </text:p>
          </table:table-cell>
          <table:table-cell office:value-type="string" calcext:value-type="string">
            <text:p>..</text:p>
          </table:table-cell>
          <table:table-cell office:value-type="float" office:value="68.91566" calcext:value-type="float">
            <text:p>68.9 </text:p>
          </table:table-cell>
          <table:table-cell office:value-type="float" office:value="49.95912" calcext:value-type="float">
            <text:p>50.0 </text:p>
          </table:table-cell>
          <table:table-cell office:value-type="float" office:value="60.48" calcext:value-type="float">
            <text:p>60.5 </text:p>
          </table:table-cell>
          <table:table-cell office:value-type="float" office:value="69.229" calcext:value-type="float">
            <text:p>69.2 </text:p>
          </table:table-cell>
          <table:table-cell office:value-type="float" office:value="87.89625" calcext:value-type="float">
            <text:p>87.9 </text:p>
          </table:table-cell>
          <table:table-cell office:value-type="float" office:value="67.6" calcext:value-type="float">
            <text:p>67.6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1M6</text:p>
          </table:table-cell>
          <table:table-cell table:style-name="ce5" office:value-type="float" office:value="73.78065" calcext:value-type="float">
            <text:p>73.8 </text:p>
          </table:table-cell>
          <table:table-cell table:style-name="ce5" office:value-type="float" office:value="73.50789" calcext:value-type="float">
            <text:p>73.5 </text:p>
          </table:table-cell>
          <table:table-cell table:style-name="ce5" office:value-type="float" office:value="71.34739" calcext:value-type="float">
            <text:p>71.3 </text:p>
          </table:table-cell>
          <table:table-cell table:style-name="ce5" office:value-type="float" office:value="56.86154" calcext:value-type="float">
            <text:p>56.9 </text:p>
          </table:table-cell>
          <table:table-cell table:style-name="ce5" office:value-type="float" office:value="52.65438" calcext:value-type="float">
            <text:p>52.7 </text:p>
          </table:table-cell>
          <table:table-cell table:style-name="ce5" office:value-type="float" office:value="30.85085" calcext:value-type="float">
            <text:p>30.9 </text:p>
          </table:table-cell>
          <table:table-cell table:style-name="ce5" office:value-type="float" office:value="65.7" calcext:value-type="float">
            <text:p>65.7 </text:p>
          </table:table-cell>
          <table:table-cell table:style-name="ce5" office:value-type="float" office:value="70.3" calcext:value-type="float">
            <text:p>70.3 </text:p>
          </table:table-cell>
          <table:table-cell table:style-name="ce5" office:value-type="float" office:value="60.0541" calcext:value-type="float">
            <text:p>60.1 </text:p>
          </table:table-cell>
          <table:table-cell table:style-name="ce5" office:value-type="float" office:value="74.73" calcext:value-type="float">
            <text:p>74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2.97601" calcext:value-type="float">
            <text:p>53.0 </text:p>
          </table:table-cell>
          <table:table-cell table:style-name="ce5" office:value-type="float" office:value="63.93862" calcext:value-type="float">
            <text:p>63.9 </text:p>
          </table:table-cell>
          <table:table-cell table:style-name="ce5" office:value-type="float" office:value="77.76366" calcext:value-type="float">
            <text:p>77.8 </text:p>
          </table:table-cell>
          <table:table-cell table:style-name="ce5" office:value-type="float" office:value="73.73785" calcext:value-type="float">
            <text:p>73.7 </text:p>
          </table:table-cell>
          <table:table-cell table:style-name="ce5" office:value-type="float" office:value="98.3" calcext:value-type="float">
            <text:p>98.3 </text:p>
          </table:table-cell>
          <table:table-cell table:style-name="ce5" office:value-type="float" office:value="71.28864" calcext:value-type="float">
            <text:p>71.3 </text:p>
          </table:table-cell>
          <table:table-cell table:style-name="ce5" office:value-type="float" office:value="56.0256" calcext:value-type="float">
            <text:p>56.0 </text:p>
          </table:table-cell>
          <table:table-cell table:style-name="ce5" office:value-type="float" office:value="62.5512" calcext:value-type="float">
            <text:p>62.6 </text:p>
          </table:table-cell>
          <table:table-cell table:style-name="ce5" office:value-type="float" office:value="69.61337" calcext:value-type="float">
            <text:p>69.6 </text:p>
          </table:table-cell>
          <table:table-cell table:style-name="ce5" office:value-type="float" office:value="57.36721" calcext:value-type="float">
            <text:p>57.4 </text:p>
          </table:table-cell>
          <table:table-cell table:style-name="ce5" office:value-type="float" office:value="71.82" calcext:value-type="float">
            <text:p>71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9.08098" calcext:value-type="float">
            <text:p>69.1 </text:p>
          </table:table-cell>
          <table:table-cell table:style-name="ce5" office:value-type="float" office:value="50.05688" calcext:value-type="float">
            <text:p>50.1 </text:p>
          </table:table-cell>
          <table:table-cell table:style-name="ce5" office:value-type="float" office:value="61.14" calcext:value-type="float">
            <text:p>61.1 </text:p>
          </table:table-cell>
          <table:table-cell table:style-name="ce5" office:value-type="float" office:value="69.60388" calcext:value-type="float">
            <text:p>69.6 </text:p>
          </table:table-cell>
          <table:table-cell table:style-name="ce5" office:value-type="float" office:value="87.92428" calcext:value-type="float">
            <text:p>87.9 </text:p>
          </table:table-cell>
          <table:table-cell table:style-name="ce5" office:value-type="float" office:value="67.7" calcext:value-type="float">
            <text:p>67.7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1M7</text:p>
          </table:table-cell>
          <table:table-cell office:value-type="float" office:value="74.85201" calcext:value-type="float">
            <text:p>74.9 </text:p>
          </table:table-cell>
          <table:table-cell office:value-type="float" office:value="74.26442" calcext:value-type="float">
            <text:p>74.3 </text:p>
          </table:table-cell>
          <table:table-cell office:value-type="float" office:value="71.71403" calcext:value-type="float">
            <text:p>71.7 </text:p>
          </table:table-cell>
          <table:table-cell office:value-type="float" office:value="57.07644" calcext:value-type="float">
            <text:p>57.1 </text:p>
          </table:table-cell>
          <table:table-cell office:value-type="float" office:value="52.75527" calcext:value-type="float">
            <text:p>52.8 </text:p>
          </table:table-cell>
          <table:table-cell office:value-type="float" office:value="31.15414" calcext:value-type="float">
            <text:p>31.2 </text:p>
          </table:table-cell>
          <table:table-cell office:value-type="float" office:value="67.6" calcext:value-type="float">
            <text:p>67.6 </text:p>
          </table:table-cell>
          <table:table-cell office:value-type="float" office:value="70.4" calcext:value-type="float">
            <text:p>70.4 </text:p>
          </table:table-cell>
          <table:table-cell office:value-type="float" office:value="59.83683" calcext:value-type="float">
            <text:p>59.8 </text:p>
          </table:table-cell>
          <table:table-cell office:value-type="float" office:value="75.26" calcext:value-type="float">
            <text:p>75.3 </text:p>
          </table:table-cell>
          <table:table-cell office:value-type="string" calcext:value-type="string">
            <text:p>..</text:p>
          </table:table-cell>
          <table:table-cell office:value-type="float" office:value="53.26315" calcext:value-type="float">
            <text:p>53.3 </text:p>
          </table:table-cell>
          <table:table-cell office:value-type="float" office:value="64.24552" calcext:value-type="float">
            <text:p>64.2 </text:p>
          </table:table-cell>
          <table:table-cell office:value-type="float" office:value="78.47522" calcext:value-type="float">
            <text:p>78.5 </text:p>
          </table:table-cell>
          <table:table-cell office:value-type="float" office:value="73.92281" calcext:value-type="float">
            <text:p>73.9 </text:p>
          </table:table-cell>
          <table:table-cell office:value-type="float" office:value="98.5" calcext:value-type="float">
            <text:p>98.5 </text:p>
          </table:table-cell>
          <table:table-cell office:value-type="float" office:value="71.28864" calcext:value-type="float">
            <text:p>71.3 </text:p>
          </table:table-cell>
          <table:table-cell office:value-type="float" office:value="56.01634" calcext:value-type="float">
            <text:p>56.0 </text:p>
          </table:table-cell>
          <table:table-cell office:value-type="float" office:value="62.5232" calcext:value-type="float">
            <text:p>62.5 </text:p>
          </table:table-cell>
          <table:table-cell office:value-type="float" office:value="69.81772" calcext:value-type="float">
            <text:p>69.8 </text:p>
          </table:table-cell>
          <table:table-cell office:value-type="float" office:value="57.60112" calcext:value-type="float">
            <text:p>57.6 </text:p>
          </table:table-cell>
          <table:table-cell office:value-type="float" office:value="72.77" calcext:value-type="float">
            <text:p>72.8 </text:p>
          </table:table-cell>
          <table:table-cell office:value-type="string" calcext:value-type="string">
            <text:p>..</text:p>
          </table:table-cell>
          <table:table-cell office:value-type="float" office:value="69.28519" calcext:value-type="float">
            <text:p>69.3 </text:p>
          </table:table-cell>
          <table:table-cell office:value-type="float" office:value="50.44796" calcext:value-type="float">
            <text:p>50.4 </text:p>
          </table:table-cell>
          <table:table-cell office:value-type="float" office:value="61.42" calcext:value-type="float">
            <text:p>61.4 </text:p>
          </table:table-cell>
          <table:table-cell office:value-type="float" office:value="70.23178" calcext:value-type="float">
            <text:p>70.2 </text:p>
          </table:table-cell>
          <table:table-cell office:value-type="float" office:value="88.05112" calcext:value-type="float">
            <text:p>88.1 </text:p>
          </table:table-cell>
          <table:table-cell office:value-type="float" office:value="67.9" calcext:value-type="float">
            <text:p>67.9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1M8</text:p>
          </table:table-cell>
          <table:table-cell table:style-name="ce5" office:value-type="float" office:value="74.78059" calcext:value-type="float">
            <text:p>74.8 </text:p>
          </table:table-cell>
          <table:table-cell table:style-name="ce5" office:value-type="float" office:value="74.14951" calcext:value-type="float">
            <text:p>74.1 </text:p>
          </table:table-cell>
          <table:table-cell table:style-name="ce5" office:value-type="float" office:value="71.86068" calcext:value-type="float">
            <text:p>71.9 </text:p>
          </table:table-cell>
          <table:table-cell table:style-name="ce5" office:value-type="float" office:value="57.28338" calcext:value-type="float">
            <text:p>57.3 </text:p>
          </table:table-cell>
          <table:table-cell table:style-name="ce5" office:value-type="float" office:value="52.82511" calcext:value-type="float">
            <text:p>52.8 </text:p>
          </table:table-cell>
          <table:table-cell table:style-name="ce5" office:value-type="float" office:value="31.326" calcext:value-type="float">
            <text:p>31.3 </text:p>
          </table:table-cell>
          <table:table-cell table:style-name="ce5" office:value-type="float" office:value="68" calcext:value-type="float">
            <text:p>68.0 </text:p>
          </table:table-cell>
          <table:table-cell table:style-name="ce5" office:value-type="float" office:value="70.7" calcext:value-type="float">
            <text:p>70.7 </text:p>
          </table:table-cell>
          <table:table-cell table:style-name="ce5" office:value-type="float" office:value="60.09756" calcext:value-type="float">
            <text:p>60.1 </text:p>
          </table:table-cell>
          <table:table-cell table:style-name="ce5" office:value-type="float" office:value="75.33" calcext:value-type="float">
            <text:p>75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3.40671" calcext:value-type="float">
            <text:p>53.4 </text:p>
          </table:table-cell>
          <table:table-cell table:style-name="ce5" office:value-type="float" office:value="64.55243" calcext:value-type="float">
            <text:p>64.6 </text:p>
          </table:table-cell>
          <table:table-cell table:style-name="ce5" office:value-type="float" office:value="78.88183" calcext:value-type="float">
            <text:p>78.9 </text:p>
          </table:table-cell>
          <table:table-cell table:style-name="ce5" office:value-type="float" office:value="74.16943" calcext:value-type="float">
            <text:p>74.2 </text:p>
          </table:table-cell>
          <table:table-cell table:style-name="ce5" office:value-type="float" office:value="99" calcext:value-type="float">
            <text:p>99.0 </text:p>
          </table:table-cell>
          <table:table-cell table:style-name="ce5" office:value-type="float" office:value="71.35723" calcext:value-type="float">
            <text:p>71.4 </text:p>
          </table:table-cell>
          <table:table-cell table:style-name="ce5" office:value-type="float" office:value="56.109" calcext:value-type="float">
            <text:p>56.1 </text:p>
          </table:table-cell>
          <table:table-cell table:style-name="ce5" office:value-type="float" office:value="65.6557" calcext:value-type="float">
            <text:p>65.7 </text:p>
          </table:table-cell>
          <table:table-cell table:style-name="ce5" office:value-type="float" office:value="69.97871" calcext:value-type="float">
            <text:p>70.0 </text:p>
          </table:table-cell>
          <table:table-cell table:style-name="ce5" office:value-type="float" office:value="57.87339" calcext:value-type="float">
            <text:p>57.9 </text:p>
          </table:table-cell>
          <table:table-cell table:style-name="ce5" office:value-type="float" office:value="72.8" calcext:value-type="float">
            <text:p>72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9.44077" calcext:value-type="float">
            <text:p>69.4 </text:p>
          </table:table-cell>
          <table:table-cell table:style-name="ce5" office:value-type="float" office:value="50.5946" calcext:value-type="float">
            <text:p>50.6 </text:p>
          </table:table-cell>
          <table:table-cell table:style-name="ce5" office:value-type="float" office:value="61.69" calcext:value-type="float">
            <text:p>61.7 </text:p>
          </table:table-cell>
          <table:table-cell table:style-name="ce5" office:value-type="float" office:value="70.74883" calcext:value-type="float">
            <text:p>70.7 </text:p>
          </table:table-cell>
          <table:table-cell table:style-name="ce5" office:value-type="float" office:value="88.12784" calcext:value-type="float">
            <text:p>88.1 </text:p>
          </table:table-cell>
          <table:table-cell table:style-name="ce5" office:value-type="float" office:value="68.2" calcext:value-type="float">
            <text:p>68.2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1M9</text:p>
          </table:table-cell>
          <table:table-cell office:value-type="float" office:value="74.42346" calcext:value-type="float">
            <text:p>74.4 </text:p>
          </table:table-cell>
          <table:table-cell office:value-type="float" office:value="74.08247" calcext:value-type="float">
            <text:p>74.1 </text:p>
          </table:table-cell>
          <table:table-cell office:value-type="float" office:value="71.86068" calcext:value-type="float">
            <text:p>71.9 </text:p>
          </table:table-cell>
          <table:table-cell office:value-type="float" office:value="57.64155" calcext:value-type="float">
            <text:p>57.6 </text:p>
          </table:table-cell>
          <table:table-cell office:value-type="float" office:value="52.91824" calcext:value-type="float">
            <text:p>52.9 </text:p>
          </table:table-cell>
          <table:table-cell office:value-type="float" office:value="31.69107" calcext:value-type="float">
            <text:p>31.7 </text:p>
          </table:table-cell>
          <table:table-cell office:value-type="float" office:value="66.6" calcext:value-type="float">
            <text:p>66.6 </text:p>
          </table:table-cell>
          <table:table-cell office:value-type="float" office:value="70.7" calcext:value-type="float">
            <text:p>70.7 </text:p>
          </table:table-cell>
          <table:table-cell office:value-type="float" office:value="60.27137" calcext:value-type="float">
            <text:p>60.3 </text:p>
          </table:table-cell>
          <table:table-cell office:value-type="float" office:value="75.17" calcext:value-type="float">
            <text:p>75.2 </text:p>
          </table:table-cell>
          <table:table-cell office:value-type="string" calcext:value-type="string">
            <text:p>..</text:p>
          </table:table-cell>
          <table:table-cell office:value-type="float" office:value="53.4785" calcext:value-type="float">
            <text:p>53.5 </text:p>
          </table:table-cell>
          <table:table-cell office:value-type="float" office:value="64.96164" calcext:value-type="float">
            <text:p>65.0 </text:p>
          </table:table-cell>
          <table:table-cell office:value-type="float" office:value="78.98348" calcext:value-type="float">
            <text:p>79.0 </text:p>
          </table:table-cell>
          <table:table-cell office:value-type="float" office:value="74.16943" calcext:value-type="float">
            <text:p>74.2 </text:p>
          </table:table-cell>
          <table:table-cell office:value-type="float" office:value="98.4" calcext:value-type="float">
            <text:p>98.4 </text:p>
          </table:table-cell>
          <table:table-cell office:value-type="float" office:value="71.49335" calcext:value-type="float">
            <text:p>71.5 </text:p>
          </table:table-cell>
          <table:table-cell office:value-type="float" office:value="56.28507" calcext:value-type="float">
            <text:p>56.3 </text:p>
          </table:table-cell>
          <table:table-cell office:value-type="float" office:value="65.2387" calcext:value-type="float">
            <text:p>65.2 </text:p>
          </table:table-cell>
          <table:table-cell office:value-type="float" office:value="70.1459" calcext:value-type="float">
            <text:p>70.1 </text:p>
          </table:table-cell>
          <table:table-cell office:value-type="float" office:value="58.54005" calcext:value-type="float">
            <text:p>58.5 </text:p>
          </table:table-cell>
          <table:table-cell office:value-type="float" office:value="72.88" calcext:value-type="float">
            <text:p>72.9 </text:p>
          </table:table-cell>
          <table:table-cell office:value-type="string" calcext:value-type="string">
            <text:p>..</text:p>
          </table:table-cell>
          <table:table-cell office:value-type="float" office:value="69.57691" calcext:value-type="float">
            <text:p>69.6 </text:p>
          </table:table-cell>
          <table:table-cell office:value-type="float" office:value="50.66793" calcext:value-type="float">
            <text:p>50.7 </text:p>
          </table:table-cell>
          <table:table-cell office:value-type="float" office:value="62.63" calcext:value-type="float">
            <text:p>62.6 </text:p>
          </table:table-cell>
          <table:table-cell office:value-type="float" office:value="70.33163" calcext:value-type="float">
            <text:p>70.3 </text:p>
          </table:table-cell>
          <table:table-cell office:value-type="float" office:value="88.184" calcext:value-type="float">
            <text:p>88.2 </text:p>
          </table:table-cell>
          <table:table-cell office:value-type="float" office:value="68.2" calcext:value-type="float">
            <text:p>68.2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1M10</text:p>
          </table:table-cell>
          <table:table-cell table:style-name="ce5" office:value-type="float" office:value="74.28062" calcext:value-type="float">
            <text:p>74.3 </text:p>
          </table:table-cell>
          <table:table-cell table:style-name="ce5" office:value-type="float" office:value="74.27399" calcext:value-type="float">
            <text:p>74.3 </text:p>
          </table:table-cell>
          <table:table-cell table:style-name="ce5" office:value-type="float" office:value="71.78735" calcext:value-type="float">
            <text:p>71.8 </text:p>
          </table:table-cell>
          <table:table-cell table:style-name="ce5" office:value-type="float" office:value="57.9838" calcext:value-type="float">
            <text:p>58.0 </text:p>
          </table:table-cell>
          <table:table-cell table:style-name="ce5" office:value-type="float" office:value="52.9648" calcext:value-type="float">
            <text:p>53.0 </text:p>
          </table:table-cell>
          <table:table-cell table:style-name="ce5" office:value-type="float" office:value="31.75959" calcext:value-type="float">
            <text:p>31.8 </text:p>
          </table:table-cell>
          <table:table-cell table:style-name="ce5" office:value-type="float" office:value="66.6" calcext:value-type="float">
            <text:p>66.6 </text:p>
          </table:table-cell>
          <table:table-cell table:style-name="ce5" office:value-type="float" office:value="70.9" calcext:value-type="float">
            <text:p>70.9 </text:p>
          </table:table-cell>
          <table:table-cell table:style-name="ce5" office:value-type="float" office:value="60.48865" calcext:value-type="float">
            <text:p>60.5 </text:p>
          </table:table-cell>
          <table:table-cell table:style-name="ce5" office:value-type="float" office:value="75.28" calcext:value-type="float">
            <text:p>75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3.55028" calcext:value-type="float">
            <text:p>53.6 </text:p>
          </table:table-cell>
          <table:table-cell table:style-name="ce5" office:value-type="float" office:value="65.26854" calcext:value-type="float">
            <text:p>65.3 </text:p>
          </table:table-cell>
          <table:table-cell table:style-name="ce5" office:value-type="float" office:value="78.78017" calcext:value-type="float">
            <text:p>78.8 </text:p>
          </table:table-cell>
          <table:table-cell table:style-name="ce5" office:value-type="float" office:value="74.29274" calcext:value-type="float">
            <text:p>74.3 </text:p>
          </table:table-cell>
          <table:table-cell table:style-name="ce5" office:value-type="float" office:value="98.4" calcext:value-type="float">
            <text:p>98.4 </text:p>
          </table:table-cell>
          <table:table-cell table:style-name="ce5" office:value-type="float" office:value="71.63055" calcext:value-type="float">
            <text:p>71.6 </text:p>
          </table:table-cell>
          <table:table-cell table:style-name="ce5" office:value-type="float" office:value="56.3036" calcext:value-type="float">
            <text:p>56.3 </text:p>
          </table:table-cell>
          <table:table-cell table:style-name="ce5" office:value-type="float" office:value="65.259" calcext:value-type="float">
            <text:p>65.3 </text:p>
          </table:table-cell>
          <table:table-cell table:style-name="ce5" office:value-type="float" office:value="70.4741" calcext:value-type="float">
            <text:p>70.5 </text:p>
          </table:table-cell>
          <table:table-cell table:style-name="ce5" office:value-type="float" office:value="58.79287" calcext:value-type="float">
            <text:p>58.8 </text:p>
          </table:table-cell>
          <table:table-cell table:style-name="ce5" office:value-type="float" office:value="72.98" calcext:value-type="float">
            <text:p>73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9.95616" calcext:value-type="float">
            <text:p>70.0 </text:p>
          </table:table-cell>
          <table:table-cell table:style-name="ce5" office:value-type="float" office:value="50.71682" calcext:value-type="float">
            <text:p>50.7 </text:p>
          </table:table-cell>
          <table:table-cell table:style-name="ce5" office:value-type="float" office:value="62.87" calcext:value-type="float">
            <text:p>62.9 </text:p>
          </table:table-cell>
          <table:table-cell table:style-name="ce5" office:value-type="float" office:value="70.19032" calcext:value-type="float">
            <text:p>70.2 </text:p>
          </table:table-cell>
          <table:table-cell table:style-name="ce5" office:value-type="float" office:value="88.16586" calcext:value-type="float">
            <text:p>88.2 </text:p>
          </table:table-cell>
          <table:table-cell table:style-name="ce5" office:value-type="float" office:value="68.3" calcext:value-type="float">
            <text:p>68.3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1M11</text:p>
          </table:table-cell>
          <table:table-cell office:value-type="float" office:value="74.28062" calcext:value-type="float">
            <text:p>74.3 </text:p>
          </table:table-cell>
          <table:table-cell office:value-type="float" office:value="74.82942" calcext:value-type="float">
            <text:p>74.8 </text:p>
          </table:table-cell>
          <table:table-cell office:value-type="float" office:value="71.56737" calcext:value-type="float">
            <text:p>71.6 </text:p>
          </table:table-cell>
          <table:table-cell office:value-type="float" office:value="57.96788" calcext:value-type="float">
            <text:p>58.0 </text:p>
          </table:table-cell>
          <table:table-cell office:value-type="float" office:value="53.07344" calcext:value-type="float">
            <text:p>53.1 </text:p>
          </table:table-cell>
          <table:table-cell office:value-type="float" office:value="31.92696" calcext:value-type="float">
            <text:p>31.9 </text:p>
          </table:table-cell>
          <table:table-cell office:value-type="float" office:value="66.7" calcext:value-type="float">
            <text:p>66.7 </text:p>
          </table:table-cell>
          <table:table-cell office:value-type="float" office:value="71" calcext:value-type="float">
            <text:p>71.0 </text:p>
          </table:table-cell>
          <table:table-cell office:value-type="float" office:value="60.57555" calcext:value-type="float">
            <text:p>60.6 </text:p>
          </table:table-cell>
          <table:table-cell office:value-type="float" office:value="75.22" calcext:value-type="float">
            <text:p>75.2 </text:p>
          </table:table-cell>
          <table:table-cell office:value-type="string" calcext:value-type="string">
            <text:p>..</text:p>
          </table:table-cell>
          <table:table-cell office:value-type="float" office:value="53.69384" calcext:value-type="float">
            <text:p>53.7 </text:p>
          </table:table-cell>
          <table:table-cell office:value-type="float" office:value="65.47314" calcext:value-type="float">
            <text:p>65.5 </text:p>
          </table:table-cell>
          <table:table-cell office:value-type="float" office:value="78.06862" calcext:value-type="float">
            <text:p>78.1 </text:p>
          </table:table-cell>
          <table:table-cell office:value-type="float" office:value="74.53935" calcext:value-type="float">
            <text:p>74.5 </text:p>
          </table:table-cell>
          <table:table-cell office:value-type="float" office:value="98.2" calcext:value-type="float">
            <text:p>98.2 </text:p>
          </table:table-cell>
          <table:table-cell office:value-type="float" office:value="71.69807" calcext:value-type="float">
            <text:p>71.7 </text:p>
          </table:table-cell>
          <table:table-cell office:value-type="float" office:value="56.37774" calcext:value-type="float">
            <text:p>56.4 </text:p>
          </table:table-cell>
          <table:table-cell office:value-type="float" office:value="65.5209" calcext:value-type="float">
            <text:p>65.5 </text:p>
          </table:table-cell>
          <table:table-cell office:value-type="float" office:value="70.67225" calcext:value-type="float">
            <text:p>70.7 </text:p>
          </table:table-cell>
          <table:table-cell office:value-type="float" office:value="59.29323" calcext:value-type="float">
            <text:p>59.3 </text:p>
          </table:table-cell>
          <table:table-cell office:value-type="float" office:value="73.06" calcext:value-type="float">
            <text:p>73.1 </text:p>
          </table:table-cell>
          <table:table-cell office:value-type="string" calcext:value-type="string">
            <text:p>..</text:p>
          </table:table-cell>
          <table:table-cell office:value-type="float" office:value="70.15064" calcext:value-type="float">
            <text:p>70.2 </text:p>
          </table:table-cell>
          <table:table-cell office:value-type="float" office:value="50.7657" calcext:value-type="float">
            <text:p>50.8 </text:p>
          </table:table-cell>
          <table:table-cell office:value-type="float" office:value="63.28" calcext:value-type="float">
            <text:p>63.3 </text:p>
          </table:table-cell>
          <table:table-cell office:value-type="float" office:value="70.22924" calcext:value-type="float">
            <text:p>70.2 </text:p>
          </table:table-cell>
          <table:table-cell office:value-type="float" office:value="88.27393" calcext:value-type="float">
            <text:p>88.3 </text:p>
          </table:table-cell>
          <table:table-cell office:value-type="float" office:value="68.3" calcext:value-type="float">
            <text:p>68.3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1M12</text:p>
          </table:table-cell>
          <table:table-cell table:style-name="ce5" office:value-type="float" office:value="74.70916" calcext:value-type="float">
            <text:p>74.7 </text:p>
          </table:table-cell>
          <table:table-cell table:style-name="ce5" office:value-type="float" office:value="74.94434" calcext:value-type="float">
            <text:p>74.9 </text:p>
          </table:table-cell>
          <table:table-cell table:style-name="ce5" office:value-type="float" office:value="71.64069" calcext:value-type="float">
            <text:p>71.6 </text:p>
          </table:table-cell>
          <table:table-cell table:style-name="ce5" office:value-type="float" office:value="57.99176" calcext:value-type="float">
            <text:p>58.0 </text:p>
          </table:table-cell>
          <table:table-cell table:style-name="ce5" office:value-type="float" office:value="53.23642" calcext:value-type="float">
            <text:p>53.2 </text:p>
          </table:table-cell>
          <table:table-cell table:style-name="ce5" office:value-type="float" office:value="32.01457" calcext:value-type="float">
            <text:p>32.0 </text:p>
          </table:table-cell>
          <table:table-cell table:style-name="ce5" office:value-type="float" office:value="66.8" calcext:value-type="float">
            <text:p>66.8 </text:p>
          </table:table-cell>
          <table:table-cell table:style-name="ce5" office:value-type="float" office:value="71" calcext:value-type="float">
            <text:p>71.0 </text:p>
          </table:table-cell>
          <table:table-cell table:style-name="ce5" office:value-type="float" office:value="60.5321" calcext:value-type="float">
            <text:p>60.5 </text:p>
          </table:table-cell>
          <table:table-cell table:style-name="ce5" office:value-type="float" office:value="75.44" calcext:value-type="float">
            <text:p>75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3.76563" calcext:value-type="float">
            <text:p>53.8 </text:p>
          </table:table-cell>
          <table:table-cell table:style-name="ce5" office:value-type="float" office:value="65.78005" calcext:value-type="float">
            <text:p>65.8 </text:p>
          </table:table-cell>
          <table:table-cell table:style-name="ce5" office:value-type="float" office:value="77.86531" calcext:value-type="float">
            <text:p>77.9 </text:p>
          </table:table-cell>
          <table:table-cell table:style-name="ce5" office:value-type="float" office:value="74.60101" calcext:value-type="float">
            <text:p>74.6 </text:p>
          </table:table-cell>
          <table:table-cell table:style-name="ce5" office:value-type="float" office:value="98.3" calcext:value-type="float">
            <text:p>98.3 </text:p>
          </table:table-cell>
          <table:table-cell table:style-name="ce5" office:value-type="float" office:value="71.97031" calcext:value-type="float">
            <text:p>72.0 </text:p>
          </table:table-cell>
          <table:table-cell table:style-name="ce5" office:value-type="float" office:value="56.40554" calcext:value-type="float">
            <text:p>56.4 </text:p>
          </table:table-cell>
          <table:table-cell table:style-name="ce5" office:value-type="float" office:value="65.525" calcext:value-type="float">
            <text:p>65.5 </text:p>
          </table:table-cell>
          <table:table-cell table:style-name="ce5" office:value-type="float" office:value="70.7094" calcext:value-type="float">
            <text:p>70.7 </text:p>
          </table:table-cell>
          <table:table-cell table:style-name="ce5" office:value-type="float" office:value="59.55786" calcext:value-type="float">
            <text:p>59.6 </text:p>
          </table:table-cell>
          <table:table-cell table:style-name="ce5" office:value-type="float" office:value="73.12" calcext:value-type="float">
            <text:p>73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0.11175" calcext:value-type="float">
            <text:p>70.1 </text:p>
          </table:table-cell>
          <table:table-cell table:style-name="ce5" office:value-type="float" office:value="50.88791" calcext:value-type="float">
            <text:p>50.9 </text:p>
          </table:table-cell>
          <table:table-cell table:style-name="ce5" office:value-type="float" office:value="63.59" calcext:value-type="float">
            <text:p>63.6 </text:p>
          </table:table-cell>
          <table:table-cell table:style-name="ce5" office:value-type="float" office:value="70.69382" calcext:value-type="float">
            <text:p>70.7 </text:p>
          </table:table-cell>
          <table:table-cell table:style-name="ce5" office:value-type="float" office:value="88.30892" calcext:value-type="float">
            <text:p>88.3 </text:p>
          </table:table-cell>
          <table:table-cell table:style-name="ce5" office:value-type="float" office:value="68.5" calcext:value-type="float">
            <text:p>68.5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2M1</text:p>
          </table:table-cell>
          <table:table-cell office:value-type="float" office:value="74.70916" calcext:value-type="float">
            <text:p>74.7 </text:p>
          </table:table-cell>
          <table:table-cell office:value-type="float" office:value="75.17417" calcext:value-type="float">
            <text:p>75.2 </text:p>
          </table:table-cell>
          <table:table-cell office:value-type="float" office:value="71.71403" calcext:value-type="float">
            <text:p>71.7 </text:p>
          </table:table-cell>
          <table:table-cell office:value-type="float" office:value="57.95197" calcext:value-type="float">
            <text:p>58.0 </text:p>
          </table:table-cell>
          <table:table-cell office:value-type="float" office:value="53.68652" calcext:value-type="float">
            <text:p>53.7 </text:p>
          </table:table-cell>
          <table:table-cell office:value-type="float" office:value="32.38076" calcext:value-type="float">
            <text:p>32.4 </text:p>
          </table:table-cell>
          <table:table-cell office:value-type="float" office:value="67.8" calcext:value-type="float">
            <text:p>67.8 </text:p>
          </table:table-cell>
          <table:table-cell office:value-type="float" office:value="71.3" calcext:value-type="float">
            <text:p>71.3 </text:p>
          </table:table-cell>
          <table:table-cell office:value-type="float" office:value="61.66192" calcext:value-type="float">
            <text:p>61.7 </text:p>
          </table:table-cell>
          <table:table-cell office:value-type="float" office:value="75.83" calcext:value-type="float">
            <text:p>75.8 </text:p>
          </table:table-cell>
          <table:table-cell office:value-type="string" calcext:value-type="string">
            <text:p>..</text:p>
          </table:table-cell>
          <table:table-cell office:value-type="float" office:value="54.77059" calcext:value-type="float">
            <text:p>54.8 </text:p>
          </table:table-cell>
          <table:table-cell office:value-type="float" office:value="66.39386" calcext:value-type="float">
            <text:p>66.4 </text:p>
          </table:table-cell>
          <table:table-cell office:value-type="float" office:value="78.88183" calcext:value-type="float">
            <text:p>78.9 </text:p>
          </table:table-cell>
          <table:table-cell office:value-type="float" office:value="75.03259" calcext:value-type="float">
            <text:p>75.0 </text:p>
          </table:table-cell>
          <table:table-cell office:value-type="float" office:value="98.1" calcext:value-type="float">
            <text:p>98.1 </text:p>
          </table:table-cell>
          <table:table-cell office:value-type="float" office:value="72.17396" calcext:value-type="float">
            <text:p>72.2 </text:p>
          </table:table-cell>
          <table:table-cell office:value-type="float" office:value="56.62793" calcext:value-type="float">
            <text:p>56.6 </text:p>
          </table:table-cell>
          <table:table-cell office:value-type="float" office:value="65.7115" calcext:value-type="float">
            <text:p>65.7 </text:p>
          </table:table-cell>
          <table:table-cell office:value-type="float" office:value="71.02521" calcext:value-type="float">
            <text:p>71.0 </text:p>
          </table:table-cell>
          <table:table-cell office:value-type="float" office:value="60.39283" calcext:value-type="float">
            <text:p>60.4 </text:p>
          </table:table-cell>
          <table:table-cell office:value-type="float" office:value="74.19" calcext:value-type="float">
            <text:p>74.2 </text:p>
          </table:table-cell>
          <table:table-cell office:value-type="string" calcext:value-type="string">
            <text:p>..</text:p>
          </table:table-cell>
          <table:table-cell office:value-type="float" office:value="70.9772" calcext:value-type="float">
            <text:p>71.0 </text:p>
          </table:table-cell>
          <table:table-cell office:value-type="float" office:value="51.57228" calcext:value-type="float">
            <text:p>51.6 </text:p>
          </table:table-cell>
          <table:table-cell office:value-type="float" office:value="64.93" calcext:value-type="float">
            <text:p>64.9 </text:p>
          </table:table-cell>
          <table:table-cell office:value-type="float" office:value="71.47827" calcext:value-type="float">
            <text:p>71.5 </text:p>
          </table:table-cell>
          <table:table-cell office:value-type="float" office:value="88.84167" calcext:value-type="float">
            <text:p>88.8 </text:p>
          </table:table-cell>
          <table:table-cell office:value-type="float" office:value="68.7" calcext:value-type="float">
            <text:p>68.7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2M2</text:p>
          </table:table-cell>
          <table:table-cell table:style-name="ce5" office:value-type="float" office:value="75.06628" calcext:value-type="float">
            <text:p>75.1 </text:p>
          </table:table-cell>
          <table:table-cell table:style-name="ce5" office:value-type="float" office:value="75.85409" calcext:value-type="float">
            <text:p>75.9 </text:p>
          </table:table-cell>
          <table:table-cell table:style-name="ce5" office:value-type="float" office:value="72.08066" calcext:value-type="float">
            <text:p>72.1 </text:p>
          </table:table-cell>
          <table:table-cell table:style-name="ce5" office:value-type="float" office:value="58.03952" calcext:value-type="float">
            <text:p>58.0 </text:p>
          </table:table-cell>
          <table:table-cell table:style-name="ce5" office:value-type="float" office:value="54.38496" calcext:value-type="float">
            <text:p>54.4 </text:p>
          </table:table-cell>
          <table:table-cell table:style-name="ce5" office:value-type="float" office:value="32.78851" calcext:value-type="float">
            <text:p>32.8 </text:p>
          </table:table-cell>
          <table:table-cell table:style-name="ce5" office:value-type="float" office:value="68.5" calcext:value-type="float">
            <text:p>68.5 </text:p>
          </table:table-cell>
          <table:table-cell table:style-name="ce5" office:value-type="float" office:value="72.1" calcext:value-type="float">
            <text:p>72.1 </text:p>
          </table:table-cell>
          <table:table-cell table:style-name="ce5" office:value-type="float" office:value="62.09646" calcext:value-type="float">
            <text:p>62.1 </text:p>
          </table:table-cell>
          <table:table-cell table:style-name="ce5" office:value-type="float" office:value="76.09" calcext:value-type="float">
            <text:p>76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5.41664" calcext:value-type="float">
            <text:p>55.4 </text:p>
          </table:table-cell>
          <table:table-cell table:style-name="ce5" office:value-type="float" office:value="66.59846" calcext:value-type="float">
            <text:p>66.6 </text:p>
          </table:table-cell>
          <table:table-cell table:style-name="ce5" office:value-type="float" office:value="79.49174" calcext:value-type="float">
            <text:p>79.5 </text:p>
          </table:table-cell>
          <table:table-cell table:style-name="ce5" office:value-type="float" office:value="75.52581" calcext:value-type="float">
            <text:p>75.5 </text:p>
          </table:table-cell>
          <table:table-cell table:style-name="ce5" office:value-type="float" office:value="98.1" calcext:value-type="float">
            <text:p>98.1 </text:p>
          </table:table-cell>
          <table:table-cell table:style-name="ce5" office:value-type="float" office:value="71.90172" calcext:value-type="float">
            <text:p>71.9 </text:p>
          </table:table-cell>
          <table:table-cell table:style-name="ce5" office:value-type="float" office:value="56.6928" calcext:value-type="float">
            <text:p>56.7 </text:p>
          </table:table-cell>
          <table:table-cell table:style-name="ce5" office:value-type="float" office:value="65.5802" calcext:value-type="float">
            <text:p>65.6 </text:p>
          </table:table-cell>
          <table:table-cell table:style-name="ce5" office:value-type="float" office:value="71.11809" calcext:value-type="float">
            <text:p>71.1 </text:p>
          </table:table-cell>
          <table:table-cell table:style-name="ce5" office:value-type="float" office:value="61.29123" calcext:value-type="float">
            <text:p>61.3 </text:p>
          </table:table-cell>
          <table:table-cell table:style-name="ce5" office:value-type="float" office:value="74.33" calcext:value-type="float">
            <text:p>74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1.53149" calcext:value-type="float">
            <text:p>71.5 </text:p>
          </table:table-cell>
          <table:table-cell table:style-name="ce5" office:value-type="float" office:value="51.66331" calcext:value-type="float">
            <text:p>51.7 </text:p>
          </table:table-cell>
          <table:table-cell table:style-name="ce5" office:value-type="float" office:value="65.9" calcext:value-type="float">
            <text:p>65.9 </text:p>
          </table:table-cell>
          <table:table-cell table:style-name="ce5" office:value-type="float" office:value="71.80494" calcext:value-type="float">
            <text:p>71.8 </text:p>
          </table:table-cell>
          <table:table-cell table:style-name="ce5" office:value-type="float" office:value="88.9681" calcext:value-type="float">
            <text:p>89.0 </text:p>
          </table:table-cell>
          <table:table-cell table:style-name="ce5" office:value-type="float" office:value="68.8" calcext:value-type="float">
            <text:p>68.8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2M3</text:p>
          </table:table-cell>
          <table:table-cell office:value-type="float" office:value="75.1377" calcext:value-type="float">
            <text:p>75.1 </text:p>
          </table:table-cell>
          <table:table-cell office:value-type="float" office:value="75.82536" calcext:value-type="float">
            <text:p>75.8 </text:p>
          </table:table-cell>
          <table:table-cell office:value-type="float" office:value="72.30064" calcext:value-type="float">
            <text:p>72.3 </text:p>
          </table:table-cell>
          <table:table-cell office:value-type="float" office:value="58.46932" calcext:value-type="float">
            <text:p>58.5 </text:p>
          </table:table-cell>
          <table:table-cell office:value-type="float" office:value="54.76522" calcext:value-type="float">
            <text:p>54.8 </text:p>
          </table:table-cell>
          <table:table-cell office:value-type="float" office:value="33.27714" calcext:value-type="float">
            <text:p>33.3 </text:p>
          </table:table-cell>
          <table:table-cell office:value-type="float" office:value="68.5" calcext:value-type="float">
            <text:p>68.5 </text:p>
          </table:table-cell>
          <table:table-cell office:value-type="float" office:value="72.2" calcext:value-type="float">
            <text:p>72.2 </text:p>
          </table:table-cell>
          <table:table-cell office:value-type="float" office:value="62.31374" calcext:value-type="float">
            <text:p>62.3 </text:p>
          </table:table-cell>
          <table:table-cell office:value-type="float" office:value="76.23" calcext:value-type="float">
            <text:p>76.2 </text:p>
          </table:table-cell>
          <table:table-cell office:value-type="string" calcext:value-type="string">
            <text:p>..</text:p>
          </table:table-cell>
          <table:table-cell office:value-type="float" office:value="55.77556" calcext:value-type="float">
            <text:p>55.8 </text:p>
          </table:table-cell>
          <table:table-cell office:value-type="float" office:value="67.31458" calcext:value-type="float">
            <text:p>67.3 </text:p>
          </table:table-cell>
          <table:table-cell office:value-type="float" office:value="80.2033" calcext:value-type="float">
            <text:p>80.2 </text:p>
          </table:table-cell>
          <table:table-cell office:value-type="float" office:value="75.58747" calcext:value-type="float">
            <text:p>75.6 </text:p>
          </table:table-cell>
          <table:table-cell office:value-type="float" office:value="98.3" calcext:value-type="float">
            <text:p>98.3 </text:p>
          </table:table-cell>
          <table:table-cell office:value-type="float" office:value="72.71844" calcext:value-type="float">
            <text:p>72.7 </text:p>
          </table:table-cell>
          <table:table-cell office:value-type="float" office:value="56.72987" calcext:value-type="float">
            <text:p>56.7 </text:p>
          </table:table-cell>
          <table:table-cell office:value-type="float" office:value="65.1009" calcext:value-type="float">
            <text:p>65.1 </text:p>
          </table:table-cell>
          <table:table-cell office:value-type="float" office:value="71.39055" calcext:value-type="float">
            <text:p>71.4 </text:p>
          </table:table-cell>
          <table:table-cell office:value-type="float" office:value="61.74706" calcext:value-type="float">
            <text:p>61.7 </text:p>
          </table:table-cell>
          <table:table-cell office:value-type="float" office:value="74.4" calcext:value-type="float">
            <text:p>74.4 </text:p>
          </table:table-cell>
          <table:table-cell office:value-type="string" calcext:value-type="string">
            <text:p>..</text:p>
          </table:table-cell>
          <table:table-cell office:value-type="float" office:value="72.15384" calcext:value-type="float">
            <text:p>72.2 </text:p>
          </table:table-cell>
          <table:table-cell office:value-type="float" office:value="51.70884" calcext:value-type="float">
            <text:p>51.7 </text:p>
          </table:table-cell>
          <table:table-cell office:value-type="float" office:value="66.29" calcext:value-type="float">
            <text:p>66.3 </text:p>
          </table:table-cell>
          <table:table-cell office:value-type="float" office:value="72.34046" calcext:value-type="float">
            <text:p>72.3 </text:p>
          </table:table-cell>
          <table:table-cell office:value-type="float" office:value="88.97647" calcext:value-type="float">
            <text:p>89.0 </text:p>
          </table:table-cell>
          <table:table-cell office:value-type="float" office:value="68.9" calcext:value-type="float">
            <text:p>68.9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2M4</text:p>
          </table:table-cell>
          <table:table-cell table:style-name="ce5" office:value-type="float" office:value="75.42339" calcext:value-type="float">
            <text:p>75.4 </text:p>
          </table:table-cell>
          <table:table-cell table:style-name="ce5" office:value-type="float" office:value="75.22205" calcext:value-type="float">
            <text:p>75.2 </text:p>
          </table:table-cell>
          <table:table-cell table:style-name="ce5" office:value-type="float" office:value="72.59395" calcext:value-type="float">
            <text:p>72.6 </text:p>
          </table:table-cell>
          <table:table-cell table:style-name="ce5" office:value-type="float" office:value="58.46932" calcext:value-type="float">
            <text:p>58.5 </text:p>
          </table:table-cell>
          <table:table-cell table:style-name="ce5" office:value-type="float" office:value="55.10667" calcext:value-type="float">
            <text:p>55.1 </text:p>
          </table:table-cell>
          <table:table-cell table:style-name="ce5" office:value-type="float" office:value="33.36925" calcext:value-type="float">
            <text:p>33.4 </text:p>
          </table:table-cell>
          <table:table-cell table:style-name="ce5" office:value-type="float" office:value="68.6" calcext:value-type="float">
            <text:p>68.6 </text:p>
          </table:table-cell>
          <table:table-cell table:style-name="ce5" office:value-type="float" office:value="72.5" calcext:value-type="float">
            <text:p>72.5 </text:p>
          </table:table-cell>
          <table:table-cell table:style-name="ce5" office:value-type="float" office:value="62.31374" calcext:value-type="float">
            <text:p>62.3 </text:p>
          </table:table-cell>
          <table:table-cell table:style-name="ce5" office:value-type="float" office:value="76.55" calcext:value-type="float">
            <text:p>76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6.13448" calcext:value-type="float">
            <text:p>56.1 </text:p>
          </table:table-cell>
          <table:table-cell table:style-name="ce5" office:value-type="float" office:value="67.92839" calcext:value-type="float">
            <text:p>67.9 </text:p>
          </table:table-cell>
          <table:table-cell table:style-name="ce5" office:value-type="float" office:value="81.42313" calcext:value-type="float">
            <text:p>81.4 </text:p>
          </table:table-cell>
          <table:table-cell table:style-name="ce5" office:value-type="float" office:value="75.77243" calcext:value-type="float">
            <text:p>75.8 </text:p>
          </table:table-cell>
          <table:table-cell table:style-name="ce5" office:value-type="float" office:value="98.3" calcext:value-type="float">
            <text:p>98.3 </text:p>
          </table:table-cell>
          <table:table-cell table:style-name="ce5" office:value-type="float" office:value="72.92208" calcext:value-type="float">
            <text:p>72.9 </text:p>
          </table:table-cell>
          <table:table-cell table:style-name="ce5" office:value-type="float" office:value="56.78547" calcext:value-type="float">
            <text:p>56.8 </text:p>
          </table:table-cell>
          <table:table-cell table:style-name="ce5" office:value-type="float" office:value="65.153" calcext:value-type="float">
            <text:p>65.2 </text:p>
          </table:table-cell>
          <table:table-cell table:style-name="ce5" office:value-type="float" office:value="71.48344" calcext:value-type="float">
            <text:p>71.5 </text:p>
          </table:table-cell>
          <table:table-cell table:style-name="ce5" office:value-type="float" office:value="61.99788" calcext:value-type="float">
            <text:p>62.0 </text:p>
          </table:table-cell>
          <table:table-cell table:style-name="ce5" office:value-type="float" office:value="74.73" calcext:value-type="float">
            <text:p>74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2.52336" calcext:value-type="float">
            <text:p>72.5 </text:p>
          </table:table-cell>
          <table:table-cell table:style-name="ce5" office:value-type="float" office:value="51.79987" calcext:value-type="float">
            <text:p>51.8 </text:p>
          </table:table-cell>
          <table:table-cell table:style-name="ce5" office:value-type="float" office:value="66.94" calcext:value-type="float">
            <text:p>66.9 </text:p>
          </table:table-cell>
          <table:table-cell table:style-name="ce5" office:value-type="float" office:value="72.5686" calcext:value-type="float">
            <text:p>72.6 </text:p>
          </table:table-cell>
          <table:table-cell table:style-name="ce5" office:value-type="float" office:value="89.11137" calcext:value-type="float">
            <text:p>89.1 </text:p>
          </table:table-cell>
          <table:table-cell table:style-name="ce5" office:value-type="float" office:value="69.7" calcext:value-type="float">
            <text:p>69.7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2M5</text:p>
          </table:table-cell>
          <table:table-cell office:value-type="float" office:value="75.92336" calcext:value-type="float">
            <text:p>75.9 </text:p>
          </table:table-cell>
          <table:table-cell office:value-type="float" office:value="75.37527" calcext:value-type="float">
            <text:p>75.4 </text:p>
          </table:table-cell>
          <table:table-cell office:value-type="float" office:value="73.10724" calcext:value-type="float">
            <text:p>73.1 </text:p>
          </table:table-cell>
          <table:table-cell office:value-type="float" office:value="58.52504" calcext:value-type="float">
            <text:p>58.5 </text:p>
          </table:table-cell>
          <table:table-cell office:value-type="float" office:value="55.26188" calcext:value-type="float">
            <text:p>55.3 </text:p>
          </table:table-cell>
          <table:table-cell office:value-type="float" office:value="33.6276" calcext:value-type="float">
            <text:p>33.6 </text:p>
          </table:table-cell>
          <table:table-cell office:value-type="float" office:value="68.5" calcext:value-type="float">
            <text:p>68.5 </text:p>
          </table:table-cell>
          <table:table-cell office:value-type="float" office:value="72.6" calcext:value-type="float">
            <text:p>72.6 </text:p>
          </table:table-cell>
          <table:table-cell office:value-type="float" office:value="62.4441" calcext:value-type="float">
            <text:p>62.4 </text:p>
          </table:table-cell>
          <table:table-cell office:value-type="float" office:value="76.67" calcext:value-type="float">
            <text:p>76.7 </text:p>
          </table:table-cell>
          <table:table-cell office:value-type="string" calcext:value-type="string">
            <text:p>..</text:p>
          </table:table-cell>
          <table:table-cell office:value-type="float" office:value="56.34982" calcext:value-type="float">
            <text:p>56.3 </text:p>
          </table:table-cell>
          <table:table-cell office:value-type="float" office:value="68.23529" calcext:value-type="float">
            <text:p>68.2 </text:p>
          </table:table-cell>
          <table:table-cell office:value-type="float" office:value="82.13469" calcext:value-type="float">
            <text:p>82.1 </text:p>
          </table:table-cell>
          <table:table-cell office:value-type="float" office:value="76.0807" calcext:value-type="float">
            <text:p>76.1 </text:p>
          </table:table-cell>
          <table:table-cell office:value-type="float" office:value="98.2" calcext:value-type="float">
            <text:p>98.2 </text:p>
          </table:table-cell>
          <table:table-cell office:value-type="float" office:value="73.12572" calcext:value-type="float">
            <text:p>73.1 </text:p>
          </table:table-cell>
          <table:table-cell office:value-type="float" office:value="56.95226" calcext:value-type="float">
            <text:p>57.0 </text:p>
          </table:table-cell>
          <table:table-cell office:value-type="float" office:value="65.1876" calcext:value-type="float">
            <text:p>65.2 </text:p>
          </table:table-cell>
          <table:table-cell office:value-type="float" office:value="71.74351" calcext:value-type="float">
            <text:p>71.7 </text:p>
          </table:table-cell>
          <table:table-cell office:value-type="float" office:value="61.84975" calcext:value-type="float">
            <text:p>61.8 </text:p>
          </table:table-cell>
          <table:table-cell office:value-type="float" office:value="74.81" calcext:value-type="float">
            <text:p>74.8 </text:p>
          </table:table-cell>
          <table:table-cell office:value-type="string" calcext:value-type="string">
            <text:p>..</text:p>
          </table:table-cell>
          <table:table-cell office:value-type="float" office:value="72.76646" calcext:value-type="float">
            <text:p>72.8 </text:p>
          </table:table-cell>
          <table:table-cell office:value-type="float" office:value="52.02746" calcext:value-type="float">
            <text:p>52.0 </text:p>
          </table:table-cell>
          <table:table-cell office:value-type="float" office:value="67.48" calcext:value-type="float">
            <text:p>67.5 </text:p>
          </table:table-cell>
          <table:table-cell office:value-type="float" office:value="72.77637" calcext:value-type="float">
            <text:p>72.8 </text:p>
          </table:table-cell>
          <table:table-cell office:value-type="float" office:value="89.29951" calcext:value-type="float">
            <text:p>89.3 </text:p>
          </table:table-cell>
          <table:table-cell office:value-type="float" office:value="70" calcext:value-type="float">
            <text:p>70.0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2M6</text:p>
          </table:table-cell>
          <table:table-cell table:style-name="ce5" office:value-type="float" office:value="76.49475" calcext:value-type="float">
            <text:p>76.5 </text:p>
          </table:table-cell>
          <table:table-cell table:style-name="ce5" office:value-type="float" office:value="75.63383" calcext:value-type="float">
            <text:p>75.6 </text:p>
          </table:table-cell>
          <table:table-cell table:style-name="ce5" office:value-type="float" office:value="73.32722" calcext:value-type="float">
            <text:p>73.3 </text:p>
          </table:table-cell>
          <table:table-cell table:style-name="ce5" office:value-type="float" office:value="58.55688" calcext:value-type="float">
            <text:p>58.6 </text:p>
          </table:table-cell>
          <table:table-cell table:style-name="ce5" office:value-type="float" office:value="55.33173" calcext:value-type="float">
            <text:p>55.3 </text:p>
          </table:table-cell>
          <table:table-cell table:style-name="ce5" office:value-type="float" office:value="33.74105" calcext:value-type="float">
            <text:p>33.7 </text:p>
          </table:table-cell>
          <table:table-cell table:style-name="ce5" office:value-type="float" office:value="68.9" calcext:value-type="float">
            <text:p>68.9 </text:p>
          </table:table-cell>
          <table:table-cell table:style-name="ce5" office:value-type="float" office:value="72.7" calcext:value-type="float">
            <text:p>72.7 </text:p>
          </table:table-cell>
          <table:table-cell table:style-name="ce5" office:value-type="float" office:value="62.53101" calcext:value-type="float">
            <text:p>62.5 </text:p>
          </table:table-cell>
          <table:table-cell table:style-name="ce5" office:value-type="float" office:value="76.84" calcext:value-type="float">
            <text:p>76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6.63696" calcext:value-type="float">
            <text:p>56.6 </text:p>
          </table:table-cell>
          <table:table-cell table:style-name="ce5" office:value-type="float" office:value="68.4399" calcext:value-type="float">
            <text:p>68.4 </text:p>
          </table:table-cell>
          <table:table-cell table:style-name="ce5" office:value-type="float" office:value="83.15121" calcext:value-type="float">
            <text:p>83.2 </text:p>
          </table:table-cell>
          <table:table-cell table:style-name="ce5" office:value-type="float" office:value="76.26566" calcext:value-type="float">
            <text:p>76.3 </text:p>
          </table:table-cell>
          <table:table-cell table:style-name="ce5" office:value-type="float" office:value="98.3" calcext:value-type="float">
            <text:p>98.3 </text:p>
          </table:table-cell>
          <table:table-cell table:style-name="ce5" office:value-type="float" office:value="73.12572" calcext:value-type="float">
            <text:p>73.1 </text:p>
          </table:table-cell>
          <table:table-cell table:style-name="ce5" office:value-type="float" office:value="56.4704" calcext:value-type="float">
            <text:p>56.5 </text:p>
          </table:table-cell>
          <table:table-cell table:style-name="ce5" office:value-type="float" office:value="65.2505" calcext:value-type="float">
            <text:p>65.3 </text:p>
          </table:table-cell>
          <table:table-cell table:style-name="ce5" office:value-type="float" office:value="71.78686" calcext:value-type="float">
            <text:p>71.8 </text:p>
          </table:table-cell>
          <table:table-cell table:style-name="ce5" office:value-type="float" office:value="62.06858" calcext:value-type="float">
            <text:p>62.1 </text:p>
          </table:table-cell>
          <table:table-cell table:style-name="ce5" office:value-type="float" office:value="74.88" calcext:value-type="float">
            <text:p>74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3.16516" calcext:value-type="float">
            <text:p>73.2 </text:p>
          </table:table-cell>
          <table:table-cell table:style-name="ce5" office:value-type="float" office:value="52.1185" calcext:value-type="float">
            <text:p>52.1 </text:p>
          </table:table-cell>
          <table:table-cell table:style-name="ce5" office:value-type="float" office:value="67.85" calcext:value-type="float">
            <text:p>67.9 </text:p>
          </table:table-cell>
          <table:table-cell table:style-name="ce5" office:value-type="float" office:value="73.05378" calcext:value-type="float">
            <text:p>73.1 </text:p>
          </table:table-cell>
          <table:table-cell table:style-name="ce5" office:value-type="float" office:value="89.30434" calcext:value-type="float">
            <text:p>89.3 </text:p>
          </table:table-cell>
          <table:table-cell table:style-name="ce5" office:value-type="float" office:value="70.2" calcext:value-type="float">
            <text:p>70.2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2M7</text:p>
          </table:table-cell>
          <table:table-cell office:value-type="float" office:value="77.06614" calcext:value-type="float">
            <text:p>77.1 </text:p>
          </table:table-cell>
          <table:table-cell office:value-type="float" office:value="76.07434" calcext:value-type="float">
            <text:p>76.1 </text:p>
          </table:table-cell>
          <table:table-cell office:value-type="float" office:value="73.69386" calcext:value-type="float">
            <text:p>73.7 </text:p>
          </table:table-cell>
          <table:table-cell office:value-type="float" office:value="58.71606" calcext:value-type="float">
            <text:p>58.7 </text:p>
          </table:table-cell>
          <table:table-cell office:value-type="float" office:value="55.42485" calcext:value-type="float">
            <text:p>55.4 </text:p>
          </table:table-cell>
          <table:table-cell office:value-type="float" office:value="34.06343" calcext:value-type="float">
            <text:p>34.1 </text:p>
          </table:table-cell>
          <table:table-cell office:value-type="float" office:value="70.9" calcext:value-type="float">
            <text:p>70.9 </text:p>
          </table:table-cell>
          <table:table-cell office:value-type="float" office:value="73" calcext:value-type="float">
            <text:p>73.0 </text:p>
          </table:table-cell>
          <table:table-cell office:value-type="float" office:value="62.70483" calcext:value-type="float">
            <text:p>62.7 </text:p>
          </table:table-cell>
          <table:table-cell office:value-type="float" office:value="77.69" calcext:value-type="float">
            <text:p>77.7 </text:p>
          </table:table-cell>
          <table:table-cell office:value-type="string" calcext:value-type="string">
            <text:p>..</text:p>
          </table:table-cell>
          <table:table-cell office:value-type="float" office:value="56.42161" calcext:value-type="float">
            <text:p>56.4 </text:p>
          </table:table-cell>
          <table:table-cell office:value-type="float" office:value="68.6445" calcext:value-type="float">
            <text:p>68.6 </text:p>
          </table:table-cell>
          <table:table-cell office:value-type="float" office:value="83.76112" calcext:value-type="float">
            <text:p>83.8 </text:p>
          </table:table-cell>
          <table:table-cell office:value-type="float" office:value="76.51228" calcext:value-type="float">
            <text:p>76.5 </text:p>
          </table:table-cell>
          <table:table-cell office:value-type="float" office:value="98.5" calcext:value-type="float">
            <text:p>98.5 </text:p>
          </table:table-cell>
          <table:table-cell office:value-type="float" office:value="73.19433" calcext:value-type="float">
            <text:p>73.2 </text:p>
          </table:table-cell>
          <table:table-cell office:value-type="float" office:value="56.64647" calcext:value-type="float">
            <text:p>56.6 </text:p>
          </table:table-cell>
          <table:table-cell office:value-type="float" office:value="66.3467" calcext:value-type="float">
            <text:p>66.3 </text:p>
          </table:table-cell>
          <table:table-cell office:value-type="float" office:value="72.13362" calcext:value-type="float">
            <text:p>72.1 </text:p>
          </table:table-cell>
          <table:table-cell office:value-type="float" office:value="62.28629" calcext:value-type="float">
            <text:p>62.3 </text:p>
          </table:table-cell>
          <table:table-cell office:value-type="float" office:value="75.79" calcext:value-type="float">
            <text:p>75.8 </text:p>
          </table:table-cell>
          <table:table-cell office:value-type="string" calcext:value-type="string">
            <text:p>..</text:p>
          </table:table-cell>
          <table:table-cell office:value-type="float" office:value="73.63192" calcext:value-type="float">
            <text:p>73.6 </text:p>
          </table:table-cell>
          <table:table-cell office:value-type="float" office:value="52.30057" calcext:value-type="float">
            <text:p>52.3 </text:p>
          </table:table-cell>
          <table:table-cell office:value-type="float" office:value="68.77" calcext:value-type="float">
            <text:p>68.8 </text:p>
          </table:table-cell>
          <table:table-cell office:value-type="float" office:value="73.46506" calcext:value-type="float">
            <text:p>73.5 </text:p>
          </table:table-cell>
          <table:table-cell office:value-type="float" office:value="89.35335" calcext:value-type="float">
            <text:p>89.4 </text:p>
          </table:table-cell>
          <table:table-cell office:value-type="float" office:value="70.4" calcext:value-type="float">
            <text:p>70.4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2M8</text:p>
          </table:table-cell>
          <table:table-cell table:style-name="ce5" office:value-type="float" office:value="77.28041" calcext:value-type="float">
            <text:p>77.3 </text:p>
          </table:table-cell>
          <table:table-cell table:style-name="ce5" office:value-type="float" office:value="76.17969" calcext:value-type="float">
            <text:p>76.2 </text:p>
          </table:table-cell>
          <table:table-cell table:style-name="ce5" office:value-type="float" office:value="73.98717" calcext:value-type="float">
            <text:p>74.0 </text:p>
          </table:table-cell>
          <table:table-cell table:style-name="ce5" office:value-type="float" office:value="58.91505" calcext:value-type="float">
            <text:p>58.9 </text:p>
          </table:table-cell>
          <table:table-cell table:style-name="ce5" office:value-type="float" office:value="55.46365" calcext:value-type="float">
            <text:p>55.5 </text:p>
          </table:table-cell>
          <table:table-cell table:style-name="ce5" office:value-type="float" office:value="34.27573" calcext:value-type="float">
            <text:p>34.3 </text:p>
          </table:table-cell>
          <table:table-cell table:style-name="ce5" office:value-type="float" office:value="71.3" calcext:value-type="float">
            <text:p>71.3 </text:p>
          </table:table-cell>
          <table:table-cell table:style-name="ce5" office:value-type="float" office:value="73" calcext:value-type="float">
            <text:p>73.0 </text:p>
          </table:table-cell>
          <table:table-cell table:style-name="ce5" office:value-type="float" office:value="62.87864" calcext:value-type="float">
            <text:p>62.9 </text:p>
          </table:table-cell>
          <table:table-cell table:style-name="ce5" office:value-type="float" office:value="77.83" calcext:value-type="float">
            <text:p>77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6.56517" calcext:value-type="float">
            <text:p>56.6 </text:p>
          </table:table-cell>
          <table:table-cell table:style-name="ce5" office:value-type="float" office:value="69.05371" calcext:value-type="float">
            <text:p>69.1 </text:p>
          </table:table-cell>
          <table:table-cell table:style-name="ce5" office:value-type="float" office:value="83.65947" calcext:value-type="float">
            <text:p>83.7 </text:p>
          </table:table-cell>
          <table:table-cell table:style-name="ce5" office:value-type="float" office:value="76.82054" calcext:value-type="float">
            <text:p>76.8 </text:p>
          </table:table-cell>
          <table:table-cell table:style-name="ce5" office:value-type="float" office:value="99" calcext:value-type="float">
            <text:p>99.0 </text:p>
          </table:table-cell>
          <table:table-cell table:style-name="ce5" office:value-type="float" office:value="73.33044" calcext:value-type="float">
            <text:p>73.3 </text:p>
          </table:table-cell>
          <table:table-cell table:style-name="ce5" office:value-type="float" office:value="56.73913" calcext:value-type="float">
            <text:p>56.7 </text:p>
          </table:table-cell>
          <table:table-cell table:style-name="ce5" office:value-type="float" office:value="66.3865" calcext:value-type="float">
            <text:p>66.4 </text:p>
          </table:table-cell>
          <table:table-cell table:style-name="ce5" office:value-type="float" office:value="72.17697" calcext:value-type="float">
            <text:p>72.2 </text:p>
          </table:table-cell>
          <table:table-cell table:style-name="ce5" office:value-type="float" office:value="62.58941" calcext:value-type="float">
            <text:p>62.6 </text:p>
          </table:table-cell>
          <table:table-cell table:style-name="ce5" office:value-type="float" office:value="75.81" calcext:value-type="float">
            <text:p>75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4.14731" calcext:value-type="float">
            <text:p>74.1 </text:p>
          </table:table-cell>
          <table:table-cell table:style-name="ce5" office:value-type="float" office:value="53.02887" calcext:value-type="float">
            <text:p>53.0 </text:p>
          </table:table-cell>
          <table:table-cell table:style-name="ce5" office:value-type="float" office:value="69.44" calcext:value-type="float">
            <text:p>69.4 </text:p>
          </table:table-cell>
          <table:table-cell table:style-name="ce5" office:value-type="float" office:value="73.87849" calcext:value-type="float">
            <text:p>73.9 </text:p>
          </table:table-cell>
          <table:table-cell table:style-name="ce5" office:value-type="float" office:value="89.40275" calcext:value-type="float">
            <text:p>89.4 </text:p>
          </table:table-cell>
          <table:table-cell table:style-name="ce5" office:value-type="float" office:value="70.6" calcext:value-type="float">
            <text:p>70.6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2M9</text:p>
          </table:table-cell>
          <table:table-cell office:value-type="float" office:value="76.49475" calcext:value-type="float">
            <text:p>76.5 </text:p>
          </table:table-cell>
          <table:table-cell office:value-type="float" office:value="75.83494" calcext:value-type="float">
            <text:p>75.8 </text:p>
          </table:table-cell>
          <table:table-cell office:value-type="float" office:value="73.98717" calcext:value-type="float">
            <text:p>74.0 </text:p>
          </table:table-cell>
          <table:table-cell office:value-type="float" office:value="59.2175" calcext:value-type="float">
            <text:p>59.2 </text:p>
          </table:table-cell>
          <table:table-cell office:value-type="float" office:value="55.54902" calcext:value-type="float">
            <text:p>55.5 </text:p>
          </table:table-cell>
          <table:table-cell office:value-type="float" office:value="34.3948" calcext:value-type="float">
            <text:p>34.4 </text:p>
          </table:table-cell>
          <table:table-cell office:value-type="float" office:value="69.9" calcext:value-type="float">
            <text:p>69.9 </text:p>
          </table:table-cell>
          <table:table-cell office:value-type="float" office:value="73.1" calcext:value-type="float">
            <text:p>73.1 </text:p>
          </table:table-cell>
          <table:table-cell office:value-type="float" office:value="63.4001" calcext:value-type="float">
            <text:p>63.4 </text:p>
          </table:table-cell>
          <table:table-cell office:value-type="float" office:value="77.58" calcext:value-type="float">
            <text:p>77.6 </text:p>
          </table:table-cell>
          <table:table-cell office:value-type="string" calcext:value-type="string">
            <text:p>..</text:p>
          </table:table-cell>
          <table:table-cell office:value-type="float" office:value="56.56517" calcext:value-type="float">
            <text:p>56.6 </text:p>
          </table:table-cell>
          <table:table-cell office:value-type="float" office:value="69.46291" calcext:value-type="float">
            <text:p>69.5 </text:p>
          </table:table-cell>
          <table:table-cell office:value-type="float" office:value="83.76112" calcext:value-type="float">
            <text:p>83.8 </text:p>
          </table:table-cell>
          <table:table-cell office:value-type="float" office:value="76.82054" calcext:value-type="float">
            <text:p>76.8 </text:p>
          </table:table-cell>
          <table:table-cell office:value-type="float" office:value="98.4" calcext:value-type="float">
            <text:p>98.4 </text:p>
          </table:table-cell>
          <table:table-cell office:value-type="float" office:value="73.39904" calcext:value-type="float">
            <text:p>73.4 </text:p>
          </table:table-cell>
          <table:table-cell office:value-type="float" office:value="56.86886" calcext:value-type="float">
            <text:p>56.9 </text:p>
          </table:table-cell>
          <table:table-cell office:value-type="float" office:value="66.0976" calcext:value-type="float">
            <text:p>66.1 </text:p>
          </table:table-cell>
          <table:table-cell office:value-type="float" office:value="72.27605" calcext:value-type="float">
            <text:p>72.3 </text:p>
          </table:table-cell>
          <table:table-cell office:value-type="float" office:value="63.27144" calcext:value-type="float">
            <text:p>63.3 </text:p>
          </table:table-cell>
          <table:table-cell office:value-type="float" office:value="75.87" calcext:value-type="float">
            <text:p>75.9 </text:p>
          </table:table-cell>
          <table:table-cell office:value-type="string" calcext:value-type="string">
            <text:p>..</text:p>
          </table:table-cell>
          <table:table-cell office:value-type="float" office:value="74.29317" calcext:value-type="float">
            <text:p>74.3 </text:p>
          </table:table-cell>
          <table:table-cell office:value-type="float" office:value="53.16542" calcext:value-type="float">
            <text:p>53.2 </text:p>
          </table:table-cell>
          <table:table-cell office:value-type="float" office:value="69.49" calcext:value-type="float">
            <text:p>69.5 </text:p>
          </table:table-cell>
          <table:table-cell office:value-type="float" office:value="73.64178" calcext:value-type="float">
            <text:p>73.6 </text:p>
          </table:table-cell>
          <table:table-cell office:value-type="float" office:value="89.45175" calcext:value-type="float">
            <text:p>89.5 </text:p>
          </table:table-cell>
          <table:table-cell office:value-type="float" office:value="70.5" calcext:value-type="float">
            <text:p>70.5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2M10</text:p>
          </table:table-cell>
          <table:table-cell table:style-name="ce5" office:value-type="float" office:value="76.13763" calcext:value-type="float">
            <text:p>76.1 </text:p>
          </table:table-cell>
          <table:table-cell table:style-name="ce5" office:value-type="float" office:value="75.29866" calcext:value-type="float">
            <text:p>75.3 </text:p>
          </table:table-cell>
          <table:table-cell table:style-name="ce5" office:value-type="float" office:value="74.13382" calcext:value-type="float">
            <text:p>74.1 </text:p>
          </table:table-cell>
          <table:table-cell table:style-name="ce5" office:value-type="float" office:value="59.63935" calcext:value-type="float">
            <text:p>59.6 </text:p>
          </table:table-cell>
          <table:table-cell table:style-name="ce5" office:value-type="float" office:value="55.6111" calcext:value-type="float">
            <text:p>55.6 </text:p>
          </table:table-cell>
          <table:table-cell table:style-name="ce5" office:value-type="float" office:value="34.54532" calcext:value-type="float">
            <text:p>34.5 </text:p>
          </table:table-cell>
          <table:table-cell table:style-name="ce5" office:value-type="float" office:value="69.7" calcext:value-type="float">
            <text:p>69.7 </text:p>
          </table:table-cell>
          <table:table-cell table:style-name="ce5" office:value-type="float" office:value="73.2" calcext:value-type="float">
            <text:p>73.2 </text:p>
          </table:table-cell>
          <table:table-cell table:style-name="ce5" office:value-type="float" office:value="64.09537" calcext:value-type="float">
            <text:p>64.1 </text:p>
          </table:table-cell>
          <table:table-cell table:style-name="ce5" office:value-type="float" office:value="77.64" calcext:value-type="float">
            <text:p>77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6.70874" calcext:value-type="float">
            <text:p>56.7 </text:p>
          </table:table-cell>
          <table:table-cell table:style-name="ce5" office:value-type="float" office:value="69.87212" calcext:value-type="float">
            <text:p>69.9 </text:p>
          </table:table-cell>
          <table:table-cell table:style-name="ce5" office:value-type="float" office:value="83.65947" calcext:value-type="float">
            <text:p>83.7 </text:p>
          </table:table-cell>
          <table:table-cell table:style-name="ce5" office:value-type="float" office:value="77.0055" calcext:value-type="float">
            <text:p>77.0 </text:p>
          </table:table-cell>
          <table:table-cell table:style-name="ce5" office:value-type="float" office:value="98.3" calcext:value-type="float">
            <text:p>98.3 </text:p>
          </table:table-cell>
          <table:table-cell table:style-name="ce5" office:value-type="float" office:value="73.53409" calcext:value-type="float">
            <text:p>73.5 </text:p>
          </table:table-cell>
          <table:table-cell table:style-name="ce5" office:value-type="float" office:value="56.98006" calcext:value-type="float">
            <text:p>57.0 </text:p>
          </table:table-cell>
          <table:table-cell table:style-name="ce5" office:value-type="float" office:value="66.1758" calcext:value-type="float">
            <text:p>66.2 </text:p>
          </table:table-cell>
          <table:table-cell table:style-name="ce5" office:value-type="float" office:value="72.62281" calcext:value-type="float">
            <text:p>72.6 </text:p>
          </table:table-cell>
          <table:table-cell table:style-name="ce5" office:value-type="float" office:value="63.52052" calcext:value-type="float">
            <text:p>63.5 </text:p>
          </table:table-cell>
          <table:table-cell table:style-name="ce5" office:value-type="float" office:value="75.91" calcext:value-type="float">
            <text:p>75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4.75993" calcext:value-type="float">
            <text:p>74.8 </text:p>
          </table:table-cell>
          <table:table-cell table:style-name="ce5" office:value-type="float" office:value="53.1199" calcext:value-type="float">
            <text:p>53.1 </text:p>
          </table:table-cell>
          <table:table-cell table:style-name="ce5" office:value-type="float" office:value="69.26" calcext:value-type="float">
            <text:p>69.3 </text:p>
          </table:table-cell>
          <table:table-cell table:style-name="ce5" office:value-type="float" office:value="73.66749" calcext:value-type="float">
            <text:p>73.7 </text:p>
          </table:table-cell>
          <table:table-cell table:style-name="ce5" office:value-type="float" office:value="89.41394" calcext:value-type="float">
            <text:p>89.4 </text:p>
          </table:table-cell>
          <table:table-cell table:style-name="ce5" office:value-type="float" office:value="70.8" calcext:value-type="float">
            <text:p>70.8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2M11</text:p>
          </table:table-cell>
          <table:table-cell office:value-type="float" office:value="75.92336" calcext:value-type="float">
            <text:p>75.9 </text:p>
          </table:table-cell>
          <table:table-cell office:value-type="float" office:value="75.63383" calcext:value-type="float">
            <text:p>75.6 </text:p>
          </table:table-cell>
          <table:table-cell office:value-type="float" office:value="74.28048" calcext:value-type="float">
            <text:p>74.3 </text:p>
          </table:table-cell>
          <table:table-cell office:value-type="float" office:value="59.56771" calcext:value-type="float">
            <text:p>59.6 </text:p>
          </table:table-cell>
          <table:table-cell office:value-type="float" office:value="55.69646" calcext:value-type="float">
            <text:p>55.7 </text:p>
          </table:table-cell>
          <table:table-cell office:value-type="float" office:value="34.82614" calcext:value-type="float">
            <text:p>34.8 </text:p>
          </table:table-cell>
          <table:table-cell office:value-type="float" office:value="69.8" calcext:value-type="float">
            <text:p>69.8 </text:p>
          </table:table-cell>
          <table:table-cell office:value-type="float" office:value="73.3" calcext:value-type="float">
            <text:p>73.3 </text:p>
          </table:table-cell>
          <table:table-cell office:value-type="float" office:value="64.00846" calcext:value-type="float">
            <text:p>64.0 </text:p>
          </table:table-cell>
          <table:table-cell office:value-type="float" office:value="77.84" calcext:value-type="float">
            <text:p>77.8 </text:p>
          </table:table-cell>
          <table:table-cell office:value-type="string" calcext:value-type="string">
            <text:p>..</text:p>
          </table:table-cell>
          <table:table-cell office:value-type="float" office:value="56.78052" calcext:value-type="float">
            <text:p>56.8 </text:p>
          </table:table-cell>
          <table:table-cell office:value-type="float" office:value="69.97443" calcext:value-type="float">
            <text:p>70.0 </text:p>
          </table:table-cell>
          <table:table-cell office:value-type="float" office:value="83.35451" calcext:value-type="float">
            <text:p>83.4 </text:p>
          </table:table-cell>
          <table:table-cell office:value-type="float" office:value="77.31377" calcext:value-type="float">
            <text:p>77.3 </text:p>
          </table:table-cell>
          <table:table-cell office:value-type="float" office:value="98.2" calcext:value-type="float">
            <text:p>98.2 </text:p>
          </table:table-cell>
          <table:table-cell office:value-type="float" office:value="73.67021" calcext:value-type="float">
            <text:p>73.7 </text:p>
          </table:table-cell>
          <table:table-cell office:value-type="float" office:value="56.83179" calcext:value-type="float">
            <text:p>56.8 </text:p>
          </table:table-cell>
          <table:table-cell office:value-type="float" office:value="66.1665" calcext:value-type="float">
            <text:p>66.2 </text:p>
          </table:table-cell>
          <table:table-cell office:value-type="float" office:value="72.7962" calcext:value-type="float">
            <text:p>72.8 </text:p>
          </table:table-cell>
          <table:table-cell office:value-type="float" office:value="64.18889" calcext:value-type="float">
            <text:p>64.2 </text:p>
          </table:table-cell>
          <table:table-cell office:value-type="float" office:value="75.89" calcext:value-type="float">
            <text:p>75.9 </text:p>
          </table:table-cell>
          <table:table-cell office:value-type="string" calcext:value-type="string">
            <text:p>..</text:p>
          </table:table-cell>
          <table:table-cell office:value-type="float" office:value="74.8669" calcext:value-type="float">
            <text:p>74.9 </text:p>
          </table:table-cell>
          <table:table-cell office:value-type="float" office:value="53.21094" calcext:value-type="float">
            <text:p>53.2 </text:p>
          </table:table-cell>
          <table:table-cell office:value-type="float" office:value="69.41" calcext:value-type="float">
            <text:p>69.4 </text:p>
          </table:table-cell>
          <table:table-cell office:value-type="float" office:value="73.50683" calcext:value-type="float">
            <text:p>73.5 </text:p>
          </table:table-cell>
          <table:table-cell office:value-type="float" office:value="89.4212" calcext:value-type="float">
            <text:p>89.4 </text:p>
          </table:table-cell>
          <table:table-cell office:value-type="float" office:value="70.7" calcext:value-type="float">
            <text:p>70.7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2M12</text:p>
          </table:table-cell>
          <table:table-cell table:style-name="ce5" office:value-type="float" office:value="76.6376" calcext:value-type="float">
            <text:p>76.6 </text:p>
          </table:table-cell>
          <table:table-cell table:style-name="ce5" office:value-type="float" office:value="75.98816" calcext:value-type="float">
            <text:p>76.0 </text:p>
          </table:table-cell>
          <table:table-cell table:style-name="ce5" office:value-type="float" office:value="74.72044" calcext:value-type="float">
            <text:p>74.7 </text:p>
          </table:table-cell>
          <table:table-cell table:style-name="ce5" office:value-type="float" office:value="59.512" calcext:value-type="float">
            <text:p>59.5 </text:p>
          </table:table-cell>
          <table:table-cell table:style-name="ce5" office:value-type="float" office:value="55.84391" calcext:value-type="float">
            <text:p>55.8 </text:p>
          </table:table-cell>
          <table:table-cell table:style-name="ce5" office:value-type="float" office:value="35.15302" calcext:value-type="float">
            <text:p>35.2 </text:p>
          </table:table-cell>
          <table:table-cell table:style-name="ce5" office:value-type="float" office:value="69.7" calcext:value-type="float">
            <text:p>69.7 </text:p>
          </table:table-cell>
          <table:table-cell table:style-name="ce5" office:value-type="float" office:value="73.3" calcext:value-type="float">
            <text:p>73.3 </text:p>
          </table:table-cell>
          <table:table-cell table:style-name="ce5" office:value-type="float" office:value="63.53046" calcext:value-type="float">
            <text:p>63.5 </text:p>
          </table:table-cell>
          <table:table-cell table:style-name="ce5" office:value-type="float" office:value="77.97" calcext:value-type="float">
            <text:p>78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6.70874" calcext:value-type="float">
            <text:p>56.7 </text:p>
          </table:table-cell>
          <table:table-cell table:style-name="ce5" office:value-type="float" office:value="70.38363" calcext:value-type="float">
            <text:p>70.4 </text:p>
          </table:table-cell>
          <table:table-cell table:style-name="ce5" office:value-type="float" office:value="83.35451" calcext:value-type="float">
            <text:p>83.4 </text:p>
          </table:table-cell>
          <table:table-cell table:style-name="ce5" office:value-type="float" office:value="77.31377" calcext:value-type="float">
            <text:p>77.3 </text:p>
          </table:table-cell>
          <table:table-cell table:style-name="ce5" office:value-type="float" office:value="98.4" calcext:value-type="float">
            <text:p>98.4 </text:p>
          </table:table-cell>
          <table:table-cell table:style-name="ce5" office:value-type="float" office:value="74.00998" calcext:value-type="float">
            <text:p>74.0 </text:p>
          </table:table-cell>
          <table:table-cell table:style-name="ce5" office:value-type="float" office:value="56.82253" calcext:value-type="float">
            <text:p>56.8 </text:p>
          </table:table-cell>
          <table:table-cell table:style-name="ce5" office:value-type="float" office:value="66.2413" calcext:value-type="float">
            <text:p>66.2 </text:p>
          </table:table-cell>
          <table:table-cell table:style-name="ce5" office:value-type="float" office:value="72.82096" calcext:value-type="float">
            <text:p>72.8 </text:p>
          </table:table-cell>
          <table:table-cell table:style-name="ce5" office:value-type="float" office:value="64.39449" calcext:value-type="float">
            <text:p>64.4 </text:p>
          </table:table-cell>
          <table:table-cell table:style-name="ce5" office:value-type="float" office:value="75.92" calcext:value-type="float">
            <text:p>75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5.06139" calcext:value-type="float">
            <text:p>75.1 </text:p>
          </table:table-cell>
          <table:table-cell table:style-name="ce5" office:value-type="float" office:value="53.98475" calcext:value-type="float">
            <text:p>54.0 </text:p>
          </table:table-cell>
          <table:table-cell table:style-name="ce5" office:value-type="float" office:value="69.77" calcext:value-type="float">
            <text:p>69.8 </text:p>
          </table:table-cell>
          <table:table-cell table:style-name="ce5" office:value-type="float" office:value="73.83885" calcext:value-type="float">
            <text:p>73.8 </text:p>
          </table:table-cell>
          <table:table-cell table:style-name="ce5" office:value-type="float" office:value="89.44701" calcext:value-type="float">
            <text:p>89.4 </text:p>
          </table:table-cell>
          <table:table-cell table:style-name="ce5" office:value-type="float" office:value="71.1" calcext:value-type="float">
            <text:p>71.1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3M1</text:p>
          </table:table-cell>
          <table:table-cell office:value-type="float" office:value="76.85187" calcext:value-type="float">
            <text:p>76.9 </text:p>
          </table:table-cell>
          <table:table-cell office:value-type="float" office:value="75.92112" calcext:value-type="float">
            <text:p>75.9 </text:p>
          </table:table-cell>
          <table:table-cell office:value-type="float" office:value="74.8671" calcext:value-type="float">
            <text:p>74.9 </text:p>
          </table:table-cell>
          <table:table-cell office:value-type="float" office:value="59.67914" calcext:value-type="float">
            <text:p>59.7 </text:p>
          </table:table-cell>
          <table:table-cell office:value-type="float" office:value="56.68204" calcext:value-type="float">
            <text:p>56.7 </text:p>
          </table:table-cell>
          <table:table-cell office:value-type="float" office:value="35.52032" calcext:value-type="float">
            <text:p>35.5 </text:p>
          </table:table-cell>
          <table:table-cell office:value-type="float" office:value="70.4" calcext:value-type="float">
            <text:p>70.4 </text:p>
          </table:table-cell>
          <table:table-cell office:value-type="float" office:value="73.8" calcext:value-type="float">
            <text:p>73.8 </text:p>
          </table:table-cell>
          <table:table-cell office:value-type="float" office:value="65.26864" calcext:value-type="float">
            <text:p>65.3 </text:p>
          </table:table-cell>
          <table:table-cell office:value-type="float" office:value="78.21" calcext:value-type="float">
            <text:p>78.2 </text:p>
          </table:table-cell>
          <table:table-cell office:value-type="string" calcext:value-type="string">
            <text:p>..</text:p>
          </table:table-cell>
          <table:table-cell office:value-type="float" office:value="59.22115" calcext:value-type="float">
            <text:p>59.2 </text:p>
          </table:table-cell>
          <table:table-cell office:value-type="float" office:value="70.58823" calcext:value-type="float">
            <text:p>70.6 </text:p>
          </table:table-cell>
          <table:table-cell office:value-type="float" office:value="83.76112" calcext:value-type="float">
            <text:p>83.8 </text:p>
          </table:table-cell>
          <table:table-cell office:value-type="float" office:value="77.68369" calcext:value-type="float">
            <text:p>77.7 </text:p>
          </table:table-cell>
          <table:table-cell office:value-type="float" office:value="98.2" calcext:value-type="float">
            <text:p>98.2 </text:p>
          </table:table-cell>
          <table:table-cell office:value-type="float" office:value="74.28329" calcext:value-type="float">
            <text:p>74.3 </text:p>
          </table:table-cell>
          <table:table-cell office:value-type="float" office:value="57.30439" calcext:value-type="float">
            <text:p>57.3 </text:p>
          </table:table-cell>
          <table:table-cell office:value-type="float" office:value="66.6821" calcext:value-type="float">
            <text:p>66.7 </text:p>
          </table:table-cell>
          <table:table-cell office:value-type="float" office:value="73.22346" calcext:value-type="float">
            <text:p>73.2 </text:p>
          </table:table-cell>
          <table:table-cell office:value-type="float" office:value="64.80507" calcext:value-type="float">
            <text:p>64.8 </text:p>
          </table:table-cell>
          <table:table-cell office:value-type="float" office:value="76.72" calcext:value-type="float">
            <text:p>76.7 </text:p>
          </table:table-cell>
          <table:table-cell office:value-type="string" calcext:value-type="string">
            <text:p>..</text:p>
          </table:table-cell>
          <table:table-cell office:value-type="float" office:value="75.63512" calcext:value-type="float">
            <text:p>75.6 </text:p>
          </table:table-cell>
          <table:table-cell office:value-type="float" office:value="55.94204" calcext:value-type="float">
            <text:p>55.9 </text:p>
          </table:table-cell>
          <table:table-cell office:value-type="float" office:value="70.39" calcext:value-type="float">
            <text:p>70.4 </text:p>
          </table:table-cell>
          <table:table-cell office:value-type="float" office:value="74.31119" calcext:value-type="float">
            <text:p>74.3 </text:p>
          </table:table-cell>
          <table:table-cell office:value-type="float" office:value="90.00678" calcext:value-type="float">
            <text:p>90.0 </text:p>
          </table:table-cell>
          <table:table-cell office:value-type="float" office:value="71" calcext:value-type="float">
            <text:p>71.0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3M2</text:p>
          </table:table-cell>
          <table:table-cell table:style-name="ce5" office:value-type="float" office:value="76.78045" calcext:value-type="float">
            <text:p>76.8 </text:p>
          </table:table-cell>
          <table:table-cell table:style-name="ce5" office:value-type="float" office:value="76.40952" calcext:value-type="float">
            <text:p>76.4 </text:p>
          </table:table-cell>
          <table:table-cell table:style-name="ce5" office:value-type="float" office:value="75.23373" calcext:value-type="float">
            <text:p>75.2 </text:p>
          </table:table-cell>
          <table:table-cell table:style-name="ce5" office:value-type="float" office:value="60.21242" calcext:value-type="float">
            <text:p>60.2 </text:p>
          </table:table-cell>
          <table:table-cell table:style-name="ce5" office:value-type="float" office:value="57.35719" calcext:value-type="float">
            <text:p>57.4 </text:p>
          </table:table-cell>
          <table:table-cell table:style-name="ce5" office:value-type="float" office:value="35.90449" calcext:value-type="float">
            <text:p>35.9 </text:p>
          </table:table-cell>
          <table:table-cell table:style-name="ce5" office:value-type="float" office:value="70.9" calcext:value-type="float">
            <text:p>70.9 </text:p>
          </table:table-cell>
          <table:table-cell table:style-name="ce5" office:value-type="float" office:value="74.8" calcext:value-type="float">
            <text:p>74.8 </text:p>
          </table:table-cell>
          <table:table-cell table:style-name="ce5" office:value-type="float" office:value="65.399" calcext:value-type="float">
            <text:p>65.4 </text:p>
          </table:table-cell>
          <table:table-cell table:style-name="ce5" office:value-type="float" office:value="78.41" calcext:value-type="float">
            <text:p>78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9.65185" calcext:value-type="float">
            <text:p>59.7 </text:p>
          </table:table-cell>
          <table:table-cell table:style-name="ce5" office:value-type="float" office:value="70.89514" calcext:value-type="float">
            <text:p>70.9 </text:p>
          </table:table-cell>
          <table:table-cell table:style-name="ce5" office:value-type="float" office:value="83.96442" calcext:value-type="float">
            <text:p>84.0 </text:p>
          </table:table-cell>
          <table:table-cell table:style-name="ce5" office:value-type="float" office:value="77.99197" calcext:value-type="float">
            <text:p>78.0 </text:p>
          </table:table-cell>
          <table:table-cell table:style-name="ce5" office:value-type="float" office:value="98.1" calcext:value-type="float">
            <text:p>98.1 </text:p>
          </table:table-cell>
          <table:table-cell table:style-name="ce5" office:value-type="float" office:value="74.35081" calcext:value-type="float">
            <text:p>74.4 </text:p>
          </table:table-cell>
          <table:table-cell table:style-name="ce5" office:value-type="float" office:value="57.38779" calcext:value-type="float">
            <text:p>57.4 </text:p>
          </table:table-cell>
          <table:table-cell table:style-name="ce5" office:value-type="float" office:value="66.795" calcext:value-type="float">
            <text:p>66.8 </text:p>
          </table:table-cell>
          <table:table-cell table:style-name="ce5" office:value-type="float" office:value="73.32873" calcext:value-type="float">
            <text:p>73.3 </text:p>
          </table:table-cell>
          <table:table-cell table:style-name="ce5" office:value-type="float" office:value="65.13366" calcext:value-type="float">
            <text:p>65.1 </text:p>
          </table:table-cell>
          <table:table-cell table:style-name="ce5" office:value-type="float" office:value="76.86" calcext:value-type="float">
            <text:p>76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5.98518" calcext:value-type="float">
            <text:p>76.0 </text:p>
          </table:table-cell>
          <table:table-cell table:style-name="ce5" office:value-type="float" office:value="56.53378" calcext:value-type="float">
            <text:p>56.5 </text:p>
          </table:table-cell>
          <table:table-cell table:style-name="ce5" office:value-type="float" office:value="70.89" calcext:value-type="float">
            <text:p>70.9 </text:p>
          </table:table-cell>
          <table:table-cell table:style-name="ce5" office:value-type="float" office:value="74.57681" calcext:value-type="float">
            <text:p>74.6 </text:p>
          </table:table-cell>
          <table:table-cell table:style-name="ce5" office:value-type="float" office:value="90.04923" calcext:value-type="float">
            <text:p>90.0 </text:p>
          </table:table-cell>
          <table:table-cell table:style-name="ce5" office:value-type="float" office:value="71.1" calcext:value-type="float">
            <text:p>71.1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3M3</text:p>
          </table:table-cell>
          <table:table-cell office:value-type="float" office:value="76.70902" calcext:value-type="float">
            <text:p>76.7 </text:p>
          </table:table-cell>
          <table:table-cell office:value-type="float" office:value="76.42867" calcext:value-type="float">
            <text:p>76.4 </text:p>
          </table:table-cell>
          <table:table-cell office:value-type="float" office:value="75.30706" calcext:value-type="float">
            <text:p>75.3 </text:p>
          </table:table-cell>
          <table:table-cell office:value-type="float" office:value="61.31081" calcext:value-type="float">
            <text:p>61.3 </text:p>
          </table:table-cell>
          <table:table-cell office:value-type="float" office:value="57.79953" calcext:value-type="float">
            <text:p>57.8 </text:p>
          </table:table-cell>
          <table:table-cell office:value-type="float" office:value="36.18868" calcext:value-type="float">
            <text:p>36.2 </text:p>
          </table:table-cell>
          <table:table-cell office:value-type="float" office:value="70.8" calcext:value-type="float">
            <text:p>70.8 </text:p>
          </table:table-cell>
          <table:table-cell office:value-type="float" office:value="74.9" calcext:value-type="float">
            <text:p>74.9 </text:p>
          </table:table-cell>
          <table:table-cell office:value-type="float" office:value="65.52937" calcext:value-type="float">
            <text:p>65.5 </text:p>
          </table:table-cell>
          <table:table-cell office:value-type="float" office:value="78.54" calcext:value-type="float">
            <text:p>78.5 </text:p>
          </table:table-cell>
          <table:table-cell office:value-type="string" calcext:value-type="string">
            <text:p>..</text:p>
          </table:table-cell>
          <table:table-cell office:value-type="float" office:value="60.15434" calcext:value-type="float">
            <text:p>60.2 </text:p>
          </table:table-cell>
          <table:table-cell office:value-type="float" office:value="71.50895" calcext:value-type="float">
            <text:p>71.5 </text:p>
          </table:table-cell>
          <table:table-cell office:value-type="float" office:value="83.96442" calcext:value-type="float">
            <text:p>84.0 </text:p>
          </table:table-cell>
          <table:table-cell office:value-type="float" office:value="78.17693" calcext:value-type="float">
            <text:p>78.2 </text:p>
          </table:table-cell>
          <table:table-cell office:value-type="float" office:value="98.3" calcext:value-type="float">
            <text:p>98.3 </text:p>
          </table:table-cell>
          <table:table-cell office:value-type="float" office:value="75.43871" calcext:value-type="float">
            <text:p>75.4 </text:p>
          </table:table-cell>
          <table:table-cell office:value-type="float" office:value="57.48972" calcext:value-type="float">
            <text:p>57.5 </text:p>
          </table:table-cell>
          <table:table-cell office:value-type="float" office:value="66.8661" calcext:value-type="float">
            <text:p>66.9 </text:p>
          </table:table-cell>
          <table:table-cell office:value-type="float" office:value="73.45258" calcext:value-type="float">
            <text:p>73.5 </text:p>
          </table:table-cell>
          <table:table-cell office:value-type="float" office:value="65.41132" calcext:value-type="float">
            <text:p>65.4 </text:p>
          </table:table-cell>
          <table:table-cell office:value-type="float" office:value="76.97" calcext:value-type="float">
            <text:p>77.0 </text:p>
          </table:table-cell>
          <table:table-cell office:value-type="string" calcext:value-type="string">
            <text:p>..</text:p>
          </table:table-cell>
          <table:table-cell office:value-type="float" office:value="76.07271" calcext:value-type="float">
            <text:p>76.1 </text:p>
          </table:table-cell>
          <table:table-cell office:value-type="float" office:value="57.30759" calcext:value-type="float">
            <text:p>57.3 </text:p>
          </table:table-cell>
          <table:table-cell office:value-type="float" office:value="71.18" calcext:value-type="float">
            <text:p>71.2 </text:p>
          </table:table-cell>
          <table:table-cell office:value-type="float" office:value="74.94739" calcext:value-type="float">
            <text:p>74.9 </text:p>
          </table:table-cell>
          <table:table-cell office:value-type="float" office:value="90.08411" calcext:value-type="float">
            <text:p>90.1 </text:p>
          </table:table-cell>
          <table:table-cell office:value-type="float" office:value="71.3" calcext:value-type="float">
            <text:p>71.3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3M4</text:p>
          </table:table-cell>
          <table:table-cell table:style-name="ce5" office:value-type="float" office:value="76.85187" calcext:value-type="float">
            <text:p>76.9 </text:p>
          </table:table-cell>
          <table:table-cell table:style-name="ce5" office:value-type="float" office:value="76.95537" calcext:value-type="float">
            <text:p>77.0 </text:p>
          </table:table-cell>
          <table:table-cell table:style-name="ce5" office:value-type="float" office:value="75.45371" calcext:value-type="float">
            <text:p>75.5 </text:p>
          </table:table-cell>
          <table:table-cell table:style-name="ce5" office:value-type="float" office:value="61.47" calcext:value-type="float">
            <text:p>61.5 </text:p>
          </table:table-cell>
          <table:table-cell table:style-name="ce5" office:value-type="float" office:value="58.07115" calcext:value-type="float">
            <text:p>58.1 </text:p>
          </table:table-cell>
          <table:table-cell table:style-name="ce5" office:value-type="float" office:value="36.7492" calcext:value-type="float">
            <text:p>36.7 </text:p>
          </table:table-cell>
          <table:table-cell table:style-name="ce5" office:value-type="float" office:value="70.8" calcext:value-type="float">
            <text:p>70.8 </text:p>
          </table:table-cell>
          <table:table-cell table:style-name="ce5" office:value-type="float" office:value="75.1" calcext:value-type="float">
            <text:p>75.1 </text:p>
          </table:table-cell>
          <table:table-cell table:style-name="ce5" office:value-type="float" office:value="65.22518" calcext:value-type="float">
            <text:p>65.2 </text:p>
          </table:table-cell>
          <table:table-cell table:style-name="ce5" office:value-type="float" office:value="78.71" calcext:value-type="float">
            <text:p>78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0.22612" calcext:value-type="float">
            <text:p>60.2 </text:p>
          </table:table-cell>
          <table:table-cell table:style-name="ce5" office:value-type="float" office:value="71.71355" calcext:value-type="float">
            <text:p>71.7 </text:p>
          </table:table-cell>
          <table:table-cell table:style-name="ce5" office:value-type="float" office:value="84.57433" calcext:value-type="float">
            <text:p>84.6 </text:p>
          </table:table-cell>
          <table:table-cell table:style-name="ce5" office:value-type="float" office:value="78.42354" calcext:value-type="float">
            <text:p>78.4 </text:p>
          </table:table-cell>
          <table:table-cell table:style-name="ce5" office:value-type="float" office:value="98.6" calcext:value-type="float">
            <text:p>98.6 </text:p>
          </table:table-cell>
          <table:table-cell table:style-name="ce5" office:value-type="float" office:value="75.78062" calcext:value-type="float">
            <text:p>75.8 </text:p>
          </table:table-cell>
          <table:table-cell table:style-name="ce5" office:value-type="float" office:value="57.64725" calcext:value-type="float">
            <text:p>57.6 </text:p>
          </table:table-cell>
          <table:table-cell table:style-name="ce5" office:value-type="float" office:value="66.7179" calcext:value-type="float">
            <text:p>66.7 </text:p>
          </table:table-cell>
          <table:table-cell table:style-name="ce5" office:value-type="float" office:value="73.48972" calcext:value-type="float">
            <text:p>73.5 </text:p>
          </table:table-cell>
          <table:table-cell table:style-name="ce5" office:value-type="float" office:value="65.62376" calcext:value-type="float">
            <text:p>65.6 </text:p>
          </table:table-cell>
          <table:table-cell table:style-name="ce5" office:value-type="float" office:value="77.2" calcext:value-type="float">
            <text:p>77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6.30608" calcext:value-type="float">
            <text:p>76.3 </text:p>
          </table:table-cell>
          <table:table-cell table:style-name="ce5" office:value-type="float" office:value="57.80829" calcext:value-type="float">
            <text:p>57.8 </text:p>
          </table:table-cell>
          <table:table-cell table:style-name="ce5" office:value-type="float" office:value="71.64" calcext:value-type="float">
            <text:p>71.6 </text:p>
          </table:table-cell>
          <table:table-cell table:style-name="ce5" office:value-type="float" office:value="75.44114" calcext:value-type="float">
            <text:p>75.4 </text:p>
          </table:table-cell>
          <table:table-cell table:style-name="ce5" office:value-type="float" office:value="90.04106" calcext:value-type="float">
            <text:p>90.0 </text:p>
          </table:table-cell>
          <table:table-cell table:style-name="ce5" office:value-type="float" office:value="72" calcext:value-type="float">
            <text:p>72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3M5</text:p>
          </table:table-cell>
          <table:table-cell office:value-type="float" office:value="76.92329" calcext:value-type="float">
            <text:p>76.9 </text:p>
          </table:table-cell>
          <table:table-cell office:value-type="float" office:value="76.71596" calcext:value-type="float">
            <text:p>76.7 </text:p>
          </table:table-cell>
          <table:table-cell office:value-type="float" office:value="75.67369" calcext:value-type="float">
            <text:p>75.7 </text:p>
          </table:table-cell>
          <table:table-cell office:value-type="float" office:value="61.12774" calcext:value-type="float">
            <text:p>61.1 </text:p>
          </table:table-cell>
          <table:table-cell office:value-type="float" office:value="58.23412" calcext:value-type="float">
            <text:p>58.2 </text:p>
          </table:table-cell>
          <table:table-cell office:value-type="float" office:value="36.96598" calcext:value-type="float">
            <text:p>37.0 </text:p>
          </table:table-cell>
          <table:table-cell office:value-type="float" office:value="70.8" calcext:value-type="float">
            <text:p>70.8 </text:p>
          </table:table-cell>
          <table:table-cell office:value-type="float" office:value="75.2" calcext:value-type="float">
            <text:p>75.2 </text:p>
          </table:table-cell>
          <table:table-cell office:value-type="float" office:value="65.13828" calcext:value-type="float">
            <text:p>65.1 </text:p>
          </table:table-cell>
          <table:table-cell office:value-type="float" office:value="78.84" calcext:value-type="float">
            <text:p>78.8 </text:p>
          </table:table-cell>
          <table:table-cell office:value-type="string" calcext:value-type="string">
            <text:p>..</text:p>
          </table:table-cell>
          <table:table-cell office:value-type="float" office:value="60.36968" calcext:value-type="float">
            <text:p>60.4 </text:p>
          </table:table-cell>
          <table:table-cell office:value-type="float" office:value="71.91816" calcext:value-type="float">
            <text:p>71.9 </text:p>
          </table:table-cell>
          <table:table-cell office:value-type="float" office:value="83.96442" calcext:value-type="float">
            <text:p>84.0 </text:p>
          </table:table-cell>
          <table:table-cell office:value-type="float" office:value="78.6085" calcext:value-type="float">
            <text:p>78.6 </text:p>
          </table:table-cell>
          <table:table-cell office:value-type="float" office:value="98.6" calcext:value-type="float">
            <text:p>98.6 </text:p>
          </table:table-cell>
          <table:table-cell office:value-type="float" office:value="75.91566" calcext:value-type="float">
            <text:p>75.9 </text:p>
          </table:table-cell>
          <table:table-cell office:value-type="float" office:value="57.79552" calcext:value-type="float">
            <text:p>57.8 </text:p>
          </table:table-cell>
          <table:table-cell office:value-type="float" office:value="66.8115" calcext:value-type="float">
            <text:p>66.8 </text:p>
          </table:table-cell>
          <table:table-cell office:value-type="float" office:value="73.64453" calcext:value-type="float">
            <text:p>73.6 </text:p>
          </table:table-cell>
          <table:table-cell office:value-type="float" office:value="65.19764" calcext:value-type="float">
            <text:p>65.2 </text:p>
          </table:table-cell>
          <table:table-cell office:value-type="float" office:value="77.21" calcext:value-type="float">
            <text:p>77.2 </text:p>
          </table:table-cell>
          <table:table-cell office:value-type="string" calcext:value-type="string">
            <text:p>..</text:p>
          </table:table-cell>
          <table:table-cell office:value-type="float" office:value="76.49084" calcext:value-type="float">
            <text:p>76.5 </text:p>
          </table:table-cell>
          <table:table-cell office:value-type="float" office:value="57.94485" calcext:value-type="float">
            <text:p>57.9 </text:p>
          </table:table-cell>
          <table:table-cell office:value-type="float" office:value="72.38" calcext:value-type="float">
            <text:p>72.4 </text:p>
          </table:table-cell>
          <table:table-cell office:value-type="float" office:value="75.3019" calcext:value-type="float">
            <text:p>75.3 </text:p>
          </table:table-cell>
          <table:table-cell office:value-type="float" office:value="90.06153" calcext:value-type="float">
            <text:p>90.1 </text:p>
          </table:table-cell>
          <table:table-cell office:value-type="float" office:value="72" calcext:value-type="float">
            <text:p>72.0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3M6</text:p>
          </table:table-cell>
          <table:table-cell table:style-name="ce5" office:value-type="float" office:value="77.42326" calcext:value-type="float">
            <text:p>77.4 </text:p>
          </table:table-cell>
          <table:table-cell table:style-name="ce5" office:value-type="float" office:value="76.98409" calcext:value-type="float">
            <text:p>77.0 </text:p>
          </table:table-cell>
          <table:table-cell table:style-name="ce5" office:value-type="float" office:value="75.89368" calcext:value-type="float">
            <text:p>75.9 </text:p>
          </table:table-cell>
          <table:table-cell table:style-name="ce5" office:value-type="float" office:value="60.84121" calcext:value-type="float">
            <text:p>60.8 </text:p>
          </table:table-cell>
          <table:table-cell table:style-name="ce5" office:value-type="float" office:value="58.335" calcext:value-type="float">
            <text:p>58.3 </text:p>
          </table:table-cell>
          <table:table-cell table:style-name="ce5" office:value-type="float" office:value="37.10976" calcext:value-type="float">
            <text:p>37.1 </text:p>
          </table:table-cell>
          <table:table-cell table:style-name="ce5" office:value-type="float" office:value="70.8" calcext:value-type="float">
            <text:p>70.8 </text:p>
          </table:table-cell>
          <table:table-cell table:style-name="ce5" office:value-type="float" office:value="75.2" calcext:value-type="float">
            <text:p>75.2 </text:p>
          </table:table-cell>
          <table:table-cell table:style-name="ce5" office:value-type="float" office:value="65.26864" calcext:value-type="float">
            <text:p>65.3 </text:p>
          </table:table-cell>
          <table:table-cell table:style-name="ce5" office:value-type="float" office:value="79.05" calcext:value-type="float">
            <text:p>79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0.51325" calcext:value-type="float">
            <text:p>60.5 </text:p>
          </table:table-cell>
          <table:table-cell table:style-name="ce5" office:value-type="float" office:value="72.22507" calcext:value-type="float">
            <text:p>72.2 </text:p>
          </table:table-cell>
          <table:table-cell table:style-name="ce5" office:value-type="float" office:value="83.86277" calcext:value-type="float">
            <text:p>83.9 </text:p>
          </table:table-cell>
          <table:table-cell table:style-name="ce5" office:value-type="float" office:value="78.79346" calcext:value-type="float">
            <text:p>78.8 </text:p>
          </table:table-cell>
          <table:table-cell table:style-name="ce5" office:value-type="float" office:value="98.7" calcext:value-type="float">
            <text:p>98.7 </text:p>
          </table:table-cell>
          <table:table-cell table:style-name="ce5" office:value-type="float" office:value="75.98426" calcext:value-type="float">
            <text:p>76.0 </text:p>
          </table:table-cell>
          <table:table-cell table:style-name="ce5" office:value-type="float" office:value="57.86965" calcext:value-type="float">
            <text:p>57.9 </text:p>
          </table:table-cell>
          <table:table-cell table:style-name="ce5" office:value-type="float" office:value="66.9282" calcext:value-type="float">
            <text:p>66.9 </text:p>
          </table:table-cell>
          <table:table-cell table:style-name="ce5" office:value-type="float" office:value="73.6693" calcext:value-type="float">
            <text:p>73.7 </text:p>
          </table:table-cell>
          <table:table-cell table:style-name="ce5" office:value-type="float" office:value="65.34113" calcext:value-type="float">
            <text:p>65.3 </text:p>
          </table:table-cell>
          <table:table-cell table:style-name="ce5" office:value-type="float" office:value="77.27" calcext:value-type="float">
            <text:p>77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6.64644" calcext:value-type="float">
            <text:p>76.6 </text:p>
          </table:table-cell>
          <table:table-cell table:style-name="ce5" office:value-type="float" office:value="57.76278" calcext:value-type="float">
            <text:p>57.8 </text:p>
          </table:table-cell>
          <table:table-cell table:style-name="ce5" office:value-type="float" office:value="73.2" calcext:value-type="float">
            <text:p>73.2 </text:p>
          </table:table-cell>
          <table:table-cell table:style-name="ce5" office:value-type="float" office:value="75.58787" calcext:value-type="float">
            <text:p>75.6 </text:p>
          </table:table-cell>
          <table:table-cell table:style-name="ce5" office:value-type="float" office:value="90.08149" calcext:value-type="float">
            <text:p>90.1 </text:p>
          </table:table-cell>
          <table:table-cell table:style-name="ce5" office:value-type="float" office:value="72" calcext:value-type="float">
            <text:p>72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3M7</text:p>
          </table:table-cell>
          <table:table-cell office:value-type="float" office:value="78.06607" calcext:value-type="float">
            <text:p>78.1 </text:p>
          </table:table-cell>
          <table:table-cell office:value-type="float" office:value="77.3863" calcext:value-type="float">
            <text:p>77.4 </text:p>
          </table:table-cell>
          <table:table-cell office:value-type="float" office:value="76.04033" calcext:value-type="float">
            <text:p>76.0 </text:p>
          </table:table-cell>
          <table:table-cell office:value-type="float" office:value="60.76162" calcext:value-type="float">
            <text:p>60.8 </text:p>
          </table:table-cell>
          <table:table-cell office:value-type="float" office:value="58.35052" calcext:value-type="float">
            <text:p>58.4 </text:p>
          </table:table-cell>
          <table:table-cell office:value-type="float" office:value="37.40631" calcext:value-type="float">
            <text:p>37.4 </text:p>
          </table:table-cell>
          <table:table-cell office:value-type="float" office:value="72.1" calcext:value-type="float">
            <text:p>72.1 </text:p>
          </table:table-cell>
          <table:table-cell office:value-type="float" office:value="75.3" calcext:value-type="float">
            <text:p>75.3 </text:p>
          </table:table-cell>
          <table:table-cell office:value-type="float" office:value="66.00736" calcext:value-type="float">
            <text:p>66.0 </text:p>
          </table:table-cell>
          <table:table-cell office:value-type="float" office:value="79.54" calcext:value-type="float">
            <text:p>79.5 </text:p>
          </table:table-cell>
          <table:table-cell office:value-type="string" calcext:value-type="string">
            <text:p>..</text:p>
          </table:table-cell>
          <table:table-cell office:value-type="float" office:value="60.65681" calcext:value-type="float">
            <text:p>60.7 </text:p>
          </table:table-cell>
          <table:table-cell office:value-type="float" office:value="71.91816" calcext:value-type="float">
            <text:p>71.9 </text:p>
          </table:table-cell>
          <table:table-cell office:value-type="float" office:value="83.86277" calcext:value-type="float">
            <text:p>83.9 </text:p>
          </table:table-cell>
          <table:table-cell office:value-type="float" office:value="79.04008" calcext:value-type="float">
            <text:p>79.0 </text:p>
          </table:table-cell>
          <table:table-cell office:value-type="float" office:value="99.1" calcext:value-type="float">
            <text:p>99.1 </text:p>
          </table:table-cell>
          <table:table-cell office:value-type="float" office:value="76.12038" calcext:value-type="float">
            <text:p>76.1 </text:p>
          </table:table-cell>
          <table:table-cell office:value-type="float" office:value="57.75845" calcext:value-type="float">
            <text:p>57.8 </text:p>
          </table:table-cell>
          <table:table-cell office:value-type="float" office:value="66.8145" calcext:value-type="float">
            <text:p>66.8 </text:p>
          </table:table-cell>
          <table:table-cell office:value-type="float" office:value="74.05942" calcext:value-type="float">
            <text:p>74.1 </text:p>
          </table:table-cell>
          <table:table-cell office:value-type="float" office:value="65.52065" calcext:value-type="float">
            <text:p>65.5 </text:p>
          </table:table-cell>
          <table:table-cell office:value-type="float" office:value="78.32" calcext:value-type="float">
            <text:p>78.3 </text:p>
          </table:table-cell>
          <table:table-cell office:value-type="string" calcext:value-type="string">
            <text:p>..</text:p>
          </table:table-cell>
          <table:table-cell office:value-type="float" office:value="76.84092" calcext:value-type="float">
            <text:p>76.8 </text:p>
          </table:table-cell>
          <table:table-cell office:value-type="float" office:value="58.12692" calcext:value-type="float">
            <text:p>58.1 </text:p>
          </table:table-cell>
          <table:table-cell office:value-type="float" office:value="73.92" calcext:value-type="float">
            <text:p>73.9 </text:p>
          </table:table-cell>
          <table:table-cell office:value-type="float" office:value="76.08912" calcext:value-type="float">
            <text:p>76.1 </text:p>
          </table:table-cell>
          <table:table-cell office:value-type="float" office:value="89.95798" calcext:value-type="float">
            <text:p>90.0 </text:p>
          </table:table-cell>
          <table:table-cell office:value-type="float" office:value="72.4" calcext:value-type="float">
            <text:p>72.4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3M8</text:p>
          </table:table-cell>
          <table:table-cell table:style-name="ce5" office:value-type="float" office:value="78.35177" calcext:value-type="float">
            <text:p>78.4 </text:p>
          </table:table-cell>
          <table:table-cell table:style-name="ce5" office:value-type="float" office:value="77.41503" calcext:value-type="float">
            <text:p>77.4 </text:p>
          </table:table-cell>
          <table:table-cell table:style-name="ce5" office:value-type="float" office:value="76.26031" calcext:value-type="float">
            <text:p>76.3 </text:p>
          </table:table-cell>
          <table:table-cell table:style-name="ce5" office:value-type="float" office:value="60.76957" calcext:value-type="float">
            <text:p>60.8 </text:p>
          </table:table-cell>
          <table:table-cell table:style-name="ce5" office:value-type="float" office:value="58.65318" calcext:value-type="float">
            <text:p>58.7 </text:p>
          </table:table-cell>
          <table:table-cell table:style-name="ce5" office:value-type="float" office:value="37.53773" calcext:value-type="float">
            <text:p>37.5 </text:p>
          </table:table-cell>
          <table:table-cell table:style-name="ce5" office:value-type="float" office:value="72.5" calcext:value-type="float">
            <text:p>72.5 </text:p>
          </table:table-cell>
          <table:table-cell table:style-name="ce5" office:value-type="float" office:value="75.3" calcext:value-type="float">
            <text:p>75.3 </text:p>
          </table:table-cell>
          <table:table-cell table:style-name="ce5" office:value-type="float" office:value="66.39845" calcext:value-type="float">
            <text:p>66.4 </text:p>
          </table:table-cell>
          <table:table-cell table:style-name="ce5" office:value-type="float" office:value="79.63" calcext:value-type="float">
            <text:p>79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0.51325" calcext:value-type="float">
            <text:p>60.5 </text:p>
          </table:table-cell>
          <table:table-cell table:style-name="ce5" office:value-type="float" office:value="72.12276" calcext:value-type="float">
            <text:p>72.1 </text:p>
          </table:table-cell>
          <table:table-cell table:style-name="ce5" office:value-type="float" office:value="83.96442" calcext:value-type="float">
            <text:p>84.0 </text:p>
          </table:table-cell>
          <table:table-cell table:style-name="ce5" office:value-type="float" office:value="79.41" calcext:value-type="float">
            <text:p>79.4 </text:p>
          </table:table-cell>
          <table:table-cell table:style-name="ce5" office:value-type="float" office:value="99.6" calcext:value-type="float">
            <text:p>99.6 </text:p>
          </table:table-cell>
          <table:table-cell table:style-name="ce5" office:value-type="float" office:value="76.18684" calcext:value-type="float">
            <text:p>76.2 </text:p>
          </table:table-cell>
          <table:table-cell table:style-name="ce5" office:value-type="float" office:value="57.86965" calcext:value-type="float">
            <text:p>57.9 </text:p>
          </table:table-cell>
          <table:table-cell table:style-name="ce5" office:value-type="float" office:value="66.6953" calcext:value-type="float">
            <text:p>66.7 </text:p>
          </table:table-cell>
          <table:table-cell table:style-name="ce5" office:value-type="float" office:value="74.23899" calcext:value-type="float">
            <text:p>74.2 </text:p>
          </table:table-cell>
          <table:table-cell table:style-name="ce5" office:value-type="float" office:value="65.80576" calcext:value-type="float">
            <text:p>65.8 </text:p>
          </table:table-cell>
          <table:table-cell table:style-name="ce5" office:value-type="float" office:value="78.34" calcext:value-type="float">
            <text:p>78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7.1132" calcext:value-type="float">
            <text:p>77.1 </text:p>
          </table:table-cell>
          <table:table-cell table:style-name="ce5" office:value-type="float" office:value="58.49107" calcext:value-type="float">
            <text:p>58.5 </text:p>
          </table:table-cell>
          <table:table-cell table:style-name="ce5" office:value-type="float" office:value="74.25" calcext:value-type="float">
            <text:p>74.3 </text:p>
          </table:table-cell>
          <table:table-cell table:style-name="ce5" office:value-type="float" office:value="76.59144" calcext:value-type="float">
            <text:p>76.6 </text:p>
          </table:table-cell>
          <table:table-cell table:style-name="ce5" office:value-type="float" office:value="90.06002" calcext:value-type="float">
            <text:p>90.1 </text:p>
          </table:table-cell>
          <table:table-cell table:style-name="ce5" office:value-type="float" office:value="72.4" calcext:value-type="float">
            <text:p>72.4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3M9</text:p>
          </table:table-cell>
          <table:table-cell office:value-type="float" office:value="77.8518" calcext:value-type="float">
            <text:p>77.9 </text:p>
          </table:table-cell>
          <table:table-cell office:value-type="float" office:value="77.17562" calcext:value-type="float">
            <text:p>77.2 </text:p>
          </table:table-cell>
          <table:table-cell office:value-type="float" office:value="76.48029" calcext:value-type="float">
            <text:p>76.5 </text:p>
          </table:table-cell>
          <table:table-cell office:value-type="float" office:value="60.92876" calcext:value-type="float">
            <text:p>60.9 </text:p>
          </table:table-cell>
          <table:table-cell office:value-type="float" office:value="58.85495" calcext:value-type="float">
            <text:p>58.9 </text:p>
          </table:table-cell>
          <table:table-cell office:value-type="float" office:value="37.5265" calcext:value-type="float">
            <text:p>37.5 </text:p>
          </table:table-cell>
          <table:table-cell office:value-type="float" office:value="71" calcext:value-type="float">
            <text:p>71.0 </text:p>
          </table:table-cell>
          <table:table-cell office:value-type="float" office:value="75.2" calcext:value-type="float">
            <text:p>75.2 </text:p>
          </table:table-cell>
          <table:table-cell office:value-type="float" office:value="66.13773" calcext:value-type="float">
            <text:p>66.1 </text:p>
          </table:table-cell>
          <table:table-cell office:value-type="float" office:value="79.57" calcext:value-type="float">
            <text:p>79.6 </text:p>
          </table:table-cell>
          <table:table-cell office:value-type="string" calcext:value-type="string">
            <text:p>..</text:p>
          </table:table-cell>
          <table:table-cell office:value-type="float" office:value="60.87217" calcext:value-type="float">
            <text:p>60.9 </text:p>
          </table:table-cell>
          <table:table-cell office:value-type="float" office:value="72.22507" calcext:value-type="float">
            <text:p>72.2 </text:p>
          </table:table-cell>
          <table:table-cell office:value-type="float" office:value="83.25286" calcext:value-type="float">
            <text:p>83.3 </text:p>
          </table:table-cell>
          <table:table-cell office:value-type="float" office:value="79.22504" calcext:value-type="float">
            <text:p>79.2 </text:p>
          </table:table-cell>
          <table:table-cell office:value-type="float" office:value="98.9" calcext:value-type="float">
            <text:p>98.9 </text:p>
          </table:table-cell>
          <table:table-cell office:value-type="float" office:value="76.25543" calcext:value-type="float">
            <text:p>76.3 </text:p>
          </table:table-cell>
          <table:table-cell office:value-type="float" office:value="58.22178" calcext:value-type="float">
            <text:p>58.2 </text:p>
          </table:table-cell>
          <table:table-cell office:value-type="float" office:value="65.1561" calcext:value-type="float">
            <text:p>65.2 </text:p>
          </table:table-cell>
          <table:table-cell office:value-type="float" office:value="74.67864" calcext:value-type="float">
            <text:p>74.7 </text:p>
          </table:table-cell>
          <table:table-cell office:value-type="float" office:value="66.26479" calcext:value-type="float">
            <text:p>66.3 </text:p>
          </table:table-cell>
          <table:table-cell office:value-type="float" office:value="78.35" calcext:value-type="float">
            <text:p>78.4 </text:p>
          </table:table-cell>
          <table:table-cell office:value-type="string" calcext:value-type="string">
            <text:p>..</text:p>
          </table:table-cell>
          <table:table-cell office:value-type="float" office:value="77.31741" calcext:value-type="float">
            <text:p>77.3 </text:p>
          </table:table-cell>
          <table:table-cell office:value-type="float" office:value="58.94625" calcext:value-type="float">
            <text:p>58.9 </text:p>
          </table:table-cell>
          <table:table-cell office:value-type="float" office:value="74.07" calcext:value-type="float">
            <text:p>74.1 </text:p>
          </table:table-cell>
          <table:table-cell office:value-type="float" office:value="76.2412" calcext:value-type="float">
            <text:p>76.2 </text:p>
          </table:table-cell>
          <table:table-cell office:value-type="float" office:value="90.11507" calcext:value-type="float">
            <text:p>90.1 </text:p>
          </table:table-cell>
          <table:table-cell office:value-type="float" office:value="72.3" calcext:value-type="float">
            <text:p>72.3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3M10</text:p>
          </table:table-cell>
          <table:table-cell table:style-name="ce5" office:value-type="float" office:value="77.28041" calcext:value-type="float">
            <text:p>77.3 </text:p>
          </table:table-cell>
          <table:table-cell table:style-name="ce5" office:value-type="float" office:value="77.1852" calcext:value-type="float">
            <text:p>77.2 </text:p>
          </table:table-cell>
          <table:table-cell table:style-name="ce5" office:value-type="float" office:value="76.70027" calcext:value-type="float">
            <text:p>76.7 </text:p>
          </table:table-cell>
          <table:table-cell table:style-name="ce5" office:value-type="float" office:value="61.19938" calcext:value-type="float">
            <text:p>61.2 </text:p>
          </table:table-cell>
          <table:table-cell table:style-name="ce5" office:value-type="float" office:value="58.9248" calcext:value-type="float">
            <text:p>58.9 </text:p>
          </table:table-cell>
          <table:table-cell table:style-name="ce5" office:value-type="float" office:value="37.89943" calcext:value-type="float">
            <text:p>37.9 </text:p>
          </table:table-cell>
          <table:table-cell table:style-name="ce5" office:value-type="float" office:value="71.1" calcext:value-type="float">
            <text:p>71.1 </text:p>
          </table:table-cell>
          <table:table-cell table:style-name="ce5" office:value-type="float" office:value="75.2" calcext:value-type="float">
            <text:p>75.2 </text:p>
          </table:table-cell>
          <table:table-cell table:style-name="ce5" office:value-type="float" office:value="66.65918" calcext:value-type="float">
            <text:p>66.7 </text:p>
          </table:table-cell>
          <table:table-cell table:style-name="ce5" office:value-type="float" office:value="79.65" calcext:value-type="float">
            <text:p>79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1.30286" calcext:value-type="float">
            <text:p>61.3 </text:p>
          </table:table-cell>
          <table:table-cell table:style-name="ce5" office:value-type="float" office:value="72.22507" calcext:value-type="float">
            <text:p>72.2 </text:p>
          </table:table-cell>
          <table:table-cell table:style-name="ce5" office:value-type="float" office:value="83.45616" calcext:value-type="float">
            <text:p>83.5 </text:p>
          </table:table-cell>
          <table:table-cell table:style-name="ce5" office:value-type="float" office:value="79.34834" calcext:value-type="float">
            <text:p>79.3 </text:p>
          </table:table-cell>
          <table:table-cell table:style-name="ce5" office:value-type="float" office:value="98.7" calcext:value-type="float">
            <text:p>98.7 </text:p>
          </table:table-cell>
          <table:table-cell table:style-name="ce5" office:value-type="float" office:value="76.25543" calcext:value-type="float">
            <text:p>76.3 </text:p>
          </table:table-cell>
          <table:table-cell table:style-name="ce5" office:value-type="float" office:value="58.62024" calcext:value-type="float">
            <text:p>58.6 </text:p>
          </table:table-cell>
          <table:table-cell table:style-name="ce5" office:value-type="float" office:value="64.7281" calcext:value-type="float">
            <text:p>64.7 </text:p>
          </table:table-cell>
          <table:table-cell table:style-name="ce5" office:value-type="float" office:value="74.87679" calcext:value-type="float">
            <text:p>74.9 </text:p>
          </table:table-cell>
          <table:table-cell table:style-name="ce5" office:value-type="float" office:value="66.54679" calcext:value-type="float">
            <text:p>66.5 </text:p>
          </table:table-cell>
          <table:table-cell table:style-name="ce5" office:value-type="float" office:value="78.38" calcext:value-type="float">
            <text:p>78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7.84251" calcext:value-type="float">
            <text:p>77.8 </text:p>
          </table:table-cell>
          <table:table-cell table:style-name="ce5" office:value-type="float" office:value="59.08281" calcext:value-type="float">
            <text:p>59.1 </text:p>
          </table:table-cell>
          <table:table-cell table:style-name="ce5" office:value-type="float" office:value="73.78" calcext:value-type="float">
            <text:p>73.8 </text:p>
          </table:table-cell>
          <table:table-cell table:style-name="ce5" office:value-type="float" office:value="76.37508" calcext:value-type="float">
            <text:p>76.4 </text:p>
          </table:table-cell>
          <table:table-cell table:style-name="ce5" office:value-type="float" office:value="90.07978" calcext:value-type="float">
            <text:p>90.1 </text:p>
          </table:table-cell>
          <table:table-cell table:style-name="ce5" office:value-type="float" office:value="72.5" calcext:value-type="float">
            <text:p>72.5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3M11</text:p>
          </table:table-cell>
          <table:table-cell office:value-type="float" office:value="76.99471" calcext:value-type="float">
            <text:p>77.0 </text:p>
          </table:table-cell>
          <table:table-cell office:value-type="float" office:value="77.55868" calcext:value-type="float">
            <text:p>77.6 </text:p>
          </table:table-cell>
          <table:table-cell office:value-type="float" office:value="76.62695" calcext:value-type="float">
            <text:p>76.6 </text:p>
          </table:table-cell>
          <table:table-cell office:value-type="float" office:value="61.02427" calcext:value-type="float">
            <text:p>61.0 </text:p>
          </table:table-cell>
          <table:table-cell office:value-type="float" office:value="59.0412" calcext:value-type="float">
            <text:p>59.0 </text:p>
          </table:table-cell>
          <table:table-cell office:value-type="float" office:value="38.41838" calcext:value-type="float">
            <text:p>38.4 </text:p>
          </table:table-cell>
          <table:table-cell office:value-type="float" office:value="71.1" calcext:value-type="float">
            <text:p>71.1 </text:p>
          </table:table-cell>
          <table:table-cell office:value-type="float" office:value="75.2" calcext:value-type="float">
            <text:p>75.2 </text:p>
          </table:table-cell>
          <table:table-cell office:value-type="float" office:value="66.61573" calcext:value-type="float">
            <text:p>66.6 </text:p>
          </table:table-cell>
          <table:table-cell office:value-type="float" office:value="79.66" calcext:value-type="float">
            <text:p>79.7 </text:p>
          </table:table-cell>
          <table:table-cell office:value-type="string" calcext:value-type="string">
            <text:p>..</text:p>
          </table:table-cell>
          <table:table-cell office:value-type="float" office:value="61.66178" calcext:value-type="float">
            <text:p>61.7 </text:p>
          </table:table-cell>
          <table:table-cell office:value-type="float" office:value="72.12276" calcext:value-type="float">
            <text:p>72.1 </text:p>
          </table:table-cell>
          <table:table-cell office:value-type="float" office:value="82.5413" calcext:value-type="float">
            <text:p>82.5 </text:p>
          </table:table-cell>
          <table:table-cell office:value-type="float" office:value="79.5333" calcext:value-type="float">
            <text:p>79.5 </text:p>
          </table:table-cell>
          <table:table-cell office:value-type="float" office:value="98.5" calcext:value-type="float">
            <text:p>98.5 </text:p>
          </table:table-cell>
          <table:table-cell office:value-type="float" office:value="76.39156" calcext:value-type="float">
            <text:p>76.4 </text:p>
          </table:table-cell>
          <table:table-cell office:value-type="float" office:value="58.81484" calcext:value-type="float">
            <text:p>58.8 </text:p>
          </table:table-cell>
          <table:table-cell office:value-type="float" office:value="64.7882" calcext:value-type="float">
            <text:p>64.8 </text:p>
          </table:table-cell>
          <table:table-cell office:value-type="float" office:value="74.95729" calcext:value-type="float">
            <text:p>75.0 </text:p>
          </table:table-cell>
          <table:table-cell office:value-type="float" office:value="67.3605" calcext:value-type="float">
            <text:p>67.4 </text:p>
          </table:table-cell>
          <table:table-cell office:value-type="float" office:value="78.34" calcext:value-type="float">
            <text:p>78.3 </text:p>
          </table:table-cell>
          <table:table-cell office:value-type="string" calcext:value-type="string">
            <text:p>..</text:p>
          </table:table-cell>
          <table:table-cell office:value-type="float" office:value="77.74528" calcext:value-type="float">
            <text:p>77.7 </text:p>
          </table:table-cell>
          <table:table-cell office:value-type="float" office:value="59.08281" calcext:value-type="float">
            <text:p>59.1 </text:p>
          </table:table-cell>
          <table:table-cell office:value-type="float" office:value="73.81" calcext:value-type="float">
            <text:p>73.8 </text:p>
          </table:table-cell>
          <table:table-cell office:value-type="float" office:value="76.2412" calcext:value-type="float">
            <text:p>76.2 </text:p>
          </table:table-cell>
          <table:table-cell office:value-type="float" office:value="90.08976" calcext:value-type="float">
            <text:p>90.1 </text:p>
          </table:table-cell>
          <table:table-cell office:value-type="float" office:value="72.5" calcext:value-type="float">
            <text:p>72.5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3M12</text:p>
          </table:table-cell>
          <table:table-cell table:style-name="ce5" office:value-type="float" office:value="77.56611" calcext:value-type="float">
            <text:p>77.6 </text:p>
          </table:table-cell>
          <table:table-cell table:style-name="ce5" office:value-type="float" office:value="77.85554" calcext:value-type="float">
            <text:p>77.9 </text:p>
          </table:table-cell>
          <table:table-cell table:style-name="ce5" office:value-type="float" office:value="76.77361" calcext:value-type="float">
            <text:p>76.8 </text:p>
          </table:table-cell>
          <table:table-cell table:style-name="ce5" office:value-type="float" office:value="61.07203" calcext:value-type="float">
            <text:p>61.1 </text:p>
          </table:table-cell>
          <table:table-cell table:style-name="ce5" office:value-type="float" office:value="59.24297" calcext:value-type="float">
            <text:p>59.2 </text:p>
          </table:table-cell>
          <table:table-cell table:style-name="ce5" office:value-type="float" office:value="38.64192" calcext:value-type="float">
            <text:p>38.6 </text:p>
          </table:table-cell>
          <table:table-cell table:style-name="ce5" office:value-type="float" office:value="71.1" calcext:value-type="float">
            <text:p>71.1 </text:p>
          </table:table-cell>
          <table:table-cell table:style-name="ce5" office:value-type="float" office:value="75.2" calcext:value-type="float">
            <text:p>75.2 </text:p>
          </table:table-cell>
          <table:table-cell table:style-name="ce5" office:value-type="float" office:value="66.39845" calcext:value-type="float">
            <text:p>66.4 </text:p>
          </table:table-cell>
          <table:table-cell table:style-name="ce5" office:value-type="float" office:value="79.86" calcext:value-type="float">
            <text:p>79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1.80535" calcext:value-type="float">
            <text:p>61.8 </text:p>
          </table:table-cell>
          <table:table-cell table:style-name="ce5" office:value-type="float" office:value="72.32736" calcext:value-type="float">
            <text:p>72.3 </text:p>
          </table:table-cell>
          <table:table-cell table:style-name="ce5" office:value-type="float" office:value="82.23634" calcext:value-type="float">
            <text:p>82.2 </text:p>
          </table:table-cell>
          <table:table-cell table:style-name="ce5" office:value-type="float" office:value="79.5333" calcext:value-type="float">
            <text:p>79.5 </text:p>
          </table:table-cell>
          <table:table-cell table:style-name="ce5" office:value-type="float" office:value="98.6" calcext:value-type="float">
            <text:p>98.6 </text:p>
          </table:table-cell>
          <table:table-cell table:style-name="ce5" office:value-type="float" office:value="76.59627" calcext:value-type="float">
            <text:p>76.6 </text:p>
          </table:table-cell>
          <table:table-cell table:style-name="ce5" office:value-type="float" office:value="58.86117" calcext:value-type="float">
            <text:p>58.9 </text:p>
          </table:table-cell>
          <table:table-cell table:style-name="ce5" office:value-type="float" office:value="64.69" calcext:value-type="float">
            <text:p>64.7 </text:p>
          </table:table-cell>
          <table:table-cell table:style-name="ce5" office:value-type="float" office:value="75.04398" calcext:value-type="float">
            <text:p>75.0 </text:p>
          </table:table-cell>
          <table:table-cell table:style-name="ce5" office:value-type="float" office:value="67.54685" calcext:value-type="float">
            <text:p>67.5 </text:p>
          </table:table-cell>
          <table:table-cell table:style-name="ce5" office:value-type="float" office:value="78.33" calcext:value-type="float">
            <text:p>78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7.87169" calcext:value-type="float">
            <text:p>77.9 </text:p>
          </table:table-cell>
          <table:table-cell table:style-name="ce5" office:value-type="float" office:value="59.17384" calcext:value-type="float">
            <text:p>59.2 </text:p>
          </table:table-cell>
          <table:table-cell table:style-name="ce5" office:value-type="float" office:value="74.43" calcext:value-type="float">
            <text:p>74.4 </text:p>
          </table:table-cell>
          <table:table-cell table:style-name="ce5" office:value-type="float" office:value="76.52824" calcext:value-type="float">
            <text:p>76.5 </text:p>
          </table:table-cell>
          <table:table-cell table:style-name="ce5" office:value-type="float" office:value="90.1198" calcext:value-type="float">
            <text:p>90.1 </text:p>
          </table:table-cell>
          <table:table-cell table:style-name="ce5" office:value-type="float" office:value="72.8" calcext:value-type="float">
            <text:p>72.8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4M1</text:p>
          </table:table-cell>
          <table:table-cell office:value-type="float" office:value="77.35184" calcext:value-type="float">
            <text:p>77.4 </text:p>
          </table:table-cell>
          <table:table-cell office:value-type="float" office:value="77.81724" calcext:value-type="float">
            <text:p>77.8 </text:p>
          </table:table-cell>
          <table:table-cell office:value-type="float" office:value="76.70027" calcext:value-type="float">
            <text:p>76.7 </text:p>
          </table:table-cell>
          <table:table-cell office:value-type="float" office:value="61.04815" calcext:value-type="float">
            <text:p>61.0 </text:p>
          </table:table-cell>
          <table:table-cell office:value-type="float" office:value="59.80948" calcext:value-type="float">
            <text:p>59.8 </text:p>
          </table:table-cell>
          <table:table-cell office:value-type="float" office:value="39.26759" calcext:value-type="float">
            <text:p>39.3 </text:p>
          </table:table-cell>
          <table:table-cell office:value-type="float" office:value="73.4" calcext:value-type="float">
            <text:p>73.4 </text:p>
          </table:table-cell>
          <table:table-cell office:value-type="float" office:value="75.9" calcext:value-type="float">
            <text:p>75.9 </text:p>
          </table:table-cell>
          <table:table-cell office:value-type="float" office:value="66.91991" calcext:value-type="float">
            <text:p>66.9 </text:p>
          </table:table-cell>
          <table:table-cell office:value-type="float" office:value="80.16" calcext:value-type="float">
            <text:p>80.2 </text:p>
          </table:table-cell>
          <table:table-cell office:value-type="string" calcext:value-type="string">
            <text:p>..</text:p>
          </table:table-cell>
          <table:table-cell office:value-type="float" office:value="62.09248" calcext:value-type="float">
            <text:p>62.1 </text:p>
          </table:table-cell>
          <table:table-cell office:value-type="float" office:value="72.63427" calcext:value-type="float">
            <text:p>72.6 </text:p>
          </table:table-cell>
          <table:table-cell office:value-type="float" office:value="82.43964" calcext:value-type="float">
            <text:p>82.4 </text:p>
          </table:table-cell>
          <table:table-cell office:value-type="float" office:value="79.77992" calcext:value-type="float">
            <text:p>79.8 </text:p>
          </table:table-cell>
          <table:table-cell office:value-type="float" office:value="98.3" calcext:value-type="float">
            <text:p>98.3 </text:p>
          </table:table-cell>
          <table:table-cell office:value-type="float" office:value="76.79991" calcext:value-type="float">
            <text:p>76.8 </text:p>
          </table:table-cell>
          <table:table-cell office:value-type="float" office:value="59.33377" calcext:value-type="float">
            <text:p>59.3 </text:p>
          </table:table-cell>
          <table:table-cell office:value-type="float" office:value="64.808" calcext:value-type="float">
            <text:p>64.8 </text:p>
          </table:table-cell>
          <table:table-cell office:value-type="float" office:value="75.33502" calcext:value-type="float">
            <text:p>75.3 </text:p>
          </table:table-cell>
          <table:table-cell office:value-type="float" office:value="67.96054" calcext:value-type="float">
            <text:p>68.0 </text:p>
          </table:table-cell>
          <table:table-cell office:value-type="float" office:value="79.09" calcext:value-type="float">
            <text:p>79.1 </text:p>
          </table:table-cell>
          <table:table-cell office:value-type="string" calcext:value-type="string">
            <text:p>..</text:p>
          </table:table-cell>
          <table:table-cell office:value-type="float" office:value="78.54266" calcext:value-type="float">
            <text:p>78.5 </text:p>
          </table:table-cell>
          <table:table-cell office:value-type="float" office:value="61.63183" calcext:value-type="float">
            <text:p>61.6 </text:p>
          </table:table-cell>
          <table:table-cell office:value-type="float" office:value="75.03" calcext:value-type="float">
            <text:p>75.0 </text:p>
          </table:table-cell>
          <table:table-cell office:value-type="float" office:value="76.98879" calcext:value-type="float">
            <text:p>77.0 </text:p>
          </table:table-cell>
          <table:table-cell office:value-type="float" office:value="90.52108" calcext:value-type="float">
            <text:p>90.5 </text:p>
          </table:table-cell>
          <table:table-cell office:value-type="float" office:value="72.8" calcext:value-type="float">
            <text:p>72.8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4M2</text:p>
          </table:table-cell>
          <table:table-cell table:style-name="ce5" office:value-type="float" office:value="77.99464" calcext:value-type="float">
            <text:p>78.0 </text:p>
          </table:table-cell>
          <table:table-cell table:style-name="ce5" office:value-type="float" office:value="78.34393" calcext:value-type="float">
            <text:p>78.3 </text:p>
          </table:table-cell>
          <table:table-cell table:style-name="ce5" office:value-type="float" office:value="76.84693" calcext:value-type="float">
            <text:p>76.8 </text:p>
          </table:table-cell>
          <table:table-cell table:style-name="ce5" office:value-type="float" office:value="61.11979" calcext:value-type="float">
            <text:p>61.1 </text:p>
          </table:table-cell>
          <table:table-cell table:style-name="ce5" office:value-type="float" office:value="60.50792" calcext:value-type="float">
            <text:p>60.5 </text:p>
          </table:table-cell>
          <table:table-cell table:style-name="ce5" office:value-type="float" office:value="39.56188" calcext:value-type="float">
            <text:p>39.6 </text:p>
          </table:table-cell>
          <table:table-cell table:style-name="ce5" office:value-type="float" office:value="73.8" calcext:value-type="float">
            <text:p>73.8 </text:p>
          </table:table-cell>
          <table:table-cell table:style-name="ce5" office:value-type="float" office:value="77" calcext:value-type="float">
            <text:p>77.0 </text:p>
          </table:table-cell>
          <table:table-cell table:style-name="ce5" office:value-type="float" office:value="67.00682" calcext:value-type="float">
            <text:p>67.0 </text:p>
          </table:table-cell>
          <table:table-cell table:style-name="ce5" office:value-type="float" office:value="80.48" calcext:value-type="float">
            <text:p>80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2.8821" calcext:value-type="float">
            <text:p>62.9 </text:p>
          </table:table-cell>
          <table:table-cell table:style-name="ce5" office:value-type="float" office:value="73.04348" calcext:value-type="float">
            <text:p>73.0 </text:p>
          </table:table-cell>
          <table:table-cell table:style-name="ce5" office:value-type="float" office:value="82.64294" calcext:value-type="float">
            <text:p>82.6 </text:p>
          </table:table-cell>
          <table:table-cell table:style-name="ce5" office:value-type="float" office:value="80.08819" calcext:value-type="float">
            <text:p>80.1 </text:p>
          </table:table-cell>
          <table:table-cell table:style-name="ce5" office:value-type="float" office:value="98.3" calcext:value-type="float">
            <text:p>98.3 </text:p>
          </table:table-cell>
          <table:table-cell table:style-name="ce5" office:value-type="float" office:value="77.00356" calcext:value-type="float">
            <text:p>77.0 </text:p>
          </table:table-cell>
          <table:table-cell table:style-name="ce5" office:value-type="float" office:value="59.7137" calcext:value-type="float">
            <text:p>59.7 </text:p>
          </table:table-cell>
          <table:table-cell table:style-name="ce5" office:value-type="float" office:value="64.8796" calcext:value-type="float">
            <text:p>64.9 </text:p>
          </table:table-cell>
          <table:table-cell table:style-name="ce5" office:value-type="float" office:value="75.52698" calcext:value-type="float">
            <text:p>75.5 </text:p>
          </table:table-cell>
          <table:table-cell table:style-name="ce5" office:value-type="float" office:value="68.33447" calcext:value-type="float">
            <text:p>68.3 </text:p>
          </table:table-cell>
          <table:table-cell table:style-name="ce5" office:value-type="float" office:value="79.18" calcext:value-type="float">
            <text:p>79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9.00942" calcext:value-type="float">
            <text:p>79.0 </text:p>
          </table:table-cell>
          <table:table-cell table:style-name="ce5" office:value-type="float" office:value="62.99738" calcext:value-type="float">
            <text:p>63.0 </text:p>
          </table:table-cell>
          <table:table-cell table:style-name="ce5" office:value-type="float" office:value="75.46" calcext:value-type="float">
            <text:p>75.5 </text:p>
          </table:table-cell>
          <table:table-cell table:style-name="ce5" office:value-type="float" office:value="77.29726" calcext:value-type="float">
            <text:p>77.3 </text:p>
          </table:table-cell>
          <table:table-cell table:style-name="ce5" office:value-type="float" office:value="90.68512" calcext:value-type="float">
            <text:p>90.7 </text:p>
          </table:table-cell>
          <table:table-cell table:style-name="ce5" office:value-type="float" office:value="73" calcext:value-type="float">
            <text:p>73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4M3</text:p>
          </table:table-cell>
          <table:table-cell office:value-type="float" office:value="78.20892" calcext:value-type="float">
            <text:p>78.2 </text:p>
          </table:table-cell>
          <table:table-cell office:value-type="float" office:value="78.06622" calcext:value-type="float">
            <text:p>78.1 </text:p>
          </table:table-cell>
          <table:table-cell office:value-type="float" office:value="76.99358" calcext:value-type="float">
            <text:p>77.0 </text:p>
          </table:table-cell>
          <table:table-cell office:value-type="float" office:value="61.32673" calcext:value-type="float">
            <text:p>61.3 </text:p>
          </table:table-cell>
          <table:table-cell office:value-type="float" office:value="61.09771" calcext:value-type="float">
            <text:p>61.1 </text:p>
          </table:table-cell>
          <table:table-cell office:value-type="float" office:value="40.08646" calcext:value-type="float">
            <text:p>40.1 </text:p>
          </table:table-cell>
          <table:table-cell office:value-type="float" office:value="73.8" calcext:value-type="float">
            <text:p>73.8 </text:p>
          </table:table-cell>
          <table:table-cell office:value-type="float" office:value="77" calcext:value-type="float">
            <text:p>77.0 </text:p>
          </table:table-cell>
          <table:table-cell office:value-type="float" office:value="67.00682" calcext:value-type="float">
            <text:p>67.0 </text:p>
          </table:table-cell>
          <table:table-cell office:value-type="float" office:value="80.51" calcext:value-type="float">
            <text:p>80.5 </text:p>
          </table:table-cell>
          <table:table-cell office:value-type="string" calcext:value-type="string">
            <text:p>..</text:p>
          </table:table-cell>
          <table:table-cell office:value-type="float" office:value="63.24101" calcext:value-type="float">
            <text:p>63.2 </text:p>
          </table:table-cell>
          <table:table-cell office:value-type="float" office:value="73.45268" calcext:value-type="float">
            <text:p>73.5 </text:p>
          </table:table-cell>
          <table:table-cell office:value-type="float" office:value="82.64294" calcext:value-type="float">
            <text:p>82.6 </text:p>
          </table:table-cell>
          <table:table-cell office:value-type="float" office:value="80.3348" calcext:value-type="float">
            <text:p>80.3 </text:p>
          </table:table-cell>
          <table:table-cell office:value-type="float" office:value="98.5" calcext:value-type="float">
            <text:p>98.5 </text:p>
          </table:table-cell>
          <table:table-cell office:value-type="float" office:value="77.88781" calcext:value-type="float">
            <text:p>77.9 </text:p>
          </table:table-cell>
          <table:table-cell office:value-type="float" office:value="59.8527" calcext:value-type="float">
            <text:p>59.9 </text:p>
          </table:table-cell>
          <table:table-cell office:value-type="float" office:value="64.9506" calcext:value-type="float">
            <text:p>65.0 </text:p>
          </table:table-cell>
          <table:table-cell office:value-type="float" office:value="75.73752" calcext:value-type="float">
            <text:p>75.7 </text:p>
          </table:table-cell>
          <table:table-cell office:value-type="float" office:value="68.63387" calcext:value-type="float">
            <text:p>68.6 </text:p>
          </table:table-cell>
          <table:table-cell office:value-type="float" office:value="79.21" calcext:value-type="float">
            <text:p>79.2 </text:p>
          </table:table-cell>
          <table:table-cell office:value-type="string" calcext:value-type="string">
            <text:p>..</text:p>
          </table:table-cell>
          <table:table-cell office:value-type="float" office:value="79.01915" calcext:value-type="float">
            <text:p>79.0 </text:p>
          </table:table-cell>
          <table:table-cell office:value-type="float" office:value="63.22498" calcext:value-type="float">
            <text:p>63.2 </text:p>
          </table:table-cell>
          <table:table-cell office:value-type="float" office:value="75.52" calcext:value-type="float">
            <text:p>75.5 </text:p>
          </table:table-cell>
          <table:table-cell office:value-type="float" office:value="77.67426" calcext:value-type="float">
            <text:p>77.7 </text:p>
          </table:table-cell>
          <table:table-cell office:value-type="float" office:value="90.66163" calcext:value-type="float">
            <text:p>90.7 </text:p>
          </table:table-cell>
          <table:table-cell office:value-type="float" office:value="73.1" calcext:value-type="float">
            <text:p>73.1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4M4</text:p>
          </table:table-cell>
          <table:table-cell table:style-name="ce5" office:value-type="float" office:value="78.06607" calcext:value-type="float">
            <text:p>78.1 </text:p>
          </table:table-cell>
          <table:table-cell table:style-name="ce5" office:value-type="float" office:value="78.56419" calcext:value-type="float">
            <text:p>78.6 </text:p>
          </table:table-cell>
          <table:table-cell table:style-name="ce5" office:value-type="float" office:value="77.14024" calcext:value-type="float">
            <text:p>77.1 </text:p>
          </table:table-cell>
          <table:table-cell table:style-name="ce5" office:value-type="float" office:value="61.51775" calcext:value-type="float">
            <text:p>61.5 </text:p>
          </table:table-cell>
          <table:table-cell table:style-name="ce5" office:value-type="float" office:value="61.37709" calcext:value-type="float">
            <text:p>61.4 </text:p>
          </table:table-cell>
          <table:table-cell table:style-name="ce5" office:value-type="float" office:value="40.66831" calcext:value-type="float">
            <text:p>40.7 </text:p>
          </table:table-cell>
          <table:table-cell table:style-name="ce5" office:value-type="float" office:value="73.8" calcext:value-type="float">
            <text:p>73.8 </text:p>
          </table:table-cell>
          <table:table-cell table:style-name="ce5" office:value-type="float" office:value="77.3" calcext:value-type="float">
            <text:p>77.3 </text:p>
          </table:table-cell>
          <table:table-cell table:style-name="ce5" office:value-type="float" office:value="67.65864" calcext:value-type="float">
            <text:p>67.7 </text:p>
          </table:table-cell>
          <table:table-cell table:style-name="ce5" office:value-type="float" office:value="80.65" calcext:value-type="float">
            <text:p>80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3.67171" calcext:value-type="float">
            <text:p>63.7 </text:p>
          </table:table-cell>
          <table:table-cell table:style-name="ce5" office:value-type="float" office:value="73.75959" calcext:value-type="float">
            <text:p>73.8 </text:p>
          </table:table-cell>
          <table:table-cell table:style-name="ce5" office:value-type="float" office:value="83.86277" calcext:value-type="float">
            <text:p>83.9 </text:p>
          </table:table-cell>
          <table:table-cell table:style-name="ce5" office:value-type="float" office:value="80.70473" calcext:value-type="float">
            <text:p>80.7 </text:p>
          </table:table-cell>
          <table:table-cell table:style-name="ce5" office:value-type="float" office:value="98.5" calcext:value-type="float">
            <text:p>98.5 </text:p>
          </table:table-cell>
          <table:table-cell table:style-name="ce5" office:value-type="float" office:value="77.88781" calcext:value-type="float">
            <text:p>77.9 </text:p>
          </table:table-cell>
          <table:table-cell table:style-name="ce5" office:value-type="float" office:value="60.04729" calcext:value-type="float">
            <text:p>60.0 </text:p>
          </table:table-cell>
          <table:table-cell table:style-name="ce5" office:value-type="float" office:value="64.9915" calcext:value-type="float">
            <text:p>65.0 </text:p>
          </table:table-cell>
          <table:table-cell table:style-name="ce5" office:value-type="float" office:value="75.77467" calcext:value-type="float">
            <text:p>75.8 </text:p>
          </table:table-cell>
          <table:table-cell table:style-name="ce5" office:value-type="float" office:value="68.87923" calcext:value-type="float">
            <text:p>68.9 </text:p>
          </table:table-cell>
          <table:table-cell table:style-name="ce5" office:value-type="float" office:value="79.35" calcext:value-type="float">
            <text:p>79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9.15529" calcext:value-type="float">
            <text:p>79.2 </text:p>
          </table:table-cell>
          <table:table-cell table:style-name="ce5" office:value-type="float" office:value="63.5436" calcext:value-type="float">
            <text:p>63.5 </text:p>
          </table:table-cell>
          <table:table-cell table:style-name="ce5" office:value-type="float" office:value="76.26" calcext:value-type="float">
            <text:p>76.3 </text:p>
          </table:table-cell>
          <table:table-cell table:style-name="ce5" office:value-type="float" office:value="78.2462" calcext:value-type="float">
            <text:p>78.2 </text:p>
          </table:table-cell>
          <table:table-cell table:style-name="ce5" office:value-type="float" office:value="90.81942" calcext:value-type="float">
            <text:p>90.8 </text:p>
          </table:table-cell>
          <table:table-cell table:style-name="ce5" office:value-type="float" office:value="73.6" calcext:value-type="float">
            <text:p>73.6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4M5</text:p>
          </table:table-cell>
          <table:table-cell office:value-type="float" office:value="78.42319" calcext:value-type="float">
            <text:p>78.4 </text:p>
          </table:table-cell>
          <table:table-cell office:value-type="float" office:value="78.5163" calcext:value-type="float">
            <text:p>78.5 </text:p>
          </table:table-cell>
          <table:table-cell office:value-type="float" office:value="77.43355" calcext:value-type="float">
            <text:p>77.4 </text:p>
          </table:table-cell>
          <table:table-cell office:value-type="float" office:value="61.78041" calcext:value-type="float">
            <text:p>61.8 </text:p>
          </table:table-cell>
          <table:table-cell office:value-type="float" office:value="61.49349" calcext:value-type="float">
            <text:p>61.5 </text:p>
          </table:table-cell>
          <table:table-cell office:value-type="float" office:value="40.86601" calcext:value-type="float">
            <text:p>40.9 </text:p>
          </table:table-cell>
          <table:table-cell office:value-type="float" office:value="74.7" calcext:value-type="float">
            <text:p>74.7 </text:p>
          </table:table-cell>
          <table:table-cell office:value-type="float" office:value="77.2" calcext:value-type="float">
            <text:p>77.2 </text:p>
          </table:table-cell>
          <table:table-cell office:value-type="float" office:value="67.87591" calcext:value-type="float">
            <text:p>67.9 </text:p>
          </table:table-cell>
          <table:table-cell office:value-type="float" office:value="80.83" calcext:value-type="float">
            <text:p>80.8 </text:p>
          </table:table-cell>
          <table:table-cell office:value-type="string" calcext:value-type="string">
            <text:p>..</text:p>
          </table:table-cell>
          <table:table-cell office:value-type="float" office:value="64.03062" calcext:value-type="float">
            <text:p>64.0 </text:p>
          </table:table-cell>
          <table:table-cell office:value-type="float" office:value="73.86189" calcext:value-type="float">
            <text:p>73.9 </text:p>
          </table:table-cell>
          <table:table-cell office:value-type="float" office:value="84.06607" calcext:value-type="float">
            <text:p>84.1 </text:p>
          </table:table-cell>
          <table:table-cell office:value-type="float" office:value="80.88969" calcext:value-type="float">
            <text:p>80.9 </text:p>
          </table:table-cell>
          <table:table-cell office:value-type="float" office:value="98.5" calcext:value-type="float">
            <text:p>98.5 </text:p>
          </table:table-cell>
          <table:table-cell office:value-type="float" office:value="77.95641" calcext:value-type="float">
            <text:p>78.0 </text:p>
          </table:table-cell>
          <table:table-cell office:value-type="float" office:value="60.89055" calcext:value-type="float">
            <text:p>60.9 </text:p>
          </table:table-cell>
          <table:table-cell office:value-type="float" office:value="65.8149" calcext:value-type="float">
            <text:p>65.8 </text:p>
          </table:table-cell>
          <table:table-cell office:value-type="float" office:value="75.83659" calcext:value-type="float">
            <text:p>75.8 </text:p>
          </table:table-cell>
          <table:table-cell office:value-type="float" office:value="68.39286" calcext:value-type="float">
            <text:p>68.4 </text:p>
          </table:table-cell>
          <table:table-cell office:value-type="float" office:value="79.39" calcext:value-type="float">
            <text:p>79.4 </text:p>
          </table:table-cell>
          <table:table-cell office:value-type="string" calcext:value-type="string">
            <text:p>..</text:p>
          </table:table-cell>
          <table:table-cell office:value-type="float" office:value="79.31087" calcext:value-type="float">
            <text:p>79.3 </text:p>
          </table:table-cell>
          <table:table-cell office:value-type="float" office:value="63.77119" calcext:value-type="float">
            <text:p>63.8 </text:p>
          </table:table-cell>
          <table:table-cell office:value-type="float" office:value="76.77" calcext:value-type="float">
            <text:p>76.8 </text:p>
          </table:table-cell>
          <table:table-cell office:value-type="float" office:value="78.13696" calcext:value-type="float">
            <text:p>78.1 </text:p>
          </table:table-cell>
          <table:table-cell office:value-type="float" office:value="90.90501" calcext:value-type="float">
            <text:p>90.9 </text:p>
          </table:table-cell>
          <table:table-cell office:value-type="float" office:value="73.8" calcext:value-type="float">
            <text:p>73.8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4M6</text:p>
          </table:table-cell>
          <table:table-cell table:style-name="ce5" office:value-type="float" office:value="79.066" calcext:value-type="float">
            <text:p>79.1 </text:p>
          </table:table-cell>
          <table:table-cell table:style-name="ce5" office:value-type="float" office:value="78.66953" calcext:value-type="float">
            <text:p>78.7 </text:p>
          </table:table-cell>
          <table:table-cell table:style-name="ce5" office:value-type="float" office:value="77.5802" calcext:value-type="float">
            <text:p>77.6 </text:p>
          </table:table-cell>
          <table:table-cell table:style-name="ce5" office:value-type="float" office:value="62.1545" calcext:value-type="float">
            <text:p>62.2 </text:p>
          </table:table-cell>
          <table:table-cell table:style-name="ce5" office:value-type="float" office:value="61.83495" calcext:value-type="float">
            <text:p>61.8 </text:p>
          </table:table-cell>
          <table:table-cell table:style-name="ce5" office:value-type="float" office:value="41.1165" calcext:value-type="float">
            <text:p>41.1 </text:p>
          </table:table-cell>
          <table:table-cell table:style-name="ce5" office:value-type="float" office:value="75.1" calcext:value-type="float">
            <text:p>75.1 </text:p>
          </table:table-cell>
          <table:table-cell table:style-name="ce5" office:value-type="float" office:value="77.3" calcext:value-type="float">
            <text:p>77.3 </text:p>
          </table:table-cell>
          <table:table-cell table:style-name="ce5" office:value-type="float" office:value="67.96281" calcext:value-type="float">
            <text:p>68.0 </text:p>
          </table:table-cell>
          <table:table-cell table:style-name="ce5" office:value-type="float" office:value="80.97" calcext:value-type="float">
            <text:p>81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4.17419" calcext:value-type="float">
            <text:p>64.2 </text:p>
          </table:table-cell>
          <table:table-cell table:style-name="ce5" office:value-type="float" office:value="74.1688" calcext:value-type="float">
            <text:p>74.2 </text:p>
          </table:table-cell>
          <table:table-cell table:style-name="ce5" office:value-type="float" office:value="83.96442" calcext:value-type="float">
            <text:p>84.0 </text:p>
          </table:table-cell>
          <table:table-cell table:style-name="ce5" office:value-type="float" office:value="81.19796" calcext:value-type="float">
            <text:p>81.2 </text:p>
          </table:table-cell>
          <table:table-cell table:style-name="ce5" office:value-type="float" office:value="98.6" calcext:value-type="float">
            <text:p>98.6 </text:p>
          </table:table-cell>
          <table:table-cell table:style-name="ce5" office:value-type="float" office:value="78.02286" calcext:value-type="float">
            <text:p>78.0 </text:p>
          </table:table-cell>
          <table:table-cell table:style-name="ce5" office:value-type="float" office:value="61.01101" calcext:value-type="float">
            <text:p>61.0 </text:p>
          </table:table-cell>
          <table:table-cell table:style-name="ce5" office:value-type="float" office:value="66.1176" calcext:value-type="float">
            <text:p>66.1 </text:p>
          </table:table-cell>
          <table:table-cell table:style-name="ce5" office:value-type="float" office:value="75.97901" calcext:value-type="float">
            <text:p>76.0 </text:p>
          </table:table-cell>
          <table:table-cell table:style-name="ce5" office:value-type="float" office:value="68.57983" calcext:value-type="float">
            <text:p>68.6 </text:p>
          </table:table-cell>
          <table:table-cell table:style-name="ce5" office:value-type="float" office:value="79.34" calcext:value-type="float">
            <text:p>79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9.85543" calcext:value-type="float">
            <text:p>79.9 </text:p>
          </table:table-cell>
          <table:table-cell table:style-name="ce5" office:value-type="float" office:value="63.99879" calcext:value-type="float">
            <text:p>64.0 </text:p>
          </table:table-cell>
          <table:table-cell table:style-name="ce5" office:value-type="float" office:value="77.66" calcext:value-type="float">
            <text:p>77.7 </text:p>
          </table:table-cell>
          <table:table-cell table:style-name="ce5" office:value-type="float" office:value="78.47219" calcext:value-type="float">
            <text:p>78.5 </text:p>
          </table:table-cell>
          <table:table-cell table:style-name="ce5" office:value-type="float" office:value="90.91248" calcext:value-type="float">
            <text:p>90.9 </text:p>
          </table:table-cell>
          <table:table-cell table:style-name="ce5" office:value-type="float" office:value="73.9" calcext:value-type="float">
            <text:p>73.9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4M7</text:p>
          </table:table-cell>
          <table:table-cell office:value-type="float" office:value="79.85166" calcext:value-type="float">
            <text:p>79.9 </text:p>
          </table:table-cell>
          <table:table-cell office:value-type="float" office:value="79.33029" calcext:value-type="float">
            <text:p>79.3 </text:p>
          </table:table-cell>
          <table:table-cell office:value-type="float" office:value="77.87351" calcext:value-type="float">
            <text:p>77.9 </text:p>
          </table:table-cell>
          <table:table-cell office:value-type="float" office:value="62.56839" calcext:value-type="float">
            <text:p>62.6 </text:p>
          </table:table-cell>
          <table:table-cell office:value-type="float" office:value="61.9824" calcext:value-type="float">
            <text:p>62.0 </text:p>
          </table:table-cell>
          <table:table-cell office:value-type="float" office:value="41.61524" calcext:value-type="float">
            <text:p>41.6 </text:p>
          </table:table-cell>
          <table:table-cell office:value-type="float" office:value="76.5" calcext:value-type="float">
            <text:p>76.5 </text:p>
          </table:table-cell>
          <table:table-cell office:value-type="float" office:value="77.8" calcext:value-type="float">
            <text:p>77.8 </text:p>
          </table:table-cell>
          <table:table-cell office:value-type="float" office:value="68.267" calcext:value-type="float">
            <text:p>68.3 </text:p>
          </table:table-cell>
          <table:table-cell office:value-type="float" office:value="81.79" calcext:value-type="float">
            <text:p>81.8 </text:p>
          </table:table-cell>
          <table:table-cell office:value-type="string" calcext:value-type="string">
            <text:p>..</text:p>
          </table:table-cell>
          <table:table-cell office:value-type="float" office:value="64.67667" calcext:value-type="float">
            <text:p>64.7 </text:p>
          </table:table-cell>
          <table:table-cell office:value-type="float" office:value="74.78261" calcext:value-type="float">
            <text:p>74.8 </text:p>
          </table:table-cell>
          <table:table-cell office:value-type="float" office:value="84.37103" calcext:value-type="float">
            <text:p>84.4 </text:p>
          </table:table-cell>
          <table:table-cell office:value-type="float" office:value="81.50623" calcext:value-type="float">
            <text:p>81.5 </text:p>
          </table:table-cell>
          <table:table-cell office:value-type="float" office:value="98.9" calcext:value-type="float">
            <text:p>98.9 </text:p>
          </table:table-cell>
          <table:table-cell office:value-type="float" office:value="78.43229" calcext:value-type="float">
            <text:p>78.4 </text:p>
          </table:table-cell>
          <table:table-cell office:value-type="float" office:value="61.19635" calcext:value-type="float">
            <text:p>61.2 </text:p>
          </table:table-cell>
          <table:table-cell office:value-type="float" office:value="66.4596" calcext:value-type="float">
            <text:p>66.5 </text:p>
          </table:table-cell>
          <table:table-cell office:value-type="float" office:value="76.00998" calcext:value-type="float">
            <text:p>76.0 </text:p>
          </table:table-cell>
          <table:table-cell office:value-type="float" office:value="68.74692" calcext:value-type="float">
            <text:p>68.7 </text:p>
          </table:table-cell>
          <table:table-cell office:value-type="float" office:value="80.25" calcext:value-type="float">
            <text:p>80.3 </text:p>
          </table:table-cell>
          <table:table-cell office:value-type="string" calcext:value-type="string">
            <text:p>..</text:p>
          </table:table-cell>
          <table:table-cell office:value-type="float" office:value="79.89433" calcext:value-type="float">
            <text:p>79.9 </text:p>
          </table:table-cell>
          <table:table-cell office:value-type="float" office:value="64.36293" calcext:value-type="float">
            <text:p>64.4 </text:p>
          </table:table-cell>
          <table:table-cell office:value-type="float" office:value="78.6" calcext:value-type="float">
            <text:p>78.6 </text:p>
          </table:table-cell>
          <table:table-cell office:value-type="float" office:value="78.92524" calcext:value-type="float">
            <text:p>78.9 </text:p>
          </table:table-cell>
          <table:table-cell office:value-type="float" office:value="90.80318" calcext:value-type="float">
            <text:p>90.8 </text:p>
          </table:table-cell>
          <table:table-cell office:value-type="float" office:value="74.3" calcext:value-type="float">
            <text:p>74.3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4M8</text:p>
          </table:table-cell>
          <table:table-cell table:style-name="ce5" office:value-type="float" office:value="80.06593" calcext:value-type="float">
            <text:p>80.1 </text:p>
          </table:table-cell>
          <table:table-cell table:style-name="ce5" office:value-type="float" office:value="79.29199" calcext:value-type="float">
            <text:p>79.3 </text:p>
          </table:table-cell>
          <table:table-cell table:style-name="ce5" office:value-type="float" office:value="77.87351" calcext:value-type="float">
            <text:p>77.9 </text:p>
          </table:table-cell>
          <table:table-cell table:style-name="ce5" office:value-type="float" office:value="62.99819" calcext:value-type="float">
            <text:p>63.0 </text:p>
          </table:table-cell>
          <table:table-cell table:style-name="ce5" office:value-type="float" office:value="62.10656" calcext:value-type="float">
            <text:p>62.1 </text:p>
          </table:table-cell>
          <table:table-cell table:style-name="ce5" office:value-type="float" office:value="42.55093" calcext:value-type="float">
            <text:p>42.6 </text:p>
          </table:table-cell>
          <table:table-cell table:style-name="ce5" office:value-type="float" office:value="76.9" calcext:value-type="float">
            <text:p>76.9 </text:p>
          </table:table-cell>
          <table:table-cell table:style-name="ce5" office:value-type="float" office:value="77.5" calcext:value-type="float">
            <text:p>77.5 </text:p>
          </table:table-cell>
          <table:table-cell table:style-name="ce5" office:value-type="float" office:value="68.48427" calcext:value-type="float">
            <text:p>68.5 </text:p>
          </table:table-cell>
          <table:table-cell table:style-name="ce5" office:value-type="float" office:value="81.87" calcext:value-type="float">
            <text:p>81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4.89203" calcext:value-type="float">
            <text:p>64.9 </text:p>
          </table:table-cell>
          <table:table-cell table:style-name="ce5" office:value-type="float" office:value="74.98721" calcext:value-type="float">
            <text:p>75.0 </text:p>
          </table:table-cell>
          <table:table-cell table:style-name="ce5" office:value-type="float" office:value="84.67599" calcext:value-type="float">
            <text:p>84.7 </text:p>
          </table:table-cell>
          <table:table-cell table:style-name="ce5" office:value-type="float" office:value="81.99946" calcext:value-type="float">
            <text:p>82.0 </text:p>
          </table:table-cell>
          <table:table-cell table:style-name="ce5" office:value-type="float" office:value="99.3" calcext:value-type="float">
            <text:p>99.3 </text:p>
          </table:table-cell>
          <table:table-cell table:style-name="ce5" office:value-type="float" office:value="78.50089" calcext:value-type="float">
            <text:p>78.5 </text:p>
          </table:table-cell>
          <table:table-cell table:style-name="ce5" office:value-type="float" office:value="61.50214" calcext:value-type="float">
            <text:p>61.5 </text:p>
          </table:table-cell>
          <table:table-cell table:style-name="ce5" office:value-type="float" office:value="66.3448" calcext:value-type="float">
            <text:p>66.3 </text:p>
          </table:table-cell>
          <table:table-cell table:style-name="ce5" office:value-type="float" office:value="76.12144" calcext:value-type="float">
            <text:p>76.1 </text:p>
          </table:table-cell>
          <table:table-cell table:style-name="ce5" office:value-type="float" office:value="68.94507" calcext:value-type="float">
            <text:p>68.9 </text:p>
          </table:table-cell>
          <table:table-cell table:style-name="ce5" office:value-type="float" office:value="80.24" calcext:value-type="float">
            <text:p>80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0.14716" calcext:value-type="float">
            <text:p>80.1 </text:p>
          </table:table-cell>
          <table:table-cell table:style-name="ce5" office:value-type="float" office:value="64.49949" calcext:value-type="float">
            <text:p>64.5 </text:p>
          </table:table-cell>
          <table:table-cell table:style-name="ce5" office:value-type="float" office:value="79.23" calcext:value-type="float">
            <text:p>79.2 </text:p>
          </table:table-cell>
          <table:table-cell table:style-name="ce5" office:value-type="float" office:value="79.42649" calcext:value-type="float">
            <text:p>79.4 </text:p>
          </table:table-cell>
          <table:table-cell table:style-name="ce5" office:value-type="float" office:value="91.09769" calcext:value-type="float">
            <text:p>91.1 </text:p>
          </table:table-cell>
          <table:table-cell table:style-name="ce5" office:value-type="float" office:value="74.4" calcext:value-type="float">
            <text:p>74.4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4M9</text:p>
          </table:table-cell>
          <table:table-cell office:value-type="float" office:value="79.70882" calcext:value-type="float">
            <text:p>79.7 </text:p>
          </table:table-cell>
          <table:table-cell office:value-type="float" office:value="79.17707" calcext:value-type="float">
            <text:p>79.2 </text:p>
          </table:table-cell>
          <table:table-cell office:value-type="float" office:value="78.09349" calcext:value-type="float">
            <text:p>78.1 </text:p>
          </table:table-cell>
          <table:table-cell office:value-type="float" office:value="63.12554" calcext:value-type="float">
            <text:p>63.1 </text:p>
          </table:table-cell>
          <table:table-cell office:value-type="float" office:value="62.24625" calcext:value-type="float">
            <text:p>62.2 </text:p>
          </table:table-cell>
          <table:table-cell office:value-type="float" office:value="42.63181" calcext:value-type="float">
            <text:p>42.6 </text:p>
          </table:table-cell>
          <table:table-cell office:value-type="float" office:value="75.6" calcext:value-type="float">
            <text:p>75.6 </text:p>
          </table:table-cell>
          <table:table-cell office:value-type="float" office:value="77.5" calcext:value-type="float">
            <text:p>77.5 </text:p>
          </table:table-cell>
          <table:table-cell office:value-type="float" office:value="68.96227" calcext:value-type="float">
            <text:p>69.0 </text:p>
          </table:table-cell>
          <table:table-cell office:value-type="float" office:value="81.62" calcext:value-type="float">
            <text:p>81.6 </text:p>
          </table:table-cell>
          <table:table-cell office:value-type="string" calcext:value-type="string">
            <text:p>..</text:p>
          </table:table-cell>
          <table:table-cell office:value-type="float" office:value="64.74846" calcext:value-type="float">
            <text:p>64.7 </text:p>
          </table:table-cell>
          <table:table-cell office:value-type="float" office:value="74.78261" calcext:value-type="float">
            <text:p>74.8 </text:p>
          </table:table-cell>
          <table:table-cell office:value-type="float" office:value="84.37103" calcext:value-type="float">
            <text:p>84.4 </text:p>
          </table:table-cell>
          <table:table-cell office:value-type="float" office:value="81.81449" calcext:value-type="float">
            <text:p>81.8 </text:p>
          </table:table-cell>
          <table:table-cell office:value-type="float" office:value="98.7" calcext:value-type="float">
            <text:p>98.7 </text:p>
          </table:table-cell>
          <table:table-cell office:value-type="float" office:value="78.50089" calcext:value-type="float">
            <text:p>78.5 </text:p>
          </table:table-cell>
          <table:table-cell office:value-type="float" office:value="62.25273" calcext:value-type="float">
            <text:p>62.3 </text:p>
          </table:table-cell>
          <table:table-cell office:value-type="float" office:value="66.4567" calcext:value-type="float">
            <text:p>66.5 </text:p>
          </table:table-cell>
          <table:table-cell office:value-type="float" office:value="76.26385" calcext:value-type="float">
            <text:p>76.3 </text:p>
          </table:table-cell>
          <table:table-cell office:value-type="float" office:value="69.43143" calcext:value-type="float">
            <text:p>69.4 </text:p>
          </table:table-cell>
          <table:table-cell office:value-type="float" office:value="80.22" calcext:value-type="float">
            <text:p>80.2 </text:p>
          </table:table-cell>
          <table:table-cell office:value-type="string" calcext:value-type="string">
            <text:p>..</text:p>
          </table:table-cell>
          <table:table-cell office:value-type="float" office:value="80.18606" calcext:value-type="float">
            <text:p>80.2 </text:p>
          </table:table-cell>
          <table:table-cell office:value-type="float" office:value="64.90915" calcext:value-type="float">
            <text:p>64.9 </text:p>
          </table:table-cell>
          <table:table-cell office:value-type="float" office:value="78.26" calcext:value-type="float">
            <text:p>78.3 </text:p>
          </table:table-cell>
          <table:table-cell office:value-type="float" office:value="79.11268" calcext:value-type="float">
            <text:p>79.1 </text:p>
          </table:table-cell>
          <table:table-cell office:value-type="float" office:value="91.12985" calcext:value-type="float">
            <text:p>91.1 </text:p>
          </table:table-cell>
          <table:table-cell office:value-type="float" office:value="74.2" calcext:value-type="float">
            <text:p>74.2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4M10</text:p>
          </table:table-cell>
          <table:table-cell table:style-name="ce5" office:value-type="float" office:value="79.92309" calcext:value-type="float">
            <text:p>79.9 </text:p>
          </table:table-cell>
          <table:table-cell table:style-name="ce5" office:value-type="float" office:value="79.27283" calcext:value-type="float">
            <text:p>79.3 </text:p>
          </table:table-cell>
          <table:table-cell table:style-name="ce5" office:value-type="float" office:value="78.24015" calcext:value-type="float">
            <text:p>78.2 </text:p>
          </table:table-cell>
          <table:table-cell table:style-name="ce5" office:value-type="float" office:value="63.20513" calcext:value-type="float">
            <text:p>63.2 </text:p>
          </table:table-cell>
          <table:table-cell table:style-name="ce5" office:value-type="float" office:value="62.26177" calcext:value-type="float">
            <text:p>62.3 </text:p>
          </table:table-cell>
          <table:table-cell table:style-name="ce5" office:value-type="float" office:value="42.8149" calcext:value-type="float">
            <text:p>42.8 </text:p>
          </table:table-cell>
          <table:table-cell table:style-name="ce5" office:value-type="float" office:value="75.7" calcext:value-type="float">
            <text:p>75.7 </text:p>
          </table:table-cell>
          <table:table-cell table:style-name="ce5" office:value-type="float" office:value="77.7" calcext:value-type="float">
            <text:p>77.7 </text:p>
          </table:table-cell>
          <table:table-cell table:style-name="ce5" office:value-type="float" office:value="69.04918" calcext:value-type="float">
            <text:p>69.0 </text:p>
          </table:table-cell>
          <table:table-cell table:style-name="ce5" office:value-type="float" office:value="81.65" calcext:value-type="float">
            <text:p>81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4.74846" calcext:value-type="float">
            <text:p>64.7 </text:p>
          </table:table-cell>
          <table:table-cell table:style-name="ce5" office:value-type="float" office:value="74.88491" calcext:value-type="float">
            <text:p>74.9 </text:p>
          </table:table-cell>
          <table:table-cell table:style-name="ce5" office:value-type="float" office:value="84.16772" calcext:value-type="float">
            <text:p>84.2 </text:p>
          </table:table-cell>
          <table:table-cell table:style-name="ce5" office:value-type="float" office:value="81.69118" calcext:value-type="float">
            <text:p>81.7 </text:p>
          </table:table-cell>
          <table:table-cell table:style-name="ce5" office:value-type="float" office:value="98.6" calcext:value-type="float">
            <text:p>98.6 </text:p>
          </table:table-cell>
          <table:table-cell table:style-name="ce5" office:value-type="float" office:value="78.63593" calcext:value-type="float">
            <text:p>78.6 </text:p>
          </table:table-cell>
          <table:table-cell table:style-name="ce5" office:value-type="float" office:value="62.35466" calcext:value-type="float">
            <text:p>62.4 </text:p>
          </table:table-cell>
          <table:table-cell table:style-name="ce5" office:value-type="float" office:value="66.1755" calcext:value-type="float">
            <text:p>66.2 </text:p>
          </table:table-cell>
          <table:table-cell table:style-name="ce5" office:value-type="float" office:value="76.69112" calcext:value-type="float">
            <text:p>76.7 </text:p>
          </table:table-cell>
          <table:table-cell table:style-name="ce5" office:value-type="float" office:value="69.69045" calcext:value-type="float">
            <text:p>69.7 </text:p>
          </table:table-cell>
          <table:table-cell table:style-name="ce5" office:value-type="float" office:value="80.3" calcext:value-type="float">
            <text:p>80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0.50696" calcext:value-type="float">
            <text:p>80.5 </text:p>
          </table:table-cell>
          <table:table-cell table:style-name="ce5" office:value-type="float" office:value="65.04571" calcext:value-type="float">
            <text:p>65.0 </text:p>
          </table:table-cell>
          <table:table-cell table:style-name="ce5" office:value-type="float" office:value="78.02" calcext:value-type="float">
            <text:p>78.0 </text:p>
          </table:table-cell>
          <table:table-cell table:style-name="ce5" office:value-type="float" office:value="79.15123" calcext:value-type="float">
            <text:p>79.2 </text:p>
          </table:table-cell>
          <table:table-cell table:style-name="ce5" office:value-type="float" office:value="91.17683" calcext:value-type="float">
            <text:p>91.2 </text:p>
          </table:table-cell>
          <table:table-cell table:style-name="ce5" office:value-type="float" office:value="74.5" calcext:value-type="float">
            <text:p>74.5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4M11</text:p>
          </table:table-cell>
          <table:table-cell office:value-type="float" office:value="79.85166" calcext:value-type="float">
            <text:p>79.9 </text:p>
          </table:table-cell>
          <table:table-cell office:value-type="float" office:value="79.41648" calcext:value-type="float">
            <text:p>79.4 </text:p>
          </table:table-cell>
          <table:table-cell office:value-type="float" office:value="78.31348" calcext:value-type="float">
            <text:p>78.3 </text:p>
          </table:table-cell>
          <table:table-cell office:value-type="float" office:value="63.3484" calcext:value-type="float">
            <text:p>63.3 </text:p>
          </table:table-cell>
          <table:table-cell office:value-type="float" office:value="62.54115" calcext:value-type="float">
            <text:p>62.5 </text:p>
          </table:table-cell>
          <table:table-cell office:value-type="float" office:value="43.0081" calcext:value-type="float">
            <text:p>43.0 </text:p>
          </table:table-cell>
          <table:table-cell office:value-type="float" office:value="75.6" calcext:value-type="float">
            <text:p>75.6 </text:p>
          </table:table-cell>
          <table:table-cell office:value-type="float" office:value="77.7" calcext:value-type="float">
            <text:p>77.7 </text:p>
          </table:table-cell>
          <table:table-cell office:value-type="float" office:value="69.13609" calcext:value-type="float">
            <text:p>69.1 </text:p>
          </table:table-cell>
          <table:table-cell office:value-type="float" office:value="81.67" calcext:value-type="float">
            <text:p>81.7 </text:p>
          </table:table-cell>
          <table:table-cell office:value-type="string" calcext:value-type="string">
            <text:p>..</text:p>
          </table:table-cell>
          <table:table-cell office:value-type="float" office:value="64.74846" calcext:value-type="float">
            <text:p>64.7 </text:p>
          </table:table-cell>
          <table:table-cell office:value-type="float" office:value="74.98721" calcext:value-type="float">
            <text:p>75.0 </text:p>
          </table:table-cell>
          <table:table-cell office:value-type="float" office:value="83.45616" calcext:value-type="float">
            <text:p>83.5 </text:p>
          </table:table-cell>
          <table:table-cell office:value-type="float" office:value="81.9378" calcext:value-type="float">
            <text:p>81.9 </text:p>
          </table:table-cell>
          <table:table-cell office:value-type="float" office:value="98.1" calcext:value-type="float">
            <text:p>98.1 </text:p>
          </table:table-cell>
          <table:table-cell office:value-type="float" office:value="78.77206" calcext:value-type="float">
            <text:p>78.8 </text:p>
          </table:table-cell>
          <table:table-cell office:value-type="float" office:value="62.47513" calcext:value-type="float">
            <text:p>62.5 </text:p>
          </table:table-cell>
          <table:table-cell office:value-type="float" office:value="66.2975" calcext:value-type="float">
            <text:p>66.3 </text:p>
          </table:table-cell>
          <table:table-cell office:value-type="float" office:value="76.84593" calcext:value-type="float">
            <text:p>76.8 </text:p>
          </table:table-cell>
          <table:table-cell office:value-type="float" office:value="70.48429" calcext:value-type="float">
            <text:p>70.5 </text:p>
          </table:table-cell>
          <table:table-cell office:value-type="float" office:value="80.24" calcext:value-type="float">
            <text:p>80.2 </text:p>
          </table:table-cell>
          <table:table-cell office:value-type="string" calcext:value-type="string">
            <text:p>..</text:p>
          </table:table-cell>
          <table:table-cell office:value-type="float" office:value="80.52641" calcext:value-type="float">
            <text:p>80.5 </text:p>
          </table:table-cell>
          <table:table-cell office:value-type="float" office:value="65.2733" calcext:value-type="float">
            <text:p>65.3 </text:p>
          </table:table-cell>
          <table:table-cell office:value-type="float" office:value="77.99" calcext:value-type="float">
            <text:p>78.0 </text:p>
          </table:table-cell>
          <table:table-cell office:value-type="float" office:value="79.13517" calcext:value-type="float">
            <text:p>79.1 </text:p>
          </table:table-cell>
          <table:table-cell office:value-type="float" office:value="91.45712" calcext:value-type="float">
            <text:p>91.5 </text:p>
          </table:table-cell>
          <table:table-cell office:value-type="float" office:value="74.6" calcext:value-type="float">
            <text:p>74.6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4M12</text:p>
          </table:table-cell>
          <table:table-cell table:style-name="ce5" office:value-type="float" office:value="80.42305" calcext:value-type="float">
            <text:p>80.4 </text:p>
          </table:table-cell>
          <table:table-cell table:style-name="ce5" office:value-type="float" office:value="79.37817" calcext:value-type="float">
            <text:p>79.4 </text:p>
          </table:table-cell>
          <table:table-cell table:style-name="ce5" office:value-type="float" office:value="78.46013" calcext:value-type="float">
            <text:p>78.5 </text:p>
          </table:table-cell>
          <table:table-cell table:style-name="ce5" office:value-type="float" office:value="63.51554" calcext:value-type="float">
            <text:p>63.5 </text:p>
          </table:table-cell>
          <table:table-cell table:style-name="ce5" office:value-type="float" office:value="62.8826" calcext:value-type="float">
            <text:p>62.9 </text:p>
          </table:table-cell>
          <table:table-cell table:style-name="ce5" office:value-type="float" office:value="43.21815" calcext:value-type="float">
            <text:p>43.2 </text:p>
          </table:table-cell>
          <table:table-cell table:style-name="ce5" office:value-type="float" office:value="75.7" calcext:value-type="float">
            <text:p>75.7 </text:p>
          </table:table-cell>
          <table:table-cell table:style-name="ce5" office:value-type="float" office:value="77.6" calcext:value-type="float">
            <text:p>77.6 </text:p>
          </table:table-cell>
          <table:table-cell table:style-name="ce5" office:value-type="float" office:value="68.91882" calcext:value-type="float">
            <text:p>68.9 </text:p>
          </table:table-cell>
          <table:table-cell table:style-name="ce5" office:value-type="float" office:value="81.99" calcext:value-type="float">
            <text:p>82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4.82024" calcext:value-type="float">
            <text:p>64.8 </text:p>
          </table:table-cell>
          <table:table-cell table:style-name="ce5" office:value-type="float" office:value="75.39642" calcext:value-type="float">
            <text:p>75.4 </text:p>
          </table:table-cell>
          <table:table-cell table:style-name="ce5" office:value-type="float" office:value="83.35451" calcext:value-type="float">
            <text:p>83.4 </text:p>
          </table:table-cell>
          <table:table-cell table:style-name="ce5" office:value-type="float" office:value="82.06111" calcext:value-type="float">
            <text:p>82.1 </text:p>
          </table:table-cell>
          <table:table-cell table:style-name="ce5" office:value-type="float" office:value="98.3" calcext:value-type="float">
            <text:p>98.3 </text:p>
          </table:table-cell>
          <table:table-cell table:style-name="ce5" office:value-type="float" office:value="78.9757" calcext:value-type="float">
            <text:p>79.0 </text:p>
          </table:table-cell>
          <table:table-cell table:style-name="ce5" office:value-type="float" office:value="62.43806" calcext:value-type="float">
            <text:p>62.4 </text:p>
          </table:table-cell>
          <table:table-cell table:style-name="ce5" office:value-type="float" office:value="66.7828" calcext:value-type="float">
            <text:p>66.8 </text:p>
          </table:table-cell>
          <table:table-cell table:style-name="ce5" office:value-type="float" office:value="76.73447" calcext:value-type="float">
            <text:p>76.7 </text:p>
          </table:table-cell>
          <table:table-cell table:style-name="ce5" office:value-type="float" office:value="70.71784" calcext:value-type="float">
            <text:p>70.7 </text:p>
          </table:table-cell>
          <table:table-cell table:style-name="ce5" office:value-type="float" office:value="80.23" calcext:value-type="float">
            <text:p>80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0.51668" calcext:value-type="float">
            <text:p>80.5 </text:p>
          </table:table-cell>
          <table:table-cell table:style-name="ce5" office:value-type="float" office:value="65.45538" calcext:value-type="float">
            <text:p>65.5 </text:p>
          </table:table-cell>
          <table:table-cell table:style-name="ce5" office:value-type="float" office:value="78.06" calcext:value-type="float">
            <text:p>78.1 </text:p>
          </table:table-cell>
          <table:table-cell table:style-name="ce5" office:value-type="float" office:value="79.42542" calcext:value-type="float">
            <text:p>79.4 </text:p>
          </table:table-cell>
          <table:table-cell table:style-name="ce5" office:value-type="float" office:value="91.4781" calcext:value-type="float">
            <text:p>91.5 </text:p>
          </table:table-cell>
          <table:table-cell table:style-name="ce5" office:value-type="float" office:value="75" calcext:value-type="float">
            <text:p>75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5M1</text:p>
          </table:table-cell>
          <table:table-cell office:value-type="float" office:value="80.70875" calcext:value-type="float">
            <text:p>80.7 </text:p>
          </table:table-cell>
          <table:table-cell office:value-type="float" office:value="79.96233" calcext:value-type="float">
            <text:p>80.0 </text:p>
          </table:table-cell>
          <table:table-cell office:value-type="float" office:value="78.3868" calcext:value-type="float">
            <text:p>78.4 </text:p>
          </table:table-cell>
          <table:table-cell office:value-type="float" office:value="63.3484" calcext:value-type="float">
            <text:p>63.3 </text:p>
          </table:table-cell>
          <table:table-cell office:value-type="float" office:value="63.46463" calcext:value-type="float">
            <text:p>63.5 </text:p>
          </table:table-cell>
          <table:table-cell office:value-type="float" office:value="44.10779" calcext:value-type="float">
            <text:p>44.1 </text:p>
          </table:table-cell>
          <table:table-cell office:value-type="float" office:value="76.5" calcext:value-type="float">
            <text:p>76.5 </text:p>
          </table:table-cell>
          <table:table-cell office:value-type="float" office:value="78" calcext:value-type="float">
            <text:p>78.0 </text:p>
          </table:table-cell>
          <table:table-cell office:value-type="float" office:value="68.96227" calcext:value-type="float">
            <text:p>69.0 </text:p>
          </table:table-cell>
          <table:table-cell office:value-type="float" office:value="82.1" calcext:value-type="float">
            <text:p>82.1 </text:p>
          </table:table-cell>
          <table:table-cell office:value-type="string" calcext:value-type="string">
            <text:p>..</text:p>
          </table:table-cell>
          <table:table-cell office:value-type="float" office:value="66.04056" calcext:value-type="float">
            <text:p>66.0 </text:p>
          </table:table-cell>
          <table:table-cell office:value-type="float" office:value="75.60102" calcext:value-type="float">
            <text:p>75.6 </text:p>
          </table:table-cell>
          <table:table-cell office:value-type="float" office:value="82.94791" calcext:value-type="float">
            <text:p>82.9 </text:p>
          </table:table-cell>
          <table:table-cell office:value-type="float" office:value="82.12276" calcext:value-type="float">
            <text:p>82.1 </text:p>
          </table:table-cell>
          <table:table-cell office:value-type="float" office:value="98" calcext:value-type="float">
            <text:p>98.0 </text:p>
          </table:table-cell>
          <table:table-cell office:value-type="float" office:value="79.23186" calcext:value-type="float">
            <text:p>79.2 </text:p>
          </table:table-cell>
          <table:table-cell office:value-type="float" office:value="63.30912" calcext:value-type="float">
            <text:p>63.3 </text:p>
          </table:table-cell>
          <table:table-cell office:value-type="float" office:value="67.1211" calcext:value-type="float">
            <text:p>67.1 </text:p>
          </table:table-cell>
          <table:table-cell office:value-type="float" office:value="77.23304" calcext:value-type="float">
            <text:p>77.2 </text:p>
          </table:table-cell>
          <table:table-cell office:value-type="float" office:value="71.08743" calcext:value-type="float">
            <text:p>71.1 </text:p>
          </table:table-cell>
          <table:table-cell office:value-type="float" office:value="80.83" calcext:value-type="float">
            <text:p>80.8 </text:p>
          </table:table-cell>
          <table:table-cell office:value-type="string" calcext:value-type="string">
            <text:p>..</text:p>
          </table:table-cell>
          <table:table-cell office:value-type="float" office:value="80.87648" calcext:value-type="float">
            <text:p>80.9 </text:p>
          </table:table-cell>
          <table:table-cell office:value-type="float" office:value="66.32022" calcext:value-type="float">
            <text:p>66.3 </text:p>
          </table:table-cell>
          <table:table-cell office:value-type="float" office:value="78.39" calcext:value-type="float">
            <text:p>78.4 </text:p>
          </table:table-cell>
          <table:table-cell office:value-type="float" office:value="79.89133" calcext:value-type="float">
            <text:p>79.9 </text:p>
          </table:table-cell>
          <table:table-cell office:value-type="float" office:value="91.9201" calcext:value-type="float">
            <text:p>91.9 </text:p>
          </table:table-cell>
          <table:table-cell office:value-type="float" office:value="75.1" calcext:value-type="float">
            <text:p>75.1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5M2</text:p>
          </table:table-cell>
          <table:table-cell table:style-name="ce5" office:value-type="float" office:value="81.11432" calcext:value-type="float">
            <text:p>81.1 </text:p>
          </table:table-cell>
          <table:table-cell table:style-name="ce5" office:value-type="float" office:value="80.22089" calcext:value-type="float">
            <text:p>80.2 </text:p>
          </table:table-cell>
          <table:table-cell table:style-name="ce5" office:value-type="float" office:value="78.60678" calcext:value-type="float">
            <text:p>78.6 </text:p>
          </table:table-cell>
          <table:table-cell table:style-name="ce5" office:value-type="float" office:value="62.839" calcext:value-type="float">
            <text:p>62.8 </text:p>
          </table:table-cell>
          <table:table-cell table:style-name="ce5" office:value-type="float" office:value="64.13203" calcext:value-type="float">
            <text:p>64.1 </text:p>
          </table:table-cell>
          <table:table-cell table:style-name="ce5" office:value-type="float" office:value="44.41445" calcext:value-type="float">
            <text:p>44.4 </text:p>
          </table:table-cell>
          <table:table-cell table:style-name="ce5" office:value-type="float" office:value="77" calcext:value-type="float">
            <text:p>77.0 </text:p>
          </table:table-cell>
          <table:table-cell table:style-name="ce5" office:value-type="float" office:value="78.9" calcext:value-type="float">
            <text:p>78.9 </text:p>
          </table:table-cell>
          <table:table-cell table:style-name="ce5" office:value-type="float" office:value="69.65754" calcext:value-type="float">
            <text:p>69.7 </text:p>
          </table:table-cell>
          <table:table-cell table:style-name="ce5" office:value-type="float" office:value="82.68" calcext:value-type="float">
            <text:p>82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6.61482" calcext:value-type="float">
            <text:p>66.6 </text:p>
          </table:table-cell>
          <table:table-cell table:style-name="ce5" office:value-type="float" office:value="76.01023" calcext:value-type="float">
            <text:p>76.0 </text:p>
          </table:table-cell>
          <table:table-cell table:style-name="ce5" office:value-type="float" office:value="82.94791" calcext:value-type="float">
            <text:p>82.9 </text:p>
          </table:table-cell>
          <table:table-cell table:style-name="ce5" office:value-type="float" office:value="82.36938" calcext:value-type="float">
            <text:p>82.4 </text:p>
          </table:table-cell>
          <table:table-cell table:style-name="ce5" office:value-type="float" office:value="98" calcext:value-type="float">
            <text:p>98.0 </text:p>
          </table:table-cell>
          <table:table-cell table:style-name="ce5" office:value-type="float" office:value="79.23186" calcext:value-type="float">
            <text:p>79.2 </text:p>
          </table:table-cell>
          <table:table-cell table:style-name="ce5" office:value-type="float" office:value="63.35633" calcext:value-type="float">
            <text:p>63.4 </text:p>
          </table:table-cell>
          <table:table-cell table:style-name="ce5" office:value-type="float" office:value="67.3094" calcext:value-type="float">
            <text:p>67.3 </text:p>
          </table:table-cell>
          <table:table-cell table:style-name="ce5" office:value-type="float" office:value="77.41247" calcext:value-type="float">
            <text:p>77.4 </text:p>
          </table:table-cell>
          <table:table-cell table:style-name="ce5" office:value-type="float" office:value="71.24085" calcext:value-type="float">
            <text:p>71.2 </text:p>
          </table:table-cell>
          <table:table-cell table:style-name="ce5" office:value-type="float" office:value="80.88" calcext:value-type="float">
            <text:p>80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1.19738" calcext:value-type="float">
            <text:p>81.2 </text:p>
          </table:table-cell>
          <table:table-cell table:style-name="ce5" office:value-type="float" office:value="66.82092" calcext:value-type="float">
            <text:p>66.8 </text:p>
          </table:table-cell>
          <table:table-cell table:style-name="ce5" office:value-type="float" office:value="78.65" calcext:value-type="float">
            <text:p>78.7 </text:p>
          </table:table-cell>
          <table:table-cell table:style-name="ce5" office:value-type="float" office:value="80.30582" calcext:value-type="float">
            <text:p>80.3 </text:p>
          </table:table-cell>
          <table:table-cell table:style-name="ce5" office:value-type="float" office:value="91.96074" calcext:value-type="float">
            <text:p>92.0 </text:p>
          </table:table-cell>
          <table:table-cell table:style-name="ce5" office:value-type="float" office:value="75.1" calcext:value-type="float">
            <text:p>75.1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5M3</text:p>
          </table:table-cell>
          <table:table-cell office:value-type="float" office:value="81.19543" calcext:value-type="float">
            <text:p>81.2 </text:p>
          </table:table-cell>
          <table:table-cell office:value-type="float" office:value="80.23047" calcext:value-type="float">
            <text:p>80.2 </text:p>
          </table:table-cell>
          <table:table-cell office:value-type="float" office:value="78.75344" calcext:value-type="float">
            <text:p>78.8 </text:p>
          </table:table-cell>
          <table:table-cell office:value-type="float" office:value="63.53146" calcext:value-type="float">
            <text:p>63.5 </text:p>
          </table:table-cell>
          <table:table-cell office:value-type="float" office:value="64.55109" calcext:value-type="float">
            <text:p>64.6 </text:p>
          </table:table-cell>
          <table:table-cell office:value-type="float" office:value="44.66157" calcext:value-type="float">
            <text:p>44.7 </text:p>
          </table:table-cell>
          <table:table-cell office:value-type="float" office:value="76.9" calcext:value-type="float">
            <text:p>76.9 </text:p>
          </table:table-cell>
          <table:table-cell office:value-type="float" office:value="78.9" calcext:value-type="float">
            <text:p>78.9 </text:p>
          </table:table-cell>
          <table:table-cell office:value-type="float" office:value="69.65754" calcext:value-type="float">
            <text:p>69.7 </text:p>
          </table:table-cell>
          <table:table-cell office:value-type="float" office:value="82.74" calcext:value-type="float">
            <text:p>82.7 </text:p>
          </table:table-cell>
          <table:table-cell office:value-type="string" calcext:value-type="string">
            <text:p>..</text:p>
          </table:table-cell>
          <table:table-cell office:value-type="float" office:value="67.04552" calcext:value-type="float">
            <text:p>67.0 </text:p>
          </table:table-cell>
          <table:table-cell office:value-type="float" office:value="76.21484" calcext:value-type="float">
            <text:p>76.2 </text:p>
          </table:table-cell>
          <table:table-cell office:value-type="float" office:value="83.04955" calcext:value-type="float">
            <text:p>83.0 </text:p>
          </table:table-cell>
          <table:table-cell office:value-type="float" office:value="82.7393" calcext:value-type="float">
            <text:p>82.7 </text:p>
          </table:table-cell>
          <table:table-cell office:value-type="float" office:value="98.2" calcext:value-type="float">
            <text:p>98.2 </text:p>
          </table:table-cell>
          <table:table-cell office:value-type="float" office:value="79.95106" calcext:value-type="float">
            <text:p>80.0 </text:p>
          </table:table-cell>
          <table:table-cell office:value-type="float" office:value="63.4169" calcext:value-type="float">
            <text:p>63.4 </text:p>
          </table:table-cell>
          <table:table-cell office:value-type="float" office:value="67.0854" calcext:value-type="float">
            <text:p>67.1 </text:p>
          </table:table-cell>
          <table:table-cell office:value-type="float" office:value="77.53729" calcext:value-type="float">
            <text:p>77.5 </text:p>
          </table:table-cell>
          <table:table-cell office:value-type="float" office:value="71.45454" calcext:value-type="float">
            <text:p>71.5 </text:p>
          </table:table-cell>
          <table:table-cell office:value-type="float" office:value="80.98" calcext:value-type="float">
            <text:p>81.0 </text:p>
          </table:table-cell>
          <table:table-cell office:value-type="string" calcext:value-type="string">
            <text:p>..</text:p>
          </table:table-cell>
          <table:table-cell office:value-type="float" office:value="81.45993" calcext:value-type="float">
            <text:p>81.5 </text:p>
          </table:table-cell>
          <table:table-cell office:value-type="float" office:value="67.003" calcext:value-type="float">
            <text:p>67.0 </text:p>
          </table:table-cell>
          <table:table-cell office:value-type="float" office:value="78.86" calcext:value-type="float">
            <text:p>78.9 </text:p>
          </table:table-cell>
          <table:table-cell office:value-type="float" office:value="80.81135" calcext:value-type="float">
            <text:p>80.8 </text:p>
          </table:table-cell>
          <table:table-cell office:value-type="float" office:value="91.97838" calcext:value-type="float">
            <text:p>92.0 </text:p>
          </table:table-cell>
          <table:table-cell office:value-type="float" office:value="75.3" calcext:value-type="float">
            <text:p>75.3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5M4</text:p>
          </table:table-cell>
          <table:table-cell table:style-name="ce5" office:value-type="float" office:value="80.70875" calcext:value-type="float">
            <text:p>80.7 </text:p>
          </table:table-cell>
          <table:table-cell table:style-name="ce5" office:value-type="float" office:value="80.01979" calcext:value-type="float">
            <text:p>80.0 </text:p>
          </table:table-cell>
          <table:table-cell table:style-name="ce5" office:value-type="float" office:value="78.90009" calcext:value-type="float">
            <text:p>78.9 </text:p>
          </table:table-cell>
          <table:table-cell table:style-name="ce5" office:value-type="float" office:value="64.06474" calcext:value-type="float">
            <text:p>64.1 </text:p>
          </table:table-cell>
          <table:table-cell table:style-name="ce5" office:value-type="float" office:value="64.79166" calcext:value-type="float">
            <text:p>64.8 </text:p>
          </table:table-cell>
          <table:table-cell table:style-name="ce5" office:value-type="float" office:value="45.41866" calcext:value-type="float">
            <text:p>45.4 </text:p>
          </table:table-cell>
          <table:table-cell table:style-name="ce5" office:value-type="float" office:value="77" calcext:value-type="float">
            <text:p>77.0 </text:p>
          </table:table-cell>
          <table:table-cell table:style-name="ce5" office:value-type="float" office:value="79.1" calcext:value-type="float">
            <text:p>79.1 </text:p>
          </table:table-cell>
          <table:table-cell table:style-name="ce5" office:value-type="float" office:value="70.00518" calcext:value-type="float">
            <text:p>70.0 </text:p>
          </table:table-cell>
          <table:table-cell table:style-name="ce5" office:value-type="float" office:value="82.83" calcext:value-type="float">
            <text:p>82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7.33266" calcext:value-type="float">
            <text:p>67.3 </text:p>
          </table:table-cell>
          <table:table-cell table:style-name="ce5" office:value-type="float" office:value="76.52174" calcext:value-type="float">
            <text:p>76.5 </text:p>
          </table:table-cell>
          <table:table-cell table:style-name="ce5" office:value-type="float" office:value="83.86277" calcext:value-type="float">
            <text:p>83.9 </text:p>
          </table:table-cell>
          <table:table-cell table:style-name="ce5" office:value-type="float" office:value="82.80096" calcext:value-type="float">
            <text:p>82.8 </text:p>
          </table:table-cell>
          <table:table-cell table:style-name="ce5" office:value-type="float" office:value="98.2" calcext:value-type="float">
            <text:p>98.2 </text:p>
          </table:table-cell>
          <table:table-cell table:style-name="ce5" office:value-type="float" office:value="79.79135" calcext:value-type="float">
            <text:p>79.8 </text:p>
          </table:table-cell>
          <table:table-cell table:style-name="ce5" office:value-type="float" office:value="64.34142" calcext:value-type="float">
            <text:p>64.3 </text:p>
          </table:table-cell>
          <table:table-cell table:style-name="ce5" office:value-type="float" office:value="67.1838" calcext:value-type="float">
            <text:p>67.2 </text:p>
          </table:table-cell>
          <table:table-cell table:style-name="ce5" office:value-type="float" office:value="77.5841" calcext:value-type="float">
            <text:p>77.6 </text:p>
          </table:table-cell>
          <table:table-cell table:style-name="ce5" office:value-type="float" office:value="71.39552" calcext:value-type="float">
            <text:p>71.4 </text:p>
          </table:table-cell>
          <table:table-cell table:style-name="ce5" office:value-type="float" office:value="81.12" calcext:value-type="float">
            <text:p>81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1.54745" calcext:value-type="float">
            <text:p>81.5 </text:p>
          </table:table-cell>
          <table:table-cell table:style-name="ce5" office:value-type="float" office:value="67.18507" calcext:value-type="float">
            <text:p>67.2 </text:p>
          </table:table-cell>
          <table:table-cell table:style-name="ce5" office:value-type="float" office:value="78.96" calcext:value-type="float">
            <text:p>79.0 </text:p>
          </table:table-cell>
          <table:table-cell table:style-name="ce5" office:value-type="float" office:value="81.00092" calcext:value-type="float">
            <text:p>81.0 </text:p>
          </table:table-cell>
          <table:table-cell table:style-name="ce5" office:value-type="float" office:value="91.97888" calcext:value-type="float">
            <text:p>92.0 </text:p>
          </table:table-cell>
          <table:table-cell table:style-name="ce5" office:value-type="float" office:value="75.8" calcext:value-type="float">
            <text:p>75.8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5M5</text:p>
          </table:table-cell>
          <table:table-cell office:value-type="float" office:value="80.87098" calcext:value-type="float">
            <text:p>80.9 </text:p>
          </table:table-cell>
          <table:table-cell office:value-type="float" office:value="80.26878" calcext:value-type="float">
            <text:p>80.3 </text:p>
          </table:table-cell>
          <table:table-cell office:value-type="float" office:value="79.1934" calcext:value-type="float">
            <text:p>79.2 </text:p>
          </table:table-cell>
          <table:table-cell office:value-type="float" office:value="64.5025" calcext:value-type="float">
            <text:p>64.5 </text:p>
          </table:table-cell>
          <table:table-cell office:value-type="float" office:value="64.98567" calcext:value-type="float">
            <text:p>65.0 </text:p>
          </table:table-cell>
          <table:table-cell office:value-type="float" office:value="45.93761" calcext:value-type="float">
            <text:p>45.9 </text:p>
          </table:table-cell>
          <table:table-cell office:value-type="float" office:value="77.2" calcext:value-type="float">
            <text:p>77.2 </text:p>
          </table:table-cell>
          <table:table-cell office:value-type="float" office:value="79.1" calcext:value-type="float">
            <text:p>79.1 </text:p>
          </table:table-cell>
          <table:table-cell office:value-type="float" office:value="70.22245" calcext:value-type="float">
            <text:p>70.2 </text:p>
          </table:table-cell>
          <table:table-cell office:value-type="float" office:value="83.07" calcext:value-type="float">
            <text:p>83.1 </text:p>
          </table:table-cell>
          <table:table-cell office:value-type="string" calcext:value-type="string">
            <text:p>..</text:p>
          </table:table-cell>
          <table:table-cell office:value-type="float" office:value="67.548" calcext:value-type="float">
            <text:p>67.5 </text:p>
          </table:table-cell>
          <table:table-cell office:value-type="float" office:value="76.82864" calcext:value-type="float">
            <text:p>76.8 </text:p>
          </table:table-cell>
          <table:table-cell office:value-type="float" office:value="83.76112" calcext:value-type="float">
            <text:p>83.8 </text:p>
          </table:table-cell>
          <table:table-cell office:value-type="float" office:value="83.10922" calcext:value-type="float">
            <text:p>83.1 </text:p>
          </table:table-cell>
          <table:table-cell office:value-type="float" office:value="98.4" calcext:value-type="float">
            <text:p>98.4 </text:p>
          </table:table-cell>
          <table:table-cell office:value-type="float" office:value="79.87174" calcext:value-type="float">
            <text:p>79.9 </text:p>
          </table:table-cell>
          <table:table-cell office:value-type="float" office:value="64.59607" calcext:value-type="float">
            <text:p>64.6 </text:p>
          </table:table-cell>
          <table:table-cell office:value-type="float" office:value="67.7304" calcext:value-type="float">
            <text:p>67.7 </text:p>
          </table:table-cell>
          <table:table-cell office:value-type="float" office:value="77.5841" calcext:value-type="float">
            <text:p>77.6 </text:p>
          </table:table-cell>
          <table:table-cell office:value-type="float" office:value="70.6638" calcext:value-type="float">
            <text:p>70.7 </text:p>
          </table:table-cell>
          <table:table-cell office:value-type="float" office:value="81.02" calcext:value-type="float">
            <text:p>81.0 </text:p>
          </table:table-cell>
          <table:table-cell office:value-type="string" calcext:value-type="string">
            <text:p>..</text:p>
          </table:table-cell>
          <table:table-cell office:value-type="float" office:value="81.79056" calcext:value-type="float">
            <text:p>81.8 </text:p>
          </table:table-cell>
          <table:table-cell office:value-type="float" office:value="67.23059" calcext:value-type="float">
            <text:p>67.2 </text:p>
          </table:table-cell>
          <table:table-cell office:value-type="float" office:value="79.27" calcext:value-type="float">
            <text:p>79.3 </text:p>
          </table:table-cell>
          <table:table-cell office:value-type="float" office:value="81.09411" calcext:value-type="float">
            <text:p>81.1 </text:p>
          </table:table-cell>
          <table:table-cell office:value-type="float" office:value="92.02042" calcext:value-type="float">
            <text:p>92.0 </text:p>
          </table:table-cell>
          <table:table-cell office:value-type="float" office:value="76.1" calcext:value-type="float">
            <text:p>76.1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5M6</text:p>
          </table:table-cell>
          <table:table-cell table:style-name="ce5" office:value-type="float" office:value="81.27655" calcext:value-type="float">
            <text:p>81.3 </text:p>
          </table:table-cell>
          <table:table-cell table:style-name="ce5" office:value-type="float" office:value="80.58479" calcext:value-type="float">
            <text:p>80.6 </text:p>
          </table:table-cell>
          <table:table-cell table:style-name="ce5" office:value-type="float" office:value="79.41338" calcext:value-type="float">
            <text:p>79.4 </text:p>
          </table:table-cell>
          <table:table-cell table:style-name="ce5" office:value-type="float" office:value="64.80496" calcext:value-type="float">
            <text:p>64.8 </text:p>
          </table:table-cell>
          <table:table-cell table:style-name="ce5" office:value-type="float" office:value="65.18745" calcext:value-type="float">
            <text:p>65.2 </text:p>
          </table:table-cell>
          <table:table-cell table:style-name="ce5" office:value-type="float" office:value="46.05444" calcext:value-type="float">
            <text:p>46.1 </text:p>
          </table:table-cell>
          <table:table-cell table:style-name="ce5" office:value-type="float" office:value="78.5" calcext:value-type="float">
            <text:p>78.5 </text:p>
          </table:table-cell>
          <table:table-cell table:style-name="ce5" office:value-type="float" office:value="79.1" calcext:value-type="float">
            <text:p>79.1 </text:p>
          </table:table-cell>
          <table:table-cell table:style-name="ce5" office:value-type="float" office:value="70.657" calcext:value-type="float">
            <text:p>70.7 </text:p>
          </table:table-cell>
          <table:table-cell table:style-name="ce5" office:value-type="float" office:value="83.17" calcext:value-type="float">
            <text:p>83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7.47622" calcext:value-type="float">
            <text:p>67.5 </text:p>
          </table:table-cell>
          <table:table-cell table:style-name="ce5" office:value-type="float" office:value="77.34016" calcext:value-type="float">
            <text:p>77.3 </text:p>
          </table:table-cell>
          <table:table-cell table:style-name="ce5" office:value-type="float" office:value="83.86277" calcext:value-type="float">
            <text:p>83.9 </text:p>
          </table:table-cell>
          <table:table-cell table:style-name="ce5" office:value-type="float" office:value="83.35583" calcext:value-type="float">
            <text:p>83.4 </text:p>
          </table:table-cell>
          <table:table-cell table:style-name="ce5" office:value-type="float" office:value="98.3" calcext:value-type="float">
            <text:p>98.3 </text:p>
          </table:table-cell>
          <table:table-cell table:style-name="ce5" office:value-type="float" office:value="79.87174" calcext:value-type="float">
            <text:p>79.9 </text:p>
          </table:table-cell>
          <table:table-cell table:style-name="ce5" office:value-type="float" office:value="64.61173" calcext:value-type="float">
            <text:p>64.6 </text:p>
          </table:table-cell>
          <table:table-cell table:style-name="ce5" office:value-type="float" office:value="68.0494" calcext:value-type="float">
            <text:p>68.0 </text:p>
          </table:table-cell>
          <table:table-cell table:style-name="ce5" office:value-type="float" office:value="77.84934" calcext:value-type="float">
            <text:p>77.8 </text:p>
          </table:table-cell>
          <table:table-cell table:style-name="ce5" office:value-type="float" office:value="70.84705" calcext:value-type="float">
            <text:p>70.8 </text:p>
          </table:table-cell>
          <table:table-cell table:style-name="ce5" office:value-type="float" office:value="81.08" calcext:value-type="float">
            <text:p>81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1.8878" calcext:value-type="float">
            <text:p>81.9 </text:p>
          </table:table-cell>
          <table:table-cell table:style-name="ce5" office:value-type="float" office:value="67.36714" calcext:value-type="float">
            <text:p>67.4 </text:p>
          </table:table-cell>
          <table:table-cell table:style-name="ce5" office:value-type="float" office:value="79.73" calcext:value-type="float">
            <text:p>79.7 </text:p>
          </table:table-cell>
          <table:table-cell table:style-name="ce5" office:value-type="float" office:value="81.39614" calcext:value-type="float">
            <text:p>81.4 </text:p>
          </table:table-cell>
          <table:table-cell table:style-name="ce5" office:value-type="float" office:value="91.68327" calcext:value-type="float">
            <text:p>91.7 </text:p>
          </table:table-cell>
          <table:table-cell table:style-name="ce5" office:value-type="float" office:value="76.2" calcext:value-type="float">
            <text:p>76.2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5M7</text:p>
          </table:table-cell>
          <table:table-cell office:value-type="float" office:value="81.84435" calcext:value-type="float">
            <text:p>81.8 </text:p>
          </table:table-cell>
          <table:table-cell office:value-type="float" office:value="81.21684" calcext:value-type="float">
            <text:p>81.2 </text:p>
          </table:table-cell>
          <table:table-cell office:value-type="float" office:value="79.56004" calcext:value-type="float">
            <text:p>79.6 </text:p>
          </table:table-cell>
          <table:table-cell office:value-type="float" office:value="65.14721" calcext:value-type="float">
            <text:p>65.1 </text:p>
          </table:table-cell>
          <table:table-cell office:value-type="float" office:value="65.32713" calcext:value-type="float">
            <text:p>65.3 </text:p>
          </table:table-cell>
          <table:table-cell office:value-type="float" office:value="46.58912" calcext:value-type="float">
            <text:p>46.6 </text:p>
          </table:table-cell>
          <table:table-cell office:value-type="float" office:value="79.7" calcext:value-type="float">
            <text:p>79.7 </text:p>
          </table:table-cell>
          <table:table-cell office:value-type="float" office:value="79.5" calcext:value-type="float">
            <text:p>79.5 </text:p>
          </table:table-cell>
          <table:table-cell office:value-type="float" office:value="70.83081" calcext:value-type="float">
            <text:p>70.8 </text:p>
          </table:table-cell>
          <table:table-cell office:value-type="float" office:value="83.86" calcext:value-type="float">
            <text:p>83.9 </text:p>
          </table:table-cell>
          <table:table-cell office:value-type="string" calcext:value-type="string">
            <text:p>..</text:p>
          </table:table-cell>
          <table:table-cell office:value-type="float" office:value="67.90692" calcext:value-type="float">
            <text:p>67.9 </text:p>
          </table:table-cell>
          <table:table-cell office:value-type="float" office:value="77.54475" calcext:value-type="float">
            <text:p>77.5 </text:p>
          </table:table-cell>
          <table:table-cell office:value-type="float" office:value="84.87929" calcext:value-type="float">
            <text:p>84.9 </text:p>
          </table:table-cell>
          <table:table-cell office:value-type="float" office:value="83.72576" calcext:value-type="float">
            <text:p>83.7 </text:p>
          </table:table-cell>
          <table:table-cell office:value-type="float" office:value="98.5" calcext:value-type="float">
            <text:p>98.5 </text:p>
          </table:table-cell>
          <table:table-cell office:value-type="float" office:value="80.03144" calcext:value-type="float">
            <text:p>80.0 </text:p>
          </table:table-cell>
          <table:table-cell office:value-type="float" office:value="65.13429" calcext:value-type="float">
            <text:p>65.1 </text:p>
          </table:table-cell>
          <table:table-cell office:value-type="float" office:value="68.5472" calcext:value-type="float">
            <text:p>68.5 </text:p>
          </table:table-cell>
          <table:table-cell office:value-type="float" office:value="78.04438" calcext:value-type="float">
            <text:p>78.0 </text:p>
          </table:table-cell>
          <table:table-cell office:value-type="float" office:value="71.07811" calcext:value-type="float">
            <text:p>71.1 </text:p>
          </table:table-cell>
          <table:table-cell office:value-type="float" office:value="81.78" calcext:value-type="float">
            <text:p>81.8 </text:p>
          </table:table-cell>
          <table:table-cell office:value-type="string" calcext:value-type="string">
            <text:p>..</text:p>
          </table:table-cell>
          <table:table-cell office:value-type="float" office:value="82.26704" calcext:value-type="float">
            <text:p>82.3 </text:p>
          </table:table-cell>
          <table:table-cell office:value-type="float" office:value="67.36714" calcext:value-type="float">
            <text:p>67.4 </text:p>
          </table:table-cell>
          <table:table-cell office:value-type="float" office:value="80.73" calcext:value-type="float">
            <text:p>80.7 </text:p>
          </table:table-cell>
          <table:table-cell office:value-type="float" office:value="81.91881" calcext:value-type="float">
            <text:p>81.9 </text:p>
          </table:table-cell>
          <table:table-cell office:value-type="float" office:value="91.63518" calcext:value-type="float">
            <text:p>91.6 </text:p>
          </table:table-cell>
          <table:table-cell office:value-type="float" office:value="76.8" calcext:value-type="float">
            <text:p>76.8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5M8</text:p>
          </table:table-cell>
          <table:table-cell table:style-name="ce5" office:value-type="float" office:value="82.00658" calcext:value-type="float">
            <text:p>82.0 </text:p>
          </table:table-cell>
          <table:table-cell table:style-name="ce5" office:value-type="float" office:value="81.03488" calcext:value-type="float">
            <text:p>81.0 </text:p>
          </table:table-cell>
          <table:table-cell table:style-name="ce5" office:value-type="float" office:value="79.56004" calcext:value-type="float">
            <text:p>79.6 </text:p>
          </table:table-cell>
          <table:table-cell table:style-name="ce5" office:value-type="float" office:value="65.15517" calcext:value-type="float">
            <text:p>65.2 </text:p>
          </table:table-cell>
          <table:table-cell table:style-name="ce5" office:value-type="float" office:value="65.47458" calcext:value-type="float">
            <text:p>65.5 </text:p>
          </table:table-cell>
          <table:table-cell table:style-name="ce5" office:value-type="float" office:value="46.86544" calcext:value-type="float">
            <text:p>46.9 </text:p>
          </table:table-cell>
          <table:table-cell table:style-name="ce5" office:value-type="float" office:value="80.2" calcext:value-type="float">
            <text:p>80.2 </text:p>
          </table:table-cell>
          <table:table-cell table:style-name="ce5" office:value-type="float" office:value="79.1" calcext:value-type="float">
            <text:p>79.1 </text:p>
          </table:table-cell>
          <table:table-cell table:style-name="ce5" office:value-type="float" office:value="71.04809" calcext:value-type="float">
            <text:p>71.0 </text:p>
          </table:table-cell>
          <table:table-cell table:style-name="ce5" office:value-type="float" office:value="84.06" calcext:value-type="float">
            <text:p>84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8.26584" calcext:value-type="float">
            <text:p>68.3 </text:p>
          </table:table-cell>
          <table:table-cell table:style-name="ce5" office:value-type="float" office:value="77.64706" calcext:value-type="float">
            <text:p>77.6 </text:p>
          </table:table-cell>
          <table:table-cell table:style-name="ce5" office:value-type="float" office:value="84.87929" calcext:value-type="float">
            <text:p>84.9 </text:p>
          </table:table-cell>
          <table:table-cell table:style-name="ce5" office:value-type="float" office:value="84.03403" calcext:value-type="float">
            <text:p>84.0 </text:p>
          </table:table-cell>
          <table:table-cell table:style-name="ce5" office:value-type="float" office:value="98.8" calcext:value-type="float">
            <text:p>98.8 </text:p>
          </table:table-cell>
          <table:table-cell table:style-name="ce5" office:value-type="float" office:value="80.19114" calcext:value-type="float">
            <text:p>80.2 </text:p>
          </table:table-cell>
          <table:table-cell table:style-name="ce5" office:value-type="float" office:value="65.40481" calcext:value-type="float">
            <text:p>65.4 </text:p>
          </table:table-cell>
          <table:table-cell table:style-name="ce5" office:value-type="float" office:value="68.7781" calcext:value-type="float">
            <text:p>68.8 </text:p>
          </table:table-cell>
          <table:table-cell table:style-name="ce5" office:value-type="float" office:value="78.177" calcext:value-type="float">
            <text:p>78.2 </text:p>
          </table:table-cell>
          <table:table-cell table:style-name="ce5" office:value-type="float" office:value="71.22533" calcext:value-type="float">
            <text:p>71.2 </text:p>
          </table:table-cell>
          <table:table-cell table:style-name="ce5" office:value-type="float" office:value="81.77" calcext:value-type="float">
            <text:p>81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2.70464" calcext:value-type="float">
            <text:p>82.7 </text:p>
          </table:table-cell>
          <table:table-cell table:style-name="ce5" office:value-type="float" office:value="67.41266" calcext:value-type="float">
            <text:p>67.4 </text:p>
          </table:table-cell>
          <table:table-cell table:style-name="ce5" office:value-type="float" office:value="81.33" calcext:value-type="float">
            <text:p>81.3 </text:p>
          </table:table-cell>
          <table:table-cell table:style-name="ce5" office:value-type="float" office:value="82.39007" calcext:value-type="float">
            <text:p>82.4 </text:p>
          </table:table-cell>
          <table:table-cell table:style-name="ce5" office:value-type="float" office:value="91.74941" calcext:value-type="float">
            <text:p>91.7 </text:p>
          </table:table-cell>
          <table:table-cell table:style-name="ce5" office:value-type="float" office:value="77" calcext:value-type="float">
            <text:p>77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5M9</text:p>
          </table:table-cell>
          <table:table-cell office:value-type="float" office:value="81.11432" calcext:value-type="float">
            <text:p>81.1 </text:p>
          </table:table-cell>
          <table:table-cell office:value-type="float" office:value="80.77632" calcext:value-type="float">
            <text:p>80.8 </text:p>
          </table:table-cell>
          <table:table-cell office:value-type="float" office:value="79.70669" calcext:value-type="float">
            <text:p>79.7 </text:p>
          </table:table-cell>
          <table:table-cell office:value-type="float" office:value="65.60089" calcext:value-type="float">
            <text:p>65.6 </text:p>
          </table:table-cell>
          <table:table-cell office:value-type="float" office:value="65.72292" calcext:value-type="float">
            <text:p>65.7 </text:p>
          </table:table-cell>
          <table:table-cell office:value-type="float" office:value="46.95531" calcext:value-type="float">
            <text:p>47.0 </text:p>
          </table:table-cell>
          <table:table-cell office:value-type="float" office:value="78.9" calcext:value-type="float">
            <text:p>78.9 </text:p>
          </table:table-cell>
          <table:table-cell office:value-type="float" office:value="79.3" calcext:value-type="float">
            <text:p>79.3 </text:p>
          </table:table-cell>
          <table:table-cell office:value-type="float" office:value="71.17845" calcext:value-type="float">
            <text:p>71.2 </text:p>
          </table:table-cell>
          <table:table-cell office:value-type="float" office:value="83.76" calcext:value-type="float">
            <text:p>83.8 </text:p>
          </table:table-cell>
          <table:table-cell office:value-type="string" calcext:value-type="string">
            <text:p>..</text:p>
          </table:table-cell>
          <table:table-cell office:value-type="float" office:value="68.05049" calcext:value-type="float">
            <text:p>68.1 </text:p>
          </table:table-cell>
          <table:table-cell office:value-type="float" office:value="77.74936" calcext:value-type="float">
            <text:p>77.7 </text:p>
          </table:table-cell>
          <table:table-cell office:value-type="float" office:value="84.37103" calcext:value-type="float">
            <text:p>84.4 </text:p>
          </table:table-cell>
          <table:table-cell office:value-type="float" office:value="83.78741" calcext:value-type="float">
            <text:p>83.8 </text:p>
          </table:table-cell>
          <table:table-cell office:value-type="float" office:value="98.5" calcext:value-type="float">
            <text:p>98.5 </text:p>
          </table:table-cell>
          <table:table-cell office:value-type="float" office:value="80.19114" calcext:value-type="float">
            <text:p>80.2 </text:p>
          </table:table-cell>
          <table:table-cell office:value-type="float" office:value="66.6544" calcext:value-type="float">
            <text:p>66.7 </text:p>
          </table:table-cell>
          <table:table-cell office:value-type="float" office:value="68.7294" calcext:value-type="float">
            <text:p>68.7 </text:p>
          </table:table-cell>
          <table:table-cell office:value-type="float" office:value="78.36423" calcext:value-type="float">
            <text:p>78.4 </text:p>
          </table:table-cell>
          <table:table-cell office:value-type="float" office:value="71.67194" calcext:value-type="float">
            <text:p>71.7 </text:p>
          </table:table-cell>
          <table:table-cell office:value-type="float" office:value="81.55" calcext:value-type="float">
            <text:p>81.6 </text:p>
          </table:table-cell>
          <table:table-cell office:value-type="string" calcext:value-type="string">
            <text:p>..</text:p>
          </table:table-cell>
          <table:table-cell office:value-type="float" office:value="82.64629" calcext:value-type="float">
            <text:p>82.6 </text:p>
          </table:table-cell>
          <table:table-cell office:value-type="float" office:value="67.5037" calcext:value-type="float">
            <text:p>67.5 </text:p>
          </table:table-cell>
          <table:table-cell office:value-type="float" office:value="80.6" calcext:value-type="float">
            <text:p>80.6 </text:p>
          </table:table-cell>
          <table:table-cell office:value-type="float" office:value="82.05804" calcext:value-type="float">
            <text:p>82.1 </text:p>
          </table:table-cell>
          <table:table-cell office:value-type="float" office:value="91.77734" calcext:value-type="float">
            <text:p>91.8 </text:p>
          </table:table-cell>
          <table:table-cell office:value-type="float" office:value="76.9" calcext:value-type="float">
            <text:p>76.9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5M10</text:p>
          </table:table-cell>
          <table:table-cell table:style-name="ce5" office:value-type="float" office:value="80.87098" calcext:value-type="float">
            <text:p>80.9 </text:p>
          </table:table-cell>
          <table:table-cell table:style-name="ce5" office:value-type="float" office:value="81.03488" calcext:value-type="float">
            <text:p>81.0 </text:p>
          </table:table-cell>
          <table:table-cell table:style-name="ce5" office:value-type="float" office:value="79.85335" calcext:value-type="float">
            <text:p>79.9 </text:p>
          </table:table-cell>
          <table:table-cell table:style-name="ce5" office:value-type="float" office:value="65.75212" calcext:value-type="float">
            <text:p>65.8 </text:p>
          </table:table-cell>
          <table:table-cell table:style-name="ce5" office:value-type="float" office:value="65.81604" calcext:value-type="float">
            <text:p>65.8 </text:p>
          </table:table-cell>
          <table:table-cell table:style-name="ce5" office:value-type="float" office:value="47.35969" calcext:value-type="float">
            <text:p>47.4 </text:p>
          </table:table-cell>
          <table:table-cell table:style-name="ce5" office:value-type="float" office:value="79.1" calcext:value-type="float">
            <text:p>79.1 </text:p>
          </table:table-cell>
          <table:table-cell table:style-name="ce5" office:value-type="float" office:value="79.3" calcext:value-type="float">
            <text:p>79.3 </text:p>
          </table:table-cell>
          <table:table-cell table:style-name="ce5" office:value-type="float" office:value="71.39572" calcext:value-type="float">
            <text:p>71.4 </text:p>
          </table:table-cell>
          <table:table-cell table:style-name="ce5" office:value-type="float" office:value="83.63" calcext:value-type="float">
            <text:p>83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8.12227" calcext:value-type="float">
            <text:p>68.1 </text:p>
          </table:table-cell>
          <table:table-cell table:style-name="ce5" office:value-type="float" office:value="77.95396" calcext:value-type="float">
            <text:p>78.0 </text:p>
          </table:table-cell>
          <table:table-cell table:style-name="ce5" office:value-type="float" office:value="84.67599" calcext:value-type="float">
            <text:p>84.7 </text:p>
          </table:table-cell>
          <table:table-cell table:style-name="ce5" office:value-type="float" office:value="83.60246" calcext:value-type="float">
            <text:p>83.6 </text:p>
          </table:table-cell>
          <table:table-cell table:style-name="ce5" office:value-type="float" office:value="98.5" calcext:value-type="float">
            <text:p>98.5 </text:p>
          </table:table-cell>
          <table:table-cell table:style-name="ce5" office:value-type="float" office:value="80.19114" calcext:value-type="float">
            <text:p>80.2 </text:p>
          </table:table-cell>
          <table:table-cell table:style-name="ce5" office:value-type="float" office:value="66.7318" calcext:value-type="float">
            <text:p>66.7 </text:p>
          </table:table-cell>
          <table:table-cell table:style-name="ce5" office:value-type="float" office:value="68.9958" calcext:value-type="float">
            <text:p>69.0 </text:p>
          </table:table-cell>
          <table:table-cell table:style-name="ce5" office:value-type="float" office:value="78.67628" calcext:value-type="float">
            <text:p>78.7 </text:p>
          </table:table-cell>
          <table:table-cell table:style-name="ce5" office:value-type="float" office:value="72.00301" calcext:value-type="float">
            <text:p>72.0 </text:p>
          </table:table-cell>
          <table:table-cell table:style-name="ce5" office:value-type="float" office:value="81.59" calcext:value-type="float">
            <text:p>81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2.84077" calcext:value-type="float">
            <text:p>82.8 </text:p>
          </table:table-cell>
          <table:table-cell table:style-name="ce5" office:value-type="float" office:value="67.77681" calcext:value-type="float">
            <text:p>67.8 </text:p>
          </table:table-cell>
          <table:table-cell table:style-name="ce5" office:value-type="float" office:value="80.22" calcext:value-type="float">
            <text:p>80.2 </text:p>
          </table:table-cell>
          <table:table-cell table:style-name="ce5" office:value-type="float" office:value="82.16837" calcext:value-type="float">
            <text:p>82.2 </text:p>
          </table:table-cell>
          <table:table-cell table:style-name="ce5" office:value-type="float" office:value="91.78359" calcext:value-type="float">
            <text:p>91.8 </text:p>
          </table:table-cell>
          <table:table-cell table:style-name="ce5" office:value-type="float" office:value="77.1" calcext:value-type="float">
            <text:p>77.1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5M11</text:p>
          </table:table-cell>
          <table:table-cell office:value-type="float" office:value="80.70875" calcext:value-type="float">
            <text:p>80.7 </text:p>
          </table:table-cell>
          <table:table-cell office:value-type="float" office:value="81.3509" calcext:value-type="float">
            <text:p>81.4 </text:p>
          </table:table-cell>
          <table:table-cell office:value-type="float" office:value="80" calcext:value-type="float">
            <text:p>80.0 </text:p>
          </table:table-cell>
          <table:table-cell office:value-type="float" office:value="65.76804" calcext:value-type="float">
            <text:p>65.8 </text:p>
          </table:table-cell>
          <table:table-cell office:value-type="float" office:value="65.97901" calcext:value-type="float">
            <text:p>66.0 </text:p>
          </table:table-cell>
          <table:table-cell office:value-type="float" office:value="48.1516" calcext:value-type="float">
            <text:p>48.2 </text:p>
          </table:table-cell>
          <table:table-cell office:value-type="float" office:value="79.1" calcext:value-type="float">
            <text:p>79.1 </text:p>
          </table:table-cell>
          <table:table-cell office:value-type="float" office:value="79.3" calcext:value-type="float">
            <text:p>79.3 </text:p>
          </table:table-cell>
          <table:table-cell office:value-type="float" office:value="71.48263" calcext:value-type="float">
            <text:p>71.5 </text:p>
          </table:table-cell>
          <table:table-cell office:value-type="float" office:value="83.64" calcext:value-type="float">
            <text:p>83.6 </text:p>
          </table:table-cell>
          <table:table-cell office:value-type="string" calcext:value-type="string">
            <text:p>..</text:p>
          </table:table-cell>
          <table:table-cell office:value-type="float" office:value="68.26584" calcext:value-type="float">
            <text:p>68.3 </text:p>
          </table:table-cell>
          <table:table-cell office:value-type="float" office:value="78.15857" calcext:value-type="float">
            <text:p>78.2 </text:p>
          </table:table-cell>
          <table:table-cell office:value-type="float" office:value="84.47268" calcext:value-type="float">
            <text:p>84.5 </text:p>
          </table:table-cell>
          <table:table-cell office:value-type="float" office:value="83.78741" calcext:value-type="float">
            <text:p>83.8 </text:p>
          </table:table-cell>
          <table:table-cell office:value-type="float" office:value="98" calcext:value-type="float">
            <text:p>98.0 </text:p>
          </table:table-cell>
          <table:table-cell office:value-type="float" office:value="80.35084" calcext:value-type="float">
            <text:p>80.4 </text:p>
          </table:table-cell>
          <table:table-cell office:value-type="float" office:value="66.62799" calcext:value-type="float">
            <text:p>66.6 </text:p>
          </table:table-cell>
          <table:table-cell office:value-type="float" office:value="69.2023" calcext:value-type="float">
            <text:p>69.2 </text:p>
          </table:table-cell>
          <table:table-cell office:value-type="float" office:value="78.8011" calcext:value-type="float">
            <text:p>78.8 </text:p>
          </table:table-cell>
          <table:table-cell office:value-type="float" office:value="73.06022" calcext:value-type="float">
            <text:p>73.1 </text:p>
          </table:table-cell>
          <table:table-cell office:value-type="float" office:value="81.62" calcext:value-type="float">
            <text:p>81.6 </text:p>
          </table:table-cell>
          <table:table-cell office:value-type="string" calcext:value-type="string">
            <text:p>..</text:p>
          </table:table-cell>
          <table:table-cell office:value-type="float" office:value="82.91856" calcext:value-type="float">
            <text:p>82.9 </text:p>
          </table:table-cell>
          <table:table-cell office:value-type="float" office:value="67.91336" calcext:value-type="float">
            <text:p>67.9 </text:p>
          </table:table-cell>
          <table:table-cell office:value-type="float" office:value="80.16" calcext:value-type="float">
            <text:p>80.2 </text:p>
          </table:table-cell>
          <table:table-cell office:value-type="float" office:value="82.17479" calcext:value-type="float">
            <text:p>82.2 </text:p>
          </table:table-cell>
          <table:table-cell office:value-type="float" office:value="91.94934" calcext:value-type="float">
            <text:p>91.9 </text:p>
          </table:table-cell>
          <table:table-cell office:value-type="float" office:value="77" calcext:value-type="float">
            <text:p>77.0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5M12</text:p>
          </table:table-cell>
          <table:table-cell table:style-name="ce5" office:value-type="float" office:value="81.0332" calcext:value-type="float">
            <text:p>81.0 </text:p>
          </table:table-cell>
          <table:table-cell table:style-name="ce5" office:value-type="float" office:value="81.3509" calcext:value-type="float">
            <text:p>81.4 </text:p>
          </table:table-cell>
          <table:table-cell table:style-name="ce5" office:value-type="float" office:value="80.07333" calcext:value-type="float">
            <text:p>80.1 </text:p>
          </table:table-cell>
          <table:table-cell table:style-name="ce5" office:value-type="float" office:value="65.9511" calcext:value-type="float">
            <text:p>66.0 </text:p>
          </table:table-cell>
          <table:table-cell table:style-name="ce5" office:value-type="float" office:value="66.21182" calcext:value-type="float">
            <text:p>66.2 </text:p>
          </table:table-cell>
          <table:table-cell table:style-name="ce5" office:value-type="float" office:value="48.53913" calcext:value-type="float">
            <text:p>48.5 </text:p>
          </table:table-cell>
          <table:table-cell table:style-name="ce5" office:value-type="float" office:value="79.1" calcext:value-type="float">
            <text:p>79.1 </text:p>
          </table:table-cell>
          <table:table-cell table:style-name="ce5" office:value-type="float" office:value="79.2" calcext:value-type="float">
            <text:p>79.2 </text:p>
          </table:table-cell>
          <table:table-cell table:style-name="ce5" office:value-type="float" office:value="71.61299" calcext:value-type="float">
            <text:p>71.6 </text:p>
          </table:table-cell>
          <table:table-cell table:style-name="ce5" office:value-type="float" office:value="84.01" calcext:value-type="float">
            <text:p>84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8.33762" calcext:value-type="float">
            <text:p>68.3 </text:p>
          </table:table-cell>
          <table:table-cell table:style-name="ce5" office:value-type="float" office:value="78.46547" calcext:value-type="float">
            <text:p>78.5 </text:p>
          </table:table-cell>
          <table:table-cell table:style-name="ce5" office:value-type="float" office:value="84.37103" calcext:value-type="float">
            <text:p>84.4 </text:p>
          </table:table-cell>
          <table:table-cell table:style-name="ce5" office:value-type="float" office:value="83.78741" calcext:value-type="float">
            <text:p>83.8 </text:p>
          </table:table-cell>
          <table:table-cell table:style-name="ce5" office:value-type="float" office:value="98.2" calcext:value-type="float">
            <text:p>98.2 </text:p>
          </table:table-cell>
          <table:table-cell table:style-name="ce5" office:value-type="float" office:value="80.51161" calcext:value-type="float">
            <text:p>80.5 </text:p>
          </table:table-cell>
          <table:table-cell table:style-name="ce5" office:value-type="float" office:value="66.74627" calcext:value-type="float">
            <text:p>66.7 </text:p>
          </table:table-cell>
          <table:table-cell table:style-name="ce5" office:value-type="float" office:value="69.1075" calcext:value-type="float">
            <text:p>69.1 </text:p>
          </table:table-cell>
          <table:table-cell table:style-name="ce5" office:value-type="float" office:value="78.91032" calcext:value-type="float">
            <text:p>78.9 </text:p>
          </table:table-cell>
          <table:table-cell table:style-name="ce5" office:value-type="float" office:value="73.32669" calcext:value-type="float">
            <text:p>73.3 </text:p>
          </table:table-cell>
          <table:table-cell table:style-name="ce5" office:value-type="float" office:value="81.61" calcext:value-type="float">
            <text:p>81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2.94774" calcext:value-type="float">
            <text:p>82.9 </text:p>
          </table:table-cell>
          <table:table-cell table:style-name="ce5" office:value-type="float" office:value="68.14095" calcext:value-type="float">
            <text:p>68.1 </text:p>
          </table:table-cell>
          <table:table-cell table:style-name="ce5" office:value-type="float" office:value="80.41" calcext:value-type="float">
            <text:p>80.4 </text:p>
          </table:table-cell>
          <table:table-cell table:style-name="ce5" office:value-type="float" office:value="82.55823" calcext:value-type="float">
            <text:p>82.6 </text:p>
          </table:table-cell>
          <table:table-cell table:style-name="ce5" office:value-type="float" office:value="91.9678" calcext:value-type="float">
            <text:p>92.0 </text:p>
          </table:table-cell>
          <table:table-cell table:style-name="ce5" office:value-type="float" office:value="77.4" calcext:value-type="float">
            <text:p>77.4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6M1</text:p>
          </table:table-cell>
          <table:table-cell office:value-type="float" office:value="81.27655" calcext:value-type="float">
            <text:p>81.3 </text:p>
          </table:table-cell>
          <table:table-cell office:value-type="float" office:value="81.12107" calcext:value-type="float">
            <text:p>81.1 </text:p>
          </table:table-cell>
          <table:table-cell office:value-type="float" office:value="80.07333" calcext:value-type="float">
            <text:p>80.1 </text:p>
          </table:table-cell>
          <table:table-cell office:value-type="float" office:value="65.95906" calcext:value-type="float">
            <text:p>66.0 </text:p>
          </table:table-cell>
          <table:table-cell office:value-type="float" office:value="66.6076" calcext:value-type="float">
            <text:p>66.6 </text:p>
          </table:table-cell>
          <table:table-cell office:value-type="float" office:value="49.45235" calcext:value-type="float">
            <text:p>49.5 </text:p>
          </table:table-cell>
          <table:table-cell table:number-columns-repeated="2" office:value-type="float" office:value="79.8" calcext:value-type="float">
            <text:p>79.8 </text:p>
          </table:table-cell>
          <table:table-cell office:value-type="float" office:value="72.61245" calcext:value-type="float">
            <text:p>72.6 </text:p>
          </table:table-cell>
          <table:table-cell office:value-type="float" office:value="84.13" calcext:value-type="float">
            <text:p>84.1 </text:p>
          </table:table-cell>
          <table:table-cell office:value-type="string" calcext:value-type="string">
            <text:p>..</text:p>
          </table:table-cell>
          <table:table-cell office:value-type="float" office:value="68.8401" calcext:value-type="float">
            <text:p>68.8 </text:p>
          </table:table-cell>
          <table:table-cell office:value-type="float" office:value="78.87468" calcext:value-type="float">
            <text:p>78.9 </text:p>
          </table:table-cell>
          <table:table-cell office:value-type="float" office:value="84.26938" calcext:value-type="float">
            <text:p>84.3 </text:p>
          </table:table-cell>
          <table:table-cell office:value-type="float" office:value="83.97237" calcext:value-type="float">
            <text:p>84.0 </text:p>
          </table:table-cell>
          <table:table-cell office:value-type="float" office:value="98" calcext:value-type="float">
            <text:p>98.0 </text:p>
          </table:table-cell>
          <table:table-cell office:value-type="float" office:value="80.83102" calcext:value-type="float">
            <text:p>80.8 </text:p>
          </table:table-cell>
          <table:table-cell office:value-type="float" office:value="67.49081" calcext:value-type="float">
            <text:p>67.5 </text:p>
          </table:table-cell>
          <table:table-cell office:value-type="float" office:value="69.3238" calcext:value-type="float">
            <text:p>69.3 </text:p>
          </table:table-cell>
          <table:table-cell office:value-type="float" office:value="79.40961" calcext:value-type="float">
            <text:p>79.4 </text:p>
          </table:table-cell>
          <table:table-cell office:value-type="float" office:value="73.49565" calcext:value-type="float">
            <text:p>73.5 </text:p>
          </table:table-cell>
          <table:table-cell office:value-type="float" office:value="81" calcext:value-type="float">
            <text:p>81.0 </text:p>
          </table:table-cell>
          <table:table-cell office:value-type="float" office:value="77.86562" calcext:value-type="float">
            <text:p>77.9 </text:p>
          </table:table-cell>
          <table:table-cell office:value-type="float" office:value="83.47285" calcext:value-type="float">
            <text:p>83.5 </text:p>
          </table:table-cell>
          <table:table-cell office:value-type="float" office:value="70.59895" calcext:value-type="float">
            <text:p>70.6 </text:p>
          </table:table-cell>
          <table:table-cell office:value-type="float" office:value="80.55" calcext:value-type="float">
            <text:p>80.6 </text:p>
          </table:table-cell>
          <table:table-cell office:value-type="float" office:value="82.96415" calcext:value-type="float">
            <text:p>83.0 </text:p>
          </table:table-cell>
          <table:table-cell office:value-type="float" office:value="92.32834" calcext:value-type="float">
            <text:p>92.3 </text:p>
          </table:table-cell>
          <table:table-cell office:value-type="float" office:value="77.6" calcext:value-type="float">
            <text:p>77.6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6M2</text:p>
          </table:table-cell>
          <table:table-cell table:style-name="ce5" office:value-type="float" office:value="81.68212" calcext:value-type="float">
            <text:p>81.7 </text:p>
          </table:table-cell>
          <table:table-cell table:style-name="ce5" office:value-type="float" office:value="81.56158" calcext:value-type="float">
            <text:p>81.6 </text:p>
          </table:table-cell>
          <table:table-cell table:style-name="ce5" office:value-type="float" office:value="80.29331" calcext:value-type="float">
            <text:p>80.3 </text:p>
          </table:table-cell>
          <table:table-cell table:style-name="ce5" office:value-type="float" office:value="66.0307" calcext:value-type="float">
            <text:p>66.0 </text:p>
          </table:table-cell>
          <table:table-cell table:style-name="ce5" office:value-type="float" office:value="67.25172" calcext:value-type="float">
            <text:p>67.3 </text:p>
          </table:table-cell>
          <table:table-cell table:style-name="ce5" office:value-type="float" office:value="49.93536" calcext:value-type="float">
            <text:p>49.9 </text:p>
          </table:table-cell>
          <table:table-cell table:style-name="ce5" office:value-type="float" office:value="80.1" calcext:value-type="float">
            <text:p>80.1 </text:p>
          </table:table-cell>
          <table:table-cell table:style-name="ce5" office:value-type="float" office:value="80.7" calcext:value-type="float">
            <text:p>80.7 </text:p>
          </table:table-cell>
          <table:table-cell table:style-name="ce5" office:value-type="float" office:value="72.35172" calcext:value-type="float">
            <text:p>72.4 </text:p>
          </table:table-cell>
          <table:table-cell table:style-name="ce5" office:value-type="float" office:value="84.54" calcext:value-type="float">
            <text:p>84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9.12724" calcext:value-type="float">
            <text:p>69.1 </text:p>
          </table:table-cell>
          <table:table-cell table:style-name="ce5" office:value-type="float" office:value="79.38619" calcext:value-type="float">
            <text:p>79.4 </text:p>
          </table:table-cell>
          <table:table-cell table:style-name="ce5" office:value-type="float" office:value="84.67599" calcext:value-type="float">
            <text:p>84.7 </text:p>
          </table:table-cell>
          <table:table-cell table:style-name="ce5" office:value-type="float" office:value="84.21899" calcext:value-type="float">
            <text:p>84.2 </text:p>
          </table:table-cell>
          <table:table-cell table:style-name="ce5" office:value-type="float" office:value="97.9" calcext:value-type="float">
            <text:p>97.9 </text:p>
          </table:table-cell>
          <table:table-cell table:style-name="ce5" office:value-type="float" office:value="81.0711" calcext:value-type="float">
            <text:p>81.1 </text:p>
          </table:table-cell>
          <table:table-cell table:style-name="ce5" office:value-type="float" office:value="67.67177" calcext:value-type="float">
            <text:p>67.7 </text:p>
          </table:table-cell>
          <table:table-cell table:style-name="ce5" office:value-type="float" office:value="69.7752" calcext:value-type="float">
            <text:p>69.8 </text:p>
          </table:table-cell>
          <table:table-cell table:style-name="ce5" office:value-type="float" office:value="79.66705" calcext:value-type="float">
            <text:p>79.7 </text:p>
          </table:table-cell>
          <table:table-cell table:style-name="ce5" office:value-type="float" office:value="73.69069" calcext:value-type="float">
            <text:p>73.7 </text:p>
          </table:table-cell>
          <table:table-cell table:style-name="ce5" office:value-type="float" office:value="81.06" calcext:value-type="float">
            <text:p>81.1 </text:p>
          </table:table-cell>
          <table:table-cell table:style-name="ce5" office:value-type="float" office:value="77.94466" calcext:value-type="float">
            <text:p>77.9 </text:p>
          </table:table-cell>
          <table:table-cell table:style-name="ce5" office:value-type="float" office:value="83.68678" calcext:value-type="float">
            <text:p>83.7 </text:p>
          </table:table-cell>
          <table:table-cell table:style-name="ce5" office:value-type="float" office:value="71.37276" calcext:value-type="float">
            <text:p>71.4 </text:p>
          </table:table-cell>
          <table:table-cell table:style-name="ce5" office:value-type="float" office:value="80.73" calcext:value-type="float">
            <text:p>80.7 </text:p>
          </table:table-cell>
          <table:table-cell table:style-name="ce5" office:value-type="float" office:value="83.34009" calcext:value-type="float">
            <text:p>83.3 </text:p>
          </table:table-cell>
          <table:table-cell table:style-name="ce5" office:value-type="float" office:value="92.59169" calcext:value-type="float">
            <text:p>92.6 </text:p>
          </table:table-cell>
          <table:table-cell table:style-name="ce5" office:value-type="float" office:value="77.7" calcext:value-type="float">
            <text:p>77.7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6M3</text:p>
          </table:table-cell>
          <table:table-cell office:value-type="float" office:value="81.68212" calcext:value-type="float">
            <text:p>81.7 </text:p>
          </table:table-cell>
          <table:table-cell office:value-type="float" office:value="81.33175" calcext:value-type="float">
            <text:p>81.3 </text:p>
          </table:table-cell>
          <table:table-cell office:value-type="float" office:value="80.58662" calcext:value-type="float">
            <text:p>80.6 </text:p>
          </table:table-cell>
          <table:table-cell office:value-type="float" office:value="66.77092" calcext:value-type="float">
            <text:p>66.8 </text:p>
          </table:table-cell>
          <table:table-cell office:value-type="float" office:value="67.63973" calcext:value-type="float">
            <text:p>67.6 </text:p>
          </table:table-cell>
          <table:table-cell office:value-type="float" office:value="50.35659" calcext:value-type="float">
            <text:p>50.4 </text:p>
          </table:table-cell>
          <table:table-cell office:value-type="float" office:value="80" calcext:value-type="float">
            <text:p>80.0 </text:p>
          </table:table-cell>
          <table:table-cell office:value-type="float" office:value="80.7" calcext:value-type="float">
            <text:p>80.7 </text:p>
          </table:table-cell>
          <table:table-cell office:value-type="float" office:value="72.61245" calcext:value-type="float">
            <text:p>72.6 </text:p>
          </table:table-cell>
          <table:table-cell office:value-type="float" office:value="84.59" calcext:value-type="float">
            <text:p>84.6 </text:p>
          </table:table-cell>
          <table:table-cell office:value-type="string" calcext:value-type="string">
            <text:p>..</text:p>
          </table:table-cell>
          <table:table-cell office:value-type="float" office:value="69.27081" calcext:value-type="float">
            <text:p>69.3 </text:p>
          </table:table-cell>
          <table:table-cell office:value-type="float" office:value="79.79539" calcext:value-type="float">
            <text:p>79.8 </text:p>
          </table:table-cell>
          <table:table-cell office:value-type="float" office:value="85.0826" calcext:value-type="float">
            <text:p>85.1 </text:p>
          </table:table-cell>
          <table:table-cell office:value-type="float" office:value="84.46561" calcext:value-type="float">
            <text:p>84.5 </text:p>
          </table:table-cell>
          <table:table-cell office:value-type="float" office:value="98.1" calcext:value-type="float">
            <text:p>98.1 </text:p>
          </table:table-cell>
          <table:table-cell office:value-type="float" office:value="81.79029" calcext:value-type="float">
            <text:p>81.8 </text:p>
          </table:table-cell>
          <table:table-cell office:value-type="float" office:value="67.73102" calcext:value-type="float">
            <text:p>67.7 </text:p>
          </table:table-cell>
          <table:table-cell office:value-type="float" office:value="70.2333" calcext:value-type="float">
            <text:p>70.2 </text:p>
          </table:table-cell>
          <table:table-cell office:value-type="float" office:value="80.06492" calcext:value-type="float">
            <text:p>80.1 </text:p>
          </table:table-cell>
          <table:table-cell office:value-type="float" office:value="74.01431" calcext:value-type="float">
            <text:p>74.0 </text:p>
          </table:table-cell>
          <table:table-cell office:value-type="float" office:value="81.06" calcext:value-type="float">
            <text:p>81.1 </text:p>
          </table:table-cell>
          <table:table-cell office:value-type="float" office:value="78.10277" calcext:value-type="float">
            <text:p>78.1 </text:p>
          </table:table-cell>
          <table:table-cell office:value-type="float" office:value="83.99796" calcext:value-type="float">
            <text:p>84.0 </text:p>
          </table:table-cell>
          <table:table-cell office:value-type="float" office:value="71.46379" calcext:value-type="float">
            <text:p>71.5 </text:p>
          </table:table-cell>
          <table:table-cell office:value-type="float" office:value="81.29" calcext:value-type="float">
            <text:p>81.3 </text:p>
          </table:table-cell>
          <table:table-cell office:value-type="float" office:value="83.77065" calcext:value-type="float">
            <text:p>83.8 </text:p>
          </table:table-cell>
          <table:table-cell office:value-type="float" office:value="92.60722" calcext:value-type="float">
            <text:p>92.6 </text:p>
          </table:table-cell>
          <table:table-cell office:value-type="float" office:value="77.8" calcext:value-type="float">
            <text:p>77.8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6M4</text:p>
          </table:table-cell>
          <table:table-cell table:style-name="ce5" office:value-type="float" office:value="81.84435" calcext:value-type="float">
            <text:p>81.8 </text:p>
          </table:table-cell>
          <table:table-cell table:style-name="ce5" office:value-type="float" office:value="81.49454" calcext:value-type="float">
            <text:p>81.5 </text:p>
          </table:table-cell>
          <table:table-cell table:style-name="ce5" office:value-type="float" office:value="80.87993" calcext:value-type="float">
            <text:p>80.9 </text:p>
          </table:table-cell>
          <table:table-cell table:style-name="ce5" office:value-type="float" office:value="67.07337" calcext:value-type="float">
            <text:p>67.1 </text:p>
          </table:table-cell>
          <table:table-cell table:style-name="ce5" office:value-type="float" office:value="67.83375" calcext:value-type="float">
            <text:p>67.8 </text:p>
          </table:table-cell>
          <table:table-cell table:style-name="ce5" office:value-type="float" office:value="50.60147" calcext:value-type="float">
            <text:p>50.6 </text:p>
          </table:table-cell>
          <table:table-cell table:style-name="ce5" office:value-type="float" office:value="79.8" calcext:value-type="float">
            <text:p>79.8 </text:p>
          </table:table-cell>
          <table:table-cell table:style-name="ce5" office:value-type="float" office:value="80.8" calcext:value-type="float">
            <text:p>80.8 </text:p>
          </table:table-cell>
          <table:table-cell table:style-name="ce5" office:value-type="float" office:value="73.17735" calcext:value-type="float">
            <text:p>73.2 </text:p>
          </table:table-cell>
          <table:table-cell table:style-name="ce5" office:value-type="float" office:value="84.74" calcext:value-type="float">
            <text:p>84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9.55794" calcext:value-type="float">
            <text:p>69.6 </text:p>
          </table:table-cell>
          <table:table-cell table:style-name="ce5" office:value-type="float" office:value="80.61381" calcext:value-type="float">
            <text:p>80.6 </text:p>
          </table:table-cell>
          <table:table-cell table:style-name="ce5" office:value-type="float" office:value="85.79415" calcext:value-type="float">
            <text:p>85.8 </text:p>
          </table:table-cell>
          <table:table-cell table:style-name="ce5" office:value-type="float" office:value="84.77387" calcext:value-type="float">
            <text:p>84.8 </text:p>
          </table:table-cell>
          <table:table-cell table:style-name="ce5" office:value-type="float" office:value="98.1" calcext:value-type="float">
            <text:p>98.1 </text:p>
          </table:table-cell>
          <table:table-cell table:style-name="ce5" office:value-type="float" office:value="81.94999" calcext:value-type="float">
            <text:p>81.9 </text:p>
          </table:table-cell>
          <table:table-cell table:style-name="ce5" office:value-type="float" office:value="67.76857" calcext:value-type="float">
            <text:p>67.8 </text:p>
          </table:table-cell>
          <table:table-cell table:style-name="ce5" office:value-type="float" office:value="70.473" calcext:value-type="float">
            <text:p>70.5 </text:p>
          </table:table-cell>
          <table:table-cell table:style-name="ce5" office:value-type="float" office:value="80.12733" calcext:value-type="float">
            <text:p>80.1 </text:p>
          </table:table-cell>
          <table:table-cell table:style-name="ce5" office:value-type="float" office:value="74.09258" calcext:value-type="float">
            <text:p>74.1 </text:p>
          </table:table-cell>
          <table:table-cell table:style-name="ce5" office:value-type="float" office:value="81.26" calcext:value-type="float">
            <text:p>81.3 </text:p>
          </table:table-cell>
          <table:table-cell table:style-name="ce5" office:value-type="float" office:value="78.26087" calcext:value-type="float">
            <text:p>78.3 </text:p>
          </table:table-cell>
          <table:table-cell table:style-name="ce5" office:value-type="float" office:value="84.20216" calcext:value-type="float">
            <text:p>84.2 </text:p>
          </table:table-cell>
          <table:table-cell table:style-name="ce5" office:value-type="float" office:value="71.55483" calcext:value-type="float">
            <text:p>71.6 </text:p>
          </table:table-cell>
          <table:table-cell table:style-name="ce5" office:value-type="float" office:value="81.73" calcext:value-type="float">
            <text:p>81.7 </text:p>
          </table:table-cell>
          <table:table-cell table:style-name="ce5" office:value-type="float" office:value="84.34579" calcext:value-type="float">
            <text:p>84.3 </text:p>
          </table:table-cell>
          <table:table-cell table:style-name="ce5" office:value-type="float" office:value="92.65974" calcext:value-type="float">
            <text:p>92.7 </text:p>
          </table:table-cell>
          <table:table-cell table:style-name="ce5" office:value-type="float" office:value="78.5" calcext:value-type="float">
            <text:p>78.5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6M5</text:p>
          </table:table-cell>
          <table:table-cell office:value-type="float" office:value="81.76324" calcext:value-type="float">
            <text:p>81.8 </text:p>
          </table:table-cell>
          <table:table-cell office:value-type="float" office:value="81.58073" calcext:value-type="float">
            <text:p>81.6 </text:p>
          </table:table-cell>
          <table:table-cell office:value-type="float" office:value="81.39322" calcext:value-type="float">
            <text:p>81.4 </text:p>
          </table:table-cell>
          <table:table-cell office:value-type="float" office:value="67.19276" calcext:value-type="float">
            <text:p>67.2 </text:p>
          </table:table-cell>
          <table:table-cell office:value-type="float" office:value="67.98895" calcext:value-type="float">
            <text:p>68.0 </text:p>
          </table:table-cell>
          <table:table-cell office:value-type="float" office:value="51.6888" calcext:value-type="float">
            <text:p>51.7 </text:p>
          </table:table-cell>
          <table:table-cell office:value-type="float" office:value="80.4" calcext:value-type="float">
            <text:p>80.4 </text:p>
          </table:table-cell>
          <table:table-cell office:value-type="float" office:value="80.8" calcext:value-type="float">
            <text:p>80.8 </text:p>
          </table:table-cell>
          <table:table-cell office:value-type="float" office:value="73.48154" calcext:value-type="float">
            <text:p>73.5 </text:p>
          </table:table-cell>
          <table:table-cell office:value-type="float" office:value="85.01" calcext:value-type="float">
            <text:p>85.0 </text:p>
          </table:table-cell>
          <table:table-cell office:value-type="string" calcext:value-type="string">
            <text:p>..</text:p>
          </table:table-cell>
          <table:table-cell office:value-type="float" office:value="69.77328" calcext:value-type="float">
            <text:p>69.8 </text:p>
          </table:table-cell>
          <table:table-cell office:value-type="float" office:value="80.81841" calcext:value-type="float">
            <text:p>80.8 </text:p>
          </table:table-cell>
          <table:table-cell office:value-type="float" office:value="85.6925" calcext:value-type="float">
            <text:p>85.7 </text:p>
          </table:table-cell>
          <table:table-cell office:value-type="float" office:value="85.02048" calcext:value-type="float">
            <text:p>85.0 </text:p>
          </table:table-cell>
          <table:table-cell office:value-type="float" office:value="98.3" calcext:value-type="float">
            <text:p>98.3 </text:p>
          </table:table-cell>
          <table:table-cell office:value-type="float" office:value="82.03038" calcext:value-type="float">
            <text:p>82.0 </text:p>
          </table:table-cell>
          <table:table-cell office:value-type="float" office:value="68.22585" calcext:value-type="float">
            <text:p>68.2 </text:p>
          </table:table-cell>
          <table:table-cell office:value-type="float" office:value="70.8765" calcext:value-type="float">
            <text:p>70.9 </text:p>
          </table:table-cell>
          <table:table-cell office:value-type="float" office:value="80.22095" calcext:value-type="float">
            <text:p>80.2 </text:p>
          </table:table-cell>
          <table:table-cell office:value-type="float" office:value="73.32234" calcext:value-type="float">
            <text:p>73.3 </text:p>
          </table:table-cell>
          <table:table-cell office:value-type="float" office:value="81.26" calcext:value-type="float">
            <text:p>81.3 </text:p>
          </table:table-cell>
          <table:table-cell office:value-type="float" office:value="78.33992" calcext:value-type="float">
            <text:p>78.3 </text:p>
          </table:table-cell>
          <table:table-cell office:value-type="float" office:value="84.31886" calcext:value-type="float">
            <text:p>84.3 </text:p>
          </table:table-cell>
          <table:table-cell office:value-type="float" office:value="71.69138" calcext:value-type="float">
            <text:p>71.7 </text:p>
          </table:table-cell>
          <table:table-cell office:value-type="float" office:value="82.11" calcext:value-type="float">
            <text:p>82.1 </text:p>
          </table:table-cell>
          <table:table-cell office:value-type="float" office:value="84.26868" calcext:value-type="float">
            <text:p>84.3 </text:p>
          </table:table-cell>
          <table:table-cell office:value-type="float" office:value="92.80251" calcext:value-type="float">
            <text:p>92.8 </text:p>
          </table:table-cell>
          <table:table-cell office:value-type="float" office:value="78.5" calcext:value-type="float">
            <text:p>78.5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6M6</text:p>
          </table:table-cell>
          <table:table-cell table:style-name="ce5" office:value-type="float" office:value="82.16881" calcext:value-type="float">
            <text:p>82.2 </text:p>
          </table:table-cell>
          <table:table-cell table:style-name="ce5" office:value-type="float" office:value="81.76268" calcext:value-type="float">
            <text:p>81.8 </text:p>
          </table:table-cell>
          <table:table-cell table:style-name="ce5" office:value-type="float" office:value="81.46655" calcext:value-type="float">
            <text:p>81.5 </text:p>
          </table:table-cell>
          <table:table-cell table:style-name="ce5" office:value-type="float" office:value="67.56685" calcext:value-type="float">
            <text:p>67.6 </text:p>
          </table:table-cell>
          <table:table-cell table:style-name="ce5" office:value-type="float" office:value="68.1752" calcext:value-type="float">
            <text:p>68.2 </text:p>
          </table:table-cell>
          <table:table-cell table:style-name="ce5" office:value-type="float" office:value="51.83595" calcext:value-type="float">
            <text:p>51.8 </text:p>
          </table:table-cell>
          <table:table-cell table:style-name="ce5" office:value-type="float" office:value="80.5" calcext:value-type="float">
            <text:p>80.5 </text:p>
          </table:table-cell>
          <table:table-cell table:style-name="ce5" office:value-type="float" office:value="80.9" calcext:value-type="float">
            <text:p>80.9 </text:p>
          </table:table-cell>
          <table:table-cell table:style-name="ce5" office:value-type="float" office:value="74.26372" calcext:value-type="float">
            <text:p>74.3 </text:p>
          </table:table-cell>
          <table:table-cell table:style-name="ce5" office:value-type="float" office:value="85.16" calcext:value-type="float">
            <text:p>85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9.91685" calcext:value-type="float">
            <text:p>69.9 </text:p>
          </table:table-cell>
          <table:table-cell table:style-name="ce5" office:value-type="float" office:value="81.43223" calcext:value-type="float">
            <text:p>81.4 </text:p>
          </table:table-cell>
          <table:table-cell table:style-name="ce5" office:value-type="float" office:value="85.89581" calcext:value-type="float">
            <text:p>85.9 </text:p>
          </table:table-cell>
          <table:table-cell table:style-name="ce5" office:value-type="float" office:value="85.14379" calcext:value-type="float">
            <text:p>85.1 </text:p>
          </table:table-cell>
          <table:table-cell table:style-name="ce5" office:value-type="float" office:value="98.3" calcext:value-type="float">
            <text:p>98.3 </text:p>
          </table:table-cell>
          <table:table-cell table:style-name="ce5" office:value-type="float" office:value="82.11076" calcext:value-type="float">
            <text:p>82.1 </text:p>
          </table:table-cell>
          <table:table-cell table:style-name="ce5" office:value-type="float" office:value="68.91589" calcext:value-type="float">
            <text:p>68.9 </text:p>
          </table:table-cell>
          <table:table-cell table:style-name="ce5" office:value-type="float" office:value="71.4117" calcext:value-type="float">
            <text:p>71.4 </text:p>
          </table:table-cell>
          <table:table-cell table:style-name="ce5" office:value-type="float" office:value="80.34576" calcext:value-type="float">
            <text:p>80.3 </text:p>
          </table:table-cell>
          <table:table-cell table:style-name="ce5" office:value-type="float" office:value="73.61864" calcext:value-type="float">
            <text:p>73.6 </text:p>
          </table:table-cell>
          <table:table-cell table:style-name="ce5" office:value-type="float" office:value="81.25" calcext:value-type="float">
            <text:p>81.3 </text:p>
          </table:table-cell>
          <table:table-cell table:style-name="ce5" office:value-type="float" office:value="78.49802" calcext:value-type="float">
            <text:p>78.5 </text:p>
          </table:table-cell>
          <table:table-cell table:style-name="ce5" office:value-type="float" office:value="84.3772" calcext:value-type="float">
            <text:p>84.4 </text:p>
          </table:table-cell>
          <table:table-cell table:style-name="ce5" office:value-type="float" office:value="71.7369" calcext:value-type="float">
            <text:p>71.7 </text:p>
          </table:table-cell>
          <table:table-cell table:style-name="ce5" office:value-type="float" office:value="82.53" calcext:value-type="float">
            <text:p>82.5 </text:p>
          </table:table-cell>
          <table:table-cell table:style-name="ce5" office:value-type="float" office:value="84.59856" calcext:value-type="float">
            <text:p>84.6 </text:p>
          </table:table-cell>
          <table:table-cell table:style-name="ce5" office:value-type="float" office:value="92.81965" calcext:value-type="float">
            <text:p>92.8 </text:p>
          </table:table-cell>
          <table:table-cell table:style-name="ce5" office:value-type="float" office:value="78.7" calcext:value-type="float">
            <text:p>78.7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6M7</text:p>
          </table:table-cell>
          <table:table-cell office:value-type="float" office:value="83.06107" calcext:value-type="float">
            <text:p>83.1 </text:p>
          </table:table-cell>
          <table:table-cell office:value-type="float" office:value="82.30853" calcext:value-type="float">
            <text:p>82.3 </text:p>
          </table:table-cell>
          <table:table-cell office:value-type="float" office:value="81.53987" calcext:value-type="float">
            <text:p>81.5 </text:p>
          </table:table-cell>
          <table:table-cell office:value-type="float" office:value="68.17176" calcext:value-type="float">
            <text:p>68.2 </text:p>
          </table:table-cell>
          <table:table-cell office:value-type="float" office:value="68.42354" calcext:value-type="float">
            <text:p>68.4 </text:p>
          </table:table-cell>
          <table:table-cell office:value-type="float" office:value="52.3639" calcext:value-type="float">
            <text:p>52.4 </text:p>
          </table:table-cell>
          <table:table-cell office:value-type="float" office:value="81.9" calcext:value-type="float">
            <text:p>81.9 </text:p>
          </table:table-cell>
          <table:table-cell office:value-type="float" office:value="81.4" calcext:value-type="float">
            <text:p>81.4 </text:p>
          </table:table-cell>
          <table:table-cell office:value-type="float" office:value="74.74171" calcext:value-type="float">
            <text:p>74.7 </text:p>
          </table:table-cell>
          <table:table-cell office:value-type="float" office:value="85.99" calcext:value-type="float">
            <text:p>86.0 </text:p>
          </table:table-cell>
          <table:table-cell office:value-type="string" calcext:value-type="string">
            <text:p>..</text:p>
          </table:table-cell>
          <table:table-cell office:value-type="float" office:value="70.41933" calcext:value-type="float">
            <text:p>70.4 </text:p>
          </table:table-cell>
          <table:table-cell office:value-type="float" office:value="82.45525" calcext:value-type="float">
            <text:p>82.5 </text:p>
          </table:table-cell>
          <table:table-cell office:value-type="float" office:value="86.30241" calcext:value-type="float">
            <text:p>86.3 </text:p>
          </table:table-cell>
          <table:table-cell office:value-type="float" office:value="85.39041" calcext:value-type="float">
            <text:p>85.4 </text:p>
          </table:table-cell>
          <table:table-cell office:value-type="float" office:value="98.4" calcext:value-type="float">
            <text:p>98.4 </text:p>
          </table:table-cell>
          <table:table-cell office:value-type="float" office:value="82.34978" calcext:value-type="float">
            <text:p>82.3 </text:p>
          </table:table-cell>
          <table:table-cell office:value-type="float" office:value="69.43464" calcext:value-type="float">
            <text:p>69.4 </text:p>
          </table:table-cell>
          <table:table-cell office:value-type="float" office:value="72.1544" calcext:value-type="float">
            <text:p>72.2 </text:p>
          </table:table-cell>
          <table:table-cell office:value-type="float" office:value="80.48619" calcext:value-type="float">
            <text:p>80.5 </text:p>
          </table:table-cell>
          <table:table-cell office:value-type="float" office:value="73.93542" calcext:value-type="float">
            <text:p>73.9 </text:p>
          </table:table-cell>
          <table:table-cell office:value-type="float" office:value="82.04" calcext:value-type="float">
            <text:p>82.0 </text:p>
          </table:table-cell>
          <table:table-cell office:value-type="float" office:value="79.76285" calcext:value-type="float">
            <text:p>79.8 </text:p>
          </table:table-cell>
          <table:table-cell office:value-type="float" office:value="84.63976" calcext:value-type="float">
            <text:p>84.6 </text:p>
          </table:table-cell>
          <table:table-cell office:value-type="float" office:value="72.10105" calcext:value-type="float">
            <text:p>72.1 </text:p>
          </table:table-cell>
          <table:table-cell office:value-type="float" office:value="83.88" calcext:value-type="float">
            <text:p>83.9 </text:p>
          </table:table-cell>
          <table:table-cell office:value-type="float" office:value="85.18764" calcext:value-type="float">
            <text:p>85.2 </text:p>
          </table:table-cell>
          <table:table-cell office:value-type="float" office:value="92.93136" calcext:value-type="float">
            <text:p>92.9 </text:p>
          </table:table-cell>
          <table:table-cell office:value-type="float" office:value="79.1" calcext:value-type="float">
            <text:p>79.1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6M8</text:p>
          </table:table-cell>
          <table:table-cell table:style-name="ce5" office:value-type="float" office:value="83.14217" calcext:value-type="float">
            <text:p>83.1 </text:p>
          </table:table-cell>
          <table:table-cell table:style-name="ce5" office:value-type="float" office:value="82.39472" calcext:value-type="float">
            <text:p>82.4 </text:p>
          </table:table-cell>
          <table:table-cell table:style-name="ce5" office:value-type="float" office:value="81.68652" calcext:value-type="float">
            <text:p>81.7 </text:p>
          </table:table-cell>
          <table:table-cell table:style-name="ce5" office:value-type="float" office:value="68.49014" calcext:value-type="float">
            <text:p>68.5 </text:p>
          </table:table-cell>
          <table:table-cell table:style-name="ce5" office:value-type="float" office:value="68.61755" calcext:value-type="float">
            <text:p>68.6 </text:p>
          </table:table-cell>
          <table:table-cell table:style-name="ce5" office:value-type="float" office:value="52.65145" calcext:value-type="float">
            <text:p>52.7 </text:p>
          </table:table-cell>
          <table:table-cell table:style-name="ce5" office:value-type="float" office:value="82.6" calcext:value-type="float">
            <text:p>82.6 </text:p>
          </table:table-cell>
          <table:table-cell table:style-name="ce5" office:value-type="float" office:value="81.1" calcext:value-type="float">
            <text:p>81.1 </text:p>
          </table:table-cell>
          <table:table-cell table:style-name="ce5" office:value-type="float" office:value="75.26317" calcext:value-type="float">
            <text:p>75.3 </text:p>
          </table:table-cell>
          <table:table-cell table:style-name="ce5" office:value-type="float" office:value="86.16" calcext:value-type="float">
            <text:p>86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0.85004" calcext:value-type="float">
            <text:p>70.9 </text:p>
          </table:table-cell>
          <table:table-cell table:style-name="ce5" office:value-type="float" office:value="82.96675" calcext:value-type="float">
            <text:p>83.0 </text:p>
          </table:table-cell>
          <table:table-cell table:style-name="ce5" office:value-type="float" office:value="86.30241" calcext:value-type="float">
            <text:p>86.3 </text:p>
          </table:table-cell>
          <table:table-cell table:style-name="ce5" office:value-type="float" office:value="85.69868" calcext:value-type="float">
            <text:p>85.7 </text:p>
          </table:table-cell>
          <table:table-cell table:style-name="ce5" office:value-type="float" office:value="98.7" calcext:value-type="float">
            <text:p>98.7 </text:p>
          </table:table-cell>
          <table:table-cell table:style-name="ce5" office:value-type="float" office:value="82.43017" calcext:value-type="float">
            <text:p>82.4 </text:p>
          </table:table-cell>
          <table:table-cell table:style-name="ce5" office:value-type="float" office:value="69.76067" calcext:value-type="float">
            <text:p>69.8 </text:p>
          </table:table-cell>
          <table:table-cell table:style-name="ce5" office:value-type="float" office:value="72.4366" calcext:value-type="float">
            <text:p>72.4 </text:p>
          </table:table-cell>
          <table:table-cell table:style-name="ce5" office:value-type="float" office:value="80.5408" calcext:value-type="float">
            <text:p>80.5 </text:p>
          </table:table-cell>
          <table:table-cell table:style-name="ce5" office:value-type="float" office:value="74.13171" calcext:value-type="float">
            <text:p>74.1 </text:p>
          </table:table-cell>
          <table:table-cell table:style-name="ce5" office:value-type="float" office:value="82.01" calcext:value-type="float">
            <text:p>82.0 </text:p>
          </table:table-cell>
          <table:table-cell table:style-name="ce5" office:value-type="float" office:value="79.92095" calcext:value-type="float">
            <text:p>79.9 </text:p>
          </table:table-cell>
          <table:table-cell table:style-name="ce5" office:value-type="float" office:value="84.82452" calcext:value-type="float">
            <text:p>84.8 </text:p>
          </table:table-cell>
          <table:table-cell table:style-name="ce5" office:value-type="float" office:value="72.32864" calcext:value-type="float">
            <text:p>72.3 </text:p>
          </table:table-cell>
          <table:table-cell table:style-name="ce5" office:value-type="float" office:value="84.42" calcext:value-type="float">
            <text:p>84.4 </text:p>
          </table:table-cell>
          <table:table-cell table:style-name="ce5" office:value-type="float" office:value="85.63212" calcext:value-type="float">
            <text:p>85.6 </text:p>
          </table:table-cell>
          <table:table-cell table:style-name="ce5" office:value-type="float" office:value="93.04207" calcext:value-type="float">
            <text:p>93.0 </text:p>
          </table:table-cell>
          <table:table-cell table:style-name="ce5" office:value-type="float" office:value="79.2" calcext:value-type="float">
            <text:p>79.2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6M9</text:p>
          </table:table-cell>
          <table:table-cell office:value-type="float" office:value="82.49326" calcext:value-type="float">
            <text:p>82.5 </text:p>
          </table:table-cell>
          <table:table-cell office:value-type="float" office:value="82.04997" calcext:value-type="float">
            <text:p>82.0 </text:p>
          </table:table-cell>
          <table:table-cell office:value-type="float" office:value="82.05316" calcext:value-type="float">
            <text:p>82.1 </text:p>
          </table:table-cell>
          <table:table-cell office:value-type="float" office:value="68.60156" calcext:value-type="float">
            <text:p>68.6 </text:p>
          </table:table-cell>
          <table:table-cell office:value-type="float" office:value="68.81156" calcext:value-type="float">
            <text:p>68.8 </text:p>
          </table:table-cell>
          <table:table-cell office:value-type="float" office:value="52.72784" calcext:value-type="float">
            <text:p>52.7 </text:p>
          </table:table-cell>
          <table:table-cell office:value-type="float" office:value="81.3" calcext:value-type="float">
            <text:p>81.3 </text:p>
          </table:table-cell>
          <table:table-cell office:value-type="float" office:value="81.2" calcext:value-type="float">
            <text:p>81.2 </text:p>
          </table:table-cell>
          <table:table-cell office:value-type="float" office:value="75.61081" calcext:value-type="float">
            <text:p>75.6 </text:p>
          </table:table-cell>
          <table:table-cell office:value-type="float" office:value="85.61" calcext:value-type="float">
            <text:p>85.6 </text:p>
          </table:table-cell>
          <table:table-cell office:value-type="string" calcext:value-type="string">
            <text:p>..</text:p>
          </table:table-cell>
          <table:table-cell office:value-type="float" office:value="71.4243" calcext:value-type="float">
            <text:p>71.4 </text:p>
          </table:table-cell>
          <table:table-cell office:value-type="float" office:value="83.58057" calcext:value-type="float">
            <text:p>83.6 </text:p>
          </table:table-cell>
          <table:table-cell office:value-type="float" office:value="85.6925" calcext:value-type="float">
            <text:p>85.7 </text:p>
          </table:table-cell>
          <table:table-cell office:value-type="float" office:value="85.63702" calcext:value-type="float">
            <text:p>85.6 </text:p>
          </table:table-cell>
          <table:table-cell office:value-type="float" office:value="98.3" calcext:value-type="float">
            <text:p>98.3 </text:p>
          </table:table-cell>
          <table:table-cell office:value-type="float" office:value="82.67025" calcext:value-type="float">
            <text:p>82.7 </text:p>
          </table:table-cell>
          <table:table-cell office:value-type="float" office:value="70.89409" calcext:value-type="float">
            <text:p>70.9 </text:p>
          </table:table-cell>
          <table:table-cell office:value-type="float" office:value="72.1276" calcext:value-type="float">
            <text:p>72.1 </text:p>
          </table:table-cell>
          <table:table-cell office:value-type="float" office:value="80.72023" calcext:value-type="float">
            <text:p>80.7 </text:p>
          </table:table-cell>
          <table:table-cell office:value-type="float" office:value="74.53795" calcext:value-type="float">
            <text:p>74.5 </text:p>
          </table:table-cell>
          <table:table-cell office:value-type="float" office:value="81.93" calcext:value-type="float">
            <text:p>81.9 </text:p>
          </table:table-cell>
          <table:table-cell office:value-type="float" office:value="80" calcext:value-type="float">
            <text:p>80.0 </text:p>
          </table:table-cell>
          <table:table-cell office:value-type="float" office:value="84.94121" calcext:value-type="float">
            <text:p>84.9 </text:p>
          </table:table-cell>
          <table:table-cell office:value-type="float" office:value="72.14657" calcext:value-type="float">
            <text:p>72.1 </text:p>
          </table:table-cell>
          <table:table-cell office:value-type="float" office:value="83.59" calcext:value-type="float">
            <text:p>83.6 </text:p>
          </table:table-cell>
          <table:table-cell office:value-type="float" office:value="85.26797" calcext:value-type="float">
            <text:p>85.3 </text:p>
          </table:table-cell>
          <table:table-cell office:value-type="float" office:value="93.07504" calcext:value-type="float">
            <text:p>93.1 </text:p>
          </table:table-cell>
          <table:table-cell office:value-type="float" office:value="79.2" calcext:value-type="float">
            <text:p>79.2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6M10</text:p>
          </table:table-cell>
          <table:table-cell table:style-name="ce5" office:value-type="float" office:value="82.24992" calcext:value-type="float">
            <text:p>82.2 </text:p>
          </table:table-cell>
          <table:table-cell table:style-name="ce5" office:value-type="float" office:value="82.15531" calcext:value-type="float">
            <text:p>82.2 </text:p>
          </table:table-cell>
          <table:table-cell table:style-name="ce5" office:value-type="float" office:value="82.27315" calcext:value-type="float">
            <text:p>82.3 </text:p>
          </table:table-cell>
          <table:table-cell table:style-name="ce5" office:value-type="float" office:value="68.47421" calcext:value-type="float">
            <text:p>68.5 </text:p>
          </table:table-cell>
          <table:table-cell table:style-name="ce5" office:value-type="float" office:value="68.66411" calcext:value-type="float">
            <text:p>68.7 </text:p>
          </table:table-cell>
          <table:table-cell table:style-name="ce5" office:value-type="float" office:value="52.92329" calcext:value-type="float">
            <text:p>52.9 </text:p>
          </table:table-cell>
          <table:table-cell table:style-name="ce5" office:value-type="float" office:value="81.1" calcext:value-type="float">
            <text:p>81.1 </text:p>
          </table:table-cell>
          <table:table-cell table:style-name="ce5" office:value-type="float" office:value="81.3" calcext:value-type="float">
            <text:p>81.3 </text:p>
          </table:table-cell>
          <table:table-cell table:style-name="ce5" office:value-type="float" office:value="75.87154" calcext:value-type="float">
            <text:p>75.9 </text:p>
          </table:table-cell>
          <table:table-cell table:style-name="ce5" office:value-type="float" office:value="85.8" calcext:value-type="float">
            <text:p>85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1.63965" calcext:value-type="float">
            <text:p>71.6 </text:p>
          </table:table-cell>
          <table:table-cell table:style-name="ce5" office:value-type="float" office:value="84.09207" calcext:value-type="float">
            <text:p>84.1 </text:p>
          </table:table-cell>
          <table:table-cell table:style-name="ce5" office:value-type="float" office:value="85.38755" calcext:value-type="float">
            <text:p>85.4 </text:p>
          </table:table-cell>
          <table:table-cell table:style-name="ce5" office:value-type="float" office:value="85.57537" calcext:value-type="float">
            <text:p>85.6 </text:p>
          </table:table-cell>
          <table:table-cell table:style-name="ce5" office:value-type="float" office:value="98.3" calcext:value-type="float">
            <text:p>98.3 </text:p>
          </table:table-cell>
          <table:table-cell table:style-name="ce5" office:value-type="float" office:value="82.67025" calcext:value-type="float">
            <text:p>82.7 </text:p>
          </table:table-cell>
          <table:table-cell table:style-name="ce5" office:value-type="float" office:value="71.19111" calcext:value-type="float">
            <text:p>71.2 </text:p>
          </table:table-cell>
          <table:table-cell table:style-name="ce5" office:value-type="float" office:value="72.4284" calcext:value-type="float">
            <text:p>72.4 </text:p>
          </table:table-cell>
          <table:table-cell table:style-name="ce5" office:value-type="float" office:value="80.86845" calcext:value-type="float">
            <text:p>80.9 </text:p>
          </table:table-cell>
          <table:table-cell table:style-name="ce5" office:value-type="float" office:value="74.82803" calcext:value-type="float">
            <text:p>74.8 </text:p>
          </table:table-cell>
          <table:table-cell table:style-name="ce5" office:value-type="float" office:value="81.91" calcext:value-type="float">
            <text:p>81.9 </text:p>
          </table:table-cell>
          <table:table-cell table:style-name="ce5" office:value-type="float" office:value="79.92095" calcext:value-type="float">
            <text:p>79.9 </text:p>
          </table:table-cell>
          <table:table-cell table:style-name="ce5" office:value-type="float" office:value="85.09679" calcext:value-type="float">
            <text:p>85.1 </text:p>
          </table:table-cell>
          <table:table-cell table:style-name="ce5" office:value-type="float" office:value="72.51072" calcext:value-type="float">
            <text:p>72.5 </text:p>
          </table:table-cell>
          <table:table-cell table:style-name="ce5" office:value-type="float" office:value="82.95" calcext:value-type="float">
            <text:p>83.0 </text:p>
          </table:table-cell>
          <table:table-cell table:style-name="ce5" office:value-type="float" office:value="85.25619" calcext:value-type="float">
            <text:p>85.3 </text:p>
          </table:table-cell>
          <table:table-cell table:style-name="ce5" office:value-type="float" office:value="92.97623" calcext:value-type="float">
            <text:p>93.0 </text:p>
          </table:table-cell>
          <table:table-cell table:style-name="ce5" office:value-type="float" office:value="79.6" calcext:value-type="float">
            <text:p>79.6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6M11</text:p>
          </table:table-cell>
          <table:table-cell office:value-type="float" office:value="82.08769" calcext:value-type="float">
            <text:p>82.1 </text:p>
          </table:table-cell>
          <table:table-cell office:value-type="float" office:value="82.15531" calcext:value-type="float">
            <text:p>82.2 </text:p>
          </table:table-cell>
          <table:table-cell office:value-type="float" office:value="82.4198" calcext:value-type="float">
            <text:p>82.4 </text:p>
          </table:table-cell>
          <table:table-cell office:value-type="float" office:value="68.22748" calcext:value-type="float">
            <text:p>68.2 </text:p>
          </table:table-cell>
          <table:table-cell office:value-type="float" office:value="69.02109" calcext:value-type="float">
            <text:p>69.0 </text:p>
          </table:table-cell>
          <table:table-cell office:value-type="float" office:value="53.64219" calcext:value-type="float">
            <text:p>53.6 </text:p>
          </table:table-cell>
          <table:table-cell office:value-type="float" office:value="81" calcext:value-type="float">
            <text:p>81.0 </text:p>
          </table:table-cell>
          <table:table-cell office:value-type="float" office:value="81.2" calcext:value-type="float">
            <text:p>81.2 </text:p>
          </table:table-cell>
          <table:table-cell office:value-type="float" office:value="76.52335" calcext:value-type="float">
            <text:p>76.5 </text:p>
          </table:table-cell>
          <table:table-cell office:value-type="float" office:value="85.84" calcext:value-type="float">
            <text:p>85.8 </text:p>
          </table:table-cell>
          <table:table-cell office:value-type="string" calcext:value-type="string">
            <text:p>..</text:p>
          </table:table-cell>
          <table:table-cell office:value-type="float" office:value="71.71143" calcext:value-type="float">
            <text:p>71.7 </text:p>
          </table:table-cell>
          <table:table-cell office:value-type="float" office:value="84.70588" calcext:value-type="float">
            <text:p>84.7 </text:p>
          </table:table-cell>
          <table:table-cell office:value-type="float" office:value="84.87929" calcext:value-type="float">
            <text:p>84.9 </text:p>
          </table:table-cell>
          <table:table-cell office:value-type="float" office:value="85.63702" calcext:value-type="float">
            <text:p>85.6 </text:p>
          </table:table-cell>
          <table:table-cell office:value-type="float" office:value="98.1" calcext:value-type="float">
            <text:p>98.1 </text:p>
          </table:table-cell>
          <table:table-cell office:value-type="float" office:value="82.67025" calcext:value-type="float">
            <text:p>82.7 </text:p>
          </table:table-cell>
          <table:table-cell office:value-type="float" office:value="71.60282" calcext:value-type="float">
            <text:p>71.6 </text:p>
          </table:table-cell>
          <table:table-cell office:value-type="float" office:value="72.8115" calcext:value-type="float">
            <text:p>72.8 </text:p>
          </table:table-cell>
          <table:table-cell office:value-type="float" office:value="80.90746" calcext:value-type="float">
            <text:p>80.9 </text:p>
          </table:table-cell>
          <table:table-cell office:value-type="float" office:value="75.83988" calcext:value-type="float">
            <text:p>75.8 </text:p>
          </table:table-cell>
          <table:table-cell office:value-type="float" office:value="81.83" calcext:value-type="float">
            <text:p>81.8 </text:p>
          </table:table-cell>
          <table:table-cell office:value-type="float" office:value="79.92095" calcext:value-type="float">
            <text:p>79.9 </text:p>
          </table:table-cell>
          <table:table-cell office:value-type="float" office:value="85.06763" calcext:value-type="float">
            <text:p>85.1 </text:p>
          </table:table-cell>
          <table:table-cell office:value-type="float" office:value="72.87486" calcext:value-type="float">
            <text:p>72.9 </text:p>
          </table:table-cell>
          <table:table-cell office:value-type="float" office:value="83.11" calcext:value-type="float">
            <text:p>83.1 </text:p>
          </table:table-cell>
          <table:table-cell office:value-type="float" office:value="85.21763" calcext:value-type="float">
            <text:p>85.2 </text:p>
          </table:table-cell>
          <table:table-cell office:value-type="float" office:value="93.16698" calcext:value-type="float">
            <text:p>93.2 </text:p>
          </table:table-cell>
          <table:table-cell office:value-type="float" office:value="79.7" calcext:value-type="float">
            <text:p>79.7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6M12</text:p>
          </table:table-cell>
          <table:table-cell table:style-name="ce5" office:value-type="float" office:value="82.49326" calcext:value-type="float">
            <text:p>82.5 </text:p>
          </table:table-cell>
          <table:table-cell table:style-name="ce5" office:value-type="float" office:value="82.4043" calcext:value-type="float">
            <text:p>82.4 </text:p>
          </table:table-cell>
          <table:table-cell table:style-name="ce5" office:value-type="float" office:value="82.56645" calcext:value-type="float">
            <text:p>82.6 </text:p>
          </table:table-cell>
          <table:table-cell table:style-name="ce5" office:value-type="float" office:value="68.68116" calcext:value-type="float">
            <text:p>68.7 </text:p>
          </table:table-cell>
          <table:table-cell table:style-name="ce5" office:value-type="float" office:value="69.33926" calcext:value-type="float">
            <text:p>69.3 </text:p>
          </table:table-cell>
          <table:table-cell table:style-name="ce5" office:value-type="float" office:value="54.10048" calcext:value-type="float">
            <text:p>54.1 </text:p>
          </table:table-cell>
          <table:table-cell table:style-name="ce5" office:value-type="float" office:value="81.1" calcext:value-type="float">
            <text:p>81.1 </text:p>
          </table:table-cell>
          <table:table-cell table:style-name="ce5" office:value-type="float" office:value="81.2" calcext:value-type="float">
            <text:p>81.2 </text:p>
          </table:table-cell>
          <table:table-cell table:style-name="ce5" office:value-type="float" office:value="76.87099" calcext:value-type="float">
            <text:p>76.9 </text:p>
          </table:table-cell>
          <table:table-cell table:style-name="ce5" office:value-type="float" office:value="86.25" calcext:value-type="float">
            <text:p>86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1.78322" calcext:value-type="float">
            <text:p>71.8 </text:p>
          </table:table-cell>
          <table:table-cell table:style-name="ce5" office:value-type="float" office:value="84.80818" calcext:value-type="float">
            <text:p>84.8 </text:p>
          </table:table-cell>
          <table:table-cell table:style-name="ce5" office:value-type="float" office:value="84.77763" calcext:value-type="float">
            <text:p>84.8 </text:p>
          </table:table-cell>
          <table:table-cell table:style-name="ce5" office:value-type="float" office:value="85.69868" calcext:value-type="float">
            <text:p>85.7 </text:p>
          </table:table-cell>
          <table:table-cell table:style-name="ce5" office:value-type="float" office:value="98.2" calcext:value-type="float">
            <text:p>98.2 </text:p>
          </table:table-cell>
          <table:table-cell table:style-name="ce5" office:value-type="float" office:value="82.82888" calcext:value-type="float">
            <text:p>82.8 </text:p>
          </table:table-cell>
          <table:table-cell table:style-name="ce5" office:value-type="float" office:value="72.01144" calcext:value-type="float">
            <text:p>72.0 </text:p>
          </table:table-cell>
          <table:table-cell table:style-name="ce5" office:value-type="float" office:value="72.8553" calcext:value-type="float">
            <text:p>72.9 </text:p>
          </table:table-cell>
          <table:table-cell table:style-name="ce5" office:value-type="float" office:value="81.09469" calcext:value-type="float">
            <text:p>81.1 </text:p>
          </table:table-cell>
          <table:table-cell table:style-name="ce5" office:value-type="float" office:value="76.06723" calcext:value-type="float">
            <text:p>76.1 </text:p>
          </table:table-cell>
          <table:table-cell table:style-name="ce5" office:value-type="float" office:value="81.83" calcext:value-type="float">
            <text:p>81.8 </text:p>
          </table:table-cell>
          <table:table-cell table:style-name="ce5" office:value-type="float" office:value="80" calcext:value-type="float">
            <text:p>80.0 </text:p>
          </table:table-cell>
          <table:table-cell table:style-name="ce5" office:value-type="float" office:value="85.08707" calcext:value-type="float">
            <text:p>85.1 </text:p>
          </table:table-cell>
          <table:table-cell table:style-name="ce5" office:value-type="float" office:value="72.92038" calcext:value-type="float">
            <text:p>72.9 </text:p>
          </table:table-cell>
          <table:table-cell table:style-name="ce5" office:value-type="float" office:value="83.92" calcext:value-type="float">
            <text:p>83.9 </text:p>
          </table:table-cell>
          <table:table-cell table:style-name="ce5" office:value-type="float" office:value="85.61819" calcext:value-type="float">
            <text:p>85.6 </text:p>
          </table:table-cell>
          <table:table-cell table:style-name="ce5" office:value-type="float" office:value="93.20248" calcext:value-type="float">
            <text:p>93.2 </text:p>
          </table:table-cell>
          <table:table-cell table:style-name="ce5" office:value-type="float" office:value="80" calcext:value-type="float">
            <text:p>80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7M1</text:p>
          </table:table-cell>
          <table:table-cell office:value-type="float" office:value="82.81772" calcext:value-type="float">
            <text:p>82.8 </text:p>
          </table:table-cell>
          <table:table-cell office:value-type="float" office:value="82.49049" calcext:value-type="float">
            <text:p>82.5 </text:p>
          </table:table-cell>
          <table:table-cell office:value-type="float" office:value="82.49313" calcext:value-type="float">
            <text:p>82.5 </text:p>
          </table:table-cell>
          <table:table-cell office:value-type="float" office:value="69.38954" calcext:value-type="float">
            <text:p>69.4 </text:p>
          </table:table-cell>
          <table:table-cell office:value-type="float" office:value="70.02218" calcext:value-type="float">
            <text:p>70.0 </text:p>
          </table:table-cell>
          <table:table-cell office:value-type="float" office:value="55.03842" calcext:value-type="float">
            <text:p>55.0 </text:p>
          </table:table-cell>
          <table:table-cell office:value-type="float" office:value="83.9" calcext:value-type="float">
            <text:p>83.9 </text:p>
          </table:table-cell>
          <table:table-cell office:value-type="float" office:value="81.7" calcext:value-type="float">
            <text:p>81.7 </text:p>
          </table:table-cell>
          <table:table-cell office:value-type="float" office:value="78.13116" calcext:value-type="float">
            <text:p>78.1 </text:p>
          </table:table-cell>
          <table:table-cell office:value-type="float" office:value="86.44" calcext:value-type="float">
            <text:p>86.4 </text:p>
          </table:table-cell>
          <table:table-cell office:value-type="string" calcext:value-type="string">
            <text:p>..</text:p>
          </table:table-cell>
          <table:table-cell office:value-type="float" office:value="72.85996" calcext:value-type="float">
            <text:p>72.9 </text:p>
          </table:table-cell>
          <table:table-cell office:value-type="float" office:value="86.0358" calcext:value-type="float">
            <text:p>86.0 </text:p>
          </table:table-cell>
          <table:table-cell office:value-type="float" office:value="84.87929" calcext:value-type="float">
            <text:p>84.9 </text:p>
          </table:table-cell>
          <table:table-cell office:value-type="float" office:value="85.76033" calcext:value-type="float">
            <text:p>85.8 </text:p>
          </table:table-cell>
          <table:table-cell office:value-type="float" office:value="98.1" calcext:value-type="float">
            <text:p>98.1 </text:p>
          </table:table-cell>
          <table:table-cell office:value-type="float" office:value="82.98965" calcext:value-type="float">
            <text:p>83.0 </text:p>
          </table:table-cell>
          <table:table-cell office:value-type="float" office:value="73.74576" calcext:value-type="float">
            <text:p>73.7 </text:p>
          </table:table-cell>
          <table:table-cell office:value-type="float" office:value="73.2249" calcext:value-type="float">
            <text:p>73.2 </text:p>
          </table:table-cell>
          <table:table-cell office:value-type="float" office:value="81.88262" calcext:value-type="float">
            <text:p>81.9 </text:p>
          </table:table-cell>
          <table:table-cell office:value-type="float" office:value="76.35793" calcext:value-type="float">
            <text:p>76.4 </text:p>
          </table:table-cell>
          <table:table-cell office:value-type="float" office:value="82.54" calcext:value-type="float">
            <text:p>82.5 </text:p>
          </table:table-cell>
          <table:table-cell office:value-type="float" office:value="80.23715" calcext:value-type="float">
            <text:p>80.2 </text:p>
          </table:table-cell>
          <table:table-cell office:value-type="float" office:value="85.63163" calcext:value-type="float">
            <text:p>85.6 </text:p>
          </table:table-cell>
          <table:table-cell office:value-type="float" office:value="76.74392" calcext:value-type="float">
            <text:p>76.7 </text:p>
          </table:table-cell>
          <table:table-cell office:value-type="float" office:value="84.54" calcext:value-type="float">
            <text:p>84.5 </text:p>
          </table:table-cell>
          <table:table-cell office:value-type="float" office:value="86.13979" calcext:value-type="float">
            <text:p>86.1 </text:p>
          </table:table-cell>
          <table:table-cell office:value-type="float" office:value="93.44072" calcext:value-type="float">
            <text:p>93.4 </text:p>
          </table:table-cell>
          <table:table-cell office:value-type="float" office:value="80" calcext:value-type="float">
            <text:p>80.0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7M2</text:p>
          </table:table-cell>
          <table:table-cell table:style-name="ce5" office:value-type="float" office:value="83.38552" calcext:value-type="float">
            <text:p>83.4 </text:p>
          </table:table-cell>
          <table:table-cell table:style-name="ce5" office:value-type="float" office:value="83.14167" calcext:value-type="float">
            <text:p>83.1 </text:p>
          </table:table-cell>
          <table:table-cell table:style-name="ce5" office:value-type="float" office:value="82.85976" calcext:value-type="float">
            <text:p>82.9 </text:p>
          </table:table-cell>
          <table:table-cell table:style-name="ce5" office:value-type="float" office:value="69.34178" calcext:value-type="float">
            <text:p>69.3 </text:p>
          </table:table-cell>
          <table:table-cell table:style-name="ce5" office:value-type="float" office:value="70.75942" calcext:value-type="float">
            <text:p>70.8 </text:p>
          </table:table-cell>
          <table:table-cell table:style-name="ce5" office:value-type="float" office:value="55.40124" calcext:value-type="float">
            <text:p>55.4 </text:p>
          </table:table-cell>
          <table:table-cell table:style-name="ce5" office:value-type="float" office:value="84.3" calcext:value-type="float">
            <text:p>84.3 </text:p>
          </table:table-cell>
          <table:table-cell table:style-name="ce5" office:value-type="float" office:value="82.7" calcext:value-type="float">
            <text:p>82.7 </text:p>
          </table:table-cell>
          <table:table-cell table:style-name="ce5" office:value-type="float" office:value="78.39189" calcext:value-type="float">
            <text:p>78.4 </text:p>
          </table:table-cell>
          <table:table-cell table:style-name="ce5" office:value-type="float" office:value="86.79" calcext:value-type="float">
            <text:p>86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3.5778" calcext:value-type="float">
            <text:p>73.6 </text:p>
          </table:table-cell>
          <table:table-cell table:style-name="ce5" office:value-type="float" office:value="86.54732" calcext:value-type="float">
            <text:p>86.5 </text:p>
          </table:table-cell>
          <table:table-cell table:style-name="ce5" office:value-type="float" office:value="84.98094" calcext:value-type="float">
            <text:p>85.0 </text:p>
          </table:table-cell>
          <table:table-cell table:style-name="ce5" office:value-type="float" office:value="86.19191" calcext:value-type="float">
            <text:p>86.2 </text:p>
          </table:table-cell>
          <table:table-cell table:style-name="ce5" office:value-type="float" office:value="98" calcext:value-type="float">
            <text:p>98.0 </text:p>
          </table:table-cell>
          <table:table-cell table:style-name="ce5" office:value-type="float" office:value="83.30905" calcext:value-type="float">
            <text:p>83.3 </text:p>
          </table:table-cell>
          <table:table-cell table:style-name="ce5" office:value-type="float" office:value="75.06623" calcext:value-type="float">
            <text:p>75.1 </text:p>
          </table:table-cell>
          <table:table-cell table:style-name="ce5" office:value-type="float" office:value="73.6776" calcext:value-type="float">
            <text:p>73.7 </text:p>
          </table:table-cell>
          <table:table-cell table:style-name="ce5" office:value-type="float" office:value="82.12447" calcext:value-type="float">
            <text:p>82.1 </text:p>
          </table:table-cell>
          <table:table-cell table:style-name="ce5" office:value-type="float" office:value="76.62006" calcext:value-type="float">
            <text:p>76.6 </text:p>
          </table:table-cell>
          <table:table-cell table:style-name="ce5" office:value-type="float" office:value="82.7" calcext:value-type="float">
            <text:p>82.7 </text:p>
          </table:table-cell>
          <table:table-cell table:style-name="ce5" office:value-type="float" office:value="80.39526" calcext:value-type="float">
            <text:p>80.4 </text:p>
          </table:table-cell>
          <table:table-cell table:style-name="ce5" office:value-type="float" office:value="85.89418" calcext:value-type="float">
            <text:p>85.9 </text:p>
          </table:table-cell>
          <table:table-cell table:style-name="ce5" office:value-type="float" office:value="77.24462" calcext:value-type="float">
            <text:p>77.2 </text:p>
          </table:table-cell>
          <table:table-cell table:style-name="ce5" office:value-type="float" office:value="84.45" calcext:value-type="float">
            <text:p>84.5 </text:p>
          </table:table-cell>
          <table:table-cell table:style-name="ce5" office:value-type="float" office:value="86.50502" calcext:value-type="float">
            <text:p>86.5 </text:p>
          </table:table-cell>
          <table:table-cell table:style-name="ce5" office:value-type="float" office:value="93.79935" calcext:value-type="float">
            <text:p>93.8 </text:p>
          </table:table-cell>
          <table:table-cell table:style-name="ce5" office:value-type="float" office:value="80.2" calcext:value-type="float">
            <text:p>80.2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7M3</text:p>
          </table:table-cell>
          <table:table-cell office:value-type="float" office:value="83.06107" calcext:value-type="float">
            <text:p>83.1 </text:p>
          </table:table-cell>
          <table:table-cell office:value-type="float" office:value="83.24702" calcext:value-type="float">
            <text:p>83.2 </text:p>
          </table:table-cell>
          <table:table-cell office:value-type="float" office:value="83.15307" calcext:value-type="float">
            <text:p>83.2 </text:p>
          </table:table-cell>
          <table:table-cell office:value-type="float" office:value="69.50097" calcext:value-type="float">
            <text:p>69.5 </text:p>
          </table:table-cell>
          <table:table-cell office:value-type="float" office:value="71.20953" calcext:value-type="float">
            <text:p>71.2 </text:p>
          </table:table-cell>
          <table:table-cell office:value-type="float" office:value="55.80225" calcext:value-type="float">
            <text:p>55.8 </text:p>
          </table:table-cell>
          <table:table-cell office:value-type="float" office:value="84.3" calcext:value-type="float">
            <text:p>84.3 </text:p>
          </table:table-cell>
          <table:table-cell office:value-type="float" office:value="82.6" calcext:value-type="float">
            <text:p>82.6 </text:p>
          </table:table-cell>
          <table:table-cell office:value-type="float" office:value="79.17407" calcext:value-type="float">
            <text:p>79.2 </text:p>
          </table:table-cell>
          <table:table-cell office:value-type="float" office:value="86.79" calcext:value-type="float">
            <text:p>86.8 </text:p>
          </table:table-cell>
          <table:table-cell office:value-type="string" calcext:value-type="string">
            <text:p>..</text:p>
          </table:table-cell>
          <table:table-cell office:value-type="float" office:value="74.15206" calcext:value-type="float">
            <text:p>74.2 </text:p>
          </table:table-cell>
          <table:table-cell office:value-type="float" office:value="87.16113" calcext:value-type="float">
            <text:p>87.2 </text:p>
          </table:table-cell>
          <table:table-cell office:value-type="float" office:value="85.0826" calcext:value-type="float">
            <text:p>85.1 </text:p>
          </table:table-cell>
          <table:table-cell office:value-type="float" office:value="86.13026" calcext:value-type="float">
            <text:p>86.1 </text:p>
          </table:table-cell>
          <table:table-cell office:value-type="float" office:value="98" calcext:value-type="float">
            <text:p>98.0 </text:p>
          </table:table-cell>
          <table:table-cell office:value-type="float" office:value="84.1097" calcext:value-type="float">
            <text:p>84.1 </text:p>
          </table:table-cell>
          <table:table-cell office:value-type="float" office:value="75.72314" calcext:value-type="float">
            <text:p>75.7 </text:p>
          </table:table-cell>
          <table:table-cell office:value-type="float" office:value="74.0174" calcext:value-type="float">
            <text:p>74.0 </text:p>
          </table:table-cell>
          <table:table-cell office:value-type="float" office:value="82.24149" calcext:value-type="float">
            <text:p>82.2 </text:p>
          </table:table-cell>
          <table:table-cell office:value-type="float" office:value="76.84926" calcext:value-type="float">
            <text:p>76.8 </text:p>
          </table:table-cell>
          <table:table-cell office:value-type="float" office:value="82.75" calcext:value-type="float">
            <text:p>82.8 </text:p>
          </table:table-cell>
          <table:table-cell office:value-type="float" office:value="80.55336" calcext:value-type="float">
            <text:p>80.6 </text:p>
          </table:table-cell>
          <table:table-cell office:value-type="float" office:value="86.04977" calcext:value-type="float">
            <text:p>86.0 </text:p>
          </table:table-cell>
          <table:table-cell office:value-type="float" office:value="77.33566" calcext:value-type="float">
            <text:p>77.3 </text:p>
          </table:table-cell>
          <table:table-cell office:value-type="float" office:value="84.33" calcext:value-type="float">
            <text:p>84.3 </text:p>
          </table:table-cell>
          <table:table-cell office:value-type="float" office:value="87.0534" calcext:value-type="float">
            <text:p>87.1 </text:p>
          </table:table-cell>
          <table:table-cell office:value-type="float" office:value="93.83534" calcext:value-type="float">
            <text:p>93.8 </text:p>
          </table:table-cell>
          <table:table-cell office:value-type="float" office:value="80.3" calcext:value-type="float">
            <text:p>80.3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7M4</text:p>
          </table:table-cell>
          <table:table-cell table:style-name="ce5" office:value-type="float" office:value="83.06107" calcext:value-type="float">
            <text:p>83.1 </text:p>
          </table:table-cell>
          <table:table-cell table:style-name="ce5" office:value-type="float" office:value="83.34277" calcext:value-type="float">
            <text:p>83.3 </text:p>
          </table:table-cell>
          <table:table-cell table:style-name="ce5" office:value-type="float" office:value="83.51971" calcext:value-type="float">
            <text:p>83.5 </text:p>
          </table:table-cell>
          <table:table-cell table:style-name="ce5" office:value-type="float" office:value="69.50097" calcext:value-type="float">
            <text:p>69.5 </text:p>
          </table:table-cell>
          <table:table-cell table:style-name="ce5" office:value-type="float" office:value="71.5277" calcext:value-type="float">
            <text:p>71.5 </text:p>
          </table:table-cell>
          <table:table-cell table:style-name="ce5" office:value-type="float" office:value="55.88762" calcext:value-type="float">
            <text:p>55.9 </text:p>
          </table:table-cell>
          <table:table-cell table:style-name="ce5" office:value-type="float" office:value="84.4" calcext:value-type="float">
            <text:p>84.4 </text:p>
          </table:table-cell>
          <table:table-cell table:style-name="ce5" office:value-type="float" office:value="82.7" calcext:value-type="float">
            <text:p>82.7 </text:p>
          </table:table-cell>
          <table:table-cell table:style-name="ce5" office:value-type="float" office:value="79.78244" calcext:value-type="float">
            <text:p>79.8 </text:p>
          </table:table-cell>
          <table:table-cell table:style-name="ce5" office:value-type="float" office:value="87.08" calcext:value-type="float">
            <text:p>87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4.43919" calcext:value-type="float">
            <text:p>74.4 </text:p>
          </table:table-cell>
          <table:table-cell table:style-name="ce5" office:value-type="float" office:value="88.08184" calcext:value-type="float">
            <text:p>88.1 </text:p>
          </table:table-cell>
          <table:table-cell table:style-name="ce5" office:value-type="float" office:value="85.4892" calcext:value-type="float">
            <text:p>85.5 </text:p>
          </table:table-cell>
          <table:table-cell table:style-name="ce5" office:value-type="float" office:value="86.37687" calcext:value-type="float">
            <text:p>86.4 </text:p>
          </table:table-cell>
          <table:table-cell table:style-name="ce5" office:value-type="float" office:value="98.2" calcext:value-type="float">
            <text:p>98.2 </text:p>
          </table:table-cell>
          <table:table-cell table:style-name="ce5" office:value-type="float" office:value="84.34978" calcext:value-type="float">
            <text:p>84.3 </text:p>
          </table:table-cell>
          <table:table-cell table:style-name="ce5" office:value-type="float" office:value="76.37724" calcext:value-type="float">
            <text:p>76.4 </text:p>
          </table:table-cell>
          <table:table-cell table:style-name="ce5" office:value-type="float" office:value="74.2407" calcext:value-type="float">
            <text:p>74.2 </text:p>
          </table:table-cell>
          <table:table-cell table:style-name="ce5" office:value-type="float" office:value="82.53014" calcext:value-type="float">
            <text:p>82.5 </text:p>
          </table:table-cell>
          <table:table-cell table:style-name="ce5" office:value-type="float" office:value="76.4921" calcext:value-type="float">
            <text:p>76.5 </text:p>
          </table:table-cell>
          <table:table-cell table:style-name="ce5" office:value-type="float" office:value="82.99" calcext:value-type="float">
            <text:p>83.0 </text:p>
          </table:table-cell>
          <table:table-cell table:style-name="ce5" office:value-type="float" office:value="80.79051" calcext:value-type="float">
            <text:p>80.8 </text:p>
          </table:table-cell>
          <table:table-cell table:style-name="ce5" office:value-type="float" office:value="86.75964" calcext:value-type="float">
            <text:p>86.8 </text:p>
          </table:table-cell>
          <table:table-cell table:style-name="ce5" office:value-type="float" office:value="77.33566" calcext:value-type="float">
            <text:p>77.3 </text:p>
          </table:table-cell>
          <table:table-cell table:style-name="ce5" office:value-type="float" office:value="84.6" calcext:value-type="float">
            <text:p>84.6 </text:p>
          </table:table-cell>
          <table:table-cell table:style-name="ce5" office:value-type="float" office:value="87.65104" calcext:value-type="float">
            <text:p>87.7 </text:p>
          </table:table-cell>
          <table:table-cell table:style-name="ce5" office:value-type="float" office:value="93.86639" calcext:value-type="float">
            <text:p>93.9 </text:p>
          </table:table-cell>
          <table:table-cell table:style-name="ce5" office:value-type="float" office:value="80.8" calcext:value-type="float">
            <text:p>80.8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7M5</text:p>
          </table:table-cell>
          <table:table-cell office:value-type="float" office:value="83.06107" calcext:value-type="float">
            <text:p>83.1 </text:p>
          </table:table-cell>
          <table:table-cell office:value-type="float" office:value="83.43854" calcext:value-type="float">
            <text:p>83.4 </text:p>
          </table:table-cell>
          <table:table-cell office:value-type="float" office:value="83.95967" calcext:value-type="float">
            <text:p>84.0 </text:p>
          </table:table-cell>
          <table:table-cell office:value-type="float" office:value="69.67608" calcext:value-type="float">
            <text:p>69.7 </text:p>
          </table:table-cell>
          <table:table-cell office:value-type="float" office:value="71.75275" calcext:value-type="float">
            <text:p>71.8 </text:p>
          </table:table-cell>
          <table:table-cell office:value-type="float" office:value="56.35041" calcext:value-type="float">
            <text:p>56.4 </text:p>
          </table:table-cell>
          <table:table-cell office:value-type="float" office:value="84.6" calcext:value-type="float">
            <text:p>84.6 </text:p>
          </table:table-cell>
          <table:table-cell office:value-type="float" office:value="82.8" calcext:value-type="float">
            <text:p>82.8 </text:p>
          </table:table-cell>
          <table:table-cell office:value-type="float" office:value="80.56462" calcext:value-type="float">
            <text:p>80.6 </text:p>
          </table:table-cell>
          <table:table-cell office:value-type="float" office:value="87.17" calcext:value-type="float">
            <text:p>87.2 </text:p>
          </table:table-cell>
          <table:table-cell office:value-type="string" calcext:value-type="string">
            <text:p>..</text:p>
          </table:table-cell>
          <table:table-cell office:value-type="float" office:value="75.15703" calcext:value-type="float">
            <text:p>75.2 </text:p>
          </table:table-cell>
          <table:table-cell office:value-type="float" office:value="88.28645" calcext:value-type="float">
            <text:p>88.3 </text:p>
          </table:table-cell>
          <table:table-cell office:value-type="float" office:value="85.38755" calcext:value-type="float">
            <text:p>85.4 </text:p>
          </table:table-cell>
          <table:table-cell office:value-type="float" office:value="86.68513" calcext:value-type="float">
            <text:p>86.7 </text:p>
          </table:table-cell>
          <table:table-cell office:value-type="float" office:value="98.3" calcext:value-type="float">
            <text:p>98.3 </text:p>
          </table:table-cell>
          <table:table-cell office:value-type="float" office:value="84.50842" calcext:value-type="float">
            <text:p>84.5 </text:p>
          </table:table-cell>
          <table:table-cell office:value-type="float" office:value="76.90381" calcext:value-type="float">
            <text:p>76.9 </text:p>
          </table:table-cell>
          <table:table-cell office:value-type="float" office:value="74.9463" calcext:value-type="float">
            <text:p>74.9 </text:p>
          </table:table-cell>
          <table:table-cell office:value-type="float" office:value="82.60815" calcext:value-type="float">
            <text:p>82.6 </text:p>
          </table:table-cell>
          <table:table-cell office:value-type="float" office:value="75.92747" calcext:value-type="float">
            <text:p>75.9 </text:p>
          </table:table-cell>
          <table:table-cell office:value-type="float" office:value="83.09" calcext:value-type="float">
            <text:p>83.1 </text:p>
          </table:table-cell>
          <table:table-cell office:value-type="float" office:value="81.02766" calcext:value-type="float">
            <text:p>81.0 </text:p>
          </table:table-cell>
          <table:table-cell office:value-type="float" office:value="86.88605" calcext:value-type="float">
            <text:p>86.9 </text:p>
          </table:table-cell>
          <table:table-cell office:value-type="float" office:value="77.4267" calcext:value-type="float">
            <text:p>77.4 </text:p>
          </table:table-cell>
          <table:table-cell office:value-type="float" office:value="85.56" calcext:value-type="float">
            <text:p>85.6 </text:p>
          </table:table-cell>
          <table:table-cell office:value-type="float" office:value="87.60712" calcext:value-type="float">
            <text:p>87.6 </text:p>
          </table:table-cell>
          <table:table-cell office:value-type="float" office:value="94.10464" calcext:value-type="float">
            <text:p>94.1 </text:p>
          </table:table-cell>
          <table:table-cell office:value-type="float" office:value="81.1" calcext:value-type="float">
            <text:p>81.1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7M6</text:p>
          </table:table-cell>
          <table:table-cell table:style-name="ce5" office:value-type="float" office:value="83.46664" calcext:value-type="float">
            <text:p>83.5 </text:p>
          </table:table-cell>
          <table:table-cell table:style-name="ce5" office:value-type="float" office:value="83.40024" calcext:value-type="float">
            <text:p>83.4 </text:p>
          </table:table-cell>
          <table:table-cell table:style-name="ce5" office:value-type="float" office:value="84.17965" calcext:value-type="float">
            <text:p>84.2 </text:p>
          </table:table-cell>
          <table:table-cell table:style-name="ce5" office:value-type="float" office:value="70.03425" calcext:value-type="float">
            <text:p>70.0 </text:p>
          </table:table-cell>
          <table:table-cell table:style-name="ce5" office:value-type="float" office:value="71.91573" calcext:value-type="float">
            <text:p>71.9 </text:p>
          </table:table-cell>
          <table:table-cell table:style-name="ce5" office:value-type="float" office:value="56.46162" calcext:value-type="float">
            <text:p>56.5 </text:p>
          </table:table-cell>
          <table:table-cell table:style-name="ce5" office:value-type="float" office:value="84.9" calcext:value-type="float">
            <text:p>84.9 </text:p>
          </table:table-cell>
          <table:table-cell table:style-name="ce5" office:value-type="float" office:value="83" calcext:value-type="float">
            <text:p>83.0 </text:p>
          </table:table-cell>
          <table:table-cell table:style-name="ce5" office:value-type="float" office:value="81.47717" calcext:value-type="float">
            <text:p>81.5 </text:p>
          </table:table-cell>
          <table:table-cell table:style-name="ce5" office:value-type="float" office:value="87.28" calcext:value-type="float">
            <text:p>87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5.51595" calcext:value-type="float">
            <text:p>75.5 </text:p>
          </table:table-cell>
          <table:table-cell table:style-name="ce5" office:value-type="float" office:value="88.59335" calcext:value-type="float">
            <text:p>88.6 </text:p>
          </table:table-cell>
          <table:table-cell table:style-name="ce5" office:value-type="float" office:value="85.89581" calcext:value-type="float">
            <text:p>85.9 </text:p>
          </table:table-cell>
          <table:table-cell table:style-name="ce5" office:value-type="float" office:value="86.8701" calcext:value-type="float">
            <text:p>86.9 </text:p>
          </table:table-cell>
          <table:table-cell table:style-name="ce5" office:value-type="float" office:value="98.3" calcext:value-type="float">
            <text:p>98.3 </text:p>
          </table:table-cell>
          <table:table-cell table:style-name="ce5" office:value-type="float" office:value="84.5888" calcext:value-type="float">
            <text:p>84.6 </text:p>
          </table:table-cell>
          <table:table-cell table:style-name="ce5" office:value-type="float" office:value="77.44489" calcext:value-type="float">
            <text:p>77.4 </text:p>
          </table:table-cell>
          <table:table-cell table:style-name="ce5" office:value-type="float" office:value="75.5476" calcext:value-type="float">
            <text:p>75.5 </text:p>
          </table:table-cell>
          <table:table-cell table:style-name="ce5" office:value-type="float" office:value="82.63935" calcext:value-type="float">
            <text:p>82.6 </text:p>
          </table:table-cell>
          <table:table-cell table:style-name="ce5" office:value-type="float" office:value="76.15357" calcext:value-type="float">
            <text:p>76.2 </text:p>
          </table:table-cell>
          <table:table-cell table:style-name="ce5" office:value-type="float" office:value="83.14" calcext:value-type="float">
            <text:p>83.1 </text:p>
          </table:table-cell>
          <table:table-cell table:style-name="ce5" office:value-type="float" office:value="81.26482" calcext:value-type="float">
            <text:p>81.3 </text:p>
          </table:table-cell>
          <table:table-cell table:style-name="ce5" office:value-type="float" office:value="86.97357" calcext:value-type="float">
            <text:p>87.0 </text:p>
          </table:table-cell>
          <table:table-cell table:style-name="ce5" office:value-type="float" office:value="77.88188" calcext:value-type="float">
            <text:p>77.9 </text:p>
          </table:table-cell>
          <table:table-cell table:style-name="ce5" office:value-type="float" office:value="86.37" calcext:value-type="float">
            <text:p>86.4 </text:p>
          </table:table-cell>
          <table:table-cell table:style-name="ce5" office:value-type="float" office:value="87.89202" calcext:value-type="float">
            <text:p>87.9 </text:p>
          </table:table-cell>
          <table:table-cell table:style-name="ce5" office:value-type="float" office:value="94.14295" calcext:value-type="float">
            <text:p>94.1 </text:p>
          </table:table-cell>
          <table:table-cell table:style-name="ce5" office:value-type="float" office:value="81.3" calcext:value-type="float">
            <text:p>81.3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7M7</text:p>
          </table:table-cell>
          <table:table-cell office:value-type="float" office:value="84.44" calcext:value-type="float">
            <text:p>84.4 </text:p>
          </table:table-cell>
          <table:table-cell office:value-type="float" office:value="83.93651" calcext:value-type="float">
            <text:p>83.9 </text:p>
          </table:table-cell>
          <table:table-cell office:value-type="float" office:value="84.54629" calcext:value-type="float">
            <text:p>84.5 </text:p>
          </table:table-cell>
          <table:table-cell office:value-type="float" office:value="70.63916" calcext:value-type="float">
            <text:p>70.6 </text:p>
          </table:table-cell>
          <table:table-cell office:value-type="float" office:value="72.25718" calcext:value-type="float">
            <text:p>72.3 </text:p>
          </table:table-cell>
          <table:table-cell office:value-type="float" office:value="56.95361" calcext:value-type="float">
            <text:p>57.0 </text:p>
          </table:table-cell>
          <table:table-cell office:value-type="float" office:value="85.8" calcext:value-type="float">
            <text:p>85.8 </text:p>
          </table:table-cell>
          <table:table-cell office:value-type="float" office:value="83.3" calcext:value-type="float">
            <text:p>83.3 </text:p>
          </table:table-cell>
          <table:table-cell office:value-type="float" office:value="81.99862" calcext:value-type="float">
            <text:p>82.0 </text:p>
          </table:table-cell>
          <table:table-cell office:value-type="float" office:value="88.07" calcext:value-type="float">
            <text:p>88.1 </text:p>
          </table:table-cell>
          <table:table-cell office:value-type="string" calcext:value-type="string">
            <text:p>..</text:p>
          </table:table-cell>
          <table:table-cell office:value-type="float" office:value="76.16199" calcext:value-type="float">
            <text:p>76.2 </text:p>
          </table:table-cell>
          <table:table-cell office:value-type="float" office:value="89.71867" calcext:value-type="float">
            <text:p>89.7 </text:p>
          </table:table-cell>
          <table:table-cell office:value-type="float" office:value="86.81068" calcext:value-type="float">
            <text:p>86.8 </text:p>
          </table:table-cell>
          <table:table-cell office:value-type="float" office:value="87.36333" calcext:value-type="float">
            <text:p>87.4 </text:p>
          </table:table-cell>
          <table:table-cell office:value-type="float" office:value="98.4" calcext:value-type="float">
            <text:p>98.4 </text:p>
          </table:table-cell>
          <table:table-cell office:value-type="float" office:value="84.7485" calcext:value-type="float">
            <text:p>84.7 </text:p>
          </table:table-cell>
          <table:table-cell office:value-type="float" office:value="78.43271" calcext:value-type="float">
            <text:p>78.4 </text:p>
          </table:table-cell>
          <table:table-cell office:value-type="float" office:value="76.7215" calcext:value-type="float">
            <text:p>76.7 </text:p>
          </table:table-cell>
          <table:table-cell office:value-type="float" office:value="82.63155" calcext:value-type="float">
            <text:p>82.6 </text:p>
          </table:table-cell>
          <table:table-cell office:value-type="float" office:value="76.40079" calcext:value-type="float">
            <text:p>76.4 </text:p>
          </table:table-cell>
          <table:table-cell office:value-type="float" office:value="83.54" calcext:value-type="float">
            <text:p>83.5 </text:p>
          </table:table-cell>
          <table:table-cell office:value-type="float" office:value="81.50198" calcext:value-type="float">
            <text:p>81.5 </text:p>
          </table:table-cell>
          <table:table-cell office:value-type="float" office:value="87.16806" calcext:value-type="float">
            <text:p>87.2 </text:p>
          </table:table-cell>
          <table:table-cell office:value-type="float" office:value="78.06395" calcext:value-type="float">
            <text:p>78.1 </text:p>
          </table:table-cell>
          <table:table-cell office:value-type="float" office:value="88.03" calcext:value-type="float">
            <text:p>88.0 </text:p>
          </table:table-cell>
          <table:table-cell office:value-type="float" office:value="88.45753" calcext:value-type="float">
            <text:p>88.5 </text:p>
          </table:table-cell>
          <table:table-cell office:value-type="float" office:value="94.06824" calcext:value-type="float">
            <text:p>94.1 </text:p>
          </table:table-cell>
          <table:table-cell office:value-type="float" office:value="81.7" calcext:value-type="float">
            <text:p>81.7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7M8</text:p>
          </table:table-cell>
          <table:table-cell table:style-name="ce5" office:value-type="float" office:value="84.35889" calcext:value-type="float">
            <text:p>84.4 </text:p>
          </table:table-cell>
          <table:table-cell table:style-name="ce5" office:value-type="float" office:value="83.88863" calcext:value-type="float">
            <text:p>83.9 </text:p>
          </table:table-cell>
          <table:table-cell table:style-name="ce5" office:value-type="float" office:value="84.76627" calcext:value-type="float">
            <text:p>84.8 </text:p>
          </table:table-cell>
          <table:table-cell table:style-name="ce5" office:value-type="float" office:value="71.12468" calcext:value-type="float">
            <text:p>71.1 </text:p>
          </table:table-cell>
          <table:table-cell table:style-name="ce5" office:value-type="float" office:value="72.59088" calcext:value-type="float">
            <text:p>72.6 </text:p>
          </table:table-cell>
          <table:table-cell table:style-name="ce5" office:value-type="float" office:value="57.24454" calcext:value-type="float">
            <text:p>57.2 </text:p>
          </table:table-cell>
          <table:table-cell table:style-name="ce5" office:value-type="float" office:value="86.1" calcext:value-type="float">
            <text:p>86.1 </text:p>
          </table:table-cell>
          <table:table-cell table:style-name="ce5" office:value-type="float" office:value="83" calcext:value-type="float">
            <text:p>83.0 </text:p>
          </table:table-cell>
          <table:table-cell table:style-name="ce5" office:value-type="float" office:value="82.82425" calcext:value-type="float">
            <text:p>82.8 </text:p>
          </table:table-cell>
          <table:table-cell table:style-name="ce5" office:value-type="float" office:value="88.29" calcext:value-type="float">
            <text:p>88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6.44913" calcext:value-type="float">
            <text:p>76.4 </text:p>
          </table:table-cell>
          <table:table-cell table:style-name="ce5" office:value-type="float" office:value="90.02557" calcext:value-type="float">
            <text:p>90.0 </text:p>
          </table:table-cell>
          <table:table-cell table:style-name="ce5" office:value-type="float" office:value="87.42059" calcext:value-type="float">
            <text:p>87.4 </text:p>
          </table:table-cell>
          <table:table-cell table:style-name="ce5" office:value-type="float" office:value="87.6716" calcext:value-type="float">
            <text:p>87.7 </text:p>
          </table:table-cell>
          <table:table-cell table:style-name="ce5" office:value-type="float" office:value="98.9" calcext:value-type="float">
            <text:p>98.9 </text:p>
          </table:table-cell>
          <table:table-cell table:style-name="ce5" office:value-type="float" office:value="84.82782" calcext:value-type="float">
            <text:p>84.8 </text:p>
          </table:table-cell>
          <table:table-cell table:style-name="ce5" office:value-type="float" office:value="79.43191" calcext:value-type="float">
            <text:p>79.4 </text:p>
          </table:table-cell>
          <table:table-cell table:style-name="ce5" office:value-type="float" office:value="77.3189" calcext:value-type="float">
            <text:p>77.3 </text:p>
          </table:table-cell>
          <table:table-cell table:style-name="ce5" office:value-type="float" office:value="82.87339" calcext:value-type="float">
            <text:p>82.9 </text:p>
          </table:table-cell>
          <table:table-cell table:style-name="ce5" office:value-type="float" office:value="76.62192" calcext:value-type="float">
            <text:p>76.6 </text:p>
          </table:table-cell>
          <table:table-cell table:style-name="ce5" office:value-type="float" office:value="83.54" calcext:value-type="float">
            <text:p>83.5 </text:p>
          </table:table-cell>
          <table:table-cell table:style-name="ce5" office:value-type="float" office:value="80.86957" calcext:value-type="float">
            <text:p>80.9 </text:p>
          </table:table-cell>
          <table:table-cell table:style-name="ce5" office:value-type="float" office:value="87.36254" calcext:value-type="float">
            <text:p>87.4 </text:p>
          </table:table-cell>
          <table:table-cell table:style-name="ce5" office:value-type="float" office:value="78.4281" calcext:value-type="float">
            <text:p>78.4 </text:p>
          </table:table-cell>
          <table:table-cell table:style-name="ce5" office:value-type="float" office:value="88.79" calcext:value-type="float">
            <text:p>88.8 </text:p>
          </table:table-cell>
          <table:table-cell table:style-name="ce5" office:value-type="float" office:value="88.97271" calcext:value-type="float">
            <text:p>89.0 </text:p>
          </table:table-cell>
          <table:table-cell table:style-name="ce5" office:value-type="float" office:value="94.05574" calcext:value-type="float">
            <text:p>94.1 </text:p>
          </table:table-cell>
          <table:table-cell table:style-name="ce5" office:value-type="float" office:value="82" calcext:value-type="float">
            <text:p>82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7M9</text:p>
          </table:table-cell>
          <table:table-cell office:value-type="float" office:value="83.46664" calcext:value-type="float">
            <text:p>83.5 </text:p>
          </table:table-cell>
          <table:table-cell office:value-type="float" office:value="83.34277" calcext:value-type="float">
            <text:p>83.3 </text:p>
          </table:table-cell>
          <table:table-cell office:value-type="float" office:value="84.98625" calcext:value-type="float">
            <text:p>85.0 </text:p>
          </table:table-cell>
          <table:table-cell office:value-type="float" office:value="71.87286" calcext:value-type="float">
            <text:p>71.9 </text:p>
          </table:table-cell>
          <table:table-cell office:value-type="float" office:value="72.75385" calcext:value-type="float">
            <text:p>72.8 </text:p>
          </table:table-cell>
          <table:table-cell office:value-type="float" office:value="57.71519" calcext:value-type="float">
            <text:p>57.7 </text:p>
          </table:table-cell>
          <table:table-cell office:value-type="float" office:value="85.3" calcext:value-type="float">
            <text:p>85.3 </text:p>
          </table:table-cell>
          <table:table-cell office:value-type="float" office:value="83.1" calcext:value-type="float">
            <text:p>83.1 </text:p>
          </table:table-cell>
          <table:table-cell office:value-type="float" office:value="83.69334" calcext:value-type="float">
            <text:p>83.7 </text:p>
          </table:table-cell>
          <table:table-cell office:value-type="float" office:value="87.78" calcext:value-type="float">
            <text:p>87.8 </text:p>
          </table:table-cell>
          <table:table-cell office:value-type="string" calcext:value-type="string">
            <text:p>..</text:p>
          </table:table-cell>
          <table:table-cell office:value-type="float" office:value="76.16199" calcext:value-type="float">
            <text:p>76.2 </text:p>
          </table:table-cell>
          <table:table-cell office:value-type="float" office:value="90.23018" calcext:value-type="float">
            <text:p>90.2 </text:p>
          </table:table-cell>
          <table:table-cell office:value-type="float" office:value="86.70902" calcext:value-type="float">
            <text:p>86.7 </text:p>
          </table:table-cell>
          <table:table-cell office:value-type="float" office:value="87.24002" calcext:value-type="float">
            <text:p>87.2 </text:p>
          </table:table-cell>
          <table:table-cell office:value-type="float" office:value="98.5" calcext:value-type="float">
            <text:p>98.5 </text:p>
          </table:table-cell>
          <table:table-cell office:value-type="float" office:value="84.98859" calcext:value-type="float">
            <text:p>85.0 </text:p>
          </table:table-cell>
          <table:table-cell office:value-type="float" office:value="81.43472" calcext:value-type="float">
            <text:p>81.4 </text:p>
          </table:table-cell>
          <table:table-cell office:value-type="float" office:value="78.0433" calcext:value-type="float">
            <text:p>78.0 </text:p>
          </table:table-cell>
          <table:table-cell office:value-type="float" office:value="83.04502" calcext:value-type="float">
            <text:p>83.0 </text:p>
          </table:table-cell>
          <table:table-cell office:value-type="float" office:value="77.01573" calcext:value-type="float">
            <text:p>77.0 </text:p>
          </table:table-cell>
          <table:table-cell office:value-type="float" office:value="83.41" calcext:value-type="float">
            <text:p>83.4 </text:p>
          </table:table-cell>
          <table:table-cell office:value-type="float" office:value="80.94862" calcext:value-type="float">
            <text:p>80.9 </text:p>
          </table:table-cell>
          <table:table-cell office:value-type="float" office:value="87.35282" calcext:value-type="float">
            <text:p>87.4 </text:p>
          </table:table-cell>
          <table:table-cell office:value-type="float" office:value="78.61018" calcext:value-type="float">
            <text:p>78.6 </text:p>
          </table:table-cell>
          <table:table-cell office:value-type="float" office:value="87.63" calcext:value-type="float">
            <text:p>87.6 </text:p>
          </table:table-cell>
          <table:table-cell office:value-type="float" office:value="88.46289" calcext:value-type="float">
            <text:p>88.5 </text:p>
          </table:table-cell>
          <table:table-cell office:value-type="float" office:value="94.10233" calcext:value-type="float">
            <text:p>94.1 </text:p>
          </table:table-cell>
          <table:table-cell office:value-type="float" office:value="81.7" calcext:value-type="float">
            <text:p>81.7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7M10</text:p>
          </table:table-cell>
          <table:table-cell table:style-name="ce5" office:value-type="float" office:value="83.30441" calcext:value-type="float">
            <text:p>83.3 </text:p>
          </table:table-cell>
          <table:table-cell table:style-name="ce5" office:value-type="float" office:value="83.42896" calcext:value-type="float">
            <text:p>83.4 </text:p>
          </table:table-cell>
          <table:table-cell table:style-name="ce5" office:value-type="float" office:value="85.1329" calcext:value-type="float">
            <text:p>85.1 </text:p>
          </table:table-cell>
          <table:table-cell table:style-name="ce5" office:value-type="float" office:value="72.11163" calcext:value-type="float">
            <text:p>72.1 </text:p>
          </table:table-cell>
          <table:table-cell table:style-name="ce5" office:value-type="float" office:value="72.77713" calcext:value-type="float">
            <text:p>72.8 </text:p>
          </table:table-cell>
          <table:table-cell table:style-name="ce5" office:value-type="float" office:value="58.10722" calcext:value-type="float">
            <text:p>58.1 </text:p>
          </table:table-cell>
          <table:table-cell table:style-name="ce5" office:value-type="float" office:value="85.4" calcext:value-type="float">
            <text:p>85.4 </text:p>
          </table:table-cell>
          <table:table-cell table:style-name="ce5" office:value-type="float" office:value="83.1" calcext:value-type="float">
            <text:p>83.1 </text:p>
          </table:table-cell>
          <table:table-cell table:style-name="ce5" office:value-type="float" office:value="84.12788" calcext:value-type="float">
            <text:p>84.1 </text:p>
          </table:table-cell>
          <table:table-cell table:style-name="ce5" office:value-type="float" office:value="87.92" calcext:value-type="float">
            <text:p>87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6.23377" calcext:value-type="float">
            <text:p>76.2 </text:p>
          </table:table-cell>
          <table:table-cell table:style-name="ce5" office:value-type="float" office:value="90.23018" calcext:value-type="float">
            <text:p>90.2 </text:p>
          </table:table-cell>
          <table:table-cell table:style-name="ce5" office:value-type="float" office:value="86.50571" calcext:value-type="float">
            <text:p>86.5 </text:p>
          </table:table-cell>
          <table:table-cell table:style-name="ce5" office:value-type="float" office:value="87.36333" calcext:value-type="float">
            <text:p>87.4 </text:p>
          </table:table-cell>
          <table:table-cell table:style-name="ce5" office:value-type="float" office:value="98.5" calcext:value-type="float">
            <text:p>98.5 </text:p>
          </table:table-cell>
          <table:table-cell table:style-name="ce5" office:value-type="float" office:value="85.0679" calcext:value-type="float">
            <text:p>85.1 </text:p>
          </table:table-cell>
          <table:table-cell table:style-name="ce5" office:value-type="float" office:value="82.56413" calcext:value-type="float">
            <text:p>82.6 </text:p>
          </table:table-cell>
          <table:table-cell table:style-name="ce5" office:value-type="float" office:value="78.0272" calcext:value-type="float">
            <text:p>78.0 </text:p>
          </table:table-cell>
          <table:table-cell table:style-name="ce5" office:value-type="float" office:value="83.16985" calcext:value-type="float">
            <text:p>83.2 </text:p>
          </table:table-cell>
          <table:table-cell table:style-name="ce5" office:value-type="float" office:value="77.60769" calcext:value-type="float">
            <text:p>77.6 </text:p>
          </table:table-cell>
          <table:table-cell table:style-name="ce5" office:value-type="float" office:value="83.36" calcext:value-type="float">
            <text:p>83.4 </text:p>
          </table:table-cell>
          <table:table-cell table:style-name="ce5" office:value-type="float" office:value="81.10672" calcext:value-type="float">
            <text:p>81.1 </text:p>
          </table:table-cell>
          <table:table-cell table:style-name="ce5" office:value-type="float" office:value="87.5862" calcext:value-type="float">
            <text:p>87.6 </text:p>
          </table:table-cell>
          <table:table-cell table:style-name="ce5" office:value-type="float" office:value="78.79224" calcext:value-type="float">
            <text:p>78.8 </text:p>
          </table:table-cell>
          <table:table-cell table:style-name="ce5" office:value-type="float" office:value="87.05" calcext:value-type="float">
            <text:p>87.1 </text:p>
          </table:table-cell>
          <table:table-cell table:style-name="ce5" office:value-type="float" office:value="88.51002" calcext:value-type="float">
            <text:p>88.5 </text:p>
          </table:table-cell>
          <table:table-cell table:style-name="ce5" office:value-type="float" office:value="94.06411" calcext:value-type="float">
            <text:p>94.1 </text:p>
          </table:table-cell>
          <table:table-cell table:style-name="ce5" office:value-type="float" office:value="82.1" calcext:value-type="float">
            <text:p>82.1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7M11</text:p>
          </table:table-cell>
          <table:table-cell office:value-type="float" office:value="83.14217" calcext:value-type="float">
            <text:p>83.1 </text:p>
          </table:table-cell>
          <table:table-cell office:value-type="float" office:value="83.39066" calcext:value-type="float">
            <text:p>83.4 </text:p>
          </table:table-cell>
          <table:table-cell office:value-type="float" office:value="85.20623" calcext:value-type="float">
            <text:p>85.2 </text:p>
          </table:table-cell>
          <table:table-cell office:value-type="float" office:value="72.8041" calcext:value-type="float">
            <text:p>72.8 </text:p>
          </table:table-cell>
          <table:table-cell office:value-type="float" office:value="73.08755" calcext:value-type="float">
            <text:p>73.1 </text:p>
          </table:table-cell>
          <table:table-cell office:value-type="float" office:value="58.89464" calcext:value-type="float">
            <text:p>58.9 </text:p>
          </table:table-cell>
          <table:table-cell office:value-type="float" office:value="85.3" calcext:value-type="float">
            <text:p>85.3 </text:p>
          </table:table-cell>
          <table:table-cell office:value-type="float" office:value="83.1" calcext:value-type="float">
            <text:p>83.1 </text:p>
          </table:table-cell>
          <table:table-cell office:value-type="float" office:value="84.60589" calcext:value-type="float">
            <text:p>84.6 </text:p>
          </table:table-cell>
          <table:table-cell office:value-type="float" office:value="87.97" calcext:value-type="float">
            <text:p>88.0 </text:p>
          </table:table-cell>
          <table:table-cell office:value-type="string" calcext:value-type="string">
            <text:p>..</text:p>
          </table:table-cell>
          <table:table-cell office:value-type="float" office:value="76.44913" calcext:value-type="float">
            <text:p>76.4 </text:p>
          </table:table-cell>
          <table:table-cell office:value-type="float" office:value="90.12788" calcext:value-type="float">
            <text:p>90.1 </text:p>
          </table:table-cell>
          <table:table-cell office:value-type="float" office:value="86.50571" calcext:value-type="float">
            <text:p>86.5 </text:p>
          </table:table-cell>
          <table:table-cell office:value-type="float" office:value="87.42498" calcext:value-type="float">
            <text:p>87.4 </text:p>
          </table:table-cell>
          <table:table-cell office:value-type="float" office:value="98.3" calcext:value-type="float">
            <text:p>98.3 </text:p>
          </table:table-cell>
          <table:table-cell office:value-type="float" office:value="85.14829" calcext:value-type="float">
            <text:p>85.1 </text:p>
          </table:table-cell>
          <table:table-cell office:value-type="float" office:value="83.08777" calcext:value-type="float">
            <text:p>83.1 </text:p>
          </table:table-cell>
          <table:table-cell office:value-type="float" office:value="78.877" calcext:value-type="float">
            <text:p>78.9 </text:p>
          </table:table-cell>
          <table:table-cell office:value-type="float" office:value="83.26346" calcext:value-type="float">
            <text:p>83.3 </text:p>
          </table:table-cell>
          <table:table-cell office:value-type="float" office:value="78.36364" calcext:value-type="float">
            <text:p>78.4 </text:p>
          </table:table-cell>
          <table:table-cell office:value-type="float" office:value="83.28" calcext:value-type="float">
            <text:p>83.3 </text:p>
          </table:table-cell>
          <table:table-cell office:value-type="float" office:value="81.18577" calcext:value-type="float">
            <text:p>81.2 </text:p>
          </table:table-cell>
          <table:table-cell office:value-type="float" office:value="87.63482" calcext:value-type="float">
            <text:p>87.6 </text:p>
          </table:table-cell>
          <table:table-cell office:value-type="float" office:value="79.20191" calcext:value-type="float">
            <text:p>79.2 </text:p>
          </table:table-cell>
          <table:table-cell office:value-type="float" office:value="87.31" calcext:value-type="float">
            <text:p>87.3 </text:p>
          </table:table-cell>
          <table:table-cell office:value-type="float" office:value="88.44361" calcext:value-type="float">
            <text:p>88.4 </text:p>
          </table:table-cell>
          <table:table-cell office:value-type="float" office:value="94.21444" calcext:value-type="float">
            <text:p>94.2 </text:p>
          </table:table-cell>
          <table:table-cell office:value-type="float" office:value="82.1" calcext:value-type="float">
            <text:p>82.1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7M12</text:p>
          </table:table-cell>
          <table:table-cell table:style-name="ce5" office:value-type="float" office:value="83.62886" calcext:value-type="float">
            <text:p>83.6 </text:p>
          </table:table-cell>
          <table:table-cell table:style-name="ce5" office:value-type="float" office:value="83.85032" calcext:value-type="float">
            <text:p>83.9 </text:p>
          </table:table-cell>
          <table:table-cell table:style-name="ce5" office:value-type="float" office:value="85.42622" calcext:value-type="float">
            <text:p>85.4 </text:p>
          </table:table-cell>
          <table:table-cell table:style-name="ce5" office:value-type="float" office:value="73.79902" calcext:value-type="float">
            <text:p>73.8 </text:p>
          </table:table-cell>
          <table:table-cell table:style-name="ce5" office:value-type="float" office:value="73.39796" calcext:value-type="float">
            <text:p>73.4 </text:p>
          </table:table-cell>
          <table:table-cell table:style-name="ce5" office:value-type="float" office:value="59.52031" calcext:value-type="float">
            <text:p>59.5 </text:p>
          </table:table-cell>
          <table:table-cell table:style-name="ce5" office:value-type="float" office:value="85.6" calcext:value-type="float">
            <text:p>85.6 </text:p>
          </table:table-cell>
          <table:table-cell table:style-name="ce5" office:value-type="float" office:value="83.1" calcext:value-type="float">
            <text:p>83.1 </text:p>
          </table:table-cell>
          <table:table-cell table:style-name="ce5" office:value-type="float" office:value="84.7797" calcext:value-type="float">
            <text:p>84.8 </text:p>
          </table:table-cell>
          <table:table-cell table:style-name="ce5" office:value-type="float" office:value="88.33" calcext:value-type="float">
            <text:p>88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6.59269" calcext:value-type="float">
            <text:p>76.6 </text:p>
          </table:table-cell>
          <table:table-cell table:style-name="ce5" office:value-type="float" office:value="90.33248" calcext:value-type="float">
            <text:p>90.3 </text:p>
          </table:table-cell>
          <table:table-cell table:style-name="ce5" office:value-type="float" office:value="86.40407" calcext:value-type="float">
            <text:p>86.4 </text:p>
          </table:table-cell>
          <table:table-cell table:style-name="ce5" office:value-type="float" office:value="87.6716" calcext:value-type="float">
            <text:p>87.7 </text:p>
          </table:table-cell>
          <table:table-cell table:style-name="ce5" office:value-type="float" office:value="98.5" calcext:value-type="float">
            <text:p>98.5 </text:p>
          </table:table-cell>
          <table:table-cell table:style-name="ce5" office:value-type="float" office:value="85.30799" calcext:value-type="float">
            <text:p>85.3 </text:p>
          </table:table-cell>
          <table:table-cell table:style-name="ce5" office:value-type="float" office:value="83.84691" calcext:value-type="float">
            <text:p>83.8 </text:p>
          </table:table-cell>
          <table:table-cell table:style-name="ce5" office:value-type="float" office:value="79.3286" calcext:value-type="float">
            <text:p>79.3 </text:p>
          </table:table-cell>
          <table:table-cell table:style-name="ce5" office:value-type="float" office:value="83.36488" calcext:value-type="float">
            <text:p>83.4 </text:p>
          </table:table-cell>
          <table:table-cell table:style-name="ce5" office:value-type="float" office:value="78.58353" calcext:value-type="float">
            <text:p>78.6 </text:p>
          </table:table-cell>
          <table:table-cell table:style-name="ce5" office:value-type="float" office:value="83.23" calcext:value-type="float">
            <text:p>83.2 </text:p>
          </table:table-cell>
          <table:table-cell table:style-name="ce5" office:value-type="float" office:value="81.42293" calcext:value-type="float">
            <text:p>81.4 </text:p>
          </table:table-cell>
          <table:table-cell table:style-name="ce5" office:value-type="float" office:value="87.66399" calcext:value-type="float">
            <text:p>87.7 </text:p>
          </table:table-cell>
          <table:table-cell table:style-name="ce5" office:value-type="float" office:value="79.4295" calcext:value-type="float">
            <text:p>79.4 </text:p>
          </table:table-cell>
          <table:table-cell table:style-name="ce5" office:value-type="float" office:value="88.02" calcext:value-type="float">
            <text:p>88.0 </text:p>
          </table:table-cell>
          <table:table-cell table:style-name="ce5" office:value-type="float" office:value="88.89774" calcext:value-type="float">
            <text:p>88.9 </text:p>
          </table:table-cell>
          <table:table-cell table:style-name="ce5" office:value-type="float" office:value="94.31173" calcext:value-type="float">
            <text:p>94.3 </text:p>
          </table:table-cell>
          <table:table-cell table:style-name="ce5" office:value-type="float" office:value="82.5" calcext:value-type="float">
            <text:p>82.5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8M1</text:p>
          </table:table-cell>
          <table:table-cell office:value-type="float" office:value="83.70998" calcext:value-type="float">
            <text:p>83.7 </text:p>
          </table:table-cell>
          <table:table-cell office:value-type="float" office:value="83.61092" calcext:value-type="float">
            <text:p>83.6 </text:p>
          </table:table-cell>
          <table:table-cell office:value-type="float" office:value="85.20623" calcext:value-type="float">
            <text:p>85.2 </text:p>
          </table:table-cell>
          <table:table-cell office:value-type="float" office:value="74.04575" calcext:value-type="float">
            <text:p>74.0 </text:p>
          </table:table-cell>
          <table:table-cell office:value-type="float" office:value="74.08088" calcext:value-type="float">
            <text:p>74.1 </text:p>
          </table:table-cell>
          <table:table-cell office:value-type="float" office:value="60.14035" calcext:value-type="float">
            <text:p>60.1 </text:p>
          </table:table-cell>
          <table:table-cell office:value-type="float" office:value="88.7" calcext:value-type="float">
            <text:p>88.7 </text:p>
          </table:table-cell>
          <table:table-cell office:value-type="float" office:value="83.8" calcext:value-type="float">
            <text:p>83.8 </text:p>
          </table:table-cell>
          <table:table-cell office:value-type="float" office:value="86.47443" calcext:value-type="float">
            <text:p>86.5 </text:p>
          </table:table-cell>
          <table:table-cell office:value-type="float" office:value="88.43" calcext:value-type="float">
            <text:p>88.4 </text:p>
          </table:table-cell>
          <table:table-cell office:value-type="string" calcext:value-type="string">
            <text:p>..</text:p>
          </table:table-cell>
          <table:table-cell office:value-type="float" office:value="77.74122" calcext:value-type="float">
            <text:p>77.7 </text:p>
          </table:table-cell>
          <table:table-cell office:value-type="float" office:value="90.53709" calcext:value-type="float">
            <text:p>90.5 </text:p>
          </table:table-cell>
          <table:table-cell office:value-type="float" office:value="86.30241" calcext:value-type="float">
            <text:p>86.3 </text:p>
          </table:table-cell>
          <table:table-cell office:value-type="float" office:value="87.97987" calcext:value-type="float">
            <text:p>88.0 </text:p>
          </table:table-cell>
          <table:table-cell office:value-type="float" office:value="98.4" calcext:value-type="float">
            <text:p>98.4 </text:p>
          </table:table-cell>
          <table:table-cell office:value-type="float" office:value="85.62846" calcext:value-type="float">
            <text:p>85.6 </text:p>
          </table:table-cell>
          <table:table-cell office:value-type="float" office:value="86.66652" calcext:value-type="float">
            <text:p>86.7 </text:p>
          </table:table-cell>
          <table:table-cell office:value-type="float" office:value="80.4561" calcext:value-type="float">
            <text:p>80.5 </text:p>
          </table:table-cell>
          <table:table-cell office:value-type="float" office:value="83.87976" calcext:value-type="float">
            <text:p>83.9 </text:p>
          </table:table-cell>
          <table:table-cell office:value-type="float" office:value="78.97299" calcext:value-type="float">
            <text:p>79.0 </text:p>
          </table:table-cell>
          <table:table-cell office:value-type="float" office:value="84.23" calcext:value-type="float">
            <text:p>84.2 </text:p>
          </table:table-cell>
          <table:table-cell office:value-type="float" office:value="82.68774" calcext:value-type="float">
            <text:p>82.7 </text:p>
          </table:table-cell>
          <table:table-cell office:value-type="float" office:value="88.57807" calcext:value-type="float">
            <text:p>88.6 </text:p>
          </table:table-cell>
          <table:table-cell office:value-type="float" office:value="81.25024" calcext:value-type="float">
            <text:p>81.3 </text:p>
          </table:table-cell>
          <table:table-cell office:value-type="float" office:value="88.56" calcext:value-type="float">
            <text:p>88.6 </text:p>
          </table:table-cell>
          <table:table-cell office:value-type="float" office:value="89.34329" calcext:value-type="float">
            <text:p>89.3 </text:p>
          </table:table-cell>
          <table:table-cell office:value-type="float" office:value="94.5158" calcext:value-type="float">
            <text:p>94.5 </text:p>
          </table:table-cell>
          <table:table-cell office:value-type="float" office:value="82.6" calcext:value-type="float">
            <text:p>82.6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8M2</text:p>
          </table:table-cell>
          <table:table-cell table:style-name="ce5" office:value-type="float" office:value="83.95332" calcext:value-type="float">
            <text:p>84.0 </text:p>
          </table:table-cell>
          <table:table-cell table:style-name="ce5" office:value-type="float" office:value="84.16634" calcext:value-type="float">
            <text:p>84.2 </text:p>
          </table:table-cell>
          <table:table-cell table:style-name="ce5" office:value-type="float" office:value="85.71952" calcext:value-type="float">
            <text:p>85.7 </text:p>
          </table:table-cell>
          <table:table-cell table:style-name="ce5" office:value-type="float" office:value="74.71434" calcext:value-type="float">
            <text:p>74.7 </text:p>
          </table:table-cell>
          <table:table-cell table:style-name="ce5" office:value-type="float" office:value="74.8414" calcext:value-type="float">
            <text:p>74.8 </text:p>
          </table:table-cell>
          <table:table-cell table:style-name="ce5" office:value-type="float" office:value="61.00865" calcext:value-type="float">
            <text:p>61.0 </text:p>
          </table:table-cell>
          <table:table-cell table:style-name="ce5" office:value-type="float" office:value="89.4" calcext:value-type="float">
            <text:p>89.4 </text:p>
          </table:table-cell>
          <table:table-cell table:style-name="ce5" office:value-type="float" office:value="85" calcext:value-type="float">
            <text:p>85.0 </text:p>
          </table:table-cell>
          <table:table-cell table:style-name="ce5" office:value-type="float" office:value="87.1697" calcext:value-type="float">
            <text:p>87.2 </text:p>
          </table:table-cell>
          <table:table-cell table:style-name="ce5" office:value-type="float" office:value="88.74" calcext:value-type="float">
            <text:p>88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8.24371" calcext:value-type="float">
            <text:p>78.2 </text:p>
          </table:table-cell>
          <table:table-cell table:style-name="ce5" office:value-type="float" office:value="91.3555" calcext:value-type="float">
            <text:p>91.4 </text:p>
          </table:table-cell>
          <table:table-cell table:style-name="ce5" office:value-type="float" office:value="86.30241" calcext:value-type="float">
            <text:p>86.3 </text:p>
          </table:table-cell>
          <table:table-cell table:style-name="ce5" office:value-type="float" office:value="88.34979" calcext:value-type="float">
            <text:p>88.3 </text:p>
          </table:table-cell>
          <table:table-cell table:style-name="ce5" office:value-type="float" office:value="98.3" calcext:value-type="float">
            <text:p>98.3 </text:p>
          </table:table-cell>
          <table:table-cell table:style-name="ce5" office:value-type="float" office:value="85.94787" calcext:value-type="float">
            <text:p>85.9 </text:p>
          </table:table-cell>
          <table:table-cell table:style-name="ce5" office:value-type="float" office:value="87.47003" calcext:value-type="float">
            <text:p>87.5 </text:p>
          </table:table-cell>
          <table:table-cell table:style-name="ce5" office:value-type="float" office:value="81.5837" calcext:value-type="float">
            <text:p>81.6 </text:p>
          </table:table-cell>
          <table:table-cell table:style-name="ce5" office:value-type="float" office:value="84.01238" calcext:value-type="float">
            <text:p>84.0 </text:p>
          </table:table-cell>
          <table:table-cell table:style-name="ce5" office:value-type="float" office:value="79.39351" calcext:value-type="float">
            <text:p>79.4 </text:p>
          </table:table-cell>
          <table:table-cell table:style-name="ce5" office:value-type="float" office:value="84.51" calcext:value-type="float">
            <text:p>84.5 </text:p>
          </table:table-cell>
          <table:table-cell table:style-name="ce5" office:value-type="float" office:value="83.00395" calcext:value-type="float">
            <text:p>83.0 </text:p>
          </table:table-cell>
          <table:table-cell table:style-name="ce5" office:value-type="float" office:value="88.79201" calcext:value-type="float">
            <text:p>88.8 </text:p>
          </table:table-cell>
          <table:table-cell table:style-name="ce5" office:value-type="float" office:value="82.02405" calcext:value-type="float">
            <text:p>82.0 </text:p>
          </table:table-cell>
          <table:table-cell table:style-name="ce5" office:value-type="float" office:value="88.92" calcext:value-type="float">
            <text:p>88.9 </text:p>
          </table:table-cell>
          <table:table-cell table:style-name="ce5" office:value-type="float" office:value="89.83169" calcext:value-type="float">
            <text:p>89.8 </text:p>
          </table:table-cell>
          <table:table-cell table:style-name="ce5" office:value-type="float" office:value="94.9083" calcext:value-type="float">
            <text:p>94.9 </text:p>
          </table:table-cell>
          <table:table-cell table:style-name="ce5" office:value-type="float" office:value="82.7" calcext:value-type="float">
            <text:p>82.7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8M3</text:p>
          </table:table-cell>
          <table:table-cell office:value-type="float" office:value="84.19666" calcext:value-type="float">
            <text:p>84.2 </text:p>
          </table:table-cell>
          <table:table-cell office:value-type="float" office:value="84.4632" calcext:value-type="float">
            <text:p>84.5 </text:p>
          </table:table-cell>
          <table:table-cell office:value-type="float" office:value="85.86618" calcext:value-type="float">
            <text:p>85.9 </text:p>
          </table:table-cell>
          <table:table-cell office:value-type="float" office:value="75.16802" calcext:value-type="float">
            <text:p>75.2 </text:p>
          </table:table-cell>
          <table:table-cell office:value-type="float" office:value="75.33807" calcext:value-type="float">
            <text:p>75.3 </text:p>
          </table:table-cell>
          <table:table-cell office:value-type="float" office:value="61.185" calcext:value-type="float">
            <text:p>61.2 </text:p>
          </table:table-cell>
          <table:table-cell office:value-type="float" office:value="89.6" calcext:value-type="float">
            <text:p>89.6 </text:p>
          </table:table-cell>
          <table:table-cell office:value-type="float" office:value="85" calcext:value-type="float">
            <text:p>85.0 </text:p>
          </table:table-cell>
          <table:table-cell office:value-type="float" office:value="87.77806" calcext:value-type="float">
            <text:p>87.8 </text:p>
          </table:table-cell>
          <table:table-cell office:value-type="float" office:value="88.93" calcext:value-type="float">
            <text:p>88.9 </text:p>
          </table:table-cell>
          <table:table-cell office:value-type="string" calcext:value-type="string">
            <text:p>..</text:p>
          </table:table-cell>
          <table:table-cell office:value-type="float" office:value="78.6744" calcext:value-type="float">
            <text:p>78.7 </text:p>
          </table:table-cell>
          <table:table-cell office:value-type="float" office:value="92.17391" calcext:value-type="float">
            <text:p>92.2 </text:p>
          </table:table-cell>
          <table:table-cell office:value-type="float" office:value="86.70902" calcext:value-type="float">
            <text:p>86.7 </text:p>
          </table:table-cell>
          <table:table-cell office:value-type="float" office:value="88.78136" calcext:value-type="float">
            <text:p>88.8 </text:p>
          </table:table-cell>
          <table:table-cell office:value-type="float" office:value="98.5" calcext:value-type="float">
            <text:p>98.5 </text:p>
          </table:table-cell>
          <table:table-cell office:value-type="float" office:value="87.06684" calcext:value-type="float">
            <text:p>87.1 </text:p>
          </table:table-cell>
          <table:table-cell office:value-type="float" office:value="88.9255" calcext:value-type="float">
            <text:p>88.9 </text:p>
          </table:table-cell>
          <table:table-cell office:value-type="float" office:value="82.7602" calcext:value-type="float">
            <text:p>82.8 </text:p>
          </table:table-cell>
          <table:table-cell office:value-type="float" office:value="84.62089" calcext:value-type="float">
            <text:p>84.6 </text:p>
          </table:table-cell>
          <table:table-cell office:value-type="float" office:value="79.84261" calcext:value-type="float">
            <text:p>79.8 </text:p>
          </table:table-cell>
          <table:table-cell office:value-type="float" office:value="84.48" calcext:value-type="float">
            <text:p>84.5 </text:p>
          </table:table-cell>
          <table:table-cell office:value-type="float" office:value="83.32016" calcext:value-type="float">
            <text:p>83.3 </text:p>
          </table:table-cell>
          <table:table-cell office:value-type="float" office:value="89.13235" calcext:value-type="float">
            <text:p>89.1 </text:p>
          </table:table-cell>
          <table:table-cell office:value-type="float" office:value="82.25164" calcext:value-type="float">
            <text:p>82.3 </text:p>
          </table:table-cell>
          <table:table-cell office:value-type="float" office:value="89.24" calcext:value-type="float">
            <text:p>89.2 </text:p>
          </table:table-cell>
          <table:table-cell office:value-type="float" office:value="90.53001" calcext:value-type="float">
            <text:p>90.5 </text:p>
          </table:table-cell>
          <table:table-cell office:value-type="float" office:value="95.04472" calcext:value-type="float">
            <text:p>95.0 </text:p>
          </table:table-cell>
          <table:table-cell office:value-type="float" office:value="82.9" calcext:value-type="float">
            <text:p>82.9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8M4</text:p>
          </table:table-cell>
          <table:table-cell table:style-name="ce5" office:value-type="float" office:value="84.19666" calcext:value-type="float">
            <text:p>84.2 </text:p>
          </table:table-cell>
          <table:table-cell table:style-name="ce5" office:value-type="float" office:value="83.98439" calcext:value-type="float">
            <text:p>84.0 </text:p>
          </table:table-cell>
          <table:table-cell table:style-name="ce5" office:value-type="float" office:value="86.30614" calcext:value-type="float">
            <text:p>86.3 </text:p>
          </table:table-cell>
          <table:table-cell table:style-name="ce5" office:value-type="float" office:value="75.47844" calcext:value-type="float">
            <text:p>75.5 </text:p>
          </table:table-cell>
          <table:table-cell table:style-name="ce5" office:value-type="float" office:value="75.65624" calcext:value-type="float">
            <text:p>75.7 </text:p>
          </table:table-cell>
          <table:table-cell table:style-name="ce5" office:value-type="float" office:value="61.82752" calcext:value-type="float">
            <text:p>61.8 </text:p>
          </table:table-cell>
          <table:table-cell table:style-name="ce5" office:value-type="float" office:value="89.9" calcext:value-type="float">
            <text:p>89.9 </text:p>
          </table:table-cell>
          <table:table-cell table:style-name="ce5" office:value-type="float" office:value="85.1" calcext:value-type="float">
            <text:p>85.1 </text:p>
          </table:table-cell>
          <table:table-cell table:style-name="ce5" office:value-type="float" office:value="88.29951" calcext:value-type="float">
            <text:p>88.3 </text:p>
          </table:table-cell>
          <table:table-cell table:style-name="ce5" office:value-type="float" office:value="89.22" calcext:value-type="float">
            <text:p>89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8.60262" calcext:value-type="float">
            <text:p>78.6 </text:p>
          </table:table-cell>
          <table:table-cell table:style-name="ce5" office:value-type="float" office:value="92.27621" calcext:value-type="float">
            <text:p>92.3 </text:p>
          </table:table-cell>
          <table:table-cell table:style-name="ce5" office:value-type="float" office:value="88.03049" calcext:value-type="float">
            <text:p>88.0 </text:p>
          </table:table-cell>
          <table:table-cell table:style-name="ce5" office:value-type="float" office:value="88.84302" calcext:value-type="float">
            <text:p>88.8 </text:p>
          </table:table-cell>
          <table:table-cell table:style-name="ce5" office:value-type="float" office:value="98.5" calcext:value-type="float">
            <text:p>98.5 </text:p>
          </table:table-cell>
          <table:table-cell table:style-name="ce5" office:value-type="float" office:value="87.30693" calcext:value-type="float">
            <text:p>87.3 </text:p>
          </table:table-cell>
          <table:table-cell table:style-name="ce5" office:value-type="float" office:value="89.55597" calcext:value-type="float">
            <text:p>89.6 </text:p>
          </table:table-cell>
          <table:table-cell table:style-name="ce5" office:value-type="float" office:value="83.6369" calcext:value-type="float">
            <text:p>83.6 </text:p>
          </table:table-cell>
          <table:table-cell table:style-name="ce5" office:value-type="float" office:value="84.93294" calcext:value-type="float">
            <text:p>84.9 </text:p>
          </table:table-cell>
          <table:table-cell table:style-name="ce5" office:value-type="float" office:value="79.61092" calcext:value-type="float">
            <text:p>79.6 </text:p>
          </table:table-cell>
          <table:table-cell table:style-name="ce5" office:value-type="float" office:value="84.74" calcext:value-type="float">
            <text:p>84.7 </text:p>
          </table:table-cell>
          <table:table-cell table:style-name="ce5" office:value-type="float" office:value="83.79446" calcext:value-type="float">
            <text:p>83.8 </text:p>
          </table:table-cell>
          <table:table-cell table:style-name="ce5" office:value-type="float" office:value="89.23932" calcext:value-type="float">
            <text:p>89.2 </text:p>
          </table:table-cell>
          <table:table-cell table:style-name="ce5" office:value-type="float" office:value="82.29716" calcext:value-type="float">
            <text:p>82.3 </text:p>
          </table:table-cell>
          <table:table-cell table:style-name="ce5" office:value-type="float" office:value="89.65" calcext:value-type="float">
            <text:p>89.7 </text:p>
          </table:table-cell>
          <table:table-cell table:style-name="ce5" office:value-type="float" office:value="90.68638" calcext:value-type="float">
            <text:p>90.7 </text:p>
          </table:table-cell>
          <table:table-cell table:style-name="ce5" office:value-type="float" office:value="95.18446" calcext:value-type="float">
            <text:p>95.2 </text:p>
          </table:table-cell>
          <table:table-cell table:style-name="ce5" office:value-type="float" office:value="83.6" calcext:value-type="float">
            <text:p>83.6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8M5</text:p>
          </table:table-cell>
          <table:table-cell office:value-type="float" office:value="84.76447" calcext:value-type="float">
            <text:p>84.8 </text:p>
          </table:table-cell>
          <table:table-cell office:value-type="float" office:value="84.45363" calcext:value-type="float">
            <text:p>84.5 </text:p>
          </table:table-cell>
          <table:table-cell office:value-type="float" office:value="87.03941" calcext:value-type="float">
            <text:p>87.0 </text:p>
          </table:table-cell>
          <table:table-cell office:value-type="float" office:value="75.98783" calcext:value-type="float">
            <text:p>76.0 </text:p>
          </table:table-cell>
          <table:table-cell office:value-type="float" office:value="75.95889" calcext:value-type="float">
            <text:p>76.0 </text:p>
          </table:table-cell>
          <table:table-cell office:value-type="float" office:value="63.0137" calcext:value-type="float">
            <text:p>63.0 </text:p>
          </table:table-cell>
          <table:table-cell office:value-type="float" office:value="90" calcext:value-type="float">
            <text:p>90.0 </text:p>
          </table:table-cell>
          <table:table-cell office:value-type="float" office:value="85.2" calcext:value-type="float">
            <text:p>85.2 </text:p>
          </table:table-cell>
          <table:table-cell office:value-type="float" office:value="88.73406" calcext:value-type="float">
            <text:p>88.7 </text:p>
          </table:table-cell>
          <table:table-cell office:value-type="float" office:value="89.29" calcext:value-type="float">
            <text:p>89.3 </text:p>
          </table:table-cell>
          <table:table-cell office:value-type="string" calcext:value-type="string">
            <text:p>..</text:p>
          </table:table-cell>
          <table:table-cell office:value-type="float" office:value="79.1051" calcext:value-type="float">
            <text:p>79.1 </text:p>
          </table:table-cell>
          <table:table-cell office:value-type="float" office:value="92.89002" calcext:value-type="float">
            <text:p>92.9 </text:p>
          </table:table-cell>
          <table:table-cell office:value-type="float" office:value="88.03049" calcext:value-type="float">
            <text:p>88.0 </text:p>
          </table:table-cell>
          <table:table-cell office:value-type="float" office:value="89.2746" calcext:value-type="float">
            <text:p>89.3 </text:p>
          </table:table-cell>
          <table:table-cell office:value-type="float" office:value="98.6" calcext:value-type="float">
            <text:p>98.6 </text:p>
          </table:table-cell>
          <table:table-cell office:value-type="float" office:value="87.54701" calcext:value-type="float">
            <text:p>87.5 </text:p>
          </table:table-cell>
          <table:table-cell office:value-type="float" office:value="90.43186" calcext:value-type="float">
            <text:p>90.4 </text:p>
          </table:table-cell>
          <table:table-cell office:value-type="float" office:value="84.3118" calcext:value-type="float">
            <text:p>84.3 </text:p>
          </table:table-cell>
          <table:table-cell office:value-type="float" office:value="85.02656" calcext:value-type="float">
            <text:p>85.0 </text:p>
          </table:table-cell>
          <table:table-cell office:value-type="float" office:value="79.15064" calcext:value-type="float">
            <text:p>79.2 </text:p>
          </table:table-cell>
          <table:table-cell office:value-type="float" office:value="84.95" calcext:value-type="float">
            <text:p>85.0 </text:p>
          </table:table-cell>
          <table:table-cell office:value-type="float" office:value="84.03162" calcext:value-type="float">
            <text:p>84.0 </text:p>
          </table:table-cell>
          <table:table-cell office:value-type="float" office:value="89.28794" calcext:value-type="float">
            <text:p>89.3 </text:p>
          </table:table-cell>
          <table:table-cell office:value-type="float" office:value="82.3882" calcext:value-type="float">
            <text:p>82.4 </text:p>
          </table:table-cell>
          <table:table-cell office:value-type="float" office:value="89.97" calcext:value-type="float">
            <text:p>90.0 </text:p>
          </table:table-cell>
          <table:table-cell office:value-type="float" office:value="90.90808" calcext:value-type="float">
            <text:p>90.9 </text:p>
          </table:table-cell>
          <table:table-cell office:value-type="float" office:value="95.62627" calcext:value-type="float">
            <text:p>95.6 </text:p>
          </table:table-cell>
          <table:table-cell office:value-type="float" office:value="83.9" calcext:value-type="float">
            <text:p>83.9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8M6</text:p>
          </table:table-cell>
          <table:table-cell table:style-name="ce5" office:value-type="float" office:value="85.17004" calcext:value-type="float">
            <text:p>85.2 </text:p>
          </table:table-cell>
          <table:table-cell table:style-name="ce5" office:value-type="float" office:value="84.89414" calcext:value-type="float">
            <text:p>84.9 </text:p>
          </table:table-cell>
          <table:table-cell table:style-name="ce5" office:value-type="float" office:value="87.33273" calcext:value-type="float">
            <text:p>87.3 </text:p>
          </table:table-cell>
          <table:table-cell table:style-name="ce5" office:value-type="float" office:value="76.80765" calcext:value-type="float">
            <text:p>76.8 </text:p>
          </table:table-cell>
          <table:table-cell table:style-name="ce5" office:value-type="float" office:value="76.19947" calcext:value-type="float">
            <text:p>76.2 </text:p>
          </table:table-cell>
          <table:table-cell table:style-name="ce5" office:value-type="float" office:value="63.54501" calcext:value-type="float">
            <text:p>63.5 </text:p>
          </table:table-cell>
          <table:table-cell table:style-name="ce5" office:value-type="float" office:value="90.4" calcext:value-type="float">
            <text:p>90.4 </text:p>
          </table:table-cell>
          <table:table-cell table:style-name="ce5" office:value-type="float" office:value="85.3" calcext:value-type="float">
            <text:p>85.3 </text:p>
          </table:table-cell>
          <table:table-cell table:style-name="ce5" office:value-type="float" office:value="89.25552" calcext:value-type="float">
            <text:p>89.3 </text:p>
          </table:table-cell>
          <table:table-cell table:style-name="ce5" office:value-type="float" office:value="89.39" calcext:value-type="float">
            <text:p>89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9.32045" calcext:value-type="float">
            <text:p>79.3 </text:p>
          </table:table-cell>
          <table:table-cell table:style-name="ce5" office:value-type="float" office:value="93.29923" calcext:value-type="float">
            <text:p>93.3 </text:p>
          </table:table-cell>
          <table:table-cell table:style-name="ce5" office:value-type="float" office:value="88.33545" calcext:value-type="float">
            <text:p>88.3 </text:p>
          </table:table-cell>
          <table:table-cell table:style-name="ce5" office:value-type="float" office:value="89.45956" calcext:value-type="float">
            <text:p>89.5 </text:p>
          </table:table-cell>
          <table:table-cell table:style-name="ce5" office:value-type="float" office:value="98.7" calcext:value-type="float">
            <text:p>98.7 </text:p>
          </table:table-cell>
          <table:table-cell table:style-name="ce5" office:value-type="float" office:value="87.70779" calcext:value-type="float">
            <text:p>87.7 </text:p>
          </table:table-cell>
          <table:table-cell table:style-name="ce5" office:value-type="float" office:value="91.0932" calcext:value-type="float">
            <text:p>91.1 </text:p>
          </table:table-cell>
          <table:table-cell table:style-name="ce5" office:value-type="float" office:value="84.9332" calcext:value-type="float">
            <text:p>84.9 </text:p>
          </table:table-cell>
          <table:table-cell table:style-name="ce5" office:value-type="float" office:value="85.12017" calcext:value-type="float">
            <text:p>85.1 </text:p>
          </table:table-cell>
          <table:table-cell table:style-name="ce5" office:value-type="float" office:value="79.5078" calcext:value-type="float">
            <text:p>79.5 </text:p>
          </table:table-cell>
          <table:table-cell table:style-name="ce5" office:value-type="float" office:value="85.05" calcext:value-type="float">
            <text:p>85.1 </text:p>
          </table:table-cell>
          <table:table-cell table:style-name="ce5" office:value-type="float" office:value="84.42688" calcext:value-type="float">
            <text:p>84.4 </text:p>
          </table:table-cell>
          <table:table-cell table:style-name="ce5" office:value-type="float" office:value="89.41436" calcext:value-type="float">
            <text:p>89.4 </text:p>
          </table:table-cell>
          <table:table-cell table:style-name="ce5" office:value-type="float" office:value="82.70683" calcext:value-type="float">
            <text:p>82.7 </text:p>
          </table:table-cell>
          <table:table-cell table:style-name="ce5" office:value-type="float" office:value="90.92" calcext:value-type="float">
            <text:p>90.9 </text:p>
          </table:table-cell>
          <table:table-cell table:style-name="ce5" office:value-type="float" office:value="91.34507" calcext:value-type="float">
            <text:p>91.3 </text:p>
          </table:table-cell>
          <table:table-cell table:style-name="ce5" office:value-type="float" office:value="95.58805" calcext:value-type="float">
            <text:p>95.6 </text:p>
          </table:table-cell>
          <table:table-cell table:style-name="ce5" office:value-type="float" office:value="84.1" calcext:value-type="float">
            <text:p>84.1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8M7</text:p>
          </table:table-cell>
          <table:table-cell office:value-type="float" office:value="86.14341" calcext:value-type="float">
            <text:p>86.1 </text:p>
          </table:table-cell>
          <table:table-cell office:value-type="float" office:value="85.68898" calcext:value-type="float">
            <text:p>85.7 </text:p>
          </table:table-cell>
          <table:table-cell office:value-type="float" office:value="87.5527" calcext:value-type="float">
            <text:p>87.6 </text:p>
          </table:table-cell>
          <table:table-cell office:value-type="float" office:value="77.73093" calcext:value-type="float">
            <text:p>77.7 </text:p>
          </table:table-cell>
          <table:table-cell office:value-type="float" office:value="76.58749" calcext:value-type="float">
            <text:p>76.6 </text:p>
          </table:table-cell>
          <table:table-cell office:value-type="float" office:value="64.37062" calcext:value-type="float">
            <text:p>64.4 </text:p>
          </table:table-cell>
          <table:table-cell office:value-type="float" office:value="91.3" calcext:value-type="float">
            <text:p>91.3 </text:p>
          </table:table-cell>
          <table:table-cell office:value-type="float" office:value="86" calcext:value-type="float">
            <text:p>86.0 </text:p>
          </table:table-cell>
          <table:table-cell office:value-type="float" office:value="90.21152" calcext:value-type="float">
            <text:p>90.2 </text:p>
          </table:table-cell>
          <table:table-cell office:value-type="float" office:value="90.15" calcext:value-type="float">
            <text:p>90.2 </text:p>
          </table:table-cell>
          <table:table-cell office:value-type="string" calcext:value-type="string">
            <text:p>..</text:p>
          </table:table-cell>
          <table:table-cell office:value-type="float" office:value="80.03828" calcext:value-type="float">
            <text:p>80.0 </text:p>
          </table:table-cell>
          <table:table-cell office:value-type="float" office:value="93.70844" calcext:value-type="float">
            <text:p>93.7 </text:p>
          </table:table-cell>
          <table:table-cell office:value-type="float" office:value="89.14867" calcext:value-type="float">
            <text:p>89.1 </text:p>
          </table:table-cell>
          <table:table-cell office:value-type="float" office:value="89.95279" calcext:value-type="float">
            <text:p>90.0 </text:p>
          </table:table-cell>
          <table:table-cell office:value-type="float" office:value="98.9" calcext:value-type="float">
            <text:p>98.9 </text:p>
          </table:table-cell>
          <table:table-cell office:value-type="float" office:value="88.02612" calcext:value-type="float">
            <text:p>88.0 </text:p>
          </table:table-cell>
          <table:table-cell office:value-type="float" office:value="92.09728" calcext:value-type="float">
            <text:p>92.1 </text:p>
          </table:table-cell>
          <table:table-cell office:value-type="float" office:value="86.0504" calcext:value-type="float">
            <text:p>86.1 </text:p>
          </table:table-cell>
          <table:table-cell office:value-type="float" office:value="85.36981" calcext:value-type="float">
            <text:p>85.4 </text:p>
          </table:table-cell>
          <table:table-cell office:value-type="float" office:value="79.94758" calcext:value-type="float">
            <text:p>79.9 </text:p>
          </table:table-cell>
          <table:table-cell office:value-type="float" office:value="85.85" calcext:value-type="float">
            <text:p>85.9 </text:p>
          </table:table-cell>
          <table:table-cell office:value-type="float" office:value="84.82214" calcext:value-type="float">
            <text:p>84.8 </text:p>
          </table:table-cell>
          <table:table-cell office:value-type="float" office:value="89.50188" calcext:value-type="float">
            <text:p>89.5 </text:p>
          </table:table-cell>
          <table:table-cell office:value-type="float" office:value="83.11649" calcext:value-type="float">
            <text:p>83.1 </text:p>
          </table:table-cell>
          <table:table-cell office:value-type="float" office:value="92.76" calcext:value-type="float">
            <text:p>92.8 </text:p>
          </table:table-cell>
          <table:table-cell office:value-type="float" office:value="92.00376" calcext:value-type="float">
            <text:p>92.0 </text:p>
          </table:table-cell>
          <table:table-cell office:value-type="float" office:value="95.69452" calcext:value-type="float">
            <text:p>95.7 </text:p>
          </table:table-cell>
          <table:table-cell office:value-type="float" office:value="84.7" calcext:value-type="float">
            <text:p>84.7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8M8</text:p>
          </table:table-cell>
          <table:table-cell table:style-name="ce5" office:value-type="float" office:value="86.30563" calcext:value-type="float">
            <text:p>86.3 </text:p>
          </table:table-cell>
          <table:table-cell table:style-name="ce5" office:value-type="float" office:value="85.85178" calcext:value-type="float">
            <text:p>85.9 </text:p>
          </table:table-cell>
          <table:table-cell table:style-name="ce5" office:value-type="float" office:value="87.69936" calcext:value-type="float">
            <text:p>87.7 </text:p>
          </table:table-cell>
          <table:table-cell table:style-name="ce5" office:value-type="float" office:value="78.22441" calcext:value-type="float">
            <text:p>78.2 </text:p>
          </table:table-cell>
          <table:table-cell table:style-name="ce5" office:value-type="float" office:value="76.7427" calcext:value-type="float">
            <text:p>76.7 </text:p>
          </table:table-cell>
          <table:table-cell table:style-name="ce5" office:value-type="float" office:value="65.17489" calcext:value-type="float">
            <text:p>65.2 </text:p>
          </table:table-cell>
          <table:table-cell table:style-name="ce5" office:value-type="float" office:value="91.7" calcext:value-type="float">
            <text:p>91.7 </text:p>
          </table:table-cell>
          <table:table-cell table:style-name="ce5" office:value-type="float" office:value="85.8" calcext:value-type="float">
            <text:p>85.8 </text:p>
          </table:table-cell>
          <table:table-cell table:style-name="ce5" office:value-type="float" office:value="90.86333" calcext:value-type="float">
            <text:p>90.9 </text:p>
          </table:table-cell>
          <table:table-cell table:style-name="ce5" office:value-type="float" office:value="90.4" calcext:value-type="float">
            <text:p>90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0.3972" calcext:value-type="float">
            <text:p>80.4 </text:p>
          </table:table-cell>
          <table:table-cell table:style-name="ce5" office:value-type="float" office:value="94.73146" calcext:value-type="float">
            <text:p>94.7 </text:p>
          </table:table-cell>
          <table:table-cell table:style-name="ce5" office:value-type="float" office:value="90.47014" calcext:value-type="float">
            <text:p>90.5 </text:p>
          </table:table-cell>
          <table:table-cell table:style-name="ce5" office:value-type="float" office:value="90.63097" calcext:value-type="float">
            <text:p>90.6 </text:p>
          </table:table-cell>
          <table:table-cell table:style-name="ce5" office:value-type="float" office:value="99.3" calcext:value-type="float">
            <text:p>99.3 </text:p>
          </table:table-cell>
          <table:table-cell table:style-name="ce5" office:value-type="float" office:value="88.18581" calcext:value-type="float">
            <text:p>88.2 </text:p>
          </table:table-cell>
          <table:table-cell table:style-name="ce5" office:value-type="float" office:value="92.7729" calcext:value-type="float">
            <text:p>92.8 </text:p>
          </table:table-cell>
          <table:table-cell table:style-name="ce5" office:value-type="float" office:value="86.7945" calcext:value-type="float">
            <text:p>86.8 </text:p>
          </table:table-cell>
          <table:table-cell table:style-name="ce5" office:value-type="float" office:value="85.40882" calcext:value-type="float">
            <text:p>85.4 </text:p>
          </table:table-cell>
          <table:table-cell table:style-name="ce5" office:value-type="float" office:value="80.31841" calcext:value-type="float">
            <text:p>80.3 </text:p>
          </table:table-cell>
          <table:table-cell table:style-name="ce5" office:value-type="float" office:value="85.87" calcext:value-type="float">
            <text:p>85.9 </text:p>
          </table:table-cell>
          <table:table-cell table:style-name="ce5" office:value-type="float" office:value="84.98024" calcext:value-type="float">
            <text:p>85.0 </text:p>
          </table:table-cell>
          <table:table-cell table:style-name="ce5" office:value-type="float" office:value="89.86167" calcext:value-type="float">
            <text:p>89.9 </text:p>
          </table:table-cell>
          <table:table-cell table:style-name="ce5" office:value-type="float" office:value="84.02686" calcext:value-type="float">
            <text:p>84.0 </text:p>
          </table:table-cell>
          <table:table-cell table:style-name="ce5" office:value-type="float" office:value="93.53" calcext:value-type="float">
            <text:p>93.5 </text:p>
          </table:table-cell>
          <table:table-cell table:style-name="ce5" office:value-type="float" office:value="92.56499" calcext:value-type="float">
            <text:p>92.6 </text:p>
          </table:table-cell>
          <table:table-cell table:style-name="ce5" office:value-type="float" office:value="95.9247" calcext:value-type="float">
            <text:p>95.9 </text:p>
          </table:table-cell>
          <table:table-cell table:style-name="ce5" office:value-type="float" office:value="85.1" calcext:value-type="float">
            <text:p>85.1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8M9</text:p>
          </table:table-cell>
          <table:table-cell office:value-type="float" office:value="85.57561" calcext:value-type="float">
            <text:p>85.6 </text:p>
          </table:table-cell>
          <table:table-cell office:value-type="float" office:value="85.55491" calcext:value-type="float">
            <text:p>85.6 </text:p>
          </table:table-cell>
          <table:table-cell office:value-type="float" office:value="87.84602" calcext:value-type="float">
            <text:p>87.8 </text:p>
          </table:table-cell>
          <table:table-cell office:value-type="float" office:value="78.91687" calcext:value-type="float">
            <text:p>78.9 </text:p>
          </table:table-cell>
          <table:table-cell office:value-type="float" office:value="76.87463" calcext:value-type="float">
            <text:p>76.9 </text:p>
          </table:table-cell>
          <table:table-cell office:value-type="float" office:value="65.62757" calcext:value-type="float">
            <text:p>65.6 </text:p>
          </table:table-cell>
          <table:table-cell office:value-type="float" office:value="91.1" calcext:value-type="float">
            <text:p>91.1 </text:p>
          </table:table-cell>
          <table:table-cell office:value-type="float" office:value="85.7" calcext:value-type="float">
            <text:p>85.7 </text:p>
          </table:table-cell>
          <table:table-cell office:value-type="float" office:value="90.95024" calcext:value-type="float">
            <text:p>91.0 </text:p>
          </table:table-cell>
          <table:table-cell office:value-type="float" office:value="89.67" calcext:value-type="float">
            <text:p>89.7 </text:p>
          </table:table-cell>
          <table:table-cell office:value-type="string" calcext:value-type="string">
            <text:p>..</text:p>
          </table:table-cell>
          <table:table-cell office:value-type="float" office:value="79.82294" calcext:value-type="float">
            <text:p>79.8 </text:p>
          </table:table-cell>
          <table:table-cell office:value-type="float" office:value="95.14066" calcext:value-type="float">
            <text:p>95.1 </text:p>
          </table:table-cell>
          <table:table-cell office:value-type="float" office:value="90.16518" calcext:value-type="float">
            <text:p>90.2 </text:p>
          </table:table-cell>
          <table:table-cell office:value-type="float" office:value="90.01444" calcext:value-type="float">
            <text:p>90.0 </text:p>
          </table:table-cell>
          <table:table-cell office:value-type="float" office:value="98.9" calcext:value-type="float">
            <text:p>98.9 </text:p>
          </table:table-cell>
          <table:table-cell office:value-type="float" office:value="88.2662" calcext:value-type="float">
            <text:p>88.3 </text:p>
          </table:table-cell>
          <table:table-cell office:value-type="float" office:value="94.3531" calcext:value-type="float">
            <text:p>94.4 </text:p>
          </table:table-cell>
          <table:table-cell office:value-type="float" office:value="86.9743" calcext:value-type="float">
            <text:p>87.0 </text:p>
          </table:table-cell>
          <table:table-cell office:value-type="float" office:value="85.57265" calcext:value-type="float">
            <text:p>85.6 </text:p>
          </table:table-cell>
          <table:table-cell office:value-type="float" office:value="80.92466" calcext:value-type="float">
            <text:p>80.9 </text:p>
          </table:table-cell>
          <table:table-cell office:value-type="float" office:value="85.68" calcext:value-type="float">
            <text:p>85.7 </text:p>
          </table:table-cell>
          <table:table-cell office:value-type="float" office:value="85.05929" calcext:value-type="float">
            <text:p>85.1 </text:p>
          </table:table-cell>
          <table:table-cell office:value-type="float" office:value="89.90057" calcext:value-type="float">
            <text:p>89.9 </text:p>
          </table:table-cell>
          <table:table-cell office:value-type="float" office:value="85.52896" calcext:value-type="float">
            <text:p>85.5 </text:p>
          </table:table-cell>
          <table:table-cell office:value-type="float" office:value="91.82" calcext:value-type="float">
            <text:p>91.8 </text:p>
          </table:table-cell>
          <table:table-cell office:value-type="float" office:value="92.09801" calcext:value-type="float">
            <text:p>92.1 </text:p>
          </table:table-cell>
          <table:table-cell office:value-type="float" office:value="96.11395" calcext:value-type="float">
            <text:p>96.1 </text:p>
          </table:table-cell>
          <table:table-cell office:value-type="float" office:value="84.9" calcext:value-type="float">
            <text:p>84.9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8M10</text:p>
          </table:table-cell>
          <table:table-cell table:style-name="ce5" office:value-type="float" office:value="85.41338" calcext:value-type="float">
            <text:p>85.4 </text:p>
          </table:table-cell>
          <table:table-cell table:style-name="ce5" office:value-type="float" office:value="85.92838" calcext:value-type="float">
            <text:p>85.9 </text:p>
          </table:table-cell>
          <table:table-cell table:style-name="ce5" office:value-type="float" office:value="87.99267" calcext:value-type="float">
            <text:p>88.0 </text:p>
          </table:table-cell>
          <table:table-cell table:style-name="ce5" office:value-type="float" office:value="79.39443" calcext:value-type="float">
            <text:p>79.4 </text:p>
          </table:table-cell>
          <table:table-cell table:style-name="ce5" office:value-type="float" office:value="77.17728" calcext:value-type="float">
            <text:p>77.2 </text:p>
          </table:table-cell>
          <table:table-cell table:style-name="ce5" office:value-type="float" office:value="66.40937" calcext:value-type="float">
            <text:p>66.4 </text:p>
          </table:table-cell>
          <table:table-cell table:style-name="ce5" office:value-type="float" office:value="90.9" calcext:value-type="float">
            <text:p>90.9 </text:p>
          </table:table-cell>
          <table:table-cell table:style-name="ce5" office:value-type="float" office:value="85.8" calcext:value-type="float">
            <text:p>85.8 </text:p>
          </table:table-cell>
          <table:table-cell table:style-name="ce5" office:value-type="float" office:value="90.55915" calcext:value-type="float">
            <text:p>90.6 </text:p>
          </table:table-cell>
          <table:table-cell table:style-name="ce5" office:value-type="float" office:value="90.05" calcext:value-type="float">
            <text:p>90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9.82294" calcext:value-type="float">
            <text:p>79.8 </text:p>
          </table:table-cell>
          <table:table-cell table:style-name="ce5" office:value-type="float" office:value="95.44757" calcext:value-type="float">
            <text:p>95.4 </text:p>
          </table:table-cell>
          <table:table-cell table:style-name="ce5" office:value-type="float" office:value="90.26684" calcext:value-type="float">
            <text:p>90.3 </text:p>
          </table:table-cell>
          <table:table-cell table:style-name="ce5" office:value-type="float" office:value="90.13775" calcext:value-type="float">
            <text:p>90.1 </text:p>
          </table:table-cell>
          <table:table-cell table:style-name="ce5" office:value-type="float" office:value="98.9" calcext:value-type="float">
            <text:p>98.9 </text:p>
          </table:table-cell>
          <table:table-cell table:style-name="ce5" office:value-type="float" office:value="88.4259" calcext:value-type="float">
            <text:p>88.4 </text:p>
          </table:table-cell>
          <table:table-cell table:style-name="ce5" office:value-type="float" office:value="94.55587" calcext:value-type="float">
            <text:p>94.6 </text:p>
          </table:table-cell>
          <table:table-cell table:style-name="ce5" office:value-type="float" office:value="87.7659" calcext:value-type="float">
            <text:p>87.8 </text:p>
          </table:table-cell>
          <table:table-cell table:style-name="ce5" office:value-type="float" office:value="85.65066" calcext:value-type="float">
            <text:p>85.7 </text:p>
          </table:table-cell>
          <table:table-cell table:style-name="ce5" office:value-type="float" office:value="81.62532" calcext:value-type="float">
            <text:p>81.6 </text:p>
          </table:table-cell>
          <table:table-cell table:style-name="ce5" office:value-type="float" office:value="85.84" calcext:value-type="float">
            <text:p>85.8 </text:p>
          </table:table-cell>
          <table:table-cell table:style-name="ce5" office:value-type="float" office:value="85.13834" calcext:value-type="float">
            <text:p>85.1 </text:p>
          </table:table-cell>
          <table:table-cell table:style-name="ce5" office:value-type="float" office:value="90.31871" calcext:value-type="float">
            <text:p>90.3 </text:p>
          </table:table-cell>
          <table:table-cell table:style-name="ce5" office:value-type="float" office:value="86.1207" calcext:value-type="float">
            <text:p>86.1 </text:p>
          </table:table-cell>
          <table:table-cell table:style-name="ce5" office:value-type="float" office:value="91.09" calcext:value-type="float">
            <text:p>91.1 </text:p>
          </table:table-cell>
          <table:table-cell table:style-name="ce5" office:value-type="float" office:value="92.13015" calcext:value-type="float">
            <text:p>92.1 </text:p>
          </table:table-cell>
          <table:table-cell table:style-name="ce5" office:value-type="float" office:value="96.04659" calcext:value-type="float">
            <text:p>96.0 </text:p>
          </table:table-cell>
          <table:table-cell table:style-name="ce5" office:value-type="float" office:value="85.2" calcext:value-type="float">
            <text:p>85.2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8M11</text:p>
          </table:table-cell>
          <table:table-cell office:value-type="float" office:value="85.0078" calcext:value-type="float">
            <text:p>85.0 </text:p>
          </table:table-cell>
          <table:table-cell office:value-type="float" office:value="85.96669" calcext:value-type="float">
            <text:p>86.0 </text:p>
          </table:table-cell>
          <table:table-cell office:value-type="float" office:value="87.99267" calcext:value-type="float">
            <text:p>88.0 </text:p>
          </table:table-cell>
          <table:table-cell office:value-type="float" office:value="79.76056" calcext:value-type="float">
            <text:p>79.8 </text:p>
          </table:table-cell>
          <table:table-cell office:value-type="float" office:value="77.23936" calcext:value-type="float">
            <text:p>77.2 </text:p>
          </table:table-cell>
          <table:table-cell office:value-type="float" office:value="67.54276" calcext:value-type="float">
            <text:p>67.5 </text:p>
          </table:table-cell>
          <table:table-cell office:value-type="float" office:value="90.7" calcext:value-type="float">
            <text:p>90.7 </text:p>
          </table:table-cell>
          <table:table-cell office:value-type="float" office:value="85.8" calcext:value-type="float">
            <text:p>85.8 </text:p>
          </table:table-cell>
          <table:table-cell office:value-type="float" office:value="90.68951" calcext:value-type="float">
            <text:p>90.7 </text:p>
          </table:table-cell>
          <table:table-cell office:value-type="float" office:value="90" calcext:value-type="float">
            <text:p>90.0 </text:p>
          </table:table-cell>
          <table:table-cell office:value-type="string" calcext:value-type="string">
            <text:p>..</text:p>
          </table:table-cell>
          <table:table-cell office:value-type="float" office:value="79.67937" calcext:value-type="float">
            <text:p>79.7 </text:p>
          </table:table-cell>
          <table:table-cell office:value-type="float" office:value="94.01534" calcext:value-type="float">
            <text:p>94.0 </text:p>
          </table:table-cell>
          <table:table-cell office:value-type="float" office:value="90.26684" calcext:value-type="float">
            <text:p>90.3 </text:p>
          </table:table-cell>
          <table:table-cell office:value-type="float" office:value="90.01444" calcext:value-type="float">
            <text:p>90.0 </text:p>
          </table:table-cell>
          <table:table-cell office:value-type="float" office:value="98.7" calcext:value-type="float">
            <text:p>98.7 </text:p>
          </table:table-cell>
          <table:table-cell office:value-type="float" office:value="88.66599" calcext:value-type="float">
            <text:p>88.7 </text:p>
          </table:table-cell>
          <table:table-cell office:value-type="float" office:value="94.75588" calcext:value-type="float">
            <text:p>94.8 </text:p>
          </table:table-cell>
          <table:table-cell office:value-type="float" office:value="88.0137" calcext:value-type="float">
            <text:p>88.0 </text:p>
          </table:table-cell>
          <table:table-cell office:value-type="float" office:value="85.77548" calcext:value-type="float">
            <text:p>85.8 </text:p>
          </table:table-cell>
          <table:table-cell office:value-type="float" office:value="82.60799" calcext:value-type="float">
            <text:p>82.6 </text:p>
          </table:table-cell>
          <table:table-cell office:value-type="float" office:value="85.73" calcext:value-type="float">
            <text:p>85.7 </text:p>
          </table:table-cell>
          <table:table-cell office:value-type="float" office:value="85.21739" calcext:value-type="float">
            <text:p>85.2 </text:p>
          </table:table-cell>
          <table:table-cell office:value-type="float" office:value="90.14368" calcext:value-type="float">
            <text:p>90.1 </text:p>
          </table:table-cell>
          <table:table-cell office:value-type="float" office:value="86.89451" calcext:value-type="float">
            <text:p>86.9 </text:p>
          </table:table-cell>
          <table:table-cell office:value-type="float" office:value="91.13" calcext:value-type="float">
            <text:p>91.1 </text:p>
          </table:table-cell>
          <table:table-cell office:value-type="float" office:value="91.95021" calcext:value-type="float">
            <text:p>92.0 </text:p>
          </table:table-cell>
          <table:table-cell office:value-type="float" office:value="96.22364" calcext:value-type="float">
            <text:p>96.2 </text:p>
          </table:table-cell>
          <table:table-cell office:value-type="float" office:value="85.3" calcext:value-type="float">
            <text:p>85.3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8M12</text:p>
          </table:table-cell>
          <table:table-cell table:style-name="ce5" office:value-type="float" office:value="85.57561" calcext:value-type="float">
            <text:p>85.6 </text:p>
          </table:table-cell>
          <table:table-cell table:style-name="ce5" office:value-type="float" office:value="86.43593" calcext:value-type="float">
            <text:p>86.4 </text:p>
          </table:table-cell>
          <table:table-cell table:style-name="ce5" office:value-type="float" office:value="88.06599" calcext:value-type="float">
            <text:p>88.1 </text:p>
          </table:table-cell>
          <table:table-cell table:style-name="ce5" office:value-type="float" office:value="79.59341" calcext:value-type="float">
            <text:p>79.6 </text:p>
          </table:table-cell>
          <table:table-cell table:style-name="ce5" office:value-type="float" office:value="77.6041" calcext:value-type="float">
            <text:p>77.6 </text:p>
          </table:table-cell>
          <table:table-cell table:style-name="ce5" office:value-type="float" office:value="68.07407" calcext:value-type="float">
            <text:p>68.1 </text:p>
          </table:table-cell>
          <table:table-cell table:style-name="ce5" office:value-type="float" office:value="90.8" calcext:value-type="float">
            <text:p>90.8 </text:p>
          </table:table-cell>
          <table:table-cell table:style-name="ce5" office:value-type="float" office:value="85.8" calcext:value-type="float">
            <text:p>85.8 </text:p>
          </table:table-cell>
          <table:table-cell table:style-name="ce5" office:value-type="float" office:value="91.16751" calcext:value-type="float">
            <text:p>91.2 </text:p>
          </table:table-cell>
          <table:table-cell table:style-name="ce5" office:value-type="float" office:value="90.37" calcext:value-type="float">
            <text:p>90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9.82294" calcext:value-type="float">
            <text:p>79.8 </text:p>
          </table:table-cell>
          <table:table-cell table:style-name="ce5" office:value-type="float" office:value="92.89002" calcext:value-type="float">
            <text:p>92.9 </text:p>
          </table:table-cell>
          <table:table-cell table:style-name="ce5" office:value-type="float" office:value="90.36848" calcext:value-type="float">
            <text:p>90.4 </text:p>
          </table:table-cell>
          <table:table-cell table:style-name="ce5" office:value-type="float" office:value="90.26105" calcext:value-type="float">
            <text:p>90.3 </text:p>
          </table:table-cell>
          <table:table-cell table:style-name="ce5" office:value-type="float" office:value="98.8" calcext:value-type="float">
            <text:p>98.8 </text:p>
          </table:table-cell>
          <table:table-cell table:style-name="ce5" office:value-type="float" office:value="88.74638" calcext:value-type="float">
            <text:p>88.7 </text:p>
          </table:table-cell>
          <table:table-cell table:style-name="ce5" office:value-type="float" office:value="95.01453" calcext:value-type="float">
            <text:p>95.0 </text:p>
          </table:table-cell>
          <table:table-cell table:style-name="ce5" office:value-type="float" office:value="88.7846" calcext:value-type="float">
            <text:p>88.8 </text:p>
          </table:table-cell>
          <table:table-cell table:style-name="ce5" office:value-type="float" office:value="85.82229" calcext:value-type="float">
            <text:p>85.8 </text:p>
          </table:table-cell>
          <table:table-cell table:style-name="ce5" office:value-type="float" office:value="82.88689" calcext:value-type="float">
            <text:p>82.9 </text:p>
          </table:table-cell>
          <table:table-cell table:style-name="ce5" office:value-type="float" office:value="85.69" calcext:value-type="float">
            <text:p>85.7 </text:p>
          </table:table-cell>
          <table:table-cell table:style-name="ce5" office:value-type="float" office:value="85.45454" calcext:value-type="float">
            <text:p>85.5 </text:p>
          </table:table-cell>
          <table:table-cell table:style-name="ce5" office:value-type="float" office:value="90.29926" calcext:value-type="float">
            <text:p>90.3 </text:p>
          </table:table-cell>
          <table:table-cell table:style-name="ce5" office:value-type="float" office:value="87.03107" calcext:value-type="float">
            <text:p>87.0 </text:p>
          </table:table-cell>
          <table:table-cell table:style-name="ce5" office:value-type="float" office:value="91.36" calcext:value-type="float">
            <text:p>91.4 </text:p>
          </table:table-cell>
          <table:table-cell table:style-name="ce5" office:value-type="float" office:value="92.25867" calcext:value-type="float">
            <text:p>92.3 </text:p>
          </table:table-cell>
          <table:table-cell table:style-name="ce5" office:value-type="float" office:value="96.23151" calcext:value-type="float">
            <text:p>96.2 </text:p>
          </table:table-cell>
          <table:table-cell table:style-name="ce5" office:value-type="float" office:value="85.8" calcext:value-type="float">
            <text:p>85.8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9M1</text:p>
          </table:table-cell>
          <table:table-cell office:value-type="float" office:value="85.57561" calcext:value-type="float">
            <text:p>85.6 </text:p>
          </table:table-cell>
          <table:table-cell office:value-type="float" office:value="86.21568" calcext:value-type="float">
            <text:p>86.2 </text:p>
          </table:table-cell>
          <table:table-cell office:value-type="float" office:value="87.77268" calcext:value-type="float">
            <text:p>87.8 </text:p>
          </table:table-cell>
          <table:table-cell office:value-type="float" office:value="79.99139" calcext:value-type="float">
            <text:p>80.0 </text:p>
          </table:table-cell>
          <table:table-cell office:value-type="float" office:value="78.12405" calcext:value-type="float">
            <text:p>78.1 </text:p>
          </table:table-cell>
          <table:table-cell office:value-type="float" office:value="69.31193" calcext:value-type="float">
            <text:p>69.3 </text:p>
          </table:table-cell>
          <table:table-cell office:value-type="float" office:value="92.2" calcext:value-type="float">
            <text:p>92.2 </text:p>
          </table:table-cell>
          <table:table-cell office:value-type="float" office:value="86.5" calcext:value-type="float">
            <text:p>86.5 </text:p>
          </table:table-cell>
          <table:table-cell office:value-type="float" office:value="91.64552" calcext:value-type="float">
            <text:p>91.6 </text:p>
          </table:table-cell>
          <table:table-cell office:value-type="float" office:value="90.64" calcext:value-type="float">
            <text:p>90.6 </text:p>
          </table:table-cell>
          <table:table-cell office:value-type="float" office:value="97.60374" calcext:value-type="float">
            <text:p>97.6 </text:p>
          </table:table-cell>
          <table:table-cell office:value-type="float" office:value="80.46899" calcext:value-type="float">
            <text:p>80.5 </text:p>
          </table:table-cell>
          <table:table-cell office:value-type="float" office:value="91.66241" calcext:value-type="float">
            <text:p>91.7 </text:p>
          </table:table-cell>
          <table:table-cell office:value-type="float" office:value="90.57179" calcext:value-type="float">
            <text:p>90.6 </text:p>
          </table:table-cell>
          <table:table-cell office:value-type="float" office:value="90.13775" calcext:value-type="float">
            <text:p>90.1 </text:p>
          </table:table-cell>
          <table:table-cell office:value-type="float" office:value="98.6" calcext:value-type="float">
            <text:p>98.6 </text:p>
          </table:table-cell>
          <table:table-cell office:value-type="float" office:value="88.82677" calcext:value-type="float">
            <text:p>88.8 </text:p>
          </table:table-cell>
          <table:table-cell office:value-type="float" office:value="97.23707" calcext:value-type="float">
            <text:p>97.2 </text:p>
          </table:table-cell>
          <table:table-cell office:value-type="float" office:value="90.7078" calcext:value-type="float">
            <text:p>90.7 </text:p>
          </table:table-cell>
          <table:table-cell office:value-type="float" office:value="86.33717" calcext:value-type="float">
            <text:p>86.3 </text:p>
          </table:table-cell>
          <table:table-cell office:value-type="float" office:value="82.98751" calcext:value-type="float">
            <text:p>83.0 </text:p>
          </table:table-cell>
          <table:table-cell office:value-type="float" office:value="86.42" calcext:value-type="float">
            <text:p>86.4 </text:p>
          </table:table-cell>
          <table:table-cell office:value-type="float" office:value="86.16601" calcext:value-type="float">
            <text:p>86.2 </text:p>
          </table:table-cell>
          <table:table-cell office:value-type="float" office:value="90.30899" calcext:value-type="float">
            <text:p>90.3 </text:p>
          </table:table-cell>
          <table:table-cell office:value-type="float" office:value="87.34969" calcext:value-type="float">
            <text:p>87.3 </text:p>
          </table:table-cell>
          <table:table-cell office:value-type="float" office:value="91.52" calcext:value-type="float">
            <text:p>91.5 </text:p>
          </table:table-cell>
          <table:table-cell office:value-type="float" office:value="92.55856" calcext:value-type="float">
            <text:p>92.6 </text:p>
          </table:table-cell>
          <table:table-cell office:value-type="float" office:value="96.2671" calcext:value-type="float">
            <text:p>96.3 </text:p>
          </table:table-cell>
          <table:table-cell office:value-type="float" office:value="85.6" calcext:value-type="float">
            <text:p>85.6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9M2</text:p>
          </table:table-cell>
          <table:table-cell table:style-name="ce5" office:value-type="float" office:value="86.06229" calcext:value-type="float">
            <text:p>86.1 </text:p>
          </table:table-cell>
          <table:table-cell table:style-name="ce5" office:value-type="float" office:value="87.23077" calcext:value-type="float">
            <text:p>87.2 </text:p>
          </table:table-cell>
          <table:table-cell table:style-name="ce5" office:value-type="float" office:value="88.13932" calcext:value-type="float">
            <text:p>88.1 </text:p>
          </table:table-cell>
          <table:table-cell table:style-name="ce5" office:value-type="float" office:value="77.52352" calcext:value-type="float">
            <text:p>77.5 </text:p>
          </table:table-cell>
          <table:table-cell table:style-name="ce5" office:value-type="float" office:value="79.07082" calcext:value-type="float">
            <text:p>79.1 </text:p>
          </table:table-cell>
          <table:table-cell table:style-name="ce5" office:value-type="float" office:value="70.85531" calcext:value-type="float">
            <text:p>70.9 </text:p>
          </table:table-cell>
          <table:table-cell table:style-name="ce5" office:value-type="float" office:value="92.5" calcext:value-type="float">
            <text:p>92.5 </text:p>
          </table:table-cell>
          <table:table-cell table:style-name="ce5" office:value-type="float" office:value="88" calcext:value-type="float">
            <text:p>88.0 </text:p>
          </table:table-cell>
          <table:table-cell table:style-name="ce5" office:value-type="float" office:value="91.12406" calcext:value-type="float">
            <text:p>91.1 </text:p>
          </table:table-cell>
          <table:table-cell table:style-name="ce5" office:value-type="float" office:value="91.12" calcext:value-type="float">
            <text:p>91.1 </text:p>
          </table:table-cell>
          <table:table-cell table:style-name="ce5" office:value-type="float" office:value="97.29005" calcext:value-type="float">
            <text:p>97.3 </text:p>
          </table:table-cell>
          <table:table-cell table:style-name="ce5" office:value-type="float" office:value="80.8279" calcext:value-type="float">
            <text:p>80.8 </text:p>
          </table:table-cell>
          <table:table-cell table:style-name="ce5" office:value-type="float" office:value="90.63939" calcext:value-type="float">
            <text:p>90.6 </text:p>
          </table:table-cell>
          <table:table-cell table:style-name="ce5" office:value-type="float" office:value="90.47014" calcext:value-type="float">
            <text:p>90.5 </text:p>
          </table:table-cell>
          <table:table-cell table:style-name="ce5" office:value-type="float" office:value="90.32271" calcext:value-type="float">
            <text:p>90.3 </text:p>
          </table:table-cell>
          <table:table-cell table:style-name="ce5" office:value-type="float" office:value="98.5" calcext:value-type="float">
            <text:p>98.5 </text:p>
          </table:table-cell>
          <table:table-cell table:style-name="ce5" office:value-type="float" office:value="88.90607" calcext:value-type="float">
            <text:p>88.9 </text:p>
          </table:table-cell>
          <table:table-cell table:style-name="ce5" office:value-type="float" office:value="97.85571" calcext:value-type="float">
            <text:p>97.9 </text:p>
          </table:table-cell>
          <table:table-cell table:style-name="ce5" office:value-type="float" office:value="91.1231" calcext:value-type="float">
            <text:p>91.1 </text:p>
          </table:table-cell>
          <table:table-cell table:style-name="ce5" office:value-type="float" office:value="87.0627" calcext:value-type="float">
            <text:p>87.1 </text:p>
          </table:table-cell>
          <table:table-cell table:style-name="ce5" office:value-type="float" office:value="83.19808" calcext:value-type="float">
            <text:p>83.2 </text:p>
          </table:table-cell>
          <table:table-cell table:style-name="ce5" office:value-type="float" office:value="86.74" calcext:value-type="float">
            <text:p>86.7 </text:p>
          </table:table-cell>
          <table:table-cell table:style-name="ce5" office:value-type="float" office:value="86.56126" calcext:value-type="float">
            <text:p>86.6 </text:p>
          </table:table-cell>
          <table:table-cell table:style-name="ce5" office:value-type="float" office:value="90.4354" calcext:value-type="float">
            <text:p>90.4 </text:p>
          </table:table-cell>
          <table:table-cell table:style-name="ce5" office:value-type="float" office:value="87.57729" calcext:value-type="float">
            <text:p>87.6 </text:p>
          </table:table-cell>
          <table:table-cell table:style-name="ce5" office:value-type="float" office:value="91.88" calcext:value-type="float">
            <text:p>91.9 </text:p>
          </table:table-cell>
          <table:table-cell table:style-name="ce5" office:value-type="float" office:value="92.77384" calcext:value-type="float">
            <text:p>92.8 </text:p>
          </table:table-cell>
          <table:table-cell table:style-name="ce5" office:value-type="float" office:value="96.66081" calcext:value-type="float">
            <text:p>96.7 </text:p>
          </table:table-cell>
          <table:table-cell table:style-name="ce5" office:value-type="float" office:value="85.7" calcext:value-type="float">
            <text:p>85.7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9M3</text:p>
          </table:table-cell>
          <table:table-cell office:value-type="float" office:value="86.14341" calcext:value-type="float">
            <text:p>86.1 </text:p>
          </table:table-cell>
          <table:table-cell office:value-type="float" office:value="87.08712" calcext:value-type="float">
            <text:p>87.1 </text:p>
          </table:table-cell>
          <table:table-cell office:value-type="float" office:value="88.28597" calcext:value-type="float">
            <text:p>88.3 </text:p>
          </table:table-cell>
          <table:table-cell office:value-type="float" office:value="77.67922" calcext:value-type="float">
            <text:p>77.7 </text:p>
          </table:table-cell>
          <table:table-cell office:value-type="float" office:value="79.41228" calcext:value-type="float">
            <text:p>79.4 </text:p>
          </table:table-cell>
          <table:table-cell office:value-type="float" office:value="70.78342" calcext:value-type="float">
            <text:p>70.8 </text:p>
          </table:table-cell>
          <table:table-cell office:value-type="float" office:value="92.5" calcext:value-type="float">
            <text:p>92.5 </text:p>
          </table:table-cell>
          <table:table-cell office:value-type="float" office:value="87.9" calcext:value-type="float">
            <text:p>87.9 </text:p>
          </table:table-cell>
          <table:table-cell office:value-type="float" office:value="90.9937" calcext:value-type="float">
            <text:p>91.0 </text:p>
          </table:table-cell>
          <table:table-cell office:value-type="float" office:value="91.06" calcext:value-type="float">
            <text:p>91.1 </text:p>
          </table:table-cell>
          <table:table-cell office:value-type="float" office:value="97.45497" calcext:value-type="float">
            <text:p>97.5 </text:p>
          </table:table-cell>
          <table:table-cell office:value-type="float" office:value="81.2586" calcext:value-type="float">
            <text:p>81.3 </text:p>
          </table:table-cell>
          <table:table-cell office:value-type="float" office:value="90.53709" calcext:value-type="float">
            <text:p>90.5 </text:p>
          </table:table-cell>
          <table:table-cell office:value-type="float" office:value="90.77509" calcext:value-type="float">
            <text:p>90.8 </text:p>
          </table:table-cell>
          <table:table-cell office:value-type="float" office:value="90.26105" calcext:value-type="float">
            <text:p>90.3 </text:p>
          </table:table-cell>
          <table:table-cell office:value-type="float" office:value="98.7" calcext:value-type="float">
            <text:p>98.7 </text:p>
          </table:table-cell>
          <table:table-cell office:value-type="float" office:value="89.38625" calcext:value-type="float">
            <text:p>89.4 </text:p>
          </table:table-cell>
          <table:table-cell office:value-type="float" office:value="99.00455" calcext:value-type="float">
            <text:p>99.0 </text:p>
          </table:table-cell>
          <table:table-cell office:value-type="float" office:value="91.2534" calcext:value-type="float">
            <text:p>91.3 </text:p>
          </table:table-cell>
          <table:table-cell office:value-type="float" office:value="86.71944" calcext:value-type="float">
            <text:p>86.7 </text:p>
          </table:table-cell>
          <table:table-cell office:value-type="float" office:value="83.45897" calcext:value-type="float">
            <text:p>83.5 </text:p>
          </table:table-cell>
          <table:table-cell office:value-type="float" office:value="86.71" calcext:value-type="float">
            <text:p>86.7 </text:p>
          </table:table-cell>
          <table:table-cell office:value-type="float" office:value="86.79842" calcext:value-type="float">
            <text:p>86.8 </text:p>
          </table:table-cell>
          <table:table-cell office:value-type="float" office:value="90.66879" calcext:value-type="float">
            <text:p>90.7 </text:p>
          </table:table-cell>
          <table:table-cell office:value-type="float" office:value="87.6228" calcext:value-type="float">
            <text:p>87.6 </text:p>
          </table:table-cell>
          <table:table-cell office:value-type="float" office:value="92.11" calcext:value-type="float">
            <text:p>92.1 </text:p>
          </table:table-cell>
          <table:table-cell office:value-type="float" office:value="93.01376" calcext:value-type="float">
            <text:p>93.0 </text:p>
          </table:table-cell>
          <table:table-cell office:value-type="float" office:value="96.65446" calcext:value-type="float">
            <text:p>96.7 </text:p>
          </table:table-cell>
          <table:table-cell office:value-type="float" office:value="85.7" calcext:value-type="float">
            <text:p>85.7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9M4</text:p>
          </table:table-cell>
          <table:table-cell table:style-name="ce5" office:value-type="float" office:value="86.22452" calcext:value-type="float">
            <text:p>86.2 </text:p>
          </table:table-cell>
          <table:table-cell table:style-name="ce5" office:value-type="float" office:value="87.17331" calcext:value-type="float">
            <text:p>87.2 </text:p>
          </table:table-cell>
          <table:table-cell table:style-name="ce5" office:value-type="float" office:value="88.50596" calcext:value-type="float">
            <text:p>88.5 </text:p>
          </table:table-cell>
          <table:table-cell table:style-name="ce5" office:value-type="float" office:value="78.03734" calcext:value-type="float">
            <text:p>78.0 </text:p>
          </table:table-cell>
          <table:table-cell table:style-name="ce5" office:value-type="float" office:value="79.5442" calcext:value-type="float">
            <text:p>79.5 </text:p>
          </table:table-cell>
          <table:table-cell table:style-name="ce5" office:value-type="float" office:value="70.9755" calcext:value-type="float">
            <text:p>71.0 </text:p>
          </table:table-cell>
          <table:table-cell table:style-name="ce5" office:value-type="float" office:value="92.6" calcext:value-type="float">
            <text:p>92.6 </text:p>
          </table:table-cell>
          <table:table-cell table:style-name="ce5" office:value-type="float" office:value="88" calcext:value-type="float">
            <text:p>88.0 </text:p>
          </table:table-cell>
          <table:table-cell table:style-name="ce5" office:value-type="float" office:value="90.42879" calcext:value-type="float">
            <text:p>90.4 </text:p>
          </table:table-cell>
          <table:table-cell table:style-name="ce5" office:value-type="float" office:value="91.38" calcext:value-type="float">
            <text:p>91.4 </text:p>
          </table:table-cell>
          <table:table-cell table:style-name="ce5" office:value-type="float" office:value="97.9377" calcext:value-type="float">
            <text:p>97.9 </text:p>
          </table:table-cell>
          <table:table-cell table:style-name="ce5" office:value-type="float" office:value="81.76108" calcext:value-type="float">
            <text:p>81.8 </text:p>
          </table:table-cell>
          <table:table-cell table:style-name="ce5" office:value-type="float" office:value="89.30946" calcext:value-type="float">
            <text:p>89.3 </text:p>
          </table:table-cell>
          <table:table-cell table:style-name="ce5" office:value-type="float" office:value="91.68996" calcext:value-type="float">
            <text:p>91.7 </text:p>
          </table:table-cell>
          <table:table-cell table:style-name="ce5" office:value-type="float" office:value="90.75429" calcext:value-type="float">
            <text:p>90.8 </text:p>
          </table:table-cell>
          <table:table-cell table:style-name="ce5" office:value-type="float" office:value="98.5" calcext:value-type="float">
            <text:p>98.5 </text:p>
          </table:table-cell>
          <table:table-cell table:style-name="ce5" office:value-type="float" office:value="89.54488" calcext:value-type="float">
            <text:p>89.5 </text:p>
          </table:table-cell>
          <table:table-cell table:style-name="ce5" office:value-type="float" office:value="98.3604" calcext:value-type="float">
            <text:p>98.4 </text:p>
          </table:table-cell>
          <table:table-cell table:style-name="ce5" office:value-type="float" office:value="91.4231" calcext:value-type="float">
            <text:p>91.4 </text:p>
          </table:table-cell>
          <table:table-cell table:style-name="ce5" office:value-type="float" office:value="87.01589" calcext:value-type="float">
            <text:p>87.0 </text:p>
          </table:table-cell>
          <table:table-cell table:style-name="ce5" office:value-type="float" office:value="83.19684" calcext:value-type="float">
            <text:p>83.2 </text:p>
          </table:table-cell>
          <table:table-cell table:style-name="ce5" office:value-type="float" office:value="87.06" calcext:value-type="float">
            <text:p>87.1 </text:p>
          </table:table-cell>
          <table:table-cell table:style-name="ce5" office:value-type="float" office:value="87.11462" calcext:value-type="float">
            <text:p>87.1 </text:p>
          </table:table-cell>
          <table:table-cell table:style-name="ce5" office:value-type="float" office:value="90.96051" calcext:value-type="float">
            <text:p>91.0 </text:p>
          </table:table-cell>
          <table:table-cell table:style-name="ce5" office:value-type="float" office:value="87.66832" calcext:value-type="float">
            <text:p>87.7 </text:p>
          </table:table-cell>
          <table:table-cell table:style-name="ce5" office:value-type="float" office:value="91.87" calcext:value-type="float">
            <text:p>91.9 </text:p>
          </table:table-cell>
          <table:table-cell table:style-name="ce5" office:value-type="float" office:value="93.52893" calcext:value-type="float">
            <text:p>93.5 </text:p>
          </table:table-cell>
          <table:table-cell table:style-name="ce5" office:value-type="float" office:value="96.78412" calcext:value-type="float">
            <text:p>96.8 </text:p>
          </table:table-cell>
          <table:table-cell table:style-name="ce5" office:value-type="float" office:value="86.2" calcext:value-type="float">
            <text:p>86.2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9M5</text:p>
          </table:table-cell>
          <table:table-cell office:value-type="float" office:value="86.30563" calcext:value-type="float">
            <text:p>86.3 </text:p>
          </table:table-cell>
          <table:table-cell office:value-type="float" office:value="87.27865" calcext:value-type="float">
            <text:p>87.3 </text:p>
          </table:table-cell>
          <table:table-cell office:value-type="float" office:value="88.94592" calcext:value-type="float">
            <text:p>88.9 </text:p>
          </table:table-cell>
          <table:table-cell office:value-type="float" office:value="77.78043" calcext:value-type="float">
            <text:p>77.8 </text:p>
          </table:table-cell>
          <table:table-cell office:value-type="float" office:value="79.67613" calcext:value-type="float">
            <text:p>79.7 </text:p>
          </table:table-cell>
          <table:table-cell office:value-type="float" office:value="71.25969" calcext:value-type="float">
            <text:p>71.3 </text:p>
          </table:table-cell>
          <table:table-cell office:value-type="float" office:value="92.6" calcext:value-type="float">
            <text:p>92.6 </text:p>
          </table:table-cell>
          <table:table-cell office:value-type="float" office:value="88" calcext:value-type="float">
            <text:p>88.0 </text:p>
          </table:table-cell>
          <table:table-cell office:value-type="float" office:value="90.60261" calcext:value-type="float">
            <text:p>90.6 </text:p>
          </table:table-cell>
          <table:table-cell office:value-type="float" office:value="91.53" calcext:value-type="float">
            <text:p>91.5 </text:p>
          </table:table-cell>
          <table:table-cell office:value-type="float" office:value="98.01974" calcext:value-type="float">
            <text:p>98.0 </text:p>
          </table:table-cell>
          <table:table-cell office:value-type="float" office:value="82.04822" calcext:value-type="float">
            <text:p>82.0 </text:p>
          </table:table-cell>
          <table:table-cell office:value-type="float" office:value="88.38875" calcext:value-type="float">
            <text:p>88.4 </text:p>
          </table:table-cell>
          <table:table-cell office:value-type="float" office:value="91.89326" calcext:value-type="float">
            <text:p>91.9 </text:p>
          </table:table-cell>
          <table:table-cell office:value-type="float" office:value="91.0009" calcext:value-type="float">
            <text:p>91.0 </text:p>
          </table:table-cell>
          <table:table-cell office:value-type="float" office:value="98.6" calcext:value-type="float">
            <text:p>98.6 </text:p>
          </table:table-cell>
          <table:table-cell office:value-type="float" office:value="89.54488" calcext:value-type="float">
            <text:p>89.5 </text:p>
          </table:table-cell>
          <table:table-cell office:value-type="float" office:value="97.99166" calcext:value-type="float">
            <text:p>98.0 </text:p>
          </table:table-cell>
          <table:table-cell office:value-type="float" office:value="91.0718" calcext:value-type="float">
            <text:p>91.1 </text:p>
          </table:table-cell>
          <table:table-cell office:value-type="float" office:value="86.88327" calcext:value-type="float">
            <text:p>86.9 </text:p>
          </table:table-cell>
          <table:table-cell office:value-type="float" office:value="82.32474" calcext:value-type="float">
            <text:p>82.3 </text:p>
          </table:table-cell>
          <table:table-cell office:value-type="float" office:value="87.13" calcext:value-type="float">
            <text:p>87.1 </text:p>
          </table:table-cell>
          <table:table-cell office:value-type="float" office:value="87.35178" calcext:value-type="float">
            <text:p>87.4 </text:p>
          </table:table-cell>
          <table:table-cell office:value-type="float" office:value="90.91189" calcext:value-type="float">
            <text:p>90.9 </text:p>
          </table:table-cell>
          <table:table-cell office:value-type="float" office:value="87.75936" calcext:value-type="float">
            <text:p>87.8 </text:p>
          </table:table-cell>
          <table:table-cell office:value-type="float" office:value="92.43" calcext:value-type="float">
            <text:p>92.4 </text:p>
          </table:table-cell>
          <table:table-cell office:value-type="float" office:value="93.26117" calcext:value-type="float">
            <text:p>93.3 </text:p>
          </table:table-cell>
          <table:table-cell office:value-type="float" office:value="96.85883" calcext:value-type="float">
            <text:p>96.9 </text:p>
          </table:table-cell>
          <table:table-cell office:value-type="float" office:value="86.3" calcext:value-type="float">
            <text:p>86.3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9M6</text:p>
          </table:table-cell>
          <table:table-cell table:style-name="ce5" office:value-type="float" office:value="86.46786" calcext:value-type="float">
            <text:p>86.5 </text:p>
          </table:table-cell>
          <table:table-cell table:style-name="ce5" office:value-type="float" office:value="87.63297" calcext:value-type="float">
            <text:p>87.6 </text:p>
          </table:table-cell>
          <table:table-cell table:style-name="ce5" office:value-type="float" office:value="89.09258" calcext:value-type="float">
            <text:p>89.1 </text:p>
          </table:table-cell>
          <table:table-cell table:style-name="ce5" office:value-type="float" office:value="77.87385" calcext:value-type="float">
            <text:p>77.9 </text:p>
          </table:table-cell>
          <table:table-cell table:style-name="ce5" office:value-type="float" office:value="79.87014" calcext:value-type="float">
            <text:p>79.9 </text:p>
          </table:table-cell>
          <table:table-cell table:style-name="ce5" office:value-type="float" office:value="71.67979" calcext:value-type="float">
            <text:p>71.7 </text:p>
          </table:table-cell>
          <table:table-cell table:style-name="ce5" office:value-type="float" office:value="92.7" calcext:value-type="float">
            <text:p>92.7 </text:p>
          </table:table-cell>
          <table:table-cell table:style-name="ce5" office:value-type="float" office:value="88.1" calcext:value-type="float">
            <text:p>88.1 </text:p>
          </table:table-cell>
          <table:table-cell table:style-name="ce5" office:value-type="float" office:value="90.68951" calcext:value-type="float">
            <text:p>90.7 </text:p>
          </table:table-cell>
          <table:table-cell table:style-name="ce5" office:value-type="float" office:value="91.63" calcext:value-type="float">
            <text:p>91.6 </text:p>
          </table:table-cell>
          <table:table-cell table:style-name="ce5" office:value-type="float" office:value="98.06766" calcext:value-type="float">
            <text:p>98.1 </text:p>
          </table:table-cell>
          <table:table-cell table:style-name="ce5" office:value-type="float" office:value="82.26357" calcext:value-type="float">
            <text:p>82.3 </text:p>
          </table:table-cell>
          <table:table-cell table:style-name="ce5" office:value-type="float" office:value="87.97954" calcext:value-type="float">
            <text:p>88.0 </text:p>
          </table:table-cell>
          <table:table-cell table:style-name="ce5" office:value-type="float" office:value="92.29987" calcext:value-type="float">
            <text:p>92.3 </text:p>
          </table:table-cell>
          <table:table-cell table:style-name="ce5" office:value-type="float" office:value="91.06255" calcext:value-type="float">
            <text:p>91.1 </text:p>
          </table:table-cell>
          <table:table-cell table:style-name="ce5" office:value-type="float" office:value="98.5" calcext:value-type="float">
            <text:p>98.5 </text:p>
          </table:table-cell>
          <table:table-cell table:style-name="ce5" office:value-type="float" office:value="89.62527" calcext:value-type="float">
            <text:p>89.6 </text:p>
          </table:table-cell>
          <table:table-cell table:style-name="ce5" office:value-type="float" office:value="97.58637" calcext:value-type="float">
            <text:p>97.6 </text:p>
          </table:table-cell>
          <table:table-cell table:style-name="ce5" office:value-type="float" office:value="91.4521" calcext:value-type="float">
            <text:p>91.5 </text:p>
          </table:table-cell>
          <table:table-cell table:style-name="ce5" office:value-type="float" office:value="87.0393" calcext:value-type="float">
            <text:p>87.0 </text:p>
          </table:table-cell>
          <table:table-cell table:style-name="ce5" office:value-type="float" office:value="82.42909" calcext:value-type="float">
            <text:p>82.4 </text:p>
          </table:table-cell>
          <table:table-cell table:style-name="ce5" office:value-type="float" office:value="87.17" calcext:value-type="float">
            <text:p>87.2 </text:p>
          </table:table-cell>
          <table:table-cell table:style-name="ce5" office:value-type="float" office:value="87.82609" calcext:value-type="float">
            <text:p>87.8 </text:p>
          </table:table-cell>
          <table:table-cell table:style-name="ce5" office:value-type="float" office:value="91.12582" calcext:value-type="float">
            <text:p>91.1 </text:p>
          </table:table-cell>
          <table:table-cell table:style-name="ce5" office:value-type="float" office:value="88.48766" calcext:value-type="float">
            <text:p>88.5 </text:p>
          </table:table-cell>
          <table:table-cell table:style-name="ce5" office:value-type="float" office:value="93.8" calcext:value-type="float">
            <text:p>93.8 </text:p>
          </table:table-cell>
          <table:table-cell table:style-name="ce5" office:value-type="float" office:value="93.49573" calcext:value-type="float">
            <text:p>93.5 </text:p>
          </table:table-cell>
          <table:table-cell table:style-name="ce5" office:value-type="float" office:value="96.74621" calcext:value-type="float">
            <text:p>96.7 </text:p>
          </table:table-cell>
          <table:table-cell table:style-name="ce5" office:value-type="float" office:value="86.3" calcext:value-type="float">
            <text:p>86.3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9M7</text:p>
          </table:table-cell>
          <table:table-cell office:value-type="float" office:value="87.27901" calcext:value-type="float">
            <text:p>87.3 </text:p>
          </table:table-cell>
          <table:table-cell office:value-type="float" office:value="88.09264" calcext:value-type="float">
            <text:p>88.1 </text:p>
          </table:table-cell>
          <table:table-cell office:value-type="float" office:value="89.1659" calcext:value-type="float">
            <text:p>89.2 </text:p>
          </table:table-cell>
          <table:table-cell office:value-type="float" office:value="77.64809" calcext:value-type="float">
            <text:p>77.6 </text:p>
          </table:table-cell>
          <table:table-cell office:value-type="float" office:value="80.04087" calcext:value-type="float">
            <text:p>80.0 </text:p>
          </table:table-cell>
          <table:table-cell office:value-type="float" office:value="71.98645" calcext:value-type="float">
            <text:p>72.0 </text:p>
          </table:table-cell>
          <table:table-cell office:value-type="float" office:value="93.4" calcext:value-type="float">
            <text:p>93.4 </text:p>
          </table:table-cell>
          <table:table-cell office:value-type="float" office:value="88.8" calcext:value-type="float">
            <text:p>88.8 </text:p>
          </table:table-cell>
          <table:table-cell office:value-type="float" office:value="91.25443" calcext:value-type="float">
            <text:p>91.3 </text:p>
          </table:table-cell>
          <table:table-cell office:value-type="float" office:value="92.26" calcext:value-type="float">
            <text:p>92.3 </text:p>
          </table:table-cell>
          <table:table-cell office:value-type="float" office:value="98.32437" calcext:value-type="float">
            <text:p>98.3 </text:p>
          </table:table-cell>
          <table:table-cell office:value-type="float" office:value="84.77598" calcext:value-type="float">
            <text:p>84.8 </text:p>
          </table:table-cell>
          <table:table-cell office:value-type="float" office:value="87.97954" calcext:value-type="float">
            <text:p>88.0 </text:p>
          </table:table-cell>
          <table:table-cell office:value-type="float" office:value="93.62135" calcext:value-type="float">
            <text:p>93.6 </text:p>
          </table:table-cell>
          <table:table-cell office:value-type="float" office:value="91.43247" calcext:value-type="float">
            <text:p>91.4 </text:p>
          </table:table-cell>
          <table:table-cell office:value-type="float" office:value="98.6" calcext:value-type="float">
            <text:p>98.6 </text:p>
          </table:table-cell>
          <table:table-cell office:value-type="float" office:value="89.94574" calcext:value-type="float">
            <text:p>89.9 </text:p>
          </table:table-cell>
          <table:table-cell office:value-type="float" office:value="97.36689" calcext:value-type="float">
            <text:p>97.4 </text:p>
          </table:table-cell>
          <table:table-cell office:value-type="float" office:value="91.8226" calcext:value-type="float">
            <text:p>91.8 </text:p>
          </table:table-cell>
          <table:table-cell office:value-type="float" office:value="87.42156" calcext:value-type="float">
            <text:p>87.4 </text:p>
          </table:table-cell>
          <table:table-cell office:value-type="float" office:value="82.7142" calcext:value-type="float">
            <text:p>82.7 </text:p>
          </table:table-cell>
          <table:table-cell office:value-type="float" office:value="88.18" calcext:value-type="float">
            <text:p>88.2 </text:p>
          </table:table-cell>
          <table:table-cell office:value-type="float" office:value="88.30039" calcext:value-type="float">
            <text:p>88.3 </text:p>
          </table:table-cell>
          <table:table-cell office:value-type="float" office:value="91.38837" calcext:value-type="float">
            <text:p>91.4 </text:p>
          </table:table-cell>
          <table:table-cell office:value-type="float" office:value="89.07939" calcext:value-type="float">
            <text:p>89.1 </text:p>
          </table:table-cell>
          <table:table-cell office:value-type="float" office:value="95.46" calcext:value-type="float">
            <text:p>95.5 </text:p>
          </table:table-cell>
          <table:table-cell office:value-type="float" office:value="93.93593" calcext:value-type="float">
            <text:p>93.9 </text:p>
          </table:table-cell>
          <table:table-cell office:value-type="float" office:value="96.85258" calcext:value-type="float">
            <text:p>96.9 </text:p>
          </table:table-cell>
          <table:table-cell office:value-type="float" office:value="86.7" calcext:value-type="float">
            <text:p>86.7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9M8</text:p>
          </table:table-cell>
          <table:table-cell table:style-name="ce5" office:value-type="float" office:value="87.44124" calcext:value-type="float">
            <text:p>87.4 </text:p>
          </table:table-cell>
          <table:table-cell table:style-name="ce5" office:value-type="float" office:value="88.01602" calcext:value-type="float">
            <text:p>88.0 </text:p>
          </table:table-cell>
          <table:table-cell table:style-name="ce5" office:value-type="float" office:value="89.1659" calcext:value-type="float">
            <text:p>89.2 </text:p>
          </table:table-cell>
          <table:table-cell table:style-name="ce5" office:value-type="float" office:value="76.71387" calcext:value-type="float">
            <text:p>76.7 </text:p>
          </table:table-cell>
          <table:table-cell table:style-name="ce5" office:value-type="float" office:value="80.21936" calcext:value-type="float">
            <text:p>80.2 </text:p>
          </table:table-cell>
          <table:table-cell table:style-name="ce5" office:value-type="float" office:value="72.19314" calcext:value-type="float">
            <text:p>72.2 </text:p>
          </table:table-cell>
          <table:table-cell table:style-name="ce5" office:value-type="float" office:value="93.6" calcext:value-type="float">
            <text:p>93.6 </text:p>
          </table:table-cell>
          <table:table-cell table:style-name="ce5" office:value-type="float" office:value="88.6" calcext:value-type="float">
            <text:p>88.6 </text:p>
          </table:table-cell>
          <table:table-cell table:style-name="ce5" office:value-type="float" office:value="91.42824" calcext:value-type="float">
            <text:p>91.4 </text:p>
          </table:table-cell>
          <table:table-cell table:style-name="ce5" office:value-type="float" office:value="92.37" calcext:value-type="float">
            <text:p>92.4 </text:p>
          </table:table-cell>
          <table:table-cell table:style-name="ce5" office:value-type="float" office:value="98.62154" calcext:value-type="float">
            <text:p>98.6 </text:p>
          </table:table-cell>
          <table:table-cell table:style-name="ce5" office:value-type="float" office:value="85.35024" calcext:value-type="float">
            <text:p>85.4 </text:p>
          </table:table-cell>
          <table:table-cell table:style-name="ce5" office:value-type="float" office:value="88.28645" calcext:value-type="float">
            <text:p>88.3 </text:p>
          </table:table-cell>
          <table:table-cell table:style-name="ce5" office:value-type="float" office:value="94.33291" calcext:value-type="float">
            <text:p>94.3 </text:p>
          </table:table-cell>
          <table:table-cell table:style-name="ce5" office:value-type="float" office:value="92.04901" calcext:value-type="float">
            <text:p>92.0 </text:p>
          </table:table-cell>
          <table:table-cell table:style-name="ce5" office:value-type="float" office:value="98.9" calcext:value-type="float">
            <text:p>98.9 </text:p>
          </table:table-cell>
          <table:table-cell table:style-name="ce5" office:value-type="float" office:value="90.10544" calcext:value-type="float">
            <text:p>90.1 </text:p>
          </table:table-cell>
          <table:table-cell table:style-name="ce5" office:value-type="float" office:value="96.92883" calcext:value-type="float">
            <text:p>96.9 </text:p>
          </table:table-cell>
          <table:table-cell table:style-name="ce5" office:value-type="float" office:value="92.1175" calcext:value-type="float">
            <text:p>92.1 </text:p>
          </table:table-cell>
          <table:table-cell table:style-name="ce5" office:value-type="float" office:value="87.70241" calcext:value-type="float">
            <text:p>87.7 </text:p>
          </table:table-cell>
          <table:table-cell table:style-name="ce5" office:value-type="float" office:value="82.91484" calcext:value-type="float">
            <text:p>82.9 </text:p>
          </table:table-cell>
          <table:table-cell table:style-name="ce5" office:value-type="float" office:value="88.06" calcext:value-type="float">
            <text:p>88.1 </text:p>
          </table:table-cell>
          <table:table-cell table:style-name="ce5" office:value-type="float" office:value="88.4585" calcext:value-type="float">
            <text:p>88.5 </text:p>
          </table:table-cell>
          <table:table-cell table:style-name="ce5" office:value-type="float" office:value="91.55369" calcext:value-type="float">
            <text:p>91.6 </text:p>
          </table:table-cell>
          <table:table-cell table:style-name="ce5" office:value-type="float" office:value="89.39802" calcext:value-type="float">
            <text:p>89.4 </text:p>
          </table:table-cell>
          <table:table-cell table:style-name="ce5" office:value-type="float" office:value="95.92" calcext:value-type="float">
            <text:p>95.9 </text:p>
          </table:table-cell>
          <table:table-cell table:style-name="ce5" office:value-type="float" office:value="94.35899" calcext:value-type="float">
            <text:p>94.4 </text:p>
          </table:table-cell>
          <table:table-cell table:style-name="ce5" office:value-type="float" office:value="96.85752" calcext:value-type="float">
            <text:p>96.9 </text:p>
          </table:table-cell>
          <table:table-cell table:style-name="ce5" office:value-type="float" office:value="86.9" calcext:value-type="float">
            <text:p>86.9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9M9</text:p>
          </table:table-cell>
          <table:table-cell office:value-type="float" office:value="86.79232" calcext:value-type="float">
            <text:p>86.8 </text:p>
          </table:table-cell>
          <table:table-cell office:value-type="float" office:value="87.91068" calcext:value-type="float">
            <text:p>87.9 </text:p>
          </table:table-cell>
          <table:table-cell office:value-type="float" office:value="89.38589" calcext:value-type="float">
            <text:p>89.4 </text:p>
          </table:table-cell>
          <table:table-cell office:value-type="float" office:value="77.80379" calcext:value-type="float">
            <text:p>77.8 </text:p>
          </table:table-cell>
          <table:table-cell office:value-type="float" office:value="80.33577" calcext:value-type="float">
            <text:p>80.3 </text:p>
          </table:table-cell>
          <table:table-cell office:value-type="float" office:value="72.01678" calcext:value-type="float">
            <text:p>72.0 </text:p>
          </table:table-cell>
          <table:table-cell office:value-type="float" office:value="92.8" calcext:value-type="float">
            <text:p>92.8 </text:p>
          </table:table-cell>
          <table:table-cell office:value-type="float" office:value="88.3" calcext:value-type="float">
            <text:p>88.3 </text:p>
          </table:table-cell>
          <table:table-cell office:value-type="float" office:value="91.21097" calcext:value-type="float">
            <text:p>91.2 </text:p>
          </table:table-cell>
          <table:table-cell office:value-type="float" office:value="91.61" calcext:value-type="float">
            <text:p>91.6 </text:p>
          </table:table-cell>
          <table:table-cell office:value-type="float" office:value="99.15944" calcext:value-type="float">
            <text:p>99.2 </text:p>
          </table:table-cell>
          <table:table-cell office:value-type="float" office:value="84.56062" calcext:value-type="float">
            <text:p>84.6 </text:p>
          </table:table-cell>
          <table:table-cell office:value-type="float" office:value="87.97954" calcext:value-type="float">
            <text:p>88.0 </text:p>
          </table:table-cell>
          <table:table-cell office:value-type="float" office:value="93.82465" calcext:value-type="float">
            <text:p>93.8 </text:p>
          </table:table-cell>
          <table:table-cell office:value-type="float" office:value="91.49413" calcext:value-type="float">
            <text:p>91.5 </text:p>
          </table:table-cell>
          <table:table-cell office:value-type="float" office:value="98.5" calcext:value-type="float">
            <text:p>98.5 </text:p>
          </table:table-cell>
          <table:table-cell office:value-type="float" office:value="90.10544" calcext:value-type="float">
            <text:p>90.1 </text:p>
          </table:table-cell>
          <table:table-cell office:value-type="float" office:value="96.0071" calcext:value-type="float">
            <text:p>96.0 </text:p>
          </table:table-cell>
          <table:table-cell office:value-type="float" office:value="92.3265" calcext:value-type="float">
            <text:p>92.3 </text:p>
          </table:table-cell>
          <table:table-cell office:value-type="float" office:value="87.59319" calcext:value-type="float">
            <text:p>87.6 </text:p>
          </table:table-cell>
          <table:table-cell office:value-type="float" office:value="83.21175" calcext:value-type="float">
            <text:p>83.2 </text:p>
          </table:table-cell>
          <table:table-cell office:value-type="float" office:value="87.97" calcext:value-type="float">
            <text:p>88.0 </text:p>
          </table:table-cell>
          <table:table-cell office:value-type="float" office:value="88.4585" calcext:value-type="float">
            <text:p>88.5 </text:p>
          </table:table-cell>
          <table:table-cell office:value-type="float" office:value="91.19389" calcext:value-type="float">
            <text:p>91.2 </text:p>
          </table:table-cell>
          <table:table-cell office:value-type="float" office:value="89.62561" calcext:value-type="float">
            <text:p>89.6 </text:p>
          </table:table-cell>
          <table:table-cell office:value-type="float" office:value="93.64" calcext:value-type="float">
            <text:p>93.6 </text:p>
          </table:table-cell>
          <table:table-cell office:value-type="float" office:value="93.72279" calcext:value-type="float">
            <text:p>93.7 </text:p>
          </table:table-cell>
          <table:table-cell office:value-type="float" office:value="96.9048" calcext:value-type="float">
            <text:p>96.9 </text:p>
          </table:table-cell>
          <table:table-cell office:value-type="float" office:value="86.5" calcext:value-type="float">
            <text:p>86.5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9M10</text:p>
          </table:table-cell>
          <table:table-cell table:style-name="ce5" office:value-type="float" office:value="86.54898" calcext:value-type="float">
            <text:p>86.5 </text:p>
          </table:table-cell>
          <table:table-cell table:style-name="ce5" office:value-type="float" office:value="87.91068" calcext:value-type="float">
            <text:p>87.9 </text:p>
          </table:table-cell>
          <table:table-cell table:style-name="ce5" office:value-type="float" office:value="89.53254" calcext:value-type="float">
            <text:p>89.5 </text:p>
          </table:table-cell>
          <table:table-cell table:style-name="ce5" office:value-type="float" office:value="77.81935" calcext:value-type="float">
            <text:p>77.8 </text:p>
          </table:table-cell>
          <table:table-cell table:style-name="ce5" office:value-type="float" office:value="80.39785" calcext:value-type="float">
            <text:p>80.4 </text:p>
          </table:table-cell>
          <table:table-cell table:style-name="ce5" office:value-type="float" office:value="72.16168" calcext:value-type="float">
            <text:p>72.2 </text:p>
          </table:table-cell>
          <table:table-cell table:style-name="ce5" office:value-type="float" office:value="92.7" calcext:value-type="float">
            <text:p>92.7 </text:p>
          </table:table-cell>
          <table:table-cell table:style-name="ce5" office:value-type="float" office:value="88.4" calcext:value-type="float">
            <text:p>88.4 </text:p>
          </table:table-cell>
          <table:table-cell table:style-name="ce5" office:value-type="float" office:value="90.68951" calcext:value-type="float">
            <text:p>90.7 </text:p>
          </table:table-cell>
          <table:table-cell table:style-name="ce5" office:value-type="float" office:value="91.8" calcext:value-type="float">
            <text:p>91.8 </text:p>
          </table:table-cell>
          <table:table-cell table:style-name="ce5" office:value-type="float" office:value="99.4958" calcext:value-type="float">
            <text:p>99.5 </text:p>
          </table:table-cell>
          <table:table-cell table:style-name="ce5" office:value-type="float" office:value="84.41706" calcext:value-type="float">
            <text:p>84.4 </text:p>
          </table:table-cell>
          <table:table-cell table:style-name="ce5" office:value-type="float" office:value="88.18414" calcext:value-type="float">
            <text:p>88.2 </text:p>
          </table:table-cell>
          <table:table-cell table:style-name="ce5" office:value-type="float" office:value="94.12961" calcext:value-type="float">
            <text:p>94.1 </text:p>
          </table:table-cell>
          <table:table-cell table:style-name="ce5" office:value-type="float" office:value="91.67909" calcext:value-type="float">
            <text:p>91.7 </text:p>
          </table:table-cell>
          <table:table-cell table:style-name="ce5" office:value-type="float" office:value="98.4" calcext:value-type="float">
            <text:p>98.4 </text:p>
          </table:table-cell>
          <table:table-cell table:style-name="ce5" office:value-type="float" office:value="90.18583" calcext:value-type="float">
            <text:p>90.2 </text:p>
          </table:table-cell>
          <table:table-cell table:style-name="ce5" office:value-type="float" office:value="95.38067" calcext:value-type="float">
            <text:p>95.4 </text:p>
          </table:table-cell>
          <table:table-cell table:style-name="ce5" office:value-type="float" office:value="91.5811" calcext:value-type="float">
            <text:p>91.6 </text:p>
          </table:table-cell>
          <table:table-cell table:style-name="ce5" office:value-type="float" office:value="87.58539" calcext:value-type="float">
            <text:p>87.6 </text:p>
          </table:table-cell>
          <table:table-cell table:style-name="ce5" office:value-type="float" office:value="83.91552" calcext:value-type="float">
            <text:p>83.9 </text:p>
          </table:table-cell>
          <table:table-cell table:style-name="ce5" office:value-type="float" office:value="88.13" calcext:value-type="float">
            <text:p>88.1 </text:p>
          </table:table-cell>
          <table:table-cell table:style-name="ce5" office:value-type="float" office:value="88.4585" calcext:value-type="float">
            <text:p>88.5 </text:p>
          </table:table-cell>
          <table:table-cell table:style-name="ce5" office:value-type="float" office:value="91.36893" calcext:value-type="float">
            <text:p>91.4 </text:p>
          </table:table-cell>
          <table:table-cell table:style-name="ce5" office:value-type="float" office:value="89.8532" calcext:value-type="float">
            <text:p>89.9 </text:p>
          </table:table-cell>
          <table:table-cell table:style-name="ce5" office:value-type="float" office:value="92.92" calcext:value-type="float">
            <text:p>92.9 </text:p>
          </table:table-cell>
          <table:table-cell table:style-name="ce5" office:value-type="float" office:value="93.63603" calcext:value-type="float">
            <text:p>93.6 </text:p>
          </table:table-cell>
          <table:table-cell table:style-name="ce5" office:value-type="float" office:value="96.92799" calcext:value-type="float">
            <text:p>96.9 </text:p>
          </table:table-cell>
          <table:table-cell table:style-name="ce5" office:value-type="float" office:value="86.5" calcext:value-type="float">
            <text:p>86.5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9M11</text:p>
          </table:table-cell>
          <table:table-cell office:value-type="float" office:value="86.06229" calcext:value-type="float">
            <text:p>86.1 </text:p>
          </table:table-cell>
          <table:table-cell office:value-type="float" office:value="87.56593" calcext:value-type="float">
            <text:p>87.6 </text:p>
          </table:table-cell>
          <table:table-cell office:value-type="float" office:value="89.31256" calcext:value-type="float">
            <text:p>89.3 </text:p>
          </table:table-cell>
          <table:table-cell office:value-type="float" office:value="77.46124" calcext:value-type="float">
            <text:p>77.5 </text:p>
          </table:table-cell>
          <table:table-cell office:value-type="float" office:value="80.49097" calcext:value-type="float">
            <text:p>80.5 </text:p>
          </table:table-cell>
          <table:table-cell office:value-type="float" office:value="72.29198" calcext:value-type="float">
            <text:p>72.3 </text:p>
          </table:table-cell>
          <table:table-cell office:value-type="float" office:value="92.5" calcext:value-type="float">
            <text:p>92.5 </text:p>
          </table:table-cell>
          <table:table-cell office:value-type="float" office:value="88.3" calcext:value-type="float">
            <text:p>88.3 </text:p>
          </table:table-cell>
          <table:table-cell office:value-type="float" office:value="90.0377" calcext:value-type="float">
            <text:p>90.0 </text:p>
          </table:table-cell>
          <table:table-cell office:value-type="float" office:value="91.65" calcext:value-type="float">
            <text:p>91.7 </text:p>
          </table:table-cell>
          <table:table-cell office:value-type="float" office:value="99.68681" calcext:value-type="float">
            <text:p>99.7 </text:p>
          </table:table-cell>
          <table:table-cell office:value-type="float" office:value="84.41706" calcext:value-type="float">
            <text:p>84.4 </text:p>
          </table:table-cell>
          <table:table-cell office:value-type="float" office:value="88.08184" calcext:value-type="float">
            <text:p>88.1 </text:p>
          </table:table-cell>
          <table:table-cell office:value-type="float" office:value="94.02795" calcext:value-type="float">
            <text:p>94.0 </text:p>
          </table:table-cell>
          <table:table-cell office:value-type="float" office:value="91.49413" calcext:value-type="float">
            <text:p>91.5 </text:p>
          </table:table-cell>
          <table:table-cell office:value-type="float" office:value="98.3" calcext:value-type="float">
            <text:p>98.3 </text:p>
          </table:table-cell>
          <table:table-cell office:value-type="float" office:value="90.26514" calcext:value-type="float">
            <text:p>90.3 </text:p>
          </table:table-cell>
          <table:table-cell office:value-type="float" office:value="94.54676" calcext:value-type="float">
            <text:p>94.5 </text:p>
          </table:table-cell>
          <table:table-cell office:value-type="float" office:value="90.8594" calcext:value-type="float">
            <text:p>90.9 </text:p>
          </table:table-cell>
          <table:table-cell office:value-type="float" office:value="87.61659" calcext:value-type="float">
            <text:p>87.6 </text:p>
          </table:table-cell>
          <table:table-cell office:value-type="float" office:value="84.87023" calcext:value-type="float">
            <text:p>84.9 </text:p>
          </table:table-cell>
          <table:table-cell office:value-type="float" office:value="87.93" calcext:value-type="float">
            <text:p>87.9 </text:p>
          </table:table-cell>
          <table:table-cell office:value-type="float" office:value="88.4585" calcext:value-type="float">
            <text:p>88.5 </text:p>
          </table:table-cell>
          <table:table-cell office:value-type="float" office:value="91.25224" calcext:value-type="float">
            <text:p>91.3 </text:p>
          </table:table-cell>
          <table:table-cell office:value-type="float" office:value="89.94424" calcext:value-type="float">
            <text:p>89.9 </text:p>
          </table:table-cell>
          <table:table-cell office:value-type="float" office:value="92.86" calcext:value-type="float">
            <text:p>92.9 </text:p>
          </table:table-cell>
          <table:table-cell office:value-type="float" office:value="93.45931" calcext:value-type="float">
            <text:p>93.5 </text:p>
          </table:table-cell>
          <table:table-cell office:value-type="float" office:value="97.06763" calcext:value-type="float">
            <text:p>97.1 </text:p>
          </table:table-cell>
          <table:table-cell office:value-type="float" office:value="86.5" calcext:value-type="float">
            <text:p>86.5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9M12</text:p>
          </table:table-cell>
          <table:table-cell table:style-name="ce5" office:value-type="float" office:value="86.79232" calcext:value-type="float">
            <text:p>86.8 </text:p>
          </table:table-cell>
          <table:table-cell table:style-name="ce5" office:value-type="float" office:value="87.93941" calcext:value-type="float">
            <text:p>87.9 </text:p>
          </table:table-cell>
          <table:table-cell table:style-name="ce5" office:value-type="float" office:value="89.31256" calcext:value-type="float">
            <text:p>89.3 </text:p>
          </table:table-cell>
          <table:table-cell table:style-name="ce5" office:value-type="float" office:value="77.88164" calcext:value-type="float">
            <text:p>77.9 </text:p>
          </table:table-cell>
          <table:table-cell table:style-name="ce5" office:value-type="float" office:value="80.69275" calcext:value-type="float">
            <text:p>80.7 </text:p>
          </table:table-cell>
          <table:table-cell table:style-name="ce5" office:value-type="float" office:value="72.96483" calcext:value-type="float">
            <text:p>73.0 </text:p>
          </table:table-cell>
          <table:table-cell table:style-name="ce5" office:value-type="float" office:value="92.5" calcext:value-type="float">
            <text:p>92.5 </text:p>
          </table:table-cell>
          <table:table-cell table:style-name="ce5" office:value-type="float" office:value="88.2" calcext:value-type="float">
            <text:p>88.2 </text:p>
          </table:table-cell>
          <table:table-cell table:style-name="ce5" office:value-type="float" office:value="90.1246" calcext:value-type="float">
            <text:p>90.1 </text:p>
          </table:table-cell>
          <table:table-cell table:style-name="ce5" office:value-type="float" office:value="92.09" calcext:value-type="float">
            <text:p>92.1 </text:p>
          </table:table-cell>
          <table:table-cell table:style-name="ce5" office:value-type="float" office:value="100.0796" calcext:value-type="float">
            <text:p>100.1 </text:p>
          </table:table-cell>
          <table:table-cell table:style-name="ce5" office:value-type="float" office:value="84.48885" calcext:value-type="float">
            <text:p>84.5 </text:p>
          </table:table-cell>
          <table:table-cell table:style-name="ce5" office:value-type="float" office:value="88.08184" calcext:value-type="float">
            <text:p>88.1 </text:p>
          </table:table-cell>
          <table:table-cell table:style-name="ce5" office:value-type="float" office:value="93.9263" calcext:value-type="float">
            <text:p>93.9 </text:p>
          </table:table-cell>
          <table:table-cell table:style-name="ce5" office:value-type="float" office:value="91.8024" calcext:value-type="float">
            <text:p>91.8 </text:p>
          </table:table-cell>
          <table:table-cell table:style-name="ce5" office:value-type="float" office:value="98.4" calcext:value-type="float">
            <text:p>98.4 </text:p>
          </table:table-cell>
          <table:table-cell table:style-name="ce5" office:value-type="float" office:value="90.34553" calcext:value-type="float">
            <text:p>90.3 </text:p>
          </table:table-cell>
          <table:table-cell table:style-name="ce5" office:value-type="float" office:value="94.07817" calcext:value-type="float">
            <text:p>94.1 </text:p>
          </table:table-cell>
          <table:table-cell table:style-name="ce5" office:value-type="float" office:value="90.9521" calcext:value-type="float">
            <text:p>91.0 </text:p>
          </table:table-cell>
          <table:table-cell table:style-name="ce5" office:value-type="float" office:value="87.52298" calcext:value-type="float">
            <text:p>87.5 </text:p>
          </table:table-cell>
          <table:table-cell table:style-name="ce5" office:value-type="float" office:value="85.3392" calcext:value-type="float">
            <text:p>85.3 </text:p>
          </table:table-cell>
          <table:table-cell table:style-name="ce5" office:value-type="float" office:value="87.8" calcext:value-type="float">
            <text:p>87.8 </text:p>
          </table:table-cell>
          <table:table-cell table:style-name="ce5" office:value-type="float" office:value="88.22134" calcext:value-type="float">
            <text:p>88.2 </text:p>
          </table:table-cell>
          <table:table-cell table:style-name="ce5" office:value-type="float" office:value="91.46617" calcext:value-type="float">
            <text:p>91.5 </text:p>
          </table:table-cell>
          <table:table-cell table:style-name="ce5" office:value-type="float" office:value="89.94424" calcext:value-type="float">
            <text:p>89.9 </text:p>
          </table:table-cell>
          <table:table-cell table:style-name="ce5" office:value-type="float" office:value="92.84" calcext:value-type="float">
            <text:p>92.8 </text:p>
          </table:table-cell>
          <table:table-cell table:style-name="ce5" office:value-type="float" office:value="93.7592" calcext:value-type="float">
            <text:p>93.8 </text:p>
          </table:table-cell>
          <table:table-cell table:style-name="ce5" office:value-type="float" office:value="97.04686" calcext:value-type="float">
            <text:p>97.0 </text:p>
          </table:table-cell>
          <table:table-cell table:style-name="ce5" office:value-type="float" office:value="86.9" calcext:value-type="float">
            <text:p>86.9 </text:p>
          </table:table-cell>
          <table:table-cell table:style-name="ce5" office:value-type="float" office:value="88.81349" calcext:value-type="float">
            <text:p>88.8 </text:p>
          </table:table-cell>
        </table:table-row>
        <table:table-row table:style-name="ro1">
          <table:table-cell office:value-type="string" calcext:value-type="string">
            <text:p>2010M1</text:p>
          </table:table-cell>
          <table:table-cell office:value-type="float" office:value="86.87344" calcext:value-type="float">
            <text:p>86.9 </text:p>
          </table:table-cell>
          <table:table-cell office:value-type="float" office:value="87.58509" calcext:value-type="float">
            <text:p>87.6 </text:p>
          </table:table-cell>
          <table:table-cell office:value-type="float" office:value="89.31256" calcext:value-type="float">
            <text:p>89.3 </text:p>
          </table:table-cell>
          <table:table-cell office:value-type="float" office:value="79.38415" calcext:value-type="float">
            <text:p>79.4 </text:p>
          </table:table-cell>
          <table:table-cell office:value-type="float" office:value="81.50759" calcext:value-type="float">
            <text:p>81.5 </text:p>
          </table:table-cell>
          <table:table-cell office:value-type="float" office:value="74.97325" calcext:value-type="float">
            <text:p>75.0 </text:p>
          </table:table-cell>
          <table:table-cell office:value-type="float" office:value="94.6" calcext:value-type="float">
            <text:p>94.6 </text:p>
          </table:table-cell>
          <table:table-cell office:value-type="float" office:value="88.8" calcext:value-type="float">
            <text:p>88.8 </text:p>
          </table:table-cell>
          <table:table-cell office:value-type="float" office:value="89.42934" calcext:value-type="float">
            <text:p>89.4 </text:p>
          </table:table-cell>
          <table:table-cell office:value-type="float" office:value="92.12" calcext:value-type="float">
            <text:p>92.1 </text:p>
          </table:table-cell>
          <table:table-cell office:value-type="float" office:value="100.104" calcext:value-type="float">
            <text:p>100.1 </text:p>
          </table:table-cell>
          <table:table-cell office:value-type="float" office:value="84.99133" calcext:value-type="float">
            <text:p>85.0 </text:p>
          </table:table-cell>
          <table:table-cell office:value-type="float" office:value="87.57034" calcext:value-type="float">
            <text:p>87.6 </text:p>
          </table:table-cell>
          <table:table-cell office:value-type="float" office:value="93.62135" calcext:value-type="float">
            <text:p>93.6 </text:p>
          </table:table-cell>
          <table:table-cell office:value-type="float" office:value="91.9257" calcext:value-type="float">
            <text:p>91.9 </text:p>
          </table:table-cell>
          <table:table-cell office:value-type="float" office:value="97.8" calcext:value-type="float">
            <text:p>97.8 </text:p>
          </table:table-cell>
          <table:table-cell office:value-type="float" office:value="90.666" calcext:value-type="float">
            <text:p>90.7 </text:p>
          </table:table-cell>
          <table:table-cell office:value-type="float" office:value="93.53883" calcext:value-type="float">
            <text:p>93.5 </text:p>
          </table:table-cell>
          <table:table-cell office:value-type="float" office:value="90.9308" calcext:value-type="float">
            <text:p>90.9 </text:p>
          </table:table-cell>
          <table:table-cell office:value-type="float" office:value="87.83503" calcext:value-type="float">
            <text:p>87.8 </text:p>
          </table:table-cell>
          <table:table-cell office:value-type="float" office:value="86.07776" calcext:value-type="float">
            <text:p>86.1 </text:p>
          </table:table-cell>
          <table:table-cell office:value-type="float" office:value="88.41" calcext:value-type="float">
            <text:p>88.4 </text:p>
          </table:table-cell>
          <table:table-cell office:value-type="float" office:value="88.93281" calcext:value-type="float">
            <text:p>88.9 </text:p>
          </table:table-cell>
          <table:table-cell office:value-type="float" office:value="91.17445" calcext:value-type="float">
            <text:p>91.2 </text:p>
          </table:table-cell>
          <table:table-cell office:value-type="float" office:value="89.76217" calcext:value-type="float">
            <text:p>89.8 </text:p>
          </table:table-cell>
          <table:table-cell office:value-type="float" office:value="93.27" calcext:value-type="float">
            <text:p>93.3 </text:p>
          </table:table-cell>
          <table:table-cell office:value-type="float" office:value="93.70779" calcext:value-type="float">
            <text:p>93.7 </text:p>
          </table:table-cell>
          <table:table-cell office:value-type="float" office:value="97.19266" calcext:value-type="float">
            <text:p>97.2 </text:p>
          </table:table-cell>
          <table:table-cell office:value-type="float" office:value="86.9" calcext:value-type="float">
            <text:p>86.9 </text:p>
          </table:table-cell>
          <table:table-cell office:value-type="float" office:value="88.95177" calcext:value-type="float">
            <text:p>89.0 </text:p>
          </table:table-cell>
        </table:table-row>
        <table:table-row table:style-name="ro1">
          <table:table-cell office:value-type="string" calcext:value-type="string">
            <text:p>2010M2</text:p>
          </table:table-cell>
          <table:table-cell table:style-name="ce5" office:value-type="float" office:value="87.19789" calcext:value-type="float">
            <text:p>87.2 </text:p>
          </table:table-cell>
          <table:table-cell table:style-name="ce5" office:value-type="float" office:value="88.26501" calcext:value-type="float">
            <text:p>88.3 </text:p>
          </table:table-cell>
          <table:table-cell table:style-name="ce5" office:value-type="float" office:value="89.89918" calcext:value-type="float">
            <text:p>89.9 </text:p>
          </table:table-cell>
          <table:table-cell table:style-name="ce5" office:value-type="float" office:value="79.52989" calcext:value-type="float">
            <text:p>79.5 </text:p>
          </table:table-cell>
          <table:table-cell table:style-name="ce5" office:value-type="float" office:value="82.17499" calcext:value-type="float">
            <text:p>82.2 </text:p>
          </table:table-cell>
          <table:table-cell table:style-name="ce5" office:value-type="float" office:value="75.69889" calcext:value-type="float">
            <text:p>75.7 </text:p>
          </table:table-cell>
          <table:table-cell table:style-name="ce5" office:value-type="float" office:value="94.8" calcext:value-type="float">
            <text:p>94.8 </text:p>
          </table:table-cell>
          <table:table-cell table:style-name="ce5" office:value-type="float" office:value="90.1" calcext:value-type="float">
            <text:p>90.1 </text:p>
          </table:table-cell>
          <table:table-cell table:style-name="ce5" office:value-type="float" office:value="89.5597" calcext:value-type="float">
            <text:p>89.6 </text:p>
          </table:table-cell>
          <table:table-cell table:style-name="ce5" office:value-type="float" office:value="92.54" calcext:value-type="float">
            <text:p>92.5 </text:p>
          </table:table-cell>
          <table:table-cell table:style-name="ce5" office:value-type="float" office:value="100.1141" calcext:value-type="float">
            <text:p>100.1 </text:p>
          </table:table-cell>
          <table:table-cell table:style-name="ce5" office:value-type="float" office:value="85.78094" calcext:value-type="float">
            <text:p>85.8 </text:p>
          </table:table-cell>
          <table:table-cell table:style-name="ce5" office:value-type="float" office:value="88.08184" calcext:value-type="float">
            <text:p>88.1 </text:p>
          </table:table-cell>
          <table:table-cell table:style-name="ce5" office:value-type="float" office:value="93.62135" calcext:value-type="float">
            <text:p>93.6 </text:p>
          </table:table-cell>
          <table:table-cell table:style-name="ce5" office:value-type="float" office:value="91.9257" calcext:value-type="float">
            <text:p>91.9 </text:p>
          </table:table-cell>
          <table:table-cell table:style-name="ce5" office:value-type="float" office:value="97.8" calcext:value-type="float">
            <text:p>97.8 </text:p>
          </table:table-cell>
          <table:table-cell table:style-name="ce5" office:value-type="float" office:value="90.84928" calcext:value-type="float">
            <text:p>90.8 </text:p>
          </table:table-cell>
          <table:table-cell table:style-name="ce5" office:value-type="float" office:value="93.16734" calcext:value-type="float">
            <text:p>93.2 </text:p>
          </table:table-cell>
          <table:table-cell table:style-name="ce5" office:value-type="float" office:value="90.6279" calcext:value-type="float">
            <text:p>90.6 </text:p>
          </table:table-cell>
          <table:table-cell table:style-name="ce5" office:value-type="float" office:value="88.18609" calcext:value-type="float">
            <text:p>88.2 </text:p>
          </table:table-cell>
          <table:table-cell table:style-name="ce5" office:value-type="float" office:value="86.60822" calcext:value-type="float">
            <text:p>86.6 </text:p>
          </table:table-cell>
          <table:table-cell table:style-name="ce5" office:value-type="float" office:value="88.92" calcext:value-type="float">
            <text:p>88.9 </text:p>
          </table:table-cell>
          <table:table-cell table:style-name="ce5" office:value-type="float" office:value="89.01186" calcext:value-type="float">
            <text:p>89.0 </text:p>
          </table:table-cell>
          <table:table-cell table:style-name="ce5" office:value-type="float" office:value="91.30086" calcext:value-type="float">
            <text:p>91.3 </text:p>
          </table:table-cell>
          <table:table-cell table:style-name="ce5" office:value-type="float" office:value="89.89872" calcext:value-type="float">
            <text:p>89.9 </text:p>
          </table:table-cell>
          <table:table-cell table:style-name="ce5" office:value-type="float" office:value="93.56" calcext:value-type="float">
            <text:p>93.6 </text:p>
          </table:table-cell>
          <table:table-cell table:style-name="ce5" office:value-type="float" office:value="93.78169" calcext:value-type="float">
            <text:p>93.8 </text:p>
          </table:table-cell>
          <table:table-cell table:style-name="ce5" office:value-type="float" office:value="97.56036" calcext:value-type="float">
            <text:p>97.6 </text:p>
          </table:table-cell>
          <table:table-cell table:style-name="ce5" office:value-type="float" office:value="87" calcext:value-type="float">
            <text:p>87.0 </text:p>
          </table:table-cell>
          <table:table-cell table:style-name="ce5" office:value-type="float" office:value="89.06605" calcext:value-type="float">
            <text:p>89.1 </text:p>
          </table:table-cell>
        </table:table-row>
        <table:table-row table:style-name="ro1">
          <table:table-cell office:value-type="string" calcext:value-type="string">
            <text:p>2010M3</text:p>
          </table:table-cell>
          <table:table-cell office:value-type="float" office:value="87.52235" calcext:value-type="float">
            <text:p>87.5 </text:p>
          </table:table-cell>
          <table:table-cell office:value-type="float" office:value="88.01602" calcext:value-type="float">
            <text:p>88.0 </text:p>
          </table:table-cell>
          <table:table-cell office:value-type="float" office:value="89.60587" calcext:value-type="float">
            <text:p>89.6 </text:p>
          </table:table-cell>
          <table:table-cell office:value-type="float" office:value="79.49626" calcext:value-type="float">
            <text:p>79.5 </text:p>
          </table:table-cell>
          <table:table-cell office:value-type="float" office:value="82.29915" calcext:value-type="float">
            <text:p>82.3 </text:p>
          </table:table-cell>
          <table:table-cell office:value-type="float" office:value="76.16505" calcext:value-type="float">
            <text:p>76.2 </text:p>
          </table:table-cell>
          <table:table-cell office:value-type="float" office:value="94.8" calcext:value-type="float">
            <text:p>94.8 </text:p>
          </table:table-cell>
          <table:table-cell office:value-type="float" office:value="90.1" calcext:value-type="float">
            <text:p>90.1 </text:p>
          </table:table-cell>
          <table:table-cell office:value-type="float" office:value="90.42879" calcext:value-type="float">
            <text:p>90.4 </text:p>
          </table:table-cell>
          <table:table-cell office:value-type="float" office:value="92.6" calcext:value-type="float">
            <text:p>92.6 </text:p>
          </table:table-cell>
          <table:table-cell office:value-type="float" office:value="100.8261" calcext:value-type="float">
            <text:p>100.8 </text:p>
          </table:table-cell>
          <table:table-cell office:value-type="float" office:value="86.13985" calcext:value-type="float">
            <text:p>86.1 </text:p>
          </table:table-cell>
          <table:table-cell office:value-type="float" office:value="87.97954" calcext:value-type="float">
            <text:p>88.0 </text:p>
          </table:table-cell>
          <table:table-cell office:value-type="float" office:value="94.02795" calcext:value-type="float">
            <text:p>94.0 </text:p>
          </table:table-cell>
          <table:table-cell office:value-type="float" office:value="92.17232" calcext:value-type="float">
            <text:p>92.2 </text:p>
          </table:table-cell>
          <table:table-cell office:value-type="float" office:value="98" calcext:value-type="float">
            <text:p>98.0 </text:p>
          </table:table-cell>
          <table:table-cell office:value-type="float" office:value="90.94146" calcext:value-type="float">
            <text:p>90.9 </text:p>
          </table:table-cell>
          <table:table-cell office:value-type="float" office:value="93.0467" calcext:value-type="float">
            <text:p>93.0 </text:p>
          </table:table-cell>
          <table:table-cell office:value-type="float" office:value="90.6062" calcext:value-type="float">
            <text:p>90.6 </text:p>
          </table:table-cell>
          <table:table-cell office:value-type="float" office:value="88.13928" calcext:value-type="float">
            <text:p>88.1 </text:p>
          </table:table-cell>
          <table:table-cell office:value-type="float" office:value="87.05794" calcext:value-type="float">
            <text:p>87.1 </text:p>
          </table:table-cell>
          <table:table-cell office:value-type="float" office:value="88.98" calcext:value-type="float">
            <text:p>89.0 </text:p>
          </table:table-cell>
          <table:table-cell office:value-type="float" office:value="89.01186" calcext:value-type="float">
            <text:p>89.0 </text:p>
          </table:table-cell>
          <table:table-cell office:value-type="float" office:value="91.33003" calcext:value-type="float">
            <text:p>91.3 </text:p>
          </table:table-cell>
          <table:table-cell office:value-type="float" office:value="89.94424" calcext:value-type="float">
            <text:p>89.9 </text:p>
          </table:table-cell>
          <table:table-cell office:value-type="float" office:value="93.6" calcext:value-type="float">
            <text:p>93.6 </text:p>
          </table:table-cell>
          <table:table-cell office:value-type="float" office:value="94.20261" calcext:value-type="float">
            <text:p>94.2 </text:p>
          </table:table-cell>
          <table:table-cell office:value-type="float" office:value="97.48393" calcext:value-type="float">
            <text:p>97.5 </text:p>
          </table:table-cell>
          <table:table-cell office:value-type="float" office:value="87.2" calcext:value-type="float">
            <text:p>87.2 </text:p>
          </table:table-cell>
          <table:table-cell office:value-type="float" office:value="89.20433" calcext:value-type="float">
            <text:p>89.2 </text:p>
          </table:table-cell>
        </table:table-row>
        <table:table-row table:style-name="ro1">
          <table:table-cell office:value-type="string" calcext:value-type="string">
            <text:p>2010M4</text:p>
          </table:table-cell>
          <table:table-cell table:style-name="ce5" office:value-type="float" office:value="87.19789" calcext:value-type="float">
            <text:p>87.2 </text:p>
          </table:table-cell>
          <table:table-cell table:style-name="ce5" office:value-type="float" office:value="88.15967" calcext:value-type="float">
            <text:p>88.2 </text:p>
          </table:table-cell>
          <table:table-cell table:style-name="ce5" office:value-type="float" office:value="89.89918" calcext:value-type="float">
            <text:p>89.9 </text:p>
          </table:table-cell>
          <table:table-cell table:style-name="ce5" office:value-type="float" office:value="79.83259" calcext:value-type="float">
            <text:p>79.8 </text:p>
          </table:table-cell>
          <table:table-cell table:style-name="ce5" office:value-type="float" office:value="82.4466" calcext:value-type="float">
            <text:p>82.4 </text:p>
          </table:table-cell>
          <table:table-cell table:style-name="ce5" office:value-type="float" office:value="76.39083" calcext:value-type="float">
            <text:p>76.4 </text:p>
          </table:table-cell>
          <table:table-cell table:style-name="ce5" office:value-type="float" office:value="94.9" calcext:value-type="float">
            <text:p>94.9 </text:p>
          </table:table-cell>
          <table:table-cell table:style-name="ce5" office:value-type="float" office:value="90.2" calcext:value-type="float">
            <text:p>90.2 </text:p>
          </table:table-cell>
          <table:table-cell table:style-name="ce5" office:value-type="float" office:value="89.99424" calcext:value-type="float">
            <text:p>90.0 </text:p>
          </table:table-cell>
          <table:table-cell table:style-name="ce5" office:value-type="float" office:value="92.65" calcext:value-type="float">
            <text:p>92.7 </text:p>
          </table:table-cell>
          <table:table-cell table:style-name="ce5" office:value-type="float" office:value="101.2314" calcext:value-type="float">
            <text:p>101.2 </text:p>
          </table:table-cell>
          <table:table-cell table:style-name="ce5" office:value-type="float" office:value="86.49877" calcext:value-type="float">
            <text:p>86.5 </text:p>
          </table:table-cell>
          <table:table-cell table:style-name="ce5" office:value-type="float" office:value="88.08184" calcext:value-type="float">
            <text:p>88.1 </text:p>
          </table:table-cell>
          <table:table-cell table:style-name="ce5" office:value-type="float" office:value="94.33291" calcext:value-type="float">
            <text:p>94.3 </text:p>
          </table:table-cell>
          <table:table-cell table:style-name="ce5" office:value-type="float" office:value="92.7272" calcext:value-type="float">
            <text:p>92.7 </text:p>
          </table:table-cell>
          <table:table-cell table:style-name="ce5" office:value-type="float" office:value="97.4" calcext:value-type="float">
            <text:p>97.4 </text:p>
          </table:table-cell>
          <table:table-cell table:style-name="ce5" office:value-type="float" office:value="91.12366" calcext:value-type="float">
            <text:p>91.1 </text:p>
          </table:table-cell>
          <table:table-cell table:style-name="ce5" office:value-type="float" office:value="92.62831" calcext:value-type="float">
            <text:p>92.6 </text:p>
          </table:table-cell>
          <table:table-cell table:style-name="ce5" office:value-type="float" office:value="90.3869" calcext:value-type="float">
            <text:p>90.4 </text:p>
          </table:table-cell>
          <table:table-cell table:style-name="ce5" office:value-type="float" office:value="88.2641" calcext:value-type="float">
            <text:p>88.3 </text:p>
          </table:table-cell>
          <table:table-cell table:style-name="ce5" office:value-type="float" office:value="86.63058" calcext:value-type="float">
            <text:p>86.6 </text:p>
          </table:table-cell>
          <table:table-cell table:style-name="ce5" office:value-type="float" office:value="89.32" calcext:value-type="float">
            <text:p>89.3 </text:p>
          </table:table-cell>
          <table:table-cell table:style-name="ce5" office:value-type="float" office:value="89.24901" calcext:value-type="float">
            <text:p>89.2 </text:p>
          </table:table-cell>
          <table:table-cell table:style-name="ce5" office:value-type="float" office:value="91.50507" calcext:value-type="float">
            <text:p>91.5 </text:p>
          </table:table-cell>
          <table:table-cell table:style-name="ce5" office:value-type="float" office:value="90.17183" calcext:value-type="float">
            <text:p>90.2 </text:p>
          </table:table-cell>
          <table:table-cell table:style-name="ce5" office:value-type="float" office:value="93.77" calcext:value-type="float">
            <text:p>93.8 </text:p>
          </table:table-cell>
          <table:table-cell table:style-name="ce5" office:value-type="float" office:value="94.29901" calcext:value-type="float">
            <text:p>94.3 </text:p>
          </table:table-cell>
          <table:table-cell table:style-name="ce5" office:value-type="float" office:value="97.49068" calcext:value-type="float">
            <text:p>97.5 </text:p>
          </table:table-cell>
          <table:table-cell table:style-name="ce5" office:value-type="float" office:value="87.6" calcext:value-type="float">
            <text:p>87.6 </text:p>
          </table:table-cell>
          <table:table-cell table:style-name="ce5" office:value-type="float" office:value="89.28115" calcext:value-type="float">
            <text:p>89.3 </text:p>
          </table:table-cell>
        </table:table-row>
        <table:table-row table:style-name="ro1">
          <table:table-cell office:value-type="string" calcext:value-type="string">
            <text:p>2010M5</text:p>
          </table:table-cell>
          <table:table-cell office:value-type="float" office:value="87.52235" calcext:value-type="float">
            <text:p>87.5 </text:p>
          </table:table-cell>
          <table:table-cell office:value-type="float" office:value="88.41823" calcext:value-type="float">
            <text:p>88.4 </text:p>
          </table:table-cell>
          <table:table-cell office:value-type="float" office:value="90.33914" calcext:value-type="float">
            <text:p>90.3 </text:p>
          </table:table-cell>
          <table:table-cell office:value-type="float" office:value="80.28102" calcext:value-type="float">
            <text:p>80.3 </text:p>
          </table:table-cell>
          <table:table-cell office:value-type="float" office:value="82.65613" calcext:value-type="float">
            <text:p>82.7 </text:p>
          </table:table-cell>
          <table:table-cell office:value-type="float" office:value="76.5874" calcext:value-type="float">
            <text:p>76.6 </text:p>
          </table:table-cell>
          <table:table-cell office:value-type="float" office:value="94.9" calcext:value-type="float">
            <text:p>94.9 </text:p>
          </table:table-cell>
          <table:table-cell office:value-type="float" office:value="90.4" calcext:value-type="float">
            <text:p>90.4 </text:p>
          </table:table-cell>
          <table:table-cell office:value-type="float" office:value="90.08115" calcext:value-type="float">
            <text:p>90.1 </text:p>
          </table:table-cell>
          <table:table-cell office:value-type="float" office:value="92.66" calcext:value-type="float">
            <text:p>92.7 </text:p>
          </table:table-cell>
          <table:table-cell office:value-type="float" office:value="101.4255" calcext:value-type="float">
            <text:p>101.4 </text:p>
          </table:table-cell>
          <table:table-cell office:value-type="float" office:value="86.71413" calcext:value-type="float">
            <text:p>86.7 </text:p>
          </table:table-cell>
          <table:table-cell office:value-type="float" office:value="88.79795" calcext:value-type="float">
            <text:p>88.8 </text:p>
          </table:table-cell>
          <table:table-cell office:value-type="float" office:value="94.43456" calcext:value-type="float">
            <text:p>94.4 </text:p>
          </table:table-cell>
          <table:table-cell office:value-type="float" office:value="92.66555" calcext:value-type="float">
            <text:p>92.7 </text:p>
          </table:table-cell>
          <table:table-cell office:value-type="float" office:value="97.4" calcext:value-type="float">
            <text:p>97.4 </text:p>
          </table:table-cell>
          <table:table-cell office:value-type="float" office:value="91.30588" calcext:value-type="float">
            <text:p>91.3 </text:p>
          </table:table-cell>
          <table:table-cell office:value-type="float" office:value="92.53148" calcext:value-type="float">
            <text:p>92.5 </text:p>
          </table:table-cell>
          <table:table-cell office:value-type="float" office:value="90.3734" calcext:value-type="float">
            <text:p>90.4 </text:p>
          </table:table-cell>
          <table:table-cell office:value-type="float" office:value="88.10808" calcext:value-type="float">
            <text:p>88.1 </text:p>
          </table:table-cell>
          <table:table-cell office:value-type="float" office:value="85.98769" calcext:value-type="float">
            <text:p>86.0 </text:p>
          </table:table-cell>
          <table:table-cell office:value-type="float" office:value="89.36" calcext:value-type="float">
            <text:p>89.4 </text:p>
          </table:table-cell>
          <table:table-cell office:value-type="float" office:value="89.40711" calcext:value-type="float">
            <text:p>89.4 </text:p>
          </table:table-cell>
          <table:table-cell office:value-type="float" office:value="91.65093" calcext:value-type="float">
            <text:p>91.7 </text:p>
          </table:table-cell>
          <table:table-cell office:value-type="float" office:value="90.26287" calcext:value-type="float">
            <text:p>90.3 </text:p>
          </table:table-cell>
          <table:table-cell office:value-type="float" office:value="94.24" calcext:value-type="float">
            <text:p>94.2 </text:p>
          </table:table-cell>
          <table:table-cell office:value-type="float" office:value="94.22832" calcext:value-type="float">
            <text:p>94.2 </text:p>
          </table:table-cell>
          <table:table-cell office:value-type="float" office:value="97.57084" calcext:value-type="float">
            <text:p>97.6 </text:p>
          </table:table-cell>
          <table:table-cell office:value-type="float" office:value="87.8" calcext:value-type="float">
            <text:p>87.8 </text:p>
          </table:table-cell>
          <table:table-cell office:value-type="float" office:value="89.39639" calcext:value-type="float">
            <text:p>89.4 </text:p>
          </table:table-cell>
        </table:table-row>
        <table:table-row table:style-name="ro1">
          <table:table-cell office:value-type="string" calcext:value-type="string">
            <text:p>2010M6</text:p>
          </table:table-cell>
          <table:table-cell table:style-name="ce5" office:value-type="float" office:value="87.76569" calcext:value-type="float">
            <text:p>87.8 </text:p>
          </table:table-cell>
          <table:table-cell table:style-name="ce5" office:value-type="float" office:value="88.80128" calcext:value-type="float">
            <text:p>88.8 </text:p>
          </table:table-cell>
          <table:table-cell table:style-name="ce5" office:value-type="float" office:value="90.63245" calcext:value-type="float">
            <text:p>90.6 </text:p>
          </table:table-cell>
          <table:table-cell table:style-name="ce5" office:value-type="float" office:value="80.59492" calcext:value-type="float">
            <text:p>80.6 </text:p>
          </table:table-cell>
          <table:table-cell table:style-name="ce5" office:value-type="float" office:value="82.82686" calcext:value-type="float">
            <text:p>82.8 </text:p>
          </table:table-cell>
          <table:table-cell table:style-name="ce5" office:value-type="float" office:value="76.83115" calcext:value-type="float">
            <text:p>76.8 </text:p>
          </table:table-cell>
          <table:table-cell table:style-name="ce5" office:value-type="float" office:value="95.1" calcext:value-type="float">
            <text:p>95.1 </text:p>
          </table:table-cell>
          <table:table-cell table:style-name="ce5" office:value-type="float" office:value="90.4" calcext:value-type="float">
            <text:p>90.4 </text:p>
          </table:table-cell>
          <table:table-cell table:style-name="ce5" office:value-type="float" office:value="91.64552" calcext:value-type="float">
            <text:p>91.6 </text:p>
          </table:table-cell>
          <table:table-cell table:style-name="ce5" office:value-type="float" office:value="92.8" calcext:value-type="float">
            <text:p>92.8 </text:p>
          </table:table-cell>
          <table:table-cell table:style-name="ce5" office:value-type="float" office:value="101.5354" calcext:value-type="float">
            <text:p>101.5 </text:p>
          </table:table-cell>
          <table:table-cell table:style-name="ce5" office:value-type="float" office:value="86.85769" calcext:value-type="float">
            <text:p>86.9 </text:p>
          </table:table-cell>
          <table:table-cell table:style-name="ce5" office:value-type="float" office:value="88.90025" calcext:value-type="float">
            <text:p>88.9 </text:p>
          </table:table-cell>
          <table:table-cell table:style-name="ce5" office:value-type="float" office:value="94.73952" calcext:value-type="float">
            <text:p>94.7 </text:p>
          </table:table-cell>
          <table:table-cell table:style-name="ce5" office:value-type="float" office:value="92.7272" calcext:value-type="float">
            <text:p>92.7 </text:p>
          </table:table-cell>
          <table:table-cell table:style-name="ce5" office:value-type="float" office:value="97.4" calcext:value-type="float">
            <text:p>97.4 </text:p>
          </table:table-cell>
          <table:table-cell table:style-name="ce5" office:value-type="float" office:value="91.30588" calcext:value-type="float">
            <text:p>91.3 </text:p>
          </table:table-cell>
          <table:table-cell table:style-name="ce5" office:value-type="float" office:value="92.57932" calcext:value-type="float">
            <text:p>92.6 </text:p>
          </table:table-cell>
          <table:table-cell table:style-name="ce5" office:value-type="float" office:value="90.634" calcext:value-type="float">
            <text:p>90.6 </text:p>
          </table:table-cell>
          <table:table-cell table:style-name="ce5" office:value-type="float" office:value="88.28751" calcext:value-type="float">
            <text:p>88.3 </text:p>
          </table:table-cell>
          <table:table-cell table:style-name="ce5" office:value-type="float" office:value="86.25106" calcext:value-type="float">
            <text:p>86.3 </text:p>
          </table:table-cell>
          <table:table-cell table:style-name="ce5" office:value-type="float" office:value="89.35" calcext:value-type="float">
            <text:p>89.4 </text:p>
          </table:table-cell>
          <table:table-cell table:style-name="ce5" office:value-type="float" office:value="89.64427" calcext:value-type="float">
            <text:p>89.6 </text:p>
          </table:table-cell>
          <table:table-cell table:style-name="ce5" office:value-type="float" office:value="91.78707" calcext:value-type="float">
            <text:p>91.8 </text:p>
          </table:table-cell>
          <table:table-cell table:style-name="ce5" office:value-type="float" office:value="90.3539" calcext:value-type="float">
            <text:p>90.4 </text:p>
          </table:table-cell>
          <table:table-cell table:style-name="ce5" office:value-type="float" office:value="95.16" calcext:value-type="float">
            <text:p>95.2 </text:p>
          </table:table-cell>
          <table:table-cell table:style-name="ce5" office:value-type="float" office:value="94.47359" calcext:value-type="float">
            <text:p>94.5 </text:p>
          </table:table-cell>
          <table:table-cell table:style-name="ce5" office:value-type="float" office:value="97.50339" calcext:value-type="float">
            <text:p>97.5 </text:p>
          </table:table-cell>
          <table:table-cell table:style-name="ce5" office:value-type="float" office:value="88.1" calcext:value-type="float">
            <text:p>88.1 </text:p>
          </table:table-cell>
          <table:table-cell table:style-name="ce5" office:value-type="float" office:value="89.73921" calcext:value-type="float">
            <text:p>89.7 </text:p>
          </table:table-cell>
        </table:table-row>
        <table:table-row table:style-name="ro1">
          <table:table-cell office:value-type="string" calcext:value-type="string">
            <text:p>2010M7</text:p>
          </table:table-cell>
          <table:table-cell office:value-type="float" office:value="88.65795" calcext:value-type="float">
            <text:p>88.7 </text:p>
          </table:table-cell>
          <table:table-cell office:value-type="float" office:value="89.39501" calcext:value-type="float">
            <text:p>89.4 </text:p>
          </table:table-cell>
          <table:table-cell office:value-type="float" office:value="91.29239" calcext:value-type="float">
            <text:p>91.3 </text:p>
          </table:table-cell>
          <table:table-cell office:value-type="float" office:value="81.98507" calcext:value-type="float">
            <text:p>82.0 </text:p>
          </table:table-cell>
          <table:table-cell office:value-type="float" office:value="82.88894" calcext:value-type="float">
            <text:p>82.9 </text:p>
          </table:table-cell>
          <table:table-cell office:value-type="float" office:value="77.11198" calcext:value-type="float">
            <text:p>77.1 </text:p>
          </table:table-cell>
          <table:table-cell office:value-type="float" office:value="95.8" calcext:value-type="float">
            <text:p>95.8 </text:p>
          </table:table-cell>
          <table:table-cell office:value-type="float" office:value="91" calcext:value-type="float">
            <text:p>91.0 </text:p>
          </table:table-cell>
          <table:table-cell office:value-type="float" office:value="92.12351" calcext:value-type="float">
            <text:p>92.1 </text:p>
          </table:table-cell>
          <table:table-cell office:value-type="float" office:value="93.47" calcext:value-type="float">
            <text:p>93.5 </text:p>
          </table:table-cell>
          <table:table-cell office:value-type="float" office:value="102.1757" calcext:value-type="float">
            <text:p>102.2 </text:p>
          </table:table-cell>
          <table:table-cell office:value-type="float" office:value="87.43195" calcext:value-type="float">
            <text:p>87.4 </text:p>
          </table:table-cell>
          <table:table-cell office:value-type="float" office:value="89.20716" calcext:value-type="float">
            <text:p>89.2 </text:p>
          </table:table-cell>
          <table:table-cell office:value-type="float" office:value="95.55273" calcext:value-type="float">
            <text:p>95.6 </text:p>
          </table:table-cell>
          <table:table-cell office:value-type="float" office:value="93.34374" calcext:value-type="float">
            <text:p>93.3 </text:p>
          </table:table-cell>
          <table:table-cell office:value-type="float" office:value="97.4" calcext:value-type="float">
            <text:p>97.4 </text:p>
          </table:table-cell>
          <table:table-cell office:value-type="float" office:value="91.58026" calcext:value-type="float">
            <text:p>91.6 </text:p>
          </table:table-cell>
          <table:table-cell office:value-type="float" office:value="92.64833" calcext:value-type="float">
            <text:p>92.6 </text:p>
          </table:table-cell>
          <table:table-cell office:value-type="float" office:value="91.0084" calcext:value-type="float">
            <text:p>91.0 </text:p>
          </table:table-cell>
          <table:table-cell office:value-type="float" office:value="89.19246" calcext:value-type="float">
            <text:p>89.2 </text:p>
          </table:table-cell>
          <table:table-cell office:value-type="float" office:value="86.60326" calcext:value-type="float">
            <text:p>86.6 </text:p>
          </table:table-cell>
          <table:table-cell office:value-type="float" office:value="89.66" calcext:value-type="float">
            <text:p>89.7 </text:p>
          </table:table-cell>
          <table:table-cell office:value-type="float" office:value="89.88142" calcext:value-type="float">
            <text:p>89.9 </text:p>
          </table:table-cell>
          <table:table-cell office:value-type="float" office:value="92.48721" calcext:value-type="float">
            <text:p>92.5 </text:p>
          </table:table-cell>
          <table:table-cell office:value-type="float" office:value="90.44494" calcext:value-type="float">
            <text:p>90.4 </text:p>
          </table:table-cell>
          <table:table-cell office:value-type="float" office:value="96.3" calcext:value-type="float">
            <text:p>96.3 </text:p>
          </table:table-cell>
          <table:table-cell office:value-type="float" office:value="95.2501" calcext:value-type="float">
            <text:p>95.3 </text:p>
          </table:table-cell>
          <table:table-cell office:value-type="float" office:value="97.49311" calcext:value-type="float">
            <text:p>97.5 </text:p>
          </table:table-cell>
          <table:table-cell office:value-type="float" office:value="88.4" calcext:value-type="float">
            <text:p>88.4 </text:p>
          </table:table-cell>
          <table:table-cell office:value-type="float" office:value="89.9063" calcext:value-type="float">
            <text:p>89.9 </text:p>
          </table:table-cell>
        </table:table-row>
        <table:table-row table:style-name="ro1">
          <table:table-cell office:value-type="string" calcext:value-type="string">
            <text:p>2010M8</text:p>
          </table:table-cell>
          <table:table-cell table:style-name="ce5" office:value-type="float" office:value="88.57684" calcext:value-type="float">
            <text:p>88.6 </text:p>
          </table:table-cell>
          <table:table-cell table:style-name="ce5" office:value-type="float" office:value="89.32798" calcext:value-type="float">
            <text:p>89.3 </text:p>
          </table:table-cell>
          <table:table-cell table:style-name="ce5" office:value-type="float" office:value="91.14574" calcext:value-type="float">
            <text:p>91.1 </text:p>
          </table:table-cell>
          <table:table-cell table:style-name="ce5" office:value-type="float" office:value="81.63754" calcext:value-type="float">
            <text:p>81.6 </text:p>
          </table:table-cell>
          <table:table-cell table:style-name="ce5" office:value-type="float" office:value="83.03639" calcext:value-type="float">
            <text:p>83.0 </text:p>
          </table:table-cell>
          <table:table-cell table:style-name="ce5" office:value-type="float" office:value="77.34225" calcext:value-type="float">
            <text:p>77.3 </text:p>
          </table:table-cell>
          <table:table-cell table:style-name="ce5" office:value-type="float" office:value="95.9" calcext:value-type="float">
            <text:p>95.9 </text:p>
          </table:table-cell>
          <table:table-cell table:style-name="ce5" office:value-type="float" office:value="90.9" calcext:value-type="float">
            <text:p>90.9 </text:p>
          </table:table-cell>
          <table:table-cell table:style-name="ce5" office:value-type="float" office:value="92.4277" calcext:value-type="float">
            <text:p>92.4 </text:p>
          </table:table-cell>
          <table:table-cell table:style-name="ce5" office:value-type="float" office:value="93.63" calcext:value-type="float">
            <text:p>93.6 </text:p>
          </table:table-cell>
          <table:table-cell table:style-name="ce5" office:value-type="float" office:value="102.2599" calcext:value-type="float">
            <text:p>102.3 </text:p>
          </table:table-cell>
          <table:table-cell table:style-name="ce5" office:value-type="float" office:value="87.79087" calcext:value-type="float">
            <text:p>87.8 </text:p>
          </table:table-cell>
          <table:table-cell table:style-name="ce5" office:value-type="float" office:value="90.33248" calcext:value-type="float">
            <text:p>90.3 </text:p>
          </table:table-cell>
          <table:table-cell table:style-name="ce5" office:value-type="float" office:value="95.95934" calcext:value-type="float">
            <text:p>96.0 </text:p>
          </table:table-cell>
          <table:table-cell table:style-name="ce5" office:value-type="float" office:value="93.83697" calcext:value-type="float">
            <text:p>93.8 </text:p>
          </table:table-cell>
          <table:table-cell table:style-name="ce5" office:value-type="float" office:value="97.9" calcext:value-type="float">
            <text:p>97.9 </text:p>
          </table:table-cell>
          <table:table-cell table:style-name="ce5" office:value-type="float" office:value="91.67243" calcext:value-type="float">
            <text:p>91.7 </text:p>
          </table:table-cell>
          <table:table-cell table:style-name="ce5" office:value-type="float" office:value="92.67928" calcext:value-type="float">
            <text:p>92.7 </text:p>
          </table:table-cell>
          <table:table-cell table:style-name="ce5" office:value-type="float" office:value="91.1034" calcext:value-type="float">
            <text:p>91.1 </text:p>
          </table:table-cell>
          <table:table-cell table:style-name="ce5" office:value-type="float" office:value="89.61373" calcext:value-type="float">
            <text:p>89.6 </text:p>
          </table:table-cell>
          <table:table-cell table:style-name="ce5" office:value-type="float" office:value="86.67282" calcext:value-type="float">
            <text:p>86.7 </text:p>
          </table:table-cell>
          <table:table-cell table:style-name="ce5" office:value-type="float" office:value="89.59" calcext:value-type="float">
            <text:p>89.6 </text:p>
          </table:table-cell>
          <table:table-cell table:style-name="ce5" office:value-type="float" office:value="90.03953" calcext:value-type="float">
            <text:p>90.0 </text:p>
          </table:table-cell>
          <table:table-cell table:style-name="ce5" office:value-type="float" office:value="92.6039" calcext:value-type="float">
            <text:p>92.6 </text:p>
          </table:table-cell>
          <table:table-cell table:style-name="ce5" office:value-type="float" office:value="90.53598" calcext:value-type="float">
            <text:p>90.5 </text:p>
          </table:table-cell>
          <table:table-cell table:style-name="ce5" office:value-type="float" office:value="96.94" calcext:value-type="float">
            <text:p>96.9 </text:p>
          </table:table-cell>
          <table:table-cell table:style-name="ce5" office:value-type="float" office:value="95.80383" calcext:value-type="float">
            <text:p>95.8 </text:p>
          </table:table-cell>
          <table:table-cell table:style-name="ce5" office:value-type="float" office:value="97.40952" calcext:value-type="float">
            <text:p>97.4 </text:p>
          </table:table-cell>
          <table:table-cell table:style-name="ce5" office:value-type="float" office:value="88.9" calcext:value-type="float">
            <text:p>88.9 </text:p>
          </table:table-cell>
          <table:table-cell table:style-name="ce5" office:value-type="float" office:value="89.96776" calcext:value-type="float">
            <text:p>90.0 </text:p>
          </table:table-cell>
        </table:table-row>
        <table:table-row table:style-name="ro1">
          <table:table-cell office:value-type="string" calcext:value-type="string">
            <text:p>2010M9</text:p>
          </table:table-cell>
          <table:table-cell office:value-type="float" office:value="88.00903" calcext:value-type="float">
            <text:p>88.0 </text:p>
          </table:table-cell>
          <table:table-cell office:value-type="float" office:value="89.27052" calcext:value-type="float">
            <text:p>89.3 </text:p>
          </table:table-cell>
          <table:table-cell office:value-type="float" office:value="91.29239" calcext:value-type="float">
            <text:p>91.3 </text:p>
          </table:table-cell>
          <table:table-cell office:value-type="float" office:value="82.01871" calcext:value-type="float">
            <text:p>82.0 </text:p>
          </table:table-cell>
          <table:table-cell office:value-type="float" office:value="83.10623" calcext:value-type="float">
            <text:p>83.1 </text:p>
          </table:table-cell>
          <table:table-cell office:value-type="float" office:value="77.48041" calcext:value-type="float">
            <text:p>77.5 </text:p>
          </table:table-cell>
          <table:table-cell office:value-type="float" office:value="95.2" calcext:value-type="float">
            <text:p>95.2 </text:p>
          </table:table-cell>
          <table:table-cell office:value-type="float" office:value="90.7" calcext:value-type="float">
            <text:p>90.7 </text:p>
          </table:table-cell>
          <table:table-cell office:value-type="float" office:value="92.29733" calcext:value-type="float">
            <text:p>92.3 </text:p>
          </table:table-cell>
          <table:table-cell office:value-type="float" office:value="92.88" calcext:value-type="float">
            <text:p>92.9 </text:p>
          </table:table-cell>
          <table:table-cell office:value-type="float" office:value="102.4255" calcext:value-type="float">
            <text:p>102.4 </text:p>
          </table:table-cell>
          <table:table-cell office:value-type="float" office:value="87.14482" calcext:value-type="float">
            <text:p>87.1 </text:p>
          </table:table-cell>
          <table:table-cell office:value-type="float" office:value="89.92327" calcext:value-type="float">
            <text:p>89.9 </text:p>
          </table:table-cell>
          <table:table-cell office:value-type="float" office:value="95.24778" calcext:value-type="float">
            <text:p>95.2 </text:p>
          </table:table-cell>
          <table:table-cell office:value-type="float" office:value="93.22044" calcext:value-type="float">
            <text:p>93.2 </text:p>
          </table:table-cell>
          <table:table-cell office:value-type="float" office:value="97.5" calcext:value-type="float">
            <text:p>97.5 </text:p>
          </table:table-cell>
          <table:table-cell office:value-type="float" office:value="91.76354" calcext:value-type="float">
            <text:p>91.8 </text:p>
          </table:table-cell>
          <table:table-cell office:value-type="float" office:value="92.65216" calcext:value-type="float">
            <text:p>92.7 </text:p>
          </table:table-cell>
          <table:table-cell office:value-type="float" office:value="90.8332" calcext:value-type="float">
            <text:p>90.8 </text:p>
          </table:table-cell>
          <table:table-cell office:value-type="float" office:value="89.59032" calcext:value-type="float">
            <text:p>89.6 </text:p>
          </table:table-cell>
          <table:table-cell office:value-type="float" office:value="86.99955" calcext:value-type="float">
            <text:p>87.0 </text:p>
          </table:table-cell>
          <table:table-cell office:value-type="float" office:value="89.57" calcext:value-type="float">
            <text:p>89.6 </text:p>
          </table:table-cell>
          <table:table-cell office:value-type="float" office:value="90.03953" calcext:value-type="float">
            <text:p>90.0 </text:p>
          </table:table-cell>
          <table:table-cell office:value-type="float" office:value="92.19549" calcext:value-type="float">
            <text:p>92.2 </text:p>
          </table:table-cell>
          <table:table-cell office:value-type="float" office:value="90.76357" calcext:value-type="float">
            <text:p>90.8 </text:p>
          </table:table-cell>
          <table:table-cell office:value-type="float" office:value="93.36" calcext:value-type="float">
            <text:p>93.4 </text:p>
          </table:table-cell>
          <table:table-cell office:value-type="float" office:value="95.1687" calcext:value-type="float">
            <text:p>95.2 </text:p>
          </table:table-cell>
          <table:table-cell office:value-type="float" office:value="97.44199" calcext:value-type="float">
            <text:p>97.4 </text:p>
          </table:table-cell>
          <table:table-cell office:value-type="float" office:value="88.4" calcext:value-type="float">
            <text:p>88.4 </text:p>
          </table:table-cell>
          <table:table-cell office:value-type="float" office:value="89.93223" calcext:value-type="float">
            <text:p>89.9 </text:p>
          </table:table-cell>
        </table:table-row>
        <table:table-row table:style-name="ro1">
          <table:table-cell office:value-type="string" calcext:value-type="string">
            <text:p>2010M10</text:p>
          </table:table-cell>
          <table:table-cell table:style-name="ce5" office:value-type="float" office:value="87.92793" calcext:value-type="float">
            <text:p>87.9 </text:p>
          </table:table-cell>
          <table:table-cell table:style-name="ce5" office:value-type="float" office:value="89.35671" calcext:value-type="float">
            <text:p>89.4 </text:p>
          </table:table-cell>
          <table:table-cell table:style-name="ce5" office:value-type="float" office:value="91.5857" calcext:value-type="float">
            <text:p>91.6 </text:p>
          </table:table-cell>
          <table:table-cell table:style-name="ce5" office:value-type="float" office:value="82.09718" calcext:value-type="float">
            <text:p>82.1 </text:p>
          </table:table-cell>
          <table:table-cell table:style-name="ce5" office:value-type="float" office:value="83.1916" calcext:value-type="float">
            <text:p>83.2 </text:p>
          </table:table-cell>
          <table:table-cell table:style-name="ce5" office:value-type="float" office:value="77.87693" calcext:value-type="float">
            <text:p>77.9 </text:p>
          </table:table-cell>
          <table:table-cell table:style-name="ce5" office:value-type="float" office:value="95.1" calcext:value-type="float">
            <text:p>95.1 </text:p>
          </table:table-cell>
          <table:table-cell table:style-name="ce5" office:value-type="float" office:value="90.8" calcext:value-type="float">
            <text:p>90.8 </text:p>
          </table:table-cell>
          <table:table-cell table:style-name="ce5" office:value-type="float" office:value="92.38424" calcext:value-type="float">
            <text:p>92.4 </text:p>
          </table:table-cell>
          <table:table-cell table:style-name="ce5" office:value-type="float" office:value="93.1" calcext:value-type="float">
            <text:p>93.1 </text:p>
          </table:table-cell>
          <table:table-cell table:style-name="ce5" office:value-type="float" office:value="102.5499" calcext:value-type="float">
            <text:p>102.5 </text:p>
          </table:table-cell>
          <table:table-cell table:style-name="ce5" office:value-type="float" office:value="86.92947" calcext:value-type="float">
            <text:p>86.9 </text:p>
          </table:table-cell>
          <table:table-cell table:style-name="ce5" office:value-type="float" office:value="90.02557" calcext:value-type="float">
            <text:p>90.0 </text:p>
          </table:table-cell>
          <table:table-cell table:style-name="ce5" office:value-type="float" office:value="95.55273" calcext:value-type="float">
            <text:p>95.6 </text:p>
          </table:table-cell>
          <table:table-cell table:style-name="ce5" office:value-type="float" office:value="93.4054" calcext:value-type="float">
            <text:p>93.4 </text:p>
          </table:table-cell>
          <table:table-cell table:style-name="ce5" office:value-type="float" office:value="97.8" calcext:value-type="float">
            <text:p>97.8 </text:p>
          </table:table-cell>
          <table:table-cell table:style-name="ce5" office:value-type="float" office:value="91.76354" calcext:value-type="float">
            <text:p>91.8 </text:p>
          </table:table-cell>
          <table:table-cell table:style-name="ce5" office:value-type="float" office:value="92.33692" calcext:value-type="float">
            <text:p>92.3 </text:p>
          </table:table-cell>
          <table:table-cell table:style-name="ce5" office:value-type="float" office:value="90.4215" calcext:value-type="float">
            <text:p>90.4 </text:p>
          </table:table-cell>
          <table:table-cell table:style-name="ce5" office:value-type="float" office:value="89.53571" calcext:value-type="float">
            <text:p>89.5 </text:p>
          </table:table-cell>
          <table:table-cell table:style-name="ce5" office:value-type="float" office:value="87.46542" calcext:value-type="float">
            <text:p>87.5 </text:p>
          </table:table-cell>
          <table:table-cell table:style-name="ce5" office:value-type="float" office:value="89.64" calcext:value-type="float">
            <text:p>89.6 </text:p>
          </table:table-cell>
          <table:table-cell table:style-name="ce5" office:value-type="float" office:value="90.03953" calcext:value-type="float">
            <text:p>90.0 </text:p>
          </table:table-cell>
          <table:table-cell table:style-name="ce5" office:value-type="float" office:value="92.37053" calcext:value-type="float">
            <text:p>92.4 </text:p>
          </table:table-cell>
          <table:table-cell table:style-name="ce5" office:value-type="float" office:value="90.85461" calcext:value-type="float">
            <text:p>90.9 </text:p>
          </table:table-cell>
          <table:table-cell table:style-name="ce5" office:value-type="float" office:value="92.57" calcext:value-type="float">
            <text:p>92.6 </text:p>
          </table:table-cell>
          <table:table-cell table:style-name="ce5" office:value-type="float" office:value="95.01554" calcext:value-type="float">
            <text:p>95.0 </text:p>
          </table:table-cell>
          <table:table-cell table:style-name="ce5" office:value-type="float" office:value="97.34187" calcext:value-type="float">
            <text:p>97.3 </text:p>
          </table:table-cell>
          <table:table-cell table:style-name="ce5" office:value-type="float" office:value="88.7" calcext:value-type="float">
            <text:p>88.7 </text:p>
          </table:table-cell>
          <table:table-cell table:style-name="ce5" office:value-type="float" office:value="89.79778" calcext:value-type="float">
            <text:p>89.8 </text:p>
          </table:table-cell>
        </table:table-row>
        <table:table-row table:style-name="ro1">
          <table:table-cell office:value-type="string" calcext:value-type="string">
            <text:p>2010M11</text:p>
          </table:table-cell>
          <table:table-cell office:value-type="float" office:value="87.52235" calcext:value-type="float">
            <text:p>87.5 </text:p>
          </table:table-cell>
          <table:table-cell office:value-type="float" office:value="89.26095" calcext:value-type="float">
            <text:p>89.3 </text:p>
          </table:table-cell>
          <table:table-cell office:value-type="float" office:value="91.65903" calcext:value-type="float">
            <text:p>91.7 </text:p>
          </table:table-cell>
          <table:table-cell office:value-type="float" office:value="82.2205" calcext:value-type="float">
            <text:p>82.2 </text:p>
          </table:table-cell>
          <table:table-cell office:value-type="float" office:value="83.32352" calcext:value-type="float">
            <text:p>83.3 </text:p>
          </table:table-cell>
          <table:table-cell office:value-type="float" office:value="78.13978" calcext:value-type="float">
            <text:p>78.1 </text:p>
          </table:table-cell>
          <table:table-cell office:value-type="float" office:value="94.9" calcext:value-type="float">
            <text:p>94.9 </text:p>
          </table:table-cell>
          <table:table-cell office:value-type="float" office:value="90.8" calcext:value-type="float">
            <text:p>90.8 </text:p>
          </table:table-cell>
          <table:table-cell office:value-type="float" office:value="91.34133" calcext:value-type="float">
            <text:p>91.3 </text:p>
          </table:table-cell>
          <table:table-cell office:value-type="float" office:value="92.98" calcext:value-type="float">
            <text:p>93.0 </text:p>
          </table:table-cell>
          <table:table-cell office:value-type="float" office:value="102.6402" calcext:value-type="float">
            <text:p>102.6 </text:p>
          </table:table-cell>
          <table:table-cell office:value-type="float" office:value="86.7859" calcext:value-type="float">
            <text:p>86.8 </text:p>
          </table:table-cell>
          <table:table-cell office:value-type="float" office:value="89.82097" calcext:value-type="float">
            <text:p>89.8 </text:p>
          </table:table-cell>
          <table:table-cell office:value-type="float" office:value="95.65438" calcext:value-type="float">
            <text:p>95.7 </text:p>
          </table:table-cell>
          <table:table-cell office:value-type="float" office:value="93.03547" calcext:value-type="float">
            <text:p>93.0 </text:p>
          </table:table-cell>
          <table:table-cell office:value-type="float" office:value="97.6" calcext:value-type="float">
            <text:p>97.6 </text:p>
          </table:table-cell>
          <table:table-cell office:value-type="float" office:value="91.94682" calcext:value-type="float">
            <text:p>91.9 </text:p>
          </table:table-cell>
          <table:table-cell office:value-type="float" office:value="92.11412" calcext:value-type="float">
            <text:p>92.1 </text:p>
          </table:table-cell>
          <table:table-cell office:value-type="float" office:value="90.3937" calcext:value-type="float">
            <text:p>90.4 </text:p>
          </table:table-cell>
          <table:table-cell office:value-type="float" office:value="89.73075" calcext:value-type="float">
            <text:p>89.7 </text:p>
          </table:table-cell>
          <table:table-cell office:value-type="float" office:value="88.39529" calcext:value-type="float">
            <text:p>88.4 </text:p>
          </table:table-cell>
          <table:table-cell office:value-type="float" office:value="89.5" calcext:value-type="float">
            <text:p>89.5 </text:p>
          </table:table-cell>
          <table:table-cell office:value-type="float" office:value="90.03953" calcext:value-type="float">
            <text:p>90.0 </text:p>
          </table:table-cell>
          <table:table-cell office:value-type="float" office:value="92.33163" calcext:value-type="float">
            <text:p>92.3 </text:p>
          </table:table-cell>
          <table:table-cell office:value-type="float" office:value="90.80909" calcext:value-type="float">
            <text:p>90.8 </text:p>
          </table:table-cell>
          <table:table-cell office:value-type="float" office:value="92.49" calcext:value-type="float">
            <text:p>92.5 </text:p>
          </table:table-cell>
          <table:table-cell office:value-type="float" office:value="94.86452" calcext:value-type="float">
            <text:p>94.9 </text:p>
          </table:table-cell>
          <table:table-cell office:value-type="float" office:value="97.64928" calcext:value-type="float">
            <text:p>97.6 </text:p>
          </table:table-cell>
          <table:table-cell office:value-type="float" office:value="88.6" calcext:value-type="float">
            <text:p>88.6 </text:p>
          </table:table-cell>
          <table:table-cell office:value-type="float" office:value="89.79587" calcext:value-type="float">
            <text:p>89.8 </text:p>
          </table:table-cell>
        </table:table-row>
        <table:table-row table:style-name="ro1">
          <table:table-cell office:value-type="string" calcext:value-type="string">
            <text:p>2010M12</text:p>
          </table:table-cell>
          <table:table-cell table:style-name="ce5" office:value-type="float" office:value="88.17126" calcext:value-type="float">
            <text:p>88.2 </text:p>
          </table:table-cell>
          <table:table-cell table:style-name="ce5" office:value-type="float" office:value="89.19392" calcext:value-type="float">
            <text:p>89.2 </text:p>
          </table:table-cell>
          <table:table-cell table:style-name="ce5" office:value-type="float" office:value="91.5857" calcext:value-type="float">
            <text:p>91.6 </text:p>
          </table:table-cell>
          <table:table-cell table:style-name="ce5" office:value-type="float" office:value="82.76983" calcext:value-type="float">
            <text:p>82.8 </text:p>
          </table:table-cell>
          <table:table-cell table:style-name="ce5" office:value-type="float" office:value="83.57186" calcext:value-type="float">
            <text:p>83.6 </text:p>
          </table:table-cell>
          <table:table-cell table:style-name="ce5" office:value-type="float" office:value="78.44418" calcext:value-type="float">
            <text:p>78.4 </text:p>
          </table:table-cell>
          <table:table-cell table:style-name="ce5" office:value-type="float" office:value="94.9" calcext:value-type="float">
            <text:p>94.9 </text:p>
          </table:table-cell>
          <table:table-cell table:style-name="ce5" office:value-type="float" office:value="90.7" calcext:value-type="float">
            <text:p>90.7 </text:p>
          </table:table-cell>
          <table:table-cell table:style-name="ce5" office:value-type="float" office:value="91.5586" calcext:value-type="float">
            <text:p>91.6 </text:p>
          </table:table-cell>
          <table:table-cell table:style-name="ce5" office:value-type="float" office:value="93.38" calcext:value-type="float">
            <text:p>93.4 </text:p>
          </table:table-cell>
          <table:table-cell table:style-name="ce5" office:value-type="float" office:value="102.9056" calcext:value-type="float">
            <text:p>102.9 </text:p>
          </table:table-cell>
          <table:table-cell table:style-name="ce5" office:value-type="float" office:value="86.85769" calcext:value-type="float">
            <text:p>86.9 </text:p>
          </table:table-cell>
          <table:table-cell table:style-name="ce5" office:value-type="float" office:value="89.92327" calcext:value-type="float">
            <text:p>89.9 </text:p>
          </table:table-cell>
          <table:table-cell table:style-name="ce5" office:value-type="float" office:value="95.75603" calcext:value-type="float">
            <text:p>95.8 </text:p>
          </table:table-cell>
          <table:table-cell table:style-name="ce5" office:value-type="float" office:value="93.28209" calcext:value-type="float">
            <text:p>93.3 </text:p>
          </table:table-cell>
          <table:table-cell table:style-name="ce5" office:value-type="float" office:value="97.6" calcext:value-type="float">
            <text:p>97.6 </text:p>
          </table:table-cell>
          <table:table-cell table:style-name="ce5" office:value-type="float" office:value="92.03685" calcext:value-type="float">
            <text:p>92.0 </text:p>
          </table:table-cell>
          <table:table-cell table:style-name="ce5" office:value-type="float" office:value="92.12772" calcext:value-type="float">
            <text:p>92.1 </text:p>
          </table:table-cell>
          <table:table-cell table:style-name="ce5" office:value-type="float" office:value="90.7061" calcext:value-type="float">
            <text:p>90.7 </text:p>
          </table:table-cell>
          <table:table-cell table:style-name="ce5" office:value-type="float" office:value="89.56693" calcext:value-type="float">
            <text:p>89.6 </text:p>
          </table:table-cell>
          <table:table-cell table:style-name="ce5" office:value-type="float" office:value="88.69841" calcext:value-type="float">
            <text:p>88.7 </text:p>
          </table:table-cell>
          <table:table-cell table:style-name="ce5" office:value-type="float" office:value="89.58" calcext:value-type="float">
            <text:p>89.6 </text:p>
          </table:table-cell>
          <table:table-cell table:style-name="ce5" office:value-type="float" office:value="90.19763" calcext:value-type="float">
            <text:p>90.2 </text:p>
          </table:table-cell>
          <table:table-cell table:style-name="ce5" office:value-type="float" office:value="92.53584" calcext:value-type="float">
            <text:p>92.5 </text:p>
          </table:table-cell>
          <table:table-cell table:style-name="ce5" office:value-type="float" office:value="90.90012" calcext:value-type="float">
            <text:p>90.9 </text:p>
          </table:table-cell>
          <table:table-cell table:style-name="ce5" office:value-type="float" office:value="92.89" calcext:value-type="float">
            <text:p>92.9 </text:p>
          </table:table-cell>
          <table:table-cell table:style-name="ce5" office:value-type="float" office:value="95.2169" calcext:value-type="float">
            <text:p>95.2 </text:p>
          </table:table-cell>
          <table:table-cell table:style-name="ce5" office:value-type="float" office:value="97.78559" calcext:value-type="float">
            <text:p>97.8 </text:p>
          </table:table-cell>
          <table:table-cell table:style-name="ce5" office:value-type="float" office:value="89.3" calcext:value-type="float">
            <text:p>89.3 </text:p>
          </table:table-cell>
          <table:table-cell table:style-name="ce5" office:value-type="float" office:value="89.84868" calcext:value-type="float">
            <text:p>89.8 </text:p>
          </table:table-cell>
        </table:table-row>
        <table:table-row table:style-name="ro1">
          <table:table-cell office:value-type="string" calcext:value-type="string">
            <text:p>2011M1</text:p>
          </table:table-cell>
          <table:table-cell office:value-type="float" office:value="88.25238" calcext:value-type="float">
            <text:p>88.3 </text:p>
          </table:table-cell>
          <table:table-cell office:value-type="float" office:value="89.8451" calcext:value-type="float">
            <text:p>89.8 </text:p>
          </table:table-cell>
          <table:table-cell office:value-type="float" office:value="91.65903" calcext:value-type="float">
            <text:p>91.7 </text:p>
          </table:table-cell>
          <table:table-cell office:value-type="float" office:value="83.19585" calcext:value-type="float">
            <text:p>83.2 </text:p>
          </table:table-cell>
          <table:table-cell office:value-type="float" office:value="84.40222" calcext:value-type="float">
            <text:p>84.4 </text:p>
          </table:table-cell>
          <table:table-cell office:value-type="float" office:value="79.10804" calcext:value-type="float">
            <text:p>79.1 </text:p>
          </table:table-cell>
          <table:table-cell office:value-type="float" office:value="95.5" calcext:value-type="float">
            <text:p>95.5 </text:p>
          </table:table-cell>
          <table:table-cell office:value-type="float" office:value="91.3" calcext:value-type="float">
            <text:p>91.3 </text:p>
          </table:table-cell>
          <table:table-cell office:value-type="float" office:value="91.81933" calcext:value-type="float">
            <text:p>91.8 </text:p>
          </table:table-cell>
          <table:table-cell office:value-type="float" office:value="93.29" calcext:value-type="float">
            <text:p>93.3 </text:p>
          </table:table-cell>
          <table:table-cell office:value-type="float" office:value="103.5297" calcext:value-type="float">
            <text:p>103.5 </text:p>
          </table:table-cell>
          <table:table-cell office:value-type="float" office:value="87.07304" calcext:value-type="float">
            <text:p>87.1 </text:p>
          </table:table-cell>
          <table:table-cell office:value-type="float" office:value="89.92327" calcext:value-type="float">
            <text:p>89.9 </text:p>
          </table:table-cell>
          <table:table-cell office:value-type="float" office:value="96.06099" calcext:value-type="float">
            <text:p>96.1 </text:p>
          </table:table-cell>
          <table:table-cell office:value-type="float" office:value="93.31477" calcext:value-type="float">
            <text:p>93.3 </text:p>
          </table:table-cell>
          <table:table-cell office:value-type="float" office:value="97.5" calcext:value-type="float">
            <text:p>97.5 </text:p>
          </table:table-cell>
          <table:table-cell office:value-type="float" office:value="92.49451" calcext:value-type="float">
            <text:p>92.5 </text:p>
          </table:table-cell>
          <table:table-cell office:value-type="float" office:value="92.55689" calcext:value-type="float">
            <text:p>92.6 </text:p>
          </table:table-cell>
          <table:table-cell office:value-type="float" office:value="90.7429" calcext:value-type="float">
            <text:p>90.7 </text:p>
          </table:table-cell>
          <table:table-cell office:value-type="float" office:value="90.72152" calcext:value-type="float">
            <text:p>90.7 </text:p>
          </table:table-cell>
          <table:table-cell office:value-type="float" office:value="89.02028" calcext:value-type="float">
            <text:p>89.0 </text:p>
          </table:table-cell>
          <table:table-cell office:value-type="float" office:value="89.92" calcext:value-type="float">
            <text:p>89.9 </text:p>
          </table:table-cell>
          <table:table-cell office:value-type="float" office:value="90.98814" calcext:value-type="float">
            <text:p>91.0 </text:p>
          </table:table-cell>
          <table:table-cell office:value-type="float" office:value="93.45964" calcext:value-type="float">
            <text:p>93.5 </text:p>
          </table:table-cell>
          <table:table-cell office:value-type="float" office:value="93.26708" calcext:value-type="float">
            <text:p>93.3 </text:p>
          </table:table-cell>
          <table:table-cell office:value-type="float" office:value="92.45" calcext:value-type="float">
            <text:p>92.5 </text:p>
          </table:table-cell>
          <table:table-cell office:value-type="float" office:value="95.21261" calcext:value-type="float">
            <text:p>95.2 </text:p>
          </table:table-cell>
          <table:table-cell office:value-type="float" office:value="97.93602" calcext:value-type="float">
            <text:p>97.9 </text:p>
          </table:table-cell>
          <table:table-cell office:value-type="float" office:value="89.5" calcext:value-type="float">
            <text:p>89.5 </text:p>
          </table:table-cell>
          <table:table-cell office:value-type="float" office:value="90.06379" calcext:value-type="float">
            <text:p>90.1 </text:p>
          </table:table-cell>
        </table:table-row>
        <table:table-row table:style-name="ro1">
          <table:table-cell office:value-type="string" calcext:value-type="string">
            <text:p>2011M2</text:p>
          </table:table-cell>
          <table:table-cell table:style-name="ce5" office:value-type="float" office:value="88.77873" calcext:value-type="float">
            <text:p>88.8 </text:p>
          </table:table-cell>
          <table:table-cell table:style-name="ce5" office:value-type="float" office:value="90.18985" calcext:value-type="float">
            <text:p>90.2 </text:p>
          </table:table-cell>
          <table:table-cell table:style-name="ce5" office:value-type="float" office:value="91.87901" calcext:value-type="float">
            <text:p>91.9 </text:p>
          </table:table-cell>
          <table:table-cell table:style-name="ce5" office:value-type="float" office:value="83.36401" calcext:value-type="float">
            <text:p>83.4 </text:p>
          </table:table-cell>
          <table:table-cell table:style-name="ce5" office:value-type="float" office:value="85.16274" calcext:value-type="float">
            <text:p>85.2 </text:p>
          </table:table-cell>
          <table:table-cell table:style-name="ce5" office:value-type="float" office:value="79.79212" calcext:value-type="float">
            <text:p>79.8 </text:p>
          </table:table-cell>
          <table:table-cell table:style-name="ce5" office:value-type="float" office:value="95.7" calcext:value-type="float">
            <text:p>95.7 </text:p>
          </table:table-cell>
          <table:table-cell table:style-name="ce5" office:value-type="float" office:value="92.6" calcext:value-type="float">
            <text:p>92.6 </text:p>
          </table:table-cell>
          <table:table-cell table:style-name="ce5" office:value-type="float" office:value="92.12351" calcext:value-type="float">
            <text:p>92.1 </text:p>
          </table:table-cell>
          <table:table-cell table:style-name="ce5" office:value-type="float" office:value="93.98" calcext:value-type="float">
            <text:p>94.0 </text:p>
          </table:table-cell>
          <table:table-cell table:style-name="ce5" office:value-type="float" office:value="103.7855" calcext:value-type="float">
            <text:p>103.8 </text:p>
          </table:table-cell>
          <table:table-cell table:style-name="ce5" office:value-type="float" office:value="87.36018" calcext:value-type="float">
            <text:p>87.4 </text:p>
          </table:table-cell>
          <table:table-cell table:style-name="ce5" office:value-type="float" office:value="90.43478" calcext:value-type="float">
            <text:p>90.4 </text:p>
          </table:table-cell>
          <table:table-cell table:style-name="ce5" office:value-type="float" office:value="95.95934" calcext:value-type="float">
            <text:p>96.0 </text:p>
          </table:table-cell>
          <table:table-cell table:style-name="ce5" office:value-type="float" office:value="93.68616" calcext:value-type="float">
            <text:p>93.7 </text:p>
          </table:table-cell>
          <table:table-cell table:style-name="ce5" office:value-type="float" office:value="97.5" calcext:value-type="float">
            <text:p>97.5 </text:p>
          </table:table-cell>
          <table:table-cell table:style-name="ce5" office:value-type="float" office:value="92.95111" calcext:value-type="float">
            <text:p>93.0 </text:p>
          </table:table-cell>
          <table:table-cell table:style-name="ce5" office:value-type="float" office:value="92.77426" calcext:value-type="float">
            <text:p>92.8 </text:p>
          </table:table-cell>
          <table:table-cell table:style-name="ce5" office:value-type="float" office:value="90.6174" calcext:value-type="float">
            <text:p>90.6 </text:p>
          </table:table-cell>
          <table:table-cell table:style-name="ce5" office:value-type="float" office:value="90.80733" calcext:value-type="float">
            <text:p>90.8 </text:p>
          </table:table-cell>
          <table:table-cell table:style-name="ce5" office:value-type="float" office:value="89.28278" calcext:value-type="float">
            <text:p>89.3 </text:p>
          </table:table-cell>
          <table:table-cell table:style-name="ce5" office:value-type="float" office:value="90.33" calcext:value-type="float">
            <text:p>90.3 </text:p>
          </table:table-cell>
          <table:table-cell table:style-name="ce5" office:value-type="float" office:value="91.3834" calcext:value-type="float">
            <text:p>91.4 </text:p>
          </table:table-cell>
          <table:table-cell table:style-name="ce5" office:value-type="float" office:value="93.47909" calcext:value-type="float">
            <text:p>93.5 </text:p>
          </table:table-cell>
          <table:table-cell table:style-name="ce5" office:value-type="float" office:value="93.58571" calcext:value-type="float">
            <text:p>93.6 </text:p>
          </table:table-cell>
          <table:table-cell table:style-name="ce5" office:value-type="float" office:value="91.24" calcext:value-type="float">
            <text:p>91.2 </text:p>
          </table:table-cell>
          <table:table-cell table:style-name="ce5" office:value-type="float" office:value="95.50394" calcext:value-type="float">
            <text:p>95.5 </text:p>
          </table:table-cell>
          <table:table-cell table:style-name="ce5" office:value-type="float" office:value="98.25008" calcext:value-type="float">
            <text:p>98.3 </text:p>
          </table:table-cell>
          <table:table-cell table:style-name="ce5" office:value-type="float" office:value="89.7" calcext:value-type="float">
            <text:p>89.7 </text:p>
          </table:table-cell>
          <table:table-cell table:style-name="ce5" office:value-type="float" office:value="90.33075" calcext:value-type="float">
            <text:p>90.3 </text:p>
          </table:table-cell>
        </table:table-row>
        <table:table-row table:style-name="ro1">
          <table:table-cell office:value-type="string" calcext:value-type="string">
            <text:p>2011M3</text:p>
          </table:table-cell>
          <table:table-cell office:value-type="float" office:value="89.12964" calcext:value-type="float">
            <text:p>89.1 </text:p>
          </table:table-cell>
          <table:table-cell office:value-type="float" office:value="90.43884" calcext:value-type="float">
            <text:p>90.4 </text:p>
          </table:table-cell>
          <table:table-cell office:value-type="float" office:value="92.17232" calcext:value-type="float">
            <text:p>92.2 </text:p>
          </table:table-cell>
          <table:table-cell office:value-type="float" office:value="83.92455" calcext:value-type="float">
            <text:p>83.9 </text:p>
          </table:table-cell>
          <table:table-cell office:value-type="float" office:value="85.38779" calcext:value-type="float">
            <text:p>85.4 </text:p>
          </table:table-cell>
          <table:table-cell office:value-type="float" office:value="79.98644" calcext:value-type="float">
            <text:p>80.0 </text:p>
          </table:table-cell>
          <table:table-cell office:value-type="float" office:value="95.6" calcext:value-type="float">
            <text:p>95.6 </text:p>
          </table:table-cell>
          <table:table-cell office:value-type="float" office:value="92.6" calcext:value-type="float">
            <text:p>92.6 </text:p>
          </table:table-cell>
          <table:table-cell office:value-type="float" office:value="92.5146" calcext:value-type="float">
            <text:p>92.5 </text:p>
          </table:table-cell>
          <table:table-cell office:value-type="float" office:value="94.18" calcext:value-type="float">
            <text:p>94.2 </text:p>
          </table:table-cell>
          <table:table-cell office:value-type="float" office:value="103.8523" calcext:value-type="float">
            <text:p>103.9 </text:p>
          </table:table-cell>
          <table:table-cell office:value-type="float" office:value="87.93444" calcext:value-type="float">
            <text:p>87.9 </text:p>
          </table:table-cell>
          <table:table-cell office:value-type="float" office:value="91.3555" calcext:value-type="float">
            <text:p>91.4 </text:p>
          </table:table-cell>
          <table:table-cell office:value-type="float" office:value="96.6709" calcext:value-type="float">
            <text:p>96.7 </text:p>
          </table:table-cell>
          <table:table-cell office:value-type="float" office:value="94.05756" calcext:value-type="float">
            <text:p>94.1 </text:p>
          </table:table-cell>
          <table:table-cell office:value-type="float" office:value="97.6" calcext:value-type="float">
            <text:p>97.6 </text:p>
          </table:table-cell>
          <table:table-cell office:value-type="float" office:value="93.31767" calcext:value-type="float">
            <text:p>93.3 </text:p>
          </table:table-cell>
          <table:table-cell office:value-type="float" office:value="92.89102" calcext:value-type="float">
            <text:p>92.9 </text:p>
          </table:table-cell>
          <table:table-cell office:value-type="float" office:value="90.769" calcext:value-type="float">
            <text:p>90.8 </text:p>
          </table:table-cell>
          <table:table-cell office:value-type="float" office:value="91.12718" calcext:value-type="float">
            <text:p>91.1 </text:p>
          </table:table-cell>
          <table:table-cell office:value-type="float" office:value="89.39103" calcext:value-type="float">
            <text:p>89.4 </text:p>
          </table:table-cell>
          <table:table-cell office:value-type="float" office:value="90.42" calcext:value-type="float">
            <text:p>90.4 </text:p>
          </table:table-cell>
          <table:table-cell office:value-type="float" office:value="91.62055" calcext:value-type="float">
            <text:p>91.6 </text:p>
          </table:table-cell>
          <table:table-cell office:value-type="float" office:value="93.80972" calcext:value-type="float">
            <text:p>93.8 </text:p>
          </table:table-cell>
          <table:table-cell office:value-type="float" office:value="93.85882" calcext:value-type="float">
            <text:p>93.9 </text:p>
          </table:table-cell>
          <table:table-cell office:value-type="float" office:value="93.1" calcext:value-type="float">
            <text:p>93.1 </text:p>
          </table:table-cell>
          <table:table-cell office:value-type="float" office:value="95.82525" calcext:value-type="float">
            <text:p>95.8 </text:p>
          </table:table-cell>
          <table:table-cell office:value-type="float" office:value="98.35797" calcext:value-type="float">
            <text:p>98.4 </text:p>
          </table:table-cell>
          <table:table-cell office:value-type="float" office:value="89.9" calcext:value-type="float">
            <text:p>89.9 </text:p>
          </table:table-cell>
          <table:table-cell office:value-type="float" office:value="90.49303" calcext:value-type="float">
            <text:p>90.5 </text:p>
          </table:table-cell>
        </table:table-row>
        <table:table-row table:style-name="ro1">
          <table:table-cell office:value-type="string" calcext:value-type="string">
            <text:p>2011M4</text:p>
          </table:table-cell>
          <table:table-cell table:style-name="ce5" office:value-type="float" office:value="89.56827" calcext:value-type="float">
            <text:p>89.6 </text:p>
          </table:table-cell>
          <table:table-cell table:style-name="ce5" office:value-type="float" office:value="90.35265" calcext:value-type="float">
            <text:p>90.4 </text:p>
          </table:table-cell>
          <table:table-cell table:style-name="ce5" office:value-type="float" office:value="92.31897" calcext:value-type="float">
            <text:p>92.3 </text:p>
          </table:table-cell>
          <table:table-cell table:style-name="ce5" office:value-type="float" office:value="84.1824" calcext:value-type="float">
            <text:p>84.2 </text:p>
          </table:table-cell>
          <table:table-cell table:style-name="ce5" office:value-type="float" office:value="85.58956" calcext:value-type="float">
            <text:p>85.6 </text:p>
          </table:table-cell>
          <table:table-cell table:style-name="ce5" office:value-type="float" office:value="80.04823" calcext:value-type="float">
            <text:p>80.0 </text:p>
          </table:table-cell>
          <table:table-cell table:style-name="ce5" office:value-type="float" office:value="95.6" calcext:value-type="float">
            <text:p>95.6 </text:p>
          </table:table-cell>
          <table:table-cell table:style-name="ce5" office:value-type="float" office:value="92.6" calcext:value-type="float">
            <text:p>92.6 </text:p>
          </table:table-cell>
          <table:table-cell table:style-name="ce5" office:value-type="float" office:value="92.68842" calcext:value-type="float">
            <text:p>92.7 </text:p>
          </table:table-cell>
          <table:table-cell table:style-name="ce5" office:value-type="float" office:value="94.27" calcext:value-type="float">
            <text:p>94.3 </text:p>
          </table:table-cell>
          <table:table-cell table:style-name="ce5" office:value-type="float" office:value="103.9196" calcext:value-type="float">
            <text:p>103.9 </text:p>
          </table:table-cell>
          <table:table-cell table:style-name="ce5" office:value-type="float" office:value="88.22157" calcext:value-type="float">
            <text:p>88.2 </text:p>
          </table:table-cell>
          <table:table-cell table:style-name="ce5" office:value-type="float" office:value="91.96931" calcext:value-type="float">
            <text:p>92.0 </text:p>
          </table:table-cell>
          <table:table-cell table:style-name="ce5" office:value-type="float" office:value="97.17916" calcext:value-type="float">
            <text:p>97.2 </text:p>
          </table:table-cell>
          <table:table-cell table:style-name="ce5" office:value-type="float" office:value="94.80037" calcext:value-type="float">
            <text:p>94.8 </text:p>
          </table:table-cell>
          <table:table-cell table:style-name="ce5" office:value-type="float" office:value="97.6" calcext:value-type="float">
            <text:p>97.6 </text:p>
          </table:table-cell>
          <table:table-cell table:style-name="ce5" office:value-type="float" office:value="93.59099" calcext:value-type="float">
            <text:p>93.6 </text:p>
          </table:table-cell>
          <table:table-cell table:style-name="ce5" office:value-type="float" office:value="92.85203" calcext:value-type="float">
            <text:p>92.9 </text:p>
          </table:table-cell>
          <table:table-cell table:style-name="ce5" office:value-type="float" office:value="90.9413" calcext:value-type="float">
            <text:p>90.9 </text:p>
          </table:table-cell>
          <table:table-cell table:style-name="ce5" office:value-type="float" office:value="91.2052" calcext:value-type="float">
            <text:p>91.2 </text:p>
          </table:table-cell>
          <table:table-cell table:style-name="ce5" office:value-type="float" office:value="89.26874" calcext:value-type="float">
            <text:p>89.3 </text:p>
          </table:table-cell>
          <table:table-cell table:style-name="ce5" office:value-type="float" office:value="90.66" calcext:value-type="float">
            <text:p>90.7 </text:p>
          </table:table-cell>
          <table:table-cell table:style-name="ce5" office:value-type="float" office:value="92.01581" calcext:value-type="float">
            <text:p>92.0 </text:p>
          </table:table-cell>
          <table:table-cell table:style-name="ce5" office:value-type="float" office:value="94.14034" calcext:value-type="float">
            <text:p>94.1 </text:p>
          </table:table-cell>
          <table:table-cell table:style-name="ce5" office:value-type="float" office:value="94.08641" calcext:value-type="float">
            <text:p>94.1 </text:p>
          </table:table-cell>
          <table:table-cell table:style-name="ce5" office:value-type="float" office:value="93.18" calcext:value-type="float">
            <text:p>93.2 </text:p>
          </table:table-cell>
          <table:table-cell table:style-name="ce5" office:value-type="float" office:value="96.33399" calcext:value-type="float">
            <text:p>96.3 </text:p>
          </table:table-cell>
          <table:table-cell table:style-name="ce5" office:value-type="float" office:value="98.47502" calcext:value-type="float">
            <text:p>98.5 </text:p>
          </table:table-cell>
          <table:table-cell table:style-name="ce5" office:value-type="float" office:value="90.8" calcext:value-type="float">
            <text:p>90.8 </text:p>
          </table:table-cell>
          <table:table-cell table:style-name="ce5" office:value-type="float" office:value="90.59675" calcext:value-type="float">
            <text:p>90.6 </text:p>
          </table:table-cell>
        </table:table-row>
        <table:table-row table:style-name="ro1">
          <table:table-cell office:value-type="string" calcext:value-type="string">
            <text:p>2011M5</text:p>
          </table:table-cell>
          <table:table-cell office:value-type="float" office:value="89.91917" calcext:value-type="float">
            <text:p>89.9 </text:p>
          </table:table-cell>
          <table:table-cell office:value-type="float" office:value="90.38138" calcext:value-type="float">
            <text:p>90.4 </text:p>
          </table:table-cell>
          <table:table-cell office:value-type="float" office:value="92.90559" calcext:value-type="float">
            <text:p>92.9 </text:p>
          </table:table-cell>
          <table:table-cell office:value-type="float" office:value="84.42904" calcext:value-type="float">
            <text:p>84.4 </text:p>
          </table:table-cell>
          <table:table-cell office:value-type="float" office:value="85.83014" calcext:value-type="float">
            <text:p>85.8 </text:p>
          </table:table-cell>
          <table:table-cell office:value-type="float" office:value="80.48743" calcext:value-type="float">
            <text:p>80.5 </text:p>
          </table:table-cell>
          <table:table-cell office:value-type="float" office:value="95.7" calcext:value-type="float">
            <text:p>95.7 </text:p>
          </table:table-cell>
          <table:table-cell office:value-type="float" office:value="92.6" calcext:value-type="float">
            <text:p>92.6 </text:p>
          </table:table-cell>
          <table:table-cell office:value-type="float" office:value="93.42715" calcext:value-type="float">
            <text:p>93.4 </text:p>
          </table:table-cell>
          <table:table-cell office:value-type="float" office:value="94.32" calcext:value-type="float">
            <text:p>94.3 </text:p>
          </table:table-cell>
          <table:table-cell office:value-type="float" office:value="103.9693" calcext:value-type="float">
            <text:p>104.0 </text:p>
          </table:table-cell>
          <table:table-cell office:value-type="float" office:value="88.43692" calcext:value-type="float">
            <text:p>88.4 </text:p>
          </table:table-cell>
          <table:table-cell office:value-type="float" office:value="92.07161" calcext:value-type="float">
            <text:p>92.1 </text:p>
          </table:table-cell>
          <table:table-cell office:value-type="float" office:value="97.38246" calcext:value-type="float">
            <text:p>97.4 </text:p>
          </table:table-cell>
          <table:table-cell office:value-type="float" office:value="94.80037" calcext:value-type="float">
            <text:p>94.8 </text:p>
          </table:table-cell>
          <table:table-cell office:value-type="float" office:value="97.7" calcext:value-type="float">
            <text:p>97.7 </text:p>
          </table:table-cell>
          <table:table-cell office:value-type="float" office:value="93.77427" calcext:value-type="float">
            <text:p>93.8 </text:p>
          </table:table-cell>
          <table:table-cell office:value-type="float" office:value="92.90643" calcext:value-type="float">
            <text:p>92.9 </text:p>
          </table:table-cell>
          <table:table-cell office:value-type="float" office:value="91.1166" calcext:value-type="float">
            <text:p>91.1 </text:p>
          </table:table-cell>
          <table:table-cell office:value-type="float" office:value="91.2052" calcext:value-type="float">
            <text:p>91.2 </text:p>
          </table:table-cell>
          <table:table-cell office:value-type="float" office:value="89.36275" calcext:value-type="float">
            <text:p>89.4 </text:p>
          </table:table-cell>
          <table:table-cell office:value-type="float" office:value="90.68" calcext:value-type="float">
            <text:p>90.7 </text:p>
          </table:table-cell>
          <table:table-cell office:value-type="float" office:value="92.17391" calcext:value-type="float">
            <text:p>92.2 </text:p>
          </table:table-cell>
          <table:table-cell office:value-type="float" office:value="94.17924" calcext:value-type="float">
            <text:p>94.2 </text:p>
          </table:table-cell>
          <table:table-cell office:value-type="float" office:value="94.26849" calcext:value-type="float">
            <text:p>94.3 </text:p>
          </table:table-cell>
          <table:table-cell office:value-type="float" office:value="93.67" calcext:value-type="float">
            <text:p>93.7 </text:p>
          </table:table-cell>
          <table:table-cell office:value-type="float" office:value="96.07909" calcext:value-type="float">
            <text:p>96.1 </text:p>
          </table:table-cell>
          <table:table-cell office:value-type="float" office:value="98.46887" calcext:value-type="float">
            <text:p>98.5 </text:p>
          </table:table-cell>
          <table:table-cell office:value-type="float" office:value="90.7" calcext:value-type="float">
            <text:p>90.7 </text:p>
          </table:table-cell>
          <table:table-cell office:value-type="float" office:value="90.81185" calcext:value-type="float">
            <text:p>90.8 </text:p>
          </table:table-cell>
        </table:table-row>
        <table:table-row table:style-name="ro1">
          <table:table-cell office:value-type="string" calcext:value-type="string">
            <text:p>2011M6</text:p>
          </table:table-cell>
          <table:table-cell table:style-name="ce5" office:value-type="float" office:value="90.53326" calcext:value-type="float">
            <text:p>90.5 </text:p>
          </table:table-cell>
          <table:table-cell table:style-name="ce5" office:value-type="float" office:value="90.70697" calcext:value-type="float">
            <text:p>90.7 </text:p>
          </table:table-cell>
          <table:table-cell table:style-name="ce5" office:value-type="float" office:value="92.97892" calcext:value-type="float">
            <text:p>93.0 </text:p>
          </table:table-cell>
          <table:table-cell table:style-name="ce5" office:value-type="float" office:value="84.91111" calcext:value-type="float">
            <text:p>84.9 </text:p>
          </table:table-cell>
          <table:table-cell table:style-name="ce5" office:value-type="float" office:value="86.17936" calcext:value-type="float">
            <text:p>86.2 </text:p>
          </table:table-cell>
          <table:table-cell table:style-name="ce5" office:value-type="float" office:value="80.96033" calcext:value-type="float">
            <text:p>81.0 </text:p>
          </table:table-cell>
          <table:table-cell table:style-name="ce5" office:value-type="float" office:value="95.9" calcext:value-type="float">
            <text:p>95.9 </text:p>
          </table:table-cell>
          <table:table-cell table:style-name="ce5" office:value-type="float" office:value="92.6" calcext:value-type="float">
            <text:p>92.6 </text:p>
          </table:table-cell>
          <table:table-cell table:style-name="ce5" office:value-type="float" office:value="93.73133" calcext:value-type="float">
            <text:p>93.7 </text:p>
          </table:table-cell>
          <table:table-cell table:style-name="ce5" office:value-type="float" office:value="94.47" calcext:value-type="float">
            <text:p>94.5 </text:p>
          </table:table-cell>
          <table:table-cell table:style-name="ce5" office:value-type="float" office:value="103.9817" calcext:value-type="float">
            <text:p>104.0 </text:p>
          </table:table-cell>
          <table:table-cell table:style-name="ce5" office:value-type="float" office:value="88.72405" calcext:value-type="float">
            <text:p>88.7 </text:p>
          </table:table-cell>
          <table:table-cell table:style-name="ce5" office:value-type="float" office:value="92.48082" calcext:value-type="float">
            <text:p>92.5 </text:p>
          </table:table-cell>
          <table:table-cell table:style-name="ce5" office:value-type="float" office:value="97.68742" calcext:value-type="float">
            <text:p>97.7 </text:p>
          </table:table-cell>
          <table:table-cell table:style-name="ce5" office:value-type="float" office:value="95.17178" calcext:value-type="float">
            <text:p>95.2 </text:p>
          </table:table-cell>
          <table:table-cell table:style-name="ce5" office:value-type="float" office:value="97.6" calcext:value-type="float">
            <text:p>97.6 </text:p>
          </table:table-cell>
          <table:table-cell table:style-name="ce5" office:value-type="float" office:value="93.95755" calcext:value-type="float">
            <text:p>94.0 </text:p>
          </table:table-cell>
          <table:table-cell table:style-name="ce5" office:value-type="float" office:value="93.06977" calcext:value-type="float">
            <text:p>93.1 </text:p>
          </table:table-cell>
          <table:table-cell table:style-name="ce5" office:value-type="float" office:value="91.5645" calcext:value-type="float">
            <text:p>91.6 </text:p>
          </table:table-cell>
          <table:table-cell table:style-name="ce5" office:value-type="float" office:value="91.36122" calcext:value-type="float">
            <text:p>91.4 </text:p>
          </table:table-cell>
          <table:table-cell table:style-name="ce5" office:value-type="float" office:value="89.5071" calcext:value-type="float">
            <text:p>89.5 </text:p>
          </table:table-cell>
          <table:table-cell table:style-name="ce5" office:value-type="float" office:value="90.81" calcext:value-type="float">
            <text:p>90.8 </text:p>
          </table:table-cell>
          <table:table-cell table:style-name="ce5" office:value-type="float" office:value="92.25297" calcext:value-type="float">
            <text:p>92.3 </text:p>
          </table:table-cell>
          <table:table-cell table:style-name="ce5" office:value-type="float" office:value="94.2084" calcext:value-type="float">
            <text:p>94.2 </text:p>
          </table:table-cell>
          <table:table-cell table:style-name="ce5" office:value-type="float" office:value="94.40504" calcext:value-type="float">
            <text:p>94.4 </text:p>
          </table:table-cell>
          <table:table-cell table:style-name="ce5" office:value-type="float" office:value="94.16" calcext:value-type="float">
            <text:p>94.2 </text:p>
          </table:table-cell>
          <table:table-cell table:style-name="ce5" office:value-type="float" office:value="96.28687" calcext:value-type="float">
            <text:p>96.3 </text:p>
          </table:table-cell>
          <table:table-cell table:style-name="ce5" office:value-type="float" office:value="98.44246" calcext:value-type="float">
            <text:p>98.4 </text:p>
          </table:table-cell>
          <table:table-cell table:style-name="ce5" office:value-type="float" office:value="91" calcext:value-type="float">
            <text:p>91.0 </text:p>
          </table:table-cell>
          <table:table-cell table:style-name="ce5" office:value-type="float" office:value="91.17004" calcext:value-type="float">
            <text:p>91.2 </text:p>
          </table:table-cell>
        </table:table-row>
        <table:table-row table:style-name="ro1">
          <table:table-cell office:value-type="string" calcext:value-type="string">
            <text:p>2011M7</text:p>
          </table:table-cell>
          <table:table-cell office:value-type="float" office:value="91.41051" calcext:value-type="float">
            <text:p>91.4 </text:p>
          </table:table-cell>
          <table:table-cell office:value-type="float" office:value="91.21452" calcext:value-type="float">
            <text:p>91.2 </text:p>
          </table:table-cell>
          <table:table-cell office:value-type="float" office:value="93.1989" calcext:value-type="float">
            <text:p>93.2 </text:p>
          </table:table-cell>
          <table:table-cell office:value-type="float" office:value="85.25864" calcext:value-type="float">
            <text:p>85.3 </text:p>
          </table:table-cell>
          <table:table-cell office:value-type="float" office:value="86.30352" calcext:value-type="float">
            <text:p>86.3 </text:p>
          </table:table-cell>
          <table:table-cell office:value-type="float" office:value="81.24789" calcext:value-type="float">
            <text:p>81.2 </text:p>
          </table:table-cell>
          <table:table-cell office:value-type="float" office:value="96.6" calcext:value-type="float">
            <text:p>96.6 </text:p>
          </table:table-cell>
          <table:table-cell office:value-type="float" office:value="93.4" calcext:value-type="float">
            <text:p>93.4 </text:p>
          </table:table-cell>
          <table:table-cell office:value-type="float" office:value="94.47005" calcext:value-type="float">
            <text:p>94.5 </text:p>
          </table:table-cell>
          <table:table-cell office:value-type="float" office:value="95.26" calcext:value-type="float">
            <text:p>95.3 </text:p>
          </table:table-cell>
          <table:table-cell office:value-type="float" office:value="104.027" calcext:value-type="float">
            <text:p>104.0 </text:p>
          </table:table-cell>
          <table:table-cell office:value-type="float" office:value="89.29832" calcext:value-type="float">
            <text:p>89.3 </text:p>
          </table:table-cell>
          <table:table-cell office:value-type="float" office:value="92.78773" calcext:value-type="float">
            <text:p>92.8 </text:p>
          </table:table-cell>
          <table:table-cell office:value-type="float" office:value="97.99238" calcext:value-type="float">
            <text:p>98.0 </text:p>
          </table:table-cell>
          <table:table-cell office:value-type="float" office:value="95.82172" calcext:value-type="float">
            <text:p>95.8 </text:p>
          </table:table-cell>
          <table:table-cell office:value-type="float" office:value="97.9" calcext:value-type="float">
            <text:p>97.9 </text:p>
          </table:table-cell>
          <table:table-cell office:value-type="float" office:value="94.23193" calcext:value-type="float">
            <text:p>94.2 </text:p>
          </table:table-cell>
          <table:table-cell office:value-type="float" office:value="93.41003" calcext:value-type="float">
            <text:p>93.4 </text:p>
          </table:table-cell>
          <table:table-cell office:value-type="float" office:value="91.9316" calcext:value-type="float">
            <text:p>91.9 </text:p>
          </table:table-cell>
          <table:table-cell office:value-type="float" office:value="91.75129" calcext:value-type="float">
            <text:p>91.8 </text:p>
          </table:table-cell>
          <table:table-cell office:value-type="float" office:value="89.8175" calcext:value-type="float">
            <text:p>89.8 </text:p>
          </table:table-cell>
          <table:table-cell office:value-type="float" office:value="92.32" calcext:value-type="float">
            <text:p>92.3 </text:p>
          </table:table-cell>
          <table:table-cell office:value-type="float" office:value="92.64822" calcext:value-type="float">
            <text:p>92.6 </text:p>
          </table:table-cell>
          <table:table-cell office:value-type="float" office:value="94.76269" calcext:value-type="float">
            <text:p>94.8 </text:p>
          </table:table-cell>
          <table:table-cell office:value-type="float" office:value="94.72366" calcext:value-type="float">
            <text:p>94.7 </text:p>
          </table:table-cell>
          <table:table-cell office:value-type="float" office:value="95.53" calcext:value-type="float">
            <text:p>95.5 </text:p>
          </table:table-cell>
          <table:table-cell office:value-type="float" office:value="96.87059" calcext:value-type="float">
            <text:p>96.9 </text:p>
          </table:table-cell>
          <table:table-cell office:value-type="float" office:value="98.41725" calcext:value-type="float">
            <text:p>98.4 </text:p>
          </table:table-cell>
          <table:table-cell office:value-type="float" office:value="91.4" calcext:value-type="float">
            <text:p>91.4 </text:p>
          </table:table-cell>
          <table:table-cell office:value-type="float" office:value="91.42068" calcext:value-type="float">
            <text:p>91.4 </text:p>
          </table:table-cell>
        </table:table-row>
        <table:table-row table:style-name="ro1">
          <table:table-cell office:value-type="string" calcext:value-type="string">
            <text:p>2011M8</text:p>
          </table:table-cell>
          <table:table-cell table:style-name="ce5" office:value-type="float" office:value="91.58597" calcext:value-type="float">
            <text:p>91.6 </text:p>
          </table:table-cell>
          <table:table-cell table:style-name="ce5" office:value-type="float" office:value="91.12833" calcext:value-type="float">
            <text:p>91.1 </text:p>
          </table:table-cell>
          <table:table-cell table:style-name="ce5" office:value-type="float" office:value="93.34556" calcext:value-type="float">
            <text:p>93.3 </text:p>
          </table:table-cell>
          <table:table-cell table:style-name="ce5" office:value-type="float" office:value="85.39317" calcext:value-type="float">
            <text:p>85.4 </text:p>
          </table:table-cell>
          <table:table-cell table:style-name="ce5" office:value-type="float" office:value="86.24144" calcext:value-type="float">
            <text:p>86.2 </text:p>
          </table:table-cell>
          <table:table-cell table:style-name="ce5" office:value-type="float" office:value="81.53882" calcext:value-type="float">
            <text:p>81.5 </text:p>
          </table:table-cell>
          <table:table-cell table:style-name="ce5" office:value-type="float" office:value="96.8" calcext:value-type="float">
            <text:p>96.8 </text:p>
          </table:table-cell>
          <table:table-cell table:style-name="ce5" office:value-type="float" office:value="93" calcext:value-type="float">
            <text:p>93.0 </text:p>
          </table:table-cell>
          <table:table-cell table:style-name="ce5" office:value-type="float" office:value="94.33969" calcext:value-type="float">
            <text:p>94.3 </text:p>
          </table:table-cell>
          <table:table-cell table:style-name="ce5" office:value-type="float" office:value="95.34" calcext:value-type="float">
            <text:p>95.3 </text:p>
          </table:table-cell>
          <table:table-cell table:style-name="ce5" office:value-type="float" office:value="104.0248" calcext:value-type="float">
            <text:p>104.0 </text:p>
          </table:table-cell>
          <table:table-cell table:style-name="ce5" office:value-type="float" office:value="89.58545" calcext:value-type="float">
            <text:p>89.6 </text:p>
          </table:table-cell>
          <table:table-cell table:style-name="ce5" office:value-type="float" office:value="92.78773" calcext:value-type="float">
            <text:p>92.8 </text:p>
          </table:table-cell>
          <table:table-cell table:style-name="ce5" office:value-type="float" office:value="98.39899" calcext:value-type="float">
            <text:p>98.4 </text:p>
          </table:table-cell>
          <table:table-cell table:style-name="ce5" office:value-type="float" office:value="96.19313" calcext:value-type="float">
            <text:p>96.2 </text:p>
          </table:table-cell>
          <table:table-cell table:style-name="ce5" office:value-type="float" office:value="98.3" calcext:value-type="float">
            <text:p>98.3 </text:p>
          </table:table-cell>
          <table:table-cell table:style-name="ce5" office:value-type="float" office:value="94.41414" calcext:value-type="float">
            <text:p>94.4 </text:p>
          </table:table-cell>
          <table:table-cell table:style-name="ce5" office:value-type="float" office:value="93.61879" calcext:value-type="float">
            <text:p>93.6 </text:p>
          </table:table-cell>
          <table:table-cell table:style-name="ce5" office:value-type="float" office:value="92.2123" calcext:value-type="float">
            <text:p>92.2 </text:p>
          </table:table-cell>
          <table:table-cell table:style-name="ce5" office:value-type="float" office:value="92.04774" calcext:value-type="float">
            <text:p>92.0 </text:p>
          </table:table-cell>
          <table:table-cell table:style-name="ce5" office:value-type="float" office:value="89.94511" calcext:value-type="float">
            <text:p>89.9 </text:p>
          </table:table-cell>
          <table:table-cell table:style-name="ce5" office:value-type="float" office:value="92.3" calcext:value-type="float">
            <text:p>92.3 </text:p>
          </table:table-cell>
          <table:table-cell table:style-name="ce5" office:value-type="float" office:value="93.51778" calcext:value-type="float">
            <text:p>93.5 </text:p>
          </table:table-cell>
          <table:table-cell table:style-name="ce5" office:value-type="float" office:value="94.98634" calcext:value-type="float">
            <text:p>95.0 </text:p>
          </table:table-cell>
          <table:table-cell table:style-name="ce5" office:value-type="float" office:value="94.76918" calcext:value-type="float">
            <text:p>94.8 </text:p>
          </table:table-cell>
          <table:table-cell table:style-name="ce5" office:value-type="float" office:value="95.93" calcext:value-type="float">
            <text:p>95.9 </text:p>
          </table:table-cell>
          <table:table-cell table:style-name="ce5" office:value-type="float" office:value="97.41468" calcext:value-type="float">
            <text:p>97.4 </text:p>
          </table:table-cell>
          <table:table-cell table:style-name="ce5" office:value-type="float" office:value="98.39386" calcext:value-type="float">
            <text:p>98.4 </text:p>
          </table:table-cell>
          <table:table-cell table:style-name="ce5" office:value-type="float" office:value="91.7" calcext:value-type="float">
            <text:p>91.7 </text:p>
          </table:table-cell>
          <table:table-cell table:style-name="ce5" office:value-type="float" office:value="91.63002" calcext:value-type="float">
            <text:p>91.6 </text:p>
          </table:table-cell>
        </table:table-row>
        <table:table-row table:style-name="ro1">
          <table:table-cell office:value-type="string" calcext:value-type="string">
            <text:p>2011M9</text:p>
          </table:table-cell>
          <table:table-cell office:value-type="float" office:value="90.70871" calcext:value-type="float">
            <text:p>90.7 </text:p>
          </table:table-cell>
          <table:table-cell office:value-type="float" office:value="90.87935" calcext:value-type="float">
            <text:p>90.9 </text:p>
          </table:table-cell>
          <table:table-cell office:value-type="float" office:value="93.71219" calcext:value-type="float">
            <text:p>93.7 </text:p>
          </table:table-cell>
          <table:table-cell office:value-type="float" office:value="85.57255" calcext:value-type="float">
            <text:p>85.6 </text:p>
          </table:table-cell>
          <table:table-cell office:value-type="float" office:value="86.38113" calcext:value-type="float">
            <text:p>86.4 </text:p>
          </table:table-cell>
          <table:table-cell office:value-type="float" office:value="81.75111" calcext:value-type="float">
            <text:p>81.8 </text:p>
          </table:table-cell>
          <table:table-cell office:value-type="float" office:value="96.1" calcext:value-type="float">
            <text:p>96.1 </text:p>
          </table:table-cell>
          <table:table-cell office:value-type="float" office:value="92.8" calcext:value-type="float">
            <text:p>92.8 </text:p>
          </table:table-cell>
          <table:table-cell office:value-type="float" office:value="94.64388" calcext:value-type="float">
            <text:p>94.6 </text:p>
          </table:table-cell>
          <table:table-cell office:value-type="float" office:value="94.26" calcext:value-type="float">
            <text:p>94.3 </text:p>
          </table:table-cell>
          <table:table-cell office:value-type="float" office:value="104.6785" calcext:value-type="float">
            <text:p>104.7 </text:p>
          </table:table-cell>
          <table:table-cell office:value-type="float" office:value="89.22654" calcext:value-type="float">
            <text:p>89.2 </text:p>
          </table:table-cell>
          <table:table-cell office:value-type="float" office:value="92.99232" calcext:value-type="float">
            <text:p>93.0 </text:p>
          </table:table-cell>
          <table:table-cell office:value-type="float" office:value="98.19568" calcext:value-type="float">
            <text:p>98.2 </text:p>
          </table:table-cell>
          <table:table-cell office:value-type="float" office:value="95.72887" calcext:value-type="float">
            <text:p>95.7 </text:p>
          </table:table-cell>
          <table:table-cell office:value-type="float" office:value="97.9" calcext:value-type="float">
            <text:p>97.9 </text:p>
          </table:table-cell>
          <table:table-cell office:value-type="float" office:value="94.23193" calcext:value-type="float">
            <text:p>94.2 </text:p>
          </table:table-cell>
          <table:table-cell office:value-type="float" office:value="93.39502" calcext:value-type="float">
            <text:p>93.4 </text:p>
          </table:table-cell>
          <table:table-cell office:value-type="float" office:value="92.1506" calcext:value-type="float">
            <text:p>92.2 </text:p>
          </table:table-cell>
          <table:table-cell office:value-type="float" office:value="91.96193" calcext:value-type="float">
            <text:p>92.0 </text:p>
          </table:table-cell>
          <table:table-cell office:value-type="float" office:value="90.1418" calcext:value-type="float">
            <text:p>90.1 </text:p>
          </table:table-cell>
          <table:table-cell office:value-type="float" office:value="91.48" calcext:value-type="float">
            <text:p>91.5 </text:p>
          </table:table-cell>
          <table:table-cell office:value-type="float" office:value="93.67589" calcext:value-type="float">
            <text:p>93.7 </text:p>
          </table:table-cell>
          <table:table-cell office:value-type="float" office:value="94.5293" calcext:value-type="float">
            <text:p>94.5 </text:p>
          </table:table-cell>
          <table:table-cell office:value-type="float" office:value="95.31541" calcext:value-type="float">
            <text:p>95.3 </text:p>
          </table:table-cell>
          <table:table-cell office:value-type="float" office:value="94.67" calcext:value-type="float">
            <text:p>94.7 </text:p>
          </table:table-cell>
          <table:table-cell office:value-type="float" office:value="96.73028" calcext:value-type="float">
            <text:p>96.7 </text:p>
          </table:table-cell>
          <table:table-cell office:value-type="float" office:value="98.39446" calcext:value-type="float">
            <text:p>98.4 </text:p>
          </table:table-cell>
          <table:table-cell office:value-type="float" office:value="91.5" calcext:value-type="float">
            <text:p>91.5 </text:p>
          </table:table-cell>
          <table:table-cell office:value-type="float" office:value="91.71261" calcext:value-type="float">
            <text:p>91.7 </text:p>
          </table:table-cell>
        </table:table-row>
        <table:table-row table:style-name="ro1">
          <table:table-cell office:value-type="string" calcext:value-type="string">
            <text:p>2011M10</text:p>
          </table:table-cell>
          <table:table-cell table:style-name="ce5" office:value-type="float" office:value="90.3578" calcext:value-type="float">
            <text:p>90.4 </text:p>
          </table:table-cell>
          <table:table-cell table:style-name="ce5" office:value-type="float" office:value="91.06129" calcext:value-type="float">
            <text:p>91.1 </text:p>
          </table:table-cell>
          <table:table-cell table:style-name="ce5" office:value-type="float" office:value="93.63886" calcext:value-type="float">
            <text:p>93.6 </text:p>
          </table:table-cell>
          <table:table-cell table:style-name="ce5" office:value-type="float" office:value="85.7295" calcext:value-type="float">
            <text:p>85.7 </text:p>
          </table:table-cell>
          <table:table-cell table:style-name="ce5" office:value-type="float" office:value="86.50529" calcext:value-type="float">
            <text:p>86.5 </text:p>
          </table:table-cell>
          <table:table-cell table:style-name="ce5" office:value-type="float" office:value="82.0589" calcext:value-type="float">
            <text:p>82.1 </text:p>
          </table:table-cell>
          <table:table-cell table:style-name="ce5" office:value-type="float" office:value="96" calcext:value-type="float">
            <text:p>96.0 </text:p>
          </table:table-cell>
          <table:table-cell table:style-name="ce5" office:value-type="float" office:value="92.8" calcext:value-type="float">
            <text:p>92.8 </text:p>
          </table:table-cell>
          <table:table-cell table:style-name="ce5" office:value-type="float" office:value="94.51351" calcext:value-type="float">
            <text:p>94.5 </text:p>
          </table:table-cell>
          <table:table-cell table:style-name="ce5" office:value-type="float" office:value="94.36" calcext:value-type="float">
            <text:p>94.4 </text:p>
          </table:table-cell>
          <table:table-cell table:style-name="ce5" office:value-type="float" office:value="104.6416" calcext:value-type="float">
            <text:p>104.6 </text:p>
          </table:table-cell>
          <table:table-cell table:style-name="ce5" office:value-type="float" office:value="89.15475" calcext:value-type="float">
            <text:p>89.2 </text:p>
          </table:table-cell>
          <table:table-cell table:style-name="ce5" office:value-type="float" office:value="93.70844" calcext:value-type="float">
            <text:p>93.7 </text:p>
          </table:table-cell>
          <table:table-cell table:style-name="ce5" office:value-type="float" office:value="98.09402" calcext:value-type="float">
            <text:p>98.1 </text:p>
          </table:table-cell>
          <table:table-cell table:style-name="ce5" office:value-type="float" office:value="95.82172" calcext:value-type="float">
            <text:p>95.8 </text:p>
          </table:table-cell>
          <table:table-cell table:style-name="ce5" office:value-type="float" office:value="97.9" calcext:value-type="float">
            <text:p>97.9 </text:p>
          </table:table-cell>
          <table:table-cell table:style-name="ce5" office:value-type="float" office:value="94.32197" calcext:value-type="float">
            <text:p>94.3 </text:p>
          </table:table-cell>
          <table:table-cell table:style-name="ce5" office:value-type="float" office:value="93.39806" calcext:value-type="float">
            <text:p>93.4 </text:p>
          </table:table-cell>
          <table:table-cell table:style-name="ce5" office:value-type="float" office:value="91.7932" calcext:value-type="float">
            <text:p>91.8 </text:p>
          </table:table-cell>
          <table:table-cell table:style-name="ce5" office:value-type="float" office:value="92.391" calcext:value-type="float">
            <text:p>92.4 </text:p>
          </table:table-cell>
          <table:table-cell table:style-name="ce5" office:value-type="float" office:value="90.28473" calcext:value-type="float">
            <text:p>90.3 </text:p>
          </table:table-cell>
          <table:table-cell table:style-name="ce5" office:value-type="float" office:value="91.61" calcext:value-type="float">
            <text:p>91.6 </text:p>
          </table:table-cell>
          <table:table-cell table:style-name="ce5" office:value-type="float" office:value="93.59684" calcext:value-type="float">
            <text:p>93.6 </text:p>
          </table:table-cell>
          <table:table-cell table:style-name="ce5" office:value-type="float" office:value="94.57793" calcext:value-type="float">
            <text:p>94.6 </text:p>
          </table:table-cell>
          <table:table-cell table:style-name="ce5" office:value-type="float" office:value="95.36092" calcext:value-type="float">
            <text:p>95.4 </text:p>
          </table:table-cell>
          <table:table-cell table:style-name="ce5" office:value-type="float" office:value="93.48" calcext:value-type="float">
            <text:p>93.5 </text:p>
          </table:table-cell>
          <table:table-cell table:style-name="ce5" office:value-type="float" office:value="96.53214" calcext:value-type="float">
            <text:p>96.5 </text:p>
          </table:table-cell>
          <table:table-cell table:style-name="ce5" office:value-type="float" office:value="98.39164" calcext:value-type="float">
            <text:p>98.4 </text:p>
          </table:table-cell>
          <table:table-cell table:style-name="ce5" office:value-type="float" office:value="91.6" calcext:value-type="float">
            <text:p>91.6 </text:p>
          </table:table-cell>
          <table:table-cell table:style-name="ce5" office:value-type="float" office:value="91.65787" calcext:value-type="float">
            <text:p>91.7 </text:p>
          </table:table-cell>
        </table:table-row>
        <table:table-row table:style-name="ro1">
          <table:table-cell office:value-type="string" calcext:value-type="string">
            <text:p>2011M11</text:p>
          </table:table-cell>
          <table:table-cell office:value-type="float" office:value="89.91917" calcext:value-type="float">
            <text:p>89.9 </text:p>
          </table:table-cell>
          <table:table-cell office:value-type="float" office:value="91.18579" calcext:value-type="float">
            <text:p>91.2 </text:p>
          </table:table-cell>
          <table:table-cell office:value-type="float" office:value="93.71219" calcext:value-type="float">
            <text:p>93.7 </text:p>
          </table:table-cell>
          <table:table-cell office:value-type="float" office:value="85.9313" calcext:value-type="float">
            <text:p>85.9 </text:p>
          </table:table-cell>
          <table:table-cell office:value-type="float" office:value="86.77691" calcext:value-type="float">
            <text:p>86.8 </text:p>
          </table:table-cell>
          <table:table-cell office:value-type="float" office:value="82.29591" calcext:value-type="float">
            <text:p>82.3 </text:p>
          </table:table-cell>
          <table:table-cell office:value-type="float" office:value="95.8" calcext:value-type="float">
            <text:p>95.8 </text:p>
          </table:table-cell>
          <table:table-cell office:value-type="float" office:value="92.8" calcext:value-type="float">
            <text:p>92.8 </text:p>
          </table:table-cell>
          <table:table-cell office:value-type="float" office:value="94.12242" calcext:value-type="float">
            <text:p>94.1 </text:p>
          </table:table-cell>
          <table:table-cell office:value-type="float" office:value="94.52" calcext:value-type="float">
            <text:p>94.5 </text:p>
          </table:table-cell>
          <table:table-cell office:value-type="float" office:value="104.6401" calcext:value-type="float">
            <text:p>104.6 </text:p>
          </table:table-cell>
          <table:table-cell office:value-type="float" office:value="89.01118" calcext:value-type="float">
            <text:p>89.0 </text:p>
          </table:table-cell>
          <table:table-cell office:value-type="float" office:value="93.50384" calcext:value-type="float">
            <text:p>93.5 </text:p>
          </table:table-cell>
          <table:table-cell office:value-type="float" office:value="97.78907" calcext:value-type="float">
            <text:p>97.8 </text:p>
          </table:table-cell>
          <table:table-cell office:value-type="float" office:value="95.26463" calcext:value-type="float">
            <text:p>95.3 </text:p>
          </table:table-cell>
          <table:table-cell office:value-type="float" office:value="97.5" calcext:value-type="float">
            <text:p>97.5 </text:p>
          </table:table-cell>
          <table:table-cell office:value-type="float" office:value="94.41414" calcext:value-type="float">
            <text:p>94.4 </text:p>
          </table:table-cell>
          <table:table-cell office:value-type="float" office:value="93.3756" calcext:value-type="float">
            <text:p>93.4 </text:p>
          </table:table-cell>
          <table:table-cell office:value-type="float" office:value="91.7813" calcext:value-type="float">
            <text:p>91.8 </text:p>
          </table:table-cell>
          <table:table-cell office:value-type="float" office:value="92.55482" calcext:value-type="float">
            <text:p>92.6 </text:p>
          </table:table-cell>
          <table:table-cell office:value-type="float" office:value="90.55752" calcext:value-type="float">
            <text:p>90.6 </text:p>
          </table:table-cell>
          <table:table-cell office:value-type="float" office:value="91.12" calcext:value-type="float">
            <text:p>91.1 </text:p>
          </table:table-cell>
          <table:table-cell office:value-type="float" office:value="93.59684" calcext:value-type="float">
            <text:p>93.6 </text:p>
          </table:table-cell>
          <table:table-cell office:value-type="float" office:value="94.39317" calcext:value-type="float">
            <text:p>94.4 </text:p>
          </table:table-cell>
          <table:table-cell office:value-type="float" office:value="96.40784" calcext:value-type="float">
            <text:p>96.4 </text:p>
          </table:table-cell>
          <table:table-cell office:value-type="float" office:value="93.48" calcext:value-type="float">
            <text:p>93.5 </text:p>
          </table:table-cell>
          <table:table-cell office:value-type="float" office:value="96.37469" calcext:value-type="float">
            <text:p>96.4 </text:p>
          </table:table-cell>
          <table:table-cell office:value-type="float" office:value="98.45829" calcext:value-type="float">
            <text:p>98.5 </text:p>
          </table:table-cell>
          <table:table-cell office:value-type="float" office:value="91.5" calcext:value-type="float">
            <text:p>91.5 </text:p>
          </table:table-cell>
          <table:table-cell office:value-type="float" office:value="91.679" calcext:value-type="float">
            <text:p>91.7 </text:p>
          </table:table-cell>
        </table:table-row>
        <table:table-row table:style-name="ro1">
          <table:table-cell office:value-type="string" calcext:value-type="string">
            <text:p>2011M12</text:p>
          </table:table-cell>
          <table:table-cell table:style-name="ce5" office:value-type="float" office:value="90.62098" calcext:value-type="float">
            <text:p>90.6 </text:p>
          </table:table-cell>
          <table:table-cell table:style-name="ce5" office:value-type="float" office:value="91.34859" calcext:value-type="float">
            <text:p>91.3 </text:p>
          </table:table-cell>
          <table:table-cell table:style-name="ce5" office:value-type="float" office:value="93.63886" calcext:value-type="float">
            <text:p>93.6 </text:p>
          </table:table-cell>
          <table:table-cell table:style-name="ce5" office:value-type="float" office:value="86.99633" calcext:value-type="float">
            <text:p>87.0 </text:p>
          </table:table-cell>
          <table:table-cell table:style-name="ce5" office:value-type="float" office:value="87.21149" calcext:value-type="float">
            <text:p>87.2 </text:p>
          </table:table-cell>
          <table:table-cell table:style-name="ce5" office:value-type="float" office:value="82.70141" calcext:value-type="float">
            <text:p>82.7 </text:p>
          </table:table-cell>
          <table:table-cell table:style-name="ce5" office:value-type="float" office:value="96.3" calcext:value-type="float">
            <text:p>96.3 </text:p>
          </table:table-cell>
          <table:table-cell table:style-name="ce5" office:value-type="float" office:value="92.7" calcext:value-type="float">
            <text:p>92.7 </text:p>
          </table:table-cell>
          <table:table-cell table:style-name="ce5" office:value-type="float" office:value="94.4266" calcext:value-type="float">
            <text:p>94.4 </text:p>
          </table:table-cell>
          <table:table-cell table:style-name="ce5" office:value-type="float" office:value="95.02" calcext:value-type="float">
            <text:p>95.0 </text:p>
          </table:table-cell>
          <table:table-cell table:style-name="ce5" office:value-type="float" office:value="104.6661" calcext:value-type="float">
            <text:p>104.7 </text:p>
          </table:table-cell>
          <table:table-cell table:style-name="ce5" office:value-type="float" office:value="89.22654" calcext:value-type="float">
            <text:p>89.2 </text:p>
          </table:table-cell>
          <table:table-cell table:style-name="ce5" office:value-type="float" office:value="93.09463" calcext:value-type="float">
            <text:p>93.1 </text:p>
          </table:table-cell>
          <table:table-cell table:style-name="ce5" office:value-type="float" office:value="97.78907" calcext:value-type="float">
            <text:p>97.8 </text:p>
          </table:table-cell>
          <table:table-cell table:style-name="ce5" office:value-type="float" office:value="95.63602" calcext:value-type="float">
            <text:p>95.6 </text:p>
          </table:table-cell>
          <table:table-cell table:style-name="ce5" office:value-type="float" office:value="97.6" calcext:value-type="float">
            <text:p>97.6 </text:p>
          </table:table-cell>
          <table:table-cell table:style-name="ce5" office:value-type="float" office:value="94.59635" calcext:value-type="float">
            <text:p>94.6 </text:p>
          </table:table-cell>
          <table:table-cell table:style-name="ce5" office:value-type="float" office:value="93.5932" calcext:value-type="float">
            <text:p>93.6 </text:p>
          </table:table-cell>
          <table:table-cell table:style-name="ce5" office:value-type="float" office:value="92.1048" calcext:value-type="float">
            <text:p>92.1 </text:p>
          </table:table-cell>
          <table:table-cell table:style-name="ce5" office:value-type="float" office:value="92.46121" calcext:value-type="float">
            <text:p>92.5 </text:p>
          </table:table-cell>
          <table:table-cell table:style-name="ce5" office:value-type="float" office:value="90.91219" calcext:value-type="float">
            <text:p>90.9 </text:p>
          </table:table-cell>
          <table:table-cell table:style-name="ce5" office:value-type="float" office:value="91.46" calcext:value-type="float">
            <text:p>91.5 </text:p>
          </table:table-cell>
          <table:table-cell table:style-name="ce5" office:value-type="float" office:value="93.75494" calcext:value-type="float">
            <text:p>93.8 </text:p>
          </table:table-cell>
          <table:table-cell table:style-name="ce5" office:value-type="float" office:value="94.8502" calcext:value-type="float">
            <text:p>94.9 </text:p>
          </table:table-cell>
          <table:table-cell table:style-name="ce5" office:value-type="float" office:value="96.49888" calcext:value-type="float">
            <text:p>96.5 </text:p>
          </table:table-cell>
          <table:table-cell table:style-name="ce5" office:value-type="float" office:value="93.25" calcext:value-type="float">
            <text:p>93.3 </text:p>
          </table:table-cell>
          <table:table-cell table:style-name="ce5" office:value-type="float" office:value="96.86202" calcext:value-type="float">
            <text:p>96.9 </text:p>
          </table:table-cell>
          <table:table-cell table:style-name="ce5" office:value-type="float" office:value="98.38166" calcext:value-type="float">
            <text:p>98.4 </text:p>
          </table:table-cell>
          <table:table-cell table:style-name="ce5" office:value-type="float" office:value="92.2" calcext:value-type="float">
            <text:p>92.2 </text:p>
          </table:table-cell>
          <table:table-cell table:style-name="ce5" office:value-type="float" office:value="91.79039" calcext:value-type="float">
            <text:p>91.8 </text:p>
          </table:table-cell>
        </table:table-row>
        <table:table-row table:style-name="ro1">
          <table:table-cell office:value-type="string" calcext:value-type="string">
            <text:p>2012M1</text:p>
          </table:table-cell>
          <table:table-cell office:value-type="float" office:value="90.79643" calcext:value-type="float">
            <text:p>90.8 </text:p>
          </table:table-cell>
          <table:table-cell office:value-type="float" office:value="92.47859" calcext:value-type="float">
            <text:p>92.5 </text:p>
          </table:table-cell>
          <table:table-cell office:value-type="float" office:value="93.71219" calcext:value-type="float">
            <text:p>93.7 </text:p>
          </table:table-cell>
          <table:table-cell office:value-type="float" office:value="86.99633" calcext:value-type="float">
            <text:p>87.0 </text:p>
          </table:table-cell>
          <table:table-cell office:value-type="float" office:value="87.83232" calcext:value-type="float">
            <text:p>87.8 </text:p>
          </table:table-cell>
          <table:table-cell office:value-type="float" office:value="83.54612" calcext:value-type="float">
            <text:p>83.5 </text:p>
          </table:table-cell>
          <table:table-cell office:value-type="float" office:value="97.6" calcext:value-type="float">
            <text:p>97.6 </text:p>
          </table:table-cell>
          <table:table-cell office:value-type="float" office:value="93.6" calcext:value-type="float">
            <text:p>93.6 </text:p>
          </table:table-cell>
          <table:table-cell office:value-type="float" office:value="94.60042" calcext:value-type="float">
            <text:p>94.6 </text:p>
          </table:table-cell>
          <table:table-cell office:value-type="float" office:value="95.02" calcext:value-type="float">
            <text:p>95.0 </text:p>
          </table:table-cell>
          <table:table-cell office:value-type="float" office:value="105.2161" calcext:value-type="float">
            <text:p>105.2 </text:p>
          </table:table-cell>
          <table:table-cell office:value-type="float" office:value="91.16468" calcext:value-type="float">
            <text:p>91.2 </text:p>
          </table:table-cell>
          <table:table-cell office:value-type="float" office:value="92.89002" calcext:value-type="float">
            <text:p>92.9 </text:p>
          </table:table-cell>
          <table:table-cell office:value-type="float" office:value="97.78907" calcext:value-type="float">
            <text:p>97.8 </text:p>
          </table:table-cell>
          <table:table-cell office:value-type="float" office:value="95.45033" calcext:value-type="float">
            <text:p>95.5 </text:p>
          </table:table-cell>
          <table:table-cell office:value-type="float" office:value="97.5" calcext:value-type="float">
            <text:p>97.5 </text:p>
          </table:table-cell>
          <table:table-cell office:value-type="float" office:value="94.77963" calcext:value-type="float">
            <text:p>94.8 </text:p>
          </table:table-cell>
          <table:table-cell office:value-type="float" office:value="93.98364" calcext:value-type="float">
            <text:p>94.0 </text:p>
          </table:table-cell>
          <table:table-cell office:value-type="float" office:value="92.3073" calcext:value-type="float">
            <text:p>92.3 </text:p>
          </table:table-cell>
          <table:table-cell office:value-type="float" office:value="92.92929" calcext:value-type="float">
            <text:p>92.9 </text:p>
          </table:table-cell>
          <table:table-cell office:value-type="float" office:value="91.0797" calcext:value-type="float">
            <text:p>91.1 </text:p>
          </table:table-cell>
          <table:table-cell office:value-type="float" office:value="91.79" calcext:value-type="float">
            <text:p>91.8 </text:p>
          </table:table-cell>
          <table:table-cell office:value-type="float" office:value="94.1502" calcext:value-type="float">
            <text:p>94.2 </text:p>
          </table:table-cell>
          <table:table-cell office:value-type="float" office:value="96.11436" calcext:value-type="float">
            <text:p>96.1 </text:p>
          </table:table-cell>
          <table:table-cell office:value-type="float" office:value="96.31681" calcext:value-type="float">
            <text:p>96.3 </text:p>
          </table:table-cell>
          <table:table-cell office:value-type="float" office:value="94.01" calcext:value-type="float">
            <text:p>94.0 </text:p>
          </table:table-cell>
          <table:table-cell office:value-type="float" office:value="96.58569" calcext:value-type="float">
            <text:p>96.6 </text:p>
          </table:table-cell>
          <table:table-cell office:value-type="float" office:value="98.46222" calcext:value-type="float">
            <text:p>98.5 </text:p>
          </table:table-cell>
          <table:table-cell office:value-type="float" office:value="92.1" calcext:value-type="float">
            <text:p>92.1 </text:p>
          </table:table-cell>
          <table:table-cell office:value-type="float" office:value="92.03719" calcext:value-type="float">
            <text:p>92.0 </text:p>
          </table:table-cell>
        </table:table-row>
        <table:table-row table:style-name="ro1">
          <table:table-cell office:value-type="string" calcext:value-type="string">
            <text:p>2012M2</text:p>
          </table:table-cell>
          <table:table-cell table:style-name="ce5" office:value-type="float" office:value="91.23506" calcext:value-type="float">
            <text:p>91.2 </text:p>
          </table:table-cell>
          <table:table-cell table:style-name="ce5" office:value-type="float" office:value="92.93826" calcext:value-type="float">
            <text:p>92.9 </text:p>
          </table:table-cell>
          <table:table-cell table:style-name="ce5" office:value-type="float" office:value="94.0055" calcext:value-type="float">
            <text:p>94.0 </text:p>
          </table:table-cell>
          <table:table-cell table:style-name="ce5" office:value-type="float" office:value="87.42234" calcext:value-type="float">
            <text:p>87.4 </text:p>
          </table:table-cell>
          <table:table-cell table:style-name="ce5" office:value-type="float" office:value="88.57732" calcext:value-type="float">
            <text:p>88.6 </text:p>
          </table:table-cell>
          <table:table-cell table:style-name="ce5" office:value-type="float" office:value="84.41553" calcext:value-type="float">
            <text:p>84.4 </text:p>
          </table:table-cell>
          <table:table-cell table:style-name="ce5" office:value-type="float" office:value="97.8" calcext:value-type="float">
            <text:p>97.8 </text:p>
          </table:table-cell>
          <table:table-cell table:style-name="ce5" office:value-type="float" office:value="95.1" calcext:value-type="float">
            <text:p>95.1 </text:p>
          </table:table-cell>
          <table:table-cell table:style-name="ce5" office:value-type="float" office:value="94.20933" calcext:value-type="float">
            <text:p>94.2 </text:p>
          </table:table-cell>
          <table:table-cell table:style-name="ce5" office:value-type="float" office:value="95.46" calcext:value-type="float">
            <text:p>95.5 </text:p>
          </table:table-cell>
          <table:table-cell table:style-name="ce5" office:value-type="float" office:value="104.8926" calcext:value-type="float">
            <text:p>104.9 </text:p>
          </table:table-cell>
          <table:table-cell table:style-name="ce5" office:value-type="float" office:value="91.38004" calcext:value-type="float">
            <text:p>91.4 </text:p>
          </table:table-cell>
          <table:table-cell table:style-name="ce5" office:value-type="float" office:value="93.19693" calcext:value-type="float">
            <text:p>93.2 </text:p>
          </table:table-cell>
          <table:table-cell table:style-name="ce5" office:value-type="float" office:value="97.89072" calcext:value-type="float">
            <text:p>97.9 </text:p>
          </table:table-cell>
          <table:table-cell table:style-name="ce5" office:value-type="float" office:value="95.72887" calcext:value-type="float">
            <text:p>95.7 </text:p>
          </table:table-cell>
          <table:table-cell table:style-name="ce5" office:value-type="float" office:value="97.4" calcext:value-type="float">
            <text:p>97.4 </text:p>
          </table:table-cell>
          <table:table-cell table:style-name="ce5" office:value-type="float" office:value="95.05294" calcext:value-type="float">
            <text:p>95.1 </text:p>
          </table:table-cell>
          <table:table-cell table:style-name="ce5" office:value-type="float" office:value="94.04945" calcext:value-type="float">
            <text:p>94.0 </text:p>
          </table:table-cell>
          <table:table-cell table:style-name="ce5" office:value-type="float" office:value="92.7456" calcext:value-type="float">
            <text:p>92.7 </text:p>
          </table:table-cell>
          <table:table-cell table:style-name="ce5" office:value-type="float" office:value="93.09312" calcext:value-type="float">
            <text:p>93.1 </text:p>
          </table:table-cell>
          <table:table-cell table:style-name="ce5" office:value-type="float" office:value="91.25067" calcext:value-type="float">
            <text:p>91.3 </text:p>
          </table:table-cell>
          <table:table-cell table:style-name="ce5" office:value-type="float" office:value="92.14" calcext:value-type="float">
            <text:p>92.1 </text:p>
          </table:table-cell>
          <table:table-cell table:style-name="ce5" office:value-type="float" office:value="94.6245" calcext:value-type="float">
            <text:p>94.6 </text:p>
          </table:table-cell>
          <table:table-cell table:style-name="ce5" office:value-type="float" office:value="96.63947" calcext:value-type="float">
            <text:p>96.6 </text:p>
          </table:table-cell>
          <table:table-cell table:style-name="ce5" office:value-type="float" office:value="96.5444" calcext:value-type="float">
            <text:p>96.5 </text:p>
          </table:table-cell>
          <table:table-cell table:style-name="ce5" office:value-type="float" office:value="94.29" calcext:value-type="float">
            <text:p>94.3 </text:p>
          </table:table-cell>
          <table:table-cell table:style-name="ce5" office:value-type="float" office:value="96.72707" calcext:value-type="float">
            <text:p>96.7 </text:p>
          </table:table-cell>
          <table:table-cell table:style-name="ce5" office:value-type="float" office:value="98.79645" calcext:value-type="float">
            <text:p>98.8 </text:p>
          </table:table-cell>
          <table:table-cell table:style-name="ce5" office:value-type="float" office:value="92.2" calcext:value-type="float">
            <text:p>92.2 </text:p>
          </table:table-cell>
          <table:table-cell table:style-name="ce5" office:value-type="float" office:value="92.16106" calcext:value-type="float">
            <text:p>92.2 </text:p>
          </table:table-cell>
        </table:table-row>
        <table:table-row table:style-name="ro1">
          <table:table-cell office:value-type="string" calcext:value-type="string">
            <text:p>2012M3</text:p>
          </table:table-cell>
          <table:table-cell office:value-type="float" office:value="91.49825" calcext:value-type="float">
            <text:p>91.5 </text:p>
          </table:table-cell>
          <table:table-cell office:value-type="float" office:value="92.99571" calcext:value-type="float">
            <text:p>93.0 </text:p>
          </table:table-cell>
          <table:table-cell office:value-type="float" office:value="94.29881" calcext:value-type="float">
            <text:p>94.3 </text:p>
          </table:table-cell>
          <table:table-cell office:value-type="float" office:value="87.20934" calcext:value-type="float">
            <text:p>87.2 </text:p>
          </table:table-cell>
          <table:table-cell office:value-type="float" office:value="88.83342" calcext:value-type="float">
            <text:p>88.8 </text:p>
          </table:table-cell>
          <table:table-cell office:value-type="float" office:value="84.68063" calcext:value-type="float">
            <text:p>84.7 </text:p>
          </table:table-cell>
          <table:table-cell office:value-type="float" office:value="97.6" calcext:value-type="float">
            <text:p>97.6 </text:p>
          </table:table-cell>
          <table:table-cell office:value-type="float" office:value="94.9" calcext:value-type="float">
            <text:p>94.9 </text:p>
          </table:table-cell>
          <table:table-cell office:value-type="float" office:value="94.9046" calcext:value-type="float">
            <text:p>94.9 </text:p>
          </table:table-cell>
          <table:table-cell office:value-type="float" office:value="95.63" calcext:value-type="float">
            <text:p>95.6 </text:p>
          </table:table-cell>
          <table:table-cell office:value-type="float" office:value="104.8528" calcext:value-type="float">
            <text:p>104.9 </text:p>
          </table:table-cell>
          <table:table-cell office:value-type="float" office:value="91.59538" calcext:value-type="float">
            <text:p>91.6 </text:p>
          </table:table-cell>
          <table:table-cell office:value-type="float" office:value="94.32225" calcext:value-type="float">
            <text:p>94.3 </text:p>
          </table:table-cell>
          <table:table-cell office:value-type="float" office:value="98.29733" calcext:value-type="float">
            <text:p>98.3 </text:p>
          </table:table-cell>
          <table:table-cell office:value-type="float" office:value="96.19313" calcext:value-type="float">
            <text:p>96.2 </text:p>
          </table:table-cell>
          <table:table-cell office:value-type="float" office:value="97.6" calcext:value-type="float">
            <text:p>97.6 </text:p>
          </table:table-cell>
          <table:table-cell office:value-type="float" office:value="94.6703" calcext:value-type="float">
            <text:p>94.7 </text:p>
          </table:table-cell>
          <table:table-cell office:value-type="float" office:value="94.26715" calcext:value-type="float">
            <text:p>94.3 </text:p>
          </table:table-cell>
          <table:table-cell office:value-type="float" office:value="93.1775" calcext:value-type="float">
            <text:p>93.2 </text:p>
          </table:table-cell>
          <table:table-cell office:value-type="float" office:value="93.26475" calcext:value-type="float">
            <text:p>93.3 </text:p>
          </table:table-cell>
          <table:table-cell office:value-type="float" office:value="91.38483" calcext:value-type="float">
            <text:p>91.4 </text:p>
          </table:table-cell>
          <table:table-cell office:value-type="float" office:value="92.09" calcext:value-type="float">
            <text:p>92.1 </text:p>
          </table:table-cell>
          <table:table-cell office:value-type="float" office:value="94.78261" calcext:value-type="float">
            <text:p>94.8 </text:p>
          </table:table-cell>
          <table:table-cell office:value-type="float" office:value="96.75616" calcext:value-type="float">
            <text:p>96.8 </text:p>
          </table:table-cell>
          <table:table-cell office:value-type="float" office:value="96.81751" calcext:value-type="float">
            <text:p>96.8 </text:p>
          </table:table-cell>
          <table:table-cell office:value-type="float" office:value="93.96" calcext:value-type="float">
            <text:p>94.0 </text:p>
          </table:table-cell>
          <table:table-cell office:value-type="float" office:value="96.95199" calcext:value-type="float">
            <text:p>97.0 </text:p>
          </table:table-cell>
          <table:table-cell office:value-type="float" office:value="98.80834" calcext:value-type="float">
            <text:p>98.8 </text:p>
          </table:table-cell>
          <table:table-cell office:value-type="float" office:value="92.3" calcext:value-type="float">
            <text:p>92.3 </text:p>
          </table:table-cell>
          <table:table-cell office:value-type="float" office:value="92.35889" calcext:value-type="float">
            <text:p>92.4 </text:p>
          </table:table-cell>
        </table:table-row>
        <table:table-row table:style-name="ro1">
          <table:table-cell office:value-type="string" calcext:value-type="string">
            <text:p>2012M4</text:p>
          </table:table-cell>
          <table:table-cell table:style-name="ce5" office:value-type="float" office:value="91.58597" calcext:value-type="float">
            <text:p>91.6 </text:p>
          </table:table-cell>
          <table:table-cell table:style-name="ce5" office:value-type="float" office:value="92.96699" calcext:value-type="float">
            <text:p>93.0 </text:p>
          </table:table-cell>
          <table:table-cell table:style-name="ce5" office:value-type="float" office:value="94.66544" calcext:value-type="float">
            <text:p>94.7 </text:p>
          </table:table-cell>
          <table:table-cell table:style-name="ce5" office:value-type="float" office:value="87.10844" calcext:value-type="float">
            <text:p>87.1 </text:p>
          </table:table-cell>
          <table:table-cell table:style-name="ce5" office:value-type="float" office:value="89.12831" calcext:value-type="float">
            <text:p>89.1 </text:p>
          </table:table-cell>
          <table:table-cell table:style-name="ce5" office:value-type="float" office:value="84.65255" calcext:value-type="float">
            <text:p>84.7 </text:p>
          </table:table-cell>
          <table:table-cell table:style-name="ce5" office:value-type="float" office:value="97.8" calcext:value-type="float">
            <text:p>97.8 </text:p>
          </table:table-cell>
          <table:table-cell table:style-name="ce5" office:value-type="float" office:value="95" calcext:value-type="float">
            <text:p>95.0 </text:p>
          </table:table-cell>
          <table:table-cell table:style-name="ce5" office:value-type="float" office:value="95.12187" calcext:value-type="float">
            <text:p>95.1 </text:p>
          </table:table-cell>
          <table:table-cell table:style-name="ce5" office:value-type="float" office:value="95.81" calcext:value-type="float">
            <text:p>95.8 </text:p>
          </table:table-cell>
          <table:table-cell table:style-name="ce5" office:value-type="float" office:value="104.7917" calcext:value-type="float">
            <text:p>104.8 </text:p>
          </table:table-cell>
          <table:table-cell table:style-name="ce5" office:value-type="float" office:value="92.02608" calcext:value-type="float">
            <text:p>92.0 </text:p>
          </table:table-cell>
          <table:table-cell table:style-name="ce5" office:value-type="float" office:value="94.01534" calcext:value-type="float">
            <text:p>94.0 </text:p>
          </table:table-cell>
          <table:table-cell table:style-name="ce5" office:value-type="float" office:value="98.80559" calcext:value-type="float">
            <text:p>98.8 </text:p>
          </table:table-cell>
          <table:table-cell table:style-name="ce5" office:value-type="float" office:value="96.84309" calcext:value-type="float">
            <text:p>96.8 </text:p>
          </table:table-cell>
          <table:table-cell table:style-name="ce5" office:value-type="float" office:value="97.7" calcext:value-type="float">
            <text:p>97.7 </text:p>
          </table:table-cell>
          <table:table-cell table:style-name="ce5" office:value-type="float" office:value="94.85252" calcext:value-type="float">
            <text:p>94.9 </text:p>
          </table:table-cell>
          <table:table-cell table:style-name="ce5" office:value-type="float" office:value="94.49695" calcext:value-type="float">
            <text:p>94.5 </text:p>
          </table:table-cell>
          <table:table-cell table:style-name="ce5" office:value-type="float" office:value="93.2812" calcext:value-type="float">
            <text:p>93.3 </text:p>
          </table:table-cell>
          <table:table-cell table:style-name="ce5" office:value-type="float" office:value="93.33496" calcext:value-type="float">
            <text:p>93.3 </text:p>
          </table:table-cell>
          <table:table-cell table:style-name="ce5" office:value-type="float" office:value="91.39968" calcext:value-type="float">
            <text:p>91.4 </text:p>
          </table:table-cell>
          <table:table-cell table:style-name="ce5" office:value-type="float" office:value="92.56" calcext:value-type="float">
            <text:p>92.6 </text:p>
          </table:table-cell>
          <table:table-cell table:style-name="ce5" office:value-type="float" office:value="95.09882" calcext:value-type="float">
            <text:p>95.1 </text:p>
          </table:table-cell>
          <table:table-cell table:style-name="ce5" office:value-type="float" office:value="97.02843" calcext:value-type="float">
            <text:p>97.0 </text:p>
          </table:table-cell>
          <table:table-cell table:style-name="ce5" office:value-type="float" office:value="97.09062" calcext:value-type="float">
            <text:p>97.1 </text:p>
          </table:table-cell>
          <table:table-cell table:style-name="ce5" office:value-type="float" office:value="94.19" calcext:value-type="float">
            <text:p>94.2 </text:p>
          </table:table-cell>
          <table:table-cell table:style-name="ce5" office:value-type="float" office:value="97.40504" calcext:value-type="float">
            <text:p>97.4 </text:p>
          </table:table-cell>
          <table:table-cell table:style-name="ce5" office:value-type="float" office:value="98.85674" calcext:value-type="float">
            <text:p>98.9 </text:p>
          </table:table-cell>
          <table:table-cell table:style-name="ce5" office:value-type="float" office:value="93" calcext:value-type="float">
            <text:p>93.0 </text:p>
          </table:table-cell>
          <table:table-cell table:style-name="ce5" office:value-type="float" office:value="92.53174" calcext:value-type="float">
            <text:p>92.5 </text:p>
          </table:table-cell>
        </table:table-row>
        <table:table-row table:style-name="ro1">
          <table:table-cell office:value-type="string" calcext:value-type="string">
            <text:p>2012M5</text:p>
          </table:table-cell>
          <table:table-cell office:value-type="float" office:value="91.93687" calcext:value-type="float">
            <text:p>91.9 </text:p>
          </table:table-cell>
          <table:table-cell office:value-type="float" office:value="93.36919" calcext:value-type="float">
            <text:p>93.4 </text:p>
          </table:table-cell>
          <table:table-cell office:value-type="float" office:value="94.95876" calcext:value-type="float">
            <text:p>95.0 </text:p>
          </table:table-cell>
          <table:table-cell office:value-type="float" office:value="87.83714" calcext:value-type="float">
            <text:p>87.8 </text:p>
          </table:table-cell>
          <table:table-cell office:value-type="float" office:value="89.35336" calcext:value-type="float">
            <text:p>89.4 </text:p>
          </table:table-cell>
          <table:table-cell office:value-type="float" office:value="85.47254" calcext:value-type="float">
            <text:p>85.5 </text:p>
          </table:table-cell>
          <table:table-cell office:value-type="float" office:value="97.9" calcext:value-type="float">
            <text:p>97.9 </text:p>
          </table:table-cell>
          <table:table-cell office:value-type="float" office:value="95.1" calcext:value-type="float">
            <text:p>95.1 </text:p>
          </table:table-cell>
          <table:table-cell office:value-type="float" office:value="95.59987" calcext:value-type="float">
            <text:p>95.6 </text:p>
          </table:table-cell>
          <table:table-cell office:value-type="float" office:value="95.72" calcext:value-type="float">
            <text:p>95.7 </text:p>
          </table:table-cell>
          <table:table-cell office:value-type="float" office:value="104.7116" calcext:value-type="float">
            <text:p>104.7 </text:p>
          </table:table-cell>
          <table:table-cell office:value-type="float" office:value="91.9543" calcext:value-type="float">
            <text:p>92.0 </text:p>
          </table:table-cell>
          <table:table-cell office:value-type="float" office:value="94.01534" calcext:value-type="float">
            <text:p>94.0 </text:p>
          </table:table-cell>
          <table:table-cell office:value-type="float" office:value="98.90724" calcext:value-type="float">
            <text:p>98.9 </text:p>
          </table:table-cell>
          <table:table-cell office:value-type="float" office:value="96.75023" calcext:value-type="float">
            <text:p>96.8 </text:p>
          </table:table-cell>
          <table:table-cell office:value-type="float" office:value="97.7" calcext:value-type="float">
            <text:p>97.7 </text:p>
          </table:table-cell>
          <table:table-cell office:value-type="float" office:value="94.98006" calcext:value-type="float">
            <text:p>95.0 </text:p>
          </table:table-cell>
          <table:table-cell office:value-type="float" office:value="94.60922" calcext:value-type="float">
            <text:p>94.6 </text:p>
          </table:table-cell>
          <table:table-cell office:value-type="float" office:value="93.6525" calcext:value-type="float">
            <text:p>93.7 </text:p>
          </table:table-cell>
          <table:table-cell office:value-type="float" office:value="93.32716" calcext:value-type="float">
            <text:p>93.3 </text:p>
          </table:table-cell>
          <table:table-cell office:value-type="float" office:value="91.59599" calcext:value-type="float">
            <text:p>91.6 </text:p>
          </table:table-cell>
          <table:table-cell office:value-type="float" office:value="92.55" calcext:value-type="float">
            <text:p>92.6 </text:p>
          </table:table-cell>
          <table:table-cell office:value-type="float" office:value="95.01976" calcext:value-type="float">
            <text:p>95.0 </text:p>
          </table:table-cell>
          <table:table-cell office:value-type="float" office:value="97.16457" calcext:value-type="float">
            <text:p>97.2 </text:p>
          </table:table-cell>
          <table:table-cell office:value-type="float" office:value="97.18166" calcext:value-type="float">
            <text:p>97.2 </text:p>
          </table:table-cell>
          <table:table-cell office:value-type="float" office:value="94.31" calcext:value-type="float">
            <text:p>94.3 </text:p>
          </table:table-cell>
          <table:table-cell office:value-type="float" office:value="97.15228" calcext:value-type="float">
            <text:p>97.2 </text:p>
          </table:table-cell>
          <table:table-cell office:value-type="float" office:value="98.83527" calcext:value-type="float">
            <text:p>98.8 </text:p>
          </table:table-cell>
          <table:table-cell office:value-type="float" office:value="93.2" calcext:value-type="float">
            <text:p>93.2 </text:p>
          </table:table-cell>
          <table:table-cell office:value-type="float" office:value="92.72379" calcext:value-type="float">
            <text:p>92.7 </text:p>
          </table:table-cell>
        </table:table-row>
        <table:table-row table:style-name="ro1">
          <table:table-cell office:value-type="string" calcext:value-type="string">
            <text:p>2012M6</text:p>
          </table:table-cell>
          <table:table-cell table:style-name="ce5" office:value-type="float" office:value="92.63868" calcext:value-type="float">
            <text:p>92.6 </text:p>
          </table:table-cell>
          <table:table-cell table:style-name="ce5" office:value-type="float" office:value="93.7714" calcext:value-type="float">
            <text:p>93.8 </text:p>
          </table:table-cell>
          <table:table-cell table:style-name="ce5" office:value-type="float" office:value="95.03208" calcext:value-type="float">
            <text:p>95.0 </text:p>
          </table:table-cell>
          <table:table-cell table:style-name="ce5" office:value-type="float" office:value="87.98289" calcext:value-type="float">
            <text:p>88.0 </text:p>
          </table:table-cell>
          <table:table-cell table:style-name="ce5" office:value-type="float" office:value="89.61722" calcext:value-type="float">
            <text:p>89.6 </text:p>
          </table:table-cell>
          <table:table-cell table:style-name="ce5" office:value-type="float" office:value="85.59386" calcext:value-type="float">
            <text:p>85.6 </text:p>
          </table:table-cell>
          <table:table-cell table:style-name="ce5" office:value-type="float" office:value="98.2" calcext:value-type="float">
            <text:p>98.2 </text:p>
          </table:table-cell>
          <table:table-cell table:style-name="ce5" office:value-type="float" office:value="95.1" calcext:value-type="float">
            <text:p>95.1 </text:p>
          </table:table-cell>
          <table:table-cell table:style-name="ce5" office:value-type="float" office:value="96.07787" calcext:value-type="float">
            <text:p>96.1 </text:p>
          </table:table-cell>
          <table:table-cell table:style-name="ce5" office:value-type="float" office:value="96.03" calcext:value-type="float">
            <text:p>96.0 </text:p>
          </table:table-cell>
          <table:table-cell table:style-name="ce5" office:value-type="float" office:value="104.6971" calcext:value-type="float">
            <text:p>104.7 </text:p>
          </table:table-cell>
          <table:table-cell table:style-name="ce5" office:value-type="float" office:value="92.45678" calcext:value-type="float">
            <text:p>92.5 </text:p>
          </table:table-cell>
          <table:table-cell table:style-name="ce5" office:value-type="float" office:value="94.62916" calcext:value-type="float">
            <text:p>94.6 </text:p>
          </table:table-cell>
          <table:table-cell table:style-name="ce5" office:value-type="float" office:value="98.90724" calcext:value-type="float">
            <text:p>98.9 </text:p>
          </table:table-cell>
          <table:table-cell table:style-name="ce5" office:value-type="float" office:value="97.12164" calcext:value-type="float">
            <text:p>97.1 </text:p>
          </table:table-cell>
          <table:table-cell table:style-name="ce5" office:value-type="float" office:value="97.6" calcext:value-type="float">
            <text:p>97.6 </text:p>
          </table:table-cell>
          <table:table-cell table:style-name="ce5" office:value-type="float" office:value="95.09903" calcext:value-type="float">
            <text:p>95.1 </text:p>
          </table:table-cell>
          <table:table-cell table:style-name="ce5" office:value-type="float" office:value="95.14603" calcext:value-type="float">
            <text:p>95.1 </text:p>
          </table:table-cell>
          <table:table-cell table:style-name="ce5" office:value-type="float" office:value="94.0772" calcext:value-type="float">
            <text:p>94.1 </text:p>
          </table:table-cell>
          <table:table-cell table:style-name="ce5" office:value-type="float" office:value="93.48318" calcext:value-type="float">
            <text:p>93.5 </text:p>
          </table:table-cell>
          <table:table-cell table:style-name="ce5" office:value-type="float" office:value="91.69032" calcext:value-type="float">
            <text:p>91.7 </text:p>
          </table:table-cell>
          <table:table-cell table:style-name="ce5" office:value-type="float" office:value="92.62" calcext:value-type="float">
            <text:p>92.6 </text:p>
          </table:table-cell>
          <table:table-cell table:style-name="ce5" office:value-type="float" office:value="95.41502" calcext:value-type="float">
            <text:p>95.4 </text:p>
          </table:table-cell>
          <table:table-cell table:style-name="ce5" office:value-type="float" office:value="97.26182" calcext:value-type="float">
            <text:p>97.3 </text:p>
          </table:table-cell>
          <table:table-cell table:style-name="ce5" office:value-type="float" office:value="97.45477" calcext:value-type="float">
            <text:p>97.5 </text:p>
          </table:table-cell>
          <table:table-cell table:style-name="ce5" office:value-type="float" office:value="94.88" calcext:value-type="float">
            <text:p>94.9 </text:p>
          </table:table-cell>
          <table:table-cell table:style-name="ce5" office:value-type="float" office:value="97.39861" calcext:value-type="float">
            <text:p>97.4 </text:p>
          </table:table-cell>
          <table:table-cell table:style-name="ce5" office:value-type="float" office:value="98.85593" calcext:value-type="float">
            <text:p>98.9 </text:p>
          </table:table-cell>
          <table:table-cell table:style-name="ce5" office:value-type="float" office:value="93.4" calcext:value-type="float">
            <text:p>93.4 </text:p>
          </table:table-cell>
          <table:table-cell table:style-name="ce5" office:value-type="float" office:value="93.16169" calcext:value-type="float">
            <text:p>93.2 </text:p>
          </table:table-cell>
        </table:table-row>
        <table:table-row table:style-name="ro1">
          <table:table-cell office:value-type="string" calcext:value-type="string">
            <text:p>2012M7</text:p>
          </table:table-cell>
          <table:table-cell office:value-type="float" office:value="93.42822" calcext:value-type="float">
            <text:p>93.4 </text:p>
          </table:table-cell>
          <table:table-cell office:value-type="float" office:value="94.26936" calcext:value-type="float">
            <text:p>94.3 </text:p>
          </table:table-cell>
          <table:table-cell office:value-type="float" office:value="95.10541" calcext:value-type="float">
            <text:p>95.1 </text:p>
          </table:table-cell>
          <table:table-cell office:value-type="float" office:value="88.308" calcext:value-type="float">
            <text:p>88.3 </text:p>
          </table:table-cell>
          <table:table-cell office:value-type="float" office:value="89.88107" calcext:value-type="float">
            <text:p>89.9 </text:p>
          </table:table-cell>
          <table:table-cell office:value-type="float" office:value="85.38155" calcext:value-type="float">
            <text:p>85.4 </text:p>
          </table:table-cell>
          <table:table-cell office:value-type="float" office:value="98.8" calcext:value-type="float">
            <text:p>98.8 </text:p>
          </table:table-cell>
          <table:table-cell office:value-type="float" office:value="95.8" calcext:value-type="float">
            <text:p>95.8 </text:p>
          </table:table-cell>
          <table:table-cell office:value-type="float" office:value="96.64278" calcext:value-type="float">
            <text:p>96.6 </text:p>
          </table:table-cell>
          <table:table-cell office:value-type="float" office:value="97" calcext:value-type="float">
            <text:p>97.0 </text:p>
          </table:table-cell>
          <table:table-cell office:value-type="float" office:value="104.7116" calcext:value-type="float">
            <text:p>104.7 </text:p>
          </table:table-cell>
          <table:table-cell office:value-type="float" office:value="93.10283" calcext:value-type="float">
            <text:p>93.1 </text:p>
          </table:table-cell>
          <table:table-cell office:value-type="float" office:value="95.14066" calcext:value-type="float">
            <text:p>95.1 </text:p>
          </table:table-cell>
          <table:table-cell office:value-type="float" office:value="99.51715" calcext:value-type="float">
            <text:p>99.5 </text:p>
          </table:table-cell>
          <table:table-cell office:value-type="float" office:value="97.77159" calcext:value-type="float">
            <text:p>97.8 </text:p>
          </table:table-cell>
          <table:table-cell office:value-type="float" office:value="97.8" calcext:value-type="float">
            <text:p>97.8 </text:p>
          </table:table-cell>
          <table:table-cell office:value-type="float" office:value="95.31876" calcext:value-type="float">
            <text:p>95.3 </text:p>
          </table:table-cell>
          <table:table-cell office:value-type="float" office:value="95.23503" calcext:value-type="float">
            <text:p>95.2 </text:p>
          </table:table-cell>
          <table:table-cell office:value-type="float" office:value="94.6234" calcext:value-type="float">
            <text:p>94.6 </text:p>
          </table:table-cell>
          <table:table-cell office:value-type="float" office:value="93.88885" calcext:value-type="float">
            <text:p>93.9 </text:p>
          </table:table-cell>
          <table:table-cell office:value-type="float" office:value="91.96172" calcext:value-type="float">
            <text:p>92.0 </text:p>
          </table:table-cell>
          <table:table-cell office:value-type="float" office:value="94.6" calcext:value-type="float">
            <text:p>94.6 </text:p>
          </table:table-cell>
          <table:table-cell office:value-type="float" office:value="95.88933" calcext:value-type="float">
            <text:p>95.9 </text:p>
          </table:table-cell>
          <table:table-cell office:value-type="float" office:value="97.8161" calcext:value-type="float">
            <text:p>97.8 </text:p>
          </table:table-cell>
          <table:table-cell office:value-type="float" office:value="97.72787" calcext:value-type="float">
            <text:p>97.7 </text:p>
          </table:table-cell>
          <table:table-cell office:value-type="float" office:value="96.21" calcext:value-type="float">
            <text:p>96.2 </text:p>
          </table:table-cell>
          <table:table-cell office:value-type="float" office:value="97.87844" calcext:value-type="float">
            <text:p>97.9 </text:p>
          </table:table-cell>
          <table:table-cell office:value-type="float" office:value="98.92097" calcext:value-type="float">
            <text:p>98.9 </text:p>
          </table:table-cell>
          <table:table-cell office:value-type="float" office:value="93.9" calcext:value-type="float">
            <text:p>93.9 </text:p>
          </table:table-cell>
          <table:table-cell office:value-type="float" office:value="93.27308" calcext:value-type="float">
            <text:p>93.3 </text:p>
          </table:table-cell>
        </table:table-row>
        <table:table-row table:style-name="ro1">
          <table:table-cell office:value-type="string" calcext:value-type="string">
            <text:p>2012M8</text:p>
          </table:table-cell>
          <table:table-cell table:style-name="ce5" office:value-type="float" office:value="93.34048" calcext:value-type="float">
            <text:p>93.3 </text:p>
          </table:table-cell>
          <table:table-cell table:style-name="ce5" office:value-type="float" office:value="94.26936" calcext:value-type="float">
            <text:p>94.3 </text:p>
          </table:table-cell>
          <table:table-cell table:style-name="ce5" office:value-type="float" office:value="95.03208" calcext:value-type="float">
            <text:p>95.0 </text:p>
          </table:table-cell>
          <table:table-cell table:style-name="ce5" office:value-type="float" office:value="87.93804" calcext:value-type="float">
            <text:p>87.9 </text:p>
          </table:table-cell>
          <table:table-cell table:style-name="ce5" office:value-type="float" office:value="89.86555" calcext:value-type="float">
            <text:p>89.9 </text:p>
          </table:table-cell>
          <table:table-cell table:style-name="ce5" office:value-type="float" office:value="86.41722" calcext:value-type="float">
            <text:p>86.4 </text:p>
          </table:table-cell>
          <table:table-cell table:style-name="ce5" office:value-type="float" office:value="98.8" calcext:value-type="float">
            <text:p>98.8 </text:p>
          </table:table-cell>
          <table:table-cell table:style-name="ce5" office:value-type="float" office:value="95.5" calcext:value-type="float">
            <text:p>95.5 </text:p>
          </table:table-cell>
          <table:table-cell table:style-name="ce5" office:value-type="float" office:value="96.68623" calcext:value-type="float">
            <text:p>96.7 </text:p>
          </table:table-cell>
          <table:table-cell table:style-name="ce5" office:value-type="float" office:value="97.19" calcext:value-type="float">
            <text:p>97.2 </text:p>
          </table:table-cell>
          <table:table-cell table:style-name="ce5" office:value-type="float" office:value="104.8215" calcext:value-type="float">
            <text:p>104.8 </text:p>
          </table:table-cell>
          <table:table-cell table:style-name="ce5" office:value-type="float" office:value="93.38996" calcext:value-type="float">
            <text:p>93.4 </text:p>
          </table:table-cell>
          <table:table-cell table:style-name="ce5" office:value-type="float" office:value="95.03836" calcext:value-type="float">
            <text:p>95.0 </text:p>
          </table:table-cell>
          <table:table-cell table:style-name="ce5" office:value-type="float" office:value="100.0254" calcext:value-type="float">
            <text:p>100.0 </text:p>
          </table:table-cell>
          <table:table-cell table:style-name="ce5" office:value-type="float" office:value="98.42154" calcext:value-type="float">
            <text:p>98.4 </text:p>
          </table:table-cell>
          <table:table-cell table:style-name="ce5" office:value-type="float" office:value="98.3" calcext:value-type="float">
            <text:p>98.3 </text:p>
          </table:table-cell>
          <table:table-cell table:style-name="ce5" office:value-type="float" office:value="95.49239" calcext:value-type="float">
            <text:p>95.5 </text:p>
          </table:table-cell>
          <table:table-cell table:style-name="ce5" office:value-type="float" office:value="95.30864" calcext:value-type="float">
            <text:p>95.3 </text:p>
          </table:table-cell>
          <table:table-cell table:style-name="ce5" office:value-type="float" office:value="94.695" calcext:value-type="float">
            <text:p>94.7 </text:p>
          </table:table-cell>
          <table:table-cell table:style-name="ce5" office:value-type="float" office:value="94.11509" calcext:value-type="float">
            <text:p>94.1 </text:p>
          </table:table-cell>
          <table:table-cell table:style-name="ce5" office:value-type="float" office:value="92.0565" calcext:value-type="float">
            <text:p>92.1 </text:p>
          </table:table-cell>
          <table:table-cell table:style-name="ce5" office:value-type="float" office:value="94.45" calcext:value-type="float">
            <text:p>94.5 </text:p>
          </table:table-cell>
          <table:table-cell table:style-name="ce5" office:value-type="float" office:value="96.04743" calcext:value-type="float">
            <text:p>96.0 </text:p>
          </table:table-cell>
          <table:table-cell table:style-name="ce5" office:value-type="float" office:value="98.06893" calcext:value-type="float">
            <text:p>98.1 </text:p>
          </table:table-cell>
          <table:table-cell table:style-name="ce5" office:value-type="float" office:value="97.95547" calcext:value-type="float">
            <text:p>98.0 </text:p>
          </table:table-cell>
          <table:table-cell table:style-name="ce5" office:value-type="float" office:value="96.92" calcext:value-type="float">
            <text:p>96.9 </text:p>
          </table:table-cell>
          <table:table-cell table:style-name="ce5" office:value-type="float" office:value="98.4643" calcext:value-type="float">
            <text:p>98.5 </text:p>
          </table:table-cell>
          <table:table-cell table:style-name="ce5" office:value-type="float" office:value="98.81561" calcext:value-type="float">
            <text:p>98.8 </text:p>
          </table:table-cell>
          <table:table-cell table:style-name="ce5" office:value-type="float" office:value="94.1" calcext:value-type="float">
            <text:p>94.1 </text:p>
          </table:table-cell>
          <table:table-cell table:style-name="ce5" office:value-type="float" office:value="93.44305" calcext:value-type="float">
            <text:p>93.4 </text:p>
          </table:table-cell>
        </table:table-row>
        <table:table-row table:style-name="ro1">
          <table:table-cell office:value-type="string" calcext:value-type="string">
            <text:p>2012M9</text:p>
          </table:table-cell>
          <table:table-cell office:value-type="float" office:value="92.90186" calcext:value-type="float">
            <text:p>92.9 </text:p>
          </table:table-cell>
          <table:table-cell office:value-type="float" office:value="93.90546" calcext:value-type="float">
            <text:p>93.9 </text:p>
          </table:table-cell>
          <table:table-cell office:value-type="float" office:value="95.17873" calcext:value-type="float">
            <text:p>95.2 </text:p>
          </table:table-cell>
          <table:table-cell office:value-type="float" office:value="87.87077" calcext:value-type="float">
            <text:p>87.9 </text:p>
          </table:table-cell>
          <table:table-cell office:value-type="float" office:value="90.04404" calcext:value-type="float">
            <text:p>90.0 </text:p>
          </table:table-cell>
          <table:table-cell office:value-type="float" office:value="86.78677" calcext:value-type="float">
            <text:p>86.8 </text:p>
          </table:table-cell>
          <table:table-cell office:value-type="float" office:value="98.2" calcext:value-type="float">
            <text:p>98.2 </text:p>
          </table:table-cell>
          <table:table-cell office:value-type="float" office:value="95.3" calcext:value-type="float">
            <text:p>95.3 </text:p>
          </table:table-cell>
          <table:table-cell office:value-type="float" office:value="96.3386" calcext:value-type="float">
            <text:p>96.3 </text:p>
          </table:table-cell>
          <table:table-cell office:value-type="float" office:value="95.73" calcext:value-type="float">
            <text:p>95.7 </text:p>
          </table:table-cell>
          <table:table-cell office:value-type="float" office:value="104.3692" calcext:value-type="float">
            <text:p>104.4 </text:p>
          </table:table-cell>
          <table:table-cell office:value-type="float" office:value="93.2464" calcext:value-type="float">
            <text:p>93.2 </text:p>
          </table:table-cell>
          <table:table-cell office:value-type="float" office:value="94.21995" calcext:value-type="float">
            <text:p>94.2 </text:p>
          </table:table-cell>
          <table:table-cell office:value-type="float" office:value="98.90724" calcext:value-type="float">
            <text:p>98.9 </text:p>
          </table:table-cell>
          <table:table-cell office:value-type="float" office:value="97.58588" calcext:value-type="float">
            <text:p>97.6 </text:p>
          </table:table-cell>
          <table:table-cell office:value-type="float" office:value="97.7" calcext:value-type="float">
            <text:p>97.7 </text:p>
          </table:table-cell>
          <table:table-cell office:value-type="float" office:value="95.43773" calcext:value-type="float">
            <text:p>95.4 </text:p>
          </table:table-cell>
          <table:table-cell office:value-type="float" office:value="94.92382" calcext:value-type="float">
            <text:p>94.9 </text:p>
          </table:table-cell>
          <table:table-cell office:value-type="float" office:value="94.5587" calcext:value-type="float">
            <text:p>94.6 </text:p>
          </table:table-cell>
          <table:table-cell office:value-type="float" office:value="94.38033" calcext:value-type="float">
            <text:p>94.4 </text:p>
          </table:table-cell>
          <table:table-cell office:value-type="float" office:value="92.13573" calcext:value-type="float">
            <text:p>92.1 </text:p>
          </table:table-cell>
          <table:table-cell office:value-type="float" office:value="93.74" calcext:value-type="float">
            <text:p>93.7 </text:p>
          </table:table-cell>
          <table:table-cell office:value-type="float" office:value="95.96838" calcext:value-type="float">
            <text:p>96.0 </text:p>
          </table:table-cell>
          <table:table-cell office:value-type="float" office:value="97.69941" calcext:value-type="float">
            <text:p>97.7 </text:p>
          </table:table-cell>
          <table:table-cell office:value-type="float" office:value="98.27409" calcext:value-type="float">
            <text:p>98.3 </text:p>
          </table:table-cell>
          <table:table-cell office:value-type="float" office:value="96.51" calcext:value-type="float">
            <text:p>96.5 </text:p>
          </table:table-cell>
          <table:table-cell office:value-type="float" office:value="98.44288" calcext:value-type="float">
            <text:p>98.4 </text:p>
          </table:table-cell>
          <table:table-cell office:value-type="float" office:value="98.81783" calcext:value-type="float">
            <text:p>98.8 </text:p>
          </table:table-cell>
          <table:table-cell office:value-type="float" office:value="93.9" calcext:value-type="float">
            <text:p>93.9 </text:p>
          </table:table-cell>
          <table:table-cell office:value-type="float" office:value="93.59862" calcext:value-type="float">
            <text:p>93.6 </text:p>
          </table:table-cell>
        </table:table-row>
        <table:table-row table:style-name="ro1">
          <table:table-cell office:value-type="string" calcext:value-type="string">
            <text:p>2012M10</text:p>
          </table:table-cell>
          <table:table-cell table:style-name="ce5" office:value-type="float" office:value="92.90186" calcext:value-type="float">
            <text:p>92.9 </text:p>
          </table:table-cell>
          <table:table-cell table:style-name="ce5" office:value-type="float" office:value="94.03954" calcext:value-type="float">
            <text:p>94.0 </text:p>
          </table:table-cell>
          <table:table-cell table:style-name="ce5" office:value-type="float" office:value="95.17873" calcext:value-type="float">
            <text:p>95.2 </text:p>
          </table:table-cell>
          <table:table-cell table:style-name="ce5" office:value-type="float" office:value="88.29679" calcext:value-type="float">
            <text:p>88.3 </text:p>
          </table:table-cell>
          <table:table-cell table:style-name="ce5" office:value-type="float" office:value="90.19925" calcext:value-type="float">
            <text:p>90.2 </text:p>
          </table:table-cell>
          <table:table-cell table:style-name="ce5" office:value-type="float" office:value="87.17206" calcext:value-type="float">
            <text:p>87.2 </text:p>
          </table:table-cell>
          <table:table-cell table:style-name="ce5" office:value-type="float" office:value="98.1" calcext:value-type="float">
            <text:p>98.1 </text:p>
          </table:table-cell>
          <table:table-cell table:style-name="ce5" office:value-type="float" office:value="95.2" calcext:value-type="float">
            <text:p>95.2 </text:p>
          </table:table-cell>
          <table:table-cell table:style-name="ce5" office:value-type="float" office:value="96.68623" calcext:value-type="float">
            <text:p>96.7 </text:p>
          </table:table-cell>
          <table:table-cell table:style-name="ce5" office:value-type="float" office:value="95.8" calcext:value-type="float">
            <text:p>95.8 </text:p>
          </table:table-cell>
          <table:table-cell table:style-name="ce5" office:value-type="float" office:value="104.0313" calcext:value-type="float">
            <text:p>104.0 </text:p>
          </table:table-cell>
          <table:table-cell table:style-name="ce5" office:value-type="float" office:value="92.95927" calcext:value-type="float">
            <text:p>93.0 </text:p>
          </table:table-cell>
          <table:table-cell table:style-name="ce5" office:value-type="float" office:value="94.21995" calcext:value-type="float">
            <text:p>94.2 </text:p>
          </table:table-cell>
          <table:table-cell table:style-name="ce5" office:value-type="float" office:value="98.90724" calcext:value-type="float">
            <text:p>98.9 </text:p>
          </table:table-cell>
          <table:table-cell table:style-name="ce5" office:value-type="float" office:value="97.49303" calcext:value-type="float">
            <text:p>97.5 </text:p>
          </table:table-cell>
          <table:table-cell table:style-name="ce5" office:value-type="float" office:value="97.7" calcext:value-type="float">
            <text:p>97.7 </text:p>
          </table:table-cell>
          <table:table-cell table:style-name="ce5" office:value-type="float" office:value="95.59314" calcext:value-type="float">
            <text:p>95.6 </text:p>
          </table:table-cell>
          <table:table-cell table:style-name="ce5" office:value-type="float" office:value="94.37701" calcext:value-type="float">
            <text:p>94.4 </text:p>
          </table:table-cell>
          <table:table-cell table:style-name="ce5" office:value-type="float" office:value="94.5708" calcext:value-type="float">
            <text:p>94.6 </text:p>
          </table:table-cell>
          <table:table-cell table:style-name="ce5" office:value-type="float" office:value="94.55977" calcext:value-type="float">
            <text:p>94.6 </text:p>
          </table:table-cell>
          <table:table-cell table:style-name="ce5" office:value-type="float" office:value="92.32041" calcext:value-type="float">
            <text:p>92.3 </text:p>
          </table:table-cell>
          <table:table-cell table:style-name="ce5" office:value-type="float" office:value="93.99" calcext:value-type="float">
            <text:p>94.0 </text:p>
          </table:table-cell>
          <table:table-cell table:style-name="ce5" office:value-type="float" office:value="95.96838" calcext:value-type="float">
            <text:p>96.0 </text:p>
          </table:table-cell>
          <table:table-cell table:style-name="ce5" office:value-type="float" office:value="97.38823" calcext:value-type="float">
            <text:p>97.4 </text:p>
          </table:table-cell>
          <table:table-cell table:style-name="ce5" office:value-type="float" office:value="98.41065" calcext:value-type="float">
            <text:p>98.4 </text:p>
          </table:table-cell>
          <table:table-cell table:style-name="ce5" office:value-type="float" office:value="95.34" calcext:value-type="float">
            <text:p>95.3 </text:p>
          </table:table-cell>
          <table:table-cell table:style-name="ce5" office:value-type="float" office:value="99.00732" calcext:value-type="float">
            <text:p>99.0 </text:p>
          </table:table-cell>
          <table:table-cell table:style-name="ce5" office:value-type="float" office:value="98.78767" calcext:value-type="float">
            <text:p>98.8 </text:p>
          </table:table-cell>
          <table:table-cell table:style-name="ce5" office:value-type="float" office:value="94.4" calcext:value-type="float">
            <text:p>94.4 </text:p>
          </table:table-cell>
          <table:table-cell table:style-name="ce5" office:value-type="float" office:value="93.61687" calcext:value-type="float">
            <text:p>93.6 </text:p>
          </table:table-cell>
        </table:table-row>
        <table:table-row table:style-name="ro1">
          <table:table-cell office:value-type="string" calcext:value-type="string">
            <text:p>2012M11</text:p>
          </table:table-cell>
          <table:table-cell office:value-type="float" office:value="93.07731" calcext:value-type="float">
            <text:p>93.1 </text:p>
          </table:table-cell>
          <table:table-cell office:value-type="float" office:value="94.02996" calcext:value-type="float">
            <text:p>94.0 </text:p>
          </table:table-cell>
          <table:table-cell office:value-type="float" office:value="95.25206" calcext:value-type="float">
            <text:p>95.3 </text:p>
          </table:table-cell>
          <table:table-cell office:value-type="float" office:value="88.29679" calcext:value-type="float">
            <text:p>88.3 </text:p>
          </table:table-cell>
          <table:table-cell office:value-type="float" office:value="90.36222" calcext:value-type="float">
            <text:p>90.4 </text:p>
          </table:table-cell>
          <table:table-cell office:value-type="float" office:value="88.15156" calcext:value-type="float">
            <text:p>88.2 </text:p>
          </table:table-cell>
          <table:table-cell office:value-type="float" office:value="97.6" calcext:value-type="float">
            <text:p>97.6 </text:p>
          </table:table-cell>
          <table:table-cell office:value-type="float" office:value="95.2" calcext:value-type="float">
            <text:p>95.2 </text:p>
          </table:table-cell>
          <table:table-cell office:value-type="float" office:value="95.81715" calcext:value-type="float">
            <text:p>95.8 </text:p>
          </table:table-cell>
          <table:table-cell office:value-type="float" office:value="95.58" calcext:value-type="float">
            <text:p>95.6 </text:p>
          </table:table-cell>
          <table:table-cell office:value-type="float" office:value="103.9065" calcext:value-type="float">
            <text:p>103.9 </text:p>
          </table:table-cell>
          <table:table-cell office:value-type="float" office:value="92.95927" calcext:value-type="float">
            <text:p>93.0 </text:p>
          </table:table-cell>
          <table:table-cell office:value-type="float" office:value="94.01534" calcext:value-type="float">
            <text:p>94.0 </text:p>
          </table:table-cell>
          <table:table-cell office:value-type="float" office:value="98.50063" calcext:value-type="float">
            <text:p>98.5 </text:p>
          </table:table-cell>
          <table:table-cell office:value-type="float" office:value="97.02879" calcext:value-type="float">
            <text:p>97.0 </text:p>
          </table:table-cell>
          <table:table-cell office:value-type="float" office:value="97.5" calcext:value-type="float">
            <text:p>97.5 </text:p>
          </table:table-cell>
          <table:table-cell office:value-type="float" office:value="95.59314" calcext:value-type="float">
            <text:p>95.6 </text:p>
          </table:table-cell>
          <table:table-cell office:value-type="float" office:value="94.07976" calcext:value-type="float">
            <text:p>94.1 </text:p>
          </table:table-cell>
          <table:table-cell office:value-type="float" office:value="94.3772" calcext:value-type="float">
            <text:p>94.4 </text:p>
          </table:table-cell>
          <table:table-cell office:value-type="float" office:value="94.80161" calcext:value-type="float">
            <text:p>94.8 </text:p>
          </table:table-cell>
          <table:table-cell office:value-type="float" office:value="92.18519" calcext:value-type="float">
            <text:p>92.2 </text:p>
          </table:table-cell>
          <table:table-cell office:value-type="float" office:value="93.44" calcext:value-type="float">
            <text:p>93.4 </text:p>
          </table:table-cell>
          <table:table-cell office:value-type="float" office:value="96.04743" calcext:value-type="float">
            <text:p>96.0 </text:p>
          </table:table-cell>
          <table:table-cell office:value-type="float" office:value="97.24237" calcext:value-type="float">
            <text:p>97.2 </text:p>
          </table:table-cell>
          <table:table-cell office:value-type="float" office:value="98.50169" calcext:value-type="float">
            <text:p>98.5 </text:p>
          </table:table-cell>
          <table:table-cell office:value-type="float" office:value="95.64" calcext:value-type="float">
            <text:p>95.6 </text:p>
          </table:table-cell>
          <table:table-cell office:value-type="float" office:value="98.62495" calcext:value-type="float">
            <text:p>98.6 </text:p>
          </table:table-cell>
          <table:table-cell office:value-type="float" office:value="98.74079" calcext:value-type="float">
            <text:p>98.7 </text:p>
          </table:table-cell>
          <table:table-cell office:value-type="float" office:value="94.5" calcext:value-type="float">
            <text:p>94.5 </text:p>
          </table:table-cell>
          <table:table-cell office:value-type="float" office:value="93.70521" calcext:value-type="float">
            <text:p>93.7 </text:p>
          </table:table-cell>
        </table:table-row>
        <table:table-row table:style-name="ro1">
          <table:table-cell office:value-type="string" calcext:value-type="string">
            <text:p>2012M12</text:p>
          </table:table-cell>
          <table:table-cell table:style-name="ce5" office:value-type="float" office:value="93.69139" calcext:value-type="float">
            <text:p>93.7 </text:p>
          </table:table-cell>
          <table:table-cell table:style-name="ce5" office:value-type="float" office:value="94.19276" calcext:value-type="float">
            <text:p>94.2 </text:p>
          </table:table-cell>
          <table:table-cell table:style-name="ce5" office:value-type="float" office:value="95.10541" calcext:value-type="float">
            <text:p>95.1 </text:p>
          </table:table-cell>
          <table:table-cell table:style-name="ce5" office:value-type="float" office:value="89.03671" calcext:value-type="float">
            <text:p>89.0 </text:p>
          </table:table-cell>
          <table:table-cell table:style-name="ce5" office:value-type="float" office:value="90.64159" calcext:value-type="float">
            <text:p>90.6 </text:p>
          </table:table-cell>
          <table:table-cell table:style-name="ce5" office:value-type="float" office:value="88.96819" calcext:value-type="float">
            <text:p>89.0 </text:p>
          </table:table-cell>
          <table:table-cell table:style-name="ce5" office:value-type="float" office:value="97.7" calcext:value-type="float">
            <text:p>97.7 </text:p>
          </table:table-cell>
          <table:table-cell table:style-name="ce5" office:value-type="float" office:value="95.1" calcext:value-type="float">
            <text:p>95.1 </text:p>
          </table:table-cell>
          <table:table-cell table:style-name="ce5" office:value-type="float" office:value="96.12132" calcext:value-type="float">
            <text:p>96.1 </text:p>
          </table:table-cell>
          <table:table-cell table:style-name="ce5" office:value-type="float" office:value="96.22" calcext:value-type="float">
            <text:p>96.2 </text:p>
          </table:table-cell>
          <table:table-cell table:style-name="ce5" office:value-type="float" office:value="103.4062" calcext:value-type="float">
            <text:p>103.4 </text:p>
          </table:table-cell>
          <table:table-cell table:style-name="ce5" office:value-type="float" office:value="93.31818" calcext:value-type="float">
            <text:p>93.3 </text:p>
          </table:table-cell>
          <table:table-cell table:style-name="ce5" office:value-type="float" office:value="94.32225" calcext:value-type="float">
            <text:p>94.3 </text:p>
          </table:table-cell>
          <table:table-cell table:style-name="ce5" office:value-type="float" office:value="98.09402" calcext:value-type="float">
            <text:p>98.1 </text:p>
          </table:table-cell>
          <table:table-cell table:style-name="ce5" office:value-type="float" office:value="97.58588" calcext:value-type="float">
            <text:p>97.6 </text:p>
          </table:table-cell>
          <table:table-cell table:style-name="ce5" office:value-type="float" office:value="97.5" calcext:value-type="float">
            <text:p>97.5 </text:p>
          </table:table-cell>
          <table:table-cell table:style-name="ce5" office:value-type="float" office:value="95.785" calcext:value-type="float">
            <text:p>95.8 </text:p>
          </table:table-cell>
          <table:table-cell table:style-name="ce5" office:value-type="float" office:value="94.10129" calcext:value-type="float">
            <text:p>94.1 </text:p>
          </table:table-cell>
          <table:table-cell table:style-name="ce5" office:value-type="float" office:value="94.6602" calcext:value-type="float">
            <text:p>94.7 </text:p>
          </table:table-cell>
          <table:table-cell table:style-name="ce5" office:value-type="float" office:value="94.60658" calcext:value-type="float">
            <text:p>94.6 </text:p>
          </table:table-cell>
          <table:table-cell table:style-name="ce5" office:value-type="float" office:value="92.08466" calcext:value-type="float">
            <text:p>92.1 </text:p>
          </table:table-cell>
          <table:table-cell table:style-name="ce5" office:value-type="float" office:value="93.9" calcext:value-type="float">
            <text:p>93.9 </text:p>
          </table:table-cell>
          <table:table-cell table:style-name="ce5" office:value-type="float" office:value="96.04743" calcext:value-type="float">
            <text:p>96.0 </text:p>
          </table:table-cell>
          <table:table-cell table:style-name="ce5" office:value-type="float" office:value="97.72858" calcext:value-type="float">
            <text:p>97.7 </text:p>
          </table:table-cell>
          <table:table-cell table:style-name="ce5" office:value-type="float" office:value="98.50169" calcext:value-type="float">
            <text:p>98.5 </text:p>
          </table:table-cell>
          <table:table-cell table:style-name="ce5" office:value-type="float" office:value="95.68" calcext:value-type="float">
            <text:p>95.7 </text:p>
          </table:table-cell>
          <table:table-cell table:style-name="ce5" office:value-type="float" office:value="98.98161" calcext:value-type="float">
            <text:p>99.0 </text:p>
          </table:table-cell>
          <table:table-cell table:style-name="ce5" office:value-type="float" office:value="98.85089" calcext:value-type="float">
            <text:p>98.9 </text:p>
          </table:table-cell>
          <table:table-cell table:style-name="ce5" office:value-type="float" office:value="94.8" calcext:value-type="float">
            <text:p>94.8 </text:p>
          </table:table-cell>
          <table:table-cell table:style-name="ce5" office:value-type="float" office:value="93.83197" calcext:value-type="float">
            <text:p>93.8 </text:p>
          </table:table-cell>
        </table:table-row>
        <table:table-row table:style-name="ro1">
          <table:table-cell office:value-type="string" calcext:value-type="string">
            <text:p>2013M1</text:p>
          </table:table-cell>
          <table:table-cell office:value-type="float" office:value="93.77912" calcext:value-type="float">
            <text:p>93.8 </text:p>
          </table:table-cell>
          <table:table-cell office:value-type="float" office:value="94.24064" calcext:value-type="float">
            <text:p>94.2 </text:p>
          </table:table-cell>
          <table:table-cell office:value-type="float" office:value="95.03208" calcext:value-type="float">
            <text:p>95.0 </text:p>
          </table:table-cell>
          <table:table-cell office:value-type="float" office:value="89.07034" calcext:value-type="float">
            <text:p>89.1 </text:p>
          </table:table-cell>
          <table:table-cell office:value-type="float" office:value="91.02185" calcext:value-type="float">
            <text:p>91.0 </text:p>
          </table:table-cell>
          <table:table-cell office:value-type="float" office:value="90.9474" calcext:value-type="float">
            <text:p>90.9 </text:p>
          </table:table-cell>
          <table:table-cell office:value-type="float" office:value="98.9" calcext:value-type="float">
            <text:p>98.9 </text:p>
          </table:table-cell>
          <table:table-cell office:value-type="float" office:value="95.4" calcext:value-type="float">
            <text:p>95.4 </text:p>
          </table:table-cell>
          <table:table-cell office:value-type="float" office:value="95.25224" calcext:value-type="float">
            <text:p>95.3 </text:p>
          </table:table-cell>
          <table:table-cell office:value-type="float" office:value="96.2" calcext:value-type="float">
            <text:p>96.2 </text:p>
          </table:table-cell>
          <table:table-cell office:value-type="float" office:value="103.5301" calcext:value-type="float">
            <text:p>103.5 </text:p>
          </table:table-cell>
          <table:table-cell office:value-type="float" office:value="94.03601" calcext:value-type="float">
            <text:p>94.0 </text:p>
          </table:table-cell>
          <table:table-cell office:value-type="float" office:value="94.52686" calcext:value-type="float">
            <text:p>94.5 </text:p>
          </table:table-cell>
          <table:table-cell office:value-type="float" office:value="97.99238" calcext:value-type="float">
            <text:p>98.0 </text:p>
          </table:table-cell>
          <table:table-cell office:value-type="float" office:value="97.49303" calcext:value-type="float">
            <text:p>97.5 </text:p>
          </table:table-cell>
          <table:table-cell office:value-type="float" office:value="97.3" calcext:value-type="float">
            <text:p>97.3 </text:p>
          </table:table-cell>
          <table:table-cell office:value-type="float" office:value="96.22337" calcext:value-type="float">
            <text:p>96.2 </text:p>
          </table:table-cell>
          <table:table-cell office:value-type="float" office:value="94.11463" calcext:value-type="float">
            <text:p>94.1 </text:p>
          </table:table-cell>
          <table:table-cell office:value-type="float" office:value="94.4186" calcext:value-type="float">
            <text:p>94.4 </text:p>
          </table:table-cell>
          <table:table-cell office:value-type="float" office:value="95.51153" calcext:value-type="float">
            <text:p>95.5 </text:p>
          </table:table-cell>
          <table:table-cell office:value-type="float" office:value="92.61649" calcext:value-type="float">
            <text:p>92.6 </text:p>
          </table:table-cell>
          <table:table-cell office:value-type="float" office:value="94.38" calcext:value-type="float">
            <text:p>94.4 </text:p>
          </table:table-cell>
          <table:table-cell office:value-type="float" office:value="96.20554" calcext:value-type="float">
            <text:p>96.2 </text:p>
          </table:table-cell>
          <table:table-cell office:value-type="float" office:value="97.11595" calcext:value-type="float">
            <text:p>97.1 </text:p>
          </table:table-cell>
          <table:table-cell office:value-type="float" office:value="98.68376" calcext:value-type="float">
            <text:p>98.7 </text:p>
          </table:table-cell>
          <table:table-cell office:value-type="float" office:value="95.93" calcext:value-type="float">
            <text:p>95.9 </text:p>
          </table:table-cell>
          <table:table-cell office:value-type="float" office:value="98.67851" calcext:value-type="float">
            <text:p>98.7 </text:p>
          </table:table-cell>
          <table:table-cell office:value-type="float" office:value="99.0232" calcext:value-type="float">
            <text:p>99.0 </text:p>
          </table:table-cell>
          <table:table-cell office:value-type="float" office:value="94.7" calcext:value-type="float">
            <text:p>94.7 </text:p>
          </table:table-cell>
          <table:table-cell office:value-type="float" office:value="94.15655" calcext:value-type="float">
            <text:p>94.2 </text:p>
          </table:table-cell>
        </table:table-row>
        <table:table-row table:style-name="ro1">
          <table:table-cell office:value-type="string" calcext:value-type="string">
            <text:p>2013M2</text:p>
          </table:table-cell>
          <table:table-cell table:style-name="ce5" office:value-type="float" office:value="94.21775" calcext:value-type="float">
            <text:p>94.2 </text:p>
          </table:table-cell>
          <table:table-cell table:style-name="ce5" office:value-type="float" office:value="94.77691" calcext:value-type="float">
            <text:p>94.8 </text:p>
          </table:table-cell>
          <table:table-cell table:style-name="ce5" office:value-type="float" office:value="95.39872" calcext:value-type="float">
            <text:p>95.4 </text:p>
          </table:table-cell>
          <table:table-cell table:style-name="ce5" office:value-type="float" office:value="89.3394" calcext:value-type="float">
            <text:p>89.3 </text:p>
          </table:table-cell>
          <table:table-cell table:style-name="ce5" office:value-type="float" office:value="91.72029" calcext:value-type="float">
            <text:p>91.7 </text:p>
          </table:table-cell>
          <table:table-cell table:style-name="ce5" office:value-type="float" office:value="91.80896" calcext:value-type="float">
            <text:p>91.8 </text:p>
          </table:table-cell>
          <table:table-cell table:style-name="ce5" office:value-type="float" office:value="99.2" calcext:value-type="float">
            <text:p>99.2 </text:p>
          </table:table-cell>
          <table:table-cell table:style-name="ce5" office:value-type="float" office:value="96.8" calcext:value-type="float">
            <text:p>96.8 </text:p>
          </table:table-cell>
          <table:table-cell table:style-name="ce5" office:value-type="float" office:value="95.07841" calcext:value-type="float">
            <text:p>95.1 </text:p>
          </table:table-cell>
          <table:table-cell table:style-name="ce5" office:value-type="float" office:value="96.42" calcext:value-type="float">
            <text:p>96.4 </text:p>
          </table:table-cell>
          <table:table-cell table:style-name="ce5" office:value-type="float" office:value="103.1745" calcext:value-type="float">
            <text:p>103.2 </text:p>
          </table:table-cell>
          <table:table-cell table:style-name="ce5" office:value-type="float" office:value="94.61028" calcext:value-type="float">
            <text:p>94.6 </text:p>
          </table:table-cell>
          <table:table-cell table:style-name="ce5" office:value-type="float" office:value="94.83376" calcext:value-type="float">
            <text:p>94.8 </text:p>
          </table:table-cell>
          <table:table-cell table:style-name="ce5" office:value-type="float" office:value="97.78907" calcext:value-type="float">
            <text:p>97.8 </text:p>
          </table:table-cell>
          <table:table-cell table:style-name="ce5" office:value-type="float" office:value="97.40018" calcext:value-type="float">
            <text:p>97.4 </text:p>
          </table:table-cell>
          <table:table-cell table:style-name="ce5" office:value-type="float" office:value="97.3" calcext:value-type="float">
            <text:p>97.3 </text:p>
          </table:table-cell>
          <table:table-cell table:style-name="ce5" office:value-type="float" office:value="96.5074" calcext:value-type="float">
            <text:p>96.5 </text:p>
          </table:table-cell>
          <table:table-cell table:style-name="ce5" office:value-type="float" office:value="94.24652" calcext:value-type="float">
            <text:p>94.2 </text:p>
          </table:table-cell>
          <table:table-cell table:style-name="ce5" office:value-type="float" office:value="94.5233" calcext:value-type="float">
            <text:p>94.5 </text:p>
          </table:table-cell>
          <table:table-cell table:style-name="ce5" office:value-type="float" office:value="95.9406" calcext:value-type="float">
            <text:p>95.9 </text:p>
          </table:table-cell>
          <table:table-cell table:style-name="ce5" office:value-type="float" office:value="93.32195" calcext:value-type="float">
            <text:p>93.3 </text:p>
          </table:table-cell>
          <table:table-cell table:style-name="ce5" office:value-type="float" office:value="94.82" calcext:value-type="float">
            <text:p>94.8 </text:p>
          </table:table-cell>
          <table:table-cell table:style-name="ce5" office:value-type="float" office:value="96.04743" calcext:value-type="float">
            <text:p>96.0 </text:p>
          </table:table-cell>
          <table:table-cell table:style-name="ce5" office:value-type="float" office:value="97.34933" calcext:value-type="float">
            <text:p>97.3 </text:p>
          </table:table-cell>
          <table:table-cell table:style-name="ce5" office:value-type="float" office:value="98.82032" calcext:value-type="float">
            <text:p>98.8 </text:p>
          </table:table-cell>
          <table:table-cell table:style-name="ce5" office:value-type="float" office:value="96.11" calcext:value-type="float">
            <text:p>96.1 </text:p>
          </table:table-cell>
          <table:table-cell table:style-name="ce5" office:value-type="float" office:value="98.8713" calcext:value-type="float">
            <text:p>98.9 </text:p>
          </table:table-cell>
          <table:table-cell table:style-name="ce5" office:value-type="float" office:value="99.13501" calcext:value-type="float">
            <text:p>99.1 </text:p>
          </table:table-cell>
          <table:table-cell table:style-name="ce5" office:value-type="float" office:value="94.9" calcext:value-type="float">
            <text:p>94.9 </text:p>
          </table:table-cell>
          <table:table-cell table:style-name="ce5" office:value-type="float" office:value="94.45904" calcext:value-type="float">
            <text:p>94.5 </text:p>
          </table:table-cell>
        </table:table-row>
        <table:table-row table:style-name="ro1">
          <table:table-cell office:value-type="string" calcext:value-type="string">
            <text:p>2013M3</text:p>
          </table:table-cell>
          <table:table-cell office:value-type="float" office:value="94.48093" calcext:value-type="float">
            <text:p>94.5 </text:p>
          </table:table-cell>
          <table:table-cell office:value-type="float" office:value="95.23657" calcext:value-type="float">
            <text:p>95.2 </text:p>
          </table:table-cell>
          <table:table-cell office:value-type="float" office:value="95.54537" calcext:value-type="float">
            <text:p>95.5 </text:p>
          </table:table-cell>
          <table:table-cell office:value-type="float" office:value="89.60846" calcext:value-type="float">
            <text:p>89.6 </text:p>
          </table:table-cell>
          <table:table-cell office:value-type="float" office:value="92.04623" calcext:value-type="float">
            <text:p>92.0 </text:p>
          </table:table-cell>
          <table:table-cell office:value-type="float" office:value="91.99542" calcext:value-type="float">
            <text:p>92.0 </text:p>
          </table:table-cell>
          <table:table-cell office:value-type="float" office:value="99" calcext:value-type="float">
            <text:p>99.0 </text:p>
          </table:table-cell>
          <table:table-cell office:value-type="float" office:value="96.5" calcext:value-type="float">
            <text:p>96.5 </text:p>
          </table:table-cell>
          <table:table-cell office:value-type="float" office:value="96.3386" calcext:value-type="float">
            <text:p>96.3 </text:p>
          </table:table-cell>
          <table:table-cell office:value-type="float" office:value="96.76" calcext:value-type="float">
            <text:p>96.8 </text:p>
          </table:table-cell>
          <table:table-cell office:value-type="float" office:value="102.9763" calcext:value-type="float">
            <text:p>103.0 </text:p>
          </table:table-cell>
          <table:table-cell office:value-type="float" office:value="95.18454" calcext:value-type="float">
            <text:p>95.2 </text:p>
          </table:table-cell>
          <table:table-cell office:value-type="float" office:value="95.44757" calcext:value-type="float">
            <text:p>95.4 </text:p>
          </table:table-cell>
          <table:table-cell office:value-type="float" office:value="98.19568" calcext:value-type="float">
            <text:p>98.2 </text:p>
          </table:table-cell>
          <table:table-cell office:value-type="float" office:value="97.86444" calcext:value-type="float">
            <text:p>97.9 </text:p>
          </table:table-cell>
          <table:table-cell office:value-type="float" office:value="97.3" calcext:value-type="float">
            <text:p>97.3 </text:p>
          </table:table-cell>
          <table:table-cell office:value-type="float" office:value="96.32412" calcext:value-type="float">
            <text:p>96.3 </text:p>
          </table:table-cell>
          <table:table-cell office:value-type="float" office:value="94.27148" calcext:value-type="float">
            <text:p>94.3 </text:p>
          </table:table-cell>
          <table:table-cell office:value-type="float" office:value="94.6747" calcext:value-type="float">
            <text:p>94.7 </text:p>
          </table:table-cell>
          <table:table-cell office:value-type="float" office:value="96.12003" calcext:value-type="float">
            <text:p>96.1 </text:p>
          </table:table-cell>
          <table:table-cell office:value-type="float" office:value="93.6974" calcext:value-type="float">
            <text:p>93.7 </text:p>
          </table:table-cell>
          <table:table-cell office:value-type="float" office:value="94.64" calcext:value-type="float">
            <text:p>94.6 </text:p>
          </table:table-cell>
          <table:table-cell office:value-type="float" office:value="96.36364" calcext:value-type="float">
            <text:p>96.4 </text:p>
          </table:table-cell>
          <table:table-cell office:value-type="float" office:value="97.94251" calcext:value-type="float">
            <text:p>97.9 </text:p>
          </table:table-cell>
          <table:table-cell office:value-type="float" office:value="99.0479" calcext:value-type="float">
            <text:p>99.0 </text:p>
          </table:table-cell>
          <table:table-cell office:value-type="float" office:value="95.97" calcext:value-type="float">
            <text:p>96.0 </text:p>
          </table:table-cell>
          <table:table-cell office:value-type="float" office:value="99.28365" calcext:value-type="float">
            <text:p>99.3 </text:p>
          </table:table-cell>
          <table:table-cell office:value-type="float" office:value="99.17081" calcext:value-type="float">
            <text:p>99.2 </text:p>
          </table:table-cell>
          <table:table-cell office:value-type="float" office:value="95.1" calcext:value-type="float">
            <text:p>95.1 </text:p>
          </table:table-cell>
          <table:table-cell office:value-type="float" office:value="94.62037" calcext:value-type="float">
            <text:p>94.6 </text:p>
          </table:table-cell>
        </table:table-row>
        <table:table-row table:style-name="ro1">
          <table:table-cell office:value-type="string" calcext:value-type="string">
            <text:p>2013M4</text:p>
          </table:table-cell>
          <table:table-cell table:style-name="ce5" office:value-type="float" office:value="94.30547" calcext:value-type="float">
            <text:p>94.3 </text:p>
          </table:table-cell>
          <table:table-cell table:style-name="ce5" office:value-type="float" office:value="94.75776" calcext:value-type="float">
            <text:p>94.8 </text:p>
          </table:table-cell>
          <table:table-cell table:style-name="ce5" office:value-type="float" office:value="95.54537" calcext:value-type="float">
            <text:p>95.5 </text:p>
          </table:table-cell>
          <table:table-cell table:style-name="ce5" office:value-type="float" office:value="89.17123" calcext:value-type="float">
            <text:p>89.2 </text:p>
          </table:table-cell>
          <table:table-cell table:style-name="ce5" office:value-type="float" office:value="92.25576" calcext:value-type="float">
            <text:p>92.3 </text:p>
          </table:table-cell>
          <table:table-cell table:style-name="ce5" office:value-type="float" office:value="93.01311" calcext:value-type="float">
            <text:p>93.0 </text:p>
          </table:table-cell>
          <table:table-cell table:style-name="ce5" office:value-type="float" office:value="98.9" calcext:value-type="float">
            <text:p>98.9 </text:p>
          </table:table-cell>
          <table:table-cell table:style-name="ce5" office:value-type="float" office:value="96.6" calcext:value-type="float">
            <text:p>96.6 </text:p>
          </table:table-cell>
          <table:table-cell table:style-name="ce5" office:value-type="float" office:value="96.3386" calcext:value-type="float">
            <text:p>96.3 </text:p>
          </table:table-cell>
          <table:table-cell table:style-name="ce5" office:value-type="float" office:value="96.59" calcext:value-type="float">
            <text:p>96.6 </text:p>
          </table:table-cell>
          <table:table-cell table:style-name="ce5" office:value-type="float" office:value="102.7453" calcext:value-type="float">
            <text:p>102.7 </text:p>
          </table:table-cell>
          <table:table-cell table:style-name="ce5" office:value-type="float" office:value="95.39989" calcext:value-type="float">
            <text:p>95.4 </text:p>
          </table:table-cell>
          <table:table-cell table:style-name="ce5" office:value-type="float" office:value="95.54987" calcext:value-type="float">
            <text:p>95.5 </text:p>
          </table:table-cell>
          <table:table-cell table:style-name="ce5" office:value-type="float" office:value="98.29733" calcext:value-type="float">
            <text:p>98.3 </text:p>
          </table:table-cell>
          <table:table-cell table:style-name="ce5" office:value-type="float" office:value="98.23584" calcext:value-type="float">
            <text:p>98.2 </text:p>
          </table:table-cell>
          <table:table-cell table:style-name="ce5" office:value-type="float" office:value="97.7" calcext:value-type="float">
            <text:p>97.7 </text:p>
          </table:table-cell>
          <table:table-cell table:style-name="ce5" office:value-type="float" office:value="96.47953" calcext:value-type="float">
            <text:p>96.5 </text:p>
          </table:table-cell>
          <table:table-cell table:style-name="ce5" office:value-type="float" office:value="94.24423" calcext:value-type="float">
            <text:p>94.2 </text:p>
          </table:table-cell>
          <table:table-cell table:style-name="ce5" office:value-type="float" office:value="94.8784" calcext:value-type="float">
            <text:p>94.9 </text:p>
          </table:table-cell>
          <table:table-cell table:style-name="ce5" office:value-type="float" office:value="96.20584" calcext:value-type="float">
            <text:p>96.2 </text:p>
          </table:table-cell>
          <table:table-cell table:style-name="ce5" office:value-type="float" office:value="94.00658" calcext:value-type="float">
            <text:p>94.0 </text:p>
          </table:table-cell>
          <table:table-cell table:style-name="ce5" office:value-type="float" office:value="95" calcext:value-type="float">
            <text:p>95.0 </text:p>
          </table:table-cell>
          <table:table-cell table:style-name="ce5" office:value-type="float" office:value="96.917" calcext:value-type="float">
            <text:p>96.9 </text:p>
          </table:table-cell>
          <table:table-cell table:style-name="ce5" office:value-type="float" office:value="97.7383" calcext:value-type="float">
            <text:p>97.7 </text:p>
          </table:table-cell>
          <table:table-cell table:style-name="ce5" office:value-type="float" office:value="99.18446" calcext:value-type="float">
            <text:p>99.2 </text:p>
          </table:table-cell>
          <table:table-cell table:style-name="ce5" office:value-type="float" office:value="96.46" calcext:value-type="float">
            <text:p>96.5 </text:p>
          </table:table-cell>
          <table:table-cell table:style-name="ce5" office:value-type="float" office:value="99.0341" calcext:value-type="float">
            <text:p>99.0 </text:p>
          </table:table-cell>
          <table:table-cell table:style-name="ce5" office:value-type="float" office:value="99.25328" calcext:value-type="float">
            <text:p>99.3 </text:p>
          </table:table-cell>
          <table:table-cell table:style-name="ce5" office:value-type="float" office:value="95.4" calcext:value-type="float">
            <text:p>95.4 </text:p>
          </table:table-cell>
          <table:table-cell table:style-name="ce5" office:value-type="float" office:value="94.71448" calcext:value-type="float">
            <text:p>94.7 </text:p>
          </table:table-cell>
        </table:table-row>
        <table:table-row table:style-name="ro1">
          <table:table-cell office:value-type="string" calcext:value-type="string">
            <text:p>2013M5</text:p>
          </table:table-cell>
          <table:table-cell office:value-type="float" office:value="94.48093" calcext:value-type="float">
            <text:p>94.5 </text:p>
          </table:table-cell>
          <table:table-cell office:value-type="float" office:value="95.47598" calcext:value-type="float">
            <text:p>95.5 </text:p>
          </table:table-cell>
          <table:table-cell office:value-type="float" office:value="95.98534" calcext:value-type="float">
            <text:p>96.0 </text:p>
          </table:table-cell>
          <table:table-cell office:value-type="float" office:value="89.30576" calcext:value-type="float">
            <text:p>89.3 </text:p>
          </table:table-cell>
          <table:table-cell office:value-type="float" office:value="92.54289" calcext:value-type="float">
            <text:p>92.5 </text:p>
          </table:table-cell>
          <table:table-cell office:value-type="float" office:value="93.28158" calcext:value-type="float">
            <text:p>93.3 </text:p>
          </table:table-cell>
          <table:table-cell office:value-type="float" office:value="98.5" calcext:value-type="float">
            <text:p>98.5 </text:p>
          </table:table-cell>
          <table:table-cell office:value-type="float" office:value="96.6" calcext:value-type="float">
            <text:p>96.6 </text:p>
          </table:table-cell>
          <table:table-cell office:value-type="float" office:value="96.77314" calcext:value-type="float">
            <text:p>96.8 </text:p>
          </table:table-cell>
          <table:table-cell office:value-type="float" office:value="96.78" calcext:value-type="float">
            <text:p>96.8 </text:p>
          </table:table-cell>
          <table:table-cell office:value-type="float" office:value="102.6557" calcext:value-type="float">
            <text:p>102.7 </text:p>
          </table:table-cell>
          <table:table-cell office:value-type="float" office:value="95.68703" calcext:value-type="float">
            <text:p>95.7 </text:p>
          </table:table-cell>
          <table:table-cell office:value-type="float" office:value="95.75448" calcext:value-type="float">
            <text:p>95.8 </text:p>
          </table:table-cell>
          <table:table-cell office:value-type="float" office:value="98.29733" calcext:value-type="float">
            <text:p>98.3 </text:p>
          </table:table-cell>
          <table:table-cell office:value-type="float" office:value="98.42154" calcext:value-type="float">
            <text:p>98.4 </text:p>
          </table:table-cell>
          <table:table-cell office:value-type="float" office:value="97.7" calcext:value-type="float">
            <text:p>97.7 </text:p>
          </table:table-cell>
          <table:table-cell office:value-type="float" office:value="96.64459" calcext:value-type="float">
            <text:p>96.6 </text:p>
          </table:table-cell>
          <table:table-cell office:value-type="float" office:value="94.49962" calcext:value-type="float">
            <text:p>94.5 </text:p>
          </table:table-cell>
          <table:table-cell office:value-type="float" office:value="95.1892" calcext:value-type="float">
            <text:p>95.2 </text:p>
          </table:table-cell>
          <table:table-cell office:value-type="float" office:value="96.22925" calcext:value-type="float">
            <text:p>96.2 </text:p>
          </table:table-cell>
          <table:table-cell office:value-type="float" office:value="94.2503" calcext:value-type="float">
            <text:p>94.3 </text:p>
          </table:table-cell>
          <table:table-cell office:value-type="float" office:value="95.12" calcext:value-type="float">
            <text:p>95.1 </text:p>
          </table:table-cell>
          <table:table-cell office:value-type="float" office:value="96.52174" calcext:value-type="float">
            <text:p>96.5 </text:p>
          </table:table-cell>
          <table:table-cell office:value-type="float" office:value="97.90362" calcext:value-type="float">
            <text:p>97.9 </text:p>
          </table:table-cell>
          <table:table-cell office:value-type="float" office:value="99.22998" calcext:value-type="float">
            <text:p>99.2 </text:p>
          </table:table-cell>
          <table:table-cell office:value-type="float" office:value="96.76" calcext:value-type="float">
            <text:p>96.8 </text:p>
          </table:table-cell>
          <table:table-cell office:value-type="float" office:value="99.05552" calcext:value-type="float">
            <text:p>99.1 </text:p>
          </table:table-cell>
          <table:table-cell office:value-type="float" office:value="99.46007" calcext:value-type="float">
            <text:p>99.5 </text:p>
          </table:table-cell>
          <table:table-cell office:value-type="float" office:value="95.8" calcext:value-type="float">
            <text:p>95.8 </text:p>
          </table:table-cell>
          <table:table-cell office:value-type="float" office:value="95.01889" calcext:value-type="float">
            <text:p>95.0 </text:p>
          </table:table-cell>
        </table:table-row>
        <table:table-row table:style-name="ro1">
          <table:table-cell office:value-type="string" calcext:value-type="string">
            <text:p>2013M6</text:p>
          </table:table-cell>
          <table:table-cell table:style-name="ce5" office:value-type="float" office:value="94.91956" calcext:value-type="float">
            <text:p>94.9 </text:p>
          </table:table-cell>
          <table:table-cell table:style-name="ce5" office:value-type="float" office:value="95.87819" calcext:value-type="float">
            <text:p>95.9 </text:p>
          </table:table-cell>
          <table:table-cell table:style-name="ce5" office:value-type="float" office:value="96.13199" calcext:value-type="float">
            <text:p>96.1 </text:p>
          </table:table-cell>
          <table:table-cell table:style-name="ce5" office:value-type="float" office:value="90.00084" calcext:value-type="float">
            <text:p>90.0 </text:p>
          </table:table-cell>
          <table:table-cell table:style-name="ce5" office:value-type="float" office:value="92.89211" calcext:value-type="float">
            <text:p>92.9 </text:p>
          </table:table-cell>
          <table:table-cell table:style-name="ce5" office:value-type="float" office:value="93.50398" calcext:value-type="float">
            <text:p>93.5 </text:p>
          </table:table-cell>
          <table:table-cell table:style-name="ce5" office:value-type="float" office:value="98.5" calcext:value-type="float">
            <text:p>98.5 </text:p>
          </table:table-cell>
          <table:table-cell table:style-name="ce5" office:value-type="float" office:value="96.8" calcext:value-type="float">
            <text:p>96.8 </text:p>
          </table:table-cell>
          <table:table-cell table:style-name="ce5" office:value-type="float" office:value="97.68568" calcext:value-type="float">
            <text:p>97.7 </text:p>
          </table:table-cell>
          <table:table-cell table:style-name="ce5" office:value-type="float" office:value="97" calcext:value-type="float">
            <text:p>97.0 </text:p>
          </table:table-cell>
          <table:table-cell table:style-name="ce5" office:value-type="float" office:value="102.1685" calcext:value-type="float">
            <text:p>102.2 </text:p>
          </table:table-cell>
          <table:table-cell table:style-name="ce5" office:value-type="float" office:value="96.11772" calcext:value-type="float">
            <text:p>96.1 </text:p>
          </table:table-cell>
          <table:table-cell table:style-name="ce5" office:value-type="float" office:value="96.16368" calcext:value-type="float">
            <text:p>96.2 </text:p>
          </table:table-cell>
          <table:table-cell table:style-name="ce5" office:value-type="float" office:value="98.80559" calcext:value-type="float">
            <text:p>98.8 </text:p>
          </table:table-cell>
          <table:table-cell table:style-name="ce5" office:value-type="float" office:value="98.7001" calcext:value-type="float">
            <text:p>98.7 </text:p>
          </table:table-cell>
          <table:table-cell table:style-name="ce5" office:value-type="float" office:value="97.7" calcext:value-type="float">
            <text:p>97.7 </text:p>
          </table:table-cell>
          <table:table-cell table:style-name="ce5" office:value-type="float" office:value="96.63494" calcext:value-type="float">
            <text:p>96.6 </text:p>
          </table:table-cell>
          <table:table-cell table:style-name="ce5" office:value-type="float" office:value="94.75482" calcext:value-type="float">
            <text:p>94.8 </text:p>
          </table:table-cell>
          <table:table-cell table:style-name="ce5" office:value-type="float" office:value="95.8611" calcext:value-type="float">
            <text:p>95.9 </text:p>
          </table:table-cell>
          <table:table-cell table:style-name="ce5" office:value-type="float" office:value="96.45548" calcext:value-type="float">
            <text:p>96.5 </text:p>
          </table:table-cell>
          <table:table-cell table:style-name="ce5" office:value-type="float" office:value="94.52529" calcext:value-type="float">
            <text:p>94.5 </text:p>
          </table:table-cell>
          <table:table-cell table:style-name="ce5" office:value-type="float" office:value="95.16" calcext:value-type="float">
            <text:p>95.2 </text:p>
          </table:table-cell>
          <table:table-cell table:style-name="ce5" office:value-type="float" office:value="96.60079" calcext:value-type="float">
            <text:p>96.6 </text:p>
          </table:table-cell>
          <table:table-cell table:style-name="ce5" office:value-type="float" office:value="98.23424" calcext:value-type="float">
            <text:p>98.2 </text:p>
          </table:table-cell>
          <table:table-cell table:style-name="ce5" office:value-type="float" office:value="98.82032" calcext:value-type="float">
            <text:p>98.8 </text:p>
          </table:table-cell>
          <table:table-cell table:style-name="ce5" office:value-type="float" office:value="97.57" calcext:value-type="float">
            <text:p>97.6 </text:p>
          </table:table-cell>
          <table:table-cell table:style-name="ce5" office:value-type="float" office:value="99.25152" calcext:value-type="float">
            <text:p>99.3 </text:p>
          </table:table-cell>
          <table:table-cell table:style-name="ce5" office:value-type="float" office:value="99.50726" calcext:value-type="float">
            <text:p>99.5 </text:p>
          </table:table-cell>
          <table:table-cell table:style-name="ce5" office:value-type="float" office:value="95.8" calcext:value-type="float">
            <text:p>95.8 </text:p>
          </table:table-cell>
          <table:table-cell table:style-name="ce5" office:value-type="float" office:value="95.40397" calcext:value-type="float">
            <text:p>95.4 </text:p>
          </table:table-cell>
        </table:table-row>
        <table:table-row table:style-name="ro1">
          <table:table-cell office:value-type="string" calcext:value-type="string">
            <text:p>2013M7</text:p>
          </table:table-cell>
          <table:table-cell office:value-type="float" office:value="95.70909" calcext:value-type="float">
            <text:p>95.7 </text:p>
          </table:table-cell>
          <table:table-cell office:value-type="float" office:value="96.357" calcext:value-type="float">
            <text:p>96.4 </text:p>
          </table:table-cell>
          <table:table-cell office:value-type="float" office:value="96.4253" calcext:value-type="float">
            <text:p>96.4 </text:p>
          </table:table-cell>
          <table:table-cell office:value-type="float" office:value="90.48291" calcext:value-type="float">
            <text:p>90.5 </text:p>
          </table:table-cell>
          <table:table-cell office:value-type="float" office:value="93.17149" calcext:value-type="float">
            <text:p>93.2 </text:p>
          </table:table-cell>
          <table:table-cell office:value-type="float" office:value="93.57925" calcext:value-type="float">
            <text:p>93.6 </text:p>
          </table:table-cell>
          <table:table-cell office:value-type="float" office:value="99" calcext:value-type="float">
            <text:p>99.0 </text:p>
          </table:table-cell>
          <table:table-cell office:value-type="float" office:value="97.3" calcext:value-type="float">
            <text:p>97.3 </text:p>
          </table:table-cell>
          <table:table-cell office:value-type="float" office:value="97.8595" calcext:value-type="float">
            <text:p>97.9 </text:p>
          </table:table-cell>
          <table:table-cell office:value-type="float" office:value="98.07" calcext:value-type="float">
            <text:p>98.1 </text:p>
          </table:table-cell>
          <table:table-cell office:value-type="float" office:value="102.0729" calcext:value-type="float">
            <text:p>102.1 </text:p>
          </table:table-cell>
          <table:table-cell office:value-type="float" office:value="96.47664" calcext:value-type="float">
            <text:p>96.5 </text:p>
          </table:table-cell>
          <table:table-cell office:value-type="float" office:value="96.47059" calcext:value-type="float">
            <text:p>96.5 </text:p>
          </table:table-cell>
          <table:table-cell office:value-type="float" office:value="99.31385" calcext:value-type="float">
            <text:p>99.3 </text:p>
          </table:table-cell>
          <table:table-cell office:value-type="float" office:value="99.0715" calcext:value-type="float">
            <text:p>99.1 </text:p>
          </table:table-cell>
          <table:table-cell office:value-type="float" office:value="97.9" calcext:value-type="float">
            <text:p>97.9 </text:p>
          </table:table-cell>
          <table:table-cell office:value-type="float" office:value="96.76357" calcext:value-type="float">
            <text:p>96.8 </text:p>
          </table:table-cell>
          <table:table-cell office:value-type="float" office:value="95.36974" calcext:value-type="float">
            <text:p>95.4 </text:p>
          </table:table-cell>
          <table:table-cell office:value-type="float" office:value="96.1785" calcext:value-type="float">
            <text:p>96.2 </text:p>
          </table:table-cell>
          <table:table-cell office:value-type="float" office:value="96.68172" calcext:value-type="float">
            <text:p>96.7 </text:p>
          </table:table-cell>
          <table:table-cell office:value-type="float" office:value="94.73138" calcext:value-type="float">
            <text:p>94.7 </text:p>
          </table:table-cell>
          <table:table-cell office:value-type="float" office:value="97.8" calcext:value-type="float">
            <text:p>97.8 </text:p>
          </table:table-cell>
          <table:table-cell office:value-type="float" office:value="98.18182" calcext:value-type="float">
            <text:p>98.2 </text:p>
          </table:table-cell>
          <table:table-cell office:value-type="float" office:value="98.7399" calcext:value-type="float">
            <text:p>98.7 </text:p>
          </table:table-cell>
          <table:table-cell office:value-type="float" office:value="99.00239" calcext:value-type="float">
            <text:p>99.0 </text:p>
          </table:table-cell>
          <table:table-cell office:value-type="float" office:value="99.69" calcext:value-type="float">
            <text:p>99.7 </text:p>
          </table:table-cell>
          <table:table-cell office:value-type="float" office:value="99.75598" calcext:value-type="float">
            <text:p>99.8 </text:p>
          </table:table-cell>
          <table:table-cell office:value-type="float" office:value="99.34322" calcext:value-type="float">
            <text:p>99.3 </text:p>
          </table:table-cell>
          <table:table-cell office:value-type="float" office:value="96.2" calcext:value-type="float">
            <text:p>96.2 </text:p>
          </table:table-cell>
          <table:table-cell office:value-type="float" office:value="95.58834" calcext:value-type="float">
            <text:p>95.6 </text:p>
          </table:table-cell>
        </table:table-row>
        <table:table-row table:style-name="ro1">
          <table:table-cell office:value-type="string" calcext:value-type="string">
            <text:p>2013M8</text:p>
          </table:table-cell>
          <table:table-cell table:style-name="ce5" office:value-type="float" office:value="95.79681" calcext:value-type="float">
            <text:p>95.8 </text:p>
          </table:table-cell>
          <table:table-cell table:style-name="ce5" office:value-type="float" office:value="96.4815" calcext:value-type="float">
            <text:p>96.5 </text:p>
          </table:table-cell>
          <table:table-cell table:style-name="ce5" office:value-type="float" office:value="96.49863" calcext:value-type="float">
            <text:p>96.5 </text:p>
          </table:table-cell>
          <table:table-cell table:style-name="ce5" office:value-type="float" office:value="90.40443" calcext:value-type="float">
            <text:p>90.4 </text:p>
          </table:table-cell>
          <table:table-cell table:style-name="ce5" office:value-type="float" office:value="93.24133" calcext:value-type="float">
            <text:p>93.2 </text:p>
          </table:table-cell>
          <table:table-cell table:style-name="ce5" office:value-type="float" office:value="93.6882" calcext:value-type="float">
            <text:p>93.7 </text:p>
          </table:table-cell>
          <table:table-cell table:style-name="ce5" office:value-type="float" office:value="99.2" calcext:value-type="float">
            <text:p>99.2 </text:p>
          </table:table-cell>
          <table:table-cell table:style-name="ce5" office:value-type="float" office:value="97" calcext:value-type="float">
            <text:p>97.0 </text:p>
          </table:table-cell>
          <table:table-cell table:style-name="ce5" office:value-type="float" office:value="97.98987" calcext:value-type="float">
            <text:p>98.0 </text:p>
          </table:table-cell>
          <table:table-cell table:style-name="ce5" office:value-type="float" office:value="98.26" calcext:value-type="float">
            <text:p>98.3 </text:p>
          </table:table-cell>
          <table:table-cell table:style-name="ce5" office:value-type="float" office:value="101.9719" calcext:value-type="float">
            <text:p>102.0 </text:p>
          </table:table-cell>
          <table:table-cell table:style-name="ce5" office:value-type="float" office:value="96.47664" calcext:value-type="float">
            <text:p>96.5 </text:p>
          </table:table-cell>
          <table:table-cell table:style-name="ce5" office:value-type="float" office:value="96.47059" calcext:value-type="float">
            <text:p>96.5 </text:p>
          </table:table-cell>
          <table:table-cell table:style-name="ce5" office:value-type="float" office:value="99.6188" calcext:value-type="float">
            <text:p>99.6 </text:p>
          </table:table-cell>
          <table:table-cell table:style-name="ce5" office:value-type="float" office:value="100" calcext:value-type="float">
            <text:p>100.0 </text:p>
          </table:table-cell>
          <table:table-cell table:style-name="ce5" office:value-type="float" office:value="98.3" calcext:value-type="float">
            <text:p>98.3 </text:p>
          </table:table-cell>
          <table:table-cell table:style-name="ce5" office:value-type="float" office:value="96.94577" calcext:value-type="float">
            <text:p>96.9 </text:p>
          </table:table-cell>
          <table:table-cell table:style-name="ce5" office:value-type="float" office:value="95.29391" calcext:value-type="float">
            <text:p>95.3 </text:p>
          </table:table-cell>
          <table:table-cell table:style-name="ce5" office:value-type="float" office:value="96.3026" calcext:value-type="float">
            <text:p>96.3 </text:p>
          </table:table-cell>
          <table:table-cell table:style-name="ce5" office:value-type="float" office:value="96.89236" calcext:value-type="float">
            <text:p>96.9 </text:p>
          </table:table-cell>
          <table:table-cell table:style-name="ce5" office:value-type="float" office:value="94.74013" calcext:value-type="float">
            <text:p>94.7 </text:p>
          </table:table-cell>
          <table:table-cell table:style-name="ce5" office:value-type="float" office:value="97.55" calcext:value-type="float">
            <text:p>97.6 </text:p>
          </table:table-cell>
          <table:table-cell table:style-name="ce5" office:value-type="float" office:value="98.26087" calcext:value-type="float">
            <text:p>98.3 </text:p>
          </table:table-cell>
          <table:table-cell table:style-name="ce5" office:value-type="float" office:value="98.86632" calcext:value-type="float">
            <text:p>98.9 </text:p>
          </table:table-cell>
          <table:table-cell table:style-name="ce5" office:value-type="float" office:value="99.13895" calcext:value-type="float">
            <text:p>99.1 </text:p>
          </table:table-cell>
          <table:table-cell table:style-name="ce5" office:value-type="float" office:value="100.42" calcext:value-type="float">
            <text:p>100.4 </text:p>
          </table:table-cell>
          <table:table-cell table:style-name="ce5" office:value-type="float" office:value="100.1683" calcext:value-type="float">
            <text:p>100.2 </text:p>
          </table:table-cell>
          <table:table-cell table:style-name="ce5" office:value-type="float" office:value="99.49415" calcext:value-type="float">
            <text:p>99.5 </text:p>
          </table:table-cell>
          <table:table-cell table:style-name="ce5" office:value-type="float" office:value="96.4" calcext:value-type="float">
            <text:p>96.4 </text:p>
          </table:table-cell>
          <table:table-cell table:style-name="ce5" office:value-type="float" office:value="95.73047" calcext:value-type="float">
            <text:p>95.7 </text:p>
          </table:table-cell>
        </table:table-row>
        <table:table-row table:style-name="ro1">
          <table:table-cell office:value-type="string" calcext:value-type="string">
            <text:p>2013M9</text:p>
          </table:table-cell>
          <table:table-cell office:value-type="float" office:value="95.18273" calcext:value-type="float">
            <text:p>95.2 </text:p>
          </table:table-cell>
          <table:table-cell office:value-type="float" office:value="96.21336" calcext:value-type="float">
            <text:p>96.2 </text:p>
          </table:table-cell>
          <table:table-cell office:value-type="float" office:value="96.57195" calcext:value-type="float">
            <text:p>96.6 </text:p>
          </table:table-cell>
          <table:table-cell office:value-type="float" office:value="90.97619" calcext:value-type="float">
            <text:p>91.0 </text:p>
          </table:table-cell>
          <table:table-cell office:value-type="float" office:value="93.4043" calcext:value-type="float">
            <text:p>93.4 </text:p>
          </table:table-cell>
          <table:table-cell office:value-type="float" office:value="93.81963" calcext:value-type="float">
            <text:p>93.8 </text:p>
          </table:table-cell>
          <table:table-cell office:value-type="float" office:value="98.4" calcext:value-type="float">
            <text:p>98.4 </text:p>
          </table:table-cell>
          <table:table-cell office:value-type="float" office:value="96.9" calcext:value-type="float">
            <text:p>96.9 </text:p>
          </table:table-cell>
          <table:table-cell office:value-type="float" office:value="96.42551" calcext:value-type="float">
            <text:p>96.4 </text:p>
          </table:table-cell>
          <table:table-cell office:value-type="float" office:value="97.07" calcext:value-type="float">
            <text:p>97.1 </text:p>
          </table:table-cell>
          <table:table-cell office:value-type="float" office:value="101.4278" calcext:value-type="float">
            <text:p>101.4 </text:p>
          </table:table-cell>
          <table:table-cell office:value-type="float" office:value="96.69199" calcext:value-type="float">
            <text:p>96.7 </text:p>
          </table:table-cell>
          <table:table-cell office:value-type="float" office:value="95.95908" calcext:value-type="float">
            <text:p>96.0 </text:p>
          </table:table-cell>
          <table:table-cell office:value-type="float" office:value="99.51715" calcext:value-type="float">
            <text:p>99.5 </text:p>
          </table:table-cell>
          <table:table-cell office:value-type="float" office:value="99.0715" calcext:value-type="float">
            <text:p>99.1 </text:p>
          </table:table-cell>
          <table:table-cell office:value-type="float" office:value="97.8" calcext:value-type="float">
            <text:p>97.8 </text:p>
          </table:table-cell>
          <table:table-cell office:value-type="float" office:value="96.83645" calcext:value-type="float">
            <text:p>96.8 </text:p>
          </table:table-cell>
          <table:table-cell office:value-type="float" office:value="95.10022" calcext:value-type="float">
            <text:p>95.1 </text:p>
          </table:table-cell>
          <table:table-cell office:value-type="float" office:value="95.8456" calcext:value-type="float">
            <text:p>95.8 </text:p>
          </table:table-cell>
          <table:table-cell office:value-type="float" office:value="96.82214" calcext:value-type="float">
            <text:p>96.8 </text:p>
          </table:table-cell>
          <table:table-cell office:value-type="float" office:value="94.96964" calcext:value-type="float">
            <text:p>95.0 </text:p>
          </table:table-cell>
          <table:table-cell office:value-type="float" office:value="96.83" calcext:value-type="float">
            <text:p>96.8 </text:p>
          </table:table-cell>
          <table:table-cell office:value-type="float" office:value="97.94466" calcext:value-type="float">
            <text:p>97.9 </text:p>
          </table:table-cell>
          <table:table-cell office:value-type="float" office:value="98.08838" calcext:value-type="float">
            <text:p>98.1 </text:p>
          </table:table-cell>
          <table:table-cell office:value-type="float" office:value="99.22998" calcext:value-type="float">
            <text:p>99.2 </text:p>
          </table:table-cell>
          <table:table-cell office:value-type="float" office:value="98.64" calcext:value-type="float">
            <text:p>98.6 </text:p>
          </table:table-cell>
          <table:table-cell office:value-type="float" office:value="99.38647" calcext:value-type="float">
            <text:p>99.4 </text:p>
          </table:table-cell>
          <table:table-cell office:value-type="float" office:value="99.53568" calcext:value-type="float">
            <text:p>99.5 </text:p>
          </table:table-cell>
          <table:table-cell office:value-type="float" office:value="96.3" calcext:value-type="float">
            <text:p>96.3 </text:p>
          </table:table-cell>
          <table:table-cell office:value-type="float" office:value="95.88892" calcext:value-type="float">
            <text:p>95.9 </text:p>
          </table:table-cell>
        </table:table-row>
        <table:table-row table:style-name="ro1">
          <table:table-cell office:value-type="string" calcext:value-type="string">
            <text:p>2013M10</text:p>
          </table:table-cell>
          <table:table-cell table:style-name="ce5" office:value-type="float" office:value="94.83183" calcext:value-type="float">
            <text:p>94.8 </text:p>
          </table:table-cell>
          <table:table-cell table:style-name="ce5" office:value-type="float" office:value="96.44319" calcext:value-type="float">
            <text:p>96.4 </text:p>
          </table:table-cell>
          <table:table-cell table:style-name="ce5" office:value-type="float" office:value="96.64528" calcext:value-type="float">
            <text:p>96.6 </text:p>
          </table:table-cell>
          <table:table-cell table:style-name="ce5" office:value-type="float" office:value="91.11072" calcext:value-type="float">
            <text:p>91.1 </text:p>
          </table:table-cell>
          <table:table-cell table:style-name="ce5" office:value-type="float" office:value="93.4819" calcext:value-type="float">
            <text:p>93.5 </text:p>
          </table:table-cell>
          <table:table-cell table:style-name="ce5" office:value-type="float" office:value="92.45147" calcext:value-type="float">
            <text:p>92.5 </text:p>
          </table:table-cell>
          <table:table-cell table:style-name="ce5" office:value-type="float" office:value="98.4" calcext:value-type="float">
            <text:p>98.4 </text:p>
          </table:table-cell>
          <table:table-cell table:style-name="ce5" office:value-type="float" office:value="97.2" calcext:value-type="float">
            <text:p>97.2 </text:p>
          </table:table-cell>
          <table:table-cell table:style-name="ce5" office:value-type="float" office:value="96.68623" calcext:value-type="float">
            <text:p>96.7 </text:p>
          </table:table-cell>
          <table:table-cell table:style-name="ce5" office:value-type="float" office:value="97.14" calcext:value-type="float">
            <text:p>97.1 </text:p>
          </table:table-cell>
          <table:table-cell table:style-name="ce5" office:value-type="float" office:value="101.2366" calcext:value-type="float">
            <text:p>101.2 </text:p>
          </table:table-cell>
          <table:table-cell table:style-name="ce5" office:value-type="float" office:value="96.76377" calcext:value-type="float">
            <text:p>96.8 </text:p>
          </table:table-cell>
          <table:table-cell table:style-name="ce5" office:value-type="float" office:value="95.85678" calcext:value-type="float">
            <text:p>95.9 </text:p>
          </table:table-cell>
          <table:table-cell table:style-name="ce5" office:value-type="float" office:value="99.51715" calcext:value-type="float">
            <text:p>99.5 </text:p>
          </table:table-cell>
          <table:table-cell table:style-name="ce5" office:value-type="float" office:value="98.8858" calcext:value-type="float">
            <text:p>98.9 </text:p>
          </table:table-cell>
          <table:table-cell table:style-name="ce5" office:value-type="float" office:value="98.1" calcext:value-type="float">
            <text:p>98.1 </text:p>
          </table:table-cell>
          <table:table-cell table:style-name="ce5" office:value-type="float" office:value="96.91898" calcext:value-type="float">
            <text:p>96.9 </text:p>
          </table:table-cell>
          <table:table-cell table:style-name="ce5" office:value-type="float" office:value="95.33077" calcext:value-type="float">
            <text:p>95.3 </text:p>
          </table:table-cell>
          <table:table-cell table:style-name="ce5" office:value-type="float" office:value="95.427" calcext:value-type="float">
            <text:p>95.4 </text:p>
          </table:table-cell>
          <table:table-cell table:style-name="ce5" office:value-type="float" office:value="97.22781" calcext:value-type="float">
            <text:p>97.2 </text:p>
          </table:table-cell>
          <table:table-cell table:style-name="ce5" office:value-type="float" office:value="95.20625" calcext:value-type="float">
            <text:p>95.2 </text:p>
          </table:table-cell>
          <table:table-cell table:style-name="ce5" office:value-type="float" office:value="96.68" calcext:value-type="float">
            <text:p>96.7 </text:p>
          </table:table-cell>
          <table:table-cell table:style-name="ce5" office:value-type="float" office:value="98.26087" calcext:value-type="float">
            <text:p>98.3 </text:p>
          </table:table-cell>
          <table:table-cell table:style-name="ce5" office:value-type="float" office:value="97.60217" calcext:value-type="float">
            <text:p>97.6 </text:p>
          </table:table-cell>
          <table:table-cell table:style-name="ce5" office:value-type="float" office:value="99.22998" calcext:value-type="float">
            <text:p>99.2 </text:p>
          </table:table-cell>
          <table:table-cell table:style-name="ce5" office:value-type="float" office:value="97.92" calcext:value-type="float">
            <text:p>97.9 </text:p>
          </table:table-cell>
          <table:table-cell table:style-name="ce5" office:value-type="float" office:value="98.99875" calcext:value-type="float">
            <text:p>99.0 </text:p>
          </table:table-cell>
          <table:table-cell table:style-name="ce5" office:value-type="float" office:value="99.55232" calcext:value-type="float">
            <text:p>99.6 </text:p>
          </table:table-cell>
          <table:table-cell table:style-name="ce5" office:value-type="float" office:value="96.5" calcext:value-type="float">
            <text:p>96.5 </text:p>
          </table:table-cell>
          <table:table-cell table:style-name="ce5" office:value-type="float" office:value="95.8505" calcext:value-type="float">
            <text:p>95.9 </text:p>
          </table:table-cell>
        </table:table-row>
        <table:table-row table:style-name="ro1">
          <table:table-cell office:value-type="string" calcext:value-type="string">
            <text:p>2013M11</text:p>
          </table:table-cell>
          <table:table-cell office:value-type="float" office:value="95.00729" calcext:value-type="float">
            <text:p>95.0 </text:p>
          </table:table-cell>
          <table:table-cell office:value-type="float" office:value="96.57726" calcext:value-type="float">
            <text:p>96.6 </text:p>
          </table:table-cell>
          <table:table-cell office:value-type="float" office:value="96.64528" calcext:value-type="float">
            <text:p>96.6 </text:p>
          </table:table-cell>
          <table:table-cell office:value-type="float" office:value="91.42462" calcext:value-type="float">
            <text:p>91.4 </text:p>
          </table:table-cell>
          <table:table-cell office:value-type="float" office:value="93.61383" calcext:value-type="float">
            <text:p>93.6 </text:p>
          </table:table-cell>
          <table:table-cell office:value-type="float" office:value="92.75813" calcext:value-type="float">
            <text:p>92.8 </text:p>
          </table:table-cell>
          <table:table-cell office:value-type="float" office:value="98.3" calcext:value-type="float">
            <text:p>98.3 </text:p>
          </table:table-cell>
          <table:table-cell office:value-type="float" office:value="97.1" calcext:value-type="float">
            <text:p>97.1 </text:p>
          </table:table-cell>
          <table:table-cell office:value-type="float" office:value="95.94751" calcext:value-type="float">
            <text:p>95.9 </text:p>
          </table:table-cell>
          <table:table-cell office:value-type="float" office:value="97.04" calcext:value-type="float">
            <text:p>97.0 </text:p>
          </table:table-cell>
          <table:table-cell office:value-type="float" office:value="101.0813" calcext:value-type="float">
            <text:p>101.1 </text:p>
          </table:table-cell>
          <table:table-cell office:value-type="float" office:value="96.90734" calcext:value-type="float">
            <text:p>96.9 </text:p>
          </table:table-cell>
          <table:table-cell office:value-type="float" office:value="96.06138" calcext:value-type="float">
            <text:p>96.1 </text:p>
          </table:table-cell>
          <table:table-cell office:value-type="float" office:value="99.31385" calcext:value-type="float">
            <text:p>99.3 </text:p>
          </table:table-cell>
          <table:table-cell office:value-type="float" office:value="98.23584" calcext:value-type="float">
            <text:p>98.2 </text:p>
          </table:table-cell>
          <table:table-cell office:value-type="float" office:value="98" calcext:value-type="float">
            <text:p>98.0 </text:p>
          </table:table-cell>
          <table:table-cell office:value-type="float" office:value="96.88146" calcext:value-type="float">
            <text:p>96.9 </text:p>
          </table:table-cell>
          <table:table-cell office:value-type="float" office:value="95.05354" calcext:value-type="float">
            <text:p>95.1 </text:p>
          </table:table-cell>
          <table:table-cell office:value-type="float" office:value="95.2819" calcext:value-type="float">
            <text:p>95.3 </text:p>
          </table:table-cell>
          <table:table-cell office:value-type="float" office:value="97.39944" calcext:value-type="float">
            <text:p>97.4 </text:p>
          </table:table-cell>
          <table:table-cell office:value-type="float" office:value="95.43956" calcext:value-type="float">
            <text:p>95.4 </text:p>
          </table:table-cell>
          <table:table-cell office:value-type="float" office:value="96.05" calcext:value-type="float">
            <text:p>96.1 </text:p>
          </table:table-cell>
          <table:table-cell office:value-type="float" office:value="97.54941" calcext:value-type="float">
            <text:p>97.5 </text:p>
          </table:table-cell>
          <table:table-cell office:value-type="float" office:value="97.15485" calcext:value-type="float">
            <text:p>97.2 </text:p>
          </table:table-cell>
          <table:table-cell office:value-type="float" office:value="99.2755" calcext:value-type="float">
            <text:p>99.3 </text:p>
          </table:table-cell>
          <table:table-cell office:value-type="float" office:value="97.37" calcext:value-type="float">
            <text:p>97.4 </text:p>
          </table:table-cell>
          <table:table-cell office:value-type="float" office:value="98.70207" calcext:value-type="float">
            <text:p>98.7 </text:p>
          </table:table-cell>
          <table:table-cell office:value-type="float" office:value="99.62703" calcext:value-type="float">
            <text:p>99.6 </text:p>
          </table:table-cell>
          <table:table-cell office:value-type="float" office:value="96.5" calcext:value-type="float">
            <text:p>96.5 </text:p>
          </table:table-cell>
          <table:table-cell office:value-type="float" office:value="95.95133" calcext:value-type="float">
            <text:p>96.0 </text:p>
          </table:table-cell>
        </table:table-row>
        <table:table-row table:style-name="ro1">
          <table:table-cell office:value-type="string" calcext:value-type="string">
            <text:p>2013M12</text:p>
          </table:table-cell>
          <table:table-cell table:style-name="ce5" office:value-type="float" office:value="96.06" calcext:value-type="float">
            <text:p>96.1 </text:p>
          </table:table-cell>
          <table:table-cell table:style-name="ce5" office:value-type="float" office:value="96.74963" calcext:value-type="float">
            <text:p>96.7 </text:p>
          </table:table-cell>
          <table:table-cell table:style-name="ce5" office:value-type="float" office:value="96.57195" calcext:value-type="float">
            <text:p>96.6 </text:p>
          </table:table-cell>
          <table:table-cell table:style-name="ce5" office:value-type="float" office:value="92.28786" calcext:value-type="float">
            <text:p>92.3 </text:p>
          </table:table-cell>
          <table:table-cell table:style-name="ce5" office:value-type="float" office:value="93.94753" calcext:value-type="float">
            <text:p>93.9 </text:p>
          </table:table-cell>
          <table:table-cell table:style-name="ce5" office:value-type="float" office:value="94.11505" calcext:value-type="float">
            <text:p>94.1 </text:p>
          </table:table-cell>
          <table:table-cell table:style-name="ce5" office:value-type="float" office:value="98.4" calcext:value-type="float">
            <text:p>98.4 </text:p>
          </table:table-cell>
          <table:table-cell table:style-name="ce5" office:value-type="float" office:value="97" calcext:value-type="float">
            <text:p>97.0 </text:p>
          </table:table-cell>
          <table:table-cell table:style-name="ce5" office:value-type="float" office:value="96.59933" calcext:value-type="float">
            <text:p>96.6 </text:p>
          </table:table-cell>
          <table:table-cell table:style-name="ce5" office:value-type="float" office:value="97.57" calcext:value-type="float">
            <text:p>97.6 </text:p>
          </table:table-cell>
          <table:table-cell table:style-name="ce5" office:value-type="float" office:value="100.934" calcext:value-type="float">
            <text:p>100.9 </text:p>
          </table:table-cell>
          <table:table-cell table:style-name="ce5" office:value-type="float" office:value="97.0509" calcext:value-type="float">
            <text:p>97.1 </text:p>
          </table:table-cell>
          <table:table-cell table:style-name="ce5" office:value-type="float" office:value="96.16368" calcext:value-type="float">
            <text:p>96.2 </text:p>
          </table:table-cell>
          <table:table-cell table:style-name="ce5" office:value-type="float" office:value="99.11055" calcext:value-type="float">
            <text:p>99.1 </text:p>
          </table:table-cell>
          <table:table-cell table:style-name="ce5" office:value-type="float" office:value="98.51439" calcext:value-type="float">
            <text:p>98.5 </text:p>
          </table:table-cell>
          <table:table-cell table:style-name="ce5" office:value-type="float" office:value="98.1" calcext:value-type="float">
            <text:p>98.1 </text:p>
          </table:table-cell>
          <table:table-cell table:style-name="ce5" office:value-type="float" office:value="97.01865" calcext:value-type="float">
            <text:p>97.0 </text:p>
          </table:table-cell>
          <table:table-cell table:style-name="ce5" office:value-type="float" office:value="95.25415" calcext:value-type="float">
            <text:p>95.3 </text:p>
          </table:table-cell>
          <table:table-cell table:style-name="ce5" office:value-type="float" office:value="95.5957" calcext:value-type="float">
            <text:p>95.6 </text:p>
          </table:table-cell>
          <table:table-cell table:style-name="ce5" office:value-type="float" office:value="97.24342" calcext:value-type="float">
            <text:p>97.2 </text:p>
          </table:table-cell>
          <table:table-cell table:style-name="ce5" office:value-type="float" office:value="95.88006" calcext:value-type="float">
            <text:p>95.9 </text:p>
          </table:table-cell>
          <table:table-cell table:style-name="ce5" office:value-type="float" office:value="96.53" calcext:value-type="float">
            <text:p>96.5 </text:p>
          </table:table-cell>
          <table:table-cell table:style-name="ce5" office:value-type="float" office:value="97.47035" calcext:value-type="float">
            <text:p>97.5 </text:p>
          </table:table-cell>
          <table:table-cell table:style-name="ce5" office:value-type="float" office:value="98.14672" calcext:value-type="float">
            <text:p>98.1 </text:p>
          </table:table-cell>
          <table:table-cell table:style-name="ce5" office:value-type="float" office:value="99.45757" calcext:value-type="float">
            <text:p>99.5 </text:p>
          </table:table-cell>
          <table:table-cell table:style-name="ce5" office:value-type="float" office:value="96.24" calcext:value-type="float">
            <text:p>96.2 </text:p>
          </table:table-cell>
          <table:table-cell table:style-name="ce5" office:value-type="float" office:value="98.93771" calcext:value-type="float">
            <text:p>98.9 </text:p>
          </table:table-cell>
          <table:table-cell table:style-name="ce5" office:value-type="float" office:value="99.46652" calcext:value-type="float">
            <text:p>99.5 </text:p>
          </table:table-cell>
          <table:table-cell table:style-name="ce5" office:value-type="float" office:value="96.7" calcext:value-type="float">
            <text:p>96.7 </text:p>
          </table:table-cell>
          <table:table-cell table:style-name="ce5" office:value-type="float" office:value="96.02911" calcext:value-type="float">
            <text:p>96.0 </text:p>
          </table:table-cell>
        </table:table-row>
        <table:table-row table:style-name="ro1">
          <table:table-cell office:value-type="string" calcext:value-type="string">
            <text:p>2014M1</text:p>
          </table:table-cell>
          <table:table-cell office:value-type="float" office:value="96.06" calcext:value-type="float">
            <text:p>96.1 </text:p>
          </table:table-cell>
          <table:table-cell office:value-type="float" office:value="96.8454" calcext:value-type="float">
            <text:p>96.8 </text:p>
          </table:table-cell>
          <table:table-cell office:value-type="float" office:value="96.71861" calcext:value-type="float">
            <text:p>96.7 </text:p>
          </table:table-cell>
          <table:table-cell office:value-type="float" office:value="92.70266" calcext:value-type="float">
            <text:p>92.7 </text:p>
          </table:table-cell>
          <table:table-cell office:value-type="float" office:value="94.42867" calcext:value-type="float">
            <text:p>94.4 </text:p>
          </table:table-cell>
          <table:table-cell office:value-type="float" office:value="95.40233" calcext:value-type="float">
            <text:p>95.4 </text:p>
          </table:table-cell>
          <table:table-cell office:value-type="float" office:value="98.3" calcext:value-type="float">
            <text:p>98.3 </text:p>
          </table:table-cell>
          <table:table-cell office:value-type="float" office:value="97.4" calcext:value-type="float">
            <text:p>97.4 </text:p>
          </table:table-cell>
          <table:table-cell office:value-type="float" office:value="96.68623" calcext:value-type="float">
            <text:p>96.7 </text:p>
          </table:table-cell>
          <table:table-cell office:value-type="float" office:value="97.83" calcext:value-type="float">
            <text:p>97.8 </text:p>
          </table:table-cell>
          <table:table-cell office:value-type="float" office:value="100.669" calcext:value-type="float">
            <text:p>100.7 </text:p>
          </table:table-cell>
          <table:table-cell office:value-type="float" office:value="97.26626" calcext:value-type="float">
            <text:p>97.3 </text:p>
          </table:table-cell>
          <table:table-cell office:value-type="float" office:value="96.06138" calcext:value-type="float">
            <text:p>96.1 </text:p>
          </table:table-cell>
          <table:table-cell office:value-type="float" office:value="99.0089" calcext:value-type="float">
            <text:p>99.0 </text:p>
          </table:table-cell>
          <table:table-cell office:value-type="float" office:value="98.60724" calcext:value-type="float">
            <text:p>98.6 </text:p>
          </table:table-cell>
          <table:table-cell office:value-type="float" office:value="97.8" calcext:value-type="float">
            <text:p>97.8 </text:p>
          </table:table-cell>
          <table:table-cell office:value-type="float" office:value="97.43023" calcext:value-type="float">
            <text:p>97.4 </text:p>
          </table:table-cell>
          <table:table-cell office:value-type="float" office:value="96.27862" calcext:value-type="float">
            <text:p>96.3 </text:p>
          </table:table-cell>
          <table:table-cell office:value-type="float" office:value="95.3784" calcext:value-type="float">
            <text:p>95.4 </text:p>
          </table:table-cell>
          <table:table-cell office:value-type="float" office:value="97.68029" calcext:value-type="float">
            <text:p>97.7 </text:p>
          </table:table-cell>
          <table:table-cell office:value-type="float" office:value="96.55337" calcext:value-type="float">
            <text:p>96.6 </text:p>
          </table:table-cell>
          <table:table-cell office:value-type="float" office:value="96.59" calcext:value-type="float">
            <text:p>96.6 </text:p>
          </table:table-cell>
          <table:table-cell office:value-type="float" office:value="97.3913" calcext:value-type="float">
            <text:p>97.4 </text:p>
          </table:table-cell>
          <table:table-cell office:value-type="float" office:value="97.88417" calcext:value-type="float">
            <text:p>97.9 </text:p>
          </table:table-cell>
          <table:table-cell office:value-type="float" office:value="99.2755" calcext:value-type="float">
            <text:p>99.3 </text:p>
          </table:table-cell>
          <table:table-cell office:value-type="float" office:value="97.68" calcext:value-type="float">
            <text:p>97.7 </text:p>
          </table:table-cell>
          <table:table-cell office:value-type="float" office:value="98.55427" calcext:value-type="float">
            <text:p>98.6 </text:p>
          </table:table-cell>
          <table:table-cell office:value-type="float" office:value="99.50494" calcext:value-type="float">
            <text:p>99.5 </text:p>
          </table:table-cell>
          <table:table-cell office:value-type="float" office:value="96.6" calcext:value-type="float">
            <text:p>96.6 </text:p>
          </table:table-cell>
          <table:table-cell office:value-type="float" office:value="96.43916" calcext:value-type="float">
            <text:p>96.4 </text:p>
          </table:table-cell>
        </table:table-row>
        <table:table-row table:style-name="ro1">
          <table:table-cell office:value-type="string" calcext:value-type="string">
            <text:p>2014M2</text:p>
          </table:table-cell>
          <table:table-cell table:style-name="ce5" office:value-type="float" office:value="96.49863" calcext:value-type="float">
            <text:p>96.5 </text:p>
          </table:table-cell>
          <table:table-cell table:style-name="ce5" office:value-type="float" office:value="97.08481" calcext:value-type="float">
            <text:p>97.1 </text:p>
          </table:table-cell>
          <table:table-cell table:style-name="ce5" office:value-type="float" office:value="97.15857" calcext:value-type="float">
            <text:p>97.2 </text:p>
          </table:table-cell>
          <table:table-cell table:style-name="ce5" office:value-type="float" office:value="93.09504" calcext:value-type="float">
            <text:p>93.1 </text:p>
          </table:table-cell>
          <table:table-cell table:style-name="ce5" office:value-type="float" office:value="95.21247" calcext:value-type="float">
            <text:p>95.2 </text:p>
          </table:table-cell>
          <table:table-cell table:style-name="ce5" office:value-type="float" office:value="96.43911" calcext:value-type="float">
            <text:p>96.4 </text:p>
          </table:table-cell>
          <table:table-cell table:style-name="ce5" office:value-type="float" office:value="98.7" calcext:value-type="float">
            <text:p>98.7 </text:p>
          </table:table-cell>
          <table:table-cell table:style-name="ce5" office:value-type="float" office:value="98.5" calcext:value-type="float">
            <text:p>98.5 </text:p>
          </table:table-cell>
          <table:table-cell table:style-name="ce5" office:value-type="float" office:value="96.72969" calcext:value-type="float">
            <text:p>96.7 </text:p>
          </table:table-cell>
          <table:table-cell table:style-name="ce5" office:value-type="float" office:value="98.25" calcext:value-type="float">
            <text:p>98.3 </text:p>
          </table:table-cell>
          <table:table-cell table:style-name="ce5" office:value-type="float" office:value="100.6337" calcext:value-type="float">
            <text:p>100.6 </text:p>
          </table:table-cell>
          <table:table-cell table:style-name="ce5" office:value-type="float" office:value="97.0509" calcext:value-type="float">
            <text:p>97.1 </text:p>
          </table:table-cell>
          <table:table-cell table:style-name="ce5" office:value-type="float" office:value="96.57289" calcext:value-type="float">
            <text:p>96.6 </text:p>
          </table:table-cell>
          <table:table-cell table:style-name="ce5" office:value-type="float" office:value="98.90724" calcext:value-type="float">
            <text:p>98.9 </text:p>
          </table:table-cell>
          <table:table-cell table:style-name="ce5" office:value-type="float" office:value="98.60724" calcext:value-type="float">
            <text:p>98.6 </text:p>
          </table:table-cell>
          <table:table-cell table:style-name="ce5" office:value-type="float" office:value="97.8" calcext:value-type="float">
            <text:p>97.8 </text:p>
          </table:table-cell>
          <table:table-cell table:style-name="ce5" office:value-type="float" office:value="97.55885" calcext:value-type="float">
            <text:p>97.6 </text:p>
          </table:table-cell>
          <table:table-cell table:style-name="ce5" office:value-type="float" office:value="96.64379" calcext:value-type="float">
            <text:p>96.6 </text:p>
          </table:table-cell>
          <table:table-cell table:style-name="ce5" office:value-type="float" office:value="95.0602" calcext:value-type="float">
            <text:p>95.1 </text:p>
          </table:table-cell>
          <table:table-cell table:style-name="ce5" office:value-type="float" office:value="97.81291" calcext:value-type="float">
            <text:p>97.8 </text:p>
          </table:table-cell>
          <table:table-cell table:style-name="ce5" office:value-type="float" office:value="96.95187" calcext:value-type="float">
            <text:p>97.0 </text:p>
          </table:table-cell>
          <table:table-cell table:style-name="ce5" office:value-type="float" office:value="96.93" calcext:value-type="float">
            <text:p>96.9 </text:p>
          </table:table-cell>
          <table:table-cell table:style-name="ce5" office:value-type="float" office:value="97.70751" calcext:value-type="float">
            <text:p>97.7 </text:p>
          </table:table-cell>
          <table:table-cell table:style-name="ce5" office:value-type="float" office:value="98.26341" calcext:value-type="float">
            <text:p>98.3 </text:p>
          </table:table-cell>
          <table:table-cell table:style-name="ce5" office:value-type="float" office:value="99.36654" calcext:value-type="float">
            <text:p>99.4 </text:p>
          </table:table-cell>
          <table:table-cell table:style-name="ce5" office:value-type="float" office:value="97.75" calcext:value-type="float">
            <text:p>97.8 </text:p>
          </table:table-cell>
          <table:table-cell table:style-name="ce5" office:value-type="float" office:value="98.86916" calcext:value-type="float">
            <text:p>98.9 </text:p>
          </table:table-cell>
          <table:table-cell table:style-name="ce5" office:value-type="float" office:value="99.65556" calcext:value-type="float">
            <text:p>99.7 </text:p>
          </table:table-cell>
          <table:table-cell table:style-name="ce5" office:value-type="float" office:value="96.8" calcext:value-type="float">
            <text:p>96.8 </text:p>
          </table:table-cell>
          <table:table-cell table:style-name="ce5" office:value-type="float" office:value="96.73013" calcext:value-type="float">
            <text:p>96.7 </text:p>
          </table:table-cell>
        </table:table-row>
        <table:table-row table:style-name="ro1">
          <table:table-cell office:value-type="string" calcext:value-type="string">
            <text:p>2014M3</text:p>
          </table:table-cell>
          <table:table-cell office:value-type="float" office:value="96.7618" calcext:value-type="float">
            <text:p>96.8 </text:p>
          </table:table-cell>
          <table:table-cell office:value-type="float" office:value="97.41998" calcext:value-type="float">
            <text:p>97.4 </text:p>
          </table:table-cell>
          <table:table-cell office:value-type="float" office:value="97.15857" calcext:value-type="float">
            <text:p>97.2 </text:p>
          </table:table-cell>
          <table:table-cell office:value-type="float" office:value="93.82375" calcext:value-type="float">
            <text:p>93.8 </text:p>
          </table:table-cell>
          <table:table-cell office:value-type="float" office:value="95.50737" calcext:value-type="float">
            <text:p>95.5 </text:p>
          </table:table-cell>
          <table:table-cell office:value-type="float" office:value="96.79744" calcext:value-type="float">
            <text:p>96.8 </text:p>
          </table:table-cell>
          <table:table-cell office:value-type="float" office:value="98.6" calcext:value-type="float">
            <text:p>98.6 </text:p>
          </table:table-cell>
          <table:table-cell office:value-type="float" office:value="98.2" calcext:value-type="float">
            <text:p>98.2 </text:p>
          </table:table-cell>
          <table:table-cell office:value-type="float" office:value="97.8595" calcext:value-type="float">
            <text:p>97.9 </text:p>
          </table:table-cell>
          <table:table-cell office:value-type="float" office:value="98.51" calcext:value-type="float">
            <text:p>98.5 </text:p>
          </table:table-cell>
          <table:table-cell office:value-type="float" office:value="100.6762" calcext:value-type="float">
            <text:p>100.7 </text:p>
          </table:table-cell>
          <table:table-cell office:value-type="float" office:value="97.26626" calcext:value-type="float">
            <text:p>97.3 </text:p>
          </table:table-cell>
          <table:table-cell office:value-type="float" office:value="97.49361" calcext:value-type="float">
            <text:p>97.5 </text:p>
          </table:table-cell>
          <table:table-cell office:value-type="float" office:value="99.0089" calcext:value-type="float">
            <text:p>99.0 </text:p>
          </table:table-cell>
          <table:table-cell office:value-type="float" office:value="98.8858" calcext:value-type="float">
            <text:p>98.9 </text:p>
          </table:table-cell>
          <table:table-cell office:value-type="float" office:value="98" calcext:value-type="float">
            <text:p>98.0 </text:p>
          </table:table-cell>
          <table:table-cell office:value-type="float" office:value="97.7507" calcext:value-type="float">
            <text:p>97.8 </text:p>
          </table:table-cell>
          <table:table-cell office:value-type="float" office:value="96.72528" calcext:value-type="float">
            <text:p>96.7 </text:p>
          </table:table-cell>
          <table:table-cell office:value-type="float" office:value="95.0924" calcext:value-type="float">
            <text:p>95.1 </text:p>
          </table:table-cell>
          <table:table-cell office:value-type="float" office:value="98.03915" calcext:value-type="float">
            <text:p>98.0 </text:p>
          </table:table-cell>
          <table:table-cell office:value-type="float" office:value="97.15005" calcext:value-type="float">
            <text:p>97.2 </text:p>
          </table:table-cell>
          <table:table-cell office:value-type="float" office:value="96.7" calcext:value-type="float">
            <text:p>96.7 </text:p>
          </table:table-cell>
          <table:table-cell office:value-type="float" office:value="98.02371" calcext:value-type="float">
            <text:p>98.0 </text:p>
          </table:table-cell>
          <table:table-cell office:value-type="float" office:value="98.137" calcext:value-type="float">
            <text:p>98.1 </text:p>
          </table:table-cell>
          <table:table-cell office:value-type="float" office:value="99.45757" calcext:value-type="float">
            <text:p>99.5 </text:p>
          </table:table-cell>
          <table:table-cell office:value-type="float" office:value="97.98" calcext:value-type="float">
            <text:p>98.0 </text:p>
          </table:table-cell>
          <table:table-cell office:value-type="float" office:value="99.07159" calcext:value-type="float">
            <text:p>99.1 </text:p>
          </table:table-cell>
          <table:table-cell office:value-type="float" office:value="99.68944" calcext:value-type="float">
            <text:p>99.7 </text:p>
          </table:table-cell>
          <table:table-cell office:value-type="float" office:value="96.9" calcext:value-type="float">
            <text:p>96.9 </text:p>
          </table:table-cell>
          <table:table-cell office:value-type="float" office:value="97.15458" calcext:value-type="float">
            <text:p>97.2 </text:p>
          </table:table-cell>
        </table:table-row>
        <table:table-row table:style-name="ro1">
          <table:table-cell office:value-type="string" calcext:value-type="string">
            <text:p>2014M4</text:p>
          </table:table-cell>
          <table:table-cell table:style-name="ce5" office:value-type="float" office:value="96.84953" calcext:value-type="float">
            <text:p>96.8 </text:p>
          </table:table-cell>
          <table:table-cell table:style-name="ce5" office:value-type="float" office:value="97.5732" calcext:value-type="float">
            <text:p>97.6 </text:p>
          </table:table-cell>
          <table:table-cell table:style-name="ce5" office:value-type="float" office:value="97.45188" calcext:value-type="float">
            <text:p>97.5 </text:p>
          </table:table-cell>
          <table:table-cell table:style-name="ce5" office:value-type="float" office:value="94.58608" calcext:value-type="float">
            <text:p>94.6 </text:p>
          </table:table-cell>
          <table:table-cell table:style-name="ce5" office:value-type="float" office:value="95.69362" calcext:value-type="float">
            <text:p>95.7 </text:p>
          </table:table-cell>
          <table:table-cell table:style-name="ce5" office:value-type="float" office:value="97.64776" calcext:value-type="float">
            <text:p>97.6 </text:p>
          </table:table-cell>
          <table:table-cell table:style-name="ce5" office:value-type="float" office:value="98.8" calcext:value-type="float">
            <text:p>98.8 </text:p>
          </table:table-cell>
          <table:table-cell table:style-name="ce5" office:value-type="float" office:value="98.4" calcext:value-type="float">
            <text:p>98.4 </text:p>
          </table:table-cell>
          <table:table-cell table:style-name="ce5" office:value-type="float" office:value="97.94641" calcext:value-type="float">
            <text:p>97.9 </text:p>
          </table:table-cell>
          <table:table-cell table:style-name="ce5" office:value-type="float" office:value="98.5" calcext:value-type="float">
            <text:p>98.5 </text:p>
          </table:table-cell>
          <table:table-cell table:style-name="ce5" office:value-type="float" office:value="100.858" calcext:value-type="float">
            <text:p>100.9 </text:p>
          </table:table-cell>
          <table:table-cell table:style-name="ce5" office:value-type="float" office:value="97.33804" calcext:value-type="float">
            <text:p>97.3 </text:p>
          </table:table-cell>
          <table:table-cell table:style-name="ce5" office:value-type="float" office:value="97.80051" calcext:value-type="float">
            <text:p>97.8 </text:p>
          </table:table-cell>
          <table:table-cell table:style-name="ce5" office:value-type="float" office:value="99.72046" calcext:value-type="float">
            <text:p>99.7 </text:p>
          </table:table-cell>
          <table:table-cell table:style-name="ce5" office:value-type="float" office:value="99.6286" calcext:value-type="float">
            <text:p>99.6 </text:p>
          </table:table-cell>
          <table:table-cell table:style-name="ce5" office:value-type="float" office:value="99.4" calcext:value-type="float">
            <text:p>99.4 </text:p>
          </table:table-cell>
          <table:table-cell table:style-name="ce5" office:value-type="float" office:value="98.06046" calcext:value-type="float">
            <text:p>98.1 </text:p>
          </table:table-cell>
          <table:table-cell table:style-name="ce5" office:value-type="float" office:value="96.69129" calcext:value-type="float">
            <text:p>96.7 </text:p>
          </table:table-cell>
          <table:table-cell table:style-name="ce5" office:value-type="float" office:value="95.2635" calcext:value-type="float">
            <text:p>95.3 </text:p>
          </table:table-cell>
          <table:table-cell table:style-name="ce5" office:value-type="float" office:value="98.11716" calcext:value-type="float">
            <text:p>98.1 </text:p>
          </table:table-cell>
          <table:table-cell table:style-name="ce5" office:value-type="float" office:value="97.46337" calcext:value-type="float">
            <text:p>97.5 </text:p>
          </table:table-cell>
          <table:table-cell table:style-name="ce5" office:value-type="float" office:value="97.5" calcext:value-type="float">
            <text:p>97.5 </text:p>
          </table:table-cell>
          <table:table-cell table:style-name="ce5" office:value-type="float" office:value="98.02371" calcext:value-type="float">
            <text:p>98.0 </text:p>
          </table:table-cell>
          <table:table-cell table:style-name="ce5" office:value-type="float" office:value="98.74963" calcext:value-type="float">
            <text:p>98.7 </text:p>
          </table:table-cell>
          <table:table-cell table:style-name="ce5" office:value-type="float" office:value="99.59413" calcext:value-type="float">
            <text:p>99.6 </text:p>
          </table:table-cell>
          <table:table-cell table:style-name="ce5" office:value-type="float" office:value="98.43" calcext:value-type="float">
            <text:p>98.4 </text:p>
          </table:table-cell>
          <table:table-cell table:style-name="ce5" office:value-type="float" office:value="99.49358" calcext:value-type="float">
            <text:p>99.5 </text:p>
          </table:table-cell>
          <table:table-cell table:style-name="ce5" office:value-type="float" office:value="99.7833" calcext:value-type="float">
            <text:p>99.8 </text:p>
          </table:table-cell>
          <table:table-cell table:style-name="ce5" office:value-type="float" office:value="97.6" calcext:value-type="float">
            <text:p>97.6 </text:p>
          </table:table-cell>
          <table:table-cell table:style-name="ce5" office:value-type="float" office:value="97.241" calcext:value-type="float">
            <text:p>97.2 </text:p>
          </table:table-cell>
        </table:table-row>
        <table:table-row table:style-name="ro1">
          <table:table-cell office:value-type="string" calcext:value-type="string">
            <text:p>2014M5</text:p>
          </table:table-cell>
          <table:table-cell office:value-type="float" office:value="97.11271" calcext:value-type="float">
            <text:p>97.1 </text:p>
          </table:table-cell>
          <table:table-cell office:value-type="float" office:value="97.69769" calcext:value-type="float">
            <text:p>97.7 </text:p>
          </table:table-cell>
          <table:table-cell office:value-type="float" office:value="97.96517" calcext:value-type="float">
            <text:p>98.0 </text:p>
          </table:table-cell>
          <table:table-cell office:value-type="float" office:value="94.68698" calcext:value-type="float">
            <text:p>94.7 </text:p>
          </table:table-cell>
          <table:table-cell office:value-type="float" office:value="95.94971" calcext:value-type="float">
            <text:p>95.9 </text:p>
          </table:table-cell>
          <table:table-cell office:value-type="float" office:value="97.72639" calcext:value-type="float">
            <text:p>97.7 </text:p>
          </table:table-cell>
          <table:table-cell office:value-type="float" office:value="98.8" calcext:value-type="float">
            <text:p>98.8 </text:p>
          </table:table-cell>
          <table:table-cell office:value-type="float" office:value="98.3" calcext:value-type="float">
            <text:p>98.3 </text:p>
          </table:table-cell>
          <table:table-cell office:value-type="float" office:value="98.2506" calcext:value-type="float">
            <text:p>98.3 </text:p>
          </table:table-cell>
          <table:table-cell office:value-type="float" office:value="98.52" calcext:value-type="float">
            <text:p>98.5 </text:p>
          </table:table-cell>
          <table:table-cell office:value-type="float" office:value="100.9731" calcext:value-type="float">
            <text:p>101.0 </text:p>
          </table:table-cell>
          <table:table-cell office:value-type="float" office:value="97.48161" calcext:value-type="float">
            <text:p>97.5 </text:p>
          </table:table-cell>
          <table:table-cell office:value-type="float" office:value="97.69821" calcext:value-type="float">
            <text:p>97.7 </text:p>
          </table:table-cell>
          <table:table-cell office:value-type="float" office:value="99.82211" calcext:value-type="float">
            <text:p>99.8 </text:p>
          </table:table-cell>
          <table:table-cell office:value-type="float" office:value="99.35004" calcext:value-type="float">
            <text:p>99.4 </text:p>
          </table:table-cell>
          <table:table-cell office:value-type="float" office:value="99.5" calcext:value-type="float">
            <text:p>99.5 </text:p>
          </table:table-cell>
          <table:table-cell office:value-type="float" office:value="98.2073" calcext:value-type="float">
            <text:p>98.2 </text:p>
          </table:table-cell>
          <table:table-cell office:value-type="float" office:value="96.93228" calcext:value-type="float">
            <text:p>96.9 </text:p>
          </table:table-cell>
          <table:table-cell office:value-type="float" office:value="95.7945" calcext:value-type="float">
            <text:p>95.8 </text:p>
          </table:table-cell>
          <table:table-cell office:value-type="float" office:value="98.07816" calcext:value-type="float">
            <text:p>98.1 </text:p>
          </table:table-cell>
          <table:table-cell office:value-type="float" office:value="97.48791" calcext:value-type="float">
            <text:p>97.5 </text:p>
          </table:table-cell>
          <table:table-cell office:value-type="float" office:value="97" calcext:value-type="float">
            <text:p>97.0 </text:p>
          </table:table-cell>
          <table:table-cell office:value-type="float" office:value="97.94466" calcext:value-type="float">
            <text:p>97.9 </text:p>
          </table:table-cell>
          <table:table-cell office:value-type="float" office:value="98.55514" calcext:value-type="float">
            <text:p>98.6 </text:p>
          </table:table-cell>
          <table:table-cell office:value-type="float" office:value="99.59413" calcext:value-type="float">
            <text:p>99.6 </text:p>
          </table:table-cell>
          <table:table-cell office:value-type="float" office:value="98.86" calcext:value-type="float">
            <text:p>98.9 </text:p>
          </table:table-cell>
          <table:table-cell office:value-type="float" office:value="99.21296" calcext:value-type="float">
            <text:p>99.2 </text:p>
          </table:table-cell>
          <table:table-cell office:value-type="float" office:value="99.90863" calcext:value-type="float">
            <text:p>99.9 </text:p>
          </table:table-cell>
          <table:table-cell office:value-type="float" office:value="97.6" calcext:value-type="float">
            <text:p>97.6 </text:p>
          </table:table-cell>
          <table:table-cell office:value-type="float" office:value="97.68658" calcext:value-type="float">
            <text:p>97.7 </text:p>
          </table:table-cell>
        </table:table-row>
        <table:table-row table:style-name="ro1">
          <table:table-cell office:value-type="string" calcext:value-type="string">
            <text:p>2014M6</text:p>
          </table:table-cell>
          <table:table-cell table:style-name="ce5" office:value-type="float" office:value="97.63906" calcext:value-type="float">
            <text:p>97.6 </text:p>
          </table:table-cell>
          <table:table-cell table:style-name="ce5" office:value-type="float" office:value="97.78387" calcext:value-type="float">
            <text:p>97.8 </text:p>
          </table:table-cell>
          <table:table-cell table:style-name="ce5" office:value-type="float" office:value="98.18515" calcext:value-type="float">
            <text:p>98.2 </text:p>
          </table:table-cell>
          <table:table-cell table:style-name="ce5" office:value-type="float" office:value="94.87757" calcext:value-type="float">
            <text:p>94.9 </text:p>
          </table:table-cell>
          <table:table-cell table:style-name="ce5" office:value-type="float" office:value="96.1282" calcext:value-type="float">
            <text:p>96.1 </text:p>
          </table:table-cell>
          <table:table-cell table:style-name="ce5" office:value-type="float" office:value="97.74998" calcext:value-type="float">
            <text:p>97.7 </text:p>
          </table:table-cell>
          <table:table-cell table:style-name="ce5" office:value-type="float" office:value="99" calcext:value-type="float">
            <text:p>99.0 </text:p>
          </table:table-cell>
          <table:table-cell table:style-name="ce5" office:value-type="float" office:value="98.5" calcext:value-type="float">
            <text:p>98.5 </text:p>
          </table:table-cell>
          <table:table-cell table:style-name="ce5" office:value-type="float" office:value="98.81551" calcext:value-type="float">
            <text:p>98.8 </text:p>
          </table:table-cell>
          <table:table-cell table:style-name="ce5" office:value-type="float" office:value="98.76" calcext:value-type="float">
            <text:p>98.8 </text:p>
          </table:table-cell>
          <table:table-cell table:style-name="ce5" office:value-type="float" office:value="101.1309" calcext:value-type="float">
            <text:p>101.1 </text:p>
          </table:table-cell>
          <table:table-cell table:style-name="ce5" office:value-type="float" office:value="97.84052" calcext:value-type="float">
            <text:p>97.8 </text:p>
          </table:table-cell>
          <table:table-cell table:style-name="ce5" office:value-type="float" office:value="98.20972" calcext:value-type="float">
            <text:p>98.2 </text:p>
          </table:table-cell>
          <table:table-cell table:style-name="ce5" office:value-type="float" office:value="99.92376" calcext:value-type="float">
            <text:p>99.9 </text:p>
          </table:table-cell>
          <table:table-cell table:style-name="ce5" office:value-type="float" office:value="99.53574" calcext:value-type="float">
            <text:p>99.5 </text:p>
          </table:table-cell>
          <table:table-cell table:style-name="ce5" office:value-type="float" office:value="99.4" calcext:value-type="float">
            <text:p>99.4 </text:p>
          </table:table-cell>
          <table:table-cell table:style-name="ce5" office:value-type="float" office:value="98.17085" calcext:value-type="float">
            <text:p>98.2 </text:p>
          </table:table-cell>
          <table:table-cell table:style-name="ce5" office:value-type="float" office:value="97.54494" calcext:value-type="float">
            <text:p>97.5 </text:p>
          </table:table-cell>
          <table:table-cell table:style-name="ce5" office:value-type="float" office:value="96.7688" calcext:value-type="float">
            <text:p>96.8 </text:p>
          </table:table-cell>
          <table:table-cell table:style-name="ce5" office:value-type="float" office:value="98.2888" calcext:value-type="float">
            <text:p>98.3 </text:p>
          </table:table-cell>
          <table:table-cell table:style-name="ce5" office:value-type="float" office:value="97.71441" calcext:value-type="float">
            <text:p>97.7 </text:p>
          </table:table-cell>
          <table:table-cell table:style-name="ce5" office:value-type="float" office:value="97.18" calcext:value-type="float">
            <text:p>97.2 </text:p>
          </table:table-cell>
          <table:table-cell table:style-name="ce5" office:value-type="float" office:value="98.65613" calcext:value-type="float">
            <text:p>98.7 </text:p>
          </table:table-cell>
          <table:table-cell table:style-name="ce5" office:value-type="float" office:value="98.76907" calcext:value-type="float">
            <text:p>98.8 </text:p>
          </table:table-cell>
          <table:table-cell table:style-name="ce5" office:value-type="float" office:value="99.73068" calcext:value-type="float">
            <text:p>99.7 </text:p>
          </table:table-cell>
          <table:table-cell table:style-name="ce5" office:value-type="float" office:value="99.82" calcext:value-type="float">
            <text:p>99.8 </text:p>
          </table:table-cell>
          <table:table-cell table:style-name="ce5" office:value-type="float" office:value="99.53856" calcext:value-type="float">
            <text:p>99.5 </text:p>
          </table:table-cell>
          <table:table-cell table:style-name="ce5" office:value-type="float" office:value="99.86699" calcext:value-type="float">
            <text:p>99.9 </text:p>
          </table:table-cell>
          <table:table-cell table:style-name="ce5" office:value-type="float" office:value="97.8" calcext:value-type="float">
            <text:p>97.8 </text:p>
          </table:table-cell>
          <table:table-cell table:style-name="ce5" office:value-type="float" office:value="98.04957" calcext:value-type="float">
            <text:p>98.0 </text:p>
          </table:table-cell>
        </table:table-row>
        <table:table-row table:style-name="ro1">
          <table:table-cell office:value-type="string" calcext:value-type="string">
            <text:p>2014M7</text:p>
          </table:table-cell>
          <table:table-cell office:value-type="float" office:value="98.4286" calcext:value-type="float">
            <text:p>98.4 </text:p>
          </table:table-cell>
          <table:table-cell office:value-type="float" office:value="98.41592" calcext:value-type="float">
            <text:p>98.4 </text:p>
          </table:table-cell>
          <table:table-cell office:value-type="float" office:value="98.40514" calcext:value-type="float">
            <text:p>98.4 </text:p>
          </table:table-cell>
          <table:table-cell office:value-type="float" office:value="95.16905" calcext:value-type="float">
            <text:p>95.2 </text:p>
          </table:table-cell>
          <table:table-cell office:value-type="float" office:value="96.08164" calcext:value-type="float">
            <text:p>96.1 </text:p>
          </table:table-cell>
          <table:table-cell office:value-type="float" office:value="98.71263" calcext:value-type="float">
            <text:p>98.7 </text:p>
          </table:table-cell>
          <table:table-cell office:value-type="float" office:value="99.7" calcext:value-type="float">
            <text:p>99.7 </text:p>
          </table:table-cell>
          <table:table-cell office:value-type="float" office:value="99" calcext:value-type="float">
            <text:p>99.0 </text:p>
          </table:table-cell>
          <table:table-cell office:value-type="float" office:value="99.25005" calcext:value-type="float">
            <text:p>99.3 </text:p>
          </table:table-cell>
          <table:table-cell office:value-type="float" office:value="99.84" calcext:value-type="float">
            <text:p>99.8 </text:p>
          </table:table-cell>
          <table:table-cell office:value-type="float" office:value="101.1657" calcext:value-type="float">
            <text:p>101.2 </text:p>
          </table:table-cell>
          <table:table-cell office:value-type="float" office:value="98.63013" calcext:value-type="float">
            <text:p>98.6 </text:p>
          </table:table-cell>
          <table:table-cell office:value-type="float" office:value="98.41432" calcext:value-type="float">
            <text:p>98.4 </text:p>
          </table:table-cell>
          <table:table-cell office:value-type="float" office:value="100.1271" calcext:value-type="float">
            <text:p>100.1 </text:p>
          </table:table-cell>
          <table:table-cell office:value-type="float" office:value="99.8143" calcext:value-type="float">
            <text:p>99.8 </text:p>
          </table:table-cell>
          <table:table-cell office:value-type="float" office:value="99.7" calcext:value-type="float">
            <text:p>99.7 </text:p>
          </table:table-cell>
          <table:table-cell office:value-type="float" office:value="98.45382" calcext:value-type="float">
            <text:p>98.5 </text:p>
          </table:table-cell>
          <table:table-cell office:value-type="float" office:value="98.19449" calcext:value-type="float">
            <text:p>98.2 </text:p>
          </table:table-cell>
          <table:table-cell office:value-type="float" office:value="97.7489" calcext:value-type="float">
            <text:p>97.7 </text:p>
          </table:table-cell>
          <table:table-cell office:value-type="float" office:value="98.53063" calcext:value-type="float">
            <text:p>98.5 </text:p>
          </table:table-cell>
          <table:table-cell office:value-type="float" office:value="98.03802" calcext:value-type="float">
            <text:p>98.0 </text:p>
          </table:table-cell>
          <table:table-cell office:value-type="float" office:value="99.94" calcext:value-type="float">
            <text:p>99.9 </text:p>
          </table:table-cell>
          <table:table-cell office:value-type="float" office:value="99.13043" calcext:value-type="float">
            <text:p>99.1 </text:p>
          </table:table-cell>
          <table:table-cell office:value-type="float" office:value="99.57619" calcext:value-type="float">
            <text:p>99.6 </text:p>
          </table:table-cell>
          <table:table-cell office:value-type="float" office:value="99.82172" calcext:value-type="float">
            <text:p>99.8 </text:p>
          </table:table-cell>
          <table:table-cell office:value-type="float" office:value="101.03" calcext:value-type="float">
            <text:p>101.0 </text:p>
          </table:table-cell>
          <table:table-cell office:value-type="float" office:value="99.9327" calcext:value-type="float">
            <text:p>99.9 </text:p>
          </table:table-cell>
          <table:table-cell office:value-type="float" office:value="99.79641" calcext:value-type="float">
            <text:p>99.8 </text:p>
          </table:table-cell>
          <table:table-cell office:value-type="float" office:value="98.3" calcext:value-type="float">
            <text:p>98.3 </text:p>
          </table:table-cell>
          <table:table-cell office:value-type="float" office:value="98.19073" calcext:value-type="float">
            <text:p>98.2 </text:p>
          </table:table-cell>
        </table:table-row>
        <table:table-row table:style-name="ro1">
          <table:table-cell office:value-type="string" calcext:value-type="string">
            <text:p>2014M8</text:p>
          </table:table-cell>
          <table:table-cell table:style-name="ce5" office:value-type="float" office:value="98.7795" calcext:value-type="float">
            <text:p>98.8 </text:p>
          </table:table-cell>
          <table:table-cell table:style-name="ce5" office:value-type="float" office:value="98.14778" calcext:value-type="float">
            <text:p>98.1 </text:p>
          </table:table-cell>
          <table:table-cell table:style-name="ce5" office:value-type="float" office:value="98.77177" calcext:value-type="float">
            <text:p>98.8 </text:p>
          </table:table-cell>
          <table:table-cell table:style-name="ce5" office:value-type="float" office:value="95.35963" calcext:value-type="float">
            <text:p>95.4 </text:p>
          </table:table-cell>
          <table:table-cell table:style-name="ce5" office:value-type="float" office:value="96.21357" calcext:value-type="float">
            <text:p>96.2 </text:p>
          </table:table-cell>
          <table:table-cell table:style-name="ce5" office:value-type="float" office:value="98.85641" calcext:value-type="float">
            <text:p>98.9 </text:p>
          </table:table-cell>
          <table:table-cell table:style-name="ce5" office:value-type="float" office:value="100" calcext:value-type="float">
            <text:p>100.0 </text:p>
          </table:table-cell>
          <table:table-cell table:style-name="ce5" office:value-type="float" office:value="98.7" calcext:value-type="float">
            <text:p>98.7 </text:p>
          </table:table-cell>
          <table:table-cell table:style-name="ce5" office:value-type="float" office:value="99.2066" calcext:value-type="float">
            <text:p>99.2 </text:p>
          </table:table-cell>
          <table:table-cell table:style-name="ce5" office:value-type="float" office:value="100.11" calcext:value-type="float">
            <text:p>100.1 </text:p>
          </table:table-cell>
          <table:table-cell table:style-name="ce5" office:value-type="float" office:value="100.9205" calcext:value-type="float">
            <text:p>100.9 </text:p>
          </table:table-cell>
          <table:table-cell table:style-name="ce5" office:value-type="float" office:value="99.13262" calcext:value-type="float">
            <text:p>99.1 </text:p>
          </table:table-cell>
          <table:table-cell table:style-name="ce5" office:value-type="float" office:value="98.41432" calcext:value-type="float">
            <text:p>98.4 </text:p>
          </table:table-cell>
          <table:table-cell table:style-name="ce5" office:value-type="float" office:value="100.1271" calcext:value-type="float">
            <text:p>100.1 </text:p>
          </table:table-cell>
          <table:table-cell table:style-name="ce5" office:value-type="float" office:value="100.5571" calcext:value-type="float">
            <text:p>100.6 </text:p>
          </table:table-cell>
          <table:table-cell table:style-name="ce5" office:value-type="float" office:value="100.1" calcext:value-type="float">
            <text:p>100.1 </text:p>
          </table:table-cell>
          <table:table-cell table:style-name="ce5" office:value-type="float" office:value="98.60923" calcext:value-type="float">
            <text:p>98.6 </text:p>
          </table:table-cell>
          <table:table-cell table:style-name="ce5" office:value-type="float" office:value="98.33563" calcext:value-type="float">
            <text:p>98.3 </text:p>
          </table:table-cell>
          <table:table-cell table:style-name="ce5" office:value-type="float" office:value="98.0549" calcext:value-type="float">
            <text:p>98.1 </text:p>
          </table:table-cell>
          <table:table-cell table:style-name="ce5" office:value-type="float" office:value="98.81928" calcext:value-type="float">
            <text:p>98.8 </text:p>
          </table:table-cell>
          <table:table-cell table:style-name="ce5" office:value-type="float" office:value="98.1011" calcext:value-type="float">
            <text:p>98.1 </text:p>
          </table:table-cell>
          <table:table-cell table:style-name="ce5" office:value-type="float" office:value="99.86" calcext:value-type="float">
            <text:p>99.9 </text:p>
          </table:table-cell>
          <table:table-cell table:style-name="ce5" office:value-type="float" office:value="99.52569" calcext:value-type="float">
            <text:p>99.5 </text:p>
          </table:table-cell>
          <table:table-cell table:style-name="ce5" office:value-type="float" office:value="100.218" calcext:value-type="float">
            <text:p>100.2 </text:p>
          </table:table-cell>
          <table:table-cell table:style-name="ce5" office:value-type="float" office:value="99.91276" calcext:value-type="float">
            <text:p>99.9 </text:p>
          </table:table-cell>
          <table:table-cell table:style-name="ce5" office:value-type="float" office:value="101.47" calcext:value-type="float">
            <text:p>101.5 </text:p>
          </table:table-cell>
          <table:table-cell table:style-name="ce5" office:value-type="float" office:value="100.375" calcext:value-type="float">
            <text:p>100.4 </text:p>
          </table:table-cell>
          <table:table-cell table:style-name="ce5" office:value-type="float" office:value="99.88725" calcext:value-type="float">
            <text:p>99.9 </text:p>
          </table:table-cell>
          <table:table-cell table:style-name="ce5" office:value-type="float" office:value="98.6" calcext:value-type="float">
            <text:p>98.6 </text:p>
          </table:table-cell>
          <table:table-cell table:style-name="ce5" office:value-type="float" office:value="98.19746" calcext:value-type="float">
            <text:p>98.2 </text:p>
          </table:table-cell>
        </table:table-row>
        <table:table-row table:style-name="ro1">
          <table:table-cell office:value-type="string" calcext:value-type="string">
            <text:p>2014M9</text:p>
          </table:table-cell>
          <table:table-cell office:value-type="float" office:value="98.07769" calcext:value-type="float">
            <text:p>98.1 </text:p>
          </table:table-cell>
          <table:table-cell office:value-type="float" office:value="98.17651" calcext:value-type="float">
            <text:p>98.2 </text:p>
          </table:table-cell>
          <table:table-cell office:value-type="float" office:value="98.84509" calcext:value-type="float">
            <text:p>98.8 </text:p>
          </table:table-cell>
          <table:table-cell office:value-type="float" office:value="95.74081" calcext:value-type="float">
            <text:p>95.7 </text:p>
          </table:table-cell>
          <table:table-cell office:value-type="float" office:value="96.36102" calcext:value-type="float">
            <text:p>96.4 </text:p>
          </table:table-cell>
          <table:table-cell office:value-type="float" office:value="99.03389" calcext:value-type="float">
            <text:p>99.0 </text:p>
          </table:table-cell>
          <table:table-cell office:value-type="float" office:value="99.3" calcext:value-type="float">
            <text:p>99.3 </text:p>
          </table:table-cell>
          <table:table-cell office:value-type="float" office:value="98.6" calcext:value-type="float">
            <text:p>98.6 </text:p>
          </table:table-cell>
          <table:table-cell office:value-type="float" office:value="97.42496" calcext:value-type="float">
            <text:p>97.4 </text:p>
          </table:table-cell>
          <table:table-cell office:value-type="float" office:value="98.55" calcext:value-type="float">
            <text:p>98.6 </text:p>
          </table:table-cell>
          <table:table-cell office:value-type="float" office:value="100.6727" calcext:value-type="float">
            <text:p>100.7 </text:p>
          </table:table-cell>
          <table:table-cell office:value-type="float" office:value="98.343" calcext:value-type="float">
            <text:p>98.3 </text:p>
          </table:table-cell>
          <table:table-cell office:value-type="float" office:value="98.00511" calcext:value-type="float">
            <text:p>98.0 </text:p>
          </table:table-cell>
          <table:table-cell office:value-type="float" office:value="100.0254" calcext:value-type="float">
            <text:p>100.0 </text:p>
          </table:table-cell>
          <table:table-cell office:value-type="float" office:value="99.6286" calcext:value-type="float">
            <text:p>99.6 </text:p>
          </table:table-cell>
          <table:table-cell office:value-type="float" office:value="99.6" calcext:value-type="float">
            <text:p>99.6 </text:p>
          </table:table-cell>
          <table:table-cell office:value-type="float" office:value="98.49026" calcext:value-type="float">
            <text:p>98.5 </text:p>
          </table:table-cell>
          <table:table-cell office:value-type="float" office:value="98.33382" calcext:value-type="float">
            <text:p>98.3 </text:p>
          </table:table-cell>
          <table:table-cell office:value-type="float" office:value="97.948" calcext:value-type="float">
            <text:p>97.9 </text:p>
          </table:table-cell>
          <table:table-cell office:value-type="float" office:value="98.59305" calcext:value-type="float">
            <text:p>98.6 </text:p>
          </table:table-cell>
          <table:table-cell office:value-type="float" office:value="98.3578" calcext:value-type="float">
            <text:p>98.4 </text:p>
          </table:table-cell>
          <table:table-cell office:value-type="float" office:value="98.87" calcext:value-type="float">
            <text:p>98.9 </text:p>
          </table:table-cell>
          <table:table-cell office:value-type="float" office:value="99.28854" calcext:value-type="float">
            <text:p>99.3 </text:p>
          </table:table-cell>
          <table:table-cell office:value-type="float" office:value="98.80797" calcext:value-type="float">
            <text:p>98.8 </text:p>
          </table:table-cell>
          <table:table-cell office:value-type="float" office:value="100.0493" calcext:value-type="float">
            <text:p>100.0 </text:p>
          </table:table-cell>
          <table:table-cell office:value-type="float" office:value="99.7" calcext:value-type="float">
            <text:p>99.7 </text:p>
          </table:table-cell>
          <table:table-cell office:value-type="float" office:value="99.51499" calcext:value-type="float">
            <text:p>99.5 </text:p>
          </table:table-cell>
          <table:table-cell office:value-type="float" office:value="99.83463" calcext:value-type="float">
            <text:p>99.8 </text:p>
          </table:table-cell>
          <table:table-cell office:value-type="float" office:value="98.3" calcext:value-type="float">
            <text:p>98.3 </text:p>
          </table:table-cell>
          <table:table-cell office:value-type="float" office:value="98.26756" calcext:value-type="float">
            <text:p>98.3 </text:p>
          </table:table-cell>
        </table:table-row>
        <table:table-row table:style-name="ro1">
          <table:table-cell office:value-type="string" calcext:value-type="string">
            <text:p>2014M10</text:p>
          </table:table-cell>
          <table:table-cell table:style-name="ce5" office:value-type="float" office:value="97.72679" calcext:value-type="float">
            <text:p>97.7 </text:p>
          </table:table-cell>
          <table:table-cell table:style-name="ce5" office:value-type="float" office:value="98.3393" calcext:value-type="float">
            <text:p>98.3 </text:p>
          </table:table-cell>
          <table:table-cell table:style-name="ce5" office:value-type="float" office:value="98.91843" calcext:value-type="float">
            <text:p>98.9 </text:p>
          </table:table-cell>
          <table:table-cell table:style-name="ce5" office:value-type="float" office:value="96.13319" calcext:value-type="float">
            <text:p>96.1 </text:p>
          </table:table-cell>
          <table:table-cell table:style-name="ce5" office:value-type="float" office:value="96.58607" calcext:value-type="float">
            <text:p>96.6 </text:p>
          </table:table-cell>
          <table:table-cell table:style-name="ce5" office:value-type="float" office:value="98.70027" calcext:value-type="float">
            <text:p>98.7 </text:p>
          </table:table-cell>
          <table:table-cell table:style-name="ce5" office:value-type="float" office:value="99.3" calcext:value-type="float">
            <text:p>99.3 </text:p>
          </table:table-cell>
          <table:table-cell table:style-name="ce5" office:value-type="float" office:value="98.7" calcext:value-type="float">
            <text:p>98.7 </text:p>
          </table:table-cell>
          <table:table-cell table:style-name="ce5" office:value-type="float" office:value="97.90296" calcext:value-type="float">
            <text:p>97.9 </text:p>
          </table:table-cell>
          <table:table-cell table:style-name="ce5" office:value-type="float" office:value="98.64" calcext:value-type="float">
            <text:p>98.6 </text:p>
          </table:table-cell>
          <table:table-cell table:style-name="ce5" office:value-type="float" office:value="100.4969" calcext:value-type="float">
            <text:p>100.5 </text:p>
          </table:table-cell>
          <table:table-cell table:style-name="ce5" office:value-type="float" office:value="98.48657" calcext:value-type="float">
            <text:p>98.5 </text:p>
          </table:table-cell>
          <table:table-cell table:style-name="ce5" office:value-type="float" office:value="97.90282" calcext:value-type="float">
            <text:p>97.9 </text:p>
          </table:table-cell>
          <table:table-cell table:style-name="ce5" office:value-type="float" office:value="100.1271" calcext:value-type="float">
            <text:p>100.1 </text:p>
          </table:table-cell>
          <table:table-cell table:style-name="ce5" office:value-type="float" office:value="99.53574" calcext:value-type="float">
            <text:p>99.5 </text:p>
          </table:table-cell>
          <table:table-cell table:style-name="ce5" office:value-type="float" office:value="99.9" calcext:value-type="float">
            <text:p>99.9 </text:p>
          </table:table-cell>
          <table:table-cell table:style-name="ce5" office:value-type="float" office:value="98.54599" calcext:value-type="float">
            <text:p>98.5 </text:p>
          </table:table-cell>
          <table:table-cell table:style-name="ce5" office:value-type="float" office:value="98.13036" calcext:value-type="float">
            <text:p>98.1 </text:p>
          </table:table-cell>
          <table:table-cell table:style-name="ce5" office:value-type="float" office:value="97.3744" calcext:value-type="float">
            <text:p>97.4 </text:p>
          </table:table-cell>
          <table:table-cell table:style-name="ce5" office:value-type="float" office:value="98.51503" calcext:value-type="float">
            <text:p>98.5 </text:p>
          </table:table-cell>
          <table:table-cell table:style-name="ce5" office:value-type="float" office:value="98.51794" calcext:value-type="float">
            <text:p>98.5 </text:p>
          </table:table-cell>
          <table:table-cell table:style-name="ce5" office:value-type="float" office:value="98.89" calcext:value-type="float">
            <text:p>98.9 </text:p>
          </table:table-cell>
          <table:table-cell table:style-name="ce5" office:value-type="float" office:value="99.05138" calcext:value-type="float">
            <text:p>99.1 </text:p>
          </table:table-cell>
          <table:table-cell table:style-name="ce5" office:value-type="float" office:value="98.55514" calcext:value-type="float">
            <text:p>98.6 </text:p>
          </table:table-cell>
          <table:table-cell table:style-name="ce5" office:value-type="float" office:value="100.0948" calcext:value-type="float">
            <text:p>100.1 </text:p>
          </table:table-cell>
          <table:table-cell table:style-name="ce5" office:value-type="float" office:value="99.19" calcext:value-type="float">
            <text:p>99.2 </text:p>
          </table:table-cell>
          <table:table-cell table:style-name="ce5" office:value-type="float" office:value="99.09621" calcext:value-type="float">
            <text:p>99.1 </text:p>
          </table:table-cell>
          <table:table-cell table:style-name="ce5" office:value-type="float" office:value="99.89713" calcext:value-type="float">
            <text:p>99.9 </text:p>
          </table:table-cell>
          <table:table-cell table:style-name="ce5" office:value-type="float" office:value="98.6" calcext:value-type="float">
            <text:p>98.6 </text:p>
          </table:table-cell>
          <table:table-cell table:style-name="ce5" office:value-type="float" office:value="98.28196" calcext:value-type="float">
            <text:p>98.3 </text:p>
          </table:table-cell>
        </table:table-row>
        <table:table-row table:style-name="ro1">
          <table:table-cell office:value-type="string" calcext:value-type="string">
            <text:p>2014M11</text:p>
          </table:table-cell>
          <table:table-cell office:value-type="float" office:value="98.07769" calcext:value-type="float">
            <text:p>98.1 </text:p>
          </table:table-cell>
          <table:table-cell office:value-type="float" office:value="97.98498" calcext:value-type="float">
            <text:p>98.0 </text:p>
          </table:table-cell>
          <table:table-cell office:value-type="float" office:value="98.62511" calcext:value-type="float">
            <text:p>98.6 </text:p>
          </table:table-cell>
          <table:table-cell office:value-type="float" office:value="96.78342" calcext:value-type="float">
            <text:p>96.8 </text:p>
          </table:table-cell>
          <table:table-cell office:value-type="float" office:value="96.81112" calcext:value-type="float">
            <text:p>96.8 </text:p>
          </table:table-cell>
          <table:table-cell office:value-type="float" office:value="99.02602" calcext:value-type="float">
            <text:p>99.0 </text:p>
          </table:table-cell>
          <table:table-cell office:value-type="float" office:value="99.1" calcext:value-type="float">
            <text:p>99.1 </text:p>
          </table:table-cell>
          <table:table-cell office:value-type="float" office:value="98.5" calcext:value-type="float">
            <text:p>98.5 </text:p>
          </table:table-cell>
          <table:table-cell office:value-type="float" office:value="96.8166" calcext:value-type="float">
            <text:p>96.8 </text:p>
          </table:table-cell>
          <table:table-cell office:value-type="float" office:value="98.53" calcext:value-type="float">
            <text:p>98.5 </text:p>
          </table:table-cell>
          <table:table-cell office:value-type="float" office:value="100.2282" calcext:value-type="float">
            <text:p>100.2 </text:p>
          </table:table-cell>
          <table:table-cell office:value-type="float" office:value="98.63013" calcext:value-type="float">
            <text:p>98.6 </text:p>
          </table:table-cell>
          <table:table-cell office:value-type="float" office:value="97.80051" calcext:value-type="float">
            <text:p>97.8 </text:p>
          </table:table-cell>
          <table:table-cell office:value-type="float" office:value="99.92376" calcext:value-type="float">
            <text:p>99.9 </text:p>
          </table:table-cell>
          <table:table-cell office:value-type="float" office:value="99.16434" calcext:value-type="float">
            <text:p>99.2 </text:p>
          </table:table-cell>
          <table:table-cell office:value-type="float" office:value="99.7" calcext:value-type="float">
            <text:p>99.7 </text:p>
          </table:table-cell>
          <table:table-cell office:value-type="float" office:value="98.46239" calcext:value-type="float">
            <text:p>98.5 </text:p>
          </table:table-cell>
          <table:table-cell office:value-type="float" office:value="98.04529" calcext:value-type="float">
            <text:p>98.0 </text:p>
          </table:table-cell>
          <table:table-cell office:value-type="float" office:value="97.1801" calcext:value-type="float">
            <text:p>97.2 </text:p>
          </table:table-cell>
          <table:table-cell office:value-type="float" office:value="98.49163" calcext:value-type="float">
            <text:p>98.5 </text:p>
          </table:table-cell>
          <table:table-cell office:value-type="float" office:value="98.69135" calcext:value-type="float">
            <text:p>98.7 </text:p>
          </table:table-cell>
          <table:table-cell office:value-type="float" office:value="98.12" calcext:value-type="float">
            <text:p>98.1 </text:p>
          </table:table-cell>
          <table:table-cell office:value-type="float" office:value="98.97234" calcext:value-type="float">
            <text:p>99.0 </text:p>
          </table:table-cell>
          <table:table-cell office:value-type="float" office:value="98.12727" calcext:value-type="float">
            <text:p>98.1 </text:p>
          </table:table-cell>
          <table:table-cell office:value-type="float" office:value="99.7762" calcext:value-type="float">
            <text:p>99.8 </text:p>
          </table:table-cell>
          <table:table-cell office:value-type="float" office:value="97.78" calcext:value-type="float">
            <text:p>97.8 </text:p>
          </table:table-cell>
          <table:table-cell office:value-type="float" office:value="98.85952" calcext:value-type="float">
            <text:p>98.9 </text:p>
          </table:table-cell>
          <table:table-cell office:value-type="float" office:value="100.0257" calcext:value-type="float">
            <text:p>100.0 </text:p>
          </table:table-cell>
          <table:table-cell office:value-type="float" office:value="98.5" calcext:value-type="float">
            <text:p>98.5 </text:p>
          </table:table-cell>
          <table:table-cell office:value-type="float" office:value="98.33958" calcext:value-type="float">
            <text:p>98.3 </text:p>
          </table:table-cell>
        </table:table-row>
        <table:table-row table:style-name="ro1">
          <table:table-cell office:value-type="string" calcext:value-type="string">
            <text:p>2014M12</text:p>
          </table:table-cell>
          <table:table-cell table:style-name="ce5" office:value-type="float" office:value="98.7795" calcext:value-type="float">
            <text:p>98.8 </text:p>
          </table:table-cell>
          <table:table-cell table:style-name="ce5" office:value-type="float" office:value="98.25312" calcext:value-type="float">
            <text:p>98.3 </text:p>
          </table:table-cell>
          <table:table-cell table:style-name="ce5" office:value-type="float" office:value="98.62511" calcext:value-type="float">
            <text:p>98.6 </text:p>
          </table:table-cell>
          <table:table-cell table:style-name="ce5" office:value-type="float" office:value="97.24306" calcext:value-type="float">
            <text:p>97.2 </text:p>
          </table:table-cell>
          <table:table-cell table:style-name="ce5" office:value-type="float" office:value="97.25346" calcext:value-type="float">
            <text:p>97.3 </text:p>
          </table:table-cell>
          <table:table-cell table:style-name="ce5" office:value-type="float" office:value="99.33717" calcext:value-type="float">
            <text:p>99.3 </text:p>
          </table:table-cell>
          <table:table-cell table:style-name="ce5" office:value-type="float" office:value="99.2" calcext:value-type="float">
            <text:p>99.2 </text:p>
          </table:table-cell>
          <table:table-cell table:style-name="ce5" office:value-type="float" office:value="98.6" calcext:value-type="float">
            <text:p>98.6 </text:p>
          </table:table-cell>
          <table:table-cell table:style-name="ce5" office:value-type="float" office:value="98.07677" calcext:value-type="float">
            <text:p>98.1 </text:p>
          </table:table-cell>
          <table:table-cell table:style-name="ce5" office:value-type="float" office:value="99.14" calcext:value-type="float">
            <text:p>99.1 </text:p>
          </table:table-cell>
          <table:table-cell table:style-name="ce5" office:value-type="float" office:value="99.94996" calcext:value-type="float">
            <text:p>99.9 </text:p>
          </table:table-cell>
          <table:table-cell table:style-name="ce5" office:value-type="float" office:value="98.55836" calcext:value-type="float">
            <text:p>98.6 </text:p>
          </table:table-cell>
          <table:table-cell table:style-name="ce5" office:value-type="float" office:value="97.90282" calcext:value-type="float">
            <text:p>97.9 </text:p>
          </table:table-cell>
          <table:table-cell table:style-name="ce5" office:value-type="float" office:value="99.92376" calcext:value-type="float">
            <text:p>99.9 </text:p>
          </table:table-cell>
          <table:table-cell table:style-name="ce5" office:value-type="float" office:value="99.53574" calcext:value-type="float">
            <text:p>99.5 </text:p>
          </table:table-cell>
          <table:table-cell table:style-name="ce5" office:value-type="float" office:value="99.8" calcext:value-type="float">
            <text:p>99.8 </text:p>
          </table:table-cell>
          <table:table-cell table:style-name="ce5" office:value-type="float" office:value="98.54599" calcext:value-type="float">
            <text:p>98.5 </text:p>
          </table:table-cell>
          <table:table-cell table:style-name="ce5" office:value-type="float" office:value="98.35258" calcext:value-type="float">
            <text:p>98.4 </text:p>
          </table:table-cell>
          <table:table-cell table:style-name="ce5" office:value-type="float" office:value="97.8422" calcext:value-type="float">
            <text:p>97.8 </text:p>
          </table:table-cell>
          <table:table-cell table:style-name="ce5" office:value-type="float" office:value="98.32" calcext:value-type="float">
            <text:p>98.3 </text:p>
          </table:table-cell>
          <table:table-cell table:style-name="ce5" office:value-type="float" office:value="98.94759" calcext:value-type="float">
            <text:p>98.9 </text:p>
          </table:table-cell>
          <table:table-cell table:style-name="ce5" office:value-type="float" office:value="98.76" calcext:value-type="float">
            <text:p>98.8 </text:p>
          </table:table-cell>
          <table:table-cell table:style-name="ce5" office:value-type="float" office:value="99.20949" calcext:value-type="float">
            <text:p>99.2 </text:p>
          </table:table-cell>
          <table:table-cell table:style-name="ce5" office:value-type="float" office:value="99.04135" calcext:value-type="float">
            <text:p>99.0 </text:p>
          </table:table-cell>
          <table:table-cell table:style-name="ce5" office:value-type="float" office:value="99.59413" calcext:value-type="float">
            <text:p>99.6 </text:p>
          </table:table-cell>
          <table:table-cell table:style-name="ce5" office:value-type="float" office:value="99.03" calcext:value-type="float">
            <text:p>99.0 </text:p>
          </table:table-cell>
          <table:table-cell table:style-name="ce5" office:value-type="float" office:value="99.18832" calcext:value-type="float">
            <text:p>99.2 </text:p>
          </table:table-cell>
          <table:table-cell table:style-name="ce5" office:value-type="float" office:value="99.98092" calcext:value-type="float">
            <text:p>100.0 </text:p>
          </table:table-cell>
          <table:table-cell table:style-name="ce5" office:value-type="float" office:value="98.8" calcext:value-type="float">
            <text:p>98.8 </text:p>
          </table:table-cell>
          <table:table-cell table:style-name="ce5" office:value-type="float" office:value="98.43848" calcext:value-type="float">
            <text:p>98.4 </text:p>
          </table:table-cell>
        </table:table-row>
        <table:table-row table:style-name="ro1">
          <table:table-cell office:value-type="string" calcext:value-type="string">
            <text:p>2015M1</text:p>
          </table:table-cell>
          <table:table-cell office:value-type="float" office:value="98.69177" calcext:value-type="float">
            <text:p>98.7 </text:p>
          </table:table-cell>
          <table:table-cell office:value-type="float" office:value="98.6649" calcext:value-type="float">
            <text:p>98.7 </text:p>
          </table:table-cell>
          <table:table-cell office:value-type="float" office:value="98.77177" calcext:value-type="float">
            <text:p>98.8 </text:p>
          </table:table-cell>
          <table:table-cell office:value-type="float" office:value="97.70271" calcext:value-type="float">
            <text:p>97.7 </text:p>
          </table:table-cell>
          <table:table-cell office:value-type="float" office:value="97.82773" calcext:value-type="float">
            <text:p>97.8 </text:p>
          </table:table-cell>
          <table:table-cell office:value-type="float" office:value="99.84714" calcext:value-type="float">
            <text:p>99.8 </text:p>
          </table:table-cell>
          <table:table-cell office:value-type="float" office:value="99.4" calcext:value-type="float">
            <text:p>99.4 </text:p>
          </table:table-cell>
          <table:table-cell office:value-type="float" office:value="98.8" calcext:value-type="float">
            <text:p>98.8 </text:p>
          </table:table-cell>
          <table:table-cell office:value-type="float" office:value="98.29405" calcext:value-type="float">
            <text:p>98.3 </text:p>
          </table:table-cell>
          <table:table-cell office:value-type="float" office:value="99.09" calcext:value-type="float">
            <text:p>99.1 </text:p>
          </table:table-cell>
          <table:table-cell office:value-type="float" office:value="99.69621" calcext:value-type="float">
            <text:p>99.7 </text:p>
          </table:table-cell>
          <table:table-cell office:value-type="float" office:value="98.98905" calcext:value-type="float">
            <text:p>99.0 </text:p>
          </table:table-cell>
          <table:table-cell office:value-type="float" office:value="98.41432" calcext:value-type="float">
            <text:p>98.4 </text:p>
          </table:table-cell>
          <table:table-cell office:value-type="float" office:value="99.6188" calcext:value-type="float">
            <text:p>99.6 </text:p>
          </table:table-cell>
          <table:table-cell office:value-type="float" office:value="99.0715" calcext:value-type="float">
            <text:p>99.1 </text:p>
          </table:table-cell>
          <table:table-cell office:value-type="float" office:value="99.5" calcext:value-type="float">
            <text:p>99.5 </text:p>
          </table:table-cell>
          <table:table-cell office:value-type="float" office:value="99.0819" calcext:value-type="float">
            <text:p>99.1 </text:p>
          </table:table-cell>
          <table:table-cell office:value-type="float" office:value="98.28454" calcext:value-type="float">
            <text:p>98.3 </text:p>
          </table:table-cell>
          <table:table-cell office:value-type="float" office:value="97.9004" calcext:value-type="float">
            <text:p>97.9 </text:p>
          </table:table-cell>
          <table:table-cell office:value-type="float" office:value="99.11" calcext:value-type="float">
            <text:p>99.1 </text:p>
          </table:table-cell>
          <table:table-cell office:value-type="float" office:value="98.76912" calcext:value-type="float">
            <text:p>98.8 </text:p>
          </table:table-cell>
          <table:table-cell office:value-type="float" office:value="98.55" calcext:value-type="float">
            <text:p>98.6 </text:p>
          </table:table-cell>
          <table:table-cell office:value-type="float" office:value="99.20949" calcext:value-type="float">
            <text:p>99.2 </text:p>
          </table:table-cell>
          <table:table-cell office:value-type="float" office:value="98.7399" calcext:value-type="float">
            <text:p>98.7 </text:p>
          </table:table-cell>
          <table:table-cell office:value-type="float" office:value="99.73068" calcext:value-type="float">
            <text:p>99.7 </text:p>
          </table:table-cell>
          <table:table-cell office:value-type="float" office:value="99.4" calcext:value-type="float">
            <text:p>99.4 </text:p>
          </table:table-cell>
          <table:table-cell office:value-type="float" office:value="99.0598" calcext:value-type="float">
            <text:p>99.1 </text:p>
          </table:table-cell>
          <table:table-cell office:value-type="float" office:value="100.057" calcext:value-type="float">
            <text:p>100.1 </text:p>
          </table:table-cell>
          <table:table-cell office:value-type="float" office:value="98.7" calcext:value-type="float">
            <text:p>98.7 </text:p>
          </table:table-cell>
          <table:table-cell office:value-type="float" office:value="98.7986" calcext:value-type="float">
            <text:p>98.8 </text:p>
          </table:table-cell>
        </table:table-row>
        <table:table-row table:style-name="ro1">
          <table:table-cell office:value-type="string" calcext:value-type="string">
            <text:p>2015M2</text:p>
          </table:table-cell>
          <table:table-cell table:style-name="ce5" office:value-type="float" office:value="99.29173" calcext:value-type="float">
            <text:p>99.3 </text:p>
          </table:table-cell>
          <table:table-cell table:style-name="ce5" office:value-type="float" office:value="99.30651" calcext:value-type="float">
            <text:p>99.3 </text:p>
          </table:table-cell>
          <table:table-cell table:style-name="ce5" office:value-type="float" office:value="99.35838" calcext:value-type="float">
            <text:p>99.4 </text:p>
          </table:table-cell>
          <table:table-cell table:style-name="ce5" office:value-type="float" office:value="98.21841" calcext:value-type="float">
            <text:p>98.2 </text:p>
          </table:table-cell>
          <table:table-cell table:style-name="ce5" office:value-type="float" office:value="98.77451" calcext:value-type="float">
            <text:p>98.8 </text:p>
          </table:table-cell>
          <table:table-cell table:style-name="ce5" office:value-type="float" office:value="100.6222" calcext:value-type="float">
            <text:p>100.6 </text:p>
          </table:table-cell>
          <table:table-cell table:style-name="ce5" office:value-type="float" office:value="99.6" calcext:value-type="float">
            <text:p>99.6 </text:p>
          </table:table-cell>
          <table:table-cell table:style-name="ce5" office:value-type="float" office:value="100.1" calcext:value-type="float">
            <text:p>100.1 </text:p>
          </table:table-cell>
          <table:table-cell table:style-name="ce5" office:value-type="float" office:value="98.38096" calcext:value-type="float">
            <text:p>98.4 </text:p>
          </table:table-cell>
          <table:table-cell table:style-name="ce5" office:value-type="float" office:value="99.53" calcext:value-type="float">
            <text:p>99.5 </text:p>
          </table:table-cell>
          <table:table-cell table:style-name="ce5" office:value-type="float" office:value="99.78589" calcext:value-type="float">
            <text:p>99.8 </text:p>
          </table:table-cell>
          <table:table-cell table:style-name="ce5" office:value-type="float" office:value="99.2044" calcext:value-type="float">
            <text:p>99.2 </text:p>
          </table:table-cell>
          <table:table-cell table:style-name="ce5" office:value-type="float" office:value="98.92583" calcext:value-type="float">
            <text:p>98.9 </text:p>
          </table:table-cell>
          <table:table-cell table:style-name="ce5" office:value-type="float" office:value="99.11055" calcext:value-type="float">
            <text:p>99.1 </text:p>
          </table:table-cell>
          <table:table-cell table:style-name="ce5" office:value-type="float" office:value="99.35004" calcext:value-type="float">
            <text:p>99.4 </text:p>
          </table:table-cell>
          <table:table-cell table:style-name="ce5" office:value-type="float" office:value="99.6" calcext:value-type="float">
            <text:p>99.6 </text:p>
          </table:table-cell>
          <table:table-cell table:style-name="ce5" office:value-type="float" office:value="99.17194" calcext:value-type="float">
            <text:p>99.2 </text:p>
          </table:table-cell>
          <table:table-cell table:style-name="ce5" office:value-type="float" office:value="98.96245" calcext:value-type="float">
            <text:p>99.0 </text:p>
          </table:table-cell>
          <table:table-cell table:style-name="ce5" office:value-type="float" office:value="97.9979" calcext:value-type="float">
            <text:p>98.0 </text:p>
          </table:table-cell>
          <table:table-cell table:style-name="ce5" office:value-type="float" office:value="99.51" calcext:value-type="float">
            <text:p>99.5 </text:p>
          </table:table-cell>
          <table:table-cell table:style-name="ce5" office:value-type="float" office:value="99.10268" calcext:value-type="float">
            <text:p>99.1 </text:p>
          </table:table-cell>
          <table:table-cell table:style-name="ce5" office:value-type="float" office:value="98.83" calcext:value-type="float">
            <text:p>98.8 </text:p>
          </table:table-cell>
          <table:table-cell table:style-name="ce5" office:value-type="float" office:value="99.44664" calcext:value-type="float">
            <text:p>99.4 </text:p>
          </table:table-cell>
          <table:table-cell table:style-name="ce5" office:value-type="float" office:value="99.0608" calcext:value-type="float">
            <text:p>99.1 </text:p>
          </table:table-cell>
          <table:table-cell table:style-name="ce5" office:value-type="float" office:value="99.73068" calcext:value-type="float">
            <text:p>99.7 </text:p>
          </table:table-cell>
          <table:table-cell table:style-name="ce5" office:value-type="float" office:value="99.96" calcext:value-type="float">
            <text:p>100.0 </text:p>
          </table:table-cell>
          <table:table-cell table:style-name="ce5" office:value-type="float" office:value="99.20654" calcext:value-type="float">
            <text:p>99.2 </text:p>
          </table:table-cell>
          <table:table-cell table:style-name="ce5" office:value-type="float" office:value="100.1058" calcext:value-type="float">
            <text:p>100.1 </text:p>
          </table:table-cell>
          <table:table-cell table:style-name="ce5" office:value-type="float" office:value="98.9" calcext:value-type="float">
            <text:p>98.9 </text:p>
          </table:table-cell>
          <table:table-cell table:style-name="ce5" office:value-type="float" office:value="99.01178" calcext:value-type="float">
            <text:p>99.0 </text:p>
          </table:table-cell>
        </table:table-row>
        <table:table-row table:style-name="ro1">
          <table:table-cell office:value-type="string" calcext:value-type="string">
            <text:p>2015M3</text:p>
          </table:table-cell>
          <table:table-cell office:value-type="float" office:value="99.39172" calcext:value-type="float">
            <text:p>99.4 </text:p>
          </table:table-cell>
          <table:table-cell office:value-type="float" office:value="98.79897" calcext:value-type="float">
            <text:p>98.8 </text:p>
          </table:table-cell>
          <table:table-cell office:value-type="float" office:value="99.43172" calcext:value-type="float">
            <text:p>99.4 </text:p>
          </table:table-cell>
          <table:table-cell office:value-type="float" office:value="98.90227" calcext:value-type="float">
            <text:p>98.9 </text:p>
          </table:table-cell>
          <table:table-cell office:value-type="float" office:value="99.10044" calcext:value-type="float">
            <text:p>99.1 </text:p>
          </table:table-cell>
          <table:table-cell office:value-type="float" office:value="100.7873" calcext:value-type="float">
            <text:p>100.8 </text:p>
          </table:table-cell>
          <table:table-cell office:value-type="float" office:value="99.5" calcext:value-type="float">
            <text:p>99.5 </text:p>
          </table:table-cell>
          <table:table-cell office:value-type="float" office:value="99.7" calcext:value-type="float">
            <text:p>99.7 </text:p>
          </table:table-cell>
          <table:table-cell office:value-type="float" office:value="98.98932" calcext:value-type="float">
            <text:p>99.0 </text:p>
          </table:table-cell>
          <table:table-cell office:value-type="float" office:value="99.57" calcext:value-type="float">
            <text:p>99.6 </text:p>
          </table:table-cell>
          <table:table-cell office:value-type="float" office:value="99.81307" calcext:value-type="float">
            <text:p>99.8 </text:p>
          </table:table-cell>
          <table:table-cell office:value-type="float" office:value="99.27618" calcext:value-type="float">
            <text:p>99.3 </text:p>
          </table:table-cell>
          <table:table-cell office:value-type="float" office:value="99.43734" calcext:value-type="float">
            <text:p>99.4 </text:p>
          </table:table-cell>
          <table:table-cell office:value-type="float" office:value="99.4155" calcext:value-type="float">
            <text:p>99.4 </text:p>
          </table:table-cell>
          <table:table-cell office:value-type="float" office:value="99.35004" calcext:value-type="float">
            <text:p>99.4 </text:p>
          </table:table-cell>
          <table:table-cell office:value-type="float" office:value="99.8" calcext:value-type="float">
            <text:p>99.8 </text:p>
          </table:table-cell>
          <table:table-cell office:value-type="float" office:value="99.38201" calcext:value-type="float">
            <text:p>99.4 </text:p>
          </table:table-cell>
          <table:table-cell office:value-type="float" office:value="99.35037" calcext:value-type="float">
            <text:p>99.4 </text:p>
          </table:table-cell>
          <table:table-cell office:value-type="float" office:value="98.1795" calcext:value-type="float">
            <text:p>98.2 </text:p>
          </table:table-cell>
          <table:table-cell office:value-type="float" office:value="99.49" calcext:value-type="float">
            <text:p>99.5 </text:p>
          </table:table-cell>
          <table:table-cell office:value-type="float" office:value="99.45156" calcext:value-type="float">
            <text:p>99.5 </text:p>
          </table:table-cell>
          <table:table-cell office:value-type="float" office:value="98.7" calcext:value-type="float">
            <text:p>98.7 </text:p>
          </table:table-cell>
          <table:table-cell office:value-type="float" office:value="99.44664" calcext:value-type="float">
            <text:p>99.4 </text:p>
          </table:table-cell>
          <table:table-cell office:value-type="float" office:value="99.60535" calcext:value-type="float">
            <text:p>99.6 </text:p>
          </table:table-cell>
          <table:table-cell office:value-type="float" office:value="99.73068" calcext:value-type="float">
            <text:p>99.7 </text:p>
          </table:table-cell>
          <table:table-cell office:value-type="float" office:value="99.67" calcext:value-type="float">
            <text:p>99.7 </text:p>
          </table:table-cell>
          <table:table-cell office:value-type="float" office:value="99.46894" calcext:value-type="float">
            <text:p>99.5 </text:p>
          </table:table-cell>
          <table:table-cell office:value-type="float" office:value="100.1644" calcext:value-type="float">
            <text:p>100.2 </text:p>
          </table:table-cell>
          <table:table-cell office:value-type="float" office:value="99" calcext:value-type="float">
            <text:p>99.0 </text:p>
          </table:table-cell>
          <table:table-cell office:value-type="float" office:value="99.19135" calcext:value-type="float">
            <text:p>99.2 </text:p>
          </table:table-cell>
        </table:table-row>
        <table:table-row table:style-name="ro1">
          <table:table-cell office:value-type="string" calcext:value-type="string">
            <text:p>2015M4</text:p>
          </table:table-cell>
          <table:table-cell table:style-name="ce5" office:value-type="float" office:value="99.19173" calcext:value-type="float">
            <text:p>99.2 </text:p>
          </table:table-cell>
          <table:table-cell table:style-name="ce5" office:value-type="float" office:value="99.47889" calcext:value-type="float">
            <text:p>99.5 </text:p>
          </table:table-cell>
          <table:table-cell table:style-name="ce5" office:value-type="float" office:value="99.43172" calcext:value-type="float">
            <text:p>99.4 </text:p>
          </table:table-cell>
          <table:table-cell table:style-name="ce5" office:value-type="float" office:value="99.28344" calcext:value-type="float">
            <text:p>99.3 </text:p>
          </table:table-cell>
          <table:table-cell table:style-name="ce5" office:value-type="float" office:value="99.45742" calcext:value-type="float">
            <text:p>99.5 </text:p>
          </table:table-cell>
          <table:table-cell table:style-name="ce5" office:value-type="float" office:value="100.1381" calcext:value-type="float">
            <text:p>100.1 </text:p>
          </table:table-cell>
          <table:table-cell table:style-name="ce5" office:value-type="float" office:value="99.5" calcext:value-type="float">
            <text:p>99.5 </text:p>
          </table:table-cell>
          <table:table-cell table:style-name="ce5" office:value-type="float" office:value="99.8" calcext:value-type="float">
            <text:p>99.8 </text:p>
          </table:table-cell>
          <table:table-cell table:style-name="ce5" office:value-type="float" office:value="99.2935" calcext:value-type="float">
            <text:p>99.3 </text:p>
          </table:table-cell>
          <table:table-cell table:style-name="ce5" office:value-type="float" office:value="99.7" calcext:value-type="float">
            <text:p>99.7 </text:p>
          </table:table-cell>
          <table:table-cell table:style-name="ce5" office:value-type="float" office:value="99.57682" calcext:value-type="float">
            <text:p>99.6 </text:p>
          </table:table-cell>
          <table:table-cell table:style-name="ce5" office:value-type="float" office:value="99.6351" calcext:value-type="float">
            <text:p>99.6 </text:p>
          </table:table-cell>
          <table:table-cell table:style-name="ce5" office:value-type="float" office:value="99.23273" calcext:value-type="float">
            <text:p>99.2 </text:p>
          </table:table-cell>
          <table:table-cell table:style-name="ce5" office:value-type="float" office:value="100.0254" calcext:value-type="float">
            <text:p>100.0 </text:p>
          </table:table-cell>
          <table:table-cell table:style-name="ce5" office:value-type="float" office:value="99.90715" calcext:value-type="float">
            <text:p>99.9 </text:p>
          </table:table-cell>
          <table:table-cell table:style-name="ce5" office:value-type="float" office:value="99.9" calcext:value-type="float">
            <text:p>99.9 </text:p>
          </table:table-cell>
          <table:table-cell table:style-name="ce5" office:value-type="float" office:value="99.6714" calcext:value-type="float">
            <text:p>99.7 </text:p>
          </table:table-cell>
          <table:table-cell table:style-name="ce5" office:value-type="float" office:value="99.54032" calcext:value-type="float">
            <text:p>99.5 </text:p>
          </table:table-cell>
          <table:table-cell table:style-name="ce5" office:value-type="float" office:value="98.5888" calcext:value-type="float">
            <text:p>98.6 </text:p>
          </table:table-cell>
          <table:table-cell table:style-name="ce5" office:value-type="float" office:value="99.63" calcext:value-type="float">
            <text:p>99.6 </text:p>
          </table:table-cell>
          <table:table-cell table:style-name="ce5" office:value-type="float" office:value="99.50933" calcext:value-type="float">
            <text:p>99.5 </text:p>
          </table:table-cell>
          <table:table-cell table:style-name="ce5" office:value-type="float" office:value="99.52" calcext:value-type="float">
            <text:p>99.5 </text:p>
          </table:table-cell>
          <table:table-cell table:style-name="ce5" office:value-type="float" office:value="99.8419" calcext:value-type="float">
            <text:p>99.8 </text:p>
          </table:table-cell>
          <table:table-cell table:style-name="ce5" office:value-type="float" office:value="99.71233" calcext:value-type="float">
            <text:p>99.7 </text:p>
          </table:table-cell>
          <table:table-cell table:style-name="ce5" office:value-type="float" office:value="99.7762" calcext:value-type="float">
            <text:p>99.8 </text:p>
          </table:table-cell>
          <table:table-cell table:style-name="ce5" office:value-type="float" office:value="99.02" calcext:value-type="float">
            <text:p>99.0 </text:p>
          </table:table-cell>
          <table:table-cell table:style-name="ce5" office:value-type="float" office:value="99.78062" calcext:value-type="float">
            <text:p>99.8 </text:p>
          </table:table-cell>
          <table:table-cell table:style-name="ce5" office:value-type="float" office:value="100.128" calcext:value-type="float">
            <text:p>100.1 </text:p>
          </table:table-cell>
          <table:table-cell table:style-name="ce5" office:value-type="float" office:value="99.5" calcext:value-type="float">
            <text:p>99.5 </text:p>
          </table:table-cell>
          <table:table-cell table:style-name="ce5" office:value-type="float" office:value="99.44487" calcext:value-type="float">
            <text:p>99.4 </text:p>
          </table:table-cell>
        </table:table-row>
        <table:table-row table:style-name="ro1">
          <table:table-cell office:value-type="string" calcext:value-type="string">
            <text:p>2015M5</text:p>
          </table:table-cell>
          <table:table-cell office:value-type="float" office:value="99.49171" calcext:value-type="float">
            <text:p>99.5 </text:p>
          </table:table-cell>
          <table:table-cell office:value-type="float" office:value="99.67999" calcext:value-type="float">
            <text:p>99.7 </text:p>
          </table:table-cell>
          <table:table-cell office:value-type="float" office:value="99.87167" calcext:value-type="float">
            <text:p>99.9 </text:p>
          </table:table-cell>
          <table:table-cell office:value-type="float" office:value="99.31707" calcext:value-type="float">
            <text:p>99.3 </text:p>
          </table:table-cell>
          <table:table-cell office:value-type="float" office:value="99.74455" calcext:value-type="float">
            <text:p>99.7 </text:p>
          </table:table-cell>
          <table:table-cell office:value-type="float" office:value="100.1302" calcext:value-type="float">
            <text:p>100.1 </text:p>
          </table:table-cell>
          <table:table-cell office:value-type="float" office:value="99.7" calcext:value-type="float">
            <text:p>99.7 </text:p>
          </table:table-cell>
          <table:table-cell office:value-type="float" office:value="99.8" calcext:value-type="float">
            <text:p>99.8 </text:p>
          </table:table-cell>
          <table:table-cell office:value-type="float" office:value="100.0757" calcext:value-type="float">
            <text:p>100.1 </text:p>
          </table:table-cell>
          <table:table-cell office:value-type="float" office:value="99.79" calcext:value-type="float">
            <text:p>99.8 </text:p>
          </table:table-cell>
          <table:table-cell office:value-type="float" office:value="99.81673" calcext:value-type="float">
            <text:p>99.8 </text:p>
          </table:table-cell>
          <table:table-cell office:value-type="float" office:value="99.85045" calcext:value-type="float">
            <text:p>99.9 </text:p>
          </table:table-cell>
          <table:table-cell office:value-type="float" office:value="99.64194" calcext:value-type="float">
            <text:p>99.6 </text:p>
          </table:table-cell>
          <table:table-cell office:value-type="float" office:value="100.1271" calcext:value-type="float">
            <text:p>100.1 </text:p>
          </table:table-cell>
          <table:table-cell office:value-type="float" office:value="100" calcext:value-type="float">
            <text:p>100.0 </text:p>
          </table:table-cell>
          <table:table-cell office:value-type="float" office:value="99.9" calcext:value-type="float">
            <text:p>99.9 </text:p>
          </table:table-cell>
          <table:table-cell office:value-type="float" office:value="99.81181" calcext:value-type="float">
            <text:p>99.8 </text:p>
          </table:table-cell>
          <table:table-cell office:value-type="float" office:value="99.99075" calcext:value-type="float">
            <text:p>100.0 </text:p>
          </table:table-cell>
          <table:table-cell office:value-type="float" office:value="98.8741" calcext:value-type="float">
            <text:p>98.9 </text:p>
          </table:table-cell>
          <table:table-cell office:value-type="float" office:value="99.72" calcext:value-type="float">
            <text:p>99.7 </text:p>
          </table:table-cell>
          <table:table-cell office:value-type="float" office:value="99.65188" calcext:value-type="float">
            <text:p>99.7 </text:p>
          </table:table-cell>
          <table:table-cell office:value-type="float" office:value="99.88" calcext:value-type="float">
            <text:p>99.9 </text:p>
          </table:table-cell>
          <table:table-cell office:value-type="float" office:value="99.76285" calcext:value-type="float">
            <text:p>99.8 </text:p>
          </table:table-cell>
          <table:table-cell office:value-type="float" office:value="99.94571" calcext:value-type="float">
            <text:p>99.9 </text:p>
          </table:table-cell>
          <table:table-cell office:value-type="float" office:value="99.91276" calcext:value-type="float">
            <text:p>99.9 </text:p>
          </table:table-cell>
          <table:table-cell office:value-type="float" office:value="99.15" calcext:value-type="float">
            <text:p>99.2 </text:p>
          </table:table-cell>
          <table:table-cell office:value-type="float" office:value="99.85023" calcext:value-type="float">
            <text:p>99.9 </text:p>
          </table:table-cell>
          <table:table-cell office:value-type="float" office:value="100.1483" calcext:value-type="float">
            <text:p>100.1 </text:p>
          </table:table-cell>
          <table:table-cell office:value-type="float" office:value="99.7" calcext:value-type="float">
            <text:p>99.7 </text:p>
          </table:table-cell>
          <table:table-cell office:value-type="float" office:value="99.68687" calcext:value-type="float">
            <text:p>99.7 </text:p>
          </table:table-cell>
        </table:table-row>
        <table:table-row table:style-name="ro1">
          <table:table-cell office:value-type="string" calcext:value-type="string">
            <text:p>2015M6</text:p>
          </table:table-cell>
          <table:table-cell table:style-name="ce5" office:value-type="float" office:value="100.0917" calcext:value-type="float">
            <text:p>100.1 </text:p>
          </table:table-cell>
          <table:table-cell table:style-name="ce5" office:value-type="float" office:value="99.90025" calcext:value-type="float">
            <text:p>99.9 </text:p>
          </table:table-cell>
          <table:table-cell table:style-name="ce5" office:value-type="float" office:value="100.0917" calcext:value-type="float">
            <text:p>100.1 </text:p>
          </table:table-cell>
          <table:table-cell table:style-name="ce5" office:value-type="float" office:value="100.0121" calcext:value-type="float">
            <text:p>100.0 </text:p>
          </table:table-cell>
          <table:table-cell table:style-name="ce5" office:value-type="float" office:value="100.0395" calcext:value-type="float">
            <text:p>100.0 </text:p>
          </table:table-cell>
          <table:table-cell table:style-name="ce5" office:value-type="float" office:value="100.1257" calcext:value-type="float">
            <text:p>100.1 </text:p>
          </table:table-cell>
          <table:table-cell table:style-name="ce5" office:value-type="float" office:value="100" calcext:value-type="float">
            <text:p>100.0 </text:p>
          </table:table-cell>
          <table:table-cell table:style-name="ce5" office:value-type="float" office:value="99.9" calcext:value-type="float">
            <text:p>99.9 </text:p>
          </table:table-cell>
          <table:table-cell table:style-name="ce5" office:value-type="float" office:value="101.3359" calcext:value-type="float">
            <text:p>101.3 </text:p>
          </table:table-cell>
          <table:table-cell table:style-name="ce5" office:value-type="float" office:value="100.04" calcext:value-type="float">
            <text:p>100.0 </text:p>
          </table:table-cell>
          <table:table-cell table:style-name="ce5" office:value-type="float" office:value="99.90321" calcext:value-type="float">
            <text:p>99.9 </text:p>
          </table:table-cell>
          <table:table-cell table:style-name="ce5" office:value-type="float" office:value="99.85045" calcext:value-type="float">
            <text:p>99.9 </text:p>
          </table:table-cell>
          <table:table-cell table:style-name="ce5" office:value-type="float" office:value="100.2558" calcext:value-type="float">
            <text:p>100.3 </text:p>
          </table:table-cell>
          <table:table-cell table:style-name="ce5" office:value-type="float" office:value="100.3304" calcext:value-type="float">
            <text:p>100.3 </text:p>
          </table:table-cell>
          <table:table-cell table:style-name="ce5" office:value-type="float" office:value="100.1857" calcext:value-type="float">
            <text:p>100.2 </text:p>
          </table:table-cell>
          <table:table-cell table:style-name="ce5" office:value-type="float" office:value="99.9" calcext:value-type="float">
            <text:p>99.9 </text:p>
          </table:table-cell>
          <table:table-cell table:style-name="ce5" office:value-type="float" office:value="99.77108" calcext:value-type="float">
            <text:p>99.8 </text:p>
          </table:table-cell>
          <table:table-cell table:style-name="ce5" office:value-type="float" office:value="100.723" calcext:value-type="float">
            <text:p>100.7 </text:p>
          </table:table-cell>
          <table:table-cell table:style-name="ce5" office:value-type="float" office:value="99.7661" calcext:value-type="float">
            <text:p>99.8 </text:p>
          </table:table-cell>
          <table:table-cell table:style-name="ce5" office:value-type="float" office:value="100.04" calcext:value-type="float">
            <text:p>100.0 </text:p>
          </table:table-cell>
          <table:table-cell table:style-name="ce5" office:value-type="float" office:value="99.8465" calcext:value-type="float">
            <text:p>99.8 </text:p>
          </table:table-cell>
          <table:table-cell table:style-name="ce5" office:value-type="float" office:value="99.44" calcext:value-type="float">
            <text:p>99.4 </text:p>
          </table:table-cell>
          <table:table-cell table:style-name="ce5" office:value-type="float" office:value="99.76285" calcext:value-type="float">
            <text:p>99.8 </text:p>
          </table:table-cell>
          <table:table-cell table:style-name="ce5" office:value-type="float" office:value="100.0041" calcext:value-type="float">
            <text:p>100.0 </text:p>
          </table:table-cell>
          <table:table-cell table:style-name="ce5" office:value-type="float" office:value="100.0038" calcext:value-type="float">
            <text:p>100.0 </text:p>
          </table:table-cell>
          <table:table-cell table:style-name="ce5" office:value-type="float" office:value="99.67" calcext:value-type="float">
            <text:p>99.7 </text:p>
          </table:table-cell>
          <table:table-cell table:style-name="ce5" office:value-type="float" office:value="100.1962" calcext:value-type="float">
            <text:p>100.2 </text:p>
          </table:table-cell>
          <table:table-cell table:style-name="ce5" office:value-type="float" office:value="100.1218" calcext:value-type="float">
            <text:p>100.1 </text:p>
          </table:table-cell>
          <table:table-cell table:style-name="ce5" office:value-type="float" office:value="99.9" calcext:value-type="float">
            <text:p>99.9 </text:p>
          </table:table-cell>
          <table:table-cell table:style-name="ce5" office:value-type="float" office:value="100.1641" calcext:value-type="float">
            <text:p>100.2 </text:p>
          </table:table-cell>
        </table:table-row>
        <table:table-row table:style-name="ro1">
          <table:table-cell office:value-type="string" calcext:value-type="string">
            <text:p>2015M7</text:p>
          </table:table-cell>
          <table:table-cell office:value-type="float" office:value="101.0916" calcext:value-type="float">
            <text:p>101.1 </text:p>
          </table:table-cell>
          <table:table-cell office:value-type="float" office:value="100.4365" calcext:value-type="float">
            <text:p>100.4 </text:p>
          </table:table-cell>
          <table:table-cell office:value-type="float" office:value="100.3116" calcext:value-type="float">
            <text:p>100.3 </text:p>
          </table:table-cell>
          <table:table-cell office:value-type="float" office:value="100.3485" calcext:value-type="float">
            <text:p>100.3 </text:p>
          </table:table-cell>
          <table:table-cell office:value-type="float" office:value="100.1093" calcext:value-type="float">
            <text:p>100.1 </text:p>
          </table:table-cell>
          <table:table-cell office:value-type="float" office:value="99.63035" calcext:value-type="float">
            <text:p>99.6 </text:p>
          </table:table-cell>
          <table:table-cell office:value-type="float" office:value="100.7" calcext:value-type="float">
            <text:p>100.7 </text:p>
          </table:table-cell>
          <table:table-cell office:value-type="float" office:value="100.6" calcext:value-type="float">
            <text:p>100.6 </text:p>
          </table:table-cell>
          <table:table-cell office:value-type="float" office:value="101.2055" calcext:value-type="float">
            <text:p>101.2 </text:p>
          </table:table-cell>
          <table:table-cell office:value-type="float" office:value="101.22" calcext:value-type="float">
            <text:p>101.2 </text:p>
          </table:table-cell>
          <table:table-cell office:value-type="float" office:value="99.82384" calcext:value-type="float">
            <text:p>99.8 </text:p>
          </table:table-cell>
          <table:table-cell office:value-type="float" office:value="100.6401" calcext:value-type="float">
            <text:p>100.6 </text:p>
          </table:table-cell>
          <table:table-cell office:value-type="float" office:value="100.7673" calcext:value-type="float">
            <text:p>100.8 </text:p>
          </table:table-cell>
          <table:table-cell office:value-type="float" office:value="100.8386" calcext:value-type="float">
            <text:p>100.8 </text:p>
          </table:table-cell>
          <table:table-cell office:value-type="float" office:value="100.65" calcext:value-type="float">
            <text:p>100.7 </text:p>
          </table:table-cell>
          <table:table-cell office:value-type="float" office:value="100.1" calcext:value-type="float">
            <text:p>100.1 </text:p>
          </table:table-cell>
          <table:table-cell office:value-type="float" office:value="100.412" calcext:value-type="float">
            <text:p>100.4 </text:p>
          </table:table-cell>
          <table:table-cell office:value-type="float" office:value="100.744" calcext:value-type="float">
            <text:p>100.7 </text:p>
          </table:table-cell>
          <table:table-cell office:value-type="float" office:value="100.8657" calcext:value-type="float">
            <text:p>100.9 </text:p>
          </table:table-cell>
          <table:table-cell office:value-type="float" office:value="100.3" calcext:value-type="float">
            <text:p>100.3 </text:p>
          </table:table-cell>
          <table:table-cell office:value-type="float" office:value="100.1667" calcext:value-type="float">
            <text:p>100.2 </text:p>
          </table:table-cell>
          <table:table-cell office:value-type="float" office:value="102.12" calcext:value-type="float">
            <text:p>102.1 </text:p>
          </table:table-cell>
          <table:table-cell office:value-type="float" office:value="100.3953" calcext:value-type="float">
            <text:p>100.4 </text:p>
          </table:table-cell>
          <table:table-cell office:value-type="float" office:value="100.8695" calcext:value-type="float">
            <text:p>100.9 </text:p>
          </table:table-cell>
          <table:table-cell office:value-type="float" office:value="100.0948" calcext:value-type="float">
            <text:p>100.1 </text:p>
          </table:table-cell>
          <table:table-cell office:value-type="float" office:value="101.42" calcext:value-type="float">
            <text:p>101.4 </text:p>
          </table:table-cell>
          <table:table-cell office:value-type="float" office:value="100.797" calcext:value-type="float">
            <text:p>100.8 </text:p>
          </table:table-cell>
          <table:table-cell office:value-type="float" office:value="100.0512" calcext:value-type="float">
            <text:p>100.1 </text:p>
          </table:table-cell>
          <table:table-cell office:value-type="float" office:value="100.4" calcext:value-type="float">
            <text:p>100.4 </text:p>
          </table:table-cell>
          <table:table-cell office:value-type="float" office:value="100.3235" calcext:value-type="float">
            <text:p>100.3 </text:p>
          </table:table-cell>
        </table:table-row>
        <table:table-row table:style-name="ro1">
          <table:table-cell office:value-type="string" calcext:value-type="string">
            <text:p>2015M8</text:p>
          </table:table-cell>
          <table:table-cell table:style-name="ce5" office:value-type="float" office:value="101.0916" calcext:value-type="float">
            <text:p>101.1 </text:p>
          </table:table-cell>
          <table:table-cell table:style-name="ce5" office:value-type="float" office:value="100.6089" calcext:value-type="float">
            <text:p>100.6 </text:p>
          </table:table-cell>
          <table:table-cell table:style-name="ce5" office:value-type="float" office:value="100.5316" calcext:value-type="float">
            <text:p>100.5 </text:p>
          </table:table-cell>
          <table:table-cell table:style-name="ce5" office:value-type="float" office:value="100.5503" calcext:value-type="float">
            <text:p>100.6 </text:p>
          </table:table-cell>
          <table:table-cell table:style-name="ce5" office:value-type="float" office:value="100.3266" calcext:value-type="float">
            <text:p>100.3 </text:p>
          </table:table-cell>
          <table:table-cell table:style-name="ce5" office:value-type="float" office:value="99.62361" calcext:value-type="float">
            <text:p>99.6 </text:p>
          </table:table-cell>
          <table:table-cell table:style-name="ce5" office:value-type="float" office:value="100.9" calcext:value-type="float">
            <text:p>100.9 </text:p>
          </table:table-cell>
          <table:table-cell table:style-name="ce5" office:value-type="float" office:value="100.3" calcext:value-type="float">
            <text:p>100.3 </text:p>
          </table:table-cell>
          <table:table-cell table:style-name="ce5" office:value-type="float" office:value="101.5531" calcext:value-type="float">
            <text:p>101.6 </text:p>
          </table:table-cell>
          <table:table-cell table:style-name="ce5" office:value-type="float" office:value="101.41" calcext:value-type="float">
            <text:p>101.4 </text:p>
          </table:table-cell>
          <table:table-cell table:style-name="ce5" office:value-type="float" office:value="100.4774" calcext:value-type="float">
            <text:p>100.5 </text:p>
          </table:table-cell>
          <table:table-cell table:style-name="ce5" office:value-type="float" office:value="100.999" calcext:value-type="float">
            <text:p>101.0 </text:p>
          </table:table-cell>
          <table:table-cell table:style-name="ce5" office:value-type="float" office:value="101.3811" calcext:value-type="float">
            <text:p>101.4 </text:p>
          </table:table-cell>
          <table:table-cell table:style-name="ce5" office:value-type="float" office:value="100.9403" calcext:value-type="float">
            <text:p>100.9 </text:p>
          </table:table-cell>
          <table:table-cell table:style-name="ce5" office:value-type="float" office:value="101.2999" calcext:value-type="float">
            <text:p>101.3 </text:p>
          </table:table-cell>
          <table:table-cell table:style-name="ce5" office:value-type="float" office:value="100.5" calcext:value-type="float">
            <text:p>100.5 </text:p>
          </table:table-cell>
          <table:table-cell table:style-name="ce5" office:value-type="float" office:value="100.5717" calcext:value-type="float">
            <text:p>100.6 </text:p>
          </table:table-cell>
          <table:table-cell table:style-name="ce5" office:value-type="float" office:value="100.6736" calcext:value-type="float">
            <text:p>100.7 </text:p>
          </table:table-cell>
          <table:table-cell table:style-name="ce5" office:value-type="float" office:value="101.1994" calcext:value-type="float">
            <text:p>101.2 </text:p>
          </table:table-cell>
          <table:table-cell table:style-name="ce5" office:value-type="float" office:value="100.66" calcext:value-type="float">
            <text:p>100.7 </text:p>
          </table:table-cell>
          <table:table-cell table:style-name="ce5" office:value-type="float" office:value="100.2979" calcext:value-type="float">
            <text:p>100.3 </text:p>
          </table:table-cell>
          <table:table-cell table:style-name="ce5" office:value-type="float" office:value="101.78" calcext:value-type="float">
            <text:p>101.8 </text:p>
          </table:table-cell>
          <table:table-cell table:style-name="ce5" office:value-type="float" office:value="100.7115" calcext:value-type="float">
            <text:p>100.7 </text:p>
          </table:table-cell>
          <table:table-cell table:style-name="ce5" office:value-type="float" office:value="101.4335" calcext:value-type="float">
            <text:p>101.4 </text:p>
          </table:table-cell>
          <table:table-cell table:style-name="ce5" office:value-type="float" office:value="100.2769" calcext:value-type="float">
            <text:p>100.3 </text:p>
          </table:table-cell>
          <table:table-cell table:style-name="ce5" office:value-type="float" office:value="102.04" calcext:value-type="float">
            <text:p>102.0 </text:p>
          </table:table-cell>
          <table:table-cell table:style-name="ce5" office:value-type="float" office:value="101.1751" calcext:value-type="float">
            <text:p>101.2 </text:p>
          </table:table-cell>
          <table:table-cell table:style-name="ce5" office:value-type="float" office:value="100.025" calcext:value-type="float">
            <text:p>100.0 </text:p>
          </table:table-cell>
          <table:table-cell table:style-name="ce5" office:value-type="float" office:value="100.7" calcext:value-type="float">
            <text:p>100.7 </text:p>
          </table:table-cell>
          <table:table-cell table:style-name="ce5" office:value-type="float" office:value="100.4032" calcext:value-type="float">
            <text:p>100.4 </text:p>
          </table:table-cell>
        </table:table-row>
        <table:table-row table:style-name="ro1">
          <table:table-cell office:value-type="string" calcext:value-type="string">
            <text:p>2015M9</text:p>
          </table:table-cell>
          <table:table-cell office:value-type="float" office:value="100.2916" calcext:value-type="float">
            <text:p>100.3 </text:p>
          </table:table-cell>
          <table:table-cell office:value-type="float" office:value="100.2258" calcext:value-type="float">
            <text:p>100.2 </text:p>
          </table:table-cell>
          <table:table-cell office:value-type="float" office:value="100.7516" calcext:value-type="float">
            <text:p>100.8 </text:p>
          </table:table-cell>
          <table:table-cell office:value-type="float" office:value="100.9314" calcext:value-type="float">
            <text:p>100.9 </text:p>
          </table:table-cell>
          <table:table-cell office:value-type="float" office:value="100.7456" calcext:value-type="float">
            <text:p>100.7 </text:p>
          </table:table-cell>
          <table:table-cell office:value-type="float" office:value="99.60788" calcext:value-type="float">
            <text:p>99.6 </text:p>
          </table:table-cell>
          <table:table-cell table:number-columns-repeated="2" office:value-type="float" office:value="100.2" calcext:value-type="float">
            <text:p>100.2 </text:p>
          </table:table-cell>
          <table:table-cell office:value-type="float" office:value="99.85841" calcext:value-type="float">
            <text:p>99.9 </text:p>
          </table:table-cell>
          <table:table-cell office:value-type="float" office:value="99.81" calcext:value-type="float">
            <text:p>99.8 </text:p>
          </table:table-cell>
          <table:table-cell office:value-type="float" office:value="100.4269" calcext:value-type="float">
            <text:p>100.4 </text:p>
          </table:table-cell>
          <table:table-cell office:value-type="float" office:value="100.4965" calcext:value-type="float">
            <text:p>100.5 </text:p>
          </table:table-cell>
          <table:table-cell office:value-type="float" office:value="100.8696" calcext:value-type="float">
            <text:p>100.9 </text:p>
          </table:table-cell>
          <table:table-cell office:value-type="float" office:value="100.3304" calcext:value-type="float">
            <text:p>100.3 </text:p>
          </table:table-cell>
          <table:table-cell office:value-type="float" office:value="100.5571" calcext:value-type="float">
            <text:p>100.6 </text:p>
          </table:table-cell>
          <table:table-cell office:value-type="float" office:value="100.1" calcext:value-type="float">
            <text:p>100.1 </text:p>
          </table:table-cell>
          <table:table-cell office:value-type="float" office:value="100.4013" calcext:value-type="float">
            <text:p>100.4 </text:p>
          </table:table-cell>
          <table:table-cell office:value-type="float" office:value="100.7471" calcext:value-type="float">
            <text:p>100.7 </text:p>
          </table:table-cell>
          <table:table-cell office:value-type="float" office:value="100.9672" calcext:value-type="float">
            <text:p>101.0 </text:p>
          </table:table-cell>
          <table:table-cell office:value-type="float" office:value="100.61" calcext:value-type="float">
            <text:p>100.6 </text:p>
          </table:table-cell>
          <table:table-cell office:value-type="float" office:value="100.59" calcext:value-type="float">
            <text:p>100.6 </text:p>
          </table:table-cell>
          <table:table-cell office:value-type="float" office:value="100.67" calcext:value-type="float">
            <text:p>100.7 </text:p>
          </table:table-cell>
          <table:table-cell office:value-type="float" office:value="100.3953" calcext:value-type="float">
            <text:p>100.4 </text:p>
          </table:table-cell>
          <table:table-cell office:value-type="float" office:value="100.4805" calcext:value-type="float">
            <text:p>100.5 </text:p>
          </table:table-cell>
          <table:table-cell office:value-type="float" office:value="100.1404" calcext:value-type="float">
            <text:p>100.1 </text:p>
          </table:table-cell>
          <table:table-cell office:value-type="float" office:value="100.33" calcext:value-type="float">
            <text:p>100.3 </text:p>
          </table:table-cell>
          <table:table-cell office:value-type="float" office:value="100.4029" calcext:value-type="float">
            <text:p>100.4 </text:p>
          </table:table-cell>
          <table:table-cell office:value-type="float" office:value="99.96731" calcext:value-type="float">
            <text:p>100.0 </text:p>
          </table:table-cell>
          <table:table-cell office:value-type="float" office:value="100.5" calcext:value-type="float">
            <text:p>100.5 </text:p>
          </table:table-cell>
          <table:table-cell office:value-type="float" office:value="100.5713" calcext:value-type="float">
            <text:p>100.6 </text:p>
          </table:table-cell>
        </table:table-row>
        <table:table-row table:style-name="ro1">
          <table:table-cell office:value-type="string" calcext:value-type="string">
            <text:p>2015M10</text:p>
          </table:table-cell>
          <table:table-cell table:style-name="ce5" office:value-type="float" office:value="99.99167" calcext:value-type="float">
            <text:p>100.0 </text:p>
          </table:table-cell>
          <table:table-cell table:style-name="ce5" office:value-type="float" office:value="100.9441" calcext:value-type="float">
            <text:p>100.9 </text:p>
          </table:table-cell>
          <table:table-cell table:style-name="ce5" office:value-type="float" office:value="100.7516" calcext:value-type="float">
            <text:p>100.8 </text:p>
          </table:table-cell>
          <table:table-cell table:style-name="ce5" office:value-type="float" office:value="101.2453" calcext:value-type="float">
            <text:p>101.2 </text:p>
          </table:table-cell>
          <table:table-cell table:style-name="ce5" office:value-type="float" office:value="100.994" calcext:value-type="float">
            <text:p>101.0 </text:p>
          </table:table-cell>
          <table:table-cell table:style-name="ce5" office:value-type="float" office:value="99.81007" calcext:value-type="float">
            <text:p>99.8 </text:p>
          </table:table-cell>
          <table:table-cell table:style-name="ce5" office:value-type="float" office:value="100.2" calcext:value-type="float">
            <text:p>100.2 </text:p>
          </table:table-cell>
          <table:table-cell table:style-name="ce5" office:value-type="float" office:value="100.4" calcext:value-type="float">
            <text:p>100.4 </text:p>
          </table:table-cell>
          <table:table-cell table:style-name="ce5" office:value-type="float" office:value="101.2055" calcext:value-type="float">
            <text:p>101.2 </text:p>
          </table:table-cell>
          <table:table-cell table:style-name="ce5" office:value-type="float" office:value="99.87" calcext:value-type="float">
            <text:p>99.9 </text:p>
          </table:table-cell>
          <table:table-cell table:style-name="ce5" office:value-type="float" office:value="100.338" calcext:value-type="float">
            <text:p>100.3 </text:p>
          </table:table-cell>
          <table:table-cell table:style-name="ce5" office:value-type="float" office:value="100.4247" calcext:value-type="float">
            <text:p>100.4 </text:p>
          </table:table-cell>
          <table:table-cell table:style-name="ce5" office:value-type="float" office:value="100.5627" calcext:value-type="float">
            <text:p>100.6 </text:p>
          </table:table-cell>
          <table:table-cell table:style-name="ce5" office:value-type="float" office:value="100.0254" calcext:value-type="float">
            <text:p>100.0 </text:p>
          </table:table-cell>
          <table:table-cell table:style-name="ce5" office:value-type="float" office:value="100.5571" calcext:value-type="float">
            <text:p>100.6 </text:p>
          </table:table-cell>
          <table:table-cell table:style-name="ce5" office:value-type="float" office:value="100.2" calcext:value-type="float">
            <text:p>100.2 </text:p>
          </table:table-cell>
          <table:table-cell table:style-name="ce5" office:value-type="float" office:value="100.5717" calcext:value-type="float">
            <text:p>100.6 </text:p>
          </table:table-cell>
          <table:table-cell table:style-name="ce5" office:value-type="float" office:value="100.3538" calcext:value-type="float">
            <text:p>100.4 </text:p>
          </table:table-cell>
          <table:table-cell table:style-name="ce5" office:value-type="float" office:value="100.5936" calcext:value-type="float">
            <text:p>100.6 </text:p>
          </table:table-cell>
          <table:table-cell table:style-name="ce5" office:value-type="float" office:value="100.38" calcext:value-type="float">
            <text:p>100.4 </text:p>
          </table:table-cell>
          <table:table-cell table:style-name="ce5" office:value-type="float" office:value="100.7853" calcext:value-type="float">
            <text:p>100.8 </text:p>
          </table:table-cell>
          <table:table-cell table:style-name="ce5" office:value-type="float" office:value="100.63" calcext:value-type="float">
            <text:p>100.6 </text:p>
          </table:table-cell>
          <table:table-cell table:style-name="ce5" office:value-type="float" office:value="100.3162" calcext:value-type="float">
            <text:p>100.3 </text:p>
          </table:table-cell>
          <table:table-cell table:style-name="ce5" office:value-type="float" office:value="100.111" calcext:value-type="float">
            <text:p>100.1 </text:p>
          </table:table-cell>
          <table:table-cell table:style-name="ce5" office:value-type="float" office:value="100.1859" calcext:value-type="float">
            <text:p>100.2 </text:p>
          </table:table-cell>
          <table:table-cell table:style-name="ce5" office:value-type="float" office:value="99.82" calcext:value-type="float">
            <text:p>99.8 </text:p>
          </table:table-cell>
          <table:table-cell table:style-name="ce5" office:value-type="float" office:value="100.0634" calcext:value-type="float">
            <text:p>100.1 </text:p>
          </table:table-cell>
          <table:table-cell table:style-name="ce5" office:value-type="float" office:value="99.88866" calcext:value-type="float">
            <text:p>99.9 </text:p>
          </table:table-cell>
          <table:table-cell table:style-name="ce5" office:value-type="float" office:value="100.6" calcext:value-type="float">
            <text:p>100.6 </text:p>
          </table:table-cell>
          <table:table-cell table:style-name="ce5" office:value-type="float" office:value="100.6856" calcext:value-type="float">
            <text:p>100.7 </text:p>
          </table:table-cell>
        </table:table-row>
        <table:table-row table:style-name="ro1">
          <table:table-cell office:value-type="string" calcext:value-type="string">
            <text:p>2015M11</text:p>
          </table:table-cell>
          <table:table-cell office:value-type="float" office:value="100.0917" calcext:value-type="float">
            <text:p>100.1 </text:p>
          </table:table-cell>
          <table:table-cell office:value-type="float" office:value="100.9441" calcext:value-type="float">
            <text:p>100.9 </text:p>
          </table:table-cell>
          <table:table-cell office:value-type="float" office:value="100.385" calcext:value-type="float">
            <text:p>100.4 </text:p>
          </table:table-cell>
          <table:table-cell office:value-type="float" office:value="101.5144" calcext:value-type="float">
            <text:p>101.5 </text:p>
          </table:table-cell>
          <table:table-cell office:value-type="float" office:value="101.219" calcext:value-type="float">
            <text:p>101.2 </text:p>
          </table:table-cell>
          <table:table-cell office:value-type="float" office:value="99.80558" calcext:value-type="float">
            <text:p>99.8 </text:p>
          </table:table-cell>
          <table:table-cell office:value-type="float" office:value="100.1" calcext:value-type="float">
            <text:p>100.1 </text:p>
          </table:table-cell>
          <table:table-cell office:value-type="float" office:value="100.2" calcext:value-type="float">
            <text:p>100.2 </text:p>
          </table:table-cell>
          <table:table-cell office:value-type="float" office:value="100.08" calcext:value-type="float">
            <text:p>100.1 </text:p>
          </table:table-cell>
          <table:table-cell office:value-type="float" office:value="99.68" calcext:value-type="float">
            <text:p>99.7 </text:p>
          </table:table-cell>
          <table:table-cell office:value-type="float" office:value="100.2508" calcext:value-type="float">
            <text:p>100.3 </text:p>
          </table:table-cell>
          <table:table-cell office:value-type="float" office:value="100.2812" calcext:value-type="float">
            <text:p>100.3 </text:p>
          </table:table-cell>
          <table:table-cell office:value-type="float" office:value="100.1535" calcext:value-type="float">
            <text:p>100.2 </text:p>
          </table:table-cell>
          <table:table-cell office:value-type="float" office:value="99.72046" calcext:value-type="float">
            <text:p>99.7 </text:p>
          </table:table-cell>
          <table:table-cell office:value-type="float" office:value="99.72145" calcext:value-type="float">
            <text:p>99.7 </text:p>
          </table:table-cell>
          <table:table-cell office:value-type="float" office:value="100.2" calcext:value-type="float">
            <text:p>100.2 </text:p>
          </table:table-cell>
          <table:table-cell office:value-type="float" office:value="100.4613" calcext:value-type="float">
            <text:p>100.5 </text:p>
          </table:table-cell>
          <table:table-cell office:value-type="float" office:value="100.1657" calcext:value-type="float">
            <text:p>100.2 </text:p>
          </table:table-cell>
          <table:table-cell office:value-type="float" office:value="102.2714" calcext:value-type="float">
            <text:p>102.3 </text:p>
          </table:table-cell>
          <table:table-cell office:value-type="float" office:value="100.41" calcext:value-type="float">
            <text:p>100.4 </text:p>
          </table:table-cell>
          <table:table-cell office:value-type="float" office:value="100.7411" calcext:value-type="float">
            <text:p>100.7 </text:p>
          </table:table-cell>
          <table:table-cell office:value-type="float" office:value="99.57" calcext:value-type="float">
            <text:p>99.6 </text:p>
          </table:table-cell>
          <table:table-cell office:value-type="float" office:value="100.2372" calcext:value-type="float">
            <text:p>100.2 </text:p>
          </table:table-cell>
          <table:table-cell office:value-type="float" office:value="99.86791" calcext:value-type="float">
            <text:p>99.9 </text:p>
          </table:table-cell>
          <table:table-cell office:value-type="float" office:value="100.2314" calcext:value-type="float">
            <text:p>100.2 </text:p>
          </table:table-cell>
          <table:table-cell office:value-type="float" office:value="99.8" calcext:value-type="float">
            <text:p>99.8 </text:p>
          </table:table-cell>
          <table:table-cell office:value-type="float" office:value="99.86844" calcext:value-type="float">
            <text:p>99.9 </text:p>
          </table:table-cell>
          <table:table-cell office:value-type="float" office:value="99.71192" calcext:value-type="float">
            <text:p>99.7 </text:p>
          </table:table-cell>
          <table:table-cell office:value-type="float" office:value="100.7" calcext:value-type="float">
            <text:p>100.7 </text:p>
          </table:table-cell>
          <table:table-cell office:value-type="float" office:value="100.8344" calcext:value-type="float">
            <text:p>100.8 </text:p>
          </table:table-cell>
        </table:table-row>
        <table:table-row table:style-name="ro1">
          <table:table-cell office:value-type="string" calcext:value-type="string">
            <text:p>2015M12</text:p>
          </table:table-cell>
          <table:table-cell table:style-name="ce5" office:value-type="float" office:value="101.2916" calcext:value-type="float">
            <text:p>101.3 </text:p>
          </table:table-cell>
          <table:table-cell table:style-name="ce5" office:value-type="float" office:value="101.0111" calcext:value-type="float">
            <text:p>101.0 </text:p>
          </table:table-cell>
          <table:table-cell table:style-name="ce5" office:value-type="float" office:value="100.3116" calcext:value-type="float">
            <text:p>100.3 </text:p>
          </table:table-cell>
          <table:table-cell table:style-name="ce5" office:value-type="float" office:value="101.974" calcext:value-type="float">
            <text:p>102.0 </text:p>
          </table:table-cell>
          <table:table-cell table:style-name="ce5" office:value-type="float" office:value="101.6614" calcext:value-type="float">
            <text:p>101.7 </text:p>
          </table:table-cell>
          <table:table-cell table:style-name="ce5" office:value-type="float" office:value="99.87185" calcext:value-type="float">
            <text:p>99.9 </text:p>
          </table:table-cell>
          <table:table-cell table:style-name="ce5" office:value-type="float" office:value="100.3" calcext:value-type="float">
            <text:p>100.3 </text:p>
          </table:table-cell>
          <table:table-cell table:style-name="ce5" office:value-type="float" office:value="100.2" calcext:value-type="float">
            <text:p>100.2 </text:p>
          </table:table-cell>
          <table:table-cell table:style-name="ce5" office:value-type="float" office:value="99.72805" calcext:value-type="float">
            <text:p>99.7 </text:p>
          </table:table-cell>
          <table:table-cell table:style-name="ce5" office:value-type="float" office:value="100.28" calcext:value-type="float">
            <text:p>100.3 </text:p>
          </table:table-cell>
          <table:table-cell table:style-name="ce5" office:value-type="float" office:value="100.091" calcext:value-type="float">
            <text:p>100.1 </text:p>
          </table:table-cell>
          <table:table-cell table:style-name="ce5" office:value-type="float" office:value="100.3529" calcext:value-type="float">
            <text:p>100.4 </text:p>
          </table:table-cell>
          <table:table-cell table:style-name="ce5" office:value-type="float" office:value="100.3581" calcext:value-type="float">
            <text:p>100.4 </text:p>
          </table:table-cell>
          <table:table-cell table:style-name="ce5" office:value-type="float" office:value="99.51715" calcext:value-type="float">
            <text:p>99.5 </text:p>
          </table:table-cell>
          <table:table-cell table:style-name="ce5" office:value-type="float" office:value="99.8143" calcext:value-type="float">
            <text:p>99.8 </text:p>
          </table:table-cell>
          <table:table-cell table:style-name="ce5" office:value-type="float" office:value="100.2" calcext:value-type="float">
            <text:p>100.2 </text:p>
          </table:table-cell>
          <table:table-cell table:style-name="ce5" office:value-type="float" office:value="100.6918" calcext:value-type="float">
            <text:p>100.7 </text:p>
          </table:table-cell>
          <table:table-cell table:style-name="ce5" office:value-type="float" office:value="100.4644" calcext:value-type="float">
            <text:p>100.5 </text:p>
          </table:table-cell>
          <table:table-cell table:style-name="ce5" office:value-type="float" office:value="102.7959" calcext:value-type="float">
            <text:p>102.8 </text:p>
          </table:table-cell>
          <table:table-cell table:style-name="ce5" office:value-type="float" office:value="100.14" calcext:value-type="float">
            <text:p>100.1 </text:p>
          </table:table-cell>
          <table:table-cell table:style-name="ce5" office:value-type="float" office:value="101.0878" calcext:value-type="float">
            <text:p>101.1 </text:p>
          </table:table-cell>
          <table:table-cell table:style-name="ce5" office:value-type="float" office:value="100.31" calcext:value-type="float">
            <text:p>100.3 </text:p>
          </table:table-cell>
          <table:table-cell table:style-name="ce5" office:value-type="float" office:value="100.4743" calcext:value-type="float">
            <text:p>100.5 </text:p>
          </table:table-cell>
          <table:table-cell table:style-name="ce5" office:value-type="float" office:value="100.1694" calcext:value-type="float">
            <text:p>100.2 </text:p>
          </table:table-cell>
          <table:table-cell table:style-name="ce5" office:value-type="float" office:value="100.1859" calcext:value-type="float">
            <text:p>100.2 </text:p>
          </table:table-cell>
          <table:table-cell table:style-name="ce5" office:value-type="float" office:value="99.72" calcext:value-type="float">
            <text:p>99.7 </text:p>
          </table:table-cell>
          <table:table-cell table:style-name="ce5" office:value-type="float" office:value="100.1308" calcext:value-type="float">
            <text:p>100.1 </text:p>
          </table:table-cell>
          <table:table-cell table:style-name="ce5" office:value-type="float" office:value="99.63056" calcext:value-type="float">
            <text:p>99.6 </text:p>
          </table:table-cell>
          <table:table-cell table:style-name="ce5" office:value-type="float" office:value="101.3" calcext:value-type="float">
            <text:p>101.3 </text:p>
          </table:table-cell>
          <table:table-cell table:style-name="ce5" office:value-type="float" office:value="100.8843" calcext:value-type="float">
            <text:p>100.9 </text:p>
          </table:table-cell>
        </table:table-row>
        <table:table-row table:style-name="ro1">
          <table:table-cell office:value-type="string" calcext:value-type="string">
            <text:p>2016M1</text:p>
          </table:table-cell>
          <table:table-cell office:value-type="float" office:value="101.2916" calcext:value-type="float">
            <text:p>101.3 </text:p>
          </table:table-cell>
          <table:table-cell office:value-type="float" office:value="101.2314" calcext:value-type="float">
            <text:p>101.2 </text:p>
          </table:table-cell>
          <table:table-cell office:value-type="float" office:value="100.4583" calcext:value-type="float">
            <text:p>100.5 </text:p>
          </table:table-cell>
          <table:table-cell office:value-type="float" office:value="102.9718" calcext:value-type="float">
            <text:p>103.0 </text:p>
          </table:table-cell>
          <table:table-cell office:value-type="float" office:value="102.4141" calcext:value-type="float">
            <text:p>102.4 </text:p>
          </table:table-cell>
          <table:table-cell office:value-type="float" office:value="100.6424" calcext:value-type="float">
            <text:p>100.6 </text:p>
          </table:table-cell>
          <table:table-cell office:value-type="float" office:value="100.9" calcext:value-type="float">
            <text:p>100.9 </text:p>
          </table:table-cell>
          <table:table-cell office:value-type="float" office:value="100.5" calcext:value-type="float">
            <text:p>100.5 </text:p>
          </table:table-cell>
          <table:table-cell office:value-type="float" office:value="99.68459" calcext:value-type="float">
            <text:p>99.7 </text:p>
          </table:table-cell>
          <table:table-cell office:value-type="float" office:value="100.15" calcext:value-type="float">
            <text:p>100.2 </text:p>
          </table:table-cell>
          <table:table-cell office:value-type="float" office:value="99.8586" calcext:value-type="float">
            <text:p>99.9 </text:p>
          </table:table-cell>
          <table:table-cell office:value-type="float" office:value="100.6401" calcext:value-type="float">
            <text:p>100.6 </text:p>
          </table:table-cell>
          <table:table-cell office:value-type="float" office:value="100.2558" calcext:value-type="float">
            <text:p>100.3 </text:p>
          </table:table-cell>
          <table:table-cell office:value-type="float" office:value="99.51715" calcext:value-type="float">
            <text:p>99.5 </text:p>
          </table:table-cell>
          <table:table-cell office:value-type="float" office:value="99.8" calcext:value-type="float">
            <text:p>99.8 </text:p>
          </table:table-cell>
          <table:table-cell office:value-type="float" office:value="99.9" calcext:value-type="float">
            <text:p>99.9 </text:p>
          </table:table-cell>
          <table:table-cell office:value-type="float" office:value="101.3413" calcext:value-type="float">
            <text:p>101.3 </text:p>
          </table:table-cell>
          <table:table-cell office:value-type="float" office:value="100.3021" calcext:value-type="float">
            <text:p>100.3 </text:p>
          </table:table-cell>
          <table:table-cell office:value-type="float" office:value="102.4805" calcext:value-type="float">
            <text:p>102.5 </text:p>
          </table:table-cell>
          <table:table-cell office:value-type="float" office:value="100.32" calcext:value-type="float">
            <text:p>100.3 </text:p>
          </table:table-cell>
          <table:table-cell office:value-type="float" office:value="101.2774" calcext:value-type="float">
            <text:p>101.3 </text:p>
          </table:table-cell>
          <table:table-cell office:value-type="float" office:value="99.6" calcext:value-type="float">
            <text:p>99.6 </text:p>
          </table:table-cell>
          <table:table-cell office:value-type="float" office:value="100.3953" calcext:value-type="float">
            <text:p>100.4 </text:p>
          </table:table-cell>
          <table:table-cell office:value-type="float" office:value="100.2666" calcext:value-type="float">
            <text:p>100.3 </text:p>
          </table:table-cell>
          <table:table-cell office:value-type="float" office:value="100.55" calcext:value-type="float">
            <text:p>100.6 </text:p>
          </table:table-cell>
          <table:table-cell office:value-type="float" office:value="99.73" calcext:value-type="float">
            <text:p>99.7 </text:p>
          </table:table-cell>
          <table:table-cell office:value-type="float" office:value="100.0869" calcext:value-type="float">
            <text:p>100.1 </text:p>
          </table:table-cell>
          <table:table-cell office:value-type="float" office:value="99.68248" calcext:value-type="float">
            <text:p>99.7 </text:p>
          </table:table-cell>
          <table:table-cell office:value-type="float" office:value="100.9" calcext:value-type="float">
            <text:p>100.9 </text:p>
          </table:table-cell>
          <table:table-cell office:value-type="float" office:value="101.2656" calcext:value-type="float">
            <text:p>101.3 </text:p>
          </table:table-cell>
        </table:table-row>
        <table:table-row table:style-name="ro1">
          <table:table-cell office:value-type="string" calcext:value-type="string">
            <text:p>2016M2</text:p>
          </table:table-cell>
          <table:table-cell table:style-name="ce5" office:value-type="float" office:value="101.5915" calcext:value-type="float">
            <text:p>101.6 </text:p>
          </table:table-cell>
          <table:table-cell table:style-name="ce5" office:value-type="float" office:value="101.5761" calcext:value-type="float">
            <text:p>101.6 </text:p>
          </table:table-cell>
          <table:table-cell table:style-name="ce5" office:value-type="float" office:value="100.9716" calcext:value-type="float">
            <text:p>101.0 </text:p>
          </table:table-cell>
          <table:table-cell table:style-name="ce5" office:value-type="float" office:value="103.5996" calcext:value-type="float">
            <text:p>103.6 </text:p>
          </table:table-cell>
          <table:table-cell table:style-name="ce5" office:value-type="float" office:value="103.7567" calcext:value-type="float">
            <text:p>103.8 </text:p>
          </table:table-cell>
          <table:table-cell table:style-name="ce5" office:value-type="float" office:value="101.3377" calcext:value-type="float">
            <text:p>101.3 </text:p>
          </table:table-cell>
          <table:table-cell table:style-name="ce5" office:value-type="float" office:value="101.1" calcext:value-type="float">
            <text:p>101.1 </text:p>
          </table:table-cell>
          <table:table-cell table:style-name="ce5" office:value-type="float" office:value="101.8" calcext:value-type="float">
            <text:p>101.8 </text:p>
          </table:table-cell>
          <table:table-cell table:style-name="ce5" office:value-type="float" office:value="100.293" calcext:value-type="float">
            <text:p>100.3 </text:p>
          </table:table-cell>
          <table:table-cell table:style-name="ce5" office:value-type="float" office:value="100.31" calcext:value-type="float">
            <text:p>100.3 </text:p>
          </table:table-cell>
          <table:table-cell table:style-name="ce5" office:value-type="float" office:value="99.88848" calcext:value-type="float">
            <text:p>99.9 </text:p>
          </table:table-cell>
          <table:table-cell table:style-name="ce5" office:value-type="float" office:value="100.7836" calcext:value-type="float">
            <text:p>100.8 </text:p>
          </table:table-cell>
          <table:table-cell table:style-name="ce5" office:value-type="float" office:value="100.7673" calcext:value-type="float">
            <text:p>100.8 </text:p>
          </table:table-cell>
          <table:table-cell table:style-name="ce5" office:value-type="float" office:value="99.2122" calcext:value-type="float">
            <text:p>99.2 </text:p>
          </table:table-cell>
          <table:table-cell table:style-name="ce5" office:value-type="float" office:value="99.8" calcext:value-type="float">
            <text:p>99.8 </text:p>
          </table:table-cell>
          <table:table-cell table:style-name="ce5" office:value-type="float" office:value="100" calcext:value-type="float">
            <text:p>100.0 </text:p>
          </table:table-cell>
          <table:table-cell table:style-name="ce5" office:value-type="float" office:value="101.6017" calcext:value-type="float">
            <text:p>101.6 </text:p>
          </table:table-cell>
          <table:table-cell table:style-name="ce5" office:value-type="float" office:value="100.3688" calcext:value-type="float">
            <text:p>100.4 </text:p>
          </table:table-cell>
          <table:table-cell table:style-name="ce5" office:value-type="float" office:value="102.6888" calcext:value-type="float">
            <text:p>102.7 </text:p>
          </table:table-cell>
          <table:table-cell table:style-name="ce5" office:value-type="float" office:value="100.67" calcext:value-type="float">
            <text:p>100.7 </text:p>
          </table:table-cell>
          <table:table-cell table:style-name="ce5" office:value-type="float" office:value="101.5401" calcext:value-type="float">
            <text:p>101.5 </text:p>
          </table:table-cell>
          <table:table-cell table:style-name="ce5" office:value-type="float" office:value="100.2" calcext:value-type="float">
            <text:p>100.2 </text:p>
          </table:table-cell>
          <table:table-cell table:style-name="ce5" office:value-type="float" office:value="100.7115" calcext:value-type="float">
            <text:p>100.7 </text:p>
          </table:table-cell>
          <table:table-cell table:style-name="ce5" office:value-type="float" office:value="100.6945" calcext:value-type="float">
            <text:p>100.7 </text:p>
          </table:table-cell>
          <table:table-cell table:style-name="ce5" office:value-type="float" office:value="100.6866" calcext:value-type="float">
            <text:p>100.7 </text:p>
          </table:table-cell>
          <table:table-cell table:style-name="ce5" office:value-type="float" office:value="100.1" calcext:value-type="float">
            <text:p>100.1 </text:p>
          </table:table-cell>
          <table:table-cell table:style-name="ce5" office:value-type="float" office:value="100.4468" calcext:value-type="float">
            <text:p>100.4 </text:p>
          </table:table-cell>
          <table:table-cell table:style-name="ce5" office:value-type="float" office:value="100.0014" calcext:value-type="float">
            <text:p>100.0 </text:p>
          </table:table-cell>
          <table:table-cell table:style-name="ce5" office:value-type="float" office:value="101.1" calcext:value-type="float">
            <text:p>101.1 </text:p>
          </table:table-cell>
          <table:table-cell table:style-name="ce5" office:value-type="float" office:value="101.5998" calcext:value-type="float">
            <text:p>101.6 </text:p>
          </table:table-cell>
        </table:table-row>
        <table:table-row table:style-name="ro1">
          <table:table-cell office:value-type="string" calcext:value-type="string">
            <text:p>2016M3</text:p>
          </table:table-cell>
          <table:table-cell office:value-type="float" office:value="101.6915" calcext:value-type="float">
            <text:p>101.7 </text:p>
          </table:table-cell>
          <table:table-cell office:value-type="float" office:value="102.3614" calcext:value-type="float">
            <text:p>102.4 </text:p>
          </table:table-cell>
          <table:table-cell office:value-type="float" office:value="101.1916" calcext:value-type="float">
            <text:p>101.2 </text:p>
          </table:table-cell>
          <table:table-cell office:value-type="float" office:value="104.3508" calcext:value-type="float">
            <text:p>104.4 </text:p>
          </table:table-cell>
          <table:table-cell office:value-type="float" office:value="104.2922" calcext:value-type="float">
            <text:p>104.3 </text:p>
          </table:table-cell>
          <table:table-cell office:value-type="float" office:value="101.4456" calcext:value-type="float">
            <text:p>101.4 </text:p>
          </table:table-cell>
          <table:table-cell office:value-type="float" office:value="100.9" calcext:value-type="float">
            <text:p>100.9 </text:p>
          </table:table-cell>
          <table:table-cell office:value-type="float" office:value="101.5" calcext:value-type="float">
            <text:p>101.5 </text:p>
          </table:table-cell>
          <table:table-cell office:value-type="float" office:value="101.3359" calcext:value-type="float">
            <text:p>101.3 </text:p>
          </table:table-cell>
          <table:table-cell office:value-type="float" office:value="100.43" calcext:value-type="float">
            <text:p>100.4 </text:p>
          </table:table-cell>
          <table:table-cell office:value-type="float" office:value="99.98465" calcext:value-type="float">
            <text:p>100.0 </text:p>
          </table:table-cell>
          <table:table-cell office:value-type="float" office:value="100.9272" calcext:value-type="float">
            <text:p>100.9 </text:p>
          </table:table-cell>
          <table:table-cell office:value-type="float" office:value="101.3811" calcext:value-type="float">
            <text:p>101.4 </text:p>
          </table:table-cell>
          <table:table-cell office:value-type="float" office:value="99.2122" calcext:value-type="float">
            <text:p>99.2 </text:p>
          </table:table-cell>
          <table:table-cell office:value-type="float" office:value="100" calcext:value-type="float">
            <text:p>100.0 </text:p>
          </table:table-cell>
          <table:table-cell office:value-type="float" office:value="100.1" calcext:value-type="float">
            <text:p>100.1 </text:p>
          </table:table-cell>
          <table:table-cell office:value-type="float" office:value="101.7614" calcext:value-type="float">
            <text:p>101.8 </text:p>
          </table:table-cell>
          <table:table-cell office:value-type="float" office:value="100.9756" calcext:value-type="float">
            <text:p>101.0 </text:p>
          </table:table-cell>
          <table:table-cell office:value-type="float" office:value="103.7379" calcext:value-type="float">
            <text:p>103.7 </text:p>
          </table:table-cell>
          <table:table-cell office:value-type="float" office:value="100.62" calcext:value-type="float">
            <text:p>100.6 </text:p>
          </table:table-cell>
          <table:table-cell office:value-type="float" office:value="101.8829" calcext:value-type="float">
            <text:p>101.9 </text:p>
          </table:table-cell>
          <table:table-cell office:value-type="float" office:value="100.28" calcext:value-type="float">
            <text:p>100.3 </text:p>
          </table:table-cell>
          <table:table-cell office:value-type="float" office:value="100.3953" calcext:value-type="float">
            <text:p>100.4 </text:p>
          </table:table-cell>
          <table:table-cell office:value-type="float" office:value="101.2779" calcext:value-type="float">
            <text:p>101.3 </text:p>
          </table:table-cell>
          <table:table-cell office:value-type="float" office:value="100.6411" calcext:value-type="float">
            <text:p>100.6 </text:p>
          </table:table-cell>
          <table:table-cell office:value-type="float" office:value="100.25" calcext:value-type="float">
            <text:p>100.3 </text:p>
          </table:table-cell>
          <table:table-cell office:value-type="float" office:value="100.8152" calcext:value-type="float">
            <text:p>100.8 </text:p>
          </table:table-cell>
          <table:table-cell office:value-type="float" office:value="100.2331" calcext:value-type="float">
            <text:p>100.2 </text:p>
          </table:table-cell>
          <table:table-cell office:value-type="float" office:value="101.6" calcext:value-type="float">
            <text:p>101.6 </text:p>
          </table:table-cell>
          <table:table-cell office:value-type="float" office:value="101.8302" calcext:value-type="float">
            <text:p>101.8 </text:p>
          </table:table-cell>
        </table:table-row>
        <table:table-row table:style-name="ro1">
          <table:table-cell office:value-type="string" calcext:value-type="string">
            <text:p>2016M4</text:p>
          </table:table-cell>
          <table:table-cell table:style-name="ce5" office:value-type="float" office:value="101.3915" calcext:value-type="float">
            <text:p>101.4 </text:p>
          </table:table-cell>
          <table:table-cell table:style-name="ce5" office:value-type="float" office:value="102.4092" calcext:value-type="float">
            <text:p>102.4 </text:p>
          </table:table-cell>
          <table:table-cell table:style-name="ce5" office:value-type="float" office:value="101.1916" calcext:value-type="float">
            <text:p>101.2 </text:p>
          </table:table-cell>
          <table:table-cell table:style-name="ce5" office:value-type="float" office:value="104.5301" calcext:value-type="float">
            <text:p>104.5 </text:p>
          </table:table-cell>
          <table:table-cell table:style-name="ce5" office:value-type="float" office:value="104.8276" calcext:value-type="float">
            <text:p>104.8 </text:p>
          </table:table-cell>
          <table:table-cell table:style-name="ce5" office:value-type="float" office:value="101.4568" calcext:value-type="float">
            <text:p>101.5 </text:p>
          </table:table-cell>
          <table:table-cell table:style-name="ce5" office:value-type="float" office:value="100.9" calcext:value-type="float">
            <text:p>100.9 </text:p>
          </table:table-cell>
          <table:table-cell table:style-name="ce5" office:value-type="float" office:value="101.6" calcext:value-type="float">
            <text:p>101.6 </text:p>
          </table:table-cell>
          <table:table-cell table:style-name="ce5" office:value-type="float" office:value="101.6835" calcext:value-type="float">
            <text:p>101.7 </text:p>
          </table:table-cell>
          <table:table-cell table:style-name="ce5" office:value-type="float" office:value="100.67" calcext:value-type="float">
            <text:p>100.7 </text:p>
          </table:table-cell>
          <table:table-cell table:style-name="ce5" office:value-type="float" office:value="100.056" calcext:value-type="float">
            <text:p>100.1 </text:p>
          </table:table-cell>
          <table:table-cell table:style-name="ce5" office:value-type="float" office:value="101.4297" calcext:value-type="float">
            <text:p>101.4 </text:p>
          </table:table-cell>
          <table:table-cell table:style-name="ce5" office:value-type="float" office:value="101.4834" calcext:value-type="float">
            <text:p>101.5 </text:p>
          </table:table-cell>
          <table:table-cell table:style-name="ce5" office:value-type="float" office:value="99.82211" calcext:value-type="float">
            <text:p>99.8 </text:p>
          </table:table-cell>
          <table:table-cell table:number-columns-repeated="2" table:style-name="ce5" office:value-type="float" office:value="100.3" calcext:value-type="float">
            <text:p>100.3 </text:p>
          </table:table-cell>
          <table:table-cell table:style-name="ce5" office:value-type="float" office:value="101.9319" calcext:value-type="float">
            <text:p>101.9 </text:p>
          </table:table-cell>
          <table:table-cell table:style-name="ce5" office:value-type="float" office:value="100.4574" calcext:value-type="float">
            <text:p>100.5 </text:p>
          </table:table-cell>
          <table:table-cell table:style-name="ce5" office:value-type="float" office:value="103.2246" calcext:value-type="float">
            <text:p>103.2 </text:p>
          </table:table-cell>
          <table:table-cell table:style-name="ce5" office:value-type="float" office:value="100.73" calcext:value-type="float">
            <text:p>100.7 </text:p>
          </table:table-cell>
          <table:table-cell table:style-name="ce5" office:value-type="float" office:value="101.8041" calcext:value-type="float">
            <text:p>101.8 </text:p>
          </table:table-cell>
          <table:table-cell table:style-name="ce5" office:value-type="float" office:value="100.24" calcext:value-type="float">
            <text:p>100.2 </text:p>
          </table:table-cell>
          <table:table-cell table:style-name="ce5" office:value-type="float" office:value="100.3162" calcext:value-type="float">
            <text:p>100.3 </text:p>
          </table:table-cell>
          <table:table-cell table:style-name="ce5" office:value-type="float" office:value="101.1612" calcext:value-type="float">
            <text:p>101.2 </text:p>
          </table:table-cell>
          <table:table-cell table:style-name="ce5" office:value-type="float" office:value="100.7321" calcext:value-type="float">
            <text:p>100.7 </text:p>
          </table:table-cell>
          <table:table-cell table:style-name="ce5" office:value-type="float" office:value="100.08" calcext:value-type="float">
            <text:p>100.1 </text:p>
          </table:table-cell>
          <table:table-cell table:style-name="ce5" office:value-type="float" office:value="100.571" calcext:value-type="float">
            <text:p>100.6 </text:p>
          </table:table-cell>
          <table:table-cell table:style-name="ce5" office:value-type="float" office:value="100.3679" calcext:value-type="float">
            <text:p>100.4 </text:p>
          </table:table-cell>
          <table:table-cell table:style-name="ce5" office:value-type="float" office:value="101.9" calcext:value-type="float">
            <text:p>101.9 </text:p>
          </table:table-cell>
          <table:table-cell table:style-name="ce5" office:value-type="float" office:value="102.0953" calcext:value-type="float">
            <text:p>102.1 </text:p>
          </table:table-cell>
        </table:table-row>
        <table:table-row table:style-name="ro1">
          <table:table-cell office:value-type="string" calcext:value-type="string">
            <text:p>2016M5</text:p>
          </table:table-cell>
          <table:table-cell office:value-type="float" office:value="101.6915" calcext:value-type="float">
            <text:p>101.7 </text:p>
          </table:table-cell>
          <table:table-cell office:value-type="float" office:value="102.687" calcext:value-type="float">
            <text:p>102.7 </text:p>
          </table:table-cell>
          <table:table-cell office:value-type="float" office:value="101.7782" calcext:value-type="float">
            <text:p>101.8 </text:p>
          </table:table-cell>
          <table:table-cell office:value-type="float" office:value="104.5638" calcext:value-type="float">
            <text:p>104.6 </text:p>
          </table:table-cell>
          <table:table-cell office:value-type="float" office:value="105.1225" calcext:value-type="float">
            <text:p>105.1 </text:p>
          </table:table-cell>
          <table:table-cell office:value-type="float" office:value="101.6713" calcext:value-type="float">
            <text:p>101.7 </text:p>
          </table:table-cell>
          <table:table-cell office:value-type="float" office:value="101.1" calcext:value-type="float">
            <text:p>101.1 </text:p>
          </table:table-cell>
          <table:table-cell office:value-type="float" office:value="101.7" calcext:value-type="float">
            <text:p>101.7 </text:p>
          </table:table-cell>
          <table:table-cell office:value-type="float" office:value="101.5966" calcext:value-type="float">
            <text:p>101.6 </text:p>
          </table:table-cell>
          <table:table-cell office:value-type="float" office:value="100.77" calcext:value-type="float">
            <text:p>100.8 </text:p>
          </table:table-cell>
          <table:table-cell office:value-type="float" office:value="100.2119" calcext:value-type="float">
            <text:p>100.2 </text:p>
          </table:table-cell>
          <table:table-cell office:value-type="float" office:value="101.4297" calcext:value-type="float">
            <text:p>101.4 </text:p>
          </table:table-cell>
          <table:table-cell office:value-type="float" office:value="102.1995" calcext:value-type="float">
            <text:p>102.2 </text:p>
          </table:table-cell>
          <table:table-cell office:value-type="float" office:value="100.0254" calcext:value-type="float">
            <text:p>100.0 </text:p>
          </table:table-cell>
          <table:table-cell office:value-type="float" office:value="100.4" calcext:value-type="float">
            <text:p>100.4 </text:p>
          </table:table-cell>
          <table:table-cell office:value-type="float" office:value="100.3" calcext:value-type="float">
            <text:p>100.3 </text:p>
          </table:table-cell>
          <table:table-cell office:value-type="float" office:value="102.202" calcext:value-type="float">
            <text:p>102.2 </text:p>
          </table:table-cell>
          <table:table-cell office:value-type="float" office:value="101.3007" calcext:value-type="float">
            <text:p>101.3 </text:p>
          </table:table-cell>
          <table:table-cell office:value-type="float" office:value="102.8376" calcext:value-type="float">
            <text:p>102.8 </text:p>
          </table:table-cell>
          <table:table-cell office:value-type="float" office:value="100.89" calcext:value-type="float">
            <text:p>100.9 </text:p>
          </table:table-cell>
          <table:table-cell office:value-type="float" office:value="101.9299" calcext:value-type="float">
            <text:p>101.9 </text:p>
          </table:table-cell>
          <table:table-cell office:value-type="float" office:value="100.31" calcext:value-type="float">
            <text:p>100.3 </text:p>
          </table:table-cell>
          <table:table-cell office:value-type="float" office:value="100.3162" calcext:value-type="float">
            <text:p>100.3 </text:p>
          </table:table-cell>
          <table:table-cell office:value-type="float" office:value="101.7058" calcext:value-type="float">
            <text:p>101.7 </text:p>
          </table:table-cell>
          <table:table-cell office:value-type="float" office:value="100.7321" calcext:value-type="float">
            <text:p>100.7 </text:p>
          </table:table-cell>
          <table:table-cell office:value-type="float" office:value="101.11" calcext:value-type="float">
            <text:p>101.1 </text:p>
          </table:table-cell>
          <table:table-cell office:value-type="float" office:value="100.6235" calcext:value-type="float">
            <text:p>100.6 </text:p>
          </table:table-cell>
          <table:table-cell office:value-type="float" office:value="100.4498" calcext:value-type="float">
            <text:p>100.4 </text:p>
          </table:table-cell>
          <table:table-cell office:value-type="float" office:value="102.3" calcext:value-type="float">
            <text:p>102.3 </text:p>
          </table:table-cell>
          <table:table-cell office:value-type="float" office:value="102.5341" calcext:value-type="float">
            <text:p>102.5 </text:p>
          </table:table-cell>
        </table:table-row>
        <table:table-row table:style-name="ro1">
          <table:table-cell office:value-type="string" calcext:value-type="string">
            <text:p>2016M6</text:p>
          </table:table-cell>
          <table:table-cell table:style-name="ce5" office:value-type="float" office:value="102.1915" calcext:value-type="float">
            <text:p>102.2 </text:p>
          </table:table-cell>
          <table:table-cell table:style-name="ce5" office:value-type="float" office:value="102.6295" calcext:value-type="float">
            <text:p>102.6 </text:p>
          </table:table-cell>
          <table:table-cell table:style-name="ce5" office:value-type="float" office:value="101.9982" calcext:value-type="float">
            <text:p>102.0 </text:p>
          </table:table-cell>
          <table:table-cell table:style-name="ce5" office:value-type="float" office:value="105.001" calcext:value-type="float">
            <text:p>105.0 </text:p>
          </table:table-cell>
          <table:table-cell table:style-name="ce5" office:value-type="float" office:value="105.5416" calcext:value-type="float">
            <text:p>105.5 </text:p>
          </table:table-cell>
          <table:table-cell table:style-name="ce5" office:value-type="float" office:value="101.6916" calcext:value-type="float">
            <text:p>101.7 </text:p>
          </table:table-cell>
          <table:table-cell table:style-name="ce5" office:value-type="float" office:value="101.2" calcext:value-type="float">
            <text:p>101.2 </text:p>
          </table:table-cell>
          <table:table-cell table:style-name="ce5" office:value-type="float" office:value="101.9" calcext:value-type="float">
            <text:p>101.9 </text:p>
          </table:table-cell>
          <table:table-cell table:style-name="ce5" office:value-type="float" office:value="102.118" calcext:value-type="float">
            <text:p>102.1 </text:p>
          </table:table-cell>
          <table:table-cell table:style-name="ce5" office:value-type="float" office:value="101.06" calcext:value-type="float">
            <text:p>101.1 </text:p>
          </table:table-cell>
          <table:table-cell table:style-name="ce5" office:value-type="float" office:value="100.5918" calcext:value-type="float">
            <text:p>100.6 </text:p>
          </table:table-cell>
          <table:table-cell table:style-name="ce5" office:value-type="float" office:value="101.7168" calcext:value-type="float">
            <text:p>101.7 </text:p>
          </table:table-cell>
          <table:table-cell table:style-name="ce5" office:value-type="float" office:value="103.4271" calcext:value-type="float">
            <text:p>103.4 </text:p>
          </table:table-cell>
          <table:table-cell table:style-name="ce5" office:value-type="float" office:value="100.3304" calcext:value-type="float">
            <text:p>100.3 </text:p>
          </table:table-cell>
          <table:table-cell table:style-name="ce5" office:value-type="float" office:value="100.6" calcext:value-type="float">
            <text:p>100.6 </text:p>
          </table:table-cell>
          <table:table-cell table:style-name="ce5" office:value-type="float" office:value="100.3" calcext:value-type="float">
            <text:p>100.3 </text:p>
          </table:table-cell>
          <table:table-cell table:style-name="ce5" office:value-type="float" office:value="102.1912" calcext:value-type="float">
            <text:p>102.2 </text:p>
          </table:table-cell>
          <table:table-cell table:style-name="ce5" office:value-type="float" office:value="101.8919" calcext:value-type="float">
            <text:p>101.9 </text:p>
          </table:table-cell>
          <table:table-cell table:style-name="ce5" office:value-type="float" office:value="104.0711" calcext:value-type="float">
            <text:p>104.1 </text:p>
          </table:table-cell>
          <table:table-cell table:style-name="ce5" office:value-type="float" office:value="101.05" calcext:value-type="float">
            <text:p>101.1 </text:p>
          </table:table-cell>
          <table:table-cell table:style-name="ce5" office:value-type="float" office:value="102.1641" calcext:value-type="float">
            <text:p>102.2 </text:p>
          </table:table-cell>
          <table:table-cell table:style-name="ce5" office:value-type="float" office:value="100.22" calcext:value-type="float">
            <text:p>100.2 </text:p>
          </table:table-cell>
          <table:table-cell table:style-name="ce5" office:value-type="float" office:value="100.6324" calcext:value-type="float">
            <text:p>100.6 </text:p>
          </table:table-cell>
          <table:table-cell table:style-name="ce5" office:value-type="float" office:value="101.5405" calcext:value-type="float">
            <text:p>101.5 </text:p>
          </table:table-cell>
          <table:table-cell table:style-name="ce5" office:value-type="float" office:value="100.7776" calcext:value-type="float">
            <text:p>100.8 </text:p>
          </table:table-cell>
          <table:table-cell table:style-name="ce5" office:value-type="float" office:value="102.25" calcext:value-type="float">
            <text:p>102.3 </text:p>
          </table:table-cell>
          <table:table-cell table:style-name="ce5" office:value-type="float" office:value="100.9159" calcext:value-type="float">
            <text:p>100.9 </text:p>
          </table:table-cell>
          <table:table-cell table:style-name="ce5" office:value-type="float" office:value="100.5097" calcext:value-type="float">
            <text:p>100.5 </text:p>
          </table:table-cell>
          <table:table-cell table:style-name="ce5" office:value-type="float" office:value="102.6" calcext:value-type="float">
            <text:p>102.6 </text:p>
          </table:table-cell>
          <table:table-cell table:style-name="ce5" office:value-type="float" office:value="103.0143" calcext:value-type="float">
            <text:p>103.0 </text:p>
          </table:table-cell>
        </table:table-row>
        <table:table-row table:style-name="ro1">
          <table:table-cell office:value-type="string" calcext:value-type="string">
            <text:p>2016M7</text:p>
          </table:table-cell>
          <table:table-cell office:value-type="float" office:value="103.1914" calcext:value-type="float">
            <text:p>103.2 </text:p>
          </table:table-cell>
          <table:table-cell office:value-type="float" office:value="103.252" calcext:value-type="float">
            <text:p>103.3 </text:p>
          </table:table-cell>
          <table:table-cell office:value-type="float" office:value="102.4381" calcext:value-type="float">
            <text:p>102.4 </text:p>
          </table:table-cell>
          <table:table-cell office:value-type="float" office:value="105.1243" calcext:value-type="float">
            <text:p>105.1 </text:p>
          </table:table-cell>
          <table:table-cell office:value-type="float" office:value="105.7589" calcext:value-type="float">
            <text:p>105.8 </text:p>
          </table:table-cell>
          <table:table-cell office:value-type="float" office:value="102.306" calcext:value-type="float">
            <text:p>102.3 </text:p>
          </table:table-cell>
          <table:table-cell office:value-type="float" office:value="102.1" calcext:value-type="float">
            <text:p>102.1 </text:p>
          </table:table-cell>
          <table:table-cell office:value-type="float" office:value="102.6" calcext:value-type="float">
            <text:p>102.6 </text:p>
          </table:table-cell>
          <table:table-cell office:value-type="float" office:value="101.9877" calcext:value-type="float">
            <text:p>102.0 </text:p>
          </table:table-cell>
          <table:table-cell office:value-type="float" office:value="102.04" calcext:value-type="float">
            <text:p>102.0 </text:p>
          </table:table-cell>
          <table:table-cell office:value-type="float" office:value="100.5532" calcext:value-type="float">
            <text:p>100.6 </text:p>
          </table:table-cell>
          <table:table-cell office:value-type="float" office:value="102.2193" calcext:value-type="float">
            <text:p>102.2 </text:p>
          </table:table-cell>
          <table:table-cell office:value-type="float" office:value="103.8363" calcext:value-type="float">
            <text:p>103.8 </text:p>
          </table:table-cell>
          <table:table-cell office:value-type="float" office:value="100.9403" calcext:value-type="float">
            <text:p>100.9 </text:p>
          </table:table-cell>
          <table:table-cell office:value-type="float" office:value="101.3" calcext:value-type="float">
            <text:p>101.3 </text:p>
          </table:table-cell>
          <table:table-cell office:value-type="float" office:value="100.4" calcext:value-type="float">
            <text:p>100.4 </text:p>
          </table:table-cell>
          <table:table-cell office:value-type="float" office:value="102.561" calcext:value-type="float">
            <text:p>102.6 </text:p>
          </table:table-cell>
          <table:table-cell office:value-type="float" office:value="103.493" calcext:value-type="float">
            <text:p>103.5 </text:p>
          </table:table-cell>
          <table:table-cell office:value-type="float" office:value="105.3236" calcext:value-type="float">
            <text:p>105.3 </text:p>
          </table:table-cell>
          <table:table-cell office:value-type="float" office:value="101.33" calcext:value-type="float">
            <text:p>101.3 </text:p>
          </table:table-cell>
          <table:table-cell office:value-type="float" office:value="102.6579" calcext:value-type="float">
            <text:p>102.7 </text:p>
          </table:table-cell>
          <table:table-cell office:value-type="float" office:value="102.53" calcext:value-type="float">
            <text:p>102.5 </text:p>
          </table:table-cell>
          <table:table-cell office:value-type="float" office:value="101.1067" calcext:value-type="float">
            <text:p>101.1 </text:p>
          </table:table-cell>
          <table:table-cell office:value-type="float" office:value="102.2212" calcext:value-type="float">
            <text:p>102.2 </text:p>
          </table:table-cell>
          <table:table-cell office:value-type="float" office:value="100.8231" calcext:value-type="float">
            <text:p>100.8 </text:p>
          </table:table-cell>
          <table:table-cell office:value-type="float" office:value="103.97" calcext:value-type="float">
            <text:p>104.0 </text:p>
          </table:table-cell>
          <table:table-cell office:value-type="float" office:value="101.6549" calcext:value-type="float">
            <text:p>101.7 </text:p>
          </table:table-cell>
          <table:table-cell office:value-type="float" office:value="100.4358" calcext:value-type="float">
            <text:p>100.4 </text:p>
          </table:table-cell>
          <table:table-cell office:value-type="float" office:value="103.1" calcext:value-type="float">
            <text:p>103.1 </text:p>
          </table:table-cell>
          <table:table-cell office:value-type="float" office:value="103.2006" calcext:value-type="float">
            <text:p>103.2 </text:p>
          </table:table-cell>
        </table:table-row>
        <table:table-row table:style-name="ro1">
          <table:table-cell office:value-type="string" calcext:value-type="string">
            <text:p>2016M8</text:p>
          </table:table-cell>
          <table:table-cell table:style-name="ce5" office:value-type="float" office:value="103.1914" calcext:value-type="float">
            <text:p>103.2 </text:p>
          </table:table-cell>
          <table:table-cell table:style-name="ce5" office:value-type="float" office:value="103.4531" calcext:value-type="float">
            <text:p>103.5 </text:p>
          </table:table-cell>
          <table:table-cell table:style-name="ce5" office:value-type="float" office:value="102.3648" calcext:value-type="float">
            <text:p>102.4 </text:p>
          </table:table-cell>
          <table:table-cell table:style-name="ce5" office:value-type="float" office:value="105.0346" calcext:value-type="float">
            <text:p>105.0 </text:p>
          </table:table-cell>
          <table:table-cell table:style-name="ce5" office:value-type="float" office:value="106.0926" calcext:value-type="float">
            <text:p>106.1 </text:p>
          </table:table-cell>
          <table:table-cell table:style-name="ce5" office:value-type="float" office:value="102.4352" calcext:value-type="float">
            <text:p>102.4 </text:p>
          </table:table-cell>
          <table:table-cell table:style-name="ce5" office:value-type="float" office:value="102.2" calcext:value-type="float">
            <text:p>102.2 </text:p>
          </table:table-cell>
          <table:table-cell table:style-name="ce5" office:value-type="float" office:value="101.9" calcext:value-type="float">
            <text:p>101.9 </text:p>
          </table:table-cell>
          <table:table-cell table:style-name="ce5" office:value-type="float" office:value="102.118" calcext:value-type="float">
            <text:p>102.1 </text:p>
          </table:table-cell>
          <table:table-cell table:style-name="ce5" office:value-type="float" office:value="102.17" calcext:value-type="float">
            <text:p>102.2 </text:p>
          </table:table-cell>
          <table:table-cell table:style-name="ce5" office:value-type="float" office:value="100.6367" calcext:value-type="float">
            <text:p>100.6 </text:p>
          </table:table-cell>
          <table:table-cell table:style-name="ce5" office:value-type="float" office:value="102.3629" calcext:value-type="float">
            <text:p>102.4 </text:p>
          </table:table-cell>
          <table:table-cell table:style-name="ce5" office:value-type="float" office:value="103.4271" calcext:value-type="float">
            <text:p>103.4 </text:p>
          </table:table-cell>
          <table:table-cell table:style-name="ce5" office:value-type="float" office:value="100.9403" calcext:value-type="float">
            <text:p>100.9 </text:p>
          </table:table-cell>
          <table:table-cell table:style-name="ce5" office:value-type="float" office:value="101.8" calcext:value-type="float">
            <text:p>101.8 </text:p>
          </table:table-cell>
          <table:table-cell table:style-name="ce5" office:value-type="float" office:value="100.7" calcext:value-type="float">
            <text:p>100.7 </text:p>
          </table:table-cell>
          <table:table-cell table:style-name="ce5" office:value-type="float" office:value="102.7711" calcext:value-type="float">
            <text:p>102.8 </text:p>
          </table:table-cell>
          <table:table-cell table:style-name="ce5" office:value-type="float" office:value="103.7376" calcext:value-type="float">
            <text:p>103.7 </text:p>
          </table:table-cell>
          <table:table-cell table:style-name="ce5" office:value-type="float" office:value="105.2614" calcext:value-type="float">
            <text:p>105.3 </text:p>
          </table:table-cell>
          <table:table-cell table:style-name="ce5" office:value-type="float" office:value="101.64" calcext:value-type="float">
            <text:p>101.6 </text:p>
          </table:table-cell>
          <table:table-cell table:style-name="ce5" office:value-type="float" office:value="102.622" calcext:value-type="float">
            <text:p>102.6 </text:p>
          </table:table-cell>
          <table:table-cell table:style-name="ce5" office:value-type="float" office:value="102.59" calcext:value-type="float">
            <text:p>102.6 </text:p>
          </table:table-cell>
          <table:table-cell table:style-name="ce5" office:value-type="float" office:value="101.4229" calcext:value-type="float">
            <text:p>101.4 </text:p>
          </table:table-cell>
          <table:table-cell table:style-name="ce5" office:value-type="float" office:value="102.7463" calcext:value-type="float">
            <text:p>102.7 </text:p>
          </table:table-cell>
          <table:table-cell table:style-name="ce5" office:value-type="float" office:value="101.0507" calcext:value-type="float">
            <text:p>101.1 </text:p>
          </table:table-cell>
          <table:table-cell table:style-name="ce5" office:value-type="float" office:value="104.25" calcext:value-type="float">
            <text:p>104.3 </text:p>
          </table:table-cell>
          <table:table-cell table:style-name="ce5" office:value-type="float" office:value="102.2654" calcext:value-type="float">
            <text:p>102.3 </text:p>
          </table:table-cell>
          <table:table-cell table:style-name="ce5" office:value-type="float" office:value="100.1327" calcext:value-type="float">
            <text:p>100.1 </text:p>
          </table:table-cell>
          <table:table-cell table:style-name="ce5" office:value-type="float" office:value="103.4" calcext:value-type="float">
            <text:p>103.4 </text:p>
          </table:table-cell>
          <table:table-cell table:style-name="ce5" office:value-type="float" office:value="103.432" calcext:value-type="float">
            <text:p>103.4 </text:p>
          </table:table-cell>
        </table:table-row>
        <table:table-row table:style-name="ro1">
          <table:table-cell office:value-type="string" calcext:value-type="string">
            <text:p>2016M9</text:p>
          </table:table-cell>
          <table:table-cell office:value-type="float" office:value="102.3915" calcext:value-type="float">
            <text:p>102.4 </text:p>
          </table:table-cell>
          <table:table-cell office:value-type="float" office:value="103.1562" calcext:value-type="float">
            <text:p>103.2 </text:p>
          </table:table-cell>
          <table:table-cell office:value-type="float" office:value="102.5848" calcext:value-type="float">
            <text:p>102.6 </text:p>
          </table:table-cell>
          <table:table-cell office:value-type="float" office:value="105.1355" calcext:value-type="float">
            <text:p>105.1 </text:p>
          </table:table-cell>
          <table:table-cell office:value-type="float" office:value="106.4185" calcext:value-type="float">
            <text:p>106.4 </text:p>
          </table:table-cell>
          <table:table-cell office:value-type="float" office:value="102.5542" calcext:value-type="float">
            <text:p>102.6 </text:p>
          </table:table-cell>
          <table:table-cell office:value-type="float" office:value="101.6" calcext:value-type="float">
            <text:p>101.6 </text:p>
          </table:table-cell>
          <table:table-cell office:value-type="float" office:value="101.5" calcext:value-type="float">
            <text:p>101.5 </text:p>
          </table:table-cell>
          <table:table-cell office:value-type="float" office:value="102.118" calcext:value-type="float">
            <text:p>102.1 </text:p>
          </table:table-cell>
          <table:table-cell office:value-type="float" office:value="101.01" calcext:value-type="float">
            <text:p>101.0 </text:p>
          </table:table-cell>
          <table:table-cell office:value-type="float" office:value="100.481" calcext:value-type="float">
            <text:p>100.5 </text:p>
          </table:table-cell>
          <table:table-cell office:value-type="float" office:value="102.0039" calcext:value-type="float">
            <text:p>102.0 </text:p>
          </table:table-cell>
          <table:table-cell office:value-type="float" office:value="102.6087" calcext:value-type="float">
            <text:p>102.6 </text:p>
          </table:table-cell>
          <table:table-cell office:value-type="float" office:value="100.3304" calcext:value-type="float">
            <text:p>100.3 </text:p>
          </table:table-cell>
          <table:table-cell office:value-type="float" office:value="101" calcext:value-type="float">
            <text:p>101.0 </text:p>
          </table:table-cell>
          <table:table-cell office:value-type="float" office:value="100.4" calcext:value-type="float">
            <text:p>100.4 </text:p>
          </table:table-cell>
          <table:table-cell office:value-type="float" office:value="102.6318" calcext:value-type="float">
            <text:p>102.6 </text:p>
          </table:table-cell>
          <table:table-cell office:value-type="float" office:value="103.5711" calcext:value-type="float">
            <text:p>103.6 </text:p>
          </table:table-cell>
          <table:table-cell office:value-type="float" office:value="104.2059" calcext:value-type="float">
            <text:p>104.2 </text:p>
          </table:table-cell>
          <table:table-cell office:value-type="float" office:value="101.44" calcext:value-type="float">
            <text:p>101.4 </text:p>
          </table:table-cell>
          <table:table-cell office:value-type="float" office:value="102.9529" calcext:value-type="float">
            <text:p>103.0 </text:p>
          </table:table-cell>
          <table:table-cell office:value-type="float" office:value="101.18" calcext:value-type="float">
            <text:p>101.2 </text:p>
          </table:table-cell>
          <table:table-cell office:value-type="float" office:value="101.1067" calcext:value-type="float">
            <text:p>101.1 </text:p>
          </table:table-cell>
          <table:table-cell office:value-type="float" office:value="101.8711" calcext:value-type="float">
            <text:p>101.9 </text:p>
          </table:table-cell>
          <table:table-cell office:value-type="float" office:value="101.2783" calcext:value-type="float">
            <text:p>101.3 </text:p>
          </table:table-cell>
          <table:table-cell office:value-type="float" office:value="102.27" calcext:value-type="float">
            <text:p>102.3 </text:p>
          </table:table-cell>
          <table:table-cell office:value-type="float" office:value="101.4472" calcext:value-type="float">
            <text:p>101.4 </text:p>
          </table:table-cell>
          <table:table-cell office:value-type="float" office:value="100.0289" calcext:value-type="float">
            <text:p>100.0 </text:p>
          </table:table-cell>
          <table:table-cell office:value-type="float" office:value="103.1" calcext:value-type="float">
            <text:p>103.1 </text:p>
          </table:table-cell>
          <table:table-cell office:value-type="float" office:value="103.5885" calcext:value-type="float">
            <text:p>103.6 </text:p>
          </table:table-cell>
        </table:table-row>
        <table:table-row table:style-name="ro1">
          <table:table-cell office:value-type="string" calcext:value-type="string">
            <text:p>2016M10</text:p>
          </table:table-cell>
          <table:table-cell table:style-name="ce5" office:value-type="float" office:value="102.0915" calcext:value-type="float">
            <text:p>102.1 </text:p>
          </table:table-cell>
          <table:table-cell table:style-name="ce5" office:value-type="float" office:value="103.1275" calcext:value-type="float">
            <text:p>103.1 </text:p>
          </table:table-cell>
          <table:table-cell table:style-name="ce5" office:value-type="float" office:value="102.5848" calcext:value-type="float">
            <text:p>102.6 </text:p>
          </table:table-cell>
          <table:table-cell table:style-name="ce5" office:value-type="float" office:value="105.4382" calcext:value-type="float">
            <text:p>105.4 </text:p>
          </table:table-cell>
          <table:table-cell table:style-name="ce5" office:value-type="float" office:value="106.6048" calcext:value-type="float">
            <text:p>106.6 </text:p>
          </table:table-cell>
          <table:table-cell table:style-name="ce5" office:value-type="float" office:value="102.4015" calcext:value-type="float">
            <text:p>102.4 </text:p>
          </table:table-cell>
          <table:table-cell table:number-columns-repeated="2" table:style-name="ce5" office:value-type="float" office:value="101.8" calcext:value-type="float">
            <text:p>101.8 </text:p>
          </table:table-cell>
          <table:table-cell table:style-name="ce5" office:value-type="float" office:value="101.9877" calcext:value-type="float">
            <text:p>102.0 </text:p>
          </table:table-cell>
          <table:table-cell table:style-name="ce5" office:value-type="float" office:value="100.89" calcext:value-type="float">
            <text:p>100.9 </text:p>
          </table:table-cell>
          <table:table-cell table:style-name="ce5" office:value-type="float" office:value="100.4983" calcext:value-type="float">
            <text:p>100.5 </text:p>
          </table:table-cell>
          <table:table-cell table:style-name="ce5" office:value-type="float" office:value="102.1475" calcext:value-type="float">
            <text:p>102.1 </text:p>
          </table:table-cell>
          <table:table-cell table:style-name="ce5" office:value-type="float" office:value="102.0972" calcext:value-type="float">
            <text:p>102.1 </text:p>
          </table:table-cell>
          <table:table-cell table:style-name="ce5" office:value-type="float" office:value="100.5337" calcext:value-type="float">
            <text:p>100.5 </text:p>
          </table:table-cell>
          <table:table-cell table:style-name="ce5" office:value-type="float" office:value="100.7" calcext:value-type="float">
            <text:p>100.7 </text:p>
          </table:table-cell>
          <table:table-cell table:style-name="ce5" office:value-type="float" office:value="100.5" calcext:value-type="float">
            <text:p>100.5 </text:p>
          </table:table-cell>
          <table:table-cell table:style-name="ce5" office:value-type="float" office:value="102.651" calcext:value-type="float">
            <text:p>102.7 </text:p>
          </table:table-cell>
          <table:table-cell table:style-name="ce5" office:value-type="float" office:value="103.2439" calcext:value-type="float">
            <text:p>103.2 </text:p>
          </table:table-cell>
          <table:table-cell table:style-name="ce5" office:value-type="float" office:value="104.0448" calcext:value-type="float">
            <text:p>104.0 </text:p>
          </table:table-cell>
          <table:table-cell table:style-name="ce5" office:value-type="float" office:value="101.24" calcext:value-type="float">
            <text:p>101.2 </text:p>
          </table:table-cell>
          <table:table-cell table:style-name="ce5" office:value-type="float" office:value="103.1606" calcext:value-type="float">
            <text:p>103.2 </text:p>
          </table:table-cell>
          <table:table-cell table:style-name="ce5" office:value-type="float" office:value="101.33" calcext:value-type="float">
            <text:p>101.3 </text:p>
          </table:table-cell>
          <table:table-cell table:style-name="ce5" office:value-type="float" office:value="101.1858" calcext:value-type="float">
            <text:p>101.2 </text:p>
          </table:table-cell>
          <table:table-cell table:style-name="ce5" office:value-type="float" office:value="102.0656" calcext:value-type="float">
            <text:p>102.1 </text:p>
          </table:table-cell>
          <table:table-cell table:style-name="ce5" office:value-type="float" office:value="101.3238" calcext:value-type="float">
            <text:p>101.3 </text:p>
          </table:table-cell>
          <table:table-cell table:style-name="ce5" office:value-type="float" office:value="101.5" calcext:value-type="float">
            <text:p>101.5 </text:p>
          </table:table-cell>
          <table:table-cell table:style-name="ce5" office:value-type="float" office:value="101.1516" calcext:value-type="float">
            <text:p>101.2 </text:p>
          </table:table-cell>
          <table:table-cell table:style-name="ce5" office:value-type="float" office:value="99.92133" calcext:value-type="float">
            <text:p>99.9 </text:p>
          </table:table-cell>
          <table:table-cell table:style-name="ce5" office:value-type="float" office:value="103.1" calcext:value-type="float">
            <text:p>103.1 </text:p>
          </table:table-cell>
          <table:table-cell table:style-name="ce5" office:value-type="float" office:value="103.6404" calcext:value-type="float">
            <text:p>103.6 </text:p>
          </table:table-cell>
        </table:table-row>
        <table:table-row table:style-name="ro1">
          <table:table-cell office:value-type="string" calcext:value-type="string">
            <text:p>2016M11</text:p>
          </table:table-cell>
          <table:table-cell office:value-type="float" office:value="102.0915" calcext:value-type="float">
            <text:p>102.1 </text:p>
          </table:table-cell>
          <table:table-cell office:value-type="float" office:value="103.137" calcext:value-type="float">
            <text:p>103.1 </text:p>
          </table:table-cell>
          <table:table-cell office:value-type="float" office:value="102.3648" calcext:value-type="float">
            <text:p>102.4 </text:p>
          </table:table-cell>
          <table:table-cell office:value-type="float" office:value="105.5952" calcext:value-type="float">
            <text:p>105.6 </text:p>
          </table:table-cell>
          <table:table-cell office:value-type="float" office:value="106.7444" calcext:value-type="float">
            <text:p>106.7 </text:p>
          </table:table-cell>
          <table:table-cell office:value-type="float" office:value="102.4071" calcext:value-type="float">
            <text:p>102.4 </text:p>
          </table:table-cell>
          <table:table-cell office:value-type="float" office:value="101.7" calcext:value-type="float">
            <text:p>101.7 </text:p>
          </table:table-cell>
          <table:table-cell office:value-type="float" office:value="101.3" calcext:value-type="float">
            <text:p>101.3 </text:p>
          </table:table-cell>
          <table:table-cell office:value-type="float" office:value="101.249" calcext:value-type="float">
            <text:p>101.2 </text:p>
          </table:table-cell>
          <table:table-cell office:value-type="float" office:value="100.71" calcext:value-type="float">
            <text:p>100.7 </text:p>
          </table:table-cell>
          <table:table-cell office:value-type="float" office:value="100.2164" calcext:value-type="float">
            <text:p>100.2 </text:p>
          </table:table-cell>
          <table:table-cell office:value-type="float" office:value="102.2193" calcext:value-type="float">
            <text:p>102.2 </text:p>
          </table:table-cell>
          <table:table-cell office:value-type="float" office:value="102.0972" calcext:value-type="float">
            <text:p>102.1 </text:p>
          </table:table-cell>
          <table:table-cell office:value-type="float" office:value="100.0254" calcext:value-type="float">
            <text:p>100.0 </text:p>
          </table:table-cell>
          <table:table-cell office:value-type="float" office:value="100.2" calcext:value-type="float">
            <text:p>100.2 </text:p>
          </table:table-cell>
          <table:table-cell office:value-type="float" office:value="100.3" calcext:value-type="float">
            <text:p>100.3 </text:p>
          </table:table-cell>
          <table:table-cell office:value-type="float" office:value="102.561" calcext:value-type="float">
            <text:p>102.6 </text:p>
          </table:table-cell>
          <table:table-cell office:value-type="float" office:value="103.0286" calcext:value-type="float">
            <text:p>103.0 </text:p>
          </table:table-cell>
          <table:table-cell office:value-type="float" office:value="104.2588" calcext:value-type="float">
            <text:p>104.3 </text:p>
          </table:table-cell>
          <table:table-cell office:value-type="float" office:value="101.31" calcext:value-type="float">
            <text:p>101.3 </text:p>
          </table:table-cell>
          <table:table-cell office:value-type="float" office:value="103.4791" calcext:value-type="float">
            <text:p>103.5 </text:p>
          </table:table-cell>
          <table:table-cell office:value-type="float" office:value="100.7" calcext:value-type="float">
            <text:p>100.7 </text:p>
          </table:table-cell>
          <table:table-cell office:value-type="float" office:value="101.1858" calcext:value-type="float">
            <text:p>101.2 </text:p>
          </table:table-cell>
          <table:table-cell office:value-type="float" office:value="101.2099" calcext:value-type="float">
            <text:p>101.2 </text:p>
          </table:table-cell>
          <table:table-cell office:value-type="float" office:value="101.4149" calcext:value-type="float">
            <text:p>101.4 </text:p>
          </table:table-cell>
          <table:table-cell office:value-type="float" office:value="101.31" calcext:value-type="float">
            <text:p>101.3 </text:p>
          </table:table-cell>
          <table:table-cell office:value-type="float" office:value="101.0916" calcext:value-type="float">
            <text:p>101.1 </text:p>
          </table:table-cell>
          <table:table-cell office:value-type="float" office:value="99.75658" calcext:value-type="float">
            <text:p>99.8 </text:p>
          </table:table-cell>
          <table:table-cell office:value-type="float" office:value="103.1" calcext:value-type="float">
            <text:p>103.1 </text:p>
          </table:table-cell>
          <table:table-cell office:value-type="float" office:value="103.8123" calcext:value-type="float">
            <text:p>103.8 </text:p>
          </table:table-cell>
        </table:table-row>
        <table:table-row table:style-name="ro1">
          <table:table-cell office:value-type="string" calcext:value-type="string">
            <text:p>2016M12</text:p>
          </table:table-cell>
          <table:table-cell table:style-name="ce5" office:value-type="float" office:value="103.2914" calcext:value-type="float">
            <text:p>103.3 </text:p>
          </table:table-cell>
          <table:table-cell table:style-name="ce5" office:value-type="float" office:value="103.1179" calcext:value-type="float">
            <text:p>103.1 </text:p>
          </table:table-cell>
          <table:table-cell table:style-name="ce5" office:value-type="float" office:value="102.2915" calcext:value-type="float">
            <text:p>102.3 </text:p>
          </table:table-cell>
          <table:table-cell table:style-name="ce5" office:value-type="float" office:value="106.066" calcext:value-type="float">
            <text:p>106.1 </text:p>
          </table:table-cell>
          <table:table-cell table:style-name="ce5" office:value-type="float" office:value="107.2101" calcext:value-type="float">
            <text:p>107.2 </text:p>
          </table:table-cell>
          <table:table-cell table:style-name="ce5" office:value-type="float" office:value="102.6845" calcext:value-type="float">
            <text:p>102.7 </text:p>
          </table:table-cell>
          <table:table-cell table:style-name="ce5" office:value-type="float" office:value="102.2" calcext:value-type="float">
            <text:p>102.2 </text:p>
          </table:table-cell>
          <table:table-cell table:style-name="ce5" office:value-type="float" office:value="101.2" calcext:value-type="float">
            <text:p>101.2 </text:p>
          </table:table-cell>
          <table:table-cell table:style-name="ce5" office:value-type="float" office:value="102.205" calcext:value-type="float">
            <text:p>102.2 </text:p>
          </table:table-cell>
          <table:table-cell table:style-name="ce5" office:value-type="float" office:value="101.16" calcext:value-type="float">
            <text:p>101.2 </text:p>
          </table:table-cell>
          <table:table-cell table:style-name="ce5" office:value-type="float" office:value="100.1505" calcext:value-type="float">
            <text:p>100.2 </text:p>
          </table:table-cell>
          <table:table-cell table:style-name="ce5" office:value-type="float" office:value="102.4346" calcext:value-type="float">
            <text:p>102.4 </text:p>
          </table:table-cell>
          <table:table-cell table:style-name="ce5" office:value-type="float" office:value="102.3018" calcext:value-type="float">
            <text:p>102.3 </text:p>
          </table:table-cell>
          <table:table-cell table:style-name="ce5" office:value-type="float" office:value="99.92376" calcext:value-type="float">
            <text:p>99.9 </text:p>
          </table:table-cell>
          <table:table-cell table:style-name="ce5" office:value-type="float" office:value="100.7" calcext:value-type="float">
            <text:p>100.7 </text:p>
          </table:table-cell>
          <table:table-cell table:style-name="ce5" office:value-type="float" office:value="100.4" calcext:value-type="float">
            <text:p>100.4 </text:p>
          </table:table-cell>
          <table:table-cell table:style-name="ce5" office:value-type="float" office:value="102.7518" calcext:value-type="float">
            <text:p>102.8 </text:p>
          </table:table-cell>
          <table:table-cell table:style-name="ce5" office:value-type="float" office:value="103.852" calcext:value-type="float">
            <text:p>103.9 </text:p>
          </table:table-cell>
          <table:table-cell table:style-name="ce5" office:value-type="float" office:value="105.222" calcext:value-type="float">
            <text:p>105.2 </text:p>
          </table:table-cell>
          <table:table-cell table:style-name="ce5" office:value-type="float" office:value="101.13" calcext:value-type="float">
            <text:p>101.1 </text:p>
          </table:table-cell>
          <table:table-cell table:style-name="ce5" office:value-type="float" office:value="104.0134" calcext:value-type="float">
            <text:p>104.0 </text:p>
          </table:table-cell>
          <table:table-cell table:style-name="ce5" office:value-type="float" office:value="101.3" calcext:value-type="float">
            <text:p>101.3 </text:p>
          </table:table-cell>
          <table:table-cell table:style-name="ce5" office:value-type="float" office:value="101.6601" calcext:value-type="float">
            <text:p>101.7 </text:p>
          </table:table-cell>
          <table:table-cell table:style-name="ce5" office:value-type="float" office:value="101.4821" calcext:value-type="float">
            <text:p>101.5 </text:p>
          </table:table-cell>
          <table:table-cell table:style-name="ce5" office:value-type="float" office:value="101.4149" calcext:value-type="float">
            <text:p>101.4 </text:p>
          </table:table-cell>
          <table:table-cell table:style-name="ce5" office:value-type="float" office:value="101.41" calcext:value-type="float">
            <text:p>101.4 </text:p>
          </table:table-cell>
          <table:table-cell table:style-name="ce5" office:value-type="float" office:value="101.6849" calcext:value-type="float">
            <text:p>101.7 </text:p>
          </table:table-cell>
          <table:table-cell table:style-name="ce5" office:value-type="float" office:value="99.89512" calcext:value-type="float">
            <text:p>99.9 </text:p>
          </table:table-cell>
          <table:table-cell table:style-name="ce5" office:value-type="float" office:value="103.8" calcext:value-type="float">
            <text:p>103.8 </text:p>
          </table:table-cell>
          <table:table-cell table:style-name="ce5" office:value-type="float" office:value="103.9717" calcext:value-type="float">
            <text:p>104.0 </text:p>
          </table:table-cell>
        </table:table-row>
        <table:table-row table:style-name="ro1">
          <table:table-cell office:value-type="string" calcext:value-type="string">
            <text:p>2017M1</text:p>
          </table:table-cell>
          <table:table-cell office:value-type="float" office:value="103.1914" calcext:value-type="float">
            <text:p>103.2 </text:p>
          </table:table-cell>
          <table:table-cell office:value-type="float" office:value="103.6542" calcext:value-type="float">
            <text:p>103.7 </text:p>
          </table:table-cell>
          <table:table-cell office:value-type="float" office:value="102.8048" calcext:value-type="float">
            <text:p>102.8 </text:p>
          </table:table-cell>
          <table:table-cell office:value-type="float" office:value="106.5481" calcext:value-type="float">
            <text:p>106.5 </text:p>
          </table:table-cell>
          <table:table-cell office:value-type="float" office:value="108.2655" calcext:value-type="float">
            <text:p>108.3 </text:p>
          </table:table-cell>
          <table:table-cell office:value-type="float" office:value="102.5161" calcext:value-type="float">
            <text:p>102.5 </text:p>
          </table:table-cell>
          <table:table-cell office:value-type="float" office:value="103.1" calcext:value-type="float">
            <text:p>103.1 </text:p>
          </table:table-cell>
          <table:table-cell office:value-type="float" office:value="101.8" calcext:value-type="float">
            <text:p>101.8 </text:p>
          </table:table-cell>
          <table:table-cell office:value-type="float" office:value="102.4657" calcext:value-type="float">
            <text:p>102.5 </text:p>
          </table:table-cell>
          <table:table-cell office:value-type="float" office:value="101.07" calcext:value-type="float">
            <text:p>101.1 </text:p>
          </table:table-cell>
          <table:table-cell office:value-type="float" office:value="99.91792" calcext:value-type="float">
            <text:p>99.9 </text:p>
          </table:table-cell>
          <table:table-cell office:value-type="float" office:value="102.3629" calcext:value-type="float">
            <text:p>102.4 </text:p>
          </table:table-cell>
          <table:table-cell office:value-type="float" office:value="102.1995" calcext:value-type="float">
            <text:p>102.2 </text:p>
          </table:table-cell>
          <table:table-cell office:value-type="float" office:value="99.51715" calcext:value-type="float">
            <text:p>99.5 </text:p>
          </table:table-cell>
          <table:table-cell office:value-type="float" office:value="100.5" calcext:value-type="float">
            <text:p>100.5 </text:p>
          </table:table-cell>
          <table:table-cell office:value-type="float" office:value="100.1" calcext:value-type="float">
            <text:p>100.1 </text:p>
          </table:table-cell>
          <table:table-cell office:value-type="float" office:value="103.6414" calcext:value-type="float">
            <text:p>103.6 </text:p>
          </table:table-cell>
          <table:table-cell office:value-type="float" office:value="103.3876" calcext:value-type="float">
            <text:p>103.4 </text:p>
          </table:table-cell>
          <table:table-cell office:value-type="float" office:value="105.4034" calcext:value-type="float">
            <text:p>105.4 </text:p>
          </table:table-cell>
          <table:table-cell office:value-type="float" office:value="101.63" calcext:value-type="float">
            <text:p>101.6 </text:p>
          </table:table-cell>
          <table:table-cell office:value-type="float" office:value="104.5008" calcext:value-type="float">
            <text:p>104.5 </text:p>
          </table:table-cell>
          <table:table-cell office:value-type="float" office:value="101.04" calcext:value-type="float">
            <text:p>101.0 </text:p>
          </table:table-cell>
          <table:table-cell office:value-type="float" office:value="101.6601" calcext:value-type="float">
            <text:p>101.7 </text:p>
          </table:table-cell>
          <table:table-cell office:value-type="float" office:value="101.5794" calcext:value-type="float">
            <text:p>101.6 </text:p>
          </table:table-cell>
          <table:table-cell office:value-type="float" office:value="101.4604" calcext:value-type="float">
            <text:p>101.5 </text:p>
          </table:table-cell>
          <table:table-cell office:value-type="float" office:value="100.94" calcext:value-type="float">
            <text:p>100.9 </text:p>
          </table:table-cell>
          <table:table-cell office:value-type="float" office:value="101.4118" calcext:value-type="float">
            <text:p>101.4 </text:p>
          </table:table-cell>
          <table:table-cell office:value-type="float" office:value="100.0285" calcext:value-type="float">
            <text:p>100.0 </text:p>
          </table:table-cell>
          <table:table-cell office:value-type="float" office:value="103.4" calcext:value-type="float">
            <text:p>103.4 </text:p>
          </table:table-cell>
          <table:table-cell office:value-type="float" office:value="104.3932" calcext:value-type="float">
            <text:p>104.4 </text:p>
          </table:table-cell>
        </table:table-row>
        <table:table-row table:style-name="ro1">
          <table:table-cell office:value-type="string" calcext:value-type="string">
            <text:p>2017M2</text:p>
          </table:table-cell>
          <table:table-cell table:style-name="ce5" office:value-type="float" office:value="103.7914" calcext:value-type="float">
            <text:p>103.8 </text:p>
          </table:table-cell>
          <table:table-cell table:style-name="ce5" office:value-type="float" office:value="103.7787" calcext:value-type="float">
            <text:p>103.8 </text:p>
          </table:table-cell>
          <table:table-cell table:style-name="ce5" office:value-type="float" office:value="103.1714" calcext:value-type="float">
            <text:p>103.2 </text:p>
          </table:table-cell>
          <table:table-cell table:style-name="ce5" office:value-type="float" office:value="106.649" calcext:value-type="float">
            <text:p>106.6 </text:p>
          </table:table-cell>
          <table:table-cell table:style-name="ce5" office:value-type="float" office:value="109.7555" calcext:value-type="float">
            <text:p>109.8 </text:p>
          </table:table-cell>
          <table:table-cell table:style-name="ce5" office:value-type="float" office:value="102.807" calcext:value-type="float">
            <text:p>102.8 </text:p>
          </table:table-cell>
          <table:table-cell table:style-name="ce5" office:value-type="float" office:value="103.8" calcext:value-type="float">
            <text:p>103.8 </text:p>
          </table:table-cell>
          <table:table-cell table:style-name="ce5" office:value-type="float" office:value="102.9" calcext:value-type="float">
            <text:p>102.9 </text:p>
          </table:table-cell>
          <table:table-cell table:style-name="ce5" office:value-type="float" office:value="103.3782" calcext:value-type="float">
            <text:p>103.4 </text:p>
          </table:table-cell>
          <table:table-cell table:style-name="ce5" office:value-type="float" office:value="101.37" calcext:value-type="float">
            <text:p>101.4 </text:p>
          </table:table-cell>
          <table:table-cell table:style-name="ce5" office:value-type="float" office:value="100.3915" calcext:value-type="float">
            <text:p>100.4 </text:p>
          </table:table-cell>
          <table:table-cell table:style-name="ce5" office:value-type="float" office:value="102.5782" calcext:value-type="float">
            <text:p>102.6 </text:p>
          </table:table-cell>
          <table:table-cell table:style-name="ce5" office:value-type="float" office:value="102.8133" calcext:value-type="float">
            <text:p>102.8 </text:p>
          </table:table-cell>
          <table:table-cell table:style-name="ce5" office:value-type="float" office:value="99.31385" calcext:value-type="float">
            <text:p>99.3 </text:p>
          </table:table-cell>
          <table:table-cell table:style-name="ce5" office:value-type="float" office:value="100.7" calcext:value-type="float">
            <text:p>100.7 </text:p>
          </table:table-cell>
          <table:table-cell table:style-name="ce5" office:value-type="float" office:value="100" calcext:value-type="float">
            <text:p>100.0 </text:p>
          </table:table-cell>
          <table:table-cell table:style-name="ce5" office:value-type="float" office:value="103.7818" calcext:value-type="float">
            <text:p>103.8 </text:p>
          </table:table-cell>
          <table:table-cell table:style-name="ce5" office:value-type="float" office:value="103.4014" calcext:value-type="float">
            <text:p>103.4 </text:p>
          </table:table-cell>
          <table:table-cell table:style-name="ce5" office:value-type="float" office:value="105.977" calcext:value-type="float">
            <text:p>106.0 </text:p>
          </table:table-cell>
          <table:table-cell table:style-name="ce5" office:value-type="float" office:value="101.89" calcext:value-type="float">
            <text:p>101.9 </text:p>
          </table:table-cell>
          <table:table-cell table:style-name="ce5" office:value-type="float" office:value="105.0479" calcext:value-type="float">
            <text:p>105.0 </text:p>
          </table:table-cell>
          <table:table-cell table:style-name="ce5" office:value-type="float" office:value="101.34" calcext:value-type="float">
            <text:p>101.3 </text:p>
          </table:table-cell>
          <table:table-cell table:style-name="ce5" office:value-type="float" office:value="102.1344" calcext:value-type="float">
            <text:p>102.1 </text:p>
          </table:table-cell>
          <table:table-cell table:style-name="ce5" office:value-type="float" office:value="102.085" calcext:value-type="float">
            <text:p>102.1 </text:p>
          </table:table-cell>
          <table:table-cell table:style-name="ce5" office:value-type="float" office:value="101.5514" calcext:value-type="float">
            <text:p>101.6 </text:p>
          </table:table-cell>
          <table:table-cell table:style-name="ce5" office:value-type="float" office:value="102.51" calcext:value-type="float">
            <text:p>102.5 </text:p>
          </table:table-cell>
          <table:table-cell table:style-name="ce5" office:value-type="float" office:value="101.7385" calcext:value-type="float">
            <text:p>101.7 </text:p>
          </table:table-cell>
          <table:table-cell table:style-name="ce5" office:value-type="float" office:value="100.3951" calcext:value-type="float">
            <text:p>100.4 </text:p>
          </table:table-cell>
          <table:table-cell table:style-name="ce5" office:value-type="float" office:value="103.8" calcext:value-type="float">
            <text:p>103.8 </text:p>
          </table:table-cell>
          <table:table-cell table:style-name="ce5" office:value-type="float" office:value="104.8071" calcext:value-type="float">
            <text:p>104.8 </text:p>
          </table:table-cell>
        </table:table-row>
        <table:table-row table:style-name="ro1">
          <table:table-cell office:value-type="string" calcext:value-type="string">
            <text:p>2017M3</text:p>
          </table:table-cell>
          <table:table-cell office:value-type="float" office:value="103.7914" calcext:value-type="float">
            <text:p>103.8 </text:p>
          </table:table-cell>
          <table:table-cell office:value-type="float" office:value="103.9702" calcext:value-type="float">
            <text:p>104.0 </text:p>
          </table:table-cell>
          <table:table-cell office:value-type="float" office:value="103.4647" calcext:value-type="float">
            <text:p>103.5 </text:p>
          </table:table-cell>
          <table:table-cell office:value-type="float" office:value="107.4898" calcext:value-type="float">
            <text:p>107.5 </text:p>
          </table:table-cell>
          <table:table-cell office:value-type="float" office:value="110.3996" calcext:value-type="float">
            <text:p>110.4 </text:p>
          </table:table-cell>
          <table:table-cell office:value-type="float" office:value="102.9508" calcext:value-type="float">
            <text:p>103.0 </text:p>
          </table:table-cell>
          <table:table-cell office:value-type="float" office:value="103.6" calcext:value-type="float">
            <text:p>103.6 </text:p>
          </table:table-cell>
          <table:table-cell office:value-type="float" office:value="102.7" calcext:value-type="float">
            <text:p>102.7 </text:p>
          </table:table-cell>
          <table:table-cell office:value-type="float" office:value="104.0735" calcext:value-type="float">
            <text:p>104.1 </text:p>
          </table:table-cell>
          <table:table-cell office:value-type="float" office:value="101.49" calcext:value-type="float">
            <text:p>101.5 </text:p>
          </table:table-cell>
          <table:table-cell office:value-type="float" office:value="101.3975" calcext:value-type="float">
            <text:p>101.4 </text:p>
          </table:table-cell>
          <table:table-cell office:value-type="float" office:value="102.8653" calcext:value-type="float">
            <text:p>102.9 </text:p>
          </table:table-cell>
          <table:table-cell office:value-type="float" office:value="103.734" calcext:value-type="float">
            <text:p>103.7 </text:p>
          </table:table-cell>
          <table:table-cell office:value-type="float" office:value="99.51715" calcext:value-type="float">
            <text:p>99.5 </text:p>
          </table:table-cell>
          <table:table-cell office:value-type="float" office:value="101" calcext:value-type="float">
            <text:p>101.0 </text:p>
          </table:table-cell>
          <table:table-cell office:value-type="float" office:value="100.2" calcext:value-type="float">
            <text:p>100.2 </text:p>
          </table:table-cell>
          <table:table-cell office:value-type="float" office:value="103.8911" calcext:value-type="float">
            <text:p>103.9 </text:p>
          </table:table-cell>
          <table:table-cell office:value-type="float" office:value="104.0494" calcext:value-type="float">
            <text:p>104.0 </text:p>
          </table:table-cell>
          <table:table-cell office:value-type="float" office:value="106.4927" calcext:value-type="float">
            <text:p>106.5 </text:p>
          </table:table-cell>
          <table:table-cell office:value-type="float" office:value="102.11" calcext:value-type="float">
            <text:p>102.1 </text:p>
          </table:table-cell>
          <table:table-cell office:value-type="float" office:value="105.4621" calcext:value-type="float">
            <text:p>105.5 </text:p>
          </table:table-cell>
          <table:table-cell office:value-type="float" office:value="101.08" calcext:value-type="float">
            <text:p>101.1 </text:p>
          </table:table-cell>
          <table:table-cell office:value-type="float" office:value="102.2134" calcext:value-type="float">
            <text:p>102.2 </text:p>
          </table:table-cell>
          <table:table-cell office:value-type="float" office:value="102.4546" calcext:value-type="float">
            <text:p>102.5 </text:p>
          </table:table-cell>
          <table:table-cell office:value-type="float" office:value="101.688" calcext:value-type="float">
            <text:p>101.7 </text:p>
          </table:table-cell>
          <table:table-cell office:value-type="float" office:value="101.79" calcext:value-type="float">
            <text:p>101.8 </text:p>
          </table:table-cell>
          <table:table-cell office:value-type="float" office:value="101.9548" calcext:value-type="float">
            <text:p>102.0 </text:p>
          </table:table-cell>
          <table:table-cell office:value-type="float" office:value="100.756" calcext:value-type="float">
            <text:p>100.8 </text:p>
          </table:table-cell>
          <table:table-cell office:value-type="float" office:value="103.8" calcext:value-type="float">
            <text:p>103.8 </text:p>
          </table:table-cell>
          <table:table-cell office:value-type="float" office:value="104.7658" calcext:value-type="float">
            <text:p>104.8 </text:p>
          </table:table-cell>
        </table:table-row>
        <table:table-row table:style-name="ro1">
          <table:table-cell office:value-type="string" calcext:value-type="string">
            <text:p>2017M4</text:p>
          </table:table-cell>
          <table:table-cell table:style-name="ce5" office:value-type="float" office:value="103.8913" calcext:value-type="float">
            <text:p>103.9 </text:p>
          </table:table-cell>
          <table:table-cell table:style-name="ce5" office:value-type="float" office:value="104.6788" calcext:value-type="float">
            <text:p>104.7 </text:p>
          </table:table-cell>
          <table:table-cell table:style-name="ce5" office:value-type="float" office:value="103.6847" calcext:value-type="float">
            <text:p>103.7 </text:p>
          </table:table-cell>
          <table:table-cell table:style-name="ce5" office:value-type="float" office:value="107.7364" calcext:value-type="float">
            <text:p>107.7 </text:p>
          </table:table-cell>
          <table:table-cell table:style-name="ce5" office:value-type="float" office:value="110.9894" calcext:value-type="float">
            <text:p>111.0 </text:p>
          </table:table-cell>
          <table:table-cell table:style-name="ce5" office:value-type="float" office:value="103.345" calcext:value-type="float">
            <text:p>103.3 </text:p>
          </table:table-cell>
          <table:table-cell table:style-name="ce5" office:value-type="float" office:value="103.7" calcext:value-type="float">
            <text:p>103.7 </text:p>
          </table:table-cell>
          <table:table-cell table:style-name="ce5" office:value-type="float" office:value="103.3" calcext:value-type="float">
            <text:p>103.3 </text:p>
          </table:table-cell>
          <table:table-cell table:style-name="ce5" office:value-type="float" office:value="104.508" calcext:value-type="float">
            <text:p>104.5 </text:p>
          </table:table-cell>
          <table:table-cell table:style-name="ce5" office:value-type="float" office:value="101.68" calcext:value-type="float">
            <text:p>101.7 </text:p>
          </table:table-cell>
          <table:table-cell table:style-name="ce5" office:value-type="float" office:value="101.0974" calcext:value-type="float">
            <text:p>101.1 </text:p>
          </table:table-cell>
          <table:table-cell table:style-name="ce5" office:value-type="float" office:value="103.5114" calcext:value-type="float">
            <text:p>103.5 </text:p>
          </table:table-cell>
          <table:table-cell table:style-name="ce5" office:value-type="float" office:value="104.6547" calcext:value-type="float">
            <text:p>104.7 </text:p>
          </table:table-cell>
          <table:table-cell table:style-name="ce5" office:value-type="float" office:value="100.3304" calcext:value-type="float">
            <text:p>100.3 </text:p>
          </table:table-cell>
          <table:table-cell table:style-name="ce5" office:value-type="float" office:value="102.1" calcext:value-type="float">
            <text:p>102.1 </text:p>
          </table:table-cell>
          <table:table-cell table:style-name="ce5" office:value-type="float" office:value="100.3" calcext:value-type="float">
            <text:p>100.3 </text:p>
          </table:table-cell>
          <table:table-cell table:style-name="ce5" office:value-type="float" office:value="104.1912" calcext:value-type="float">
            <text:p>104.2 </text:p>
          </table:table-cell>
          <table:table-cell table:style-name="ce5" office:value-type="float" office:value="104.4682" calcext:value-type="float">
            <text:p>104.5 </text:p>
          </table:table-cell>
          <table:table-cell table:style-name="ce5" office:value-type="float" office:value="107.5531" calcext:value-type="float">
            <text:p>107.6 </text:p>
          </table:table-cell>
          <table:table-cell table:style-name="ce5" office:value-type="float" office:value="102.66" calcext:value-type="float">
            <text:p>102.7 </text:p>
          </table:table-cell>
          <table:table-cell table:style-name="ce5" office:value-type="float" office:value="105.8563" calcext:value-type="float">
            <text:p>105.9 </text:p>
          </table:table-cell>
          <table:table-cell table:style-name="ce5" office:value-type="float" office:value="102.11" calcext:value-type="float">
            <text:p>102.1 </text:p>
          </table:table-cell>
          <table:table-cell table:style-name="ce5" office:value-type="float" office:value="102.9249" calcext:value-type="float">
            <text:p>102.9 </text:p>
          </table:table-cell>
          <table:table-cell table:style-name="ce5" office:value-type="float" office:value="104.4967" calcext:value-type="float">
            <text:p>104.5 </text:p>
          </table:table-cell>
          <table:table-cell table:style-name="ce5" office:value-type="float" office:value="101.779" calcext:value-type="float">
            <text:p>101.8 </text:p>
          </table:table-cell>
          <table:table-cell table:style-name="ce5" office:value-type="float" office:value="102.7" calcext:value-type="float">
            <text:p>102.7 </text:p>
          </table:table-cell>
          <table:table-cell table:style-name="ce5" office:value-type="float" office:value="102.7313" calcext:value-type="float">
            <text:p>102.7 </text:p>
          </table:table-cell>
          <table:table-cell table:style-name="ce5" office:value-type="float" office:value="100.8763" calcext:value-type="float">
            <text:p>100.9 </text:p>
          </table:table-cell>
          <table:table-cell table:style-name="ce5" office:value-type="float" office:value="104.8" calcext:value-type="float">
            <text:p>104.8 </text:p>
          </table:table-cell>
          <table:table-cell table:style-name="ce5" office:value-type="float" office:value="104.9541" calcext:value-type="float">
            <text:p>105.0 </text:p>
          </table:table-cell>
        </table:table-row>
        <table:table-row table:style-name="ro1">
          <table:table-cell office:value-type="string" calcext:value-type="string">
            <text:p>2017M5</text:p>
          </table:table-cell>
          <table:table-cell office:value-type="float" office:value="103.8913" calcext:value-type="float">
            <text:p>103.9 </text:p>
          </table:table-cell>
          <table:table-cell office:value-type="float" office:value="104.6501" calcext:value-type="float">
            <text:p>104.7 </text:p>
          </table:table-cell>
          <table:table-cell office:value-type="float" office:value="104.1247" calcext:value-type="float">
            <text:p>104.1 </text:p>
          </table:table-cell>
          <table:table-cell office:value-type="float" office:value="108.2633" calcext:value-type="float">
            <text:p>108.3 </text:p>
          </table:table-cell>
          <table:table-cell office:value-type="float" office:value="111.2688" calcext:value-type="float">
            <text:p>111.3 </text:p>
          </table:table-cell>
          <table:table-cell office:value-type="float" office:value="103.4349" calcext:value-type="float">
            <text:p>103.4 </text:p>
          </table:table-cell>
          <table:table-cell office:value-type="float" office:value="103.9" calcext:value-type="float">
            <text:p>103.9 </text:p>
          </table:table-cell>
          <table:table-cell office:value-type="float" office:value="103.3" calcext:value-type="float">
            <text:p>103.3 </text:p>
          </table:table-cell>
          <table:table-cell office:value-type="float" office:value="104.2473" calcext:value-type="float">
            <text:p>104.2 </text:p>
          </table:table-cell>
          <table:table-cell office:value-type="float" office:value="101.72" calcext:value-type="float">
            <text:p>101.7 </text:p>
          </table:table-cell>
          <table:table-cell office:value-type="float" office:value="101.8512" calcext:value-type="float">
            <text:p>101.9 </text:p>
          </table:table-cell>
          <table:table-cell office:value-type="float" office:value="103.296" calcext:value-type="float">
            <text:p>103.3 </text:p>
          </table:table-cell>
          <table:table-cell office:value-type="float" office:value="104.1432" calcext:value-type="float">
            <text:p>104.1 </text:p>
          </table:table-cell>
          <table:table-cell office:value-type="float" office:value="100.2287" calcext:value-type="float">
            <text:p>100.2 </text:p>
          </table:table-cell>
          <table:table-cell office:value-type="float" office:value="101.8" calcext:value-type="float">
            <text:p>101.8 </text:p>
          </table:table-cell>
          <table:table-cell office:value-type="float" office:value="100.3" calcext:value-type="float">
            <text:p>100.3 </text:p>
          </table:table-cell>
          <table:table-cell office:value-type="float" office:value="104.2116" calcext:value-type="float">
            <text:p>104.2 </text:p>
          </table:table-cell>
          <table:table-cell office:value-type="float" office:value="104.907" calcext:value-type="float">
            <text:p>104.9 </text:p>
          </table:table-cell>
          <table:table-cell office:value-type="float" office:value="107.7586" calcext:value-type="float">
            <text:p>107.8 </text:p>
          </table:table-cell>
          <table:table-cell office:value-type="float" office:value="102.84" calcext:value-type="float">
            <text:p>102.8 </text:p>
          </table:table-cell>
          <table:table-cell office:value-type="float" office:value="106.1837" calcext:value-type="float">
            <text:p>106.2 </text:p>
          </table:table-cell>
          <table:table-cell office:value-type="float" office:value="101.47" calcext:value-type="float">
            <text:p>101.5 </text:p>
          </table:table-cell>
          <table:table-cell office:value-type="float" office:value="103.004" calcext:value-type="float">
            <text:p>103.0 </text:p>
          </table:table-cell>
          <table:table-cell office:value-type="float" office:value="103.8451" calcext:value-type="float">
            <text:p>103.8 </text:p>
          </table:table-cell>
          <table:table-cell office:value-type="float" office:value="101.87" calcext:value-type="float">
            <text:p>101.9 </text:p>
          </table:table-cell>
          <table:table-cell office:value-type="float" office:value="102.8" calcext:value-type="float">
            <text:p>102.8 </text:p>
          </table:table-cell>
          <table:table-cell office:value-type="float" office:value="102.3286" calcext:value-type="float">
            <text:p>102.3 </text:p>
          </table:table-cell>
          <table:table-cell office:value-type="float" office:value="101.0452" calcext:value-type="float">
            <text:p>101.0 </text:p>
          </table:table-cell>
          <table:table-cell office:value-type="float" office:value="104.9" calcext:value-type="float">
            <text:p>104.9 </text:p>
          </table:table-cell>
          <table:table-cell office:value-type="float" office:value="105.2767" calcext:value-type="float">
            <text:p>105.3 </text:p>
          </table:table-cell>
        </table:table-row>
        <table:table-row table:style-name="ro1">
          <table:table-cell office:value-type="string" calcext:value-type="string">
            <text:p>2017M6</text:p>
          </table:table-cell>
          <table:table-cell table:style-name="ce5" office:value-type="float" office:value="104.5913" calcext:value-type="float">
            <text:p>104.6 </text:p>
          </table:table-cell>
          <table:table-cell table:style-name="ce5" office:value-type="float" office:value="104.7363" calcext:value-type="float">
            <text:p>104.7 </text:p>
          </table:table-cell>
          <table:table-cell table:style-name="ce5" office:value-type="float" office:value="104.418" calcext:value-type="float">
            <text:p>104.4 </text:p>
          </table:table-cell>
          <table:table-cell table:style-name="ce5" office:value-type="float" office:value="107.927" calcext:value-type="float">
            <text:p>107.9 </text:p>
          </table:table-cell>
          <table:table-cell table:style-name="ce5" office:value-type="float" office:value="111.6568" calcext:value-type="float">
            <text:p>111.7 </text:p>
          </table:table-cell>
          <table:table-cell table:style-name="ce5" office:value-type="float" office:value="103.5158" calcext:value-type="float">
            <text:p>103.5 </text:p>
          </table:table-cell>
          <table:table-cell table:style-name="ce5" office:value-type="float" office:value="104.4" calcext:value-type="float">
            <text:p>104.4 </text:p>
          </table:table-cell>
          <table:table-cell table:style-name="ce5" office:value-type="float" office:value="103.5" calcext:value-type="float">
            <text:p>103.5 </text:p>
          </table:table-cell>
          <table:table-cell table:style-name="ce5" office:value-type="float" office:value="105.5075" calcext:value-type="float">
            <text:p>105.5 </text:p>
          </table:table-cell>
          <table:table-cell table:style-name="ce5" office:value-type="float" office:value="101.99" calcext:value-type="float">
            <text:p>102.0 </text:p>
          </table:table-cell>
          <table:table-cell table:style-name="ce5" office:value-type="float" office:value="102.5031" calcext:value-type="float">
            <text:p>102.5 </text:p>
          </table:table-cell>
          <table:table-cell table:style-name="ce5" office:value-type="float" office:value="103.576" calcext:value-type="float">
            <text:p>103.6 </text:p>
          </table:table-cell>
          <table:table-cell table:style-name="ce5" office:value-type="float" office:value="104.9616" calcext:value-type="float">
            <text:p>105.0 </text:p>
          </table:table-cell>
          <table:table-cell table:style-name="ce5" office:value-type="float" office:value="99.92376" calcext:value-type="float">
            <text:p>99.9 </text:p>
          </table:table-cell>
          <table:table-cell table:style-name="ce5" office:value-type="float" office:value="102.1" calcext:value-type="float">
            <text:p>102.1 </text:p>
          </table:table-cell>
          <table:table-cell table:style-name="ce5" office:value-type="float" office:value="100.2" calcext:value-type="float">
            <text:p>100.2 </text:p>
          </table:table-cell>
          <table:table-cell table:style-name="ce5" office:value-type="float" office:value="104.0112" calcext:value-type="float">
            <text:p>104.0 </text:p>
          </table:table-cell>
          <table:table-cell table:style-name="ce5" office:value-type="float" office:value="105.9728" calcext:value-type="float">
            <text:p>106.0 </text:p>
          </table:table-cell>
          <table:table-cell table:style-name="ce5" office:value-type="float" office:value="109.4381" calcext:value-type="float">
            <text:p>109.4 </text:p>
          </table:table-cell>
          <table:table-cell table:style-name="ce5" office:value-type="float" office:value="103.12" calcext:value-type="float">
            <text:p>103.1 </text:p>
          </table:table-cell>
          <table:table-cell table:style-name="ce5" office:value-type="float" office:value="106.5033" calcext:value-type="float">
            <text:p>106.5 </text:p>
          </table:table-cell>
          <table:table-cell table:style-name="ce5" office:value-type="float" office:value="101.49" calcext:value-type="float">
            <text:p>101.5 </text:p>
          </table:table-cell>
          <table:table-cell table:style-name="ce5" office:value-type="float" office:value="103.3202" calcext:value-type="float">
            <text:p>103.3 </text:p>
          </table:table-cell>
          <table:table-cell table:style-name="ce5" office:value-type="float" office:value="103.9521" calcext:value-type="float">
            <text:p>104.0 </text:p>
          </table:table-cell>
          <table:table-cell table:style-name="ce5" office:value-type="float" office:value="101.9611" calcext:value-type="float">
            <text:p>102.0 </text:p>
          </table:table-cell>
          <table:table-cell table:style-name="ce5" office:value-type="float" office:value="104.04" calcext:value-type="float">
            <text:p>104.0 </text:p>
          </table:table-cell>
          <table:table-cell table:style-name="ce5" office:value-type="float" office:value="102.8652" calcext:value-type="float">
            <text:p>102.9 </text:p>
          </table:table-cell>
          <table:table-cell table:style-name="ce5" office:value-type="float" office:value="101.12" calcext:value-type="float">
            <text:p>101.1 </text:p>
          </table:table-cell>
          <table:table-cell table:style-name="ce5" office:value-type="float" office:value="105.1" calcext:value-type="float">
            <text:p>105.1 </text:p>
          </table:table-cell>
          <table:table-cell table:style-name="ce5" office:value-type="float" office:value="105.681" calcext:value-type="float">
            <text:p>105.7 </text:p>
          </table:table-cell>
        </table:table-row>
        <table:table-row table:style-name="ro1">
          <table:table-cell office:value-type="string" calcext:value-type="string">
            <text:p>2017M7</text:p>
          </table:table-cell>
          <table:table-cell office:value-type="float" office:value="105.5912" calcext:value-type="float">
            <text:p>105.6 </text:p>
          </table:table-cell>
          <table:table-cell office:value-type="float" office:value="105.4545" calcext:value-type="float">
            <text:p>105.5 </text:p>
          </table:table-cell>
          <table:table-cell office:value-type="float" office:value="104.5646" calcext:value-type="float">
            <text:p>104.6 </text:p>
          </table:table-cell>
          <table:table-cell office:value-type="float" office:value="108.3979" calcext:value-type="float">
            <text:p>108.4 </text:p>
          </table:table-cell>
          <table:table-cell office:value-type="float" office:value="111.6956" calcext:value-type="float">
            <text:p>111.7 </text:p>
          </table:table-cell>
          <table:table-cell office:value-type="float" office:value="103.6157" calcext:value-type="float">
            <text:p>103.6 </text:p>
          </table:table-cell>
          <table:table-cell office:value-type="float" office:value="105.3" calcext:value-type="float">
            <text:p>105.3 </text:p>
          </table:table-cell>
          <table:table-cell office:value-type="float" office:value="105.4" calcext:value-type="float">
            <text:p>105.4 </text:p>
          </table:table-cell>
          <table:table-cell office:value-type="float" office:value="106.3331" calcext:value-type="float">
            <text:p>106.3 </text:p>
          </table:table-cell>
          <table:table-cell office:value-type="float" office:value="103.06" calcext:value-type="float">
            <text:p>103.1 </text:p>
          </table:table-cell>
          <table:table-cell office:value-type="float" office:value="102.5054" calcext:value-type="float">
            <text:p>102.5 </text:p>
          </table:table-cell>
          <table:table-cell office:value-type="float" office:value="104.4159" calcext:value-type="float">
            <text:p>104.4 </text:p>
          </table:table-cell>
          <table:table-cell office:value-type="float" office:value="105.9847" calcext:value-type="float">
            <text:p>106.0 </text:p>
          </table:table-cell>
          <table:table-cell office:value-type="float" office:value="100.5337" calcext:value-type="float">
            <text:p>100.5 </text:p>
          </table:table-cell>
          <table:table-cell office:value-type="float" office:value="102.6" calcext:value-type="float">
            <text:p>102.6 </text:p>
          </table:table-cell>
          <table:table-cell office:value-type="float" office:value="100.3" calcext:value-type="float">
            <text:p>100.3 </text:p>
          </table:table-cell>
          <table:table-cell office:value-type="float" office:value="104.5621" calcext:value-type="float">
            <text:p>104.6 </text:p>
          </table:table-cell>
          <table:table-cell office:value-type="float" office:value="106.4437" calcext:value-type="float">
            <text:p>106.4 </text:p>
          </table:table-cell>
          <table:table-cell office:value-type="float" office:value="111.1318" calcext:value-type="float">
            <text:p>111.1 </text:p>
          </table:table-cell>
          <table:table-cell office:value-type="float" office:value="103.62" calcext:value-type="float">
            <text:p>103.6 </text:p>
          </table:table-cell>
          <table:table-cell office:value-type="float" office:value="106.9322" calcext:value-type="float">
            <text:p>106.9 </text:p>
          </table:table-cell>
          <table:table-cell office:value-type="float" office:value="103.98" calcext:value-type="float">
            <text:p>104.0 </text:p>
          </table:table-cell>
          <table:table-cell office:value-type="float" office:value="103.7154" calcext:value-type="float">
            <text:p>103.7 </text:p>
          </table:table-cell>
          <table:table-cell office:value-type="float" office:value="104.4675" calcext:value-type="float">
            <text:p>104.5 </text:p>
          </table:table-cell>
          <table:table-cell office:value-type="float" office:value="102.2797" calcext:value-type="float">
            <text:p>102.3 </text:p>
          </table:table-cell>
          <table:table-cell office:value-type="float" office:value="105.5" calcext:value-type="float">
            <text:p>105.5 </text:p>
          </table:table-cell>
          <table:table-cell office:value-type="float" office:value="103.5892" calcext:value-type="float">
            <text:p>103.6 </text:p>
          </table:table-cell>
          <table:table-cell office:value-type="float" office:value="101.0459" calcext:value-type="float">
            <text:p>101.0 </text:p>
          </table:table-cell>
          <table:table-cell office:value-type="float" office:value="105.6" calcext:value-type="float">
            <text:p>105.6 </text:p>
          </table:table-cell>
          <table:table-cell office:value-type="float" office:value="105.7914" calcext:value-type="float">
            <text:p>105.8 </text:p>
          </table:table-cell>
        </table:table-row>
        <table:table-row table:style-name="ro1">
          <table:table-cell office:value-type="string" calcext:value-type="string">
            <text:p>2017M8</text:p>
          </table:table-cell>
          <table:table-cell table:style-name="ce5" office:value-type="float" office:value="105.5912" calcext:value-type="float">
            <text:p>105.6 </text:p>
          </table:table-cell>
          <table:table-cell table:style-name="ce5" office:value-type="float" office:value="105.3396" calcext:value-type="float">
            <text:p>105.3 </text:p>
          </table:table-cell>
          <table:table-cell table:style-name="ce5" office:value-type="float" office:value="104.6379" calcext:value-type="float">
            <text:p>104.6 </text:p>
          </table:table-cell>
          <table:table-cell table:style-name="ce5" office:value-type="float" office:value="108.2521" calcext:value-type="float">
            <text:p>108.3 </text:p>
          </table:table-cell>
          <table:table-cell table:style-name="ce5" office:value-type="float" office:value="111.8741" calcext:value-type="float">
            <text:p>111.9 </text:p>
          </table:table-cell>
          <table:table-cell table:style-name="ce5" office:value-type="float" office:value="103.7045" calcext:value-type="float">
            <text:p>103.7 </text:p>
          </table:table-cell>
          <table:table-cell table:style-name="ce5" office:value-type="float" office:value="105.6" calcext:value-type="float">
            <text:p>105.6 </text:p>
          </table:table-cell>
          <table:table-cell table:style-name="ce5" office:value-type="float" office:value="104.8" calcext:value-type="float">
            <text:p>104.8 </text:p>
          </table:table-cell>
          <table:table-cell table:style-name="ce5" office:value-type="float" office:value="106.4635" calcext:value-type="float">
            <text:p>106.5 </text:p>
          </table:table-cell>
          <table:table-cell table:style-name="ce5" office:value-type="float" office:value="103.35" calcext:value-type="float">
            <text:p>103.4 </text:p>
          </table:table-cell>
          <table:table-cell table:style-name="ce5" office:value-type="float" office:value="102.0361" calcext:value-type="float">
            <text:p>102.0 </text:p>
          </table:table-cell>
          <table:table-cell table:style-name="ce5" office:value-type="float" office:value="104.5523" calcext:value-type="float">
            <text:p>104.6 </text:p>
          </table:table-cell>
          <table:table-cell table:style-name="ce5" office:value-type="float" office:value="106.1893" calcext:value-type="float">
            <text:p>106.2 </text:p>
          </table:table-cell>
          <table:table-cell table:style-name="ce5" office:value-type="float" office:value="100.737" calcext:value-type="float">
            <text:p>100.7 </text:p>
          </table:table-cell>
          <table:table-cell table:style-name="ce5" office:value-type="float" office:value="103.4" calcext:value-type="float">
            <text:p>103.4 </text:p>
          </table:table-cell>
          <table:table-cell table:style-name="ce5" office:value-type="float" office:value="100.7" calcext:value-type="float">
            <text:p>100.7 </text:p>
          </table:table-cell>
          <table:table-cell table:style-name="ce5" office:value-type="float" office:value="104.7014" calcext:value-type="float">
            <text:p>104.7 </text:p>
          </table:table-cell>
          <table:table-cell table:style-name="ce5" office:value-type="float" office:value="107.0878" calcext:value-type="float">
            <text:p>107.1 </text:p>
          </table:table-cell>
          <table:table-cell table:style-name="ce5" office:value-type="float" office:value="111.5382" calcext:value-type="float">
            <text:p>111.5 </text:p>
          </table:table-cell>
          <table:table-cell table:style-name="ce5" office:value-type="float" office:value="103.82" calcext:value-type="float">
            <text:p>103.8 </text:p>
          </table:table-cell>
          <table:table-cell table:style-name="ce5" office:value-type="float" office:value="107.0952" calcext:value-type="float">
            <text:p>107.1 </text:p>
          </table:table-cell>
          <table:table-cell table:style-name="ce5" office:value-type="float" office:value="103.89" calcext:value-type="float">
            <text:p>103.9 </text:p>
          </table:table-cell>
          <table:table-cell table:style-name="ce5" office:value-type="float" office:value="103.9526" calcext:value-type="float">
            <text:p>104.0 </text:p>
          </table:table-cell>
          <table:table-cell table:style-name="ce5" office:value-type="float" office:value="105.1871" calcext:value-type="float">
            <text:p>105.2 </text:p>
          </table:table-cell>
          <table:table-cell table:style-name="ce5" office:value-type="float" office:value="102.4618" calcext:value-type="float">
            <text:p>102.5 </text:p>
          </table:table-cell>
          <table:table-cell table:style-name="ce5" office:value-type="float" office:value="106.04" calcext:value-type="float">
            <text:p>106.0 </text:p>
          </table:table-cell>
          <table:table-cell table:style-name="ce5" office:value-type="float" office:value="104.0048" calcext:value-type="float">
            <text:p>104.0 </text:p>
          </table:table-cell>
          <table:table-cell table:style-name="ce5" office:value-type="float" office:value="100.9508" calcext:value-type="float">
            <text:p>101.0 </text:p>
          </table:table-cell>
          <table:table-cell table:style-name="ce5" office:value-type="float" office:value="106" calcext:value-type="float">
            <text:p>106.0 </text:p>
          </table:table-cell>
          <table:table-cell table:style-name="ce5" office:value-type="float" office:value="106.0488" calcext:value-type="float">
            <text:p>106.0 </text:p>
          </table:table-cell>
        </table:table-row>
        <table:table-row table:style-name="ro1">
          <table:table-cell office:value-type="string" calcext:value-type="string">
            <text:p>2017M9</text:p>
          </table:table-cell>
          <table:table-cell office:value-type="float" office:value="104.7913" calcext:value-type="float">
            <text:p>104.8 </text:p>
          </table:table-cell>
          <table:table-cell office:value-type="float" office:value="105.1385" calcext:value-type="float">
            <text:p>105.1 </text:p>
          </table:table-cell>
          <table:table-cell office:value-type="float" office:value="104.7113" calcext:value-type="float">
            <text:p>104.7 </text:p>
          </table:table-cell>
          <table:table-cell office:value-type="float" office:value="108.1176" calcext:value-type="float">
            <text:p>108.1 </text:p>
          </table:table-cell>
          <table:table-cell office:value-type="float" office:value="112.0215" calcext:value-type="float">
            <text:p>112.0 </text:p>
          </table:table-cell>
          <table:table-cell office:value-type="float" office:value="104.028" calcext:value-type="float">
            <text:p>104.0 </text:p>
          </table:table-cell>
          <table:table-cell office:value-type="float" office:value="104.9" calcext:value-type="float">
            <text:p>104.9 </text:p>
          </table:table-cell>
          <table:table-cell office:value-type="float" office:value="104" calcext:value-type="float">
            <text:p>104.0 </text:p>
          </table:table-cell>
          <table:table-cell office:value-type="float" office:value="105.6813" calcext:value-type="float">
            <text:p>105.7 </text:p>
          </table:table-cell>
          <table:table-cell office:value-type="float" office:value="102.05" calcext:value-type="float">
            <text:p>102.1 </text:p>
          </table:table-cell>
          <table:table-cell office:value-type="float" office:value="101.4355" calcext:value-type="float">
            <text:p>101.4 </text:p>
          </table:table-cell>
          <table:table-cell office:value-type="float" office:value="104.2579" calcext:value-type="float">
            <text:p>104.3 </text:p>
          </table:table-cell>
          <table:table-cell office:value-type="float" office:value="104.8593" calcext:value-type="float">
            <text:p>104.9 </text:p>
          </table:table-cell>
          <table:table-cell office:value-type="float" office:value="100.5337" calcext:value-type="float">
            <text:p>100.5 </text:p>
          </table:table-cell>
          <table:table-cell office:value-type="float" office:value="102.3" calcext:value-type="float">
            <text:p>102.3 </text:p>
          </table:table-cell>
          <table:table-cell office:value-type="float" office:value="100.4" calcext:value-type="float">
            <text:p>100.4 </text:p>
          </table:table-cell>
          <table:table-cell office:value-type="float" office:value="104.5021" calcext:value-type="float">
            <text:p>104.5 </text:p>
          </table:table-cell>
          <table:table-cell office:value-type="float" office:value="106.6816" calcext:value-type="float">
            <text:p>106.7 </text:p>
          </table:table-cell>
          <table:table-cell office:value-type="float" office:value="110.4706" calcext:value-type="float">
            <text:p>110.5 </text:p>
          </table:table-cell>
          <table:table-cell office:value-type="float" office:value="103.39" calcext:value-type="float">
            <text:p>103.4 </text:p>
          </table:table-cell>
          <table:table-cell office:value-type="float" office:value="107.1863" calcext:value-type="float">
            <text:p>107.2 </text:p>
          </table:table-cell>
          <table:table-cell office:value-type="float" office:value="102.51" calcext:value-type="float">
            <text:p>102.5 </text:p>
          </table:table-cell>
          <table:table-cell office:value-type="float" office:value="103.7154" calcext:value-type="float">
            <text:p>103.7 </text:p>
          </table:table-cell>
          <table:table-cell office:value-type="float" office:value="104.4091" calcext:value-type="float">
            <text:p>104.4 </text:p>
          </table:table-cell>
          <table:table-cell office:value-type="float" office:value="102.5983" calcext:value-type="float">
            <text:p>102.6 </text:p>
          </table:table-cell>
          <table:table-cell office:value-type="float" office:value="103.84" calcext:value-type="float">
            <text:p>103.8 </text:p>
          </table:table-cell>
          <table:table-cell office:value-type="float" office:value="103.2519" calcext:value-type="float">
            <text:p>103.3 </text:p>
          </table:table-cell>
          <table:table-cell office:value-type="float" office:value="100.7219" calcext:value-type="float">
            <text:p>100.7 </text:p>
          </table:table-cell>
          <table:table-cell office:value-type="float" office:value="105.7" calcext:value-type="float">
            <text:p>105.7 </text:p>
          </table:table-cell>
          <table:table-cell office:value-type="float" office:value="106.2178" calcext:value-type="float">
            <text:p>106.2 </text:p>
          </table:table-cell>
        </table:table-row>
        <table:table-row table:style-name="ro1">
          <table:table-cell office:value-type="string" calcext:value-type="string">
            <text:p>2017M10</text:p>
          </table:table-cell>
          <table:table-cell table:style-name="ce5" office:value-type="float" office:value="104.4913" calcext:value-type="float">
            <text:p>104.5 </text:p>
          </table:table-cell>
          <table:table-cell table:style-name="ce5" office:value-type="float" office:value="105.4354" calcext:value-type="float">
            <text:p>105.4 </text:p>
          </table:table-cell>
          <table:table-cell table:style-name="ce5" office:value-type="float" office:value="104.8579" calcext:value-type="float">
            <text:p>104.9 </text:p>
          </table:table-cell>
          <table:table-cell table:style-name="ce5" office:value-type="float" office:value="108.7342" calcext:value-type="float">
            <text:p>108.7 </text:p>
          </table:table-cell>
          <table:table-cell table:style-name="ce5" office:value-type="float" office:value="112.1612" calcext:value-type="float">
            <text:p>112.2 </text:p>
          </table:table-cell>
          <table:table-cell table:style-name="ce5" office:value-type="float" office:value="104.5975" calcext:value-type="float">
            <text:p>104.6 </text:p>
          </table:table-cell>
          <table:table-cell table:style-name="ce5" office:value-type="float" office:value="105" calcext:value-type="float">
            <text:p>105.0 </text:p>
          </table:table-cell>
          <table:table-cell table:style-name="ce5" office:value-type="float" office:value="104.1" calcext:value-type="float">
            <text:p>104.1 </text:p>
          </table:table-cell>
          <table:table-cell table:style-name="ce5" office:value-type="float" office:value="104.6384" calcext:value-type="float">
            <text:p>104.6 </text:p>
          </table:table-cell>
          <table:table-cell table:style-name="ce5" office:value-type="float" office:value="101.87" calcext:value-type="float">
            <text:p>101.9 </text:p>
          </table:table-cell>
          <table:table-cell table:style-name="ce5" office:value-type="float" office:value="101.6848" calcext:value-type="float">
            <text:p>101.7 </text:p>
          </table:table-cell>
          <table:table-cell table:style-name="ce5" office:value-type="float" office:value="104.1574" calcext:value-type="float">
            <text:p>104.2 </text:p>
          </table:table-cell>
          <table:table-cell table:style-name="ce5" office:value-type="float" office:value="104.5524" calcext:value-type="float">
            <text:p>104.6 </text:p>
          </table:table-cell>
          <table:table-cell table:style-name="ce5" office:value-type="float" office:value="100.432" calcext:value-type="float">
            <text:p>100.4 </text:p>
          </table:table-cell>
          <table:table-cell table:style-name="ce5" office:value-type="float" office:value="101.4" calcext:value-type="float">
            <text:p>101.4 </text:p>
          </table:table-cell>
          <table:table-cell table:style-name="ce5" office:value-type="float" office:value="100.5" calcext:value-type="float">
            <text:p>100.5 </text:p>
          </table:table-cell>
          <table:table-cell table:style-name="ce5" office:value-type="float" office:value="104.7218" calcext:value-type="float">
            <text:p>104.7 </text:p>
          </table:table-cell>
          <table:table-cell table:style-name="ce5" office:value-type="float" office:value="106.2762" calcext:value-type="float">
            <text:p>106.3 </text:p>
          </table:table-cell>
          <table:table-cell table:style-name="ce5" office:value-type="float" office:value="109.9465" calcext:value-type="float">
            <text:p>109.9 </text:p>
          </table:table-cell>
          <table:table-cell table:style-name="ce5" office:value-type="float" office:value="103.33" calcext:value-type="float">
            <text:p>103.3 </text:p>
          </table:table-cell>
          <table:table-cell table:style-name="ce5" office:value-type="float" office:value="107.7176" calcext:value-type="float">
            <text:p>107.7 </text:p>
          </table:table-cell>
          <table:table-cell table:style-name="ce5" office:value-type="float" office:value="102.68" calcext:value-type="float">
            <text:p>102.7 </text:p>
          </table:table-cell>
          <table:table-cell table:style-name="ce5" office:value-type="float" office:value="103.6364" calcext:value-type="float">
            <text:p>103.6 </text:p>
          </table:table-cell>
          <table:table-cell table:style-name="ce5" office:value-type="float" office:value="104.6522" calcext:value-type="float">
            <text:p>104.7 </text:p>
          </table:table-cell>
          <table:table-cell table:style-name="ce5" office:value-type="float" office:value="102.6894" calcext:value-type="float">
            <text:p>102.7 </text:p>
          </table:table-cell>
          <table:table-cell table:style-name="ce5" office:value-type="float" office:value="102.99" calcext:value-type="float">
            <text:p>103.0 </text:p>
          </table:table-cell>
          <table:table-cell table:style-name="ce5" office:value-type="float" office:value="102.7549" calcext:value-type="float">
            <text:p>102.8 </text:p>
          </table:table-cell>
          <table:table-cell table:style-name="ce5" office:value-type="float" office:value="100.6013" calcext:value-type="float">
            <text:p>100.6 </text:p>
          </table:table-cell>
          <table:table-cell table:style-name="ce5" office:value-type="float" office:value="105.6" calcext:value-type="float">
            <text:p>105.6 </text:p>
          </table:table-cell>
          <table:table-cell table:style-name="ce5" office:value-type="float" office:value="106.3734" calcext:value-type="float">
            <text:p>106.4 </text:p>
          </table:table-cell>
        </table:table-row>
        <table:table-row table:style-name="ro1">
          <table:table-cell office:value-type="string" calcext:value-type="string">
            <text:p>2017M11</text:p>
          </table:table-cell>
          <table:table-cell office:value-type="float" office:value="104.4913" calcext:value-type="float">
            <text:p>104.5 </text:p>
          </table:table-cell>
          <table:table-cell office:value-type="float" office:value="104.9278" calcext:value-type="float">
            <text:p>104.9 </text:p>
          </table:table-cell>
          <table:table-cell office:value-type="float" office:value="104.7113" calcext:value-type="float">
            <text:p>104.7 </text:p>
          </table:table-cell>
          <table:table-cell office:value-type="float" office:value="108.8912" calcext:value-type="float">
            <text:p>108.9 </text:p>
          </table:table-cell>
          <table:table-cell office:value-type="float" office:value="112.4251" calcext:value-type="float">
            <text:p>112.4 </text:p>
          </table:table-cell>
          <table:table-cell office:value-type="float" office:value="104.7435" calcext:value-type="float">
            <text:p>104.7 </text:p>
          </table:table-cell>
          <table:table-cell office:value-type="float" office:value="105" calcext:value-type="float">
            <text:p>105.0 </text:p>
          </table:table-cell>
          <table:table-cell office:value-type="float" office:value="103.7" calcext:value-type="float">
            <text:p>103.7 </text:p>
          </table:table-cell>
          <table:table-cell office:value-type="float" office:value="104.4211" calcext:value-type="float">
            <text:p>104.4 </text:p>
          </table:table-cell>
          <table:table-cell office:value-type="float" office:value="101.75" calcext:value-type="float">
            <text:p>101.8 </text:p>
          </table:table-cell>
          <table:table-cell office:value-type="float" office:value="101.018" calcext:value-type="float">
            <text:p>101.0 </text:p>
          </table:table-cell>
          <table:table-cell office:value-type="float" office:value="103.7267" calcext:value-type="float">
            <text:p>103.7 </text:p>
          </table:table-cell>
          <table:table-cell office:value-type="float" office:value="104.0409" calcext:value-type="float">
            <text:p>104.0 </text:p>
          </table:table-cell>
          <table:table-cell office:value-type="float" office:value="100.2287" calcext:value-type="float">
            <text:p>100.2 </text:p>
          </table:table-cell>
          <table:table-cell office:value-type="float" office:value="100.7" calcext:value-type="float">
            <text:p>100.7 </text:p>
          </table:table-cell>
          <table:table-cell office:value-type="float" office:value="100.4" calcext:value-type="float">
            <text:p>100.4 </text:p>
          </table:table-cell>
          <table:table-cell office:value-type="float" office:value="104.3317" calcext:value-type="float">
            <text:p>104.3 </text:p>
          </table:table-cell>
          <table:table-cell office:value-type="float" office:value="105.9888" calcext:value-type="float">
            <text:p>106.0 </text:p>
          </table:table-cell>
          <table:table-cell office:value-type="float" office:value="109.9537" calcext:value-type="float">
            <text:p>110.0 </text:p>
          </table:table-cell>
          <table:table-cell office:value-type="float" office:value="102.27" calcext:value-type="float">
            <text:p>102.3 </text:p>
          </table:table-cell>
          <table:table-cell office:value-type="float" office:value="108.0719" calcext:value-type="float">
            <text:p>108.1 </text:p>
          </table:table-cell>
          <table:table-cell office:value-type="float" office:value="101.91" calcext:value-type="float">
            <text:p>101.9 </text:p>
          </table:table-cell>
          <table:table-cell office:value-type="float" office:value="103.7154" calcext:value-type="float">
            <text:p>103.7 </text:p>
          </table:table-cell>
          <table:table-cell office:value-type="float" office:value="103.1353" calcext:value-type="float">
            <text:p>103.1 </text:p>
          </table:table-cell>
          <table:table-cell office:value-type="float" office:value="102.8715" calcext:value-type="float">
            <text:p>102.9 </text:p>
          </table:table-cell>
          <table:table-cell office:value-type="float" office:value="102.67" calcext:value-type="float">
            <text:p>102.7 </text:p>
          </table:table-cell>
          <table:table-cell office:value-type="float" office:value="102.576" calcext:value-type="float">
            <text:p>102.6 </text:p>
          </table:table-cell>
          <table:table-cell office:value-type="float" office:value="100.3766" calcext:value-type="float">
            <text:p>100.4 </text:p>
          </table:table-cell>
          <table:table-cell office:value-type="float" office:value="105.6" calcext:value-type="float">
            <text:p>105.6 </text:p>
          </table:table-cell>
          <table:table-cell office:value-type="float" office:value="106.4665" calcext:value-type="float">
            <text:p>106.5 </text:p>
          </table:table-cell>
        </table:table-row>
        <table:table-row table:style-name="ro1">
          <table:table-cell office:value-type="string" calcext:value-type="string">
            <text:p>2017M12</text:p>
          </table:table-cell>
          <table:table-cell table:style-name="ce5" office:value-type="float" office:value="105.4912" calcext:value-type="float">
            <text:p>105.5 </text:p>
          </table:table-cell>
          <table:table-cell table:style-name="ce5" office:value-type="float" office:value="105.2726" calcext:value-type="float">
            <text:p>105.3 </text:p>
          </table:table-cell>
          <table:table-cell table:style-name="ce5" office:value-type="float" office:value="104.3446" calcext:value-type="float">
            <text:p>104.3 </text:p>
          </table:table-cell>
          <table:table-cell table:style-name="ce5" office:value-type="float" office:value="109.3508" calcext:value-type="float">
            <text:p>109.4 </text:p>
          </table:table-cell>
          <table:table-cell table:style-name="ce5" office:value-type="float" office:value="113.1313" calcext:value-type="float">
            <text:p>113.1 </text:p>
          </table:table-cell>
          <table:table-cell table:style-name="ce5" office:value-type="float" office:value="105.0378" calcext:value-type="float">
            <text:p>105.0 </text:p>
          </table:table-cell>
          <table:table-cell table:style-name="ce5" office:value-type="float" office:value="105.1" calcext:value-type="float">
            <text:p>105.1 </text:p>
          </table:table-cell>
          <table:table-cell table:style-name="ce5" office:value-type="float" office:value="103.6" calcext:value-type="float">
            <text:p>103.6 </text:p>
          </table:table-cell>
          <table:table-cell table:style-name="ce5" office:value-type="float" office:value="104.2473" calcext:value-type="float">
            <text:p>104.2 </text:p>
          </table:table-cell>
          <table:table-cell table:style-name="ce5" office:value-type="float" office:value="102.22" calcext:value-type="float">
            <text:p>102.2 </text:p>
          </table:table-cell>
          <table:table-cell table:style-name="ce5" office:value-type="float" office:value="100.9304" calcext:value-type="float">
            <text:p>100.9 </text:p>
          </table:table-cell>
          <table:table-cell table:style-name="ce5" office:value-type="float" office:value="104.0139" calcext:value-type="float">
            <text:p>104.0 </text:p>
          </table:table-cell>
          <table:table-cell table:style-name="ce5" office:value-type="float" office:value="104.4501" calcext:value-type="float">
            <text:p>104.5 </text:p>
          </table:table-cell>
          <table:table-cell table:style-name="ce5" office:value-type="float" office:value="100.2287" calcext:value-type="float">
            <text:p>100.2 </text:p>
          </table:table-cell>
          <table:table-cell table:style-name="ce5" office:value-type="float" office:value="101.3" calcext:value-type="float">
            <text:p>101.3 </text:p>
          </table:table-cell>
          <table:table-cell table:style-name="ce5" office:value-type="float" office:value="100.4" calcext:value-type="float">
            <text:p>100.4 </text:p>
          </table:table-cell>
          <table:table-cell table:style-name="ce5" office:value-type="float" office:value="104.4914" calcext:value-type="float">
            <text:p>104.5 </text:p>
          </table:table-cell>
          <table:table-cell table:style-name="ce5" office:value-type="float" office:value="106.5711" calcext:value-type="float">
            <text:p>106.6 </text:p>
          </table:table-cell>
          <table:table-cell table:style-name="ce5" office:value-type="float" office:value="110.8097" calcext:value-type="float">
            <text:p>110.8 </text:p>
          </table:table-cell>
          <table:table-cell table:style-name="ce5" office:value-type="float" office:value="102.38" calcext:value-type="float">
            <text:p>102.4 </text:p>
          </table:table-cell>
          <table:table-cell table:style-name="ce5" office:value-type="float" office:value="108.615" calcext:value-type="float">
            <text:p>108.6 </text:p>
          </table:table-cell>
          <table:table-cell table:style-name="ce5" office:value-type="float" office:value="102.41" calcext:value-type="float">
            <text:p>102.4 </text:p>
          </table:table-cell>
          <table:table-cell table:style-name="ce5" office:value-type="float" office:value="104.2688" calcext:value-type="float">
            <text:p>104.3 </text:p>
          </table:table-cell>
          <table:table-cell table:style-name="ce5" office:value-type="float" office:value="103.6409" calcext:value-type="float">
            <text:p>103.6 </text:p>
          </table:table-cell>
          <table:table-cell table:style-name="ce5" office:value-type="float" office:value="102.9625" calcext:value-type="float">
            <text:p>103.0 </text:p>
          </table:table-cell>
          <table:table-cell table:style-name="ce5" office:value-type="float" office:value="102.77" calcext:value-type="float">
            <text:p>102.8 </text:p>
          </table:table-cell>
          <table:table-cell table:style-name="ce5" office:value-type="float" office:value="102.9713" calcext:value-type="float">
            <text:p>103.0 </text:p>
          </table:table-cell>
          <table:table-cell table:style-name="ce5" office:value-type="float" office:value="100.44" calcext:value-type="float">
            <text:p>100.4 </text:p>
          </table:table-cell>
          <table:table-cell table:style-name="ce5" office:value-type="float" office:value="106.1" calcext:value-type="float">
            <text:p>106.1 </text:p>
          </table:table-cell>
          <table:table-cell table:style-name="ce5" office:value-type="float" office:value="106.6701" calcext:value-type="float">
            <text:p>106.7 </text:p>
          </table:table-cell>
        </table:table-row>
        <table:table-row table:style-name="ro1">
          <table:table-cell office:value-type="string" calcext:value-type="string">
            <text:p>2018M1</text:p>
          </table:table-cell>
          <table:table-cell office:value-type="float" office:value="105.2912" calcext:value-type="float">
            <text:p>105.3 </text:p>
          </table:table-cell>
          <table:table-cell office:value-type="float" office:value="105.6365" calcext:value-type="float">
            <text:p>105.6 </text:p>
          </table:table-cell>
          <table:table-cell office:value-type="float" office:value="105.0779" calcext:value-type="float">
            <text:p>105.1 </text:p>
          </table:table-cell>
          <table:table-cell office:value-type="float" office:value="109.5414" calcext:value-type="float">
            <text:p>109.5 </text:p>
          </table:table-cell>
          <table:table-cell office:value-type="float" office:value="113.8995" calcext:value-type="float">
            <text:p>113.9 </text:p>
          </table:table-cell>
          <table:table-cell office:value-type="float" office:value="105.7354" calcext:value-type="float">
            <text:p>105.7 </text:p>
          </table:table-cell>
          <table:table-cell office:value-type="float" office:value="106" calcext:value-type="float">
            <text:p>106.0 </text:p>
          </table:table-cell>
          <table:table-cell office:value-type="float" office:value="103.7" calcext:value-type="float">
            <text:p>103.7 </text:p>
          </table:table-cell>
          <table:table-cell office:value-type="float" office:value="104.4646" calcext:value-type="float">
            <text:p>104.5 </text:p>
          </table:table-cell>
          <table:table-cell office:value-type="float" office:value="102.38" calcext:value-type="float">
            <text:p>102.4 </text:p>
          </table:table-cell>
          <table:table-cell office:value-type="float" office:value="100.3023" calcext:value-type="float">
            <text:p>100.3 </text:p>
          </table:table-cell>
          <table:table-cell office:value-type="float" office:value="103.7985" calcext:value-type="float">
            <text:p>103.8 </text:p>
          </table:table-cell>
          <table:table-cell office:value-type="float" office:value="103.8363" calcext:value-type="float">
            <text:p>103.8 </text:p>
          </table:table-cell>
          <table:table-cell office:value-type="float" office:value="100.2287" calcext:value-type="float">
            <text:p>100.2 </text:p>
          </table:table-cell>
          <table:table-cell office:value-type="float" office:value="101.1" calcext:value-type="float">
            <text:p>101.1 </text:p>
          </table:table-cell>
          <table:table-cell office:value-type="float" office:value="100.2" calcext:value-type="float">
            <text:p>100.2 </text:p>
          </table:table-cell>
          <table:table-cell office:value-type="float" office:value="104.9715" calcext:value-type="float">
            <text:p>105.0 </text:p>
          </table:table-cell>
          <table:table-cell office:value-type="float" office:value="106.7579" calcext:value-type="float">
            <text:p>106.8 </text:p>
          </table:table-cell>
          <table:table-cell office:value-type="float" office:value="111.0237" calcext:value-type="float">
            <text:p>111.0 </text:p>
          </table:table-cell>
          <table:table-cell office:value-type="float" office:value="102.42" calcext:value-type="float">
            <text:p>102.4 </text:p>
          </table:table-cell>
          <table:table-cell office:value-type="float" office:value="108.7607" calcext:value-type="float">
            <text:p>108.8 </text:p>
          </table:table-cell>
          <table:table-cell office:value-type="float" office:value="102.39" calcext:value-type="float">
            <text:p>102.4 </text:p>
          </table:table-cell>
          <table:table-cell office:value-type="float" office:value="104.3478" calcext:value-type="float">
            <text:p>104.3 </text:p>
          </table:table-cell>
          <table:table-cell office:value-type="float" office:value="103.6963" calcext:value-type="float">
            <text:p>103.7 </text:p>
          </table:table-cell>
          <table:table-cell office:value-type="float" office:value="103.8273" calcext:value-type="float">
            <text:p>103.8 </text:p>
          </table:table-cell>
          <table:table-cell office:value-type="float" office:value="102.68" calcext:value-type="float">
            <text:p>102.7 </text:p>
          </table:table-cell>
          <table:table-cell office:value-type="float" office:value="102.7421" calcext:value-type="float">
            <text:p>102.7 </text:p>
          </table:table-cell>
          <table:table-cell office:value-type="float" office:value="100.4483" calcext:value-type="float">
            <text:p>100.4 </text:p>
          </table:table-cell>
          <table:table-cell office:value-type="float" office:value="105.8" calcext:value-type="float">
            <text:p>105.8 </text:p>
          </table:table-cell>
          <table:table-cell office:value-type="float" office:value="107.0744" calcext:value-type="float">
            <text:p>107.1 </text:p>
          </table:table-cell>
        </table:table-row>
        <table:table-row table:style-name="ro1">
          <table:table-cell office:value-type="string" calcext:value-type="string">
            <text:p>2018M2</text:p>
          </table:table-cell>
          <table:table-cell table:style-name="ce5" office:value-type="float" office:value="105.8912" calcext:value-type="float">
            <text:p>105.9 </text:p>
          </table:table-cell>
          <table:table-cell table:style-name="ce5" office:value-type="float" office:value="105.8567" calcext:value-type="float">
            <text:p>105.9 </text:p>
          </table:table-cell>
          <table:table-cell table:style-name="ce5" office:value-type="float" office:value="105.8112" calcext:value-type="float">
            <text:p>105.8 </text:p>
          </table:table-cell>
          <table:table-cell table:style-name="ce5" office:value-type="float" office:value="109.7544" calcext:value-type="float">
            <text:p>109.8 </text:p>
          </table:table-cell>
          <table:table-cell table:style-name="ce5" office:value-type="float" office:value="115.1257" calcext:value-type="float">
            <text:p>115.1 </text:p>
          </table:table-cell>
          <table:table-cell table:style-name="ce5" office:value-type="float" office:value="106.188" calcext:value-type="float">
            <text:p>106.2 </text:p>
          </table:table-cell>
          <table:table-cell table:style-name="ce5" office:value-type="float" office:value="106.5" calcext:value-type="float">
            <text:p>106.5 </text:p>
          </table:table-cell>
          <table:table-cell table:style-name="ce5" office:value-type="float" office:value="104.8" calcext:value-type="float">
            <text:p>104.8 </text:p>
          </table:table-cell>
          <table:table-cell table:style-name="ce5" office:value-type="float" office:value="105.5944" calcext:value-type="float">
            <text:p>105.6 </text:p>
          </table:table-cell>
          <table:table-cell table:style-name="ce5" office:value-type="float" office:value="102.5" calcext:value-type="float">
            <text:p>102.5 </text:p>
          </table:table-cell>
          <table:table-cell table:style-name="ce5" office:value-type="float" office:value="100.9507" calcext:value-type="float">
            <text:p>101.0 </text:p>
          </table:table-cell>
          <table:table-cell table:style-name="ce5" office:value-type="float" office:value="104.2292" calcext:value-type="float">
            <text:p>104.2 </text:p>
          </table:table-cell>
          <table:table-cell table:style-name="ce5" office:value-type="float" office:value="104.9616" calcext:value-type="float">
            <text:p>105.0 </text:p>
          </table:table-cell>
          <table:table-cell table:style-name="ce5" office:value-type="float" office:value="100.432" calcext:value-type="float">
            <text:p>100.4 </text:p>
          </table:table-cell>
          <table:table-cell table:style-name="ce5" office:value-type="float" office:value="101.5" calcext:value-type="float">
            <text:p>101.5 </text:p>
          </table:table-cell>
          <table:table-cell table:style-name="ce5" office:value-type="float" office:value="100.3" calcext:value-type="float">
            <text:p>100.3 </text:p>
          </table:table-cell>
          <table:table-cell table:style-name="ce5" office:value-type="float" office:value="105.4613" calcext:value-type="float">
            <text:p>105.5 </text:p>
          </table:table-cell>
          <table:table-cell table:style-name="ce5" office:value-type="float" office:value="107.0923" calcext:value-type="float">
            <text:p>107.1 </text:p>
          </table:table-cell>
          <table:table-cell table:style-name="ce5" office:value-type="float" office:value="111.39" calcext:value-type="float">
            <text:p>111.4 </text:p>
          </table:table-cell>
          <table:table-cell table:style-name="ce5" office:value-type="float" office:value="102.79" calcext:value-type="float">
            <text:p>102.8 </text:p>
          </table:table-cell>
          <table:table-cell table:style-name="ce5" office:value-type="float" office:value="109.2303" calcext:value-type="float">
            <text:p>109.2 </text:p>
          </table:table-cell>
          <table:table-cell table:style-name="ce5" office:value-type="float" office:value="102.67" calcext:value-type="float">
            <text:p>102.7 </text:p>
          </table:table-cell>
          <table:table-cell table:style-name="ce5" office:value-type="float" office:value="104.3478" calcext:value-type="float">
            <text:p>104.3 </text:p>
          </table:table-cell>
          <table:table-cell table:style-name="ce5" office:value-type="float" office:value="103.5728" calcext:value-type="float">
            <text:p>103.6 </text:p>
          </table:table-cell>
          <table:table-cell table:style-name="ce5" office:value-type="float" office:value="104.1915" calcext:value-type="float">
            <text:p>104.2 </text:p>
          </table:table-cell>
          <table:table-cell table:style-name="ce5" office:value-type="float" office:value="103.59" calcext:value-type="float">
            <text:p>103.6 </text:p>
          </table:table-cell>
          <table:table-cell table:style-name="ce5" office:value-type="float" office:value="103.4575" calcext:value-type="float">
            <text:p>103.5 </text:p>
          </table:table-cell>
          <table:table-cell table:style-name="ce5" office:value-type="float" office:value="100.9494" calcext:value-type="float">
            <text:p>100.9 </text:p>
          </table:table-cell>
          <table:table-cell table:style-name="ce5" office:value-type="float" office:value="106" calcext:value-type="float">
            <text:p>106.0 </text:p>
          </table:table-cell>
          <table:table-cell table:style-name="ce5" office:value-type="float" office:value="107.5161" calcext:value-type="float">
            <text:p>107.5 </text:p>
          </table:table-cell>
        </table:table-row>
        <table:table-row table:style-name="ro1">
          <table:table-cell office:value-type="string" calcext:value-type="string">
            <text:p>2018M3</text:p>
          </table:table-cell>
          <table:table-cell office:value-type="float" office:value="105.6912" calcext:value-type="float">
            <text:p>105.7 </text:p>
          </table:table-cell>
          <table:table-cell office:value-type="float" office:value="105.895" calcext:value-type="float">
            <text:p>105.9 </text:p>
          </table:table-cell>
          <table:table-cell office:value-type="float" office:value="106.2511" calcext:value-type="float">
            <text:p>106.3 </text:p>
          </table:table-cell>
          <table:table-cell office:value-type="float" office:value="110.4831" calcext:value-type="float">
            <text:p>110.5 </text:p>
          </table:table-cell>
          <table:table-cell office:value-type="float" office:value="115.5215" calcext:value-type="float">
            <text:p>115.5 </text:p>
          </table:table-cell>
          <table:table-cell office:value-type="float" office:value="106.1813" calcext:value-type="float">
            <text:p>106.2 </text:p>
          </table:table-cell>
          <table:table-cell office:value-type="float" office:value="106.4" calcext:value-type="float">
            <text:p>106.4 </text:p>
          </table:table-cell>
          <table:table-cell office:value-type="float" office:value="104.5" calcext:value-type="float">
            <text:p>104.5 </text:p>
          </table:table-cell>
          <table:table-cell office:value-type="float" office:value="105.3771" calcext:value-type="float">
            <text:p>105.4 </text:p>
          </table:table-cell>
          <table:table-cell office:value-type="float" office:value="102.95" calcext:value-type="float">
            <text:p>103.0 </text:p>
          </table:table-cell>
          <table:table-cell office:value-type="float" office:value="101.3163" calcext:value-type="float">
            <text:p>101.3 </text:p>
          </table:table-cell>
          <table:table-cell office:value-type="float" office:value="104.5164" calcext:value-type="float">
            <text:p>104.5 </text:p>
          </table:table-cell>
          <table:table-cell office:value-type="float" office:value="105.5754" calcext:value-type="float">
            <text:p>105.6 </text:p>
          </table:table-cell>
          <table:table-cell office:value-type="float" office:value="100.9403" calcext:value-type="float">
            <text:p>100.9 </text:p>
          </table:table-cell>
          <table:table-cell office:value-type="float" office:value="101.9" calcext:value-type="float">
            <text:p>101.9 </text:p>
          </table:table-cell>
          <table:table-cell office:value-type="float" office:value="100.4" calcext:value-type="float">
            <text:p>100.4 </text:p>
          </table:table-cell>
          <table:table-cell office:value-type="float" office:value="105.6811" calcext:value-type="float">
            <text:p>105.7 </text:p>
          </table:table-cell>
          <table:table-cell office:value-type="float" office:value="107.8792" calcext:value-type="float">
            <text:p>107.9 </text:p>
          </table:table-cell>
          <table:table-cell office:value-type="float" office:value="112.0557" calcext:value-type="float">
            <text:p>112.1 </text:p>
          </table:table-cell>
          <table:table-cell office:value-type="float" office:value="102.87" calcext:value-type="float">
            <text:p>102.9 </text:p>
          </table:table-cell>
          <table:table-cell office:value-type="float" office:value="109.6034" calcext:value-type="float">
            <text:p>109.6 </text:p>
          </table:table-cell>
          <table:table-cell office:value-type="float" office:value="102.49" calcext:value-type="float">
            <text:p>102.5 </text:p>
          </table:table-cell>
          <table:table-cell office:value-type="float" office:value="104.2688" calcext:value-type="float">
            <text:p>104.3 </text:p>
          </table:table-cell>
          <table:table-cell office:value-type="float" office:value="104.555" calcext:value-type="float">
            <text:p>104.6 </text:p>
          </table:table-cell>
          <table:table-cell office:value-type="float" office:value="104.2825" calcext:value-type="float">
            <text:p>104.3 </text:p>
          </table:table-cell>
          <table:table-cell office:value-type="float" office:value="103.24" calcext:value-type="float">
            <text:p>103.2 </text:p>
          </table:table-cell>
          <table:table-cell office:value-type="float" office:value="103.8463" calcext:value-type="float">
            <text:p>103.8 </text:p>
          </table:table-cell>
          <table:table-cell office:value-type="float" office:value="101.3874" calcext:value-type="float">
            <text:p>101.4 </text:p>
          </table:table-cell>
          <table:table-cell office:value-type="float" office:value="106.1" calcext:value-type="float">
            <text:p>106.1 </text:p>
          </table:table-cell>
          <table:table-cell office:value-type="float" office:value="107.7668" calcext:value-type="float">
            <text:p>107.8 </text:p>
          </table:table-cell>
        </table:table-row>
        <table:table-row table:style-name="ro1">
          <table:table-cell office:value-type="string" calcext:value-type="string">
            <text:p>2018M4</text:p>
          </table:table-cell>
          <table:table-cell table:style-name="ce5" office:value-type="float" office:value="105.6912" calcext:value-type="float">
            <text:p>105.7 </text:p>
          </table:table-cell>
          <table:table-cell table:style-name="ce5" office:value-type="float" office:value="106.077" calcext:value-type="float">
            <text:p>106.1 </text:p>
          </table:table-cell>
          <table:table-cell table:style-name="ce5" office:value-type="float" office:value="106.0312" calcext:value-type="float">
            <text:p>106.0 </text:p>
          </table:table-cell>
          <table:table-cell table:style-name="ce5" office:value-type="float" office:value="110.8082" calcext:value-type="float">
            <text:p>110.8 </text:p>
          </table:table-cell>
          <table:table-cell table:style-name="ce5" office:value-type="float" office:value="115.7465" calcext:value-type="float">
            <text:p>115.7 </text:p>
          </table:table-cell>
          <table:table-cell table:style-name="ce5" office:value-type="float" office:value="106.3768" calcext:value-type="float">
            <text:p>106.4 </text:p>
          </table:table-cell>
          <table:table-cell table:style-name="ce5" office:value-type="float" office:value="106.8" calcext:value-type="float">
            <text:p>106.8 </text:p>
          </table:table-cell>
          <table:table-cell table:style-name="ce5" office:value-type="float" office:value="104.7" calcext:value-type="float">
            <text:p>104.7 </text:p>
          </table:table-cell>
          <table:table-cell table:style-name="ce5" office:value-type="float" office:value="106.6808" calcext:value-type="float">
            <text:p>106.7 </text:p>
          </table:table-cell>
          <table:table-cell table:style-name="ce5" office:value-type="float" office:value="103.08" calcext:value-type="float">
            <text:p>103.1 </text:p>
          </table:table-cell>
          <table:table-cell table:style-name="ce5" office:value-type="float" office:value="101.5593" calcext:value-type="float">
            <text:p>101.6 </text:p>
          </table:table-cell>
          <table:table-cell table:style-name="ce5" office:value-type="float" office:value="105.0906" calcext:value-type="float">
            <text:p>105.1 </text:p>
          </table:table-cell>
          <table:table-cell table:style-name="ce5" office:value-type="float" office:value="105.1662" calcext:value-type="float">
            <text:p>105.2 </text:p>
          </table:table-cell>
          <table:table-cell table:style-name="ce5" office:value-type="float" office:value="101.1436" calcext:value-type="float">
            <text:p>101.1 </text:p>
          </table:table-cell>
          <table:table-cell table:style-name="ce5" office:value-type="float" office:value="102.4" calcext:value-type="float">
            <text:p>102.4 </text:p>
          </table:table-cell>
          <table:table-cell table:style-name="ce5" office:value-type="float" office:value="100.5" calcext:value-type="float">
            <text:p>100.5 </text:p>
          </table:table-cell>
          <table:table-cell table:style-name="ce5" office:value-type="float" office:value="105.9415" calcext:value-type="float">
            <text:p>105.9 </text:p>
          </table:table-cell>
          <table:table-cell table:style-name="ce5" office:value-type="float" office:value="107.8712" calcext:value-type="float">
            <text:p>107.9 </text:p>
          </table:table-cell>
          <table:table-cell table:style-name="ce5" office:value-type="float" office:value="112.5608" calcext:value-type="float">
            <text:p>112.6 </text:p>
          </table:table-cell>
          <table:table-cell table:style-name="ce5" office:value-type="float" office:value="102.91" calcext:value-type="float">
            <text:p>102.9 </text:p>
          </table:table-cell>
          <table:table-cell table:style-name="ce5" office:value-type="float" office:value="109.6278" calcext:value-type="float">
            <text:p>109.6 </text:p>
          </table:table-cell>
          <table:table-cell table:style-name="ce5" office:value-type="float" office:value="103.06" calcext:value-type="float">
            <text:p>103.1 </text:p>
          </table:table-cell>
          <table:table-cell table:style-name="ce5" office:value-type="float" office:value="104.585" calcext:value-type="float">
            <text:p>104.6 </text:p>
          </table:table-cell>
          <table:table-cell table:style-name="ce5" office:value-type="float" office:value="105.0704" calcext:value-type="float">
            <text:p>105.1 </text:p>
          </table:table-cell>
          <table:table-cell table:style-name="ce5" office:value-type="float" office:value="105.2384" calcext:value-type="float">
            <text:p>105.2 </text:p>
          </table:table-cell>
          <table:table-cell table:style-name="ce5" office:value-type="float" office:value="104.32" calcext:value-type="float">
            <text:p>104.3 </text:p>
          </table:table-cell>
          <table:table-cell table:style-name="ce5" office:value-type="float" office:value="103.8816" calcext:value-type="float">
            <text:p>103.9 </text:p>
          </table:table-cell>
          <table:table-cell table:style-name="ce5" office:value-type="float" office:value="101.436" calcext:value-type="float">
            <text:p>101.4 </text:p>
          </table:table-cell>
          <table:table-cell table:style-name="ce5" office:value-type="float" office:value="106.8" calcext:value-type="float">
            <text:p>106.8 </text:p>
          </table:table-cell>
          <table:table-cell table:style-name="ce5" office:value-type="float" office:value="107.9271" calcext:value-type="float">
            <text:p>107.9 </text:p>
          </table:table-cell>
        </table:table-row>
        <table:table-row table:style-name="ro1">
          <table:table-cell office:value-type="string" calcext:value-type="string">
            <text:p>2018M5</text:p>
          </table:table-cell>
          <table:table-cell office:value-type="float" office:value="105.9912" calcext:value-type="float">
            <text:p>106.0 </text:p>
          </table:table-cell>
          <table:table-cell office:value-type="float" office:value="106.3068" calcext:value-type="float">
            <text:p>106.3 </text:p>
          </table:table-cell>
          <table:table-cell office:value-type="float" office:value="106.5445" calcext:value-type="float">
            <text:p>106.5 </text:p>
          </table:table-cell>
          <table:table-cell office:value-type="float" office:value="111.1782" calcext:value-type="float">
            <text:p>111.2 </text:p>
          </table:table-cell>
          <table:table-cell office:value-type="float" office:value="116.0259" calcext:value-type="float">
            <text:p>116.0 </text:p>
          </table:table-cell>
          <table:table-cell office:value-type="float" office:value="106.2364" calcext:value-type="float">
            <text:p>106.2 </text:p>
          </table:table-cell>
          <table:table-cell office:value-type="float" office:value="107.2" calcext:value-type="float">
            <text:p>107.2 </text:p>
          </table:table-cell>
          <table:table-cell office:value-type="float" office:value="104.8" calcext:value-type="float">
            <text:p>104.8 </text:p>
          </table:table-cell>
          <table:table-cell office:value-type="float" office:value="106.7242" calcext:value-type="float">
            <text:p>106.7 </text:p>
          </table:table-cell>
          <table:table-cell office:value-type="float" office:value="103.23" calcext:value-type="float">
            <text:p>103.2 </text:p>
          </table:table-cell>
          <table:table-cell office:value-type="float" office:value="102.1344" calcext:value-type="float">
            <text:p>102.1 </text:p>
          </table:table-cell>
          <table:table-cell office:value-type="float" office:value="105.4495" calcext:value-type="float">
            <text:p>105.4 </text:p>
          </table:table-cell>
          <table:table-cell office:value-type="float" office:value="105.7801" calcext:value-type="float">
            <text:p>105.8 </text:p>
          </table:table-cell>
          <table:table-cell office:value-type="float" office:value="101.3469" calcext:value-type="float">
            <text:p>101.3 </text:p>
          </table:table-cell>
          <table:table-cell office:value-type="float" office:value="102.7" calcext:value-type="float">
            <text:p>102.7 </text:p>
          </table:table-cell>
          <table:table-cell office:value-type="float" office:value="100.6" calcext:value-type="float">
            <text:p>100.6 </text:p>
          </table:table-cell>
          <table:table-cell office:value-type="float" office:value="106.0819" calcext:value-type="float">
            <text:p>106.1 </text:p>
          </table:table-cell>
          <table:table-cell office:value-type="float" office:value="108.2576" calcext:value-type="float">
            <text:p>108.3 </text:p>
          </table:table-cell>
          <table:table-cell office:value-type="float" office:value="112.7575" calcext:value-type="float">
            <text:p>112.8 </text:p>
          </table:table-cell>
          <table:table-cell office:value-type="float" office:value="103.02" calcext:value-type="float">
            <text:p>103.0 </text:p>
          </table:table-cell>
          <table:table-cell office:value-type="float" office:value="109.9551" calcext:value-type="float">
            <text:p>110.0 </text:p>
          </table:table-cell>
          <table:table-cell office:value-type="float" office:value="103.32" calcext:value-type="float">
            <text:p>103.3 </text:p>
          </table:table-cell>
          <table:table-cell office:value-type="float" office:value="104.2688" calcext:value-type="float">
            <text:p>104.3 </text:p>
          </table:table-cell>
          <table:table-cell office:value-type="float" office:value="105.6247" calcext:value-type="float">
            <text:p>105.6 </text:p>
          </table:table-cell>
          <table:table-cell office:value-type="float" office:value="104.6922" calcext:value-type="float">
            <text:p>104.7 </text:p>
          </table:table-cell>
          <table:table-cell office:value-type="float" office:value="105.7" calcext:value-type="float">
            <text:p>105.7 </text:p>
          </table:table-cell>
          <table:table-cell office:value-type="float" office:value="104.1537" calcext:value-type="float">
            <text:p>104.2 </text:p>
          </table:table-cell>
          <table:table-cell office:value-type="float" office:value="101.5794" calcext:value-type="float">
            <text:p>101.6 </text:p>
          </table:table-cell>
          <table:table-cell office:value-type="float" office:value="107.1" calcext:value-type="float">
            <text:p>107.1 </text:p>
          </table:table-cell>
          <table:table-cell office:value-type="float" office:value="108.3218" calcext:value-type="float">
            <text:p>108.3 </text:p>
          </table:table-cell>
        </table:table-row>
        <table:table-row table:style-name="ro1">
          <table:table-cell office:value-type="string" calcext:value-type="string">
            <text:p>2018M6</text:p>
          </table:table-cell>
          <table:table-cell table:style-name="ce5" office:value-type="float" office:value="106.4911" calcext:value-type="float">
            <text:p>106.5 </text:p>
          </table:table-cell>
          <table:table-cell table:style-name="ce5" office:value-type="float" office:value="106.1057" calcext:value-type="float">
            <text:p>106.1 </text:p>
          </table:table-cell>
          <table:table-cell table:style-name="ce5" office:value-type="float" office:value="106.6911" calcext:value-type="float">
            <text:p>106.7 </text:p>
          </table:table-cell>
          <table:table-cell table:style-name="ce5" office:value-type="float" office:value="111.2791" calcext:value-type="float">
            <text:p>111.3 </text:p>
          </table:table-cell>
          <table:table-cell table:style-name="ce5" office:value-type="float" office:value="116.3674" calcext:value-type="float">
            <text:p>116.4 </text:p>
          </table:table-cell>
          <table:table-cell table:style-name="ce5" office:value-type="float" office:value="106.4206" calcext:value-type="float">
            <text:p>106.4 </text:p>
          </table:table-cell>
          <table:table-cell table:style-name="ce5" office:value-type="float" office:value="107.6" calcext:value-type="float">
            <text:p>107.6 </text:p>
          </table:table-cell>
          <table:table-cell table:style-name="ce5" office:value-type="float" office:value="105.2" calcext:value-type="float">
            <text:p>105.2 </text:p>
          </table:table-cell>
          <table:table-cell table:style-name="ce5" office:value-type="float" office:value="108.7231" calcext:value-type="float">
            <text:p>108.7 </text:p>
          </table:table-cell>
          <table:table-cell table:style-name="ce5" office:value-type="float" office:value="103.18" calcext:value-type="float">
            <text:p>103.2 </text:p>
          </table:table-cell>
          <table:table-cell table:style-name="ce5" office:value-type="float" office:value="102.7241" calcext:value-type="float">
            <text:p>102.7 </text:p>
          </table:table-cell>
          <table:table-cell table:style-name="ce5" office:value-type="float" office:value="105.8085" calcext:value-type="float">
            <text:p>105.8 </text:p>
          </table:table-cell>
          <table:table-cell table:style-name="ce5" office:value-type="float" office:value="105.9847" calcext:value-type="float">
            <text:p>106.0 </text:p>
          </table:table-cell>
          <table:table-cell table:style-name="ce5" office:value-type="float" office:value="101.4485" calcext:value-type="float">
            <text:p>101.4 </text:p>
          </table:table-cell>
          <table:table-cell table:style-name="ce5" office:value-type="float" office:value="103.1" calcext:value-type="float">
            <text:p>103.1 </text:p>
          </table:table-cell>
          <table:table-cell table:style-name="ce5" office:value-type="float" office:value="100.4" calcext:value-type="float">
            <text:p>100.4 </text:p>
          </table:table-cell>
          <table:table-cell table:style-name="ce5" office:value-type="float" office:value="105.8611" calcext:value-type="float">
            <text:p>105.9 </text:p>
          </table:table-cell>
          <table:table-cell table:style-name="ce5" office:value-type="float" office:value="109.4616" calcext:value-type="float">
            <text:p>109.5 </text:p>
          </table:table-cell>
          <table:table-cell table:style-name="ce5" office:value-type="float" office:value="113.9304" calcext:value-type="float">
            <text:p>113.9 </text:p>
          </table:table-cell>
          <table:table-cell table:style-name="ce5" office:value-type="float" office:value="103.2" calcext:value-type="float">
            <text:p>103.2 </text:p>
          </table:table-cell>
          <table:table-cell table:style-name="ce5" office:value-type="float" office:value="110.2918" calcext:value-type="float">
            <text:p>110.3 </text:p>
          </table:table-cell>
          <table:table-cell table:style-name="ce5" office:value-type="float" office:value="102.95" calcext:value-type="float">
            <text:p>103.0 </text:p>
          </table:table-cell>
          <table:table-cell table:style-name="ce5" office:value-type="float" office:value="104.8221" calcext:value-type="float">
            <text:p>104.8 </text:p>
          </table:table-cell>
          <table:table-cell table:style-name="ce5" office:value-type="float" office:value="105.9456" calcext:value-type="float">
            <text:p>105.9 </text:p>
          </table:table-cell>
          <table:table-cell table:style-name="ce5" office:value-type="float" office:value="104.6922" calcext:value-type="float">
            <text:p>104.7 </text:p>
          </table:table-cell>
          <table:table-cell table:style-name="ce5" office:value-type="float" office:value="106.64" calcext:value-type="float">
            <text:p>106.6 </text:p>
          </table:table-cell>
          <table:table-cell table:style-name="ce5" office:value-type="float" office:value="104.4975" calcext:value-type="float">
            <text:p>104.5 </text:p>
          </table:table-cell>
          <table:table-cell table:style-name="ce5" office:value-type="float" office:value="101.6158" calcext:value-type="float">
            <text:p>101.6 </text:p>
          </table:table-cell>
          <table:table-cell table:style-name="ce5" office:value-type="float" office:value="107.3" calcext:value-type="float">
            <text:p>107.3 </text:p>
          </table:table-cell>
          <table:table-cell table:style-name="ce5" office:value-type="float" office:value="108.681" calcext:value-type="float">
            <text:p>108.7 </text:p>
          </table:table-cell>
        </table:table-row>
        <table:table-row table:style-name="ro1">
          <table:table-cell office:value-type="string" calcext:value-type="string">
            <text:p>2018M7</text:p>
          </table:table-cell>
          <table:table-cell office:value-type="float" office:value="107.591" calcext:value-type="float">
            <text:p>107.6 </text:p>
          </table:table-cell>
          <table:table-cell office:value-type="float" office:value="107.1016" calcext:value-type="float">
            <text:p>107.1 </text:p>
          </table:table-cell>
          <table:table-cell office:value-type="float" office:value="107.8643" calcext:value-type="float">
            <text:p>107.9 </text:p>
          </table:table-cell>
          <table:table-cell office:value-type="float" office:value="111.862" calcext:value-type="float">
            <text:p>111.9 </text:p>
          </table:table-cell>
          <table:table-cell office:value-type="float" office:value="116.3674" calcext:value-type="float">
            <text:p>116.4 </text:p>
          </table:table-cell>
          <table:table-cell office:value-type="float" office:value="106.6935" calcext:value-type="float">
            <text:p>106.7 </text:p>
          </table:table-cell>
          <table:table-cell office:value-type="float" office:value="109.2" calcext:value-type="float">
            <text:p>109.2 </text:p>
          </table:table-cell>
          <table:table-cell office:value-type="float" office:value="107.4" calcext:value-type="float">
            <text:p>107.4 </text:p>
          </table:table-cell>
          <table:table-cell office:value-type="float" office:value="109.8095" calcext:value-type="float">
            <text:p>109.8 </text:p>
          </table:table-cell>
          <table:table-cell office:value-type="float" office:value="104.36" calcext:value-type="float">
            <text:p>104.4 </text:p>
          </table:table-cell>
          <table:table-cell office:value-type="float" office:value="102.4053" calcext:value-type="float">
            <text:p>102.4 </text:p>
          </table:table-cell>
          <table:table-cell office:value-type="float" office:value="106.6699" calcext:value-type="float">
            <text:p>106.7 </text:p>
          </table:table-cell>
          <table:table-cell office:value-type="float" office:value="107.0077" calcext:value-type="float">
            <text:p>107.0 </text:p>
          </table:table-cell>
          <table:table-cell office:value-type="float" office:value="101.6518" calcext:value-type="float">
            <text:p>101.7 </text:p>
          </table:table-cell>
          <table:table-cell office:value-type="float" office:value="103.5" calcext:value-type="float">
            <text:p>103.5 </text:p>
          </table:table-cell>
          <table:table-cell office:value-type="float" office:value="100.5" calcext:value-type="float">
            <text:p>100.5 </text:p>
          </table:table-cell>
          <table:table-cell office:value-type="float" office:value="106.0916" calcext:value-type="float">
            <text:p>106.1 </text:p>
          </table:table-cell>
          <table:table-cell office:value-type="float" office:value="109.8897" calcext:value-type="float">
            <text:p>109.9 </text:p>
          </table:table-cell>
          <table:table-cell office:value-type="float" office:value="114.8798" calcext:value-type="float">
            <text:p>114.9 </text:p>
          </table:table-cell>
          <table:table-cell office:value-type="float" office:value="103.73" calcext:value-type="float">
            <text:p>103.7 </text:p>
          </table:table-cell>
          <table:table-cell office:value-type="float" office:value="110.6465" calcext:value-type="float">
            <text:p>110.6 </text:p>
          </table:table-cell>
          <table:table-cell office:value-type="float" office:value="105.75" calcext:value-type="float">
            <text:p>105.8 </text:p>
          </table:table-cell>
          <table:table-cell office:value-type="float" office:value="105.3755" calcext:value-type="float">
            <text:p>105.4 </text:p>
          </table:table-cell>
          <table:table-cell office:value-type="float" office:value="106.8694" calcext:value-type="float">
            <text:p>106.9 </text:p>
          </table:table-cell>
          <table:table-cell office:value-type="float" office:value="105.2384" calcext:value-type="float">
            <text:p>105.2 </text:p>
          </table:table-cell>
          <table:table-cell office:value-type="float" office:value="108.07" calcext:value-type="float">
            <text:p>108.1 </text:p>
          </table:table-cell>
          <table:table-cell office:value-type="float" office:value="105.1187" calcext:value-type="float">
            <text:p>105.1 </text:p>
          </table:table-cell>
          <table:table-cell office:value-type="float" office:value="101.6634" calcext:value-type="float">
            <text:p>101.7 </text:p>
          </table:table-cell>
          <table:table-cell office:value-type="float" office:value="107.7" calcext:value-type="float">
            <text:p>107.7 </text:p>
          </table:table-cell>
          <table:table-cell office:value-type="float" office:value="108.8442" calcext:value-type="float">
            <text:p>108.8 </text:p>
          </table:table-cell>
        </table:table-row>
        <table:table-row table:style-name="ro1">
          <table:table-cell office:value-type="string" calcext:value-type="string">
            <text:p>2018M8</text:p>
          </table:table-cell>
          <table:table-cell table:style-name="ce5" office:value-type="float" office:value="107.791" calcext:value-type="float">
            <text:p>107.8 </text:p>
          </table:table-cell>
          <table:table-cell table:style-name="ce5" office:value-type="float" office:value="107.3315" calcext:value-type="float">
            <text:p>107.3 </text:p>
          </table:table-cell>
          <table:table-cell table:style-name="ce5" office:value-type="float" office:value="107.8643" calcext:value-type="float">
            <text:p>107.9 </text:p>
          </table:table-cell>
          <table:table-cell table:style-name="ce5" office:value-type="float" office:value="111.862" calcext:value-type="float">
            <text:p>111.9 </text:p>
          </table:table-cell>
          <table:table-cell table:style-name="ce5" office:value-type="float" office:value="116.4527" calcext:value-type="float">
            <text:p>116.5 </text:p>
          </table:table-cell>
          <table:table-cell table:style-name="ce5" office:value-type="float" office:value="106.6744" calcext:value-type="float">
            <text:p>106.7 </text:p>
          </table:table-cell>
          <table:table-cell table:style-name="ce5" office:value-type="float" office:value="109.7" calcext:value-type="float">
            <text:p>109.7 </text:p>
          </table:table-cell>
          <table:table-cell table:style-name="ce5" office:value-type="float" office:value="106.5" calcext:value-type="float">
            <text:p>106.5 </text:p>
          </table:table-cell>
          <table:table-cell table:style-name="ce5" office:value-type="float" office:value="110.3309" calcext:value-type="float">
            <text:p>110.3 </text:p>
          </table:table-cell>
          <table:table-cell table:style-name="ce5" office:value-type="float" office:value="104.7" calcext:value-type="float">
            <text:p>104.7 </text:p>
          </table:table-cell>
          <table:table-cell table:style-name="ce5" office:value-type="float" office:value="102.1283" calcext:value-type="float">
            <text:p>102.1 </text:p>
          </table:table-cell>
          <table:table-cell table:style-name="ce5" office:value-type="float" office:value="106.957" calcext:value-type="float">
            <text:p>107.0 </text:p>
          </table:table-cell>
          <table:table-cell table:style-name="ce5" office:value-type="float" office:value="107.3146" calcext:value-type="float">
            <text:p>107.3 </text:p>
          </table:table-cell>
          <table:table-cell table:style-name="ce5" office:value-type="float" office:value="101.9568" calcext:value-type="float">
            <text:p>102.0 </text:p>
          </table:table-cell>
          <table:table-cell table:style-name="ce5" office:value-type="float" office:value="104.5" calcext:value-type="float">
            <text:p>104.5 </text:p>
          </table:table-cell>
          <table:table-cell table:style-name="ce5" office:value-type="float" office:value="101.2" calcext:value-type="float">
            <text:p>101.2 </text:p>
          </table:table-cell>
          <table:table-cell table:style-name="ce5" office:value-type="float" office:value="106.322" calcext:value-type="float">
            <text:p>106.3 </text:p>
          </table:table-cell>
          <table:table-cell table:style-name="ce5" office:value-type="float" office:value="110.0789" calcext:value-type="float">
            <text:p>110.1 </text:p>
          </table:table-cell>
          <table:table-cell table:style-name="ce5" office:value-type="float" office:value="115.2436" calcext:value-type="float">
            <text:p>115.2 </text:p>
          </table:table-cell>
          <table:table-cell table:style-name="ce5" office:value-type="float" office:value="104.38" calcext:value-type="float">
            <text:p>104.4 </text:p>
          </table:table-cell>
          <table:table-cell table:style-name="ce5" office:value-type="float" office:value="110.7852" calcext:value-type="float">
            <text:p>110.8 </text:p>
          </table:table-cell>
          <table:table-cell table:style-name="ce5" office:value-type="float" office:value="105.78" calcext:value-type="float">
            <text:p>105.8 </text:p>
          </table:table-cell>
          <table:table-cell table:style-name="ce5" office:value-type="float" office:value="105.9289" calcext:value-type="float">
            <text:p>105.9 </text:p>
          </table:table-cell>
          <table:table-cell table:style-name="ce5" office:value-type="float" office:value="106.8596" calcext:value-type="float">
            <text:p>106.9 </text:p>
          </table:table-cell>
          <table:table-cell table:style-name="ce5" office:value-type="float" office:value="106.0122" calcext:value-type="float">
            <text:p>106.0 </text:p>
          </table:table-cell>
          <table:table-cell table:style-name="ce5" office:value-type="float" office:value="108.42" calcext:value-type="float">
            <text:p>108.4 </text:p>
          </table:table-cell>
          <table:table-cell table:style-name="ce5" office:value-type="float" office:value="105.3693" calcext:value-type="float">
            <text:p>105.4 </text:p>
          </table:table-cell>
          <table:table-cell table:style-name="ce5" office:value-type="float" office:value="101.4827" calcext:value-type="float">
            <text:p>101.5 </text:p>
          </table:table-cell>
          <table:table-cell table:style-name="ce5" office:value-type="float" office:value="108.3" calcext:value-type="float">
            <text:p>108.3 </text:p>
          </table:table-cell>
          <table:table-cell table:style-name="ce5" office:value-type="float" office:value="108.9988" calcext:value-type="float">
            <text:p>109.0 </text:p>
          </table:table-cell>
        </table:table-row>
        <table:table-row table:style-name="ro1">
          <table:table-cell office:value-type="string" calcext:value-type="string">
            <text:p>2018M9</text:p>
          </table:table-cell>
          <table:table-cell office:value-type="float" office:value="106.9911" calcext:value-type="float">
            <text:p>107.0 </text:p>
          </table:table-cell>
          <table:table-cell office:value-type="float" office:value="106.8239" calcext:value-type="float">
            <text:p>106.8 </text:p>
          </table:table-cell>
          <table:table-cell office:value-type="float" office:value="107.2777" calcext:value-type="float">
            <text:p>107.3 </text:p>
          </table:table-cell>
          <table:table-cell office:value-type="float" office:value="112.3665" calcext:value-type="float">
            <text:p>112.4 </text:p>
          </table:table-cell>
          <table:table-cell office:value-type="float" office:value="116.5924" calcext:value-type="float">
            <text:p>116.6 </text:p>
          </table:table-cell>
          <table:table-cell office:value-type="float" office:value="106.8497" calcext:value-type="float">
            <text:p>106.8 </text:p>
          </table:table-cell>
          <table:table-cell office:value-type="float" office:value="108.2" calcext:value-type="float">
            <text:p>108.2 </text:p>
          </table:table-cell>
          <table:table-cell office:value-type="float" office:value="105.4" calcext:value-type="float">
            <text:p>105.4 </text:p>
          </table:table-cell>
          <table:table-cell office:value-type="float" office:value="110.3309" calcext:value-type="float">
            <text:p>110.3 </text:p>
          </table:table-cell>
          <table:table-cell office:value-type="float" office:value="103.14" calcext:value-type="float">
            <text:p>103.1 </text:p>
          </table:table-cell>
          <table:table-cell office:value-type="float" office:value="101.825" calcext:value-type="float">
            <text:p>101.8 </text:p>
          </table:table-cell>
          <table:table-cell office:value-type="float" office:value="106.6699" calcext:value-type="float">
            <text:p>106.7 </text:p>
          </table:table-cell>
          <table:table-cell office:value-type="float" office:value="106.4962" calcext:value-type="float">
            <text:p>106.5 </text:p>
          </table:table-cell>
          <table:table-cell office:value-type="float" office:value="101.6518" calcext:value-type="float">
            <text:p>101.7 </text:p>
          </table:table-cell>
          <table:table-cell office:value-type="float" office:value="103.3" calcext:value-type="float">
            <text:p>103.3 </text:p>
          </table:table-cell>
          <table:table-cell office:value-type="float" office:value="100.6" calcext:value-type="float">
            <text:p>100.6 </text:p>
          </table:table-cell>
          <table:table-cell office:value-type="float" office:value="106.202" calcext:value-type="float">
            <text:p>106.2 </text:p>
          </table:table-cell>
          <table:table-cell office:value-type="float" office:value="109.7591" calcext:value-type="float">
            <text:p>109.8 </text:p>
          </table:table-cell>
          <table:table-cell office:value-type="float" office:value="114.9345" calcext:value-type="float">
            <text:p>114.9 </text:p>
          </table:table-cell>
          <table:table-cell office:value-type="float" office:value="104.53" calcext:value-type="float">
            <text:p>104.5 </text:p>
          </table:table-cell>
          <table:table-cell office:value-type="float" office:value="111.0254" calcext:value-type="float">
            <text:p>111.0 </text:p>
          </table:table-cell>
          <table:table-cell office:value-type="float" office:value="104.22" calcext:value-type="float">
            <text:p>104.2 </text:p>
          </table:table-cell>
          <table:table-cell office:value-type="float" office:value="105.3755" calcext:value-type="float">
            <text:p>105.4 </text:p>
          </table:table-cell>
          <table:table-cell office:value-type="float" office:value="106.6846" calcext:value-type="float">
            <text:p>106.7 </text:p>
          </table:table-cell>
          <table:table-cell office:value-type="float" office:value="105.6025" calcext:value-type="float">
            <text:p>105.6 </text:p>
          </table:table-cell>
          <table:table-cell office:value-type="float" office:value="106.27" calcext:value-type="float">
            <text:p>106.3 </text:p>
          </table:table-cell>
          <table:table-cell office:value-type="float" office:value="104.6142" calcext:value-type="float">
            <text:p>104.6 </text:p>
          </table:table-cell>
          <table:table-cell office:value-type="float" office:value="101.1177" calcext:value-type="float">
            <text:p>101.1 </text:p>
          </table:table-cell>
          <table:table-cell office:value-type="float" office:value="107.9" calcext:value-type="float">
            <text:p>107.9 </text:p>
          </table:table-cell>
          <table:table-cell office:value-type="float" office:value="109.1294" calcext:value-type="float">
            <text:p>109.1 </text:p>
          </table:table-cell>
        </table:table-row>
        <table:table-row table:style-name="ro1">
          <table:table-cell office:value-type="string" calcext:value-type="string">
            <text:p>2018M10</text:p>
          </table:table-cell>
          <table:table-cell table:style-name="ce5" office:value-type="float" office:value="106.6911" calcext:value-type="float">
            <text:p>106.7 </text:p>
          </table:table-cell>
          <table:table-cell table:style-name="ce5" office:value-type="float" office:value="107.0538" calcext:value-type="float">
            <text:p>107.1 </text:p>
          </table:table-cell>
          <table:table-cell table:style-name="ce5" office:value-type="float" office:value="107.6444" calcext:value-type="float">
            <text:p>107.6 </text:p>
          </table:table-cell>
          <table:table-cell table:style-name="ce5" office:value-type="float" office:value="112.5459" calcext:value-type="float">
            <text:p>112.5 </text:p>
          </table:table-cell>
          <table:table-cell table:style-name="ce5" office:value-type="float" office:value="116.7088" calcext:value-type="float">
            <text:p>116.7 </text:p>
          </table:table-cell>
          <table:table-cell table:style-name="ce5" office:value-type="float" office:value="107.0754" calcext:value-type="float">
            <text:p>107.1 </text:p>
          </table:table-cell>
          <table:table-cell table:style-name="ce5" office:value-type="float" office:value="108.6" calcext:value-type="float">
            <text:p>108.6 </text:p>
          </table:table-cell>
          <table:table-cell table:style-name="ce5" office:value-type="float" office:value="105.7" calcext:value-type="float">
            <text:p>105.7 </text:p>
          </table:table-cell>
          <table:table-cell table:style-name="ce5" office:value-type="float" office:value="110.1137" calcext:value-type="float">
            <text:p>110.1 </text:p>
          </table:table-cell>
          <table:table-cell table:style-name="ce5" office:value-type="float" office:value="103.09" calcext:value-type="float">
            <text:p>103.1 </text:p>
          </table:table-cell>
          <table:table-cell table:style-name="ce5" office:value-type="float" office:value="102.098" calcext:value-type="float">
            <text:p>102.1 </text:p>
          </table:table-cell>
          <table:table-cell table:style-name="ce5" office:value-type="float" office:value="106.8134" calcext:value-type="float">
            <text:p>106.8 </text:p>
          </table:table-cell>
          <table:table-cell table:style-name="ce5" office:value-type="float" office:value="105.9847" calcext:value-type="float">
            <text:p>106.0 </text:p>
          </table:table-cell>
          <table:table-cell table:style-name="ce5" office:value-type="float" office:value="101.8551" calcext:value-type="float">
            <text:p>101.9 </text:p>
          </table:table-cell>
          <table:table-cell table:style-name="ce5" office:value-type="float" office:value="102.7" calcext:value-type="float">
            <text:p>102.7 </text:p>
          </table:table-cell>
          <table:table-cell table:style-name="ce5" office:value-type="float" office:value="100.8" calcext:value-type="float">
            <text:p>100.8 </text:p>
          </table:table-cell>
          <table:table-cell table:style-name="ce5" office:value-type="float" office:value="106.2813" calcext:value-type="float">
            <text:p>106.3 </text:p>
          </table:table-cell>
          <table:table-cell table:style-name="ce5" office:value-type="float" office:value="109.4944" calcext:value-type="float">
            <text:p>109.5 </text:p>
          </table:table-cell>
          <table:table-cell table:style-name="ce5" office:value-type="float" office:value="114.4522" calcext:value-type="float">
            <text:p>114.5 </text:p>
          </table:table-cell>
          <table:table-cell table:style-name="ce5" office:value-type="float" office:value="104.29" calcext:value-type="float">
            <text:p>104.3 </text:p>
          </table:table-cell>
          <table:table-cell table:style-name="ce5" office:value-type="float" office:value="112.113" calcext:value-type="float">
            <text:p>112.1 </text:p>
          </table:table-cell>
          <table:table-cell table:style-name="ce5" office:value-type="float" office:value="104.48" calcext:value-type="float">
            <text:p>104.5 </text:p>
          </table:table-cell>
          <table:table-cell table:style-name="ce5" office:value-type="float" office:value="105.3755" calcext:value-type="float">
            <text:p>105.4 </text:p>
          </table:table-cell>
          <table:table-cell table:style-name="ce5" office:value-type="float" office:value="105.965" calcext:value-type="float">
            <text:p>106.0 </text:p>
          </table:table-cell>
          <table:table-cell table:style-name="ce5" office:value-type="float" office:value="105.6936" calcext:value-type="float">
            <text:p>105.7 </text:p>
          </table:table-cell>
          <table:table-cell table:style-name="ce5" office:value-type="float" office:value="105.6" calcext:value-type="float">
            <text:p>105.6 </text:p>
          </table:table-cell>
          <table:table-cell table:style-name="ce5" office:value-type="float" office:value="104.3647" calcext:value-type="float">
            <text:p>104.4 </text:p>
          </table:table-cell>
          <table:table-cell table:style-name="ce5" office:value-type="float" office:value="100.9919" calcext:value-type="float">
            <text:p>101.0 </text:p>
          </table:table-cell>
          <table:table-cell table:style-name="ce5" office:value-type="float" office:value="107.8" calcext:value-type="float">
            <text:p>107.8 </text:p>
          </table:table-cell>
          <table:table-cell table:style-name="ce5" office:value-type="float" office:value="109.2619" calcext:value-type="float">
            <text:p>109.3 </text:p>
          </table:table-cell>
        </table:table-row>
        <table:table-row table:style-name="ro1">
          <table:table-cell office:value-type="string" calcext:value-type="string">
            <text:p>2018M11</text:p>
          </table:table-cell>
          <table:table-cell office:value-type="float" office:value="106.8911" calcext:value-type="float">
            <text:p>106.9 </text:p>
          </table:table-cell>
          <table:table-cell office:value-type="float" office:value="107.14" calcext:value-type="float">
            <text:p>107.1 </text:p>
          </table:table-cell>
          <table:table-cell office:value-type="float" office:value="107.4977" calcext:value-type="float">
            <text:p>107.5 </text:p>
          </table:table-cell>
          <table:table-cell office:value-type="float" office:value="112.658" calcext:value-type="float">
            <text:p>112.7 </text:p>
          </table:table-cell>
          <table:table-cell office:value-type="float" office:value="116.8951" calcext:value-type="float">
            <text:p>116.9 </text:p>
          </table:table-cell>
          <table:table-cell office:value-type="float" office:value="107.5394" calcext:value-type="float">
            <text:p>107.5 </text:p>
          </table:table-cell>
          <table:table-cell office:value-type="float" office:value="108.8" calcext:value-type="float">
            <text:p>108.8 </text:p>
          </table:table-cell>
          <table:table-cell office:value-type="float" office:value="105.2" calcext:value-type="float">
            <text:p>105.2 </text:p>
          </table:table-cell>
          <table:table-cell office:value-type="float" office:value="107.854" calcext:value-type="float">
            <text:p>107.9 </text:p>
          </table:table-cell>
          <table:table-cell office:value-type="float" office:value="102.8" calcext:value-type="float">
            <text:p>102.8 </text:p>
          </table:table-cell>
          <table:table-cell office:value-type="float" office:value="101.5783" calcext:value-type="float">
            <text:p>101.6 </text:p>
          </table:table-cell>
          <table:table-cell office:value-type="float" office:value="106.6699" calcext:value-type="float">
            <text:p>106.7 </text:p>
          </table:table-cell>
          <table:table-cell office:value-type="float" office:value="105.3708" calcext:value-type="float">
            <text:p>105.4 </text:p>
          </table:table-cell>
          <table:table-cell office:value-type="float" office:value="101.5502" calcext:value-type="float">
            <text:p>101.6 </text:p>
          </table:table-cell>
          <table:table-cell office:value-type="float" office:value="102.1" calcext:value-type="float">
            <text:p>102.1 </text:p>
          </table:table-cell>
          <table:table-cell office:value-type="float" office:value="100.7" calcext:value-type="float">
            <text:p>100.7 </text:p>
          </table:table-cell>
          <table:table-cell office:value-type="float" office:value="106.1012" calcext:value-type="float">
            <text:p>106.1 </text:p>
          </table:table-cell>
          <table:table-cell office:value-type="float" office:value="109.1205" calcext:value-type="float">
            <text:p>109.1 </text:p>
          </table:table-cell>
          <table:table-cell office:value-type="float" office:value="114.6933" calcext:value-type="float">
            <text:p>114.7 </text:p>
          </table:table-cell>
          <table:table-cell office:value-type="float" office:value="104.29" calcext:value-type="float">
            <text:p>104.3 </text:p>
          </table:table-cell>
          <table:table-cell office:value-type="float" office:value="113.4324" calcext:value-type="float">
            <text:p>113.4 </text:p>
          </table:table-cell>
          <table:table-cell office:value-type="float" office:value="103.8" calcext:value-type="float">
            <text:p>103.8 </text:p>
          </table:table-cell>
          <table:table-cell office:value-type="float" office:value="104.9802" calcext:value-type="float">
            <text:p>105.0 </text:p>
          </table:table-cell>
          <table:table-cell office:value-type="float" office:value="104.6814" calcext:value-type="float">
            <text:p>104.7 </text:p>
          </table:table-cell>
          <table:table-cell office:value-type="float" office:value="106.0122" calcext:value-type="float">
            <text:p>106.0 </text:p>
          </table:table-cell>
          <table:table-cell office:value-type="float" office:value="105.39" calcext:value-type="float">
            <text:p>105.4 </text:p>
          </table:table-cell>
          <table:table-cell office:value-type="float" office:value="104.0691" calcext:value-type="float">
            <text:p>104.1 </text:p>
          </table:table-cell>
          <table:table-cell office:value-type="float" office:value="100.652" calcext:value-type="float">
            <text:p>100.7 </text:p>
          </table:table-cell>
          <table:table-cell office:value-type="float" office:value="107.9" calcext:value-type="float">
            <text:p>107.9 </text:p>
          </table:table-cell>
          <table:table-cell office:value-type="float" office:value="109.3762" calcext:value-type="float">
            <text:p>109.4 </text:p>
          </table:table-cell>
        </table:table-row>
        <table:table-row table:style-name="ro1">
          <table:table-cell office:value-type="string" calcext:value-type="string">
            <text:p>2018M12</text:p>
          </table:table-cell>
          <table:table-cell table:style-name="ce5" office:value-type="float" office:value="107.591" calcext:value-type="float">
            <text:p>107.6 </text:p>
          </table:table-cell>
          <table:table-cell table:style-name="ce5" office:value-type="float" office:value="107.4272" calcext:value-type="float">
            <text:p>107.4 </text:p>
          </table:table-cell>
          <table:table-cell table:style-name="ce5" office:value-type="float" office:value="108.011" calcext:value-type="float">
            <text:p>108.0 </text:p>
          </table:table-cell>
          <table:table-cell table:style-name="ce5" office:value-type="float" office:value="113.2858" calcext:value-type="float">
            <text:p>113.3 </text:p>
          </table:table-cell>
          <table:table-cell table:style-name="ce5" office:value-type="float" office:value="117.2676" calcext:value-type="float">
            <text:p>117.3 </text:p>
          </table:table-cell>
          <table:table-cell table:style-name="ce5" office:value-type="float" office:value="107.8898" calcext:value-type="float">
            <text:p>107.9 </text:p>
          </table:table-cell>
          <table:table-cell table:style-name="ce5" office:value-type="float" office:value="109.1" calcext:value-type="float">
            <text:p>109.1 </text:p>
          </table:table-cell>
          <table:table-cell table:style-name="ce5" office:value-type="float" office:value="105.1" calcext:value-type="float">
            <text:p>105.1 </text:p>
          </table:table-cell>
          <table:table-cell table:style-name="ce5" office:value-type="float" office:value="108.81" calcext:value-type="float">
            <text:p>108.8 </text:p>
          </table:table-cell>
          <table:table-cell table:style-name="ce5" office:value-type="float" office:value="103.17" calcext:value-type="float">
            <text:p>103.2 </text:p>
          </table:table-cell>
          <table:table-cell table:style-name="ce5" office:value-type="float" office:value="101.8738" calcext:value-type="float">
            <text:p>101.9 </text:p>
          </table:table-cell>
          <table:table-cell table:style-name="ce5" office:value-type="float" office:value="107.0288" calcext:value-type="float">
            <text:p>107.0 </text:p>
          </table:table-cell>
          <table:table-cell table:style-name="ce5" office:value-type="float" office:value="105.8824" calcext:value-type="float">
            <text:p>105.9 </text:p>
          </table:table-cell>
          <table:table-cell table:style-name="ce5" office:value-type="float" office:value="101.4485" calcext:value-type="float">
            <text:p>101.4 </text:p>
          </table:table-cell>
          <table:table-cell table:style-name="ce5" office:value-type="float" office:value="102.4" calcext:value-type="float">
            <text:p>102.4 </text:p>
          </table:table-cell>
          <table:table-cell table:style-name="ce5" office:value-type="float" office:value="100.7" calcext:value-type="float">
            <text:p>100.7 </text:p>
          </table:table-cell>
          <table:table-cell table:style-name="ce5" office:value-type="float" office:value="106.0916" calcext:value-type="float">
            <text:p>106.1 </text:p>
          </table:table-cell>
          <table:table-cell table:style-name="ce5" office:value-type="float" office:value="109.8266" calcext:value-type="float">
            <text:p>109.8 </text:p>
          </table:table-cell>
          <table:table-cell table:style-name="ce5" office:value-type="float" office:value="115.5542" calcext:value-type="float">
            <text:p>115.6 </text:p>
          </table:table-cell>
          <table:table-cell table:style-name="ce5" office:value-type="float" office:value="104.35" calcext:value-type="float">
            <text:p>104.4 </text:p>
          </table:table-cell>
          <table:table-cell table:style-name="ce5" office:value-type="float" office:value="114.0509" calcext:value-type="float">
            <text:p>114.1 </text:p>
          </table:table-cell>
          <table:table-cell table:style-name="ce5" office:value-type="float" office:value="104.24" calcext:value-type="float">
            <text:p>104.2 </text:p>
          </table:table-cell>
          <table:table-cell table:style-name="ce5" office:value-type="float" office:value="105.3755" calcext:value-type="float">
            <text:p>105.4 </text:p>
          </table:table-cell>
          <table:table-cell table:style-name="ce5" office:value-type="float" office:value="105.2551" calcext:value-type="float">
            <text:p>105.3 </text:p>
          </table:table-cell>
          <table:table-cell table:style-name="ce5" office:value-type="float" office:value="105.6936" calcext:value-type="float">
            <text:p>105.7 </text:p>
          </table:table-cell>
          <table:table-cell table:style-name="ce5" office:value-type="float" office:value="105.82" calcext:value-type="float">
            <text:p>105.8 </text:p>
          </table:table-cell>
          <table:table-cell table:style-name="ce5" office:value-type="float" office:value="104.4814" calcext:value-type="float">
            <text:p>104.5 </text:p>
          </table:table-cell>
          <table:table-cell table:style-name="ce5" office:value-type="float" office:value="100.7041" calcext:value-type="float">
            <text:p>100.7 </text:p>
          </table:table-cell>
          <table:table-cell table:style-name="ce5" office:value-type="float" office:value="108.4" calcext:value-type="float">
            <text:p>108.4 </text:p>
          </table:table-cell>
          <table:table-cell table:style-name="ce5" office:value-type="float" office:value="109.6374" calcext:value-type="float">
            <text:p>109.6 </text:p>
          </table:table-cell>
        </table:table-row>
        <table:table-row table:style-name="ro1">
          <table:table-cell office:value-type="string" calcext:value-type="string">
            <text:p>2019M1</text:p>
          </table:table-cell>
          <table:table-cell office:value-type="float" office:value="107.491" calcext:value-type="float">
            <text:p>107.5 </text:p>
          </table:table-cell>
          <table:table-cell office:value-type="float" office:value="107.4847" calcext:value-type="float">
            <text:p>107.5 </text:p>
          </table:table-cell>
          <table:table-cell office:value-type="float" office:value="107.8643" calcext:value-type="float">
            <text:p>107.9 </text:p>
          </table:table-cell>
          <table:table-cell office:value-type="float" office:value="113.5997" calcext:value-type="float">
            <text:p>113.6 </text:p>
          </table:table-cell>
          <table:table-cell office:value-type="float" office:value="118.0312" calcext:value-type="float">
            <text:p>118.0 </text:p>
          </table:table-cell>
          <table:table-cell office:value-type="float" office:value="108.4896" calcext:value-type="float">
            <text:p>108.5 </text:p>
          </table:table-cell>
          <table:table-cell office:value-type="float" office:value="110.2" calcext:value-type="float">
            <text:p>110.2 </text:p>
          </table:table-cell>
          <table:table-cell office:value-type="float" office:value="105.4" calcext:value-type="float">
            <text:p>105.4 </text:p>
          </table:table-cell>
          <table:table-cell office:value-type="float" office:value="107.854" calcext:value-type="float">
            <text:p>107.9 </text:p>
          </table:table-cell>
          <table:table-cell office:value-type="float" office:value="103.37" calcext:value-type="float">
            <text:p>103.4 </text:p>
          </table:table-cell>
          <table:table-cell office:value-type="float" office:value="101.056" calcext:value-type="float">
            <text:p>101.1 </text:p>
          </table:table-cell>
          <table:table-cell office:value-type="float" office:value="107.3159" calcext:value-type="float">
            <text:p>107.3 </text:p>
          </table:table-cell>
          <table:table-cell office:value-type="float" office:value="105.9847" calcext:value-type="float">
            <text:p>106.0 </text:p>
          </table:table-cell>
          <table:table-cell office:value-type="float" office:value="101.4485" calcext:value-type="float">
            <text:p>101.4 </text:p>
          </table:table-cell>
          <table:table-cell office:value-type="float" office:value="102.2" calcext:value-type="float">
            <text:p>102.2 </text:p>
          </table:table-cell>
          <table:table-cell office:value-type="float" office:value="100.7" calcext:value-type="float">
            <text:p>100.7 </text:p>
          </table:table-cell>
          <table:table-cell office:value-type="float" office:value="106.4421" calcext:value-type="float">
            <text:p>106.4 </text:p>
          </table:table-cell>
          <table:table-cell office:value-type="float" office:value="110.191" calcext:value-type="float">
            <text:p>110.2 </text:p>
          </table:table-cell>
          <table:table-cell office:value-type="float" office:value="115.6196" calcext:value-type="float">
            <text:p>115.6 </text:p>
          </table:table-cell>
          <table:table-cell office:value-type="float" office:value="104.59" calcext:value-type="float">
            <text:p>104.6 </text:p>
          </table:table-cell>
          <table:table-cell office:value-type="float" office:value="114.3018" calcext:value-type="float">
            <text:p>114.3 </text:p>
          </table:table-cell>
          <table:table-cell office:value-type="float" office:value="104.16" calcext:value-type="float">
            <text:p>104.2 </text:p>
          </table:table-cell>
          <table:table-cell office:value-type="float" office:value="105.9289" calcext:value-type="float">
            <text:p>105.9 </text:p>
          </table:table-cell>
          <table:table-cell office:value-type="float" office:value="105.3913" calcext:value-type="float">
            <text:p>105.4 </text:p>
          </table:table-cell>
          <table:table-cell office:value-type="float" office:value="105.7846" calcext:value-type="float">
            <text:p>105.8 </text:p>
          </table:table-cell>
          <table:table-cell office:value-type="float" office:value="105.31" calcext:value-type="float">
            <text:p>105.3 </text:p>
          </table:table-cell>
          <table:table-cell office:value-type="float" office:value="104.1537" calcext:value-type="float">
            <text:p>104.2 </text:p>
          </table:table-cell>
          <table:table-cell office:value-type="float" office:value="100.9638" calcext:value-type="float">
            <text:p>101.0 </text:p>
          </table:table-cell>
          <table:table-cell office:value-type="float" office:value="108.1" calcext:value-type="float">
            <text:p>108.1 </text:p>
          </table:table-cell>
          <table:table-cell office:value-type="float" office:value="109.9466" calcext:value-type="float">
            <text:p>109.9 </text:p>
          </table:table-cell>
        </table:table-row>
        <table:table-row table:style-name="ro1">
          <table:table-cell office:value-type="string" calcext:value-type="string">
            <text:p>2019M2</text:p>
          </table:table-cell>
          <table:table-cell table:style-name="ce5" office:value-type="float" office:value="107.991" calcext:value-type="float">
            <text:p>108.0 </text:p>
          </table:table-cell>
          <table:table-cell table:style-name="ce5" office:value-type="float" office:value="107.8965" calcext:value-type="float">
            <text:p>107.9 </text:p>
          </table:table-cell>
          <table:table-cell table:style-name="ce5" office:value-type="float" office:value="108.231" calcext:value-type="float">
            <text:p>108.2 </text:p>
          </table:table-cell>
          <table:table-cell table:style-name="ce5" office:value-type="float" office:value="113.88" calcext:value-type="float">
            <text:p>113.9 </text:p>
          </table:table-cell>
          <table:table-cell table:style-name="ce5" office:value-type="float" office:value="118.9834" calcext:value-type="float">
            <text:p>119.0 </text:p>
          </table:table-cell>
          <table:table-cell table:style-name="ce5" office:value-type="float" office:value="109.213" calcext:value-type="float">
            <text:p>109.2 </text:p>
          </table:table-cell>
          <table:table-cell table:style-name="ce5" office:value-type="float" office:value="110.8" calcext:value-type="float">
            <text:p>110.8 </text:p>
          </table:table-cell>
          <table:table-cell table:style-name="ce5" office:value-type="float" office:value="106.2" calcext:value-type="float">
            <text:p>106.2 </text:p>
          </table:table-cell>
          <table:table-cell table:style-name="ce5" office:value-type="float" office:value="108.7231" calcext:value-type="float">
            <text:p>108.7 </text:p>
          </table:table-cell>
          <table:table-cell table:style-name="ce5" office:value-type="float" office:value="103.39" calcext:value-type="float">
            <text:p>103.4 </text:p>
          </table:table-cell>
          <table:table-cell table:style-name="ce5" office:value-type="float" office:value="101.7476" calcext:value-type="float">
            <text:p>101.7 </text:p>
          </table:table-cell>
          <table:table-cell table:style-name="ce5" office:value-type="float" office:value="107.8184" calcext:value-type="float">
            <text:p>107.8 </text:p>
          </table:table-cell>
          <table:table-cell table:style-name="ce5" office:value-type="float" office:value="106.8031" calcext:value-type="float">
            <text:p>106.8 </text:p>
          </table:table-cell>
          <table:table-cell table:style-name="ce5" office:value-type="float" office:value="101.3469" calcext:value-type="float">
            <text:p>101.3 </text:p>
          </table:table-cell>
          <table:table-cell table:style-name="ce5" office:value-type="float" office:value="102.2" calcext:value-type="float">
            <text:p>102.2 </text:p>
          </table:table-cell>
          <table:table-cell table:style-name="ce5" office:value-type="float" office:value="100.8" calcext:value-type="float">
            <text:p>100.8 </text:p>
          </table:table-cell>
          <table:table-cell table:style-name="ce5" office:value-type="float" office:value="106.9512" calcext:value-type="float">
            <text:p>107.0 </text:p>
          </table:table-cell>
          <table:table-cell table:style-name="ce5" office:value-type="float" office:value="110.2198" calcext:value-type="float">
            <text:p>110.2 </text:p>
          </table:table-cell>
          <table:table-cell table:style-name="ce5" office:value-type="float" office:value="116.2994" calcext:value-type="float">
            <text:p>116.3 </text:p>
          </table:table-cell>
          <table:table-cell table:style-name="ce5" office:value-type="float" office:value="105.24" calcext:value-type="float">
            <text:p>105.2 </text:p>
          </table:table-cell>
          <table:table-cell table:style-name="ce5" office:value-type="float" office:value="114.6902" calcext:value-type="float">
            <text:p>114.7 </text:p>
          </table:table-cell>
          <table:table-cell table:style-name="ce5" office:value-type="float" office:value="104.88" calcext:value-type="float">
            <text:p>104.9 </text:p>
          </table:table-cell>
          <table:table-cell table:style-name="ce5" office:value-type="float" office:value="106.5613" calcext:value-type="float">
            <text:p>106.6 </text:p>
          </table:table-cell>
          <table:table-cell table:style-name="ce5" office:value-type="float" office:value="105.2649" calcext:value-type="float">
            <text:p>105.3 </text:p>
          </table:table-cell>
          <table:table-cell table:style-name="ce5" office:value-type="float" office:value="106.1488" calcext:value-type="float">
            <text:p>106.1 </text:p>
          </table:table-cell>
          <table:table-cell table:style-name="ce5" office:value-type="float" office:value="106.62" calcext:value-type="float">
            <text:p>106.6 </text:p>
          </table:table-cell>
          <table:table-cell table:style-name="ce5" office:value-type="float" office:value="104.641" calcext:value-type="float">
            <text:p>104.6 </text:p>
          </table:table-cell>
          <table:table-cell table:style-name="ce5" office:value-type="float" office:value="101.3301" calcext:value-type="float">
            <text:p>101.3 </text:p>
          </table:table-cell>
          <table:table-cell table:style-name="ce5" office:value-type="float" office:value="108.3" calcext:value-type="float">
            <text:p>108.3 </text:p>
          </table:table-cell>
          <table:table-cell table:style-name="ce5" office:value-type="float" office:value="110.2645" calcext:value-type="float">
            <text:p>110.3 </text:p>
          </table:table-cell>
        </table:table-row>
        <table:table-row table:style-name="ro1">
          <table:table-cell office:value-type="string" calcext:value-type="string">
            <text:p>2019M3</text:p>
          </table:table-cell>
          <table:table-cell office:value-type="float" office:value="107.891" calcext:value-type="float">
            <text:p>107.9 </text:p>
          </table:table-cell>
          <table:table-cell office:value-type="float" office:value="108.3178" calcext:value-type="float">
            <text:p>108.3 </text:p>
          </table:table-cell>
          <table:table-cell office:value-type="float" office:value="108.5976" calcext:value-type="float">
            <text:p>108.6 </text:p>
          </table:table-cell>
          <table:table-cell office:value-type="float" office:value="114.6535" calcext:value-type="float">
            <text:p>114.7 </text:p>
          </table:table-cell>
          <table:table-cell office:value-type="float" office:value="119.2756" calcext:value-type="float">
            <text:p>119.3 </text:p>
          </table:table-cell>
          <table:table-cell office:value-type="float" office:value="109.2063" calcext:value-type="float">
            <text:p>109.2 </text:p>
          </table:table-cell>
          <table:table-cell office:value-type="float" office:value="110.4" calcext:value-type="float">
            <text:p>110.4 </text:p>
          </table:table-cell>
          <table:table-cell office:value-type="float" office:value="106.1" calcext:value-type="float">
            <text:p>106.1 </text:p>
          </table:table-cell>
          <table:table-cell office:value-type="float" office:value="109.2446" calcext:value-type="float">
            <text:p>109.2 </text:p>
          </table:table-cell>
          <table:table-cell office:value-type="float" office:value="103.58" calcext:value-type="float">
            <text:p>103.6 </text:p>
          </table:table-cell>
          <table:table-cell office:value-type="float" office:value="102.6156" calcext:value-type="float">
            <text:p>102.6 </text:p>
          </table:table-cell>
          <table:table-cell office:value-type="float" office:value="108.3927" calcext:value-type="float">
            <text:p>108.4 </text:p>
          </table:table-cell>
          <table:table-cell office:value-type="float" office:value="107.9284" calcext:value-type="float">
            <text:p>107.9 </text:p>
          </table:table-cell>
          <table:table-cell office:value-type="float" office:value="101.6518" calcext:value-type="float">
            <text:p>101.7 </text:p>
          </table:table-cell>
          <table:table-cell office:value-type="float" office:value="102.6" calcext:value-type="float">
            <text:p>102.6 </text:p>
          </table:table-cell>
          <table:table-cell office:value-type="float" office:value="100.7" calcext:value-type="float">
            <text:p>100.7 </text:p>
          </table:table-cell>
          <table:table-cell office:value-type="float" office:value="106.7915" calcext:value-type="float">
            <text:p>106.8 </text:p>
          </table:table-cell>
          <table:table-cell office:value-type="float" office:value="110.9961" calcext:value-type="float">
            <text:p>111.0 </text:p>
          </table:table-cell>
          <table:table-cell office:value-type="float" office:value="116.9205" calcext:value-type="float">
            <text:p>116.9 </text:p>
          </table:table-cell>
          <table:table-cell office:value-type="float" office:value="105.38" calcext:value-type="float">
            <text:p>105.4 </text:p>
          </table:table-cell>
          <table:table-cell office:value-type="float" office:value="115.0359" calcext:value-type="float">
            <text:p>115.0 </text:p>
          </table:table-cell>
          <table:table-cell office:value-type="float" office:value="104.94" calcext:value-type="float">
            <text:p>104.9 </text:p>
          </table:table-cell>
          <table:table-cell office:value-type="float" office:value="106.7984" calcext:value-type="float">
            <text:p>106.8 </text:p>
          </table:table-cell>
          <table:table-cell office:value-type="float" office:value="105.6636" calcext:value-type="float">
            <text:p>105.7 </text:p>
          </table:table-cell>
          <table:table-cell office:value-type="float" office:value="106.5584" calcext:value-type="float">
            <text:p>106.6 </text:p>
          </table:table-cell>
          <table:table-cell office:value-type="float" office:value="106.5" calcext:value-type="float">
            <text:p>106.5 </text:p>
          </table:table-cell>
          <table:table-cell office:value-type="float" office:value="105.0127" calcext:value-type="float">
            <text:p>105.0 </text:p>
          </table:table-cell>
          <table:table-cell office:value-type="float" office:value="101.8068" calcext:value-type="float">
            <text:p>101.8 </text:p>
          </table:table-cell>
          <table:table-cell office:value-type="float" office:value="108.4" calcext:value-type="float">
            <text:p>108.4 </text:p>
          </table:table-cell>
          <table:table-cell office:value-type="float" office:value="110.5497" calcext:value-type="float">
            <text:p>110.5 </text:p>
          </table:table-cell>
        </table:table-row>
        <table:table-row table:style-name="ro1">
          <table:table-cell office:value-type="string" calcext:value-type="string">
            <text:p>2019M4</text:p>
          </table:table-cell>
          <table:table-cell table:style-name="ce5" office:value-type="float" office:value="107.891" calcext:value-type="float">
            <text:p>107.9 </text:p>
          </table:table-cell>
          <table:table-cell table:style-name="ce5" office:value-type="float" office:value="108.9307" calcext:value-type="float">
            <text:p>108.9 </text:p>
          </table:table-cell>
          <table:table-cell table:style-name="ce5" office:value-type="float" office:value="108.5976" calcext:value-type="float">
            <text:p>108.6 </text:p>
          </table:table-cell>
          <table:table-cell table:style-name="ce5" office:value-type="float" office:value="114.7881" calcext:value-type="float">
            <text:p>114.8 </text:p>
          </table:table-cell>
          <table:table-cell table:style-name="ce5" office:value-type="float" office:value="119.7345" calcext:value-type="float">
            <text:p>119.7 </text:p>
          </table:table-cell>
          <table:table-cell table:style-name="ce5" office:value-type="float" office:value="109.8353" calcext:value-type="float">
            <text:p>109.8 </text:p>
          </table:table-cell>
          <table:table-cell table:style-name="ce5" office:value-type="float" office:value="110.7" calcext:value-type="float">
            <text:p>110.7 </text:p>
          </table:table-cell>
          <table:table-cell table:style-name="ce5" office:value-type="float" office:value="106.4" calcext:value-type="float">
            <text:p>106.4 </text:p>
          </table:table-cell>
          <table:table-cell table:style-name="ce5" office:value-type="float" office:value="111.5477" calcext:value-type="float">
            <text:p>111.5 </text:p>
          </table:table-cell>
          <table:table-cell table:style-name="ce5" office:value-type="float" office:value="104.07" calcext:value-type="float">
            <text:p>104.1 </text:p>
          </table:table-cell>
          <table:table-cell table:style-name="ce5" office:value-type="float" office:value="102.9549" calcext:value-type="float">
            <text:p>103.0 </text:p>
          </table:table-cell>
          <table:table-cell table:style-name="ce5" office:value-type="float" office:value="108.9669" calcext:value-type="float">
            <text:p>109.0 </text:p>
          </table:table-cell>
          <table:table-cell table:style-name="ce5" office:value-type="float" office:value="108.3376" calcext:value-type="float">
            <text:p>108.3 </text:p>
          </table:table-cell>
          <table:table-cell table:style-name="ce5" office:value-type="float" office:value="102.2618" calcext:value-type="float">
            <text:p>102.3 </text:p>
          </table:table-cell>
          <table:table-cell table:style-name="ce5" office:value-type="float" office:value="103.7" calcext:value-type="float">
            <text:p>103.7 </text:p>
          </table:table-cell>
          <table:table-cell table:style-name="ce5" office:value-type="float" office:value="101" calcext:value-type="float">
            <text:p>101.0 </text:p>
          </table:table-cell>
          <table:table-cell table:style-name="ce5" office:value-type="float" office:value="106.9019" calcext:value-type="float">
            <text:p>106.9 </text:p>
          </table:table-cell>
          <table:table-cell table:style-name="ce5" office:value-type="float" office:value="111.3796" calcext:value-type="float">
            <text:p>111.4 </text:p>
          </table:table-cell>
          <table:table-cell table:style-name="ce5" office:value-type="float" office:value="117.7678" calcext:value-type="float">
            <text:p>117.8 </text:p>
          </table:table-cell>
          <table:table-cell table:style-name="ce5" office:value-type="float" office:value="105.74" calcext:value-type="float">
            <text:p>105.7 </text:p>
          </table:table-cell>
          <table:table-cell table:style-name="ce5" office:value-type="float" office:value="114.9161" calcext:value-type="float">
            <text:p>114.9 </text:p>
          </table:table-cell>
          <table:table-cell table:style-name="ce5" office:value-type="float" office:value="106.1" calcext:value-type="float">
            <text:p>106.1 </text:p>
          </table:table-cell>
          <table:table-cell table:style-name="ce5" office:value-type="float" office:value="108.5376" calcext:value-type="float">
            <text:p>108.5 </text:p>
          </table:table-cell>
          <table:table-cell table:style-name="ce5" office:value-type="float" office:value="106.9569" calcext:value-type="float">
            <text:p>107.0 </text:p>
          </table:table-cell>
          <table:table-cell table:style-name="ce5" office:value-type="float" office:value="106.5584" calcext:value-type="float">
            <text:p>106.6 </text:p>
          </table:table-cell>
          <table:table-cell table:style-name="ce5" office:value-type="float" office:value="108.08" calcext:value-type="float">
            <text:p>108.1 </text:p>
          </table:table-cell>
          <table:table-cell table:style-name="ce5" office:value-type="float" office:value="105.6007" calcext:value-type="float">
            <text:p>105.6 </text:p>
          </table:table-cell>
          <table:table-cell table:style-name="ce5" office:value-type="float" office:value="101.8752" calcext:value-type="float">
            <text:p>101.9 </text:p>
          </table:table-cell>
          <table:table-cell table:style-name="ce5" office:value-type="float" office:value="109.4" calcext:value-type="float">
            <text:p>109.4 </text:p>
          </table:table-cell>
          <table:table-cell table:style-name="ce5" office:value-type="float" office:value="110.8147" calcext:value-type="float">
            <text:p>110.8 </text:p>
          </table:table-cell>
        </table:table-row>
        <table:table-row table:style-name="ro1">
          <table:table-cell office:value-type="string" calcext:value-type="string">
            <text:p>2019M5</text:p>
          </table:table-cell>
          <table:table-cell office:value-type="float" office:value="107.991" calcext:value-type="float">
            <text:p>108.0 </text:p>
          </table:table-cell>
          <table:table-cell office:value-type="float" office:value="108.5764" calcext:value-type="float">
            <text:p>108.6 </text:p>
          </table:table-cell>
          <table:table-cell office:value-type="float" office:value="109.4042" calcext:value-type="float">
            <text:p>109.4 </text:p>
          </table:table-cell>
          <table:table-cell office:value-type="float" office:value="115.9428" calcext:value-type="float">
            <text:p>115.9 </text:p>
          </table:table-cell>
          <table:table-cell office:value-type="float" office:value="120.0022" calcext:value-type="float">
            <text:p>120.0 </text:p>
          </table:table-cell>
          <table:table-cell office:value-type="float" office:value="109.6073" calcext:value-type="float">
            <text:p>109.6 </text:p>
          </table:table-cell>
          <table:table-cell office:value-type="float" office:value="111" calcext:value-type="float">
            <text:p>111.0 </text:p>
          </table:table-cell>
          <table:table-cell office:value-type="float" office:value="106.2" calcext:value-type="float">
            <text:p>106.2 </text:p>
          </table:table-cell>
          <table:table-cell office:value-type="float" office:value="111.3304" calcext:value-type="float">
            <text:p>111.3 </text:p>
          </table:table-cell>
          <table:table-cell office:value-type="float" office:value="103.85" calcext:value-type="float">
            <text:p>103.9 </text:p>
          </table:table-cell>
          <table:table-cell office:value-type="float" office:value="102.2726" calcext:value-type="float">
            <text:p>102.3 </text:p>
          </table:table-cell>
          <table:table-cell office:value-type="float" office:value="109.5412" calcext:value-type="float">
            <text:p>109.5 </text:p>
          </table:table-cell>
          <table:table-cell office:value-type="float" office:value="107.8261" calcext:value-type="float">
            <text:p>107.8 </text:p>
          </table:table-cell>
          <table:table-cell office:value-type="float" office:value="102.3634" calcext:value-type="float">
            <text:p>102.4 </text:p>
          </table:table-cell>
          <table:table-cell office:value-type="float" office:value="103.5" calcext:value-type="float">
            <text:p>103.5 </text:p>
          </table:table-cell>
          <table:table-cell office:value-type="float" office:value="100.9" calcext:value-type="float">
            <text:p>100.9 </text:p>
          </table:table-cell>
          <table:table-cell office:value-type="float" office:value="106.9415" calcext:value-type="float">
            <text:p>106.9 </text:p>
          </table:table-cell>
          <table:table-cell office:value-type="float" office:value="111.6168" calcext:value-type="float">
            <text:p>111.6 </text:p>
          </table:table-cell>
          <table:table-cell office:value-type="float" office:value="117.6016" calcext:value-type="float">
            <text:p>117.6 </text:p>
          </table:table-cell>
          <table:table-cell office:value-type="float" office:value="105.79" calcext:value-type="float">
            <text:p>105.8 </text:p>
          </table:table-cell>
          <table:table-cell office:value-type="float" office:value="113.9505" calcext:value-type="float">
            <text:p>114.0 </text:p>
          </table:table-cell>
          <table:table-cell office:value-type="float" office:value="105.56" calcext:value-type="float">
            <text:p>105.6 </text:p>
          </table:table-cell>
          <table:table-cell office:value-type="float" office:value="107.5889" calcext:value-type="float">
            <text:p>107.6 </text:p>
          </table:table-cell>
          <table:table-cell office:value-type="float" office:value="106.6457" calcext:value-type="float">
            <text:p>106.6 </text:p>
          </table:table-cell>
          <table:table-cell office:value-type="float" office:value="106.786" calcext:value-type="float">
            <text:p>106.8 </text:p>
          </table:table-cell>
          <table:table-cell office:value-type="float" office:value="108.65" calcext:value-type="float">
            <text:p>108.7 </text:p>
          </table:table-cell>
          <table:table-cell office:value-type="float" office:value="105.395" calcext:value-type="float">
            <text:p>105.4 </text:p>
          </table:table-cell>
          <table:table-cell office:value-type="float" office:value="102.0937" calcext:value-type="float">
            <text:p>102.1 </text:p>
          </table:table-cell>
          <table:table-cell office:value-type="float" office:value="109.5" calcext:value-type="float">
            <text:p>109.5 </text:p>
          </table:table-cell>
          <table:table-cell office:value-type="float" office:value="111.0663" calcext:value-type="float">
            <text:p>111.1 </text:p>
          </table:table-cell>
        </table:table-row>
        <table:table-row table:style-name="ro1">
          <table:table-cell office:value-type="string" calcext:value-type="string">
            <text:p>2019M6</text:p>
          </table:table-cell>
          <table:table-cell table:style-name="ce5" office:value-type="float" office:value="108.8909" calcext:value-type="float">
            <text:p>108.9 </text:p>
          </table:table-cell>
          <table:table-cell table:style-name="ce5" office:value-type="float" office:value="108.9978" calcext:value-type="float">
            <text:p>109.0 </text:p>
          </table:table-cell>
          <table:table-cell table:style-name="ce5" office:value-type="float" office:value="109.6975" calcext:value-type="float">
            <text:p>109.7 </text:p>
          </table:table-cell>
          <table:table-cell table:style-name="ce5" office:value-type="float" office:value="116.0101" calcext:value-type="float">
            <text:p>116.0 </text:p>
          </table:table-cell>
          <table:table-cell table:style-name="ce5" office:value-type="float" office:value="120.3015" calcext:value-type="float">
            <text:p>120.3 </text:p>
          </table:table-cell>
          <table:table-cell table:style-name="ce5" office:value-type="float" office:value="109.8926" calcext:value-type="float">
            <text:p>109.9 </text:p>
          </table:table-cell>
          <table:table-cell table:style-name="ce5" office:value-type="float" office:value="111.7" calcext:value-type="float">
            <text:p>111.7 </text:p>
          </table:table-cell>
          <table:table-cell table:style-name="ce5" office:value-type="float" office:value="106.7" calcext:value-type="float">
            <text:p>106.7 </text:p>
          </table:table-cell>
          <table:table-cell table:style-name="ce5" office:value-type="float" office:value="113.2859" calcext:value-type="float">
            <text:p>113.3 </text:p>
          </table:table-cell>
          <table:table-cell table:style-name="ce5" office:value-type="float" office:value="104.37" calcext:value-type="float">
            <text:p>104.4 </text:p>
          </table:table-cell>
          <table:table-cell table:style-name="ce5" office:value-type="float" office:value="103.0746" calcext:value-type="float">
            <text:p>103.1 </text:p>
          </table:table-cell>
          <table:table-cell table:style-name="ce5" office:value-type="float" office:value="109.9719" calcext:value-type="float">
            <text:p>110.0 </text:p>
          </table:table-cell>
          <table:table-cell table:style-name="ce5" office:value-type="float" office:value="108.7468" calcext:value-type="float">
            <text:p>108.7 </text:p>
          </table:table-cell>
          <table:table-cell table:style-name="ce5" office:value-type="float" office:value="102.5667" calcext:value-type="float">
            <text:p>102.6 </text:p>
          </table:table-cell>
          <table:table-cell table:style-name="ce5" office:value-type="float" office:value="104.1" calcext:value-type="float">
            <text:p>104.1 </text:p>
          </table:table-cell>
          <table:table-cell table:style-name="ce5" office:value-type="float" office:value="100.8" calcext:value-type="float">
            <text:p>100.8 </text:p>
          </table:table-cell>
          <table:table-cell table:style-name="ce5" office:value-type="float" office:value="106.9115" calcext:value-type="float">
            <text:p>106.9 </text:p>
          </table:table-cell>
          <table:table-cell table:style-name="ce5" office:value-type="float" office:value="112.6689" calcext:value-type="float">
            <text:p>112.7 </text:p>
          </table:table-cell>
          <table:table-cell table:style-name="ce5" office:value-type="float" office:value="118.6849" calcext:value-type="float">
            <text:p>118.7 </text:p>
          </table:table-cell>
          <table:table-cell table:style-name="ce5" office:value-type="float" office:value="106.03" calcext:value-type="float">
            <text:p>106.0 </text:p>
          </table:table-cell>
          <table:table-cell table:style-name="ce5" office:value-type="float" office:value="114.3545" calcext:value-type="float">
            <text:p>114.4 </text:p>
          </table:table-cell>
          <table:table-cell table:style-name="ce5" office:value-type="float" office:value="105.92" calcext:value-type="float">
            <text:p>105.9 </text:p>
          </table:table-cell>
          <table:table-cell table:style-name="ce5" office:value-type="float" office:value="108.7747" calcext:value-type="float">
            <text:p>108.8 </text:p>
          </table:table-cell>
          <table:table-cell table:style-name="ce5" office:value-type="float" office:value="107.4917" calcext:value-type="float">
            <text:p>107.5 </text:p>
          </table:table-cell>
          <table:table-cell table:style-name="ce5" office:value-type="float" office:value="107.0136" calcext:value-type="float">
            <text:p>107.0 </text:p>
          </table:table-cell>
          <table:table-cell table:style-name="ce5" office:value-type="float" office:value="109.78" calcext:value-type="float">
            <text:p>109.8 </text:p>
          </table:table-cell>
          <table:table-cell table:style-name="ce5" office:value-type="float" office:value="105.997" calcext:value-type="float">
            <text:p>106.0 </text:p>
          </table:table-cell>
          <table:table-cell table:style-name="ce5" office:value-type="float" office:value="102.2373" calcext:value-type="float">
            <text:p>102.2 </text:p>
          </table:table-cell>
          <table:table-cell table:style-name="ce5" office:value-type="float" office:value="109.7" calcext:value-type="float">
            <text:p>109.7 </text:p>
          </table:table-cell>
          <table:table-cell table:style-name="ce5" office:value-type="float" office:value="111.4965" calcext:value-type="float">
            <text:p>111.5 </text:p>
          </table:table-cell>
        </table:table-row>
        <table:table-row table:style-name="ro1">
          <table:table-cell office:value-type="string" calcext:value-type="string">
            <text:p>2019M7</text:p>
          </table:table-cell>
          <table:table-cell office:value-type="float" office:value="109.4909" calcext:value-type="float">
            <text:p>109.5 </text:p>
          </table:table-cell>
          <table:table-cell office:value-type="float" office:value="109.5628" calcext:value-type="float">
            <text:p>109.6 </text:p>
          </table:table-cell>
          <table:table-cell office:value-type="float" office:value="110.5041" calcext:value-type="float">
            <text:p>110.5 </text:p>
          </table:table-cell>
          <table:table-cell office:value-type="float" office:value="116.5145" calcext:value-type="float">
            <text:p>116.5 </text:p>
          </table:table-cell>
          <table:table-cell office:value-type="float" office:value="120.4634" calcext:value-type="float">
            <text:p>120.5 </text:p>
          </table:table-cell>
          <table:table-cell office:value-type="float" office:value="111.2237" calcext:value-type="float">
            <text:p>111.2 </text:p>
          </table:table-cell>
          <table:table-cell office:value-type="float" office:value="113.4" calcext:value-type="float">
            <text:p>113.4 </text:p>
          </table:table-cell>
          <table:table-cell office:value-type="float" office:value="107.9" calcext:value-type="float">
            <text:p>107.9 </text:p>
          </table:table-cell>
          <table:table-cell office:value-type="float" office:value="113.2424" calcext:value-type="float">
            <text:p>113.2 </text:p>
          </table:table-cell>
          <table:table-cell office:value-type="float" office:value="105.46" calcext:value-type="float">
            <text:p>105.5 </text:p>
          </table:table-cell>
          <table:table-cell office:value-type="float" office:value="103.4464" calcext:value-type="float">
            <text:p>103.4 </text:p>
          </table:table-cell>
          <table:table-cell office:value-type="float" office:value="110.5462" calcext:value-type="float">
            <text:p>110.5 </text:p>
          </table:table-cell>
          <table:table-cell office:value-type="float" office:value="109.3606" calcext:value-type="float">
            <text:p>109.4 </text:p>
          </table:table-cell>
          <table:table-cell office:value-type="float" office:value="102.4651" calcext:value-type="float">
            <text:p>102.5 </text:p>
          </table:table-cell>
          <table:table-cell office:value-type="float" office:value="104.5" calcext:value-type="float">
            <text:p>104.5 </text:p>
          </table:table-cell>
          <table:table-cell office:value-type="float" office:value="100.8" calcext:value-type="float">
            <text:p>100.8 </text:p>
          </table:table-cell>
          <table:table-cell office:value-type="float" office:value="107.1612" calcext:value-type="float">
            <text:p>107.2 </text:p>
          </table:table-cell>
          <table:table-cell office:value-type="float" office:value="112.9887" calcext:value-type="float">
            <text:p>113.0 </text:p>
          </table:table-cell>
          <table:table-cell office:value-type="float" office:value="120.0922" calcext:value-type="float">
            <text:p>120.1 </text:p>
          </table:table-cell>
          <table:table-cell office:value-type="float" office:value="106.57" calcext:value-type="float">
            <text:p>106.6 </text:p>
          </table:table-cell>
          <table:table-cell office:value-type="float" office:value="114.7637" calcext:value-type="float">
            <text:p>114.8 </text:p>
          </table:table-cell>
          <table:table-cell office:value-type="float" office:value="108.61" calcext:value-type="float">
            <text:p>108.6 </text:p>
          </table:table-cell>
          <table:table-cell office:value-type="float" office:value="109.4071" calcext:value-type="float">
            <text:p>109.4 </text:p>
          </table:table-cell>
          <table:table-cell office:value-type="float" office:value="107.1708" calcext:value-type="float">
            <text:p>107.2 </text:p>
          </table:table-cell>
          <table:table-cell office:value-type="float" office:value="107.5598" calcext:value-type="float">
            <text:p>107.6 </text:p>
          </table:table-cell>
          <table:table-cell office:value-type="float" office:value="111.21" calcext:value-type="float">
            <text:p>111.2 </text:p>
          </table:table-cell>
          <table:table-cell office:value-type="float" office:value="106.5646" calcext:value-type="float">
            <text:p>106.6 </text:p>
          </table:table-cell>
          <table:table-cell office:value-type="float" office:value="101.8788" calcext:value-type="float">
            <text:p>101.9 </text:p>
          </table:table-cell>
          <table:table-cell office:value-type="float" office:value="110.1" calcext:value-type="float">
            <text:p>110.1 </text:p>
          </table:table-cell>
          <table:table-cell office:value-type="float" office:value="111.7193" calcext:value-type="float">
            <text:p>111.7 </text:p>
          </table:table-cell>
        </table:table-row>
        <table:table-row table:style-name="ro1">
          <table:table-cell office:value-type="string" calcext:value-type="string">
            <text:p>2019M8</text:p>
          </table:table-cell>
          <table:table-cell table:style-name="ce5" office:value-type="float" office:value="109.5909" calcext:value-type="float">
            <text:p>109.6 </text:p>
          </table:table-cell>
          <table:table-cell table:style-name="ce5" office:value-type="float" office:value="109.534" calcext:value-type="float">
            <text:p>109.5 </text:p>
          </table:table-cell>
          <table:table-cell table:style-name="ce5" office:value-type="float" office:value="110.6508" calcext:value-type="float">
            <text:p>110.7 </text:p>
          </table:table-cell>
          <table:table-cell table:style-name="ce5" office:value-type="float" office:value="116.5257" calcext:value-type="float">
            <text:p>116.5 </text:p>
          </table:table-cell>
          <table:table-cell table:style-name="ce5" office:value-type="float" office:value="120.6511" calcext:value-type="float">
            <text:p>120.7 </text:p>
          </table:table-cell>
          <table:table-cell table:style-name="ce5" office:value-type="float" office:value="111.2125" calcext:value-type="float">
            <text:p>111.2 </text:p>
          </table:table-cell>
          <table:table-cell table:style-name="ce5" office:value-type="float" office:value="114" calcext:value-type="float">
            <text:p>114.0 </text:p>
          </table:table-cell>
          <table:table-cell table:style-name="ce5" office:value-type="float" office:value="107.4" calcext:value-type="float">
            <text:p>107.4 </text:p>
          </table:table-cell>
          <table:table-cell table:style-name="ce5" office:value-type="float" office:value="115.1109" calcext:value-type="float">
            <text:p>115.1 </text:p>
          </table:table-cell>
          <table:table-cell table:style-name="ce5" office:value-type="float" office:value="105.83" calcext:value-type="float">
            <text:p>105.8 </text:p>
          </table:table-cell>
          <table:table-cell table:style-name="ce5" office:value-type="float" office:value="102.7696" calcext:value-type="float">
            <text:p>102.8 </text:p>
          </table:table-cell>
          <table:table-cell table:style-name="ce5" office:value-type="float" office:value="110.9051" calcext:value-type="float">
            <text:p>110.9 </text:p>
          </table:table-cell>
          <table:table-cell table:style-name="ce5" office:value-type="float" office:value="109.7698" calcext:value-type="float">
            <text:p>109.8 </text:p>
          </table:table-cell>
          <table:table-cell table:style-name="ce5" office:value-type="float" office:value="102.77" calcext:value-type="float">
            <text:p>102.8 </text:p>
          </table:table-cell>
          <table:table-cell table:style-name="ce5" office:value-type="float" office:value="105.3" calcext:value-type="float">
            <text:p>105.3 </text:p>
          </table:table-cell>
          <table:table-cell table:style-name="ce5" office:value-type="float" office:value="101.4" calcext:value-type="float">
            <text:p>101.4 </text:p>
          </table:table-cell>
          <table:table-cell table:style-name="ce5" office:value-type="float" office:value="107.4013" calcext:value-type="float">
            <text:p>107.4 </text:p>
          </table:table-cell>
          <table:table-cell table:style-name="ce5" office:value-type="float" office:value="113.4418" calcext:value-type="float">
            <text:p>113.4 </text:p>
          </table:table-cell>
          <table:table-cell table:style-name="ce5" office:value-type="float" office:value="120.4771" calcext:value-type="float">
            <text:p>120.5 </text:p>
          </table:table-cell>
          <table:table-cell table:style-name="ce5" office:value-type="float" office:value="106.91" calcext:value-type="float">
            <text:p>106.9 </text:p>
          </table:table-cell>
          <table:table-cell table:style-name="ce5" office:value-type="float" office:value="114.9435" calcext:value-type="float">
            <text:p>114.9 </text:p>
          </table:table-cell>
          <table:table-cell table:style-name="ce5" office:value-type="float" office:value="108.95" calcext:value-type="float">
            <text:p>109.0 </text:p>
          </table:table-cell>
          <table:table-cell table:style-name="ce5" office:value-type="float" office:value="110.5138" calcext:value-type="float">
            <text:p>110.5 </text:p>
          </table:table-cell>
          <table:table-cell table:style-name="ce5" office:value-type="float" office:value="107.7251" calcext:value-type="float">
            <text:p>107.7 </text:p>
          </table:table-cell>
          <table:table-cell table:style-name="ce5" office:value-type="float" office:value="108.3792" calcext:value-type="float">
            <text:p>108.4 </text:p>
          </table:table-cell>
          <table:table-cell table:style-name="ce5" office:value-type="float" office:value="111.74" calcext:value-type="float">
            <text:p>111.7 </text:p>
          </table:table-cell>
          <table:table-cell table:style-name="ce5" office:value-type="float" office:value="106.8709" calcext:value-type="float">
            <text:p>106.9 </text:p>
          </table:table-cell>
          <table:table-cell table:style-name="ce5" office:value-type="float" office:value="101.7229" calcext:value-type="float">
            <text:p>101.7 </text:p>
          </table:table-cell>
          <table:table-cell table:style-name="ce5" office:value-type="float" office:value="110.4" calcext:value-type="float">
            <text:p>110.4 </text:p>
          </table:table-cell>
          <table:table-cell table:style-name="ce5" office:value-type="float" office:value="111.9325" calcext:value-type="float">
            <text:p>111.9 </text:p>
          </table:table-cell>
        </table:table-row>
        <table:table-row table:style-name="ro1">
          <table:table-cell office:value-type="string" calcext:value-type="string">
            <text:p>2019M9</text:p>
          </table:table-cell>
          <table:table-cell office:value-type="float" office:value="108.9909" calcext:value-type="float">
            <text:p>109.0 </text:p>
          </table:table-cell>
          <table:table-cell office:value-type="float" office:value="108.9212" calcext:value-type="float">
            <text:p>108.9 </text:p>
          </table:table-cell>
          <table:table-cell office:value-type="float" office:value="109.6242" calcext:value-type="float">
            <text:p>109.6 </text:p>
          </table:table-cell>
          <table:table-cell office:value-type="float" office:value="116.4585" calcext:value-type="float">
            <text:p>116.5 </text:p>
          </table:table-cell>
          <table:table-cell office:value-type="float" office:value="120.8774" calcext:value-type="float">
            <text:p>120.9 </text:p>
          </table:table-cell>
          <table:table-cell office:value-type="float" office:value="111.427" calcext:value-type="float">
            <text:p>111.4 </text:p>
          </table:table-cell>
          <table:table-cell office:value-type="float" office:value="112.6" calcext:value-type="float">
            <text:p>112.6 </text:p>
          </table:table-cell>
          <table:table-cell office:value-type="float" office:value="106.7" calcext:value-type="float">
            <text:p>106.7 </text:p>
          </table:table-cell>
          <table:table-cell office:value-type="float" office:value="114.2418" calcext:value-type="float">
            <text:p>114.2 </text:p>
          </table:table-cell>
          <table:table-cell office:value-type="float" office:value="104.41" calcext:value-type="float">
            <text:p>104.4 </text:p>
          </table:table-cell>
          <table:table-cell office:value-type="float" office:value="103.0285" calcext:value-type="float">
            <text:p>103.0 </text:p>
          </table:table-cell>
          <table:table-cell office:value-type="float" office:value="111.1204" calcext:value-type="float">
            <text:p>111.1 </text:p>
          </table:table-cell>
          <table:table-cell office:value-type="float" office:value="109.2583" calcext:value-type="float">
            <text:p>109.3 </text:p>
          </table:table-cell>
          <table:table-cell office:value-type="float" office:value="102.4651" calcext:value-type="float">
            <text:p>102.5 </text:p>
          </table:table-cell>
          <table:table-cell office:value-type="float" office:value="104.2" calcext:value-type="float">
            <text:p>104.2 </text:p>
          </table:table-cell>
          <table:table-cell office:value-type="float" office:value="100.9" calcext:value-type="float">
            <text:p>100.9 </text:p>
          </table:table-cell>
          <table:table-cell office:value-type="float" office:value="106.7711" calcext:value-type="float">
            <text:p>106.8 </text:p>
          </table:table-cell>
          <table:table-cell office:value-type="float" office:value="113.095" calcext:value-type="float">
            <text:p>113.1 </text:p>
          </table:table-cell>
          <table:table-cell office:value-type="float" office:value="120.4324" calcext:value-type="float">
            <text:p>120.4 </text:p>
          </table:table-cell>
          <table:table-cell office:value-type="float" office:value="106.46" calcext:value-type="float">
            <text:p>106.5 </text:p>
          </table:table-cell>
          <table:table-cell office:value-type="float" office:value="115.1516" calcext:value-type="float">
            <text:p>115.2 </text:p>
          </table:table-cell>
          <table:table-cell office:value-type="float" office:value="107.28" calcext:value-type="float">
            <text:p>107.3 </text:p>
          </table:table-cell>
          <table:table-cell office:value-type="float" office:value="110.2767" calcext:value-type="float">
            <text:p>110.3 </text:p>
          </table:table-cell>
          <table:table-cell office:value-type="float" office:value="107.4917" calcext:value-type="float">
            <text:p>107.5 </text:p>
          </table:table-cell>
          <table:table-cell office:value-type="float" office:value="108.6978" calcext:value-type="float">
            <text:p>108.7 </text:p>
          </table:table-cell>
          <table:table-cell office:value-type="float" office:value="110.36" calcext:value-type="float">
            <text:p>110.4 </text:p>
          </table:table-cell>
          <table:table-cell office:value-type="float" office:value="106.2144" calcext:value-type="float">
            <text:p>106.2 </text:p>
          </table:table-cell>
          <table:table-cell office:value-type="float" office:value="101.3851" calcext:value-type="float">
            <text:p>101.4 </text:p>
          </table:table-cell>
          <table:table-cell office:value-type="float" office:value="110.2" calcext:value-type="float">
            <text:p>110.2 </text:p>
          </table:table-cell>
          <table:table-cell office:value-type="float" office:value="112.1342" calcext:value-type="float">
            <text:p>112.1 </text:p>
          </table:table-cell>
        </table:table-row>
        <table:table-row table:style-name="ro1">
          <table:table-cell office:value-type="string" calcext:value-type="string">
            <text:p>2019M10</text:p>
          </table:table-cell>
          <table:table-cell table:style-name="ce5" office:value-type="float" office:value="108.7909" calcext:value-type="float">
            <text:p>108.8 </text:p>
          </table:table-cell>
          <table:table-cell table:style-name="ce5" office:value-type="float" office:value="109.3329" calcext:value-type="float">
            <text:p>109.3 </text:p>
          </table:table-cell>
          <table:table-cell table:style-name="ce5" office:value-type="float" office:value="110.0642" calcext:value-type="float">
            <text:p>110.1 </text:p>
          </table:table-cell>
          <table:table-cell table:style-name="ce5" office:value-type="float" office:value="117.4114" calcext:value-type="float">
            <text:p>117.4 </text:p>
          </table:table-cell>
          <table:table-cell table:style-name="ce5" office:value-type="float" office:value="120.9913" calcext:value-type="float">
            <text:p>121.0 </text:p>
          </table:table-cell>
          <table:table-cell table:style-name="ce5" office:value-type="float" office:value="111.5023" calcext:value-type="float">
            <text:p>111.5 </text:p>
          </table:table-cell>
          <table:table-cell table:style-name="ce5" office:value-type="float" office:value="112.9" calcext:value-type="float">
            <text:p>112.9 </text:p>
          </table:table-cell>
          <table:table-cell table:style-name="ce5" office:value-type="float" office:value="107" calcext:value-type="float">
            <text:p>107.0 </text:p>
          </table:table-cell>
          <table:table-cell table:style-name="ce5" office:value-type="float" office:value="114.7198" calcext:value-type="float">
            <text:p>114.7 </text:p>
          </table:table-cell>
          <table:table-cell table:style-name="ce5" office:value-type="float" office:value="104.33" calcext:value-type="float">
            <text:p>104.3 </text:p>
          </table:table-cell>
          <table:table-cell table:style-name="ce5" office:value-type="float" office:value="103.0842" calcext:value-type="float">
            <text:p>103.1 </text:p>
          </table:table-cell>
          <table:table-cell table:style-name="ce5" office:value-type="float" office:value="111.1922" calcext:value-type="float">
            <text:p>111.2 </text:p>
          </table:table-cell>
          <table:table-cell table:style-name="ce5" office:value-type="float" office:value="108.8491" calcext:value-type="float">
            <text:p>108.8 </text:p>
          </table:table-cell>
          <table:table-cell table:style-name="ce5" office:value-type="float" office:value="102.3634" calcext:value-type="float">
            <text:p>102.4 </text:p>
          </table:table-cell>
          <table:table-cell table:style-name="ce5" office:value-type="float" office:value="103.8" calcext:value-type="float">
            <text:p>103.8 </text:p>
          </table:table-cell>
          <table:table-cell table:style-name="ce5" office:value-type="float" office:value="100.7" calcext:value-type="float">
            <text:p>100.7 </text:p>
          </table:table-cell>
          <table:table-cell table:style-name="ce5" office:value-type="float" office:value="107.0112" calcext:value-type="float">
            <text:p>107.0 </text:p>
          </table:table-cell>
          <table:table-cell table:style-name="ce5" office:value-type="float" office:value="112.7844" calcext:value-type="float">
            <text:p>112.8 </text:p>
          </table:table-cell>
          <table:table-cell table:style-name="ce5" office:value-type="float" office:value="119.9691" calcext:value-type="float">
            <text:p>120.0 </text:p>
          </table:table-cell>
          <table:table-cell table:style-name="ce5" office:value-type="float" office:value="106.33" calcext:value-type="float">
            <text:p>106.3 </text:p>
          </table:table-cell>
          <table:table-cell table:style-name="ce5" office:value-type="float" office:value="116.1864" calcext:value-type="float">
            <text:p>116.2 </text:p>
          </table:table-cell>
          <table:table-cell table:style-name="ce5" office:value-type="float" office:value="107.81" calcext:value-type="float">
            <text:p>107.8 </text:p>
          </table:table-cell>
          <table:table-cell table:style-name="ce5" office:value-type="float" office:value="110.2767" calcext:value-type="float">
            <text:p>110.3 </text:p>
          </table:table-cell>
          <table:table-cell table:style-name="ce5" office:value-type="float" office:value="107.0444" calcext:value-type="float">
            <text:p>107.0 </text:p>
          </table:table-cell>
          <table:table-cell table:style-name="ce5" office:value-type="float" office:value="108.2426" calcext:value-type="float">
            <text:p>108.2 </text:p>
          </table:table-cell>
          <table:table-cell table:style-name="ce5" office:value-type="float" office:value="108.95" calcext:value-type="float">
            <text:p>109.0 </text:p>
          </table:table-cell>
          <table:table-cell table:style-name="ce5" office:value-type="float" office:value="105.8502" calcext:value-type="float">
            <text:p>105.9 </text:p>
          </table:table-cell>
          <table:table-cell table:style-name="ce5" office:value-type="float" office:value="101.1608" calcext:value-type="float">
            <text:p>101.2 </text:p>
          </table:table-cell>
          <table:table-cell table:style-name="ce5" office:value-type="float" office:value="110.3" calcext:value-type="float">
            <text:p>110.3 </text:p>
          </table:table-cell>
          <table:table-cell table:style-name="ce5" office:value-type="float" office:value="112.3627" calcext:value-type="float">
            <text:p>112.4 </text:p>
          </table:table-cell>
        </table:table-row>
        <table:table-row table:style-name="ro1">
          <table:table-cell office:value-type="string" calcext:value-type="string">
            <text:p>2019M11</text:p>
          </table:table-cell>
          <table:table-cell office:value-type="float" office:value="109.1909" calcext:value-type="float">
            <text:p>109.2 </text:p>
          </table:table-cell>
          <table:table-cell office:value-type="float" office:value="109.3712" calcext:value-type="float">
            <text:p>109.4 </text:p>
          </table:table-cell>
          <table:table-cell office:value-type="float" office:value="109.5509" calcext:value-type="float">
            <text:p>109.6 </text:p>
          </table:table-cell>
          <table:table-cell office:value-type="float" office:value="116.9742" calcext:value-type="float">
            <text:p>117.0 </text:p>
          </table:table-cell>
          <table:table-cell office:value-type="float" office:value="121.1859" calcext:value-type="float">
            <text:p>121.2 </text:p>
          </table:table-cell>
          <table:table-cell office:value-type="float" office:value="111.6697" calcext:value-type="float">
            <text:p>111.7 </text:p>
          </table:table-cell>
          <table:table-cell office:value-type="float" office:value="112.9" calcext:value-type="float">
            <text:p>112.9 </text:p>
          </table:table-cell>
          <table:table-cell office:value-type="float" office:value="106.5" calcext:value-type="float">
            <text:p>106.5 </text:p>
          </table:table-cell>
          <table:table-cell office:value-type="float" office:value="113.1555" calcext:value-type="float">
            <text:p>113.2 </text:p>
          </table:table-cell>
          <table:table-cell office:value-type="float" office:value="104.14" calcext:value-type="float">
            <text:p>104.1 </text:p>
          </table:table-cell>
          <table:table-cell office:value-type="float" office:value="102.8846" calcext:value-type="float">
            <text:p>102.9 </text:p>
          </table:table-cell>
          <table:table-cell office:value-type="float" office:value="111.0486" calcext:value-type="float">
            <text:p>111.0 </text:p>
          </table:table-cell>
          <table:table-cell office:value-type="float" office:value="108.5422" calcext:value-type="float">
            <text:p>108.5 </text:p>
          </table:table-cell>
          <table:table-cell office:value-type="float" office:value="101.9568" calcext:value-type="float">
            <text:p>102.0 </text:p>
          </table:table-cell>
          <table:table-cell office:value-type="float" office:value="103.1" calcext:value-type="float">
            <text:p>103.1 </text:p>
          </table:table-cell>
          <table:table-cell office:value-type="float" office:value="100.8" calcext:value-type="float">
            <text:p>100.8 </text:p>
          </table:table-cell>
          <table:table-cell office:value-type="float" office:value="106.8011" calcext:value-type="float">
            <text:p>106.8 </text:p>
          </table:table-cell>
          <table:table-cell office:value-type="float" office:value="112.2873" calcext:value-type="float">
            <text:p>112.3 </text:p>
          </table:table-cell>
          <table:table-cell office:value-type="float" office:value="119.6701" calcext:value-type="float">
            <text:p>119.7 </text:p>
          </table:table-cell>
          <table:table-cell office:value-type="float" office:value="106.2" calcext:value-type="float">
            <text:p>106.2 </text:p>
          </table:table-cell>
          <table:table-cell office:value-type="float" office:value="117.662" calcext:value-type="float">
            <text:p>117.7 </text:p>
          </table:table-cell>
          <table:table-cell office:value-type="float" office:value="106.65" calcext:value-type="float">
            <text:p>106.7 </text:p>
          </table:table-cell>
          <table:table-cell office:value-type="float" office:value="110.2767" calcext:value-type="float">
            <text:p>110.3 </text:p>
          </table:table-cell>
          <table:table-cell office:value-type="float" office:value="106.4026" calcext:value-type="float">
            <text:p>106.4 </text:p>
          </table:table-cell>
          <table:table-cell office:value-type="float" office:value="108.5157" calcext:value-type="float">
            <text:p>108.5 </text:p>
          </table:table-cell>
          <table:table-cell office:value-type="float" office:value="108.86" calcext:value-type="float">
            <text:p>108.9 </text:p>
          </table:table-cell>
          <table:table-cell office:value-type="float" office:value="105.6274" calcext:value-type="float">
            <text:p>105.6 </text:p>
          </table:table-cell>
          <table:table-cell office:value-type="float" office:value="101.0814" calcext:value-type="float">
            <text:p>101.1 </text:p>
          </table:table-cell>
          <table:table-cell office:value-type="float" office:value="110.3" calcext:value-type="float">
            <text:p>110.3 </text:p>
          </table:table-cell>
          <table:table-cell office:value-type="float" office:value="112.5567" calcext:value-type="float">
            <text:p>112.6 </text:p>
          </table:table-cell>
        </table:table-row>
        <table:table-row table:style-name="ro1">
          <table:table-cell office:value-type="string" calcext:value-type="string">
            <text:p>2019M12</text:p>
          </table:table-cell>
          <table:table-cell table:style-name="ce5" office:value-type="float" office:value="110.4908" calcext:value-type="float">
            <text:p>110.5 </text:p>
          </table:table-cell>
          <table:table-cell table:style-name="ce5" office:value-type="float" office:value="109.5053" calcext:value-type="float">
            <text:p>109.5 </text:p>
          </table:table-cell>
          <table:table-cell table:style-name="ce5" office:value-type="float" office:value="110.0642" calcext:value-type="float">
            <text:p>110.1 </text:p>
          </table:table-cell>
          <table:table-cell table:style-name="ce5" office:value-type="float" office:value="117.3329" calcext:value-type="float">
            <text:p>117.3 </text:p>
          </table:table-cell>
          <table:table-cell table:style-name="ce5" office:value-type="float" office:value="121.6618" calcext:value-type="float">
            <text:p>121.7 </text:p>
          </table:table-cell>
          <table:table-cell table:style-name="ce5" office:value-type="float" office:value="111.7955" calcext:value-type="float">
            <text:p>111.8 </text:p>
          </table:table-cell>
          <table:table-cell table:style-name="ce5" office:value-type="float" office:value="113.1" calcext:value-type="float">
            <text:p>113.1 </text:p>
          </table:table-cell>
          <table:table-cell table:style-name="ce5" office:value-type="float" office:value="106.4" calcext:value-type="float">
            <text:p>106.4 </text:p>
          </table:table-cell>
          <table:table-cell table:style-name="ce5" office:value-type="float" office:value="113.5031" calcext:value-type="float">
            <text:p>113.5 </text:p>
          </table:table-cell>
          <table:table-cell table:style-name="ce5" office:value-type="float" office:value="104.63" calcext:value-type="float">
            <text:p>104.6 </text:p>
          </table:table-cell>
          <table:table-cell table:style-name="ce5" office:value-type="float" office:value="102.7875" calcext:value-type="float">
            <text:p>102.8 </text:p>
          </table:table-cell>
          <table:table-cell table:style-name="ce5" office:value-type="float" office:value="111.264" calcext:value-type="float">
            <text:p>111.3 </text:p>
          </table:table-cell>
          <table:table-cell table:style-name="ce5" office:value-type="float" office:value="109.0537" calcext:value-type="float">
            <text:p>109.1 </text:p>
          </table:table-cell>
          <table:table-cell table:style-name="ce5" office:value-type="float" office:value="101.7535" calcext:value-type="float">
            <text:p>101.8 </text:p>
          </table:table-cell>
          <table:table-cell table:style-name="ce5" office:value-type="float" office:value="103.4" calcext:value-type="float">
            <text:p>103.4 </text:p>
          </table:table-cell>
          <table:table-cell table:style-name="ce5" office:value-type="float" office:value="100.9" calcext:value-type="float">
            <text:p>100.9 </text:p>
          </table:table-cell>
          <table:table-cell table:style-name="ce5" office:value-type="float" office:value="106.8118" calcext:value-type="float">
            <text:p>106.8 </text:p>
          </table:table-cell>
          <table:table-cell table:style-name="ce5" office:value-type="float" office:value="112.6356" calcext:value-type="float">
            <text:p>112.6 </text:p>
          </table:table-cell>
          <table:table-cell table:style-name="ce5" office:value-type="float" office:value="121.1439" calcext:value-type="float">
            <text:p>121.1 </text:p>
          </table:table-cell>
          <table:table-cell table:style-name="ce5" office:value-type="float" office:value="106.41" calcext:value-type="float">
            <text:p>106.4 </text:p>
          </table:table-cell>
          <table:table-cell table:style-name="ce5" office:value-type="float" office:value="118.2508" calcext:value-type="float">
            <text:p>118.3 </text:p>
          </table:table-cell>
          <table:table-cell table:style-name="ce5" office:value-type="float" office:value="107.23" calcext:value-type="float">
            <text:p>107.2 </text:p>
          </table:table-cell>
          <table:table-cell table:style-name="ce5" office:value-type="float" office:value="111.9368" calcext:value-type="float">
            <text:p>111.9 </text:p>
          </table:table-cell>
          <table:table-cell table:style-name="ce5" office:value-type="float" office:value="106.8499" calcext:value-type="float">
            <text:p>106.8 </text:p>
          </table:table-cell>
          <table:table-cell table:style-name="ce5" office:value-type="float" office:value="108.4247" calcext:value-type="float">
            <text:p>108.4 </text:p>
          </table:table-cell>
          <table:table-cell table:style-name="ce5" office:value-type="float" office:value="108.92" calcext:value-type="float">
            <text:p>108.9 </text:p>
          </table:table-cell>
          <table:table-cell table:style-name="ce5" office:value-type="float" office:value="106.1737" calcext:value-type="float">
            <text:p>106.2 </text:p>
          </table:table-cell>
          <table:table-cell table:style-name="ce5" office:value-type="float" office:value="101.1866" calcext:value-type="float">
            <text:p>101.2 </text:p>
          </table:table-cell>
          <table:table-cell table:style-name="ce5" office:value-type="float" office:value="110.5" calcext:value-type="float">
            <text:p>110.5 </text:p>
          </table:table-cell>
          <table:table-cell table:style-name="ce5" office:value-type="float" office:value="112.6575" calcext:value-type="float">
            <text:p>112.7 </text:p>
          </table:table-cell>
        </table:table-row>
        <table:table-row table:style-name="ro1">
          <table:table-cell office:value-type="string" calcext:value-type="string">
            <text:p>2020M1</text:p>
          </table:table-cell>
          <table:table-cell office:value-type="float" office:value="109.9908" calcext:value-type="float">
            <text:p>110.0 </text:p>
          </table:table-cell>
          <table:table-cell office:value-type="float" office:value="110.032" calcext:value-type="float">
            <text:p>110.0 </text:p>
          </table:table-cell>
          <table:table-cell office:value-type="float" office:value="109.7709" calcext:value-type="float">
            <text:p>109.8 </text:p>
          </table:table-cell>
          <table:table-cell office:value-type="float" office:value="117.972" calcext:value-type="float">
            <text:p>118.0 </text:p>
          </table:table-cell>
          <table:table-cell office:value-type="float" office:value="122.2974" calcext:value-type="float">
            <text:p>122.3 </text:p>
          </table:table-cell>
          <table:table-cell office:value-type="float" office:value="112.6155" calcext:value-type="float">
            <text:p>112.6 </text:p>
          </table:table-cell>
          <table:table-cell office:value-type="float" office:value="114.7" calcext:value-type="float">
            <text:p>114.7 </text:p>
          </table:table-cell>
          <table:table-cell office:value-type="float" office:value="106.9" calcext:value-type="float">
            <text:p>106.9 </text:p>
          </table:table-cell>
          <table:table-cell office:value-type="float" office:value="113.3293" calcext:value-type="float">
            <text:p>113.3 </text:p>
          </table:table-cell>
          <table:table-cell office:value-type="float" office:value="104.67" calcext:value-type="float">
            <text:p>104.7 </text:p>
          </table:table-cell>
          <table:table-cell office:value-type="float" office:value="102.11" calcext:value-type="float">
            <text:p>102.1 </text:p>
          </table:table-cell>
          <table:table-cell office:value-type="float" office:value="111.9818" calcext:value-type="float">
            <text:p>112.0 </text:p>
          </table:table-cell>
          <table:table-cell office:value-type="float" office:value="108.3376" calcext:value-type="float">
            <text:p>108.3 </text:p>
          </table:table-cell>
          <table:table-cell office:value-type="float" office:value="101.8551" calcext:value-type="float">
            <text:p>101.9 </text:p>
          </table:table-cell>
          <table:table-cell office:value-type="float" office:value="103.2" calcext:value-type="float">
            <text:p>103.2 </text:p>
          </table:table-cell>
          <table:table-cell office:value-type="float" office:value="100.7" calcext:value-type="float">
            <text:p>100.7 </text:p>
          </table:table-cell>
          <table:table-cell office:value-type="float" office:value="106.9994" calcext:value-type="float">
            <text:p>107.0 </text:p>
          </table:table-cell>
          <table:table-cell office:value-type="float" office:value="113.138" calcext:value-type="float">
            <text:p>113.1 </text:p>
          </table:table-cell>
          <table:table-cell office:value-type="float" office:value="121.7685" calcext:value-type="float">
            <text:p>121.8 </text:p>
          </table:table-cell>
          <table:table-cell office:value-type="float" office:value="106.69" calcext:value-type="float">
            <text:p>106.7 </text:p>
          </table:table-cell>
          <table:table-cell office:value-type="float" office:value="118.3686" calcext:value-type="float">
            <text:p>118.4 </text:p>
          </table:table-cell>
          <table:table-cell office:value-type="float" office:value="107.09" calcext:value-type="float">
            <text:p>107.1 </text:p>
          </table:table-cell>
          <table:table-cell office:value-type="float" office:value="112.5692" calcext:value-type="float">
            <text:p>112.6 </text:p>
          </table:table-cell>
          <table:table-cell office:value-type="float" office:value="106.8694" calcext:value-type="float">
            <text:p>106.9 </text:p>
          </table:table-cell>
          <table:table-cell office:value-type="float" office:value="110.0633" calcext:value-type="float">
            <text:p>110.1 </text:p>
          </table:table-cell>
          <table:table-cell office:value-type="float" office:value="108.03" calcext:value-type="float">
            <text:p>108.0 </text:p>
          </table:table-cell>
          <table:table-cell office:value-type="float" office:value="105.6585" calcext:value-type="float">
            <text:p>105.7 </text:p>
          </table:table-cell>
          <table:table-cell office:value-type="float" office:value="101.3436" calcext:value-type="float">
            <text:p>101.3 </text:p>
          </table:table-cell>
          <table:table-cell office:value-type="float" office:value="110.4" calcext:value-type="float">
            <text:p>110.4 </text:p>
          </table:table-cell>
          <table:table-cell office:value-type="float" office:value="113.1319" calcext:value-type="float">
            <text:p>113.1 </text:p>
          </table:table-cell>
        </table:table-row>
        <table:table-row table:style-name="ro1">
          <table:table-cell office:value-type="string" calcext:value-type="string">
            <text:p>2020M2</text:p>
          </table:table-cell>
          <table:table-cell table:style-name="ce5" office:value-type="float" office:value="110.7701" calcext:value-type="float">
            <text:p>110.8 </text:p>
          </table:table-cell>
          <table:table-cell table:style-name="ce5" office:value-type="float" office:value="110.1756" calcext:value-type="float">
            <text:p>110.2 </text:p>
          </table:table-cell>
          <table:table-cell table:style-name="ce5" office:value-type="float" office:value="110.5775" calcext:value-type="float">
            <text:p>110.6 </text:p>
          </table:table-cell>
          <table:table-cell table:style-name="ce5" office:value-type="float" office:value="118.2971" calcext:value-type="float">
            <text:p>118.3 </text:p>
          </table:table-cell>
          <table:table-cell table:style-name="ce5" office:value-type="float" office:value="123.1663" calcext:value-type="float">
            <text:p>123.2 </text:p>
          </table:table-cell>
          <table:table-cell table:style-name="ce5" office:value-type="float" office:value="113.0412" calcext:value-type="float">
            <text:p>113.0 </text:p>
          </table:table-cell>
          <table:table-cell table:style-name="ce5" office:value-type="float" office:value="115.4" calcext:value-type="float">
            <text:p>115.4 </text:p>
          </table:table-cell>
          <table:table-cell table:style-name="ce5" office:value-type="float" office:value="107.8" calcext:value-type="float">
            <text:p>107.8 </text:p>
          </table:table-cell>
          <table:table-cell table:style-name="ce5" office:value-type="float" office:value="113.4597" calcext:value-type="float">
            <text:p>113.5 </text:p>
          </table:table-cell>
          <table:table-cell table:style-name="ce5" office:value-type="float" office:value="104.88" calcext:value-type="float">
            <text:p>104.9 </text:p>
          </table:table-cell>
          <table:table-cell table:style-name="ce5" office:value-type="float" office:value="102.36" calcext:value-type="float">
            <text:p>102.4 </text:p>
          </table:table-cell>
          <table:table-cell table:style-name="ce5" office:value-type="float" office:value="112.6279" calcext:value-type="float">
            <text:p>112.6 </text:p>
          </table:table-cell>
          <table:table-cell table:style-name="ce5" office:value-type="float" office:value="109.156" calcext:value-type="float">
            <text:p>109.2 </text:p>
          </table:table-cell>
          <table:table-cell table:style-name="ce5" office:value-type="float" office:value="101.7535" calcext:value-type="float">
            <text:p>101.8 </text:p>
          </table:table-cell>
          <table:table-cell table:style-name="ce5" office:value-type="float" office:value="103.2" calcext:value-type="float">
            <text:p>103.2 </text:p>
          </table:table-cell>
          <table:table-cell table:style-name="ce5" office:value-type="float" office:value="100.7" calcext:value-type="float">
            <text:p>100.7 </text:p>
          </table:table-cell>
          <table:table-cell table:style-name="ce5" office:value-type="float" office:value="107.1602" calcext:value-type="float">
            <text:p>107.2 </text:p>
          </table:table-cell>
          <table:table-cell table:style-name="ce5" office:value-type="float" office:value="113.6882" calcext:value-type="float">
            <text:p>113.7 </text:p>
          </table:table-cell>
          <table:table-cell table:style-name="ce5" office:value-type="float" office:value="122.489" calcext:value-type="float">
            <text:p>122.5 </text:p>
          </table:table-cell>
          <table:table-cell table:style-name="ce5" office:value-type="float" office:value="107.09" calcext:value-type="float">
            <text:p>107.1 </text:p>
          </table:table-cell>
          <table:table-cell table:style-name="ce5" office:value-type="float" office:value="118.738" calcext:value-type="float">
            <text:p>118.7 </text:p>
          </table:table-cell>
          <table:table-cell table:style-name="ce5" office:value-type="float" office:value="107.67" calcext:value-type="float">
            <text:p>107.7 </text:p>
          </table:table-cell>
          <table:table-cell table:style-name="ce5" office:value-type="float" office:value="113.834" calcext:value-type="float">
            <text:p>113.8 </text:p>
          </table:table-cell>
          <table:table-cell table:style-name="ce5" office:value-type="float" office:value="106.4804" calcext:value-type="float">
            <text:p>106.5 </text:p>
          </table:table-cell>
          <table:table-cell table:style-name="ce5" office:value-type="float" office:value="110.3365" calcext:value-type="float">
            <text:p>110.3 </text:p>
          </table:table-cell>
          <table:table-cell table:style-name="ce5" office:value-type="float" office:value="109.49" calcext:value-type="float">
            <text:p>109.5 </text:p>
          </table:table-cell>
          <table:table-cell table:style-name="ce5" office:value-type="float" office:value="106.2497" calcext:value-type="float">
            <text:p>106.2 </text:p>
          </table:table-cell>
          <table:table-cell table:style-name="ce5" office:value-type="float" office:value="101.6423" calcext:value-type="float">
            <text:p>101.6 </text:p>
          </table:table-cell>
          <table:table-cell table:style-name="ce5" office:value-type="float" office:value="110.7" calcext:value-type="float">
            <text:p>110.7 </text:p>
          </table:table-cell>
          <table:table-cell table:style-name="ce5" office:value-type="float" office:value="113.5266" calcext:value-type="float">
            <text:p>113.5 </text:p>
          </table:table-cell>
        </table:table-row>
        <table:table-row table:style-name="ro1">
          <table:table-cell office:value-type="string" calcext:value-type="string">
            <text:p>2020M3</text:p>
          </table:table-cell>
          <table:table-cell office:value-type="float" office:value="110.4361" calcext:value-type="float">
            <text:p>110.4 </text:p>
          </table:table-cell>
          <table:table-cell office:value-type="float" office:value="109.9841" calcext:value-type="float">
            <text:p>110.0 </text:p>
          </table:table-cell>
          <table:table-cell office:value-type="float" office:value="110.7974" calcext:value-type="float">
            <text:p>110.8 </text:p>
          </table:table-cell>
          <table:table-cell office:value-type="float" office:value="118.5437" calcext:value-type="float">
            <text:p>118.5 </text:p>
          </table:table-cell>
          <table:table-cell office:value-type="float" office:value="123.5173" calcext:value-type="float">
            <text:p>123.5 </text:p>
          </table:table-cell>
          <table:table-cell office:value-type="float" office:value="113.2153" calcext:value-type="float">
            <text:p>113.2 </text:p>
          </table:table-cell>
          <table:table-cell office:value-type="float" office:value="114.8" calcext:value-type="float">
            <text:p>114.8 </text:p>
          </table:table-cell>
          <table:table-cell office:value-type="float" office:value="107.4" calcext:value-type="float">
            <text:p>107.4 </text:p>
          </table:table-cell>
          <table:table-cell office:value-type="float" office:value="113.0251" calcext:value-type="float">
            <text:p>113.0 </text:p>
          </table:table-cell>
          <table:table-cell office:value-type="float" office:value="104.67" calcext:value-type="float">
            <text:p>104.7 </text:p>
          </table:table-cell>
          <table:table-cell office:value-type="float" office:value="102.6847" calcext:value-type="float">
            <text:p>102.7 </text:p>
          </table:table-cell>
          <table:table-cell office:value-type="float" office:value="113.2021" calcext:value-type="float">
            <text:p>113.2 </text:p>
          </table:table-cell>
          <table:table-cell office:value-type="float" office:value="110.179" calcext:value-type="float">
            <text:p>110.2 </text:p>
          </table:table-cell>
          <table:table-cell office:value-type="float" office:value="101.9568" calcext:value-type="float">
            <text:p>102.0 </text:p>
          </table:table-cell>
          <table:table-cell office:value-type="float" office:value="103.4" calcext:value-type="float">
            <text:p>103.4 </text:p>
          </table:table-cell>
          <table:table-cell office:value-type="float" office:value="100.7" calcext:value-type="float">
            <text:p>100.7 </text:p>
          </table:table-cell>
          <table:table-cell office:value-type="float" office:value="106.9887" calcext:value-type="float">
            <text:p>107.0 </text:p>
          </table:table-cell>
          <table:table-cell office:value-type="float" office:value="113.9536" calcext:value-type="float">
            <text:p>114.0 </text:p>
          </table:table-cell>
          <table:table-cell office:value-type="float" office:value="122.5529" calcext:value-type="float">
            <text:p>122.6 </text:p>
          </table:table-cell>
          <table:table-cell office:value-type="float" office:value="106.44" calcext:value-type="float">
            <text:p>106.4 </text:p>
          </table:table-cell>
          <table:table-cell office:value-type="float" office:value="119.0062" calcext:value-type="float">
            <text:p>119.0 </text:p>
          </table:table-cell>
          <table:table-cell office:value-type="float" office:value="107.76" calcext:value-type="float">
            <text:p>107.8 </text:p>
          </table:table-cell>
          <table:table-cell office:value-type="float" office:value="114.1502" calcext:value-type="float">
            <text:p>114.2 </text:p>
          </table:table-cell>
          <table:table-cell office:value-type="float" office:value="106.6068" calcext:value-type="float">
            <text:p>106.6 </text:p>
          </table:table-cell>
          <table:table-cell office:value-type="float" office:value="110.5185" calcext:value-type="float">
            <text:p>110.5 </text:p>
          </table:table-cell>
          <table:table-cell office:value-type="float" office:value="108.46" calcext:value-type="float">
            <text:p>108.5 </text:p>
          </table:table-cell>
          <table:table-cell office:value-type="float" office:value="106.5078" calcext:value-type="float">
            <text:p>106.5 </text:p>
          </table:table-cell>
          <table:table-cell office:value-type="float" office:value="101.5477" calcext:value-type="float">
            <text:p>101.5 </text:p>
          </table:table-cell>
          <table:table-cell office:value-type="float" office:value="110.8" calcext:value-type="float">
            <text:p>110.8 </text:p>
          </table:table-cell>
          <table:table-cell office:value-type="float" office:value="113.4863" calcext:value-type="float">
            <text:p>113.5 </text:p>
          </table:table-cell>
        </table:table-row>
        <table:table-row table:style-name="ro1">
          <table:table-cell office:value-type="string" calcext:value-type="string">
            <text:p>2020M4</text:p>
          </table:table-cell>
          <table:table-cell table:style-name="ce5" office:value-type="float" office:value="110.4361" calcext:value-type="float">
            <text:p>110.4 </text:p>
          </table:table-cell>
          <table:table-cell table:style-name="ce5" office:value-type="float" office:value="110.2331" calcext:value-type="float">
            <text:p>110.2 </text:p>
          </table:table-cell>
          <table:table-cell table:style-name="ce5" office:value-type="float" office:value="110.7974" calcext:value-type="float">
            <text:p>110.8 </text:p>
          </table:table-cell>
          <table:table-cell table:style-name="ce5" office:value-type="float" office:value="118.3083" calcext:value-type="float">
            <text:p>118.3 </text:p>
          </table:table-cell>
          <table:table-cell table:style-name="ce5" office:value-type="float" office:value="123.3417" calcext:value-type="float">
            <text:p>123.3 </text:p>
          </table:table-cell>
          <table:table-cell table:style-name="ce5" office:value-type="float" office:value="113.094" calcext:value-type="float">
            <text:p>113.1 </text:p>
          </table:table-cell>
          <table:table-cell table:style-name="ce5" office:value-type="float" office:value="114.6" calcext:value-type="float">
            <text:p>114.6 </text:p>
          </table:table-cell>
          <table:table-cell table:style-name="ce5" office:value-type="float" office:value="108" calcext:value-type="float">
            <text:p>108.0 </text:p>
          </table:table-cell>
          <table:table-cell table:style-name="ce5" office:value-type="float" office:value="111.7649" calcext:value-type="float">
            <text:p>111.8 </text:p>
          </table:table-cell>
          <table:table-cell table:style-name="ce5" office:value-type="float" office:value="104.65" calcext:value-type="float">
            <text:p>104.7 </text:p>
          </table:table-cell>
          <table:table-cell table:style-name="ce5" office:value-type="float" office:value="102.9272" calcext:value-type="float">
            <text:p>102.9 </text:p>
          </table:table-cell>
          <table:table-cell table:style-name="ce5" office:value-type="float" office:value="113.1303" calcext:value-type="float">
            <text:p>113.1 </text:p>
          </table:table-cell>
          <table:table-cell table:style-name="ce5" office:value-type="float" office:value="110.179" calcext:value-type="float">
            <text:p>110.2 </text:p>
          </table:table-cell>
          <table:table-cell table:style-name="ce5" office:value-type="float" office:value="101.7535" calcext:value-type="float">
            <text:p>101.8 </text:p>
          </table:table-cell>
          <table:table-cell table:style-name="ce5" office:value-type="float" office:value="104.3" calcext:value-type="float">
            <text:p>104.3 </text:p>
          </table:table-cell>
          <table:table-cell table:style-name="ce5" office:value-type="float" office:value="100.5" calcext:value-type="float">
            <text:p>100.5 </text:p>
          </table:table-cell>
          <table:table-cell table:style-name="ce5" office:value-type="float" office:value="107.0852" calcext:value-type="float">
            <text:p>107.1 </text:p>
          </table:table-cell>
          <table:table-cell table:style-name="ce5" office:value-type="float" office:value="113.7636" calcext:value-type="float">
            <text:p>113.8 </text:p>
          </table:table-cell>
          <table:table-cell table:style-name="ce5" office:value-type="float" office:value="123.0553" calcext:value-type="float">
            <text:p>123.1 </text:p>
          </table:table-cell>
          <table:table-cell table:style-name="ce5" office:value-type="float" office:value="107" calcext:value-type="float">
            <text:p>107.0 </text:p>
          </table:table-cell>
          <table:table-cell table:style-name="ce5" office:value-type="float" office:value="118.3736" calcext:value-type="float">
            <text:p>118.4 </text:p>
          </table:table-cell>
          <table:table-cell table:style-name="ce5" office:value-type="float" office:value="109.16" calcext:value-type="float">
            <text:p>109.2 </text:p>
          </table:table-cell>
          <table:table-cell table:style-name="ce5" office:value-type="float" office:value="115.7312" calcext:value-type="float">
            <text:p>115.7 </text:p>
          </table:table-cell>
          <table:table-cell table:style-name="ce5" office:value-type="float" office:value="108.2697" calcext:value-type="float">
            <text:p>108.3 </text:p>
          </table:table-cell>
          <table:table-cell table:style-name="ce5" office:value-type="float" office:value="110.6551" calcext:value-type="float">
            <text:p>110.7 </text:p>
          </table:table-cell>
          <table:table-cell table:style-name="ce5" office:value-type="float" office:value="109.65" calcext:value-type="float">
            <text:p>109.7 </text:p>
          </table:table-cell>
          <table:table-cell table:style-name="ce5" office:value-type="float" office:value="107.0166" calcext:value-type="float">
            <text:p>107.0 </text:p>
          </table:table-cell>
          <table:table-cell table:style-name="ce5" office:value-type="float" office:value="101.1491" calcext:value-type="float">
            <text:p>101.1 </text:p>
          </table:table-cell>
          <table:table-cell table:style-name="ce5" office:value-type="float" office:value="111.5" calcext:value-type="float">
            <text:p>111.5 </text:p>
          </table:table-cell>
          <table:table-cell table:style-name="ce5" office:value-type="float" office:value="113.0906" calcext:value-type="float">
            <text:p>113.1 </text:p>
          </table:table-cell>
        </table:table-row>
        <table:table-row table:style-name="ro1">
          <table:table-cell office:value-type="string" calcext:value-type="string">
            <text:p>2020M5</text:p>
          </table:table-cell>
          <table:table-cell office:value-type="float" office:value="110.3248" calcext:value-type="float">
            <text:p>110.3 </text:p>
          </table:table-cell>
          <table:table-cell office:value-type="float" office:value="110.1182" calcext:value-type="float">
            <text:p>110.1 </text:p>
          </table:table-cell>
          <table:table-cell office:value-type="float" office:value="110.7974" calcext:value-type="float">
            <text:p>110.8 </text:p>
          </table:table-cell>
          <table:table-cell office:value-type="float" office:value="118.2522" calcext:value-type="float">
            <text:p>118.3 </text:p>
          </table:table-cell>
          <table:table-cell office:value-type="float" office:value="123.1536" calcext:value-type="float">
            <text:p>123.2 </text:p>
          </table:table-cell>
          <table:table-cell office:value-type="float" office:value="113.0445" calcext:value-type="float">
            <text:p>113.0 </text:p>
          </table:table-cell>
          <table:table-cell office:value-type="float" office:value="114.9" calcext:value-type="float">
            <text:p>114.9 </text:p>
          </table:table-cell>
          <table:table-cell office:value-type="float" office:value="107.6" calcext:value-type="float">
            <text:p>107.6 </text:p>
          </table:table-cell>
          <table:table-cell office:value-type="float" office:value="111.8084" calcext:value-type="float">
            <text:p>111.8 </text:p>
          </table:table-cell>
          <table:table-cell office:value-type="float" office:value="105.12" calcext:value-type="float">
            <text:p>105.1 </text:p>
          </table:table-cell>
          <table:table-cell office:value-type="float" office:value="102.8877" calcext:value-type="float">
            <text:p>102.9 </text:p>
          </table:table-cell>
          <table:table-cell office:value-type="float" office:value="113.2739" calcext:value-type="float">
            <text:p>113.3 </text:p>
          </table:table-cell>
          <table:table-cell office:value-type="float" office:value="109.3606" calcext:value-type="float">
            <text:p>109.4 </text:p>
          </table:table-cell>
          <table:table-cell office:value-type="float" office:value="101.7535" calcext:value-type="float">
            <text:p>101.8 </text:p>
          </table:table-cell>
          <table:table-cell office:value-type="float" office:value="104.2" calcext:value-type="float">
            <text:p>104.2 </text:p>
          </table:table-cell>
          <table:table-cell office:value-type="float" office:value="100.5" calcext:value-type="float">
            <text:p>100.5 </text:p>
          </table:table-cell>
          <table:table-cell office:value-type="float" office:value="107.0959" calcext:value-type="float">
            <text:p>107.1 </text:p>
          </table:table-cell>
          <table:table-cell office:value-type="float" office:value="113.6051" calcext:value-type="float">
            <text:p>113.6 </text:p>
          </table:table-cell>
          <table:table-cell office:value-type="float" office:value="123.2621" calcext:value-type="float">
            <text:p>123.3 </text:p>
          </table:table-cell>
          <table:table-cell office:value-type="float" office:value="106.99" calcext:value-type="float">
            <text:p>107.0 </text:p>
          </table:table-cell>
          <table:table-cell office:value-type="float" office:value="117.4186" calcext:value-type="float">
            <text:p>117.4 </text:p>
          </table:table-cell>
          <table:table-cell office:value-type="float" office:value="108.49" calcext:value-type="float">
            <text:p>108.5 </text:p>
          </table:table-cell>
          <table:table-cell office:value-type="float" office:value="115.4941" calcext:value-type="float">
            <text:p>115.5 </text:p>
          </table:table-cell>
          <table:table-cell office:value-type="float" office:value="107.9779" calcext:value-type="float">
            <text:p>108.0 </text:p>
          </table:table-cell>
          <table:table-cell office:value-type="float" office:value="110.8372" calcext:value-type="float">
            <text:p>110.8 </text:p>
          </table:table-cell>
          <table:table-cell office:value-type="float" office:value="110.82" calcext:value-type="float">
            <text:p>110.8 </text:p>
          </table:table-cell>
          <table:table-cell office:value-type="float" office:value="106.8035" calcext:value-type="float">
            <text:p>106.8 </text:p>
          </table:table-cell>
          <table:table-cell office:value-type="float" office:value="101.2486" calcext:value-type="float">
            <text:p>101.2 </text:p>
          </table:table-cell>
          <table:table-cell office:value-type="float" office:value="111.5" calcext:value-type="float">
            <text:p>111.5 </text:p>
          </table:table-cell>
          <table:table-cell office:value-type="float" office:value="113.1223" calcext:value-type="float">
            <text:p>113.1 </text:p>
          </table:table-cell>
        </table:table-row>
        <table:table-row table:style-name="ro1">
          <table:table-cell office:value-type="string" calcext:value-type="string">
            <text:p>2020M6</text:p>
          </table:table-cell>
          <table:table-cell table:style-name="ce5" office:value-type="float" office:value="111.3268" calcext:value-type="float">
            <text:p>111.3 </text:p>
          </table:table-cell>
          <table:table-cell table:style-name="ce5" office:value-type="float" office:value="110.3384" calcext:value-type="float">
            <text:p>110.3 </text:p>
          </table:table-cell>
          <table:table-cell table:style-name="ce5" office:value-type="float" office:value="111.1641" calcext:value-type="float">
            <text:p>111.2 </text:p>
          </table:table-cell>
          <table:table-cell table:style-name="ce5" office:value-type="float" office:value="118.2971" calcext:value-type="float">
            <text:p>118.3 </text:p>
          </table:table-cell>
          <table:table-cell table:style-name="ce5" office:value-type="float" office:value="123.1188" calcext:value-type="float">
            <text:p>123.1 </text:p>
          </table:table-cell>
          <table:table-cell table:style-name="ce5" office:value-type="float" office:value="112.8839" calcext:value-type="float">
            <text:p>112.9 </text:p>
          </table:table-cell>
          <table:table-cell table:style-name="ce5" office:value-type="float" office:value="115.4" calcext:value-type="float">
            <text:p>115.4 </text:p>
          </table:table-cell>
          <table:table-cell table:style-name="ce5" office:value-type="float" office:value="107.7" calcext:value-type="float">
            <text:p>107.7 </text:p>
          </table:table-cell>
          <table:table-cell table:style-name="ce5" office:value-type="float" office:value="113.0686" calcext:value-type="float">
            <text:p>113.1 </text:p>
          </table:table-cell>
          <table:table-cell table:style-name="ce5" office:value-type="float" office:value="105.47" calcext:value-type="float">
            <text:p>105.5 </text:p>
          </table:table-cell>
          <table:table-cell table:style-name="ce5" office:value-type="float" office:value="101.7548" calcext:value-type="float">
            <text:p>101.8 </text:p>
          </table:table-cell>
          <table:table-cell table:style-name="ce5" office:value-type="float" office:value="113.6328" calcext:value-type="float">
            <text:p>113.6 </text:p>
          </table:table-cell>
          <table:table-cell table:style-name="ce5" office:value-type="float" office:value="110.3836" calcext:value-type="float">
            <text:p>110.4 </text:p>
          </table:table-cell>
          <table:table-cell table:style-name="ce5" office:value-type="float" office:value="101.6518" calcext:value-type="float">
            <text:p>101.7 </text:p>
          </table:table-cell>
          <table:table-cell table:style-name="ce5" office:value-type="float" office:value="104.4" calcext:value-type="float">
            <text:p>104.4 </text:p>
          </table:table-cell>
          <table:table-cell table:style-name="ce5" office:value-type="float" office:value="100.5" calcext:value-type="float">
            <text:p>100.5 </text:p>
          </table:table-cell>
          <table:table-cell table:style-name="ce5" office:value-type="float" office:value="107.1602" calcext:value-type="float">
            <text:p>107.2 </text:p>
          </table:table-cell>
          <table:table-cell table:style-name="ce5" office:value-type="float" office:value="114.1402" calcext:value-type="float">
            <text:p>114.1 </text:p>
          </table:table-cell>
          <table:table-cell table:style-name="ce5" office:value-type="float" office:value="125.1939" calcext:value-type="float">
            <text:p>125.2 </text:p>
          </table:table-cell>
          <table:table-cell table:style-name="ce5" office:value-type="float" office:value="107.4" calcext:value-type="float">
            <text:p>107.4 </text:p>
          </table:table-cell>
          <table:table-cell table:style-name="ce5" office:value-type="float" office:value="117.5281" calcext:value-type="float">
            <text:p>117.5 </text:p>
          </table:table-cell>
          <table:table-cell table:style-name="ce5" office:value-type="float" office:value="109.02" calcext:value-type="float">
            <text:p>109.0 </text:p>
          </table:table-cell>
          <table:table-cell table:style-name="ce5" office:value-type="float" office:value="116.996" calcext:value-type="float">
            <text:p>117.0 </text:p>
          </table:table-cell>
          <table:table-cell table:style-name="ce5" office:value-type="float" office:value="109.2129" calcext:value-type="float">
            <text:p>109.2 </text:p>
          </table:table-cell>
          <table:table-cell table:style-name="ce5" office:value-type="float" office:value="111.2013" calcext:value-type="float">
            <text:p>111.2 </text:p>
          </table:table-cell>
          <table:table-cell table:style-name="ce5" office:value-type="float" office:value="111.85" calcext:value-type="float">
            <text:p>111.9 </text:p>
          </table:table-cell>
          <table:table-cell table:style-name="ce5" office:value-type="float" office:value="107.3304" calcext:value-type="float">
            <text:p>107.3 </text:p>
          </table:table-cell>
          <table:table-cell table:style-name="ce5" office:value-type="float" office:value="101.1753" calcext:value-type="float">
            <text:p>101.2 </text:p>
          </table:table-cell>
          <table:table-cell table:style-name="ce5" office:value-type="float" office:value="111.6" calcext:value-type="float">
            <text:p>111.6 </text:p>
          </table:table-cell>
          <table:table-cell table:style-name="ce5" office:value-type="float" office:value="113.5362" calcext:value-type="float">
            <text:p>113.5 </text:p>
          </table:table-cell>
        </table:table-row>
        <table:table-row table:style-name="ro1">
          <table:table-cell office:value-type="string" calcext:value-type="string">
            <text:p>2020M7</text:p>
          </table:table-cell>
          <table:table-cell office:value-type="float" office:value="112.3287" calcext:value-type="float">
            <text:p>112.3 </text:p>
          </table:table-cell>
          <table:table-cell office:value-type="float" office:value="110.9896" calcext:value-type="float">
            <text:p>111.0 </text:p>
          </table:table-cell>
          <table:table-cell office:value-type="float" office:value="111.0907" calcext:value-type="float">
            <text:p>111.1 </text:p>
          </table:table-cell>
          <table:table-cell office:value-type="float" office:value="118.2074" calcext:value-type="float">
            <text:p>118.2 </text:p>
          </table:table-cell>
          <table:table-cell office:value-type="float" office:value="123.2585" calcext:value-type="float">
            <text:p>123.3 </text:p>
          </table:table-cell>
          <table:table-cell office:value-type="float" office:value="112.7536" calcext:value-type="float">
            <text:p>112.8 </text:p>
          </table:table-cell>
          <table:table-cell office:value-type="float" office:value="117.1" calcext:value-type="float">
            <text:p>117.1 </text:p>
          </table:table-cell>
          <table:table-cell office:value-type="float" office:value="108.8" calcext:value-type="float">
            <text:p>108.8 </text:p>
          </table:table-cell>
          <table:table-cell office:value-type="float" office:value="113.1555" calcext:value-type="float">
            <text:p>113.2 </text:p>
          </table:table-cell>
          <table:table-cell office:value-type="float" office:value="106.42" calcext:value-type="float">
            <text:p>106.4 </text:p>
          </table:table-cell>
          <table:table-cell office:value-type="float" office:value="102.0291" calcext:value-type="float">
            <text:p>102.0 </text:p>
          </table:table-cell>
          <table:table-cell office:value-type="float" office:value="114.9967" calcext:value-type="float">
            <text:p>115.0 </text:p>
          </table:table-cell>
          <table:table-cell office:value-type="float" office:value="109.4629" calcext:value-type="float">
            <text:p>109.5 </text:p>
          </table:table-cell>
          <table:table-cell office:value-type="float" office:value="101.7535" calcext:value-type="float">
            <text:p>101.8 </text:p>
          </table:table-cell>
          <table:table-cell office:value-type="float" office:value="104.6" calcext:value-type="float">
            <text:p>104.6 </text:p>
          </table:table-cell>
          <table:table-cell office:value-type="float" office:value="100.7" calcext:value-type="float">
            <text:p>100.7 </text:p>
          </table:table-cell>
          <table:table-cell office:value-type="float" office:value="107.3424" calcext:value-type="float">
            <text:p>107.3 </text:p>
          </table:table-cell>
          <table:table-cell office:value-type="float" office:value="114.7441" calcext:value-type="float">
            <text:p>114.7 </text:p>
          </table:table-cell>
          <table:table-cell office:value-type="float" office:value="125.9184" calcext:value-type="float">
            <text:p>125.9 </text:p>
          </table:table-cell>
          <table:table-cell office:value-type="float" office:value="107.78" calcext:value-type="float">
            <text:p>107.8 </text:p>
          </table:table-cell>
          <table:table-cell office:value-type="float" office:value="117.692" calcext:value-type="float">
            <text:p>117.7 </text:p>
          </table:table-cell>
          <table:table-cell office:value-type="float" office:value="111.98" calcext:value-type="float">
            <text:p>112.0 </text:p>
          </table:table-cell>
          <table:table-cell office:value-type="float" office:value="117.7075" calcext:value-type="float">
            <text:p>117.7 </text:p>
          </table:table-cell>
          <table:table-cell office:value-type="float" office:value="107.7737" calcext:value-type="float">
            <text:p>107.8 </text:p>
          </table:table-cell>
          <table:table-cell office:value-type="float" office:value="111.611" calcext:value-type="float">
            <text:p>111.6 </text:p>
          </table:table-cell>
          <table:table-cell office:value-type="float" office:value="113.58" calcext:value-type="float">
            <text:p>113.6 </text:p>
          </table:table-cell>
          <table:table-cell office:value-type="float" office:value="106.9566" calcext:value-type="float">
            <text:p>107.0 </text:p>
          </table:table-cell>
          <table:table-cell office:value-type="float" office:value="101.3226" calcext:value-type="float">
            <text:p>101.3 </text:p>
          </table:table-cell>
          <table:table-cell office:value-type="float" office:value="112.2" calcext:value-type="float">
            <text:p>112.2 </text:p>
          </table:table-cell>
          <table:table-cell office:value-type="float" office:value="114.0951" calcext:value-type="float">
            <text:p>114.1 </text:p>
          </table:table-cell>
        </table:table-row>
        <table:table-row table:style-name="ro1">
          <table:table-cell office:value-type="string" calcext:value-type="string">
            <text:p>2020M8</text:p>
          </table:table-cell>
          <table:table-cell table:style-name="ce5" office:value-type="float" office:value="112.3287" calcext:value-type="float">
            <text:p>112.3 </text:p>
          </table:table-cell>
          <table:table-cell table:style-name="ce5" office:value-type="float" office:value="110.9896" calcext:value-type="float">
            <text:p>111.0 </text:p>
          </table:table-cell>
          <table:table-cell table:style-name="ce5" office:value-type="float" office:value="111.1641" calcext:value-type="float">
            <text:p>111.2 </text:p>
          </table:table-cell>
          <table:table-cell table:style-name="ce5" office:value-type="float" office:value="118.2522" calcext:value-type="float">
            <text:p>118.3 </text:p>
          </table:table-cell>
          <table:table-cell table:style-name="ce5" office:value-type="float" office:value="123.2885" calcext:value-type="float">
            <text:p>123.3 </text:p>
          </table:table-cell>
          <table:table-cell table:style-name="ce5" office:value-type="float" office:value="112.0943" calcext:value-type="float">
            <text:p>112.1 </text:p>
          </table:table-cell>
          <table:table-cell table:style-name="ce5" office:value-type="float" office:value="117.3" calcext:value-type="float">
            <text:p>117.3 </text:p>
          </table:table-cell>
          <table:table-cell table:style-name="ce5" office:value-type="float" office:value="108.2" calcext:value-type="float">
            <text:p>108.2 </text:p>
          </table:table-cell>
          <table:table-cell table:style-name="ce5" office:value-type="float" office:value="113.8073" calcext:value-type="float">
            <text:p>113.8 </text:p>
          </table:table-cell>
          <table:table-cell table:style-name="ce5" office:value-type="float" office:value="106.73" calcext:value-type="float">
            <text:p>106.7 </text:p>
          </table:table-cell>
          <table:table-cell table:style-name="ce5" office:value-type="float" office:value="101.4936" calcext:value-type="float">
            <text:p>101.5 </text:p>
          </table:table-cell>
          <table:table-cell table:style-name="ce5" office:value-type="float" office:value="115.4992" calcext:value-type="float">
            <text:p>115.5 </text:p>
          </table:table-cell>
          <table:table-cell table:style-name="ce5" office:value-type="float" office:value="109.5652" calcext:value-type="float">
            <text:p>109.6 </text:p>
          </table:table-cell>
          <table:table-cell table:style-name="ce5" office:value-type="float" office:value="101.8551" calcext:value-type="float">
            <text:p>101.9 </text:p>
          </table:table-cell>
          <table:table-cell table:style-name="ce5" office:value-type="float" office:value="105.3" calcext:value-type="float">
            <text:p>105.3 </text:p>
          </table:table-cell>
          <table:table-cell table:style-name="ce5" office:value-type="float" office:value="100.4" calcext:value-type="float">
            <text:p>100.4 </text:p>
          </table:table-cell>
          <table:table-cell table:style-name="ce5" office:value-type="float" office:value="107.6532" calcext:value-type="float">
            <text:p>107.7 </text:p>
          </table:table-cell>
          <table:table-cell table:style-name="ce5" office:value-type="float" office:value="115.2022" calcext:value-type="float">
            <text:p>115.2 </text:p>
          </table:table-cell>
          <table:table-cell table:style-name="ce5" office:value-type="float" office:value="126.1728" calcext:value-type="float">
            <text:p>126.2 </text:p>
          </table:table-cell>
          <table:table-cell table:style-name="ce5" office:value-type="float" office:value="107.98" calcext:value-type="float">
            <text:p>108.0 </text:p>
          </table:table-cell>
          <table:table-cell table:style-name="ce5" office:value-type="float" office:value="117.9579" calcext:value-type="float">
            <text:p>118.0 </text:p>
          </table:table-cell>
          <table:table-cell table:style-name="ce5" office:value-type="float" office:value="110.97" calcext:value-type="float">
            <text:p>111.0 </text:p>
          </table:table-cell>
          <table:table-cell table:style-name="ce5" office:value-type="float" office:value="117.9447" calcext:value-type="float">
            <text:p>117.9 </text:p>
          </table:table-cell>
          <table:table-cell table:style-name="ce5" office:value-type="float" office:value="107.8807" calcext:value-type="float">
            <text:p>107.9 </text:p>
          </table:table-cell>
          <table:table-cell table:style-name="ce5" office:value-type="float" office:value="111.9751" calcext:value-type="float">
            <text:p>112.0 </text:p>
          </table:table-cell>
          <table:table-cell table:style-name="ce5" office:value-type="float" office:value="113.58" calcext:value-type="float">
            <text:p>113.6 </text:p>
          </table:table-cell>
          <table:table-cell table:style-name="ce5" office:value-type="float" office:value="107.1151" calcext:value-type="float">
            <text:p>107.1 </text:p>
          </table:table-cell>
          <table:table-cell table:style-name="ce5" office:value-type="float" office:value="101.298" calcext:value-type="float">
            <text:p>101.3 </text:p>
          </table:table-cell>
          <table:table-cell table:style-name="ce5" office:value-type="float" office:value="111.5" calcext:value-type="float">
            <text:p>111.5 </text:p>
          </table:table-cell>
          <table:table-cell table:style-name="ce5" office:value-type="float" office:value="114.2132" calcext:value-type="float">
            <text:p>114.2 </text:p>
          </table:table-cell>
        </table:table-row>
        <table:table-row table:style-name="ro1">
          <table:table-cell office:value-type="string" calcext:value-type="string">
            <text:p>2020M9</text:p>
          </table:table-cell>
          <table:table-cell office:value-type="float" office:value="111.5494" calcext:value-type="float">
            <text:p>111.5 </text:p>
          </table:table-cell>
          <table:table-cell office:value-type="float" office:value="110.597" calcext:value-type="float">
            <text:p>110.6 </text:p>
          </table:table-cell>
          <table:table-cell office:value-type="float" office:value="111.0907" calcext:value-type="float">
            <text:p>111.1 </text:p>
          </table:table-cell>
          <table:table-cell office:value-type="float" office:value="118.4316" calcext:value-type="float">
            <text:p>118.4 </text:p>
          </table:table-cell>
          <table:table-cell office:value-type="float" office:value="123.5377" calcext:value-type="float">
            <text:p>123.5 </text:p>
          </table:table-cell>
          <table:table-cell office:value-type="float" office:value="112.393" calcext:value-type="float">
            <text:p>112.4 </text:p>
          </table:table-cell>
          <table:table-cell office:value-type="float" office:value="116" calcext:value-type="float">
            <text:p>116.0 </text:p>
          </table:table-cell>
          <table:table-cell office:value-type="float" office:value="107.8" calcext:value-type="float">
            <text:p>107.8 </text:p>
          </table:table-cell>
          <table:table-cell office:value-type="float" office:value="113.5466" calcext:value-type="float">
            <text:p>113.5 </text:p>
          </table:table-cell>
          <table:table-cell office:value-type="float" office:value="105.08" calcext:value-type="float">
            <text:p>105.1 </text:p>
          </table:table-cell>
          <table:table-cell office:value-type="float" office:value="101.2084" calcext:value-type="float">
            <text:p>101.2 </text:p>
          </table:table-cell>
          <table:table-cell office:value-type="float" office:value="114.7096" calcext:value-type="float">
            <text:p>114.7 </text:p>
          </table:table-cell>
          <table:table-cell office:value-type="float" office:value="109.2583" calcext:value-type="float">
            <text:p>109.3 </text:p>
          </table:table-cell>
          <table:table-cell office:value-type="float" office:value="101.6518" calcext:value-type="float">
            <text:p>101.7 </text:p>
          </table:table-cell>
          <table:table-cell office:value-type="float" office:value="104.1" calcext:value-type="float">
            <text:p>104.1 </text:p>
          </table:table-cell>
          <table:table-cell office:value-type="float" office:value="100" calcext:value-type="float">
            <text:p>100.0 </text:p>
          </table:table-cell>
          <table:table-cell office:value-type="float" office:value="107.4174" calcext:value-type="float">
            <text:p>107.4 </text:p>
          </table:table-cell>
          <table:table-cell office:value-type="float" office:value="115.059" calcext:value-type="float">
            <text:p>115.1 </text:p>
          </table:table-cell>
          <table:table-cell office:value-type="float" office:value="125.8846" calcext:value-type="float">
            <text:p>125.9 </text:p>
          </table:table-cell>
          <table:table-cell office:value-type="float" office:value="107.93" calcext:value-type="float">
            <text:p>107.9 </text:p>
          </table:table-cell>
          <table:table-cell office:value-type="float" office:value="118.2378" calcext:value-type="float">
            <text:p>118.2 </text:p>
          </table:table-cell>
          <table:table-cell office:value-type="float" office:value="109.53" calcext:value-type="float">
            <text:p>109.5 </text:p>
          </table:table-cell>
          <table:table-cell office:value-type="float" office:value="118.419" calcext:value-type="float">
            <text:p>118.4 </text:p>
          </table:table-cell>
          <table:table-cell office:value-type="float" office:value="107.5209" calcext:value-type="float">
            <text:p>107.5 </text:p>
          </table:table-cell>
          <table:table-cell office:value-type="float" office:value="112.2027" calcext:value-type="float">
            <text:p>112.2 </text:p>
          </table:table-cell>
          <table:table-cell office:value-type="float" office:value="111.23" calcext:value-type="float">
            <text:p>111.2 </text:p>
          </table:table-cell>
          <table:table-cell office:value-type="float" office:value="106.5571" calcext:value-type="float">
            <text:p>106.6 </text:p>
          </table:table-cell>
          <table:table-cell office:value-type="float" office:value="100.9748" calcext:value-type="float">
            <text:p>101.0 </text:p>
          </table:table-cell>
          <table:table-cell office:value-type="float" office:value="111.9" calcext:value-type="float">
            <text:p>111.9 </text:p>
          </table:table-cell>
          <table:table-cell office:value-type="float" office:value="114.2458" calcext:value-type="float">
            <text:p>114.2 </text:p>
          </table:table-cell>
        </table:table-row>
        <table:table-row table:style-name="ro1">
          <table:table-cell office:value-type="string" calcext:value-type="string">
            <text:p>2020M10</text:p>
          </table:table-cell>
          <table:table-cell table:style-name="ce5" office:value-type="float" office:value="111.4381" calcext:value-type="float">
            <text:p>111.4 </text:p>
          </table:table-cell>
          <table:table-cell table:style-name="ce5" office:value-type="float" office:value="110.7502" calcext:value-type="float">
            <text:p>110.8 </text:p>
          </table:table-cell>
          <table:table-cell table:style-name="ce5" office:value-type="float" office:value="111.384" calcext:value-type="float">
            <text:p>111.4 </text:p>
          </table:table-cell>
          <table:table-cell table:style-name="ce5" office:value-type="float" office:value="119.0146" calcext:value-type="float">
            <text:p>119.0 </text:p>
          </table:table-cell>
          <table:table-cell table:style-name="ce5" office:value-type="float" office:value="123.5735" calcext:value-type="float">
            <text:p>123.6 </text:p>
          </table:table-cell>
          <table:table-cell table:style-name="ce5" office:value-type="float" office:value="112.2201" calcext:value-type="float">
            <text:p>112.2 </text:p>
          </table:table-cell>
          <table:table-cell table:style-name="ce5" office:value-type="float" office:value="116.1" calcext:value-type="float">
            <text:p>116.1 </text:p>
          </table:table-cell>
          <table:table-cell table:style-name="ce5" office:value-type="float" office:value="108" calcext:value-type="float">
            <text:p>108.0 </text:p>
          </table:table-cell>
          <table:table-cell table:style-name="ce5" office:value-type="float" office:value="112.8078" calcext:value-type="float">
            <text:p>112.8 </text:p>
          </table:table-cell>
          <table:table-cell table:style-name="ce5" office:value-type="float" office:value="104.72" calcext:value-type="float">
            <text:p>104.7 </text:p>
          </table:table-cell>
          <table:table-cell table:style-name="ce5" office:value-type="float" office:value="101.5707" calcext:value-type="float">
            <text:p>101.6 </text:p>
          </table:table-cell>
          <table:table-cell table:style-name="ce5" office:value-type="float" office:value="114.6378" calcext:value-type="float">
            <text:p>114.6 </text:p>
          </table:table-cell>
          <table:table-cell table:style-name="ce5" office:value-type="float" office:value="108.5422" calcext:value-type="float">
            <text:p>108.5 </text:p>
          </table:table-cell>
          <table:table-cell table:style-name="ce5" office:value-type="float" office:value="101.5502" calcext:value-type="float">
            <text:p>101.6 </text:p>
          </table:table-cell>
          <table:table-cell table:style-name="ce5" office:value-type="float" office:value="103.9" calcext:value-type="float">
            <text:p>103.9 </text:p>
          </table:table-cell>
          <table:table-cell table:style-name="ce5" office:value-type="float" office:value="99.9" calcext:value-type="float">
            <text:p>99.9 </text:p>
          </table:table-cell>
          <table:table-cell table:style-name="ce5" office:value-type="float" office:value="106.292" calcext:value-type="float">
            <text:p>106.3 </text:p>
          </table:table-cell>
          <table:table-cell table:style-name="ce5" office:value-type="float" office:value="114.5303" calcext:value-type="float">
            <text:p>114.5 </text:p>
          </table:table-cell>
          <table:table-cell table:style-name="ce5" office:value-type="float" office:value="125.0693" calcext:value-type="float">
            <text:p>125.1 </text:p>
          </table:table-cell>
          <table:table-cell table:style-name="ce5" office:value-type="float" office:value="107.63" calcext:value-type="float">
            <text:p>107.6 </text:p>
          </table:table-cell>
          <table:table-cell table:style-name="ce5" office:value-type="float" office:value="119.1858" calcext:value-type="float">
            <text:p>119.2 </text:p>
          </table:table-cell>
          <table:table-cell table:style-name="ce5" office:value-type="float" office:value="110.13" calcext:value-type="float">
            <text:p>110.1 </text:p>
          </table:table-cell>
          <table:table-cell table:style-name="ce5" office:value-type="float" office:value="118.498" calcext:value-type="float">
            <text:p>118.5 </text:p>
          </table:table-cell>
          <table:table-cell table:style-name="ce5" office:value-type="float" office:value="107.2486" calcext:value-type="float">
            <text:p>107.2 </text:p>
          </table:table-cell>
          <table:table-cell table:style-name="ce5" office:value-type="float" office:value="112.0662" calcext:value-type="float">
            <text:p>112.1 </text:p>
          </table:table-cell>
          <table:table-cell table:style-name="ce5" office:value-type="float" office:value="110.28" calcext:value-type="float">
            <text:p>110.3 </text:p>
          </table:table-cell>
          <table:table-cell table:style-name="ce5" office:value-type="float" office:value="106.0045" calcext:value-type="float">
            <text:p>106.0 </text:p>
          </table:table-cell>
          <table:table-cell table:style-name="ce5" office:value-type="float" office:value="101.0049" calcext:value-type="float">
            <text:p>101.0 </text:p>
          </table:table-cell>
          <table:table-cell table:style-name="ce5" office:value-type="float" office:value="111.9" calcext:value-type="float">
            <text:p>111.9 </text:p>
          </table:table-cell>
          <table:table-cell table:style-name="ce5" office:value-type="float" office:value="114.2967" calcext:value-type="float">
            <text:p>114.3 </text:p>
          </table:table-cell>
        </table:table-row>
        <table:table-row table:style-name="ro1">
          <table:table-cell office:value-type="string" calcext:value-type="string">
            <text:p>2020M11</text:p>
          </table:table-cell>
          <table:table-cell office:value-type="float" office:value="111.7721" calcext:value-type="float">
            <text:p>111.8 </text:p>
          </table:table-cell>
          <table:table-cell office:value-type="float" office:value="110.7981" calcext:value-type="float">
            <text:p>110.8 </text:p>
          </table:table-cell>
          <table:table-cell office:value-type="float" office:value="111.5307" calcext:value-type="float">
            <text:p>111.5 </text:p>
          </table:table-cell>
          <table:table-cell office:value-type="float" office:value="119.0818" calcext:value-type="float">
            <text:p>119.1 </text:p>
          </table:table-cell>
          <table:table-cell office:value-type="float" office:value="123.5686" calcext:value-type="float">
            <text:p>123.6 </text:p>
          </table:table-cell>
          <table:table-cell office:value-type="float" office:value="112.1055" calcext:value-type="float">
            <text:p>112.1 </text:p>
          </table:table-cell>
          <table:table-cell office:value-type="float" office:value="116.3" calcext:value-type="float">
            <text:p>116.3 </text:p>
          </table:table-cell>
          <table:table-cell office:value-type="float" office:value="107.5" calcext:value-type="float">
            <text:p>107.5 </text:p>
          </table:table-cell>
          <table:table-cell office:value-type="float" office:value="113.0686" calcext:value-type="float">
            <text:p>113.1 </text:p>
          </table:table-cell>
          <table:table-cell office:value-type="float" office:value="104.84" calcext:value-type="float">
            <text:p>104.8 </text:p>
          </table:table-cell>
          <table:table-cell office:value-type="float" office:value="101.6061" calcext:value-type="float">
            <text:p>101.6 </text:p>
          </table:table-cell>
          <table:table-cell office:value-type="float" office:value="114.1353" calcext:value-type="float">
            <text:p>114.1 </text:p>
          </table:table-cell>
          <table:table-cell office:value-type="float" office:value="108.8491" calcext:value-type="float">
            <text:p>108.8 </text:p>
          </table:table-cell>
          <table:table-cell office:value-type="float" office:value="101.4485" calcext:value-type="float">
            <text:p>101.4 </text:p>
          </table:table-cell>
          <table:table-cell office:value-type="float" office:value="103.4" calcext:value-type="float">
            <text:p>103.4 </text:p>
          </table:table-cell>
          <table:table-cell office:value-type="float" office:value="99.9" calcext:value-type="float">
            <text:p>99.9 </text:p>
          </table:table-cell>
          <table:table-cell office:value-type="float" office:value="107.3853" calcext:value-type="float">
            <text:p>107.4 </text:p>
          </table:table-cell>
          <table:table-cell office:value-type="float" office:value="113.8935" calcext:value-type="float">
            <text:p>113.9 </text:p>
          </table:table-cell>
          <table:table-cell office:value-type="float" office:value="124.9391" calcext:value-type="float">
            <text:p>124.9 </text:p>
          </table:table-cell>
          <table:table-cell office:value-type="float" office:value="107.25" calcext:value-type="float">
            <text:p>107.3 </text:p>
          </table:table-cell>
          <table:table-cell office:value-type="float" office:value="120.4559" calcext:value-type="float">
            <text:p>120.5 </text:p>
          </table:table-cell>
          <table:table-cell office:value-type="float" office:value="108.94" calcext:value-type="float">
            <text:p>108.9 </text:p>
          </table:table-cell>
          <table:table-cell office:value-type="float" office:value="119.0514" calcext:value-type="float">
            <text:p>119.1 </text:p>
          </table:table-cell>
          <table:table-cell office:value-type="float" office:value="106.4707" calcext:value-type="float">
            <text:p>106.5 </text:p>
          </table:table-cell>
          <table:table-cell office:value-type="float" office:value="112.3393" calcext:value-type="float">
            <text:p>112.3 </text:p>
          </table:table-cell>
          <table:table-cell office:value-type="float" office:value="110.01" calcext:value-type="float">
            <text:p>110.0 </text:p>
          </table:table-cell>
          <table:table-cell office:value-type="float" office:value="105.7656" calcext:value-type="float">
            <text:p>105.8 </text:p>
          </table:table-cell>
          <table:table-cell office:value-type="float" office:value="100.7986" calcext:value-type="float">
            <text:p>100.8 </text:p>
          </table:table-cell>
          <table:table-cell office:value-type="float" office:value="111.9" calcext:value-type="float">
            <text:p>111.9 </text:p>
          </table:table-cell>
          <table:table-cell office:value-type="float" office:value="114.5186" calcext:value-type="float">
            <text:p>114.5 </text:p>
          </table:table-cell>
        </table:table-row>
        <table:table-row table:style-name="ro1">
          <table:table-cell office:value-type="string" calcext:value-type="string">
            <text:p>2020M12</text:p>
          </table:table-cell>
          <table:table-cell table:style-name="ce5" office:value-type="float" office:value="113.108" calcext:value-type="float">
            <text:p>113.1 </text:p>
          </table:table-cell>
          <table:table-cell table:style-name="ce5" office:value-type="float" office:value="110.9322" calcext:value-type="float">
            <text:p>110.9 </text:p>
          </table:table-cell>
          <table:table-cell table:style-name="ce5" office:value-type="float" office:value="111.5307" calcext:value-type="float">
            <text:p>111.5 </text:p>
          </table:table-cell>
          <table:table-cell table:style-name="ce5" office:value-type="float" office:value="119.3733" calcext:value-type="float">
            <text:p>119.4 </text:p>
          </table:table-cell>
          <table:table-cell table:style-name="ce5" office:value-type="float" office:value="123.6108" calcext:value-type="float">
            <text:p>123.6 </text:p>
          </table:table-cell>
          <table:table-cell table:style-name="ce5" office:value-type="float" office:value="112.3279" calcext:value-type="float">
            <text:p>112.3 </text:p>
          </table:table-cell>
          <table:table-cell table:style-name="ce5" office:value-type="float" office:value="116.5" calcext:value-type="float">
            <text:p>116.5 </text:p>
          </table:table-cell>
          <table:table-cell table:style-name="ce5" office:value-type="float" office:value="107.3" calcext:value-type="float">
            <text:p>107.3 </text:p>
          </table:table-cell>
          <table:table-cell table:style-name="ce5" office:value-type="float" office:value="113.8508" calcext:value-type="float">
            <text:p>113.9 </text:p>
          </table:table-cell>
          <table:table-cell table:style-name="ce5" office:value-type="float" office:value="105.39" calcext:value-type="float">
            <text:p>105.4 </text:p>
          </table:table-cell>
          <table:table-cell table:style-name="ce5" office:value-type="float" office:value="101.1279" calcext:value-type="float">
            <text:p>101.1 </text:p>
          </table:table-cell>
          <table:table-cell table:style-name="ce5" office:value-type="float" office:value="114.1353" calcext:value-type="float">
            <text:p>114.1 </text:p>
          </table:table-cell>
          <table:table-cell table:style-name="ce5" office:value-type="float" office:value="110.179" calcext:value-type="float">
            <text:p>110.2 </text:p>
          </table:table-cell>
          <table:table-cell table:style-name="ce5" office:value-type="float" office:value="101.3469" calcext:value-type="float">
            <text:p>101.3 </text:p>
          </table:table-cell>
          <table:table-cell table:style-name="ce5" office:value-type="float" office:value="103.9" calcext:value-type="float">
            <text:p>103.9 </text:p>
          </table:table-cell>
          <table:table-cell table:style-name="ce5" office:value-type="float" office:value="100" calcext:value-type="float">
            <text:p>100.0 </text:p>
          </table:table-cell>
          <table:table-cell table:style-name="ce5" office:value-type="float" office:value="107.5996" calcext:value-type="float">
            <text:p>107.6 </text:p>
          </table:table-cell>
          <table:table-cell table:style-name="ce5" office:value-type="float" office:value="114.49" calcext:value-type="float">
            <text:p>114.5 </text:p>
          </table:table-cell>
          <table:table-cell table:style-name="ce5" office:value-type="float" office:value="125.8418" calcext:value-type="float">
            <text:p>125.8 </text:p>
          </table:table-cell>
          <table:table-cell table:style-name="ce5" office:value-type="float" office:value="107.67" calcext:value-type="float">
            <text:p>107.7 </text:p>
          </table:table-cell>
          <table:table-cell table:style-name="ce5" office:value-type="float" office:value="120.8048" calcext:value-type="float">
            <text:p>120.8 </text:p>
          </table:table-cell>
          <table:table-cell table:style-name="ce5" office:value-type="float" office:value="109.76" calcext:value-type="float">
            <text:p>109.8 </text:p>
          </table:table-cell>
          <table:table-cell table:style-name="ce5" office:value-type="float" office:value="119.0514" calcext:value-type="float">
            <text:p>119.1 </text:p>
          </table:table-cell>
          <table:table-cell table:style-name="ce5" office:value-type="float" office:value="107.0152" calcext:value-type="float">
            <text:p>107.0 </text:p>
          </table:table-cell>
          <table:table-cell table:style-name="ce5" office:value-type="float" office:value="112.1572" calcext:value-type="float">
            <text:p>112.2 </text:p>
          </table:table-cell>
          <table:table-cell table:style-name="ce5" office:value-type="float" office:value="109.11" calcext:value-type="float">
            <text:p>109.1 </text:p>
          </table:table-cell>
          <table:table-cell table:style-name="ce5" office:value-type="float" office:value="106.0859" calcext:value-type="float">
            <text:p>106.1 </text:p>
          </table:table-cell>
          <table:table-cell table:style-name="ce5" office:value-type="float" office:value="100.8232" calcext:value-type="float">
            <text:p>100.8 </text:p>
          </table:table-cell>
          <table:table-cell table:style-name="ce5" office:value-type="float" office:value="112.2" calcext:value-type="float">
            <text:p>112.2 </text:p>
          </table:table-cell>
          <table:table-cell table:style-name="ce5" office:value-type="float" office:value="114.5176" calcext:value-type="float">
            <text:p>114.5 </text:p>
          </table:table-cell>
        </table:table-row>
        <table:table-row table:style-name="ro1">
          <table:table-cell office:value-type="string" calcext:value-type="string">
            <text:p>2021M1</text:p>
          </table:table-cell>
          <table:table-cell office:value-type="float" office:value="112.3287" calcext:value-type="float">
            <text:p>112.3 </text:p>
          </table:table-cell>
          <table:table-cell office:value-type="float" office:value="111.229" calcext:value-type="float">
            <text:p>111.2 </text:p>
          </table:table-cell>
          <table:table-cell office:value-type="float" office:value="111.824" calcext:value-type="float">
            <text:p>111.8 </text:p>
          </table:table-cell>
          <table:table-cell office:value-type="float" office:value="119.8105" calcext:value-type="float">
            <text:p>119.8 </text:p>
          </table:table-cell>
          <table:table-cell office:value-type="float" office:value="123.8687" calcext:value-type="float">
            <text:p>123.9 </text:p>
          </table:table-cell>
          <table:table-cell office:value-type="float" office:value="112.4582" calcext:value-type="float">
            <text:p>112.5 </text:p>
          </table:table-cell>
          <table:table-cell office:value-type="float" office:value="117.7" calcext:value-type="float">
            <text:p>117.7 </text:p>
          </table:table-cell>
          <table:table-cell office:value-type="float" office:value="107.7" calcext:value-type="float">
            <text:p>107.7 </text:p>
          </table:table-cell>
          <table:table-cell office:value-type="float" office:value="114.1115" calcext:value-type="float">
            <text:p>114.1 </text:p>
          </table:table-cell>
          <table:table-cell office:value-type="float" office:value="105.51" calcext:value-type="float">
            <text:p>105.5 </text:p>
          </table:table-cell>
          <table:table-cell office:value-type="float" office:value="101.1497" calcext:value-type="float">
            <text:p>101.1 </text:p>
          </table:table-cell>
          <table:table-cell office:value-type="float" office:value="114.7096" calcext:value-type="float">
            <text:p>114.7 </text:p>
          </table:table-cell>
          <table:table-cell office:value-type="float" office:value="110.0767" calcext:value-type="float">
            <text:p>110.1 </text:p>
          </table:table-cell>
          <table:table-cell office:value-type="float" office:value="101.5332" calcext:value-type="float">
            <text:p>101.5 </text:p>
          </table:table-cell>
          <table:table-cell office:value-type="float" office:value="104.1" calcext:value-type="float">
            <text:p>104.1 </text:p>
          </table:table-cell>
          <table:table-cell office:value-type="float" office:value="100.7" calcext:value-type="float">
            <text:p>100.7 </text:p>
          </table:table-cell>
          <table:table-cell office:value-type="float" office:value="108.1355" calcext:value-type="float">
            <text:p>108.1 </text:p>
          </table:table-cell>
          <table:table-cell office:value-type="float" office:value="114.8564" calcext:value-type="float">
            <text:p>114.9 </text:p>
          </table:table-cell>
          <table:table-cell office:value-type="float" office:value="126.2659" calcext:value-type="float">
            <text:p>126.3 </text:p>
          </table:table-cell>
          <table:table-cell office:value-type="float" office:value="107.95" calcext:value-type="float">
            <text:p>108.0 </text:p>
          </table:table-cell>
          <table:table-cell office:value-type="float" office:value="121.0242" calcext:value-type="float">
            <text:p>121.0 </text:p>
          </table:table-cell>
          <table:table-cell office:value-type="float" office:value="110" calcext:value-type="float">
            <text:p>110.0 </text:p>
          </table:table-cell>
          <table:table-cell office:value-type="float" office:value="120.4743" calcext:value-type="float">
            <text:p>120.5 </text:p>
          </table:table-cell>
          <table:table-cell office:value-type="float" office:value="107.2972" calcext:value-type="float">
            <text:p>107.3 </text:p>
          </table:table-cell>
          <table:table-cell office:value-type="float" office:value="113.4317" calcext:value-type="float">
            <text:p>113.4 </text:p>
          </table:table-cell>
          <table:table-cell office:value-type="float" office:value="108.44" calcext:value-type="float">
            <text:p>108.4 </text:p>
          </table:table-cell>
          <table:table-cell office:value-type="float" office:value="106.2112" calcext:value-type="float">
            <text:p>106.2 </text:p>
          </table:table-cell>
          <table:table-cell office:value-type="float" office:value="100.8875" calcext:value-type="float">
            <text:p>100.9 </text:p>
          </table:table-cell>
          <table:table-cell office:value-type="float" office:value="112.3" calcext:value-type="float">
            <text:p>112.3 </text:p>
          </table:table-cell>
          <table:table-cell office:value-type="float" office:value="114.6626" calcext:value-type="float">
            <text:p>114.7 </text:p>
          </table:table-cell>
        </table:table-row>
        <table:table-row table:style-name="ro1">
          <table:table-cell office:value-type="string" calcext:value-type="string">
            <text:p>2021M2</text:p>
          </table:table-cell>
          <table:table-cell table:style-name="ce5" office:value-type="float" office:value="112.9967" calcext:value-type="float">
            <text:p>113.0 </text:p>
          </table:table-cell>
          <table:table-cell table:style-name="ce5" office:value-type="float" office:value="111.5259" calcext:value-type="float">
            <text:p>111.5 </text:p>
          </table:table-cell>
          <table:table-cell table:style-name="ce5" office:value-type="float" office:value="111.8973" calcext:value-type="float">
            <text:p>111.9 </text:p>
          </table:table-cell>
          <table:table-cell table:style-name="ce5" office:value-type="float" office:value="119.889" calcext:value-type="float">
            <text:p>119.9 </text:p>
          </table:table-cell>
          <table:table-cell table:style-name="ce5" office:value-type="float" office:value="124.6221" calcext:value-type="float">
            <text:p>124.6 </text:p>
          </table:table-cell>
          <table:table-cell table:style-name="ce5" office:value-type="float" office:value="112.6357" calcext:value-type="float">
            <text:p>112.6 </text:p>
          </table:table-cell>
          <table:table-cell table:style-name="ce5" office:value-type="float" office:value="118.1" calcext:value-type="float">
            <text:p>118.1 </text:p>
          </table:table-cell>
          <table:table-cell table:style-name="ce5" office:value-type="float" office:value="108.5" calcext:value-type="float">
            <text:p>108.5 </text:p>
          </table:table-cell>
          <table:table-cell table:style-name="ce5" office:value-type="float" office:value="114.546" calcext:value-type="float">
            <text:p>114.5 </text:p>
          </table:table-cell>
          <table:table-cell table:style-name="ce5" office:value-type="float" office:value="105.69" calcext:value-type="float">
            <text:p>105.7 </text:p>
          </table:table-cell>
          <table:table-cell table:style-name="ce5" office:value-type="float" office:value="101.2192" calcext:value-type="float">
            <text:p>101.2 </text:p>
          </table:table-cell>
          <table:table-cell table:style-name="ce5" office:value-type="float" office:value="115.2838" calcext:value-type="float">
            <text:p>115.3 </text:p>
          </table:table-cell>
          <table:table-cell table:style-name="ce5" office:value-type="float" office:value="110.3836" calcext:value-type="float">
            <text:p>110.4 </text:p>
          </table:table-cell>
          <table:table-cell table:style-name="ce5" office:value-type="float" office:value="101.6656" calcext:value-type="float">
            <text:p>101.7 </text:p>
          </table:table-cell>
          <table:table-cell table:style-name="ce5" office:value-type="float" office:value="104.2" calcext:value-type="float">
            <text:p>104.2 </text:p>
          </table:table-cell>
          <table:table-cell table:style-name="ce5" office:value-type="float" office:value="100.7" calcext:value-type="float">
            <text:p>100.7 </text:p>
          </table:table-cell>
          <table:table-cell table:style-name="ce5" office:value-type="float" office:value="108.4249" calcext:value-type="float">
            <text:p>108.4 </text:p>
          </table:table-cell>
          <table:table-cell table:style-name="ce5" office:value-type="float" office:value="114.6896" calcext:value-type="float">
            <text:p>114.7 </text:p>
          </table:table-cell>
          <table:table-cell table:style-name="ce5" office:value-type="float" office:value="126.7129" calcext:value-type="float">
            <text:p>126.7 </text:p>
          </table:table-cell>
          <table:table-cell table:style-name="ce5" office:value-type="float" office:value="108.11" calcext:value-type="float">
            <text:p>108.1 </text:p>
          </table:table-cell>
          <table:table-cell table:style-name="ce5" office:value-type="float" office:value="121.298" calcext:value-type="float">
            <text:p>121.3 </text:p>
          </table:table-cell>
          <table:table-cell table:style-name="ce5" office:value-type="float" office:value="110.42" calcext:value-type="float">
            <text:p>110.4 </text:p>
          </table:table-cell>
          <table:table-cell table:style-name="ce5" office:value-type="float" office:value="121.3439" calcext:value-type="float">
            <text:p>121.3 </text:p>
          </table:table-cell>
          <table:table-cell table:style-name="ce5" office:value-type="float" office:value="107.1125" calcext:value-type="float">
            <text:p>107.1 </text:p>
          </table:table-cell>
          <table:table-cell table:style-name="ce5" office:value-type="float" office:value="113.5683" calcext:value-type="float">
            <text:p>113.6 </text:p>
          </table:table-cell>
          <table:table-cell table:style-name="ce5" office:value-type="float" office:value="108.92" calcext:value-type="float">
            <text:p>108.9 </text:p>
          </table:table-cell>
          <table:table-cell table:style-name="ce5" office:value-type="float" office:value="106.3997" calcext:value-type="float">
            <text:p>106.4 </text:p>
          </table:table-cell>
          <table:table-cell table:style-name="ce5" office:value-type="float" office:value="101.0279" calcext:value-type="float">
            <text:p>101.0 </text:p>
          </table:table-cell>
          <table:table-cell table:style-name="ce5" office:value-type="float" office:value="112.5" calcext:value-type="float">
            <text:p>112.5 </text:p>
          </table:table-cell>
          <table:table-cell table:style-name="ce5" office:value-type="float" office:value="115.0746" calcext:value-type="float">
            <text:p>115.1 </text:p>
          </table:table-cell>
        </table:table-row>
        <table:table-row table:style-name="ro1">
          <table:table-cell office:value-type="string" calcext:value-type="string">
            <text:p>2021M3</text:p>
          </table:table-cell>
          <table:table-cell office:value-type="float" office:value="113.108" calcext:value-type="float">
            <text:p>113.1 </text:p>
          </table:table-cell>
          <table:table-cell office:value-type="float" office:value="111.2578" calcext:value-type="float">
            <text:p>111.3 </text:p>
          </table:table-cell>
          <table:table-cell office:value-type="float" office:value="112.1173" calcext:value-type="float">
            <text:p>112.1 </text:p>
          </table:table-cell>
          <table:table-cell office:value-type="float" office:value="120.5056" calcext:value-type="float">
            <text:p>120.5 </text:p>
          </table:table-cell>
          <table:table-cell office:value-type="float" office:value="124.8795" calcext:value-type="float">
            <text:p>124.9 </text:p>
          </table:table-cell>
          <table:table-cell office:value-type="float" office:value="112.7952" calcext:value-type="float">
            <text:p>112.8 </text:p>
          </table:table-cell>
          <table:table-cell office:value-type="float" office:value="117.8" calcext:value-type="float">
            <text:p>117.8 </text:p>
          </table:table-cell>
          <table:table-cell office:value-type="float" office:value="108.5" calcext:value-type="float">
            <text:p>108.5 </text:p>
          </table:table-cell>
          <table:table-cell office:value-type="float" office:value="114.1984" calcext:value-type="float">
            <text:p>114.2 </text:p>
          </table:table-cell>
          <table:table-cell office:value-type="float" office:value="105.79" calcext:value-type="float">
            <text:p>105.8 </text:p>
          </table:table-cell>
          <table:table-cell office:value-type="float" office:value="101.3952" calcext:value-type="float">
            <text:p>101.4 </text:p>
          </table:table-cell>
          <table:table-cell office:value-type="float" office:value="115.3556" calcext:value-type="float">
            <text:p>115.4 </text:p>
          </table:table-cell>
          <table:table-cell office:value-type="float" office:value="110.5882" calcext:value-type="float">
            <text:p>110.6 </text:p>
          </table:table-cell>
          <table:table-cell office:value-type="float" office:value="102.0639" calcext:value-type="float">
            <text:p>102.1 </text:p>
          </table:table-cell>
          <table:table-cell office:value-type="float" office:value="104.5" calcext:value-type="float">
            <text:p>104.5 </text:p>
          </table:table-cell>
          <table:table-cell office:value-type="float" office:value="100.8" calcext:value-type="float">
            <text:p>100.8 </text:p>
          </table:table-cell>
          <table:table-cell office:value-type="float" office:value="108.6286" calcext:value-type="float">
            <text:p>108.6 </text:p>
          </table:table-cell>
          <table:table-cell office:value-type="float" office:value="114.9996" calcext:value-type="float">
            <text:p>115.0 </text:p>
          </table:table-cell>
          <table:table-cell office:value-type="float" office:value="127.4235" calcext:value-type="float">
            <text:p>127.4 </text:p>
          </table:table-cell>
          <table:table-cell office:value-type="float" office:value="108.13" calcext:value-type="float">
            <text:p>108.1 </text:p>
          </table:table-cell>
          <table:table-cell office:value-type="float" office:value="121.8404" calcext:value-type="float">
            <text:p>121.8 </text:p>
          </table:table-cell>
          <table:table-cell office:value-type="float" office:value="110.33" calcext:value-type="float">
            <text:p>110.3 </text:p>
          </table:table-cell>
          <table:table-cell office:value-type="float" office:value="122.2925" calcext:value-type="float">
            <text:p>122.3 </text:p>
          </table:table-cell>
          <table:table-cell office:value-type="float" office:value="107.1805" calcext:value-type="float">
            <text:p>107.2 </text:p>
          </table:table-cell>
          <table:table-cell office:value-type="float" office:value="113.6138" calcext:value-type="float">
            <text:p>113.6 </text:p>
          </table:table-cell>
          <table:table-cell office:value-type="float" office:value="108.08" calcext:value-type="float">
            <text:p>108.1 </text:p>
          </table:table-cell>
          <table:table-cell office:value-type="float" office:value="106.5368" calcext:value-type="float">
            <text:p>106.5 </text:p>
          </table:table-cell>
          <table:table-cell office:value-type="float" office:value="101.1577" calcext:value-type="float">
            <text:p>101.2 </text:p>
          </table:table-cell>
          <table:table-cell office:value-type="float" office:value="112.6" calcext:value-type="float">
            <text:p>112.6 </text:p>
          </table:table-cell>
          <table:table-cell office:value-type="float" office:value="115.475" calcext:value-type="float">
            <text:p>115.5 </text:p>
          </table:table-cell>
        </table:table-row>
        <table:table-row table:style-name="ro1">
          <table:table-cell office:value-type="string" calcext:value-type="string">
            <text:p>2021M4</text:p>
          </table:table-cell>
          <table:table-cell table:style-name="ce5" office:value-type="float" office:value="112.6627" calcext:value-type="float">
            <text:p>112.7 </text:p>
          </table:table-cell>
          <table:table-cell table:style-name="ce5" office:value-type="float" office:value="111.6887" calcext:value-type="float">
            <text:p>111.7 </text:p>
          </table:table-cell>
          <table:table-cell table:style-name="ce5" office:value-type="float" office:value="112.7039" calcext:value-type="float">
            <text:p>112.7 </text:p>
          </table:table-cell>
          <table:table-cell table:style-name="ce5" office:value-type="float" office:value="120.5505" calcext:value-type="float">
            <text:p>120.6 </text:p>
          </table:table-cell>
          <table:table-cell table:style-name="ce5" office:value-type="float" office:value="125.1477" calcext:value-type="float">
            <text:p>125.1 </text:p>
          </table:table-cell>
          <table:table-cell table:style-name="ce5" office:value-type="float" office:value="112.9378" calcext:value-type="float">
            <text:p>112.9 </text:p>
          </table:table-cell>
          <table:table-cell table:style-name="ce5" office:value-type="float" office:value="117.8" calcext:value-type="float">
            <text:p>117.8 </text:p>
          </table:table-cell>
          <table:table-cell table:style-name="ce5" office:value-type="float" office:value="108.8" calcext:value-type="float">
            <text:p>108.8 </text:p>
          </table:table-cell>
          <table:table-cell table:style-name="ce5" office:value-type="float" office:value="114.1984" calcext:value-type="float">
            <text:p>114.2 </text:p>
          </table:table-cell>
          <table:table-cell table:style-name="ce5" office:value-type="float" office:value="105.89" calcext:value-type="float">
            <text:p>105.9 </text:p>
          </table:table-cell>
          <table:table-cell table:style-name="ce5" office:value-type="float" office:value="101.3915" calcext:value-type="float">
            <text:p>101.4 </text:p>
          </table:table-cell>
          <table:table-cell table:style-name="ce5" office:value-type="float" office:value="116.0017" calcext:value-type="float">
            <text:p>116.0 </text:p>
          </table:table-cell>
          <table:table-cell table:style-name="ce5" office:value-type="float" office:value="111.3043" calcext:value-type="float">
            <text:p>111.3 </text:p>
          </table:table-cell>
          <table:table-cell table:style-name="ce5" office:value-type="float" office:value="102.258" calcext:value-type="float">
            <text:p>102.3 </text:p>
          </table:table-cell>
          <table:table-cell table:style-name="ce5" office:value-type="float" office:value="104.9" calcext:value-type="float">
            <text:p>104.9 </text:p>
          </table:table-cell>
          <table:table-cell table:style-name="ce5" office:value-type="float" office:value="99.9" calcext:value-type="float">
            <text:p>99.9 </text:p>
          </table:table-cell>
          <table:table-cell table:style-name="ce5" office:value-type="float" office:value="108.8858" calcext:value-type="float">
            <text:p>108.9 </text:p>
          </table:table-cell>
          <table:table-cell table:style-name="ce5" office:value-type="float" office:value="115.4453" calcext:value-type="float">
            <text:p>115.4 </text:p>
          </table:table-cell>
          <table:table-cell table:style-name="ce5" office:value-type="float" office:value="128.2524" calcext:value-type="float">
            <text:p>128.3 </text:p>
          </table:table-cell>
          <table:table-cell table:style-name="ce5" office:value-type="float" office:value="108.28" calcext:value-type="float">
            <text:p>108.3 </text:p>
          </table:table-cell>
          <table:table-cell table:style-name="ce5" office:value-type="float" office:value="121.4285" calcext:value-type="float">
            <text:p>121.4 </text:p>
          </table:table-cell>
          <table:table-cell table:style-name="ce5" office:value-type="float" office:value="110.97" calcext:value-type="float">
            <text:p>111.0 </text:p>
          </table:table-cell>
          <table:table-cell table:style-name="ce5" office:value-type="float" office:value="122.6877" calcext:value-type="float">
            <text:p>122.7 </text:p>
          </table:table-cell>
          <table:table-cell table:style-name="ce5" office:value-type="float" office:value="107.482" calcext:value-type="float">
            <text:p>107.5 </text:p>
          </table:table-cell>
          <table:table-cell table:style-name="ce5" office:value-type="float" office:value="113.7048" calcext:value-type="float">
            <text:p>113.7 </text:p>
          </table:table-cell>
          <table:table-cell table:style-name="ce5" office:value-type="float" office:value="108.84" calcext:value-type="float">
            <text:p>108.8 </text:p>
          </table:table-cell>
          <table:table-cell table:style-name="ce5" office:value-type="float" office:value="106.6353" calcext:value-type="float">
            <text:p>106.6 </text:p>
          </table:table-cell>
          <table:table-cell table:style-name="ce5" office:value-type="float" office:value="101.2545" calcext:value-type="float">
            <text:p>101.3 </text:p>
          </table:table-cell>
          <table:table-cell table:style-name="ce5" office:value-type="float" office:value="113.3" calcext:value-type="float">
            <text:p>113.3 </text:p>
          </table:table-cell>
          <table:table-cell table:style-name="ce5" office:value-type="float" office:value="116.0569" calcext:value-type="float">
            <text:p>116.1 </text:p>
          </table:table-cell>
        </table:table-row>
        <table:table-row table:style-name="ro1">
          <table:table-cell office:value-type="string" calcext:value-type="string">
            <text:p>2021M5</text:p>
          </table:table-cell>
          <table:table-cell office:value-type="float" office:value="112.774" calcext:value-type="float">
            <text:p>112.8 </text:p>
          </table:table-cell>
          <table:table-cell office:value-type="float" office:value="111.66" calcext:value-type="float">
            <text:p>111.7 </text:p>
          </table:table-cell>
          <table:table-cell office:value-type="float" office:value="112.9239" calcext:value-type="float">
            <text:p>112.9 </text:p>
          </table:table-cell>
          <table:table-cell office:value-type="float" office:value="120.8419" calcext:value-type="float">
            <text:p>120.8 </text:p>
          </table:table-cell>
          <table:table-cell office:value-type="float" office:value="125.2441" calcext:value-type="float">
            <text:p>125.2 </text:p>
          </table:table-cell>
          <table:table-cell office:value-type="float" office:value="112.6289" calcext:value-type="float">
            <text:p>112.6 </text:p>
          </table:table-cell>
          <table:table-cell office:value-type="float" office:value="118.3" calcext:value-type="float">
            <text:p>118.3 </text:p>
          </table:table-cell>
          <table:table-cell office:value-type="float" office:value="109" calcext:value-type="float">
            <text:p>109.0 </text:p>
          </table:table-cell>
          <table:table-cell office:value-type="float" office:value="115.1109" calcext:value-type="float">
            <text:p>115.1 </text:p>
          </table:table-cell>
          <table:table-cell office:value-type="float" office:value="106.23" calcext:value-type="float">
            <text:p>106.2 </text:p>
          </table:table-cell>
          <table:table-cell office:value-type="float" office:value="101.5107" calcext:value-type="float">
            <text:p>101.5 </text:p>
          </table:table-cell>
          <table:table-cell office:value-type="float" office:value="116.3606" calcext:value-type="float">
            <text:p>116.4 </text:p>
          </table:table-cell>
          <table:table-cell office:value-type="float" office:value="111.3043" calcext:value-type="float">
            <text:p>111.3 </text:p>
          </table:table-cell>
          <table:table-cell office:value-type="float" office:value="102.7439" calcext:value-type="float">
            <text:p>102.7 </text:p>
          </table:table-cell>
          <table:table-cell office:value-type="float" office:value="104.6" calcext:value-type="float">
            <text:p>104.6 </text:p>
          </table:table-cell>
          <table:table-cell office:value-type="float" office:value="99.9" calcext:value-type="float">
            <text:p>99.9 </text:p>
          </table:table-cell>
          <table:table-cell office:value-type="float" office:value="109.0573" calcext:value-type="float">
            <text:p>109.1 </text:p>
          </table:table-cell>
          <table:table-cell office:value-type="float" office:value="115.5501" calcext:value-type="float">
            <text:p>115.6 </text:p>
          </table:table-cell>
          <table:table-cell office:value-type="float" office:value="128.926" calcext:value-type="float">
            <text:p>128.9 </text:p>
          </table:table-cell>
          <table:table-cell office:value-type="float" office:value="108.45" calcext:value-type="float">
            <text:p>108.5 </text:p>
          </table:table-cell>
          <table:table-cell office:value-type="float" office:value="120.7491" calcext:value-type="float">
            <text:p>120.7 </text:p>
          </table:table-cell>
          <table:table-cell office:value-type="float" office:value="110.94" calcext:value-type="float">
            <text:p>110.9 </text:p>
          </table:table-cell>
          <table:table-cell office:value-type="float" office:value="123.083" calcext:value-type="float">
            <text:p>123.1 </text:p>
          </table:table-cell>
          <table:table-cell office:value-type="float" office:value="107.7543" calcext:value-type="float">
            <text:p>107.8 </text:p>
          </table:table-cell>
          <table:table-cell office:value-type="float" office:value="115.0704" calcext:value-type="float">
            <text:p>115.1 </text:p>
          </table:table-cell>
          <table:table-cell office:value-type="float" office:value="110.12" calcext:value-type="float">
            <text:p>110.1 </text:p>
          </table:table-cell>
          <table:table-cell office:value-type="float" office:value="106.7199" calcext:value-type="float">
            <text:p>106.7 </text:p>
          </table:table-cell>
          <table:table-cell office:value-type="float" office:value="101.5068" calcext:value-type="float">
            <text:p>101.5 </text:p>
          </table:table-cell>
          <table:table-cell office:value-type="float" office:value="113.6" calcext:value-type="float">
            <text:p>113.6 </text:p>
          </table:table-cell>
          <table:table-cell office:value-type="float" office:value="116.5822" calcext:value-type="float">
            <text:p>116.6 </text:p>
          </table:table-cell>
        </table:table-row>
        <table:table-row table:style-name="ro1">
          <table:table-cell office:value-type="string" calcext:value-type="string">
            <text:p>2021M6</text:p>
          </table:table-cell>
          <table:table-cell table:style-name="ce5" office:value-type="float" office:value="113.7759" calcext:value-type="float">
            <text:p>113.8 </text:p>
          </table:table-cell>
          <table:table-cell table:style-name="ce5" office:value-type="float" office:value="112.0047" calcext:value-type="float">
            <text:p>112.0 </text:p>
          </table:table-cell>
          <table:table-cell table:style-name="ce5" office:value-type="float" office:value="113.3639" calcext:value-type="float">
            <text:p>113.4 </text:p>
          </table:table-cell>
          <table:table-cell table:style-name="ce5" office:value-type="float" office:value="121.1222" calcext:value-type="float">
            <text:p>121.1 </text:p>
          </table:table-cell>
          <table:table-cell table:style-name="ce5" office:value-type="float" office:value="125.3882" calcext:value-type="float">
            <text:p>125.4 </text:p>
          </table:table-cell>
          <table:table-cell table:style-name="ce5" office:value-type="float" office:value="112.6986" calcext:value-type="float">
            <text:p>112.7 </text:p>
          </table:table-cell>
          <table:table-cell table:style-name="ce5" office:value-type="float" office:value="119.4" calcext:value-type="float">
            <text:p>119.4 </text:p>
          </table:table-cell>
          <table:table-cell table:style-name="ce5" office:value-type="float" office:value="109.2" calcext:value-type="float">
            <text:p>109.2 </text:p>
          </table:table-cell>
          <table:table-cell table:style-name="ce5" office:value-type="float" office:value="116.1538" calcext:value-type="float">
            <text:p>116.2 </text:p>
          </table:table-cell>
          <table:table-cell table:style-name="ce5" office:value-type="float" office:value="106.36" calcext:value-type="float">
            <text:p>106.4 </text:p>
          </table:table-cell>
          <table:table-cell table:style-name="ce5" office:value-type="float" office:value="101.6431" calcext:value-type="float">
            <text:p>101.6 </text:p>
          </table:table-cell>
          <table:table-cell table:style-name="ce5" office:value-type="float" office:value="118.5141" calcext:value-type="float">
            <text:p>118.5 </text:p>
          </table:table-cell>
          <table:table-cell table:style-name="ce5" office:value-type="float" office:value="111.7136" calcext:value-type="float">
            <text:p>111.7 </text:p>
          </table:table-cell>
          <table:table-cell table:style-name="ce5" office:value-type="float" office:value="103.0357" calcext:value-type="float">
            <text:p>103.0 </text:p>
          </table:table-cell>
          <table:table-cell table:style-name="ce5" office:value-type="float" office:value="105" calcext:value-type="float">
            <text:p>105.0 </text:p>
          </table:table-cell>
          <table:table-cell table:style-name="ce5" office:value-type="float" office:value="99.9" calcext:value-type="float">
            <text:p>99.9 </text:p>
          </table:table-cell>
          <table:table-cell table:style-name="ce5" office:value-type="float" office:value="109.1323" calcext:value-type="float">
            <text:p>109.1 </text:p>
          </table:table-cell>
          <table:table-cell table:style-name="ce5" office:value-type="float" office:value="116.2438" calcext:value-type="float">
            <text:p>116.2 </text:p>
          </table:table-cell>
          <table:table-cell table:style-name="ce5" office:value-type="float" office:value="129.9567" calcext:value-type="float">
            <text:p>130.0 </text:p>
          </table:table-cell>
          <table:table-cell table:style-name="ce5" office:value-type="float" office:value="108.6" calcext:value-type="float">
            <text:p>108.6 </text:p>
          </table:table-cell>
          <table:table-cell table:style-name="ce5" office:value-type="float" office:value="121.305" calcext:value-type="float">
            <text:p>121.3 </text:p>
          </table:table-cell>
          <table:table-cell table:style-name="ce5" office:value-type="float" office:value="111.13" calcext:value-type="float">
            <text:p>111.1 </text:p>
          </table:table-cell>
          <table:table-cell table:style-name="ce5" office:value-type="float" office:value="123.4783" calcext:value-type="float">
            <text:p>123.5 </text:p>
          </table:table-cell>
          <table:table-cell table:style-name="ce5" office:value-type="float" office:value="108.0071" calcext:value-type="float">
            <text:p>108.0 </text:p>
          </table:table-cell>
          <table:table-cell table:style-name="ce5" office:value-type="float" office:value="116.2994" calcext:value-type="float">
            <text:p>116.3 </text:p>
          </table:table-cell>
          <table:table-cell table:style-name="ce5" office:value-type="float" office:value="111.68" calcext:value-type="float">
            <text:p>111.7 </text:p>
          </table:table-cell>
          <table:table-cell table:style-name="ce5" office:value-type="float" office:value="107.0476" calcext:value-type="float">
            <text:p>107.0 </text:p>
          </table:table-cell>
          <table:table-cell table:style-name="ce5" office:value-type="float" office:value="101.567" calcext:value-type="float">
            <text:p>101.6 </text:p>
          </table:table-cell>
          <table:table-cell table:style-name="ce5" office:value-type="float" office:value="113.9" calcext:value-type="float">
            <text:p>113.9 </text:p>
          </table:table-cell>
          <table:table-cell table:style-name="ce5" office:value-type="float" office:value="117.2035" calcext:value-type="float">
            <text:p>117.2 </text:p>
          </table:table-cell>
        </table:table-row>
        <table:table-row table:style-name="ro1">
          <table:table-cell office:value-type="string" calcext:value-type="string">
            <text:p>2021M7</text:p>
          </table:table-cell>
          <table:table-cell office:value-type="float" office:value="114.8892" calcext:value-type="float">
            <text:p>114.9 </text:p>
          </table:table-cell>
          <table:table-cell office:value-type="float" office:value="113.3454" calcext:value-type="float">
            <text:p>113.3 </text:p>
          </table:table-cell>
          <table:table-cell office:value-type="float" office:value="113.9505" calcext:value-type="float">
            <text:p>114.0 </text:p>
          </table:table-cell>
          <table:table-cell office:value-type="float" office:value="121.537" calcext:value-type="float">
            <text:p>121.5 </text:p>
          </table:table-cell>
          <table:table-cell office:value-type="float" office:value="125.7247" calcext:value-type="float">
            <text:p>125.7 </text:p>
          </table:table-cell>
          <table:table-cell office:value-type="float" office:value="112.4346" calcext:value-type="float">
            <text:p>112.4 </text:p>
          </table:table-cell>
          <table:table-cell office:value-type="float" office:value="121.8" calcext:value-type="float">
            <text:p>121.8 </text:p>
          </table:table-cell>
          <table:table-cell office:value-type="float" office:value="109.9" calcext:value-type="float">
            <text:p>109.9 </text:p>
          </table:table-cell>
          <table:table-cell office:value-type="float" office:value="117.8051" calcext:value-type="float">
            <text:p>117.8 </text:p>
          </table:table-cell>
          <table:table-cell office:value-type="float" office:value="107.08" calcext:value-type="float">
            <text:p>107.1 </text:p>
          </table:table-cell>
          <table:table-cell office:value-type="float" office:value="101.4884" calcext:value-type="float">
            <text:p>101.5 </text:p>
          </table:table-cell>
          <table:table-cell office:value-type="float" office:value="119.0884" calcext:value-type="float">
            <text:p>119.1 </text:p>
          </table:table-cell>
          <table:table-cell office:value-type="float" office:value="112.3274" calcext:value-type="float">
            <text:p>112.3 </text:p>
          </table:table-cell>
          <table:table-cell office:value-type="float" office:value="103.7617" calcext:value-type="float">
            <text:p>103.8 </text:p>
          </table:table-cell>
          <table:table-cell office:value-type="float" office:value="105.5" calcext:value-type="float">
            <text:p>105.5 </text:p>
          </table:table-cell>
          <table:table-cell office:value-type="string" calcext:value-type="string">
            <text:p>..</text:p>
          </table:table-cell>
          <table:table-cell office:value-type="float" office:value="109.4753" calcext:value-type="float">
            <text:p>109.5 </text:p>
          </table:table-cell>
          <table:table-cell office:value-type="float" office:value="116.8324" calcext:value-type="float">
            <text:p>116.8 </text:p>
          </table:table-cell>
          <table:table-cell office:value-type="float" office:value="131.2923" calcext:value-type="float">
            <text:p>131.3 </text:p>
          </table:table-cell>
          <table:table-cell office:value-type="float" office:value="109" calcext:value-type="float">
            <text:p>109.0 </text:p>
          </table:table-cell>
          <table:table-cell office:value-type="float" office:value="121.7058" calcext:value-type="float">
            <text:p>121.7 </text:p>
          </table:table-cell>
          <table:table-cell office:value-type="float" office:value="112.19" calcext:value-type="float">
            <text:p>112.2 </text:p>
          </table:table-cell>
          <table:table-cell office:value-type="float" office:value="124.4269" calcext:value-type="float">
            <text:p>124.4 </text:p>
          </table:table-cell>
          <table:table-cell office:value-type="float" office:value="108.4836" calcext:value-type="float">
            <text:p>108.5 </text:p>
          </table:table-cell>
          <table:table-cell office:value-type="float" office:value="117.1187" calcext:value-type="float">
            <text:p>117.1 </text:p>
          </table:table-cell>
          <table:table-cell office:value-type="float" office:value="113.89" calcext:value-type="float">
            <text:p>113.9 </text:p>
          </table:table-cell>
          <table:table-cell office:value-type="float" office:value="107.4589" calcext:value-type="float">
            <text:p>107.5 </text:p>
          </table:table-cell>
          <table:table-cell office:value-type="float" office:value="101.6212" calcext:value-type="float">
            <text:p>101.6 </text:p>
          </table:table-cell>
          <table:table-cell office:value-type="float" office:value="114.2" calcext:value-type="float">
            <text:p>114.2 </text:p>
          </table:table-cell>
          <table:table-cell office:value-type="float" office:value="117.6049" calcext:value-type="float">
            <text:p>117.6 </text:p>
          </table:table-cell>
        </table:table-row>
        <table:table-row table:style-name="ro1">
          <table:table-cell office:value-type="string" calcext:value-type="string">
            <text:p>2021M8</text:p>
          </table:table-cell>
          <table:table-cell table:style-name="ce5" office:value-type="float" office:value="115.0005" calcext:value-type="float">
            <text:p>115.0 </text:p>
          </table:table-cell>
          <table:table-cell table:style-name="ce5" office:value-type="float" office:value="113.422" calcext:value-type="float">
            <text:p>113.4 </text:p>
          </table:table-cell>
          <table:table-cell table:style-name="ce5" office:value-type="float" office:value="114.1705" calcext:value-type="float">
            <text:p>114.2 </text:p>
          </table:table-cell>
          <table:table-cell table:style-name="ce5" office:value-type="float" office:value="122.1424" calcext:value-type="float">
            <text:p>122.1 </text:p>
          </table:table-cell>
          <table:table-cell table:style-name="ce5" office:value-type="float" office:value="126.1286" calcext:value-type="float">
            <text:p>126.1 </text:p>
          </table:table-cell>
          <table:table-cell table:style-name="ce5" office:value-type="float" office:value="112.1291" calcext:value-type="float">
            <text:p>112.1 </text:p>
          </table:table-cell>
          <table:table-cell table:style-name="ce5" office:value-type="float" office:value="123.2" calcext:value-type="float">
            <text:p>123.2 </text:p>
          </table:table-cell>
          <table:table-cell table:style-name="ce5" office:value-type="float" office:value="109.5" calcext:value-type="float">
            <text:p>109.5 </text:p>
          </table:table-cell>
          <table:table-cell table:style-name="ce5" office:value-type="float" office:value="118.6308" calcext:value-type="float">
            <text:p>118.6 </text:p>
          </table:table-cell>
          <table:table-cell table:style-name="ce5" office:value-type="float" office:value="107.47" calcext:value-type="float">
            <text:p>107.5 </text:p>
          </table:table-cell>
          <table:table-cell table:style-name="ce5" office:value-type="float" office:value="101.2945" calcext:value-type="float">
            <text:p>101.3 </text:p>
          </table:table-cell>
          <table:table-cell table:style-name="ce5" office:value-type="float" office:value="119.6626" calcext:value-type="float">
            <text:p>119.7 </text:p>
          </table:table-cell>
          <table:table-cell table:style-name="ce5" office:value-type="float" office:value="113.555" calcext:value-type="float">
            <text:p>113.6 </text:p>
          </table:table-cell>
          <table:table-cell table:style-name="ce5" office:value-type="float" office:value="104.0226" calcext:value-type="float">
            <text:p>104.0 </text:p>
          </table:table-cell>
          <table:table-cell table:style-name="ce5" office:value-type="float" office:value="106.1" calcext:value-type="float">
            <text:p>106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9.8076" calcext:value-type="float">
            <text:p>109.8 </text:p>
          </table:table-cell>
          <table:table-cell table:style-name="ce5" office:value-type="float" office:value="117.3974" calcext:value-type="float">
            <text:p>117.4 </text:p>
          </table:table-cell>
          <table:table-cell table:style-name="ce5" office:value-type="float" office:value="131.8857" calcext:value-type="float">
            <text:p>131.9 </text:p>
          </table:table-cell>
          <table:table-cell table:style-name="ce5" office:value-type="float" office:value="109.23" calcext:value-type="float">
            <text:p>109.2 </text:p>
          </table:table-cell>
          <table:table-cell table:style-name="ce5" office:value-type="float" office:value="121.894" calcext:value-type="float">
            <text:p>121.9 </text:p>
          </table:table-cell>
          <table:table-cell table:style-name="ce5" office:value-type="float" office:value="112.52" calcext:value-type="float">
            <text:p>112.5 </text:p>
          </table:table-cell>
          <table:table-cell table:style-name="ce5" office:value-type="float" office:value="125.1383" calcext:value-type="float">
            <text:p>125.1 </text:p>
          </table:table-cell>
          <table:table-cell table:style-name="ce5" office:value-type="float" office:value="108.7461" calcext:value-type="float">
            <text:p>108.7 </text:p>
          </table:table-cell>
          <table:table-cell table:style-name="ce5" office:value-type="float" office:value="118.0746" calcext:value-type="float">
            <text:p>118.1 </text:p>
          </table:table-cell>
          <table:table-cell table:style-name="ce5" office:value-type="float" office:value="114.49" calcext:value-type="float">
            <text:p>114.5 </text:p>
          </table:table-cell>
          <table:table-cell table:style-name="ce5" office:value-type="float" office:value="107.716" calcext:value-type="float">
            <text:p>107.7 </text:p>
          </table:table-cell>
          <table:table-cell table:style-name="ce5" office:value-type="float" office:value="101.8252" calcext:value-type="float">
            <text:p>101.8 </text:p>
          </table:table-cell>
          <table:table-cell table:style-name="ce5" office:value-type="float" office:value="114.6" calcext:value-type="float">
            <text:p>114.6 </text:p>
          </table:table-cell>
          <table:table-cell table:style-name="ce5" office:value-type="float" office:value="117.6779" calcext:value-type="float">
            <text:p>117.7 </text:p>
          </table:table-cell>
        </table:table-row>
        <table:table-row table:style-name="ro1">
          <table:table-cell office:value-type="string" calcext:value-type="string">
            <text:p>2021M9</text:p>
          </table:table-cell>
          <table:table-cell office:value-type="float" office:value="114.1099" calcext:value-type="float">
            <text:p>114.1 </text:p>
          </table:table-cell>
          <table:table-cell office:value-type="float" office:value="112.8283" calcext:value-type="float">
            <text:p>112.8 </text:p>
          </table:table-cell>
          <table:table-cell office:value-type="float" office:value="114.4638" calcext:value-type="float">
            <text:p>114.5 </text:p>
          </table:table-cell>
          <table:table-cell office:value-type="float" office:value="123.0841" calcext:value-type="float">
            <text:p>123.1 </text:p>
          </table:table-cell>
          <table:table-cell office:value-type="float" office:value="126.2681" calcext:value-type="float">
            <text:p>126.3 </text:p>
          </table:table-cell>
          <table:table-cell office:value-type="float" office:value="112.8558" calcext:value-type="float">
            <text:p>112.9 </text:p>
          </table:table-cell>
          <table:table-cell office:value-type="float" office:value="122.8" calcext:value-type="float">
            <text:p>122.8 </text:p>
          </table:table-cell>
          <table:table-cell office:value-type="float" office:value="109.5" calcext:value-type="float">
            <text:p>109.5 </text:p>
          </table:table-cell>
          <table:table-cell office:value-type="float" office:value="117.892" calcext:value-type="float">
            <text:p>117.9 </text:p>
          </table:table-cell>
          <table:table-cell office:value-type="float" office:value="106.57" calcext:value-type="float">
            <text:p>106.6 </text:p>
          </table:table-cell>
          <table:table-cell office:value-type="float" office:value="101.5693" calcext:value-type="float">
            <text:p>101.6 </text:p>
          </table:table-cell>
          <table:table-cell office:value-type="float" office:value="119.2319" calcext:value-type="float">
            <text:p>119.2 </text:p>
          </table:table-cell>
          <table:table-cell office:value-type="float" office:value="113.6573" calcext:value-type="float">
            <text:p>113.7 </text:p>
          </table:table-cell>
          <table:table-cell office:value-type="float" office:value="103.8892" calcext:value-type="float">
            <text:p>103.9 </text:p>
          </table:table-cell>
          <table:table-cell office:value-type="float" office:value="105.5" calcext:value-type="float">
            <text:p>105.5 </text:p>
          </table:table-cell>
          <table:table-cell office:value-type="string" calcext:value-type="string">
            <text:p>..</text:p>
          </table:table-cell>
          <table:table-cell office:value-type="float" office:value="109.6039" calcext:value-type="float">
            <text:p>109.6 </text:p>
          </table:table-cell>
          <table:table-cell office:value-type="float" office:value="117.6231" calcext:value-type="float">
            <text:p>117.6 </text:p>
          </table:table-cell>
          <table:table-cell office:value-type="float" office:value="133.1681" calcext:value-type="float">
            <text:p>133.2 </text:p>
          </table:table-cell>
          <table:table-cell office:value-type="float" office:value="109.21" calcext:value-type="float">
            <text:p>109.2 </text:p>
          </table:table-cell>
          <table:table-cell office:value-type="float" office:value="122.1694" calcext:value-type="float">
            <text:p>122.2 </text:p>
          </table:table-cell>
          <table:table-cell office:value-type="float" office:value="111.09" calcext:value-type="float">
            <text:p>111.1 </text:p>
          </table:table-cell>
          <table:table-cell office:value-type="float" office:value="126.166" calcext:value-type="float">
            <text:p>126.2 </text:p>
          </table:table-cell>
          <table:table-cell office:value-type="float" office:value="108.61" calcext:value-type="float">
            <text:p>108.6 </text:p>
          </table:table-cell>
          <table:table-cell office:value-type="float" office:value="120.0774" calcext:value-type="float">
            <text:p>120.1 </text:p>
          </table:table-cell>
          <table:table-cell office:value-type="float" office:value="112.55" calcext:value-type="float">
            <text:p>112.6 </text:p>
          </table:table-cell>
          <table:table-cell office:value-type="float" office:value="107.4696" calcext:value-type="float">
            <text:p>107.5 </text:p>
          </table:table-cell>
          <table:table-cell office:value-type="float" office:value="101.7605" calcext:value-type="float">
            <text:p>101.8 </text:p>
          </table:table-cell>
          <table:table-cell office:value-type="float" office:value="114.6" calcext:value-type="float">
            <text:p>114.6 </text:p>
          </table:table-cell>
          <table:table-cell office:value-type="float" office:value="117.8988" calcext:value-type="float">
            <text:p>117.9 </text:p>
          </table:table-cell>
        </table:table-row>
        <table:table-row table:style-name="ro1">
          <table:table-cell office:value-type="string" calcext:value-type="string">
            <text:p>2021M10</text:p>
          </table:table-cell>
          <table:table-cell table:style-name="ce5" office:value-type="float" office:value="113.8873" calcext:value-type="float">
            <text:p>113.9 </text:p>
          </table:table-cell>
          <table:table-cell table:style-name="ce5" office:value-type="float" office:value="113.4795" calcext:value-type="float">
            <text:p>113.5 </text:p>
          </table:table-cell>
          <table:table-cell table:style-name="ce5" office:value-type="float" office:value="114.9038" calcext:value-type="float">
            <text:p>114.9 </text:p>
          </table:table-cell>
          <table:table-cell table:style-name="ce5" office:value-type="float" office:value="125.9989" calcext:value-type="float">
            <text:p>126.0 </text:p>
          </table:table-cell>
          <table:table-cell table:style-name="ce5" office:value-type="float" office:value="126.0154" calcext:value-type="float">
            <text:p>126.0 </text:p>
          </table:table-cell>
          <table:table-cell table:style-name="ce5" office:value-type="float" office:value="113.3197" calcext:value-type="float">
            <text:p>113.3 </text:p>
          </table:table-cell>
          <table:table-cell table:style-name="ce5" office:value-type="float" office:value="124" calcext:value-type="float">
            <text:p>124.0 </text:p>
          </table:table-cell>
          <table:table-cell table:style-name="ce5" office:value-type="float" office:value="109.8" calcext:value-type="float">
            <text:p>109.8 </text:p>
          </table:table-cell>
          <table:table-cell table:style-name="ce5" office:value-type="float" office:value="118.1962" calcext:value-type="float">
            <text:p>118.2 </text:p>
          </table:table-cell>
          <table:table-cell table:style-name="ce5" office:value-type="float" office:value="106.57" calcext:value-type="float">
            <text:p>106.6 </text:p>
          </table:table-cell>
          <table:table-cell table:style-name="ce5" office:value-type="float" office:value="103.6936" calcext:value-type="float">
            <text:p>103.7 </text:p>
          </table:table-cell>
          <table:table-cell table:style-name="ce5" office:value-type="float" office:value="119.7344" calcext:value-type="float">
            <text:p>119.7 </text:p>
          </table:table-cell>
          <table:table-cell table:style-name="ce5" office:value-type="float" office:value="114.1688" calcext:value-type="float">
            <text:p>114.2 </text:p>
          </table:table-cell>
          <table:table-cell table:style-name="ce5" office:value-type="float" office:value="103.4658" calcext:value-type="float">
            <text:p>103.5 </text:p>
          </table:table-cell>
          <table:table-cell table:style-name="ce5" office:value-type="float" office:value="105.3" calcext:value-type="float">
            <text:p>105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9.8183" calcext:value-type="float">
            <text:p>109.8 </text:p>
          </table:table-cell>
          <table:table-cell table:style-name="ce5" office:value-type="float" office:value="117.9376" calcext:value-type="float">
            <text:p>117.9 </text:p>
          </table:table-cell>
          <table:table-cell table:style-name="ce5" office:value-type="float" office:value="133.6207" calcext:value-type="float">
            <text:p>133.6 </text:p>
          </table:table-cell>
          <table:table-cell table:style-name="ce5" office:value-type="float" office:value="109.8" calcext:value-type="float">
            <text:p>109.8 </text:p>
          </table:table-cell>
          <table:table-cell table:style-name="ce5" office:value-type="float" office:value="123.3783" calcext:value-type="float">
            <text:p>123.4 </text:p>
          </table:table-cell>
          <table:table-cell table:style-name="ce5" office:value-type="float" office:value="111.44" calcext:value-type="float">
            <text:p>111.4 </text:p>
          </table:table-cell>
          <table:table-cell table:style-name="ce5" office:value-type="float" office:value="126.5613" calcext:value-type="float">
            <text:p>126.6 </text:p>
          </table:table-cell>
          <table:table-cell table:style-name="ce5" office:value-type="float" office:value="108.6586" calcext:value-type="float">
            <text:p>108.7 </text:p>
          </table:table-cell>
          <table:table-cell table:style-name="ce5" office:value-type="float" office:value="121.0333" calcext:value-type="float">
            <text:p>121.0 </text:p>
          </table:table-cell>
          <table:table-cell table:style-name="ce5" office:value-type="float" office:value="111.46" calcext:value-type="float">
            <text:p>111.5 </text:p>
          </table:table-cell>
          <table:table-cell table:style-name="ce5" office:value-type="float" office:value="107.4943" calcext:value-type="float">
            <text:p>107.5 </text:p>
          </table:table-cell>
          <table:table-cell table:style-name="ce5" office:value-type="float" office:value="101.844" calcext:value-type="float">
            <text:p>101.8 </text:p>
          </table:table-cell>
          <table:table-cell table:style-name="ce5" office:value-type="float" office:value="115.1" calcext:value-type="float">
            <text:p>115.1 </text:p>
          </table:table-cell>
          <table:table-cell table:style-name="ce5" office:value-type="float" office:value="118.4634" calcext:value-type="float">
            <text:p>118.5 </text:p>
          </table:table-cell>
        </table:table-row>
        <table:table-row table:style-name="ro1">
          <table:table-cell office:value-type="string" calcext:value-type="string">
            <text:p>2021M11</text:p>
          </table:table-cell>
          <table:table-cell office:value-type="float" office:value="114.3326" calcext:value-type="float">
            <text:p>114.3 </text:p>
          </table:table-cell>
          <table:table-cell office:value-type="float" office:value="113.7285" calcext:value-type="float">
            <text:p>113.7 </text:p>
          </table:table-cell>
          <table:table-cell office:value-type="float" office:value="114.7571" calcext:value-type="float">
            <text:p>114.8 </text:p>
          </table:table-cell>
          <table:table-cell office:value-type="float" office:value="126.2344" calcext:value-type="float">
            <text:p>126.2 </text:p>
          </table:table-cell>
          <table:table-cell office:value-type="float" office:value="126.313" calcext:value-type="float">
            <text:p>126.3 </text:p>
          </table:table-cell>
          <table:table-cell office:value-type="float" office:value="113.9308" calcext:value-type="float">
            <text:p>113.9 </text:p>
          </table:table-cell>
          <table:table-cell office:value-type="float" office:value="125.3" calcext:value-type="float">
            <text:p>125.3 </text:p>
          </table:table-cell>
          <table:table-cell office:value-type="float" office:value="109.8" calcext:value-type="float">
            <text:p>109.8 </text:p>
          </table:table-cell>
          <table:table-cell office:value-type="float" office:value="118.1962" calcext:value-type="float">
            <text:p>118.2 </text:p>
          </table:table-cell>
          <table:table-cell office:value-type="float" office:value="106.83" calcext:value-type="float">
            <text:p>106.8 </text:p>
          </table:table-cell>
          <table:table-cell office:value-type="float" office:value="105.3627" calcext:value-type="float">
            <text:p>105.4 </text:p>
          </table:table-cell>
          <table:table-cell office:value-type="float" office:value="120.1651" calcext:value-type="float">
            <text:p>120.2 </text:p>
          </table:table-cell>
          <table:table-cell office:value-type="float" office:value="114.578" calcext:value-type="float">
            <text:p>114.6 </text:p>
          </table:table-cell>
          <table:table-cell office:value-type="float" office:value="103.0817" calcext:value-type="float">
            <text:p>103.1 </text:p>
          </table:table-cell>
          <table:table-cell office:value-type="float" office:value="105.2" calcext:value-type="float">
            <text:p>105.2 </text:p>
          </table:table-cell>
          <table:table-cell office:value-type="string" calcext:value-type="string">
            <text:p>..</text:p>
          </table:table-cell>
          <table:table-cell office:value-type="float" office:value="109.9576" calcext:value-type="float">
            <text:p>110.0 </text:p>
          </table:table-cell>
          <table:table-cell office:value-type="float" office:value="118.2" calcext:value-type="float">
            <text:p>118.2 </text:p>
          </table:table-cell>
          <table:table-cell office:value-type="float" office:value="134.1921" calcext:value-type="float">
            <text:p>134.2 </text:p>
          </table:table-cell>
          <table:table-cell office:value-type="float" office:value="110.07" calcext:value-type="float">
            <text:p>110.1 </text:p>
          </table:table-cell>
          <table:table-cell office:value-type="float" office:value="125.0774" calcext:value-type="float">
            <text:p>125.1 </text:p>
          </table:table-cell>
          <table:table-cell office:value-type="float" office:value="110.91" calcext:value-type="float">
            <text:p>110.9 </text:p>
          </table:table-cell>
          <table:table-cell office:value-type="float" office:value="127.0356" calcext:value-type="float">
            <text:p>127.0 </text:p>
          </table:table-cell>
          <table:table-cell office:value-type="float" office:value="108.8823" calcext:value-type="float">
            <text:p>108.9 </text:p>
          </table:table-cell>
          <table:table-cell office:value-type="float" office:value="121.5795" calcext:value-type="float">
            <text:p>121.6 </text:p>
          </table:table-cell>
          <table:table-cell office:value-type="float" office:value="111.66" calcext:value-type="float">
            <text:p>111.7 </text:p>
          </table:table-cell>
          <table:table-cell office:value-type="float" office:value="107.5639" calcext:value-type="float">
            <text:p>107.6 </text:p>
          </table:table-cell>
          <table:table-cell office:value-type="float" office:value="101.7802" calcext:value-type="float">
            <text:p>101.8 </text:p>
          </table:table-cell>
          <table:table-cell office:value-type="float" office:value="115.3" calcext:value-type="float">
            <text:p>115.3 </text:p>
          </table:table-cell>
          <table:table-cell office:value-type="float" office:value="118.8399" calcext:value-type="float">
            <text:p>118.8 </text:p>
          </table:table-cell>
        </table:table-row>
        <table:table-row table:style-name="ro1">
          <table:table-cell office:value-type="string" calcext:value-type="string">
            <text:p>2021M12</text:p>
          </table:table-cell>
          <table:table-cell table:style-name="ce5" office:value-type="float" office:value="115.8912" calcext:value-type="float">
            <text:p>115.9 </text:p>
          </table:table-cell>
          <table:table-cell table:style-name="ce5" office:value-type="float" office:value="114.0636" calcext:value-type="float">
            <text:p>114.1 </text:p>
          </table:table-cell>
          <table:table-cell table:style-name="ce5" office:value-type="float" office:value="115.2704" calcext:value-type="float">
            <text:p>115.3 </text:p>
          </table:table-cell>
          <table:table-cell table:style-name="ce5" office:value-type="float" office:value="127.3779" calcext:value-type="float">
            <text:p>127.4 </text:p>
          </table:table-cell>
          <table:table-cell table:style-name="ce5" office:value-type="float" office:value="126.6764" calcext:value-type="float">
            <text:p>126.7 </text:p>
          </table:table-cell>
          <table:table-cell table:style-name="ce5" office:value-type="float" office:value="113.3838" calcext:value-type="float">
            <text:p>113.4 </text:p>
          </table:table-cell>
          <table:table-cell table:style-name="ce5" office:value-type="float" office:value="125.9" calcext:value-type="float">
            <text:p>125.9 </text:p>
          </table:table-cell>
          <table:table-cell table:style-name="ce5" office:value-type="float" office:value="109.5" calcext:value-type="float">
            <text:p>109.5 </text:p>
          </table:table-cell>
          <table:table-cell table:style-name="ce5" office:value-type="float" office:value="118.8915" calcext:value-type="float">
            <text:p>118.9 </text:p>
          </table:table-cell>
          <table:table-cell table:style-name="ce5" office:value-type="float" office:value="107.26" calcext:value-type="float">
            <text:p>107.3 </text:p>
          </table:table-cell>
          <table:table-cell table:style-name="ce5" office:value-type="float" office:value="105.9319" calcext:value-type="float">
            <text:p>105.9 </text:p>
          </table:table-cell>
          <table:table-cell table:style-name="ce5" office:value-type="float" office:value="120.5958" calcext:value-type="float">
            <text:p>120.6 </text:p>
          </table:table-cell>
          <table:table-cell table:style-name="ce5" office:value-type="float" office:value="115.8056" calcext:value-type="float">
            <text:p>115.8 </text:p>
          </table:table-cell>
          <table:table-cell table:style-name="ce5" office:value-type="float" office:value="103.5474" calcext:value-type="float">
            <text:p>103.5 </text:p>
          </table:table-cell>
          <table:table-cell table:style-name="ce5" office:value-type="float" office:value="105.7" calcext:value-type="float">
            <text:p>105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10.3649" calcext:value-type="float">
            <text:p>110.4 </text:p>
          </table:table-cell>
          <table:table-cell table:style-name="ce5" office:value-type="float" office:value="118.8049" calcext:value-type="float">
            <text:p>118.8 </text:p>
          </table:table-cell>
          <table:table-cell table:style-name="ce5" office:value-type="float" office:value="135.6127" calcext:value-type="float">
            <text:p>135.6 </text:p>
          </table:table-cell>
          <table:table-cell table:style-name="ce5" office:value-type="float" office:value="110.36" calcext:value-type="float">
            <text:p>110.4 </text:p>
          </table:table-cell>
          <table:table-cell table:style-name="ce5" office:value-type="float" office:value="125.8568" calcext:value-type="float">
            <text:p>125.9 </text:p>
          </table:table-cell>
          <table:table-cell table:style-name="ce5" office:value-type="float" office:value="111.14" calcext:value-type="float">
            <text:p>111.1 </text:p>
          </table:table-cell>
          <table:table-cell table:style-name="ce5" office:value-type="float" office:value="127.9051" calcext:value-type="float">
            <text:p>127.9 </text:p>
          </table:table-cell>
          <table:table-cell table:style-name="ce5" office:value-type="float" office:value="109.1643" calcext:value-type="float">
            <text:p>109.2 </text:p>
          </table:table-cell>
          <table:table-cell table:style-name="ce5" office:value-type="float" office:value="121.7616" calcext:value-type="float">
            <text:p>121.8 </text:p>
          </table:table-cell>
          <table:table-cell table:style-name="ce5" office:value-type="float" office:value="110.7" calcext:value-type="float">
            <text:p>110.7 </text:p>
          </table:table-cell>
          <table:table-cell table:style-name="ce5" office:value-type="float" office:value="107.9998" calcext:value-type="float">
            <text:p>108.0 </text:p>
          </table:table-cell>
          <table:table-cell table:style-name="ce5" office:value-type="float" office:value="101.8571" calcext:value-type="float">
            <text:p>101.9 </text:p>
          </table:table-cell>
          <table:table-cell table:style-name="ce5" office:value-type="float" office:value="115.7" calcext:value-type="float">
            <text:p>115.7 </text:p>
          </table:table-cell>
          <table:table-cell table:style-name="ce5" office:value-type="float" office:value="119.1116" calcext:value-type="float">
            <text:p>119.1 </text:p>
          </table:table-cell>
        </table:table-row>
        <table:table-row table:style-name="ro1">
          <table:table-cell office:value-type="string" calcext:value-type="string">
            <text:p>2022M1</text:p>
          </table:table-cell>
          <table:table-cell office:value-type="float" office:value="115.8912" calcext:value-type="float">
            <text:p>115.9 </text:p>
          </table:table-cell>
          <table:table-cell office:value-type="float" office:value="114.9542" calcext:value-type="float">
            <text:p>115.0 </text:p>
          </table:table-cell>
          <table:table-cell office:value-type="float" office:value="115.637" calcext:value-type="float">
            <text:p>115.6 </text:p>
          </table:table-cell>
          <table:table-cell office:value-type="float" office:value="128.5886" calcext:value-type="float">
            <text:p>128.6 </text:p>
          </table:table-cell>
          <table:table-cell office:value-type="float" office:value="127.8284" calcext:value-type="float">
            <text:p>127.8 </text:p>
          </table:table-cell>
          <table:table-cell office:value-type="string" calcext:value-type="string">
            <text:p>..</text:p>
          </table:table-cell>
          <table:table-cell office:value-type="float" office:value="129.4" calcext:value-type="float">
            <text:p>129.4 </text:p>
          </table:table-cell>
          <table:table-cell office:value-type="float" office:value="110" calcext:value-type="float">
            <text:p>110.0 </text:p>
          </table:table-cell>
          <table:table-cell office:value-type="float" office:value="119.3695" calcext:value-type="float">
            <text:p>119.4 </text:p>
          </table:table-cell>
          <table:table-cell office:value-type="float" office:value="107.57" calcext:value-type="float">
            <text:p>107.6 </text:p>
          </table:table-cell>
          <table:table-cell office:value-type="float" office:value="107.0771" calcext:value-type="float">
            <text:p>107.1 </text:p>
          </table:table-cell>
          <table:table-cell office:value-type="float" office:value="121.7443" calcext:value-type="float">
            <text:p>121.7 </text:p>
          </table:table-cell>
          <table:table-cell office:value-type="float" office:value="114.6803" calcext:value-type="float">
            <text:p>114.7 </text:p>
          </table:table-cell>
          <table:table-cell office:value-type="float" office:value="103.6199" calcext:value-type="float">
            <text:p>103.6 </text:p>
          </table:table-cell>
          <table:table-cell office:value-type="float" office:value="106" calcext:value-type="float">
            <text:p>106.0 </text:p>
          </table:table-cell>
          <table:table-cell office:value-type="string" calcext:value-type="string">
            <text:p>..</text:p>
          </table:table-cell>
          <table:table-cell office:value-type="float" office:value="111.2331" calcext:value-type="float">
            <text:p>111.2 </text:p>
          </table:table-cell>
          <table:table-cell office:value-type="float" office:value="119.418" calcext:value-type="float">
            <text:p>119.4 </text:p>
          </table:table-cell>
          <table:table-cell office:value-type="float" office:value="137.7588" calcext:value-type="float">
            <text:p>137.8 </text:p>
          </table:table-cell>
          <table:table-cell office:value-type="float" office:value="111.14" calcext:value-type="float">
            <text:p>111.1 </text:p>
          </table:table-cell>
          <table:table-cell office:value-type="float" office:value="126.2119" calcext:value-type="float">
            <text:p>126.2 </text:p>
          </table:table-cell>
          <table:table-cell office:value-type="float" office:value="111.46" calcext:value-type="float">
            <text:p>111.5 </text:p>
          </table:table-cell>
          <table:table-cell office:value-type="float" office:value="130.1976" calcext:value-type="float">
            <text:p>130.2 </text:p>
          </table:table-cell>
          <table:table-cell office:value-type="float" office:value="109.4852" calcext:value-type="float">
            <text:p>109.5 </text:p>
          </table:table-cell>
          <table:table-cell office:value-type="float" office:value="122.945" calcext:value-type="float">
            <text:p>122.9 </text:p>
          </table:table-cell>
          <table:table-cell office:value-type="float" office:value="111.77" calcext:value-type="float">
            <text:p>111.8 </text:p>
          </table:table-cell>
          <table:table-cell office:value-type="float" office:value="108.0223" calcext:value-type="float">
            <text:p>108.0 </text:p>
          </table:table-cell>
          <table:table-cell office:value-type="float" office:value="102.0137" calcext:value-type="float">
            <text:p>102.0 </text:p>
          </table:table-cell>
          <table:table-cell office:value-type="float" office:value="115.8" calcext:value-type="float">
            <text:p>115.8 </text:p>
          </table:table-cell>
          <table:table-cell office:value-type="float" office:value="119.9087" calcext:value-type="float">
            <text:p>119.9 </text:p>
          </table:table-cell>
        </table:table-row>
        <table:table-row table:style-name="ro1">
          <table:table-cell office:value-type="string" calcext:value-type="string">
            <text:p>2022M2</text:p>
          </table:table-cell>
          <table:table-cell table:style-name="ce5" office:value-type="float" office:value="116.5591" calcext:value-type="float">
            <text:p>116.6 </text:p>
          </table:table-cell>
          <table:table-cell table:style-name="ce5" office:value-type="float" office:value="115.0979" calcext:value-type="float">
            <text:p>115.1 </text:p>
          </table:table-cell>
          <table:table-cell table:style-name="ce5" office:value-type="float" office:value="116.1503" calcext:value-type="float">
            <text:p>116.2 </text:p>
          </table:table-cell>
          <table:table-cell table:style-name="ce5" office:value-type="float" office:value="127.5572" calcext:value-type="float">
            <text:p>127.6 </text:p>
          </table:table-cell>
          <table:table-cell table:style-name="ce5" office:value-type="float" office:value="129.3194" calcext:value-type="float">
            <text:p>129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30.6" calcext:value-type="float">
            <text:p>130.6 </text:p>
          </table:table-cell>
          <table:table-cell table:style-name="ce5" office:value-type="float" office:value="111.1" calcext:value-type="float">
            <text:p>111.1 </text:p>
          </table:table-cell>
          <table:table-cell table:style-name="ce5" office:value-type="float" office:value="120.4558" calcext:value-type="float">
            <text:p>120.5 </text:p>
          </table:table-cell>
          <table:table-cell table:style-name="ce5" office:value-type="float" office:value="108.06" calcext:value-type="float">
            <text:p>108.1 </text:p>
          </table:table-cell>
          <table:table-cell table:style-name="ce5" office:value-type="float" office:value="108.6903" calcext:value-type="float">
            <text:p>108.7 </text:p>
          </table:table-cell>
          <table:table-cell table:style-name="ce5" office:value-type="float" office:value="122.7493" calcext:value-type="float">
            <text:p>122.7 </text:p>
          </table:table-cell>
          <table:table-cell table:style-name="ce5" office:value-type="float" office:value="115.1918" calcext:value-type="float">
            <text:p>115.2 </text:p>
          </table:table-cell>
          <table:table-cell table:style-name="ce5" office:value-type="float" office:value="104.145" calcext:value-type="float">
            <text:p>104.1 </text:p>
          </table:table-cell>
          <table:table-cell table:style-name="ce5" office:value-type="float" office:value="106.1" calcext:value-type="float">
            <text:p>106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11.7797" calcext:value-type="float">
            <text:p>111.8 </text:p>
          </table:table-cell>
          <table:table-cell table:style-name="ce5" office:value-type="float" office:value="120.1177" calcext:value-type="float">
            <text:p>120.1 </text:p>
          </table:table-cell>
          <table:table-cell table:style-name="ce5" office:value-type="float" office:value="139.7066" calcext:value-type="float">
            <text:p>139.7 </text:p>
          </table:table-cell>
          <table:table-cell table:style-name="ce5" office:value-type="float" office:value="111.58" calcext:value-type="float">
            <text:p>111.6 </text:p>
          </table:table-cell>
          <table:table-cell table:style-name="ce5" office:value-type="float" office:value="126.8764" calcext:value-type="float">
            <text:p>126.9 </text:p>
          </table:table-cell>
          <table:table-cell table:style-name="ce5" office:value-type="float" office:value="111.8" calcext:value-type="float">
            <text:p>111.8 </text:p>
          </table:table-cell>
          <table:table-cell table:style-name="ce5" office:value-type="float" office:value="132.1739" calcext:value-type="float">
            <text:p>132.2 </text:p>
          </table:table-cell>
          <table:table-cell table:style-name="ce5" office:value-type="float" office:value="109.9228" calcext:value-type="float">
            <text:p>109.9 </text:p>
          </table:table-cell>
          <table:table-cell table:style-name="ce5" office:value-type="float" office:value="123.8099" calcext:value-type="float">
            <text:p>123.8 </text:p>
          </table:table-cell>
          <table:table-cell table:style-name="ce5" office:value-type="float" office:value="112.96" calcext:value-type="float">
            <text:p>113.0 </text:p>
          </table:table-cell>
          <table:table-cell table:style-name="ce5" office:value-type="float" office:value="108.5546" calcext:value-type="float">
            <text:p>108.6 </text:p>
          </table:table-cell>
          <table:table-cell table:style-name="ce5" office:value-type="float" office:value="102.4382" calcext:value-type="float">
            <text:p>102.4 </text:p>
          </table:table-cell>
          <table:table-cell table:style-name="ce5" office:value-type="float" office:value="116.1" calcext:value-type="float">
            <text:p>116.1 </text:p>
          </table:table-cell>
          <table:table-cell table:style-name="ce5" office:value-type="float" office:value="120.5943" calcext:value-type="float">
            <text:p>120.6 </text:p>
          </table:table-cell>
        </table:table-row>
        <table:table-row table:style-name="ro1">
          <table:table-cell office:value-type="string" calcext:value-type="string">
            <text:p>2022M3</text:p>
          </table:table-cell>
          <table:table-cell office:value-type="float" office:value="116.8931" calcext:value-type="float">
            <text:p>116.9 </text:p>
          </table:table-cell>
          <table:table-cell office:value-type="float" office:value="115.4618" calcext:value-type="float">
            <text:p>115.5 </text:p>
          </table:table-cell>
          <table:table-cell office:value-type="float" office:value="116.8836" calcext:value-type="float">
            <text:p>116.9 </text:p>
          </table:table-cell>
          <table:table-cell office:value-type="float" office:value="129.138" calcext:value-type="float">
            <text:p>129.1 </text:p>
          </table:table-cell>
          <table:table-cell office:value-type="float" office:value="130.0383" calcext:value-type="float">
            <text:p>130.0 </text:p>
          </table:table-cell>
          <table:table-cell office:value-type="string" calcext:value-type="string">
            <text:p>..</text:p>
          </table:table-cell>
          <table:table-cell office:value-type="float" office:value="131.3" calcext:value-type="float">
            <text:p>131.3 </text:p>
          </table:table-cell>
          <table:table-cell office:value-type="float" office:value="111.3" calcext:value-type="float">
            <text:p>111.3 </text:p>
          </table:table-cell>
          <table:table-cell office:value-type="float" office:value="121.8464" calcext:value-type="float">
            <text:p>121.8 </text:p>
          </table:table-cell>
          <table:table-cell office:value-type="float" office:value="108.27" calcext:value-type="float">
            <text:p>108.3 </text:p>
          </table:table-cell>
          <table:table-cell office:value-type="float" office:value="110.0549" calcext:value-type="float">
            <text:p>110.1 </text:p>
          </table:table-cell>
          <table:table-cell office:value-type="float" office:value="123.6107" calcext:value-type="float">
            <text:p>123.6 </text:p>
          </table:table-cell>
          <table:table-cell office:value-type="float" office:value="116.3171" calcext:value-type="float">
            <text:p>116.3 </text:p>
          </table:table-cell>
          <table:table-cell office:value-type="float" office:value="104.7932" calcext:value-type="float">
            <text:p>104.8 </text:p>
          </table:table-cell>
          <table:table-cell office:value-type="float" office:value="106.4" calcext:value-type="float">
            <text:p>106.4 </text:p>
          </table:table-cell>
          <table:table-cell office:value-type="string" calcext:value-type="string">
            <text:p>..</text:p>
          </table:table-cell>
          <table:table-cell office:value-type="float" office:value="111.9726" calcext:value-type="float">
            <text:p>112.0 </text:p>
          </table:table-cell>
          <table:table-cell office:value-type="float" office:value="121.3774" calcext:value-type="float">
            <text:p>121.4 </text:p>
          </table:table-cell>
          <table:table-cell office:value-type="float" office:value="140.7905" calcext:value-type="float">
            <text:p>140.8 </text:p>
          </table:table-cell>
          <table:table-cell office:value-type="float" office:value="111.98" calcext:value-type="float">
            <text:p>112.0 </text:p>
          </table:table-cell>
          <table:table-cell office:value-type="float" office:value="127.5345" calcext:value-type="float">
            <text:p>127.5 </text:p>
          </table:table-cell>
          <table:table-cell office:value-type="float" office:value="111.83" calcext:value-type="float">
            <text:p>111.8 </text:p>
          </table:table-cell>
          <table:table-cell office:value-type="float" office:value="133.2016" calcext:value-type="float">
            <text:p>133.2 </text:p>
          </table:table-cell>
          <table:table-cell office:value-type="float" office:value="110.5257" calcext:value-type="float">
            <text:p>110.5 </text:p>
          </table:table-cell>
          <table:table-cell office:value-type="float" office:value="125.9492" calcext:value-type="float">
            <text:p>125.9 </text:p>
          </table:table-cell>
          <table:table-cell office:value-type="float" office:value="111.11" calcext:value-type="float">
            <text:p>111.1 </text:p>
          </table:table-cell>
          <table:table-cell office:value-type="float" office:value="109.0505" calcext:value-type="float">
            <text:p>109.1 </text:p>
          </table:table-cell>
          <table:table-cell office:value-type="float" office:value="102.4329" calcext:value-type="float">
            <text:p>102.4 </text:p>
          </table:table-cell>
          <table:table-cell office:value-type="float" office:value="116.7" calcext:value-type="float">
            <text:p>116.7 </text:p>
          </table:table-cell>
          <table:table-cell office:value-type="float" office:value="121.3837" calcext:value-type="float">
            <text:p>121.4 </text:p>
          </table:table-cell>
        </table:table-row>
        <table:table-row table:style-name="ro1">
          <table:table-cell office:value-type="string" calcext:value-type="string">
            <text:p>2022M4</text:p>
          </table:table-cell>
          <table:table-cell table:style-name="ce5" office:value-type="float" office:value="116.3365" calcext:value-type="float">
            <text:p>116.3 </text:p>
          </table:table-cell>
          <table:table-cell table:style-name="ce5" office:value-type="float" office:value="116.113" calcext:value-type="float">
            <text:p>116.1 </text:p>
          </table:table-cell>
          <table:table-cell table:style-name="ce5" office:value-type="float" office:value="117.9102" calcext:value-type="float">
            <text:p>117.9 </text:p>
          </table:table-cell>
          <table:table-cell table:style-name="ce5" office:value-type="float" office:value="130.7075" calcext:value-type="float">
            <text:p>130.7 </text:p>
          </table:table-cell>
          <table:table-cell table:style-name="ce5" office:value-type="float" office:value="130.8475" calcext:value-type="float">
            <text:p>130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33.4" calcext:value-type="float">
            <text:p>133.4 </text:p>
          </table:table-cell>
          <table:table-cell table:style-name="ce5" office:value-type="float" office:value="112" calcext:value-type="float">
            <text:p>112.0 </text:p>
          </table:table-cell>
          <table:table-cell table:style-name="ce5" office:value-type="float" office:value="125.6269" calcext:value-type="float">
            <text:p>125.6 </text:p>
          </table:table-cell>
          <table:table-cell table:style-name="ce5" office:value-type="float" office:value="109.03" calcext:value-type="float">
            <text:p>109.0 </text:p>
          </table:table-cell>
          <table:table-cell table:style-name="ce5" office:value-type="float" office:value="111.2007" calcext:value-type="float">
            <text:p>111.2 </text:p>
          </table:table-cell>
          <table:table-cell table:style-name="ce5" office:value-type="float" office:value="124.9746" calcext:value-type="float">
            <text:p>125.0 </text:p>
          </table:table-cell>
          <table:table-cell table:style-name="ce5" office:value-type="float" office:value="118.5678" calcext:value-type="float">
            <text:p>118.6 </text:p>
          </table:table-cell>
          <table:table-cell table:style-name="ce5" office:value-type="float" office:value="105.9254" calcext:value-type="float">
            <text:p>105.9 </text:p>
          </table:table-cell>
          <table:table-cell table:style-name="ce5" office:value-type="float" office:value="107.1" calcext:value-type="float">
            <text:p>107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12.3263" calcext:value-type="float">
            <text:p>112.3 </text:p>
          </table:table-cell>
          <table:table-cell table:style-name="ce5" office:value-type="float" office:value="122.9016" calcext:value-type="float">
            <text:p>122.9 </text:p>
          </table:table-cell>
          <table:table-cell table:style-name="ce5" office:value-type="float" office:value="142.2948" calcext:value-type="float">
            <text:p>142.3 </text:p>
          </table:table-cell>
          <table:table-cell table:style-name="ce5" office:value-type="float" office:value="113.05" calcext:value-type="float">
            <text:p>113.1 </text:p>
          </table:table-cell>
          <table:table-cell table:style-name="ce5" office:value-type="float" office:value="127.2697" calcext:value-type="float">
            <text:p>127.3 </text:p>
          </table:table-cell>
          <table:table-cell table:style-name="ce5" office:value-type="float" office:value="113.29" calcext:value-type="float">
            <text:p>113.3 </text:p>
          </table:table-cell>
          <table:table-cell table:style-name="ce5" office:value-type="float" office:value="134.7826" calcext:value-type="float">
            <text:p>134.8 </text:p>
          </table:table-cell>
          <table:table-cell table:style-name="ce5" office:value-type="float" office:value="112.6164" calcext:value-type="float">
            <text:p>112.6 </text:p>
          </table:table-cell>
          <table:table-cell table:style-name="ce5" office:value-type="float" office:value="128.0431" calcext:value-type="float">
            <text:p>128.0 </text:p>
          </table:table-cell>
          <table:table-cell table:style-name="ce5" office:value-type="float" office:value="114.33" calcext:value-type="float">
            <text:p>114.3 </text:p>
          </table:table-cell>
          <table:table-cell table:style-name="ce5" office:value-type="float" office:value="110.1333" calcext:value-type="float">
            <text:p>110.1 </text:p>
          </table:table-cell>
          <table:table-cell table:style-name="ce5" office:value-type="float" office:value="102.4215" calcext:value-type="float">
            <text:p>102.4 </text:p>
          </table:table-cell>
          <table:table-cell table:style-name="ce5" office:value-type="float" office:value="118" calcext:value-type="float">
            <text:p>118.0 </text:p>
          </table:table-cell>
          <table:table-cell table:style-name="ce5" office:value-type="float" office:value="122.2931" calcext:value-type="float">
            <text:p>122.3 </text:p>
          </table:table-cell>
        </table:table-row>
        <table:table-row table:style-name="ro1">
          <table:table-cell office:value-type="string" calcext:value-type="string">
            <text:p>2022M5</text:p>
          </table:table-cell>
          <table:table-cell office:value-type="float" office:value="117.2271" calcext:value-type="float">
            <text:p>117.2 </text:p>
          </table:table-cell>
          <table:table-cell office:value-type="float" office:value="116.4673" calcext:value-type="float">
            <text:p>116.5 </text:p>
          </table:table-cell>
          <table:table-cell office:value-type="float" office:value="118.7901" calcext:value-type="float">
            <text:p>118.8 </text:p>
          </table:table-cell>
          <table:table-cell office:value-type="float" office:value="132.1537" calcext:value-type="float">
            <text:p>132.2 </text:p>
          </table:table-cell>
          <table:table-cell office:value-type="float" office:value="131.5685" calcext:value-type="float">
            <text:p>131.6 </text:p>
          </table:table-cell>
          <table:table-cell office:value-type="string" calcext:value-type="string">
            <text:p>..</text:p>
          </table:table-cell>
          <table:table-cell office:value-type="float" office:value="135.4" calcext:value-type="float">
            <text:p>135.4 </text:p>
          </table:table-cell>
          <table:table-cell office:value-type="float" office:value="112.5" calcext:value-type="float">
            <text:p>112.5 </text:p>
          </table:table-cell>
          <table:table-cell office:value-type="float" office:value="125.4966" calcext:value-type="float">
            <text:p>125.5 </text:p>
          </table:table-cell>
          <table:table-cell office:value-type="float" office:value="109.58" calcext:value-type="float">
            <text:p>109.6 </text:p>
          </table:table-cell>
          <table:table-cell office:value-type="float" office:value="110.9867" calcext:value-type="float">
            <text:p>111.0 </text:p>
          </table:table-cell>
          <table:table-cell office:value-type="float" office:value="126.4102" calcext:value-type="float">
            <text:p>126.4 </text:p>
          </table:table-cell>
          <table:table-cell office:value-type="float" office:value="118.977" calcext:value-type="float">
            <text:p>119.0 </text:p>
          </table:table-cell>
          <table:table-cell office:value-type="float" office:value="106.6117" calcext:value-type="float">
            <text:p>106.6 </text:p>
          </table:table-cell>
          <table:table-cell office:value-type="float" office:value="107.8" calcext:value-type="float">
            <text:p>107.8 </text:p>
          </table:table-cell>
          <table:table-cell office:value-type="string" calcext:value-type="string">
            <text:p>..</text:p>
          </table:table-cell>
          <table:table-cell office:value-type="float" office:value="112.8408" calcext:value-type="float">
            <text:p>112.8 </text:p>
          </table:table-cell>
          <table:table-cell office:value-type="float" office:value="123.8172" calcext:value-type="float">
            <text:p>123.8 </text:p>
          </table:table-cell>
          <table:table-cell office:value-type="float" office:value="143.7252" calcext:value-type="float">
            <text:p>143.7 </text:p>
          </table:table-cell>
          <table:table-cell office:value-type="float" office:value="113.4" calcext:value-type="float">
            <text:p>113.4 </text:p>
          </table:table-cell>
          <table:table-cell office:value-type="float" office:value="126.4792" calcext:value-type="float">
            <text:p>126.5 </text:p>
          </table:table-cell>
          <table:table-cell office:value-type="float" office:value="113.29" calcext:value-type="float">
            <text:p>113.3 </text:p>
          </table:table-cell>
          <table:table-cell office:value-type="float" office:value="136.1265" calcext:value-type="float">
            <text:p>136.1 </text:p>
          </table:table-cell>
          <table:table-cell office:value-type="float" office:value="112.772" calcext:value-type="float">
            <text:p>112.8 </text:p>
          </table:table-cell>
          <table:table-cell office:value-type="float" office:value="129.6362" calcext:value-type="float">
            <text:p>129.6 </text:p>
          </table:table-cell>
          <table:table-cell office:value-type="float" office:value="115.38" calcext:value-type="float">
            <text:p>115.4 </text:p>
          </table:table-cell>
          <table:table-cell office:value-type="float" office:value="110.3358" calcext:value-type="float">
            <text:p>110.3 </text:p>
          </table:table-cell>
          <table:table-cell office:value-type="float" office:value="102.7293" calcext:value-type="float">
            <text:p>102.7 </text:p>
          </table:table-cell>
          <table:table-cell office:value-type="float" office:value="118.5" calcext:value-type="float">
            <text:p>118.5 </text:p>
          </table:table-cell>
          <table:table-cell office:value-type="float" office:value="123.2726" calcext:value-type="float">
            <text:p>123.3 </text:p>
          </table:table-cell>
        </table:table-row>
        <table:table-row table:style-name="ro1">
          <table:table-cell office:value-type="string" calcext:value-type="string">
            <text:p>2022M6</text:p>
          </table:table-cell>
          <table:table-cell table:style-name="ce5" office:value-type="float" office:value="118.563" calcext:value-type="float">
            <text:p>118.6 </text:p>
          </table:table-cell>
          <table:table-cell table:style-name="ce5" office:value-type="float" office:value="117.2142" calcext:value-type="float">
            <text:p>117.2 </text:p>
          </table:table-cell>
          <table:table-cell table:style-name="ce5" office:value-type="float" office:value="119.3034" calcext:value-type="float">
            <text:p>119.3 </text:p>
          </table:table-cell>
          <table:table-cell table:style-name="ce5" office:value-type="float" office:value="133.8578" calcext:value-type="float">
            <text:p>133.9 </text:p>
          </table:table-cell>
          <table:table-cell table:style-name="ce5" office:value-type="float" office:value="132.1604" calcext:value-type="float">
            <text:p>132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37.7" calcext:value-type="float">
            <text:p>137.7 </text:p>
          </table:table-cell>
          <table:table-cell table:style-name="ce5" office:value-type="float" office:value="112.9" calcext:value-type="float">
            <text:p>112.9 </text:p>
          </table:table-cell>
          <table:table-cell table:style-name="ce5" office:value-type="float" office:value="128.5384" calcext:value-type="float">
            <text:p>128.5 </text:p>
          </table:table-cell>
          <table:table-cell table:style-name="ce5" office:value-type="float" office:value="109.86" calcext:value-type="float">
            <text:p>109.9 </text:p>
          </table:table-cell>
          <table:table-cell table:style-name="ce5" office:value-type="float" office:value="111.0772" calcext:value-type="float">
            <text:p>111.1 </text:p>
          </table:table-cell>
          <table:table-cell table:style-name="ce5" office:value-type="float" office:value="127.9177" calcext:value-type="float">
            <text:p>127.9 </text:p>
          </table:table-cell>
          <table:table-cell table:style-name="ce5" office:value-type="float" office:value="119.7954" calcext:value-type="float">
            <text:p>119.8 </text:p>
          </table:table-cell>
          <table:table-cell table:style-name="ce5" office:value-type="float" office:value="107.1432" calcext:value-type="float">
            <text:p>107.1 </text:p>
          </table:table-cell>
          <table:table-cell table:style-name="ce5" office:value-type="float" office:value="108.6" calcext:value-type="float">
            <text:p>108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13.3446" calcext:value-type="float">
            <text:p>113.3 </text:p>
          </table:table-cell>
          <table:table-cell table:style-name="ce5" office:value-type="float" office:value="125.6438" calcext:value-type="float">
            <text:p>125.6 </text:p>
          </table:table-cell>
          <table:table-cell table:style-name="ce5" office:value-type="float" office:value="145.7372" calcext:value-type="float">
            <text:p>145.7 </text:p>
          </table:table-cell>
          <table:table-cell table:style-name="ce5" office:value-type="float" office:value="113.75" calcext:value-type="float">
            <text:p>113.8 </text:p>
          </table:table-cell>
          <table:table-cell table:style-name="ce5" office:value-type="float" office:value="127.2448" calcext:value-type="float">
            <text:p>127.2 </text:p>
          </table:table-cell>
          <table:table-cell table:style-name="ce5" office:value-type="float" office:value="113.43" calcext:value-type="float">
            <text:p>113.4 </text:p>
          </table:table-cell>
          <table:table-cell table:style-name="ce5" office:value-type="float" office:value="137.4704" calcext:value-type="float">
            <text:p>137.5 </text:p>
          </table:table-cell>
          <table:table-cell table:style-name="ce5" office:value-type="float" office:value="113.054" calcext:value-type="float">
            <text:p>113.1 </text:p>
          </table:table-cell>
          <table:table-cell table:style-name="ce5" office:value-type="float" office:value="130.9563" calcext:value-type="float">
            <text:p>131.0 </text:p>
          </table:table-cell>
          <table:table-cell table:style-name="ce5" office:value-type="float" office:value="117.65" calcext:value-type="float">
            <text:p>117.7 </text:p>
          </table:table-cell>
          <table:table-cell table:style-name="ce5" office:value-type="float" office:value="111.1444" calcext:value-type="float">
            <text:p>111.1 </text:p>
          </table:table-cell>
          <table:table-cell table:style-name="ce5" office:value-type="float" office:value="103.0037" calcext:value-type="float">
            <text:p>103.0 </text:p>
          </table:table-cell>
          <table:table-cell table:style-name="ce5" office:value-type="float" office:value="119.1" calcext:value-type="float">
            <text:p>119.1 </text:p>
          </table:table-cell>
          <table:table-cell table:style-name="ce5" office:value-type="float" office:value="124.495" calcext:value-type="float">
            <text:p>124.5 </text:p>
          </table:table-cell>
        </table:table-row>
        <table:table-row table:style-name="ro1">
          <table:table-cell office:value-type="string" calcext:value-type="string">
            <text:p>2022M7</text:p>
          </table:table-cell>
          <table:table-cell office:value-type="float" office:value="120.2329" calcext:value-type="float">
            <text:p>120.2 </text:p>
          </table:table-cell>
          <table:table-cell office:value-type="float" office:value="119.1008" calcext:value-type="float">
            <text:p>119.1 </text:p>
          </table:table-cell>
          <table:table-cell office:value-type="float" office:value="120.4033" calcext:value-type="float">
            <text:p>120.4 </text:p>
          </table:table-cell>
          <table:table-cell office:value-type="float" office:value="135.3264" calcext:value-type="float">
            <text:p>135.3 </text:p>
          </table:table-cell>
          <table:table-cell office:value-type="float" office:value="132.5678" calcext:value-type="float">
            <text:p>132.6 </text:p>
          </table:table-cell>
          <table:table-cell office:value-type="string" calcext:value-type="string">
            <text:p>..</text:p>
          </table:table-cell>
          <table:table-cell office:value-type="float" office:value="140.3" calcext:value-type="float">
            <text:p>140.3 </text:p>
          </table:table-cell>
          <table:table-cell office:value-type="float" office:value="114.1" calcext:value-type="float">
            <text:p>114.1 </text:p>
          </table:table-cell>
          <table:table-cell office:value-type="float" office:value="132.5709" calcext:value-type="float">
            <text:p>132.6 </text:p>
          </table:table-cell>
          <table:table-cell office:value-type="float" office:value="111.3" calcext:value-type="float">
            <text:p>111.3 </text:p>
          </table:table-cell>
          <table:table-cell office:value-type="float" office:value="109.7359" calcext:value-type="float">
            <text:p>109.7 </text:p>
          </table:table-cell>
          <table:table-cell office:value-type="float" office:value="130.0712" calcext:value-type="float">
            <text:p>130.1 </text:p>
          </table:table-cell>
          <table:table-cell office:value-type="float" office:value="121.2276" calcext:value-type="float">
            <text:p>121.2 </text:p>
          </table:table-cell>
          <table:table-cell office:value-type="float" office:value="108.7063" calcext:value-type="float">
            <text:p>108.7 </text:p>
          </table:table-cell>
          <table:table-cell office:value-type="float" office:value="109.3" calcext:value-type="float">
            <text:p>109.3 </text:p>
          </table:table-cell>
          <table:table-cell office:value-type="string" calcext:value-type="string">
            <text:p>..</text:p>
          </table:table-cell>
          <table:table-cell office:value-type="float" office:value="113.8483" calcext:value-type="float">
            <text:p>113.8 </text:p>
          </table:table-cell>
          <table:table-cell office:value-type="float" office:value="127.3178" calcext:value-type="float">
            <text:p>127.3 </text:p>
          </table:table-cell>
          <table:table-cell office:value-type="float" office:value="147.3958" calcext:value-type="float">
            <text:p>147.4 </text:p>
          </table:table-cell>
          <table:table-cell office:value-type="float" office:value="114.22" calcext:value-type="float">
            <text:p>114.2 </text:p>
          </table:table-cell>
          <table:table-cell office:value-type="float" office:value="127.9727" calcext:value-type="float">
            <text:p>128.0 </text:p>
          </table:table-cell>
          <table:table-cell office:value-type="float" office:value="116.61" calcext:value-type="float">
            <text:p>116.6 </text:p>
          </table:table-cell>
          <table:table-cell office:value-type="float" office:value="139.1304" calcext:value-type="float">
            <text:p>139.1 </text:p>
          </table:table-cell>
          <table:table-cell office:value-type="float" office:value="113.8416" calcext:value-type="float">
            <text:p>113.8 </text:p>
          </table:table-cell>
          <table:table-cell office:value-type="float" office:value="132.4129" calcext:value-type="float">
            <text:p>132.4 </text:p>
          </table:table-cell>
          <table:table-cell office:value-type="float" office:value="119.98" calcext:value-type="float">
            <text:p>120.0 </text:p>
          </table:table-cell>
          <table:table-cell office:value-type="float" office:value="111.6896" calcext:value-type="float">
            <text:p>111.7 </text:p>
          </table:table-cell>
          <table:table-cell office:value-type="float" office:value="103.2046" calcext:value-type="float">
            <text:p>103.2 </text:p>
          </table:table-cell>
          <table:table-cell office:value-type="float" office:value="119.8" calcext:value-type="float">
            <text:p>119.8 </text:p>
          </table:table-cell>
          <table:table-cell office:value-type="float" office:value="124.9521" calcext:value-type="float">
            <text:p>125.0 </text:p>
          </table:table-cell>
        </table:table-row>
        <table:table-row table:style-name="ro1">
          <table:table-cell office:value-type="string" calcext:value-type="string">
            <text:p>2022M8</text:p>
          </table:table-cell>
          <table:table-cell table:style-name="ce5" office:value-type="float" office:value="120.6782" calcext:value-type="float">
            <text:p>120.7 </text:p>
          </table:table-cell>
          <table:table-cell table:style-name="ce5" office:value-type="float" office:value="119.503" calcext:value-type="float">
            <text:p>119.5 </text:p>
          </table:table-cell>
          <table:table-cell table:style-name="ce5" office:value-type="float" office:value="120.4766" calcext:value-type="float">
            <text:p>120.5 </text:p>
          </table:table-cell>
          <table:table-cell table:style-name="ce5" office:value-type="float" office:value="136.1896" calcext:value-type="float">
            <text:p>136.2 </text:p>
          </table:table-cell>
          <table:table-cell table:style-name="ce5" office:value-type="float" office:value="133.2539" calcext:value-type="float">
            <text:p>133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41.5" calcext:value-type="float">
            <text:p>141.5 </text:p>
          </table:table-cell>
          <table:table-cell table:style-name="ce5" office:value-type="float" office:value="114" calcext:value-type="float">
            <text:p>114.0 </text:p>
          </table:table-cell>
          <table:table-cell table:style-name="ce5" office:value-type="float" office:value="132.7969" calcext:value-type="float">
            <text:p>132.8 </text:p>
          </table:table-cell>
          <table:table-cell table:style-name="ce5" office:value-type="float" office:value="111.61" calcext:value-type="float">
            <text:p>111.6 </text:p>
          </table:table-cell>
          <table:table-cell table:style-name="ce5" office:value-type="float" office:value="108.0707" calcext:value-type="float">
            <text:p>108.1 </text:p>
          </table:table-cell>
          <table:table-cell table:style-name="ce5" office:value-type="float" office:value="132.0811" calcext:value-type="float">
            <text:p>132.1 </text:p>
          </table:table-cell>
          <table:table-cell table:style-name="ce5" office:value-type="float" office:value="122.1483" calcext:value-type="float">
            <text:p>122.1 </text:p>
          </table:table-cell>
          <table:table-cell table:style-name="ce5" office:value-type="float" office:value="109.1017" calcext:value-type="float">
            <text:p>109.1 </text:p>
          </table:table-cell>
          <table:table-cell table:style-name="ce5" office:value-type="float" office:value="110.1" calcext:value-type="float">
            <text:p>110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14.2556" calcext:value-type="float">
            <text:p>114.3 </text:p>
          </table:table-cell>
          <table:table-cell table:style-name="ce5" office:value-type="float" office:value="128.0634" calcext:value-type="float">
            <text:p>128.1 </text:p>
          </table:table-cell>
          <table:table-cell table:style-name="ce5" office:value-type="float" office:value="148.3367" calcext:value-type="float">
            <text:p>148.3 </text:p>
          </table:table-cell>
          <table:table-cell table:style-name="ce5" office:value-type="float" office:value="114.49" calcext:value-type="float">
            <text:p>114.5 </text:p>
          </table:table-cell>
          <table:table-cell table:style-name="ce5" office:value-type="float" office:value="128.437" calcext:value-type="float">
            <text:p>128.4 </text:p>
          </table:table-cell>
          <table:table-cell table:style-name="ce5" office:value-type="float" office:value="117.06" calcext:value-type="float">
            <text:p>117.1 </text:p>
          </table:table-cell>
          <table:table-cell table:style-name="ce5" office:value-type="float" office:value="140.0791" calcext:value-type="float">
            <text:p>140.1 </text:p>
          </table:table-cell>
          <table:table-cell table:style-name="ce5" office:value-type="float" office:value="114.5612" calcext:value-type="float">
            <text:p>114.6 </text:p>
          </table:table-cell>
          <table:table-cell table:style-name="ce5" office:value-type="float" office:value="134.006" calcext:value-type="float">
            <text:p>134.0 </text:p>
          </table:table-cell>
          <table:table-cell table:style-name="ce5" office:value-type="float" office:value="120.76" calcext:value-type="float">
            <text:p>120.8 </text:p>
          </table:table-cell>
          <table:table-cell table:style-name="ce5" office:value-type="float" office:value="112.1298" calcext:value-type="float">
            <text:p>112.1 </text:p>
          </table:table-cell>
          <table:table-cell table:style-name="ce5" office:value-type="float" office:value="103.1529" calcext:value-type="float">
            <text:p>103.2 </text:p>
          </table:table-cell>
          <table:table-cell table:style-name="ce5" office:value-type="float" office:value="120.4" calcext:value-type="float">
            <text:p>120.4 </text:p>
          </table:table-cell>
          <table:table-cell table:style-name="ce5" office:value-type="float" office:value="125.6916" calcext:value-type="float">
            <text:p>125.7 </text:p>
          </table:table-cell>
        </table:table-row>
        <table:table-row table:style-name="ro1">
          <table:table-cell office:value-type="string" calcext:value-type="string">
            <text:p>2022M9</text:p>
          </table:table-cell>
          <table:table-cell office:value-type="float" office:value="120.2329" calcext:value-type="float">
            <text:p>120.2 </text:p>
          </table:table-cell>
          <table:table-cell office:value-type="float" office:value="118.8997" calcext:value-type="float">
            <text:p>118.9 </text:p>
          </table:table-cell>
          <table:table-cell office:value-type="float" office:value="120.8433" calcext:value-type="float">
            <text:p>120.8 </text:p>
          </table:table-cell>
          <table:table-cell office:value-type="float" office:value="136.2905" calcext:value-type="float">
            <text:p>136.3 </text:p>
          </table:table-cell>
          <table:table-cell office:value-type="float" office:value="133.873" calcext:value-type="float">
            <text:p>133.9 </text:p>
          </table:table-cell>
          <table:table-cell office:value-type="string" calcext:value-type="string">
            <text:p>..</text:p>
          </table:table-cell>
          <table:table-cell office:value-type="float" office:value="141.2" calcext:value-type="float">
            <text:p>141.2 </text:p>
          </table:table-cell>
          <table:table-cell office:value-type="float" office:value="113.5" calcext:value-type="float">
            <text:p>113.5 </text:p>
          </table:table-cell>
          <table:table-cell office:value-type="float" office:value="133.1445" calcext:value-type="float">
            <text:p>133.1 </text:p>
          </table:table-cell>
          <table:table-cell office:value-type="float" office:value="109.94" calcext:value-type="float">
            <text:p>109.9 </text:p>
          </table:table-cell>
          <table:table-cell office:value-type="float" office:value="108.1274" calcext:value-type="float">
            <text:p>108.1 </text:p>
          </table:table-cell>
          <table:table-cell office:value-type="float" office:value="132.9425" calcext:value-type="float">
            <text:p>132.9 </text:p>
          </table:table-cell>
          <table:table-cell office:value-type="float" office:value="121.4322" calcext:value-type="float">
            <text:p>121.4 </text:p>
          </table:table-cell>
          <table:table-cell office:value-type="float" office:value="109.2851" calcext:value-type="float">
            <text:p>109.3 </text:p>
          </table:table-cell>
          <table:table-cell office:value-type="float" office:value="109.6" calcext:value-type="float">
            <text:p>109.6 </text:p>
          </table:table-cell>
          <table:table-cell office:value-type="string" calcext:value-type="string">
            <text:p>..</text:p>
          </table:table-cell>
          <table:table-cell office:value-type="float" office:value="114.1806" calcext:value-type="float">
            <text:p>114.2 </text:p>
          </table:table-cell>
          <table:table-cell office:value-type="float" office:value="129.0599" calcext:value-type="float">
            <text:p>129.1 </text:p>
          </table:table-cell>
          <table:table-cell office:value-type="float" office:value="150.3014" calcext:value-type="float">
            <text:p>150.3 </text:p>
          </table:table-cell>
          <table:table-cell office:value-type="float" office:value="114.32" calcext:value-type="float">
            <text:p>114.3 </text:p>
          </table:table-cell>
          <table:table-cell office:value-type="float" office:value="128.9652" calcext:value-type="float">
            <text:p>129.0 </text:p>
          </table:table-cell>
          <table:table-cell office:value-type="float" office:value="116.23" calcext:value-type="float">
            <text:p>116.2 </text:p>
          </table:table-cell>
          <table:table-cell office:value-type="float" office:value="141.8972" calcext:value-type="float">
            <text:p>141.9 </text:p>
          </table:table-cell>
          <table:table-cell office:value-type="float" office:value="114.3959" calcext:value-type="float">
            <text:p>114.4 </text:p>
          </table:table-cell>
          <table:table-cell office:value-type="float" office:value="134.9164" calcext:value-type="float">
            <text:p>134.9 </text:p>
          </table:table-cell>
          <table:table-cell office:value-type="float" office:value="118.4" calcext:value-type="float">
            <text:p>118.4 </text:p>
          </table:table-cell>
          <table:table-cell office:value-type="float" office:value="111.5771" calcext:value-type="float">
            <text:p>111.6 </text:p>
          </table:table-cell>
          <table:table-cell office:value-type="float" office:value="102.9549" calcext:value-type="float">
            <text:p>103.0 </text:p>
          </table:table-cell>
          <table:table-cell office:value-type="float" office:value="120.7" calcext:value-type="float">
            <text:p>120.7 </text:p>
          </table:table-cell>
          <table:table-cell office:value-type="float" office:value="126.5827" calcext:value-type="float">
            <text:p>126.6 </text:p>
          </table:table-cell>
        </table:table-row>
        <table:table-row table:style-name="ro1">
          <table:table-cell office:value-type="string" calcext:value-type="string">
            <text:p>2022M10</text:p>
          </table:table-cell>
          <table:table-cell table:style-name="ce5" office:value-type="float" office:value="120.4556" calcext:value-type="float">
            <text:p>120.5 </text:p>
          </table:table-cell>
          <table:table-cell table:style-name="ce5" office:value-type="float" office:value="119.4072" calcext:value-type="float">
            <text:p>119.4 </text:p>
          </table:table-cell>
          <table:table-cell table:style-name="ce5" office:value-type="float" office:value="121.1366" calcext:value-type="float">
            <text:p>121.1 </text:p>
          </table:table-cell>
          <table:table-cell table:style-name="ce5" office:value-type="float" office:value="137.7255" calcext:value-type="float">
            <text:p>137.7 </text:p>
          </table:table-cell>
          <table:table-cell table:style-name="ce5" office:value-type="float" office:value="134.4034" calcext:value-type="float">
            <text:p>134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42.2" calcext:value-type="float">
            <text:p>142.2 </text:p>
          </table:table-cell>
          <table:table-cell table:style-name="ce5" office:value-type="float" office:value="114" calcext:value-type="float">
            <text:p>114.0 </text:p>
          </table:table-cell>
          <table:table-cell table:style-name="ce5" office:value-type="float" office:value="133.7529" calcext:value-type="float">
            <text:p>133.8 </text:p>
          </table:table-cell>
          <table:table-cell table:style-name="ce5" office:value-type="float" office:value="109.92" calcext:value-type="float">
            <text:p>109.9 </text:p>
          </table:table-cell>
          <table:table-cell table:style-name="ce5" office:value-type="float" office:value="107.9585" calcext:value-type="float">
            <text:p>108.0 </text:p>
          </table:table-cell>
          <table:table-cell table:style-name="ce5" office:value-type="float" office:value="134.1628" calcext:value-type="float">
            <text:p>134.2 </text:p>
          </table:table-cell>
          <table:table-cell table:style-name="ce5" office:value-type="float" office:value="124.1944" calcext:value-type="float">
            <text:p>124.2 </text:p>
          </table:table-cell>
          <table:table-cell table:style-name="ce5" office:value-type="float" office:value="109.7618" calcext:value-type="float">
            <text:p>109.8 </text:p>
          </table:table-cell>
          <table:table-cell table:style-name="ce5" office:value-type="float" office:value="109.3" calcext:value-type="float">
            <text:p>109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14.4485" calcext:value-type="float">
            <text:p>114.4 </text:p>
          </table:table-cell>
          <table:table-cell table:style-name="ce5" office:value-type="float" office:value="130.3904" calcext:value-type="float">
            <text:p>130.4 </text:p>
          </table:table-cell>
          <table:table-cell table:style-name="ce5" office:value-type="float" office:value="151.1788" calcext:value-type="float">
            <text:p>151.2 </text:p>
          </table:table-cell>
          <table:table-cell table:style-name="ce5" office:value-type="float" office:value="113.66" calcext:value-type="float">
            <text:p>113.7 </text:p>
          </table:table-cell>
          <table:table-cell table:style-name="ce5" office:value-type="float" office:value="130.1979" calcext:value-type="float">
            <text:p>130.2 </text:p>
          </table:table-cell>
          <table:table-cell table:style-name="ce5" office:value-type="float" office:value="116.67" calcext:value-type="float">
            <text:p>116.7 </text:p>
          </table:table-cell>
          <table:table-cell table:style-name="ce5" office:value-type="float" office:value="142.9249" calcext:value-type="float">
            <text:p>142.9 </text:p>
          </table:table-cell>
          <table:table-cell table:style-name="ce5" office:value-type="float" office:value="114.2209" calcext:value-type="float">
            <text:p>114.2 </text:p>
          </table:table-cell>
          <table:table-cell table:style-name="ce5" office:value-type="float" office:value="135.2805" calcext:value-type="float">
            <text:p>135.3 </text:p>
          </table:table-cell>
          <table:table-cell table:style-name="ce5" office:value-type="float" office:value="118.04" calcext:value-type="float">
            <text:p>118.0 </text:p>
          </table:table-cell>
          <table:table-cell table:style-name="ce5" office:value-type="float" office:value="111.6456" calcext:value-type="float">
            <text:p>111.6 </text:p>
          </table:table-cell>
          <table:table-cell table:style-name="ce5" office:value-type="float" office:value="102.741" calcext:value-type="float">
            <text:p>102.7 </text:p>
          </table:table-cell>
          <table:table-cell table:style-name="ce5" office:value-type="float" office:value="121.3" calcext:value-type="float">
            <text:p>121.3 </text:p>
          </table:table-cell>
          <table:table-cell table:style-name="ce5" office:value-type="float" office:value="127.035" calcext:value-type="float">
            <text:p>127.0 </text:p>
          </table:table-cell>
        </table:table-row>
        <table:table-row table:style-name="ro1">
          <table:table-cell office:value-type="string" calcext:value-type="string">
            <text:p>2022M11</text:p>
          </table:table-cell>
          <table:table-cell office:value-type="float" office:value="121.1235" calcext:value-type="float">
            <text:p>121.1 </text:p>
          </table:table-cell>
          <table:table-cell office:value-type="float" office:value="119.9722" calcext:value-type="float">
            <text:p>120.0 </text:p>
          </table:table-cell>
          <table:table-cell office:value-type="float" office:value="121.3566" calcext:value-type="float">
            <text:p>121.4 </text:p>
          </table:table-cell>
          <table:table-cell office:value-type="float" office:value="137.7816" calcext:value-type="float">
            <text:p>137.8 </text:p>
          </table:table-cell>
          <table:table-cell office:value-type="float" office:value="134.995" calcext:value-type="float">
            <text:p>135.0 </text:p>
          </table:table-cell>
          <table:table-cell office:value-type="string" calcext:value-type="string">
            <text:p>..</text:p>
          </table:table-cell>
          <table:table-cell office:value-type="float" office:value="142.7" calcext:value-type="float">
            <text:p>142.7 </text:p>
          </table:table-cell>
          <table:table-cell office:value-type="float" office:value="114.1" calcext:value-type="float">
            <text:p>114.1 </text:p>
          </table:table-cell>
          <table:table-cell office:value-type="float" office:value="132.6231" calcext:value-type="float">
            <text:p>132.6 </text:p>
          </table:table-cell>
          <table:table-cell office:value-type="float" office:value="110.02" calcext:value-type="float">
            <text:p>110.0 </text:p>
          </table:table-cell>
          <table:table-cell office:value-type="float" office:value="108.1245" calcext:value-type="float">
            <text:p>108.1 </text:p>
          </table:table-cell>
          <table:table-cell office:value-type="float" office:value="135.8856" calcext:value-type="float">
            <text:p>135.9 </text:p>
          </table:table-cell>
          <table:table-cell office:value-type="float" office:value="124.399" calcext:value-type="float">
            <text:p>124.4 </text:p>
          </table:table-cell>
          <table:table-cell office:value-type="float" office:value="109.8755" calcext:value-type="float">
            <text:p>109.9 </text:p>
          </table:table-cell>
          <table:table-cell office:value-type="float" office:value="109.2" calcext:value-type="float">
            <text:p>109.2 </text:p>
          </table:table-cell>
          <table:table-cell office:value-type="string" calcext:value-type="string">
            <text:p>..</text:p>
          </table:table-cell>
          <table:table-cell office:value-type="float" office:value="114.4592" calcext:value-type="float">
            <text:p>114.5 </text:p>
          </table:table-cell>
          <table:table-cell office:value-type="float" office:value="131.2468" calcext:value-type="float">
            <text:p>131.2 </text:p>
          </table:table-cell>
          <table:table-cell office:value-type="float" office:value="152.2379" calcext:value-type="float">
            <text:p>152.2 </text:p>
          </table:table-cell>
          <table:table-cell office:value-type="float" office:value="113.08" calcext:value-type="float">
            <text:p>113.1 </text:p>
          </table:table-cell>
          <table:table-cell office:value-type="float" office:value="131.909" calcext:value-type="float">
            <text:p>131.9 </text:p>
          </table:table-cell>
          <table:table-cell office:value-type="float" office:value="115.74" calcext:value-type="float">
            <text:p>115.7 </text:p>
          </table:table-cell>
          <table:table-cell office:value-type="float" office:value="143.7945" calcext:value-type="float">
            <text:p>143.8 </text:p>
          </table:table-cell>
          <table:table-cell office:value-type="float" office:value="113.6472" calcext:value-type="float">
            <text:p>113.6 </text:p>
          </table:table-cell>
          <table:table-cell office:value-type="float" office:value="136.1909" calcext:value-type="float">
            <text:p>136.2 </text:p>
          </table:table-cell>
          <table:table-cell office:value-type="float" office:value="118.3" calcext:value-type="float">
            <text:p>118.3 </text:p>
          </table:table-cell>
          <table:table-cell office:value-type="float" office:value="111.6157" calcext:value-type="float">
            <text:p>111.6 </text:p>
          </table:table-cell>
          <table:table-cell office:value-type="float" office:value="102.7957" calcext:value-type="float">
            <text:p>102.8 </text:p>
          </table:table-cell>
          <table:table-cell office:value-type="float" office:value="121.6" calcext:value-type="float">
            <text:p>121.6 </text:p>
          </table:table-cell>
          <table:table-cell office:value-type="float" office:value="127.423" calcext:value-type="float">
            <text:p>127.4 </text:p>
          </table:table-cell>
        </table:table-row>
        <table:table-row table:style-name="ro1">
          <table:table-cell office:value-type="string" calcext:value-type="string">
            <text:p>2022M12</text:p>
          </table:table-cell>
          <table:table-cell table:style-name="ce5" office:value-type="float" office:value="123.35" calcext:value-type="float">
            <text:p>123.4 </text:p>
          </table:table-cell>
          <table:table-cell table:style-name="ce5" office:value-type="float" office:value="120.6809" calcext:value-type="float">
            <text:p>120.7 </text:p>
          </table:table-cell>
          <table:table-cell table:style-name="ce5" office:value-type="float" office:value="121.7232" calcext:value-type="float">
            <text:p>121.7 </text:p>
          </table:table-cell>
          <table:table-cell table:style-name="ce5" office:value-type="float" office:value="138.3757" calcext:value-type="float">
            <text:p>138.4 </text:p>
          </table:table-cell>
          <table:table-cell table:style-name="ce5" office:value-type="float" office:value="135.9905" calcext:value-type="float">
            <text:p>136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43.2" calcext:value-type="float">
            <text:p>143.2 </text:p>
          </table:table-cell>
          <table:table-cell table:style-name="ce5" office:value-type="float" office:value="114.1" calcext:value-type="float">
            <text:p>114.1 </text:p>
          </table:table-cell>
          <table:table-cell table:style-name="ce5" office:value-type="float" office:value="134.1005" calcext:value-type="float">
            <text:p>134.1 </text:p>
          </table:table-cell>
          <table:table-cell table:style-name="ce5" office:value-type="float" office:value="110.34" calcext:value-type="float">
            <text:p>110.3 </text:p>
          </table:table-cell>
          <table:table-cell table:style-name="ce5" office:value-type="float" office:value="108.1047" calcext:value-type="float">
            <text:p>108.1 </text:p>
          </table:table-cell>
          <table:table-cell table:style-name="ce5" office:value-type="float" office:value="137.5366" calcext:value-type="float">
            <text:p>137.5 </text:p>
          </table:table-cell>
          <table:table-cell table:style-name="ce5" office:value-type="float" office:value="125.422" calcext:value-type="float">
            <text:p>125.4 </text:p>
          </table:table-cell>
          <table:table-cell table:style-name="ce5" office:value-type="float" office:value="109.8761" calcext:value-type="float">
            <text:p>109.9 </text:p>
          </table:table-cell>
          <table:table-cell table:style-name="ce5" office:value-type="float" office:value="110" calcext:value-type="float">
            <text:p>11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14.7379" calcext:value-type="float">
            <text:p>114.7 </text:p>
          </table:table-cell>
          <table:table-cell table:style-name="ce5" office:value-type="float" office:value="132.4516" calcext:value-type="float">
            <text:p>132.5 </text:p>
          </table:table-cell>
          <table:table-cell table:style-name="ce5" office:value-type="float" office:value="153.5787" calcext:value-type="float">
            <text:p>153.6 </text:p>
          </table:table-cell>
          <table:table-cell table:style-name="ce5" office:value-type="float" office:value="112.36" calcext:value-type="float">
            <text:p>112.4 </text:p>
          </table:table-cell>
          <table:table-cell table:style-name="ce5" office:value-type="float" office:value="132.5376" calcext:value-type="float">
            <text:p>132.5 </text:p>
          </table:table-cell>
          <table:table-cell table:style-name="ce5" office:value-type="float" office:value="116.28" calcext:value-type="float">
            <text:p>116.3 </text:p>
          </table:table-cell>
          <table:table-cell table:style-name="ce5" office:value-type="float" office:value="145.0593" calcext:value-type="float">
            <text:p>145.1 </text:p>
          </table:table-cell>
          <table:table-cell table:style-name="ce5" office:value-type="float" office:value="113.5985" calcext:value-type="float">
            <text:p>113.6 </text:p>
          </table:table-cell>
          <table:table-cell table:style-name="ce5" office:value-type="float" office:value="136.6005" calcext:value-type="float">
            <text:p>136.6 </text:p>
          </table:table-cell>
          <table:table-cell table:style-name="ce5" office:value-type="float" office:value="119.28" calcext:value-type="float">
            <text:p>119.3 </text:p>
          </table:table-cell>
          <table:table-cell table:style-name="ce5" office:value-type="float" office:value="112.2818" calcext:value-type="float">
            <text:p>112.3 </text:p>
          </table:table-cell>
          <table:table-cell table:style-name="ce5" office:value-type="float" office:value="103.0329" calcext:value-type="float">
            <text:p>103.0 </text:p>
          </table:table-cell>
          <table:table-cell table:style-name="ce5" office:value-type="float" office:value="122.4" calcext:value-type="float">
            <text:p>122.4 </text:p>
          </table:table-cell>
          <table:table-cell table:style-name="ce5" office:value-type="float" office:value="128.0663" calcext:value-type="float">
            <text:p>128.1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21P0" style:volatile="true" number:language="en" number:country="US">
      <number:number number:decimal-places="1" number:min-decimal-places="1" number:min-integer-digits="1" number:grouping="true"/>
      <number:text> </number:text>
    </number:number-style>
    <number:number-style style:name="N10121" number:language="en" number:country="US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0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31T19:50:26.565998730</dc:date>
    <meta:editing-duration>PT45S</meta:editing-duration>
    <meta:editing-cycles>1</meta:editing-cycles>
    <meta:document-statistic meta:table-count="1" meta:cell-count="27931" meta:object-count="0"/>
    <meta:generator>LibreOffice/7.3.7.2$Linux_X86_64 LibreOffice_project/30$Build-2</meta:generator>
  </office:meta>
</office:document-meta>
</file>